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-2" style:apply-style-name="Accent_20_2" style:base-cell-address="Лист1.A1"/>
    </style:style>
    <style:style style:name="ce2" style:family="table-cell" style:parent-style-name="Default">
      <style:table-cell-properties fo:background-color="#ffff00"/>
      <style:map style:condition="cell-content()=-2" style:apply-style-name="Accent_20_2" style:base-cell-address="Лист1.A1"/>
    </style:style>
    <style:style style:name="ce3" style:family="table-cell" style:parent-style-name="Default" style:data-style-name="N0">
      <style:map style:condition="cell-content()=1" style:apply-style-name="Good" style:base-cell-address="Лист1.B2"/>
      <style:map style:condition="cell-content()=-1" style:apply-style-name="Bad" style:base-cell-address="Лист1.B2"/>
      <style:map style:condition="cell-content()=2" style:apply-style-name="Accent_20_3" style:base-cell-address="Лист1.B2"/>
    </style:style>
    <style:style style:name="ce4" style:family="table-cell" style:parent-style-name="Default">
      <style:map style:condition="cell-content()=1" style:apply-style-name="Good" style:base-cell-address="Лист1.B2"/>
      <style:map style:condition="cell-content()=-1" style:apply-style-name="Bad" style:base-cell-address="Лист1.B2"/>
      <style:map style:condition="cell-content()=2" style:apply-style-name="Accent_20_3" style:base-cell-address="Лист1.B2"/>
    </style:style>
    <style:style style:name="ce5" style:family="table-cell" style:parent-style-name="Default">
      <style:map style:condition="cell-content()=1" style:apply-style-name="Accent_20_1" style:base-cell-address="Лист1.N5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-2" style:apply-style-name="Accent_20_2" style:base-cell-address="Лист1.A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76" table:default-cell-style-name="ce1"/>
        <table:table-column table:style-name="co3" table:number-columns-repeated="938" table:default-cell-style-name="ce1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style-name="ce6" office:value-type="float" office:value="27747" calcext:value-type="float">
            <text:p>27747</text:p>
          </table:table-cell>
          <table:table-cell table:number-columns-repeated="93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IF(AND(INDEX([.$B$2:.$CH$84];[.$A2]+1;[.B$1])&gt;0;INDEX([.$B$2:.$CH$84];[.$A2]*4;[.B$1])&gt;0;INDEX([.$B$2:.$CH$84];[.$A2];[.B$1]+1)&gt;0;INDEX([.$B$2:.$CH$84];[.$A2];[.B$1]*4)&gt;0);-2;0)" office:value-type="float" office:value="0" calcext:value-type="float">
            <text:p>0</text:p>
          </table:table-cell>
          <table:table-cell table:style-name="ce4" table:formula="of:=IF(AND(INDEX([.$B$2:.$CH$84];[.$A2]+1;[.C$1])&gt;0;INDEX([.$B$2:.$CH$84];[.$A2]*4;[.C$1])&gt;0;INDEX([.$B$2:.$CH$84];[.$A2];[.C$1]+1)&gt;0;INDEX([.$B$2:.$CH$84];[.$A2];[.C$1]*4)&gt;0);-2;0)" office:value-type="float" office:value="0" calcext:value-type="float">
            <text:p>0</text:p>
          </table:table-cell>
          <table:table-cell table:style-name="ce4" table:formula="of:=IF(AND(INDEX([.$B$2:.$CH$84];[.$A2]+1;[.D$1])&gt;0;INDEX([.$B$2:.$CH$84];[.$A2]*4;[.D$1])&gt;0;INDEX([.$B$2:.$CH$84];[.$A2];[.D$1]+1)&gt;0;INDEX([.$B$2:.$CH$84];[.$A2];[.D$1]*4)&gt;0);-2;0)" office:value-type="float" office:value="0" calcext:value-type="float">
            <text:p>0</text:p>
          </table:table-cell>
          <table:table-cell table:style-name="ce4" table:formula="of:=IF(AND(INDEX([.$B$2:.$CH$84];[.$A2]+1;[.E$1])&gt;0;INDEX([.$B$2:.$CH$84];[.$A2]*4;[.E$1])&gt;0;INDEX([.$B$2:.$CH$84];[.$A2];[.E$1]+1)&gt;0;INDEX([.$B$2:.$CH$84];[.$A2];[.E$1]*4)&gt;0);-2;0)" office:value-type="float" office:value="0" calcext:value-type="float">
            <text:p>0</text:p>
          </table:table-cell>
          <table:table-cell table:style-name="ce4" table:formula="of:=IF(OR(INDEX([.$B$2:.$CH$84];[.$A2]+1;[.F$1])=-1;INDEX([.$B$2:.$CH$84];[.$A2]*4;[.F$1])=-1;INDEX([.$B$2:.$CH$84];[.$A2];[.F$1]+1)=-1;INDEX([.$B$2:.$CH$84];[.$A2];[.F$1]*4)=-1);2;0)" office:value-type="float" office:value="2" calcext:value-type="float">
            <text:p>2</text:p>
          </table:table-cell>
          <table:table-cell table:style-name="ce4" table:formula="of:=IF(AND(INDEX([.$B$2:.$CH$84];[.$A2]+1;[.G$1])&gt;0;INDEX([.$B$2:.$CH$84];[.$A2]*4;[.G$1])&gt;0;INDEX([.$B$2:.$CH$84];[.$A2];[.G$1]+1)&gt;0;INDEX([.$B$2:.$CH$84];[.$A2];[.G$1]*4)&gt;0);-2;0)" office:value-type="float" office:value="0" calcext:value-type="float">
            <text:p>0</text:p>
          </table:table-cell>
          <table:table-cell table:style-name="ce4" table:formula="of:=IF(AND(INDEX([.$B$2:.$CH$84];[.$A2]+1;[.H$1])&gt;0;INDEX([.$B$2:.$CH$84];[.$A2]*4;[.H$1])&gt;0;INDEX([.$B$2:.$CH$84];[.$A2];[.H$1]+1)&gt;0;INDEX([.$B$2:.$CH$84];[.$A2];[.H$1]*4)&gt;0);-2;0)" office:value-type="float" office:value="0" calcext:value-type="float">
            <text:p>0</text:p>
          </table:table-cell>
          <table:table-cell table:style-name="ce4" table:formula="of:=IF(AND(INDEX([.$B$2:.$CH$84];[.$A2]+1;[.I$1])&gt;0;INDEX([.$B$2:.$CH$84];[.$A2]*4;[.I$1])&gt;0;INDEX([.$B$2:.$CH$84];[.$A2];[.I$1]+1)&gt;0;INDEX([.$B$2:.$CH$84];[.$A2];[.I$1]*4)&gt;0);-2;0)" office:value-type="float" office:value="0" calcext:value-type="float">
            <text:p>0</text:p>
          </table:table-cell>
          <table:table-cell table:style-name="ce4" table:formula="of:=IF(AND(INDEX([.$B$2:.$CH$84];[.$A2]+1;[.J$1])&gt;0;INDEX([.$B$2:.$CH$84];[.$A2]*4;[.J$1])&gt;0;INDEX([.$B$2:.$CH$84];[.$A2];[.J$1]+1)&gt;0;INDEX([.$B$2:.$CH$84];[.$A2];[.J$1]*4)&gt;0);-2;0)" office:value-type="float" office:value="0" calcext:value-type="float">
            <text:p>0</text:p>
          </table:table-cell>
          <table:table-cell table:style-name="ce4" table:formula="of:=IF(AND(INDEX([.$B$2:.$CH$84];[.$A2]+1;[.K$1])&gt;0;INDEX([.$B$2:.$CH$84];[.$A2]*4;[.K$1])&gt;0;INDEX([.$B$2:.$CH$84];[.$A2];[.K$1]+1)&gt;0;INDEX([.$B$2:.$CH$84];[.$A2];[.K$1]*4)&gt;0);-2;0)" office:value-type="float" office:value="0" calcext:value-type="float">
            <text:p>0</text:p>
          </table:table-cell>
          <table:table-cell table:style-name="ce4" table:formula="of:=IF(AND(INDEX([.$B$2:.$CH$84];[.$A2]+1;[.L$1])&gt;0;INDEX([.$B$2:.$CH$84];[.$A2]*4;[.L$1])&gt;0;INDEX([.$B$2:.$CH$84];[.$A2];[.L$1]+1)&gt;0;INDEX([.$B$2:.$CH$84];[.$A2];[.L$1]*4)&gt;0);-2;0)" office:value-type="float" office:value="0" calcext:value-type="float">
            <text:p>0</text:p>
          </table:table-cell>
          <table:table-cell table:style-name="ce4" table:formula="of:=IF(AND(INDEX([.$B$2:.$CH$84];[.$A2]+1;[.M$1])&gt;0;INDEX([.$B$2:.$CH$84];[.$A2]*4;[.M$1])&gt;0;INDEX([.$B$2:.$CH$84];[.$A2];[.M$1]+1)&gt;0;INDEX([.$B$2:.$CH$84];[.$A2];[.M$1]*4)&gt;0);-2;0)" office:value-type="float" office:value="0" calcext:value-type="float">
            <text:p>0</text:p>
          </table:table-cell>
          <table:table-cell table:style-name="ce4" table:formula="of:=IF(AND(INDEX([.$B$2:.$CH$84];[.$A2]+1;[.N$1])&gt;0;INDEX([.$B$2:.$CH$84];[.$A2]*4;[.N$1])&gt;0;INDEX([.$B$2:.$CH$84];[.$A2];[.N$1]+1)&gt;0;INDEX([.$B$2:.$CH$84];[.$A2];[.N$1]*4)&gt;0);-2;0)" office:value-type="float" office:value="0" calcext:value-type="float">
            <text:p>0</text:p>
          </table:table-cell>
          <table:table-cell table:style-name="ce4" table:formula="of:=IF(AND(INDEX([.$B$2:.$CH$84];[.$A2]+1;[.O$1])&gt;0;INDEX([.$B$2:.$CH$84];[.$A2]*4;[.O$1])&gt;0;INDEX([.$B$2:.$CH$84];[.$A2];[.O$1]+1)&gt;0;INDEX([.$B$2:.$CH$84];[.$A2];[.O$1]*4)&gt;0);-2;0)" office:value-type="float" office:value="0" calcext:value-type="float">
            <text:p>0</text:p>
          </table:table-cell>
          <table:table-cell table:style-name="ce4" table:formula="of:=IF(AND(INDEX([.$B$2:.$CH$84];[.$A2]+1;[.P$1])&gt;0;INDEX([.$B$2:.$CH$84];[.$A2]*4;[.P$1])&gt;0;INDEX([.$B$2:.$CH$84];[.$A2];[.P$1]+1)&gt;0;INDEX([.$B$2:.$CH$84];[.$A2];[.P$1]*4)&gt;0);-2;0)" office:value-type="float" office:value="0" calcext:value-type="float">
            <text:p>0</text:p>
          </table:table-cell>
          <table:table-cell table:style-name="ce4" table:formula="of:=IF(AND(INDEX([.$B$2:.$CH$84];[.$A2]+1;[.Q$1])&gt;0;INDEX([.$B$2:.$CH$84];[.$A2]*4;[.Q$1])&gt;0;INDEX([.$B$2:.$CH$84];[.$A2];[.Q$1]+1)&gt;0;INDEX([.$B$2:.$CH$84];[.$A2];[.Q$1]*4)&gt;0);-2;0)" office:value-type="float" office:value="0" calcext:value-type="float">
            <text:p>0</text:p>
          </table:table-cell>
          <table:table-cell table:style-name="ce4" table:formula="of:=IF(AND(INDEX([.$B$2:.$CH$84];[.$A2]+1;[.R$1])&gt;0;INDEX([.$B$2:.$CH$84];[.$A2]*4;[.R$1])&gt;0;INDEX([.$B$2:.$CH$84];[.$A2];[.R$1]+1)&gt;0;INDEX([.$B$2:.$CH$84];[.$A2];[.R$1]*4)&gt;0);-2;0)" office:value-type="float" office:value="0" calcext:value-type="float">
            <text:p>0</text:p>
          </table:table-cell>
          <table:table-cell table:style-name="ce4" table:formula="of:=IF(AND(INDEX([.$B$2:.$CH$84];[.$A2]+1;[.S$1])&gt;0;INDEX([.$B$2:.$CH$84];[.$A2]*4;[.S$1])&gt;0;INDEX([.$B$2:.$CH$84];[.$A2];[.S$1]+1)&gt;0;INDEX([.$B$2:.$CH$84];[.$A2];[.S$1]*4)&gt;0);-2;0)" office:value-type="float" office:value="0" calcext:value-type="float">
            <text:p>0</text:p>
          </table:table-cell>
          <table:table-cell table:style-name="ce4" table:formula="of:=IF(OR(INDEX([.$B$2:.$CH$84];[.$A2]+1;[.T$1])=-1;INDEX([.$B$2:.$CH$84];[.$A2]*4;[.T$1])=-1;INDEX([.$B$2:.$CH$84];[.$A2];[.T$1]+1)=-1;INDEX([.$B$2:.$CH$84];[.$A2];[.T$1]*4)=-1);2;0)" office:value-type="float" office:value="2" calcext:value-type="float">
            <text:p>2</text:p>
          </table:table-cell>
          <table:table-cell table:style-name="ce4" table:formula="of:=IF(AND(INDEX([.$B$2:.$CH$84];[.$A2]+1;[.U$1])=1;INDEX([.$B$2:.$CH$84];[.$A2]*4;[.U$1])=1;INDEX([.$B$2:.$CH$84];[.$A2];[.U$1]+1)=1;INDEX([.$B$2:.$CH$84];[.$A2];[.U$1]*4)=1);-1;0)" office:value-type="float" office:value="-1" calcext:value-type="float">
            <text:p>-1</text:p>
          </table:table-cell>
          <table:table-cell table:style-name="ce4" table:formula="of:=IF((MAX([.V$1];[.$A2])*4 + MIN([.V$1];[.$A2]))&gt;=82;1;0)" office:value-type="float" office:value="1" calcext:value-type="float">
            <text:p>1</text:p>
          </table:table-cell>
          <table:table-cell table:style-name="ce4" table:formula="of:=IF((MAX([.W$1];[.$A2])*4 + MIN([.W$1];[.$A2]))&gt;=82;1;0)" office:value-type="float" office:value="1" calcext:value-type="float">
            <text:p>1</text:p>
          </table:table-cell>
          <table:table-cell table:style-name="ce4" table:formula="of:=IF((MAX([.X$1];[.$A2])*4 + MIN([.X$1];[.$A2]))&gt;=82;1;0)" office:value-type="float" office:value="1" calcext:value-type="float">
            <text:p>1</text:p>
          </table:table-cell>
          <table:table-cell table:style-name="ce4" table:formula="of:=IF((MAX([.Y$1];[.$A2])*4 + MIN([.Y$1];[.$A2]))&gt;=82;1;0)" office:value-type="float" office:value="1" calcext:value-type="float">
            <text:p>1</text:p>
          </table:table-cell>
          <table:table-cell table:style-name="ce4" table:formula="of:=IF((MAX([.Z$1];[.$A2])*4 + MIN([.Z$1];[.$A2]))&gt;=82;1;0)" office:value-type="float" office:value="1" calcext:value-type="float">
            <text:p>1</text:p>
          </table:table-cell>
          <table:table-cell table:style-name="ce4" table:formula="of:=IF((MAX([.AA$1];[.$A2])*4 + MIN([.AA$1];[.$A2]))&gt;=82;1;0)" office:value-type="float" office:value="1" calcext:value-type="float">
            <text:p>1</text:p>
          </table:table-cell>
          <table:table-cell table:style-name="ce4" table:formula="of:=IF((MAX([.AB$1];[.$A2])*4 + MIN([.AB$1];[.$A2]))&gt;=82;1;0)" office:value-type="float" office:value="1" calcext:value-type="float">
            <text:p>1</text:p>
          </table:table-cell>
          <table:table-cell table:style-name="ce4" table:formula="of:=IF((MAX([.AC$1];[.$A2])*4 + MIN([.AC$1];[.$A2]))&gt;=82;1;0)" office:value-type="float" office:value="1" calcext:value-type="float">
            <text:p>1</text:p>
          </table:table-cell>
          <table:table-cell table:style-name="ce4" table:formula="of:=IF((MAX([.AD$1];[.$A2])*4 + MIN([.AD$1];[.$A2]))&gt;=82;1;0)" office:value-type="float" office:value="1" calcext:value-type="float">
            <text:p>1</text:p>
          </table:table-cell>
          <table:table-cell table:style-name="ce4" table:formula="of:=IF((MAX([.AE$1];[.$A2])*4 + MIN([.AE$1];[.$A2]))&gt;=82;1;0)" office:value-type="float" office:value="1" calcext:value-type="float">
            <text:p>1</text:p>
          </table:table-cell>
          <table:table-cell table:style-name="ce4" table:formula="of:=IF((MAX([.AF$1];[.$A2])*4 + MIN([.AF$1];[.$A2]))&gt;=82;1;0)" office:value-type="float" office:value="1" calcext:value-type="float">
            <text:p>1</text:p>
          </table:table-cell>
          <table:table-cell table:style-name="ce4" table:formula="of:=IF((MAX([.AG$1];[.$A2])*4 + MIN([.AG$1];[.$A2]))&gt;=82;1;0)" office:value-type="float" office:value="1" calcext:value-type="float">
            <text:p>1</text:p>
          </table:table-cell>
          <table:table-cell table:style-name="ce4" table:formula="of:=IF((MAX([.AH$1];[.$A2])*4 + MIN([.AH$1];[.$A2]))&gt;=82;1;0)" office:value-type="float" office:value="1" calcext:value-type="float">
            <text:p>1</text:p>
          </table:table-cell>
          <table:table-cell table:style-name="ce4" table:formula="of:=IF((MAX([.AI$1];[.$A2])*4 + MIN([.AI$1];[.$A2]))&gt;=82;1;0)" office:value-type="float" office:value="1" calcext:value-type="float">
            <text:p>1</text:p>
          </table:table-cell>
          <table:table-cell table:style-name="ce4" table:formula="of:=IF((MAX([.AJ$1];[.$A2])*4 + MIN([.AJ$1];[.$A2]))&gt;=82;1;0)" office:value-type="float" office:value="1" calcext:value-type="float">
            <text:p>1</text:p>
          </table:table-cell>
          <table:table-cell table:style-name="ce4" table:formula="of:=IF((MAX([.AK$1];[.$A2])*4 + MIN([.AK$1];[.$A2]))&gt;=82;1;0)" office:value-type="float" office:value="1" calcext:value-type="float">
            <text:p>1</text:p>
          </table:table-cell>
          <table:table-cell table:style-name="ce4" table:formula="of:=IF((MAX([.AL$1];[.$A2])*4 + MIN([.AL$1];[.$A2]))&gt;=82;1;0)" office:value-type="float" office:value="1" calcext:value-type="float">
            <text:p>1</text:p>
          </table:table-cell>
          <table:table-cell table:style-name="ce4" table:formula="of:=IF((MAX([.AM$1];[.$A2])*4 + MIN([.AM$1];[.$A2]))&gt;=82;1;0)" office:value-type="float" office:value="1" calcext:value-type="float">
            <text:p>1</text:p>
          </table:table-cell>
          <table:table-cell table:style-name="ce4" table:formula="of:=IF((MAX([.AN$1];[.$A2])*4 + MIN([.AN$1];[.$A2]))&gt;=82;1;0)" office:value-type="float" office:value="1" calcext:value-type="float">
            <text:p>1</text:p>
          </table:table-cell>
          <table:table-cell table:style-name="ce4" table:formula="of:=IF((MAX([.AO$1];[.$A2])*4 + MIN([.AO$1];[.$A2]))&gt;=82;1;0)" office:value-type="float" office:value="1" calcext:value-type="float">
            <text:p>1</text:p>
          </table:table-cell>
          <table:table-cell table:style-name="ce4" table:formula="of:=IF((MAX([.AP$1];[.$A2])*4 + MIN([.AP$1];[.$A2]))&gt;=82;1;0)" office:value-type="float" office:value="1" calcext:value-type="float">
            <text:p>1</text:p>
          </table:table-cell>
          <table:table-cell table:style-name="ce4" table:formula="of:=IF((MAX([.AQ$1];[.$A2])*4 + MIN([.AQ$1];[.$A2]))&gt;=82;1;0)" office:value-type="float" office:value="1" calcext:value-type="float">
            <text:p>1</text:p>
          </table:table-cell>
          <table:table-cell table:style-name="ce4" table:formula="of:=IF((MAX([.AR$1];[.$A2])*4 + MIN([.AR$1];[.$A2]))&gt;=82;1;0)" office:value-type="float" office:value="1" calcext:value-type="float">
            <text:p>1</text:p>
          </table:table-cell>
          <table:table-cell table:style-name="ce4" table:formula="of:=IF((MAX([.AS$1];[.$A2])*4 + MIN([.AS$1];[.$A2]))&gt;=82;1;0)" office:value-type="float" office:value="1" calcext:value-type="float">
            <text:p>1</text:p>
          </table:table-cell>
          <table:table-cell table:style-name="ce4" table:formula="of:=IF((MAX([.AT$1];[.$A2])*4 + MIN([.AT$1];[.$A2]))&gt;=82;1;0)" office:value-type="float" office:value="1" calcext:value-type="float">
            <text:p>1</text:p>
          </table:table-cell>
          <table:table-cell table:style-name="ce4" table:formula="of:=IF((MAX([.AU$1];[.$A2])*4 + MIN([.AU$1];[.$A2]))&gt;=82;1;0)" office:value-type="float" office:value="1" calcext:value-type="float">
            <text:p>1</text:p>
          </table:table-cell>
          <table:table-cell table:style-name="ce4" table:formula="of:=IF((MAX([.AV$1];[.$A2])*4 + MIN([.AV$1];[.$A2]))&gt;=82;1;0)" office:value-type="float" office:value="1" calcext:value-type="float">
            <text:p>1</text:p>
          </table:table-cell>
          <table:table-cell table:style-name="ce4" table:formula="of:=IF((MAX([.AW$1];[.$A2])*4 + MIN([.AW$1];[.$A2]))&gt;=82;1;0)" office:value-type="float" office:value="1" calcext:value-type="float">
            <text:p>1</text:p>
          </table:table-cell>
          <table:table-cell table:style-name="ce4" table:formula="of:=IF((MAX([.AX$1];[.$A2])*4 + MIN([.AX$1];[.$A2]))&gt;=82;1;0)" office:value-type="float" office:value="1" calcext:value-type="float">
            <text:p>1</text:p>
          </table:table-cell>
          <table:table-cell table:style-name="ce4" table:formula="of:=IF((MAX([.AY$1];[.$A2])*4 + MIN([.AY$1];[.$A2]))&gt;=82;1;0)" office:value-type="float" office:value="1" calcext:value-type="float">
            <text:p>1</text:p>
          </table:table-cell>
          <table:table-cell table:style-name="ce4" table:formula="of:=IF((MAX([.AZ$1];[.$A2])*4 + MIN([.AZ$1];[.$A2]))&gt;=82;1;0)" office:value-type="float" office:value="1" calcext:value-type="float">
            <text:p>1</text:p>
          </table:table-cell>
          <table:table-cell table:style-name="ce4" table:formula="of:=IF((MAX([.BA$1];[.$A2])*4 + MIN([.BA$1];[.$A2]))&gt;=82;1;0)" office:value-type="float" office:value="1" calcext:value-type="float">
            <text:p>1</text:p>
          </table:table-cell>
          <table:table-cell table:style-name="ce4" table:formula="of:=IF((MAX([.BB$1];[.$A2])*4 + MIN([.BB$1];[.$A2]))&gt;=82;1;0)" office:value-type="float" office:value="1" calcext:value-type="float">
            <text:p>1</text:p>
          </table:table-cell>
          <table:table-cell table:style-name="ce4" table:formula="of:=IF((MAX([.BC$1];[.$A2])*4 + MIN([.BC$1];[.$A2]))&gt;=82;1;0)" office:value-type="float" office:value="1" calcext:value-type="float">
            <text:p>1</text:p>
          </table:table-cell>
          <table:table-cell table:style-name="ce4" table:formula="of:=IF((MAX([.BD$1];[.$A2])*4 + MIN([.BD$1];[.$A2]))&gt;=82;1;0)" office:value-type="float" office:value="1" calcext:value-type="float">
            <text:p>1</text:p>
          </table:table-cell>
          <table:table-cell table:style-name="ce4" table:formula="of:=IF((MAX([.BE$1];[.$A2])*4 + MIN([.BE$1];[.$A2]))&gt;=82;1;0)" office:value-type="float" office:value="1" calcext:value-type="float">
            <text:p>1</text:p>
          </table:table-cell>
          <table:table-cell table:style-name="ce4" table:formula="of:=IF((MAX([.BF$1];[.$A2])*4 + MIN([.BF$1];[.$A2]))&gt;=82;1;0)" office:value-type="float" office:value="1" calcext:value-type="float">
            <text:p>1</text:p>
          </table:table-cell>
          <table:table-cell table:style-name="ce4" table:formula="of:=IF((MAX([.BG$1];[.$A2])*4 + MIN([.BG$1];[.$A2]))&gt;=82;1;0)" office:value-type="float" office:value="1" calcext:value-type="float">
            <text:p>1</text:p>
          </table:table-cell>
          <table:table-cell table:style-name="ce4" table:formula="of:=IF((MAX([.BH$1];[.$A2])*4 + MIN([.BH$1];[.$A2]))&gt;=82;1;0)" office:value-type="float" office:value="1" calcext:value-type="float">
            <text:p>1</text:p>
          </table:table-cell>
          <table:table-cell table:style-name="ce4" table:formula="of:=IF((MAX([.BI$1];[.$A2])*4 + MIN([.BI$1];[.$A2]))&gt;=82;1;0)" office:value-type="float" office:value="1" calcext:value-type="float">
            <text:p>1</text:p>
          </table:table-cell>
          <table:table-cell table:style-name="ce4" table:formula="of:=IF((MAX([.BJ$1];[.$A2])*4 + MIN([.BJ$1];[.$A2]))&gt;=82;1;0)" office:value-type="float" office:value="1" calcext:value-type="float">
            <text:p>1</text:p>
          </table:table-cell>
          <table:table-cell table:style-name="ce4" table:formula="of:=IF((MAX([.BK$1];[.$A2])*4 + MIN([.BK$1];[.$A2]))&gt;=82;1;0)" office:value-type="float" office:value="1" calcext:value-type="float">
            <text:p>1</text:p>
          </table:table-cell>
          <table:table-cell table:style-name="ce4" table:formula="of:=IF((MAX([.BL$1];[.$A2])*4 + MIN([.BL$1];[.$A2]))&gt;=82;1;0)" office:value-type="float" office:value="1" calcext:value-type="float">
            <text:p>1</text:p>
          </table:table-cell>
          <table:table-cell table:style-name="ce4" table:formula="of:=IF((MAX([.BM$1];[.$A2])*4 + MIN([.BM$1];[.$A2]))&gt;=82;1;0)" office:value-type="float" office:value="1" calcext:value-type="float">
            <text:p>1</text:p>
          </table:table-cell>
          <table:table-cell table:style-name="ce4" table:formula="of:=IF((MAX([.BN$1];[.$A2])*4 + MIN([.BN$1];[.$A2]))&gt;=82;1;0)" office:value-type="float" office:value="1" calcext:value-type="float">
            <text:p>1</text:p>
          </table:table-cell>
          <table:table-cell table:style-name="ce4" table:formula="of:=IF((MAX([.BO$1];[.$A2])*4 + MIN([.BO$1];[.$A2]))&gt;=82;1;0)" office:value-type="float" office:value="1" calcext:value-type="float">
            <text:p>1</text:p>
          </table:table-cell>
          <table:table-cell table:style-name="ce4" table:formula="of:=IF((MAX([.BP$1];[.$A2])*4 + MIN([.BP$1];[.$A2]))&gt;=82;1;0)" office:value-type="float" office:value="1" calcext:value-type="float">
            <text:p>1</text:p>
          </table:table-cell>
          <table:table-cell table:style-name="ce4" table:formula="of:=IF((MAX([.BQ$1];[.$A2])*4 + MIN([.BQ$1];[.$A2]))&gt;=82;1;0)" office:value-type="float" office:value="1" calcext:value-type="float">
            <text:p>1</text:p>
          </table:table-cell>
          <table:table-cell table:style-name="ce4" table:formula="of:=IF((MAX([.BR$1];[.$A2])*4 + MIN([.BR$1];[.$A2]))&gt;=82;1;0)" office:value-type="float" office:value="1" calcext:value-type="float">
            <text:p>1</text:p>
          </table:table-cell>
          <table:table-cell table:style-name="ce4" table:formula="of:=IF((MAX([.BS$1];[.$A2])*4 + MIN([.BS$1];[.$A2]))&gt;=82;1;0)" office:value-type="float" office:value="1" calcext:value-type="float">
            <text:p>1</text:p>
          </table:table-cell>
          <table:table-cell table:style-name="ce4" table:formula="of:=IF((MAX([.BT$1];[.$A2])*4 + MIN([.BT$1];[.$A2]))&gt;=82;1;0)" office:value-type="float" office:value="1" calcext:value-type="float">
            <text:p>1</text:p>
          </table:table-cell>
          <table:table-cell table:style-name="ce4" table:formula="of:=IF((MAX([.BU$1];[.$A2])*4 + MIN([.BU$1];[.$A2]))&gt;=82;1;0)" office:value-type="float" office:value="1" calcext:value-type="float">
            <text:p>1</text:p>
          </table:table-cell>
          <table:table-cell table:style-name="ce4" table:formula="of:=IF((MAX([.BV$1];[.$A2])*4 + MIN([.BV$1];[.$A2]))&gt;=82;1;0)" office:value-type="float" office:value="1" calcext:value-type="float">
            <text:p>1</text:p>
          </table:table-cell>
          <table:table-cell table:style-name="ce4" table:formula="of:=IF((MAX([.BW$1];[.$A2])*4 + MIN([.BW$1];[.$A2]))&gt;=82;1;0)" office:value-type="float" office:value="1" calcext:value-type="float">
            <text:p>1</text:p>
          </table:table-cell>
          <table:table-cell table:style-name="ce4" table:formula="of:=IF((MAX([.BX$1];[.$A2])*4 + MIN([.BX$1];[.$A2]))&gt;=82;1;0)" office:value-type="float" office:value="1" calcext:value-type="float">
            <text:p>1</text:p>
          </table:table-cell>
          <table:table-cell table:style-name="ce4" table:formula="of:=IF((MAX([.BY$1];[.$A2])*4 + MIN([.BY$1];[.$A2]))&gt;=82;1;0)" office:value-type="float" office:value="1" calcext:value-type="float">
            <text:p>1</text:p>
          </table:table-cell>
          <table:table-cell table:style-name="ce4" table:formula="of:=IF((MAX([.BZ$1];[.$A2])*4 + MIN([.BZ$1];[.$A2]))&gt;=82;1;0)" office:value-type="float" office:value="1" calcext:value-type="float">
            <text:p>1</text:p>
          </table:table-cell>
          <table:table-cell table:style-name="ce4" table:formula="of:=IF((MAX([.CA$1];[.$A2])*4 + MIN([.CA$1];[.$A2]))&gt;=82;1;0)" office:value-type="float" office:value="1" calcext:value-type="float">
            <text:p>1</text:p>
          </table:table-cell>
          <table:table-cell table:style-name="ce4" table:formula="of:=IF((MAX([.CB$1];[.$A2])*4 + MIN([.CB$1];[.$A2]))&gt;=82;1;0)" office:value-type="float" office:value="1" calcext:value-type="float">
            <text:p>1</text:p>
          </table:table-cell>
          <table:table-cell table:style-name="ce4" table:formula="of:=IF((MAX([.CC$1];[.$A2])*4 + MIN([.CC$1];[.$A2]))&gt;=82;1;0)" office:value-type="float" office:value="1" calcext:value-type="float">
            <text:p>1</text:p>
          </table:table-cell>
          <table:table-cell table:style-name="ce4" table:formula="of:=IF((MAX([.CD$1];[.$A2])*4 + MIN([.CD$1];[.$A2]))&gt;=82;1;0)" office:value-type="float" office:value="1" calcext:value-type="float">
            <text:p>1</text:p>
          </table:table-cell>
          <table:table-cell table:style-name="ce4" table:formula="of:=IF((MAX([.CE$1];[.$A2])*4 + MIN([.CE$1];[.$A2]))&gt;=82;1;0)" office:value-type="float" office:value="1" calcext:value-type="float">
            <text:p>1</text:p>
          </table:table-cell>
          <table:table-cell table:style-name="ce4" table:formula="of:=IF((MAX([.CF$1];[.$A2])*4 + MIN([.CF$1];[.$A2]))&gt;=82;1;0)" office:value-type="float" office:value="1" calcext:value-type="float">
            <text:p>1</text:p>
          </table:table-cell>
          <table:table-cell table:style-name="ce4" table:formula="of:=IF((MAX([.CG$1];[.$A2])*4 + MIN([.CG$1];[.$A2]))&gt;=82;1;0)" office:value-type="float" office:value="1" calcext:value-type="float">
            <text:p>1</text:p>
          </table:table-cell>
          <table:table-cell table:style-name="ce4" table:formula="of:=IF((MAX([.CH$1];[.$A2])*4 + MIN([.CH$1];[.$A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IF(AND(INDEX([.$B$2:.$CH$84];[.$A3]+1;[.B$1])&gt;0;INDEX([.$B$2:.$CH$84];[.$A3]*4;[.B$1])&gt;0;INDEX([.$B$2:.$CH$84];[.$A3];[.B$1]+1)&gt;0;INDEX([.$B$2:.$CH$84];[.$A3];[.B$1]*4)&gt;0);-2;0)" office:value-type="float" office:value="0" calcext:value-type="float">
            <text:p>0</text:p>
          </table:table-cell>
          <table:table-cell table:style-name="ce4" table:formula="of:=IF(AND(INDEX([.$B$2:.$CH$84];[.$A3]+1;[.C$1])&gt;0;INDEX([.$B$2:.$CH$84];[.$A3]*4;[.C$1])&gt;0;INDEX([.$B$2:.$CH$84];[.$A3];[.C$1]+1)&gt;0;INDEX([.$B$2:.$CH$84];[.$A3];[.C$1]*4)&gt;0);-2;0)" office:value-type="float" office:value="0" calcext:value-type="float">
            <text:p>0</text:p>
          </table:table-cell>
          <table:table-cell table:style-name="ce4" table:formula="of:=IF(AND(INDEX([.$B$2:.$CH$84];[.$A3]+1;[.D$1])&gt;0;INDEX([.$B$2:.$CH$84];[.$A3]*4;[.D$1])&gt;0;INDEX([.$B$2:.$CH$84];[.$A3];[.D$1]+1)&gt;0;INDEX([.$B$2:.$CH$84];[.$A3];[.D$1]*4)&gt;0);-2;0)" office:value-type="float" office:value="0" calcext:value-type="float">
            <text:p>0</text:p>
          </table:table-cell>
          <table:table-cell table:style-name="ce4" table:formula="of:=IF(AND(INDEX([.$B$2:.$CH$84];[.$A3]+1;[.E$1])&gt;0;INDEX([.$B$2:.$CH$84];[.$A3]*4;[.E$1])&gt;0;INDEX([.$B$2:.$CH$84];[.$A3];[.E$1]+1)&gt;0;INDEX([.$B$2:.$CH$84];[.$A3];[.E$1]*4)&gt;0);-2;0)" office:value-type="float" office:value="0" calcext:value-type="float">
            <text:p>0</text:p>
          </table:table-cell>
          <table:table-cell table:style-name="ce4" table:formula="of:=IF(AND(INDEX([.$B$2:.$CH$84];[.$A3]+1;[.F$1])&gt;0;INDEX([.$B$2:.$CH$84];[.$A3]*4;[.F$1])&gt;0;INDEX([.$B$2:.$CH$84];[.$A3];[.F$1]+1)&gt;0;INDEX([.$B$2:.$CH$84];[.$A3];[.F$1]*4)&gt;0);-2;0)" office:value-type="float" office:value="0" calcext:value-type="float">
            <text:p>0</text:p>
          </table:table-cell>
          <table:table-cell table:style-name="ce4" table:formula="of:=IF(AND(INDEX([.$B$2:.$CH$84];[.$A3]+1;[.G$1])&gt;0;INDEX([.$B$2:.$CH$84];[.$A3]*4;[.G$1])&gt;0;INDEX([.$B$2:.$CH$84];[.$A3];[.G$1]+1)&gt;0;INDEX([.$B$2:.$CH$84];[.$A3];[.G$1]*4)&gt;0);-2;0)" office:value-type="float" office:value="0" calcext:value-type="float">
            <text:p>0</text:p>
          </table:table-cell>
          <table:table-cell table:style-name="ce4" table:formula="of:=IF(AND(INDEX([.$B$2:.$CH$84];[.$A3]+1;[.H$1])&gt;0;INDEX([.$B$2:.$CH$84];[.$A3]*4;[.H$1])&gt;0;INDEX([.$B$2:.$CH$84];[.$A3];[.H$1]+1)&gt;0;INDEX([.$B$2:.$CH$84];[.$A3];[.H$1]*4)&gt;0);-2;0)" office:value-type="float" office:value="0" calcext:value-type="float">
            <text:p>0</text:p>
          </table:table-cell>
          <table:table-cell table:style-name="ce4" table:formula="of:=IF(AND(INDEX([.$B$2:.$CH$84];[.$A3]+1;[.I$1])&gt;0;INDEX([.$B$2:.$CH$84];[.$A3]*4;[.I$1])&gt;0;INDEX([.$B$2:.$CH$84];[.$A3];[.I$1]+1)&gt;0;INDEX([.$B$2:.$CH$84];[.$A3];[.I$1]*4)&gt;0);-2;0)" office:value-type="float" office:value="0" calcext:value-type="float">
            <text:p>0</text:p>
          </table:table-cell>
          <table:table-cell table:style-name="ce4" table:formula="of:=IF(AND(INDEX([.$B$2:.$CH$84];[.$A3]+1;[.J$1])&gt;0;INDEX([.$B$2:.$CH$84];[.$A3]*4;[.J$1])&gt;0;INDEX([.$B$2:.$CH$84];[.$A3];[.J$1]+1)&gt;0;INDEX([.$B$2:.$CH$84];[.$A3];[.J$1]*4)&gt;0);-2;0)" office:value-type="float" office:value="0" calcext:value-type="float">
            <text:p>0</text:p>
          </table:table-cell>
          <table:table-cell table:style-name="ce4" table:formula="of:=IF(AND(INDEX([.$B$2:.$CH$84];[.$A3]+1;[.K$1])&gt;0;INDEX([.$B$2:.$CH$84];[.$A3]*4;[.K$1])&gt;0;INDEX([.$B$2:.$CH$84];[.$A3];[.K$1]+1)&gt;0;INDEX([.$B$2:.$CH$84];[.$A3];[.K$1]*4)&gt;0);-2;0)" office:value-type="float" office:value="0" calcext:value-type="float">
            <text:p>0</text:p>
          </table:table-cell>
          <table:table-cell table:style-name="ce4" table:formula="of:=IF(AND(INDEX([.$B$2:.$CH$84];[.$A3]+1;[.L$1])&gt;0;INDEX([.$B$2:.$CH$84];[.$A3]*4;[.L$1])&gt;0;INDEX([.$B$2:.$CH$84];[.$A3];[.L$1]+1)&gt;0;INDEX([.$B$2:.$CH$84];[.$A3];[.L$1]*4)&gt;0);-2;0)" office:value-type="float" office:value="0" calcext:value-type="float">
            <text:p>0</text:p>
          </table:table-cell>
          <table:table-cell table:style-name="ce4" table:formula="of:=IF(AND(INDEX([.$B$2:.$CH$84];[.$A3]+1;[.M$1])&gt;0;INDEX([.$B$2:.$CH$84];[.$A3]*4;[.M$1])&gt;0;INDEX([.$B$2:.$CH$84];[.$A3];[.M$1]+1)&gt;0;INDEX([.$B$2:.$CH$84];[.$A3];[.M$1]*4)&gt;0);-2;0)" office:value-type="float" office:value="0" calcext:value-type="float">
            <text:p>0</text:p>
          </table:table-cell>
          <table:table-cell table:style-name="ce4" table:formula="of:=IF(AND(INDEX([.$B$2:.$CH$84];[.$A3]+1;[.N$1])&gt;0;INDEX([.$B$2:.$CH$84];[.$A3]*4;[.N$1])&gt;0;INDEX([.$B$2:.$CH$84];[.$A3];[.N$1]+1)&gt;0;INDEX([.$B$2:.$CH$84];[.$A3];[.N$1]*4)&gt;0);-2;0)" office:value-type="float" office:value="0" calcext:value-type="float">
            <text:p>0</text:p>
          </table:table-cell>
          <table:table-cell table:style-name="ce4" table:formula="of:=IF(AND(INDEX([.$B$2:.$CH$84];[.$A3]+1;[.O$1])&gt;0;INDEX([.$B$2:.$CH$84];[.$A3]*4;[.O$1])&gt;0;INDEX([.$B$2:.$CH$84];[.$A3];[.O$1]+1)&gt;0;INDEX([.$B$2:.$CH$84];[.$A3];[.O$1]*4)&gt;0);-2;0)" office:value-type="float" office:value="0" calcext:value-type="float">
            <text:p>0</text:p>
          </table:table-cell>
          <table:table-cell table:style-name="ce4" table:formula="of:=IF(AND(INDEX([.$B$2:.$CH$84];[.$A3]+1;[.P$1])&gt;0;INDEX([.$B$2:.$CH$84];[.$A3]*4;[.P$1])&gt;0;INDEX([.$B$2:.$CH$84];[.$A3];[.P$1]+1)&gt;0;INDEX([.$B$2:.$CH$84];[.$A3];[.P$1]*4)&gt;0);-2;0)" office:value-type="float" office:value="0" calcext:value-type="float">
            <text:p>0</text:p>
          </table:table-cell>
          <table:table-cell table:style-name="ce4" table:formula="of:=IF(AND(INDEX([.$B$2:.$CH$84];[.$A3]+1;[.Q$1])&gt;0;INDEX([.$B$2:.$CH$84];[.$A3]*4;[.Q$1])&gt;0;INDEX([.$B$2:.$CH$84];[.$A3];[.Q$1]+1)&gt;0;INDEX([.$B$2:.$CH$84];[.$A3];[.Q$1]*4)&gt;0);-2;0)" office:value-type="float" office:value="0" calcext:value-type="float">
            <text:p>0</text:p>
          </table:table-cell>
          <table:table-cell table:style-name="ce4" table:formula="of:=IF(AND(INDEX([.$B$2:.$CH$84];[.$A3]+1;[.R$1])&gt;0;INDEX([.$B$2:.$CH$84];[.$A3]*4;[.R$1])&gt;0;INDEX([.$B$2:.$CH$84];[.$A3];[.R$1]+1)&gt;0;INDEX([.$B$2:.$CH$84];[.$A3];[.R$1]*4)&gt;0);-2;0)" office:value-type="float" office:value="0" calcext:value-type="float">
            <text:p>0</text:p>
          </table:table-cell>
          <table:table-cell table:style-name="ce4" table:formula="of:=IF(AND(INDEX([.$B$2:.$CH$84];[.$A3]+1;[.S$1])&gt;0;INDEX([.$B$2:.$CH$84];[.$A3]*4;[.S$1])&gt;0;INDEX([.$B$2:.$CH$84];[.$A3];[.S$1]+1)&gt;0;INDEX([.$B$2:.$CH$84];[.$A3];[.S$1]*4)&gt;0);-2;0)" office:value-type="float" office:value="0" calcext:value-type="float">
            <text:p>0</text:p>
          </table:table-cell>
          <table:table-cell table:style-name="ce4" table:formula="of:=IF(AND(INDEX([.$B$2:.$CH$84];[.$A3]+1;[.T$1])&gt;0;INDEX([.$B$2:.$CH$84];[.$A3]*4;[.T$1])&gt;0;INDEX([.$B$2:.$CH$84];[.$A3];[.T$1]+1)&gt;0;INDEX([.$B$2:.$CH$84];[.$A3];[.T$1]*4)&gt;0);-2;0)" office:value-type="float" office:value="0" calcext:value-type="float">
            <text:p>0</text:p>
          </table:table-cell>
          <table:table-cell table:style-name="ce4" table:formula="of:=IF((MAX([.U$1];[.$A3])*4 + MIN([.U$1];[.$A3]))&gt;=82;1;0)" office:value-type="float" office:value="1" calcext:value-type="float">
            <text:p>1</text:p>
          </table:table-cell>
          <table:table-cell table:style-name="ce4" table:formula="of:=IF((MAX([.V$1];[.$A3])*4 + MIN([.V$1];[.$A3]))&gt;=82;1;0)" office:value-type="float" office:value="1" calcext:value-type="float">
            <text:p>1</text:p>
          </table:table-cell>
          <table:table-cell table:style-name="ce4" table:formula="of:=IF((MAX([.W$1];[.$A3])*4 + MIN([.W$1];[.$A3]))&gt;=82;1;0)" office:value-type="float" office:value="1" calcext:value-type="float">
            <text:p>1</text:p>
          </table:table-cell>
          <table:table-cell table:style-name="ce4" table:formula="of:=IF((MAX([.X$1];[.$A3])*4 + MIN([.X$1];[.$A3]))&gt;=82;1;0)" office:value-type="float" office:value="1" calcext:value-type="float">
            <text:p>1</text:p>
          </table:table-cell>
          <table:table-cell table:style-name="ce4" table:formula="of:=IF((MAX([.Y$1];[.$A3])*4 + MIN([.Y$1];[.$A3]))&gt;=82;1;0)" office:value-type="float" office:value="1" calcext:value-type="float">
            <text:p>1</text:p>
          </table:table-cell>
          <table:table-cell table:style-name="ce4" table:formula="of:=IF((MAX([.Z$1];[.$A3])*4 + MIN([.Z$1];[.$A3]))&gt;=82;1;0)" office:value-type="float" office:value="1" calcext:value-type="float">
            <text:p>1</text:p>
          </table:table-cell>
          <table:table-cell table:style-name="ce4" table:formula="of:=IF((MAX([.AA$1];[.$A3])*4 + MIN([.AA$1];[.$A3]))&gt;=82;1;0)" office:value-type="float" office:value="1" calcext:value-type="float">
            <text:p>1</text:p>
          </table:table-cell>
          <table:table-cell table:style-name="ce4" table:formula="of:=IF((MAX([.AB$1];[.$A3])*4 + MIN([.AB$1];[.$A3]))&gt;=82;1;0)" office:value-type="float" office:value="1" calcext:value-type="float">
            <text:p>1</text:p>
          </table:table-cell>
          <table:table-cell table:style-name="ce4" table:formula="of:=IF((MAX([.AC$1];[.$A3])*4 + MIN([.AC$1];[.$A3]))&gt;=82;1;0)" office:value-type="float" office:value="1" calcext:value-type="float">
            <text:p>1</text:p>
          </table:table-cell>
          <table:table-cell table:style-name="ce4" table:formula="of:=IF((MAX([.AD$1];[.$A3])*4 + MIN([.AD$1];[.$A3]))&gt;=82;1;0)" office:value-type="float" office:value="1" calcext:value-type="float">
            <text:p>1</text:p>
          </table:table-cell>
          <table:table-cell table:style-name="ce4" table:formula="of:=IF((MAX([.AE$1];[.$A3])*4 + MIN([.AE$1];[.$A3]))&gt;=82;1;0)" office:value-type="float" office:value="1" calcext:value-type="float">
            <text:p>1</text:p>
          </table:table-cell>
          <table:table-cell table:style-name="ce4" table:formula="of:=IF((MAX([.AF$1];[.$A3])*4 + MIN([.AF$1];[.$A3]))&gt;=82;1;0)" office:value-type="float" office:value="1" calcext:value-type="float">
            <text:p>1</text:p>
          </table:table-cell>
          <table:table-cell table:style-name="ce4" table:formula="of:=IF((MAX([.AG$1];[.$A3])*4 + MIN([.AG$1];[.$A3]))&gt;=82;1;0)" office:value-type="float" office:value="1" calcext:value-type="float">
            <text:p>1</text:p>
          </table:table-cell>
          <table:table-cell table:style-name="ce4" table:formula="of:=IF((MAX([.AH$1];[.$A3])*4 + MIN([.AH$1];[.$A3]))&gt;=82;1;0)" office:value-type="float" office:value="1" calcext:value-type="float">
            <text:p>1</text:p>
          </table:table-cell>
          <table:table-cell table:style-name="ce4" table:formula="of:=IF((MAX([.AI$1];[.$A3])*4 + MIN([.AI$1];[.$A3]))&gt;=82;1;0)" office:value-type="float" office:value="1" calcext:value-type="float">
            <text:p>1</text:p>
          </table:table-cell>
          <table:table-cell table:style-name="ce4" table:formula="of:=IF((MAX([.AJ$1];[.$A3])*4 + MIN([.AJ$1];[.$A3]))&gt;=82;1;0)" office:value-type="float" office:value="1" calcext:value-type="float">
            <text:p>1</text:p>
          </table:table-cell>
          <table:table-cell table:style-name="ce4" table:formula="of:=IF((MAX([.AK$1];[.$A3])*4 + MIN([.AK$1];[.$A3]))&gt;=82;1;0)" office:value-type="float" office:value="1" calcext:value-type="float">
            <text:p>1</text:p>
          </table:table-cell>
          <table:table-cell table:style-name="ce4" table:formula="of:=IF((MAX([.AL$1];[.$A3])*4 + MIN([.AL$1];[.$A3]))&gt;=82;1;0)" office:value-type="float" office:value="1" calcext:value-type="float">
            <text:p>1</text:p>
          </table:table-cell>
          <table:table-cell table:style-name="ce4" table:formula="of:=IF((MAX([.AM$1];[.$A3])*4 + MIN([.AM$1];[.$A3]))&gt;=82;1;0)" office:value-type="float" office:value="1" calcext:value-type="float">
            <text:p>1</text:p>
          </table:table-cell>
          <table:table-cell table:style-name="ce4" table:formula="of:=IF((MAX([.AN$1];[.$A3])*4 + MIN([.AN$1];[.$A3]))&gt;=82;1;0)" office:value-type="float" office:value="1" calcext:value-type="float">
            <text:p>1</text:p>
          </table:table-cell>
          <table:table-cell table:style-name="ce4" table:formula="of:=IF((MAX([.AO$1];[.$A3])*4 + MIN([.AO$1];[.$A3]))&gt;=82;1;0)" office:value-type="float" office:value="1" calcext:value-type="float">
            <text:p>1</text:p>
          </table:table-cell>
          <table:table-cell table:style-name="ce4" table:formula="of:=IF((MAX([.AP$1];[.$A3])*4 + MIN([.AP$1];[.$A3]))&gt;=82;1;0)" office:value-type="float" office:value="1" calcext:value-type="float">
            <text:p>1</text:p>
          </table:table-cell>
          <table:table-cell table:style-name="ce4" table:formula="of:=IF((MAX([.AQ$1];[.$A3])*4 + MIN([.AQ$1];[.$A3]))&gt;=82;1;0)" office:value-type="float" office:value="1" calcext:value-type="float">
            <text:p>1</text:p>
          </table:table-cell>
          <table:table-cell table:style-name="ce4" table:formula="of:=IF((MAX([.AR$1];[.$A3])*4 + MIN([.AR$1];[.$A3]))&gt;=82;1;0)" office:value-type="float" office:value="1" calcext:value-type="float">
            <text:p>1</text:p>
          </table:table-cell>
          <table:table-cell table:style-name="ce4" table:formula="of:=IF((MAX([.AS$1];[.$A3])*4 + MIN([.AS$1];[.$A3]))&gt;=82;1;0)" office:value-type="float" office:value="1" calcext:value-type="float">
            <text:p>1</text:p>
          </table:table-cell>
          <table:table-cell table:style-name="ce4" table:formula="of:=IF((MAX([.AT$1];[.$A3])*4 + MIN([.AT$1];[.$A3]))&gt;=82;1;0)" office:value-type="float" office:value="1" calcext:value-type="float">
            <text:p>1</text:p>
          </table:table-cell>
          <table:table-cell table:style-name="ce4" table:formula="of:=IF((MAX([.AU$1];[.$A3])*4 + MIN([.AU$1];[.$A3]))&gt;=82;1;0)" office:value-type="float" office:value="1" calcext:value-type="float">
            <text:p>1</text:p>
          </table:table-cell>
          <table:table-cell table:style-name="ce4" table:formula="of:=IF((MAX([.AV$1];[.$A3])*4 + MIN([.AV$1];[.$A3]))&gt;=82;1;0)" office:value-type="float" office:value="1" calcext:value-type="float">
            <text:p>1</text:p>
          </table:table-cell>
          <table:table-cell table:style-name="ce4" table:formula="of:=IF((MAX([.AW$1];[.$A3])*4 + MIN([.AW$1];[.$A3]))&gt;=82;1;0)" office:value-type="float" office:value="1" calcext:value-type="float">
            <text:p>1</text:p>
          </table:table-cell>
          <table:table-cell table:style-name="ce4" table:formula="of:=IF((MAX([.AX$1];[.$A3])*4 + MIN([.AX$1];[.$A3]))&gt;=82;1;0)" office:value-type="float" office:value="1" calcext:value-type="float">
            <text:p>1</text:p>
          </table:table-cell>
          <table:table-cell table:style-name="ce4" table:formula="of:=IF((MAX([.AY$1];[.$A3])*4 + MIN([.AY$1];[.$A3]))&gt;=82;1;0)" office:value-type="float" office:value="1" calcext:value-type="float">
            <text:p>1</text:p>
          </table:table-cell>
          <table:table-cell table:style-name="ce4" table:formula="of:=IF((MAX([.AZ$1];[.$A3])*4 + MIN([.AZ$1];[.$A3]))&gt;=82;1;0)" office:value-type="float" office:value="1" calcext:value-type="float">
            <text:p>1</text:p>
          </table:table-cell>
          <table:table-cell table:style-name="ce4" table:formula="of:=IF((MAX([.BA$1];[.$A3])*4 + MIN([.BA$1];[.$A3]))&gt;=82;1;0)" office:value-type="float" office:value="1" calcext:value-type="float">
            <text:p>1</text:p>
          </table:table-cell>
          <table:table-cell table:style-name="ce4" table:formula="of:=IF((MAX([.BB$1];[.$A3])*4 + MIN([.BB$1];[.$A3]))&gt;=82;1;0)" office:value-type="float" office:value="1" calcext:value-type="float">
            <text:p>1</text:p>
          </table:table-cell>
          <table:table-cell table:style-name="ce4" table:formula="of:=IF((MAX([.BC$1];[.$A3])*4 + MIN([.BC$1];[.$A3]))&gt;=82;1;0)" office:value-type="float" office:value="1" calcext:value-type="float">
            <text:p>1</text:p>
          </table:table-cell>
          <table:table-cell table:style-name="ce4" table:formula="of:=IF((MAX([.BD$1];[.$A3])*4 + MIN([.BD$1];[.$A3]))&gt;=82;1;0)" office:value-type="float" office:value="1" calcext:value-type="float">
            <text:p>1</text:p>
          </table:table-cell>
          <table:table-cell table:style-name="ce4" table:formula="of:=IF((MAX([.BE$1];[.$A3])*4 + MIN([.BE$1];[.$A3]))&gt;=82;1;0)" office:value-type="float" office:value="1" calcext:value-type="float">
            <text:p>1</text:p>
          </table:table-cell>
          <table:table-cell table:style-name="ce4" table:formula="of:=IF((MAX([.BF$1];[.$A3])*4 + MIN([.BF$1];[.$A3]))&gt;=82;1;0)" office:value-type="float" office:value="1" calcext:value-type="float">
            <text:p>1</text:p>
          </table:table-cell>
          <table:table-cell table:style-name="ce4" table:formula="of:=IF((MAX([.BG$1];[.$A3])*4 + MIN([.BG$1];[.$A3]))&gt;=82;1;0)" office:value-type="float" office:value="1" calcext:value-type="float">
            <text:p>1</text:p>
          </table:table-cell>
          <table:table-cell table:style-name="ce4" table:formula="of:=IF((MAX([.BH$1];[.$A3])*4 + MIN([.BH$1];[.$A3]))&gt;=82;1;0)" office:value-type="float" office:value="1" calcext:value-type="float">
            <text:p>1</text:p>
          </table:table-cell>
          <table:table-cell table:style-name="ce4" table:formula="of:=IF((MAX([.BI$1];[.$A3])*4 + MIN([.BI$1];[.$A3]))&gt;=82;1;0)" office:value-type="float" office:value="1" calcext:value-type="float">
            <text:p>1</text:p>
          </table:table-cell>
          <table:table-cell table:style-name="ce4" table:formula="of:=IF((MAX([.BJ$1];[.$A3])*4 + MIN([.BJ$1];[.$A3]))&gt;=82;1;0)" office:value-type="float" office:value="1" calcext:value-type="float">
            <text:p>1</text:p>
          </table:table-cell>
          <table:table-cell table:style-name="ce4" table:formula="of:=IF((MAX([.BK$1];[.$A3])*4 + MIN([.BK$1];[.$A3]))&gt;=82;1;0)" office:value-type="float" office:value="1" calcext:value-type="float">
            <text:p>1</text:p>
          </table:table-cell>
          <table:table-cell table:style-name="ce4" table:formula="of:=IF((MAX([.BL$1];[.$A3])*4 + MIN([.BL$1];[.$A3]))&gt;=82;1;0)" office:value-type="float" office:value="1" calcext:value-type="float">
            <text:p>1</text:p>
          </table:table-cell>
          <table:table-cell table:style-name="ce4" table:formula="of:=IF((MAX([.BM$1];[.$A3])*4 + MIN([.BM$1];[.$A3]))&gt;=82;1;0)" office:value-type="float" office:value="1" calcext:value-type="float">
            <text:p>1</text:p>
          </table:table-cell>
          <table:table-cell table:style-name="ce4" table:formula="of:=IF((MAX([.BN$1];[.$A3])*4 + MIN([.BN$1];[.$A3]))&gt;=82;1;0)" office:value-type="float" office:value="1" calcext:value-type="float">
            <text:p>1</text:p>
          </table:table-cell>
          <table:table-cell table:style-name="ce4" table:formula="of:=IF((MAX([.BO$1];[.$A3])*4 + MIN([.BO$1];[.$A3]))&gt;=82;1;0)" office:value-type="float" office:value="1" calcext:value-type="float">
            <text:p>1</text:p>
          </table:table-cell>
          <table:table-cell table:style-name="ce4" table:formula="of:=IF((MAX([.BP$1];[.$A3])*4 + MIN([.BP$1];[.$A3]))&gt;=82;1;0)" office:value-type="float" office:value="1" calcext:value-type="float">
            <text:p>1</text:p>
          </table:table-cell>
          <table:table-cell table:style-name="ce4" table:formula="of:=IF((MAX([.BQ$1];[.$A3])*4 + MIN([.BQ$1];[.$A3]))&gt;=82;1;0)" office:value-type="float" office:value="1" calcext:value-type="float">
            <text:p>1</text:p>
          </table:table-cell>
          <table:table-cell table:style-name="ce4" table:formula="of:=IF((MAX([.BR$1];[.$A3])*4 + MIN([.BR$1];[.$A3]))&gt;=82;1;0)" office:value-type="float" office:value="1" calcext:value-type="float">
            <text:p>1</text:p>
          </table:table-cell>
          <table:table-cell table:style-name="ce4" table:formula="of:=IF((MAX([.BS$1];[.$A3])*4 + MIN([.BS$1];[.$A3]))&gt;=82;1;0)" office:value-type="float" office:value="1" calcext:value-type="float">
            <text:p>1</text:p>
          </table:table-cell>
          <table:table-cell table:style-name="ce4" table:formula="of:=IF((MAX([.BT$1];[.$A3])*4 + MIN([.BT$1];[.$A3]))&gt;=82;1;0)" office:value-type="float" office:value="1" calcext:value-type="float">
            <text:p>1</text:p>
          </table:table-cell>
          <table:table-cell table:style-name="ce4" table:formula="of:=IF((MAX([.BU$1];[.$A3])*4 + MIN([.BU$1];[.$A3]))&gt;=82;1;0)" office:value-type="float" office:value="1" calcext:value-type="float">
            <text:p>1</text:p>
          </table:table-cell>
          <table:table-cell table:style-name="ce4" table:formula="of:=IF((MAX([.BV$1];[.$A3])*4 + MIN([.BV$1];[.$A3]))&gt;=82;1;0)" office:value-type="float" office:value="1" calcext:value-type="float">
            <text:p>1</text:p>
          </table:table-cell>
          <table:table-cell table:style-name="ce4" table:formula="of:=IF((MAX([.BW$1];[.$A3])*4 + MIN([.BW$1];[.$A3]))&gt;=82;1;0)" office:value-type="float" office:value="1" calcext:value-type="float">
            <text:p>1</text:p>
          </table:table-cell>
          <table:table-cell table:style-name="ce4" table:formula="of:=IF((MAX([.BX$1];[.$A3])*4 + MIN([.BX$1];[.$A3]))&gt;=82;1;0)" office:value-type="float" office:value="1" calcext:value-type="float">
            <text:p>1</text:p>
          </table:table-cell>
          <table:table-cell table:style-name="ce4" table:formula="of:=IF((MAX([.BY$1];[.$A3])*4 + MIN([.BY$1];[.$A3]))&gt;=82;1;0)" office:value-type="float" office:value="1" calcext:value-type="float">
            <text:p>1</text:p>
          </table:table-cell>
          <table:table-cell table:style-name="ce4" table:formula="of:=IF((MAX([.BZ$1];[.$A3])*4 + MIN([.BZ$1];[.$A3]))&gt;=82;1;0)" office:value-type="float" office:value="1" calcext:value-type="float">
            <text:p>1</text:p>
          </table:table-cell>
          <table:table-cell table:style-name="ce4" table:formula="of:=IF((MAX([.CA$1];[.$A3])*4 + MIN([.CA$1];[.$A3]))&gt;=82;1;0)" office:value-type="float" office:value="1" calcext:value-type="float">
            <text:p>1</text:p>
          </table:table-cell>
          <table:table-cell table:style-name="ce4" table:formula="of:=IF((MAX([.CB$1];[.$A3])*4 + MIN([.CB$1];[.$A3]))&gt;=82;1;0)" office:value-type="float" office:value="1" calcext:value-type="float">
            <text:p>1</text:p>
          </table:table-cell>
          <table:table-cell table:style-name="ce4" table:formula="of:=IF((MAX([.CC$1];[.$A3])*4 + MIN([.CC$1];[.$A3]))&gt;=82;1;0)" office:value-type="float" office:value="1" calcext:value-type="float">
            <text:p>1</text:p>
          </table:table-cell>
          <table:table-cell table:style-name="ce4" table:formula="of:=IF((MAX([.CD$1];[.$A3])*4 + MIN([.CD$1];[.$A3]))&gt;=82;1;0)" office:value-type="float" office:value="1" calcext:value-type="float">
            <text:p>1</text:p>
          </table:table-cell>
          <table:table-cell table:style-name="ce4" table:formula="of:=IF((MAX([.CE$1];[.$A3])*4 + MIN([.CE$1];[.$A3]))&gt;=82;1;0)" office:value-type="float" office:value="1" calcext:value-type="float">
            <text:p>1</text:p>
          </table:table-cell>
          <table:table-cell table:style-name="ce4" table:formula="of:=IF((MAX([.CF$1];[.$A3])*4 + MIN([.CF$1];[.$A3]))&gt;=82;1;0)" office:value-type="float" office:value="1" calcext:value-type="float">
            <text:p>1</text:p>
          </table:table-cell>
          <table:table-cell table:style-name="ce4" table:formula="of:=IF((MAX([.CG$1];[.$A3])*4 + MIN([.CG$1];[.$A3]))&gt;=82;1;0)" office:value-type="float" office:value="1" calcext:value-type="float">
            <text:p>1</text:p>
          </table:table-cell>
          <table:table-cell table:style-name="ce4" table:formula="of:=IF((MAX([.CH$1];[.$A3])*4 + MIN([.CH$1];[.$A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IF(AND(INDEX([.$B$2:.$CH$84];[.$A4]+1;[.B$1])&gt;0;INDEX([.$B$2:.$CH$84];[.$A4]*4;[.B$1])&gt;0;INDEX([.$B$2:.$CH$84];[.$A4];[.B$1]+1)&gt;0;INDEX([.$B$2:.$CH$84];[.$A4];[.B$1]*4)&gt;0);-2;0)" office:value-type="float" office:value="0" calcext:value-type="float">
            <text:p>0</text:p>
          </table:table-cell>
          <table:table-cell table:style-name="ce4" table:formula="of:=IF(AND(INDEX([.$B$2:.$CH$84];[.$A4]+1;[.C$1])&gt;0;INDEX([.$B$2:.$CH$84];[.$A4]*4;[.C$1])&gt;0;INDEX([.$B$2:.$CH$84];[.$A4];[.C$1]+1)&gt;0;INDEX([.$B$2:.$CH$84];[.$A4];[.C$1]*4)&gt;0);-2;0)" office:value-type="float" office:value="0" calcext:value-type="float">
            <text:p>0</text:p>
          </table:table-cell>
          <table:table-cell table:style-name="ce4" table:formula="of:=IF(AND(INDEX([.$B$2:.$CH$84];[.$A4]+1;[.D$1])&gt;0;INDEX([.$B$2:.$CH$84];[.$A4]*4;[.D$1])&gt;0;INDEX([.$B$2:.$CH$84];[.$A4];[.D$1]+1)&gt;0;INDEX([.$B$2:.$CH$84];[.$A4];[.D$1]*4)&gt;0);-2;0)" office:value-type="float" office:value="0" calcext:value-type="float">
            <text:p>0</text:p>
          </table:table-cell>
          <table:table-cell table:style-name="ce4" table:formula="of:=IF(AND(INDEX([.$B$2:.$CH$84];[.$A4]+1;[.E$1])&gt;0;INDEX([.$B$2:.$CH$84];[.$A4]*4;[.E$1])&gt;0;INDEX([.$B$2:.$CH$84];[.$A4];[.E$1]+1)&gt;0;INDEX([.$B$2:.$CH$84];[.$A4];[.E$1]*4)&gt;0);-2;0)" office:value-type="float" office:value="0" calcext:value-type="float">
            <text:p>0</text:p>
          </table:table-cell>
          <table:table-cell table:style-name="ce4" table:formula="of:=IF(AND(INDEX([.$B$2:.$CH$84];[.$A4]+1;[.F$1])&gt;0;INDEX([.$B$2:.$CH$84];[.$A4]*4;[.F$1])&gt;0;INDEX([.$B$2:.$CH$84];[.$A4];[.F$1]+1)&gt;0;INDEX([.$B$2:.$CH$84];[.$A4];[.F$1]*4)&gt;0);-2;0)" office:value-type="float" office:value="0" calcext:value-type="float">
            <text:p>0</text:p>
          </table:table-cell>
          <table:table-cell table:style-name="ce4" table:formula="of:=IF(AND(INDEX([.$B$2:.$CH$84];[.$A4]+1;[.G$1])&gt;0;INDEX([.$B$2:.$CH$84];[.$A4]*4;[.G$1])&gt;0;INDEX([.$B$2:.$CH$84];[.$A4];[.G$1]+1)&gt;0;INDEX([.$B$2:.$CH$84];[.$A4];[.G$1]*4)&gt;0);-2;0)" office:value-type="float" office:value="0" calcext:value-type="float">
            <text:p>0</text:p>
          </table:table-cell>
          <table:table-cell table:style-name="ce4" table:formula="of:=IF(AND(INDEX([.$B$2:.$CH$84];[.$A4]+1;[.H$1])&gt;0;INDEX([.$B$2:.$CH$84];[.$A4]*4;[.H$1])&gt;0;INDEX([.$B$2:.$CH$84];[.$A4];[.H$1]+1)&gt;0;INDEX([.$B$2:.$CH$84];[.$A4];[.H$1]*4)&gt;0);-2;0)" office:value-type="float" office:value="0" calcext:value-type="float">
            <text:p>0</text:p>
          </table:table-cell>
          <table:table-cell table:style-name="ce4" table:formula="of:=IF(AND(INDEX([.$B$2:.$CH$84];[.$A4]+1;[.I$1])&gt;0;INDEX([.$B$2:.$CH$84];[.$A4]*4;[.I$1])&gt;0;INDEX([.$B$2:.$CH$84];[.$A4];[.I$1]+1)&gt;0;INDEX([.$B$2:.$CH$84];[.$A4];[.I$1]*4)&gt;0);-2;0)" office:value-type="float" office:value="0" calcext:value-type="float">
            <text:p>0</text:p>
          </table:table-cell>
          <table:table-cell table:style-name="ce4" table:formula="of:=IF(AND(INDEX([.$B$2:.$CH$84];[.$A4]+1;[.J$1])&gt;0;INDEX([.$B$2:.$CH$84];[.$A4]*4;[.J$1])&gt;0;INDEX([.$B$2:.$CH$84];[.$A4];[.J$1]+1)&gt;0;INDEX([.$B$2:.$CH$84];[.$A4];[.J$1]*4)&gt;0);-2;0)" office:value-type="float" office:value="0" calcext:value-type="float">
            <text:p>0</text:p>
          </table:table-cell>
          <table:table-cell table:style-name="ce4" table:formula="of:=IF(AND(INDEX([.$B$2:.$CH$84];[.$A4]+1;[.K$1])&gt;0;INDEX([.$B$2:.$CH$84];[.$A4]*4;[.K$1])&gt;0;INDEX([.$B$2:.$CH$84];[.$A4];[.K$1]+1)&gt;0;INDEX([.$B$2:.$CH$84];[.$A4];[.K$1]*4)&gt;0);-2;0)" office:value-type="float" office:value="0" calcext:value-type="float">
            <text:p>0</text:p>
          </table:table-cell>
          <table:table-cell table:style-name="ce4" table:formula="of:=IF(AND(INDEX([.$B$2:.$CH$84];[.$A4]+1;[.L$1])&gt;0;INDEX([.$B$2:.$CH$84];[.$A4]*4;[.L$1])&gt;0;INDEX([.$B$2:.$CH$84];[.$A4];[.L$1]+1)&gt;0;INDEX([.$B$2:.$CH$84];[.$A4];[.L$1]*4)&gt;0);-2;0)" office:value-type="float" office:value="0" calcext:value-type="float">
            <text:p>0</text:p>
          </table:table-cell>
          <table:table-cell table:style-name="ce4" table:formula="of:=IF(AND(INDEX([.$B$2:.$CH$84];[.$A4]+1;[.M$1])&gt;0;INDEX([.$B$2:.$CH$84];[.$A4]*4;[.M$1])&gt;0;INDEX([.$B$2:.$CH$84];[.$A4];[.M$1]+1)&gt;0;INDEX([.$B$2:.$CH$84];[.$A4];[.M$1]*4)&gt;0);-2;0)" office:value-type="float" office:value="0" calcext:value-type="float">
            <text:p>0</text:p>
          </table:table-cell>
          <table:table-cell table:style-name="ce4" table:formula="of:=IF(AND(INDEX([.$B$2:.$CH$84];[.$A4]+1;[.N$1])&gt;0;INDEX([.$B$2:.$CH$84];[.$A4]*4;[.N$1])&gt;0;INDEX([.$B$2:.$CH$84];[.$A4];[.N$1]+1)&gt;0;INDEX([.$B$2:.$CH$84];[.$A4];[.N$1]*4)&gt;0);-2;0)" office:value-type="float" office:value="0" calcext:value-type="float">
            <text:p>0</text:p>
          </table:table-cell>
          <table:table-cell table:style-name="ce4" table:formula="of:=IF(AND(INDEX([.$B$2:.$CH$84];[.$A4]+1;[.O$1])&gt;0;INDEX([.$B$2:.$CH$84];[.$A4]*4;[.O$1])&gt;0;INDEX([.$B$2:.$CH$84];[.$A4];[.O$1]+1)&gt;0;INDEX([.$B$2:.$CH$84];[.$A4];[.O$1]*4)&gt;0);-2;0)" office:value-type="float" office:value="0" calcext:value-type="float">
            <text:p>0</text:p>
          </table:table-cell>
          <table:table-cell table:style-name="ce4" table:formula="of:=IF(AND(INDEX([.$B$2:.$CH$84];[.$A4]+1;[.P$1])&gt;0;INDEX([.$B$2:.$CH$84];[.$A4]*4;[.P$1])&gt;0;INDEX([.$B$2:.$CH$84];[.$A4];[.P$1]+1)&gt;0;INDEX([.$B$2:.$CH$84];[.$A4];[.P$1]*4)&gt;0);-2;0)" office:value-type="float" office:value="0" calcext:value-type="float">
            <text:p>0</text:p>
          </table:table-cell>
          <table:table-cell table:style-name="ce4" table:formula="of:=IF(AND(INDEX([.$B$2:.$CH$84];[.$A4]+1;[.Q$1])&gt;0;INDEX([.$B$2:.$CH$84];[.$A4]*4;[.Q$1])&gt;0;INDEX([.$B$2:.$CH$84];[.$A4];[.Q$1]+1)&gt;0;INDEX([.$B$2:.$CH$84];[.$A4];[.Q$1]*4)&gt;0);-2;0)" office:value-type="float" office:value="0" calcext:value-type="float">
            <text:p>0</text:p>
          </table:table-cell>
          <table:table-cell table:style-name="ce4" table:formula="of:=IF(AND(INDEX([.$B$2:.$CH$84];[.$A4]+1;[.R$1])&gt;0;INDEX([.$B$2:.$CH$84];[.$A4]*4;[.R$1])&gt;0;INDEX([.$B$2:.$CH$84];[.$A4];[.R$1]+1)&gt;0;INDEX([.$B$2:.$CH$84];[.$A4];[.R$1]*4)&gt;0);-2;0)" office:value-type="float" office:value="0" calcext:value-type="float">
            <text:p>0</text:p>
          </table:table-cell>
          <table:table-cell table:style-name="ce4" table:formula="of:=IF(AND(INDEX([.$B$2:.$CH$84];[.$A4]+1;[.S$1])&gt;0;INDEX([.$B$2:.$CH$84];[.$A4]*4;[.S$1])&gt;0;INDEX([.$B$2:.$CH$84];[.$A4];[.S$1]+1)&gt;0;INDEX([.$B$2:.$CH$84];[.$A4];[.S$1]*4)&gt;0);-2;0)" office:value-type="float" office:value="0" calcext:value-type="float">
            <text:p>0</text:p>
          </table:table-cell>
          <table:table-cell table:style-name="ce4" table:formula="of:=IF(AND(INDEX([.$B$2:.$CH$84];[.$A4]+1;[.T$1])&gt;0;INDEX([.$B$2:.$CH$84];[.$A4]*4;[.T$1])&gt;0;INDEX([.$B$2:.$CH$84];[.$A4];[.T$1]+1)&gt;0;INDEX([.$B$2:.$CH$84];[.$A4];[.T$1]*4)&gt;0);-2;0)" office:value-type="float" office:value="-2" calcext:value-type="float">
            <text:p>-2</text:p>
          </table:table-cell>
          <table:table-cell table:style-name="ce4" table:formula="of:=IF((MAX([.U$1];[.$A4])*4 + MIN([.U$1];[.$A4]))&gt;=82;1;0)" office:value-type="float" office:value="1" calcext:value-type="float">
            <text:p>1</text:p>
          </table:table-cell>
          <table:table-cell table:style-name="ce4" table:formula="of:=IF((MAX([.V$1];[.$A4])*4 + MIN([.V$1];[.$A4]))&gt;=82;1;0)" office:value-type="float" office:value="1" calcext:value-type="float">
            <text:p>1</text:p>
          </table:table-cell>
          <table:table-cell table:style-name="ce4" table:formula="of:=IF((MAX([.W$1];[.$A4])*4 + MIN([.W$1];[.$A4]))&gt;=82;1;0)" office:value-type="float" office:value="1" calcext:value-type="float">
            <text:p>1</text:p>
          </table:table-cell>
          <table:table-cell table:style-name="ce4" table:formula="of:=IF((MAX([.X$1];[.$A4])*4 + MIN([.X$1];[.$A4]))&gt;=82;1;0)" office:value-type="float" office:value="1" calcext:value-type="float">
            <text:p>1</text:p>
          </table:table-cell>
          <table:table-cell table:style-name="ce4" table:formula="of:=IF((MAX([.Y$1];[.$A4])*4 + MIN([.Y$1];[.$A4]))&gt;=82;1;0)" office:value-type="float" office:value="1" calcext:value-type="float">
            <text:p>1</text:p>
          </table:table-cell>
          <table:table-cell table:style-name="ce4" table:formula="of:=IF((MAX([.Z$1];[.$A4])*4 + MIN([.Z$1];[.$A4]))&gt;=82;1;0)" office:value-type="float" office:value="1" calcext:value-type="float">
            <text:p>1</text:p>
          </table:table-cell>
          <table:table-cell table:style-name="ce4" table:formula="of:=IF((MAX([.AA$1];[.$A4])*4 + MIN([.AA$1];[.$A4]))&gt;=82;1;0)" office:value-type="float" office:value="1" calcext:value-type="float">
            <text:p>1</text:p>
          </table:table-cell>
          <table:table-cell table:style-name="ce4" table:formula="of:=IF((MAX([.AB$1];[.$A4])*4 + MIN([.AB$1];[.$A4]))&gt;=82;1;0)" office:value-type="float" office:value="1" calcext:value-type="float">
            <text:p>1</text:p>
          </table:table-cell>
          <table:table-cell table:style-name="ce4" table:formula="of:=IF((MAX([.AC$1];[.$A4])*4 + MIN([.AC$1];[.$A4]))&gt;=82;1;0)" office:value-type="float" office:value="1" calcext:value-type="float">
            <text:p>1</text:p>
          </table:table-cell>
          <table:table-cell table:style-name="ce4" table:formula="of:=IF((MAX([.AD$1];[.$A4])*4 + MIN([.AD$1];[.$A4]))&gt;=82;1;0)" office:value-type="float" office:value="1" calcext:value-type="float">
            <text:p>1</text:p>
          </table:table-cell>
          <table:table-cell table:style-name="ce4" table:formula="of:=IF((MAX([.AE$1];[.$A4])*4 + MIN([.AE$1];[.$A4]))&gt;=82;1;0)" office:value-type="float" office:value="1" calcext:value-type="float">
            <text:p>1</text:p>
          </table:table-cell>
          <table:table-cell table:style-name="ce4" table:formula="of:=IF((MAX([.AF$1];[.$A4])*4 + MIN([.AF$1];[.$A4]))&gt;=82;1;0)" office:value-type="float" office:value="1" calcext:value-type="float">
            <text:p>1</text:p>
          </table:table-cell>
          <table:table-cell table:style-name="ce4" table:formula="of:=IF((MAX([.AG$1];[.$A4])*4 + MIN([.AG$1];[.$A4]))&gt;=82;1;0)" office:value-type="float" office:value="1" calcext:value-type="float">
            <text:p>1</text:p>
          </table:table-cell>
          <table:table-cell table:style-name="ce4" table:formula="of:=IF((MAX([.AH$1];[.$A4])*4 + MIN([.AH$1];[.$A4]))&gt;=82;1;0)" office:value-type="float" office:value="1" calcext:value-type="float">
            <text:p>1</text:p>
          </table:table-cell>
          <table:table-cell table:style-name="ce4" table:formula="of:=IF((MAX([.AI$1];[.$A4])*4 + MIN([.AI$1];[.$A4]))&gt;=82;1;0)" office:value-type="float" office:value="1" calcext:value-type="float">
            <text:p>1</text:p>
          </table:table-cell>
          <table:table-cell table:style-name="ce4" table:formula="of:=IF((MAX([.AJ$1];[.$A4])*4 + MIN([.AJ$1];[.$A4]))&gt;=82;1;0)" office:value-type="float" office:value="1" calcext:value-type="float">
            <text:p>1</text:p>
          </table:table-cell>
          <table:table-cell table:style-name="ce4" table:formula="of:=IF((MAX([.AK$1];[.$A4])*4 + MIN([.AK$1];[.$A4]))&gt;=82;1;0)" office:value-type="float" office:value="1" calcext:value-type="float">
            <text:p>1</text:p>
          </table:table-cell>
          <table:table-cell table:style-name="ce4" table:formula="of:=IF((MAX([.AL$1];[.$A4])*4 + MIN([.AL$1];[.$A4]))&gt;=82;1;0)" office:value-type="float" office:value="1" calcext:value-type="float">
            <text:p>1</text:p>
          </table:table-cell>
          <table:table-cell table:style-name="ce4" table:formula="of:=IF((MAX([.AM$1];[.$A4])*4 + MIN([.AM$1];[.$A4]))&gt;=82;1;0)" office:value-type="float" office:value="1" calcext:value-type="float">
            <text:p>1</text:p>
          </table:table-cell>
          <table:table-cell table:style-name="ce4" table:formula="of:=IF((MAX([.AN$1];[.$A4])*4 + MIN([.AN$1];[.$A4]))&gt;=82;1;0)" office:value-type="float" office:value="1" calcext:value-type="float">
            <text:p>1</text:p>
          </table:table-cell>
          <table:table-cell table:style-name="ce4" table:formula="of:=IF((MAX([.AO$1];[.$A4])*4 + MIN([.AO$1];[.$A4]))&gt;=82;1;0)" office:value-type="float" office:value="1" calcext:value-type="float">
            <text:p>1</text:p>
          </table:table-cell>
          <table:table-cell table:style-name="ce4" table:formula="of:=IF((MAX([.AP$1];[.$A4])*4 + MIN([.AP$1];[.$A4]))&gt;=82;1;0)" office:value-type="float" office:value="1" calcext:value-type="float">
            <text:p>1</text:p>
          </table:table-cell>
          <table:table-cell table:style-name="ce4" table:formula="of:=IF((MAX([.AQ$1];[.$A4])*4 + MIN([.AQ$1];[.$A4]))&gt;=82;1;0)" office:value-type="float" office:value="1" calcext:value-type="float">
            <text:p>1</text:p>
          </table:table-cell>
          <table:table-cell table:style-name="ce4" table:formula="of:=IF((MAX([.AR$1];[.$A4])*4 + MIN([.AR$1];[.$A4]))&gt;=82;1;0)" office:value-type="float" office:value="1" calcext:value-type="float">
            <text:p>1</text:p>
          </table:table-cell>
          <table:table-cell table:style-name="ce4" table:formula="of:=IF((MAX([.AS$1];[.$A4])*4 + MIN([.AS$1];[.$A4]))&gt;=82;1;0)" office:value-type="float" office:value="1" calcext:value-type="float">
            <text:p>1</text:p>
          </table:table-cell>
          <table:table-cell table:style-name="ce4" table:formula="of:=IF((MAX([.AT$1];[.$A4])*4 + MIN([.AT$1];[.$A4]))&gt;=82;1;0)" office:value-type="float" office:value="1" calcext:value-type="float">
            <text:p>1</text:p>
          </table:table-cell>
          <table:table-cell table:style-name="ce4" table:formula="of:=IF((MAX([.AU$1];[.$A4])*4 + MIN([.AU$1];[.$A4]))&gt;=82;1;0)" office:value-type="float" office:value="1" calcext:value-type="float">
            <text:p>1</text:p>
          </table:table-cell>
          <table:table-cell table:style-name="ce4" table:formula="of:=IF((MAX([.AV$1];[.$A4])*4 + MIN([.AV$1];[.$A4]))&gt;=82;1;0)" office:value-type="float" office:value="1" calcext:value-type="float">
            <text:p>1</text:p>
          </table:table-cell>
          <table:table-cell table:style-name="ce4" table:formula="of:=IF((MAX([.AW$1];[.$A4])*4 + MIN([.AW$1];[.$A4]))&gt;=82;1;0)" office:value-type="float" office:value="1" calcext:value-type="float">
            <text:p>1</text:p>
          </table:table-cell>
          <table:table-cell table:style-name="ce4" table:formula="of:=IF((MAX([.AX$1];[.$A4])*4 + MIN([.AX$1];[.$A4]))&gt;=82;1;0)" office:value-type="float" office:value="1" calcext:value-type="float">
            <text:p>1</text:p>
          </table:table-cell>
          <table:table-cell table:style-name="ce4" table:formula="of:=IF((MAX([.AY$1];[.$A4])*4 + MIN([.AY$1];[.$A4]))&gt;=82;1;0)" office:value-type="float" office:value="1" calcext:value-type="float">
            <text:p>1</text:p>
          </table:table-cell>
          <table:table-cell table:style-name="ce4" table:formula="of:=IF((MAX([.AZ$1];[.$A4])*4 + MIN([.AZ$1];[.$A4]))&gt;=82;1;0)" office:value-type="float" office:value="1" calcext:value-type="float">
            <text:p>1</text:p>
          </table:table-cell>
          <table:table-cell table:style-name="ce4" table:formula="of:=IF((MAX([.BA$1];[.$A4])*4 + MIN([.BA$1];[.$A4]))&gt;=82;1;0)" office:value-type="float" office:value="1" calcext:value-type="float">
            <text:p>1</text:p>
          </table:table-cell>
          <table:table-cell table:style-name="ce4" table:formula="of:=IF((MAX([.BB$1];[.$A4])*4 + MIN([.BB$1];[.$A4]))&gt;=82;1;0)" office:value-type="float" office:value="1" calcext:value-type="float">
            <text:p>1</text:p>
          </table:table-cell>
          <table:table-cell table:style-name="ce4" table:formula="of:=IF((MAX([.BC$1];[.$A4])*4 + MIN([.BC$1];[.$A4]))&gt;=82;1;0)" office:value-type="float" office:value="1" calcext:value-type="float">
            <text:p>1</text:p>
          </table:table-cell>
          <table:table-cell table:style-name="ce4" table:formula="of:=IF((MAX([.BD$1];[.$A4])*4 + MIN([.BD$1];[.$A4]))&gt;=82;1;0)" office:value-type="float" office:value="1" calcext:value-type="float">
            <text:p>1</text:p>
          </table:table-cell>
          <table:table-cell table:style-name="ce4" table:formula="of:=IF((MAX([.BE$1];[.$A4])*4 + MIN([.BE$1];[.$A4]))&gt;=82;1;0)" office:value-type="float" office:value="1" calcext:value-type="float">
            <text:p>1</text:p>
          </table:table-cell>
          <table:table-cell table:style-name="ce4" table:formula="of:=IF((MAX([.BF$1];[.$A4])*4 + MIN([.BF$1];[.$A4]))&gt;=82;1;0)" office:value-type="float" office:value="1" calcext:value-type="float">
            <text:p>1</text:p>
          </table:table-cell>
          <table:table-cell table:style-name="ce4" table:formula="of:=IF((MAX([.BG$1];[.$A4])*4 + MIN([.BG$1];[.$A4]))&gt;=82;1;0)" office:value-type="float" office:value="1" calcext:value-type="float">
            <text:p>1</text:p>
          </table:table-cell>
          <table:table-cell table:style-name="ce4" table:formula="of:=IF((MAX([.BH$1];[.$A4])*4 + MIN([.BH$1];[.$A4]))&gt;=82;1;0)" office:value-type="float" office:value="1" calcext:value-type="float">
            <text:p>1</text:p>
          </table:table-cell>
          <table:table-cell table:style-name="ce4" table:formula="of:=IF((MAX([.BI$1];[.$A4])*4 + MIN([.BI$1];[.$A4]))&gt;=82;1;0)" office:value-type="float" office:value="1" calcext:value-type="float">
            <text:p>1</text:p>
          </table:table-cell>
          <table:table-cell table:style-name="ce4" table:formula="of:=IF((MAX([.BJ$1];[.$A4])*4 + MIN([.BJ$1];[.$A4]))&gt;=82;1;0)" office:value-type="float" office:value="1" calcext:value-type="float">
            <text:p>1</text:p>
          </table:table-cell>
          <table:table-cell table:style-name="ce4" table:formula="of:=IF((MAX([.BK$1];[.$A4])*4 + MIN([.BK$1];[.$A4]))&gt;=82;1;0)" office:value-type="float" office:value="1" calcext:value-type="float">
            <text:p>1</text:p>
          </table:table-cell>
          <table:table-cell table:style-name="ce4" table:formula="of:=IF((MAX([.BL$1];[.$A4])*4 + MIN([.BL$1];[.$A4]))&gt;=82;1;0)" office:value-type="float" office:value="1" calcext:value-type="float">
            <text:p>1</text:p>
          </table:table-cell>
          <table:table-cell table:style-name="ce4" table:formula="of:=IF((MAX([.BM$1];[.$A4])*4 + MIN([.BM$1];[.$A4]))&gt;=82;1;0)" office:value-type="float" office:value="1" calcext:value-type="float">
            <text:p>1</text:p>
          </table:table-cell>
          <table:table-cell table:style-name="ce4" table:formula="of:=IF((MAX([.BN$1];[.$A4])*4 + MIN([.BN$1];[.$A4]))&gt;=82;1;0)" office:value-type="float" office:value="1" calcext:value-type="float">
            <text:p>1</text:p>
          </table:table-cell>
          <table:table-cell table:style-name="ce4" table:formula="of:=IF((MAX([.BO$1];[.$A4])*4 + MIN([.BO$1];[.$A4]))&gt;=82;1;0)" office:value-type="float" office:value="1" calcext:value-type="float">
            <text:p>1</text:p>
          </table:table-cell>
          <table:table-cell table:style-name="ce4" table:formula="of:=IF((MAX([.BP$1];[.$A4])*4 + MIN([.BP$1];[.$A4]))&gt;=82;1;0)" office:value-type="float" office:value="1" calcext:value-type="float">
            <text:p>1</text:p>
          </table:table-cell>
          <table:table-cell table:style-name="ce4" table:formula="of:=IF((MAX([.BQ$1];[.$A4])*4 + MIN([.BQ$1];[.$A4]))&gt;=82;1;0)" office:value-type="float" office:value="1" calcext:value-type="float">
            <text:p>1</text:p>
          </table:table-cell>
          <table:table-cell table:style-name="ce4" table:formula="of:=IF((MAX([.BR$1];[.$A4])*4 + MIN([.BR$1];[.$A4]))&gt;=82;1;0)" office:value-type="float" office:value="1" calcext:value-type="float">
            <text:p>1</text:p>
          </table:table-cell>
          <table:table-cell table:style-name="ce4" table:formula="of:=IF((MAX([.BS$1];[.$A4])*4 + MIN([.BS$1];[.$A4]))&gt;=82;1;0)" office:value-type="float" office:value="1" calcext:value-type="float">
            <text:p>1</text:p>
          </table:table-cell>
          <table:table-cell table:style-name="ce4" table:formula="of:=IF((MAX([.BT$1];[.$A4])*4 + MIN([.BT$1];[.$A4]))&gt;=82;1;0)" office:value-type="float" office:value="1" calcext:value-type="float">
            <text:p>1</text:p>
          </table:table-cell>
          <table:table-cell table:style-name="ce4" table:formula="of:=IF((MAX([.BU$1];[.$A4])*4 + MIN([.BU$1];[.$A4]))&gt;=82;1;0)" office:value-type="float" office:value="1" calcext:value-type="float">
            <text:p>1</text:p>
          </table:table-cell>
          <table:table-cell table:style-name="ce4" table:formula="of:=IF((MAX([.BV$1];[.$A4])*4 + MIN([.BV$1];[.$A4]))&gt;=82;1;0)" office:value-type="float" office:value="1" calcext:value-type="float">
            <text:p>1</text:p>
          </table:table-cell>
          <table:table-cell table:style-name="ce4" table:formula="of:=IF((MAX([.BW$1];[.$A4])*4 + MIN([.BW$1];[.$A4]))&gt;=82;1;0)" office:value-type="float" office:value="1" calcext:value-type="float">
            <text:p>1</text:p>
          </table:table-cell>
          <table:table-cell table:style-name="ce4" table:formula="of:=IF((MAX([.BX$1];[.$A4])*4 + MIN([.BX$1];[.$A4]))&gt;=82;1;0)" office:value-type="float" office:value="1" calcext:value-type="float">
            <text:p>1</text:p>
          </table:table-cell>
          <table:table-cell table:style-name="ce4" table:formula="of:=IF((MAX([.BY$1];[.$A4])*4 + MIN([.BY$1];[.$A4]))&gt;=82;1;0)" office:value-type="float" office:value="1" calcext:value-type="float">
            <text:p>1</text:p>
          </table:table-cell>
          <table:table-cell table:style-name="ce4" table:formula="of:=IF((MAX([.BZ$1];[.$A4])*4 + MIN([.BZ$1];[.$A4]))&gt;=82;1;0)" office:value-type="float" office:value="1" calcext:value-type="float">
            <text:p>1</text:p>
          </table:table-cell>
          <table:table-cell table:style-name="ce4" table:formula="of:=IF((MAX([.CA$1];[.$A4])*4 + MIN([.CA$1];[.$A4]))&gt;=82;1;0)" office:value-type="float" office:value="1" calcext:value-type="float">
            <text:p>1</text:p>
          </table:table-cell>
          <table:table-cell table:style-name="ce4" table:formula="of:=IF((MAX([.CB$1];[.$A4])*4 + MIN([.CB$1];[.$A4]))&gt;=82;1;0)" office:value-type="float" office:value="1" calcext:value-type="float">
            <text:p>1</text:p>
          </table:table-cell>
          <table:table-cell table:style-name="ce4" table:formula="of:=IF((MAX([.CC$1];[.$A4])*4 + MIN([.CC$1];[.$A4]))&gt;=82;1;0)" office:value-type="float" office:value="1" calcext:value-type="float">
            <text:p>1</text:p>
          </table:table-cell>
          <table:table-cell table:style-name="ce4" table:formula="of:=IF((MAX([.CD$1];[.$A4])*4 + MIN([.CD$1];[.$A4]))&gt;=82;1;0)" office:value-type="float" office:value="1" calcext:value-type="float">
            <text:p>1</text:p>
          </table:table-cell>
          <table:table-cell table:style-name="ce4" table:formula="of:=IF((MAX([.CE$1];[.$A4])*4 + MIN([.CE$1];[.$A4]))&gt;=82;1;0)" office:value-type="float" office:value="1" calcext:value-type="float">
            <text:p>1</text:p>
          </table:table-cell>
          <table:table-cell table:style-name="ce4" table:formula="of:=IF((MAX([.CF$1];[.$A4])*4 + MIN([.CF$1];[.$A4]))&gt;=82;1;0)" office:value-type="float" office:value="1" calcext:value-type="float">
            <text:p>1</text:p>
          </table:table-cell>
          <table:table-cell table:style-name="ce4" table:formula="of:=IF((MAX([.CG$1];[.$A4])*4 + MIN([.CG$1];[.$A4]))&gt;=82;1;0)" office:value-type="float" office:value="1" calcext:value-type="float">
            <text:p>1</text:p>
          </table:table-cell>
          <table:table-cell table:style-name="ce4" table:formula="of:=IF((MAX([.CH$1];[.$A4])*4 + MIN([.CH$1];[.$A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IF(AND(INDEX([.$B$2:.$CH$84];[.$A5]+1;[.B$1])&gt;0;INDEX([.$B$2:.$CH$84];[.$A5]*4;[.B$1])&gt;0;INDEX([.$B$2:.$CH$84];[.$A5];[.B$1]+1)&gt;0;INDEX([.$B$2:.$CH$84];[.$A5];[.B$1]*4)&gt;0);-2;0)" office:value-type="float" office:value="0" calcext:value-type="float">
            <text:p>0</text:p>
          </table:table-cell>
          <table:table-cell table:style-name="ce4" table:formula="of:=IF(AND(INDEX([.$B$2:.$CH$84];[.$A5]+1;[.C$1])&gt;0;INDEX([.$B$2:.$CH$84];[.$A5]*4;[.C$1])&gt;0;INDEX([.$B$2:.$CH$84];[.$A5];[.C$1]+1)&gt;0;INDEX([.$B$2:.$CH$84];[.$A5];[.C$1]*4)&gt;0);-2;0)" office:value-type="float" office:value="0" calcext:value-type="float">
            <text:p>0</text:p>
          </table:table-cell>
          <table:table-cell table:style-name="ce4" table:formula="of:=IF(AND(INDEX([.$B$2:.$CH$84];[.$A5]+1;[.D$1])&gt;0;INDEX([.$B$2:.$CH$84];[.$A5]*4;[.D$1])&gt;0;INDEX([.$B$2:.$CH$84];[.$A5];[.D$1]+1)&gt;0;INDEX([.$B$2:.$CH$84];[.$A5];[.D$1]*4)&gt;0);-2;0)" office:value-type="float" office:value="0" calcext:value-type="float">
            <text:p>0</text:p>
          </table:table-cell>
          <table:table-cell table:style-name="ce4" table:formula="of:=IF(AND(INDEX([.$B$2:.$CH$84];[.$A5]+1;[.E$1])&gt;0;INDEX([.$B$2:.$CH$84];[.$A5]*4;[.E$1])&gt;0;INDEX([.$B$2:.$CH$84];[.$A5];[.E$1]+1)&gt;0;INDEX([.$B$2:.$CH$84];[.$A5];[.E$1]*4)&gt;0);-2;0)" office:value-type="float" office:value="0" calcext:value-type="float">
            <text:p>0</text:p>
          </table:table-cell>
          <table:table-cell table:style-name="ce4" table:formula="of:=IF(AND(INDEX([.$B$2:.$CH$84];[.$A5]+1;[.F$1])&gt;0;INDEX([.$B$2:.$CH$84];[.$A5]*4;[.F$1])&gt;0;INDEX([.$B$2:.$CH$84];[.$A5];[.F$1]+1)&gt;0;INDEX([.$B$2:.$CH$84];[.$A5];[.F$1]*4)&gt;0);-2;0)" office:value-type="float" office:value="0" calcext:value-type="float">
            <text:p>0</text:p>
          </table:table-cell>
          <table:table-cell table:style-name="ce4" table:formula="of:=IF(AND(INDEX([.$B$2:.$CH$84];[.$A5]+1;[.G$1])&gt;0;INDEX([.$B$2:.$CH$84];[.$A5]*4;[.G$1])&gt;0;INDEX([.$B$2:.$CH$84];[.$A5];[.G$1]+1)&gt;0;INDEX([.$B$2:.$CH$84];[.$A5];[.G$1]*4)&gt;0);-2;0)" office:value-type="float" office:value="0" calcext:value-type="float">
            <text:p>0</text:p>
          </table:table-cell>
          <table:table-cell table:style-name="ce4" table:formula="of:=IF(AND(INDEX([.$B$2:.$CH$84];[.$A5]+1;[.H$1])&gt;0;INDEX([.$B$2:.$CH$84];[.$A5]*4;[.H$1])&gt;0;INDEX([.$B$2:.$CH$84];[.$A5];[.H$1]+1)&gt;0;INDEX([.$B$2:.$CH$84];[.$A5];[.H$1]*4)&gt;0);-2;0)" office:value-type="float" office:value="0" calcext:value-type="float">
            <text:p>0</text:p>
          </table:table-cell>
          <table:table-cell table:style-name="ce4" table:formula="of:=IF(AND(INDEX([.$B$2:.$CH$84];[.$A5]+1;[.I$1])&gt;0;INDEX([.$B$2:.$CH$84];[.$A5]*4;[.I$1])&gt;0;INDEX([.$B$2:.$CH$84];[.$A5];[.I$1]+1)&gt;0;INDEX([.$B$2:.$CH$84];[.$A5];[.I$1]*4)&gt;0);-2;0)" office:value-type="float" office:value="0" calcext:value-type="float">
            <text:p>0</text:p>
          </table:table-cell>
          <table:table-cell table:style-name="ce4" table:formula="of:=IF(AND(INDEX([.$B$2:.$CH$84];[.$A5]+1;[.J$1])&gt;0;INDEX([.$B$2:.$CH$84];[.$A5]*4;[.J$1])&gt;0;INDEX([.$B$2:.$CH$84];[.$A5];[.J$1]+1)&gt;0;INDEX([.$B$2:.$CH$84];[.$A5];[.J$1]*4)&gt;0);-2;0)" office:value-type="float" office:value="0" calcext:value-type="float">
            <text:p>0</text:p>
          </table:table-cell>
          <table:table-cell table:style-name="ce4" table:formula="of:=IF(AND(INDEX([.$B$2:.$CH$84];[.$A5]+1;[.K$1])&gt;0;INDEX([.$B$2:.$CH$84];[.$A5]*4;[.K$1])&gt;0;INDEX([.$B$2:.$CH$84];[.$A5];[.K$1]+1)&gt;0;INDEX([.$B$2:.$CH$84];[.$A5];[.K$1]*4)&gt;0);-2;0)" office:value-type="float" office:value="0" calcext:value-type="float">
            <text:p>0</text:p>
          </table:table-cell>
          <table:table-cell table:style-name="ce4" table:formula="of:=IF(AND(INDEX([.$B$2:.$CH$84];[.$A5]+1;[.L$1])&gt;0;INDEX([.$B$2:.$CH$84];[.$A5]*4;[.L$1])&gt;0;INDEX([.$B$2:.$CH$84];[.$A5];[.L$1]+1)&gt;0;INDEX([.$B$2:.$CH$84];[.$A5];[.L$1]*4)&gt;0);-2;0)" office:value-type="float" office:value="0" calcext:value-type="float">
            <text:p>0</text:p>
          </table:table-cell>
          <table:table-cell table:style-name="ce4" table:formula="of:=IF(AND(INDEX([.$B$2:.$CH$84];[.$A5]+1;[.M$1])&gt;0;INDEX([.$B$2:.$CH$84];[.$A5]*4;[.M$1])&gt;0;INDEX([.$B$2:.$CH$84];[.$A5];[.M$1]+1)&gt;0;INDEX([.$B$2:.$CH$84];[.$A5];[.M$1]*4)&gt;0);-2;0)" office:value-type="float" office:value="0" calcext:value-type="float">
            <text:p>0</text:p>
          </table:table-cell>
          <table:table-cell table:style-name="ce5" table:formula="of:=IF(AND(INDEX([.$B$2:.$CH$84];[.$A5]+1;[.N$1])&gt;0;INDEX([.$B$2:.$CH$84];[.$A5]*4;[.N$1])&gt;0;INDEX([.$B$2:.$CH$84];[.$A5];[.N$1]+1)&gt;0;INDEX([.$B$2:.$CH$84];[.$A5];[.N$1]*4)&gt;0);-2;0)" office:value-type="float" office:value="0" calcext:value-type="float">
            <text:p>0</text:p>
          </table:table-cell>
          <table:table-cell table:style-name="ce4" table:formula="of:=IF(AND(INDEX([.$B$2:.$CH$84];[.$A5]+1;[.O$1])&gt;0;INDEX([.$B$2:.$CH$84];[.$A5]*4;[.O$1])&gt;0;INDEX([.$B$2:.$CH$84];[.$A5];[.O$1]+1)&gt;0;INDEX([.$B$2:.$CH$84];[.$A5];[.O$1]*4)&gt;0);-2;0)" office:value-type="float" office:value="0" calcext:value-type="float">
            <text:p>0</text:p>
          </table:table-cell>
          <table:table-cell table:style-name="ce4" table:formula="of:=IF(AND(INDEX([.$B$2:.$CH$84];[.$A5]+1;[.P$1])&gt;0;INDEX([.$B$2:.$CH$84];[.$A5]*4;[.P$1])&gt;0;INDEX([.$B$2:.$CH$84];[.$A5];[.P$1]+1)&gt;0;INDEX([.$B$2:.$CH$84];[.$A5];[.P$1]*4)&gt;0);-2;0)" office:value-type="float" office:value="0" calcext:value-type="float">
            <text:p>0</text:p>
          </table:table-cell>
          <table:table-cell table:style-name="ce4" table:formula="of:=IF(OR(INDEX([.$B$2:.$CH$84];[.$A5]+1;[.Q$1])=-1;INDEX([.$B$2:.$CH$84];[.$A5]*4;[.Q$1])=-1;INDEX([.$B$2:.$CH$84];[.$A5];[.Q$1]+1)=-1;INDEX([.$B$2:.$CH$84];[.$A5];[.Q$1]*4)=-1);2;0)" office:value-type="float" office:value="2" calcext:value-type="float">
            <text:p>2</text:p>
          </table:table-cell>
          <table:table-cell table:style-name="ce4" table:formula="of:=IF(AND(INDEX([.$B$2:.$CH$84];[.$A5]+1;[.R$1])&gt;0;INDEX([.$B$2:.$CH$84];[.$A5]*4;[.R$1])&gt;0;INDEX([.$B$2:.$CH$84];[.$A5];[.R$1]+1)&gt;0;INDEX([.$B$2:.$CH$84];[.$A5];[.R$1]*4)&gt;0);-2;0)" office:value-type="float" office:value="0" calcext:value-type="float">
            <text:p>0</text:p>
          </table:table-cell>
          <table:table-cell table:style-name="ce4" table:formula="of:=IF(AND(INDEX([.$B$2:.$CH$84];[.$A5]+1;[.S$1])&gt;0;INDEX([.$B$2:.$CH$84];[.$A5]*4;[.S$1])&gt;0;INDEX([.$B$2:.$CH$84];[.$A5];[.S$1]+1)&gt;0;INDEX([.$B$2:.$CH$84];[.$A5];[.S$1]*4)&gt;0);-2;0)" office:value-type="float" office:value="-2" calcext:value-type="float">
            <text:p>-2</text:p>
          </table:table-cell>
          <table:table-cell table:style-name="ce4" table:formula="of:=IF(OR(INDEX([.$B$2:.$CH$84];[.$A5]+1;[.T$1])=-1;INDEX([.$B$2:.$CH$84];[.$A5]*4;[.T$1])=-1;INDEX([.$B$2:.$CH$84];[.$A5];[.T$1]+1)=-1;INDEX([.$B$2:.$CH$84];[.$A5];[.T$1]*4)=-1);2;0)" office:value-type="float" office:value="2" calcext:value-type="float">
            <text:p>2</text:p>
          </table:table-cell>
          <table:table-cell table:style-name="ce4" table:formula="of:=IF((MAX([.U$1];[.$A5])*4 + MIN([.U$1];[.$A5]))&gt;=82;1;0)" office:value-type="float" office:value="1" calcext:value-type="float">
            <text:p>1</text:p>
          </table:table-cell>
          <table:table-cell table:style-name="ce4" table:formula="of:=IF((MAX([.V$1];[.$A5])*4 + MIN([.V$1];[.$A5]))&gt;=82;1;0)" office:value-type="float" office:value="1" calcext:value-type="float">
            <text:p>1</text:p>
          </table:table-cell>
          <table:table-cell table:style-name="ce4" table:formula="of:=IF((MAX([.W$1];[.$A5])*4 + MIN([.W$1];[.$A5]))&gt;=82;1;0)" office:value-type="float" office:value="1" calcext:value-type="float">
            <text:p>1</text:p>
          </table:table-cell>
          <table:table-cell table:style-name="ce4" table:formula="of:=IF((MAX([.X$1];[.$A5])*4 + MIN([.X$1];[.$A5]))&gt;=82;1;0)" office:value-type="float" office:value="1" calcext:value-type="float">
            <text:p>1</text:p>
          </table:table-cell>
          <table:table-cell table:style-name="ce4" table:formula="of:=IF((MAX([.Y$1];[.$A5])*4 + MIN([.Y$1];[.$A5]))&gt;=82;1;0)" office:value-type="float" office:value="1" calcext:value-type="float">
            <text:p>1</text:p>
          </table:table-cell>
          <table:table-cell table:style-name="ce4" table:formula="of:=IF((MAX([.Z$1];[.$A5])*4 + MIN([.Z$1];[.$A5]))&gt;=82;1;0)" office:value-type="float" office:value="1" calcext:value-type="float">
            <text:p>1</text:p>
          </table:table-cell>
          <table:table-cell table:style-name="ce4" table:formula="of:=IF((MAX([.AA$1];[.$A5])*4 + MIN([.AA$1];[.$A5]))&gt;=82;1;0)" office:value-type="float" office:value="1" calcext:value-type="float">
            <text:p>1</text:p>
          </table:table-cell>
          <table:table-cell table:style-name="ce4" table:formula="of:=IF((MAX([.AB$1];[.$A5])*4 + MIN([.AB$1];[.$A5]))&gt;=82;1;0)" office:value-type="float" office:value="1" calcext:value-type="float">
            <text:p>1</text:p>
          </table:table-cell>
          <table:table-cell table:style-name="ce4" table:formula="of:=IF((MAX([.AC$1];[.$A5])*4 + MIN([.AC$1];[.$A5]))&gt;=82;1;0)" office:value-type="float" office:value="1" calcext:value-type="float">
            <text:p>1</text:p>
          </table:table-cell>
          <table:table-cell table:style-name="ce4" table:formula="of:=IF((MAX([.AD$1];[.$A5])*4 + MIN([.AD$1];[.$A5]))&gt;=82;1;0)" office:value-type="float" office:value="1" calcext:value-type="float">
            <text:p>1</text:p>
          </table:table-cell>
          <table:table-cell table:style-name="ce4" table:formula="of:=IF((MAX([.AE$1];[.$A5])*4 + MIN([.AE$1];[.$A5]))&gt;=82;1;0)" office:value-type="float" office:value="1" calcext:value-type="float">
            <text:p>1</text:p>
          </table:table-cell>
          <table:table-cell table:style-name="ce4" table:formula="of:=IF((MAX([.AF$1];[.$A5])*4 + MIN([.AF$1];[.$A5]))&gt;=82;1;0)" office:value-type="float" office:value="1" calcext:value-type="float">
            <text:p>1</text:p>
          </table:table-cell>
          <table:table-cell table:style-name="ce4" table:formula="of:=IF((MAX([.AG$1];[.$A5])*4 + MIN([.AG$1];[.$A5]))&gt;=82;1;0)" office:value-type="float" office:value="1" calcext:value-type="float">
            <text:p>1</text:p>
          </table:table-cell>
          <table:table-cell table:style-name="ce4" table:formula="of:=IF((MAX([.AH$1];[.$A5])*4 + MIN([.AH$1];[.$A5]))&gt;=82;1;0)" office:value-type="float" office:value="1" calcext:value-type="float">
            <text:p>1</text:p>
          </table:table-cell>
          <table:table-cell table:style-name="ce4" table:formula="of:=IF((MAX([.AI$1];[.$A5])*4 + MIN([.AI$1];[.$A5]))&gt;=82;1;0)" office:value-type="float" office:value="1" calcext:value-type="float">
            <text:p>1</text:p>
          </table:table-cell>
          <table:table-cell table:style-name="ce4" table:formula="of:=IF((MAX([.AJ$1];[.$A5])*4 + MIN([.AJ$1];[.$A5]))&gt;=82;1;0)" office:value-type="float" office:value="1" calcext:value-type="float">
            <text:p>1</text:p>
          </table:table-cell>
          <table:table-cell table:style-name="ce4" table:formula="of:=IF((MAX([.AK$1];[.$A5])*4 + MIN([.AK$1];[.$A5]))&gt;=82;1;0)" office:value-type="float" office:value="1" calcext:value-type="float">
            <text:p>1</text:p>
          </table:table-cell>
          <table:table-cell table:style-name="ce4" table:formula="of:=IF((MAX([.AL$1];[.$A5])*4 + MIN([.AL$1];[.$A5]))&gt;=82;1;0)" office:value-type="float" office:value="1" calcext:value-type="float">
            <text:p>1</text:p>
          </table:table-cell>
          <table:table-cell table:style-name="ce4" table:formula="of:=IF((MAX([.AM$1];[.$A5])*4 + MIN([.AM$1];[.$A5]))&gt;=82;1;0)" office:value-type="float" office:value="1" calcext:value-type="float">
            <text:p>1</text:p>
          </table:table-cell>
          <table:table-cell table:style-name="ce4" table:formula="of:=IF((MAX([.AN$1];[.$A5])*4 + MIN([.AN$1];[.$A5]))&gt;=82;1;0)" office:value-type="float" office:value="1" calcext:value-type="float">
            <text:p>1</text:p>
          </table:table-cell>
          <table:table-cell table:style-name="ce4" table:formula="of:=IF((MAX([.AO$1];[.$A5])*4 + MIN([.AO$1];[.$A5]))&gt;=82;1;0)" office:value-type="float" office:value="1" calcext:value-type="float">
            <text:p>1</text:p>
          </table:table-cell>
          <table:table-cell table:style-name="ce4" table:formula="of:=IF((MAX([.AP$1];[.$A5])*4 + MIN([.AP$1];[.$A5]))&gt;=82;1;0)" office:value-type="float" office:value="1" calcext:value-type="float">
            <text:p>1</text:p>
          </table:table-cell>
          <table:table-cell table:style-name="ce4" table:formula="of:=IF((MAX([.AQ$1];[.$A5])*4 + MIN([.AQ$1];[.$A5]))&gt;=82;1;0)" office:value-type="float" office:value="1" calcext:value-type="float">
            <text:p>1</text:p>
          </table:table-cell>
          <table:table-cell table:style-name="ce4" table:formula="of:=IF((MAX([.AR$1];[.$A5])*4 + MIN([.AR$1];[.$A5]))&gt;=82;1;0)" office:value-type="float" office:value="1" calcext:value-type="float">
            <text:p>1</text:p>
          </table:table-cell>
          <table:table-cell table:style-name="ce4" table:formula="of:=IF((MAX([.AS$1];[.$A5])*4 + MIN([.AS$1];[.$A5]))&gt;=82;1;0)" office:value-type="float" office:value="1" calcext:value-type="float">
            <text:p>1</text:p>
          </table:table-cell>
          <table:table-cell table:style-name="ce4" table:formula="of:=IF((MAX([.AT$1];[.$A5])*4 + MIN([.AT$1];[.$A5]))&gt;=82;1;0)" office:value-type="float" office:value="1" calcext:value-type="float">
            <text:p>1</text:p>
          </table:table-cell>
          <table:table-cell table:style-name="ce4" table:formula="of:=IF((MAX([.AU$1];[.$A5])*4 + MIN([.AU$1];[.$A5]))&gt;=82;1;0)" office:value-type="float" office:value="1" calcext:value-type="float">
            <text:p>1</text:p>
          </table:table-cell>
          <table:table-cell table:style-name="ce4" table:formula="of:=IF((MAX([.AV$1];[.$A5])*4 + MIN([.AV$1];[.$A5]))&gt;=82;1;0)" office:value-type="float" office:value="1" calcext:value-type="float">
            <text:p>1</text:p>
          </table:table-cell>
          <table:table-cell table:style-name="ce4" table:formula="of:=IF((MAX([.AW$1];[.$A5])*4 + MIN([.AW$1];[.$A5]))&gt;=82;1;0)" office:value-type="float" office:value="1" calcext:value-type="float">
            <text:p>1</text:p>
          </table:table-cell>
          <table:table-cell table:style-name="ce4" table:formula="of:=IF((MAX([.AX$1];[.$A5])*4 + MIN([.AX$1];[.$A5]))&gt;=82;1;0)" office:value-type="float" office:value="1" calcext:value-type="float">
            <text:p>1</text:p>
          </table:table-cell>
          <table:table-cell table:style-name="ce4" table:formula="of:=IF((MAX([.AY$1];[.$A5])*4 + MIN([.AY$1];[.$A5]))&gt;=82;1;0)" office:value-type="float" office:value="1" calcext:value-type="float">
            <text:p>1</text:p>
          </table:table-cell>
          <table:table-cell table:style-name="ce4" table:formula="of:=IF((MAX([.AZ$1];[.$A5])*4 + MIN([.AZ$1];[.$A5]))&gt;=82;1;0)" office:value-type="float" office:value="1" calcext:value-type="float">
            <text:p>1</text:p>
          </table:table-cell>
          <table:table-cell table:style-name="ce4" table:formula="of:=IF((MAX([.BA$1];[.$A5])*4 + MIN([.BA$1];[.$A5]))&gt;=82;1;0)" office:value-type="float" office:value="1" calcext:value-type="float">
            <text:p>1</text:p>
          </table:table-cell>
          <table:table-cell table:style-name="ce4" table:formula="of:=IF((MAX([.BB$1];[.$A5])*4 + MIN([.BB$1];[.$A5]))&gt;=82;1;0)" office:value-type="float" office:value="1" calcext:value-type="float">
            <text:p>1</text:p>
          </table:table-cell>
          <table:table-cell table:style-name="ce4" table:formula="of:=IF((MAX([.BC$1];[.$A5])*4 + MIN([.BC$1];[.$A5]))&gt;=82;1;0)" office:value-type="float" office:value="1" calcext:value-type="float">
            <text:p>1</text:p>
          </table:table-cell>
          <table:table-cell table:style-name="ce4" table:formula="of:=IF((MAX([.BD$1];[.$A5])*4 + MIN([.BD$1];[.$A5]))&gt;=82;1;0)" office:value-type="float" office:value="1" calcext:value-type="float">
            <text:p>1</text:p>
          </table:table-cell>
          <table:table-cell table:style-name="ce4" table:formula="of:=IF((MAX([.BE$1];[.$A5])*4 + MIN([.BE$1];[.$A5]))&gt;=82;1;0)" office:value-type="float" office:value="1" calcext:value-type="float">
            <text:p>1</text:p>
          </table:table-cell>
          <table:table-cell table:style-name="ce4" table:formula="of:=IF((MAX([.BF$1];[.$A5])*4 + MIN([.BF$1];[.$A5]))&gt;=82;1;0)" office:value-type="float" office:value="1" calcext:value-type="float">
            <text:p>1</text:p>
          </table:table-cell>
          <table:table-cell table:style-name="ce4" table:formula="of:=IF((MAX([.BG$1];[.$A5])*4 + MIN([.BG$1];[.$A5]))&gt;=82;1;0)" office:value-type="float" office:value="1" calcext:value-type="float">
            <text:p>1</text:p>
          </table:table-cell>
          <table:table-cell table:style-name="ce4" table:formula="of:=IF((MAX([.BH$1];[.$A5])*4 + MIN([.BH$1];[.$A5]))&gt;=82;1;0)" office:value-type="float" office:value="1" calcext:value-type="float">
            <text:p>1</text:p>
          </table:table-cell>
          <table:table-cell table:style-name="ce4" table:formula="of:=IF((MAX([.BI$1];[.$A5])*4 + MIN([.BI$1];[.$A5]))&gt;=82;1;0)" office:value-type="float" office:value="1" calcext:value-type="float">
            <text:p>1</text:p>
          </table:table-cell>
          <table:table-cell table:style-name="ce4" table:formula="of:=IF((MAX([.BJ$1];[.$A5])*4 + MIN([.BJ$1];[.$A5]))&gt;=82;1;0)" office:value-type="float" office:value="1" calcext:value-type="float">
            <text:p>1</text:p>
          </table:table-cell>
          <table:table-cell table:style-name="ce4" table:formula="of:=IF((MAX([.BK$1];[.$A5])*4 + MIN([.BK$1];[.$A5]))&gt;=82;1;0)" office:value-type="float" office:value="1" calcext:value-type="float">
            <text:p>1</text:p>
          </table:table-cell>
          <table:table-cell table:style-name="ce4" table:formula="of:=IF((MAX([.BL$1];[.$A5])*4 + MIN([.BL$1];[.$A5]))&gt;=82;1;0)" office:value-type="float" office:value="1" calcext:value-type="float">
            <text:p>1</text:p>
          </table:table-cell>
          <table:table-cell table:style-name="ce4" table:formula="of:=IF((MAX([.BM$1];[.$A5])*4 + MIN([.BM$1];[.$A5]))&gt;=82;1;0)" office:value-type="float" office:value="1" calcext:value-type="float">
            <text:p>1</text:p>
          </table:table-cell>
          <table:table-cell table:style-name="ce4" table:formula="of:=IF((MAX([.BN$1];[.$A5])*4 + MIN([.BN$1];[.$A5]))&gt;=82;1;0)" office:value-type="float" office:value="1" calcext:value-type="float">
            <text:p>1</text:p>
          </table:table-cell>
          <table:table-cell table:style-name="ce4" table:formula="of:=IF((MAX([.BO$1];[.$A5])*4 + MIN([.BO$1];[.$A5]))&gt;=82;1;0)" office:value-type="float" office:value="1" calcext:value-type="float">
            <text:p>1</text:p>
          </table:table-cell>
          <table:table-cell table:style-name="ce4" table:formula="of:=IF((MAX([.BP$1];[.$A5])*4 + MIN([.BP$1];[.$A5]))&gt;=82;1;0)" office:value-type="float" office:value="1" calcext:value-type="float">
            <text:p>1</text:p>
          </table:table-cell>
          <table:table-cell table:style-name="ce4" table:formula="of:=IF((MAX([.BQ$1];[.$A5])*4 + MIN([.BQ$1];[.$A5]))&gt;=82;1;0)" office:value-type="float" office:value="1" calcext:value-type="float">
            <text:p>1</text:p>
          </table:table-cell>
          <table:table-cell table:style-name="ce4" table:formula="of:=IF((MAX([.BR$1];[.$A5])*4 + MIN([.BR$1];[.$A5]))&gt;=82;1;0)" office:value-type="float" office:value="1" calcext:value-type="float">
            <text:p>1</text:p>
          </table:table-cell>
          <table:table-cell table:style-name="ce4" table:formula="of:=IF((MAX([.BS$1];[.$A5])*4 + MIN([.BS$1];[.$A5]))&gt;=82;1;0)" office:value-type="float" office:value="1" calcext:value-type="float">
            <text:p>1</text:p>
          </table:table-cell>
          <table:table-cell table:style-name="ce4" table:formula="of:=IF((MAX([.BT$1];[.$A5])*4 + MIN([.BT$1];[.$A5]))&gt;=82;1;0)" office:value-type="float" office:value="1" calcext:value-type="float">
            <text:p>1</text:p>
          </table:table-cell>
          <table:table-cell table:style-name="ce4" table:formula="of:=IF((MAX([.BU$1];[.$A5])*4 + MIN([.BU$1];[.$A5]))&gt;=82;1;0)" office:value-type="float" office:value="1" calcext:value-type="float">
            <text:p>1</text:p>
          </table:table-cell>
          <table:table-cell table:style-name="ce4" table:formula="of:=IF((MAX([.BV$1];[.$A5])*4 + MIN([.BV$1];[.$A5]))&gt;=82;1;0)" office:value-type="float" office:value="1" calcext:value-type="float">
            <text:p>1</text:p>
          </table:table-cell>
          <table:table-cell table:style-name="ce4" table:formula="of:=IF((MAX([.BW$1];[.$A5])*4 + MIN([.BW$1];[.$A5]))&gt;=82;1;0)" office:value-type="float" office:value="1" calcext:value-type="float">
            <text:p>1</text:p>
          </table:table-cell>
          <table:table-cell table:style-name="ce4" table:formula="of:=IF((MAX([.BX$1];[.$A5])*4 + MIN([.BX$1];[.$A5]))&gt;=82;1;0)" office:value-type="float" office:value="1" calcext:value-type="float">
            <text:p>1</text:p>
          </table:table-cell>
          <table:table-cell table:style-name="ce4" table:formula="of:=IF((MAX([.BY$1];[.$A5])*4 + MIN([.BY$1];[.$A5]))&gt;=82;1;0)" office:value-type="float" office:value="1" calcext:value-type="float">
            <text:p>1</text:p>
          </table:table-cell>
          <table:table-cell table:style-name="ce4" table:formula="of:=IF((MAX([.BZ$1];[.$A5])*4 + MIN([.BZ$1];[.$A5]))&gt;=82;1;0)" office:value-type="float" office:value="1" calcext:value-type="float">
            <text:p>1</text:p>
          </table:table-cell>
          <table:table-cell table:style-name="ce4" table:formula="of:=IF((MAX([.CA$1];[.$A5])*4 + MIN([.CA$1];[.$A5]))&gt;=82;1;0)" office:value-type="float" office:value="1" calcext:value-type="float">
            <text:p>1</text:p>
          </table:table-cell>
          <table:table-cell table:style-name="ce4" table:formula="of:=IF((MAX([.CB$1];[.$A5])*4 + MIN([.CB$1];[.$A5]))&gt;=82;1;0)" office:value-type="float" office:value="1" calcext:value-type="float">
            <text:p>1</text:p>
          </table:table-cell>
          <table:table-cell table:style-name="ce4" table:formula="of:=IF((MAX([.CC$1];[.$A5])*4 + MIN([.CC$1];[.$A5]))&gt;=82;1;0)" office:value-type="float" office:value="1" calcext:value-type="float">
            <text:p>1</text:p>
          </table:table-cell>
          <table:table-cell table:style-name="ce4" table:formula="of:=IF((MAX([.CD$1];[.$A5])*4 + MIN([.CD$1];[.$A5]))&gt;=82;1;0)" office:value-type="float" office:value="1" calcext:value-type="float">
            <text:p>1</text:p>
          </table:table-cell>
          <table:table-cell table:style-name="ce4" table:formula="of:=IF((MAX([.CE$1];[.$A5])*4 + MIN([.CE$1];[.$A5]))&gt;=82;1;0)" office:value-type="float" office:value="1" calcext:value-type="float">
            <text:p>1</text:p>
          </table:table-cell>
          <table:table-cell table:style-name="ce4" table:formula="of:=IF((MAX([.CF$1];[.$A5])*4 + MIN([.CF$1];[.$A5]))&gt;=82;1;0)" office:value-type="float" office:value="1" calcext:value-type="float">
            <text:p>1</text:p>
          </table:table-cell>
          <table:table-cell table:style-name="ce4" table:formula="of:=IF((MAX([.CG$1];[.$A5])*4 + MIN([.CG$1];[.$A5]))&gt;=82;1;0)" office:value-type="float" office:value="1" calcext:value-type="float">
            <text:p>1</text:p>
          </table:table-cell>
          <table:table-cell table:style-name="ce4" table:formula="of:=IF((MAX([.CH$1];[.$A5])*4 + MIN([.CH$1];[.$A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IF(OR(INDEX([.$B$2:.$CH$84];[.$A6]+1;[.B$1])=-1;INDEX([.$B$2:.$CH$84];[.$A6]*4;[.B$1])=-1;INDEX([.$B$2:.$CH$84];[.$A6];[.B$1]+1)=-1;INDEX([.$B$2:.$CH$84];[.$A6];[.B$1]*4)=-1);2;0)" office:value-type="float" office:value="2" calcext:value-type="float">
            <text:p>2</text:p>
          </table:table-cell>
          <table:table-cell table:style-name="ce4" table:formula="of:=IF(AND(INDEX([.$B$2:.$CH$84];[.$A6]+1;[.C$1])&gt;0;INDEX([.$B$2:.$CH$84];[.$A6]*4;[.C$1])&gt;0;INDEX([.$B$2:.$CH$84];[.$A6];[.C$1]+1)&gt;0;INDEX([.$B$2:.$CH$84];[.$A6];[.C$1]*4)&gt;0);-2;0)" office:value-type="float" office:value="0" calcext:value-type="float">
            <text:p>0</text:p>
          </table:table-cell>
          <table:table-cell table:style-name="ce4" table:formula="of:=IF(AND(INDEX([.$B$2:.$CH$84];[.$A6]+1;[.D$1])&gt;0;INDEX([.$B$2:.$CH$84];[.$A6]*4;[.D$1])&gt;0;INDEX([.$B$2:.$CH$84];[.$A6];[.D$1]+1)&gt;0;INDEX([.$B$2:.$CH$84];[.$A6];[.D$1]*4)&gt;0);-2;0)" office:value-type="float" office:value="0" calcext:value-type="float">
            <text:p>0</text:p>
          </table:table-cell>
          <table:table-cell table:style-name="ce4" table:formula="of:=IF(AND(INDEX([.$B$2:.$CH$84];[.$A6]+1;[.E$1])&gt;0;INDEX([.$B$2:.$CH$84];[.$A6]*4;[.E$1])&gt;0;INDEX([.$B$2:.$CH$84];[.$A6];[.E$1]+1)&gt;0;INDEX([.$B$2:.$CH$84];[.$A6];[.E$1]*4)&gt;0);-2;0)" office:value-type="float" office:value="0" calcext:value-type="float">
            <text:p>0</text:p>
          </table:table-cell>
          <table:table-cell table:style-name="ce4" table:formula="of:=IF(AND(INDEX([.$B$2:.$CH$84];[.$A6]+1;[.F$1])&gt;0;INDEX([.$B$2:.$CH$84];[.$A6]*4;[.F$1])&gt;0;INDEX([.$B$2:.$CH$84];[.$A6];[.F$1]+1)&gt;0;INDEX([.$B$2:.$CH$84];[.$A6];[.F$1]*4)&gt;0);-2;0)" office:value-type="float" office:value="0" calcext:value-type="float">
            <text:p>0</text:p>
          </table:table-cell>
          <table:table-cell table:style-name="ce4" table:formula="of:=IF(AND(INDEX([.$B$2:.$CH$84];[.$A6]+1;[.G$1])&gt;0;INDEX([.$B$2:.$CH$84];[.$A6]*4;[.G$1])&gt;0;INDEX([.$B$2:.$CH$84];[.$A6];[.G$1]+1)&gt;0;INDEX([.$B$2:.$CH$84];[.$A6];[.G$1]*4)&gt;0);-2;0)" office:value-type="float" office:value="0" calcext:value-type="float">
            <text:p>0</text:p>
          </table:table-cell>
          <table:table-cell table:style-name="ce4" table:formula="of:=IF(AND(INDEX([.$B$2:.$CH$84];[.$A6]+1;[.H$1])&gt;0;INDEX([.$B$2:.$CH$84];[.$A6]*4;[.H$1])&gt;0;INDEX([.$B$2:.$CH$84];[.$A6];[.H$1]+1)&gt;0;INDEX([.$B$2:.$CH$84];[.$A6];[.H$1]*4)&gt;0);-2;0)" office:value-type="float" office:value="0" calcext:value-type="float">
            <text:p>0</text:p>
          </table:table-cell>
          <table:table-cell table:style-name="ce4" table:formula="of:=IF(AND(INDEX([.$B$2:.$CH$84];[.$A6]+1;[.I$1])&gt;0;INDEX([.$B$2:.$CH$84];[.$A6]*4;[.I$1])&gt;0;INDEX([.$B$2:.$CH$84];[.$A6];[.I$1]+1)&gt;0;INDEX([.$B$2:.$CH$84];[.$A6];[.I$1]*4)&gt;0);-2;0)" office:value-type="float" office:value="0" calcext:value-type="float">
            <text:p>0</text:p>
          </table:table-cell>
          <table:table-cell table:style-name="ce4" table:formula="of:=IF(AND(INDEX([.$B$2:.$CH$84];[.$A6]+1;[.J$1])&gt;0;INDEX([.$B$2:.$CH$84];[.$A6]*4;[.J$1])&gt;0;INDEX([.$B$2:.$CH$84];[.$A6];[.J$1]+1)&gt;0;INDEX([.$B$2:.$CH$84];[.$A6];[.J$1]*4)&gt;0);-2;0)" office:value-type="float" office:value="0" calcext:value-type="float">
            <text:p>0</text:p>
          </table:table-cell>
          <table:table-cell table:style-name="ce4" table:formula="of:=IF(AND(INDEX([.$B$2:.$CH$84];[.$A6]+1;[.K$1])&gt;0;INDEX([.$B$2:.$CH$84];[.$A6]*4;[.K$1])&gt;0;INDEX([.$B$2:.$CH$84];[.$A6];[.K$1]+1)&gt;0;INDEX([.$B$2:.$CH$84];[.$A6];[.K$1]*4)&gt;0);-2;0)" office:value-type="float" office:value="0" calcext:value-type="float">
            <text:p>0</text:p>
          </table:table-cell>
          <table:table-cell table:style-name="ce4" table:formula="of:=IF(AND(INDEX([.$B$2:.$CH$84];[.$A6]+1;[.L$1])&gt;0;INDEX([.$B$2:.$CH$84];[.$A6]*4;[.L$1])&gt;0;INDEX([.$B$2:.$CH$84];[.$A6];[.L$1]+1)&gt;0;INDEX([.$B$2:.$CH$84];[.$A6];[.L$1]*4)&gt;0);-2;0)" office:value-type="float" office:value="0" calcext:value-type="float">
            <text:p>0</text:p>
          </table:table-cell>
          <table:table-cell table:style-name="ce4" table:formula="of:=IF(AND(INDEX([.$B$2:.$CH$84];[.$A6]+1;[.M$1])&gt;0;INDEX([.$B$2:.$CH$84];[.$A6]*4;[.M$1])&gt;0;INDEX([.$B$2:.$CH$84];[.$A6];[.M$1]+1)&gt;0;INDEX([.$B$2:.$CH$84];[.$A6];[.M$1]*4)&gt;0);-2;0)" office:value-type="float" office:value="0" calcext:value-type="float">
            <text:p>0</text:p>
          </table:table-cell>
          <table:table-cell table:style-name="ce5" table:formula="of:=IF(AND(INDEX([.$B$2:.$CH$84];[.$A6]+1;[.N$1])&gt;0;INDEX([.$B$2:.$CH$84];[.$A6]*4;[.N$1])&gt;0;INDEX([.$B$2:.$CH$84];[.$A6];[.N$1]+1)&gt;0;INDEX([.$B$2:.$CH$84];[.$A6];[.N$1]*4)&gt;0);-2;0)" office:value-type="float" office:value="0" calcext:value-type="float">
            <text:p>0</text:p>
          </table:table-cell>
          <table:table-cell table:style-name="ce4" table:formula="of:=IF(AND(INDEX([.$B$2:.$CH$84];[.$A6]+1;[.O$1])&gt;0;INDEX([.$B$2:.$CH$84];[.$A6]*4;[.O$1])&gt;0;INDEX([.$B$2:.$CH$84];[.$A6];[.O$1]+1)&gt;0;INDEX([.$B$2:.$CH$84];[.$A6];[.O$1]*4)&gt;0);-2;0)" office:value-type="float" office:value="0" calcext:value-type="float">
            <text:p>0</text:p>
          </table:table-cell>
          <table:table-cell table:style-name="ce4" table:formula="of:=IF(AND(INDEX([.$B$2:.$CH$84];[.$A6]+1;[.P$1])&gt;0;INDEX([.$B$2:.$CH$84];[.$A6]*4;[.P$1])&gt;0;INDEX([.$B$2:.$CH$84];[.$A6];[.P$1]+1)&gt;0;INDEX([.$B$2:.$CH$84];[.$A6];[.P$1]*4)&gt;0);-2;0)" office:value-type="float" office:value="0" calcext:value-type="float">
            <text:p>0</text:p>
          </table:table-cell>
          <table:table-cell table:style-name="ce4" table:formula="of:=IF(AND(INDEX([.$B$2:.$CH$84];[.$A6]+1;[.Q$1])&gt;0;INDEX([.$B$2:.$CH$84];[.$A6]*4;[.Q$1])&gt;0;INDEX([.$B$2:.$CH$84];[.$A6];[.Q$1]+1)&gt;0;INDEX([.$B$2:.$CH$84];[.$A6];[.Q$1]*4)&gt;0);-2;0)" office:value-type="float" office:value="0" calcext:value-type="float">
            <text:p>0</text:p>
          </table:table-cell>
          <table:table-cell table:style-name="ce4" table:formula="of:=IF(AND(INDEX([.$B$2:.$CH$84];[.$A6]+1;[.R$1])&gt;0;INDEX([.$B$2:.$CH$84];[.$A6]*4;[.R$1])&gt;0;INDEX([.$B$2:.$CH$84];[.$A6];[.R$1]+1)&gt;0;INDEX([.$B$2:.$CH$84];[.$A6];[.R$1]*4)&gt;0);-2;0)" office:value-type="float" office:value="0" calcext:value-type="float">
            <text:p>0</text:p>
          </table:table-cell>
          <table:table-cell table:style-name="ce4" table:formula="of:=IF(OR(INDEX([.$B$2:.$CH$84];[.$A6]+1;[.S$1])=-1;INDEX([.$B$2:.$CH$84];[.$A6]*4;[.S$1])=-1;INDEX([.$B$2:.$CH$84];[.$A6];[.S$1]+1)=-1;INDEX([.$B$2:.$CH$84];[.$A6];[.S$1]*4)=-1);2;0)" office:value-type="float" office:value="2" calcext:value-type="float">
            <text:p>2</text:p>
          </table:table-cell>
          <table:table-cell table:style-name="ce4" table:formula="of:=IF(AND(INDEX([.$B$2:.$CH$84];[.$A6]+1;[.T$1])=1;INDEX([.$B$2:.$CH$84];[.$A6]*4;[.T$1])=1;INDEX([.$B$2:.$CH$84];[.$A6];[.T$1]+1)=1;INDEX([.$B$2:.$CH$84];[.$A6];[.T$1]*4)=1);-1;0)" office:value-type="float" office:value="-1" calcext:value-type="float">
            <text:p>-1</text:p>
          </table:table-cell>
          <table:table-cell table:style-name="ce4" table:formula="of:=IF((MAX([.U$1];[.$A6])*4 + MIN([.U$1];[.$A6]))&gt;=82;1;0)" office:value-type="float" office:value="1" calcext:value-type="float">
            <text:p>1</text:p>
          </table:table-cell>
          <table:table-cell table:style-name="ce4" table:formula="of:=IF((MAX([.V$1];[.$A6])*4 + MIN([.V$1];[.$A6]))&gt;=82;1;0)" office:value-type="float" office:value="1" calcext:value-type="float">
            <text:p>1</text:p>
          </table:table-cell>
          <table:table-cell table:style-name="ce4" table:formula="of:=IF((MAX([.W$1];[.$A6])*4 + MIN([.W$1];[.$A6]))&gt;=82;1;0)" office:value-type="float" office:value="1" calcext:value-type="float">
            <text:p>1</text:p>
          </table:table-cell>
          <table:table-cell table:style-name="ce4" table:formula="of:=IF((MAX([.X$1];[.$A6])*4 + MIN([.X$1];[.$A6]))&gt;=82;1;0)" office:value-type="float" office:value="1" calcext:value-type="float">
            <text:p>1</text:p>
          </table:table-cell>
          <table:table-cell table:style-name="ce4" table:formula="of:=IF((MAX([.Y$1];[.$A6])*4 + MIN([.Y$1];[.$A6]))&gt;=82;1;0)" office:value-type="float" office:value="1" calcext:value-type="float">
            <text:p>1</text:p>
          </table:table-cell>
          <table:table-cell table:style-name="ce4" table:formula="of:=IF((MAX([.Z$1];[.$A6])*4 + MIN([.Z$1];[.$A6]))&gt;=82;1;0)" office:value-type="float" office:value="1" calcext:value-type="float">
            <text:p>1</text:p>
          </table:table-cell>
          <table:table-cell table:style-name="ce4" table:formula="of:=IF((MAX([.AA$1];[.$A6])*4 + MIN([.AA$1];[.$A6]))&gt;=82;1;0)" office:value-type="float" office:value="1" calcext:value-type="float">
            <text:p>1</text:p>
          </table:table-cell>
          <table:table-cell table:style-name="ce4" table:formula="of:=IF((MAX([.AB$1];[.$A6])*4 + MIN([.AB$1];[.$A6]))&gt;=82;1;0)" office:value-type="float" office:value="1" calcext:value-type="float">
            <text:p>1</text:p>
          </table:table-cell>
          <table:table-cell table:style-name="ce4" table:formula="of:=IF((MAX([.AC$1];[.$A6])*4 + MIN([.AC$1];[.$A6]))&gt;=82;1;0)" office:value-type="float" office:value="1" calcext:value-type="float">
            <text:p>1</text:p>
          </table:table-cell>
          <table:table-cell table:style-name="ce4" table:formula="of:=IF((MAX([.AD$1];[.$A6])*4 + MIN([.AD$1];[.$A6]))&gt;=82;1;0)" office:value-type="float" office:value="1" calcext:value-type="float">
            <text:p>1</text:p>
          </table:table-cell>
          <table:table-cell table:style-name="ce4" table:formula="of:=IF((MAX([.AE$1];[.$A6])*4 + MIN([.AE$1];[.$A6]))&gt;=82;1;0)" office:value-type="float" office:value="1" calcext:value-type="float">
            <text:p>1</text:p>
          </table:table-cell>
          <table:table-cell table:style-name="ce4" table:formula="of:=IF((MAX([.AF$1];[.$A6])*4 + MIN([.AF$1];[.$A6]))&gt;=82;1;0)" office:value-type="float" office:value="1" calcext:value-type="float">
            <text:p>1</text:p>
          </table:table-cell>
          <table:table-cell table:style-name="ce4" table:formula="of:=IF((MAX([.AG$1];[.$A6])*4 + MIN([.AG$1];[.$A6]))&gt;=82;1;0)" office:value-type="float" office:value="1" calcext:value-type="float">
            <text:p>1</text:p>
          </table:table-cell>
          <table:table-cell table:style-name="ce4" table:formula="of:=IF((MAX([.AH$1];[.$A6])*4 + MIN([.AH$1];[.$A6]))&gt;=82;1;0)" office:value-type="float" office:value="1" calcext:value-type="float">
            <text:p>1</text:p>
          </table:table-cell>
          <table:table-cell table:style-name="ce4" table:formula="of:=IF((MAX([.AI$1];[.$A6])*4 + MIN([.AI$1];[.$A6]))&gt;=82;1;0)" office:value-type="float" office:value="1" calcext:value-type="float">
            <text:p>1</text:p>
          </table:table-cell>
          <table:table-cell table:style-name="ce4" table:formula="of:=IF((MAX([.AJ$1];[.$A6])*4 + MIN([.AJ$1];[.$A6]))&gt;=82;1;0)" office:value-type="float" office:value="1" calcext:value-type="float">
            <text:p>1</text:p>
          </table:table-cell>
          <table:table-cell table:style-name="ce4" table:formula="of:=IF((MAX([.AK$1];[.$A6])*4 + MIN([.AK$1];[.$A6]))&gt;=82;1;0)" office:value-type="float" office:value="1" calcext:value-type="float">
            <text:p>1</text:p>
          </table:table-cell>
          <table:table-cell table:style-name="ce4" table:formula="of:=IF((MAX([.AL$1];[.$A6])*4 + MIN([.AL$1];[.$A6]))&gt;=82;1;0)" office:value-type="float" office:value="1" calcext:value-type="float">
            <text:p>1</text:p>
          </table:table-cell>
          <table:table-cell table:style-name="ce4" table:formula="of:=IF((MAX([.AM$1];[.$A6])*4 + MIN([.AM$1];[.$A6]))&gt;=82;1;0)" office:value-type="float" office:value="1" calcext:value-type="float">
            <text:p>1</text:p>
          </table:table-cell>
          <table:table-cell table:style-name="ce4" table:formula="of:=IF((MAX([.AN$1];[.$A6])*4 + MIN([.AN$1];[.$A6]))&gt;=82;1;0)" office:value-type="float" office:value="1" calcext:value-type="float">
            <text:p>1</text:p>
          </table:table-cell>
          <table:table-cell table:style-name="ce4" table:formula="of:=IF((MAX([.AO$1];[.$A6])*4 + MIN([.AO$1];[.$A6]))&gt;=82;1;0)" office:value-type="float" office:value="1" calcext:value-type="float">
            <text:p>1</text:p>
          </table:table-cell>
          <table:table-cell table:style-name="ce4" table:formula="of:=IF((MAX([.AP$1];[.$A6])*4 + MIN([.AP$1];[.$A6]))&gt;=82;1;0)" office:value-type="float" office:value="1" calcext:value-type="float">
            <text:p>1</text:p>
          </table:table-cell>
          <table:table-cell table:style-name="ce4" table:formula="of:=IF((MAX([.AQ$1];[.$A6])*4 + MIN([.AQ$1];[.$A6]))&gt;=82;1;0)" office:value-type="float" office:value="1" calcext:value-type="float">
            <text:p>1</text:p>
          </table:table-cell>
          <table:table-cell table:style-name="ce4" table:formula="of:=IF((MAX([.AR$1];[.$A6])*4 + MIN([.AR$1];[.$A6]))&gt;=82;1;0)" office:value-type="float" office:value="1" calcext:value-type="float">
            <text:p>1</text:p>
          </table:table-cell>
          <table:table-cell table:style-name="ce4" table:formula="of:=IF((MAX([.AS$1];[.$A6])*4 + MIN([.AS$1];[.$A6]))&gt;=82;1;0)" office:value-type="float" office:value="1" calcext:value-type="float">
            <text:p>1</text:p>
          </table:table-cell>
          <table:table-cell table:style-name="ce4" table:formula="of:=IF((MAX([.AT$1];[.$A6])*4 + MIN([.AT$1];[.$A6]))&gt;=82;1;0)" office:value-type="float" office:value="1" calcext:value-type="float">
            <text:p>1</text:p>
          </table:table-cell>
          <table:table-cell table:style-name="ce4" table:formula="of:=IF((MAX([.AU$1];[.$A6])*4 + MIN([.AU$1];[.$A6]))&gt;=82;1;0)" office:value-type="float" office:value="1" calcext:value-type="float">
            <text:p>1</text:p>
          </table:table-cell>
          <table:table-cell table:style-name="ce4" table:formula="of:=IF((MAX([.AV$1];[.$A6])*4 + MIN([.AV$1];[.$A6]))&gt;=82;1;0)" office:value-type="float" office:value="1" calcext:value-type="float">
            <text:p>1</text:p>
          </table:table-cell>
          <table:table-cell table:style-name="ce4" table:formula="of:=IF((MAX([.AW$1];[.$A6])*4 + MIN([.AW$1];[.$A6]))&gt;=82;1;0)" office:value-type="float" office:value="1" calcext:value-type="float">
            <text:p>1</text:p>
          </table:table-cell>
          <table:table-cell table:style-name="ce4" table:formula="of:=IF((MAX([.AX$1];[.$A6])*4 + MIN([.AX$1];[.$A6]))&gt;=82;1;0)" office:value-type="float" office:value="1" calcext:value-type="float">
            <text:p>1</text:p>
          </table:table-cell>
          <table:table-cell table:style-name="ce4" table:formula="of:=IF((MAX([.AY$1];[.$A6])*4 + MIN([.AY$1];[.$A6]))&gt;=82;1;0)" office:value-type="float" office:value="1" calcext:value-type="float">
            <text:p>1</text:p>
          </table:table-cell>
          <table:table-cell table:style-name="ce4" table:formula="of:=IF((MAX([.AZ$1];[.$A6])*4 + MIN([.AZ$1];[.$A6]))&gt;=82;1;0)" office:value-type="float" office:value="1" calcext:value-type="float">
            <text:p>1</text:p>
          </table:table-cell>
          <table:table-cell table:style-name="ce4" table:formula="of:=IF((MAX([.BA$1];[.$A6])*4 + MIN([.BA$1];[.$A6]))&gt;=82;1;0)" office:value-type="float" office:value="1" calcext:value-type="float">
            <text:p>1</text:p>
          </table:table-cell>
          <table:table-cell table:style-name="ce4" table:formula="of:=IF((MAX([.BB$1];[.$A6])*4 + MIN([.BB$1];[.$A6]))&gt;=82;1;0)" office:value-type="float" office:value="1" calcext:value-type="float">
            <text:p>1</text:p>
          </table:table-cell>
          <table:table-cell table:style-name="ce4" table:formula="of:=IF((MAX([.BC$1];[.$A6])*4 + MIN([.BC$1];[.$A6]))&gt;=82;1;0)" office:value-type="float" office:value="1" calcext:value-type="float">
            <text:p>1</text:p>
          </table:table-cell>
          <table:table-cell table:style-name="ce4" table:formula="of:=IF((MAX([.BD$1];[.$A6])*4 + MIN([.BD$1];[.$A6]))&gt;=82;1;0)" office:value-type="float" office:value="1" calcext:value-type="float">
            <text:p>1</text:p>
          </table:table-cell>
          <table:table-cell table:style-name="ce4" table:formula="of:=IF((MAX([.BE$1];[.$A6])*4 + MIN([.BE$1];[.$A6]))&gt;=82;1;0)" office:value-type="float" office:value="1" calcext:value-type="float">
            <text:p>1</text:p>
          </table:table-cell>
          <table:table-cell table:style-name="ce4" table:formula="of:=IF((MAX([.BF$1];[.$A6])*4 + MIN([.BF$1];[.$A6]))&gt;=82;1;0)" office:value-type="float" office:value="1" calcext:value-type="float">
            <text:p>1</text:p>
          </table:table-cell>
          <table:table-cell table:style-name="ce4" table:formula="of:=IF((MAX([.BG$1];[.$A6])*4 + MIN([.BG$1];[.$A6]))&gt;=82;1;0)" office:value-type="float" office:value="1" calcext:value-type="float">
            <text:p>1</text:p>
          </table:table-cell>
          <table:table-cell table:style-name="ce4" table:formula="of:=IF((MAX([.BH$1];[.$A6])*4 + MIN([.BH$1];[.$A6]))&gt;=82;1;0)" office:value-type="float" office:value="1" calcext:value-type="float">
            <text:p>1</text:p>
          </table:table-cell>
          <table:table-cell table:style-name="ce4" table:formula="of:=IF((MAX([.BI$1];[.$A6])*4 + MIN([.BI$1];[.$A6]))&gt;=82;1;0)" office:value-type="float" office:value="1" calcext:value-type="float">
            <text:p>1</text:p>
          </table:table-cell>
          <table:table-cell table:style-name="ce4" table:formula="of:=IF((MAX([.BJ$1];[.$A6])*4 + MIN([.BJ$1];[.$A6]))&gt;=82;1;0)" office:value-type="float" office:value="1" calcext:value-type="float">
            <text:p>1</text:p>
          </table:table-cell>
          <table:table-cell table:style-name="ce4" table:formula="of:=IF((MAX([.BK$1];[.$A6])*4 + MIN([.BK$1];[.$A6]))&gt;=82;1;0)" office:value-type="float" office:value="1" calcext:value-type="float">
            <text:p>1</text:p>
          </table:table-cell>
          <table:table-cell table:style-name="ce4" table:formula="of:=IF((MAX([.BL$1];[.$A6])*4 + MIN([.BL$1];[.$A6]))&gt;=82;1;0)" office:value-type="float" office:value="1" calcext:value-type="float">
            <text:p>1</text:p>
          </table:table-cell>
          <table:table-cell table:style-name="ce4" table:formula="of:=IF((MAX([.BM$1];[.$A6])*4 + MIN([.BM$1];[.$A6]))&gt;=82;1;0)" office:value-type="float" office:value="1" calcext:value-type="float">
            <text:p>1</text:p>
          </table:table-cell>
          <table:table-cell table:style-name="ce4" table:formula="of:=IF((MAX([.BN$1];[.$A6])*4 + MIN([.BN$1];[.$A6]))&gt;=82;1;0)" office:value-type="float" office:value="1" calcext:value-type="float">
            <text:p>1</text:p>
          </table:table-cell>
          <table:table-cell table:style-name="ce4" table:formula="of:=IF((MAX([.BO$1];[.$A6])*4 + MIN([.BO$1];[.$A6]))&gt;=82;1;0)" office:value-type="float" office:value="1" calcext:value-type="float">
            <text:p>1</text:p>
          </table:table-cell>
          <table:table-cell table:style-name="ce4" table:formula="of:=IF((MAX([.BP$1];[.$A6])*4 + MIN([.BP$1];[.$A6]))&gt;=82;1;0)" office:value-type="float" office:value="1" calcext:value-type="float">
            <text:p>1</text:p>
          </table:table-cell>
          <table:table-cell table:style-name="ce4" table:formula="of:=IF((MAX([.BQ$1];[.$A6])*4 + MIN([.BQ$1];[.$A6]))&gt;=82;1;0)" office:value-type="float" office:value="1" calcext:value-type="float">
            <text:p>1</text:p>
          </table:table-cell>
          <table:table-cell table:style-name="ce4" table:formula="of:=IF((MAX([.BR$1];[.$A6])*4 + MIN([.BR$1];[.$A6]))&gt;=82;1;0)" office:value-type="float" office:value="1" calcext:value-type="float">
            <text:p>1</text:p>
          </table:table-cell>
          <table:table-cell table:style-name="ce4" table:formula="of:=IF((MAX([.BS$1];[.$A6])*4 + MIN([.BS$1];[.$A6]))&gt;=82;1;0)" office:value-type="float" office:value="1" calcext:value-type="float">
            <text:p>1</text:p>
          </table:table-cell>
          <table:table-cell table:style-name="ce4" table:formula="of:=IF((MAX([.BT$1];[.$A6])*4 + MIN([.BT$1];[.$A6]))&gt;=82;1;0)" office:value-type="float" office:value="1" calcext:value-type="float">
            <text:p>1</text:p>
          </table:table-cell>
          <table:table-cell table:style-name="ce4" table:formula="of:=IF((MAX([.BU$1];[.$A6])*4 + MIN([.BU$1];[.$A6]))&gt;=82;1;0)" office:value-type="float" office:value="1" calcext:value-type="float">
            <text:p>1</text:p>
          </table:table-cell>
          <table:table-cell table:style-name="ce4" table:formula="of:=IF((MAX([.BV$1];[.$A6])*4 + MIN([.BV$1];[.$A6]))&gt;=82;1;0)" office:value-type="float" office:value="1" calcext:value-type="float">
            <text:p>1</text:p>
          </table:table-cell>
          <table:table-cell table:style-name="ce4" table:formula="of:=IF((MAX([.BW$1];[.$A6])*4 + MIN([.BW$1];[.$A6]))&gt;=82;1;0)" office:value-type="float" office:value="1" calcext:value-type="float">
            <text:p>1</text:p>
          </table:table-cell>
          <table:table-cell table:style-name="ce4" table:formula="of:=IF((MAX([.BX$1];[.$A6])*4 + MIN([.BX$1];[.$A6]))&gt;=82;1;0)" office:value-type="float" office:value="1" calcext:value-type="float">
            <text:p>1</text:p>
          </table:table-cell>
          <table:table-cell table:style-name="ce4" table:formula="of:=IF((MAX([.BY$1];[.$A6])*4 + MIN([.BY$1];[.$A6]))&gt;=82;1;0)" office:value-type="float" office:value="1" calcext:value-type="float">
            <text:p>1</text:p>
          </table:table-cell>
          <table:table-cell table:style-name="ce4" table:formula="of:=IF((MAX([.BZ$1];[.$A6])*4 + MIN([.BZ$1];[.$A6]))&gt;=82;1;0)" office:value-type="float" office:value="1" calcext:value-type="float">
            <text:p>1</text:p>
          </table:table-cell>
          <table:table-cell table:style-name="ce4" table:formula="of:=IF((MAX([.CA$1];[.$A6])*4 + MIN([.CA$1];[.$A6]))&gt;=82;1;0)" office:value-type="float" office:value="1" calcext:value-type="float">
            <text:p>1</text:p>
          </table:table-cell>
          <table:table-cell table:style-name="ce4" table:formula="of:=IF((MAX([.CB$1];[.$A6])*4 + MIN([.CB$1];[.$A6]))&gt;=82;1;0)" office:value-type="float" office:value="1" calcext:value-type="float">
            <text:p>1</text:p>
          </table:table-cell>
          <table:table-cell table:style-name="ce4" table:formula="of:=IF((MAX([.CC$1];[.$A6])*4 + MIN([.CC$1];[.$A6]))&gt;=82;1;0)" office:value-type="float" office:value="1" calcext:value-type="float">
            <text:p>1</text:p>
          </table:table-cell>
          <table:table-cell table:style-name="ce4" table:formula="of:=IF((MAX([.CD$1];[.$A6])*4 + MIN([.CD$1];[.$A6]))&gt;=82;1;0)" office:value-type="float" office:value="1" calcext:value-type="float">
            <text:p>1</text:p>
          </table:table-cell>
          <table:table-cell table:style-name="ce4" table:formula="of:=IF((MAX([.CE$1];[.$A6])*4 + MIN([.CE$1];[.$A6]))&gt;=82;1;0)" office:value-type="float" office:value="1" calcext:value-type="float">
            <text:p>1</text:p>
          </table:table-cell>
          <table:table-cell table:style-name="ce4" table:formula="of:=IF((MAX([.CF$1];[.$A6])*4 + MIN([.CF$1];[.$A6]))&gt;=82;1;0)" office:value-type="float" office:value="1" calcext:value-type="float">
            <text:p>1</text:p>
          </table:table-cell>
          <table:table-cell table:style-name="ce4" table:formula="of:=IF((MAX([.CG$1];[.$A6])*4 + MIN([.CG$1];[.$A6]))&gt;=82;1;0)" office:value-type="float" office:value="1" calcext:value-type="float">
            <text:p>1</text:p>
          </table:table-cell>
          <table:table-cell table:style-name="ce4" table:formula="of:=IF((MAX([.CH$1];[.$A6])*4 + MIN([.CH$1];[.$A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IF(AND(INDEX([.$B$2:.$CH$84];[.$A7]+1;[.B$1])&gt;0;INDEX([.$B$2:.$CH$84];[.$A7]*4;[.B$1])&gt;0;INDEX([.$B$2:.$CH$84];[.$A7];[.B$1]+1)&gt;0;INDEX([.$B$2:.$CH$84];[.$A7];[.B$1]*4)&gt;0);-2;0)" office:value-type="float" office:value="0" calcext:value-type="float">
            <text:p>0</text:p>
          </table:table-cell>
          <table:table-cell table:style-name="ce4" table:formula="of:=IF(AND(INDEX([.$B$2:.$CH$84];[.$A7]+1;[.C$1])&gt;0;INDEX([.$B$2:.$CH$84];[.$A7]*4;[.C$1])&gt;0;INDEX([.$B$2:.$CH$84];[.$A7];[.C$1]+1)&gt;0;INDEX([.$B$2:.$CH$84];[.$A7];[.C$1]*4)&gt;0);-2;0)" office:value-type="float" office:value="0" calcext:value-type="float">
            <text:p>0</text:p>
          </table:table-cell>
          <table:table-cell table:style-name="ce4" table:formula="of:=IF(AND(INDEX([.$B$2:.$CH$84];[.$A7]+1;[.D$1])&gt;0;INDEX([.$B$2:.$CH$84];[.$A7]*4;[.D$1])&gt;0;INDEX([.$B$2:.$CH$84];[.$A7];[.D$1]+1)&gt;0;INDEX([.$B$2:.$CH$84];[.$A7];[.D$1]*4)&gt;0);-2;0)" office:value-type="float" office:value="0" calcext:value-type="float">
            <text:p>0</text:p>
          </table:table-cell>
          <table:table-cell table:style-name="ce4" table:formula="of:=IF(AND(INDEX([.$B$2:.$CH$84];[.$A7]+1;[.E$1])&gt;0;INDEX([.$B$2:.$CH$84];[.$A7]*4;[.E$1])&gt;0;INDEX([.$B$2:.$CH$84];[.$A7];[.E$1]+1)&gt;0;INDEX([.$B$2:.$CH$84];[.$A7];[.E$1]*4)&gt;0);-2;0)" office:value-type="float" office:value="0" calcext:value-type="float">
            <text:p>0</text:p>
          </table:table-cell>
          <table:table-cell table:style-name="ce4" table:formula="of:=IF(AND(INDEX([.$B$2:.$CH$84];[.$A7]+1;[.F$1])&gt;0;INDEX([.$B$2:.$CH$84];[.$A7]*4;[.F$1])&gt;0;INDEX([.$B$2:.$CH$84];[.$A7];[.F$1]+1)&gt;0;INDEX([.$B$2:.$CH$84];[.$A7];[.F$1]*4)&gt;0);-2;0)" office:value-type="float" office:value="0" calcext:value-type="float">
            <text:p>0</text:p>
          </table:table-cell>
          <table:table-cell table:style-name="ce4" table:formula="of:=IF(AND(INDEX([.$B$2:.$CH$84];[.$A7]+1;[.G$1])&gt;0;INDEX([.$B$2:.$CH$84];[.$A7]*4;[.G$1])&gt;0;INDEX([.$B$2:.$CH$84];[.$A7];[.G$1]+1)&gt;0;INDEX([.$B$2:.$CH$84];[.$A7];[.G$1]*4)&gt;0);-2;0)" office:value-type="float" office:value="0" calcext:value-type="float">
            <text:p>0</text:p>
          </table:table-cell>
          <table:table-cell table:style-name="ce4" table:formula="of:=IF(AND(INDEX([.$B$2:.$CH$84];[.$A7]+1;[.H$1])&gt;0;INDEX([.$B$2:.$CH$84];[.$A7]*4;[.H$1])&gt;0;INDEX([.$B$2:.$CH$84];[.$A7];[.H$1]+1)&gt;0;INDEX([.$B$2:.$CH$84];[.$A7];[.H$1]*4)&gt;0);-2;0)" office:value-type="float" office:value="0" calcext:value-type="float">
            <text:p>0</text:p>
          </table:table-cell>
          <table:table-cell table:style-name="ce4" table:formula="of:=IF(AND(INDEX([.$B$2:.$CH$84];[.$A7]+1;[.I$1])&gt;0;INDEX([.$B$2:.$CH$84];[.$A7]*4;[.I$1])&gt;0;INDEX([.$B$2:.$CH$84];[.$A7];[.I$1]+1)&gt;0;INDEX([.$B$2:.$CH$84];[.$A7];[.I$1]*4)&gt;0);-2;0)" office:value-type="float" office:value="0" calcext:value-type="float">
            <text:p>0</text:p>
          </table:table-cell>
          <table:table-cell table:style-name="ce4" table:formula="of:=IF(AND(INDEX([.$B$2:.$CH$84];[.$A7]+1;[.J$1])&gt;0;INDEX([.$B$2:.$CH$84];[.$A7]*4;[.J$1])&gt;0;INDEX([.$B$2:.$CH$84];[.$A7];[.J$1]+1)&gt;0;INDEX([.$B$2:.$CH$84];[.$A7];[.J$1]*4)&gt;0);-2;0)" office:value-type="float" office:value="0" calcext:value-type="float">
            <text:p>0</text:p>
          </table:table-cell>
          <table:table-cell table:style-name="ce4" table:formula="of:=IF(AND(INDEX([.$B$2:.$CH$84];[.$A7]+1;[.K$1])&gt;0;INDEX([.$B$2:.$CH$84];[.$A7]*4;[.K$1])&gt;0;INDEX([.$B$2:.$CH$84];[.$A7];[.K$1]+1)&gt;0;INDEX([.$B$2:.$CH$84];[.$A7];[.K$1]*4)&gt;0);-2;0)" office:value-type="float" office:value="0" calcext:value-type="float">
            <text:p>0</text:p>
          </table:table-cell>
          <table:table-cell table:style-name="ce4" table:formula="of:=IF(AND(INDEX([.$B$2:.$CH$84];[.$A7]+1;[.L$1])&gt;0;INDEX([.$B$2:.$CH$84];[.$A7]*4;[.L$1])&gt;0;INDEX([.$B$2:.$CH$84];[.$A7];[.L$1]+1)&gt;0;INDEX([.$B$2:.$CH$84];[.$A7];[.L$1]*4)&gt;0);-2;0)" office:value-type="float" office:value="0" calcext:value-type="float">
            <text:p>0</text:p>
          </table:table-cell>
          <table:table-cell table:style-name="ce4" table:formula="of:=IF(AND(INDEX([.$B$2:.$CH$84];[.$A7]+1;[.M$1])&gt;0;INDEX([.$B$2:.$CH$84];[.$A7]*4;[.M$1])&gt;0;INDEX([.$B$2:.$CH$84];[.$A7];[.M$1]+1)&gt;0;INDEX([.$B$2:.$CH$84];[.$A7];[.M$1]*4)&gt;0);-2;0)" office:value-type="float" office:value="0" calcext:value-type="float">
            <text:p>0</text:p>
          </table:table-cell>
          <table:table-cell table:style-name="ce5" table:formula="of:=IF(AND(INDEX([.$B$2:.$CH$84];[.$A7]+1;[.N$1])&gt;0;INDEX([.$B$2:.$CH$84];[.$A7]*4;[.N$1])&gt;0;INDEX([.$B$2:.$CH$84];[.$A7];[.N$1]+1)&gt;0;INDEX([.$B$2:.$CH$84];[.$A7];[.N$1]*4)&gt;0);-2;0)" office:value-type="float" office:value="0" calcext:value-type="float">
            <text:p>0</text:p>
          </table:table-cell>
          <table:table-cell table:style-name="ce4" table:formula="of:=IF(AND(INDEX([.$B$2:.$CH$84];[.$A7]+1;[.O$1])&gt;0;INDEX([.$B$2:.$CH$84];[.$A7]*4;[.O$1])&gt;0;INDEX([.$B$2:.$CH$84];[.$A7];[.O$1]+1)&gt;0;INDEX([.$B$2:.$CH$84];[.$A7];[.O$1]*4)&gt;0);-2;0)" office:value-type="float" office:value="0" calcext:value-type="float">
            <text:p>0</text:p>
          </table:table-cell>
          <table:table-cell table:style-name="ce4" table:formula="of:=IF(AND(INDEX([.$B$2:.$CH$84];[.$A7]+1;[.P$1])&gt;0;INDEX([.$B$2:.$CH$84];[.$A7]*4;[.P$1])&gt;0;INDEX([.$B$2:.$CH$84];[.$A7];[.P$1]+1)&gt;0;INDEX([.$B$2:.$CH$84];[.$A7];[.P$1]*4)&gt;0);-2;0)" office:value-type="float" office:value="0" calcext:value-type="float">
            <text:p>0</text:p>
          </table:table-cell>
          <table:table-cell table:style-name="ce4" table:formula="of:=IF(AND(INDEX([.$B$2:.$CH$84];[.$A7]+1;[.Q$1])&gt;0;INDEX([.$B$2:.$CH$84];[.$A7]*4;[.Q$1])&gt;0;INDEX([.$B$2:.$CH$84];[.$A7];[.Q$1]+1)&gt;0;INDEX([.$B$2:.$CH$84];[.$A7];[.Q$1]*4)&gt;0);-2;0)" office:value-type="float" office:value="0" calcext:value-type="float">
            <text:p>0</text:p>
          </table:table-cell>
          <table:table-cell table:style-name="ce4" table:formula="of:=IF(AND(INDEX([.$B$2:.$CH$84];[.$A7]+1;[.R$1])&gt;0;INDEX([.$B$2:.$CH$84];[.$A7]*4;[.R$1])&gt;0;INDEX([.$B$2:.$CH$84];[.$A7];[.R$1]+1)&gt;0;INDEX([.$B$2:.$CH$84];[.$A7];[.R$1]*4)&gt;0);-2;0)" office:value-type="float" office:value="0" calcext:value-type="float">
            <text:p>0</text:p>
          </table:table-cell>
          <table:table-cell table:style-name="ce4" table:formula="of:=IF(AND(INDEX([.$B$2:.$CH$84];[.$A7]+1;[.S$1])&gt;0;INDEX([.$B$2:.$CH$84];[.$A7]*4;[.S$1])&gt;0;INDEX([.$B$2:.$CH$84];[.$A7];[.S$1]+1)&gt;0;INDEX([.$B$2:.$CH$84];[.$A7];[.S$1]*4)&gt;0);-2;0)" office:value-type="float" office:value="0" calcext:value-type="float">
            <text:p>0</text:p>
          </table:table-cell>
          <table:table-cell table:style-name="ce4" table:formula="of:=IF((MAX([.T$1];[.$A7])*4 + MIN([.T$1];[.$A7]))&gt;=82;1;0)" office:value-type="float" office:value="1" calcext:value-type="float">
            <text:p>1</text:p>
          </table:table-cell>
          <table:table-cell table:style-name="ce4" table:formula="of:=IF((MAX([.U$1];[.$A7])*4 + MIN([.U$1];[.$A7]))&gt;=82;1;0)" office:value-type="float" office:value="1" calcext:value-type="float">
            <text:p>1</text:p>
          </table:table-cell>
          <table:table-cell table:style-name="ce4" table:formula="of:=IF((MAX([.V$1];[.$A7])*4 + MIN([.V$1];[.$A7]))&gt;=82;1;0)" office:value-type="float" office:value="1" calcext:value-type="float">
            <text:p>1</text:p>
          </table:table-cell>
          <table:table-cell table:style-name="ce4" table:formula="of:=IF((MAX([.W$1];[.$A7])*4 + MIN([.W$1];[.$A7]))&gt;=82;1;0)" office:value-type="float" office:value="1" calcext:value-type="float">
            <text:p>1</text:p>
          </table:table-cell>
          <table:table-cell table:style-name="ce4" table:formula="of:=IF((MAX([.X$1];[.$A7])*4 + MIN([.X$1];[.$A7]))&gt;=82;1;0)" office:value-type="float" office:value="1" calcext:value-type="float">
            <text:p>1</text:p>
          </table:table-cell>
          <table:table-cell table:style-name="ce4" table:formula="of:=IF((MAX([.Y$1];[.$A7])*4 + MIN([.Y$1];[.$A7]))&gt;=82;1;0)" office:value-type="float" office:value="1" calcext:value-type="float">
            <text:p>1</text:p>
          </table:table-cell>
          <table:table-cell table:style-name="ce4" table:formula="of:=IF((MAX([.Z$1];[.$A7])*4 + MIN([.Z$1];[.$A7]))&gt;=82;1;0)" office:value-type="float" office:value="1" calcext:value-type="float">
            <text:p>1</text:p>
          </table:table-cell>
          <table:table-cell table:style-name="ce4" table:formula="of:=IF((MAX([.AA$1];[.$A7])*4 + MIN([.AA$1];[.$A7]))&gt;=82;1;0)" office:value-type="float" office:value="1" calcext:value-type="float">
            <text:p>1</text:p>
          </table:table-cell>
          <table:table-cell table:style-name="ce4" table:formula="of:=IF((MAX([.AB$1];[.$A7])*4 + MIN([.AB$1];[.$A7]))&gt;=82;1;0)" office:value-type="float" office:value="1" calcext:value-type="float">
            <text:p>1</text:p>
          </table:table-cell>
          <table:table-cell table:style-name="ce4" table:formula="of:=IF((MAX([.AC$1];[.$A7])*4 + MIN([.AC$1];[.$A7]))&gt;=82;1;0)" office:value-type="float" office:value="1" calcext:value-type="float">
            <text:p>1</text:p>
          </table:table-cell>
          <table:table-cell table:style-name="ce4" table:formula="of:=IF((MAX([.AD$1];[.$A7])*4 + MIN([.AD$1];[.$A7]))&gt;=82;1;0)" office:value-type="float" office:value="1" calcext:value-type="float">
            <text:p>1</text:p>
          </table:table-cell>
          <table:table-cell table:style-name="ce4" table:formula="of:=IF((MAX([.AE$1];[.$A7])*4 + MIN([.AE$1];[.$A7]))&gt;=82;1;0)" office:value-type="float" office:value="1" calcext:value-type="float">
            <text:p>1</text:p>
          </table:table-cell>
          <table:table-cell table:style-name="ce4" table:formula="of:=IF((MAX([.AF$1];[.$A7])*4 + MIN([.AF$1];[.$A7]))&gt;=82;1;0)" office:value-type="float" office:value="1" calcext:value-type="float">
            <text:p>1</text:p>
          </table:table-cell>
          <table:table-cell table:style-name="ce4" table:formula="of:=IF((MAX([.AG$1];[.$A7])*4 + MIN([.AG$1];[.$A7]))&gt;=82;1;0)" office:value-type="float" office:value="1" calcext:value-type="float">
            <text:p>1</text:p>
          </table:table-cell>
          <table:table-cell table:style-name="ce4" table:formula="of:=IF((MAX([.AH$1];[.$A7])*4 + MIN([.AH$1];[.$A7]))&gt;=82;1;0)" office:value-type="float" office:value="1" calcext:value-type="float">
            <text:p>1</text:p>
          </table:table-cell>
          <table:table-cell table:style-name="ce4" table:formula="of:=IF((MAX([.AI$1];[.$A7])*4 + MIN([.AI$1];[.$A7]))&gt;=82;1;0)" office:value-type="float" office:value="1" calcext:value-type="float">
            <text:p>1</text:p>
          </table:table-cell>
          <table:table-cell table:style-name="ce4" table:formula="of:=IF((MAX([.AJ$1];[.$A7])*4 + MIN([.AJ$1];[.$A7]))&gt;=82;1;0)" office:value-type="float" office:value="1" calcext:value-type="float">
            <text:p>1</text:p>
          </table:table-cell>
          <table:table-cell table:style-name="ce4" table:formula="of:=IF((MAX([.AK$1];[.$A7])*4 + MIN([.AK$1];[.$A7]))&gt;=82;1;0)" office:value-type="float" office:value="1" calcext:value-type="float">
            <text:p>1</text:p>
          </table:table-cell>
          <table:table-cell table:style-name="ce4" table:formula="of:=IF((MAX([.AL$1];[.$A7])*4 + MIN([.AL$1];[.$A7]))&gt;=82;1;0)" office:value-type="float" office:value="1" calcext:value-type="float">
            <text:p>1</text:p>
          </table:table-cell>
          <table:table-cell table:style-name="ce4" table:formula="of:=IF((MAX([.AM$1];[.$A7])*4 + MIN([.AM$1];[.$A7]))&gt;=82;1;0)" office:value-type="float" office:value="1" calcext:value-type="float">
            <text:p>1</text:p>
          </table:table-cell>
          <table:table-cell table:style-name="ce4" table:formula="of:=IF((MAX([.AN$1];[.$A7])*4 + MIN([.AN$1];[.$A7]))&gt;=82;1;0)" office:value-type="float" office:value="1" calcext:value-type="float">
            <text:p>1</text:p>
          </table:table-cell>
          <table:table-cell table:style-name="ce4" table:formula="of:=IF((MAX([.AO$1];[.$A7])*4 + MIN([.AO$1];[.$A7]))&gt;=82;1;0)" office:value-type="float" office:value="1" calcext:value-type="float">
            <text:p>1</text:p>
          </table:table-cell>
          <table:table-cell table:style-name="ce4" table:formula="of:=IF((MAX([.AP$1];[.$A7])*4 + MIN([.AP$1];[.$A7]))&gt;=82;1;0)" office:value-type="float" office:value="1" calcext:value-type="float">
            <text:p>1</text:p>
          </table:table-cell>
          <table:table-cell table:style-name="ce4" table:formula="of:=IF((MAX([.AQ$1];[.$A7])*4 + MIN([.AQ$1];[.$A7]))&gt;=82;1;0)" office:value-type="float" office:value="1" calcext:value-type="float">
            <text:p>1</text:p>
          </table:table-cell>
          <table:table-cell table:style-name="ce4" table:formula="of:=IF((MAX([.AR$1];[.$A7])*4 + MIN([.AR$1];[.$A7]))&gt;=82;1;0)" office:value-type="float" office:value="1" calcext:value-type="float">
            <text:p>1</text:p>
          </table:table-cell>
          <table:table-cell table:style-name="ce4" table:formula="of:=IF((MAX([.AS$1];[.$A7])*4 + MIN([.AS$1];[.$A7]))&gt;=82;1;0)" office:value-type="float" office:value="1" calcext:value-type="float">
            <text:p>1</text:p>
          </table:table-cell>
          <table:table-cell table:style-name="ce4" table:formula="of:=IF((MAX([.AT$1];[.$A7])*4 + MIN([.AT$1];[.$A7]))&gt;=82;1;0)" office:value-type="float" office:value="1" calcext:value-type="float">
            <text:p>1</text:p>
          </table:table-cell>
          <table:table-cell table:style-name="ce4" table:formula="of:=IF((MAX([.AU$1];[.$A7])*4 + MIN([.AU$1];[.$A7]))&gt;=82;1;0)" office:value-type="float" office:value="1" calcext:value-type="float">
            <text:p>1</text:p>
          </table:table-cell>
          <table:table-cell table:style-name="ce4" table:formula="of:=IF((MAX([.AV$1];[.$A7])*4 + MIN([.AV$1];[.$A7]))&gt;=82;1;0)" office:value-type="float" office:value="1" calcext:value-type="float">
            <text:p>1</text:p>
          </table:table-cell>
          <table:table-cell table:style-name="ce4" table:formula="of:=IF((MAX([.AW$1];[.$A7])*4 + MIN([.AW$1];[.$A7]))&gt;=82;1;0)" office:value-type="float" office:value="1" calcext:value-type="float">
            <text:p>1</text:p>
          </table:table-cell>
          <table:table-cell table:style-name="ce4" table:formula="of:=IF((MAX([.AX$1];[.$A7])*4 + MIN([.AX$1];[.$A7]))&gt;=82;1;0)" office:value-type="float" office:value="1" calcext:value-type="float">
            <text:p>1</text:p>
          </table:table-cell>
          <table:table-cell table:style-name="ce4" table:formula="of:=IF((MAX([.AY$1];[.$A7])*4 + MIN([.AY$1];[.$A7]))&gt;=82;1;0)" office:value-type="float" office:value="1" calcext:value-type="float">
            <text:p>1</text:p>
          </table:table-cell>
          <table:table-cell table:style-name="ce4" table:formula="of:=IF((MAX([.AZ$1];[.$A7])*4 + MIN([.AZ$1];[.$A7]))&gt;=82;1;0)" office:value-type="float" office:value="1" calcext:value-type="float">
            <text:p>1</text:p>
          </table:table-cell>
          <table:table-cell table:style-name="ce4" table:formula="of:=IF((MAX([.BA$1];[.$A7])*4 + MIN([.BA$1];[.$A7]))&gt;=82;1;0)" office:value-type="float" office:value="1" calcext:value-type="float">
            <text:p>1</text:p>
          </table:table-cell>
          <table:table-cell table:style-name="ce4" table:formula="of:=IF((MAX([.BB$1];[.$A7])*4 + MIN([.BB$1];[.$A7]))&gt;=82;1;0)" office:value-type="float" office:value="1" calcext:value-type="float">
            <text:p>1</text:p>
          </table:table-cell>
          <table:table-cell table:style-name="ce4" table:formula="of:=IF((MAX([.BC$1];[.$A7])*4 + MIN([.BC$1];[.$A7]))&gt;=82;1;0)" office:value-type="float" office:value="1" calcext:value-type="float">
            <text:p>1</text:p>
          </table:table-cell>
          <table:table-cell table:style-name="ce4" table:formula="of:=IF((MAX([.BD$1];[.$A7])*4 + MIN([.BD$1];[.$A7]))&gt;=82;1;0)" office:value-type="float" office:value="1" calcext:value-type="float">
            <text:p>1</text:p>
          </table:table-cell>
          <table:table-cell table:style-name="ce4" table:formula="of:=IF((MAX([.BE$1];[.$A7])*4 + MIN([.BE$1];[.$A7]))&gt;=82;1;0)" office:value-type="float" office:value="1" calcext:value-type="float">
            <text:p>1</text:p>
          </table:table-cell>
          <table:table-cell table:style-name="ce4" table:formula="of:=IF((MAX([.BF$1];[.$A7])*4 + MIN([.BF$1];[.$A7]))&gt;=82;1;0)" office:value-type="float" office:value="1" calcext:value-type="float">
            <text:p>1</text:p>
          </table:table-cell>
          <table:table-cell table:style-name="ce4" table:formula="of:=IF((MAX([.BG$1];[.$A7])*4 + MIN([.BG$1];[.$A7]))&gt;=82;1;0)" office:value-type="float" office:value="1" calcext:value-type="float">
            <text:p>1</text:p>
          </table:table-cell>
          <table:table-cell table:style-name="ce4" table:formula="of:=IF((MAX([.BH$1];[.$A7])*4 + MIN([.BH$1];[.$A7]))&gt;=82;1;0)" office:value-type="float" office:value="1" calcext:value-type="float">
            <text:p>1</text:p>
          </table:table-cell>
          <table:table-cell table:style-name="ce4" table:formula="of:=IF((MAX([.BI$1];[.$A7])*4 + MIN([.BI$1];[.$A7]))&gt;=82;1;0)" office:value-type="float" office:value="1" calcext:value-type="float">
            <text:p>1</text:p>
          </table:table-cell>
          <table:table-cell table:style-name="ce4" table:formula="of:=IF((MAX([.BJ$1];[.$A7])*4 + MIN([.BJ$1];[.$A7]))&gt;=82;1;0)" office:value-type="float" office:value="1" calcext:value-type="float">
            <text:p>1</text:p>
          </table:table-cell>
          <table:table-cell table:style-name="ce4" table:formula="of:=IF((MAX([.BK$1];[.$A7])*4 + MIN([.BK$1];[.$A7]))&gt;=82;1;0)" office:value-type="float" office:value="1" calcext:value-type="float">
            <text:p>1</text:p>
          </table:table-cell>
          <table:table-cell table:style-name="ce4" table:formula="of:=IF((MAX([.BL$1];[.$A7])*4 + MIN([.BL$1];[.$A7]))&gt;=82;1;0)" office:value-type="float" office:value="1" calcext:value-type="float">
            <text:p>1</text:p>
          </table:table-cell>
          <table:table-cell table:style-name="ce4" table:formula="of:=IF((MAX([.BM$1];[.$A7])*4 + MIN([.BM$1];[.$A7]))&gt;=82;1;0)" office:value-type="float" office:value="1" calcext:value-type="float">
            <text:p>1</text:p>
          </table:table-cell>
          <table:table-cell table:style-name="ce4" table:formula="of:=IF((MAX([.BN$1];[.$A7])*4 + MIN([.BN$1];[.$A7]))&gt;=82;1;0)" office:value-type="float" office:value="1" calcext:value-type="float">
            <text:p>1</text:p>
          </table:table-cell>
          <table:table-cell table:style-name="ce4" table:formula="of:=IF((MAX([.BO$1];[.$A7])*4 + MIN([.BO$1];[.$A7]))&gt;=82;1;0)" office:value-type="float" office:value="1" calcext:value-type="float">
            <text:p>1</text:p>
          </table:table-cell>
          <table:table-cell table:style-name="ce4" table:formula="of:=IF((MAX([.BP$1];[.$A7])*4 + MIN([.BP$1];[.$A7]))&gt;=82;1;0)" office:value-type="float" office:value="1" calcext:value-type="float">
            <text:p>1</text:p>
          </table:table-cell>
          <table:table-cell table:style-name="ce4" table:formula="of:=IF((MAX([.BQ$1];[.$A7])*4 + MIN([.BQ$1];[.$A7]))&gt;=82;1;0)" office:value-type="float" office:value="1" calcext:value-type="float">
            <text:p>1</text:p>
          </table:table-cell>
          <table:table-cell table:style-name="ce4" table:formula="of:=IF((MAX([.BR$1];[.$A7])*4 + MIN([.BR$1];[.$A7]))&gt;=82;1;0)" office:value-type="float" office:value="1" calcext:value-type="float">
            <text:p>1</text:p>
          </table:table-cell>
          <table:table-cell table:style-name="ce4" table:formula="of:=IF((MAX([.BS$1];[.$A7])*4 + MIN([.BS$1];[.$A7]))&gt;=82;1;0)" office:value-type="float" office:value="1" calcext:value-type="float">
            <text:p>1</text:p>
          </table:table-cell>
          <table:table-cell table:style-name="ce4" table:formula="of:=IF((MAX([.BT$1];[.$A7])*4 + MIN([.BT$1];[.$A7]))&gt;=82;1;0)" office:value-type="float" office:value="1" calcext:value-type="float">
            <text:p>1</text:p>
          </table:table-cell>
          <table:table-cell table:style-name="ce4" table:formula="of:=IF((MAX([.BU$1];[.$A7])*4 + MIN([.BU$1];[.$A7]))&gt;=82;1;0)" office:value-type="float" office:value="1" calcext:value-type="float">
            <text:p>1</text:p>
          </table:table-cell>
          <table:table-cell table:style-name="ce4" table:formula="of:=IF((MAX([.BV$1];[.$A7])*4 + MIN([.BV$1];[.$A7]))&gt;=82;1;0)" office:value-type="float" office:value="1" calcext:value-type="float">
            <text:p>1</text:p>
          </table:table-cell>
          <table:table-cell table:style-name="ce4" table:formula="of:=IF((MAX([.BW$1];[.$A7])*4 + MIN([.BW$1];[.$A7]))&gt;=82;1;0)" office:value-type="float" office:value="1" calcext:value-type="float">
            <text:p>1</text:p>
          </table:table-cell>
          <table:table-cell table:style-name="ce4" table:formula="of:=IF((MAX([.BX$1];[.$A7])*4 + MIN([.BX$1];[.$A7]))&gt;=82;1;0)" office:value-type="float" office:value="1" calcext:value-type="float">
            <text:p>1</text:p>
          </table:table-cell>
          <table:table-cell table:style-name="ce4" table:formula="of:=IF((MAX([.BY$1];[.$A7])*4 + MIN([.BY$1];[.$A7]))&gt;=82;1;0)" office:value-type="float" office:value="1" calcext:value-type="float">
            <text:p>1</text:p>
          </table:table-cell>
          <table:table-cell table:style-name="ce4" table:formula="of:=IF((MAX([.BZ$1];[.$A7])*4 + MIN([.BZ$1];[.$A7]))&gt;=82;1;0)" office:value-type="float" office:value="1" calcext:value-type="float">
            <text:p>1</text:p>
          </table:table-cell>
          <table:table-cell table:style-name="ce4" table:formula="of:=IF((MAX([.CA$1];[.$A7])*4 + MIN([.CA$1];[.$A7]))&gt;=82;1;0)" office:value-type="float" office:value="1" calcext:value-type="float">
            <text:p>1</text:p>
          </table:table-cell>
          <table:table-cell table:style-name="ce4" table:formula="of:=IF((MAX([.CB$1];[.$A7])*4 + MIN([.CB$1];[.$A7]))&gt;=82;1;0)" office:value-type="float" office:value="1" calcext:value-type="float">
            <text:p>1</text:p>
          </table:table-cell>
          <table:table-cell table:style-name="ce4" table:formula="of:=IF((MAX([.CC$1];[.$A7])*4 + MIN([.CC$1];[.$A7]))&gt;=82;1;0)" office:value-type="float" office:value="1" calcext:value-type="float">
            <text:p>1</text:p>
          </table:table-cell>
          <table:table-cell table:style-name="ce4" table:formula="of:=IF((MAX([.CD$1];[.$A7])*4 + MIN([.CD$1];[.$A7]))&gt;=82;1;0)" office:value-type="float" office:value="1" calcext:value-type="float">
            <text:p>1</text:p>
          </table:table-cell>
          <table:table-cell table:style-name="ce4" table:formula="of:=IF((MAX([.CE$1];[.$A7])*4 + MIN([.CE$1];[.$A7]))&gt;=82;1;0)" office:value-type="float" office:value="1" calcext:value-type="float">
            <text:p>1</text:p>
          </table:table-cell>
          <table:table-cell table:style-name="ce4" table:formula="of:=IF((MAX([.CF$1];[.$A7])*4 + MIN([.CF$1];[.$A7]))&gt;=82;1;0)" office:value-type="float" office:value="1" calcext:value-type="float">
            <text:p>1</text:p>
          </table:table-cell>
          <table:table-cell table:style-name="ce4" table:formula="of:=IF((MAX([.CG$1];[.$A7])*4 + MIN([.CG$1];[.$A7]))&gt;=82;1;0)" office:value-type="float" office:value="1" calcext:value-type="float">
            <text:p>1</text:p>
          </table:table-cell>
          <table:table-cell table:style-name="ce4" table:formula="of:=IF((MAX([.CH$1];[.$A7])*4 + MIN([.CH$1];[.$A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IF(AND(INDEX([.$B$2:.$CH$84];[.$A8]+1;[.B$1])&gt;0;INDEX([.$B$2:.$CH$84];[.$A8]*4;[.B$1])&gt;0;INDEX([.$B$2:.$CH$84];[.$A8];[.B$1]+1)&gt;0;INDEX([.$B$2:.$CH$84];[.$A8];[.B$1]*4)&gt;0);-2;0)" office:value-type="float" office:value="0" calcext:value-type="float">
            <text:p>0</text:p>
          </table:table-cell>
          <table:table-cell table:style-name="ce4" table:formula="of:=IF(AND(INDEX([.$B$2:.$CH$84];[.$A8]+1;[.C$1])&gt;0;INDEX([.$B$2:.$CH$84];[.$A8]*4;[.C$1])&gt;0;INDEX([.$B$2:.$CH$84];[.$A8];[.C$1]+1)&gt;0;INDEX([.$B$2:.$CH$84];[.$A8];[.C$1]*4)&gt;0);-2;0)" office:value-type="float" office:value="0" calcext:value-type="float">
            <text:p>0</text:p>
          </table:table-cell>
          <table:table-cell table:style-name="ce4" table:formula="of:=IF(AND(INDEX([.$B$2:.$CH$84];[.$A8]+1;[.D$1])&gt;0;INDEX([.$B$2:.$CH$84];[.$A8]*4;[.D$1])&gt;0;INDEX([.$B$2:.$CH$84];[.$A8];[.D$1]+1)&gt;0;INDEX([.$B$2:.$CH$84];[.$A8];[.D$1]*4)&gt;0);-2;0)" office:value-type="float" office:value="0" calcext:value-type="float">
            <text:p>0</text:p>
          </table:table-cell>
          <table:table-cell table:style-name="ce4" table:formula="of:=IF(AND(INDEX([.$B$2:.$CH$84];[.$A8]+1;[.E$1])&gt;0;INDEX([.$B$2:.$CH$84];[.$A8]*4;[.E$1])&gt;0;INDEX([.$B$2:.$CH$84];[.$A8];[.E$1]+1)&gt;0;INDEX([.$B$2:.$CH$84];[.$A8];[.E$1]*4)&gt;0);-2;0)" office:value-type="float" office:value="0" calcext:value-type="float">
            <text:p>0</text:p>
          </table:table-cell>
          <table:table-cell table:style-name="ce4" table:formula="of:=IF(AND(INDEX([.$B$2:.$CH$84];[.$A8]+1;[.F$1])&gt;0;INDEX([.$B$2:.$CH$84];[.$A8]*4;[.F$1])&gt;0;INDEX([.$B$2:.$CH$84];[.$A8];[.F$1]+1)&gt;0;INDEX([.$B$2:.$CH$84];[.$A8];[.F$1]*4)&gt;0);-2;0)" office:value-type="float" office:value="0" calcext:value-type="float">
            <text:p>0</text:p>
          </table:table-cell>
          <table:table-cell table:style-name="ce4" table:formula="of:=IF(AND(INDEX([.$B$2:.$CH$84];[.$A8]+1;[.G$1])&gt;0;INDEX([.$B$2:.$CH$84];[.$A8]*4;[.G$1])&gt;0;INDEX([.$B$2:.$CH$84];[.$A8];[.G$1]+1)&gt;0;INDEX([.$B$2:.$CH$84];[.$A8];[.G$1]*4)&gt;0);-2;0)" office:value-type="float" office:value="0" calcext:value-type="float">
            <text:p>0</text:p>
          </table:table-cell>
          <table:table-cell table:style-name="ce4" table:formula="of:=IF(AND(INDEX([.$B$2:.$CH$84];[.$A8]+1;[.H$1])&gt;0;INDEX([.$B$2:.$CH$84];[.$A8]*4;[.H$1])&gt;0;INDEX([.$B$2:.$CH$84];[.$A8];[.H$1]+1)&gt;0;INDEX([.$B$2:.$CH$84];[.$A8];[.H$1]*4)&gt;0);-2;0)" office:value-type="float" office:value="0" calcext:value-type="float">
            <text:p>0</text:p>
          </table:table-cell>
          <table:table-cell table:style-name="ce4" table:formula="of:=IF(AND(INDEX([.$B$2:.$CH$84];[.$A8]+1;[.I$1])&gt;0;INDEX([.$B$2:.$CH$84];[.$A8]*4;[.I$1])&gt;0;INDEX([.$B$2:.$CH$84];[.$A8];[.I$1]+1)&gt;0;INDEX([.$B$2:.$CH$84];[.$A8];[.I$1]*4)&gt;0);-2;0)" office:value-type="float" office:value="0" calcext:value-type="float">
            <text:p>0</text:p>
          </table:table-cell>
          <table:table-cell table:style-name="ce4" table:formula="of:=IF(AND(INDEX([.$B$2:.$CH$84];[.$A8]+1;[.J$1])&gt;0;INDEX([.$B$2:.$CH$84];[.$A8]*4;[.J$1])&gt;0;INDEX([.$B$2:.$CH$84];[.$A8];[.J$1]+1)&gt;0;INDEX([.$B$2:.$CH$84];[.$A8];[.J$1]*4)&gt;0);-2;0)" office:value-type="float" office:value="0" calcext:value-type="float">
            <text:p>0</text:p>
          </table:table-cell>
          <table:table-cell table:style-name="ce4" table:formula="of:=IF(AND(INDEX([.$B$2:.$CH$84];[.$A8]+1;[.K$1])&gt;0;INDEX([.$B$2:.$CH$84];[.$A8]*4;[.K$1])&gt;0;INDEX([.$B$2:.$CH$84];[.$A8];[.K$1]+1)&gt;0;INDEX([.$B$2:.$CH$84];[.$A8];[.K$1]*4)&gt;0);-2;0)" office:value-type="float" office:value="0" calcext:value-type="float">
            <text:p>0</text:p>
          </table:table-cell>
          <table:table-cell table:style-name="ce4" table:formula="of:=IF(AND(INDEX([.$B$2:.$CH$84];[.$A8]+1;[.L$1])&gt;0;INDEX([.$B$2:.$CH$84];[.$A8]*4;[.L$1])&gt;0;INDEX([.$B$2:.$CH$84];[.$A8];[.L$1]+1)&gt;0;INDEX([.$B$2:.$CH$84];[.$A8];[.L$1]*4)&gt;0);-2;0)" office:value-type="float" office:value="0" calcext:value-type="float">
            <text:p>0</text:p>
          </table:table-cell>
          <table:table-cell table:style-name="ce4" table:formula="of:=IF(AND(INDEX([.$B$2:.$CH$84];[.$A8]+1;[.M$1])&gt;0;INDEX([.$B$2:.$CH$84];[.$A8]*4;[.M$1])&gt;0;INDEX([.$B$2:.$CH$84];[.$A8];[.M$1]+1)&gt;0;INDEX([.$B$2:.$CH$84];[.$A8];[.M$1]*4)&gt;0);-2;0)" office:value-type="float" office:value="0" calcext:value-type="float">
            <text:p>0</text:p>
          </table:table-cell>
          <table:table-cell table:style-name="ce5" table:formula="of:=IF(AND(INDEX([.$B$2:.$CH$84];[.$A8]+1;[.N$1])&gt;0;INDEX([.$B$2:.$CH$84];[.$A8]*4;[.N$1])&gt;0;INDEX([.$B$2:.$CH$84];[.$A8];[.N$1]+1)&gt;0;INDEX([.$B$2:.$CH$84];[.$A8];[.N$1]*4)&gt;0);-2;0)" office:value-type="float" office:value="0" calcext:value-type="float">
            <text:p>0</text:p>
          </table:table-cell>
          <table:table-cell table:style-name="ce4" table:formula="of:=IF(AND(INDEX([.$B$2:.$CH$84];[.$A8]+1;[.O$1])&gt;0;INDEX([.$B$2:.$CH$84];[.$A8]*4;[.O$1])&gt;0;INDEX([.$B$2:.$CH$84];[.$A8];[.O$1]+1)&gt;0;INDEX([.$B$2:.$CH$84];[.$A8];[.O$1]*4)&gt;0);-2;0)" office:value-type="float" office:value="0" calcext:value-type="float">
            <text:p>0</text:p>
          </table:table-cell>
          <table:table-cell table:style-name="ce4" table:formula="of:=IF(AND(INDEX([.$B$2:.$CH$84];[.$A8]+1;[.P$1])&gt;0;INDEX([.$B$2:.$CH$84];[.$A8]*4;[.P$1])&gt;0;INDEX([.$B$2:.$CH$84];[.$A8];[.P$1]+1)&gt;0;INDEX([.$B$2:.$CH$84];[.$A8];[.P$1]*4)&gt;0);-2;0)" office:value-type="float" office:value="0" calcext:value-type="float">
            <text:p>0</text:p>
          </table:table-cell>
          <table:table-cell table:style-name="ce4" table:formula="of:=IF(AND(INDEX([.$B$2:.$CH$84];[.$A8]+1;[.Q$1])&gt;0;INDEX([.$B$2:.$CH$84];[.$A8]*4;[.Q$1])&gt;0;INDEX([.$B$2:.$CH$84];[.$A8];[.Q$1]+1)&gt;0;INDEX([.$B$2:.$CH$84];[.$A8];[.Q$1]*4)&gt;0);-2;0)" office:value-type="float" office:value="0" calcext:value-type="float">
            <text:p>0</text:p>
          </table:table-cell>
          <table:table-cell table:style-name="ce4" table:formula="of:=IF(AND(INDEX([.$B$2:.$CH$84];[.$A8]+1;[.R$1])&gt;0;INDEX([.$B$2:.$CH$84];[.$A8]*4;[.R$1])&gt;0;INDEX([.$B$2:.$CH$84];[.$A8];[.R$1]+1)&gt;0;INDEX([.$B$2:.$CH$84];[.$A8];[.R$1]*4)&gt;0);-2;0)" office:value-type="float" office:value="0" calcext:value-type="float">
            <text:p>0</text:p>
          </table:table-cell>
          <table:table-cell table:style-name="ce4" table:formula="of:=IF(AND(INDEX([.$B$2:.$CH$84];[.$A8]+1;[.S$1])&gt;0;INDEX([.$B$2:.$CH$84];[.$A8]*4;[.S$1])&gt;0;INDEX([.$B$2:.$CH$84];[.$A8];[.S$1]+1)&gt;0;INDEX([.$B$2:.$CH$84];[.$A8];[.S$1]*4)&gt;0);-2;0)" office:value-type="float" office:value="-2" calcext:value-type="float">
            <text:p>-2</text:p>
          </table:table-cell>
          <table:table-cell table:style-name="ce4" table:formula="of:=IF((MAX([.T$1];[.$A8])*4 + MIN([.T$1];[.$A8]))&gt;=82;1;0)" office:value-type="float" office:value="1" calcext:value-type="float">
            <text:p>1</text:p>
          </table:table-cell>
          <table:table-cell table:style-name="ce4" table:formula="of:=IF((MAX([.U$1];[.$A8])*4 + MIN([.U$1];[.$A8]))&gt;=82;1;0)" office:value-type="float" office:value="1" calcext:value-type="float">
            <text:p>1</text:p>
          </table:table-cell>
          <table:table-cell table:style-name="ce4" table:formula="of:=IF((MAX([.V$1];[.$A8])*4 + MIN([.V$1];[.$A8]))&gt;=82;1;0)" office:value-type="float" office:value="1" calcext:value-type="float">
            <text:p>1</text:p>
          </table:table-cell>
          <table:table-cell table:style-name="ce4" table:formula="of:=IF((MAX([.W$1];[.$A8])*4 + MIN([.W$1];[.$A8]))&gt;=82;1;0)" office:value-type="float" office:value="1" calcext:value-type="float">
            <text:p>1</text:p>
          </table:table-cell>
          <table:table-cell table:style-name="ce4" table:formula="of:=IF((MAX([.X$1];[.$A8])*4 + MIN([.X$1];[.$A8]))&gt;=82;1;0)" office:value-type="float" office:value="1" calcext:value-type="float">
            <text:p>1</text:p>
          </table:table-cell>
          <table:table-cell table:style-name="ce4" table:formula="of:=IF((MAX([.Y$1];[.$A8])*4 + MIN([.Y$1];[.$A8]))&gt;=82;1;0)" office:value-type="float" office:value="1" calcext:value-type="float">
            <text:p>1</text:p>
          </table:table-cell>
          <table:table-cell table:style-name="ce4" table:formula="of:=IF((MAX([.Z$1];[.$A8])*4 + MIN([.Z$1];[.$A8]))&gt;=82;1;0)" office:value-type="float" office:value="1" calcext:value-type="float">
            <text:p>1</text:p>
          </table:table-cell>
          <table:table-cell table:style-name="ce4" table:formula="of:=IF((MAX([.AA$1];[.$A8])*4 + MIN([.AA$1];[.$A8]))&gt;=82;1;0)" office:value-type="float" office:value="1" calcext:value-type="float">
            <text:p>1</text:p>
          </table:table-cell>
          <table:table-cell table:style-name="ce4" table:formula="of:=IF((MAX([.AB$1];[.$A8])*4 + MIN([.AB$1];[.$A8]))&gt;=82;1;0)" office:value-type="float" office:value="1" calcext:value-type="float">
            <text:p>1</text:p>
          </table:table-cell>
          <table:table-cell table:style-name="ce4" table:formula="of:=IF((MAX([.AC$1];[.$A8])*4 + MIN([.AC$1];[.$A8]))&gt;=82;1;0)" office:value-type="float" office:value="1" calcext:value-type="float">
            <text:p>1</text:p>
          </table:table-cell>
          <table:table-cell table:style-name="ce4" table:formula="of:=IF((MAX([.AD$1];[.$A8])*4 + MIN([.AD$1];[.$A8]))&gt;=82;1;0)" office:value-type="float" office:value="1" calcext:value-type="float">
            <text:p>1</text:p>
          </table:table-cell>
          <table:table-cell table:style-name="ce4" table:formula="of:=IF((MAX([.AE$1];[.$A8])*4 + MIN([.AE$1];[.$A8]))&gt;=82;1;0)" office:value-type="float" office:value="1" calcext:value-type="float">
            <text:p>1</text:p>
          </table:table-cell>
          <table:table-cell table:style-name="ce4" table:formula="of:=IF((MAX([.AF$1];[.$A8])*4 + MIN([.AF$1];[.$A8]))&gt;=82;1;0)" office:value-type="float" office:value="1" calcext:value-type="float">
            <text:p>1</text:p>
          </table:table-cell>
          <table:table-cell table:style-name="ce4" table:formula="of:=IF((MAX([.AG$1];[.$A8])*4 + MIN([.AG$1];[.$A8]))&gt;=82;1;0)" office:value-type="float" office:value="1" calcext:value-type="float">
            <text:p>1</text:p>
          </table:table-cell>
          <table:table-cell table:style-name="ce4" table:formula="of:=IF((MAX([.AH$1];[.$A8])*4 + MIN([.AH$1];[.$A8]))&gt;=82;1;0)" office:value-type="float" office:value="1" calcext:value-type="float">
            <text:p>1</text:p>
          </table:table-cell>
          <table:table-cell table:style-name="ce4" table:formula="of:=IF((MAX([.AI$1];[.$A8])*4 + MIN([.AI$1];[.$A8]))&gt;=82;1;0)" office:value-type="float" office:value="1" calcext:value-type="float">
            <text:p>1</text:p>
          </table:table-cell>
          <table:table-cell table:style-name="ce4" table:formula="of:=IF((MAX([.AJ$1];[.$A8])*4 + MIN([.AJ$1];[.$A8]))&gt;=82;1;0)" office:value-type="float" office:value="1" calcext:value-type="float">
            <text:p>1</text:p>
          </table:table-cell>
          <table:table-cell table:style-name="ce4" table:formula="of:=IF((MAX([.AK$1];[.$A8])*4 + MIN([.AK$1];[.$A8]))&gt;=82;1;0)" office:value-type="float" office:value="1" calcext:value-type="float">
            <text:p>1</text:p>
          </table:table-cell>
          <table:table-cell table:style-name="ce4" table:formula="of:=IF((MAX([.AL$1];[.$A8])*4 + MIN([.AL$1];[.$A8]))&gt;=82;1;0)" office:value-type="float" office:value="1" calcext:value-type="float">
            <text:p>1</text:p>
          </table:table-cell>
          <table:table-cell table:style-name="ce4" table:formula="of:=IF((MAX([.AM$1];[.$A8])*4 + MIN([.AM$1];[.$A8]))&gt;=82;1;0)" office:value-type="float" office:value="1" calcext:value-type="float">
            <text:p>1</text:p>
          </table:table-cell>
          <table:table-cell table:style-name="ce4" table:formula="of:=IF((MAX([.AN$1];[.$A8])*4 + MIN([.AN$1];[.$A8]))&gt;=82;1;0)" office:value-type="float" office:value="1" calcext:value-type="float">
            <text:p>1</text:p>
          </table:table-cell>
          <table:table-cell table:style-name="ce4" table:formula="of:=IF((MAX([.AO$1];[.$A8])*4 + MIN([.AO$1];[.$A8]))&gt;=82;1;0)" office:value-type="float" office:value="1" calcext:value-type="float">
            <text:p>1</text:p>
          </table:table-cell>
          <table:table-cell table:style-name="ce4" table:formula="of:=IF((MAX([.AP$1];[.$A8])*4 + MIN([.AP$1];[.$A8]))&gt;=82;1;0)" office:value-type="float" office:value="1" calcext:value-type="float">
            <text:p>1</text:p>
          </table:table-cell>
          <table:table-cell table:style-name="ce4" table:formula="of:=IF((MAX([.AQ$1];[.$A8])*4 + MIN([.AQ$1];[.$A8]))&gt;=82;1;0)" office:value-type="float" office:value="1" calcext:value-type="float">
            <text:p>1</text:p>
          </table:table-cell>
          <table:table-cell table:style-name="ce4" table:formula="of:=IF((MAX([.AR$1];[.$A8])*4 + MIN([.AR$1];[.$A8]))&gt;=82;1;0)" office:value-type="float" office:value="1" calcext:value-type="float">
            <text:p>1</text:p>
          </table:table-cell>
          <table:table-cell table:style-name="ce4" table:formula="of:=IF((MAX([.AS$1];[.$A8])*4 + MIN([.AS$1];[.$A8]))&gt;=82;1;0)" office:value-type="float" office:value="1" calcext:value-type="float">
            <text:p>1</text:p>
          </table:table-cell>
          <table:table-cell table:style-name="ce4" table:formula="of:=IF((MAX([.AT$1];[.$A8])*4 + MIN([.AT$1];[.$A8]))&gt;=82;1;0)" office:value-type="float" office:value="1" calcext:value-type="float">
            <text:p>1</text:p>
          </table:table-cell>
          <table:table-cell table:style-name="ce4" table:formula="of:=IF((MAX([.AU$1];[.$A8])*4 + MIN([.AU$1];[.$A8]))&gt;=82;1;0)" office:value-type="float" office:value="1" calcext:value-type="float">
            <text:p>1</text:p>
          </table:table-cell>
          <table:table-cell table:style-name="ce4" table:formula="of:=IF((MAX([.AV$1];[.$A8])*4 + MIN([.AV$1];[.$A8]))&gt;=82;1;0)" office:value-type="float" office:value="1" calcext:value-type="float">
            <text:p>1</text:p>
          </table:table-cell>
          <table:table-cell table:style-name="ce4" table:formula="of:=IF((MAX([.AW$1];[.$A8])*4 + MIN([.AW$1];[.$A8]))&gt;=82;1;0)" office:value-type="float" office:value="1" calcext:value-type="float">
            <text:p>1</text:p>
          </table:table-cell>
          <table:table-cell table:style-name="ce4" table:formula="of:=IF((MAX([.AX$1];[.$A8])*4 + MIN([.AX$1];[.$A8]))&gt;=82;1;0)" office:value-type="float" office:value="1" calcext:value-type="float">
            <text:p>1</text:p>
          </table:table-cell>
          <table:table-cell table:style-name="ce4" table:formula="of:=IF((MAX([.AY$1];[.$A8])*4 + MIN([.AY$1];[.$A8]))&gt;=82;1;0)" office:value-type="float" office:value="1" calcext:value-type="float">
            <text:p>1</text:p>
          </table:table-cell>
          <table:table-cell table:style-name="ce4" table:formula="of:=IF((MAX([.AZ$1];[.$A8])*4 + MIN([.AZ$1];[.$A8]))&gt;=82;1;0)" office:value-type="float" office:value="1" calcext:value-type="float">
            <text:p>1</text:p>
          </table:table-cell>
          <table:table-cell table:style-name="ce4" table:formula="of:=IF((MAX([.BA$1];[.$A8])*4 + MIN([.BA$1];[.$A8]))&gt;=82;1;0)" office:value-type="float" office:value="1" calcext:value-type="float">
            <text:p>1</text:p>
          </table:table-cell>
          <table:table-cell table:style-name="ce4" table:formula="of:=IF((MAX([.BB$1];[.$A8])*4 + MIN([.BB$1];[.$A8]))&gt;=82;1;0)" office:value-type="float" office:value="1" calcext:value-type="float">
            <text:p>1</text:p>
          </table:table-cell>
          <table:table-cell table:style-name="ce4" table:formula="of:=IF((MAX([.BC$1];[.$A8])*4 + MIN([.BC$1];[.$A8]))&gt;=82;1;0)" office:value-type="float" office:value="1" calcext:value-type="float">
            <text:p>1</text:p>
          </table:table-cell>
          <table:table-cell table:style-name="ce4" table:formula="of:=IF((MAX([.BD$1];[.$A8])*4 + MIN([.BD$1];[.$A8]))&gt;=82;1;0)" office:value-type="float" office:value="1" calcext:value-type="float">
            <text:p>1</text:p>
          </table:table-cell>
          <table:table-cell table:style-name="ce4" table:formula="of:=IF((MAX([.BE$1];[.$A8])*4 + MIN([.BE$1];[.$A8]))&gt;=82;1;0)" office:value-type="float" office:value="1" calcext:value-type="float">
            <text:p>1</text:p>
          </table:table-cell>
          <table:table-cell table:style-name="ce4" table:formula="of:=IF((MAX([.BF$1];[.$A8])*4 + MIN([.BF$1];[.$A8]))&gt;=82;1;0)" office:value-type="float" office:value="1" calcext:value-type="float">
            <text:p>1</text:p>
          </table:table-cell>
          <table:table-cell table:style-name="ce4" table:formula="of:=IF((MAX([.BG$1];[.$A8])*4 + MIN([.BG$1];[.$A8]))&gt;=82;1;0)" office:value-type="float" office:value="1" calcext:value-type="float">
            <text:p>1</text:p>
          </table:table-cell>
          <table:table-cell table:style-name="ce4" table:formula="of:=IF((MAX([.BH$1];[.$A8])*4 + MIN([.BH$1];[.$A8]))&gt;=82;1;0)" office:value-type="float" office:value="1" calcext:value-type="float">
            <text:p>1</text:p>
          </table:table-cell>
          <table:table-cell table:style-name="ce4" table:formula="of:=IF((MAX([.BI$1];[.$A8])*4 + MIN([.BI$1];[.$A8]))&gt;=82;1;0)" office:value-type="float" office:value="1" calcext:value-type="float">
            <text:p>1</text:p>
          </table:table-cell>
          <table:table-cell table:style-name="ce4" table:formula="of:=IF((MAX([.BJ$1];[.$A8])*4 + MIN([.BJ$1];[.$A8]))&gt;=82;1;0)" office:value-type="float" office:value="1" calcext:value-type="float">
            <text:p>1</text:p>
          </table:table-cell>
          <table:table-cell table:style-name="ce4" table:formula="of:=IF((MAX([.BK$1];[.$A8])*4 + MIN([.BK$1];[.$A8]))&gt;=82;1;0)" office:value-type="float" office:value="1" calcext:value-type="float">
            <text:p>1</text:p>
          </table:table-cell>
          <table:table-cell table:style-name="ce4" table:formula="of:=IF((MAX([.BL$1];[.$A8])*4 + MIN([.BL$1];[.$A8]))&gt;=82;1;0)" office:value-type="float" office:value="1" calcext:value-type="float">
            <text:p>1</text:p>
          </table:table-cell>
          <table:table-cell table:style-name="ce4" table:formula="of:=IF((MAX([.BM$1];[.$A8])*4 + MIN([.BM$1];[.$A8]))&gt;=82;1;0)" office:value-type="float" office:value="1" calcext:value-type="float">
            <text:p>1</text:p>
          </table:table-cell>
          <table:table-cell table:style-name="ce4" table:formula="of:=IF((MAX([.BN$1];[.$A8])*4 + MIN([.BN$1];[.$A8]))&gt;=82;1;0)" office:value-type="float" office:value="1" calcext:value-type="float">
            <text:p>1</text:p>
          </table:table-cell>
          <table:table-cell table:style-name="ce4" table:formula="of:=IF((MAX([.BO$1];[.$A8])*4 + MIN([.BO$1];[.$A8]))&gt;=82;1;0)" office:value-type="float" office:value="1" calcext:value-type="float">
            <text:p>1</text:p>
          </table:table-cell>
          <table:table-cell table:style-name="ce4" table:formula="of:=IF((MAX([.BP$1];[.$A8])*4 + MIN([.BP$1];[.$A8]))&gt;=82;1;0)" office:value-type="float" office:value="1" calcext:value-type="float">
            <text:p>1</text:p>
          </table:table-cell>
          <table:table-cell table:style-name="ce4" table:formula="of:=IF((MAX([.BQ$1];[.$A8])*4 + MIN([.BQ$1];[.$A8]))&gt;=82;1;0)" office:value-type="float" office:value="1" calcext:value-type="float">
            <text:p>1</text:p>
          </table:table-cell>
          <table:table-cell table:style-name="ce4" table:formula="of:=IF((MAX([.BR$1];[.$A8])*4 + MIN([.BR$1];[.$A8]))&gt;=82;1;0)" office:value-type="float" office:value="1" calcext:value-type="float">
            <text:p>1</text:p>
          </table:table-cell>
          <table:table-cell table:style-name="ce4" table:formula="of:=IF((MAX([.BS$1];[.$A8])*4 + MIN([.BS$1];[.$A8]))&gt;=82;1;0)" office:value-type="float" office:value="1" calcext:value-type="float">
            <text:p>1</text:p>
          </table:table-cell>
          <table:table-cell table:style-name="ce4" table:formula="of:=IF((MAX([.BT$1];[.$A8])*4 + MIN([.BT$1];[.$A8]))&gt;=82;1;0)" office:value-type="float" office:value="1" calcext:value-type="float">
            <text:p>1</text:p>
          </table:table-cell>
          <table:table-cell table:style-name="ce4" table:formula="of:=IF((MAX([.BU$1];[.$A8])*4 + MIN([.BU$1];[.$A8]))&gt;=82;1;0)" office:value-type="float" office:value="1" calcext:value-type="float">
            <text:p>1</text:p>
          </table:table-cell>
          <table:table-cell table:style-name="ce4" table:formula="of:=IF((MAX([.BV$1];[.$A8])*4 + MIN([.BV$1];[.$A8]))&gt;=82;1;0)" office:value-type="float" office:value="1" calcext:value-type="float">
            <text:p>1</text:p>
          </table:table-cell>
          <table:table-cell table:style-name="ce4" table:formula="of:=IF((MAX([.BW$1];[.$A8])*4 + MIN([.BW$1];[.$A8]))&gt;=82;1;0)" office:value-type="float" office:value="1" calcext:value-type="float">
            <text:p>1</text:p>
          </table:table-cell>
          <table:table-cell table:style-name="ce4" table:formula="of:=IF((MAX([.BX$1];[.$A8])*4 + MIN([.BX$1];[.$A8]))&gt;=82;1;0)" office:value-type="float" office:value="1" calcext:value-type="float">
            <text:p>1</text:p>
          </table:table-cell>
          <table:table-cell table:style-name="ce4" table:formula="of:=IF((MAX([.BY$1];[.$A8])*4 + MIN([.BY$1];[.$A8]))&gt;=82;1;0)" office:value-type="float" office:value="1" calcext:value-type="float">
            <text:p>1</text:p>
          </table:table-cell>
          <table:table-cell table:style-name="ce4" table:formula="of:=IF((MAX([.BZ$1];[.$A8])*4 + MIN([.BZ$1];[.$A8]))&gt;=82;1;0)" office:value-type="float" office:value="1" calcext:value-type="float">
            <text:p>1</text:p>
          </table:table-cell>
          <table:table-cell table:style-name="ce4" table:formula="of:=IF((MAX([.CA$1];[.$A8])*4 + MIN([.CA$1];[.$A8]))&gt;=82;1;0)" office:value-type="float" office:value="1" calcext:value-type="float">
            <text:p>1</text:p>
          </table:table-cell>
          <table:table-cell table:style-name="ce4" table:formula="of:=IF((MAX([.CB$1];[.$A8])*4 + MIN([.CB$1];[.$A8]))&gt;=82;1;0)" office:value-type="float" office:value="1" calcext:value-type="float">
            <text:p>1</text:p>
          </table:table-cell>
          <table:table-cell table:style-name="ce4" table:formula="of:=IF((MAX([.CC$1];[.$A8])*4 + MIN([.CC$1];[.$A8]))&gt;=82;1;0)" office:value-type="float" office:value="1" calcext:value-type="float">
            <text:p>1</text:p>
          </table:table-cell>
          <table:table-cell table:style-name="ce4" table:formula="of:=IF((MAX([.CD$1];[.$A8])*4 + MIN([.CD$1];[.$A8]))&gt;=82;1;0)" office:value-type="float" office:value="1" calcext:value-type="float">
            <text:p>1</text:p>
          </table:table-cell>
          <table:table-cell table:style-name="ce4" table:formula="of:=IF((MAX([.CE$1];[.$A8])*4 + MIN([.CE$1];[.$A8]))&gt;=82;1;0)" office:value-type="float" office:value="1" calcext:value-type="float">
            <text:p>1</text:p>
          </table:table-cell>
          <table:table-cell table:style-name="ce4" table:formula="of:=IF((MAX([.CF$1];[.$A8])*4 + MIN([.CF$1];[.$A8]))&gt;=82;1;0)" office:value-type="float" office:value="1" calcext:value-type="float">
            <text:p>1</text:p>
          </table:table-cell>
          <table:table-cell table:style-name="ce4" table:formula="of:=IF((MAX([.CG$1];[.$A8])*4 + MIN([.CG$1];[.$A8]))&gt;=82;1;0)" office:value-type="float" office:value="1" calcext:value-type="float">
            <text:p>1</text:p>
          </table:table-cell>
          <table:table-cell table:style-name="ce4" table:formula="of:=IF((MAX([.CH$1];[.$A8])*4 + MIN([.CH$1];[.$A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IF(AND(INDEX([.$B$2:.$CH$84];[.$A9]+1;[.B$1])&gt;0;INDEX([.$B$2:.$CH$84];[.$A9]*4;[.B$1])&gt;0;INDEX([.$B$2:.$CH$84];[.$A9];[.B$1]+1)&gt;0;INDEX([.$B$2:.$CH$84];[.$A9];[.B$1]*4)&gt;0);-2;0)" office:value-type="float" office:value="0" calcext:value-type="float">
            <text:p>0</text:p>
          </table:table-cell>
          <table:table-cell table:style-name="ce4" table:formula="of:=IF(AND(INDEX([.$B$2:.$CH$84];[.$A9]+1;[.C$1])&gt;0;INDEX([.$B$2:.$CH$84];[.$A9]*4;[.C$1])&gt;0;INDEX([.$B$2:.$CH$84];[.$A9];[.C$1]+1)&gt;0;INDEX([.$B$2:.$CH$84];[.$A9];[.C$1]*4)&gt;0);-2;0)" office:value-type="float" office:value="0" calcext:value-type="float">
            <text:p>0</text:p>
          </table:table-cell>
          <table:table-cell table:style-name="ce4" table:formula="of:=IF(AND(INDEX([.$B$2:.$CH$84];[.$A9]+1;[.D$1])&gt;0;INDEX([.$B$2:.$CH$84];[.$A9]*4;[.D$1])&gt;0;INDEX([.$B$2:.$CH$84];[.$A9];[.D$1]+1)&gt;0;INDEX([.$B$2:.$CH$84];[.$A9];[.D$1]*4)&gt;0);-2;0)" office:value-type="float" office:value="0" calcext:value-type="float">
            <text:p>0</text:p>
          </table:table-cell>
          <table:table-cell table:style-name="ce4" table:formula="of:=IF(AND(INDEX([.$B$2:.$CH$84];[.$A9]+1;[.E$1])&gt;0;INDEX([.$B$2:.$CH$84];[.$A9]*4;[.E$1])&gt;0;INDEX([.$B$2:.$CH$84];[.$A9];[.E$1]+1)&gt;0;INDEX([.$B$2:.$CH$84];[.$A9];[.E$1]*4)&gt;0);-2;0)" office:value-type="float" office:value="0" calcext:value-type="float">
            <text:p>0</text:p>
          </table:table-cell>
          <table:table-cell table:style-name="ce4" table:formula="of:=IF(AND(INDEX([.$B$2:.$CH$84];[.$A9]+1;[.F$1])&gt;0;INDEX([.$B$2:.$CH$84];[.$A9]*4;[.F$1])&gt;0;INDEX([.$B$2:.$CH$84];[.$A9];[.F$1]+1)&gt;0;INDEX([.$B$2:.$CH$84];[.$A9];[.F$1]*4)&gt;0);-2;0)" office:value-type="float" office:value="0" calcext:value-type="float">
            <text:p>0</text:p>
          </table:table-cell>
          <table:table-cell table:style-name="ce4" table:formula="of:=IF(AND(INDEX([.$B$2:.$CH$84];[.$A9]+1;[.G$1])&gt;0;INDEX([.$B$2:.$CH$84];[.$A9]*4;[.G$1])&gt;0;INDEX([.$B$2:.$CH$84];[.$A9];[.G$1]+1)&gt;0;INDEX([.$B$2:.$CH$84];[.$A9];[.G$1]*4)&gt;0);-2;0)" office:value-type="float" office:value="0" calcext:value-type="float">
            <text:p>0</text:p>
          </table:table-cell>
          <table:table-cell table:style-name="ce4" table:formula="of:=IF(AND(INDEX([.$B$2:.$CH$84];[.$A9]+1;[.H$1])&gt;0;INDEX([.$B$2:.$CH$84];[.$A9]*4;[.H$1])&gt;0;INDEX([.$B$2:.$CH$84];[.$A9];[.H$1]+1)&gt;0;INDEX([.$B$2:.$CH$84];[.$A9];[.H$1]*4)&gt;0);-2;0)" office:value-type="float" office:value="0" calcext:value-type="float">
            <text:p>0</text:p>
          </table:table-cell>
          <table:table-cell table:style-name="ce4" table:formula="of:=IF(AND(INDEX([.$B$2:.$CH$84];[.$A9]+1;[.I$1])&gt;0;INDEX([.$B$2:.$CH$84];[.$A9]*4;[.I$1])&gt;0;INDEX([.$B$2:.$CH$84];[.$A9];[.I$1]+1)&gt;0;INDEX([.$B$2:.$CH$84];[.$A9];[.I$1]*4)&gt;0);-2;0)" office:value-type="float" office:value="0" calcext:value-type="float">
            <text:p>0</text:p>
          </table:table-cell>
          <table:table-cell table:style-name="ce4" table:formula="of:=IF(AND(INDEX([.$B$2:.$CH$84];[.$A9]+1;[.J$1])&gt;0;INDEX([.$B$2:.$CH$84];[.$A9]*4;[.J$1])&gt;0;INDEX([.$B$2:.$CH$84];[.$A9];[.J$1]+1)&gt;0;INDEX([.$B$2:.$CH$84];[.$A9];[.J$1]*4)&gt;0);-2;0)" office:value-type="float" office:value="0" calcext:value-type="float">
            <text:p>0</text:p>
          </table:table-cell>
          <table:table-cell table:style-name="ce4" table:formula="of:=IF(AND(INDEX([.$B$2:.$CH$84];[.$A9]+1;[.K$1])&gt;0;INDEX([.$B$2:.$CH$84];[.$A9]*4;[.K$1])&gt;0;INDEX([.$B$2:.$CH$84];[.$A9];[.K$1]+1)&gt;0;INDEX([.$B$2:.$CH$84];[.$A9];[.K$1]*4)&gt;0);-2;0)" office:value-type="float" office:value="0" calcext:value-type="float">
            <text:p>0</text:p>
          </table:table-cell>
          <table:table-cell table:style-name="ce4" table:formula="of:=IF(AND(INDEX([.$B$2:.$CH$84];[.$A9]+1;[.L$1])&gt;0;INDEX([.$B$2:.$CH$84];[.$A9]*4;[.L$1])&gt;0;INDEX([.$B$2:.$CH$84];[.$A9];[.L$1]+1)&gt;0;INDEX([.$B$2:.$CH$84];[.$A9];[.L$1]*4)&gt;0);-2;0)" office:value-type="float" office:value="0" calcext:value-type="float">
            <text:p>0</text:p>
          </table:table-cell>
          <table:table-cell table:style-name="ce4" table:formula="of:=IF(AND(INDEX([.$B$2:.$CH$84];[.$A9]+1;[.M$1])&gt;0;INDEX([.$B$2:.$CH$84];[.$A9]*4;[.M$1])&gt;0;INDEX([.$B$2:.$CH$84];[.$A9];[.M$1]+1)&gt;0;INDEX([.$B$2:.$CH$84];[.$A9];[.M$1]*4)&gt;0);-2;0)" office:value-type="float" office:value="0" calcext:value-type="float">
            <text:p>0</text:p>
          </table:table-cell>
          <table:table-cell table:style-name="ce5" table:formula="of:=IF(AND(INDEX([.$B$2:.$CH$84];[.$A9]+1;[.N$1])&gt;0;INDEX([.$B$2:.$CH$84];[.$A9]*4;[.N$1])&gt;0;INDEX([.$B$2:.$CH$84];[.$A9];[.N$1]+1)&gt;0;INDEX([.$B$2:.$CH$84];[.$A9];[.N$1]*4)&gt;0);-2;0)" office:value-type="float" office:value="0" calcext:value-type="float">
            <text:p>0</text:p>
          </table:table-cell>
          <table:table-cell table:style-name="ce4" table:formula="of:=IF(AND(INDEX([.$B$2:.$CH$84];[.$A9]+1;[.O$1])&gt;0;INDEX([.$B$2:.$CH$84];[.$A9]*4;[.O$1])&gt;0;INDEX([.$B$2:.$CH$84];[.$A9];[.O$1]+1)&gt;0;INDEX([.$B$2:.$CH$84];[.$A9];[.O$1]*4)&gt;0);-2;0)" office:value-type="float" office:value="0" calcext:value-type="float">
            <text:p>0</text:p>
          </table:table-cell>
          <table:table-cell table:style-name="ce4" table:formula="of:=IF(AND(INDEX([.$B$2:.$CH$84];[.$A9]+1;[.P$1])&gt;0;INDEX([.$B$2:.$CH$84];[.$A9]*4;[.P$1])&gt;0;INDEX([.$B$2:.$CH$84];[.$A9];[.P$1]+1)&gt;0;INDEX([.$B$2:.$CH$84];[.$A9];[.P$1]*4)&gt;0);-2;0)" office:value-type="float" office:value="0" calcext:value-type="float">
            <text:p>0</text:p>
          </table:table-cell>
          <table:table-cell table:style-name="ce4" table:formula="of:=IF(AND(INDEX([.$B$2:.$CH$84];[.$A9]+1;[.Q$1])&gt;0;INDEX([.$B$2:.$CH$84];[.$A9]*4;[.Q$1])&gt;0;INDEX([.$B$2:.$CH$84];[.$A9];[.Q$1]+1)&gt;0;INDEX([.$B$2:.$CH$84];[.$A9];[.Q$1]*4)&gt;0);-2;0)" office:value-type="float" office:value="0" calcext:value-type="float">
            <text:p>0</text:p>
          </table:table-cell>
          <table:table-cell table:style-name="ce4" table:formula="of:=IF(AND(INDEX([.$B$2:.$CH$84];[.$A9]+1;[.R$1])&gt;0;INDEX([.$B$2:.$CH$84];[.$A9]*4;[.R$1])&gt;0;INDEX([.$B$2:.$CH$84];[.$A9];[.R$1]+1)&gt;0;INDEX([.$B$2:.$CH$84];[.$A9];[.R$1]*4)&gt;0);-2;0)" office:value-type="float" office:value="-2" calcext:value-type="float">
            <text:p>-2</text:p>
          </table:table-cell>
          <table:table-cell table:style-name="ce4" table:formula="of:=IF(OR(INDEX([.$B$2:.$CH$84];[.$A9]+1;[.S$1])=-1;INDEX([.$B$2:.$CH$84];[.$A9]*4;[.S$1])=-1;INDEX([.$B$2:.$CH$84];[.$A9];[.S$1]+1)=-1;INDEX([.$B$2:.$CH$84];[.$A9];[.S$1]*4)=-1);2;0)" office:value-type="float" office:value="2" calcext:value-type="float">
            <text:p>2</text:p>
          </table:table-cell>
          <table:table-cell table:style-name="ce4" table:formula="of:=IF((MAX([.T$1];[.$A9])*4 + MIN([.T$1];[.$A9]))&gt;=82;1;0)" office:value-type="float" office:value="1" calcext:value-type="float">
            <text:p>1</text:p>
          </table:table-cell>
          <table:table-cell table:style-name="ce4" table:formula="of:=IF((MAX([.U$1];[.$A9])*4 + MIN([.U$1];[.$A9]))&gt;=82;1;0)" office:value-type="float" office:value="1" calcext:value-type="float">
            <text:p>1</text:p>
          </table:table-cell>
          <table:table-cell table:style-name="ce4" table:formula="of:=IF((MAX([.V$1];[.$A9])*4 + MIN([.V$1];[.$A9]))&gt;=82;1;0)" office:value-type="float" office:value="1" calcext:value-type="float">
            <text:p>1</text:p>
          </table:table-cell>
          <table:table-cell table:style-name="ce4" table:formula="of:=IF((MAX([.W$1];[.$A9])*4 + MIN([.W$1];[.$A9]))&gt;=82;1;0)" office:value-type="float" office:value="1" calcext:value-type="float">
            <text:p>1</text:p>
          </table:table-cell>
          <table:table-cell table:style-name="ce4" table:formula="of:=IF((MAX([.X$1];[.$A9])*4 + MIN([.X$1];[.$A9]))&gt;=82;1;0)" office:value-type="float" office:value="1" calcext:value-type="float">
            <text:p>1</text:p>
          </table:table-cell>
          <table:table-cell table:style-name="ce4" table:formula="of:=IF((MAX([.Y$1];[.$A9])*4 + MIN([.Y$1];[.$A9]))&gt;=82;1;0)" office:value-type="float" office:value="1" calcext:value-type="float">
            <text:p>1</text:p>
          </table:table-cell>
          <table:table-cell table:style-name="ce4" table:formula="of:=IF((MAX([.Z$1];[.$A9])*4 + MIN([.Z$1];[.$A9]))&gt;=82;1;0)" office:value-type="float" office:value="1" calcext:value-type="float">
            <text:p>1</text:p>
          </table:table-cell>
          <table:table-cell table:style-name="ce4" table:formula="of:=IF((MAX([.AA$1];[.$A9])*4 + MIN([.AA$1];[.$A9]))&gt;=82;1;0)" office:value-type="float" office:value="1" calcext:value-type="float">
            <text:p>1</text:p>
          </table:table-cell>
          <table:table-cell table:style-name="ce4" table:formula="of:=IF((MAX([.AB$1];[.$A9])*4 + MIN([.AB$1];[.$A9]))&gt;=82;1;0)" office:value-type="float" office:value="1" calcext:value-type="float">
            <text:p>1</text:p>
          </table:table-cell>
          <table:table-cell table:style-name="ce4" table:formula="of:=IF((MAX([.AC$1];[.$A9])*4 + MIN([.AC$1];[.$A9]))&gt;=82;1;0)" office:value-type="float" office:value="1" calcext:value-type="float">
            <text:p>1</text:p>
          </table:table-cell>
          <table:table-cell table:style-name="ce4" table:formula="of:=IF((MAX([.AD$1];[.$A9])*4 + MIN([.AD$1];[.$A9]))&gt;=82;1;0)" office:value-type="float" office:value="1" calcext:value-type="float">
            <text:p>1</text:p>
          </table:table-cell>
          <table:table-cell table:style-name="ce4" table:formula="of:=IF((MAX([.AE$1];[.$A9])*4 + MIN([.AE$1];[.$A9]))&gt;=82;1;0)" office:value-type="float" office:value="1" calcext:value-type="float">
            <text:p>1</text:p>
          </table:table-cell>
          <table:table-cell table:style-name="ce4" table:formula="of:=IF((MAX([.AF$1];[.$A9])*4 + MIN([.AF$1];[.$A9]))&gt;=82;1;0)" office:value-type="float" office:value="1" calcext:value-type="float">
            <text:p>1</text:p>
          </table:table-cell>
          <table:table-cell table:style-name="ce4" table:formula="of:=IF((MAX([.AG$1];[.$A9])*4 + MIN([.AG$1];[.$A9]))&gt;=82;1;0)" office:value-type="float" office:value="1" calcext:value-type="float">
            <text:p>1</text:p>
          </table:table-cell>
          <table:table-cell table:style-name="ce4" table:formula="of:=IF((MAX([.AH$1];[.$A9])*4 + MIN([.AH$1];[.$A9]))&gt;=82;1;0)" office:value-type="float" office:value="1" calcext:value-type="float">
            <text:p>1</text:p>
          </table:table-cell>
          <table:table-cell table:style-name="ce4" table:formula="of:=IF((MAX([.AI$1];[.$A9])*4 + MIN([.AI$1];[.$A9]))&gt;=82;1;0)" office:value-type="float" office:value="1" calcext:value-type="float">
            <text:p>1</text:p>
          </table:table-cell>
          <table:table-cell table:style-name="ce4" table:formula="of:=IF((MAX([.AJ$1];[.$A9])*4 + MIN([.AJ$1];[.$A9]))&gt;=82;1;0)" office:value-type="float" office:value="1" calcext:value-type="float">
            <text:p>1</text:p>
          </table:table-cell>
          <table:table-cell table:style-name="ce4" table:formula="of:=IF((MAX([.AK$1];[.$A9])*4 + MIN([.AK$1];[.$A9]))&gt;=82;1;0)" office:value-type="float" office:value="1" calcext:value-type="float">
            <text:p>1</text:p>
          </table:table-cell>
          <table:table-cell table:style-name="ce4" table:formula="of:=IF((MAX([.AL$1];[.$A9])*4 + MIN([.AL$1];[.$A9]))&gt;=82;1;0)" office:value-type="float" office:value="1" calcext:value-type="float">
            <text:p>1</text:p>
          </table:table-cell>
          <table:table-cell table:style-name="ce4" table:formula="of:=IF((MAX([.AM$1];[.$A9])*4 + MIN([.AM$1];[.$A9]))&gt;=82;1;0)" office:value-type="float" office:value="1" calcext:value-type="float">
            <text:p>1</text:p>
          </table:table-cell>
          <table:table-cell table:style-name="ce4" table:formula="of:=IF((MAX([.AN$1];[.$A9])*4 + MIN([.AN$1];[.$A9]))&gt;=82;1;0)" office:value-type="float" office:value="1" calcext:value-type="float">
            <text:p>1</text:p>
          </table:table-cell>
          <table:table-cell table:style-name="ce4" table:formula="of:=IF((MAX([.AO$1];[.$A9])*4 + MIN([.AO$1];[.$A9]))&gt;=82;1;0)" office:value-type="float" office:value="1" calcext:value-type="float">
            <text:p>1</text:p>
          </table:table-cell>
          <table:table-cell table:style-name="ce4" table:formula="of:=IF((MAX([.AP$1];[.$A9])*4 + MIN([.AP$1];[.$A9]))&gt;=82;1;0)" office:value-type="float" office:value="1" calcext:value-type="float">
            <text:p>1</text:p>
          </table:table-cell>
          <table:table-cell table:style-name="ce4" table:formula="of:=IF((MAX([.AQ$1];[.$A9])*4 + MIN([.AQ$1];[.$A9]))&gt;=82;1;0)" office:value-type="float" office:value="1" calcext:value-type="float">
            <text:p>1</text:p>
          </table:table-cell>
          <table:table-cell table:style-name="ce4" table:formula="of:=IF((MAX([.AR$1];[.$A9])*4 + MIN([.AR$1];[.$A9]))&gt;=82;1;0)" office:value-type="float" office:value="1" calcext:value-type="float">
            <text:p>1</text:p>
          </table:table-cell>
          <table:table-cell table:style-name="ce4" table:formula="of:=IF((MAX([.AS$1];[.$A9])*4 + MIN([.AS$1];[.$A9]))&gt;=82;1;0)" office:value-type="float" office:value="1" calcext:value-type="float">
            <text:p>1</text:p>
          </table:table-cell>
          <table:table-cell table:style-name="ce4" table:formula="of:=IF((MAX([.AT$1];[.$A9])*4 + MIN([.AT$1];[.$A9]))&gt;=82;1;0)" office:value-type="float" office:value="1" calcext:value-type="float">
            <text:p>1</text:p>
          </table:table-cell>
          <table:table-cell table:style-name="ce4" table:formula="of:=IF((MAX([.AU$1];[.$A9])*4 + MIN([.AU$1];[.$A9]))&gt;=82;1;0)" office:value-type="float" office:value="1" calcext:value-type="float">
            <text:p>1</text:p>
          </table:table-cell>
          <table:table-cell table:style-name="ce4" table:formula="of:=IF((MAX([.AV$1];[.$A9])*4 + MIN([.AV$1];[.$A9]))&gt;=82;1;0)" office:value-type="float" office:value="1" calcext:value-type="float">
            <text:p>1</text:p>
          </table:table-cell>
          <table:table-cell table:style-name="ce4" table:formula="of:=IF((MAX([.AW$1];[.$A9])*4 + MIN([.AW$1];[.$A9]))&gt;=82;1;0)" office:value-type="float" office:value="1" calcext:value-type="float">
            <text:p>1</text:p>
          </table:table-cell>
          <table:table-cell table:style-name="ce4" table:formula="of:=IF((MAX([.AX$1];[.$A9])*4 + MIN([.AX$1];[.$A9]))&gt;=82;1;0)" office:value-type="float" office:value="1" calcext:value-type="float">
            <text:p>1</text:p>
          </table:table-cell>
          <table:table-cell table:style-name="ce4" table:formula="of:=IF((MAX([.AY$1];[.$A9])*4 + MIN([.AY$1];[.$A9]))&gt;=82;1;0)" office:value-type="float" office:value="1" calcext:value-type="float">
            <text:p>1</text:p>
          </table:table-cell>
          <table:table-cell table:style-name="ce4" table:formula="of:=IF((MAX([.AZ$1];[.$A9])*4 + MIN([.AZ$1];[.$A9]))&gt;=82;1;0)" office:value-type="float" office:value="1" calcext:value-type="float">
            <text:p>1</text:p>
          </table:table-cell>
          <table:table-cell table:style-name="ce4" table:formula="of:=IF((MAX([.BA$1];[.$A9])*4 + MIN([.BA$1];[.$A9]))&gt;=82;1;0)" office:value-type="float" office:value="1" calcext:value-type="float">
            <text:p>1</text:p>
          </table:table-cell>
          <table:table-cell table:style-name="ce4" table:formula="of:=IF((MAX([.BB$1];[.$A9])*4 + MIN([.BB$1];[.$A9]))&gt;=82;1;0)" office:value-type="float" office:value="1" calcext:value-type="float">
            <text:p>1</text:p>
          </table:table-cell>
          <table:table-cell table:style-name="ce4" table:formula="of:=IF((MAX([.BC$1];[.$A9])*4 + MIN([.BC$1];[.$A9]))&gt;=82;1;0)" office:value-type="float" office:value="1" calcext:value-type="float">
            <text:p>1</text:p>
          </table:table-cell>
          <table:table-cell table:style-name="ce4" table:formula="of:=IF((MAX([.BD$1];[.$A9])*4 + MIN([.BD$1];[.$A9]))&gt;=82;1;0)" office:value-type="float" office:value="1" calcext:value-type="float">
            <text:p>1</text:p>
          </table:table-cell>
          <table:table-cell table:style-name="ce4" table:formula="of:=IF((MAX([.BE$1];[.$A9])*4 + MIN([.BE$1];[.$A9]))&gt;=82;1;0)" office:value-type="float" office:value="1" calcext:value-type="float">
            <text:p>1</text:p>
          </table:table-cell>
          <table:table-cell table:style-name="ce4" table:formula="of:=IF((MAX([.BF$1];[.$A9])*4 + MIN([.BF$1];[.$A9]))&gt;=82;1;0)" office:value-type="float" office:value="1" calcext:value-type="float">
            <text:p>1</text:p>
          </table:table-cell>
          <table:table-cell table:style-name="ce4" table:formula="of:=IF((MAX([.BG$1];[.$A9])*4 + MIN([.BG$1];[.$A9]))&gt;=82;1;0)" office:value-type="float" office:value="1" calcext:value-type="float">
            <text:p>1</text:p>
          </table:table-cell>
          <table:table-cell table:style-name="ce4" table:formula="of:=IF((MAX([.BH$1];[.$A9])*4 + MIN([.BH$1];[.$A9]))&gt;=82;1;0)" office:value-type="float" office:value="1" calcext:value-type="float">
            <text:p>1</text:p>
          </table:table-cell>
          <table:table-cell table:style-name="ce4" table:formula="of:=IF((MAX([.BI$1];[.$A9])*4 + MIN([.BI$1];[.$A9]))&gt;=82;1;0)" office:value-type="float" office:value="1" calcext:value-type="float">
            <text:p>1</text:p>
          </table:table-cell>
          <table:table-cell table:style-name="ce4" table:formula="of:=IF((MAX([.BJ$1];[.$A9])*4 + MIN([.BJ$1];[.$A9]))&gt;=82;1;0)" office:value-type="float" office:value="1" calcext:value-type="float">
            <text:p>1</text:p>
          </table:table-cell>
          <table:table-cell table:style-name="ce4" table:formula="of:=IF((MAX([.BK$1];[.$A9])*4 + MIN([.BK$1];[.$A9]))&gt;=82;1;0)" office:value-type="float" office:value="1" calcext:value-type="float">
            <text:p>1</text:p>
          </table:table-cell>
          <table:table-cell table:style-name="ce4" table:formula="of:=IF((MAX([.BL$1];[.$A9])*4 + MIN([.BL$1];[.$A9]))&gt;=82;1;0)" office:value-type="float" office:value="1" calcext:value-type="float">
            <text:p>1</text:p>
          </table:table-cell>
          <table:table-cell table:style-name="ce4" table:formula="of:=IF((MAX([.BM$1];[.$A9])*4 + MIN([.BM$1];[.$A9]))&gt;=82;1;0)" office:value-type="float" office:value="1" calcext:value-type="float">
            <text:p>1</text:p>
          </table:table-cell>
          <table:table-cell table:style-name="ce4" table:formula="of:=IF((MAX([.BN$1];[.$A9])*4 + MIN([.BN$1];[.$A9]))&gt;=82;1;0)" office:value-type="float" office:value="1" calcext:value-type="float">
            <text:p>1</text:p>
          </table:table-cell>
          <table:table-cell table:style-name="ce4" table:formula="of:=IF((MAX([.BO$1];[.$A9])*4 + MIN([.BO$1];[.$A9]))&gt;=82;1;0)" office:value-type="float" office:value="1" calcext:value-type="float">
            <text:p>1</text:p>
          </table:table-cell>
          <table:table-cell table:style-name="ce4" table:formula="of:=IF((MAX([.BP$1];[.$A9])*4 + MIN([.BP$1];[.$A9]))&gt;=82;1;0)" office:value-type="float" office:value="1" calcext:value-type="float">
            <text:p>1</text:p>
          </table:table-cell>
          <table:table-cell table:style-name="ce4" table:formula="of:=IF((MAX([.BQ$1];[.$A9])*4 + MIN([.BQ$1];[.$A9]))&gt;=82;1;0)" office:value-type="float" office:value="1" calcext:value-type="float">
            <text:p>1</text:p>
          </table:table-cell>
          <table:table-cell table:style-name="ce4" table:formula="of:=IF((MAX([.BR$1];[.$A9])*4 + MIN([.BR$1];[.$A9]))&gt;=82;1;0)" office:value-type="float" office:value="1" calcext:value-type="float">
            <text:p>1</text:p>
          </table:table-cell>
          <table:table-cell table:style-name="ce4" table:formula="of:=IF((MAX([.BS$1];[.$A9])*4 + MIN([.BS$1];[.$A9]))&gt;=82;1;0)" office:value-type="float" office:value="1" calcext:value-type="float">
            <text:p>1</text:p>
          </table:table-cell>
          <table:table-cell table:style-name="ce4" table:formula="of:=IF((MAX([.BT$1];[.$A9])*4 + MIN([.BT$1];[.$A9]))&gt;=82;1;0)" office:value-type="float" office:value="1" calcext:value-type="float">
            <text:p>1</text:p>
          </table:table-cell>
          <table:table-cell table:style-name="ce4" table:formula="of:=IF((MAX([.BU$1];[.$A9])*4 + MIN([.BU$1];[.$A9]))&gt;=82;1;0)" office:value-type="float" office:value="1" calcext:value-type="float">
            <text:p>1</text:p>
          </table:table-cell>
          <table:table-cell table:style-name="ce4" table:formula="of:=IF((MAX([.BV$1];[.$A9])*4 + MIN([.BV$1];[.$A9]))&gt;=82;1;0)" office:value-type="float" office:value="1" calcext:value-type="float">
            <text:p>1</text:p>
          </table:table-cell>
          <table:table-cell table:style-name="ce4" table:formula="of:=IF((MAX([.BW$1];[.$A9])*4 + MIN([.BW$1];[.$A9]))&gt;=82;1;0)" office:value-type="float" office:value="1" calcext:value-type="float">
            <text:p>1</text:p>
          </table:table-cell>
          <table:table-cell table:style-name="ce4" table:formula="of:=IF((MAX([.BX$1];[.$A9])*4 + MIN([.BX$1];[.$A9]))&gt;=82;1;0)" office:value-type="float" office:value="1" calcext:value-type="float">
            <text:p>1</text:p>
          </table:table-cell>
          <table:table-cell table:style-name="ce4" table:formula="of:=IF((MAX([.BY$1];[.$A9])*4 + MIN([.BY$1];[.$A9]))&gt;=82;1;0)" office:value-type="float" office:value="1" calcext:value-type="float">
            <text:p>1</text:p>
          </table:table-cell>
          <table:table-cell table:style-name="ce4" table:formula="of:=IF((MAX([.BZ$1];[.$A9])*4 + MIN([.BZ$1];[.$A9]))&gt;=82;1;0)" office:value-type="float" office:value="1" calcext:value-type="float">
            <text:p>1</text:p>
          </table:table-cell>
          <table:table-cell table:style-name="ce4" table:formula="of:=IF((MAX([.CA$1];[.$A9])*4 + MIN([.CA$1];[.$A9]))&gt;=82;1;0)" office:value-type="float" office:value="1" calcext:value-type="float">
            <text:p>1</text:p>
          </table:table-cell>
          <table:table-cell table:style-name="ce4" table:formula="of:=IF((MAX([.CB$1];[.$A9])*4 + MIN([.CB$1];[.$A9]))&gt;=82;1;0)" office:value-type="float" office:value="1" calcext:value-type="float">
            <text:p>1</text:p>
          </table:table-cell>
          <table:table-cell table:style-name="ce4" table:formula="of:=IF((MAX([.CC$1];[.$A9])*4 + MIN([.CC$1];[.$A9]))&gt;=82;1;0)" office:value-type="float" office:value="1" calcext:value-type="float">
            <text:p>1</text:p>
          </table:table-cell>
          <table:table-cell table:style-name="ce4" table:formula="of:=IF((MAX([.CD$1];[.$A9])*4 + MIN([.CD$1];[.$A9]))&gt;=82;1;0)" office:value-type="float" office:value="1" calcext:value-type="float">
            <text:p>1</text:p>
          </table:table-cell>
          <table:table-cell table:style-name="ce4" table:formula="of:=IF((MAX([.CE$1];[.$A9])*4 + MIN([.CE$1];[.$A9]))&gt;=82;1;0)" office:value-type="float" office:value="1" calcext:value-type="float">
            <text:p>1</text:p>
          </table:table-cell>
          <table:table-cell table:style-name="ce4" table:formula="of:=IF((MAX([.CF$1];[.$A9])*4 + MIN([.CF$1];[.$A9]))&gt;=82;1;0)" office:value-type="float" office:value="1" calcext:value-type="float">
            <text:p>1</text:p>
          </table:table-cell>
          <table:table-cell table:style-name="ce4" table:formula="of:=IF((MAX([.CG$1];[.$A9])*4 + MIN([.CG$1];[.$A9]))&gt;=82;1;0)" office:value-type="float" office:value="1" calcext:value-type="float">
            <text:p>1</text:p>
          </table:table-cell>
          <table:table-cell table:style-name="ce4" table:formula="of:=IF((MAX([.CH$1];[.$A9])*4 + MIN([.CH$1];[.$A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IF(AND(INDEX([.$B$2:.$CH$84];[.$A10]+1;[.B$1])&gt;0;INDEX([.$B$2:.$CH$84];[.$A10]*4;[.B$1])&gt;0;INDEX([.$B$2:.$CH$84];[.$A10];[.B$1]+1)&gt;0;INDEX([.$B$2:.$CH$84];[.$A10];[.B$1]*4)&gt;0);-2;0)" office:value-type="float" office:value="0" calcext:value-type="float">
            <text:p>0</text:p>
          </table:table-cell>
          <table:table-cell table:style-name="ce4" table:formula="of:=IF(AND(INDEX([.$B$2:.$CH$84];[.$A10]+1;[.C$1])&gt;0;INDEX([.$B$2:.$CH$84];[.$A10]*4;[.C$1])&gt;0;INDEX([.$B$2:.$CH$84];[.$A10];[.C$1]+1)&gt;0;INDEX([.$B$2:.$CH$84];[.$A10];[.C$1]*4)&gt;0);-2;0)" office:value-type="float" office:value="0" calcext:value-type="float">
            <text:p>0</text:p>
          </table:table-cell>
          <table:table-cell table:style-name="ce4" table:formula="of:=IF(AND(INDEX([.$B$2:.$CH$84];[.$A10]+1;[.D$1])&gt;0;INDEX([.$B$2:.$CH$84];[.$A10]*4;[.D$1])&gt;0;INDEX([.$B$2:.$CH$84];[.$A10];[.D$1]+1)&gt;0;INDEX([.$B$2:.$CH$84];[.$A10];[.D$1]*4)&gt;0);-2;0)" office:value-type="float" office:value="0" calcext:value-type="float">
            <text:p>0</text:p>
          </table:table-cell>
          <table:table-cell table:style-name="ce4" table:formula="of:=IF(AND(INDEX([.$B$2:.$CH$84];[.$A10]+1;[.E$1])&gt;0;INDEX([.$B$2:.$CH$84];[.$A10]*4;[.E$1])&gt;0;INDEX([.$B$2:.$CH$84];[.$A10];[.E$1]+1)&gt;0;INDEX([.$B$2:.$CH$84];[.$A10];[.E$1]*4)&gt;0);-2;0)" office:value-type="float" office:value="0" calcext:value-type="float">
            <text:p>0</text:p>
          </table:table-cell>
          <table:table-cell table:style-name="ce4" table:formula="of:=IF(AND(INDEX([.$B$2:.$CH$84];[.$A10]+1;[.F$1])&gt;0;INDEX([.$B$2:.$CH$84];[.$A10]*4;[.F$1])&gt;0;INDEX([.$B$2:.$CH$84];[.$A10];[.F$1]+1)&gt;0;INDEX([.$B$2:.$CH$84];[.$A10];[.F$1]*4)&gt;0);-2;0)" office:value-type="float" office:value="0" calcext:value-type="float">
            <text:p>0</text:p>
          </table:table-cell>
          <table:table-cell table:style-name="ce4" table:formula="of:=IF(AND(INDEX([.$B$2:.$CH$84];[.$A10]+1;[.G$1])&gt;0;INDEX([.$B$2:.$CH$84];[.$A10]*4;[.G$1])&gt;0;INDEX([.$B$2:.$CH$84];[.$A10];[.G$1]+1)&gt;0;INDEX([.$B$2:.$CH$84];[.$A10];[.G$1]*4)&gt;0);-2;0)" office:value-type="float" office:value="0" calcext:value-type="float">
            <text:p>0</text:p>
          </table:table-cell>
          <table:table-cell table:style-name="ce4" table:formula="of:=IF(AND(INDEX([.$B$2:.$CH$84];[.$A10]+1;[.H$1])&gt;0;INDEX([.$B$2:.$CH$84];[.$A10]*4;[.H$1])&gt;0;INDEX([.$B$2:.$CH$84];[.$A10];[.H$1]+1)&gt;0;INDEX([.$B$2:.$CH$84];[.$A10];[.H$1]*4)&gt;0);-2;0)" office:value-type="float" office:value="0" calcext:value-type="float">
            <text:p>0</text:p>
          </table:table-cell>
          <table:table-cell table:style-name="ce4" table:formula="of:=IF(AND(INDEX([.$B$2:.$CH$84];[.$A10]+1;[.I$1])&gt;0;INDEX([.$B$2:.$CH$84];[.$A10]*4;[.I$1])&gt;0;INDEX([.$B$2:.$CH$84];[.$A10];[.I$1]+1)&gt;0;INDEX([.$B$2:.$CH$84];[.$A10];[.I$1]*4)&gt;0);-2;0)" office:value-type="float" office:value="0" calcext:value-type="float">
            <text:p>0</text:p>
          </table:table-cell>
          <table:table-cell table:style-name="ce4" table:formula="of:=IF(AND(INDEX([.$B$2:.$CH$84];[.$A10]+1;[.J$1])&gt;0;INDEX([.$B$2:.$CH$84];[.$A10]*4;[.J$1])&gt;0;INDEX([.$B$2:.$CH$84];[.$A10];[.J$1]+1)&gt;0;INDEX([.$B$2:.$CH$84];[.$A10];[.J$1]*4)&gt;0);-2;0)" office:value-type="float" office:value="0" calcext:value-type="float">
            <text:p>0</text:p>
          </table:table-cell>
          <table:table-cell table:style-name="ce4" table:formula="of:=IF(AND(INDEX([.$B$2:.$CH$84];[.$A10]+1;[.K$1])&gt;0;INDEX([.$B$2:.$CH$84];[.$A10]*4;[.K$1])&gt;0;INDEX([.$B$2:.$CH$84];[.$A10];[.K$1]+1)&gt;0;INDEX([.$B$2:.$CH$84];[.$A10];[.K$1]*4)&gt;0);-2;0)" office:value-type="float" office:value="0" calcext:value-type="float">
            <text:p>0</text:p>
          </table:table-cell>
          <table:table-cell table:style-name="ce4" table:formula="of:=IF(AND(INDEX([.$B$2:.$CH$84];[.$A10]+1;[.L$1])&gt;0;INDEX([.$B$2:.$CH$84];[.$A10]*4;[.L$1])&gt;0;INDEX([.$B$2:.$CH$84];[.$A10];[.L$1]+1)&gt;0;INDEX([.$B$2:.$CH$84];[.$A10];[.L$1]*4)&gt;0);-2;0)" office:value-type="float" office:value="0" calcext:value-type="float">
            <text:p>0</text:p>
          </table:table-cell>
          <table:table-cell table:style-name="ce4" table:formula="of:=IF(AND(INDEX([.$B$2:.$CH$84];[.$A10]+1;[.M$1])&gt;0;INDEX([.$B$2:.$CH$84];[.$A10]*4;[.M$1])&gt;0;INDEX([.$B$2:.$CH$84];[.$A10];[.M$1]+1)&gt;0;INDEX([.$B$2:.$CH$84];[.$A10];[.M$1]*4)&gt;0);-2;0)" office:value-type="float" office:value="0" calcext:value-type="float">
            <text:p>0</text:p>
          </table:table-cell>
          <table:table-cell table:style-name="ce5" table:formula="of:=IF(AND(INDEX([.$B$2:.$CH$84];[.$A10]+1;[.N$1])&gt;0;INDEX([.$B$2:.$CH$84];[.$A10]*4;[.N$1])&gt;0;INDEX([.$B$2:.$CH$84];[.$A10];[.N$1]+1)&gt;0;INDEX([.$B$2:.$CH$84];[.$A10];[.N$1]*4)&gt;0);-2;0)" office:value-type="float" office:value="0" calcext:value-type="float">
            <text:p>0</text:p>
          </table:table-cell>
          <table:table-cell table:style-name="ce4" table:formula="of:=IF(AND(INDEX([.$B$2:.$CH$84];[.$A10]+1;[.O$1])&gt;0;INDEX([.$B$2:.$CH$84];[.$A10]*4;[.O$1])&gt;0;INDEX([.$B$2:.$CH$84];[.$A10];[.O$1]+1)&gt;0;INDEX([.$B$2:.$CH$84];[.$A10];[.O$1]*4)&gt;0);-2;0)" office:value-type="float" office:value="0" calcext:value-type="float">
            <text:p>0</text:p>
          </table:table-cell>
          <table:table-cell table:style-name="ce4" table:formula="of:=IF(AND(INDEX([.$B$2:.$CH$84];[.$A10]+1;[.P$1])&gt;0;INDEX([.$B$2:.$CH$84];[.$A10]*4;[.P$1])&gt;0;INDEX([.$B$2:.$CH$84];[.$A10];[.P$1]+1)&gt;0;INDEX([.$B$2:.$CH$84];[.$A10];[.P$1]*4)&gt;0);-2;0)" office:value-type="float" office:value="0" calcext:value-type="float">
            <text:p>0</text:p>
          </table:table-cell>
          <table:table-cell table:style-name="ce4" table:formula="of:=IF(AND(INDEX([.$B$2:.$CH$84];[.$A10]+1;[.Q$1])&gt;0;INDEX([.$B$2:.$CH$84];[.$A10]*4;[.Q$1])&gt;0;INDEX([.$B$2:.$CH$84];[.$A10];[.Q$1]+1)&gt;0;INDEX([.$B$2:.$CH$84];[.$A10];[.Q$1]*4)&gt;0);-2;0)" office:value-type="float" office:value="0" calcext:value-type="float">
            <text:p>0</text:p>
          </table:table-cell>
          <table:table-cell table:style-name="ce4" table:formula="of:=IF(OR(INDEX([.$B$2:.$CH$84];[.$A10]+1;[.R$1])=-1;INDEX([.$B$2:.$CH$84];[.$A10]*4;[.R$1])=-1;INDEX([.$B$2:.$CH$84];[.$A10];[.R$1]+1)=-1;INDEX([.$B$2:.$CH$84];[.$A10];[.R$1]*4)=-1);2;0)" office:value-type="float" office:value="2" calcext:value-type="float">
            <text:p>2</text:p>
          </table:table-cell>
          <table:table-cell table:style-name="ce4" table:formula="of:=IF(AND(INDEX([.$B$2:.$CH$84];[.$A10]+1;[.S$1])=1;INDEX([.$B$2:.$CH$84];[.$A10]*4;[.S$1])=1;INDEX([.$B$2:.$CH$84];[.$A10];[.S$1]+1)=1;INDEX([.$B$2:.$CH$84];[.$A10];[.S$1]*4)=1);-1;0)" office:value-type="float" office:value="-1" calcext:value-type="float">
            <text:p>-1</text:p>
          </table:table-cell>
          <table:table-cell table:style-name="ce4" table:formula="of:=IF((MAX([.T$1];[.$A10])*4 + MIN([.T$1];[.$A10]))&gt;=82;1;0)" office:value-type="float" office:value="1" calcext:value-type="float">
            <text:p>1</text:p>
          </table:table-cell>
          <table:table-cell table:style-name="ce4" table:formula="of:=IF((MAX([.U$1];[.$A10])*4 + MIN([.U$1];[.$A10]))&gt;=82;1;0)" office:value-type="float" office:value="1" calcext:value-type="float">
            <text:p>1</text:p>
          </table:table-cell>
          <table:table-cell table:style-name="ce4" table:formula="of:=IF((MAX([.V$1];[.$A10])*4 + MIN([.V$1];[.$A10]))&gt;=82;1;0)" office:value-type="float" office:value="1" calcext:value-type="float">
            <text:p>1</text:p>
          </table:table-cell>
          <table:table-cell table:style-name="ce4" table:formula="of:=IF((MAX([.W$1];[.$A10])*4 + MIN([.W$1];[.$A10]))&gt;=82;1;0)" office:value-type="float" office:value="1" calcext:value-type="float">
            <text:p>1</text:p>
          </table:table-cell>
          <table:table-cell table:style-name="ce4" table:formula="of:=IF((MAX([.X$1];[.$A10])*4 + MIN([.X$1];[.$A10]))&gt;=82;1;0)" office:value-type="float" office:value="1" calcext:value-type="float">
            <text:p>1</text:p>
          </table:table-cell>
          <table:table-cell table:style-name="ce4" table:formula="of:=IF((MAX([.Y$1];[.$A10])*4 + MIN([.Y$1];[.$A10]))&gt;=82;1;0)" office:value-type="float" office:value="1" calcext:value-type="float">
            <text:p>1</text:p>
          </table:table-cell>
          <table:table-cell table:style-name="ce4" table:formula="of:=IF((MAX([.Z$1];[.$A10])*4 + MIN([.Z$1];[.$A10]))&gt;=82;1;0)" office:value-type="float" office:value="1" calcext:value-type="float">
            <text:p>1</text:p>
          </table:table-cell>
          <table:table-cell table:style-name="ce4" table:formula="of:=IF((MAX([.AA$1];[.$A10])*4 + MIN([.AA$1];[.$A10]))&gt;=82;1;0)" office:value-type="float" office:value="1" calcext:value-type="float">
            <text:p>1</text:p>
          </table:table-cell>
          <table:table-cell table:style-name="ce4" table:formula="of:=IF((MAX([.AB$1];[.$A10])*4 + MIN([.AB$1];[.$A10]))&gt;=82;1;0)" office:value-type="float" office:value="1" calcext:value-type="float">
            <text:p>1</text:p>
          </table:table-cell>
          <table:table-cell table:style-name="ce4" table:formula="of:=IF((MAX([.AC$1];[.$A10])*4 + MIN([.AC$1];[.$A10]))&gt;=82;1;0)" office:value-type="float" office:value="1" calcext:value-type="float">
            <text:p>1</text:p>
          </table:table-cell>
          <table:table-cell table:style-name="ce4" table:formula="of:=IF((MAX([.AD$1];[.$A10])*4 + MIN([.AD$1];[.$A10]))&gt;=82;1;0)" office:value-type="float" office:value="1" calcext:value-type="float">
            <text:p>1</text:p>
          </table:table-cell>
          <table:table-cell table:style-name="ce4" table:formula="of:=IF((MAX([.AE$1];[.$A10])*4 + MIN([.AE$1];[.$A10]))&gt;=82;1;0)" office:value-type="float" office:value="1" calcext:value-type="float">
            <text:p>1</text:p>
          </table:table-cell>
          <table:table-cell table:style-name="ce4" table:formula="of:=IF((MAX([.AF$1];[.$A10])*4 + MIN([.AF$1];[.$A10]))&gt;=82;1;0)" office:value-type="float" office:value="1" calcext:value-type="float">
            <text:p>1</text:p>
          </table:table-cell>
          <table:table-cell table:style-name="ce4" table:formula="of:=IF((MAX([.AG$1];[.$A10])*4 + MIN([.AG$1];[.$A10]))&gt;=82;1;0)" office:value-type="float" office:value="1" calcext:value-type="float">
            <text:p>1</text:p>
          </table:table-cell>
          <table:table-cell table:style-name="ce4" table:formula="of:=IF((MAX([.AH$1];[.$A10])*4 + MIN([.AH$1];[.$A10]))&gt;=82;1;0)" office:value-type="float" office:value="1" calcext:value-type="float">
            <text:p>1</text:p>
          </table:table-cell>
          <table:table-cell table:style-name="ce4" table:formula="of:=IF((MAX([.AI$1];[.$A10])*4 + MIN([.AI$1];[.$A10]))&gt;=82;1;0)" office:value-type="float" office:value="1" calcext:value-type="float">
            <text:p>1</text:p>
          </table:table-cell>
          <table:table-cell table:style-name="ce4" table:formula="of:=IF((MAX([.AJ$1];[.$A10])*4 + MIN([.AJ$1];[.$A10]))&gt;=82;1;0)" office:value-type="float" office:value="1" calcext:value-type="float">
            <text:p>1</text:p>
          </table:table-cell>
          <table:table-cell table:style-name="ce4" table:formula="of:=IF((MAX([.AK$1];[.$A10])*4 + MIN([.AK$1];[.$A10]))&gt;=82;1;0)" office:value-type="float" office:value="1" calcext:value-type="float">
            <text:p>1</text:p>
          </table:table-cell>
          <table:table-cell table:style-name="ce4" table:formula="of:=IF((MAX([.AL$1];[.$A10])*4 + MIN([.AL$1];[.$A10]))&gt;=82;1;0)" office:value-type="float" office:value="1" calcext:value-type="float">
            <text:p>1</text:p>
          </table:table-cell>
          <table:table-cell table:style-name="ce4" table:formula="of:=IF((MAX([.AM$1];[.$A10])*4 + MIN([.AM$1];[.$A10]))&gt;=82;1;0)" office:value-type="float" office:value="1" calcext:value-type="float">
            <text:p>1</text:p>
          </table:table-cell>
          <table:table-cell table:style-name="ce4" table:formula="of:=IF((MAX([.AN$1];[.$A10])*4 + MIN([.AN$1];[.$A10]))&gt;=82;1;0)" office:value-type="float" office:value="1" calcext:value-type="float">
            <text:p>1</text:p>
          </table:table-cell>
          <table:table-cell table:style-name="ce4" table:formula="of:=IF((MAX([.AO$1];[.$A10])*4 + MIN([.AO$1];[.$A10]))&gt;=82;1;0)" office:value-type="float" office:value="1" calcext:value-type="float">
            <text:p>1</text:p>
          </table:table-cell>
          <table:table-cell table:style-name="ce4" table:formula="of:=IF((MAX([.AP$1];[.$A10])*4 + MIN([.AP$1];[.$A10]))&gt;=82;1;0)" office:value-type="float" office:value="1" calcext:value-type="float">
            <text:p>1</text:p>
          </table:table-cell>
          <table:table-cell table:style-name="ce4" table:formula="of:=IF((MAX([.AQ$1];[.$A10])*4 + MIN([.AQ$1];[.$A10]))&gt;=82;1;0)" office:value-type="float" office:value="1" calcext:value-type="float">
            <text:p>1</text:p>
          </table:table-cell>
          <table:table-cell table:style-name="ce4" table:formula="of:=IF((MAX([.AR$1];[.$A10])*4 + MIN([.AR$1];[.$A10]))&gt;=82;1;0)" office:value-type="float" office:value="1" calcext:value-type="float">
            <text:p>1</text:p>
          </table:table-cell>
          <table:table-cell table:style-name="ce4" table:formula="of:=IF((MAX([.AS$1];[.$A10])*4 + MIN([.AS$1];[.$A10]))&gt;=82;1;0)" office:value-type="float" office:value="1" calcext:value-type="float">
            <text:p>1</text:p>
          </table:table-cell>
          <table:table-cell table:style-name="ce4" table:formula="of:=IF((MAX([.AT$1];[.$A10])*4 + MIN([.AT$1];[.$A10]))&gt;=82;1;0)" office:value-type="float" office:value="1" calcext:value-type="float">
            <text:p>1</text:p>
          </table:table-cell>
          <table:table-cell table:style-name="ce4" table:formula="of:=IF((MAX([.AU$1];[.$A10])*4 + MIN([.AU$1];[.$A10]))&gt;=82;1;0)" office:value-type="float" office:value="1" calcext:value-type="float">
            <text:p>1</text:p>
          </table:table-cell>
          <table:table-cell table:style-name="ce4" table:formula="of:=IF((MAX([.AV$1];[.$A10])*4 + MIN([.AV$1];[.$A10]))&gt;=82;1;0)" office:value-type="float" office:value="1" calcext:value-type="float">
            <text:p>1</text:p>
          </table:table-cell>
          <table:table-cell table:style-name="ce4" table:formula="of:=IF((MAX([.AW$1];[.$A10])*4 + MIN([.AW$1];[.$A10]))&gt;=82;1;0)" office:value-type="float" office:value="1" calcext:value-type="float">
            <text:p>1</text:p>
          </table:table-cell>
          <table:table-cell table:style-name="ce4" table:formula="of:=IF((MAX([.AX$1];[.$A10])*4 + MIN([.AX$1];[.$A10]))&gt;=82;1;0)" office:value-type="float" office:value="1" calcext:value-type="float">
            <text:p>1</text:p>
          </table:table-cell>
          <table:table-cell table:style-name="ce4" table:formula="of:=IF((MAX([.AY$1];[.$A10])*4 + MIN([.AY$1];[.$A10]))&gt;=82;1;0)" office:value-type="float" office:value="1" calcext:value-type="float">
            <text:p>1</text:p>
          </table:table-cell>
          <table:table-cell table:style-name="ce4" table:formula="of:=IF((MAX([.AZ$1];[.$A10])*4 + MIN([.AZ$1];[.$A10]))&gt;=82;1;0)" office:value-type="float" office:value="1" calcext:value-type="float">
            <text:p>1</text:p>
          </table:table-cell>
          <table:table-cell table:style-name="ce4" table:formula="of:=IF((MAX([.BA$1];[.$A10])*4 + MIN([.BA$1];[.$A10]))&gt;=82;1;0)" office:value-type="float" office:value="1" calcext:value-type="float">
            <text:p>1</text:p>
          </table:table-cell>
          <table:table-cell table:style-name="ce4" table:formula="of:=IF((MAX([.BB$1];[.$A10])*4 + MIN([.BB$1];[.$A10]))&gt;=82;1;0)" office:value-type="float" office:value="1" calcext:value-type="float">
            <text:p>1</text:p>
          </table:table-cell>
          <table:table-cell table:style-name="ce4" table:formula="of:=IF((MAX([.BC$1];[.$A10])*4 + MIN([.BC$1];[.$A10]))&gt;=82;1;0)" office:value-type="float" office:value="1" calcext:value-type="float">
            <text:p>1</text:p>
          </table:table-cell>
          <table:table-cell table:style-name="ce4" table:formula="of:=IF((MAX([.BD$1];[.$A10])*4 + MIN([.BD$1];[.$A10]))&gt;=82;1;0)" office:value-type="float" office:value="1" calcext:value-type="float">
            <text:p>1</text:p>
          </table:table-cell>
          <table:table-cell table:style-name="ce4" table:formula="of:=IF((MAX([.BE$1];[.$A10])*4 + MIN([.BE$1];[.$A10]))&gt;=82;1;0)" office:value-type="float" office:value="1" calcext:value-type="float">
            <text:p>1</text:p>
          </table:table-cell>
          <table:table-cell table:style-name="ce4" table:formula="of:=IF((MAX([.BF$1];[.$A10])*4 + MIN([.BF$1];[.$A10]))&gt;=82;1;0)" office:value-type="float" office:value="1" calcext:value-type="float">
            <text:p>1</text:p>
          </table:table-cell>
          <table:table-cell table:style-name="ce4" table:formula="of:=IF((MAX([.BG$1];[.$A10])*4 + MIN([.BG$1];[.$A10]))&gt;=82;1;0)" office:value-type="float" office:value="1" calcext:value-type="float">
            <text:p>1</text:p>
          </table:table-cell>
          <table:table-cell table:style-name="ce4" table:formula="of:=IF((MAX([.BH$1];[.$A10])*4 + MIN([.BH$1];[.$A10]))&gt;=82;1;0)" office:value-type="float" office:value="1" calcext:value-type="float">
            <text:p>1</text:p>
          </table:table-cell>
          <table:table-cell table:style-name="ce4" table:formula="of:=IF((MAX([.BI$1];[.$A10])*4 + MIN([.BI$1];[.$A10]))&gt;=82;1;0)" office:value-type="float" office:value="1" calcext:value-type="float">
            <text:p>1</text:p>
          </table:table-cell>
          <table:table-cell table:style-name="ce4" table:formula="of:=IF((MAX([.BJ$1];[.$A10])*4 + MIN([.BJ$1];[.$A10]))&gt;=82;1;0)" office:value-type="float" office:value="1" calcext:value-type="float">
            <text:p>1</text:p>
          </table:table-cell>
          <table:table-cell table:style-name="ce4" table:formula="of:=IF((MAX([.BK$1];[.$A10])*4 + MIN([.BK$1];[.$A10]))&gt;=82;1;0)" office:value-type="float" office:value="1" calcext:value-type="float">
            <text:p>1</text:p>
          </table:table-cell>
          <table:table-cell table:style-name="ce4" table:formula="of:=IF((MAX([.BL$1];[.$A10])*4 + MIN([.BL$1];[.$A10]))&gt;=82;1;0)" office:value-type="float" office:value="1" calcext:value-type="float">
            <text:p>1</text:p>
          </table:table-cell>
          <table:table-cell table:style-name="ce4" table:formula="of:=IF((MAX([.BM$1];[.$A10])*4 + MIN([.BM$1];[.$A10]))&gt;=82;1;0)" office:value-type="float" office:value="1" calcext:value-type="float">
            <text:p>1</text:p>
          </table:table-cell>
          <table:table-cell table:style-name="ce4" table:formula="of:=IF((MAX([.BN$1];[.$A10])*4 + MIN([.BN$1];[.$A10]))&gt;=82;1;0)" office:value-type="float" office:value="1" calcext:value-type="float">
            <text:p>1</text:p>
          </table:table-cell>
          <table:table-cell table:style-name="ce4" table:formula="of:=IF((MAX([.BO$1];[.$A10])*4 + MIN([.BO$1];[.$A10]))&gt;=82;1;0)" office:value-type="float" office:value="1" calcext:value-type="float">
            <text:p>1</text:p>
          </table:table-cell>
          <table:table-cell table:style-name="ce4" table:formula="of:=IF((MAX([.BP$1];[.$A10])*4 + MIN([.BP$1];[.$A10]))&gt;=82;1;0)" office:value-type="float" office:value="1" calcext:value-type="float">
            <text:p>1</text:p>
          </table:table-cell>
          <table:table-cell table:style-name="ce4" table:formula="of:=IF((MAX([.BQ$1];[.$A10])*4 + MIN([.BQ$1];[.$A10]))&gt;=82;1;0)" office:value-type="float" office:value="1" calcext:value-type="float">
            <text:p>1</text:p>
          </table:table-cell>
          <table:table-cell table:style-name="ce4" table:formula="of:=IF((MAX([.BR$1];[.$A10])*4 + MIN([.BR$1];[.$A10]))&gt;=82;1;0)" office:value-type="float" office:value="1" calcext:value-type="float">
            <text:p>1</text:p>
          </table:table-cell>
          <table:table-cell table:style-name="ce4" table:formula="of:=IF((MAX([.BS$1];[.$A10])*4 + MIN([.BS$1];[.$A10]))&gt;=82;1;0)" office:value-type="float" office:value="1" calcext:value-type="float">
            <text:p>1</text:p>
          </table:table-cell>
          <table:table-cell table:style-name="ce4" table:formula="of:=IF((MAX([.BT$1];[.$A10])*4 + MIN([.BT$1];[.$A10]))&gt;=82;1;0)" office:value-type="float" office:value="1" calcext:value-type="float">
            <text:p>1</text:p>
          </table:table-cell>
          <table:table-cell table:style-name="ce4" table:formula="of:=IF((MAX([.BU$1];[.$A10])*4 + MIN([.BU$1];[.$A10]))&gt;=82;1;0)" office:value-type="float" office:value="1" calcext:value-type="float">
            <text:p>1</text:p>
          </table:table-cell>
          <table:table-cell table:style-name="ce4" table:formula="of:=IF((MAX([.BV$1];[.$A10])*4 + MIN([.BV$1];[.$A10]))&gt;=82;1;0)" office:value-type="float" office:value="1" calcext:value-type="float">
            <text:p>1</text:p>
          </table:table-cell>
          <table:table-cell table:style-name="ce4" table:formula="of:=IF((MAX([.BW$1];[.$A10])*4 + MIN([.BW$1];[.$A10]))&gt;=82;1;0)" office:value-type="float" office:value="1" calcext:value-type="float">
            <text:p>1</text:p>
          </table:table-cell>
          <table:table-cell table:style-name="ce4" table:formula="of:=IF((MAX([.BX$1];[.$A10])*4 + MIN([.BX$1];[.$A10]))&gt;=82;1;0)" office:value-type="float" office:value="1" calcext:value-type="float">
            <text:p>1</text:p>
          </table:table-cell>
          <table:table-cell table:style-name="ce4" table:formula="of:=IF((MAX([.BY$1];[.$A10])*4 + MIN([.BY$1];[.$A10]))&gt;=82;1;0)" office:value-type="float" office:value="1" calcext:value-type="float">
            <text:p>1</text:p>
          </table:table-cell>
          <table:table-cell table:style-name="ce4" table:formula="of:=IF((MAX([.BZ$1];[.$A10])*4 + MIN([.BZ$1];[.$A10]))&gt;=82;1;0)" office:value-type="float" office:value="1" calcext:value-type="float">
            <text:p>1</text:p>
          </table:table-cell>
          <table:table-cell table:style-name="ce4" table:formula="of:=IF((MAX([.CA$1];[.$A10])*4 + MIN([.CA$1];[.$A10]))&gt;=82;1;0)" office:value-type="float" office:value="1" calcext:value-type="float">
            <text:p>1</text:p>
          </table:table-cell>
          <table:table-cell table:style-name="ce4" table:formula="of:=IF((MAX([.CB$1];[.$A10])*4 + MIN([.CB$1];[.$A10]))&gt;=82;1;0)" office:value-type="float" office:value="1" calcext:value-type="float">
            <text:p>1</text:p>
          </table:table-cell>
          <table:table-cell table:style-name="ce4" table:formula="of:=IF((MAX([.CC$1];[.$A10])*4 + MIN([.CC$1];[.$A10]))&gt;=82;1;0)" office:value-type="float" office:value="1" calcext:value-type="float">
            <text:p>1</text:p>
          </table:table-cell>
          <table:table-cell table:style-name="ce4" table:formula="of:=IF((MAX([.CD$1];[.$A10])*4 + MIN([.CD$1];[.$A10]))&gt;=82;1;0)" office:value-type="float" office:value="1" calcext:value-type="float">
            <text:p>1</text:p>
          </table:table-cell>
          <table:table-cell table:style-name="ce4" table:formula="of:=IF((MAX([.CE$1];[.$A10])*4 + MIN([.CE$1];[.$A10]))&gt;=82;1;0)" office:value-type="float" office:value="1" calcext:value-type="float">
            <text:p>1</text:p>
          </table:table-cell>
          <table:table-cell table:style-name="ce4" table:formula="of:=IF((MAX([.CF$1];[.$A10])*4 + MIN([.CF$1];[.$A10]))&gt;=82;1;0)" office:value-type="float" office:value="1" calcext:value-type="float">
            <text:p>1</text:p>
          </table:table-cell>
          <table:table-cell table:style-name="ce4" table:formula="of:=IF((MAX([.CG$1];[.$A10])*4 + MIN([.CG$1];[.$A10]))&gt;=82;1;0)" office:value-type="float" office:value="1" calcext:value-type="float">
            <text:p>1</text:p>
          </table:table-cell>
          <table:table-cell table:style-name="ce4" table:formula="of:=IF((MAX([.CH$1];[.$A10])*4 + MIN([.CH$1];[.$A1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IF(AND(INDEX([.$B$2:.$CH$84];[.$A11]+1;[.B$1])&gt;0;INDEX([.$B$2:.$CH$84];[.$A11]*4;[.B$1])&gt;0;INDEX([.$B$2:.$CH$84];[.$A11];[.B$1]+1)&gt;0;INDEX([.$B$2:.$CH$84];[.$A11];[.B$1]*4)&gt;0);-2;0)" office:value-type="float" office:value="0" calcext:value-type="float">
            <text:p>0</text:p>
          </table:table-cell>
          <table:table-cell table:style-name="ce4" table:formula="of:=IF(AND(INDEX([.$B$2:.$CH$84];[.$A11]+1;[.C$1])&gt;0;INDEX([.$B$2:.$CH$84];[.$A11]*4;[.C$1])&gt;0;INDEX([.$B$2:.$CH$84];[.$A11];[.C$1]+1)&gt;0;INDEX([.$B$2:.$CH$84];[.$A11];[.C$1]*4)&gt;0);-2;0)" office:value-type="float" office:value="0" calcext:value-type="float">
            <text:p>0</text:p>
          </table:table-cell>
          <table:table-cell table:style-name="ce4" table:formula="of:=IF(AND(INDEX([.$B$2:.$CH$84];[.$A11]+1;[.D$1])&gt;0;INDEX([.$B$2:.$CH$84];[.$A11]*4;[.D$1])&gt;0;INDEX([.$B$2:.$CH$84];[.$A11];[.D$1]+1)&gt;0;INDEX([.$B$2:.$CH$84];[.$A11];[.D$1]*4)&gt;0);-2;0)" office:value-type="float" office:value="0" calcext:value-type="float">
            <text:p>0</text:p>
          </table:table-cell>
          <table:table-cell table:style-name="ce4" table:formula="of:=IF(AND(INDEX([.$B$2:.$CH$84];[.$A11]+1;[.E$1])&gt;0;INDEX([.$B$2:.$CH$84];[.$A11]*4;[.E$1])&gt;0;INDEX([.$B$2:.$CH$84];[.$A11];[.E$1]+1)&gt;0;INDEX([.$B$2:.$CH$84];[.$A11];[.E$1]*4)&gt;0);-2;0)" office:value-type="float" office:value="0" calcext:value-type="float">
            <text:p>0</text:p>
          </table:table-cell>
          <table:table-cell table:style-name="ce4" table:formula="of:=IF(AND(INDEX([.$B$2:.$CH$84];[.$A11]+1;[.F$1])&gt;0;INDEX([.$B$2:.$CH$84];[.$A11]*4;[.F$1])&gt;0;INDEX([.$B$2:.$CH$84];[.$A11];[.F$1]+1)&gt;0;INDEX([.$B$2:.$CH$84];[.$A11];[.F$1]*4)&gt;0);-2;0)" office:value-type="float" office:value="0" calcext:value-type="float">
            <text:p>0</text:p>
          </table:table-cell>
          <table:table-cell table:style-name="ce4" table:formula="of:=IF(AND(INDEX([.$B$2:.$CH$84];[.$A11]+1;[.G$1])&gt;0;INDEX([.$B$2:.$CH$84];[.$A11]*4;[.G$1])&gt;0;INDEX([.$B$2:.$CH$84];[.$A11];[.G$1]+1)&gt;0;INDEX([.$B$2:.$CH$84];[.$A11];[.G$1]*4)&gt;0);-2;0)" office:value-type="float" office:value="0" calcext:value-type="float">
            <text:p>0</text:p>
          </table:table-cell>
          <table:table-cell table:style-name="ce4" table:formula="of:=IF(AND(INDEX([.$B$2:.$CH$84];[.$A11]+1;[.H$1])&gt;0;INDEX([.$B$2:.$CH$84];[.$A11]*4;[.H$1])&gt;0;INDEX([.$B$2:.$CH$84];[.$A11];[.H$1]+1)&gt;0;INDEX([.$B$2:.$CH$84];[.$A11];[.H$1]*4)&gt;0);-2;0)" office:value-type="float" office:value="0" calcext:value-type="float">
            <text:p>0</text:p>
          </table:table-cell>
          <table:table-cell table:style-name="ce4" table:formula="of:=IF(AND(INDEX([.$B$2:.$CH$84];[.$A11]+1;[.I$1])&gt;0;INDEX([.$B$2:.$CH$84];[.$A11]*4;[.I$1])&gt;0;INDEX([.$B$2:.$CH$84];[.$A11];[.I$1]+1)&gt;0;INDEX([.$B$2:.$CH$84];[.$A11];[.I$1]*4)&gt;0);-2;0)" office:value-type="float" office:value="0" calcext:value-type="float">
            <text:p>0</text:p>
          </table:table-cell>
          <table:table-cell table:style-name="ce4" table:formula="of:=IF(AND(INDEX([.$B$2:.$CH$84];[.$A11]+1;[.J$1])&gt;0;INDEX([.$B$2:.$CH$84];[.$A11]*4;[.J$1])&gt;0;INDEX([.$B$2:.$CH$84];[.$A11];[.J$1]+1)&gt;0;INDEX([.$B$2:.$CH$84];[.$A11];[.J$1]*4)&gt;0);-2;0)" office:value-type="float" office:value="0" calcext:value-type="float">
            <text:p>0</text:p>
          </table:table-cell>
          <table:table-cell table:style-name="ce4" table:formula="of:=IF(AND(INDEX([.$B$2:.$CH$84];[.$A11]+1;[.K$1])&gt;0;INDEX([.$B$2:.$CH$84];[.$A11]*4;[.K$1])&gt;0;INDEX([.$B$2:.$CH$84];[.$A11];[.K$1]+1)&gt;0;INDEX([.$B$2:.$CH$84];[.$A11];[.K$1]*4)&gt;0);-2;0)" office:value-type="float" office:value="0" calcext:value-type="float">
            <text:p>0</text:p>
          </table:table-cell>
          <table:table-cell table:style-name="ce4" table:formula="of:=IF(AND(INDEX([.$B$2:.$CH$84];[.$A11]+1;[.L$1])&gt;0;INDEX([.$B$2:.$CH$84];[.$A11]*4;[.L$1])&gt;0;INDEX([.$B$2:.$CH$84];[.$A11];[.L$1]+1)&gt;0;INDEX([.$B$2:.$CH$84];[.$A11];[.L$1]*4)&gt;0);-2;0)" office:value-type="float" office:value="0" calcext:value-type="float">
            <text:p>0</text:p>
          </table:table-cell>
          <table:table-cell table:style-name="ce4" table:formula="of:=IF(AND(INDEX([.$B$2:.$CH$84];[.$A11]+1;[.M$1])&gt;0;INDEX([.$B$2:.$CH$84];[.$A11]*4;[.M$1])&gt;0;INDEX([.$B$2:.$CH$84];[.$A11];[.M$1]+1)&gt;0;INDEX([.$B$2:.$CH$84];[.$A11];[.M$1]*4)&gt;0);-2;0)" office:value-type="float" office:value="0" calcext:value-type="float">
            <text:p>0</text:p>
          </table:table-cell>
          <table:table-cell table:style-name="ce4" table:formula="of:=IF(AND(INDEX([.$B$2:.$CH$84];[.$A11]+1;[.N$1])&gt;0;INDEX([.$B$2:.$CH$84];[.$A11]*4;[.N$1])&gt;0;INDEX([.$B$2:.$CH$84];[.$A11];[.N$1]+1)&gt;0;INDEX([.$B$2:.$CH$84];[.$A11];[.N$1]*4)&gt;0);-2;0)" office:value-type="float" office:value="0" calcext:value-type="float">
            <text:p>0</text:p>
          </table:table-cell>
          <table:table-cell table:style-name="ce4" table:formula="of:=IF(AND(INDEX([.$B$2:.$CH$84];[.$A11]+1;[.O$1])&gt;0;INDEX([.$B$2:.$CH$84];[.$A11]*4;[.O$1])&gt;0;INDEX([.$B$2:.$CH$84];[.$A11];[.O$1]+1)&gt;0;INDEX([.$B$2:.$CH$84];[.$A11];[.O$1]*4)&gt;0);-2;0)" office:value-type="float" office:value="0" calcext:value-type="float">
            <text:p>0</text:p>
          </table:table-cell>
          <table:table-cell table:style-name="ce4" table:formula="of:=IF(AND(INDEX([.$B$2:.$CH$84];[.$A11]+1;[.P$1])&gt;0;INDEX([.$B$2:.$CH$84];[.$A11]*4;[.P$1])&gt;0;INDEX([.$B$2:.$CH$84];[.$A11];[.P$1]+1)&gt;0;INDEX([.$B$2:.$CH$84];[.$A11];[.P$1]*4)&gt;0);-2;0)" office:value-type="float" office:value="0" calcext:value-type="float">
            <text:p>0</text:p>
          </table:table-cell>
          <table:table-cell table:style-name="ce4" table:formula="of:=IF(AND(INDEX([.$B$2:.$CH$84];[.$A11]+1;[.Q$1])&gt;0;INDEX([.$B$2:.$CH$84];[.$A11]*4;[.Q$1])&gt;0;INDEX([.$B$2:.$CH$84];[.$A11];[.Q$1]+1)&gt;0;INDEX([.$B$2:.$CH$84];[.$A11];[.Q$1]*4)&gt;0);-2;0)" office:value-type="float" office:value="0" calcext:value-type="float">
            <text:p>0</text:p>
          </table:table-cell>
          <table:table-cell table:style-name="ce4" table:formula="of:=IF(AND(INDEX([.$B$2:.$CH$84];[.$A11]+1;[.R$1])&gt;0;INDEX([.$B$2:.$CH$84];[.$A11]*4;[.R$1])&gt;0;INDEX([.$B$2:.$CH$84];[.$A11];[.R$1]+1)&gt;0;INDEX([.$B$2:.$CH$84];[.$A11];[.R$1]*4)&gt;0);-2;0)" office:value-type="float" office:value="0" calcext:value-type="float">
            <text:p>0</text:p>
          </table:table-cell>
          <table:table-cell table:style-name="ce4" table:formula="of:=IF((MAX([.S$1];[.$A11])*4 + MIN([.S$1];[.$A11]))&gt;=82;1;0)" office:value-type="float" office:value="1" calcext:value-type="float">
            <text:p>1</text:p>
          </table:table-cell>
          <table:table-cell table:style-name="ce4" table:formula="of:=IF((MAX([.T$1];[.$A11])*4 + MIN([.T$1];[.$A11]))&gt;=82;1;0)" office:value-type="float" office:value="1" calcext:value-type="float">
            <text:p>1</text:p>
          </table:table-cell>
          <table:table-cell table:style-name="ce4" table:formula="of:=IF((MAX([.U$1];[.$A11])*4 + MIN([.U$1];[.$A11]))&gt;=82;1;0)" office:value-type="float" office:value="1" calcext:value-type="float">
            <text:p>1</text:p>
          </table:table-cell>
          <table:table-cell table:style-name="ce4" table:formula="of:=IF((MAX([.V$1];[.$A11])*4 + MIN([.V$1];[.$A11]))&gt;=82;1;0)" office:value-type="float" office:value="1" calcext:value-type="float">
            <text:p>1</text:p>
          </table:table-cell>
          <table:table-cell table:style-name="ce4" table:formula="of:=IF((MAX([.W$1];[.$A11])*4 + MIN([.W$1];[.$A11]))&gt;=82;1;0)" office:value-type="float" office:value="1" calcext:value-type="float">
            <text:p>1</text:p>
          </table:table-cell>
          <table:table-cell table:style-name="ce4" table:formula="of:=IF((MAX([.X$1];[.$A11])*4 + MIN([.X$1];[.$A11]))&gt;=82;1;0)" office:value-type="float" office:value="1" calcext:value-type="float">
            <text:p>1</text:p>
          </table:table-cell>
          <table:table-cell table:style-name="ce4" table:formula="of:=IF((MAX([.Y$1];[.$A11])*4 + MIN([.Y$1];[.$A11]))&gt;=82;1;0)" office:value-type="float" office:value="1" calcext:value-type="float">
            <text:p>1</text:p>
          </table:table-cell>
          <table:table-cell table:style-name="ce4" table:formula="of:=IF((MAX([.Z$1];[.$A11])*4 + MIN([.Z$1];[.$A11]))&gt;=82;1;0)" office:value-type="float" office:value="1" calcext:value-type="float">
            <text:p>1</text:p>
          </table:table-cell>
          <table:table-cell table:style-name="ce4" table:formula="of:=IF((MAX([.AA$1];[.$A11])*4 + MIN([.AA$1];[.$A11]))&gt;=82;1;0)" office:value-type="float" office:value="1" calcext:value-type="float">
            <text:p>1</text:p>
          </table:table-cell>
          <table:table-cell table:style-name="ce4" table:formula="of:=IF((MAX([.AB$1];[.$A11])*4 + MIN([.AB$1];[.$A11]))&gt;=82;1;0)" office:value-type="float" office:value="1" calcext:value-type="float">
            <text:p>1</text:p>
          </table:table-cell>
          <table:table-cell table:style-name="ce4" table:formula="of:=IF((MAX([.AC$1];[.$A11])*4 + MIN([.AC$1];[.$A11]))&gt;=82;1;0)" office:value-type="float" office:value="1" calcext:value-type="float">
            <text:p>1</text:p>
          </table:table-cell>
          <table:table-cell table:style-name="ce4" table:formula="of:=IF((MAX([.AD$1];[.$A11])*4 + MIN([.AD$1];[.$A11]))&gt;=82;1;0)" office:value-type="float" office:value="1" calcext:value-type="float">
            <text:p>1</text:p>
          </table:table-cell>
          <table:table-cell table:style-name="ce4" table:formula="of:=IF((MAX([.AE$1];[.$A11])*4 + MIN([.AE$1];[.$A11]))&gt;=82;1;0)" office:value-type="float" office:value="1" calcext:value-type="float">
            <text:p>1</text:p>
          </table:table-cell>
          <table:table-cell table:style-name="ce4" table:formula="of:=IF((MAX([.AF$1];[.$A11])*4 + MIN([.AF$1];[.$A11]))&gt;=82;1;0)" office:value-type="float" office:value="1" calcext:value-type="float">
            <text:p>1</text:p>
          </table:table-cell>
          <table:table-cell table:style-name="ce4" table:formula="of:=IF((MAX([.AG$1];[.$A11])*4 + MIN([.AG$1];[.$A11]))&gt;=82;1;0)" office:value-type="float" office:value="1" calcext:value-type="float">
            <text:p>1</text:p>
          </table:table-cell>
          <table:table-cell table:style-name="ce4" table:formula="of:=IF((MAX([.AH$1];[.$A11])*4 + MIN([.AH$1];[.$A11]))&gt;=82;1;0)" office:value-type="float" office:value="1" calcext:value-type="float">
            <text:p>1</text:p>
          </table:table-cell>
          <table:table-cell table:style-name="ce4" table:formula="of:=IF((MAX([.AI$1];[.$A11])*4 + MIN([.AI$1];[.$A11]))&gt;=82;1;0)" office:value-type="float" office:value="1" calcext:value-type="float">
            <text:p>1</text:p>
          </table:table-cell>
          <table:table-cell table:style-name="ce4" table:formula="of:=IF((MAX([.AJ$1];[.$A11])*4 + MIN([.AJ$1];[.$A11]))&gt;=82;1;0)" office:value-type="float" office:value="1" calcext:value-type="float">
            <text:p>1</text:p>
          </table:table-cell>
          <table:table-cell table:style-name="ce4" table:formula="of:=IF((MAX([.AK$1];[.$A11])*4 + MIN([.AK$1];[.$A11]))&gt;=82;1;0)" office:value-type="float" office:value="1" calcext:value-type="float">
            <text:p>1</text:p>
          </table:table-cell>
          <table:table-cell table:style-name="ce4" table:formula="of:=IF((MAX([.AL$1];[.$A11])*4 + MIN([.AL$1];[.$A11]))&gt;=82;1;0)" office:value-type="float" office:value="1" calcext:value-type="float">
            <text:p>1</text:p>
          </table:table-cell>
          <table:table-cell table:style-name="ce4" table:formula="of:=IF((MAX([.AM$1];[.$A11])*4 + MIN([.AM$1];[.$A11]))&gt;=82;1;0)" office:value-type="float" office:value="1" calcext:value-type="float">
            <text:p>1</text:p>
          </table:table-cell>
          <table:table-cell table:style-name="ce4" table:formula="of:=IF((MAX([.AN$1];[.$A11])*4 + MIN([.AN$1];[.$A11]))&gt;=82;1;0)" office:value-type="float" office:value="1" calcext:value-type="float">
            <text:p>1</text:p>
          </table:table-cell>
          <table:table-cell table:style-name="ce4" table:formula="of:=IF((MAX([.AO$1];[.$A11])*4 + MIN([.AO$1];[.$A11]))&gt;=82;1;0)" office:value-type="float" office:value="1" calcext:value-type="float">
            <text:p>1</text:p>
          </table:table-cell>
          <table:table-cell table:style-name="ce4" table:formula="of:=IF((MAX([.AP$1];[.$A11])*4 + MIN([.AP$1];[.$A11]))&gt;=82;1;0)" office:value-type="float" office:value="1" calcext:value-type="float">
            <text:p>1</text:p>
          </table:table-cell>
          <table:table-cell table:style-name="ce4" table:formula="of:=IF((MAX([.AQ$1];[.$A11])*4 + MIN([.AQ$1];[.$A11]))&gt;=82;1;0)" office:value-type="float" office:value="1" calcext:value-type="float">
            <text:p>1</text:p>
          </table:table-cell>
          <table:table-cell table:style-name="ce4" table:formula="of:=IF((MAX([.AR$1];[.$A11])*4 + MIN([.AR$1];[.$A11]))&gt;=82;1;0)" office:value-type="float" office:value="1" calcext:value-type="float">
            <text:p>1</text:p>
          </table:table-cell>
          <table:table-cell table:style-name="ce4" table:formula="of:=IF((MAX([.AS$1];[.$A11])*4 + MIN([.AS$1];[.$A11]))&gt;=82;1;0)" office:value-type="float" office:value="1" calcext:value-type="float">
            <text:p>1</text:p>
          </table:table-cell>
          <table:table-cell table:style-name="ce4" table:formula="of:=IF((MAX([.AT$1];[.$A11])*4 + MIN([.AT$1];[.$A11]))&gt;=82;1;0)" office:value-type="float" office:value="1" calcext:value-type="float">
            <text:p>1</text:p>
          </table:table-cell>
          <table:table-cell table:style-name="ce4" table:formula="of:=IF((MAX([.AU$1];[.$A11])*4 + MIN([.AU$1];[.$A11]))&gt;=82;1;0)" office:value-type="float" office:value="1" calcext:value-type="float">
            <text:p>1</text:p>
          </table:table-cell>
          <table:table-cell table:style-name="ce4" table:formula="of:=IF((MAX([.AV$1];[.$A11])*4 + MIN([.AV$1];[.$A11]))&gt;=82;1;0)" office:value-type="float" office:value="1" calcext:value-type="float">
            <text:p>1</text:p>
          </table:table-cell>
          <table:table-cell table:style-name="ce4" table:formula="of:=IF((MAX([.AW$1];[.$A11])*4 + MIN([.AW$1];[.$A11]))&gt;=82;1;0)" office:value-type="float" office:value="1" calcext:value-type="float">
            <text:p>1</text:p>
          </table:table-cell>
          <table:table-cell table:style-name="ce4" table:formula="of:=IF((MAX([.AX$1];[.$A11])*4 + MIN([.AX$1];[.$A11]))&gt;=82;1;0)" office:value-type="float" office:value="1" calcext:value-type="float">
            <text:p>1</text:p>
          </table:table-cell>
          <table:table-cell table:style-name="ce4" table:formula="of:=IF((MAX([.AY$1];[.$A11])*4 + MIN([.AY$1];[.$A11]))&gt;=82;1;0)" office:value-type="float" office:value="1" calcext:value-type="float">
            <text:p>1</text:p>
          </table:table-cell>
          <table:table-cell table:style-name="ce4" table:formula="of:=IF((MAX([.AZ$1];[.$A11])*4 + MIN([.AZ$1];[.$A11]))&gt;=82;1;0)" office:value-type="float" office:value="1" calcext:value-type="float">
            <text:p>1</text:p>
          </table:table-cell>
          <table:table-cell table:style-name="ce4" table:formula="of:=IF((MAX([.BA$1];[.$A11])*4 + MIN([.BA$1];[.$A11]))&gt;=82;1;0)" office:value-type="float" office:value="1" calcext:value-type="float">
            <text:p>1</text:p>
          </table:table-cell>
          <table:table-cell table:style-name="ce4" table:formula="of:=IF((MAX([.BB$1];[.$A11])*4 + MIN([.BB$1];[.$A11]))&gt;=82;1;0)" office:value-type="float" office:value="1" calcext:value-type="float">
            <text:p>1</text:p>
          </table:table-cell>
          <table:table-cell table:style-name="ce4" table:formula="of:=IF((MAX([.BC$1];[.$A11])*4 + MIN([.BC$1];[.$A11]))&gt;=82;1;0)" office:value-type="float" office:value="1" calcext:value-type="float">
            <text:p>1</text:p>
          </table:table-cell>
          <table:table-cell table:style-name="ce4" table:formula="of:=IF((MAX([.BD$1];[.$A11])*4 + MIN([.BD$1];[.$A11]))&gt;=82;1;0)" office:value-type="float" office:value="1" calcext:value-type="float">
            <text:p>1</text:p>
          </table:table-cell>
          <table:table-cell table:style-name="ce4" table:formula="of:=IF((MAX([.BE$1];[.$A11])*4 + MIN([.BE$1];[.$A11]))&gt;=82;1;0)" office:value-type="float" office:value="1" calcext:value-type="float">
            <text:p>1</text:p>
          </table:table-cell>
          <table:table-cell table:style-name="ce4" table:formula="of:=IF((MAX([.BF$1];[.$A11])*4 + MIN([.BF$1];[.$A11]))&gt;=82;1;0)" office:value-type="float" office:value="1" calcext:value-type="float">
            <text:p>1</text:p>
          </table:table-cell>
          <table:table-cell table:style-name="ce4" table:formula="of:=IF((MAX([.BG$1];[.$A11])*4 + MIN([.BG$1];[.$A11]))&gt;=82;1;0)" office:value-type="float" office:value="1" calcext:value-type="float">
            <text:p>1</text:p>
          </table:table-cell>
          <table:table-cell table:style-name="ce4" table:formula="of:=IF((MAX([.BH$1];[.$A11])*4 + MIN([.BH$1];[.$A11]))&gt;=82;1;0)" office:value-type="float" office:value="1" calcext:value-type="float">
            <text:p>1</text:p>
          </table:table-cell>
          <table:table-cell table:style-name="ce4" table:formula="of:=IF((MAX([.BI$1];[.$A11])*4 + MIN([.BI$1];[.$A11]))&gt;=82;1;0)" office:value-type="float" office:value="1" calcext:value-type="float">
            <text:p>1</text:p>
          </table:table-cell>
          <table:table-cell table:style-name="ce4" table:formula="of:=IF((MAX([.BJ$1];[.$A11])*4 + MIN([.BJ$1];[.$A11]))&gt;=82;1;0)" office:value-type="float" office:value="1" calcext:value-type="float">
            <text:p>1</text:p>
          </table:table-cell>
          <table:table-cell table:style-name="ce4" table:formula="of:=IF((MAX([.BK$1];[.$A11])*4 + MIN([.BK$1];[.$A11]))&gt;=82;1;0)" office:value-type="float" office:value="1" calcext:value-type="float">
            <text:p>1</text:p>
          </table:table-cell>
          <table:table-cell table:style-name="ce4" table:formula="of:=IF((MAX([.BL$1];[.$A11])*4 + MIN([.BL$1];[.$A11]))&gt;=82;1;0)" office:value-type="float" office:value="1" calcext:value-type="float">
            <text:p>1</text:p>
          </table:table-cell>
          <table:table-cell table:style-name="ce4" table:formula="of:=IF((MAX([.BM$1];[.$A11])*4 + MIN([.BM$1];[.$A11]))&gt;=82;1;0)" office:value-type="float" office:value="1" calcext:value-type="float">
            <text:p>1</text:p>
          </table:table-cell>
          <table:table-cell table:style-name="ce4" table:formula="of:=IF((MAX([.BN$1];[.$A11])*4 + MIN([.BN$1];[.$A11]))&gt;=82;1;0)" office:value-type="float" office:value="1" calcext:value-type="float">
            <text:p>1</text:p>
          </table:table-cell>
          <table:table-cell table:style-name="ce4" table:formula="of:=IF((MAX([.BO$1];[.$A11])*4 + MIN([.BO$1];[.$A11]))&gt;=82;1;0)" office:value-type="float" office:value="1" calcext:value-type="float">
            <text:p>1</text:p>
          </table:table-cell>
          <table:table-cell table:style-name="ce4" table:formula="of:=IF((MAX([.BP$1];[.$A11])*4 + MIN([.BP$1];[.$A11]))&gt;=82;1;0)" office:value-type="float" office:value="1" calcext:value-type="float">
            <text:p>1</text:p>
          </table:table-cell>
          <table:table-cell table:style-name="ce4" table:formula="of:=IF((MAX([.BQ$1];[.$A11])*4 + MIN([.BQ$1];[.$A11]))&gt;=82;1;0)" office:value-type="float" office:value="1" calcext:value-type="float">
            <text:p>1</text:p>
          </table:table-cell>
          <table:table-cell table:style-name="ce4" table:formula="of:=IF((MAX([.BR$1];[.$A11])*4 + MIN([.BR$1];[.$A11]))&gt;=82;1;0)" office:value-type="float" office:value="1" calcext:value-type="float">
            <text:p>1</text:p>
          </table:table-cell>
          <table:table-cell table:style-name="ce4" table:formula="of:=IF((MAX([.BS$1];[.$A11])*4 + MIN([.BS$1];[.$A11]))&gt;=82;1;0)" office:value-type="float" office:value="1" calcext:value-type="float">
            <text:p>1</text:p>
          </table:table-cell>
          <table:table-cell table:style-name="ce4" table:formula="of:=IF((MAX([.BT$1];[.$A11])*4 + MIN([.BT$1];[.$A11]))&gt;=82;1;0)" office:value-type="float" office:value="1" calcext:value-type="float">
            <text:p>1</text:p>
          </table:table-cell>
          <table:table-cell table:style-name="ce4" table:formula="of:=IF((MAX([.BU$1];[.$A11])*4 + MIN([.BU$1];[.$A11]))&gt;=82;1;0)" office:value-type="float" office:value="1" calcext:value-type="float">
            <text:p>1</text:p>
          </table:table-cell>
          <table:table-cell table:style-name="ce4" table:formula="of:=IF((MAX([.BV$1];[.$A11])*4 + MIN([.BV$1];[.$A11]))&gt;=82;1;0)" office:value-type="float" office:value="1" calcext:value-type="float">
            <text:p>1</text:p>
          </table:table-cell>
          <table:table-cell table:style-name="ce4" table:formula="of:=IF((MAX([.BW$1];[.$A11])*4 + MIN([.BW$1];[.$A11]))&gt;=82;1;0)" office:value-type="float" office:value="1" calcext:value-type="float">
            <text:p>1</text:p>
          </table:table-cell>
          <table:table-cell table:style-name="ce4" table:formula="of:=IF((MAX([.BX$1];[.$A11])*4 + MIN([.BX$1];[.$A11]))&gt;=82;1;0)" office:value-type="float" office:value="1" calcext:value-type="float">
            <text:p>1</text:p>
          </table:table-cell>
          <table:table-cell table:style-name="ce4" table:formula="of:=IF((MAX([.BY$1];[.$A11])*4 + MIN([.BY$1];[.$A11]))&gt;=82;1;0)" office:value-type="float" office:value="1" calcext:value-type="float">
            <text:p>1</text:p>
          </table:table-cell>
          <table:table-cell table:style-name="ce4" table:formula="of:=IF((MAX([.BZ$1];[.$A11])*4 + MIN([.BZ$1];[.$A11]))&gt;=82;1;0)" office:value-type="float" office:value="1" calcext:value-type="float">
            <text:p>1</text:p>
          </table:table-cell>
          <table:table-cell table:style-name="ce4" table:formula="of:=IF((MAX([.CA$1];[.$A11])*4 + MIN([.CA$1];[.$A11]))&gt;=82;1;0)" office:value-type="float" office:value="1" calcext:value-type="float">
            <text:p>1</text:p>
          </table:table-cell>
          <table:table-cell table:style-name="ce4" table:formula="of:=IF((MAX([.CB$1];[.$A11])*4 + MIN([.CB$1];[.$A11]))&gt;=82;1;0)" office:value-type="float" office:value="1" calcext:value-type="float">
            <text:p>1</text:p>
          </table:table-cell>
          <table:table-cell table:style-name="ce4" table:formula="of:=IF((MAX([.CC$1];[.$A11])*4 + MIN([.CC$1];[.$A11]))&gt;=82;1;0)" office:value-type="float" office:value="1" calcext:value-type="float">
            <text:p>1</text:p>
          </table:table-cell>
          <table:table-cell table:style-name="ce4" table:formula="of:=IF((MAX([.CD$1];[.$A11])*4 + MIN([.CD$1];[.$A11]))&gt;=82;1;0)" office:value-type="float" office:value="1" calcext:value-type="float">
            <text:p>1</text:p>
          </table:table-cell>
          <table:table-cell table:style-name="ce4" table:formula="of:=IF((MAX([.CE$1];[.$A11])*4 + MIN([.CE$1];[.$A11]))&gt;=82;1;0)" office:value-type="float" office:value="1" calcext:value-type="float">
            <text:p>1</text:p>
          </table:table-cell>
          <table:table-cell table:style-name="ce4" table:formula="of:=IF((MAX([.CF$1];[.$A11])*4 + MIN([.CF$1];[.$A11]))&gt;=82;1;0)" office:value-type="float" office:value="1" calcext:value-type="float">
            <text:p>1</text:p>
          </table:table-cell>
          <table:table-cell table:style-name="ce4" table:formula="of:=IF((MAX([.CG$1];[.$A11])*4 + MIN([.CG$1];[.$A11]))&gt;=82;1;0)" office:value-type="float" office:value="1" calcext:value-type="float">
            <text:p>1</text:p>
          </table:table-cell>
          <table:table-cell table:style-name="ce4" table:formula="of:=IF((MAX([.CH$1];[.$A11])*4 + MIN([.CH$1];[.$A1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IF(AND(INDEX([.$B$2:.$CH$84];[.$A12]+1;[.B$1])&gt;0;INDEX([.$B$2:.$CH$84];[.$A12]*4;[.B$1])&gt;0;INDEX([.$B$2:.$CH$84];[.$A12];[.B$1]+1)&gt;0;INDEX([.$B$2:.$CH$84];[.$A12];[.B$1]*4)&gt;0);-2;0)" office:value-type="float" office:value="0" calcext:value-type="float">
            <text:p>0</text:p>
          </table:table-cell>
          <table:table-cell table:style-name="ce4" table:formula="of:=IF(AND(INDEX([.$B$2:.$CH$84];[.$A12]+1;[.C$1])&gt;0;INDEX([.$B$2:.$CH$84];[.$A12]*4;[.C$1])&gt;0;INDEX([.$B$2:.$CH$84];[.$A12];[.C$1]+1)&gt;0;INDEX([.$B$2:.$CH$84];[.$A12];[.C$1]*4)&gt;0);-2;0)" office:value-type="float" office:value="0" calcext:value-type="float">
            <text:p>0</text:p>
          </table:table-cell>
          <table:table-cell table:style-name="ce4" table:formula="of:=IF(AND(INDEX([.$B$2:.$CH$84];[.$A12]+1;[.D$1])&gt;0;INDEX([.$B$2:.$CH$84];[.$A12]*4;[.D$1])&gt;0;INDEX([.$B$2:.$CH$84];[.$A12];[.D$1]+1)&gt;0;INDEX([.$B$2:.$CH$84];[.$A12];[.D$1]*4)&gt;0);-2;0)" office:value-type="float" office:value="0" calcext:value-type="float">
            <text:p>0</text:p>
          </table:table-cell>
          <table:table-cell table:style-name="ce4" table:formula="of:=IF(AND(INDEX([.$B$2:.$CH$84];[.$A12]+1;[.E$1])&gt;0;INDEX([.$B$2:.$CH$84];[.$A12]*4;[.E$1])&gt;0;INDEX([.$B$2:.$CH$84];[.$A12];[.E$1]+1)&gt;0;INDEX([.$B$2:.$CH$84];[.$A12];[.E$1]*4)&gt;0);-2;0)" office:value-type="float" office:value="0" calcext:value-type="float">
            <text:p>0</text:p>
          </table:table-cell>
          <table:table-cell table:style-name="ce4" table:formula="of:=IF(AND(INDEX([.$B$2:.$CH$84];[.$A12]+1;[.F$1])&gt;0;INDEX([.$B$2:.$CH$84];[.$A12]*4;[.F$1])&gt;0;INDEX([.$B$2:.$CH$84];[.$A12];[.F$1]+1)&gt;0;INDEX([.$B$2:.$CH$84];[.$A12];[.F$1]*4)&gt;0);-2;0)" office:value-type="float" office:value="0" calcext:value-type="float">
            <text:p>0</text:p>
          </table:table-cell>
          <table:table-cell table:style-name="ce4" table:formula="of:=IF(AND(INDEX([.$B$2:.$CH$84];[.$A12]+1;[.G$1])&gt;0;INDEX([.$B$2:.$CH$84];[.$A12]*4;[.G$1])&gt;0;INDEX([.$B$2:.$CH$84];[.$A12];[.G$1]+1)&gt;0;INDEX([.$B$2:.$CH$84];[.$A12];[.G$1]*4)&gt;0);-2;0)" office:value-type="float" office:value="0" calcext:value-type="float">
            <text:p>0</text:p>
          </table:table-cell>
          <table:table-cell table:style-name="ce4" table:formula="of:=IF(AND(INDEX([.$B$2:.$CH$84];[.$A12]+1;[.H$1])&gt;0;INDEX([.$B$2:.$CH$84];[.$A12]*4;[.H$1])&gt;0;INDEX([.$B$2:.$CH$84];[.$A12];[.H$1]+1)&gt;0;INDEX([.$B$2:.$CH$84];[.$A12];[.H$1]*4)&gt;0);-2;0)" office:value-type="float" office:value="0" calcext:value-type="float">
            <text:p>0</text:p>
          </table:table-cell>
          <table:table-cell table:style-name="ce4" table:formula="of:=IF(AND(INDEX([.$B$2:.$CH$84];[.$A12]+1;[.I$1])&gt;0;INDEX([.$B$2:.$CH$84];[.$A12]*4;[.I$1])&gt;0;INDEX([.$B$2:.$CH$84];[.$A12];[.I$1]+1)&gt;0;INDEX([.$B$2:.$CH$84];[.$A12];[.I$1]*4)&gt;0);-2;0)" office:value-type="float" office:value="0" calcext:value-type="float">
            <text:p>0</text:p>
          </table:table-cell>
          <table:table-cell table:style-name="ce4" table:formula="of:=IF(AND(INDEX([.$B$2:.$CH$84];[.$A12]+1;[.J$1])&gt;0;INDEX([.$B$2:.$CH$84];[.$A12]*4;[.J$1])&gt;0;INDEX([.$B$2:.$CH$84];[.$A12];[.J$1]+1)&gt;0;INDEX([.$B$2:.$CH$84];[.$A12];[.J$1]*4)&gt;0);-2;0)" office:value-type="float" office:value="0" calcext:value-type="float">
            <text:p>0</text:p>
          </table:table-cell>
          <table:table-cell table:style-name="ce4" table:formula="of:=IF(AND(INDEX([.$B$2:.$CH$84];[.$A12]+1;[.K$1])&gt;0;INDEX([.$B$2:.$CH$84];[.$A12]*4;[.K$1])&gt;0;INDEX([.$B$2:.$CH$84];[.$A12];[.K$1]+1)&gt;0;INDEX([.$B$2:.$CH$84];[.$A12];[.K$1]*4)&gt;0);-2;0)" office:value-type="float" office:value="0" calcext:value-type="float">
            <text:p>0</text:p>
          </table:table-cell>
          <table:table-cell table:style-name="ce4" table:formula="of:=IF(AND(INDEX([.$B$2:.$CH$84];[.$A12]+1;[.L$1])&gt;0;INDEX([.$B$2:.$CH$84];[.$A12]*4;[.L$1])&gt;0;INDEX([.$B$2:.$CH$84];[.$A12];[.L$1]+1)&gt;0;INDEX([.$B$2:.$CH$84];[.$A12];[.L$1]*4)&gt;0);-2;0)" office:value-type="float" office:value="0" calcext:value-type="float">
            <text:p>0</text:p>
          </table:table-cell>
          <table:table-cell table:style-name="ce4" table:formula="of:=IF(AND(INDEX([.$B$2:.$CH$84];[.$A12]+1;[.M$1])&gt;0;INDEX([.$B$2:.$CH$84];[.$A12]*4;[.M$1])&gt;0;INDEX([.$B$2:.$CH$84];[.$A12];[.M$1]+1)&gt;0;INDEX([.$B$2:.$CH$84];[.$A12];[.M$1]*4)&gt;0);-2;0)" office:value-type="float" office:value="0" calcext:value-type="float">
            <text:p>0</text:p>
          </table:table-cell>
          <table:table-cell table:style-name="ce4" table:formula="of:=IF(AND(INDEX([.$B$2:.$CH$84];[.$A12]+1;[.N$1])&gt;0;INDEX([.$B$2:.$CH$84];[.$A12]*4;[.N$1])&gt;0;INDEX([.$B$2:.$CH$84];[.$A12];[.N$1]+1)&gt;0;INDEX([.$B$2:.$CH$84];[.$A12];[.N$1]*4)&gt;0);-2;0)" office:value-type="float" office:value="0" calcext:value-type="float">
            <text:p>0</text:p>
          </table:table-cell>
          <table:table-cell table:style-name="ce4" table:formula="of:=IF(AND(INDEX([.$B$2:.$CH$84];[.$A12]+1;[.O$1])&gt;0;INDEX([.$B$2:.$CH$84];[.$A12]*4;[.O$1])&gt;0;INDEX([.$B$2:.$CH$84];[.$A12];[.O$1]+1)&gt;0;INDEX([.$B$2:.$CH$84];[.$A12];[.O$1]*4)&gt;0);-2;0)" office:value-type="float" office:value="0" calcext:value-type="float">
            <text:p>0</text:p>
          </table:table-cell>
          <table:table-cell table:style-name="ce4" table:formula="of:=IF(AND(INDEX([.$B$2:.$CH$84];[.$A12]+1;[.P$1])&gt;0;INDEX([.$B$2:.$CH$84];[.$A12]*4;[.P$1])&gt;0;INDEX([.$B$2:.$CH$84];[.$A12];[.P$1]+1)&gt;0;INDEX([.$B$2:.$CH$84];[.$A12];[.P$1]*4)&gt;0);-2;0)" office:value-type="float" office:value="0" calcext:value-type="float">
            <text:p>0</text:p>
          </table:table-cell>
          <table:table-cell table:style-name="ce4" table:formula="of:=IF(AND(INDEX([.$B$2:.$CH$84];[.$A12]+1;[.Q$1])&gt;0;INDEX([.$B$2:.$CH$84];[.$A12]*4;[.Q$1])&gt;0;INDEX([.$B$2:.$CH$84];[.$A12];[.Q$1]+1)&gt;0;INDEX([.$B$2:.$CH$84];[.$A12];[.Q$1]*4)&gt;0);-2;0)" office:value-type="float" office:value="0" calcext:value-type="float">
            <text:p>0</text:p>
          </table:table-cell>
          <table:table-cell table:style-name="ce4" table:formula="of:=IF(AND(INDEX([.$B$2:.$CH$84];[.$A12]+1;[.R$1])&gt;0;INDEX([.$B$2:.$CH$84];[.$A12]*4;[.R$1])&gt;0;INDEX([.$B$2:.$CH$84];[.$A12];[.R$1]+1)&gt;0;INDEX([.$B$2:.$CH$84];[.$A12];[.R$1]*4)&gt;0);-2;0)" office:value-type="float" office:value="-2" calcext:value-type="float">
            <text:p>-2</text:p>
          </table:table-cell>
          <table:table-cell table:style-name="ce4" table:formula="of:=IF((MAX([.S$1];[.$A12])*4 + MIN([.S$1];[.$A12]))&gt;=82;1;0)" office:value-type="float" office:value="1" calcext:value-type="float">
            <text:p>1</text:p>
          </table:table-cell>
          <table:table-cell table:style-name="ce4" table:formula="of:=IF((MAX([.T$1];[.$A12])*4 + MIN([.T$1];[.$A12]))&gt;=82;1;0)" office:value-type="float" office:value="1" calcext:value-type="float">
            <text:p>1</text:p>
          </table:table-cell>
          <table:table-cell table:style-name="ce4" table:formula="of:=IF((MAX([.U$1];[.$A12])*4 + MIN([.U$1];[.$A12]))&gt;=82;1;0)" office:value-type="float" office:value="1" calcext:value-type="float">
            <text:p>1</text:p>
          </table:table-cell>
          <table:table-cell table:style-name="ce4" table:formula="of:=IF((MAX([.V$1];[.$A12])*4 + MIN([.V$1];[.$A12]))&gt;=82;1;0)" office:value-type="float" office:value="1" calcext:value-type="float">
            <text:p>1</text:p>
          </table:table-cell>
          <table:table-cell table:style-name="ce4" table:formula="of:=IF((MAX([.W$1];[.$A12])*4 + MIN([.W$1];[.$A12]))&gt;=82;1;0)" office:value-type="float" office:value="1" calcext:value-type="float">
            <text:p>1</text:p>
          </table:table-cell>
          <table:table-cell table:style-name="ce4" table:formula="of:=IF((MAX([.X$1];[.$A12])*4 + MIN([.X$1];[.$A12]))&gt;=82;1;0)" office:value-type="float" office:value="1" calcext:value-type="float">
            <text:p>1</text:p>
          </table:table-cell>
          <table:table-cell table:style-name="ce4" table:formula="of:=IF((MAX([.Y$1];[.$A12])*4 + MIN([.Y$1];[.$A12]))&gt;=82;1;0)" office:value-type="float" office:value="1" calcext:value-type="float">
            <text:p>1</text:p>
          </table:table-cell>
          <table:table-cell table:style-name="ce4" table:formula="of:=IF((MAX([.Z$1];[.$A12])*4 + MIN([.Z$1];[.$A12]))&gt;=82;1;0)" office:value-type="float" office:value="1" calcext:value-type="float">
            <text:p>1</text:p>
          </table:table-cell>
          <table:table-cell table:style-name="ce4" table:formula="of:=IF((MAX([.AA$1];[.$A12])*4 + MIN([.AA$1];[.$A12]))&gt;=82;1;0)" office:value-type="float" office:value="1" calcext:value-type="float">
            <text:p>1</text:p>
          </table:table-cell>
          <table:table-cell table:style-name="ce4" table:formula="of:=IF((MAX([.AB$1];[.$A12])*4 + MIN([.AB$1];[.$A12]))&gt;=82;1;0)" office:value-type="float" office:value="1" calcext:value-type="float">
            <text:p>1</text:p>
          </table:table-cell>
          <table:table-cell table:style-name="ce4" table:formula="of:=IF((MAX([.AC$1];[.$A12])*4 + MIN([.AC$1];[.$A12]))&gt;=82;1;0)" office:value-type="float" office:value="1" calcext:value-type="float">
            <text:p>1</text:p>
          </table:table-cell>
          <table:table-cell table:style-name="ce4" table:formula="of:=IF((MAX([.AD$1];[.$A12])*4 + MIN([.AD$1];[.$A12]))&gt;=82;1;0)" office:value-type="float" office:value="1" calcext:value-type="float">
            <text:p>1</text:p>
          </table:table-cell>
          <table:table-cell table:style-name="ce4" table:formula="of:=IF((MAX([.AE$1];[.$A12])*4 + MIN([.AE$1];[.$A12]))&gt;=82;1;0)" office:value-type="float" office:value="1" calcext:value-type="float">
            <text:p>1</text:p>
          </table:table-cell>
          <table:table-cell table:style-name="ce4" table:formula="of:=IF((MAX([.AF$1];[.$A12])*4 + MIN([.AF$1];[.$A12]))&gt;=82;1;0)" office:value-type="float" office:value="1" calcext:value-type="float">
            <text:p>1</text:p>
          </table:table-cell>
          <table:table-cell table:style-name="ce4" table:formula="of:=IF((MAX([.AG$1];[.$A12])*4 + MIN([.AG$1];[.$A12]))&gt;=82;1;0)" office:value-type="float" office:value="1" calcext:value-type="float">
            <text:p>1</text:p>
          </table:table-cell>
          <table:table-cell table:style-name="ce4" table:formula="of:=IF((MAX([.AH$1];[.$A12])*4 + MIN([.AH$1];[.$A12]))&gt;=82;1;0)" office:value-type="float" office:value="1" calcext:value-type="float">
            <text:p>1</text:p>
          </table:table-cell>
          <table:table-cell table:style-name="ce4" table:formula="of:=IF((MAX([.AI$1];[.$A12])*4 + MIN([.AI$1];[.$A12]))&gt;=82;1;0)" office:value-type="float" office:value="1" calcext:value-type="float">
            <text:p>1</text:p>
          </table:table-cell>
          <table:table-cell table:style-name="ce4" table:formula="of:=IF((MAX([.AJ$1];[.$A12])*4 + MIN([.AJ$1];[.$A12]))&gt;=82;1;0)" office:value-type="float" office:value="1" calcext:value-type="float">
            <text:p>1</text:p>
          </table:table-cell>
          <table:table-cell table:style-name="ce4" table:formula="of:=IF((MAX([.AK$1];[.$A12])*4 + MIN([.AK$1];[.$A12]))&gt;=82;1;0)" office:value-type="float" office:value="1" calcext:value-type="float">
            <text:p>1</text:p>
          </table:table-cell>
          <table:table-cell table:style-name="ce4" table:formula="of:=IF((MAX([.AL$1];[.$A12])*4 + MIN([.AL$1];[.$A12]))&gt;=82;1;0)" office:value-type="float" office:value="1" calcext:value-type="float">
            <text:p>1</text:p>
          </table:table-cell>
          <table:table-cell table:style-name="ce4" table:formula="of:=IF((MAX([.AM$1];[.$A12])*4 + MIN([.AM$1];[.$A12]))&gt;=82;1;0)" office:value-type="float" office:value="1" calcext:value-type="float">
            <text:p>1</text:p>
          </table:table-cell>
          <table:table-cell table:style-name="ce4" table:formula="of:=IF((MAX([.AN$1];[.$A12])*4 + MIN([.AN$1];[.$A12]))&gt;=82;1;0)" office:value-type="float" office:value="1" calcext:value-type="float">
            <text:p>1</text:p>
          </table:table-cell>
          <table:table-cell table:style-name="ce4" table:formula="of:=IF((MAX([.AO$1];[.$A12])*4 + MIN([.AO$1];[.$A12]))&gt;=82;1;0)" office:value-type="float" office:value="1" calcext:value-type="float">
            <text:p>1</text:p>
          </table:table-cell>
          <table:table-cell table:style-name="ce4" table:formula="of:=IF((MAX([.AP$1];[.$A12])*4 + MIN([.AP$1];[.$A12]))&gt;=82;1;0)" office:value-type="float" office:value="1" calcext:value-type="float">
            <text:p>1</text:p>
          </table:table-cell>
          <table:table-cell table:style-name="ce4" table:formula="of:=IF((MAX([.AQ$1];[.$A12])*4 + MIN([.AQ$1];[.$A12]))&gt;=82;1;0)" office:value-type="float" office:value="1" calcext:value-type="float">
            <text:p>1</text:p>
          </table:table-cell>
          <table:table-cell table:style-name="ce4" table:formula="of:=IF((MAX([.AR$1];[.$A12])*4 + MIN([.AR$1];[.$A12]))&gt;=82;1;0)" office:value-type="float" office:value="1" calcext:value-type="float">
            <text:p>1</text:p>
          </table:table-cell>
          <table:table-cell table:style-name="ce4" table:formula="of:=IF((MAX([.AS$1];[.$A12])*4 + MIN([.AS$1];[.$A12]))&gt;=82;1;0)" office:value-type="float" office:value="1" calcext:value-type="float">
            <text:p>1</text:p>
          </table:table-cell>
          <table:table-cell table:style-name="ce4" table:formula="of:=IF((MAX([.AT$1];[.$A12])*4 + MIN([.AT$1];[.$A12]))&gt;=82;1;0)" office:value-type="float" office:value="1" calcext:value-type="float">
            <text:p>1</text:p>
          </table:table-cell>
          <table:table-cell table:style-name="ce4" table:formula="of:=IF((MAX([.AU$1];[.$A12])*4 + MIN([.AU$1];[.$A12]))&gt;=82;1;0)" office:value-type="float" office:value="1" calcext:value-type="float">
            <text:p>1</text:p>
          </table:table-cell>
          <table:table-cell table:style-name="ce4" table:formula="of:=IF((MAX([.AV$1];[.$A12])*4 + MIN([.AV$1];[.$A12]))&gt;=82;1;0)" office:value-type="float" office:value="1" calcext:value-type="float">
            <text:p>1</text:p>
          </table:table-cell>
          <table:table-cell table:style-name="ce4" table:formula="of:=IF((MAX([.AW$1];[.$A12])*4 + MIN([.AW$1];[.$A12]))&gt;=82;1;0)" office:value-type="float" office:value="1" calcext:value-type="float">
            <text:p>1</text:p>
          </table:table-cell>
          <table:table-cell table:style-name="ce4" table:formula="of:=IF((MAX([.AX$1];[.$A12])*4 + MIN([.AX$1];[.$A12]))&gt;=82;1;0)" office:value-type="float" office:value="1" calcext:value-type="float">
            <text:p>1</text:p>
          </table:table-cell>
          <table:table-cell table:style-name="ce4" table:formula="of:=IF((MAX([.AY$1];[.$A12])*4 + MIN([.AY$1];[.$A12]))&gt;=82;1;0)" office:value-type="float" office:value="1" calcext:value-type="float">
            <text:p>1</text:p>
          </table:table-cell>
          <table:table-cell table:style-name="ce4" table:formula="of:=IF((MAX([.AZ$1];[.$A12])*4 + MIN([.AZ$1];[.$A12]))&gt;=82;1;0)" office:value-type="float" office:value="1" calcext:value-type="float">
            <text:p>1</text:p>
          </table:table-cell>
          <table:table-cell table:style-name="ce4" table:formula="of:=IF((MAX([.BA$1];[.$A12])*4 + MIN([.BA$1];[.$A12]))&gt;=82;1;0)" office:value-type="float" office:value="1" calcext:value-type="float">
            <text:p>1</text:p>
          </table:table-cell>
          <table:table-cell table:style-name="ce4" table:formula="of:=IF((MAX([.BB$1];[.$A12])*4 + MIN([.BB$1];[.$A12]))&gt;=82;1;0)" office:value-type="float" office:value="1" calcext:value-type="float">
            <text:p>1</text:p>
          </table:table-cell>
          <table:table-cell table:style-name="ce4" table:formula="of:=IF((MAX([.BC$1];[.$A12])*4 + MIN([.BC$1];[.$A12]))&gt;=82;1;0)" office:value-type="float" office:value="1" calcext:value-type="float">
            <text:p>1</text:p>
          </table:table-cell>
          <table:table-cell table:style-name="ce4" table:formula="of:=IF((MAX([.BD$1];[.$A12])*4 + MIN([.BD$1];[.$A12]))&gt;=82;1;0)" office:value-type="float" office:value="1" calcext:value-type="float">
            <text:p>1</text:p>
          </table:table-cell>
          <table:table-cell table:style-name="ce4" table:formula="of:=IF((MAX([.BE$1];[.$A12])*4 + MIN([.BE$1];[.$A12]))&gt;=82;1;0)" office:value-type="float" office:value="1" calcext:value-type="float">
            <text:p>1</text:p>
          </table:table-cell>
          <table:table-cell table:style-name="ce4" table:formula="of:=IF((MAX([.BF$1];[.$A12])*4 + MIN([.BF$1];[.$A12]))&gt;=82;1;0)" office:value-type="float" office:value="1" calcext:value-type="float">
            <text:p>1</text:p>
          </table:table-cell>
          <table:table-cell table:style-name="ce4" table:formula="of:=IF((MAX([.BG$1];[.$A12])*4 + MIN([.BG$1];[.$A12]))&gt;=82;1;0)" office:value-type="float" office:value="1" calcext:value-type="float">
            <text:p>1</text:p>
          </table:table-cell>
          <table:table-cell table:style-name="ce4" table:formula="of:=IF((MAX([.BH$1];[.$A12])*4 + MIN([.BH$1];[.$A12]))&gt;=82;1;0)" office:value-type="float" office:value="1" calcext:value-type="float">
            <text:p>1</text:p>
          </table:table-cell>
          <table:table-cell table:style-name="ce4" table:formula="of:=IF((MAX([.BI$1];[.$A12])*4 + MIN([.BI$1];[.$A12]))&gt;=82;1;0)" office:value-type="float" office:value="1" calcext:value-type="float">
            <text:p>1</text:p>
          </table:table-cell>
          <table:table-cell table:style-name="ce4" table:formula="of:=IF((MAX([.BJ$1];[.$A12])*4 + MIN([.BJ$1];[.$A12]))&gt;=82;1;0)" office:value-type="float" office:value="1" calcext:value-type="float">
            <text:p>1</text:p>
          </table:table-cell>
          <table:table-cell table:style-name="ce4" table:formula="of:=IF((MAX([.BK$1];[.$A12])*4 + MIN([.BK$1];[.$A12]))&gt;=82;1;0)" office:value-type="float" office:value="1" calcext:value-type="float">
            <text:p>1</text:p>
          </table:table-cell>
          <table:table-cell table:style-name="ce4" table:formula="of:=IF((MAX([.BL$1];[.$A12])*4 + MIN([.BL$1];[.$A12]))&gt;=82;1;0)" office:value-type="float" office:value="1" calcext:value-type="float">
            <text:p>1</text:p>
          </table:table-cell>
          <table:table-cell table:style-name="ce4" table:formula="of:=IF((MAX([.BM$1];[.$A12])*4 + MIN([.BM$1];[.$A12]))&gt;=82;1;0)" office:value-type="float" office:value="1" calcext:value-type="float">
            <text:p>1</text:p>
          </table:table-cell>
          <table:table-cell table:style-name="ce4" table:formula="of:=IF((MAX([.BN$1];[.$A12])*4 + MIN([.BN$1];[.$A12]))&gt;=82;1;0)" office:value-type="float" office:value="1" calcext:value-type="float">
            <text:p>1</text:p>
          </table:table-cell>
          <table:table-cell table:style-name="ce4" table:formula="of:=IF((MAX([.BO$1];[.$A12])*4 + MIN([.BO$1];[.$A12]))&gt;=82;1;0)" office:value-type="float" office:value="1" calcext:value-type="float">
            <text:p>1</text:p>
          </table:table-cell>
          <table:table-cell table:style-name="ce4" table:formula="of:=IF((MAX([.BP$1];[.$A12])*4 + MIN([.BP$1];[.$A12]))&gt;=82;1;0)" office:value-type="float" office:value="1" calcext:value-type="float">
            <text:p>1</text:p>
          </table:table-cell>
          <table:table-cell table:style-name="ce4" table:formula="of:=IF((MAX([.BQ$1];[.$A12])*4 + MIN([.BQ$1];[.$A12]))&gt;=82;1;0)" office:value-type="float" office:value="1" calcext:value-type="float">
            <text:p>1</text:p>
          </table:table-cell>
          <table:table-cell table:style-name="ce4" table:formula="of:=IF((MAX([.BR$1];[.$A12])*4 + MIN([.BR$1];[.$A12]))&gt;=82;1;0)" office:value-type="float" office:value="1" calcext:value-type="float">
            <text:p>1</text:p>
          </table:table-cell>
          <table:table-cell table:style-name="ce4" table:formula="of:=IF((MAX([.BS$1];[.$A12])*4 + MIN([.BS$1];[.$A12]))&gt;=82;1;0)" office:value-type="float" office:value="1" calcext:value-type="float">
            <text:p>1</text:p>
          </table:table-cell>
          <table:table-cell table:style-name="ce4" table:formula="of:=IF((MAX([.BT$1];[.$A12])*4 + MIN([.BT$1];[.$A12]))&gt;=82;1;0)" office:value-type="float" office:value="1" calcext:value-type="float">
            <text:p>1</text:p>
          </table:table-cell>
          <table:table-cell table:style-name="ce4" table:formula="of:=IF((MAX([.BU$1];[.$A12])*4 + MIN([.BU$1];[.$A12]))&gt;=82;1;0)" office:value-type="float" office:value="1" calcext:value-type="float">
            <text:p>1</text:p>
          </table:table-cell>
          <table:table-cell table:style-name="ce4" table:formula="of:=IF((MAX([.BV$1];[.$A12])*4 + MIN([.BV$1];[.$A12]))&gt;=82;1;0)" office:value-type="float" office:value="1" calcext:value-type="float">
            <text:p>1</text:p>
          </table:table-cell>
          <table:table-cell table:style-name="ce4" table:formula="of:=IF((MAX([.BW$1];[.$A12])*4 + MIN([.BW$1];[.$A12]))&gt;=82;1;0)" office:value-type="float" office:value="1" calcext:value-type="float">
            <text:p>1</text:p>
          </table:table-cell>
          <table:table-cell table:style-name="ce4" table:formula="of:=IF((MAX([.BX$1];[.$A12])*4 + MIN([.BX$1];[.$A12]))&gt;=82;1;0)" office:value-type="float" office:value="1" calcext:value-type="float">
            <text:p>1</text:p>
          </table:table-cell>
          <table:table-cell table:style-name="ce4" table:formula="of:=IF((MAX([.BY$1];[.$A12])*4 + MIN([.BY$1];[.$A12]))&gt;=82;1;0)" office:value-type="float" office:value="1" calcext:value-type="float">
            <text:p>1</text:p>
          </table:table-cell>
          <table:table-cell table:style-name="ce4" table:formula="of:=IF((MAX([.BZ$1];[.$A12])*4 + MIN([.BZ$1];[.$A12]))&gt;=82;1;0)" office:value-type="float" office:value="1" calcext:value-type="float">
            <text:p>1</text:p>
          </table:table-cell>
          <table:table-cell table:style-name="ce4" table:formula="of:=IF((MAX([.CA$1];[.$A12])*4 + MIN([.CA$1];[.$A12]))&gt;=82;1;0)" office:value-type="float" office:value="1" calcext:value-type="float">
            <text:p>1</text:p>
          </table:table-cell>
          <table:table-cell table:style-name="ce4" table:formula="of:=IF((MAX([.CB$1];[.$A12])*4 + MIN([.CB$1];[.$A12]))&gt;=82;1;0)" office:value-type="float" office:value="1" calcext:value-type="float">
            <text:p>1</text:p>
          </table:table-cell>
          <table:table-cell table:style-name="ce4" table:formula="of:=IF((MAX([.CC$1];[.$A12])*4 + MIN([.CC$1];[.$A12]))&gt;=82;1;0)" office:value-type="float" office:value="1" calcext:value-type="float">
            <text:p>1</text:p>
          </table:table-cell>
          <table:table-cell table:style-name="ce4" table:formula="of:=IF((MAX([.CD$1];[.$A12])*4 + MIN([.CD$1];[.$A12]))&gt;=82;1;0)" office:value-type="float" office:value="1" calcext:value-type="float">
            <text:p>1</text:p>
          </table:table-cell>
          <table:table-cell table:style-name="ce4" table:formula="of:=IF((MAX([.CE$1];[.$A12])*4 + MIN([.CE$1];[.$A12]))&gt;=82;1;0)" office:value-type="float" office:value="1" calcext:value-type="float">
            <text:p>1</text:p>
          </table:table-cell>
          <table:table-cell table:style-name="ce4" table:formula="of:=IF((MAX([.CF$1];[.$A12])*4 + MIN([.CF$1];[.$A12]))&gt;=82;1;0)" office:value-type="float" office:value="1" calcext:value-type="float">
            <text:p>1</text:p>
          </table:table-cell>
          <table:table-cell table:style-name="ce4" table:formula="of:=IF((MAX([.CG$1];[.$A12])*4 + MIN([.CG$1];[.$A12]))&gt;=82;1;0)" office:value-type="float" office:value="1" calcext:value-type="float">
            <text:p>1</text:p>
          </table:table-cell>
          <table:table-cell table:style-name="ce4" table:formula="of:=IF((MAX([.CH$1];[.$A12])*4 + MIN([.CH$1];[.$A1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formula="of:=IF(AND(INDEX([.$B$2:.$CH$84];[.$A13]+1;[.B$1])&gt;0;INDEX([.$B$2:.$CH$84];[.$A13]*4;[.B$1])&gt;0;INDEX([.$B$2:.$CH$84];[.$A13];[.B$1]+1)&gt;0;INDEX([.$B$2:.$CH$84];[.$A13];[.B$1]*4)&gt;0);-2;0)" office:value-type="float" office:value="0" calcext:value-type="float">
            <text:p>0</text:p>
          </table:table-cell>
          <table:table-cell table:style-name="ce4" table:formula="of:=IF(AND(INDEX([.$B$2:.$CH$84];[.$A13]+1;[.C$1])&gt;0;INDEX([.$B$2:.$CH$84];[.$A13]*4;[.C$1])&gt;0;INDEX([.$B$2:.$CH$84];[.$A13];[.C$1]+1)&gt;0;INDEX([.$B$2:.$CH$84];[.$A13];[.C$1]*4)&gt;0);-2;0)" office:value-type="float" office:value="0" calcext:value-type="float">
            <text:p>0</text:p>
          </table:table-cell>
          <table:table-cell table:style-name="ce4" table:formula="of:=IF(AND(INDEX([.$B$2:.$CH$84];[.$A13]+1;[.D$1])&gt;0;INDEX([.$B$2:.$CH$84];[.$A13]*4;[.D$1])&gt;0;INDEX([.$B$2:.$CH$84];[.$A13];[.D$1]+1)&gt;0;INDEX([.$B$2:.$CH$84];[.$A13];[.D$1]*4)&gt;0);-2;0)" office:value-type="float" office:value="0" calcext:value-type="float">
            <text:p>0</text:p>
          </table:table-cell>
          <table:table-cell table:style-name="ce4" table:formula="of:=IF(AND(INDEX([.$B$2:.$CH$84];[.$A13]+1;[.E$1])&gt;0;INDEX([.$B$2:.$CH$84];[.$A13]*4;[.E$1])&gt;0;INDEX([.$B$2:.$CH$84];[.$A13];[.E$1]+1)&gt;0;INDEX([.$B$2:.$CH$84];[.$A13];[.E$1]*4)&gt;0);-2;0)" office:value-type="float" office:value="0" calcext:value-type="float">
            <text:p>0</text:p>
          </table:table-cell>
          <table:table-cell table:style-name="ce4" table:formula="of:=IF(AND(INDEX([.$B$2:.$CH$84];[.$A13]+1;[.F$1])&gt;0;INDEX([.$B$2:.$CH$84];[.$A13]*4;[.F$1])&gt;0;INDEX([.$B$2:.$CH$84];[.$A13];[.F$1]+1)&gt;0;INDEX([.$B$2:.$CH$84];[.$A13];[.F$1]*4)&gt;0);-2;0)" office:value-type="float" office:value="0" calcext:value-type="float">
            <text:p>0</text:p>
          </table:table-cell>
          <table:table-cell table:style-name="ce4" table:formula="of:=IF(AND(INDEX([.$B$2:.$CH$84];[.$A13]+1;[.G$1])&gt;0;INDEX([.$B$2:.$CH$84];[.$A13]*4;[.G$1])&gt;0;INDEX([.$B$2:.$CH$84];[.$A13];[.G$1]+1)&gt;0;INDEX([.$B$2:.$CH$84];[.$A13];[.G$1]*4)&gt;0);-2;0)" office:value-type="float" office:value="0" calcext:value-type="float">
            <text:p>0</text:p>
          </table:table-cell>
          <table:table-cell table:style-name="ce4" table:formula="of:=IF(AND(INDEX([.$B$2:.$CH$84];[.$A13]+1;[.H$1])&gt;0;INDEX([.$B$2:.$CH$84];[.$A13]*4;[.H$1])&gt;0;INDEX([.$B$2:.$CH$84];[.$A13];[.H$1]+1)&gt;0;INDEX([.$B$2:.$CH$84];[.$A13];[.H$1]*4)&gt;0);-2;0)" office:value-type="float" office:value="0" calcext:value-type="float">
            <text:p>0</text:p>
          </table:table-cell>
          <table:table-cell table:style-name="ce4" table:formula="of:=IF(AND(INDEX([.$B$2:.$CH$84];[.$A13]+1;[.I$1])&gt;0;INDEX([.$B$2:.$CH$84];[.$A13]*4;[.I$1])&gt;0;INDEX([.$B$2:.$CH$84];[.$A13];[.I$1]+1)&gt;0;INDEX([.$B$2:.$CH$84];[.$A13];[.I$1]*4)&gt;0);-2;0)" office:value-type="float" office:value="0" calcext:value-type="float">
            <text:p>0</text:p>
          </table:table-cell>
          <table:table-cell table:style-name="ce4" table:formula="of:=IF(AND(INDEX([.$B$2:.$CH$84];[.$A13]+1;[.J$1])&gt;0;INDEX([.$B$2:.$CH$84];[.$A13]*4;[.J$1])&gt;0;INDEX([.$B$2:.$CH$84];[.$A13];[.J$1]+1)&gt;0;INDEX([.$B$2:.$CH$84];[.$A13];[.J$1]*4)&gt;0);-2;0)" office:value-type="float" office:value="0" calcext:value-type="float">
            <text:p>0</text:p>
          </table:table-cell>
          <table:table-cell table:style-name="ce4" table:formula="of:=IF(AND(INDEX([.$B$2:.$CH$84];[.$A13]+1;[.K$1])&gt;0;INDEX([.$B$2:.$CH$84];[.$A13]*4;[.K$1])&gt;0;INDEX([.$B$2:.$CH$84];[.$A13];[.K$1]+1)&gt;0;INDEX([.$B$2:.$CH$84];[.$A13];[.K$1]*4)&gt;0);-2;0)" office:value-type="float" office:value="0" calcext:value-type="float">
            <text:p>0</text:p>
          </table:table-cell>
          <table:table-cell table:style-name="ce4" table:formula="of:=IF(AND(INDEX([.$B$2:.$CH$84];[.$A13]+1;[.L$1])&gt;0;INDEX([.$B$2:.$CH$84];[.$A13]*4;[.L$1])&gt;0;INDEX([.$B$2:.$CH$84];[.$A13];[.L$1]+1)&gt;0;INDEX([.$B$2:.$CH$84];[.$A13];[.L$1]*4)&gt;0);-2;0)" office:value-type="float" office:value="0" calcext:value-type="float">
            <text:p>0</text:p>
          </table:table-cell>
          <table:table-cell table:style-name="ce4" table:formula="of:=IF(AND(INDEX([.$B$2:.$CH$84];[.$A13]+1;[.M$1])&gt;0;INDEX([.$B$2:.$CH$84];[.$A13]*4;[.M$1])&gt;0;INDEX([.$B$2:.$CH$84];[.$A13];[.M$1]+1)&gt;0;INDEX([.$B$2:.$CH$84];[.$A13];[.M$1]*4)&gt;0);-2;0)" office:value-type="float" office:value="0" calcext:value-type="float">
            <text:p>0</text:p>
          </table:table-cell>
          <table:table-cell table:style-name="ce4" table:formula="of:=IF(AND(INDEX([.$B$2:.$CH$84];[.$A13]+1;[.N$1])&gt;0;INDEX([.$B$2:.$CH$84];[.$A13]*4;[.N$1])&gt;0;INDEX([.$B$2:.$CH$84];[.$A13];[.N$1]+1)&gt;0;INDEX([.$B$2:.$CH$84];[.$A13];[.N$1]*4)&gt;0);-2;0)" office:value-type="float" office:value="0" calcext:value-type="float">
            <text:p>0</text:p>
          </table:table-cell>
          <table:table-cell table:style-name="ce4" table:formula="of:=IF(AND(INDEX([.$B$2:.$CH$84];[.$A13]+1;[.O$1])&gt;0;INDEX([.$B$2:.$CH$84];[.$A13]*4;[.O$1])&gt;0;INDEX([.$B$2:.$CH$84];[.$A13];[.O$1]+1)&gt;0;INDEX([.$B$2:.$CH$84];[.$A13];[.O$1]*4)&gt;0);-2;0)" office:value-type="float" office:value="0" calcext:value-type="float">
            <text:p>0</text:p>
          </table:table-cell>
          <table:table-cell table:style-name="ce4" table:formula="of:=IF(AND(INDEX([.$B$2:.$CH$84];[.$A13]+1;[.P$1])&gt;0;INDEX([.$B$2:.$CH$84];[.$A13]*4;[.P$1])&gt;0;INDEX([.$B$2:.$CH$84];[.$A13];[.P$1]+1)&gt;0;INDEX([.$B$2:.$CH$84];[.$A13];[.P$1]*4)&gt;0);-2;0)" office:value-type="float" office:value="0" calcext:value-type="float">
            <text:p>0</text:p>
          </table:table-cell>
          <table:table-cell table:style-name="ce4" table:formula="of:=IF(AND(INDEX([.$B$2:.$CH$84];[.$A13]+1;[.Q$1])&gt;0;INDEX([.$B$2:.$CH$84];[.$A13]*4;[.Q$1])&gt;0;INDEX([.$B$2:.$CH$84];[.$A13];[.Q$1]+1)&gt;0;INDEX([.$B$2:.$CH$84];[.$A13];[.Q$1]*4)&gt;0);-2;0)" office:value-type="float" office:value="-2" calcext:value-type="float">
            <text:p>-2</text:p>
          </table:table-cell>
          <table:table-cell table:style-name="ce4" table:formula="of:=IF(OR(INDEX([.$B$2:.$CH$84];[.$A13]+1;[.R$1])=-1;INDEX([.$B$2:.$CH$84];[.$A13]*4;[.R$1])=-1;INDEX([.$B$2:.$CH$84];[.$A13];[.R$1]+1)=-1;INDEX([.$B$2:.$CH$84];[.$A13];[.R$1]*4)=-1);2;0)" office:value-type="float" office:value="2" calcext:value-type="float">
            <text:p>2</text:p>
          </table:table-cell>
          <table:table-cell table:style-name="ce4" table:formula="of:=IF((MAX([.S$1];[.$A13])*4 + MIN([.S$1];[.$A13]))&gt;=82;1;0)" office:value-type="float" office:value="1" calcext:value-type="float">
            <text:p>1</text:p>
          </table:table-cell>
          <table:table-cell table:style-name="ce4" table:formula="of:=IF((MAX([.T$1];[.$A13])*4 + MIN([.T$1];[.$A13]))&gt;=82;1;0)" office:value-type="float" office:value="1" calcext:value-type="float">
            <text:p>1</text:p>
          </table:table-cell>
          <table:table-cell table:style-name="ce4" table:formula="of:=IF((MAX([.U$1];[.$A13])*4 + MIN([.U$1];[.$A13]))&gt;=82;1;0)" office:value-type="float" office:value="1" calcext:value-type="float">
            <text:p>1</text:p>
          </table:table-cell>
          <table:table-cell table:style-name="ce4" table:formula="of:=IF((MAX([.V$1];[.$A13])*4 + MIN([.V$1];[.$A13]))&gt;=82;1;0)" office:value-type="float" office:value="1" calcext:value-type="float">
            <text:p>1</text:p>
          </table:table-cell>
          <table:table-cell table:style-name="ce4" table:formula="of:=IF((MAX([.W$1];[.$A13])*4 + MIN([.W$1];[.$A13]))&gt;=82;1;0)" office:value-type="float" office:value="1" calcext:value-type="float">
            <text:p>1</text:p>
          </table:table-cell>
          <table:table-cell table:style-name="ce4" table:formula="of:=IF((MAX([.X$1];[.$A13])*4 + MIN([.X$1];[.$A13]))&gt;=82;1;0)" office:value-type="float" office:value="1" calcext:value-type="float">
            <text:p>1</text:p>
          </table:table-cell>
          <table:table-cell table:style-name="ce4" table:formula="of:=IF((MAX([.Y$1];[.$A13])*4 + MIN([.Y$1];[.$A13]))&gt;=82;1;0)" office:value-type="float" office:value="1" calcext:value-type="float">
            <text:p>1</text:p>
          </table:table-cell>
          <table:table-cell table:style-name="ce4" table:formula="of:=IF((MAX([.Z$1];[.$A13])*4 + MIN([.Z$1];[.$A13]))&gt;=82;1;0)" office:value-type="float" office:value="1" calcext:value-type="float">
            <text:p>1</text:p>
          </table:table-cell>
          <table:table-cell table:style-name="ce4" table:formula="of:=IF((MAX([.AA$1];[.$A13])*4 + MIN([.AA$1];[.$A13]))&gt;=82;1;0)" office:value-type="float" office:value="1" calcext:value-type="float">
            <text:p>1</text:p>
          </table:table-cell>
          <table:table-cell table:style-name="ce4" table:formula="of:=IF((MAX([.AB$1];[.$A13])*4 + MIN([.AB$1];[.$A13]))&gt;=82;1;0)" office:value-type="float" office:value="1" calcext:value-type="float">
            <text:p>1</text:p>
          </table:table-cell>
          <table:table-cell table:style-name="ce4" table:formula="of:=IF((MAX([.AC$1];[.$A13])*4 + MIN([.AC$1];[.$A13]))&gt;=82;1;0)" office:value-type="float" office:value="1" calcext:value-type="float">
            <text:p>1</text:p>
          </table:table-cell>
          <table:table-cell table:style-name="ce4" table:formula="of:=IF((MAX([.AD$1];[.$A13])*4 + MIN([.AD$1];[.$A13]))&gt;=82;1;0)" office:value-type="float" office:value="1" calcext:value-type="float">
            <text:p>1</text:p>
          </table:table-cell>
          <table:table-cell table:style-name="ce4" table:formula="of:=IF((MAX([.AE$1];[.$A13])*4 + MIN([.AE$1];[.$A13]))&gt;=82;1;0)" office:value-type="float" office:value="1" calcext:value-type="float">
            <text:p>1</text:p>
          </table:table-cell>
          <table:table-cell table:style-name="ce4" table:formula="of:=IF((MAX([.AF$1];[.$A13])*4 + MIN([.AF$1];[.$A13]))&gt;=82;1;0)" office:value-type="float" office:value="1" calcext:value-type="float">
            <text:p>1</text:p>
          </table:table-cell>
          <table:table-cell table:style-name="ce4" table:formula="of:=IF((MAX([.AG$1];[.$A13])*4 + MIN([.AG$1];[.$A13]))&gt;=82;1;0)" office:value-type="float" office:value="1" calcext:value-type="float">
            <text:p>1</text:p>
          </table:table-cell>
          <table:table-cell table:style-name="ce4" table:formula="of:=IF((MAX([.AH$1];[.$A13])*4 + MIN([.AH$1];[.$A13]))&gt;=82;1;0)" office:value-type="float" office:value="1" calcext:value-type="float">
            <text:p>1</text:p>
          </table:table-cell>
          <table:table-cell table:style-name="ce4" table:formula="of:=IF((MAX([.AI$1];[.$A13])*4 + MIN([.AI$1];[.$A13]))&gt;=82;1;0)" office:value-type="float" office:value="1" calcext:value-type="float">
            <text:p>1</text:p>
          </table:table-cell>
          <table:table-cell table:style-name="ce4" table:formula="of:=IF((MAX([.AJ$1];[.$A13])*4 + MIN([.AJ$1];[.$A13]))&gt;=82;1;0)" office:value-type="float" office:value="1" calcext:value-type="float">
            <text:p>1</text:p>
          </table:table-cell>
          <table:table-cell table:style-name="ce4" table:formula="of:=IF((MAX([.AK$1];[.$A13])*4 + MIN([.AK$1];[.$A13]))&gt;=82;1;0)" office:value-type="float" office:value="1" calcext:value-type="float">
            <text:p>1</text:p>
          </table:table-cell>
          <table:table-cell table:style-name="ce4" table:formula="of:=IF((MAX([.AL$1];[.$A13])*4 + MIN([.AL$1];[.$A13]))&gt;=82;1;0)" office:value-type="float" office:value="1" calcext:value-type="float">
            <text:p>1</text:p>
          </table:table-cell>
          <table:table-cell table:style-name="ce4" table:formula="of:=IF((MAX([.AM$1];[.$A13])*4 + MIN([.AM$1];[.$A13]))&gt;=82;1;0)" office:value-type="float" office:value="1" calcext:value-type="float">
            <text:p>1</text:p>
          </table:table-cell>
          <table:table-cell table:style-name="ce4" table:formula="of:=IF((MAX([.AN$1];[.$A13])*4 + MIN([.AN$1];[.$A13]))&gt;=82;1;0)" office:value-type="float" office:value="1" calcext:value-type="float">
            <text:p>1</text:p>
          </table:table-cell>
          <table:table-cell table:style-name="ce4" table:formula="of:=IF((MAX([.AO$1];[.$A13])*4 + MIN([.AO$1];[.$A13]))&gt;=82;1;0)" office:value-type="float" office:value="1" calcext:value-type="float">
            <text:p>1</text:p>
          </table:table-cell>
          <table:table-cell table:style-name="ce4" table:formula="of:=IF((MAX([.AP$1];[.$A13])*4 + MIN([.AP$1];[.$A13]))&gt;=82;1;0)" office:value-type="float" office:value="1" calcext:value-type="float">
            <text:p>1</text:p>
          </table:table-cell>
          <table:table-cell table:style-name="ce4" table:formula="of:=IF((MAX([.AQ$1];[.$A13])*4 + MIN([.AQ$1];[.$A13]))&gt;=82;1;0)" office:value-type="float" office:value="1" calcext:value-type="float">
            <text:p>1</text:p>
          </table:table-cell>
          <table:table-cell table:style-name="ce4" table:formula="of:=IF((MAX([.AR$1];[.$A13])*4 + MIN([.AR$1];[.$A13]))&gt;=82;1;0)" office:value-type="float" office:value="1" calcext:value-type="float">
            <text:p>1</text:p>
          </table:table-cell>
          <table:table-cell table:style-name="ce4" table:formula="of:=IF((MAX([.AS$1];[.$A13])*4 + MIN([.AS$1];[.$A13]))&gt;=82;1;0)" office:value-type="float" office:value="1" calcext:value-type="float">
            <text:p>1</text:p>
          </table:table-cell>
          <table:table-cell table:style-name="ce4" table:formula="of:=IF((MAX([.AT$1];[.$A13])*4 + MIN([.AT$1];[.$A13]))&gt;=82;1;0)" office:value-type="float" office:value="1" calcext:value-type="float">
            <text:p>1</text:p>
          </table:table-cell>
          <table:table-cell table:style-name="ce4" table:formula="of:=IF((MAX([.AU$1];[.$A13])*4 + MIN([.AU$1];[.$A13]))&gt;=82;1;0)" office:value-type="float" office:value="1" calcext:value-type="float">
            <text:p>1</text:p>
          </table:table-cell>
          <table:table-cell table:style-name="ce4" table:formula="of:=IF((MAX([.AV$1];[.$A13])*4 + MIN([.AV$1];[.$A13]))&gt;=82;1;0)" office:value-type="float" office:value="1" calcext:value-type="float">
            <text:p>1</text:p>
          </table:table-cell>
          <table:table-cell table:style-name="ce4" table:formula="of:=IF((MAX([.AW$1];[.$A13])*4 + MIN([.AW$1];[.$A13]))&gt;=82;1;0)" office:value-type="float" office:value="1" calcext:value-type="float">
            <text:p>1</text:p>
          </table:table-cell>
          <table:table-cell table:style-name="ce4" table:formula="of:=IF((MAX([.AX$1];[.$A13])*4 + MIN([.AX$1];[.$A13]))&gt;=82;1;0)" office:value-type="float" office:value="1" calcext:value-type="float">
            <text:p>1</text:p>
          </table:table-cell>
          <table:table-cell table:style-name="ce4" table:formula="of:=IF((MAX([.AY$1];[.$A13])*4 + MIN([.AY$1];[.$A13]))&gt;=82;1;0)" office:value-type="float" office:value="1" calcext:value-type="float">
            <text:p>1</text:p>
          </table:table-cell>
          <table:table-cell table:style-name="ce4" table:formula="of:=IF((MAX([.AZ$1];[.$A13])*4 + MIN([.AZ$1];[.$A13]))&gt;=82;1;0)" office:value-type="float" office:value="1" calcext:value-type="float">
            <text:p>1</text:p>
          </table:table-cell>
          <table:table-cell table:style-name="ce4" table:formula="of:=IF((MAX([.BA$1];[.$A13])*4 + MIN([.BA$1];[.$A13]))&gt;=82;1;0)" office:value-type="float" office:value="1" calcext:value-type="float">
            <text:p>1</text:p>
          </table:table-cell>
          <table:table-cell table:style-name="ce4" table:formula="of:=IF((MAX([.BB$1];[.$A13])*4 + MIN([.BB$1];[.$A13]))&gt;=82;1;0)" office:value-type="float" office:value="1" calcext:value-type="float">
            <text:p>1</text:p>
          </table:table-cell>
          <table:table-cell table:style-name="ce4" table:formula="of:=IF((MAX([.BC$1];[.$A13])*4 + MIN([.BC$1];[.$A13]))&gt;=82;1;0)" office:value-type="float" office:value="1" calcext:value-type="float">
            <text:p>1</text:p>
          </table:table-cell>
          <table:table-cell table:style-name="ce4" table:formula="of:=IF((MAX([.BD$1];[.$A13])*4 + MIN([.BD$1];[.$A13]))&gt;=82;1;0)" office:value-type="float" office:value="1" calcext:value-type="float">
            <text:p>1</text:p>
          </table:table-cell>
          <table:table-cell table:style-name="ce4" table:formula="of:=IF((MAX([.BE$1];[.$A13])*4 + MIN([.BE$1];[.$A13]))&gt;=82;1;0)" office:value-type="float" office:value="1" calcext:value-type="float">
            <text:p>1</text:p>
          </table:table-cell>
          <table:table-cell table:style-name="ce4" table:formula="of:=IF((MAX([.BF$1];[.$A13])*4 + MIN([.BF$1];[.$A13]))&gt;=82;1;0)" office:value-type="float" office:value="1" calcext:value-type="float">
            <text:p>1</text:p>
          </table:table-cell>
          <table:table-cell table:style-name="ce4" table:formula="of:=IF((MAX([.BG$1];[.$A13])*4 + MIN([.BG$1];[.$A13]))&gt;=82;1;0)" office:value-type="float" office:value="1" calcext:value-type="float">
            <text:p>1</text:p>
          </table:table-cell>
          <table:table-cell table:style-name="ce4" table:formula="of:=IF((MAX([.BH$1];[.$A13])*4 + MIN([.BH$1];[.$A13]))&gt;=82;1;0)" office:value-type="float" office:value="1" calcext:value-type="float">
            <text:p>1</text:p>
          </table:table-cell>
          <table:table-cell table:style-name="ce4" table:formula="of:=IF((MAX([.BI$1];[.$A13])*4 + MIN([.BI$1];[.$A13]))&gt;=82;1;0)" office:value-type="float" office:value="1" calcext:value-type="float">
            <text:p>1</text:p>
          </table:table-cell>
          <table:table-cell table:style-name="ce4" table:formula="of:=IF((MAX([.BJ$1];[.$A13])*4 + MIN([.BJ$1];[.$A13]))&gt;=82;1;0)" office:value-type="float" office:value="1" calcext:value-type="float">
            <text:p>1</text:p>
          </table:table-cell>
          <table:table-cell table:style-name="ce4" table:formula="of:=IF((MAX([.BK$1];[.$A13])*4 + MIN([.BK$1];[.$A13]))&gt;=82;1;0)" office:value-type="float" office:value="1" calcext:value-type="float">
            <text:p>1</text:p>
          </table:table-cell>
          <table:table-cell table:style-name="ce4" table:formula="of:=IF((MAX([.BL$1];[.$A13])*4 + MIN([.BL$1];[.$A13]))&gt;=82;1;0)" office:value-type="float" office:value="1" calcext:value-type="float">
            <text:p>1</text:p>
          </table:table-cell>
          <table:table-cell table:style-name="ce4" table:formula="of:=IF((MAX([.BM$1];[.$A13])*4 + MIN([.BM$1];[.$A13]))&gt;=82;1;0)" office:value-type="float" office:value="1" calcext:value-type="float">
            <text:p>1</text:p>
          </table:table-cell>
          <table:table-cell table:style-name="ce4" table:formula="of:=IF((MAX([.BN$1];[.$A13])*4 + MIN([.BN$1];[.$A13]))&gt;=82;1;0)" office:value-type="float" office:value="1" calcext:value-type="float">
            <text:p>1</text:p>
          </table:table-cell>
          <table:table-cell table:style-name="ce4" table:formula="of:=IF((MAX([.BO$1];[.$A13])*4 + MIN([.BO$1];[.$A13]))&gt;=82;1;0)" office:value-type="float" office:value="1" calcext:value-type="float">
            <text:p>1</text:p>
          </table:table-cell>
          <table:table-cell table:style-name="ce4" table:formula="of:=IF((MAX([.BP$1];[.$A13])*4 + MIN([.BP$1];[.$A13]))&gt;=82;1;0)" office:value-type="float" office:value="1" calcext:value-type="float">
            <text:p>1</text:p>
          </table:table-cell>
          <table:table-cell table:style-name="ce4" table:formula="of:=IF((MAX([.BQ$1];[.$A13])*4 + MIN([.BQ$1];[.$A13]))&gt;=82;1;0)" office:value-type="float" office:value="1" calcext:value-type="float">
            <text:p>1</text:p>
          </table:table-cell>
          <table:table-cell table:style-name="ce4" table:formula="of:=IF((MAX([.BR$1];[.$A13])*4 + MIN([.BR$1];[.$A13]))&gt;=82;1;0)" office:value-type="float" office:value="1" calcext:value-type="float">
            <text:p>1</text:p>
          </table:table-cell>
          <table:table-cell table:style-name="ce4" table:formula="of:=IF((MAX([.BS$1];[.$A13])*4 + MIN([.BS$1];[.$A13]))&gt;=82;1;0)" office:value-type="float" office:value="1" calcext:value-type="float">
            <text:p>1</text:p>
          </table:table-cell>
          <table:table-cell table:style-name="ce4" table:formula="of:=IF((MAX([.BT$1];[.$A13])*4 + MIN([.BT$1];[.$A13]))&gt;=82;1;0)" office:value-type="float" office:value="1" calcext:value-type="float">
            <text:p>1</text:p>
          </table:table-cell>
          <table:table-cell table:style-name="ce4" table:formula="of:=IF((MAX([.BU$1];[.$A13])*4 + MIN([.BU$1];[.$A13]))&gt;=82;1;0)" office:value-type="float" office:value="1" calcext:value-type="float">
            <text:p>1</text:p>
          </table:table-cell>
          <table:table-cell table:style-name="ce4" table:formula="of:=IF((MAX([.BV$1];[.$A13])*4 + MIN([.BV$1];[.$A13]))&gt;=82;1;0)" office:value-type="float" office:value="1" calcext:value-type="float">
            <text:p>1</text:p>
          </table:table-cell>
          <table:table-cell table:style-name="ce4" table:formula="of:=IF((MAX([.BW$1];[.$A13])*4 + MIN([.BW$1];[.$A13]))&gt;=82;1;0)" office:value-type="float" office:value="1" calcext:value-type="float">
            <text:p>1</text:p>
          </table:table-cell>
          <table:table-cell table:style-name="ce4" table:formula="of:=IF((MAX([.BX$1];[.$A13])*4 + MIN([.BX$1];[.$A13]))&gt;=82;1;0)" office:value-type="float" office:value="1" calcext:value-type="float">
            <text:p>1</text:p>
          </table:table-cell>
          <table:table-cell table:style-name="ce4" table:formula="of:=IF((MAX([.BY$1];[.$A13])*4 + MIN([.BY$1];[.$A13]))&gt;=82;1;0)" office:value-type="float" office:value="1" calcext:value-type="float">
            <text:p>1</text:p>
          </table:table-cell>
          <table:table-cell table:style-name="ce4" table:formula="of:=IF((MAX([.BZ$1];[.$A13])*4 + MIN([.BZ$1];[.$A13]))&gt;=82;1;0)" office:value-type="float" office:value="1" calcext:value-type="float">
            <text:p>1</text:p>
          </table:table-cell>
          <table:table-cell table:style-name="ce4" table:formula="of:=IF((MAX([.CA$1];[.$A13])*4 + MIN([.CA$1];[.$A13]))&gt;=82;1;0)" office:value-type="float" office:value="1" calcext:value-type="float">
            <text:p>1</text:p>
          </table:table-cell>
          <table:table-cell table:style-name="ce4" table:formula="of:=IF((MAX([.CB$1];[.$A13])*4 + MIN([.CB$1];[.$A13]))&gt;=82;1;0)" office:value-type="float" office:value="1" calcext:value-type="float">
            <text:p>1</text:p>
          </table:table-cell>
          <table:table-cell table:style-name="ce4" table:formula="of:=IF((MAX([.CC$1];[.$A13])*4 + MIN([.CC$1];[.$A13]))&gt;=82;1;0)" office:value-type="float" office:value="1" calcext:value-type="float">
            <text:p>1</text:p>
          </table:table-cell>
          <table:table-cell table:style-name="ce4" table:formula="of:=IF((MAX([.CD$1];[.$A13])*4 + MIN([.CD$1];[.$A13]))&gt;=82;1;0)" office:value-type="float" office:value="1" calcext:value-type="float">
            <text:p>1</text:p>
          </table:table-cell>
          <table:table-cell table:style-name="ce4" table:formula="of:=IF((MAX([.CE$1];[.$A13])*4 + MIN([.CE$1];[.$A13]))&gt;=82;1;0)" office:value-type="float" office:value="1" calcext:value-type="float">
            <text:p>1</text:p>
          </table:table-cell>
          <table:table-cell table:style-name="ce4" table:formula="of:=IF((MAX([.CF$1];[.$A13])*4 + MIN([.CF$1];[.$A13]))&gt;=82;1;0)" office:value-type="float" office:value="1" calcext:value-type="float">
            <text:p>1</text:p>
          </table:table-cell>
          <table:table-cell table:style-name="ce4" table:formula="of:=IF((MAX([.CG$1];[.$A13])*4 + MIN([.CG$1];[.$A13]))&gt;=82;1;0)" office:value-type="float" office:value="1" calcext:value-type="float">
            <text:p>1</text:p>
          </table:table-cell>
          <table:table-cell table:style-name="ce4" table:formula="of:=IF((MAX([.CH$1];[.$A13])*4 + MIN([.CH$1];[.$A1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formula="of:=IF(AND(INDEX([.$B$2:.$CH$84];[.$A14]+1;[.B$1])&gt;0;INDEX([.$B$2:.$CH$84];[.$A14]*4;[.B$1])&gt;0;INDEX([.$B$2:.$CH$84];[.$A14];[.B$1]+1)&gt;0;INDEX([.$B$2:.$CH$84];[.$A14];[.B$1]*4)&gt;0);-2;0)" office:value-type="float" office:value="0" calcext:value-type="float">
            <text:p>0</text:p>
          </table:table-cell>
          <table:table-cell table:style-name="ce4" table:formula="of:=IF(AND(INDEX([.$B$2:.$CH$84];[.$A14]+1;[.C$1])&gt;0;INDEX([.$B$2:.$CH$84];[.$A14]*4;[.C$1])&gt;0;INDEX([.$B$2:.$CH$84];[.$A14];[.C$1]+1)&gt;0;INDEX([.$B$2:.$CH$84];[.$A14];[.C$1]*4)&gt;0);-2;0)" office:value-type="float" office:value="0" calcext:value-type="float">
            <text:p>0</text:p>
          </table:table-cell>
          <table:table-cell table:style-name="ce4" table:formula="of:=IF(AND(INDEX([.$B$2:.$CH$84];[.$A14]+1;[.D$1])&gt;0;INDEX([.$B$2:.$CH$84];[.$A14]*4;[.D$1])&gt;0;INDEX([.$B$2:.$CH$84];[.$A14];[.D$1]+1)&gt;0;INDEX([.$B$2:.$CH$84];[.$A14];[.D$1]*4)&gt;0);-2;0)" office:value-type="float" office:value="0" calcext:value-type="float">
            <text:p>0</text:p>
          </table:table-cell>
          <table:table-cell table:style-name="ce4" table:formula="of:=IF(AND(INDEX([.$B$2:.$CH$84];[.$A14]+1;[.E$1])&gt;0;INDEX([.$B$2:.$CH$84];[.$A14]*4;[.E$1])&gt;0;INDEX([.$B$2:.$CH$84];[.$A14];[.E$1]+1)&gt;0;INDEX([.$B$2:.$CH$84];[.$A14];[.E$1]*4)&gt;0);-2;0)" office:value-type="float" office:value="0" calcext:value-type="float">
            <text:p>0</text:p>
          </table:table-cell>
          <table:table-cell table:style-name="ce4" table:formula="of:=IF(AND(INDEX([.$B$2:.$CH$84];[.$A14]+1;[.F$1])&gt;0;INDEX([.$B$2:.$CH$84];[.$A14]*4;[.F$1])&gt;0;INDEX([.$B$2:.$CH$84];[.$A14];[.F$1]+1)&gt;0;INDEX([.$B$2:.$CH$84];[.$A14];[.F$1]*4)&gt;0);-2;0)" office:value-type="float" office:value="0" calcext:value-type="float">
            <text:p>0</text:p>
          </table:table-cell>
          <table:table-cell table:style-name="ce4" table:formula="of:=IF(AND(INDEX([.$B$2:.$CH$84];[.$A14]+1;[.G$1])&gt;0;INDEX([.$B$2:.$CH$84];[.$A14]*4;[.G$1])&gt;0;INDEX([.$B$2:.$CH$84];[.$A14];[.G$1]+1)&gt;0;INDEX([.$B$2:.$CH$84];[.$A14];[.G$1]*4)&gt;0);-2;0)" office:value-type="float" office:value="0" calcext:value-type="float">
            <text:p>0</text:p>
          </table:table-cell>
          <table:table-cell table:style-name="ce4" table:formula="of:=IF(AND(INDEX([.$B$2:.$CH$84];[.$A14]+1;[.H$1])&gt;0;INDEX([.$B$2:.$CH$84];[.$A14]*4;[.H$1])&gt;0;INDEX([.$B$2:.$CH$84];[.$A14];[.H$1]+1)&gt;0;INDEX([.$B$2:.$CH$84];[.$A14];[.H$1]*4)&gt;0);-2;0)" office:value-type="float" office:value="0" calcext:value-type="float">
            <text:p>0</text:p>
          </table:table-cell>
          <table:table-cell table:style-name="ce4" table:formula="of:=IF(AND(INDEX([.$B$2:.$CH$84];[.$A14]+1;[.I$1])&gt;0;INDEX([.$B$2:.$CH$84];[.$A14]*4;[.I$1])&gt;0;INDEX([.$B$2:.$CH$84];[.$A14];[.I$1]+1)&gt;0;INDEX([.$B$2:.$CH$84];[.$A14];[.I$1]*4)&gt;0);-2;0)" office:value-type="float" office:value="0" calcext:value-type="float">
            <text:p>0</text:p>
          </table:table-cell>
          <table:table-cell table:style-name="ce4" table:formula="of:=IF(AND(INDEX([.$B$2:.$CH$84];[.$A14]+1;[.J$1])&gt;0;INDEX([.$B$2:.$CH$84];[.$A14]*4;[.J$1])&gt;0;INDEX([.$B$2:.$CH$84];[.$A14];[.J$1]+1)&gt;0;INDEX([.$B$2:.$CH$84];[.$A14];[.J$1]*4)&gt;0);-2;0)" office:value-type="float" office:value="0" calcext:value-type="float">
            <text:p>0</text:p>
          </table:table-cell>
          <table:table-cell table:style-name="ce4" table:formula="of:=IF(AND(INDEX([.$B$2:.$CH$84];[.$A14]+1;[.K$1])&gt;0;INDEX([.$B$2:.$CH$84];[.$A14]*4;[.K$1])&gt;0;INDEX([.$B$2:.$CH$84];[.$A14];[.K$1]+1)&gt;0;INDEX([.$B$2:.$CH$84];[.$A14];[.K$1]*4)&gt;0);-2;0)" office:value-type="float" office:value="0" calcext:value-type="float">
            <text:p>0</text:p>
          </table:table-cell>
          <table:table-cell table:style-name="ce4" table:formula="of:=IF(AND(INDEX([.$B$2:.$CH$84];[.$A14]+1;[.L$1])&gt;0;INDEX([.$B$2:.$CH$84];[.$A14]*4;[.L$1])&gt;0;INDEX([.$B$2:.$CH$84];[.$A14];[.L$1]+1)&gt;0;INDEX([.$B$2:.$CH$84];[.$A14];[.L$1]*4)&gt;0);-2;0)" office:value-type="float" office:value="0" calcext:value-type="float">
            <text:p>0</text:p>
          </table:table-cell>
          <table:table-cell table:style-name="ce4" table:formula="of:=IF(AND(INDEX([.$B$2:.$CH$84];[.$A14]+1;[.M$1])&gt;0;INDEX([.$B$2:.$CH$84];[.$A14]*4;[.M$1])&gt;0;INDEX([.$B$2:.$CH$84];[.$A14];[.M$1]+1)&gt;0;INDEX([.$B$2:.$CH$84];[.$A14];[.M$1]*4)&gt;0);-2;0)" office:value-type="float" office:value="0" calcext:value-type="float">
            <text:p>0</text:p>
          </table:table-cell>
          <table:table-cell table:style-name="ce4" table:formula="of:=IF(AND(INDEX([.$B$2:.$CH$84];[.$A14]+1;[.N$1])&gt;0;INDEX([.$B$2:.$CH$84];[.$A14]*4;[.N$1])&gt;0;INDEX([.$B$2:.$CH$84];[.$A14];[.N$1]+1)&gt;0;INDEX([.$B$2:.$CH$84];[.$A14];[.N$1]*4)&gt;0);-2;0)" office:value-type="float" office:value="0" calcext:value-type="float">
            <text:p>0</text:p>
          </table:table-cell>
          <table:table-cell table:style-name="ce4" table:formula="of:=IF(AND(INDEX([.$B$2:.$CH$84];[.$A14]+1;[.O$1])&gt;0;INDEX([.$B$2:.$CH$84];[.$A14]*4;[.O$1])&gt;0;INDEX([.$B$2:.$CH$84];[.$A14];[.O$1]+1)&gt;0;INDEX([.$B$2:.$CH$84];[.$A14];[.O$1]*4)&gt;0);-2;0)" office:value-type="float" office:value="0" calcext:value-type="float">
            <text:p>0</text:p>
          </table:table-cell>
          <table:table-cell table:style-name="ce4" table:formula="of:=IF(AND(INDEX([.$B$2:.$CH$84];[.$A14]+1;[.P$1])&gt;0;INDEX([.$B$2:.$CH$84];[.$A14]*4;[.P$1])&gt;0;INDEX([.$B$2:.$CH$84];[.$A14];[.P$1]+1)&gt;0;INDEX([.$B$2:.$CH$84];[.$A14];[.P$1]*4)&gt;0);-2;0)" office:value-type="float" office:value="0" calcext:value-type="float">
            <text:p>0</text:p>
          </table:table-cell>
          <table:table-cell table:style-name="ce4" table:formula="of:=IF(OR(INDEX([.$B$2:.$CH$84];[.$A14]+1;[.Q$1])=-1;INDEX([.$B$2:.$CH$84];[.$A14]*4;[.Q$1])=-1;INDEX([.$B$2:.$CH$84];[.$A14];[.Q$1]+1)=-1;INDEX([.$B$2:.$CH$84];[.$A14];[.Q$1]*4)=-1);2;0)" office:value-type="float" office:value="2" calcext:value-type="float">
            <text:p>2</text:p>
          </table:table-cell>
          <table:table-cell table:style-name="ce4" table:formula="of:=IF(AND(INDEX([.$B$2:.$CH$84];[.$A14]+1;[.R$1])=1;INDEX([.$B$2:.$CH$84];[.$A14]*4;[.R$1])=1;INDEX([.$B$2:.$CH$84];[.$A14];[.R$1]+1)=1;INDEX([.$B$2:.$CH$84];[.$A14];[.R$1]*4)=1);-1;0)" office:value-type="float" office:value="-1" calcext:value-type="float">
            <text:p>-1</text:p>
          </table:table-cell>
          <table:table-cell table:style-name="ce4" table:formula="of:=IF((MAX([.S$1];[.$A14])*4 + MIN([.S$1];[.$A14]))&gt;=82;1;0)" office:value-type="float" office:value="1" calcext:value-type="float">
            <text:p>1</text:p>
          </table:table-cell>
          <table:table-cell table:style-name="ce4" table:formula="of:=IF((MAX([.T$1];[.$A14])*4 + MIN([.T$1];[.$A14]))&gt;=82;1;0)" office:value-type="float" office:value="1" calcext:value-type="float">
            <text:p>1</text:p>
          </table:table-cell>
          <table:table-cell table:style-name="ce4" table:formula="of:=IF((MAX([.U$1];[.$A14])*4 + MIN([.U$1];[.$A14]))&gt;=82;1;0)" office:value-type="float" office:value="1" calcext:value-type="float">
            <text:p>1</text:p>
          </table:table-cell>
          <table:table-cell table:style-name="ce4" table:formula="of:=IF((MAX([.V$1];[.$A14])*4 + MIN([.V$1];[.$A14]))&gt;=82;1;0)" office:value-type="float" office:value="1" calcext:value-type="float">
            <text:p>1</text:p>
          </table:table-cell>
          <table:table-cell table:style-name="ce4" table:formula="of:=IF((MAX([.W$1];[.$A14])*4 + MIN([.W$1];[.$A14]))&gt;=82;1;0)" office:value-type="float" office:value="1" calcext:value-type="float">
            <text:p>1</text:p>
          </table:table-cell>
          <table:table-cell table:style-name="ce4" table:formula="of:=IF((MAX([.X$1];[.$A14])*4 + MIN([.X$1];[.$A14]))&gt;=82;1;0)" office:value-type="float" office:value="1" calcext:value-type="float">
            <text:p>1</text:p>
          </table:table-cell>
          <table:table-cell table:style-name="ce4" table:formula="of:=IF((MAX([.Y$1];[.$A14])*4 + MIN([.Y$1];[.$A14]))&gt;=82;1;0)" office:value-type="float" office:value="1" calcext:value-type="float">
            <text:p>1</text:p>
          </table:table-cell>
          <table:table-cell table:style-name="ce4" table:formula="of:=IF((MAX([.Z$1];[.$A14])*4 + MIN([.Z$1];[.$A14]))&gt;=82;1;0)" office:value-type="float" office:value="1" calcext:value-type="float">
            <text:p>1</text:p>
          </table:table-cell>
          <table:table-cell table:style-name="ce4" table:formula="of:=IF((MAX([.AA$1];[.$A14])*4 + MIN([.AA$1];[.$A14]))&gt;=82;1;0)" office:value-type="float" office:value="1" calcext:value-type="float">
            <text:p>1</text:p>
          </table:table-cell>
          <table:table-cell table:style-name="ce4" table:formula="of:=IF((MAX([.AB$1];[.$A14])*4 + MIN([.AB$1];[.$A14]))&gt;=82;1;0)" office:value-type="float" office:value="1" calcext:value-type="float">
            <text:p>1</text:p>
          </table:table-cell>
          <table:table-cell table:style-name="ce4" table:formula="of:=IF((MAX([.AC$1];[.$A14])*4 + MIN([.AC$1];[.$A14]))&gt;=82;1;0)" office:value-type="float" office:value="1" calcext:value-type="float">
            <text:p>1</text:p>
          </table:table-cell>
          <table:table-cell table:style-name="ce4" table:formula="of:=IF((MAX([.AD$1];[.$A14])*4 + MIN([.AD$1];[.$A14]))&gt;=82;1;0)" office:value-type="float" office:value="1" calcext:value-type="float">
            <text:p>1</text:p>
          </table:table-cell>
          <table:table-cell table:style-name="ce4" table:formula="of:=IF((MAX([.AE$1];[.$A14])*4 + MIN([.AE$1];[.$A14]))&gt;=82;1;0)" office:value-type="float" office:value="1" calcext:value-type="float">
            <text:p>1</text:p>
          </table:table-cell>
          <table:table-cell table:style-name="ce4" table:formula="of:=IF((MAX([.AF$1];[.$A14])*4 + MIN([.AF$1];[.$A14]))&gt;=82;1;0)" office:value-type="float" office:value="1" calcext:value-type="float">
            <text:p>1</text:p>
          </table:table-cell>
          <table:table-cell table:style-name="ce4" table:formula="of:=IF((MAX([.AG$1];[.$A14])*4 + MIN([.AG$1];[.$A14]))&gt;=82;1;0)" office:value-type="float" office:value="1" calcext:value-type="float">
            <text:p>1</text:p>
          </table:table-cell>
          <table:table-cell table:style-name="ce4" table:formula="of:=IF((MAX([.AH$1];[.$A14])*4 + MIN([.AH$1];[.$A14]))&gt;=82;1;0)" office:value-type="float" office:value="1" calcext:value-type="float">
            <text:p>1</text:p>
          </table:table-cell>
          <table:table-cell table:style-name="ce4" table:formula="of:=IF((MAX([.AI$1];[.$A14])*4 + MIN([.AI$1];[.$A14]))&gt;=82;1;0)" office:value-type="float" office:value="1" calcext:value-type="float">
            <text:p>1</text:p>
          </table:table-cell>
          <table:table-cell table:style-name="ce4" table:formula="of:=IF((MAX([.AJ$1];[.$A14])*4 + MIN([.AJ$1];[.$A14]))&gt;=82;1;0)" office:value-type="float" office:value="1" calcext:value-type="float">
            <text:p>1</text:p>
          </table:table-cell>
          <table:table-cell table:style-name="ce4" table:formula="of:=IF((MAX([.AK$1];[.$A14])*4 + MIN([.AK$1];[.$A14]))&gt;=82;1;0)" office:value-type="float" office:value="1" calcext:value-type="float">
            <text:p>1</text:p>
          </table:table-cell>
          <table:table-cell table:style-name="ce4" table:formula="of:=IF((MAX([.AL$1];[.$A14])*4 + MIN([.AL$1];[.$A14]))&gt;=82;1;0)" office:value-type="float" office:value="1" calcext:value-type="float">
            <text:p>1</text:p>
          </table:table-cell>
          <table:table-cell table:style-name="ce4" table:formula="of:=IF((MAX([.AM$1];[.$A14])*4 + MIN([.AM$1];[.$A14]))&gt;=82;1;0)" office:value-type="float" office:value="1" calcext:value-type="float">
            <text:p>1</text:p>
          </table:table-cell>
          <table:table-cell table:style-name="ce4" table:formula="of:=IF((MAX([.AN$1];[.$A14])*4 + MIN([.AN$1];[.$A14]))&gt;=82;1;0)" office:value-type="float" office:value="1" calcext:value-type="float">
            <text:p>1</text:p>
          </table:table-cell>
          <table:table-cell table:style-name="ce4" table:formula="of:=IF((MAX([.AO$1];[.$A14])*4 + MIN([.AO$1];[.$A14]))&gt;=82;1;0)" office:value-type="float" office:value="1" calcext:value-type="float">
            <text:p>1</text:p>
          </table:table-cell>
          <table:table-cell table:style-name="ce4" table:formula="of:=IF((MAX([.AP$1];[.$A14])*4 + MIN([.AP$1];[.$A14]))&gt;=82;1;0)" office:value-type="float" office:value="1" calcext:value-type="float">
            <text:p>1</text:p>
          </table:table-cell>
          <table:table-cell table:style-name="ce4" table:formula="of:=IF((MAX([.AQ$1];[.$A14])*4 + MIN([.AQ$1];[.$A14]))&gt;=82;1;0)" office:value-type="float" office:value="1" calcext:value-type="float">
            <text:p>1</text:p>
          </table:table-cell>
          <table:table-cell table:style-name="ce4" table:formula="of:=IF((MAX([.AR$1];[.$A14])*4 + MIN([.AR$1];[.$A14]))&gt;=82;1;0)" office:value-type="float" office:value="1" calcext:value-type="float">
            <text:p>1</text:p>
          </table:table-cell>
          <table:table-cell table:style-name="ce4" table:formula="of:=IF((MAX([.AS$1];[.$A14])*4 + MIN([.AS$1];[.$A14]))&gt;=82;1;0)" office:value-type="float" office:value="1" calcext:value-type="float">
            <text:p>1</text:p>
          </table:table-cell>
          <table:table-cell table:style-name="ce4" table:formula="of:=IF((MAX([.AT$1];[.$A14])*4 + MIN([.AT$1];[.$A14]))&gt;=82;1;0)" office:value-type="float" office:value="1" calcext:value-type="float">
            <text:p>1</text:p>
          </table:table-cell>
          <table:table-cell table:style-name="ce4" table:formula="of:=IF((MAX([.AU$1];[.$A14])*4 + MIN([.AU$1];[.$A14]))&gt;=82;1;0)" office:value-type="float" office:value="1" calcext:value-type="float">
            <text:p>1</text:p>
          </table:table-cell>
          <table:table-cell table:style-name="ce4" table:formula="of:=IF((MAX([.AV$1];[.$A14])*4 + MIN([.AV$1];[.$A14]))&gt;=82;1;0)" office:value-type="float" office:value="1" calcext:value-type="float">
            <text:p>1</text:p>
          </table:table-cell>
          <table:table-cell table:style-name="ce4" table:formula="of:=IF((MAX([.AW$1];[.$A14])*4 + MIN([.AW$1];[.$A14]))&gt;=82;1;0)" office:value-type="float" office:value="1" calcext:value-type="float">
            <text:p>1</text:p>
          </table:table-cell>
          <table:table-cell table:style-name="ce4" table:formula="of:=IF((MAX([.AX$1];[.$A14])*4 + MIN([.AX$1];[.$A14]))&gt;=82;1;0)" office:value-type="float" office:value="1" calcext:value-type="float">
            <text:p>1</text:p>
          </table:table-cell>
          <table:table-cell table:style-name="ce4" table:formula="of:=IF((MAX([.AY$1];[.$A14])*4 + MIN([.AY$1];[.$A14]))&gt;=82;1;0)" office:value-type="float" office:value="1" calcext:value-type="float">
            <text:p>1</text:p>
          </table:table-cell>
          <table:table-cell table:style-name="ce4" table:formula="of:=IF((MAX([.AZ$1];[.$A14])*4 + MIN([.AZ$1];[.$A14]))&gt;=82;1;0)" office:value-type="float" office:value="1" calcext:value-type="float">
            <text:p>1</text:p>
          </table:table-cell>
          <table:table-cell table:style-name="ce4" table:formula="of:=IF((MAX([.BA$1];[.$A14])*4 + MIN([.BA$1];[.$A14]))&gt;=82;1;0)" office:value-type="float" office:value="1" calcext:value-type="float">
            <text:p>1</text:p>
          </table:table-cell>
          <table:table-cell table:style-name="ce4" table:formula="of:=IF((MAX([.BB$1];[.$A14])*4 + MIN([.BB$1];[.$A14]))&gt;=82;1;0)" office:value-type="float" office:value="1" calcext:value-type="float">
            <text:p>1</text:p>
          </table:table-cell>
          <table:table-cell table:style-name="ce4" table:formula="of:=IF((MAX([.BC$1];[.$A14])*4 + MIN([.BC$1];[.$A14]))&gt;=82;1;0)" office:value-type="float" office:value="1" calcext:value-type="float">
            <text:p>1</text:p>
          </table:table-cell>
          <table:table-cell table:style-name="ce4" table:formula="of:=IF((MAX([.BD$1];[.$A14])*4 + MIN([.BD$1];[.$A14]))&gt;=82;1;0)" office:value-type="float" office:value="1" calcext:value-type="float">
            <text:p>1</text:p>
          </table:table-cell>
          <table:table-cell table:style-name="ce4" table:formula="of:=IF((MAX([.BE$1];[.$A14])*4 + MIN([.BE$1];[.$A14]))&gt;=82;1;0)" office:value-type="float" office:value="1" calcext:value-type="float">
            <text:p>1</text:p>
          </table:table-cell>
          <table:table-cell table:style-name="ce4" table:formula="of:=IF((MAX([.BF$1];[.$A14])*4 + MIN([.BF$1];[.$A14]))&gt;=82;1;0)" office:value-type="float" office:value="1" calcext:value-type="float">
            <text:p>1</text:p>
          </table:table-cell>
          <table:table-cell table:style-name="ce4" table:formula="of:=IF((MAX([.BG$1];[.$A14])*4 + MIN([.BG$1];[.$A14]))&gt;=82;1;0)" office:value-type="float" office:value="1" calcext:value-type="float">
            <text:p>1</text:p>
          </table:table-cell>
          <table:table-cell table:style-name="ce4" table:formula="of:=IF((MAX([.BH$1];[.$A14])*4 + MIN([.BH$1];[.$A14]))&gt;=82;1;0)" office:value-type="float" office:value="1" calcext:value-type="float">
            <text:p>1</text:p>
          </table:table-cell>
          <table:table-cell table:style-name="ce4" table:formula="of:=IF((MAX([.BI$1];[.$A14])*4 + MIN([.BI$1];[.$A14]))&gt;=82;1;0)" office:value-type="float" office:value="1" calcext:value-type="float">
            <text:p>1</text:p>
          </table:table-cell>
          <table:table-cell table:style-name="ce4" table:formula="of:=IF((MAX([.BJ$1];[.$A14])*4 + MIN([.BJ$1];[.$A14]))&gt;=82;1;0)" office:value-type="float" office:value="1" calcext:value-type="float">
            <text:p>1</text:p>
          </table:table-cell>
          <table:table-cell table:style-name="ce4" table:formula="of:=IF((MAX([.BK$1];[.$A14])*4 + MIN([.BK$1];[.$A14]))&gt;=82;1;0)" office:value-type="float" office:value="1" calcext:value-type="float">
            <text:p>1</text:p>
          </table:table-cell>
          <table:table-cell table:style-name="ce4" table:formula="of:=IF((MAX([.BL$1];[.$A14])*4 + MIN([.BL$1];[.$A14]))&gt;=82;1;0)" office:value-type="float" office:value="1" calcext:value-type="float">
            <text:p>1</text:p>
          </table:table-cell>
          <table:table-cell table:style-name="ce4" table:formula="of:=IF((MAX([.BM$1];[.$A14])*4 + MIN([.BM$1];[.$A14]))&gt;=82;1;0)" office:value-type="float" office:value="1" calcext:value-type="float">
            <text:p>1</text:p>
          </table:table-cell>
          <table:table-cell table:style-name="ce4" table:formula="of:=IF((MAX([.BN$1];[.$A14])*4 + MIN([.BN$1];[.$A14]))&gt;=82;1;0)" office:value-type="float" office:value="1" calcext:value-type="float">
            <text:p>1</text:p>
          </table:table-cell>
          <table:table-cell table:style-name="ce4" table:formula="of:=IF((MAX([.BO$1];[.$A14])*4 + MIN([.BO$1];[.$A14]))&gt;=82;1;0)" office:value-type="float" office:value="1" calcext:value-type="float">
            <text:p>1</text:p>
          </table:table-cell>
          <table:table-cell table:style-name="ce4" table:formula="of:=IF((MAX([.BP$1];[.$A14])*4 + MIN([.BP$1];[.$A14]))&gt;=82;1;0)" office:value-type="float" office:value="1" calcext:value-type="float">
            <text:p>1</text:p>
          </table:table-cell>
          <table:table-cell table:style-name="ce4" table:formula="of:=IF((MAX([.BQ$1];[.$A14])*4 + MIN([.BQ$1];[.$A14]))&gt;=82;1;0)" office:value-type="float" office:value="1" calcext:value-type="float">
            <text:p>1</text:p>
          </table:table-cell>
          <table:table-cell table:style-name="ce4" table:formula="of:=IF((MAX([.BR$1];[.$A14])*4 + MIN([.BR$1];[.$A14]))&gt;=82;1;0)" office:value-type="float" office:value="1" calcext:value-type="float">
            <text:p>1</text:p>
          </table:table-cell>
          <table:table-cell table:style-name="ce4" table:formula="of:=IF((MAX([.BS$1];[.$A14])*4 + MIN([.BS$1];[.$A14]))&gt;=82;1;0)" office:value-type="float" office:value="1" calcext:value-type="float">
            <text:p>1</text:p>
          </table:table-cell>
          <table:table-cell table:style-name="ce4" table:formula="of:=IF((MAX([.BT$1];[.$A14])*4 + MIN([.BT$1];[.$A14]))&gt;=82;1;0)" office:value-type="float" office:value="1" calcext:value-type="float">
            <text:p>1</text:p>
          </table:table-cell>
          <table:table-cell table:style-name="ce4" table:formula="of:=IF((MAX([.BU$1];[.$A14])*4 + MIN([.BU$1];[.$A14]))&gt;=82;1;0)" office:value-type="float" office:value="1" calcext:value-type="float">
            <text:p>1</text:p>
          </table:table-cell>
          <table:table-cell table:style-name="ce4" table:formula="of:=IF((MAX([.BV$1];[.$A14])*4 + MIN([.BV$1];[.$A14]))&gt;=82;1;0)" office:value-type="float" office:value="1" calcext:value-type="float">
            <text:p>1</text:p>
          </table:table-cell>
          <table:table-cell table:style-name="ce4" table:formula="of:=IF((MAX([.BW$1];[.$A14])*4 + MIN([.BW$1];[.$A14]))&gt;=82;1;0)" office:value-type="float" office:value="1" calcext:value-type="float">
            <text:p>1</text:p>
          </table:table-cell>
          <table:table-cell table:style-name="ce4" table:formula="of:=IF((MAX([.BX$1];[.$A14])*4 + MIN([.BX$1];[.$A14]))&gt;=82;1;0)" office:value-type="float" office:value="1" calcext:value-type="float">
            <text:p>1</text:p>
          </table:table-cell>
          <table:table-cell table:style-name="ce4" table:formula="of:=IF((MAX([.BY$1];[.$A14])*4 + MIN([.BY$1];[.$A14]))&gt;=82;1;0)" office:value-type="float" office:value="1" calcext:value-type="float">
            <text:p>1</text:p>
          </table:table-cell>
          <table:table-cell table:style-name="ce4" table:formula="of:=IF((MAX([.BZ$1];[.$A14])*4 + MIN([.BZ$1];[.$A14]))&gt;=82;1;0)" office:value-type="float" office:value="1" calcext:value-type="float">
            <text:p>1</text:p>
          </table:table-cell>
          <table:table-cell table:style-name="ce4" table:formula="of:=IF((MAX([.CA$1];[.$A14])*4 + MIN([.CA$1];[.$A14]))&gt;=82;1;0)" office:value-type="float" office:value="1" calcext:value-type="float">
            <text:p>1</text:p>
          </table:table-cell>
          <table:table-cell table:style-name="ce4" table:formula="of:=IF((MAX([.CB$1];[.$A14])*4 + MIN([.CB$1];[.$A14]))&gt;=82;1;0)" office:value-type="float" office:value="1" calcext:value-type="float">
            <text:p>1</text:p>
          </table:table-cell>
          <table:table-cell table:style-name="ce4" table:formula="of:=IF((MAX([.CC$1];[.$A14])*4 + MIN([.CC$1];[.$A14]))&gt;=82;1;0)" office:value-type="float" office:value="1" calcext:value-type="float">
            <text:p>1</text:p>
          </table:table-cell>
          <table:table-cell table:style-name="ce4" table:formula="of:=IF((MAX([.CD$1];[.$A14])*4 + MIN([.CD$1];[.$A14]))&gt;=82;1;0)" office:value-type="float" office:value="1" calcext:value-type="float">
            <text:p>1</text:p>
          </table:table-cell>
          <table:table-cell table:style-name="ce4" table:formula="of:=IF((MAX([.CE$1];[.$A14])*4 + MIN([.CE$1];[.$A14]))&gt;=82;1;0)" office:value-type="float" office:value="1" calcext:value-type="float">
            <text:p>1</text:p>
          </table:table-cell>
          <table:table-cell table:style-name="ce4" table:formula="of:=IF((MAX([.CF$1];[.$A14])*4 + MIN([.CF$1];[.$A14]))&gt;=82;1;0)" office:value-type="float" office:value="1" calcext:value-type="float">
            <text:p>1</text:p>
          </table:table-cell>
          <table:table-cell table:style-name="ce4" table:formula="of:=IF((MAX([.CG$1];[.$A14])*4 + MIN([.CG$1];[.$A14]))&gt;=82;1;0)" office:value-type="float" office:value="1" calcext:value-type="float">
            <text:p>1</text:p>
          </table:table-cell>
          <table:table-cell table:style-name="ce4" table:formula="of:=IF((MAX([.CH$1];[.$A14])*4 + MIN([.CH$1];[.$A1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formula="of:=IF(AND(INDEX([.$B$2:.$CH$84];[.$A15]+1;[.B$1])&gt;0;INDEX([.$B$2:.$CH$84];[.$A15]*4;[.B$1])&gt;0;INDEX([.$B$2:.$CH$84];[.$A15];[.B$1]+1)&gt;0;INDEX([.$B$2:.$CH$84];[.$A15];[.B$1]*4)&gt;0);-2;0)" office:value-type="float" office:value="0" calcext:value-type="float">
            <text:p>0</text:p>
          </table:table-cell>
          <table:table-cell table:style-name="ce4" table:formula="of:=IF(AND(INDEX([.$B$2:.$CH$84];[.$A15]+1;[.C$1])&gt;0;INDEX([.$B$2:.$CH$84];[.$A15]*4;[.C$1])&gt;0;INDEX([.$B$2:.$CH$84];[.$A15];[.C$1]+1)&gt;0;INDEX([.$B$2:.$CH$84];[.$A15];[.C$1]*4)&gt;0);-2;0)" office:value-type="float" office:value="0" calcext:value-type="float">
            <text:p>0</text:p>
          </table:table-cell>
          <table:table-cell table:style-name="ce4" table:formula="of:=IF(AND(INDEX([.$B$2:.$CH$84];[.$A15]+1;[.D$1])&gt;0;INDEX([.$B$2:.$CH$84];[.$A15]*4;[.D$1])&gt;0;INDEX([.$B$2:.$CH$84];[.$A15];[.D$1]+1)&gt;0;INDEX([.$B$2:.$CH$84];[.$A15];[.D$1]*4)&gt;0);-2;0)" office:value-type="float" office:value="0" calcext:value-type="float">
            <text:p>0</text:p>
          </table:table-cell>
          <table:table-cell table:style-name="ce4" table:formula="of:=IF(AND(INDEX([.$B$2:.$CH$84];[.$A15]+1;[.E$1])&gt;0;INDEX([.$B$2:.$CH$84];[.$A15]*4;[.E$1])&gt;0;INDEX([.$B$2:.$CH$84];[.$A15];[.E$1]+1)&gt;0;INDEX([.$B$2:.$CH$84];[.$A15];[.E$1]*4)&gt;0);-2;0)" office:value-type="float" office:value="0" calcext:value-type="float">
            <text:p>0</text:p>
          </table:table-cell>
          <table:table-cell table:style-name="ce4" table:formula="of:=IF(AND(INDEX([.$B$2:.$CH$84];[.$A15]+1;[.F$1])&gt;0;INDEX([.$B$2:.$CH$84];[.$A15]*4;[.F$1])&gt;0;INDEX([.$B$2:.$CH$84];[.$A15];[.F$1]+1)&gt;0;INDEX([.$B$2:.$CH$84];[.$A15];[.F$1]*4)&gt;0);-2;0)" office:value-type="float" office:value="0" calcext:value-type="float">
            <text:p>0</text:p>
          </table:table-cell>
          <table:table-cell table:style-name="ce4" table:formula="of:=IF(AND(INDEX([.$B$2:.$CH$84];[.$A15]+1;[.G$1])&gt;0;INDEX([.$B$2:.$CH$84];[.$A15]*4;[.G$1])&gt;0;INDEX([.$B$2:.$CH$84];[.$A15];[.G$1]+1)&gt;0;INDEX([.$B$2:.$CH$84];[.$A15];[.G$1]*4)&gt;0);-2;0)" office:value-type="float" office:value="0" calcext:value-type="float">
            <text:p>0</text:p>
          </table:table-cell>
          <table:table-cell table:style-name="ce4" table:formula="of:=IF(AND(INDEX([.$B$2:.$CH$84];[.$A15]+1;[.H$1])&gt;0;INDEX([.$B$2:.$CH$84];[.$A15]*4;[.H$1])&gt;0;INDEX([.$B$2:.$CH$84];[.$A15];[.H$1]+1)&gt;0;INDEX([.$B$2:.$CH$84];[.$A15];[.H$1]*4)&gt;0);-2;0)" office:value-type="float" office:value="0" calcext:value-type="float">
            <text:p>0</text:p>
          </table:table-cell>
          <table:table-cell table:style-name="ce4" table:formula="of:=IF(AND(INDEX([.$B$2:.$CH$84];[.$A15]+1;[.I$1])&gt;0;INDEX([.$B$2:.$CH$84];[.$A15]*4;[.I$1])&gt;0;INDEX([.$B$2:.$CH$84];[.$A15];[.I$1]+1)&gt;0;INDEX([.$B$2:.$CH$84];[.$A15];[.I$1]*4)&gt;0);-2;0)" office:value-type="float" office:value="0" calcext:value-type="float">
            <text:p>0</text:p>
          </table:table-cell>
          <table:table-cell table:style-name="ce4" table:formula="of:=IF(AND(INDEX([.$B$2:.$CH$84];[.$A15]+1;[.J$1])&gt;0;INDEX([.$B$2:.$CH$84];[.$A15]*4;[.J$1])&gt;0;INDEX([.$B$2:.$CH$84];[.$A15];[.J$1]+1)&gt;0;INDEX([.$B$2:.$CH$84];[.$A15];[.J$1]*4)&gt;0);-2;0)" office:value-type="float" office:value="0" calcext:value-type="float">
            <text:p>0</text:p>
          </table:table-cell>
          <table:table-cell table:style-name="ce4" table:formula="of:=IF(AND(INDEX([.$B$2:.$CH$84];[.$A15]+1;[.K$1])&gt;0;INDEX([.$B$2:.$CH$84];[.$A15]*4;[.K$1])&gt;0;INDEX([.$B$2:.$CH$84];[.$A15];[.K$1]+1)&gt;0;INDEX([.$B$2:.$CH$84];[.$A15];[.K$1]*4)&gt;0);-2;0)" office:value-type="float" office:value="0" calcext:value-type="float">
            <text:p>0</text:p>
          </table:table-cell>
          <table:table-cell table:style-name="ce4" table:formula="of:=IF(AND(INDEX([.$B$2:.$CH$84];[.$A15]+1;[.L$1])&gt;0;INDEX([.$B$2:.$CH$84];[.$A15]*4;[.L$1])&gt;0;INDEX([.$B$2:.$CH$84];[.$A15];[.L$1]+1)&gt;0;INDEX([.$B$2:.$CH$84];[.$A15];[.L$1]*4)&gt;0);-2;0)" office:value-type="float" office:value="0" calcext:value-type="float">
            <text:p>0</text:p>
          </table:table-cell>
          <table:table-cell table:style-name="ce4" table:formula="of:=IF(AND(INDEX([.$B$2:.$CH$84];[.$A15]+1;[.M$1])&gt;0;INDEX([.$B$2:.$CH$84];[.$A15]*4;[.M$1])&gt;0;INDEX([.$B$2:.$CH$84];[.$A15];[.M$1]+1)&gt;0;INDEX([.$B$2:.$CH$84];[.$A15];[.M$1]*4)&gt;0);-2;0)" office:value-type="float" office:value="0" calcext:value-type="float">
            <text:p>0</text:p>
          </table:table-cell>
          <table:table-cell table:style-name="ce4" table:formula="of:=IF(AND(INDEX([.$B$2:.$CH$84];[.$A15]+1;[.N$1])&gt;0;INDEX([.$B$2:.$CH$84];[.$A15]*4;[.N$1])&gt;0;INDEX([.$B$2:.$CH$84];[.$A15];[.N$1]+1)&gt;0;INDEX([.$B$2:.$CH$84];[.$A15];[.N$1]*4)&gt;0);-2;0)" office:value-type="float" office:value="0" calcext:value-type="float">
            <text:p>0</text:p>
          </table:table-cell>
          <table:table-cell table:style-name="ce4" table:formula="of:=IF(AND(INDEX([.$B$2:.$CH$84];[.$A15]+1;[.O$1])&gt;0;INDEX([.$B$2:.$CH$84];[.$A15]*4;[.O$1])&gt;0;INDEX([.$B$2:.$CH$84];[.$A15];[.O$1]+1)&gt;0;INDEX([.$B$2:.$CH$84];[.$A15];[.O$1]*4)&gt;0);-2;0)" office:value-type="float" office:value="0" calcext:value-type="float">
            <text:p>0</text:p>
          </table:table-cell>
          <table:table-cell table:style-name="ce4" table:formula="of:=IF(AND(INDEX([.$B$2:.$CH$84];[.$A15]+1;[.P$1])&gt;0;INDEX([.$B$2:.$CH$84];[.$A15]*4;[.P$1])&gt;0;INDEX([.$B$2:.$CH$84];[.$A15];[.P$1]+1)&gt;0;INDEX([.$B$2:.$CH$84];[.$A15];[.P$1]*4)&gt;0);-2;0)" office:value-type="float" office:value="0" calcext:value-type="float">
            <text:p>0</text:p>
          </table:table-cell>
          <table:table-cell table:style-name="ce4" table:formula="of:=IF(AND(INDEX([.$B$2:.$CH$84];[.$A15]+1;[.Q$1])&gt;0;INDEX([.$B$2:.$CH$84];[.$A15]*4;[.Q$1])&gt;0;INDEX([.$B$2:.$CH$84];[.$A15];[.Q$1]+1)&gt;0;INDEX([.$B$2:.$CH$84];[.$A15];[.Q$1]*4)&gt;0);-2;0)" office:value-type="float" office:value="-2" calcext:value-type="float">
            <text:p>-2</text:p>
          </table:table-cell>
          <table:table-cell table:style-name="ce4" table:formula="of:=IF((MAX([.R$1];[.$A15])*4 + MIN([.R$1];[.$A15]))&gt;=82;1;0)" office:value-type="float" office:value="1" calcext:value-type="float">
            <text:p>1</text:p>
          </table:table-cell>
          <table:table-cell table:style-name="ce4" table:formula="of:=IF((MAX([.S$1];[.$A15])*4 + MIN([.S$1];[.$A15]))&gt;=82;1;0)" office:value-type="float" office:value="1" calcext:value-type="float">
            <text:p>1</text:p>
          </table:table-cell>
          <table:table-cell table:style-name="ce4" table:formula="of:=IF((MAX([.T$1];[.$A15])*4 + MIN([.T$1];[.$A15]))&gt;=82;1;0)" office:value-type="float" office:value="1" calcext:value-type="float">
            <text:p>1</text:p>
          </table:table-cell>
          <table:table-cell table:style-name="ce4" table:formula="of:=IF((MAX([.U$1];[.$A15])*4 + MIN([.U$1];[.$A15]))&gt;=82;1;0)" office:value-type="float" office:value="1" calcext:value-type="float">
            <text:p>1</text:p>
          </table:table-cell>
          <table:table-cell table:style-name="ce4" table:formula="of:=IF((MAX([.V$1];[.$A15])*4 + MIN([.V$1];[.$A15]))&gt;=82;1;0)" office:value-type="float" office:value="1" calcext:value-type="float">
            <text:p>1</text:p>
          </table:table-cell>
          <table:table-cell table:style-name="ce4" table:formula="of:=IF((MAX([.W$1];[.$A15])*4 + MIN([.W$1];[.$A15]))&gt;=82;1;0)" office:value-type="float" office:value="1" calcext:value-type="float">
            <text:p>1</text:p>
          </table:table-cell>
          <table:table-cell table:style-name="ce4" table:formula="of:=IF((MAX([.X$1];[.$A15])*4 + MIN([.X$1];[.$A15]))&gt;=82;1;0)" office:value-type="float" office:value="1" calcext:value-type="float">
            <text:p>1</text:p>
          </table:table-cell>
          <table:table-cell table:style-name="ce4" table:formula="of:=IF((MAX([.Y$1];[.$A15])*4 + MIN([.Y$1];[.$A15]))&gt;=82;1;0)" office:value-type="float" office:value="1" calcext:value-type="float">
            <text:p>1</text:p>
          </table:table-cell>
          <table:table-cell table:style-name="ce4" table:formula="of:=IF((MAX([.Z$1];[.$A15])*4 + MIN([.Z$1];[.$A15]))&gt;=82;1;0)" office:value-type="float" office:value="1" calcext:value-type="float">
            <text:p>1</text:p>
          </table:table-cell>
          <table:table-cell table:style-name="ce4" table:formula="of:=IF((MAX([.AA$1];[.$A15])*4 + MIN([.AA$1];[.$A15]))&gt;=82;1;0)" office:value-type="float" office:value="1" calcext:value-type="float">
            <text:p>1</text:p>
          </table:table-cell>
          <table:table-cell table:style-name="ce4" table:formula="of:=IF((MAX([.AB$1];[.$A15])*4 + MIN([.AB$1];[.$A15]))&gt;=82;1;0)" office:value-type="float" office:value="1" calcext:value-type="float">
            <text:p>1</text:p>
          </table:table-cell>
          <table:table-cell table:style-name="ce4" table:formula="of:=IF((MAX([.AC$1];[.$A15])*4 + MIN([.AC$1];[.$A15]))&gt;=82;1;0)" office:value-type="float" office:value="1" calcext:value-type="float">
            <text:p>1</text:p>
          </table:table-cell>
          <table:table-cell table:style-name="ce4" table:formula="of:=IF((MAX([.AD$1];[.$A15])*4 + MIN([.AD$1];[.$A15]))&gt;=82;1;0)" office:value-type="float" office:value="1" calcext:value-type="float">
            <text:p>1</text:p>
          </table:table-cell>
          <table:table-cell table:style-name="ce4" table:formula="of:=IF((MAX([.AE$1];[.$A15])*4 + MIN([.AE$1];[.$A15]))&gt;=82;1;0)" office:value-type="float" office:value="1" calcext:value-type="float">
            <text:p>1</text:p>
          </table:table-cell>
          <table:table-cell table:style-name="ce4" table:formula="of:=IF((MAX([.AF$1];[.$A15])*4 + MIN([.AF$1];[.$A15]))&gt;=82;1;0)" office:value-type="float" office:value="1" calcext:value-type="float">
            <text:p>1</text:p>
          </table:table-cell>
          <table:table-cell table:style-name="ce4" table:formula="of:=IF((MAX([.AG$1];[.$A15])*4 + MIN([.AG$1];[.$A15]))&gt;=82;1;0)" office:value-type="float" office:value="1" calcext:value-type="float">
            <text:p>1</text:p>
          </table:table-cell>
          <table:table-cell table:style-name="ce4" table:formula="of:=IF((MAX([.AH$1];[.$A15])*4 + MIN([.AH$1];[.$A15]))&gt;=82;1;0)" office:value-type="float" office:value="1" calcext:value-type="float">
            <text:p>1</text:p>
          </table:table-cell>
          <table:table-cell table:style-name="ce4" table:formula="of:=IF((MAX([.AI$1];[.$A15])*4 + MIN([.AI$1];[.$A15]))&gt;=82;1;0)" office:value-type="float" office:value="1" calcext:value-type="float">
            <text:p>1</text:p>
          </table:table-cell>
          <table:table-cell table:style-name="ce4" table:formula="of:=IF((MAX([.AJ$1];[.$A15])*4 + MIN([.AJ$1];[.$A15]))&gt;=82;1;0)" office:value-type="float" office:value="1" calcext:value-type="float">
            <text:p>1</text:p>
          </table:table-cell>
          <table:table-cell table:style-name="ce4" table:formula="of:=IF((MAX([.AK$1];[.$A15])*4 + MIN([.AK$1];[.$A15]))&gt;=82;1;0)" office:value-type="float" office:value="1" calcext:value-type="float">
            <text:p>1</text:p>
          </table:table-cell>
          <table:table-cell table:style-name="ce4" table:formula="of:=IF((MAX([.AL$1];[.$A15])*4 + MIN([.AL$1];[.$A15]))&gt;=82;1;0)" office:value-type="float" office:value="1" calcext:value-type="float">
            <text:p>1</text:p>
          </table:table-cell>
          <table:table-cell table:style-name="ce4" table:formula="of:=IF((MAX([.AM$1];[.$A15])*4 + MIN([.AM$1];[.$A15]))&gt;=82;1;0)" office:value-type="float" office:value="1" calcext:value-type="float">
            <text:p>1</text:p>
          </table:table-cell>
          <table:table-cell table:style-name="ce4" table:formula="of:=IF((MAX([.AN$1];[.$A15])*4 + MIN([.AN$1];[.$A15]))&gt;=82;1;0)" office:value-type="float" office:value="1" calcext:value-type="float">
            <text:p>1</text:p>
          </table:table-cell>
          <table:table-cell table:style-name="ce4" table:formula="of:=IF((MAX([.AO$1];[.$A15])*4 + MIN([.AO$1];[.$A15]))&gt;=82;1;0)" office:value-type="float" office:value="1" calcext:value-type="float">
            <text:p>1</text:p>
          </table:table-cell>
          <table:table-cell table:style-name="ce4" table:formula="of:=IF((MAX([.AP$1];[.$A15])*4 + MIN([.AP$1];[.$A15]))&gt;=82;1;0)" office:value-type="float" office:value="1" calcext:value-type="float">
            <text:p>1</text:p>
          </table:table-cell>
          <table:table-cell table:style-name="ce4" table:formula="of:=IF((MAX([.AQ$1];[.$A15])*4 + MIN([.AQ$1];[.$A15]))&gt;=82;1;0)" office:value-type="float" office:value="1" calcext:value-type="float">
            <text:p>1</text:p>
          </table:table-cell>
          <table:table-cell table:style-name="ce4" table:formula="of:=IF((MAX([.AR$1];[.$A15])*4 + MIN([.AR$1];[.$A15]))&gt;=82;1;0)" office:value-type="float" office:value="1" calcext:value-type="float">
            <text:p>1</text:p>
          </table:table-cell>
          <table:table-cell table:style-name="ce4" table:formula="of:=IF((MAX([.AS$1];[.$A15])*4 + MIN([.AS$1];[.$A15]))&gt;=82;1;0)" office:value-type="float" office:value="1" calcext:value-type="float">
            <text:p>1</text:p>
          </table:table-cell>
          <table:table-cell table:style-name="ce4" table:formula="of:=IF((MAX([.AT$1];[.$A15])*4 + MIN([.AT$1];[.$A15]))&gt;=82;1;0)" office:value-type="float" office:value="1" calcext:value-type="float">
            <text:p>1</text:p>
          </table:table-cell>
          <table:table-cell table:style-name="ce4" table:formula="of:=IF((MAX([.AU$1];[.$A15])*4 + MIN([.AU$1];[.$A15]))&gt;=82;1;0)" office:value-type="float" office:value="1" calcext:value-type="float">
            <text:p>1</text:p>
          </table:table-cell>
          <table:table-cell table:style-name="ce4" table:formula="of:=IF((MAX([.AV$1];[.$A15])*4 + MIN([.AV$1];[.$A15]))&gt;=82;1;0)" office:value-type="float" office:value="1" calcext:value-type="float">
            <text:p>1</text:p>
          </table:table-cell>
          <table:table-cell table:style-name="ce4" table:formula="of:=IF((MAX([.AW$1];[.$A15])*4 + MIN([.AW$1];[.$A15]))&gt;=82;1;0)" office:value-type="float" office:value="1" calcext:value-type="float">
            <text:p>1</text:p>
          </table:table-cell>
          <table:table-cell table:style-name="ce4" table:formula="of:=IF((MAX([.AX$1];[.$A15])*4 + MIN([.AX$1];[.$A15]))&gt;=82;1;0)" office:value-type="float" office:value="1" calcext:value-type="float">
            <text:p>1</text:p>
          </table:table-cell>
          <table:table-cell table:style-name="ce4" table:formula="of:=IF((MAX([.AY$1];[.$A15])*4 + MIN([.AY$1];[.$A15]))&gt;=82;1;0)" office:value-type="float" office:value="1" calcext:value-type="float">
            <text:p>1</text:p>
          </table:table-cell>
          <table:table-cell table:style-name="ce4" table:formula="of:=IF((MAX([.AZ$1];[.$A15])*4 + MIN([.AZ$1];[.$A15]))&gt;=82;1;0)" office:value-type="float" office:value="1" calcext:value-type="float">
            <text:p>1</text:p>
          </table:table-cell>
          <table:table-cell table:style-name="ce4" table:formula="of:=IF((MAX([.BA$1];[.$A15])*4 + MIN([.BA$1];[.$A15]))&gt;=82;1;0)" office:value-type="float" office:value="1" calcext:value-type="float">
            <text:p>1</text:p>
          </table:table-cell>
          <table:table-cell table:style-name="ce4" table:formula="of:=IF((MAX([.BB$1];[.$A15])*4 + MIN([.BB$1];[.$A15]))&gt;=82;1;0)" office:value-type="float" office:value="1" calcext:value-type="float">
            <text:p>1</text:p>
          </table:table-cell>
          <table:table-cell table:style-name="ce4" table:formula="of:=IF((MAX([.BC$1];[.$A15])*4 + MIN([.BC$1];[.$A15]))&gt;=82;1;0)" office:value-type="float" office:value="1" calcext:value-type="float">
            <text:p>1</text:p>
          </table:table-cell>
          <table:table-cell table:style-name="ce4" table:formula="of:=IF((MAX([.BD$1];[.$A15])*4 + MIN([.BD$1];[.$A15]))&gt;=82;1;0)" office:value-type="float" office:value="1" calcext:value-type="float">
            <text:p>1</text:p>
          </table:table-cell>
          <table:table-cell table:style-name="ce4" table:formula="of:=IF((MAX([.BE$1];[.$A15])*4 + MIN([.BE$1];[.$A15]))&gt;=82;1;0)" office:value-type="float" office:value="1" calcext:value-type="float">
            <text:p>1</text:p>
          </table:table-cell>
          <table:table-cell table:style-name="ce4" table:formula="of:=IF((MAX([.BF$1];[.$A15])*4 + MIN([.BF$1];[.$A15]))&gt;=82;1;0)" office:value-type="float" office:value="1" calcext:value-type="float">
            <text:p>1</text:p>
          </table:table-cell>
          <table:table-cell table:style-name="ce4" table:formula="of:=IF((MAX([.BG$1];[.$A15])*4 + MIN([.BG$1];[.$A15]))&gt;=82;1;0)" office:value-type="float" office:value="1" calcext:value-type="float">
            <text:p>1</text:p>
          </table:table-cell>
          <table:table-cell table:style-name="ce4" table:formula="of:=IF((MAX([.BH$1];[.$A15])*4 + MIN([.BH$1];[.$A15]))&gt;=82;1;0)" office:value-type="float" office:value="1" calcext:value-type="float">
            <text:p>1</text:p>
          </table:table-cell>
          <table:table-cell table:style-name="ce4" table:formula="of:=IF((MAX([.BI$1];[.$A15])*4 + MIN([.BI$1];[.$A15]))&gt;=82;1;0)" office:value-type="float" office:value="1" calcext:value-type="float">
            <text:p>1</text:p>
          </table:table-cell>
          <table:table-cell table:style-name="ce4" table:formula="of:=IF((MAX([.BJ$1];[.$A15])*4 + MIN([.BJ$1];[.$A15]))&gt;=82;1;0)" office:value-type="float" office:value="1" calcext:value-type="float">
            <text:p>1</text:p>
          </table:table-cell>
          <table:table-cell table:style-name="ce4" table:formula="of:=IF((MAX([.BK$1];[.$A15])*4 + MIN([.BK$1];[.$A15]))&gt;=82;1;0)" office:value-type="float" office:value="1" calcext:value-type="float">
            <text:p>1</text:p>
          </table:table-cell>
          <table:table-cell table:style-name="ce4" table:formula="of:=IF((MAX([.BL$1];[.$A15])*4 + MIN([.BL$1];[.$A15]))&gt;=82;1;0)" office:value-type="float" office:value="1" calcext:value-type="float">
            <text:p>1</text:p>
          </table:table-cell>
          <table:table-cell table:style-name="ce4" table:formula="of:=IF((MAX([.BM$1];[.$A15])*4 + MIN([.BM$1];[.$A15]))&gt;=82;1;0)" office:value-type="float" office:value="1" calcext:value-type="float">
            <text:p>1</text:p>
          </table:table-cell>
          <table:table-cell table:style-name="ce4" table:formula="of:=IF((MAX([.BN$1];[.$A15])*4 + MIN([.BN$1];[.$A15]))&gt;=82;1;0)" office:value-type="float" office:value="1" calcext:value-type="float">
            <text:p>1</text:p>
          </table:table-cell>
          <table:table-cell table:style-name="ce4" table:formula="of:=IF((MAX([.BO$1];[.$A15])*4 + MIN([.BO$1];[.$A15]))&gt;=82;1;0)" office:value-type="float" office:value="1" calcext:value-type="float">
            <text:p>1</text:p>
          </table:table-cell>
          <table:table-cell table:style-name="ce4" table:formula="of:=IF((MAX([.BP$1];[.$A15])*4 + MIN([.BP$1];[.$A15]))&gt;=82;1;0)" office:value-type="float" office:value="1" calcext:value-type="float">
            <text:p>1</text:p>
          </table:table-cell>
          <table:table-cell table:style-name="ce4" table:formula="of:=IF((MAX([.BQ$1];[.$A15])*4 + MIN([.BQ$1];[.$A15]))&gt;=82;1;0)" office:value-type="float" office:value="1" calcext:value-type="float">
            <text:p>1</text:p>
          </table:table-cell>
          <table:table-cell table:style-name="ce4" table:formula="of:=IF((MAX([.BR$1];[.$A15])*4 + MIN([.BR$1];[.$A15]))&gt;=82;1;0)" office:value-type="float" office:value="1" calcext:value-type="float">
            <text:p>1</text:p>
          </table:table-cell>
          <table:table-cell table:style-name="ce4" table:formula="of:=IF((MAX([.BS$1];[.$A15])*4 + MIN([.BS$1];[.$A15]))&gt;=82;1;0)" office:value-type="float" office:value="1" calcext:value-type="float">
            <text:p>1</text:p>
          </table:table-cell>
          <table:table-cell table:style-name="ce4" table:formula="of:=IF((MAX([.BT$1];[.$A15])*4 + MIN([.BT$1];[.$A15]))&gt;=82;1;0)" office:value-type="float" office:value="1" calcext:value-type="float">
            <text:p>1</text:p>
          </table:table-cell>
          <table:table-cell table:style-name="ce4" table:formula="of:=IF((MAX([.BU$1];[.$A15])*4 + MIN([.BU$1];[.$A15]))&gt;=82;1;0)" office:value-type="float" office:value="1" calcext:value-type="float">
            <text:p>1</text:p>
          </table:table-cell>
          <table:table-cell table:style-name="ce4" table:formula="of:=IF((MAX([.BV$1];[.$A15])*4 + MIN([.BV$1];[.$A15]))&gt;=82;1;0)" office:value-type="float" office:value="1" calcext:value-type="float">
            <text:p>1</text:p>
          </table:table-cell>
          <table:table-cell table:style-name="ce4" table:formula="of:=IF((MAX([.BW$1];[.$A15])*4 + MIN([.BW$1];[.$A15]))&gt;=82;1;0)" office:value-type="float" office:value="1" calcext:value-type="float">
            <text:p>1</text:p>
          </table:table-cell>
          <table:table-cell table:style-name="ce4" table:formula="of:=IF((MAX([.BX$1];[.$A15])*4 + MIN([.BX$1];[.$A15]))&gt;=82;1;0)" office:value-type="float" office:value="1" calcext:value-type="float">
            <text:p>1</text:p>
          </table:table-cell>
          <table:table-cell table:style-name="ce4" table:formula="of:=IF((MAX([.BY$1];[.$A15])*4 + MIN([.BY$1];[.$A15]))&gt;=82;1;0)" office:value-type="float" office:value="1" calcext:value-type="float">
            <text:p>1</text:p>
          </table:table-cell>
          <table:table-cell table:style-name="ce4" table:formula="of:=IF((MAX([.BZ$1];[.$A15])*4 + MIN([.BZ$1];[.$A15]))&gt;=82;1;0)" office:value-type="float" office:value="1" calcext:value-type="float">
            <text:p>1</text:p>
          </table:table-cell>
          <table:table-cell table:style-name="ce4" table:formula="of:=IF((MAX([.CA$1];[.$A15])*4 + MIN([.CA$1];[.$A15]))&gt;=82;1;0)" office:value-type="float" office:value="1" calcext:value-type="float">
            <text:p>1</text:p>
          </table:table-cell>
          <table:table-cell table:style-name="ce4" table:formula="of:=IF((MAX([.CB$1];[.$A15])*4 + MIN([.CB$1];[.$A15]))&gt;=82;1;0)" office:value-type="float" office:value="1" calcext:value-type="float">
            <text:p>1</text:p>
          </table:table-cell>
          <table:table-cell table:style-name="ce4" table:formula="of:=IF((MAX([.CC$1];[.$A15])*4 + MIN([.CC$1];[.$A15]))&gt;=82;1;0)" office:value-type="float" office:value="1" calcext:value-type="float">
            <text:p>1</text:p>
          </table:table-cell>
          <table:table-cell table:style-name="ce4" table:formula="of:=IF((MAX([.CD$1];[.$A15])*4 + MIN([.CD$1];[.$A15]))&gt;=82;1;0)" office:value-type="float" office:value="1" calcext:value-type="float">
            <text:p>1</text:p>
          </table:table-cell>
          <table:table-cell table:style-name="ce4" table:formula="of:=IF((MAX([.CE$1];[.$A15])*4 + MIN([.CE$1];[.$A15]))&gt;=82;1;0)" office:value-type="float" office:value="1" calcext:value-type="float">
            <text:p>1</text:p>
          </table:table-cell>
          <table:table-cell table:style-name="ce4" table:formula="of:=IF((MAX([.CF$1];[.$A15])*4 + MIN([.CF$1];[.$A15]))&gt;=82;1;0)" office:value-type="float" office:value="1" calcext:value-type="float">
            <text:p>1</text:p>
          </table:table-cell>
          <table:table-cell table:style-name="ce4" table:formula="of:=IF((MAX([.CG$1];[.$A15])*4 + MIN([.CG$1];[.$A15]))&gt;=82;1;0)" office:value-type="float" office:value="1" calcext:value-type="float">
            <text:p>1</text:p>
          </table:table-cell>
          <table:table-cell table:style-name="ce4" table:formula="of:=IF((MAX([.CH$1];[.$A15])*4 + MIN([.CH$1];[.$A1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formula="of:=IF(AND(INDEX([.$B$2:.$CH$84];[.$A16]+1;[.B$1])&gt;0;INDEX([.$B$2:.$CH$84];[.$A16]*4;[.B$1])&gt;0;INDEX([.$B$2:.$CH$84];[.$A16];[.B$1]+1)&gt;0;INDEX([.$B$2:.$CH$84];[.$A16];[.B$1]*4)&gt;0);-2;0)" office:value-type="float" office:value="0" calcext:value-type="float">
            <text:p>0</text:p>
          </table:table-cell>
          <table:table-cell table:style-name="ce4" table:formula="of:=IF(AND(INDEX([.$B$2:.$CH$84];[.$A16]+1;[.C$1])&gt;0;INDEX([.$B$2:.$CH$84];[.$A16]*4;[.C$1])&gt;0;INDEX([.$B$2:.$CH$84];[.$A16];[.C$1]+1)&gt;0;INDEX([.$B$2:.$CH$84];[.$A16];[.C$1]*4)&gt;0);-2;0)" office:value-type="float" office:value="0" calcext:value-type="float">
            <text:p>0</text:p>
          </table:table-cell>
          <table:table-cell table:style-name="ce4" table:formula="of:=IF(AND(INDEX([.$B$2:.$CH$84];[.$A16]+1;[.D$1])&gt;0;INDEX([.$B$2:.$CH$84];[.$A16]*4;[.D$1])&gt;0;INDEX([.$B$2:.$CH$84];[.$A16];[.D$1]+1)&gt;0;INDEX([.$B$2:.$CH$84];[.$A16];[.D$1]*4)&gt;0);-2;0)" office:value-type="float" office:value="0" calcext:value-type="float">
            <text:p>0</text:p>
          </table:table-cell>
          <table:table-cell table:style-name="ce4" table:formula="of:=IF(AND(INDEX([.$B$2:.$CH$84];[.$A16]+1;[.E$1])&gt;0;INDEX([.$B$2:.$CH$84];[.$A16]*4;[.E$1])&gt;0;INDEX([.$B$2:.$CH$84];[.$A16];[.E$1]+1)&gt;0;INDEX([.$B$2:.$CH$84];[.$A16];[.E$1]*4)&gt;0);-2;0)" office:value-type="float" office:value="0" calcext:value-type="float">
            <text:p>0</text:p>
          </table:table-cell>
          <table:table-cell table:style-name="ce4" table:formula="of:=IF(AND(INDEX([.$B$2:.$CH$84];[.$A16]+1;[.F$1])&gt;0;INDEX([.$B$2:.$CH$84];[.$A16]*4;[.F$1])&gt;0;INDEX([.$B$2:.$CH$84];[.$A16];[.F$1]+1)&gt;0;INDEX([.$B$2:.$CH$84];[.$A16];[.F$1]*4)&gt;0);-2;0)" office:value-type="float" office:value="0" calcext:value-type="float">
            <text:p>0</text:p>
          </table:table-cell>
          <table:table-cell table:style-name="ce4" table:formula="of:=IF(AND(INDEX([.$B$2:.$CH$84];[.$A16]+1;[.G$1])&gt;0;INDEX([.$B$2:.$CH$84];[.$A16]*4;[.G$1])&gt;0;INDEX([.$B$2:.$CH$84];[.$A16];[.G$1]+1)&gt;0;INDEX([.$B$2:.$CH$84];[.$A16];[.G$1]*4)&gt;0);-2;0)" office:value-type="float" office:value="0" calcext:value-type="float">
            <text:p>0</text:p>
          </table:table-cell>
          <table:table-cell table:style-name="ce4" table:formula="of:=IF(AND(INDEX([.$B$2:.$CH$84];[.$A16]+1;[.H$1])&gt;0;INDEX([.$B$2:.$CH$84];[.$A16]*4;[.H$1])&gt;0;INDEX([.$B$2:.$CH$84];[.$A16];[.H$1]+1)&gt;0;INDEX([.$B$2:.$CH$84];[.$A16];[.H$1]*4)&gt;0);-2;0)" office:value-type="float" office:value="0" calcext:value-type="float">
            <text:p>0</text:p>
          </table:table-cell>
          <table:table-cell table:style-name="ce4" table:formula="of:=IF(AND(INDEX([.$B$2:.$CH$84];[.$A16]+1;[.I$1])&gt;0;INDEX([.$B$2:.$CH$84];[.$A16]*4;[.I$1])&gt;0;INDEX([.$B$2:.$CH$84];[.$A16];[.I$1]+1)&gt;0;INDEX([.$B$2:.$CH$84];[.$A16];[.I$1]*4)&gt;0);-2;0)" office:value-type="float" office:value="0" calcext:value-type="float">
            <text:p>0</text:p>
          </table:table-cell>
          <table:table-cell table:style-name="ce4" table:formula="of:=IF(AND(INDEX([.$B$2:.$CH$84];[.$A16]+1;[.J$1])&gt;0;INDEX([.$B$2:.$CH$84];[.$A16]*4;[.J$1])&gt;0;INDEX([.$B$2:.$CH$84];[.$A16];[.J$1]+1)&gt;0;INDEX([.$B$2:.$CH$84];[.$A16];[.J$1]*4)&gt;0);-2;0)" office:value-type="float" office:value="0" calcext:value-type="float">
            <text:p>0</text:p>
          </table:table-cell>
          <table:table-cell table:style-name="ce4" table:formula="of:=IF(AND(INDEX([.$B$2:.$CH$84];[.$A16]+1;[.K$1])&gt;0;INDEX([.$B$2:.$CH$84];[.$A16]*4;[.K$1])&gt;0;INDEX([.$B$2:.$CH$84];[.$A16];[.K$1]+1)&gt;0;INDEX([.$B$2:.$CH$84];[.$A16];[.K$1]*4)&gt;0);-2;0)" office:value-type="float" office:value="0" calcext:value-type="float">
            <text:p>0</text:p>
          </table:table-cell>
          <table:table-cell table:style-name="ce4" table:formula="of:=IF(AND(INDEX([.$B$2:.$CH$84];[.$A16]+1;[.L$1])&gt;0;INDEX([.$B$2:.$CH$84];[.$A16]*4;[.L$1])&gt;0;INDEX([.$B$2:.$CH$84];[.$A16];[.L$1]+1)&gt;0;INDEX([.$B$2:.$CH$84];[.$A16];[.L$1]*4)&gt;0);-2;0)" office:value-type="float" office:value="0" calcext:value-type="float">
            <text:p>0</text:p>
          </table:table-cell>
          <table:table-cell table:style-name="ce4" table:formula="of:=IF(AND(INDEX([.$B$2:.$CH$84];[.$A16]+1;[.M$1])&gt;0;INDEX([.$B$2:.$CH$84];[.$A16]*4;[.M$1])&gt;0;INDEX([.$B$2:.$CH$84];[.$A16];[.M$1]+1)&gt;0;INDEX([.$B$2:.$CH$84];[.$A16];[.M$1]*4)&gt;0);-2;0)" office:value-type="float" office:value="0" calcext:value-type="float">
            <text:p>0</text:p>
          </table:table-cell>
          <table:table-cell table:style-name="ce4" table:formula="of:=IF(AND(INDEX([.$B$2:.$CH$84];[.$A16]+1;[.N$1])&gt;0;INDEX([.$B$2:.$CH$84];[.$A16]*4;[.N$1])&gt;0;INDEX([.$B$2:.$CH$84];[.$A16];[.N$1]+1)&gt;0;INDEX([.$B$2:.$CH$84];[.$A16];[.N$1]*4)&gt;0);-2;0)" office:value-type="float" office:value="0" calcext:value-type="float">
            <text:p>0</text:p>
          </table:table-cell>
          <table:table-cell table:style-name="ce4" table:formula="of:=IF(AND(INDEX([.$B$2:.$CH$84];[.$A16]+1;[.O$1])&gt;0;INDEX([.$B$2:.$CH$84];[.$A16]*4;[.O$1])&gt;0;INDEX([.$B$2:.$CH$84];[.$A16];[.O$1]+1)&gt;0;INDEX([.$B$2:.$CH$84];[.$A16];[.O$1]*4)&gt;0);-2;0)" office:value-type="float" office:value="0" calcext:value-type="float">
            <text:p>0</text:p>
          </table:table-cell>
          <table:table-cell table:style-name="ce4" table:formula="of:=IF(AND(INDEX([.$B$2:.$CH$84];[.$A16]+1;[.P$1])&gt;0;INDEX([.$B$2:.$CH$84];[.$A16]*4;[.P$1])&gt;0;INDEX([.$B$2:.$CH$84];[.$A16];[.P$1]+1)&gt;0;INDEX([.$B$2:.$CH$84];[.$A16];[.P$1]*4)&gt;0);-2;0)" office:value-type="float" office:value="-2" calcext:value-type="float">
            <text:p>-2</text:p>
          </table:table-cell>
          <table:table-cell table:style-name="ce4" table:formula="of:=IF(OR(INDEX([.$B$2:.$CH$84];[.$A16]+1;[.Q$1])=-1;INDEX([.$B$2:.$CH$84];[.$A16]*4;[.Q$1])=-1;INDEX([.$B$2:.$CH$84];[.$A16];[.Q$1]+1)=-1;INDEX([.$B$2:.$CH$84];[.$A16];[.Q$1]*4)=-1);2;0)" office:value-type="float" office:value="2" calcext:value-type="float">
            <text:p>2</text:p>
          </table:table-cell>
          <table:table-cell table:style-name="ce4" table:formula="of:=IF((MAX([.R$1];[.$A16])*4 + MIN([.R$1];[.$A16]))&gt;=82;1;0)" office:value-type="float" office:value="1" calcext:value-type="float">
            <text:p>1</text:p>
          </table:table-cell>
          <table:table-cell table:style-name="ce4" table:formula="of:=IF((MAX([.S$1];[.$A16])*4 + MIN([.S$1];[.$A16]))&gt;=82;1;0)" office:value-type="float" office:value="1" calcext:value-type="float">
            <text:p>1</text:p>
          </table:table-cell>
          <table:table-cell table:style-name="ce4" table:formula="of:=IF((MAX([.T$1];[.$A16])*4 + MIN([.T$1];[.$A16]))&gt;=82;1;0)" office:value-type="float" office:value="1" calcext:value-type="float">
            <text:p>1</text:p>
          </table:table-cell>
          <table:table-cell table:style-name="ce4" table:formula="of:=IF((MAX([.U$1];[.$A16])*4 + MIN([.U$1];[.$A16]))&gt;=82;1;0)" office:value-type="float" office:value="1" calcext:value-type="float">
            <text:p>1</text:p>
          </table:table-cell>
          <table:table-cell table:style-name="ce4" table:formula="of:=IF((MAX([.V$1];[.$A16])*4 + MIN([.V$1];[.$A16]))&gt;=82;1;0)" office:value-type="float" office:value="1" calcext:value-type="float">
            <text:p>1</text:p>
          </table:table-cell>
          <table:table-cell table:style-name="ce4" table:formula="of:=IF((MAX([.W$1];[.$A16])*4 + MIN([.W$1];[.$A16]))&gt;=82;1;0)" office:value-type="float" office:value="1" calcext:value-type="float">
            <text:p>1</text:p>
          </table:table-cell>
          <table:table-cell table:style-name="ce4" table:formula="of:=IF((MAX([.X$1];[.$A16])*4 + MIN([.X$1];[.$A16]))&gt;=82;1;0)" office:value-type="float" office:value="1" calcext:value-type="float">
            <text:p>1</text:p>
          </table:table-cell>
          <table:table-cell table:style-name="ce4" table:formula="of:=IF((MAX([.Y$1];[.$A16])*4 + MIN([.Y$1];[.$A16]))&gt;=82;1;0)" office:value-type="float" office:value="1" calcext:value-type="float">
            <text:p>1</text:p>
          </table:table-cell>
          <table:table-cell table:style-name="ce4" table:formula="of:=IF((MAX([.Z$1];[.$A16])*4 + MIN([.Z$1];[.$A16]))&gt;=82;1;0)" office:value-type="float" office:value="1" calcext:value-type="float">
            <text:p>1</text:p>
          </table:table-cell>
          <table:table-cell table:style-name="ce4" table:formula="of:=IF((MAX([.AA$1];[.$A16])*4 + MIN([.AA$1];[.$A16]))&gt;=82;1;0)" office:value-type="float" office:value="1" calcext:value-type="float">
            <text:p>1</text:p>
          </table:table-cell>
          <table:table-cell table:style-name="ce4" table:formula="of:=IF((MAX([.AB$1];[.$A16])*4 + MIN([.AB$1];[.$A16]))&gt;=82;1;0)" office:value-type="float" office:value="1" calcext:value-type="float">
            <text:p>1</text:p>
          </table:table-cell>
          <table:table-cell table:style-name="ce4" table:formula="of:=IF((MAX([.AC$1];[.$A16])*4 + MIN([.AC$1];[.$A16]))&gt;=82;1;0)" office:value-type="float" office:value="1" calcext:value-type="float">
            <text:p>1</text:p>
          </table:table-cell>
          <table:table-cell table:style-name="ce4" table:formula="of:=IF((MAX([.AD$1];[.$A16])*4 + MIN([.AD$1];[.$A16]))&gt;=82;1;0)" office:value-type="float" office:value="1" calcext:value-type="float">
            <text:p>1</text:p>
          </table:table-cell>
          <table:table-cell table:style-name="ce4" table:formula="of:=IF((MAX([.AE$1];[.$A16])*4 + MIN([.AE$1];[.$A16]))&gt;=82;1;0)" office:value-type="float" office:value="1" calcext:value-type="float">
            <text:p>1</text:p>
          </table:table-cell>
          <table:table-cell table:style-name="ce4" table:formula="of:=IF((MAX([.AF$1];[.$A16])*4 + MIN([.AF$1];[.$A16]))&gt;=82;1;0)" office:value-type="float" office:value="1" calcext:value-type="float">
            <text:p>1</text:p>
          </table:table-cell>
          <table:table-cell table:style-name="ce4" table:formula="of:=IF((MAX([.AG$1];[.$A16])*4 + MIN([.AG$1];[.$A16]))&gt;=82;1;0)" office:value-type="float" office:value="1" calcext:value-type="float">
            <text:p>1</text:p>
          </table:table-cell>
          <table:table-cell table:style-name="ce4" table:formula="of:=IF((MAX([.AH$1];[.$A16])*4 + MIN([.AH$1];[.$A16]))&gt;=82;1;0)" office:value-type="float" office:value="1" calcext:value-type="float">
            <text:p>1</text:p>
          </table:table-cell>
          <table:table-cell table:style-name="ce4" table:formula="of:=IF((MAX([.AI$1];[.$A16])*4 + MIN([.AI$1];[.$A16]))&gt;=82;1;0)" office:value-type="float" office:value="1" calcext:value-type="float">
            <text:p>1</text:p>
          </table:table-cell>
          <table:table-cell table:style-name="ce4" table:formula="of:=IF((MAX([.AJ$1];[.$A16])*4 + MIN([.AJ$1];[.$A16]))&gt;=82;1;0)" office:value-type="float" office:value="1" calcext:value-type="float">
            <text:p>1</text:p>
          </table:table-cell>
          <table:table-cell table:style-name="ce4" table:formula="of:=IF((MAX([.AK$1];[.$A16])*4 + MIN([.AK$1];[.$A16]))&gt;=82;1;0)" office:value-type="float" office:value="1" calcext:value-type="float">
            <text:p>1</text:p>
          </table:table-cell>
          <table:table-cell table:style-name="ce4" table:formula="of:=IF((MAX([.AL$1];[.$A16])*4 + MIN([.AL$1];[.$A16]))&gt;=82;1;0)" office:value-type="float" office:value="1" calcext:value-type="float">
            <text:p>1</text:p>
          </table:table-cell>
          <table:table-cell table:style-name="ce4" table:formula="of:=IF((MAX([.AM$1];[.$A16])*4 + MIN([.AM$1];[.$A16]))&gt;=82;1;0)" office:value-type="float" office:value="1" calcext:value-type="float">
            <text:p>1</text:p>
          </table:table-cell>
          <table:table-cell table:style-name="ce4" table:formula="of:=IF((MAX([.AN$1];[.$A16])*4 + MIN([.AN$1];[.$A16]))&gt;=82;1;0)" office:value-type="float" office:value="1" calcext:value-type="float">
            <text:p>1</text:p>
          </table:table-cell>
          <table:table-cell table:style-name="ce4" table:formula="of:=IF((MAX([.AO$1];[.$A16])*4 + MIN([.AO$1];[.$A16]))&gt;=82;1;0)" office:value-type="float" office:value="1" calcext:value-type="float">
            <text:p>1</text:p>
          </table:table-cell>
          <table:table-cell table:style-name="ce4" table:formula="of:=IF((MAX([.AP$1];[.$A16])*4 + MIN([.AP$1];[.$A16]))&gt;=82;1;0)" office:value-type="float" office:value="1" calcext:value-type="float">
            <text:p>1</text:p>
          </table:table-cell>
          <table:table-cell table:style-name="ce4" table:formula="of:=IF((MAX([.AQ$1];[.$A16])*4 + MIN([.AQ$1];[.$A16]))&gt;=82;1;0)" office:value-type="float" office:value="1" calcext:value-type="float">
            <text:p>1</text:p>
          </table:table-cell>
          <table:table-cell table:style-name="ce4" table:formula="of:=IF((MAX([.AR$1];[.$A16])*4 + MIN([.AR$1];[.$A16]))&gt;=82;1;0)" office:value-type="float" office:value="1" calcext:value-type="float">
            <text:p>1</text:p>
          </table:table-cell>
          <table:table-cell table:style-name="ce4" table:formula="of:=IF((MAX([.AS$1];[.$A16])*4 + MIN([.AS$1];[.$A16]))&gt;=82;1;0)" office:value-type="float" office:value="1" calcext:value-type="float">
            <text:p>1</text:p>
          </table:table-cell>
          <table:table-cell table:style-name="ce4" table:formula="of:=IF((MAX([.AT$1];[.$A16])*4 + MIN([.AT$1];[.$A16]))&gt;=82;1;0)" office:value-type="float" office:value="1" calcext:value-type="float">
            <text:p>1</text:p>
          </table:table-cell>
          <table:table-cell table:style-name="ce4" table:formula="of:=IF((MAX([.AU$1];[.$A16])*4 + MIN([.AU$1];[.$A16]))&gt;=82;1;0)" office:value-type="float" office:value="1" calcext:value-type="float">
            <text:p>1</text:p>
          </table:table-cell>
          <table:table-cell table:style-name="ce4" table:formula="of:=IF((MAX([.AV$1];[.$A16])*4 + MIN([.AV$1];[.$A16]))&gt;=82;1;0)" office:value-type="float" office:value="1" calcext:value-type="float">
            <text:p>1</text:p>
          </table:table-cell>
          <table:table-cell table:style-name="ce4" table:formula="of:=IF((MAX([.AW$1];[.$A16])*4 + MIN([.AW$1];[.$A16]))&gt;=82;1;0)" office:value-type="float" office:value="1" calcext:value-type="float">
            <text:p>1</text:p>
          </table:table-cell>
          <table:table-cell table:style-name="ce4" table:formula="of:=IF((MAX([.AX$1];[.$A16])*4 + MIN([.AX$1];[.$A16]))&gt;=82;1;0)" office:value-type="float" office:value="1" calcext:value-type="float">
            <text:p>1</text:p>
          </table:table-cell>
          <table:table-cell table:style-name="ce4" table:formula="of:=IF((MAX([.AY$1];[.$A16])*4 + MIN([.AY$1];[.$A16]))&gt;=82;1;0)" office:value-type="float" office:value="1" calcext:value-type="float">
            <text:p>1</text:p>
          </table:table-cell>
          <table:table-cell table:style-name="ce4" table:formula="of:=IF((MAX([.AZ$1];[.$A16])*4 + MIN([.AZ$1];[.$A16]))&gt;=82;1;0)" office:value-type="float" office:value="1" calcext:value-type="float">
            <text:p>1</text:p>
          </table:table-cell>
          <table:table-cell table:style-name="ce4" table:formula="of:=IF((MAX([.BA$1];[.$A16])*4 + MIN([.BA$1];[.$A16]))&gt;=82;1;0)" office:value-type="float" office:value="1" calcext:value-type="float">
            <text:p>1</text:p>
          </table:table-cell>
          <table:table-cell table:style-name="ce4" table:formula="of:=IF((MAX([.BB$1];[.$A16])*4 + MIN([.BB$1];[.$A16]))&gt;=82;1;0)" office:value-type="float" office:value="1" calcext:value-type="float">
            <text:p>1</text:p>
          </table:table-cell>
          <table:table-cell table:style-name="ce4" table:formula="of:=IF((MAX([.BC$1];[.$A16])*4 + MIN([.BC$1];[.$A16]))&gt;=82;1;0)" office:value-type="float" office:value="1" calcext:value-type="float">
            <text:p>1</text:p>
          </table:table-cell>
          <table:table-cell table:style-name="ce4" table:formula="of:=IF((MAX([.BD$1];[.$A16])*4 + MIN([.BD$1];[.$A16]))&gt;=82;1;0)" office:value-type="float" office:value="1" calcext:value-type="float">
            <text:p>1</text:p>
          </table:table-cell>
          <table:table-cell table:style-name="ce4" table:formula="of:=IF((MAX([.BE$1];[.$A16])*4 + MIN([.BE$1];[.$A16]))&gt;=82;1;0)" office:value-type="float" office:value="1" calcext:value-type="float">
            <text:p>1</text:p>
          </table:table-cell>
          <table:table-cell table:style-name="ce4" table:formula="of:=IF((MAX([.BF$1];[.$A16])*4 + MIN([.BF$1];[.$A16]))&gt;=82;1;0)" office:value-type="float" office:value="1" calcext:value-type="float">
            <text:p>1</text:p>
          </table:table-cell>
          <table:table-cell table:style-name="ce4" table:formula="of:=IF((MAX([.BG$1];[.$A16])*4 + MIN([.BG$1];[.$A16]))&gt;=82;1;0)" office:value-type="float" office:value="1" calcext:value-type="float">
            <text:p>1</text:p>
          </table:table-cell>
          <table:table-cell table:style-name="ce4" table:formula="of:=IF((MAX([.BH$1];[.$A16])*4 + MIN([.BH$1];[.$A16]))&gt;=82;1;0)" office:value-type="float" office:value="1" calcext:value-type="float">
            <text:p>1</text:p>
          </table:table-cell>
          <table:table-cell table:style-name="ce4" table:formula="of:=IF((MAX([.BI$1];[.$A16])*4 + MIN([.BI$1];[.$A16]))&gt;=82;1;0)" office:value-type="float" office:value="1" calcext:value-type="float">
            <text:p>1</text:p>
          </table:table-cell>
          <table:table-cell table:style-name="ce4" table:formula="of:=IF((MAX([.BJ$1];[.$A16])*4 + MIN([.BJ$1];[.$A16]))&gt;=82;1;0)" office:value-type="float" office:value="1" calcext:value-type="float">
            <text:p>1</text:p>
          </table:table-cell>
          <table:table-cell table:style-name="ce4" table:formula="of:=IF((MAX([.BK$1];[.$A16])*4 + MIN([.BK$1];[.$A16]))&gt;=82;1;0)" office:value-type="float" office:value="1" calcext:value-type="float">
            <text:p>1</text:p>
          </table:table-cell>
          <table:table-cell table:style-name="ce4" table:formula="of:=IF((MAX([.BL$1];[.$A16])*4 + MIN([.BL$1];[.$A16]))&gt;=82;1;0)" office:value-type="float" office:value="1" calcext:value-type="float">
            <text:p>1</text:p>
          </table:table-cell>
          <table:table-cell table:style-name="ce4" table:formula="of:=IF((MAX([.BM$1];[.$A16])*4 + MIN([.BM$1];[.$A16]))&gt;=82;1;0)" office:value-type="float" office:value="1" calcext:value-type="float">
            <text:p>1</text:p>
          </table:table-cell>
          <table:table-cell table:style-name="ce4" table:formula="of:=IF((MAX([.BN$1];[.$A16])*4 + MIN([.BN$1];[.$A16]))&gt;=82;1;0)" office:value-type="float" office:value="1" calcext:value-type="float">
            <text:p>1</text:p>
          </table:table-cell>
          <table:table-cell table:style-name="ce4" table:formula="of:=IF((MAX([.BO$1];[.$A16])*4 + MIN([.BO$1];[.$A16]))&gt;=82;1;0)" office:value-type="float" office:value="1" calcext:value-type="float">
            <text:p>1</text:p>
          </table:table-cell>
          <table:table-cell table:style-name="ce4" table:formula="of:=IF((MAX([.BP$1];[.$A16])*4 + MIN([.BP$1];[.$A16]))&gt;=82;1;0)" office:value-type="float" office:value="1" calcext:value-type="float">
            <text:p>1</text:p>
          </table:table-cell>
          <table:table-cell table:style-name="ce4" table:formula="of:=IF((MAX([.BQ$1];[.$A16])*4 + MIN([.BQ$1];[.$A16]))&gt;=82;1;0)" office:value-type="float" office:value="1" calcext:value-type="float">
            <text:p>1</text:p>
          </table:table-cell>
          <table:table-cell table:style-name="ce4" table:formula="of:=IF((MAX([.BR$1];[.$A16])*4 + MIN([.BR$1];[.$A16]))&gt;=82;1;0)" office:value-type="float" office:value="1" calcext:value-type="float">
            <text:p>1</text:p>
          </table:table-cell>
          <table:table-cell table:style-name="ce4" table:formula="of:=IF((MAX([.BS$1];[.$A16])*4 + MIN([.BS$1];[.$A16]))&gt;=82;1;0)" office:value-type="float" office:value="1" calcext:value-type="float">
            <text:p>1</text:p>
          </table:table-cell>
          <table:table-cell table:style-name="ce4" table:formula="of:=IF((MAX([.BT$1];[.$A16])*4 + MIN([.BT$1];[.$A16]))&gt;=82;1;0)" office:value-type="float" office:value="1" calcext:value-type="float">
            <text:p>1</text:p>
          </table:table-cell>
          <table:table-cell table:style-name="ce4" table:formula="of:=IF((MAX([.BU$1];[.$A16])*4 + MIN([.BU$1];[.$A16]))&gt;=82;1;0)" office:value-type="float" office:value="1" calcext:value-type="float">
            <text:p>1</text:p>
          </table:table-cell>
          <table:table-cell table:style-name="ce4" table:formula="of:=IF((MAX([.BV$1];[.$A16])*4 + MIN([.BV$1];[.$A16]))&gt;=82;1;0)" office:value-type="float" office:value="1" calcext:value-type="float">
            <text:p>1</text:p>
          </table:table-cell>
          <table:table-cell table:style-name="ce4" table:formula="of:=IF((MAX([.BW$1];[.$A16])*4 + MIN([.BW$1];[.$A16]))&gt;=82;1;0)" office:value-type="float" office:value="1" calcext:value-type="float">
            <text:p>1</text:p>
          </table:table-cell>
          <table:table-cell table:style-name="ce4" table:formula="of:=IF((MAX([.BX$1];[.$A16])*4 + MIN([.BX$1];[.$A16]))&gt;=82;1;0)" office:value-type="float" office:value="1" calcext:value-type="float">
            <text:p>1</text:p>
          </table:table-cell>
          <table:table-cell table:style-name="ce4" table:formula="of:=IF((MAX([.BY$1];[.$A16])*4 + MIN([.BY$1];[.$A16]))&gt;=82;1;0)" office:value-type="float" office:value="1" calcext:value-type="float">
            <text:p>1</text:p>
          </table:table-cell>
          <table:table-cell table:style-name="ce4" table:formula="of:=IF((MAX([.BZ$1];[.$A16])*4 + MIN([.BZ$1];[.$A16]))&gt;=82;1;0)" office:value-type="float" office:value="1" calcext:value-type="float">
            <text:p>1</text:p>
          </table:table-cell>
          <table:table-cell table:style-name="ce4" table:formula="of:=IF((MAX([.CA$1];[.$A16])*4 + MIN([.CA$1];[.$A16]))&gt;=82;1;0)" office:value-type="float" office:value="1" calcext:value-type="float">
            <text:p>1</text:p>
          </table:table-cell>
          <table:table-cell table:style-name="ce4" table:formula="of:=IF((MAX([.CB$1];[.$A16])*4 + MIN([.CB$1];[.$A16]))&gt;=82;1;0)" office:value-type="float" office:value="1" calcext:value-type="float">
            <text:p>1</text:p>
          </table:table-cell>
          <table:table-cell table:style-name="ce4" table:formula="of:=IF((MAX([.CC$1];[.$A16])*4 + MIN([.CC$1];[.$A16]))&gt;=82;1;0)" office:value-type="float" office:value="1" calcext:value-type="float">
            <text:p>1</text:p>
          </table:table-cell>
          <table:table-cell table:style-name="ce4" table:formula="of:=IF((MAX([.CD$1];[.$A16])*4 + MIN([.CD$1];[.$A16]))&gt;=82;1;0)" office:value-type="float" office:value="1" calcext:value-type="float">
            <text:p>1</text:p>
          </table:table-cell>
          <table:table-cell table:style-name="ce4" table:formula="of:=IF((MAX([.CE$1];[.$A16])*4 + MIN([.CE$1];[.$A16]))&gt;=82;1;0)" office:value-type="float" office:value="1" calcext:value-type="float">
            <text:p>1</text:p>
          </table:table-cell>
          <table:table-cell table:style-name="ce4" table:formula="of:=IF((MAX([.CF$1];[.$A16])*4 + MIN([.CF$1];[.$A16]))&gt;=82;1;0)" office:value-type="float" office:value="1" calcext:value-type="float">
            <text:p>1</text:p>
          </table:table-cell>
          <table:table-cell table:style-name="ce4" table:formula="of:=IF((MAX([.CG$1];[.$A16])*4 + MIN([.CG$1];[.$A16]))&gt;=82;1;0)" office:value-type="float" office:value="1" calcext:value-type="float">
            <text:p>1</text:p>
          </table:table-cell>
          <table:table-cell table:style-name="ce4" table:formula="of:=IF((MAX([.CH$1];[.$A16])*4 + MIN([.CH$1];[.$A1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formula="of:=IF(AND(INDEX([.$B$2:.$CH$84];[.$A17]+1;[.B$1])&gt;0;INDEX([.$B$2:.$CH$84];[.$A17]*4;[.B$1])&gt;0;INDEX([.$B$2:.$CH$84];[.$A17];[.B$1]+1)&gt;0;INDEX([.$B$2:.$CH$84];[.$A17];[.B$1]*4)&gt;0);-2;0)" office:value-type="float" office:value="0" calcext:value-type="float">
            <text:p>0</text:p>
          </table:table-cell>
          <table:table-cell table:style-name="ce4" table:formula="of:=IF(AND(INDEX([.$B$2:.$CH$84];[.$A17]+1;[.C$1])&gt;0;INDEX([.$B$2:.$CH$84];[.$A17]*4;[.C$1])&gt;0;INDEX([.$B$2:.$CH$84];[.$A17];[.C$1]+1)&gt;0;INDEX([.$B$2:.$CH$84];[.$A17];[.C$1]*4)&gt;0);-2;0)" office:value-type="float" office:value="0" calcext:value-type="float">
            <text:p>0</text:p>
          </table:table-cell>
          <table:table-cell table:style-name="ce4" table:formula="of:=IF(AND(INDEX([.$B$2:.$CH$84];[.$A17]+1;[.D$1])&gt;0;INDEX([.$B$2:.$CH$84];[.$A17]*4;[.D$1])&gt;0;INDEX([.$B$2:.$CH$84];[.$A17];[.D$1]+1)&gt;0;INDEX([.$B$2:.$CH$84];[.$A17];[.D$1]*4)&gt;0);-2;0)" office:value-type="float" office:value="0" calcext:value-type="float">
            <text:p>0</text:p>
          </table:table-cell>
          <table:table-cell table:style-name="ce4" table:formula="of:=IF(OR(INDEX([.$B$2:.$CH$84];[.$A17]+1;[.E$1])=-1;INDEX([.$B$2:.$CH$84];[.$A17]*4;[.E$1])=-1;INDEX([.$B$2:.$CH$84];[.$A17];[.E$1]+1)=-1;INDEX([.$B$2:.$CH$84];[.$A17];[.E$1]*4)=-1);2;0)" office:value-type="float" office:value="2" calcext:value-type="float">
            <text:p>2</text:p>
          </table:table-cell>
          <table:table-cell table:style-name="ce4" table:formula="of:=IF(AND(INDEX([.$B$2:.$CH$84];[.$A17]+1;[.F$1])&gt;0;INDEX([.$B$2:.$CH$84];[.$A17]*4;[.F$1])&gt;0;INDEX([.$B$2:.$CH$84];[.$A17];[.F$1]+1)&gt;0;INDEX([.$B$2:.$CH$84];[.$A17];[.F$1]*4)&gt;0);-2;0)" office:value-type="float" office:value="0" calcext:value-type="float">
            <text:p>0</text:p>
          </table:table-cell>
          <table:table-cell table:style-name="ce4" table:formula="of:=IF(AND(INDEX([.$B$2:.$CH$84];[.$A17]+1;[.G$1])&gt;0;INDEX([.$B$2:.$CH$84];[.$A17]*4;[.G$1])&gt;0;INDEX([.$B$2:.$CH$84];[.$A17];[.G$1]+1)&gt;0;INDEX([.$B$2:.$CH$84];[.$A17];[.G$1]*4)&gt;0);-2;0)" office:value-type="float" office:value="0" calcext:value-type="float">
            <text:p>0</text:p>
          </table:table-cell>
          <table:table-cell table:style-name="ce4" table:formula="of:=IF(AND(INDEX([.$B$2:.$CH$84];[.$A17]+1;[.H$1])&gt;0;INDEX([.$B$2:.$CH$84];[.$A17]*4;[.H$1])&gt;0;INDEX([.$B$2:.$CH$84];[.$A17];[.H$1]+1)&gt;0;INDEX([.$B$2:.$CH$84];[.$A17];[.H$1]*4)&gt;0);-2;0)" office:value-type="float" office:value="0" calcext:value-type="float">
            <text:p>0</text:p>
          </table:table-cell>
          <table:table-cell table:style-name="ce4" table:formula="of:=IF(AND(INDEX([.$B$2:.$CH$84];[.$A17]+1;[.I$1])&gt;0;INDEX([.$B$2:.$CH$84];[.$A17]*4;[.I$1])&gt;0;INDEX([.$B$2:.$CH$84];[.$A17];[.I$1]+1)&gt;0;INDEX([.$B$2:.$CH$84];[.$A17];[.I$1]*4)&gt;0);-2;0)" office:value-type="float" office:value="0" calcext:value-type="float">
            <text:p>0</text:p>
          </table:table-cell>
          <table:table-cell table:style-name="ce4" table:formula="of:=IF(AND(INDEX([.$B$2:.$CH$84];[.$A17]+1;[.J$1])&gt;0;INDEX([.$B$2:.$CH$84];[.$A17]*4;[.J$1])&gt;0;INDEX([.$B$2:.$CH$84];[.$A17];[.J$1]+1)&gt;0;INDEX([.$B$2:.$CH$84];[.$A17];[.J$1]*4)&gt;0);-2;0)" office:value-type="float" office:value="0" calcext:value-type="float">
            <text:p>0</text:p>
          </table:table-cell>
          <table:table-cell table:style-name="ce4" table:formula="of:=IF(AND(INDEX([.$B$2:.$CH$84];[.$A17]+1;[.K$1])&gt;0;INDEX([.$B$2:.$CH$84];[.$A17]*4;[.K$1])&gt;0;INDEX([.$B$2:.$CH$84];[.$A17];[.K$1]+1)&gt;0;INDEX([.$B$2:.$CH$84];[.$A17];[.K$1]*4)&gt;0);-2;0)" office:value-type="float" office:value="0" calcext:value-type="float">
            <text:p>0</text:p>
          </table:table-cell>
          <table:table-cell table:style-name="ce4" table:formula="of:=IF(AND(INDEX([.$B$2:.$CH$84];[.$A17]+1;[.L$1])&gt;0;INDEX([.$B$2:.$CH$84];[.$A17]*4;[.L$1])&gt;0;INDEX([.$B$2:.$CH$84];[.$A17];[.L$1]+1)&gt;0;INDEX([.$B$2:.$CH$84];[.$A17];[.L$1]*4)&gt;0);-2;0)" office:value-type="float" office:value="0" calcext:value-type="float">
            <text:p>0</text:p>
          </table:table-cell>
          <table:table-cell table:style-name="ce4" table:formula="of:=IF(AND(INDEX([.$B$2:.$CH$84];[.$A17]+1;[.M$1])&gt;0;INDEX([.$B$2:.$CH$84];[.$A17]*4;[.M$1])&gt;0;INDEX([.$B$2:.$CH$84];[.$A17];[.M$1]+1)&gt;0;INDEX([.$B$2:.$CH$84];[.$A17];[.M$1]*4)&gt;0);-2;0)" office:value-type="float" office:value="-2" calcext:value-type="float">
            <text:p>-2</text:p>
          </table:table-cell>
          <table:table-cell table:style-name="ce4" table:formula="of:=IF(OR(INDEX([.$B$2:.$CH$84];[.$A17]+1;[.N$1])=-1;INDEX([.$B$2:.$CH$84];[.$A17]*4;[.N$1])=-1;INDEX([.$B$2:.$CH$84];[.$A17];[.N$1]+1)=-1;INDEX([.$B$2:.$CH$84];[.$A17];[.N$1]*4)=-1);2;0)" office:value-type="float" office:value="2" calcext:value-type="float">
            <text:p>2</text:p>
          </table:table-cell>
          <table:table-cell table:style-name="ce4" table:formula="of:=IF(AND(INDEX([.$B$2:.$CH$84];[.$A17]+1;[.O$1])&gt;0;INDEX([.$B$2:.$CH$84];[.$A17]*4;[.O$1])&gt;0;INDEX([.$B$2:.$CH$84];[.$A17];[.O$1]+1)&gt;0;INDEX([.$B$2:.$CH$84];[.$A17];[.O$1]*4)&gt;0);-2;0)" office:value-type="float" office:value="-2" calcext:value-type="float">
            <text:p>-2</text:p>
          </table:table-cell>
          <table:table-cell table:style-name="ce4" table:formula="of:=IF(OR(INDEX([.$B$2:.$CH$84];[.$A17]+1;[.P$1])=-1;INDEX([.$B$2:.$CH$84];[.$A17]*4;[.P$1])=-1;INDEX([.$B$2:.$CH$84];[.$A17];[.P$1]+1)=-1;INDEX([.$B$2:.$CH$84];[.$A17];[.P$1]*4)=-1);2;0)" office:value-type="float" office:value="2" calcext:value-type="float">
            <text:p>2</text:p>
          </table:table-cell>
          <table:table-cell table:style-name="ce4" table:formula="of:=IF(AND(INDEX([.$B$2:.$CH$84];[.$A17]+1;[.Q$1])=1;INDEX([.$B$2:.$CH$84];[.$A17]*4;[.Q$1])=1;INDEX([.$B$2:.$CH$84];[.$A17];[.Q$1]+1)=1;INDEX([.$B$2:.$CH$84];[.$A17];[.Q$1]*4)=1);-1;0)" office:value-type="float" office:value="-1" calcext:value-type="float">
            <text:p>-1</text:p>
          </table:table-cell>
          <table:table-cell table:style-name="ce4" table:formula="of:=IF((MAX([.R$1];[.$A17])*4 + MIN([.R$1];[.$A17]))&gt;=82;1;0)" office:value-type="float" office:value="1" calcext:value-type="float">
            <text:p>1</text:p>
          </table:table-cell>
          <table:table-cell table:style-name="ce4" table:formula="of:=IF((MAX([.S$1];[.$A17])*4 + MIN([.S$1];[.$A17]))&gt;=82;1;0)" office:value-type="float" office:value="1" calcext:value-type="float">
            <text:p>1</text:p>
          </table:table-cell>
          <table:table-cell table:style-name="ce4" table:formula="of:=IF((MAX([.T$1];[.$A17])*4 + MIN([.T$1];[.$A17]))&gt;=82;1;0)" office:value-type="float" office:value="1" calcext:value-type="float">
            <text:p>1</text:p>
          </table:table-cell>
          <table:table-cell table:style-name="ce4" table:formula="of:=IF((MAX([.U$1];[.$A17])*4 + MIN([.U$1];[.$A17]))&gt;=82;1;0)" office:value-type="float" office:value="1" calcext:value-type="float">
            <text:p>1</text:p>
          </table:table-cell>
          <table:table-cell table:style-name="ce4" table:formula="of:=IF((MAX([.V$1];[.$A17])*4 + MIN([.V$1];[.$A17]))&gt;=82;1;0)" office:value-type="float" office:value="1" calcext:value-type="float">
            <text:p>1</text:p>
          </table:table-cell>
          <table:table-cell table:style-name="ce4" table:formula="of:=IF((MAX([.W$1];[.$A17])*4 + MIN([.W$1];[.$A17]))&gt;=82;1;0)" office:value-type="float" office:value="1" calcext:value-type="float">
            <text:p>1</text:p>
          </table:table-cell>
          <table:table-cell table:style-name="ce4" table:formula="of:=IF((MAX([.X$1];[.$A17])*4 + MIN([.X$1];[.$A17]))&gt;=82;1;0)" office:value-type="float" office:value="1" calcext:value-type="float">
            <text:p>1</text:p>
          </table:table-cell>
          <table:table-cell table:style-name="ce4" table:formula="of:=IF((MAX([.Y$1];[.$A17])*4 + MIN([.Y$1];[.$A17]))&gt;=82;1;0)" office:value-type="float" office:value="1" calcext:value-type="float">
            <text:p>1</text:p>
          </table:table-cell>
          <table:table-cell table:style-name="ce4" table:formula="of:=IF((MAX([.Z$1];[.$A17])*4 + MIN([.Z$1];[.$A17]))&gt;=82;1;0)" office:value-type="float" office:value="1" calcext:value-type="float">
            <text:p>1</text:p>
          </table:table-cell>
          <table:table-cell table:style-name="ce4" table:formula="of:=IF((MAX([.AA$1];[.$A17])*4 + MIN([.AA$1];[.$A17]))&gt;=82;1;0)" office:value-type="float" office:value="1" calcext:value-type="float">
            <text:p>1</text:p>
          </table:table-cell>
          <table:table-cell table:style-name="ce4" table:formula="of:=IF((MAX([.AB$1];[.$A17])*4 + MIN([.AB$1];[.$A17]))&gt;=82;1;0)" office:value-type="float" office:value="1" calcext:value-type="float">
            <text:p>1</text:p>
          </table:table-cell>
          <table:table-cell table:style-name="ce4" table:formula="of:=IF((MAX([.AC$1];[.$A17])*4 + MIN([.AC$1];[.$A17]))&gt;=82;1;0)" office:value-type="float" office:value="1" calcext:value-type="float">
            <text:p>1</text:p>
          </table:table-cell>
          <table:table-cell table:style-name="ce4" table:formula="of:=IF((MAX([.AD$1];[.$A17])*4 + MIN([.AD$1];[.$A17]))&gt;=82;1;0)" office:value-type="float" office:value="1" calcext:value-type="float">
            <text:p>1</text:p>
          </table:table-cell>
          <table:table-cell table:style-name="ce4" table:formula="of:=IF((MAX([.AE$1];[.$A17])*4 + MIN([.AE$1];[.$A17]))&gt;=82;1;0)" office:value-type="float" office:value="1" calcext:value-type="float">
            <text:p>1</text:p>
          </table:table-cell>
          <table:table-cell table:style-name="ce4" table:formula="of:=IF((MAX([.AF$1];[.$A17])*4 + MIN([.AF$1];[.$A17]))&gt;=82;1;0)" office:value-type="float" office:value="1" calcext:value-type="float">
            <text:p>1</text:p>
          </table:table-cell>
          <table:table-cell table:style-name="ce4" table:formula="of:=IF((MAX([.AG$1];[.$A17])*4 + MIN([.AG$1];[.$A17]))&gt;=82;1;0)" office:value-type="float" office:value="1" calcext:value-type="float">
            <text:p>1</text:p>
          </table:table-cell>
          <table:table-cell table:style-name="ce4" table:formula="of:=IF((MAX([.AH$1];[.$A17])*4 + MIN([.AH$1];[.$A17]))&gt;=82;1;0)" office:value-type="float" office:value="1" calcext:value-type="float">
            <text:p>1</text:p>
          </table:table-cell>
          <table:table-cell table:style-name="ce4" table:formula="of:=IF((MAX([.AI$1];[.$A17])*4 + MIN([.AI$1];[.$A17]))&gt;=82;1;0)" office:value-type="float" office:value="1" calcext:value-type="float">
            <text:p>1</text:p>
          </table:table-cell>
          <table:table-cell table:style-name="ce4" table:formula="of:=IF((MAX([.AJ$1];[.$A17])*4 + MIN([.AJ$1];[.$A17]))&gt;=82;1;0)" office:value-type="float" office:value="1" calcext:value-type="float">
            <text:p>1</text:p>
          </table:table-cell>
          <table:table-cell table:style-name="ce4" table:formula="of:=IF((MAX([.AK$1];[.$A17])*4 + MIN([.AK$1];[.$A17]))&gt;=82;1;0)" office:value-type="float" office:value="1" calcext:value-type="float">
            <text:p>1</text:p>
          </table:table-cell>
          <table:table-cell table:style-name="ce4" table:formula="of:=IF((MAX([.AL$1];[.$A17])*4 + MIN([.AL$1];[.$A17]))&gt;=82;1;0)" office:value-type="float" office:value="1" calcext:value-type="float">
            <text:p>1</text:p>
          </table:table-cell>
          <table:table-cell table:style-name="ce4" table:formula="of:=IF((MAX([.AM$1];[.$A17])*4 + MIN([.AM$1];[.$A17]))&gt;=82;1;0)" office:value-type="float" office:value="1" calcext:value-type="float">
            <text:p>1</text:p>
          </table:table-cell>
          <table:table-cell table:style-name="ce4" table:formula="of:=IF((MAX([.AN$1];[.$A17])*4 + MIN([.AN$1];[.$A17]))&gt;=82;1;0)" office:value-type="float" office:value="1" calcext:value-type="float">
            <text:p>1</text:p>
          </table:table-cell>
          <table:table-cell table:style-name="ce4" table:formula="of:=IF((MAX([.AO$1];[.$A17])*4 + MIN([.AO$1];[.$A17]))&gt;=82;1;0)" office:value-type="float" office:value="1" calcext:value-type="float">
            <text:p>1</text:p>
          </table:table-cell>
          <table:table-cell table:style-name="ce4" table:formula="of:=IF((MAX([.AP$1];[.$A17])*4 + MIN([.AP$1];[.$A17]))&gt;=82;1;0)" office:value-type="float" office:value="1" calcext:value-type="float">
            <text:p>1</text:p>
          </table:table-cell>
          <table:table-cell table:style-name="ce4" table:formula="of:=IF((MAX([.AQ$1];[.$A17])*4 + MIN([.AQ$1];[.$A17]))&gt;=82;1;0)" office:value-type="float" office:value="1" calcext:value-type="float">
            <text:p>1</text:p>
          </table:table-cell>
          <table:table-cell table:style-name="ce4" table:formula="of:=IF((MAX([.AR$1];[.$A17])*4 + MIN([.AR$1];[.$A17]))&gt;=82;1;0)" office:value-type="float" office:value="1" calcext:value-type="float">
            <text:p>1</text:p>
          </table:table-cell>
          <table:table-cell table:style-name="ce4" table:formula="of:=IF((MAX([.AS$1];[.$A17])*4 + MIN([.AS$1];[.$A17]))&gt;=82;1;0)" office:value-type="float" office:value="1" calcext:value-type="float">
            <text:p>1</text:p>
          </table:table-cell>
          <table:table-cell table:style-name="ce4" table:formula="of:=IF((MAX([.AT$1];[.$A17])*4 + MIN([.AT$1];[.$A17]))&gt;=82;1;0)" office:value-type="float" office:value="1" calcext:value-type="float">
            <text:p>1</text:p>
          </table:table-cell>
          <table:table-cell table:style-name="ce4" table:formula="of:=IF((MAX([.AU$1];[.$A17])*4 + MIN([.AU$1];[.$A17]))&gt;=82;1;0)" office:value-type="float" office:value="1" calcext:value-type="float">
            <text:p>1</text:p>
          </table:table-cell>
          <table:table-cell table:style-name="ce4" table:formula="of:=IF((MAX([.AV$1];[.$A17])*4 + MIN([.AV$1];[.$A17]))&gt;=82;1;0)" office:value-type="float" office:value="1" calcext:value-type="float">
            <text:p>1</text:p>
          </table:table-cell>
          <table:table-cell table:style-name="ce4" table:formula="of:=IF((MAX([.AW$1];[.$A17])*4 + MIN([.AW$1];[.$A17]))&gt;=82;1;0)" office:value-type="float" office:value="1" calcext:value-type="float">
            <text:p>1</text:p>
          </table:table-cell>
          <table:table-cell table:style-name="ce4" table:formula="of:=IF((MAX([.AX$1];[.$A17])*4 + MIN([.AX$1];[.$A17]))&gt;=82;1;0)" office:value-type="float" office:value="1" calcext:value-type="float">
            <text:p>1</text:p>
          </table:table-cell>
          <table:table-cell table:style-name="ce4" table:formula="of:=IF((MAX([.AY$1];[.$A17])*4 + MIN([.AY$1];[.$A17]))&gt;=82;1;0)" office:value-type="float" office:value="1" calcext:value-type="float">
            <text:p>1</text:p>
          </table:table-cell>
          <table:table-cell table:style-name="ce4" table:formula="of:=IF((MAX([.AZ$1];[.$A17])*4 + MIN([.AZ$1];[.$A17]))&gt;=82;1;0)" office:value-type="float" office:value="1" calcext:value-type="float">
            <text:p>1</text:p>
          </table:table-cell>
          <table:table-cell table:style-name="ce4" table:formula="of:=IF((MAX([.BA$1];[.$A17])*4 + MIN([.BA$1];[.$A17]))&gt;=82;1;0)" office:value-type="float" office:value="1" calcext:value-type="float">
            <text:p>1</text:p>
          </table:table-cell>
          <table:table-cell table:style-name="ce4" table:formula="of:=IF((MAX([.BB$1];[.$A17])*4 + MIN([.BB$1];[.$A17]))&gt;=82;1;0)" office:value-type="float" office:value="1" calcext:value-type="float">
            <text:p>1</text:p>
          </table:table-cell>
          <table:table-cell table:style-name="ce4" table:formula="of:=IF((MAX([.BC$1];[.$A17])*4 + MIN([.BC$1];[.$A17]))&gt;=82;1;0)" office:value-type="float" office:value="1" calcext:value-type="float">
            <text:p>1</text:p>
          </table:table-cell>
          <table:table-cell table:style-name="ce4" table:formula="of:=IF((MAX([.BD$1];[.$A17])*4 + MIN([.BD$1];[.$A17]))&gt;=82;1;0)" office:value-type="float" office:value="1" calcext:value-type="float">
            <text:p>1</text:p>
          </table:table-cell>
          <table:table-cell table:style-name="ce4" table:formula="of:=IF((MAX([.BE$1];[.$A17])*4 + MIN([.BE$1];[.$A17]))&gt;=82;1;0)" office:value-type="float" office:value="1" calcext:value-type="float">
            <text:p>1</text:p>
          </table:table-cell>
          <table:table-cell table:style-name="ce4" table:formula="of:=IF((MAX([.BF$1];[.$A17])*4 + MIN([.BF$1];[.$A17]))&gt;=82;1;0)" office:value-type="float" office:value="1" calcext:value-type="float">
            <text:p>1</text:p>
          </table:table-cell>
          <table:table-cell table:style-name="ce4" table:formula="of:=IF((MAX([.BG$1];[.$A17])*4 + MIN([.BG$1];[.$A17]))&gt;=82;1;0)" office:value-type="float" office:value="1" calcext:value-type="float">
            <text:p>1</text:p>
          </table:table-cell>
          <table:table-cell table:style-name="ce4" table:formula="of:=IF((MAX([.BH$1];[.$A17])*4 + MIN([.BH$1];[.$A17]))&gt;=82;1;0)" office:value-type="float" office:value="1" calcext:value-type="float">
            <text:p>1</text:p>
          </table:table-cell>
          <table:table-cell table:style-name="ce4" table:formula="of:=IF((MAX([.BI$1];[.$A17])*4 + MIN([.BI$1];[.$A17]))&gt;=82;1;0)" office:value-type="float" office:value="1" calcext:value-type="float">
            <text:p>1</text:p>
          </table:table-cell>
          <table:table-cell table:style-name="ce4" table:formula="of:=IF((MAX([.BJ$1];[.$A17])*4 + MIN([.BJ$1];[.$A17]))&gt;=82;1;0)" office:value-type="float" office:value="1" calcext:value-type="float">
            <text:p>1</text:p>
          </table:table-cell>
          <table:table-cell table:style-name="ce4" table:formula="of:=IF((MAX([.BK$1];[.$A17])*4 + MIN([.BK$1];[.$A17]))&gt;=82;1;0)" office:value-type="float" office:value="1" calcext:value-type="float">
            <text:p>1</text:p>
          </table:table-cell>
          <table:table-cell table:style-name="ce4" table:formula="of:=IF((MAX([.BL$1];[.$A17])*4 + MIN([.BL$1];[.$A17]))&gt;=82;1;0)" office:value-type="float" office:value="1" calcext:value-type="float">
            <text:p>1</text:p>
          </table:table-cell>
          <table:table-cell table:style-name="ce4" table:formula="of:=IF((MAX([.BM$1];[.$A17])*4 + MIN([.BM$1];[.$A17]))&gt;=82;1;0)" office:value-type="float" office:value="1" calcext:value-type="float">
            <text:p>1</text:p>
          </table:table-cell>
          <table:table-cell table:style-name="ce4" table:formula="of:=IF((MAX([.BN$1];[.$A17])*4 + MIN([.BN$1];[.$A17]))&gt;=82;1;0)" office:value-type="float" office:value="1" calcext:value-type="float">
            <text:p>1</text:p>
          </table:table-cell>
          <table:table-cell table:style-name="ce4" table:formula="of:=IF((MAX([.BO$1];[.$A17])*4 + MIN([.BO$1];[.$A17]))&gt;=82;1;0)" office:value-type="float" office:value="1" calcext:value-type="float">
            <text:p>1</text:p>
          </table:table-cell>
          <table:table-cell table:style-name="ce4" table:formula="of:=IF((MAX([.BP$1];[.$A17])*4 + MIN([.BP$1];[.$A17]))&gt;=82;1;0)" office:value-type="float" office:value="1" calcext:value-type="float">
            <text:p>1</text:p>
          </table:table-cell>
          <table:table-cell table:style-name="ce4" table:formula="of:=IF((MAX([.BQ$1];[.$A17])*4 + MIN([.BQ$1];[.$A17]))&gt;=82;1;0)" office:value-type="float" office:value="1" calcext:value-type="float">
            <text:p>1</text:p>
          </table:table-cell>
          <table:table-cell table:style-name="ce4" table:formula="of:=IF((MAX([.BR$1];[.$A17])*4 + MIN([.BR$1];[.$A17]))&gt;=82;1;0)" office:value-type="float" office:value="1" calcext:value-type="float">
            <text:p>1</text:p>
          </table:table-cell>
          <table:table-cell table:style-name="ce4" table:formula="of:=IF((MAX([.BS$1];[.$A17])*4 + MIN([.BS$1];[.$A17]))&gt;=82;1;0)" office:value-type="float" office:value="1" calcext:value-type="float">
            <text:p>1</text:p>
          </table:table-cell>
          <table:table-cell table:style-name="ce4" table:formula="of:=IF((MAX([.BT$1];[.$A17])*4 + MIN([.BT$1];[.$A17]))&gt;=82;1;0)" office:value-type="float" office:value="1" calcext:value-type="float">
            <text:p>1</text:p>
          </table:table-cell>
          <table:table-cell table:style-name="ce4" table:formula="of:=IF((MAX([.BU$1];[.$A17])*4 + MIN([.BU$1];[.$A17]))&gt;=82;1;0)" office:value-type="float" office:value="1" calcext:value-type="float">
            <text:p>1</text:p>
          </table:table-cell>
          <table:table-cell table:style-name="ce4" table:formula="of:=IF((MAX([.BV$1];[.$A17])*4 + MIN([.BV$1];[.$A17]))&gt;=82;1;0)" office:value-type="float" office:value="1" calcext:value-type="float">
            <text:p>1</text:p>
          </table:table-cell>
          <table:table-cell table:style-name="ce4" table:formula="of:=IF((MAX([.BW$1];[.$A17])*4 + MIN([.BW$1];[.$A17]))&gt;=82;1;0)" office:value-type="float" office:value="1" calcext:value-type="float">
            <text:p>1</text:p>
          </table:table-cell>
          <table:table-cell table:style-name="ce4" table:formula="of:=IF((MAX([.BX$1];[.$A17])*4 + MIN([.BX$1];[.$A17]))&gt;=82;1;0)" office:value-type="float" office:value="1" calcext:value-type="float">
            <text:p>1</text:p>
          </table:table-cell>
          <table:table-cell table:style-name="ce4" table:formula="of:=IF((MAX([.BY$1];[.$A17])*4 + MIN([.BY$1];[.$A17]))&gt;=82;1;0)" office:value-type="float" office:value="1" calcext:value-type="float">
            <text:p>1</text:p>
          </table:table-cell>
          <table:table-cell table:style-name="ce4" table:formula="of:=IF((MAX([.BZ$1];[.$A17])*4 + MIN([.BZ$1];[.$A17]))&gt;=82;1;0)" office:value-type="float" office:value="1" calcext:value-type="float">
            <text:p>1</text:p>
          </table:table-cell>
          <table:table-cell table:style-name="ce4" table:formula="of:=IF((MAX([.CA$1];[.$A17])*4 + MIN([.CA$1];[.$A17]))&gt;=82;1;0)" office:value-type="float" office:value="1" calcext:value-type="float">
            <text:p>1</text:p>
          </table:table-cell>
          <table:table-cell table:style-name="ce4" table:formula="of:=IF((MAX([.CB$1];[.$A17])*4 + MIN([.CB$1];[.$A17]))&gt;=82;1;0)" office:value-type="float" office:value="1" calcext:value-type="float">
            <text:p>1</text:p>
          </table:table-cell>
          <table:table-cell table:style-name="ce4" table:formula="of:=IF((MAX([.CC$1];[.$A17])*4 + MIN([.CC$1];[.$A17]))&gt;=82;1;0)" office:value-type="float" office:value="1" calcext:value-type="float">
            <text:p>1</text:p>
          </table:table-cell>
          <table:table-cell table:style-name="ce4" table:formula="of:=IF((MAX([.CD$1];[.$A17])*4 + MIN([.CD$1];[.$A17]))&gt;=82;1;0)" office:value-type="float" office:value="1" calcext:value-type="float">
            <text:p>1</text:p>
          </table:table-cell>
          <table:table-cell table:style-name="ce4" table:formula="of:=IF((MAX([.CE$1];[.$A17])*4 + MIN([.CE$1];[.$A17]))&gt;=82;1;0)" office:value-type="float" office:value="1" calcext:value-type="float">
            <text:p>1</text:p>
          </table:table-cell>
          <table:table-cell table:style-name="ce4" table:formula="of:=IF((MAX([.CF$1];[.$A17])*4 + MIN([.CF$1];[.$A17]))&gt;=82;1;0)" office:value-type="float" office:value="1" calcext:value-type="float">
            <text:p>1</text:p>
          </table:table-cell>
          <table:table-cell table:style-name="ce4" table:formula="of:=IF((MAX([.CG$1];[.$A17])*4 + MIN([.CG$1];[.$A17]))&gt;=82;1;0)" office:value-type="float" office:value="1" calcext:value-type="float">
            <text:p>1</text:p>
          </table:table-cell>
          <table:table-cell table:style-name="ce4" table:formula="of:=IF((MAX([.CH$1];[.$A17])*4 + MIN([.CH$1];[.$A1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table:formula="of:=IF(AND(INDEX([.$B$2:.$CH$84];[.$A18]+1;[.B$1])&gt;0;INDEX([.$B$2:.$CH$84];[.$A18]*4;[.B$1])&gt;0;INDEX([.$B$2:.$CH$84];[.$A18];[.B$1]+1)&gt;0;INDEX([.$B$2:.$CH$84];[.$A18];[.B$1]*4)&gt;0);-2;0)" office:value-type="float" office:value="0" calcext:value-type="float">
            <text:p>0</text:p>
          </table:table-cell>
          <table:table-cell table:style-name="ce4" table:formula="of:=IF(AND(INDEX([.$B$2:.$CH$84];[.$A18]+1;[.C$1])&gt;0;INDEX([.$B$2:.$CH$84];[.$A18]*4;[.C$1])&gt;0;INDEX([.$B$2:.$CH$84];[.$A18];[.C$1]+1)&gt;0;INDEX([.$B$2:.$CH$84];[.$A18];[.C$1]*4)&gt;0);-2;0)" office:value-type="float" office:value="0" calcext:value-type="float">
            <text:p>0</text:p>
          </table:table-cell>
          <table:table-cell table:style-name="ce4" table:formula="of:=IF(AND(INDEX([.$B$2:.$CH$84];[.$A18]+1;[.D$1])&gt;0;INDEX([.$B$2:.$CH$84];[.$A18]*4;[.D$1])&gt;0;INDEX([.$B$2:.$CH$84];[.$A18];[.D$1]+1)&gt;0;INDEX([.$B$2:.$CH$84];[.$A18];[.D$1]*4)&gt;0);-2;0)" office:value-type="float" office:value="0" calcext:value-type="float">
            <text:p>0</text:p>
          </table:table-cell>
          <table:table-cell table:style-name="ce4" table:formula="of:=IF(AND(INDEX([.$B$2:.$CH$84];[.$A18]+1;[.E$1])&gt;0;INDEX([.$B$2:.$CH$84];[.$A18]*4;[.E$1])&gt;0;INDEX([.$B$2:.$CH$84];[.$A18];[.E$1]+1)&gt;0;INDEX([.$B$2:.$CH$84];[.$A18];[.E$1]*4)&gt;0);-2;0)" office:value-type="float" office:value="0" calcext:value-type="float">
            <text:p>0</text:p>
          </table:table-cell>
          <table:table-cell table:style-name="ce4" table:formula="of:=IF(AND(INDEX([.$B$2:.$CH$84];[.$A18]+1;[.F$1])&gt;0;INDEX([.$B$2:.$CH$84];[.$A18]*4;[.F$1])&gt;0;INDEX([.$B$2:.$CH$84];[.$A18];[.F$1]+1)&gt;0;INDEX([.$B$2:.$CH$84];[.$A18];[.F$1]*4)&gt;0);-2;0)" office:value-type="float" office:value="0" calcext:value-type="float">
            <text:p>0</text:p>
          </table:table-cell>
          <table:table-cell table:style-name="ce4" table:formula="of:=IF(AND(INDEX([.$B$2:.$CH$84];[.$A18]+1;[.G$1])&gt;0;INDEX([.$B$2:.$CH$84];[.$A18]*4;[.G$1])&gt;0;INDEX([.$B$2:.$CH$84];[.$A18];[.G$1]+1)&gt;0;INDEX([.$B$2:.$CH$84];[.$A18];[.G$1]*4)&gt;0);-2;0)" office:value-type="float" office:value="0" calcext:value-type="float">
            <text:p>0</text:p>
          </table:table-cell>
          <table:table-cell table:style-name="ce4" table:formula="of:=IF(AND(INDEX([.$B$2:.$CH$84];[.$A18]+1;[.H$1])&gt;0;INDEX([.$B$2:.$CH$84];[.$A18]*4;[.H$1])&gt;0;INDEX([.$B$2:.$CH$84];[.$A18];[.H$1]+1)&gt;0;INDEX([.$B$2:.$CH$84];[.$A18];[.H$1]*4)&gt;0);-2;0)" office:value-type="float" office:value="0" calcext:value-type="float">
            <text:p>0</text:p>
          </table:table-cell>
          <table:table-cell table:style-name="ce4" table:formula="of:=IF(AND(INDEX([.$B$2:.$CH$84];[.$A18]+1;[.I$1])&gt;0;INDEX([.$B$2:.$CH$84];[.$A18]*4;[.I$1])&gt;0;INDEX([.$B$2:.$CH$84];[.$A18];[.I$1]+1)&gt;0;INDEX([.$B$2:.$CH$84];[.$A18];[.I$1]*4)&gt;0);-2;0)" office:value-type="float" office:value="-2" calcext:value-type="float">
            <text:p>-2</text:p>
          </table:table-cell>
          <table:table-cell table:style-name="ce4" table:formula="of:=IF(OR(INDEX([.$B$2:.$CH$84];[.$A18]+1;[.J$1])=-1;INDEX([.$B$2:.$CH$84];[.$A18]*4;[.J$1])=-1;INDEX([.$B$2:.$CH$84];[.$A18];[.J$1]+1)=-1;INDEX([.$B$2:.$CH$84];[.$A18];[.J$1]*4)=-1);2;0)" office:value-type="float" office:value="2" calcext:value-type="float">
            <text:p>2</text:p>
          </table:table-cell>
          <table:table-cell table:style-name="ce4" table:formula="of:=IF(AND(INDEX([.$B$2:.$CH$84];[.$A18]+1;[.K$1])&gt;0;INDEX([.$B$2:.$CH$84];[.$A18]*4;[.K$1])&gt;0;INDEX([.$B$2:.$CH$84];[.$A18];[.K$1]+1)&gt;0;INDEX([.$B$2:.$CH$84];[.$A18];[.K$1]*4)&gt;0);-2;0)" office:value-type="float" office:value="0" calcext:value-type="float">
            <text:p>0</text:p>
          </table:table-cell>
          <table:table-cell table:style-name="ce4" table:formula="of:=IF(AND(INDEX([.$B$2:.$CH$84];[.$A18]+1;[.L$1])&gt;0;INDEX([.$B$2:.$CH$84];[.$A18]*4;[.L$1])&gt;0;INDEX([.$B$2:.$CH$84];[.$A18];[.L$1]+1)&gt;0;INDEX([.$B$2:.$CH$84];[.$A18];[.L$1]*4)&gt;0);-2;0)" office:value-type="float" office:value="-2" calcext:value-type="float">
            <text:p>-2</text:p>
          </table:table-cell>
          <table:table-cell table:style-name="ce4" table:formula="of:=IF(OR(INDEX([.$B$2:.$CH$84];[.$A18]+1;[.M$1])=-1;INDEX([.$B$2:.$CH$84];[.$A18]*4;[.M$1])=-1;INDEX([.$B$2:.$CH$84];[.$A18];[.M$1]+1)=-1;INDEX([.$B$2:.$CH$84];[.$A18];[.M$1]*4)=-1);2;0)" office:value-type="float" office:value="2" calcext:value-type="float">
            <text:p>2</text:p>
          </table:table-cell>
          <table:table-cell table:style-name="ce4" table:formula="of:=IF(AND(INDEX([.$B$2:.$CH$84];[.$A18]+1;[.N$1])=1;INDEX([.$B$2:.$CH$84];[.$A18]*4;[.N$1])=1;INDEX([.$B$2:.$CH$84];[.$A18];[.N$1]+1)=1;INDEX([.$B$2:.$CH$84];[.$A18];[.N$1]*4)=1);-1;0)" office:value-type="float" office:value="-1" calcext:value-type="float">
            <text:p>-1</text:p>
          </table:table-cell>
          <table:table-cell table:style-name="ce4" table:formula="of:=IF((MAX([.O$1];[.$A18])*4 + MIN([.O$1];[.$A18]))&gt;=82;1;0)" office:value-type="float" office:value="1" calcext:value-type="float">
            <text:p>1</text:p>
          </table:table-cell>
          <table:table-cell table:style-name="ce4" table:formula="of:=IF((MAX([.P$1];[.$A18])*4 + MIN([.P$1];[.$A18]))&gt;=82;1;0)" office:value-type="float" office:value="1" calcext:value-type="float">
            <text:p>1</text:p>
          </table:table-cell>
          <table:table-cell table:style-name="ce4" table:formula="of:=IF((MAX([.Q$1];[.$A18])*4 + MIN([.Q$1];[.$A18]))&gt;=82;1;0)" office:value-type="float" office:value="1" calcext:value-type="float">
            <text:p>1</text:p>
          </table:table-cell>
          <table:table-cell table:style-name="ce4" table:formula="of:=IF((MAX([.R$1];[.$A18])*4 + MIN([.R$1];[.$A18]))&gt;=82;1;0)" office:value-type="float" office:value="1" calcext:value-type="float">
            <text:p>1</text:p>
          </table:table-cell>
          <table:table-cell table:style-name="ce4" table:formula="of:=IF((MAX([.S$1];[.$A18])*4 + MIN([.S$1];[.$A18]))&gt;=82;1;0)" office:value-type="float" office:value="1" calcext:value-type="float">
            <text:p>1</text:p>
          </table:table-cell>
          <table:table-cell table:style-name="ce4" table:formula="of:=IF((MAX([.T$1];[.$A18])*4 + MIN([.T$1];[.$A18]))&gt;=82;1;0)" office:value-type="float" office:value="1" calcext:value-type="float">
            <text:p>1</text:p>
          </table:table-cell>
          <table:table-cell table:style-name="ce4" table:formula="of:=IF((MAX([.U$1];[.$A18])*4 + MIN([.U$1];[.$A18]))&gt;=82;1;0)" office:value-type="float" office:value="1" calcext:value-type="float">
            <text:p>1</text:p>
          </table:table-cell>
          <table:table-cell table:style-name="ce4" table:formula="of:=IF((MAX([.V$1];[.$A18])*4 + MIN([.V$1];[.$A18]))&gt;=82;1;0)" office:value-type="float" office:value="1" calcext:value-type="float">
            <text:p>1</text:p>
          </table:table-cell>
          <table:table-cell table:style-name="ce4" table:formula="of:=IF((MAX([.W$1];[.$A18])*4 + MIN([.W$1];[.$A18]))&gt;=82;1;0)" office:value-type="float" office:value="1" calcext:value-type="float">
            <text:p>1</text:p>
          </table:table-cell>
          <table:table-cell table:style-name="ce4" table:formula="of:=IF((MAX([.X$1];[.$A18])*4 + MIN([.X$1];[.$A18]))&gt;=82;1;0)" office:value-type="float" office:value="1" calcext:value-type="float">
            <text:p>1</text:p>
          </table:table-cell>
          <table:table-cell table:style-name="ce4" table:formula="of:=IF((MAX([.Y$1];[.$A18])*4 + MIN([.Y$1];[.$A18]))&gt;=82;1;0)" office:value-type="float" office:value="1" calcext:value-type="float">
            <text:p>1</text:p>
          </table:table-cell>
          <table:table-cell table:style-name="ce4" table:formula="of:=IF((MAX([.Z$1];[.$A18])*4 + MIN([.Z$1];[.$A18]))&gt;=82;1;0)" office:value-type="float" office:value="1" calcext:value-type="float">
            <text:p>1</text:p>
          </table:table-cell>
          <table:table-cell table:style-name="ce4" table:formula="of:=IF((MAX([.AA$1];[.$A18])*4 + MIN([.AA$1];[.$A18]))&gt;=82;1;0)" office:value-type="float" office:value="1" calcext:value-type="float">
            <text:p>1</text:p>
          </table:table-cell>
          <table:table-cell table:style-name="ce4" table:formula="of:=IF((MAX([.AB$1];[.$A18])*4 + MIN([.AB$1];[.$A18]))&gt;=82;1;0)" office:value-type="float" office:value="1" calcext:value-type="float">
            <text:p>1</text:p>
          </table:table-cell>
          <table:table-cell table:style-name="ce4" table:formula="of:=IF((MAX([.AC$1];[.$A18])*4 + MIN([.AC$1];[.$A18]))&gt;=82;1;0)" office:value-type="float" office:value="1" calcext:value-type="float">
            <text:p>1</text:p>
          </table:table-cell>
          <table:table-cell table:style-name="ce4" table:formula="of:=IF((MAX([.AD$1];[.$A18])*4 + MIN([.AD$1];[.$A18]))&gt;=82;1;0)" office:value-type="float" office:value="1" calcext:value-type="float">
            <text:p>1</text:p>
          </table:table-cell>
          <table:table-cell table:style-name="ce4" table:formula="of:=IF((MAX([.AE$1];[.$A18])*4 + MIN([.AE$1];[.$A18]))&gt;=82;1;0)" office:value-type="float" office:value="1" calcext:value-type="float">
            <text:p>1</text:p>
          </table:table-cell>
          <table:table-cell table:style-name="ce4" table:formula="of:=IF((MAX([.AF$1];[.$A18])*4 + MIN([.AF$1];[.$A18]))&gt;=82;1;0)" office:value-type="float" office:value="1" calcext:value-type="float">
            <text:p>1</text:p>
          </table:table-cell>
          <table:table-cell table:style-name="ce4" table:formula="of:=IF((MAX([.AG$1];[.$A18])*4 + MIN([.AG$1];[.$A18]))&gt;=82;1;0)" office:value-type="float" office:value="1" calcext:value-type="float">
            <text:p>1</text:p>
          </table:table-cell>
          <table:table-cell table:style-name="ce4" table:formula="of:=IF((MAX([.AH$1];[.$A18])*4 + MIN([.AH$1];[.$A18]))&gt;=82;1;0)" office:value-type="float" office:value="1" calcext:value-type="float">
            <text:p>1</text:p>
          </table:table-cell>
          <table:table-cell table:style-name="ce4" table:formula="of:=IF((MAX([.AI$1];[.$A18])*4 + MIN([.AI$1];[.$A18]))&gt;=82;1;0)" office:value-type="float" office:value="1" calcext:value-type="float">
            <text:p>1</text:p>
          </table:table-cell>
          <table:table-cell table:style-name="ce4" table:formula="of:=IF((MAX([.AJ$1];[.$A18])*4 + MIN([.AJ$1];[.$A18]))&gt;=82;1;0)" office:value-type="float" office:value="1" calcext:value-type="float">
            <text:p>1</text:p>
          </table:table-cell>
          <table:table-cell table:style-name="ce4" table:formula="of:=IF((MAX([.AK$1];[.$A18])*4 + MIN([.AK$1];[.$A18]))&gt;=82;1;0)" office:value-type="float" office:value="1" calcext:value-type="float">
            <text:p>1</text:p>
          </table:table-cell>
          <table:table-cell table:style-name="ce4" table:formula="of:=IF((MAX([.AL$1];[.$A18])*4 + MIN([.AL$1];[.$A18]))&gt;=82;1;0)" office:value-type="float" office:value="1" calcext:value-type="float">
            <text:p>1</text:p>
          </table:table-cell>
          <table:table-cell table:style-name="ce4" table:formula="of:=IF((MAX([.AM$1];[.$A18])*4 + MIN([.AM$1];[.$A18]))&gt;=82;1;0)" office:value-type="float" office:value="1" calcext:value-type="float">
            <text:p>1</text:p>
          </table:table-cell>
          <table:table-cell table:style-name="ce4" table:formula="of:=IF((MAX([.AN$1];[.$A18])*4 + MIN([.AN$1];[.$A18]))&gt;=82;1;0)" office:value-type="float" office:value="1" calcext:value-type="float">
            <text:p>1</text:p>
          </table:table-cell>
          <table:table-cell table:style-name="ce4" table:formula="of:=IF((MAX([.AO$1];[.$A18])*4 + MIN([.AO$1];[.$A18]))&gt;=82;1;0)" office:value-type="float" office:value="1" calcext:value-type="float">
            <text:p>1</text:p>
          </table:table-cell>
          <table:table-cell table:style-name="ce4" table:formula="of:=IF((MAX([.AP$1];[.$A18])*4 + MIN([.AP$1];[.$A18]))&gt;=82;1;0)" office:value-type="float" office:value="1" calcext:value-type="float">
            <text:p>1</text:p>
          </table:table-cell>
          <table:table-cell table:style-name="ce4" table:formula="of:=IF((MAX([.AQ$1];[.$A18])*4 + MIN([.AQ$1];[.$A18]))&gt;=82;1;0)" office:value-type="float" office:value="1" calcext:value-type="float">
            <text:p>1</text:p>
          </table:table-cell>
          <table:table-cell table:style-name="ce4" table:formula="of:=IF((MAX([.AR$1];[.$A18])*4 + MIN([.AR$1];[.$A18]))&gt;=82;1;0)" office:value-type="float" office:value="1" calcext:value-type="float">
            <text:p>1</text:p>
          </table:table-cell>
          <table:table-cell table:style-name="ce4" table:formula="of:=IF((MAX([.AS$1];[.$A18])*4 + MIN([.AS$1];[.$A18]))&gt;=82;1;0)" office:value-type="float" office:value="1" calcext:value-type="float">
            <text:p>1</text:p>
          </table:table-cell>
          <table:table-cell table:style-name="ce4" table:formula="of:=IF((MAX([.AT$1];[.$A18])*4 + MIN([.AT$1];[.$A18]))&gt;=82;1;0)" office:value-type="float" office:value="1" calcext:value-type="float">
            <text:p>1</text:p>
          </table:table-cell>
          <table:table-cell table:style-name="ce4" table:formula="of:=IF((MAX([.AU$1];[.$A18])*4 + MIN([.AU$1];[.$A18]))&gt;=82;1;0)" office:value-type="float" office:value="1" calcext:value-type="float">
            <text:p>1</text:p>
          </table:table-cell>
          <table:table-cell table:style-name="ce4" table:formula="of:=IF((MAX([.AV$1];[.$A18])*4 + MIN([.AV$1];[.$A18]))&gt;=82;1;0)" office:value-type="float" office:value="1" calcext:value-type="float">
            <text:p>1</text:p>
          </table:table-cell>
          <table:table-cell table:style-name="ce4" table:formula="of:=IF((MAX([.AW$1];[.$A18])*4 + MIN([.AW$1];[.$A18]))&gt;=82;1;0)" office:value-type="float" office:value="1" calcext:value-type="float">
            <text:p>1</text:p>
          </table:table-cell>
          <table:table-cell table:style-name="ce4" table:formula="of:=IF((MAX([.AX$1];[.$A18])*4 + MIN([.AX$1];[.$A18]))&gt;=82;1;0)" office:value-type="float" office:value="1" calcext:value-type="float">
            <text:p>1</text:p>
          </table:table-cell>
          <table:table-cell table:style-name="ce4" table:formula="of:=IF((MAX([.AY$1];[.$A18])*4 + MIN([.AY$1];[.$A18]))&gt;=82;1;0)" office:value-type="float" office:value="1" calcext:value-type="float">
            <text:p>1</text:p>
          </table:table-cell>
          <table:table-cell table:style-name="ce4" table:formula="of:=IF((MAX([.AZ$1];[.$A18])*4 + MIN([.AZ$1];[.$A18]))&gt;=82;1;0)" office:value-type="float" office:value="1" calcext:value-type="float">
            <text:p>1</text:p>
          </table:table-cell>
          <table:table-cell table:style-name="ce4" table:formula="of:=IF((MAX([.BA$1];[.$A18])*4 + MIN([.BA$1];[.$A18]))&gt;=82;1;0)" office:value-type="float" office:value="1" calcext:value-type="float">
            <text:p>1</text:p>
          </table:table-cell>
          <table:table-cell table:style-name="ce4" table:formula="of:=IF((MAX([.BB$1];[.$A18])*4 + MIN([.BB$1];[.$A18]))&gt;=82;1;0)" office:value-type="float" office:value="1" calcext:value-type="float">
            <text:p>1</text:p>
          </table:table-cell>
          <table:table-cell table:style-name="ce4" table:formula="of:=IF((MAX([.BC$1];[.$A18])*4 + MIN([.BC$1];[.$A18]))&gt;=82;1;0)" office:value-type="float" office:value="1" calcext:value-type="float">
            <text:p>1</text:p>
          </table:table-cell>
          <table:table-cell table:style-name="ce4" table:formula="of:=IF((MAX([.BD$1];[.$A18])*4 + MIN([.BD$1];[.$A18]))&gt;=82;1;0)" office:value-type="float" office:value="1" calcext:value-type="float">
            <text:p>1</text:p>
          </table:table-cell>
          <table:table-cell table:style-name="ce4" table:formula="of:=IF((MAX([.BE$1];[.$A18])*4 + MIN([.BE$1];[.$A18]))&gt;=82;1;0)" office:value-type="float" office:value="1" calcext:value-type="float">
            <text:p>1</text:p>
          </table:table-cell>
          <table:table-cell table:style-name="ce4" table:formula="of:=IF((MAX([.BF$1];[.$A18])*4 + MIN([.BF$1];[.$A18]))&gt;=82;1;0)" office:value-type="float" office:value="1" calcext:value-type="float">
            <text:p>1</text:p>
          </table:table-cell>
          <table:table-cell table:style-name="ce4" table:formula="of:=IF((MAX([.BG$1];[.$A18])*4 + MIN([.BG$1];[.$A18]))&gt;=82;1;0)" office:value-type="float" office:value="1" calcext:value-type="float">
            <text:p>1</text:p>
          </table:table-cell>
          <table:table-cell table:style-name="ce4" table:formula="of:=IF((MAX([.BH$1];[.$A18])*4 + MIN([.BH$1];[.$A18]))&gt;=82;1;0)" office:value-type="float" office:value="1" calcext:value-type="float">
            <text:p>1</text:p>
          </table:table-cell>
          <table:table-cell table:style-name="ce4" table:formula="of:=IF((MAX([.BI$1];[.$A18])*4 + MIN([.BI$1];[.$A18]))&gt;=82;1;0)" office:value-type="float" office:value="1" calcext:value-type="float">
            <text:p>1</text:p>
          </table:table-cell>
          <table:table-cell table:style-name="ce4" table:formula="of:=IF((MAX([.BJ$1];[.$A18])*4 + MIN([.BJ$1];[.$A18]))&gt;=82;1;0)" office:value-type="float" office:value="1" calcext:value-type="float">
            <text:p>1</text:p>
          </table:table-cell>
          <table:table-cell table:style-name="ce4" table:formula="of:=IF((MAX([.BK$1];[.$A18])*4 + MIN([.BK$1];[.$A18]))&gt;=82;1;0)" office:value-type="float" office:value="1" calcext:value-type="float">
            <text:p>1</text:p>
          </table:table-cell>
          <table:table-cell table:style-name="ce4" table:formula="of:=IF((MAX([.BL$1];[.$A18])*4 + MIN([.BL$1];[.$A18]))&gt;=82;1;0)" office:value-type="float" office:value="1" calcext:value-type="float">
            <text:p>1</text:p>
          </table:table-cell>
          <table:table-cell table:style-name="ce4" table:formula="of:=IF((MAX([.BM$1];[.$A18])*4 + MIN([.BM$1];[.$A18]))&gt;=82;1;0)" office:value-type="float" office:value="1" calcext:value-type="float">
            <text:p>1</text:p>
          </table:table-cell>
          <table:table-cell table:style-name="ce4" table:formula="of:=IF((MAX([.BN$1];[.$A18])*4 + MIN([.BN$1];[.$A18]))&gt;=82;1;0)" office:value-type="float" office:value="1" calcext:value-type="float">
            <text:p>1</text:p>
          </table:table-cell>
          <table:table-cell table:style-name="ce4" table:formula="of:=IF((MAX([.BO$1];[.$A18])*4 + MIN([.BO$1];[.$A18]))&gt;=82;1;0)" office:value-type="float" office:value="1" calcext:value-type="float">
            <text:p>1</text:p>
          </table:table-cell>
          <table:table-cell table:style-name="ce4" table:formula="of:=IF((MAX([.BP$1];[.$A18])*4 + MIN([.BP$1];[.$A18]))&gt;=82;1;0)" office:value-type="float" office:value="1" calcext:value-type="float">
            <text:p>1</text:p>
          </table:table-cell>
          <table:table-cell table:style-name="ce4" table:formula="of:=IF((MAX([.BQ$1];[.$A18])*4 + MIN([.BQ$1];[.$A18]))&gt;=82;1;0)" office:value-type="float" office:value="1" calcext:value-type="float">
            <text:p>1</text:p>
          </table:table-cell>
          <table:table-cell table:style-name="ce4" table:formula="of:=IF((MAX([.BR$1];[.$A18])*4 + MIN([.BR$1];[.$A18]))&gt;=82;1;0)" office:value-type="float" office:value="1" calcext:value-type="float">
            <text:p>1</text:p>
          </table:table-cell>
          <table:table-cell table:style-name="ce4" table:formula="of:=IF((MAX([.BS$1];[.$A18])*4 + MIN([.BS$1];[.$A18]))&gt;=82;1;0)" office:value-type="float" office:value="1" calcext:value-type="float">
            <text:p>1</text:p>
          </table:table-cell>
          <table:table-cell table:style-name="ce4" table:formula="of:=IF((MAX([.BT$1];[.$A18])*4 + MIN([.BT$1];[.$A18]))&gt;=82;1;0)" office:value-type="float" office:value="1" calcext:value-type="float">
            <text:p>1</text:p>
          </table:table-cell>
          <table:table-cell table:style-name="ce4" table:formula="of:=IF((MAX([.BU$1];[.$A18])*4 + MIN([.BU$1];[.$A18]))&gt;=82;1;0)" office:value-type="float" office:value="1" calcext:value-type="float">
            <text:p>1</text:p>
          </table:table-cell>
          <table:table-cell table:style-name="ce4" table:formula="of:=IF((MAX([.BV$1];[.$A18])*4 + MIN([.BV$1];[.$A18]))&gt;=82;1;0)" office:value-type="float" office:value="1" calcext:value-type="float">
            <text:p>1</text:p>
          </table:table-cell>
          <table:table-cell table:style-name="ce4" table:formula="of:=IF((MAX([.BW$1];[.$A18])*4 + MIN([.BW$1];[.$A18]))&gt;=82;1;0)" office:value-type="float" office:value="1" calcext:value-type="float">
            <text:p>1</text:p>
          </table:table-cell>
          <table:table-cell table:style-name="ce4" table:formula="of:=IF((MAX([.BX$1];[.$A18])*4 + MIN([.BX$1];[.$A18]))&gt;=82;1;0)" office:value-type="float" office:value="1" calcext:value-type="float">
            <text:p>1</text:p>
          </table:table-cell>
          <table:table-cell table:style-name="ce4" table:formula="of:=IF((MAX([.BY$1];[.$A18])*4 + MIN([.BY$1];[.$A18]))&gt;=82;1;0)" office:value-type="float" office:value="1" calcext:value-type="float">
            <text:p>1</text:p>
          </table:table-cell>
          <table:table-cell table:style-name="ce4" table:formula="of:=IF((MAX([.BZ$1];[.$A18])*4 + MIN([.BZ$1];[.$A18]))&gt;=82;1;0)" office:value-type="float" office:value="1" calcext:value-type="float">
            <text:p>1</text:p>
          </table:table-cell>
          <table:table-cell table:style-name="ce4" table:formula="of:=IF((MAX([.CA$1];[.$A18])*4 + MIN([.CA$1];[.$A18]))&gt;=82;1;0)" office:value-type="float" office:value="1" calcext:value-type="float">
            <text:p>1</text:p>
          </table:table-cell>
          <table:table-cell table:style-name="ce4" table:formula="of:=IF((MAX([.CB$1];[.$A18])*4 + MIN([.CB$1];[.$A18]))&gt;=82;1;0)" office:value-type="float" office:value="1" calcext:value-type="float">
            <text:p>1</text:p>
          </table:table-cell>
          <table:table-cell table:style-name="ce4" table:formula="of:=IF((MAX([.CC$1];[.$A18])*4 + MIN([.CC$1];[.$A18]))&gt;=82;1;0)" office:value-type="float" office:value="1" calcext:value-type="float">
            <text:p>1</text:p>
          </table:table-cell>
          <table:table-cell table:style-name="ce4" table:formula="of:=IF((MAX([.CD$1];[.$A18])*4 + MIN([.CD$1];[.$A18]))&gt;=82;1;0)" office:value-type="float" office:value="1" calcext:value-type="float">
            <text:p>1</text:p>
          </table:table-cell>
          <table:table-cell table:style-name="ce4" table:formula="of:=IF((MAX([.CE$1];[.$A18])*4 + MIN([.CE$1];[.$A18]))&gt;=82;1;0)" office:value-type="float" office:value="1" calcext:value-type="float">
            <text:p>1</text:p>
          </table:table-cell>
          <table:table-cell table:style-name="ce4" table:formula="of:=IF((MAX([.CF$1];[.$A18])*4 + MIN([.CF$1];[.$A18]))&gt;=82;1;0)" office:value-type="float" office:value="1" calcext:value-type="float">
            <text:p>1</text:p>
          </table:table-cell>
          <table:table-cell table:style-name="ce4" table:formula="of:=IF((MAX([.CG$1];[.$A18])*4 + MIN([.CG$1];[.$A18]))&gt;=82;1;0)" office:value-type="float" office:value="1" calcext:value-type="float">
            <text:p>1</text:p>
          </table:table-cell>
          <table:table-cell table:style-name="ce4" table:formula="of:=IF((MAX([.CH$1];[.$A18])*4 + MIN([.CH$1];[.$A1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table:formula="of:=IF(AND(INDEX([.$B$2:.$CH$84];[.$A19]+1;[.B$1])&gt;0;INDEX([.$B$2:.$CH$84];[.$A19]*4;[.B$1])&gt;0;INDEX([.$B$2:.$CH$84];[.$A19];[.B$1]+1)&gt;0;INDEX([.$B$2:.$CH$84];[.$A19];[.B$1]*4)&gt;0);-2;0)" office:value-type="float" office:value="0" calcext:value-type="float">
            <text:p>0</text:p>
          </table:table-cell>
          <table:table-cell table:style-name="ce4" table:formula="of:=IF(AND(INDEX([.$B$2:.$CH$84];[.$A19]+1;[.C$1])&gt;0;INDEX([.$B$2:.$CH$84];[.$A19]*4;[.C$1])&gt;0;INDEX([.$B$2:.$CH$84];[.$A19];[.C$1]+1)&gt;0;INDEX([.$B$2:.$CH$84];[.$A19];[.C$1]*4)&gt;0);-2;0)" office:value-type="float" office:value="0" calcext:value-type="float">
            <text:p>0</text:p>
          </table:table-cell>
          <table:table-cell table:style-name="ce4" table:formula="of:=IF(AND(INDEX([.$B$2:.$CH$84];[.$A19]+1;[.D$1])&gt;0;INDEX([.$B$2:.$CH$84];[.$A19]*4;[.D$1])&gt;0;INDEX([.$B$2:.$CH$84];[.$A19];[.D$1]+1)&gt;0;INDEX([.$B$2:.$CH$84];[.$A19];[.D$1]*4)&gt;0);-2;0)" office:value-type="float" office:value="0" calcext:value-type="float">
            <text:p>0</text:p>
          </table:table-cell>
          <table:table-cell table:style-name="ce4" table:formula="of:=IF(AND(INDEX([.$B$2:.$CH$84];[.$A19]+1;[.E$1])&gt;0;INDEX([.$B$2:.$CH$84];[.$A19]*4;[.E$1])&gt;0;INDEX([.$B$2:.$CH$84];[.$A19];[.E$1]+1)&gt;0;INDEX([.$B$2:.$CH$84];[.$A19];[.E$1]*4)&gt;0);-2;0)" office:value-type="float" office:value="-2" calcext:value-type="float">
            <text:p>-2</text:p>
          </table:table-cell>
          <table:table-cell table:style-name="ce4" table:formula="of:=IF(OR(INDEX([.$B$2:.$CH$84];[.$A19]+1;[.F$1])=-1;INDEX([.$B$2:.$CH$84];[.$A19]*4;[.F$1])=-1;INDEX([.$B$2:.$CH$84];[.$A19];[.F$1]+1)=-1;INDEX([.$B$2:.$CH$84];[.$A19];[.F$1]*4)=-1);2;0)" office:value-type="float" office:value="2" calcext:value-type="float">
            <text:p>2</text:p>
          </table:table-cell>
          <table:table-cell table:style-name="ce4" table:formula="of:=IF(AND(INDEX([.$B$2:.$CH$84];[.$A19]+1;[.G$1])&gt;0;INDEX([.$B$2:.$CH$84];[.$A19]*4;[.G$1])&gt;0;INDEX([.$B$2:.$CH$84];[.$A19];[.G$1]+1)&gt;0;INDEX([.$B$2:.$CH$84];[.$A19];[.G$1]*4)&gt;0);-2;0)" office:value-type="float" office:value="0" calcext:value-type="float">
            <text:p>0</text:p>
          </table:table-cell>
          <table:table-cell table:style-name="ce4" table:formula="of:=IF(AND(INDEX([.$B$2:.$CH$84];[.$A19]+1;[.H$1])&gt;0;INDEX([.$B$2:.$CH$84];[.$A19]*4;[.H$1])&gt;0;INDEX([.$B$2:.$CH$84];[.$A19];[.H$1]+1)&gt;0;INDEX([.$B$2:.$CH$84];[.$A19];[.H$1]*4)&gt;0);-2;0)" office:value-type="float" office:value="-2" calcext:value-type="float">
            <text:p>-2</text:p>
          </table:table-cell>
          <table:table-cell table:style-name="ce4" table:formula="of:=IF(OR(INDEX([.$B$2:.$CH$84];[.$A19]+1;[.I$1])=-1;INDEX([.$B$2:.$CH$84];[.$A19]*4;[.I$1])=-1;INDEX([.$B$2:.$CH$84];[.$A19];[.I$1]+1)=-1;INDEX([.$B$2:.$CH$84];[.$A19];[.I$1]*4)=-1);2;0)" office:value-type="float" office:value="2" calcext:value-type="float">
            <text:p>2</text:p>
          </table:table-cell>
          <table:table-cell table:style-name="ce4" table:formula="of:=IF(AND(INDEX([.$B$2:.$CH$84];[.$A19]+1;[.J$1])=1;INDEX([.$B$2:.$CH$84];[.$A19]*4;[.J$1])=1;INDEX([.$B$2:.$CH$84];[.$A19];[.J$1]+1)=1;INDEX([.$B$2:.$CH$84];[.$A19];[.J$1]*4)=1);-1;0)" office:value-type="float" office:value="-1" calcext:value-type="float">
            <text:p>-1</text:p>
          </table:table-cell>
          <table:table-cell table:style-name="ce4" table:formula="of:=IF((MAX([.K$1];[.$A19])*4 + MIN([.K$1];[.$A19]))&gt;=82;1;0)" office:value-type="float" office:value="1" calcext:value-type="float">
            <text:p>1</text:p>
          </table:table-cell>
          <table:table-cell table:style-name="ce4" table:formula="of:=IF((MAX([.L$1];[.$A19])*4 + MIN([.L$1];[.$A19]))&gt;=82;1;0)" office:value-type="float" office:value="1" calcext:value-type="float">
            <text:p>1</text:p>
          </table:table-cell>
          <table:table-cell table:style-name="ce4" table:formula="of:=IF((MAX([.M$1];[.$A19])*4 + MIN([.M$1];[.$A19]))&gt;=82;1;0)" office:value-type="float" office:value="1" calcext:value-type="float">
            <text:p>1</text:p>
          </table:table-cell>
          <table:table-cell table:style-name="ce4" table:formula="of:=IF((MAX([.N$1];[.$A19])*4 + MIN([.N$1];[.$A19]))&gt;=82;1;0)" office:value-type="float" office:value="1" calcext:value-type="float">
            <text:p>1</text:p>
          </table:table-cell>
          <table:table-cell table:style-name="ce4" table:formula="of:=IF((MAX([.O$1];[.$A19])*4 + MIN([.O$1];[.$A19]))&gt;=82;1;0)" office:value-type="float" office:value="1" calcext:value-type="float">
            <text:p>1</text:p>
          </table:table-cell>
          <table:table-cell table:style-name="ce4" table:formula="of:=IF((MAX([.P$1];[.$A19])*4 + MIN([.P$1];[.$A19]))&gt;=82;1;0)" office:value-type="float" office:value="1" calcext:value-type="float">
            <text:p>1</text:p>
          </table:table-cell>
          <table:table-cell table:style-name="ce4" table:formula="of:=IF((MAX([.Q$1];[.$A19])*4 + MIN([.Q$1];[.$A19]))&gt;=82;1;0)" office:value-type="float" office:value="1" calcext:value-type="float">
            <text:p>1</text:p>
          </table:table-cell>
          <table:table-cell table:style-name="ce4" table:formula="of:=IF((MAX([.R$1];[.$A19])*4 + MIN([.R$1];[.$A19]))&gt;=82;1;0)" office:value-type="float" office:value="1" calcext:value-type="float">
            <text:p>1</text:p>
          </table:table-cell>
          <table:table-cell table:style-name="ce4" table:formula="of:=IF((MAX([.S$1];[.$A19])*4 + MIN([.S$1];[.$A19]))&gt;=82;1;0)" office:value-type="float" office:value="1" calcext:value-type="float">
            <text:p>1</text:p>
          </table:table-cell>
          <table:table-cell table:style-name="ce4" table:formula="of:=IF((MAX([.T$1];[.$A19])*4 + MIN([.T$1];[.$A19]))&gt;=82;1;0)" office:value-type="float" office:value="1" calcext:value-type="float">
            <text:p>1</text:p>
          </table:table-cell>
          <table:table-cell table:style-name="ce4" table:formula="of:=IF((MAX([.U$1];[.$A19])*4 + MIN([.U$1];[.$A19]))&gt;=82;1;0)" office:value-type="float" office:value="1" calcext:value-type="float">
            <text:p>1</text:p>
          </table:table-cell>
          <table:table-cell table:style-name="ce4" table:formula="of:=IF((MAX([.V$1];[.$A19])*4 + MIN([.V$1];[.$A19]))&gt;=82;1;0)" office:value-type="float" office:value="1" calcext:value-type="float">
            <text:p>1</text:p>
          </table:table-cell>
          <table:table-cell table:style-name="ce4" table:formula="of:=IF((MAX([.W$1];[.$A19])*4 + MIN([.W$1];[.$A19]))&gt;=82;1;0)" office:value-type="float" office:value="1" calcext:value-type="float">
            <text:p>1</text:p>
          </table:table-cell>
          <table:table-cell table:style-name="ce4" table:formula="of:=IF((MAX([.X$1];[.$A19])*4 + MIN([.X$1];[.$A19]))&gt;=82;1;0)" office:value-type="float" office:value="1" calcext:value-type="float">
            <text:p>1</text:p>
          </table:table-cell>
          <table:table-cell table:style-name="ce4" table:formula="of:=IF((MAX([.Y$1];[.$A19])*4 + MIN([.Y$1];[.$A19]))&gt;=82;1;0)" office:value-type="float" office:value="1" calcext:value-type="float">
            <text:p>1</text:p>
          </table:table-cell>
          <table:table-cell table:style-name="ce4" table:formula="of:=IF((MAX([.Z$1];[.$A19])*4 + MIN([.Z$1];[.$A19]))&gt;=82;1;0)" office:value-type="float" office:value="1" calcext:value-type="float">
            <text:p>1</text:p>
          </table:table-cell>
          <table:table-cell table:style-name="ce4" table:formula="of:=IF((MAX([.AA$1];[.$A19])*4 + MIN([.AA$1];[.$A19]))&gt;=82;1;0)" office:value-type="float" office:value="1" calcext:value-type="float">
            <text:p>1</text:p>
          </table:table-cell>
          <table:table-cell table:style-name="ce4" table:formula="of:=IF((MAX([.AB$1];[.$A19])*4 + MIN([.AB$1];[.$A19]))&gt;=82;1;0)" office:value-type="float" office:value="1" calcext:value-type="float">
            <text:p>1</text:p>
          </table:table-cell>
          <table:table-cell table:style-name="ce4" table:formula="of:=IF((MAX([.AC$1];[.$A19])*4 + MIN([.AC$1];[.$A19]))&gt;=82;1;0)" office:value-type="float" office:value="1" calcext:value-type="float">
            <text:p>1</text:p>
          </table:table-cell>
          <table:table-cell table:style-name="ce4" table:formula="of:=IF((MAX([.AD$1];[.$A19])*4 + MIN([.AD$1];[.$A19]))&gt;=82;1;0)" office:value-type="float" office:value="1" calcext:value-type="float">
            <text:p>1</text:p>
          </table:table-cell>
          <table:table-cell table:style-name="ce4" table:formula="of:=IF((MAX([.AE$1];[.$A19])*4 + MIN([.AE$1];[.$A19]))&gt;=82;1;0)" office:value-type="float" office:value="1" calcext:value-type="float">
            <text:p>1</text:p>
          </table:table-cell>
          <table:table-cell table:style-name="ce4" table:formula="of:=IF((MAX([.AF$1];[.$A19])*4 + MIN([.AF$1];[.$A19]))&gt;=82;1;0)" office:value-type="float" office:value="1" calcext:value-type="float">
            <text:p>1</text:p>
          </table:table-cell>
          <table:table-cell table:style-name="ce4" table:formula="of:=IF((MAX([.AG$1];[.$A19])*4 + MIN([.AG$1];[.$A19]))&gt;=82;1;0)" office:value-type="float" office:value="1" calcext:value-type="float">
            <text:p>1</text:p>
          </table:table-cell>
          <table:table-cell table:style-name="ce4" table:formula="of:=IF((MAX([.AH$1];[.$A19])*4 + MIN([.AH$1];[.$A19]))&gt;=82;1;0)" office:value-type="float" office:value="1" calcext:value-type="float">
            <text:p>1</text:p>
          </table:table-cell>
          <table:table-cell table:style-name="ce4" table:formula="of:=IF((MAX([.AI$1];[.$A19])*4 + MIN([.AI$1];[.$A19]))&gt;=82;1;0)" office:value-type="float" office:value="1" calcext:value-type="float">
            <text:p>1</text:p>
          </table:table-cell>
          <table:table-cell table:style-name="ce4" table:formula="of:=IF((MAX([.AJ$1];[.$A19])*4 + MIN([.AJ$1];[.$A19]))&gt;=82;1;0)" office:value-type="float" office:value="1" calcext:value-type="float">
            <text:p>1</text:p>
          </table:table-cell>
          <table:table-cell table:style-name="ce4" table:formula="of:=IF((MAX([.AK$1];[.$A19])*4 + MIN([.AK$1];[.$A19]))&gt;=82;1;0)" office:value-type="float" office:value="1" calcext:value-type="float">
            <text:p>1</text:p>
          </table:table-cell>
          <table:table-cell table:style-name="ce4" table:formula="of:=IF((MAX([.AL$1];[.$A19])*4 + MIN([.AL$1];[.$A19]))&gt;=82;1;0)" office:value-type="float" office:value="1" calcext:value-type="float">
            <text:p>1</text:p>
          </table:table-cell>
          <table:table-cell table:style-name="ce4" table:formula="of:=IF((MAX([.AM$1];[.$A19])*4 + MIN([.AM$1];[.$A19]))&gt;=82;1;0)" office:value-type="float" office:value="1" calcext:value-type="float">
            <text:p>1</text:p>
          </table:table-cell>
          <table:table-cell table:style-name="ce4" table:formula="of:=IF((MAX([.AN$1];[.$A19])*4 + MIN([.AN$1];[.$A19]))&gt;=82;1;0)" office:value-type="float" office:value="1" calcext:value-type="float">
            <text:p>1</text:p>
          </table:table-cell>
          <table:table-cell table:style-name="ce4" table:formula="of:=IF((MAX([.AO$1];[.$A19])*4 + MIN([.AO$1];[.$A19]))&gt;=82;1;0)" office:value-type="float" office:value="1" calcext:value-type="float">
            <text:p>1</text:p>
          </table:table-cell>
          <table:table-cell table:style-name="ce4" table:formula="of:=IF((MAX([.AP$1];[.$A19])*4 + MIN([.AP$1];[.$A19]))&gt;=82;1;0)" office:value-type="float" office:value="1" calcext:value-type="float">
            <text:p>1</text:p>
          </table:table-cell>
          <table:table-cell table:style-name="ce4" table:formula="of:=IF((MAX([.AQ$1];[.$A19])*4 + MIN([.AQ$1];[.$A19]))&gt;=82;1;0)" office:value-type="float" office:value="1" calcext:value-type="float">
            <text:p>1</text:p>
          </table:table-cell>
          <table:table-cell table:style-name="ce4" table:formula="of:=IF((MAX([.AR$1];[.$A19])*4 + MIN([.AR$1];[.$A19]))&gt;=82;1;0)" office:value-type="float" office:value="1" calcext:value-type="float">
            <text:p>1</text:p>
          </table:table-cell>
          <table:table-cell table:style-name="ce4" table:formula="of:=IF((MAX([.AS$1];[.$A19])*4 + MIN([.AS$1];[.$A19]))&gt;=82;1;0)" office:value-type="float" office:value="1" calcext:value-type="float">
            <text:p>1</text:p>
          </table:table-cell>
          <table:table-cell table:style-name="ce4" table:formula="of:=IF((MAX([.AT$1];[.$A19])*4 + MIN([.AT$1];[.$A19]))&gt;=82;1;0)" office:value-type="float" office:value="1" calcext:value-type="float">
            <text:p>1</text:p>
          </table:table-cell>
          <table:table-cell table:style-name="ce4" table:formula="of:=IF((MAX([.AU$1];[.$A19])*4 + MIN([.AU$1];[.$A19]))&gt;=82;1;0)" office:value-type="float" office:value="1" calcext:value-type="float">
            <text:p>1</text:p>
          </table:table-cell>
          <table:table-cell table:style-name="ce4" table:formula="of:=IF((MAX([.AV$1];[.$A19])*4 + MIN([.AV$1];[.$A19]))&gt;=82;1;0)" office:value-type="float" office:value="1" calcext:value-type="float">
            <text:p>1</text:p>
          </table:table-cell>
          <table:table-cell table:style-name="ce4" table:formula="of:=IF((MAX([.AW$1];[.$A19])*4 + MIN([.AW$1];[.$A19]))&gt;=82;1;0)" office:value-type="float" office:value="1" calcext:value-type="float">
            <text:p>1</text:p>
          </table:table-cell>
          <table:table-cell table:style-name="ce4" table:formula="of:=IF((MAX([.AX$1];[.$A19])*4 + MIN([.AX$1];[.$A19]))&gt;=82;1;0)" office:value-type="float" office:value="1" calcext:value-type="float">
            <text:p>1</text:p>
          </table:table-cell>
          <table:table-cell table:style-name="ce4" table:formula="of:=IF((MAX([.AY$1];[.$A19])*4 + MIN([.AY$1];[.$A19]))&gt;=82;1;0)" office:value-type="float" office:value="1" calcext:value-type="float">
            <text:p>1</text:p>
          </table:table-cell>
          <table:table-cell table:style-name="ce4" table:formula="of:=IF((MAX([.AZ$1];[.$A19])*4 + MIN([.AZ$1];[.$A19]))&gt;=82;1;0)" office:value-type="float" office:value="1" calcext:value-type="float">
            <text:p>1</text:p>
          </table:table-cell>
          <table:table-cell table:style-name="ce4" table:formula="of:=IF((MAX([.BA$1];[.$A19])*4 + MIN([.BA$1];[.$A19]))&gt;=82;1;0)" office:value-type="float" office:value="1" calcext:value-type="float">
            <text:p>1</text:p>
          </table:table-cell>
          <table:table-cell table:style-name="ce4" table:formula="of:=IF((MAX([.BB$1];[.$A19])*4 + MIN([.BB$1];[.$A19]))&gt;=82;1;0)" office:value-type="float" office:value="1" calcext:value-type="float">
            <text:p>1</text:p>
          </table:table-cell>
          <table:table-cell table:style-name="ce4" table:formula="of:=IF((MAX([.BC$1];[.$A19])*4 + MIN([.BC$1];[.$A19]))&gt;=82;1;0)" office:value-type="float" office:value="1" calcext:value-type="float">
            <text:p>1</text:p>
          </table:table-cell>
          <table:table-cell table:style-name="ce4" table:formula="of:=IF((MAX([.BD$1];[.$A19])*4 + MIN([.BD$1];[.$A19]))&gt;=82;1;0)" office:value-type="float" office:value="1" calcext:value-type="float">
            <text:p>1</text:p>
          </table:table-cell>
          <table:table-cell table:style-name="ce4" table:formula="of:=IF((MAX([.BE$1];[.$A19])*4 + MIN([.BE$1];[.$A19]))&gt;=82;1;0)" office:value-type="float" office:value="1" calcext:value-type="float">
            <text:p>1</text:p>
          </table:table-cell>
          <table:table-cell table:style-name="ce4" table:formula="of:=IF((MAX([.BF$1];[.$A19])*4 + MIN([.BF$1];[.$A19]))&gt;=82;1;0)" office:value-type="float" office:value="1" calcext:value-type="float">
            <text:p>1</text:p>
          </table:table-cell>
          <table:table-cell table:style-name="ce4" table:formula="of:=IF((MAX([.BG$1];[.$A19])*4 + MIN([.BG$1];[.$A19]))&gt;=82;1;0)" office:value-type="float" office:value="1" calcext:value-type="float">
            <text:p>1</text:p>
          </table:table-cell>
          <table:table-cell table:style-name="ce4" table:formula="of:=IF((MAX([.BH$1];[.$A19])*4 + MIN([.BH$1];[.$A19]))&gt;=82;1;0)" office:value-type="float" office:value="1" calcext:value-type="float">
            <text:p>1</text:p>
          </table:table-cell>
          <table:table-cell table:style-name="ce4" table:formula="of:=IF((MAX([.BI$1];[.$A19])*4 + MIN([.BI$1];[.$A19]))&gt;=82;1;0)" office:value-type="float" office:value="1" calcext:value-type="float">
            <text:p>1</text:p>
          </table:table-cell>
          <table:table-cell table:style-name="ce4" table:formula="of:=IF((MAX([.BJ$1];[.$A19])*4 + MIN([.BJ$1];[.$A19]))&gt;=82;1;0)" office:value-type="float" office:value="1" calcext:value-type="float">
            <text:p>1</text:p>
          </table:table-cell>
          <table:table-cell table:style-name="ce4" table:formula="of:=IF((MAX([.BK$1];[.$A19])*4 + MIN([.BK$1];[.$A19]))&gt;=82;1;0)" office:value-type="float" office:value="1" calcext:value-type="float">
            <text:p>1</text:p>
          </table:table-cell>
          <table:table-cell table:style-name="ce4" table:formula="of:=IF((MAX([.BL$1];[.$A19])*4 + MIN([.BL$1];[.$A19]))&gt;=82;1;0)" office:value-type="float" office:value="1" calcext:value-type="float">
            <text:p>1</text:p>
          </table:table-cell>
          <table:table-cell table:style-name="ce4" table:formula="of:=IF((MAX([.BM$1];[.$A19])*4 + MIN([.BM$1];[.$A19]))&gt;=82;1;0)" office:value-type="float" office:value="1" calcext:value-type="float">
            <text:p>1</text:p>
          </table:table-cell>
          <table:table-cell table:style-name="ce4" table:formula="of:=IF((MAX([.BN$1];[.$A19])*4 + MIN([.BN$1];[.$A19]))&gt;=82;1;0)" office:value-type="float" office:value="1" calcext:value-type="float">
            <text:p>1</text:p>
          </table:table-cell>
          <table:table-cell table:style-name="ce4" table:formula="of:=IF((MAX([.BO$1];[.$A19])*4 + MIN([.BO$1];[.$A19]))&gt;=82;1;0)" office:value-type="float" office:value="1" calcext:value-type="float">
            <text:p>1</text:p>
          </table:table-cell>
          <table:table-cell table:style-name="ce4" table:formula="of:=IF((MAX([.BP$1];[.$A19])*4 + MIN([.BP$1];[.$A19]))&gt;=82;1;0)" office:value-type="float" office:value="1" calcext:value-type="float">
            <text:p>1</text:p>
          </table:table-cell>
          <table:table-cell table:style-name="ce4" table:formula="of:=IF((MAX([.BQ$1];[.$A19])*4 + MIN([.BQ$1];[.$A19]))&gt;=82;1;0)" office:value-type="float" office:value="1" calcext:value-type="float">
            <text:p>1</text:p>
          </table:table-cell>
          <table:table-cell table:style-name="ce4" table:formula="of:=IF((MAX([.BR$1];[.$A19])*4 + MIN([.BR$1];[.$A19]))&gt;=82;1;0)" office:value-type="float" office:value="1" calcext:value-type="float">
            <text:p>1</text:p>
          </table:table-cell>
          <table:table-cell table:style-name="ce4" table:formula="of:=IF((MAX([.BS$1];[.$A19])*4 + MIN([.BS$1];[.$A19]))&gt;=82;1;0)" office:value-type="float" office:value="1" calcext:value-type="float">
            <text:p>1</text:p>
          </table:table-cell>
          <table:table-cell table:style-name="ce4" table:formula="of:=IF((MAX([.BT$1];[.$A19])*4 + MIN([.BT$1];[.$A19]))&gt;=82;1;0)" office:value-type="float" office:value="1" calcext:value-type="float">
            <text:p>1</text:p>
          </table:table-cell>
          <table:table-cell table:style-name="ce4" table:formula="of:=IF((MAX([.BU$1];[.$A19])*4 + MIN([.BU$1];[.$A19]))&gt;=82;1;0)" office:value-type="float" office:value="1" calcext:value-type="float">
            <text:p>1</text:p>
          </table:table-cell>
          <table:table-cell table:style-name="ce4" table:formula="of:=IF((MAX([.BV$1];[.$A19])*4 + MIN([.BV$1];[.$A19]))&gt;=82;1;0)" office:value-type="float" office:value="1" calcext:value-type="float">
            <text:p>1</text:p>
          </table:table-cell>
          <table:table-cell table:style-name="ce4" table:formula="of:=IF((MAX([.BW$1];[.$A19])*4 + MIN([.BW$1];[.$A19]))&gt;=82;1;0)" office:value-type="float" office:value="1" calcext:value-type="float">
            <text:p>1</text:p>
          </table:table-cell>
          <table:table-cell table:style-name="ce4" table:formula="of:=IF((MAX([.BX$1];[.$A19])*4 + MIN([.BX$1];[.$A19]))&gt;=82;1;0)" office:value-type="float" office:value="1" calcext:value-type="float">
            <text:p>1</text:p>
          </table:table-cell>
          <table:table-cell table:style-name="ce4" table:formula="of:=IF((MAX([.BY$1];[.$A19])*4 + MIN([.BY$1];[.$A19]))&gt;=82;1;0)" office:value-type="float" office:value="1" calcext:value-type="float">
            <text:p>1</text:p>
          </table:table-cell>
          <table:table-cell table:style-name="ce4" table:formula="of:=IF((MAX([.BZ$1];[.$A19])*4 + MIN([.BZ$1];[.$A19]))&gt;=82;1;0)" office:value-type="float" office:value="1" calcext:value-type="float">
            <text:p>1</text:p>
          </table:table-cell>
          <table:table-cell table:style-name="ce4" table:formula="of:=IF((MAX([.CA$1];[.$A19])*4 + MIN([.CA$1];[.$A19]))&gt;=82;1;0)" office:value-type="float" office:value="1" calcext:value-type="float">
            <text:p>1</text:p>
          </table:table-cell>
          <table:table-cell table:style-name="ce4" table:formula="of:=IF((MAX([.CB$1];[.$A19])*4 + MIN([.CB$1];[.$A19]))&gt;=82;1;0)" office:value-type="float" office:value="1" calcext:value-type="float">
            <text:p>1</text:p>
          </table:table-cell>
          <table:table-cell table:style-name="ce4" table:formula="of:=IF((MAX([.CC$1];[.$A19])*4 + MIN([.CC$1];[.$A19]))&gt;=82;1;0)" office:value-type="float" office:value="1" calcext:value-type="float">
            <text:p>1</text:p>
          </table:table-cell>
          <table:table-cell table:style-name="ce4" table:formula="of:=IF((MAX([.CD$1];[.$A19])*4 + MIN([.CD$1];[.$A19]))&gt;=82;1;0)" office:value-type="float" office:value="1" calcext:value-type="float">
            <text:p>1</text:p>
          </table:table-cell>
          <table:table-cell table:style-name="ce4" table:formula="of:=IF((MAX([.CE$1];[.$A19])*4 + MIN([.CE$1];[.$A19]))&gt;=82;1;0)" office:value-type="float" office:value="1" calcext:value-type="float">
            <text:p>1</text:p>
          </table:table-cell>
          <table:table-cell table:style-name="ce4" table:formula="of:=IF((MAX([.CF$1];[.$A19])*4 + MIN([.CF$1];[.$A19]))&gt;=82;1;0)" office:value-type="float" office:value="1" calcext:value-type="float">
            <text:p>1</text:p>
          </table:table-cell>
          <table:table-cell table:style-name="ce4" table:formula="of:=IF((MAX([.CG$1];[.$A19])*4 + MIN([.CG$1];[.$A19]))&gt;=82;1;0)" office:value-type="float" office:value="1" calcext:value-type="float">
            <text:p>1</text:p>
          </table:table-cell>
          <table:table-cell table:style-name="ce4" table:formula="of:=IF((MAX([.CH$1];[.$A19])*4 + MIN([.CH$1];[.$A1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formula="of:=IF(OR(INDEX([.$B$2:.$CH$84];[.$A20]+1;[.B$1])=-1;INDEX([.$B$2:.$CH$84];[.$A20]*4;[.B$1])=-1;INDEX([.$B$2:.$CH$84];[.$A20];[.B$1]+1)=-1;INDEX([.$B$2:.$CH$84];[.$A20];[.B$1]*4)=-1);2;0)" office:value-type="float" office:value="2" calcext:value-type="float">
            <text:p>2</text:p>
          </table:table-cell>
          <table:table-cell table:style-name="ce4" table:formula="of:=IF(AND(INDEX([.$B$2:.$CH$84];[.$A20]+1;[.C$1])&gt;0;INDEX([.$B$2:.$CH$84];[.$A20]*4;[.C$1])&gt;0;INDEX([.$B$2:.$CH$84];[.$A20];[.C$1]+1)&gt;0;INDEX([.$B$2:.$CH$84];[.$A20];[.C$1]*4)&gt;0);-2;0)" office:value-type="float" office:value="0" calcext:value-type="float">
            <text:p>0</text:p>
          </table:table-cell>
          <table:table-cell table:style-name="ce4" table:formula="of:=IF(AND(INDEX([.$B$2:.$CH$84];[.$A20]+1;[.D$1])&gt;0;INDEX([.$B$2:.$CH$84];[.$A20]*4;[.D$1])&gt;0;INDEX([.$B$2:.$CH$84];[.$A20];[.D$1]+1)&gt;0;INDEX([.$B$2:.$CH$84];[.$A20];[.D$1]*4)&gt;0);-2;0)" office:value-type="float" office:value="-2" calcext:value-type="float">
            <text:p>-2</text:p>
          </table:table-cell>
          <table:table-cell table:style-name="ce4" table:formula="of:=IF(OR(INDEX([.$B$2:.$CH$84];[.$A20]+1;[.E$1])=-1;INDEX([.$B$2:.$CH$84];[.$A20]*4;[.E$1])=-1;INDEX([.$B$2:.$CH$84];[.$A20];[.E$1]+1)=-1;INDEX([.$B$2:.$CH$84];[.$A20];[.E$1]*4)=-1);2;0)" office:value-type="float" office:value="2" calcext:value-type="float">
            <text:p>2</text:p>
          </table:table-cell>
          <table:table-cell table:style-name="ce4" table:formula="of:=IF(AND(INDEX([.$B$2:.$CH$84];[.$A20]+1;[.F$1])=1;INDEX([.$B$2:.$CH$84];[.$A20]*4;[.F$1])=1;INDEX([.$B$2:.$CH$84];[.$A20];[.F$1]+1)=1;INDEX([.$B$2:.$CH$84];[.$A20];[.F$1]*4)=1);-1;0)" office:value-type="float" office:value="-1" calcext:value-type="float">
            <text:p>-1</text:p>
          </table:table-cell>
          <table:table-cell table:style-name="ce4" table:formula="of:=IF((MAX([.G$1];[.$A20])*4 + MIN([.G$1];[.$A20]))&gt;=82;1;0)" office:value-type="float" office:value="1" calcext:value-type="float">
            <text:p>1</text:p>
          </table:table-cell>
          <table:table-cell table:style-name="ce4" table:formula="of:=IF((MAX([.H$1];[.$A20])*4 + MIN([.H$1];[.$A20]))&gt;=82;1;0)" office:value-type="float" office:value="1" calcext:value-type="float">
            <text:p>1</text:p>
          </table:table-cell>
          <table:table-cell table:style-name="ce4" table:formula="of:=IF((MAX([.I$1];[.$A20])*4 + MIN([.I$1];[.$A20]))&gt;=82;1;0)" office:value-type="float" office:value="1" calcext:value-type="float">
            <text:p>1</text:p>
          </table:table-cell>
          <table:table-cell table:style-name="ce4" table:formula="of:=IF((MAX([.J$1];[.$A20])*4 + MIN([.J$1];[.$A20]))&gt;=82;1;0)" office:value-type="float" office:value="1" calcext:value-type="float">
            <text:p>1</text:p>
          </table:table-cell>
          <table:table-cell table:style-name="ce4" table:formula="of:=IF((MAX([.K$1];[.$A20])*4 + MIN([.K$1];[.$A20]))&gt;=82;1;0)" office:value-type="float" office:value="1" calcext:value-type="float">
            <text:p>1</text:p>
          </table:table-cell>
          <table:table-cell table:style-name="ce4" table:formula="of:=IF((MAX([.L$1];[.$A20])*4 + MIN([.L$1];[.$A20]))&gt;=82;1;0)" office:value-type="float" office:value="1" calcext:value-type="float">
            <text:p>1</text:p>
          </table:table-cell>
          <table:table-cell table:style-name="ce4" table:formula="of:=IF((MAX([.M$1];[.$A20])*4 + MIN([.M$1];[.$A20]))&gt;=82;1;0)" office:value-type="float" office:value="1" calcext:value-type="float">
            <text:p>1</text:p>
          </table:table-cell>
          <table:table-cell table:style-name="ce4" table:formula="of:=IF((MAX([.N$1];[.$A20])*4 + MIN([.N$1];[.$A20]))&gt;=82;1;0)" office:value-type="float" office:value="1" calcext:value-type="float">
            <text:p>1</text:p>
          </table:table-cell>
          <table:table-cell table:style-name="ce4" table:formula="of:=IF((MAX([.O$1];[.$A20])*4 + MIN([.O$1];[.$A20]))&gt;=82;1;0)" office:value-type="float" office:value="1" calcext:value-type="float">
            <text:p>1</text:p>
          </table:table-cell>
          <table:table-cell table:style-name="ce4" table:formula="of:=IF((MAX([.P$1];[.$A20])*4 + MIN([.P$1];[.$A20]))&gt;=82;1;0)" office:value-type="float" office:value="1" calcext:value-type="float">
            <text:p>1</text:p>
          </table:table-cell>
          <table:table-cell table:style-name="ce4" table:formula="of:=IF((MAX([.Q$1];[.$A20])*4 + MIN([.Q$1];[.$A20]))&gt;=82;1;0)" office:value-type="float" office:value="1" calcext:value-type="float">
            <text:p>1</text:p>
          </table:table-cell>
          <table:table-cell table:style-name="ce4" table:formula="of:=IF((MAX([.R$1];[.$A20])*4 + MIN([.R$1];[.$A20]))&gt;=82;1;0)" office:value-type="float" office:value="1" calcext:value-type="float">
            <text:p>1</text:p>
          </table:table-cell>
          <table:table-cell table:style-name="ce4" table:formula="of:=IF((MAX([.S$1];[.$A20])*4 + MIN([.S$1];[.$A20]))&gt;=82;1;0)" office:value-type="float" office:value="1" calcext:value-type="float">
            <text:p>1</text:p>
          </table:table-cell>
          <table:table-cell table:style-name="ce4" table:formula="of:=IF((MAX([.T$1];[.$A20])*4 + MIN([.T$1];[.$A20]))&gt;=82;1;0)" office:value-type="float" office:value="1" calcext:value-type="float">
            <text:p>1</text:p>
          </table:table-cell>
          <table:table-cell table:style-name="ce4" table:formula="of:=IF((MAX([.U$1];[.$A20])*4 + MIN([.U$1];[.$A20]))&gt;=82;1;0)" office:value-type="float" office:value="1" calcext:value-type="float">
            <text:p>1</text:p>
          </table:table-cell>
          <table:table-cell table:style-name="ce4" table:formula="of:=IF((MAX([.V$1];[.$A20])*4 + MIN([.V$1];[.$A20]))&gt;=82;1;0)" office:value-type="float" office:value="1" calcext:value-type="float">
            <text:p>1</text:p>
          </table:table-cell>
          <table:table-cell table:style-name="ce4" table:formula="of:=IF((MAX([.W$1];[.$A20])*4 + MIN([.W$1];[.$A20]))&gt;=82;1;0)" office:value-type="float" office:value="1" calcext:value-type="float">
            <text:p>1</text:p>
          </table:table-cell>
          <table:table-cell table:style-name="ce4" table:formula="of:=IF((MAX([.X$1];[.$A20])*4 + MIN([.X$1];[.$A20]))&gt;=82;1;0)" office:value-type="float" office:value="1" calcext:value-type="float">
            <text:p>1</text:p>
          </table:table-cell>
          <table:table-cell table:style-name="ce4" table:formula="of:=IF((MAX([.Y$1];[.$A20])*4 + MIN([.Y$1];[.$A20]))&gt;=82;1;0)" office:value-type="float" office:value="1" calcext:value-type="float">
            <text:p>1</text:p>
          </table:table-cell>
          <table:table-cell table:style-name="ce4" table:formula="of:=IF((MAX([.Z$1];[.$A20])*4 + MIN([.Z$1];[.$A20]))&gt;=82;1;0)" office:value-type="float" office:value="1" calcext:value-type="float">
            <text:p>1</text:p>
          </table:table-cell>
          <table:table-cell table:style-name="ce4" table:formula="of:=IF((MAX([.AA$1];[.$A20])*4 + MIN([.AA$1];[.$A20]))&gt;=82;1;0)" office:value-type="float" office:value="1" calcext:value-type="float">
            <text:p>1</text:p>
          </table:table-cell>
          <table:table-cell table:style-name="ce4" table:formula="of:=IF((MAX([.AB$1];[.$A20])*4 + MIN([.AB$1];[.$A20]))&gt;=82;1;0)" office:value-type="float" office:value="1" calcext:value-type="float">
            <text:p>1</text:p>
          </table:table-cell>
          <table:table-cell table:style-name="ce4" table:formula="of:=IF((MAX([.AC$1];[.$A20])*4 + MIN([.AC$1];[.$A20]))&gt;=82;1;0)" office:value-type="float" office:value="1" calcext:value-type="float">
            <text:p>1</text:p>
          </table:table-cell>
          <table:table-cell table:style-name="ce4" table:formula="of:=IF((MAX([.AD$1];[.$A20])*4 + MIN([.AD$1];[.$A20]))&gt;=82;1;0)" office:value-type="float" office:value="1" calcext:value-type="float">
            <text:p>1</text:p>
          </table:table-cell>
          <table:table-cell table:style-name="ce4" table:formula="of:=IF((MAX([.AE$1];[.$A20])*4 + MIN([.AE$1];[.$A20]))&gt;=82;1;0)" office:value-type="float" office:value="1" calcext:value-type="float">
            <text:p>1</text:p>
          </table:table-cell>
          <table:table-cell table:style-name="ce4" table:formula="of:=IF((MAX([.AF$1];[.$A20])*4 + MIN([.AF$1];[.$A20]))&gt;=82;1;0)" office:value-type="float" office:value="1" calcext:value-type="float">
            <text:p>1</text:p>
          </table:table-cell>
          <table:table-cell table:style-name="ce4" table:formula="of:=IF((MAX([.AG$1];[.$A20])*4 + MIN([.AG$1];[.$A20]))&gt;=82;1;0)" office:value-type="float" office:value="1" calcext:value-type="float">
            <text:p>1</text:p>
          </table:table-cell>
          <table:table-cell table:style-name="ce4" table:formula="of:=IF((MAX([.AH$1];[.$A20])*4 + MIN([.AH$1];[.$A20]))&gt;=82;1;0)" office:value-type="float" office:value="1" calcext:value-type="float">
            <text:p>1</text:p>
          </table:table-cell>
          <table:table-cell table:style-name="ce4" table:formula="of:=IF((MAX([.AI$1];[.$A20])*4 + MIN([.AI$1];[.$A20]))&gt;=82;1;0)" office:value-type="float" office:value="1" calcext:value-type="float">
            <text:p>1</text:p>
          </table:table-cell>
          <table:table-cell table:style-name="ce4" table:formula="of:=IF((MAX([.AJ$1];[.$A20])*4 + MIN([.AJ$1];[.$A20]))&gt;=82;1;0)" office:value-type="float" office:value="1" calcext:value-type="float">
            <text:p>1</text:p>
          </table:table-cell>
          <table:table-cell table:style-name="ce4" table:formula="of:=IF((MAX([.AK$1];[.$A20])*4 + MIN([.AK$1];[.$A20]))&gt;=82;1;0)" office:value-type="float" office:value="1" calcext:value-type="float">
            <text:p>1</text:p>
          </table:table-cell>
          <table:table-cell table:style-name="ce4" table:formula="of:=IF((MAX([.AL$1];[.$A20])*4 + MIN([.AL$1];[.$A20]))&gt;=82;1;0)" office:value-type="float" office:value="1" calcext:value-type="float">
            <text:p>1</text:p>
          </table:table-cell>
          <table:table-cell table:style-name="ce4" table:formula="of:=IF((MAX([.AM$1];[.$A20])*4 + MIN([.AM$1];[.$A20]))&gt;=82;1;0)" office:value-type="float" office:value="1" calcext:value-type="float">
            <text:p>1</text:p>
          </table:table-cell>
          <table:table-cell table:style-name="ce4" table:formula="of:=IF((MAX([.AN$1];[.$A20])*4 + MIN([.AN$1];[.$A20]))&gt;=82;1;0)" office:value-type="float" office:value="1" calcext:value-type="float">
            <text:p>1</text:p>
          </table:table-cell>
          <table:table-cell table:style-name="ce4" table:formula="of:=IF((MAX([.AO$1];[.$A20])*4 + MIN([.AO$1];[.$A20]))&gt;=82;1;0)" office:value-type="float" office:value="1" calcext:value-type="float">
            <text:p>1</text:p>
          </table:table-cell>
          <table:table-cell table:style-name="ce4" table:formula="of:=IF((MAX([.AP$1];[.$A20])*4 + MIN([.AP$1];[.$A20]))&gt;=82;1;0)" office:value-type="float" office:value="1" calcext:value-type="float">
            <text:p>1</text:p>
          </table:table-cell>
          <table:table-cell table:style-name="ce4" table:formula="of:=IF((MAX([.AQ$1];[.$A20])*4 + MIN([.AQ$1];[.$A20]))&gt;=82;1;0)" office:value-type="float" office:value="1" calcext:value-type="float">
            <text:p>1</text:p>
          </table:table-cell>
          <table:table-cell table:style-name="ce4" table:formula="of:=IF((MAX([.AR$1];[.$A20])*4 + MIN([.AR$1];[.$A20]))&gt;=82;1;0)" office:value-type="float" office:value="1" calcext:value-type="float">
            <text:p>1</text:p>
          </table:table-cell>
          <table:table-cell table:style-name="ce4" table:formula="of:=IF((MAX([.AS$1];[.$A20])*4 + MIN([.AS$1];[.$A20]))&gt;=82;1;0)" office:value-type="float" office:value="1" calcext:value-type="float">
            <text:p>1</text:p>
          </table:table-cell>
          <table:table-cell table:style-name="ce4" table:formula="of:=IF((MAX([.AT$1];[.$A20])*4 + MIN([.AT$1];[.$A20]))&gt;=82;1;0)" office:value-type="float" office:value="1" calcext:value-type="float">
            <text:p>1</text:p>
          </table:table-cell>
          <table:table-cell table:style-name="ce4" table:formula="of:=IF((MAX([.AU$1];[.$A20])*4 + MIN([.AU$1];[.$A20]))&gt;=82;1;0)" office:value-type="float" office:value="1" calcext:value-type="float">
            <text:p>1</text:p>
          </table:table-cell>
          <table:table-cell table:style-name="ce4" table:formula="of:=IF((MAX([.AV$1];[.$A20])*4 + MIN([.AV$1];[.$A20]))&gt;=82;1;0)" office:value-type="float" office:value="1" calcext:value-type="float">
            <text:p>1</text:p>
          </table:table-cell>
          <table:table-cell table:style-name="ce4" table:formula="of:=IF((MAX([.AW$1];[.$A20])*4 + MIN([.AW$1];[.$A20]))&gt;=82;1;0)" office:value-type="float" office:value="1" calcext:value-type="float">
            <text:p>1</text:p>
          </table:table-cell>
          <table:table-cell table:style-name="ce4" table:formula="of:=IF((MAX([.AX$1];[.$A20])*4 + MIN([.AX$1];[.$A20]))&gt;=82;1;0)" office:value-type="float" office:value="1" calcext:value-type="float">
            <text:p>1</text:p>
          </table:table-cell>
          <table:table-cell table:style-name="ce4" table:formula="of:=IF((MAX([.AY$1];[.$A20])*4 + MIN([.AY$1];[.$A20]))&gt;=82;1;0)" office:value-type="float" office:value="1" calcext:value-type="float">
            <text:p>1</text:p>
          </table:table-cell>
          <table:table-cell table:style-name="ce4" table:formula="of:=IF((MAX([.AZ$1];[.$A20])*4 + MIN([.AZ$1];[.$A20]))&gt;=82;1;0)" office:value-type="float" office:value="1" calcext:value-type="float">
            <text:p>1</text:p>
          </table:table-cell>
          <table:table-cell table:style-name="ce4" table:formula="of:=IF((MAX([.BA$1];[.$A20])*4 + MIN([.BA$1];[.$A20]))&gt;=82;1;0)" office:value-type="float" office:value="1" calcext:value-type="float">
            <text:p>1</text:p>
          </table:table-cell>
          <table:table-cell table:style-name="ce4" table:formula="of:=IF((MAX([.BB$1];[.$A20])*4 + MIN([.BB$1];[.$A20]))&gt;=82;1;0)" office:value-type="float" office:value="1" calcext:value-type="float">
            <text:p>1</text:p>
          </table:table-cell>
          <table:table-cell table:style-name="ce4" table:formula="of:=IF((MAX([.BC$1];[.$A20])*4 + MIN([.BC$1];[.$A20]))&gt;=82;1;0)" office:value-type="float" office:value="1" calcext:value-type="float">
            <text:p>1</text:p>
          </table:table-cell>
          <table:table-cell table:style-name="ce4" table:formula="of:=IF((MAX([.BD$1];[.$A20])*4 + MIN([.BD$1];[.$A20]))&gt;=82;1;0)" office:value-type="float" office:value="1" calcext:value-type="float">
            <text:p>1</text:p>
          </table:table-cell>
          <table:table-cell table:style-name="ce4" table:formula="of:=IF((MAX([.BE$1];[.$A20])*4 + MIN([.BE$1];[.$A20]))&gt;=82;1;0)" office:value-type="float" office:value="1" calcext:value-type="float">
            <text:p>1</text:p>
          </table:table-cell>
          <table:table-cell table:style-name="ce4" table:formula="of:=IF((MAX([.BF$1];[.$A20])*4 + MIN([.BF$1];[.$A20]))&gt;=82;1;0)" office:value-type="float" office:value="1" calcext:value-type="float">
            <text:p>1</text:p>
          </table:table-cell>
          <table:table-cell table:style-name="ce4" table:formula="of:=IF((MAX([.BG$1];[.$A20])*4 + MIN([.BG$1];[.$A20]))&gt;=82;1;0)" office:value-type="float" office:value="1" calcext:value-type="float">
            <text:p>1</text:p>
          </table:table-cell>
          <table:table-cell table:style-name="ce4" table:formula="of:=IF((MAX([.BH$1];[.$A20])*4 + MIN([.BH$1];[.$A20]))&gt;=82;1;0)" office:value-type="float" office:value="1" calcext:value-type="float">
            <text:p>1</text:p>
          </table:table-cell>
          <table:table-cell table:style-name="ce4" table:formula="of:=IF((MAX([.BI$1];[.$A20])*4 + MIN([.BI$1];[.$A20]))&gt;=82;1;0)" office:value-type="float" office:value="1" calcext:value-type="float">
            <text:p>1</text:p>
          </table:table-cell>
          <table:table-cell table:style-name="ce4" table:formula="of:=IF((MAX([.BJ$1];[.$A20])*4 + MIN([.BJ$1];[.$A20]))&gt;=82;1;0)" office:value-type="float" office:value="1" calcext:value-type="float">
            <text:p>1</text:p>
          </table:table-cell>
          <table:table-cell table:style-name="ce4" table:formula="of:=IF((MAX([.BK$1];[.$A20])*4 + MIN([.BK$1];[.$A20]))&gt;=82;1;0)" office:value-type="float" office:value="1" calcext:value-type="float">
            <text:p>1</text:p>
          </table:table-cell>
          <table:table-cell table:style-name="ce4" table:formula="of:=IF((MAX([.BL$1];[.$A20])*4 + MIN([.BL$1];[.$A20]))&gt;=82;1;0)" office:value-type="float" office:value="1" calcext:value-type="float">
            <text:p>1</text:p>
          </table:table-cell>
          <table:table-cell table:style-name="ce4" table:formula="of:=IF((MAX([.BM$1];[.$A20])*4 + MIN([.BM$1];[.$A20]))&gt;=82;1;0)" office:value-type="float" office:value="1" calcext:value-type="float">
            <text:p>1</text:p>
          </table:table-cell>
          <table:table-cell table:style-name="ce4" table:formula="of:=IF((MAX([.BN$1];[.$A20])*4 + MIN([.BN$1];[.$A20]))&gt;=82;1;0)" office:value-type="float" office:value="1" calcext:value-type="float">
            <text:p>1</text:p>
          </table:table-cell>
          <table:table-cell table:style-name="ce4" table:formula="of:=IF((MAX([.BO$1];[.$A20])*4 + MIN([.BO$1];[.$A20]))&gt;=82;1;0)" office:value-type="float" office:value="1" calcext:value-type="float">
            <text:p>1</text:p>
          </table:table-cell>
          <table:table-cell table:style-name="ce4" table:formula="of:=IF((MAX([.BP$1];[.$A20])*4 + MIN([.BP$1];[.$A20]))&gt;=82;1;0)" office:value-type="float" office:value="1" calcext:value-type="float">
            <text:p>1</text:p>
          </table:table-cell>
          <table:table-cell table:style-name="ce4" table:formula="of:=IF((MAX([.BQ$1];[.$A20])*4 + MIN([.BQ$1];[.$A20]))&gt;=82;1;0)" office:value-type="float" office:value="1" calcext:value-type="float">
            <text:p>1</text:p>
          </table:table-cell>
          <table:table-cell table:style-name="ce4" table:formula="of:=IF((MAX([.BR$1];[.$A20])*4 + MIN([.BR$1];[.$A20]))&gt;=82;1;0)" office:value-type="float" office:value="1" calcext:value-type="float">
            <text:p>1</text:p>
          </table:table-cell>
          <table:table-cell table:style-name="ce4" table:formula="of:=IF((MAX([.BS$1];[.$A20])*4 + MIN([.BS$1];[.$A20]))&gt;=82;1;0)" office:value-type="float" office:value="1" calcext:value-type="float">
            <text:p>1</text:p>
          </table:table-cell>
          <table:table-cell table:style-name="ce4" table:formula="of:=IF((MAX([.BT$1];[.$A20])*4 + MIN([.BT$1];[.$A20]))&gt;=82;1;0)" office:value-type="float" office:value="1" calcext:value-type="float">
            <text:p>1</text:p>
          </table:table-cell>
          <table:table-cell table:style-name="ce4" table:formula="of:=IF((MAX([.BU$1];[.$A20])*4 + MIN([.BU$1];[.$A20]))&gt;=82;1;0)" office:value-type="float" office:value="1" calcext:value-type="float">
            <text:p>1</text:p>
          </table:table-cell>
          <table:table-cell table:style-name="ce4" table:formula="of:=IF((MAX([.BV$1];[.$A20])*4 + MIN([.BV$1];[.$A20]))&gt;=82;1;0)" office:value-type="float" office:value="1" calcext:value-type="float">
            <text:p>1</text:p>
          </table:table-cell>
          <table:table-cell table:style-name="ce4" table:formula="of:=IF((MAX([.BW$1];[.$A20])*4 + MIN([.BW$1];[.$A20]))&gt;=82;1;0)" office:value-type="float" office:value="1" calcext:value-type="float">
            <text:p>1</text:p>
          </table:table-cell>
          <table:table-cell table:style-name="ce4" table:formula="of:=IF((MAX([.BX$1];[.$A20])*4 + MIN([.BX$1];[.$A20]))&gt;=82;1;0)" office:value-type="float" office:value="1" calcext:value-type="float">
            <text:p>1</text:p>
          </table:table-cell>
          <table:table-cell table:style-name="ce4" table:formula="of:=IF((MAX([.BY$1];[.$A20])*4 + MIN([.BY$1];[.$A20]))&gt;=82;1;0)" office:value-type="float" office:value="1" calcext:value-type="float">
            <text:p>1</text:p>
          </table:table-cell>
          <table:table-cell table:style-name="ce4" table:formula="of:=IF((MAX([.BZ$1];[.$A20])*4 + MIN([.BZ$1];[.$A20]))&gt;=82;1;0)" office:value-type="float" office:value="1" calcext:value-type="float">
            <text:p>1</text:p>
          </table:table-cell>
          <table:table-cell table:style-name="ce4" table:formula="of:=IF((MAX([.CA$1];[.$A20])*4 + MIN([.CA$1];[.$A20]))&gt;=82;1;0)" office:value-type="float" office:value="1" calcext:value-type="float">
            <text:p>1</text:p>
          </table:table-cell>
          <table:table-cell table:style-name="ce4" table:formula="of:=IF((MAX([.CB$1];[.$A20])*4 + MIN([.CB$1];[.$A20]))&gt;=82;1;0)" office:value-type="float" office:value="1" calcext:value-type="float">
            <text:p>1</text:p>
          </table:table-cell>
          <table:table-cell table:style-name="ce4" table:formula="of:=IF((MAX([.CC$1];[.$A20])*4 + MIN([.CC$1];[.$A20]))&gt;=82;1;0)" office:value-type="float" office:value="1" calcext:value-type="float">
            <text:p>1</text:p>
          </table:table-cell>
          <table:table-cell table:style-name="ce4" table:formula="of:=IF((MAX([.CD$1];[.$A20])*4 + MIN([.CD$1];[.$A20]))&gt;=82;1;0)" office:value-type="float" office:value="1" calcext:value-type="float">
            <text:p>1</text:p>
          </table:table-cell>
          <table:table-cell table:style-name="ce4" table:formula="of:=IF((MAX([.CE$1];[.$A20])*4 + MIN([.CE$1];[.$A20]))&gt;=82;1;0)" office:value-type="float" office:value="1" calcext:value-type="float">
            <text:p>1</text:p>
          </table:table-cell>
          <table:table-cell table:style-name="ce4" table:formula="of:=IF((MAX([.CF$1];[.$A20])*4 + MIN([.CF$1];[.$A20]))&gt;=82;1;0)" office:value-type="float" office:value="1" calcext:value-type="float">
            <text:p>1</text:p>
          </table:table-cell>
          <table:table-cell table:style-name="ce4" table:formula="of:=IF((MAX([.CG$1];[.$A20])*4 + MIN([.CG$1];[.$A20]))&gt;=82;1;0)" office:value-type="float" office:value="1" calcext:value-type="float">
            <text:p>1</text:p>
          </table:table-cell>
          <table:table-cell table:style-name="ce4" table:formula="of:=IF((MAX([.CH$1];[.$A20])*4 + MIN([.CH$1];[.$A2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formula="of:=IF(AND(INDEX([.$B$2:.$CH$84];[.$A21]+1;[.B$1])=1;INDEX([.$B$2:.$CH$84];[.$A21]*4;[.B$1])=1;INDEX([.$B$2:.$CH$84];[.$A21];[.B$1]+1)=1;INDEX([.$B$2:.$CH$84];[.$A21];[.B$1]*4)=1);-1;0)" office:value-type="float" office:value="-1" calcext:value-type="float">
            <text:p>-1</text:p>
          </table:table-cell>
          <table:table-cell table:style-name="ce4" table:formula="of:=IF((MAX([.C$1];[.$A21])*4 + MIN([.C$1];[.$A21]))&gt;=82;1;0)" office:value-type="float" office:value="1" calcext:value-type="float">
            <text:p>1</text:p>
          </table:table-cell>
          <table:table-cell table:style-name="ce4" table:formula="of:=IF((MAX([.D$1];[.$A21])*4 + MIN([.D$1];[.$A21]))&gt;=82;1;0)" office:value-type="float" office:value="1" calcext:value-type="float">
            <text:p>1</text:p>
          </table:table-cell>
          <table:table-cell table:style-name="ce4" table:formula="of:=IF((MAX([.E$1];[.$A21])*4 + MIN([.E$1];[.$A21]))&gt;=82;1;0)" office:value-type="float" office:value="1" calcext:value-type="float">
            <text:p>1</text:p>
          </table:table-cell>
          <table:table-cell table:style-name="ce4" table:formula="of:=IF((MAX([.F$1];[.$A21])*4 + MIN([.F$1];[.$A21]))&gt;=82;1;0)" office:value-type="float" office:value="1" calcext:value-type="float">
            <text:p>1</text:p>
          </table:table-cell>
          <table:table-cell table:style-name="ce4" table:formula="of:=IF((MAX([.G$1];[.$A21])*4 + MIN([.G$1];[.$A21]))&gt;=82;1;0)" office:value-type="float" office:value="1" calcext:value-type="float">
            <text:p>1</text:p>
          </table:table-cell>
          <table:table-cell table:style-name="ce4" table:formula="of:=IF((MAX([.H$1];[.$A21])*4 + MIN([.H$1];[.$A21]))&gt;=82;1;0)" office:value-type="float" office:value="1" calcext:value-type="float">
            <text:p>1</text:p>
          </table:table-cell>
          <table:table-cell table:style-name="ce4" table:formula="of:=IF((MAX([.I$1];[.$A21])*4 + MIN([.I$1];[.$A21]))&gt;=82;1;0)" office:value-type="float" office:value="1" calcext:value-type="float">
            <text:p>1</text:p>
          </table:table-cell>
          <table:table-cell table:style-name="ce4" table:formula="of:=IF((MAX([.J$1];[.$A21])*4 + MIN([.J$1];[.$A21]))&gt;=82;1;0)" office:value-type="float" office:value="1" calcext:value-type="float">
            <text:p>1</text:p>
          </table:table-cell>
          <table:table-cell table:style-name="ce4" table:formula="of:=IF((MAX([.K$1];[.$A21])*4 + MIN([.K$1];[.$A21]))&gt;=82;1;0)" office:value-type="float" office:value="1" calcext:value-type="float">
            <text:p>1</text:p>
          </table:table-cell>
          <table:table-cell table:style-name="ce4" table:formula="of:=IF((MAX([.L$1];[.$A21])*4 + MIN([.L$1];[.$A21]))&gt;=82;1;0)" office:value-type="float" office:value="1" calcext:value-type="float">
            <text:p>1</text:p>
          </table:table-cell>
          <table:table-cell table:style-name="ce4" table:formula="of:=IF((MAX([.M$1];[.$A21])*4 + MIN([.M$1];[.$A21]))&gt;=82;1;0)" office:value-type="float" office:value="1" calcext:value-type="float">
            <text:p>1</text:p>
          </table:table-cell>
          <table:table-cell table:style-name="ce4" table:formula="of:=IF((MAX([.N$1];[.$A21])*4 + MIN([.N$1];[.$A21]))&gt;=82;1;0)" office:value-type="float" office:value="1" calcext:value-type="float">
            <text:p>1</text:p>
          </table:table-cell>
          <table:table-cell table:style-name="ce4" table:formula="of:=IF((MAX([.O$1];[.$A21])*4 + MIN([.O$1];[.$A21]))&gt;=82;1;0)" office:value-type="float" office:value="1" calcext:value-type="float">
            <text:p>1</text:p>
          </table:table-cell>
          <table:table-cell table:style-name="ce4" table:formula="of:=IF((MAX([.P$1];[.$A21])*4 + MIN([.P$1];[.$A21]))&gt;=82;1;0)" office:value-type="float" office:value="1" calcext:value-type="float">
            <text:p>1</text:p>
          </table:table-cell>
          <table:table-cell table:style-name="ce4" table:formula="of:=IF((MAX([.Q$1];[.$A21])*4 + MIN([.Q$1];[.$A21]))&gt;=82;1;0)" office:value-type="float" office:value="1" calcext:value-type="float">
            <text:p>1</text:p>
          </table:table-cell>
          <table:table-cell table:style-name="ce4" table:formula="of:=IF((MAX([.R$1];[.$A21])*4 + MIN([.R$1];[.$A21]))&gt;=82;1;0)" office:value-type="float" office:value="1" calcext:value-type="float">
            <text:p>1</text:p>
          </table:table-cell>
          <table:table-cell table:style-name="ce4" table:formula="of:=IF((MAX([.S$1];[.$A21])*4 + MIN([.S$1];[.$A21]))&gt;=82;1;0)" office:value-type="float" office:value="1" calcext:value-type="float">
            <text:p>1</text:p>
          </table:table-cell>
          <table:table-cell table:style-name="ce4" table:formula="of:=IF((MAX([.T$1];[.$A21])*4 + MIN([.T$1];[.$A21]))&gt;=82;1;0)" office:value-type="float" office:value="1" calcext:value-type="float">
            <text:p>1</text:p>
          </table:table-cell>
          <table:table-cell table:style-name="ce4" table:formula="of:=IF((MAX([.U$1];[.$A21])*4 + MIN([.U$1];[.$A21]))&gt;=82;1;0)" office:value-type="float" office:value="1" calcext:value-type="float">
            <text:p>1</text:p>
          </table:table-cell>
          <table:table-cell table:style-name="ce4" table:formula="of:=IF((MAX([.V$1];[.$A21])*4 + MIN([.V$1];[.$A21]))&gt;=82;1;0)" office:value-type="float" office:value="1" calcext:value-type="float">
            <text:p>1</text:p>
          </table:table-cell>
          <table:table-cell table:style-name="ce4" table:formula="of:=IF((MAX([.W$1];[.$A21])*4 + MIN([.W$1];[.$A21]))&gt;=82;1;0)" office:value-type="float" office:value="1" calcext:value-type="float">
            <text:p>1</text:p>
          </table:table-cell>
          <table:table-cell table:style-name="ce4" table:formula="of:=IF((MAX([.X$1];[.$A21])*4 + MIN([.X$1];[.$A21]))&gt;=82;1;0)" office:value-type="float" office:value="1" calcext:value-type="float">
            <text:p>1</text:p>
          </table:table-cell>
          <table:table-cell table:style-name="ce4" table:formula="of:=IF((MAX([.Y$1];[.$A21])*4 + MIN([.Y$1];[.$A21]))&gt;=82;1;0)" office:value-type="float" office:value="1" calcext:value-type="float">
            <text:p>1</text:p>
          </table:table-cell>
          <table:table-cell table:style-name="ce4" table:formula="of:=IF((MAX([.Z$1];[.$A21])*4 + MIN([.Z$1];[.$A21]))&gt;=82;1;0)" office:value-type="float" office:value="1" calcext:value-type="float">
            <text:p>1</text:p>
          </table:table-cell>
          <table:table-cell table:style-name="ce4" table:formula="of:=IF((MAX([.AA$1];[.$A21])*4 + MIN([.AA$1];[.$A21]))&gt;=82;1;0)" office:value-type="float" office:value="1" calcext:value-type="float">
            <text:p>1</text:p>
          </table:table-cell>
          <table:table-cell table:style-name="ce4" table:formula="of:=IF((MAX([.AB$1];[.$A21])*4 + MIN([.AB$1];[.$A21]))&gt;=82;1;0)" office:value-type="float" office:value="1" calcext:value-type="float">
            <text:p>1</text:p>
          </table:table-cell>
          <table:table-cell table:style-name="ce4" table:formula="of:=IF((MAX([.AC$1];[.$A21])*4 + MIN([.AC$1];[.$A21]))&gt;=82;1;0)" office:value-type="float" office:value="1" calcext:value-type="float">
            <text:p>1</text:p>
          </table:table-cell>
          <table:table-cell table:style-name="ce4" table:formula="of:=IF((MAX([.AD$1];[.$A21])*4 + MIN([.AD$1];[.$A21]))&gt;=82;1;0)" office:value-type="float" office:value="1" calcext:value-type="float">
            <text:p>1</text:p>
          </table:table-cell>
          <table:table-cell table:style-name="ce4" table:formula="of:=IF((MAX([.AE$1];[.$A21])*4 + MIN([.AE$1];[.$A21]))&gt;=82;1;0)" office:value-type="float" office:value="1" calcext:value-type="float">
            <text:p>1</text:p>
          </table:table-cell>
          <table:table-cell table:style-name="ce4" table:formula="of:=IF((MAX([.AF$1];[.$A21])*4 + MIN([.AF$1];[.$A21]))&gt;=82;1;0)" office:value-type="float" office:value="1" calcext:value-type="float">
            <text:p>1</text:p>
          </table:table-cell>
          <table:table-cell table:style-name="ce4" table:formula="of:=IF((MAX([.AG$1];[.$A21])*4 + MIN([.AG$1];[.$A21]))&gt;=82;1;0)" office:value-type="float" office:value="1" calcext:value-type="float">
            <text:p>1</text:p>
          </table:table-cell>
          <table:table-cell table:style-name="ce4" table:formula="of:=IF((MAX([.AH$1];[.$A21])*4 + MIN([.AH$1];[.$A21]))&gt;=82;1;0)" office:value-type="float" office:value="1" calcext:value-type="float">
            <text:p>1</text:p>
          </table:table-cell>
          <table:table-cell table:style-name="ce4" table:formula="of:=IF((MAX([.AI$1];[.$A21])*4 + MIN([.AI$1];[.$A21]))&gt;=82;1;0)" office:value-type="float" office:value="1" calcext:value-type="float">
            <text:p>1</text:p>
          </table:table-cell>
          <table:table-cell table:style-name="ce4" table:formula="of:=IF((MAX([.AJ$1];[.$A21])*4 + MIN([.AJ$1];[.$A21]))&gt;=82;1;0)" office:value-type="float" office:value="1" calcext:value-type="float">
            <text:p>1</text:p>
          </table:table-cell>
          <table:table-cell table:style-name="ce4" table:formula="of:=IF((MAX([.AK$1];[.$A21])*4 + MIN([.AK$1];[.$A21]))&gt;=82;1;0)" office:value-type="float" office:value="1" calcext:value-type="float">
            <text:p>1</text:p>
          </table:table-cell>
          <table:table-cell table:style-name="ce4" table:formula="of:=IF((MAX([.AL$1];[.$A21])*4 + MIN([.AL$1];[.$A21]))&gt;=82;1;0)" office:value-type="float" office:value="1" calcext:value-type="float">
            <text:p>1</text:p>
          </table:table-cell>
          <table:table-cell table:style-name="ce4" table:formula="of:=IF((MAX([.AM$1];[.$A21])*4 + MIN([.AM$1];[.$A21]))&gt;=82;1;0)" office:value-type="float" office:value="1" calcext:value-type="float">
            <text:p>1</text:p>
          </table:table-cell>
          <table:table-cell table:style-name="ce4" table:formula="of:=IF((MAX([.AN$1];[.$A21])*4 + MIN([.AN$1];[.$A21]))&gt;=82;1;0)" office:value-type="float" office:value="1" calcext:value-type="float">
            <text:p>1</text:p>
          </table:table-cell>
          <table:table-cell table:style-name="ce4" table:formula="of:=IF((MAX([.AO$1];[.$A21])*4 + MIN([.AO$1];[.$A21]))&gt;=82;1;0)" office:value-type="float" office:value="1" calcext:value-type="float">
            <text:p>1</text:p>
          </table:table-cell>
          <table:table-cell table:style-name="ce4" table:formula="of:=IF((MAX([.AP$1];[.$A21])*4 + MIN([.AP$1];[.$A21]))&gt;=82;1;0)" office:value-type="float" office:value="1" calcext:value-type="float">
            <text:p>1</text:p>
          </table:table-cell>
          <table:table-cell table:style-name="ce4" table:formula="of:=IF((MAX([.AQ$1];[.$A21])*4 + MIN([.AQ$1];[.$A21]))&gt;=82;1;0)" office:value-type="float" office:value="1" calcext:value-type="float">
            <text:p>1</text:p>
          </table:table-cell>
          <table:table-cell table:style-name="ce4" table:formula="of:=IF((MAX([.AR$1];[.$A21])*4 + MIN([.AR$1];[.$A21]))&gt;=82;1;0)" office:value-type="float" office:value="1" calcext:value-type="float">
            <text:p>1</text:p>
          </table:table-cell>
          <table:table-cell table:style-name="ce4" table:formula="of:=IF((MAX([.AS$1];[.$A21])*4 + MIN([.AS$1];[.$A21]))&gt;=82;1;0)" office:value-type="float" office:value="1" calcext:value-type="float">
            <text:p>1</text:p>
          </table:table-cell>
          <table:table-cell table:style-name="ce4" table:formula="of:=IF((MAX([.AT$1];[.$A21])*4 + MIN([.AT$1];[.$A21]))&gt;=82;1;0)" office:value-type="float" office:value="1" calcext:value-type="float">
            <text:p>1</text:p>
          </table:table-cell>
          <table:table-cell table:style-name="ce4" table:formula="of:=IF((MAX([.AU$1];[.$A21])*4 + MIN([.AU$1];[.$A21]))&gt;=82;1;0)" office:value-type="float" office:value="1" calcext:value-type="float">
            <text:p>1</text:p>
          </table:table-cell>
          <table:table-cell table:style-name="ce4" table:formula="of:=IF((MAX([.AV$1];[.$A21])*4 + MIN([.AV$1];[.$A21]))&gt;=82;1;0)" office:value-type="float" office:value="1" calcext:value-type="float">
            <text:p>1</text:p>
          </table:table-cell>
          <table:table-cell table:style-name="ce4" table:formula="of:=IF((MAX([.AW$1];[.$A21])*4 + MIN([.AW$1];[.$A21]))&gt;=82;1;0)" office:value-type="float" office:value="1" calcext:value-type="float">
            <text:p>1</text:p>
          </table:table-cell>
          <table:table-cell table:style-name="ce4" table:formula="of:=IF((MAX([.AX$1];[.$A21])*4 + MIN([.AX$1];[.$A21]))&gt;=82;1;0)" office:value-type="float" office:value="1" calcext:value-type="float">
            <text:p>1</text:p>
          </table:table-cell>
          <table:table-cell table:style-name="ce4" table:formula="of:=IF((MAX([.AY$1];[.$A21])*4 + MIN([.AY$1];[.$A21]))&gt;=82;1;0)" office:value-type="float" office:value="1" calcext:value-type="float">
            <text:p>1</text:p>
          </table:table-cell>
          <table:table-cell table:style-name="ce4" table:formula="of:=IF((MAX([.AZ$1];[.$A21])*4 + MIN([.AZ$1];[.$A21]))&gt;=82;1;0)" office:value-type="float" office:value="1" calcext:value-type="float">
            <text:p>1</text:p>
          </table:table-cell>
          <table:table-cell table:style-name="ce4" table:formula="of:=IF((MAX([.BA$1];[.$A21])*4 + MIN([.BA$1];[.$A21]))&gt;=82;1;0)" office:value-type="float" office:value="1" calcext:value-type="float">
            <text:p>1</text:p>
          </table:table-cell>
          <table:table-cell table:style-name="ce4" table:formula="of:=IF((MAX([.BB$1];[.$A21])*4 + MIN([.BB$1];[.$A21]))&gt;=82;1;0)" office:value-type="float" office:value="1" calcext:value-type="float">
            <text:p>1</text:p>
          </table:table-cell>
          <table:table-cell table:style-name="ce4" table:formula="of:=IF((MAX([.BC$1];[.$A21])*4 + MIN([.BC$1];[.$A21]))&gt;=82;1;0)" office:value-type="float" office:value="1" calcext:value-type="float">
            <text:p>1</text:p>
          </table:table-cell>
          <table:table-cell table:style-name="ce4" table:formula="of:=IF((MAX([.BD$1];[.$A21])*4 + MIN([.BD$1];[.$A21]))&gt;=82;1;0)" office:value-type="float" office:value="1" calcext:value-type="float">
            <text:p>1</text:p>
          </table:table-cell>
          <table:table-cell table:style-name="ce4" table:formula="of:=IF((MAX([.BE$1];[.$A21])*4 + MIN([.BE$1];[.$A21]))&gt;=82;1;0)" office:value-type="float" office:value="1" calcext:value-type="float">
            <text:p>1</text:p>
          </table:table-cell>
          <table:table-cell table:style-name="ce4" table:formula="of:=IF((MAX([.BF$1];[.$A21])*4 + MIN([.BF$1];[.$A21]))&gt;=82;1;0)" office:value-type="float" office:value="1" calcext:value-type="float">
            <text:p>1</text:p>
          </table:table-cell>
          <table:table-cell table:style-name="ce4" table:formula="of:=IF((MAX([.BG$1];[.$A21])*4 + MIN([.BG$1];[.$A21]))&gt;=82;1;0)" office:value-type="float" office:value="1" calcext:value-type="float">
            <text:p>1</text:p>
          </table:table-cell>
          <table:table-cell table:style-name="ce4" table:formula="of:=IF((MAX([.BH$1];[.$A21])*4 + MIN([.BH$1];[.$A21]))&gt;=82;1;0)" office:value-type="float" office:value="1" calcext:value-type="float">
            <text:p>1</text:p>
          </table:table-cell>
          <table:table-cell table:style-name="ce4" table:formula="of:=IF((MAX([.BI$1];[.$A21])*4 + MIN([.BI$1];[.$A21]))&gt;=82;1;0)" office:value-type="float" office:value="1" calcext:value-type="float">
            <text:p>1</text:p>
          </table:table-cell>
          <table:table-cell table:style-name="ce4" table:formula="of:=IF((MAX([.BJ$1];[.$A21])*4 + MIN([.BJ$1];[.$A21]))&gt;=82;1;0)" office:value-type="float" office:value="1" calcext:value-type="float">
            <text:p>1</text:p>
          </table:table-cell>
          <table:table-cell table:style-name="ce4" table:formula="of:=IF((MAX([.BK$1];[.$A21])*4 + MIN([.BK$1];[.$A21]))&gt;=82;1;0)" office:value-type="float" office:value="1" calcext:value-type="float">
            <text:p>1</text:p>
          </table:table-cell>
          <table:table-cell table:style-name="ce4" table:formula="of:=IF((MAX([.BL$1];[.$A21])*4 + MIN([.BL$1];[.$A21]))&gt;=82;1;0)" office:value-type="float" office:value="1" calcext:value-type="float">
            <text:p>1</text:p>
          </table:table-cell>
          <table:table-cell table:style-name="ce4" table:formula="of:=IF((MAX([.BM$1];[.$A21])*4 + MIN([.BM$1];[.$A21]))&gt;=82;1;0)" office:value-type="float" office:value="1" calcext:value-type="float">
            <text:p>1</text:p>
          </table:table-cell>
          <table:table-cell table:style-name="ce4" table:formula="of:=IF((MAX([.BN$1];[.$A21])*4 + MIN([.BN$1];[.$A21]))&gt;=82;1;0)" office:value-type="float" office:value="1" calcext:value-type="float">
            <text:p>1</text:p>
          </table:table-cell>
          <table:table-cell table:style-name="ce4" table:formula="of:=IF((MAX([.BO$1];[.$A21])*4 + MIN([.BO$1];[.$A21]))&gt;=82;1;0)" office:value-type="float" office:value="1" calcext:value-type="float">
            <text:p>1</text:p>
          </table:table-cell>
          <table:table-cell table:style-name="ce4" table:formula="of:=IF((MAX([.BP$1];[.$A21])*4 + MIN([.BP$1];[.$A21]))&gt;=82;1;0)" office:value-type="float" office:value="1" calcext:value-type="float">
            <text:p>1</text:p>
          </table:table-cell>
          <table:table-cell table:style-name="ce4" table:formula="of:=IF((MAX([.BQ$1];[.$A21])*4 + MIN([.BQ$1];[.$A21]))&gt;=82;1;0)" office:value-type="float" office:value="1" calcext:value-type="float">
            <text:p>1</text:p>
          </table:table-cell>
          <table:table-cell table:style-name="ce4" table:formula="of:=IF((MAX([.BR$1];[.$A21])*4 + MIN([.BR$1];[.$A21]))&gt;=82;1;0)" office:value-type="float" office:value="1" calcext:value-type="float">
            <text:p>1</text:p>
          </table:table-cell>
          <table:table-cell table:style-name="ce4" table:formula="of:=IF((MAX([.BS$1];[.$A21])*4 + MIN([.BS$1];[.$A21]))&gt;=82;1;0)" office:value-type="float" office:value="1" calcext:value-type="float">
            <text:p>1</text:p>
          </table:table-cell>
          <table:table-cell table:style-name="ce4" table:formula="of:=IF((MAX([.BT$1];[.$A21])*4 + MIN([.BT$1];[.$A21]))&gt;=82;1;0)" office:value-type="float" office:value="1" calcext:value-type="float">
            <text:p>1</text:p>
          </table:table-cell>
          <table:table-cell table:style-name="ce4" table:formula="of:=IF((MAX([.BU$1];[.$A21])*4 + MIN([.BU$1];[.$A21]))&gt;=82;1;0)" office:value-type="float" office:value="1" calcext:value-type="float">
            <text:p>1</text:p>
          </table:table-cell>
          <table:table-cell table:style-name="ce4" table:formula="of:=IF((MAX([.BV$1];[.$A21])*4 + MIN([.BV$1];[.$A21]))&gt;=82;1;0)" office:value-type="float" office:value="1" calcext:value-type="float">
            <text:p>1</text:p>
          </table:table-cell>
          <table:table-cell table:style-name="ce4" table:formula="of:=IF((MAX([.BW$1];[.$A21])*4 + MIN([.BW$1];[.$A21]))&gt;=82;1;0)" office:value-type="float" office:value="1" calcext:value-type="float">
            <text:p>1</text:p>
          </table:table-cell>
          <table:table-cell table:style-name="ce4" table:formula="of:=IF((MAX([.BX$1];[.$A21])*4 + MIN([.BX$1];[.$A21]))&gt;=82;1;0)" office:value-type="float" office:value="1" calcext:value-type="float">
            <text:p>1</text:p>
          </table:table-cell>
          <table:table-cell table:style-name="ce4" table:formula="of:=IF((MAX([.BY$1];[.$A21])*4 + MIN([.BY$1];[.$A21]))&gt;=82;1;0)" office:value-type="float" office:value="1" calcext:value-type="float">
            <text:p>1</text:p>
          </table:table-cell>
          <table:table-cell table:style-name="ce4" table:formula="of:=IF((MAX([.BZ$1];[.$A21])*4 + MIN([.BZ$1];[.$A21]))&gt;=82;1;0)" office:value-type="float" office:value="1" calcext:value-type="float">
            <text:p>1</text:p>
          </table:table-cell>
          <table:table-cell table:style-name="ce4" table:formula="of:=IF((MAX([.CA$1];[.$A21])*4 + MIN([.CA$1];[.$A21]))&gt;=82;1;0)" office:value-type="float" office:value="1" calcext:value-type="float">
            <text:p>1</text:p>
          </table:table-cell>
          <table:table-cell table:style-name="ce4" table:formula="of:=IF((MAX([.CB$1];[.$A21])*4 + MIN([.CB$1];[.$A21]))&gt;=82;1;0)" office:value-type="float" office:value="1" calcext:value-type="float">
            <text:p>1</text:p>
          </table:table-cell>
          <table:table-cell table:style-name="ce4" table:formula="of:=IF((MAX([.CC$1];[.$A21])*4 + MIN([.CC$1];[.$A21]))&gt;=82;1;0)" office:value-type="float" office:value="1" calcext:value-type="float">
            <text:p>1</text:p>
          </table:table-cell>
          <table:table-cell table:style-name="ce4" table:formula="of:=IF((MAX([.CD$1];[.$A21])*4 + MIN([.CD$1];[.$A21]))&gt;=82;1;0)" office:value-type="float" office:value="1" calcext:value-type="float">
            <text:p>1</text:p>
          </table:table-cell>
          <table:table-cell table:style-name="ce4" table:formula="of:=IF((MAX([.CE$1];[.$A21])*4 + MIN([.CE$1];[.$A21]))&gt;=82;1;0)" office:value-type="float" office:value="1" calcext:value-type="float">
            <text:p>1</text:p>
          </table:table-cell>
          <table:table-cell table:style-name="ce4" table:formula="of:=IF((MAX([.CF$1];[.$A21])*4 + MIN([.CF$1];[.$A21]))&gt;=82;1;0)" office:value-type="float" office:value="1" calcext:value-type="float">
            <text:p>1</text:p>
          </table:table-cell>
          <table:table-cell table:style-name="ce4" table:formula="of:=IF((MAX([.CG$1];[.$A21])*4 + MIN([.CG$1];[.$A21]))&gt;=82;1;0)" office:value-type="float" office:value="1" calcext:value-type="float">
            <text:p>1</text:p>
          </table:table-cell>
          <table:table-cell table:style-name="ce4" table:formula="of:=IF((MAX([.CH$1];[.$A21])*4 + MIN([.CH$1];[.$A2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formula="of:=IF((MAX([.B$1];[.$A22])*4 + MIN([.B$1];[.$A22]))&gt;=82;1;0)" office:value-type="float" office:value="1" calcext:value-type="float">
            <text:p>1</text:p>
          </table:table-cell>
          <table:table-cell table:style-name="ce4" table:formula="of:=IF((MAX([.C$1];[.$A22])*4 + MIN([.C$1];[.$A22]))&gt;=82;1;0)" office:value-type="float" office:value="1" calcext:value-type="float">
            <text:p>1</text:p>
          </table:table-cell>
          <table:table-cell table:style-name="ce4" table:formula="of:=IF((MAX([.D$1];[.$A22])*4 + MIN([.D$1];[.$A22]))&gt;=82;1;0)" office:value-type="float" office:value="1" calcext:value-type="float">
            <text:p>1</text:p>
          </table:table-cell>
          <table:table-cell table:style-name="ce4" table:formula="of:=IF((MAX([.E$1];[.$A22])*4 + MIN([.E$1];[.$A22]))&gt;=82;1;0)" office:value-type="float" office:value="1" calcext:value-type="float">
            <text:p>1</text:p>
          </table:table-cell>
          <table:table-cell table:style-name="ce4" table:formula="of:=IF((MAX([.F$1];[.$A22])*4 + MIN([.F$1];[.$A22]))&gt;=82;1;0)" office:value-type="float" office:value="1" calcext:value-type="float">
            <text:p>1</text:p>
          </table:table-cell>
          <table:table-cell table:style-name="ce4" table:formula="of:=IF((MAX([.G$1];[.$A22])*4 + MIN([.G$1];[.$A22]))&gt;=82;1;0)" office:value-type="float" office:value="1" calcext:value-type="float">
            <text:p>1</text:p>
          </table:table-cell>
          <table:table-cell table:style-name="ce4" table:formula="of:=IF((MAX([.H$1];[.$A22])*4 + MIN([.H$1];[.$A22]))&gt;=82;1;0)" office:value-type="float" office:value="1" calcext:value-type="float">
            <text:p>1</text:p>
          </table:table-cell>
          <table:table-cell table:style-name="ce4" table:formula="of:=IF((MAX([.I$1];[.$A22])*4 + MIN([.I$1];[.$A22]))&gt;=82;1;0)" office:value-type="float" office:value="1" calcext:value-type="float">
            <text:p>1</text:p>
          </table:table-cell>
          <table:table-cell table:style-name="ce4" table:formula="of:=IF((MAX([.J$1];[.$A22])*4 + MIN([.J$1];[.$A22]))&gt;=82;1;0)" office:value-type="float" office:value="1" calcext:value-type="float">
            <text:p>1</text:p>
          </table:table-cell>
          <table:table-cell table:style-name="ce4" table:formula="of:=IF((MAX([.K$1];[.$A22])*4 + MIN([.K$1];[.$A22]))&gt;=82;1;0)" office:value-type="float" office:value="1" calcext:value-type="float">
            <text:p>1</text:p>
          </table:table-cell>
          <table:table-cell table:style-name="ce4" table:formula="of:=IF((MAX([.L$1];[.$A22])*4 + MIN([.L$1];[.$A22]))&gt;=82;1;0)" office:value-type="float" office:value="1" calcext:value-type="float">
            <text:p>1</text:p>
          </table:table-cell>
          <table:table-cell table:style-name="ce4" table:formula="of:=IF((MAX([.M$1];[.$A22])*4 + MIN([.M$1];[.$A22]))&gt;=82;1;0)" office:value-type="float" office:value="1" calcext:value-type="float">
            <text:p>1</text:p>
          </table:table-cell>
          <table:table-cell table:style-name="ce4" table:formula="of:=IF((MAX([.N$1];[.$A22])*4 + MIN([.N$1];[.$A22]))&gt;=82;1;0)" office:value-type="float" office:value="1" calcext:value-type="float">
            <text:p>1</text:p>
          </table:table-cell>
          <table:table-cell table:style-name="ce4" table:formula="of:=IF((MAX([.O$1];[.$A22])*4 + MIN([.O$1];[.$A22]))&gt;=82;1;0)" office:value-type="float" office:value="1" calcext:value-type="float">
            <text:p>1</text:p>
          </table:table-cell>
          <table:table-cell table:style-name="ce4" table:formula="of:=IF((MAX([.P$1];[.$A22])*4 + MIN([.P$1];[.$A22]))&gt;=82;1;0)" office:value-type="float" office:value="1" calcext:value-type="float">
            <text:p>1</text:p>
          </table:table-cell>
          <table:table-cell table:style-name="ce4" table:formula="of:=IF((MAX([.Q$1];[.$A22])*4 + MIN([.Q$1];[.$A22]))&gt;=82;1;0)" office:value-type="float" office:value="1" calcext:value-type="float">
            <text:p>1</text:p>
          </table:table-cell>
          <table:table-cell table:style-name="ce4" table:formula="of:=IF((MAX([.R$1];[.$A22])*4 + MIN([.R$1];[.$A22]))&gt;=82;1;0)" office:value-type="float" office:value="1" calcext:value-type="float">
            <text:p>1</text:p>
          </table:table-cell>
          <table:table-cell table:style-name="ce4" table:formula="of:=IF((MAX([.S$1];[.$A22])*4 + MIN([.S$1];[.$A22]))&gt;=82;1;0)" office:value-type="float" office:value="1" calcext:value-type="float">
            <text:p>1</text:p>
          </table:table-cell>
          <table:table-cell table:style-name="ce4" table:formula="of:=IF((MAX([.T$1];[.$A22])*4 + MIN([.T$1];[.$A22]))&gt;=82;1;0)" office:value-type="float" office:value="1" calcext:value-type="float">
            <text:p>1</text:p>
          </table:table-cell>
          <table:table-cell table:style-name="ce4" table:formula="of:=IF((MAX([.U$1];[.$A22])*4 + MIN([.U$1];[.$A22]))&gt;=82;1;0)" office:value-type="float" office:value="1" calcext:value-type="float">
            <text:p>1</text:p>
          </table:table-cell>
          <table:table-cell table:style-name="ce4" table:formula="of:=IF((MAX([.V$1];[.$A22])*4 + MIN([.V$1];[.$A22]))&gt;=82;1;0)" office:value-type="float" office:value="1" calcext:value-type="float">
            <text:p>1</text:p>
          </table:table-cell>
          <table:table-cell table:style-name="ce4" table:formula="of:=IF((MAX([.W$1];[.$A22])*4 + MIN([.W$1];[.$A22]))&gt;=82;1;0)" office:value-type="float" office:value="1" calcext:value-type="float">
            <text:p>1</text:p>
          </table:table-cell>
          <table:table-cell table:style-name="ce4" table:formula="of:=IF((MAX([.X$1];[.$A22])*4 + MIN([.X$1];[.$A22]))&gt;=82;1;0)" office:value-type="float" office:value="1" calcext:value-type="float">
            <text:p>1</text:p>
          </table:table-cell>
          <table:table-cell table:style-name="ce4" table:formula="of:=IF((MAX([.Y$1];[.$A22])*4 + MIN([.Y$1];[.$A22]))&gt;=82;1;0)" office:value-type="float" office:value="1" calcext:value-type="float">
            <text:p>1</text:p>
          </table:table-cell>
          <table:table-cell table:style-name="ce4" table:formula="of:=IF((MAX([.Z$1];[.$A22])*4 + MIN([.Z$1];[.$A22]))&gt;=82;1;0)" office:value-type="float" office:value="1" calcext:value-type="float">
            <text:p>1</text:p>
          </table:table-cell>
          <table:table-cell table:style-name="ce4" table:formula="of:=IF((MAX([.AA$1];[.$A22])*4 + MIN([.AA$1];[.$A22]))&gt;=82;1;0)" office:value-type="float" office:value="1" calcext:value-type="float">
            <text:p>1</text:p>
          </table:table-cell>
          <table:table-cell table:style-name="ce4" table:formula="of:=IF((MAX([.AB$1];[.$A22])*4 + MIN([.AB$1];[.$A22]))&gt;=82;1;0)" office:value-type="float" office:value="1" calcext:value-type="float">
            <text:p>1</text:p>
          </table:table-cell>
          <table:table-cell table:style-name="ce4" table:formula="of:=IF((MAX([.AC$1];[.$A22])*4 + MIN([.AC$1];[.$A22]))&gt;=82;1;0)" office:value-type="float" office:value="1" calcext:value-type="float">
            <text:p>1</text:p>
          </table:table-cell>
          <table:table-cell table:style-name="ce4" table:formula="of:=IF((MAX([.AD$1];[.$A22])*4 + MIN([.AD$1];[.$A22]))&gt;=82;1;0)" office:value-type="float" office:value="1" calcext:value-type="float">
            <text:p>1</text:p>
          </table:table-cell>
          <table:table-cell table:style-name="ce4" table:formula="of:=IF((MAX([.AE$1];[.$A22])*4 + MIN([.AE$1];[.$A22]))&gt;=82;1;0)" office:value-type="float" office:value="1" calcext:value-type="float">
            <text:p>1</text:p>
          </table:table-cell>
          <table:table-cell table:style-name="ce4" table:formula="of:=IF((MAX([.AF$1];[.$A22])*4 + MIN([.AF$1];[.$A22]))&gt;=82;1;0)" office:value-type="float" office:value="1" calcext:value-type="float">
            <text:p>1</text:p>
          </table:table-cell>
          <table:table-cell table:style-name="ce4" table:formula="of:=IF((MAX([.AG$1];[.$A22])*4 + MIN([.AG$1];[.$A22]))&gt;=82;1;0)" office:value-type="float" office:value="1" calcext:value-type="float">
            <text:p>1</text:p>
          </table:table-cell>
          <table:table-cell table:style-name="ce4" table:formula="of:=IF((MAX([.AH$1];[.$A22])*4 + MIN([.AH$1];[.$A22]))&gt;=82;1;0)" office:value-type="float" office:value="1" calcext:value-type="float">
            <text:p>1</text:p>
          </table:table-cell>
          <table:table-cell table:style-name="ce4" table:formula="of:=IF((MAX([.AI$1];[.$A22])*4 + MIN([.AI$1];[.$A22]))&gt;=82;1;0)" office:value-type="float" office:value="1" calcext:value-type="float">
            <text:p>1</text:p>
          </table:table-cell>
          <table:table-cell table:style-name="ce4" table:formula="of:=IF((MAX([.AJ$1];[.$A22])*4 + MIN([.AJ$1];[.$A22]))&gt;=82;1;0)" office:value-type="float" office:value="1" calcext:value-type="float">
            <text:p>1</text:p>
          </table:table-cell>
          <table:table-cell table:style-name="ce4" table:formula="of:=IF((MAX([.AK$1];[.$A22])*4 + MIN([.AK$1];[.$A22]))&gt;=82;1;0)" office:value-type="float" office:value="1" calcext:value-type="float">
            <text:p>1</text:p>
          </table:table-cell>
          <table:table-cell table:style-name="ce4" table:formula="of:=IF((MAX([.AL$1];[.$A22])*4 + MIN([.AL$1];[.$A22]))&gt;=82;1;0)" office:value-type="float" office:value="1" calcext:value-type="float">
            <text:p>1</text:p>
          </table:table-cell>
          <table:table-cell table:style-name="ce4" table:formula="of:=IF((MAX([.AM$1];[.$A22])*4 + MIN([.AM$1];[.$A22]))&gt;=82;1;0)" office:value-type="float" office:value="1" calcext:value-type="float">
            <text:p>1</text:p>
          </table:table-cell>
          <table:table-cell table:style-name="ce4" table:formula="of:=IF((MAX([.AN$1];[.$A22])*4 + MIN([.AN$1];[.$A22]))&gt;=82;1;0)" office:value-type="float" office:value="1" calcext:value-type="float">
            <text:p>1</text:p>
          </table:table-cell>
          <table:table-cell table:style-name="ce4" table:formula="of:=IF((MAX([.AO$1];[.$A22])*4 + MIN([.AO$1];[.$A22]))&gt;=82;1;0)" office:value-type="float" office:value="1" calcext:value-type="float">
            <text:p>1</text:p>
          </table:table-cell>
          <table:table-cell table:style-name="ce4" table:formula="of:=IF((MAX([.AP$1];[.$A22])*4 + MIN([.AP$1];[.$A22]))&gt;=82;1;0)" office:value-type="float" office:value="1" calcext:value-type="float">
            <text:p>1</text:p>
          </table:table-cell>
          <table:table-cell table:style-name="ce4" table:formula="of:=IF((MAX([.AQ$1];[.$A22])*4 + MIN([.AQ$1];[.$A22]))&gt;=82;1;0)" office:value-type="float" office:value="1" calcext:value-type="float">
            <text:p>1</text:p>
          </table:table-cell>
          <table:table-cell table:style-name="ce4" table:formula="of:=IF((MAX([.AR$1];[.$A22])*4 + MIN([.AR$1];[.$A22]))&gt;=82;1;0)" office:value-type="float" office:value="1" calcext:value-type="float">
            <text:p>1</text:p>
          </table:table-cell>
          <table:table-cell table:style-name="ce4" table:formula="of:=IF((MAX([.AS$1];[.$A22])*4 + MIN([.AS$1];[.$A22]))&gt;=82;1;0)" office:value-type="float" office:value="1" calcext:value-type="float">
            <text:p>1</text:p>
          </table:table-cell>
          <table:table-cell table:style-name="ce4" table:formula="of:=IF((MAX([.AT$1];[.$A22])*4 + MIN([.AT$1];[.$A22]))&gt;=82;1;0)" office:value-type="float" office:value="1" calcext:value-type="float">
            <text:p>1</text:p>
          </table:table-cell>
          <table:table-cell table:style-name="ce4" table:formula="of:=IF((MAX([.AU$1];[.$A22])*4 + MIN([.AU$1];[.$A22]))&gt;=82;1;0)" office:value-type="float" office:value="1" calcext:value-type="float">
            <text:p>1</text:p>
          </table:table-cell>
          <table:table-cell table:style-name="ce4" table:formula="of:=IF((MAX([.AV$1];[.$A22])*4 + MIN([.AV$1];[.$A22]))&gt;=82;1;0)" office:value-type="float" office:value="1" calcext:value-type="float">
            <text:p>1</text:p>
          </table:table-cell>
          <table:table-cell table:style-name="ce4" table:formula="of:=IF((MAX([.AW$1];[.$A22])*4 + MIN([.AW$1];[.$A22]))&gt;=82;1;0)" office:value-type="float" office:value="1" calcext:value-type="float">
            <text:p>1</text:p>
          </table:table-cell>
          <table:table-cell table:style-name="ce4" table:formula="of:=IF((MAX([.AX$1];[.$A22])*4 + MIN([.AX$1];[.$A22]))&gt;=82;1;0)" office:value-type="float" office:value="1" calcext:value-type="float">
            <text:p>1</text:p>
          </table:table-cell>
          <table:table-cell table:style-name="ce4" table:formula="of:=IF((MAX([.AY$1];[.$A22])*4 + MIN([.AY$1];[.$A22]))&gt;=82;1;0)" office:value-type="float" office:value="1" calcext:value-type="float">
            <text:p>1</text:p>
          </table:table-cell>
          <table:table-cell table:style-name="ce4" table:formula="of:=IF((MAX([.AZ$1];[.$A22])*4 + MIN([.AZ$1];[.$A22]))&gt;=82;1;0)" office:value-type="float" office:value="1" calcext:value-type="float">
            <text:p>1</text:p>
          </table:table-cell>
          <table:table-cell table:style-name="ce4" table:formula="of:=IF((MAX([.BA$1];[.$A22])*4 + MIN([.BA$1];[.$A22]))&gt;=82;1;0)" office:value-type="float" office:value="1" calcext:value-type="float">
            <text:p>1</text:p>
          </table:table-cell>
          <table:table-cell table:style-name="ce4" table:formula="of:=IF((MAX([.BB$1];[.$A22])*4 + MIN([.BB$1];[.$A22]))&gt;=82;1;0)" office:value-type="float" office:value="1" calcext:value-type="float">
            <text:p>1</text:p>
          </table:table-cell>
          <table:table-cell table:style-name="ce4" table:formula="of:=IF((MAX([.BC$1];[.$A22])*4 + MIN([.BC$1];[.$A22]))&gt;=82;1;0)" office:value-type="float" office:value="1" calcext:value-type="float">
            <text:p>1</text:p>
          </table:table-cell>
          <table:table-cell table:style-name="ce4" table:formula="of:=IF((MAX([.BD$1];[.$A22])*4 + MIN([.BD$1];[.$A22]))&gt;=82;1;0)" office:value-type="float" office:value="1" calcext:value-type="float">
            <text:p>1</text:p>
          </table:table-cell>
          <table:table-cell table:style-name="ce4" table:formula="of:=IF((MAX([.BE$1];[.$A22])*4 + MIN([.BE$1];[.$A22]))&gt;=82;1;0)" office:value-type="float" office:value="1" calcext:value-type="float">
            <text:p>1</text:p>
          </table:table-cell>
          <table:table-cell table:style-name="ce4" table:formula="of:=IF((MAX([.BF$1];[.$A22])*4 + MIN([.BF$1];[.$A22]))&gt;=82;1;0)" office:value-type="float" office:value="1" calcext:value-type="float">
            <text:p>1</text:p>
          </table:table-cell>
          <table:table-cell table:style-name="ce4" table:formula="of:=IF((MAX([.BG$1];[.$A22])*4 + MIN([.BG$1];[.$A22]))&gt;=82;1;0)" office:value-type="float" office:value="1" calcext:value-type="float">
            <text:p>1</text:p>
          </table:table-cell>
          <table:table-cell table:style-name="ce4" table:formula="of:=IF((MAX([.BH$1];[.$A22])*4 + MIN([.BH$1];[.$A22]))&gt;=82;1;0)" office:value-type="float" office:value="1" calcext:value-type="float">
            <text:p>1</text:p>
          </table:table-cell>
          <table:table-cell table:style-name="ce4" table:formula="of:=IF((MAX([.BI$1];[.$A22])*4 + MIN([.BI$1];[.$A22]))&gt;=82;1;0)" office:value-type="float" office:value="1" calcext:value-type="float">
            <text:p>1</text:p>
          </table:table-cell>
          <table:table-cell table:style-name="ce4" table:formula="of:=IF((MAX([.BJ$1];[.$A22])*4 + MIN([.BJ$1];[.$A22]))&gt;=82;1;0)" office:value-type="float" office:value="1" calcext:value-type="float">
            <text:p>1</text:p>
          </table:table-cell>
          <table:table-cell table:style-name="ce4" table:formula="of:=IF((MAX([.BK$1];[.$A22])*4 + MIN([.BK$1];[.$A22]))&gt;=82;1;0)" office:value-type="float" office:value="1" calcext:value-type="float">
            <text:p>1</text:p>
          </table:table-cell>
          <table:table-cell table:style-name="ce4" table:formula="of:=IF((MAX([.BL$1];[.$A22])*4 + MIN([.BL$1];[.$A22]))&gt;=82;1;0)" office:value-type="float" office:value="1" calcext:value-type="float">
            <text:p>1</text:p>
          </table:table-cell>
          <table:table-cell table:style-name="ce4" table:formula="of:=IF((MAX([.BM$1];[.$A22])*4 + MIN([.BM$1];[.$A22]))&gt;=82;1;0)" office:value-type="float" office:value="1" calcext:value-type="float">
            <text:p>1</text:p>
          </table:table-cell>
          <table:table-cell table:style-name="ce4" table:formula="of:=IF((MAX([.BN$1];[.$A22])*4 + MIN([.BN$1];[.$A22]))&gt;=82;1;0)" office:value-type="float" office:value="1" calcext:value-type="float">
            <text:p>1</text:p>
          </table:table-cell>
          <table:table-cell table:style-name="ce4" table:formula="of:=IF((MAX([.BO$1];[.$A22])*4 + MIN([.BO$1];[.$A22]))&gt;=82;1;0)" office:value-type="float" office:value="1" calcext:value-type="float">
            <text:p>1</text:p>
          </table:table-cell>
          <table:table-cell table:style-name="ce4" table:formula="of:=IF((MAX([.BP$1];[.$A22])*4 + MIN([.BP$1];[.$A22]))&gt;=82;1;0)" office:value-type="float" office:value="1" calcext:value-type="float">
            <text:p>1</text:p>
          </table:table-cell>
          <table:table-cell table:style-name="ce4" table:formula="of:=IF((MAX([.BQ$1];[.$A22])*4 + MIN([.BQ$1];[.$A22]))&gt;=82;1;0)" office:value-type="float" office:value="1" calcext:value-type="float">
            <text:p>1</text:p>
          </table:table-cell>
          <table:table-cell table:style-name="ce4" table:formula="of:=IF((MAX([.BR$1];[.$A22])*4 + MIN([.BR$1];[.$A22]))&gt;=82;1;0)" office:value-type="float" office:value="1" calcext:value-type="float">
            <text:p>1</text:p>
          </table:table-cell>
          <table:table-cell table:style-name="ce4" table:formula="of:=IF((MAX([.BS$1];[.$A22])*4 + MIN([.BS$1];[.$A22]))&gt;=82;1;0)" office:value-type="float" office:value="1" calcext:value-type="float">
            <text:p>1</text:p>
          </table:table-cell>
          <table:table-cell table:style-name="ce4" table:formula="of:=IF((MAX([.BT$1];[.$A22])*4 + MIN([.BT$1];[.$A22]))&gt;=82;1;0)" office:value-type="float" office:value="1" calcext:value-type="float">
            <text:p>1</text:p>
          </table:table-cell>
          <table:table-cell table:style-name="ce4" table:formula="of:=IF((MAX([.BU$1];[.$A22])*4 + MIN([.BU$1];[.$A22]))&gt;=82;1;0)" office:value-type="float" office:value="1" calcext:value-type="float">
            <text:p>1</text:p>
          </table:table-cell>
          <table:table-cell table:style-name="ce4" table:formula="of:=IF((MAX([.BV$1];[.$A22])*4 + MIN([.BV$1];[.$A22]))&gt;=82;1;0)" office:value-type="float" office:value="1" calcext:value-type="float">
            <text:p>1</text:p>
          </table:table-cell>
          <table:table-cell table:style-name="ce4" table:formula="of:=IF((MAX([.BW$1];[.$A22])*4 + MIN([.BW$1];[.$A22]))&gt;=82;1;0)" office:value-type="float" office:value="1" calcext:value-type="float">
            <text:p>1</text:p>
          </table:table-cell>
          <table:table-cell table:style-name="ce4" table:formula="of:=IF((MAX([.BX$1];[.$A22])*4 + MIN([.BX$1];[.$A22]))&gt;=82;1;0)" office:value-type="float" office:value="1" calcext:value-type="float">
            <text:p>1</text:p>
          </table:table-cell>
          <table:table-cell table:style-name="ce4" table:formula="of:=IF((MAX([.BY$1];[.$A22])*4 + MIN([.BY$1];[.$A22]))&gt;=82;1;0)" office:value-type="float" office:value="1" calcext:value-type="float">
            <text:p>1</text:p>
          </table:table-cell>
          <table:table-cell table:style-name="ce4" table:formula="of:=IF((MAX([.BZ$1];[.$A22])*4 + MIN([.BZ$1];[.$A22]))&gt;=82;1;0)" office:value-type="float" office:value="1" calcext:value-type="float">
            <text:p>1</text:p>
          </table:table-cell>
          <table:table-cell table:style-name="ce4" table:formula="of:=IF((MAX([.CA$1];[.$A22])*4 + MIN([.CA$1];[.$A22]))&gt;=82;1;0)" office:value-type="float" office:value="1" calcext:value-type="float">
            <text:p>1</text:p>
          </table:table-cell>
          <table:table-cell table:style-name="ce4" table:formula="of:=IF((MAX([.CB$1];[.$A22])*4 + MIN([.CB$1];[.$A22]))&gt;=82;1;0)" office:value-type="float" office:value="1" calcext:value-type="float">
            <text:p>1</text:p>
          </table:table-cell>
          <table:table-cell table:style-name="ce4" table:formula="of:=IF((MAX([.CC$1];[.$A22])*4 + MIN([.CC$1];[.$A22]))&gt;=82;1;0)" office:value-type="float" office:value="1" calcext:value-type="float">
            <text:p>1</text:p>
          </table:table-cell>
          <table:table-cell table:style-name="ce4" table:formula="of:=IF((MAX([.CD$1];[.$A22])*4 + MIN([.CD$1];[.$A22]))&gt;=82;1;0)" office:value-type="float" office:value="1" calcext:value-type="float">
            <text:p>1</text:p>
          </table:table-cell>
          <table:table-cell table:style-name="ce4" table:formula="of:=IF((MAX([.CE$1];[.$A22])*4 + MIN([.CE$1];[.$A22]))&gt;=82;1;0)" office:value-type="float" office:value="1" calcext:value-type="float">
            <text:p>1</text:p>
          </table:table-cell>
          <table:table-cell table:style-name="ce4" table:formula="of:=IF((MAX([.CF$1];[.$A22])*4 + MIN([.CF$1];[.$A22]))&gt;=82;1;0)" office:value-type="float" office:value="1" calcext:value-type="float">
            <text:p>1</text:p>
          </table:table-cell>
          <table:table-cell table:style-name="ce4" table:formula="of:=IF((MAX([.CG$1];[.$A22])*4 + MIN([.CG$1];[.$A22]))&gt;=82;1;0)" office:value-type="float" office:value="1" calcext:value-type="float">
            <text:p>1</text:p>
          </table:table-cell>
          <table:table-cell table:style-name="ce4" table:formula="of:=IF((MAX([.CH$1];[.$A22])*4 + MIN([.CH$1];[.$A2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formula="of:=IF((MAX([.B$1];[.$A23])*4 + MIN([.B$1];[.$A23]))&gt;=82;1;0)" office:value-type="float" office:value="1" calcext:value-type="float">
            <text:p>1</text:p>
          </table:table-cell>
          <table:table-cell table:style-name="ce4" table:formula="of:=IF((MAX([.C$1];[.$A23])*4 + MIN([.C$1];[.$A23]))&gt;=82;1;0)" office:value-type="float" office:value="1" calcext:value-type="float">
            <text:p>1</text:p>
          </table:table-cell>
          <table:table-cell table:style-name="ce4" table:formula="of:=IF((MAX([.D$1];[.$A23])*4 + MIN([.D$1];[.$A23]))&gt;=82;1;0)" office:value-type="float" office:value="1" calcext:value-type="float">
            <text:p>1</text:p>
          </table:table-cell>
          <table:table-cell table:style-name="ce4" table:formula="of:=IF((MAX([.E$1];[.$A23])*4 + MIN([.E$1];[.$A23]))&gt;=82;1;0)" office:value-type="float" office:value="1" calcext:value-type="float">
            <text:p>1</text:p>
          </table:table-cell>
          <table:table-cell table:style-name="ce4" table:formula="of:=IF((MAX([.F$1];[.$A23])*4 + MIN([.F$1];[.$A23]))&gt;=82;1;0)" office:value-type="float" office:value="1" calcext:value-type="float">
            <text:p>1</text:p>
          </table:table-cell>
          <table:table-cell table:style-name="ce4" table:formula="of:=IF((MAX([.G$1];[.$A23])*4 + MIN([.G$1];[.$A23]))&gt;=82;1;0)" office:value-type="float" office:value="1" calcext:value-type="float">
            <text:p>1</text:p>
          </table:table-cell>
          <table:table-cell table:style-name="ce4" table:formula="of:=IF((MAX([.H$1];[.$A23])*4 + MIN([.H$1];[.$A23]))&gt;=82;1;0)" office:value-type="float" office:value="1" calcext:value-type="float">
            <text:p>1</text:p>
          </table:table-cell>
          <table:table-cell table:style-name="ce4" table:formula="of:=IF((MAX([.I$1];[.$A23])*4 + MIN([.I$1];[.$A23]))&gt;=82;1;0)" office:value-type="float" office:value="1" calcext:value-type="float">
            <text:p>1</text:p>
          </table:table-cell>
          <table:table-cell table:style-name="ce4" table:formula="of:=IF((MAX([.J$1];[.$A23])*4 + MIN([.J$1];[.$A23]))&gt;=82;1;0)" office:value-type="float" office:value="1" calcext:value-type="float">
            <text:p>1</text:p>
          </table:table-cell>
          <table:table-cell table:style-name="ce4" table:formula="of:=IF((MAX([.K$1];[.$A23])*4 + MIN([.K$1];[.$A23]))&gt;=82;1;0)" office:value-type="float" office:value="1" calcext:value-type="float">
            <text:p>1</text:p>
          </table:table-cell>
          <table:table-cell table:style-name="ce4" table:formula="of:=IF((MAX([.L$1];[.$A23])*4 + MIN([.L$1];[.$A23]))&gt;=82;1;0)" office:value-type="float" office:value="1" calcext:value-type="float">
            <text:p>1</text:p>
          </table:table-cell>
          <table:table-cell table:style-name="ce4" table:formula="of:=IF((MAX([.M$1];[.$A23])*4 + MIN([.M$1];[.$A23]))&gt;=82;1;0)" office:value-type="float" office:value="1" calcext:value-type="float">
            <text:p>1</text:p>
          </table:table-cell>
          <table:table-cell table:style-name="ce4" table:formula="of:=IF((MAX([.N$1];[.$A23])*4 + MIN([.N$1];[.$A23]))&gt;=82;1;0)" office:value-type="float" office:value="1" calcext:value-type="float">
            <text:p>1</text:p>
          </table:table-cell>
          <table:table-cell table:style-name="ce4" table:formula="of:=IF((MAX([.O$1];[.$A23])*4 + MIN([.O$1];[.$A23]))&gt;=82;1;0)" office:value-type="float" office:value="1" calcext:value-type="float">
            <text:p>1</text:p>
          </table:table-cell>
          <table:table-cell table:style-name="ce4" table:formula="of:=IF((MAX([.P$1];[.$A23])*4 + MIN([.P$1];[.$A23]))&gt;=82;1;0)" office:value-type="float" office:value="1" calcext:value-type="float">
            <text:p>1</text:p>
          </table:table-cell>
          <table:table-cell table:style-name="ce4" table:formula="of:=IF((MAX([.Q$1];[.$A23])*4 + MIN([.Q$1];[.$A23]))&gt;=82;1;0)" office:value-type="float" office:value="1" calcext:value-type="float">
            <text:p>1</text:p>
          </table:table-cell>
          <table:table-cell table:style-name="ce4" table:formula="of:=IF((MAX([.R$1];[.$A23])*4 + MIN([.R$1];[.$A23]))&gt;=82;1;0)" office:value-type="float" office:value="1" calcext:value-type="float">
            <text:p>1</text:p>
          </table:table-cell>
          <table:table-cell table:style-name="ce4" table:formula="of:=IF((MAX([.S$1];[.$A23])*4 + MIN([.S$1];[.$A23]))&gt;=82;1;0)" office:value-type="float" office:value="1" calcext:value-type="float">
            <text:p>1</text:p>
          </table:table-cell>
          <table:table-cell table:style-name="ce4" table:formula="of:=IF((MAX([.T$1];[.$A23])*4 + MIN([.T$1];[.$A23]))&gt;=82;1;0)" office:value-type="float" office:value="1" calcext:value-type="float">
            <text:p>1</text:p>
          </table:table-cell>
          <table:table-cell table:style-name="ce4" table:formula="of:=IF((MAX([.U$1];[.$A23])*4 + MIN([.U$1];[.$A23]))&gt;=82;1;0)" office:value-type="float" office:value="1" calcext:value-type="float">
            <text:p>1</text:p>
          </table:table-cell>
          <table:table-cell table:style-name="ce4" table:formula="of:=IF((MAX([.V$1];[.$A23])*4 + MIN([.V$1];[.$A23]))&gt;=82;1;0)" office:value-type="float" office:value="1" calcext:value-type="float">
            <text:p>1</text:p>
          </table:table-cell>
          <table:table-cell table:style-name="ce4" table:formula="of:=IF((MAX([.W$1];[.$A23])*4 + MIN([.W$1];[.$A23]))&gt;=82;1;0)" office:value-type="float" office:value="1" calcext:value-type="float">
            <text:p>1</text:p>
          </table:table-cell>
          <table:table-cell table:style-name="ce4" table:formula="of:=IF((MAX([.X$1];[.$A23])*4 + MIN([.X$1];[.$A23]))&gt;=82;1;0)" office:value-type="float" office:value="1" calcext:value-type="float">
            <text:p>1</text:p>
          </table:table-cell>
          <table:table-cell table:style-name="ce4" table:formula="of:=IF((MAX([.Y$1];[.$A23])*4 + MIN([.Y$1];[.$A23]))&gt;=82;1;0)" office:value-type="float" office:value="1" calcext:value-type="float">
            <text:p>1</text:p>
          </table:table-cell>
          <table:table-cell table:style-name="ce4" table:formula="of:=IF((MAX([.Z$1];[.$A23])*4 + MIN([.Z$1];[.$A23]))&gt;=82;1;0)" office:value-type="float" office:value="1" calcext:value-type="float">
            <text:p>1</text:p>
          </table:table-cell>
          <table:table-cell table:style-name="ce4" table:formula="of:=IF((MAX([.AA$1];[.$A23])*4 + MIN([.AA$1];[.$A23]))&gt;=82;1;0)" office:value-type="float" office:value="1" calcext:value-type="float">
            <text:p>1</text:p>
          </table:table-cell>
          <table:table-cell table:style-name="ce4" table:formula="of:=IF((MAX([.AB$1];[.$A23])*4 + MIN([.AB$1];[.$A23]))&gt;=82;1;0)" office:value-type="float" office:value="1" calcext:value-type="float">
            <text:p>1</text:p>
          </table:table-cell>
          <table:table-cell table:style-name="ce4" table:formula="of:=IF((MAX([.AC$1];[.$A23])*4 + MIN([.AC$1];[.$A23]))&gt;=82;1;0)" office:value-type="float" office:value="1" calcext:value-type="float">
            <text:p>1</text:p>
          </table:table-cell>
          <table:table-cell table:style-name="ce4" table:formula="of:=IF((MAX([.AD$1];[.$A23])*4 + MIN([.AD$1];[.$A23]))&gt;=82;1;0)" office:value-type="float" office:value="1" calcext:value-type="float">
            <text:p>1</text:p>
          </table:table-cell>
          <table:table-cell table:style-name="ce4" table:formula="of:=IF((MAX([.AE$1];[.$A23])*4 + MIN([.AE$1];[.$A23]))&gt;=82;1;0)" office:value-type="float" office:value="1" calcext:value-type="float">
            <text:p>1</text:p>
          </table:table-cell>
          <table:table-cell table:style-name="ce4" table:formula="of:=IF((MAX([.AF$1];[.$A23])*4 + MIN([.AF$1];[.$A23]))&gt;=82;1;0)" office:value-type="float" office:value="1" calcext:value-type="float">
            <text:p>1</text:p>
          </table:table-cell>
          <table:table-cell table:style-name="ce4" table:formula="of:=IF((MAX([.AG$1];[.$A23])*4 + MIN([.AG$1];[.$A23]))&gt;=82;1;0)" office:value-type="float" office:value="1" calcext:value-type="float">
            <text:p>1</text:p>
          </table:table-cell>
          <table:table-cell table:style-name="ce4" table:formula="of:=IF((MAX([.AH$1];[.$A23])*4 + MIN([.AH$1];[.$A23]))&gt;=82;1;0)" office:value-type="float" office:value="1" calcext:value-type="float">
            <text:p>1</text:p>
          </table:table-cell>
          <table:table-cell table:style-name="ce4" table:formula="of:=IF((MAX([.AI$1];[.$A23])*4 + MIN([.AI$1];[.$A23]))&gt;=82;1;0)" office:value-type="float" office:value="1" calcext:value-type="float">
            <text:p>1</text:p>
          </table:table-cell>
          <table:table-cell table:style-name="ce4" table:formula="of:=IF((MAX([.AJ$1];[.$A23])*4 + MIN([.AJ$1];[.$A23]))&gt;=82;1;0)" office:value-type="float" office:value="1" calcext:value-type="float">
            <text:p>1</text:p>
          </table:table-cell>
          <table:table-cell table:style-name="ce4" table:formula="of:=IF((MAX([.AK$1];[.$A23])*4 + MIN([.AK$1];[.$A23]))&gt;=82;1;0)" office:value-type="float" office:value="1" calcext:value-type="float">
            <text:p>1</text:p>
          </table:table-cell>
          <table:table-cell table:style-name="ce4" table:formula="of:=IF((MAX([.AL$1];[.$A23])*4 + MIN([.AL$1];[.$A23]))&gt;=82;1;0)" office:value-type="float" office:value="1" calcext:value-type="float">
            <text:p>1</text:p>
          </table:table-cell>
          <table:table-cell table:style-name="ce4" table:formula="of:=IF((MAX([.AM$1];[.$A23])*4 + MIN([.AM$1];[.$A23]))&gt;=82;1;0)" office:value-type="float" office:value="1" calcext:value-type="float">
            <text:p>1</text:p>
          </table:table-cell>
          <table:table-cell table:style-name="ce4" table:formula="of:=IF((MAX([.AN$1];[.$A23])*4 + MIN([.AN$1];[.$A23]))&gt;=82;1;0)" office:value-type="float" office:value="1" calcext:value-type="float">
            <text:p>1</text:p>
          </table:table-cell>
          <table:table-cell table:style-name="ce4" table:formula="of:=IF((MAX([.AO$1];[.$A23])*4 + MIN([.AO$1];[.$A23]))&gt;=82;1;0)" office:value-type="float" office:value="1" calcext:value-type="float">
            <text:p>1</text:p>
          </table:table-cell>
          <table:table-cell table:style-name="ce4" table:formula="of:=IF((MAX([.AP$1];[.$A23])*4 + MIN([.AP$1];[.$A23]))&gt;=82;1;0)" office:value-type="float" office:value="1" calcext:value-type="float">
            <text:p>1</text:p>
          </table:table-cell>
          <table:table-cell table:style-name="ce4" table:formula="of:=IF((MAX([.AQ$1];[.$A23])*4 + MIN([.AQ$1];[.$A23]))&gt;=82;1;0)" office:value-type="float" office:value="1" calcext:value-type="float">
            <text:p>1</text:p>
          </table:table-cell>
          <table:table-cell table:style-name="ce4" table:formula="of:=IF((MAX([.AR$1];[.$A23])*4 + MIN([.AR$1];[.$A23]))&gt;=82;1;0)" office:value-type="float" office:value="1" calcext:value-type="float">
            <text:p>1</text:p>
          </table:table-cell>
          <table:table-cell table:style-name="ce4" table:formula="of:=IF((MAX([.AS$1];[.$A23])*4 + MIN([.AS$1];[.$A23]))&gt;=82;1;0)" office:value-type="float" office:value="1" calcext:value-type="float">
            <text:p>1</text:p>
          </table:table-cell>
          <table:table-cell table:style-name="ce4" table:formula="of:=IF((MAX([.AT$1];[.$A23])*4 + MIN([.AT$1];[.$A23]))&gt;=82;1;0)" office:value-type="float" office:value="1" calcext:value-type="float">
            <text:p>1</text:p>
          </table:table-cell>
          <table:table-cell table:style-name="ce4" table:formula="of:=IF((MAX([.AU$1];[.$A23])*4 + MIN([.AU$1];[.$A23]))&gt;=82;1;0)" office:value-type="float" office:value="1" calcext:value-type="float">
            <text:p>1</text:p>
          </table:table-cell>
          <table:table-cell table:style-name="ce4" table:formula="of:=IF((MAX([.AV$1];[.$A23])*4 + MIN([.AV$1];[.$A23]))&gt;=82;1;0)" office:value-type="float" office:value="1" calcext:value-type="float">
            <text:p>1</text:p>
          </table:table-cell>
          <table:table-cell table:style-name="ce4" table:formula="of:=IF((MAX([.AW$1];[.$A23])*4 + MIN([.AW$1];[.$A23]))&gt;=82;1;0)" office:value-type="float" office:value="1" calcext:value-type="float">
            <text:p>1</text:p>
          </table:table-cell>
          <table:table-cell table:style-name="ce4" table:formula="of:=IF((MAX([.AX$1];[.$A23])*4 + MIN([.AX$1];[.$A23]))&gt;=82;1;0)" office:value-type="float" office:value="1" calcext:value-type="float">
            <text:p>1</text:p>
          </table:table-cell>
          <table:table-cell table:style-name="ce4" table:formula="of:=IF((MAX([.AY$1];[.$A23])*4 + MIN([.AY$1];[.$A23]))&gt;=82;1;0)" office:value-type="float" office:value="1" calcext:value-type="float">
            <text:p>1</text:p>
          </table:table-cell>
          <table:table-cell table:style-name="ce4" table:formula="of:=IF((MAX([.AZ$1];[.$A23])*4 + MIN([.AZ$1];[.$A23]))&gt;=82;1;0)" office:value-type="float" office:value="1" calcext:value-type="float">
            <text:p>1</text:p>
          </table:table-cell>
          <table:table-cell table:style-name="ce4" table:formula="of:=IF((MAX([.BA$1];[.$A23])*4 + MIN([.BA$1];[.$A23]))&gt;=82;1;0)" office:value-type="float" office:value="1" calcext:value-type="float">
            <text:p>1</text:p>
          </table:table-cell>
          <table:table-cell table:style-name="ce4" table:formula="of:=IF((MAX([.BB$1];[.$A23])*4 + MIN([.BB$1];[.$A23]))&gt;=82;1;0)" office:value-type="float" office:value="1" calcext:value-type="float">
            <text:p>1</text:p>
          </table:table-cell>
          <table:table-cell table:style-name="ce4" table:formula="of:=IF((MAX([.BC$1];[.$A23])*4 + MIN([.BC$1];[.$A23]))&gt;=82;1;0)" office:value-type="float" office:value="1" calcext:value-type="float">
            <text:p>1</text:p>
          </table:table-cell>
          <table:table-cell table:style-name="ce4" table:formula="of:=IF((MAX([.BD$1];[.$A23])*4 + MIN([.BD$1];[.$A23]))&gt;=82;1;0)" office:value-type="float" office:value="1" calcext:value-type="float">
            <text:p>1</text:p>
          </table:table-cell>
          <table:table-cell table:style-name="ce4" table:formula="of:=IF((MAX([.BE$1];[.$A23])*4 + MIN([.BE$1];[.$A23]))&gt;=82;1;0)" office:value-type="float" office:value="1" calcext:value-type="float">
            <text:p>1</text:p>
          </table:table-cell>
          <table:table-cell table:style-name="ce4" table:formula="of:=IF((MAX([.BF$1];[.$A23])*4 + MIN([.BF$1];[.$A23]))&gt;=82;1;0)" office:value-type="float" office:value="1" calcext:value-type="float">
            <text:p>1</text:p>
          </table:table-cell>
          <table:table-cell table:style-name="ce4" table:formula="of:=IF((MAX([.BG$1];[.$A23])*4 + MIN([.BG$1];[.$A23]))&gt;=82;1;0)" office:value-type="float" office:value="1" calcext:value-type="float">
            <text:p>1</text:p>
          </table:table-cell>
          <table:table-cell table:style-name="ce4" table:formula="of:=IF((MAX([.BH$1];[.$A23])*4 + MIN([.BH$1];[.$A23]))&gt;=82;1;0)" office:value-type="float" office:value="1" calcext:value-type="float">
            <text:p>1</text:p>
          </table:table-cell>
          <table:table-cell table:style-name="ce4" table:formula="of:=IF((MAX([.BI$1];[.$A23])*4 + MIN([.BI$1];[.$A23]))&gt;=82;1;0)" office:value-type="float" office:value="1" calcext:value-type="float">
            <text:p>1</text:p>
          </table:table-cell>
          <table:table-cell table:style-name="ce4" table:formula="of:=IF((MAX([.BJ$1];[.$A23])*4 + MIN([.BJ$1];[.$A23]))&gt;=82;1;0)" office:value-type="float" office:value="1" calcext:value-type="float">
            <text:p>1</text:p>
          </table:table-cell>
          <table:table-cell table:style-name="ce4" table:formula="of:=IF((MAX([.BK$1];[.$A23])*4 + MIN([.BK$1];[.$A23]))&gt;=82;1;0)" office:value-type="float" office:value="1" calcext:value-type="float">
            <text:p>1</text:p>
          </table:table-cell>
          <table:table-cell table:style-name="ce4" table:formula="of:=IF((MAX([.BL$1];[.$A23])*4 + MIN([.BL$1];[.$A23]))&gt;=82;1;0)" office:value-type="float" office:value="1" calcext:value-type="float">
            <text:p>1</text:p>
          </table:table-cell>
          <table:table-cell table:style-name="ce4" table:formula="of:=IF((MAX([.BM$1];[.$A23])*4 + MIN([.BM$1];[.$A23]))&gt;=82;1;0)" office:value-type="float" office:value="1" calcext:value-type="float">
            <text:p>1</text:p>
          </table:table-cell>
          <table:table-cell table:style-name="ce4" table:formula="of:=IF((MAX([.BN$1];[.$A23])*4 + MIN([.BN$1];[.$A23]))&gt;=82;1;0)" office:value-type="float" office:value="1" calcext:value-type="float">
            <text:p>1</text:p>
          </table:table-cell>
          <table:table-cell table:style-name="ce4" table:formula="of:=IF((MAX([.BO$1];[.$A23])*4 + MIN([.BO$1];[.$A23]))&gt;=82;1;0)" office:value-type="float" office:value="1" calcext:value-type="float">
            <text:p>1</text:p>
          </table:table-cell>
          <table:table-cell table:style-name="ce4" table:formula="of:=IF((MAX([.BP$1];[.$A23])*4 + MIN([.BP$1];[.$A23]))&gt;=82;1;0)" office:value-type="float" office:value="1" calcext:value-type="float">
            <text:p>1</text:p>
          </table:table-cell>
          <table:table-cell table:style-name="ce4" table:formula="of:=IF((MAX([.BQ$1];[.$A23])*4 + MIN([.BQ$1];[.$A23]))&gt;=82;1;0)" office:value-type="float" office:value="1" calcext:value-type="float">
            <text:p>1</text:p>
          </table:table-cell>
          <table:table-cell table:style-name="ce4" table:formula="of:=IF((MAX([.BR$1];[.$A23])*4 + MIN([.BR$1];[.$A23]))&gt;=82;1;0)" office:value-type="float" office:value="1" calcext:value-type="float">
            <text:p>1</text:p>
          </table:table-cell>
          <table:table-cell table:style-name="ce4" table:formula="of:=IF((MAX([.BS$1];[.$A23])*4 + MIN([.BS$1];[.$A23]))&gt;=82;1;0)" office:value-type="float" office:value="1" calcext:value-type="float">
            <text:p>1</text:p>
          </table:table-cell>
          <table:table-cell table:style-name="ce4" table:formula="of:=IF((MAX([.BT$1];[.$A23])*4 + MIN([.BT$1];[.$A23]))&gt;=82;1;0)" office:value-type="float" office:value="1" calcext:value-type="float">
            <text:p>1</text:p>
          </table:table-cell>
          <table:table-cell table:style-name="ce4" table:formula="of:=IF((MAX([.BU$1];[.$A23])*4 + MIN([.BU$1];[.$A23]))&gt;=82;1;0)" office:value-type="float" office:value="1" calcext:value-type="float">
            <text:p>1</text:p>
          </table:table-cell>
          <table:table-cell table:style-name="ce4" table:formula="of:=IF((MAX([.BV$1];[.$A23])*4 + MIN([.BV$1];[.$A23]))&gt;=82;1;0)" office:value-type="float" office:value="1" calcext:value-type="float">
            <text:p>1</text:p>
          </table:table-cell>
          <table:table-cell table:style-name="ce4" table:formula="of:=IF((MAX([.BW$1];[.$A23])*4 + MIN([.BW$1];[.$A23]))&gt;=82;1;0)" office:value-type="float" office:value="1" calcext:value-type="float">
            <text:p>1</text:p>
          </table:table-cell>
          <table:table-cell table:style-name="ce4" table:formula="of:=IF((MAX([.BX$1];[.$A23])*4 + MIN([.BX$1];[.$A23]))&gt;=82;1;0)" office:value-type="float" office:value="1" calcext:value-type="float">
            <text:p>1</text:p>
          </table:table-cell>
          <table:table-cell table:style-name="ce4" table:formula="of:=IF((MAX([.BY$1];[.$A23])*4 + MIN([.BY$1];[.$A23]))&gt;=82;1;0)" office:value-type="float" office:value="1" calcext:value-type="float">
            <text:p>1</text:p>
          </table:table-cell>
          <table:table-cell table:style-name="ce4" table:formula="of:=IF((MAX([.BZ$1];[.$A23])*4 + MIN([.BZ$1];[.$A23]))&gt;=82;1;0)" office:value-type="float" office:value="1" calcext:value-type="float">
            <text:p>1</text:p>
          </table:table-cell>
          <table:table-cell table:style-name="ce4" table:formula="of:=IF((MAX([.CA$1];[.$A23])*4 + MIN([.CA$1];[.$A23]))&gt;=82;1;0)" office:value-type="float" office:value="1" calcext:value-type="float">
            <text:p>1</text:p>
          </table:table-cell>
          <table:table-cell table:style-name="ce4" table:formula="of:=IF((MAX([.CB$1];[.$A23])*4 + MIN([.CB$1];[.$A23]))&gt;=82;1;0)" office:value-type="float" office:value="1" calcext:value-type="float">
            <text:p>1</text:p>
          </table:table-cell>
          <table:table-cell table:style-name="ce4" table:formula="of:=IF((MAX([.CC$1];[.$A23])*4 + MIN([.CC$1];[.$A23]))&gt;=82;1;0)" office:value-type="float" office:value="1" calcext:value-type="float">
            <text:p>1</text:p>
          </table:table-cell>
          <table:table-cell table:style-name="ce4" table:formula="of:=IF((MAX([.CD$1];[.$A23])*4 + MIN([.CD$1];[.$A23]))&gt;=82;1;0)" office:value-type="float" office:value="1" calcext:value-type="float">
            <text:p>1</text:p>
          </table:table-cell>
          <table:table-cell table:style-name="ce4" table:formula="of:=IF((MAX([.CE$1];[.$A23])*4 + MIN([.CE$1];[.$A23]))&gt;=82;1;0)" office:value-type="float" office:value="1" calcext:value-type="float">
            <text:p>1</text:p>
          </table:table-cell>
          <table:table-cell table:style-name="ce4" table:formula="of:=IF((MAX([.CF$1];[.$A23])*4 + MIN([.CF$1];[.$A23]))&gt;=82;1;0)" office:value-type="float" office:value="1" calcext:value-type="float">
            <text:p>1</text:p>
          </table:table-cell>
          <table:table-cell table:style-name="ce4" table:formula="of:=IF((MAX([.CG$1];[.$A23])*4 + MIN([.CG$1];[.$A23]))&gt;=82;1;0)" office:value-type="float" office:value="1" calcext:value-type="float">
            <text:p>1</text:p>
          </table:table-cell>
          <table:table-cell table:style-name="ce4" table:formula="of:=IF((MAX([.CH$1];[.$A23])*4 + MIN([.CH$1];[.$A2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formula="of:=IF((MAX([.B$1];[.$A24])*4 + MIN([.B$1];[.$A24]))&gt;=82;1;0)" office:value-type="float" office:value="1" calcext:value-type="float">
            <text:p>1</text:p>
          </table:table-cell>
          <table:table-cell table:style-name="ce4" table:formula="of:=IF((MAX([.C$1];[.$A24])*4 + MIN([.C$1];[.$A24]))&gt;=82;1;0)" office:value-type="float" office:value="1" calcext:value-type="float">
            <text:p>1</text:p>
          </table:table-cell>
          <table:table-cell table:style-name="ce4" table:formula="of:=IF((MAX([.D$1];[.$A24])*4 + MIN([.D$1];[.$A24]))&gt;=82;1;0)" office:value-type="float" office:value="1" calcext:value-type="float">
            <text:p>1</text:p>
          </table:table-cell>
          <table:table-cell table:style-name="ce4" table:formula="of:=IF((MAX([.E$1];[.$A24])*4 + MIN([.E$1];[.$A24]))&gt;=82;1;0)" office:value-type="float" office:value="1" calcext:value-type="float">
            <text:p>1</text:p>
          </table:table-cell>
          <table:table-cell table:style-name="ce4" table:formula="of:=IF((MAX([.F$1];[.$A24])*4 + MIN([.F$1];[.$A24]))&gt;=82;1;0)" office:value-type="float" office:value="1" calcext:value-type="float">
            <text:p>1</text:p>
          </table:table-cell>
          <table:table-cell table:style-name="ce4" table:formula="of:=IF((MAX([.G$1];[.$A24])*4 + MIN([.G$1];[.$A24]))&gt;=82;1;0)" office:value-type="float" office:value="1" calcext:value-type="float">
            <text:p>1</text:p>
          </table:table-cell>
          <table:table-cell table:style-name="ce4" table:formula="of:=IF((MAX([.H$1];[.$A24])*4 + MIN([.H$1];[.$A24]))&gt;=82;1;0)" office:value-type="float" office:value="1" calcext:value-type="float">
            <text:p>1</text:p>
          </table:table-cell>
          <table:table-cell table:style-name="ce4" table:formula="of:=IF((MAX([.I$1];[.$A24])*4 + MIN([.I$1];[.$A24]))&gt;=82;1;0)" office:value-type="float" office:value="1" calcext:value-type="float">
            <text:p>1</text:p>
          </table:table-cell>
          <table:table-cell table:style-name="ce4" table:formula="of:=IF((MAX([.J$1];[.$A24])*4 + MIN([.J$1];[.$A24]))&gt;=82;1;0)" office:value-type="float" office:value="1" calcext:value-type="float">
            <text:p>1</text:p>
          </table:table-cell>
          <table:table-cell table:style-name="ce4" table:formula="of:=IF((MAX([.K$1];[.$A24])*4 + MIN([.K$1];[.$A24]))&gt;=82;1;0)" office:value-type="float" office:value="1" calcext:value-type="float">
            <text:p>1</text:p>
          </table:table-cell>
          <table:table-cell table:style-name="ce4" table:formula="of:=IF((MAX([.L$1];[.$A24])*4 + MIN([.L$1];[.$A24]))&gt;=82;1;0)" office:value-type="float" office:value="1" calcext:value-type="float">
            <text:p>1</text:p>
          </table:table-cell>
          <table:table-cell table:style-name="ce4" table:formula="of:=IF((MAX([.M$1];[.$A24])*4 + MIN([.M$1];[.$A24]))&gt;=82;1;0)" office:value-type="float" office:value="1" calcext:value-type="float">
            <text:p>1</text:p>
          </table:table-cell>
          <table:table-cell table:style-name="ce4" table:formula="of:=IF((MAX([.N$1];[.$A24])*4 + MIN([.N$1];[.$A24]))&gt;=82;1;0)" office:value-type="float" office:value="1" calcext:value-type="float">
            <text:p>1</text:p>
          </table:table-cell>
          <table:table-cell table:style-name="ce4" table:formula="of:=IF((MAX([.O$1];[.$A24])*4 + MIN([.O$1];[.$A24]))&gt;=82;1;0)" office:value-type="float" office:value="1" calcext:value-type="float">
            <text:p>1</text:p>
          </table:table-cell>
          <table:table-cell table:style-name="ce4" table:formula="of:=IF((MAX([.P$1];[.$A24])*4 + MIN([.P$1];[.$A24]))&gt;=82;1;0)" office:value-type="float" office:value="1" calcext:value-type="float">
            <text:p>1</text:p>
          </table:table-cell>
          <table:table-cell table:style-name="ce4" table:formula="of:=IF((MAX([.Q$1];[.$A24])*4 + MIN([.Q$1];[.$A24]))&gt;=82;1;0)" office:value-type="float" office:value="1" calcext:value-type="float">
            <text:p>1</text:p>
          </table:table-cell>
          <table:table-cell table:style-name="ce4" table:formula="of:=IF((MAX([.R$1];[.$A24])*4 + MIN([.R$1];[.$A24]))&gt;=82;1;0)" office:value-type="float" office:value="1" calcext:value-type="float">
            <text:p>1</text:p>
          </table:table-cell>
          <table:table-cell table:style-name="ce4" table:formula="of:=IF((MAX([.S$1];[.$A24])*4 + MIN([.S$1];[.$A24]))&gt;=82;1;0)" office:value-type="float" office:value="1" calcext:value-type="float">
            <text:p>1</text:p>
          </table:table-cell>
          <table:table-cell table:style-name="ce4" table:formula="of:=IF((MAX([.T$1];[.$A24])*4 + MIN([.T$1];[.$A24]))&gt;=82;1;0)" office:value-type="float" office:value="1" calcext:value-type="float">
            <text:p>1</text:p>
          </table:table-cell>
          <table:table-cell table:style-name="ce4" table:formula="of:=IF((MAX([.U$1];[.$A24])*4 + MIN([.U$1];[.$A24]))&gt;=82;1;0)" office:value-type="float" office:value="1" calcext:value-type="float">
            <text:p>1</text:p>
          </table:table-cell>
          <table:table-cell table:style-name="ce4" table:formula="of:=IF((MAX([.V$1];[.$A24])*4 + MIN([.V$1];[.$A24]))&gt;=82;1;0)" office:value-type="float" office:value="1" calcext:value-type="float">
            <text:p>1</text:p>
          </table:table-cell>
          <table:table-cell table:style-name="ce4" table:formula="of:=IF((MAX([.W$1];[.$A24])*4 + MIN([.W$1];[.$A24]))&gt;=82;1;0)" office:value-type="float" office:value="1" calcext:value-type="float">
            <text:p>1</text:p>
          </table:table-cell>
          <table:table-cell table:style-name="ce4" table:formula="of:=IF((MAX([.X$1];[.$A24])*4 + MIN([.X$1];[.$A24]))&gt;=82;1;0)" office:value-type="float" office:value="1" calcext:value-type="float">
            <text:p>1</text:p>
          </table:table-cell>
          <table:table-cell table:style-name="ce4" table:formula="of:=IF((MAX([.Y$1];[.$A24])*4 + MIN([.Y$1];[.$A24]))&gt;=82;1;0)" office:value-type="float" office:value="1" calcext:value-type="float">
            <text:p>1</text:p>
          </table:table-cell>
          <table:table-cell table:style-name="ce4" table:formula="of:=IF((MAX([.Z$1];[.$A24])*4 + MIN([.Z$1];[.$A24]))&gt;=82;1;0)" office:value-type="float" office:value="1" calcext:value-type="float">
            <text:p>1</text:p>
          </table:table-cell>
          <table:table-cell table:style-name="ce4" table:formula="of:=IF((MAX([.AA$1];[.$A24])*4 + MIN([.AA$1];[.$A24]))&gt;=82;1;0)" office:value-type="float" office:value="1" calcext:value-type="float">
            <text:p>1</text:p>
          </table:table-cell>
          <table:table-cell table:style-name="ce4" table:formula="of:=IF((MAX([.AB$1];[.$A24])*4 + MIN([.AB$1];[.$A24]))&gt;=82;1;0)" office:value-type="float" office:value="1" calcext:value-type="float">
            <text:p>1</text:p>
          </table:table-cell>
          <table:table-cell table:style-name="ce4" table:formula="of:=IF((MAX([.AC$1];[.$A24])*4 + MIN([.AC$1];[.$A24]))&gt;=82;1;0)" office:value-type="float" office:value="1" calcext:value-type="float">
            <text:p>1</text:p>
          </table:table-cell>
          <table:table-cell table:style-name="ce4" table:formula="of:=IF((MAX([.AD$1];[.$A24])*4 + MIN([.AD$1];[.$A24]))&gt;=82;1;0)" office:value-type="float" office:value="1" calcext:value-type="float">
            <text:p>1</text:p>
          </table:table-cell>
          <table:table-cell table:style-name="ce4" table:formula="of:=IF((MAX([.AE$1];[.$A24])*4 + MIN([.AE$1];[.$A24]))&gt;=82;1;0)" office:value-type="float" office:value="1" calcext:value-type="float">
            <text:p>1</text:p>
          </table:table-cell>
          <table:table-cell table:style-name="ce4" table:formula="of:=IF((MAX([.AF$1];[.$A24])*4 + MIN([.AF$1];[.$A24]))&gt;=82;1;0)" office:value-type="float" office:value="1" calcext:value-type="float">
            <text:p>1</text:p>
          </table:table-cell>
          <table:table-cell table:style-name="ce4" table:formula="of:=IF((MAX([.AG$1];[.$A24])*4 + MIN([.AG$1];[.$A24]))&gt;=82;1;0)" office:value-type="float" office:value="1" calcext:value-type="float">
            <text:p>1</text:p>
          </table:table-cell>
          <table:table-cell table:style-name="ce4" table:formula="of:=IF((MAX([.AH$1];[.$A24])*4 + MIN([.AH$1];[.$A24]))&gt;=82;1;0)" office:value-type="float" office:value="1" calcext:value-type="float">
            <text:p>1</text:p>
          </table:table-cell>
          <table:table-cell table:style-name="ce4" table:formula="of:=IF((MAX([.AI$1];[.$A24])*4 + MIN([.AI$1];[.$A24]))&gt;=82;1;0)" office:value-type="float" office:value="1" calcext:value-type="float">
            <text:p>1</text:p>
          </table:table-cell>
          <table:table-cell table:style-name="ce4" table:formula="of:=IF((MAX([.AJ$1];[.$A24])*4 + MIN([.AJ$1];[.$A24]))&gt;=82;1;0)" office:value-type="float" office:value="1" calcext:value-type="float">
            <text:p>1</text:p>
          </table:table-cell>
          <table:table-cell table:style-name="ce4" table:formula="of:=IF((MAX([.AK$1];[.$A24])*4 + MIN([.AK$1];[.$A24]))&gt;=82;1;0)" office:value-type="float" office:value="1" calcext:value-type="float">
            <text:p>1</text:p>
          </table:table-cell>
          <table:table-cell table:style-name="ce4" table:formula="of:=IF((MAX([.AL$1];[.$A24])*4 + MIN([.AL$1];[.$A24]))&gt;=82;1;0)" office:value-type="float" office:value="1" calcext:value-type="float">
            <text:p>1</text:p>
          </table:table-cell>
          <table:table-cell table:style-name="ce4" table:formula="of:=IF((MAX([.AM$1];[.$A24])*4 + MIN([.AM$1];[.$A24]))&gt;=82;1;0)" office:value-type="float" office:value="1" calcext:value-type="float">
            <text:p>1</text:p>
          </table:table-cell>
          <table:table-cell table:style-name="ce4" table:formula="of:=IF((MAX([.AN$1];[.$A24])*4 + MIN([.AN$1];[.$A24]))&gt;=82;1;0)" office:value-type="float" office:value="1" calcext:value-type="float">
            <text:p>1</text:p>
          </table:table-cell>
          <table:table-cell table:style-name="ce4" table:formula="of:=IF((MAX([.AO$1];[.$A24])*4 + MIN([.AO$1];[.$A24]))&gt;=82;1;0)" office:value-type="float" office:value="1" calcext:value-type="float">
            <text:p>1</text:p>
          </table:table-cell>
          <table:table-cell table:style-name="ce4" table:formula="of:=IF((MAX([.AP$1];[.$A24])*4 + MIN([.AP$1];[.$A24]))&gt;=82;1;0)" office:value-type="float" office:value="1" calcext:value-type="float">
            <text:p>1</text:p>
          </table:table-cell>
          <table:table-cell table:style-name="ce4" table:formula="of:=IF((MAX([.AQ$1];[.$A24])*4 + MIN([.AQ$1];[.$A24]))&gt;=82;1;0)" office:value-type="float" office:value="1" calcext:value-type="float">
            <text:p>1</text:p>
          </table:table-cell>
          <table:table-cell table:style-name="ce4" table:formula="of:=IF((MAX([.AR$1];[.$A24])*4 + MIN([.AR$1];[.$A24]))&gt;=82;1;0)" office:value-type="float" office:value="1" calcext:value-type="float">
            <text:p>1</text:p>
          </table:table-cell>
          <table:table-cell table:style-name="ce4" table:formula="of:=IF((MAX([.AS$1];[.$A24])*4 + MIN([.AS$1];[.$A24]))&gt;=82;1;0)" office:value-type="float" office:value="1" calcext:value-type="float">
            <text:p>1</text:p>
          </table:table-cell>
          <table:table-cell table:style-name="ce4" table:formula="of:=IF((MAX([.AT$1];[.$A24])*4 + MIN([.AT$1];[.$A24]))&gt;=82;1;0)" office:value-type="float" office:value="1" calcext:value-type="float">
            <text:p>1</text:p>
          </table:table-cell>
          <table:table-cell table:style-name="ce4" table:formula="of:=IF((MAX([.AU$1];[.$A24])*4 + MIN([.AU$1];[.$A24]))&gt;=82;1;0)" office:value-type="float" office:value="1" calcext:value-type="float">
            <text:p>1</text:p>
          </table:table-cell>
          <table:table-cell table:style-name="ce4" table:formula="of:=IF((MAX([.AV$1];[.$A24])*4 + MIN([.AV$1];[.$A24]))&gt;=82;1;0)" office:value-type="float" office:value="1" calcext:value-type="float">
            <text:p>1</text:p>
          </table:table-cell>
          <table:table-cell table:style-name="ce4" table:formula="of:=IF((MAX([.AW$1];[.$A24])*4 + MIN([.AW$1];[.$A24]))&gt;=82;1;0)" office:value-type="float" office:value="1" calcext:value-type="float">
            <text:p>1</text:p>
          </table:table-cell>
          <table:table-cell table:style-name="ce4" table:formula="of:=IF((MAX([.AX$1];[.$A24])*4 + MIN([.AX$1];[.$A24]))&gt;=82;1;0)" office:value-type="float" office:value="1" calcext:value-type="float">
            <text:p>1</text:p>
          </table:table-cell>
          <table:table-cell table:style-name="ce4" table:formula="of:=IF((MAX([.AY$1];[.$A24])*4 + MIN([.AY$1];[.$A24]))&gt;=82;1;0)" office:value-type="float" office:value="1" calcext:value-type="float">
            <text:p>1</text:p>
          </table:table-cell>
          <table:table-cell table:style-name="ce4" table:formula="of:=IF((MAX([.AZ$1];[.$A24])*4 + MIN([.AZ$1];[.$A24]))&gt;=82;1;0)" office:value-type="float" office:value="1" calcext:value-type="float">
            <text:p>1</text:p>
          </table:table-cell>
          <table:table-cell table:style-name="ce4" table:formula="of:=IF((MAX([.BA$1];[.$A24])*4 + MIN([.BA$1];[.$A24]))&gt;=82;1;0)" office:value-type="float" office:value="1" calcext:value-type="float">
            <text:p>1</text:p>
          </table:table-cell>
          <table:table-cell table:style-name="ce4" table:formula="of:=IF((MAX([.BB$1];[.$A24])*4 + MIN([.BB$1];[.$A24]))&gt;=82;1;0)" office:value-type="float" office:value="1" calcext:value-type="float">
            <text:p>1</text:p>
          </table:table-cell>
          <table:table-cell table:style-name="ce4" table:formula="of:=IF((MAX([.BC$1];[.$A24])*4 + MIN([.BC$1];[.$A24]))&gt;=82;1;0)" office:value-type="float" office:value="1" calcext:value-type="float">
            <text:p>1</text:p>
          </table:table-cell>
          <table:table-cell table:style-name="ce4" table:formula="of:=IF((MAX([.BD$1];[.$A24])*4 + MIN([.BD$1];[.$A24]))&gt;=82;1;0)" office:value-type="float" office:value="1" calcext:value-type="float">
            <text:p>1</text:p>
          </table:table-cell>
          <table:table-cell table:style-name="ce4" table:formula="of:=IF((MAX([.BE$1];[.$A24])*4 + MIN([.BE$1];[.$A24]))&gt;=82;1;0)" office:value-type="float" office:value="1" calcext:value-type="float">
            <text:p>1</text:p>
          </table:table-cell>
          <table:table-cell table:style-name="ce4" table:formula="of:=IF((MAX([.BF$1];[.$A24])*4 + MIN([.BF$1];[.$A24]))&gt;=82;1;0)" office:value-type="float" office:value="1" calcext:value-type="float">
            <text:p>1</text:p>
          </table:table-cell>
          <table:table-cell table:style-name="ce4" table:formula="of:=IF((MAX([.BG$1];[.$A24])*4 + MIN([.BG$1];[.$A24]))&gt;=82;1;0)" office:value-type="float" office:value="1" calcext:value-type="float">
            <text:p>1</text:p>
          </table:table-cell>
          <table:table-cell table:style-name="ce4" table:formula="of:=IF((MAX([.BH$1];[.$A24])*4 + MIN([.BH$1];[.$A24]))&gt;=82;1;0)" office:value-type="float" office:value="1" calcext:value-type="float">
            <text:p>1</text:p>
          </table:table-cell>
          <table:table-cell table:style-name="ce4" table:formula="of:=IF((MAX([.BI$1];[.$A24])*4 + MIN([.BI$1];[.$A24]))&gt;=82;1;0)" office:value-type="float" office:value="1" calcext:value-type="float">
            <text:p>1</text:p>
          </table:table-cell>
          <table:table-cell table:style-name="ce4" table:formula="of:=IF((MAX([.BJ$1];[.$A24])*4 + MIN([.BJ$1];[.$A24]))&gt;=82;1;0)" office:value-type="float" office:value="1" calcext:value-type="float">
            <text:p>1</text:p>
          </table:table-cell>
          <table:table-cell table:style-name="ce4" table:formula="of:=IF((MAX([.BK$1];[.$A24])*4 + MIN([.BK$1];[.$A24]))&gt;=82;1;0)" office:value-type="float" office:value="1" calcext:value-type="float">
            <text:p>1</text:p>
          </table:table-cell>
          <table:table-cell table:style-name="ce4" table:formula="of:=IF((MAX([.BL$1];[.$A24])*4 + MIN([.BL$1];[.$A24]))&gt;=82;1;0)" office:value-type="float" office:value="1" calcext:value-type="float">
            <text:p>1</text:p>
          </table:table-cell>
          <table:table-cell table:style-name="ce4" table:formula="of:=IF((MAX([.BM$1];[.$A24])*4 + MIN([.BM$1];[.$A24]))&gt;=82;1;0)" office:value-type="float" office:value="1" calcext:value-type="float">
            <text:p>1</text:p>
          </table:table-cell>
          <table:table-cell table:style-name="ce4" table:formula="of:=IF((MAX([.BN$1];[.$A24])*4 + MIN([.BN$1];[.$A24]))&gt;=82;1;0)" office:value-type="float" office:value="1" calcext:value-type="float">
            <text:p>1</text:p>
          </table:table-cell>
          <table:table-cell table:style-name="ce4" table:formula="of:=IF((MAX([.BO$1];[.$A24])*4 + MIN([.BO$1];[.$A24]))&gt;=82;1;0)" office:value-type="float" office:value="1" calcext:value-type="float">
            <text:p>1</text:p>
          </table:table-cell>
          <table:table-cell table:style-name="ce4" table:formula="of:=IF((MAX([.BP$1];[.$A24])*4 + MIN([.BP$1];[.$A24]))&gt;=82;1;0)" office:value-type="float" office:value="1" calcext:value-type="float">
            <text:p>1</text:p>
          </table:table-cell>
          <table:table-cell table:style-name="ce4" table:formula="of:=IF((MAX([.BQ$1];[.$A24])*4 + MIN([.BQ$1];[.$A24]))&gt;=82;1;0)" office:value-type="float" office:value="1" calcext:value-type="float">
            <text:p>1</text:p>
          </table:table-cell>
          <table:table-cell table:style-name="ce4" table:formula="of:=IF((MAX([.BR$1];[.$A24])*4 + MIN([.BR$1];[.$A24]))&gt;=82;1;0)" office:value-type="float" office:value="1" calcext:value-type="float">
            <text:p>1</text:p>
          </table:table-cell>
          <table:table-cell table:style-name="ce4" table:formula="of:=IF((MAX([.BS$1];[.$A24])*4 + MIN([.BS$1];[.$A24]))&gt;=82;1;0)" office:value-type="float" office:value="1" calcext:value-type="float">
            <text:p>1</text:p>
          </table:table-cell>
          <table:table-cell table:style-name="ce4" table:formula="of:=IF((MAX([.BT$1];[.$A24])*4 + MIN([.BT$1];[.$A24]))&gt;=82;1;0)" office:value-type="float" office:value="1" calcext:value-type="float">
            <text:p>1</text:p>
          </table:table-cell>
          <table:table-cell table:style-name="ce4" table:formula="of:=IF((MAX([.BU$1];[.$A24])*4 + MIN([.BU$1];[.$A24]))&gt;=82;1;0)" office:value-type="float" office:value="1" calcext:value-type="float">
            <text:p>1</text:p>
          </table:table-cell>
          <table:table-cell table:style-name="ce4" table:formula="of:=IF((MAX([.BV$1];[.$A24])*4 + MIN([.BV$1];[.$A24]))&gt;=82;1;0)" office:value-type="float" office:value="1" calcext:value-type="float">
            <text:p>1</text:p>
          </table:table-cell>
          <table:table-cell table:style-name="ce4" table:formula="of:=IF((MAX([.BW$1];[.$A24])*4 + MIN([.BW$1];[.$A24]))&gt;=82;1;0)" office:value-type="float" office:value="1" calcext:value-type="float">
            <text:p>1</text:p>
          </table:table-cell>
          <table:table-cell table:style-name="ce4" table:formula="of:=IF((MAX([.BX$1];[.$A24])*4 + MIN([.BX$1];[.$A24]))&gt;=82;1;0)" office:value-type="float" office:value="1" calcext:value-type="float">
            <text:p>1</text:p>
          </table:table-cell>
          <table:table-cell table:style-name="ce4" table:formula="of:=IF((MAX([.BY$1];[.$A24])*4 + MIN([.BY$1];[.$A24]))&gt;=82;1;0)" office:value-type="float" office:value="1" calcext:value-type="float">
            <text:p>1</text:p>
          </table:table-cell>
          <table:table-cell table:style-name="ce4" table:formula="of:=IF((MAX([.BZ$1];[.$A24])*4 + MIN([.BZ$1];[.$A24]))&gt;=82;1;0)" office:value-type="float" office:value="1" calcext:value-type="float">
            <text:p>1</text:p>
          </table:table-cell>
          <table:table-cell table:style-name="ce4" table:formula="of:=IF((MAX([.CA$1];[.$A24])*4 + MIN([.CA$1];[.$A24]))&gt;=82;1;0)" office:value-type="float" office:value="1" calcext:value-type="float">
            <text:p>1</text:p>
          </table:table-cell>
          <table:table-cell table:style-name="ce4" table:formula="of:=IF((MAX([.CB$1];[.$A24])*4 + MIN([.CB$1];[.$A24]))&gt;=82;1;0)" office:value-type="float" office:value="1" calcext:value-type="float">
            <text:p>1</text:p>
          </table:table-cell>
          <table:table-cell table:style-name="ce4" table:formula="of:=IF((MAX([.CC$1];[.$A24])*4 + MIN([.CC$1];[.$A24]))&gt;=82;1;0)" office:value-type="float" office:value="1" calcext:value-type="float">
            <text:p>1</text:p>
          </table:table-cell>
          <table:table-cell table:style-name="ce4" table:formula="of:=IF((MAX([.CD$1];[.$A24])*4 + MIN([.CD$1];[.$A24]))&gt;=82;1;0)" office:value-type="float" office:value="1" calcext:value-type="float">
            <text:p>1</text:p>
          </table:table-cell>
          <table:table-cell table:style-name="ce4" table:formula="of:=IF((MAX([.CE$1];[.$A24])*4 + MIN([.CE$1];[.$A24]))&gt;=82;1;0)" office:value-type="float" office:value="1" calcext:value-type="float">
            <text:p>1</text:p>
          </table:table-cell>
          <table:table-cell table:style-name="ce4" table:formula="of:=IF((MAX([.CF$1];[.$A24])*4 + MIN([.CF$1];[.$A24]))&gt;=82;1;0)" office:value-type="float" office:value="1" calcext:value-type="float">
            <text:p>1</text:p>
          </table:table-cell>
          <table:table-cell table:style-name="ce4" table:formula="of:=IF((MAX([.CG$1];[.$A24])*4 + MIN([.CG$1];[.$A24]))&gt;=82;1;0)" office:value-type="float" office:value="1" calcext:value-type="float">
            <text:p>1</text:p>
          </table:table-cell>
          <table:table-cell table:style-name="ce4" table:formula="of:=IF((MAX([.CH$1];[.$A24])*4 + MIN([.CH$1];[.$A2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table:formula="of:=IF((MAX([.B$1];[.$A25])*4 + MIN([.B$1];[.$A25]))&gt;=82;1;0)" office:value-type="float" office:value="1" calcext:value-type="float">
            <text:p>1</text:p>
          </table:table-cell>
          <table:table-cell table:style-name="ce4" table:formula="of:=IF((MAX([.C$1];[.$A25])*4 + MIN([.C$1];[.$A25]))&gt;=82;1;0)" office:value-type="float" office:value="1" calcext:value-type="float">
            <text:p>1</text:p>
          </table:table-cell>
          <table:table-cell table:style-name="ce4" table:formula="of:=IF((MAX([.D$1];[.$A25])*4 + MIN([.D$1];[.$A25]))&gt;=82;1;0)" office:value-type="float" office:value="1" calcext:value-type="float">
            <text:p>1</text:p>
          </table:table-cell>
          <table:table-cell table:style-name="ce4" table:formula="of:=IF((MAX([.E$1];[.$A25])*4 + MIN([.E$1];[.$A25]))&gt;=82;1;0)" office:value-type="float" office:value="1" calcext:value-type="float">
            <text:p>1</text:p>
          </table:table-cell>
          <table:table-cell table:style-name="ce4" table:formula="of:=IF((MAX([.F$1];[.$A25])*4 + MIN([.F$1];[.$A25]))&gt;=82;1;0)" office:value-type="float" office:value="1" calcext:value-type="float">
            <text:p>1</text:p>
          </table:table-cell>
          <table:table-cell table:style-name="ce4" table:formula="of:=IF((MAX([.G$1];[.$A25])*4 + MIN([.G$1];[.$A25]))&gt;=82;1;0)" office:value-type="float" office:value="1" calcext:value-type="float">
            <text:p>1</text:p>
          </table:table-cell>
          <table:table-cell table:style-name="ce4" table:formula="of:=IF((MAX([.H$1];[.$A25])*4 + MIN([.H$1];[.$A25]))&gt;=82;1;0)" office:value-type="float" office:value="1" calcext:value-type="float">
            <text:p>1</text:p>
          </table:table-cell>
          <table:table-cell table:style-name="ce4" table:formula="of:=IF((MAX([.I$1];[.$A25])*4 + MIN([.I$1];[.$A25]))&gt;=82;1;0)" office:value-type="float" office:value="1" calcext:value-type="float">
            <text:p>1</text:p>
          </table:table-cell>
          <table:table-cell table:style-name="ce4" table:formula="of:=IF((MAX([.J$1];[.$A25])*4 + MIN([.J$1];[.$A25]))&gt;=82;1;0)" office:value-type="float" office:value="1" calcext:value-type="float">
            <text:p>1</text:p>
          </table:table-cell>
          <table:table-cell table:style-name="ce4" table:formula="of:=IF((MAX([.K$1];[.$A25])*4 + MIN([.K$1];[.$A25]))&gt;=82;1;0)" office:value-type="float" office:value="1" calcext:value-type="float">
            <text:p>1</text:p>
          </table:table-cell>
          <table:table-cell table:style-name="ce4" table:formula="of:=IF((MAX([.L$1];[.$A25])*4 + MIN([.L$1];[.$A25]))&gt;=82;1;0)" office:value-type="float" office:value="1" calcext:value-type="float">
            <text:p>1</text:p>
          </table:table-cell>
          <table:table-cell table:style-name="ce4" table:formula="of:=IF((MAX([.M$1];[.$A25])*4 + MIN([.M$1];[.$A25]))&gt;=82;1;0)" office:value-type="float" office:value="1" calcext:value-type="float">
            <text:p>1</text:p>
          </table:table-cell>
          <table:table-cell table:style-name="ce4" table:formula="of:=IF((MAX([.N$1];[.$A25])*4 + MIN([.N$1];[.$A25]))&gt;=82;1;0)" office:value-type="float" office:value="1" calcext:value-type="float">
            <text:p>1</text:p>
          </table:table-cell>
          <table:table-cell table:style-name="ce4" table:formula="of:=IF((MAX([.O$1];[.$A25])*4 + MIN([.O$1];[.$A25]))&gt;=82;1;0)" office:value-type="float" office:value="1" calcext:value-type="float">
            <text:p>1</text:p>
          </table:table-cell>
          <table:table-cell table:style-name="ce4" table:formula="of:=IF((MAX([.P$1];[.$A25])*4 + MIN([.P$1];[.$A25]))&gt;=82;1;0)" office:value-type="float" office:value="1" calcext:value-type="float">
            <text:p>1</text:p>
          </table:table-cell>
          <table:table-cell table:style-name="ce4" table:formula="of:=IF((MAX([.Q$1];[.$A25])*4 + MIN([.Q$1];[.$A25]))&gt;=82;1;0)" office:value-type="float" office:value="1" calcext:value-type="float">
            <text:p>1</text:p>
          </table:table-cell>
          <table:table-cell table:style-name="ce4" table:formula="of:=IF((MAX([.R$1];[.$A25])*4 + MIN([.R$1];[.$A25]))&gt;=82;1;0)" office:value-type="float" office:value="1" calcext:value-type="float">
            <text:p>1</text:p>
          </table:table-cell>
          <table:table-cell table:style-name="ce4" table:formula="of:=IF((MAX([.S$1];[.$A25])*4 + MIN([.S$1];[.$A25]))&gt;=82;1;0)" office:value-type="float" office:value="1" calcext:value-type="float">
            <text:p>1</text:p>
          </table:table-cell>
          <table:table-cell table:style-name="ce4" table:formula="of:=IF((MAX([.T$1];[.$A25])*4 + MIN([.T$1];[.$A25]))&gt;=82;1;0)" office:value-type="float" office:value="1" calcext:value-type="float">
            <text:p>1</text:p>
          </table:table-cell>
          <table:table-cell table:style-name="ce4" table:formula="of:=IF((MAX([.U$1];[.$A25])*4 + MIN([.U$1];[.$A25]))&gt;=82;1;0)" office:value-type="float" office:value="1" calcext:value-type="float">
            <text:p>1</text:p>
          </table:table-cell>
          <table:table-cell table:style-name="ce4" table:formula="of:=IF((MAX([.V$1];[.$A25])*4 + MIN([.V$1];[.$A25]))&gt;=82;1;0)" office:value-type="float" office:value="1" calcext:value-type="float">
            <text:p>1</text:p>
          </table:table-cell>
          <table:table-cell table:style-name="ce4" table:formula="of:=IF((MAX([.W$1];[.$A25])*4 + MIN([.W$1];[.$A25]))&gt;=82;1;0)" office:value-type="float" office:value="1" calcext:value-type="float">
            <text:p>1</text:p>
          </table:table-cell>
          <table:table-cell table:style-name="ce4" table:formula="of:=IF((MAX([.X$1];[.$A25])*4 + MIN([.X$1];[.$A25]))&gt;=82;1;0)" office:value-type="float" office:value="1" calcext:value-type="float">
            <text:p>1</text:p>
          </table:table-cell>
          <table:table-cell table:style-name="ce4" table:formula="of:=IF((MAX([.Y$1];[.$A25])*4 + MIN([.Y$1];[.$A25]))&gt;=82;1;0)" office:value-type="float" office:value="1" calcext:value-type="float">
            <text:p>1</text:p>
          </table:table-cell>
          <table:table-cell table:style-name="ce4" table:formula="of:=IF((MAX([.Z$1];[.$A25])*4 + MIN([.Z$1];[.$A25]))&gt;=82;1;0)" office:value-type="float" office:value="1" calcext:value-type="float">
            <text:p>1</text:p>
          </table:table-cell>
          <table:table-cell table:style-name="ce4" table:formula="of:=IF((MAX([.AA$1];[.$A25])*4 + MIN([.AA$1];[.$A25]))&gt;=82;1;0)" office:value-type="float" office:value="1" calcext:value-type="float">
            <text:p>1</text:p>
          </table:table-cell>
          <table:table-cell table:style-name="ce4" table:formula="of:=IF((MAX([.AB$1];[.$A25])*4 + MIN([.AB$1];[.$A25]))&gt;=82;1;0)" office:value-type="float" office:value="1" calcext:value-type="float">
            <text:p>1</text:p>
          </table:table-cell>
          <table:table-cell table:style-name="ce4" table:formula="of:=IF((MAX([.AC$1];[.$A25])*4 + MIN([.AC$1];[.$A25]))&gt;=82;1;0)" office:value-type="float" office:value="1" calcext:value-type="float">
            <text:p>1</text:p>
          </table:table-cell>
          <table:table-cell table:style-name="ce4" table:formula="of:=IF((MAX([.AD$1];[.$A25])*4 + MIN([.AD$1];[.$A25]))&gt;=82;1;0)" office:value-type="float" office:value="1" calcext:value-type="float">
            <text:p>1</text:p>
          </table:table-cell>
          <table:table-cell table:style-name="ce4" table:formula="of:=IF((MAX([.AE$1];[.$A25])*4 + MIN([.AE$1];[.$A25]))&gt;=82;1;0)" office:value-type="float" office:value="1" calcext:value-type="float">
            <text:p>1</text:p>
          </table:table-cell>
          <table:table-cell table:style-name="ce4" table:formula="of:=IF((MAX([.AF$1];[.$A25])*4 + MIN([.AF$1];[.$A25]))&gt;=82;1;0)" office:value-type="float" office:value="1" calcext:value-type="float">
            <text:p>1</text:p>
          </table:table-cell>
          <table:table-cell table:style-name="ce4" table:formula="of:=IF((MAX([.AG$1];[.$A25])*4 + MIN([.AG$1];[.$A25]))&gt;=82;1;0)" office:value-type="float" office:value="1" calcext:value-type="float">
            <text:p>1</text:p>
          </table:table-cell>
          <table:table-cell table:style-name="ce4" table:formula="of:=IF((MAX([.AH$1];[.$A25])*4 + MIN([.AH$1];[.$A25]))&gt;=82;1;0)" office:value-type="float" office:value="1" calcext:value-type="float">
            <text:p>1</text:p>
          </table:table-cell>
          <table:table-cell table:style-name="ce4" table:formula="of:=IF((MAX([.AI$1];[.$A25])*4 + MIN([.AI$1];[.$A25]))&gt;=82;1;0)" office:value-type="float" office:value="1" calcext:value-type="float">
            <text:p>1</text:p>
          </table:table-cell>
          <table:table-cell table:style-name="ce4" table:formula="of:=IF((MAX([.AJ$1];[.$A25])*4 + MIN([.AJ$1];[.$A25]))&gt;=82;1;0)" office:value-type="float" office:value="1" calcext:value-type="float">
            <text:p>1</text:p>
          </table:table-cell>
          <table:table-cell table:style-name="ce4" table:formula="of:=IF((MAX([.AK$1];[.$A25])*4 + MIN([.AK$1];[.$A25]))&gt;=82;1;0)" office:value-type="float" office:value="1" calcext:value-type="float">
            <text:p>1</text:p>
          </table:table-cell>
          <table:table-cell table:style-name="ce4" table:formula="of:=IF((MAX([.AL$1];[.$A25])*4 + MIN([.AL$1];[.$A25]))&gt;=82;1;0)" office:value-type="float" office:value="1" calcext:value-type="float">
            <text:p>1</text:p>
          </table:table-cell>
          <table:table-cell table:style-name="ce4" table:formula="of:=IF((MAX([.AM$1];[.$A25])*4 + MIN([.AM$1];[.$A25]))&gt;=82;1;0)" office:value-type="float" office:value="1" calcext:value-type="float">
            <text:p>1</text:p>
          </table:table-cell>
          <table:table-cell table:style-name="ce4" table:formula="of:=IF((MAX([.AN$1];[.$A25])*4 + MIN([.AN$1];[.$A25]))&gt;=82;1;0)" office:value-type="float" office:value="1" calcext:value-type="float">
            <text:p>1</text:p>
          </table:table-cell>
          <table:table-cell table:style-name="ce4" table:formula="of:=IF((MAX([.AO$1];[.$A25])*4 + MIN([.AO$1];[.$A25]))&gt;=82;1;0)" office:value-type="float" office:value="1" calcext:value-type="float">
            <text:p>1</text:p>
          </table:table-cell>
          <table:table-cell table:style-name="ce4" table:formula="of:=IF((MAX([.AP$1];[.$A25])*4 + MIN([.AP$1];[.$A25]))&gt;=82;1;0)" office:value-type="float" office:value="1" calcext:value-type="float">
            <text:p>1</text:p>
          </table:table-cell>
          <table:table-cell table:style-name="ce4" table:formula="of:=IF((MAX([.AQ$1];[.$A25])*4 + MIN([.AQ$1];[.$A25]))&gt;=82;1;0)" office:value-type="float" office:value="1" calcext:value-type="float">
            <text:p>1</text:p>
          </table:table-cell>
          <table:table-cell table:style-name="ce4" table:formula="of:=IF((MAX([.AR$1];[.$A25])*4 + MIN([.AR$1];[.$A25]))&gt;=82;1;0)" office:value-type="float" office:value="1" calcext:value-type="float">
            <text:p>1</text:p>
          </table:table-cell>
          <table:table-cell table:style-name="ce4" table:formula="of:=IF((MAX([.AS$1];[.$A25])*4 + MIN([.AS$1];[.$A25]))&gt;=82;1;0)" office:value-type="float" office:value="1" calcext:value-type="float">
            <text:p>1</text:p>
          </table:table-cell>
          <table:table-cell table:style-name="ce4" table:formula="of:=IF((MAX([.AT$1];[.$A25])*4 + MIN([.AT$1];[.$A25]))&gt;=82;1;0)" office:value-type="float" office:value="1" calcext:value-type="float">
            <text:p>1</text:p>
          </table:table-cell>
          <table:table-cell table:style-name="ce4" table:formula="of:=IF((MAX([.AU$1];[.$A25])*4 + MIN([.AU$1];[.$A25]))&gt;=82;1;0)" office:value-type="float" office:value="1" calcext:value-type="float">
            <text:p>1</text:p>
          </table:table-cell>
          <table:table-cell table:style-name="ce4" table:formula="of:=IF((MAX([.AV$1];[.$A25])*4 + MIN([.AV$1];[.$A25]))&gt;=82;1;0)" office:value-type="float" office:value="1" calcext:value-type="float">
            <text:p>1</text:p>
          </table:table-cell>
          <table:table-cell table:style-name="ce4" table:formula="of:=IF((MAX([.AW$1];[.$A25])*4 + MIN([.AW$1];[.$A25]))&gt;=82;1;0)" office:value-type="float" office:value="1" calcext:value-type="float">
            <text:p>1</text:p>
          </table:table-cell>
          <table:table-cell table:style-name="ce4" table:formula="of:=IF((MAX([.AX$1];[.$A25])*4 + MIN([.AX$1];[.$A25]))&gt;=82;1;0)" office:value-type="float" office:value="1" calcext:value-type="float">
            <text:p>1</text:p>
          </table:table-cell>
          <table:table-cell table:style-name="ce4" table:formula="of:=IF((MAX([.AY$1];[.$A25])*4 + MIN([.AY$1];[.$A25]))&gt;=82;1;0)" office:value-type="float" office:value="1" calcext:value-type="float">
            <text:p>1</text:p>
          </table:table-cell>
          <table:table-cell table:style-name="ce4" table:formula="of:=IF((MAX([.AZ$1];[.$A25])*4 + MIN([.AZ$1];[.$A25]))&gt;=82;1;0)" office:value-type="float" office:value="1" calcext:value-type="float">
            <text:p>1</text:p>
          </table:table-cell>
          <table:table-cell table:style-name="ce4" table:formula="of:=IF((MAX([.BA$1];[.$A25])*4 + MIN([.BA$1];[.$A25]))&gt;=82;1;0)" office:value-type="float" office:value="1" calcext:value-type="float">
            <text:p>1</text:p>
          </table:table-cell>
          <table:table-cell table:style-name="ce4" table:formula="of:=IF((MAX([.BB$1];[.$A25])*4 + MIN([.BB$1];[.$A25]))&gt;=82;1;0)" office:value-type="float" office:value="1" calcext:value-type="float">
            <text:p>1</text:p>
          </table:table-cell>
          <table:table-cell table:style-name="ce4" table:formula="of:=IF((MAX([.BC$1];[.$A25])*4 + MIN([.BC$1];[.$A25]))&gt;=82;1;0)" office:value-type="float" office:value="1" calcext:value-type="float">
            <text:p>1</text:p>
          </table:table-cell>
          <table:table-cell table:style-name="ce4" table:formula="of:=IF((MAX([.BD$1];[.$A25])*4 + MIN([.BD$1];[.$A25]))&gt;=82;1;0)" office:value-type="float" office:value="1" calcext:value-type="float">
            <text:p>1</text:p>
          </table:table-cell>
          <table:table-cell table:style-name="ce4" table:formula="of:=IF((MAX([.BE$1];[.$A25])*4 + MIN([.BE$1];[.$A25]))&gt;=82;1;0)" office:value-type="float" office:value="1" calcext:value-type="float">
            <text:p>1</text:p>
          </table:table-cell>
          <table:table-cell table:style-name="ce4" table:formula="of:=IF((MAX([.BF$1];[.$A25])*4 + MIN([.BF$1];[.$A25]))&gt;=82;1;0)" office:value-type="float" office:value="1" calcext:value-type="float">
            <text:p>1</text:p>
          </table:table-cell>
          <table:table-cell table:style-name="ce4" table:formula="of:=IF((MAX([.BG$1];[.$A25])*4 + MIN([.BG$1];[.$A25]))&gt;=82;1;0)" office:value-type="float" office:value="1" calcext:value-type="float">
            <text:p>1</text:p>
          </table:table-cell>
          <table:table-cell table:style-name="ce4" table:formula="of:=IF((MAX([.BH$1];[.$A25])*4 + MIN([.BH$1];[.$A25]))&gt;=82;1;0)" office:value-type="float" office:value="1" calcext:value-type="float">
            <text:p>1</text:p>
          </table:table-cell>
          <table:table-cell table:style-name="ce4" table:formula="of:=IF((MAX([.BI$1];[.$A25])*4 + MIN([.BI$1];[.$A25]))&gt;=82;1;0)" office:value-type="float" office:value="1" calcext:value-type="float">
            <text:p>1</text:p>
          </table:table-cell>
          <table:table-cell table:style-name="ce4" table:formula="of:=IF((MAX([.BJ$1];[.$A25])*4 + MIN([.BJ$1];[.$A25]))&gt;=82;1;0)" office:value-type="float" office:value="1" calcext:value-type="float">
            <text:p>1</text:p>
          </table:table-cell>
          <table:table-cell table:style-name="ce4" table:formula="of:=IF((MAX([.BK$1];[.$A25])*4 + MIN([.BK$1];[.$A25]))&gt;=82;1;0)" office:value-type="float" office:value="1" calcext:value-type="float">
            <text:p>1</text:p>
          </table:table-cell>
          <table:table-cell table:style-name="ce4" table:formula="of:=IF((MAX([.BL$1];[.$A25])*4 + MIN([.BL$1];[.$A25]))&gt;=82;1;0)" office:value-type="float" office:value="1" calcext:value-type="float">
            <text:p>1</text:p>
          </table:table-cell>
          <table:table-cell table:style-name="ce4" table:formula="of:=IF((MAX([.BM$1];[.$A25])*4 + MIN([.BM$1];[.$A25]))&gt;=82;1;0)" office:value-type="float" office:value="1" calcext:value-type="float">
            <text:p>1</text:p>
          </table:table-cell>
          <table:table-cell table:style-name="ce4" table:formula="of:=IF((MAX([.BN$1];[.$A25])*4 + MIN([.BN$1];[.$A25]))&gt;=82;1;0)" office:value-type="float" office:value="1" calcext:value-type="float">
            <text:p>1</text:p>
          </table:table-cell>
          <table:table-cell table:style-name="ce4" table:formula="of:=IF((MAX([.BO$1];[.$A25])*4 + MIN([.BO$1];[.$A25]))&gt;=82;1;0)" office:value-type="float" office:value="1" calcext:value-type="float">
            <text:p>1</text:p>
          </table:table-cell>
          <table:table-cell table:style-name="ce4" table:formula="of:=IF((MAX([.BP$1];[.$A25])*4 + MIN([.BP$1];[.$A25]))&gt;=82;1;0)" office:value-type="float" office:value="1" calcext:value-type="float">
            <text:p>1</text:p>
          </table:table-cell>
          <table:table-cell table:style-name="ce4" table:formula="of:=IF((MAX([.BQ$1];[.$A25])*4 + MIN([.BQ$1];[.$A25]))&gt;=82;1;0)" office:value-type="float" office:value="1" calcext:value-type="float">
            <text:p>1</text:p>
          </table:table-cell>
          <table:table-cell table:style-name="ce4" table:formula="of:=IF((MAX([.BR$1];[.$A25])*4 + MIN([.BR$1];[.$A25]))&gt;=82;1;0)" office:value-type="float" office:value="1" calcext:value-type="float">
            <text:p>1</text:p>
          </table:table-cell>
          <table:table-cell table:style-name="ce4" table:formula="of:=IF((MAX([.BS$1];[.$A25])*4 + MIN([.BS$1];[.$A25]))&gt;=82;1;0)" office:value-type="float" office:value="1" calcext:value-type="float">
            <text:p>1</text:p>
          </table:table-cell>
          <table:table-cell table:style-name="ce4" table:formula="of:=IF((MAX([.BT$1];[.$A25])*4 + MIN([.BT$1];[.$A25]))&gt;=82;1;0)" office:value-type="float" office:value="1" calcext:value-type="float">
            <text:p>1</text:p>
          </table:table-cell>
          <table:table-cell table:style-name="ce4" table:formula="of:=IF((MAX([.BU$1];[.$A25])*4 + MIN([.BU$1];[.$A25]))&gt;=82;1;0)" office:value-type="float" office:value="1" calcext:value-type="float">
            <text:p>1</text:p>
          </table:table-cell>
          <table:table-cell table:style-name="ce4" table:formula="of:=IF((MAX([.BV$1];[.$A25])*4 + MIN([.BV$1];[.$A25]))&gt;=82;1;0)" office:value-type="float" office:value="1" calcext:value-type="float">
            <text:p>1</text:p>
          </table:table-cell>
          <table:table-cell table:style-name="ce4" table:formula="of:=IF((MAX([.BW$1];[.$A25])*4 + MIN([.BW$1];[.$A25]))&gt;=82;1;0)" office:value-type="float" office:value="1" calcext:value-type="float">
            <text:p>1</text:p>
          </table:table-cell>
          <table:table-cell table:style-name="ce4" table:formula="of:=IF((MAX([.BX$1];[.$A25])*4 + MIN([.BX$1];[.$A25]))&gt;=82;1;0)" office:value-type="float" office:value="1" calcext:value-type="float">
            <text:p>1</text:p>
          </table:table-cell>
          <table:table-cell table:style-name="ce4" table:formula="of:=IF((MAX([.BY$1];[.$A25])*4 + MIN([.BY$1];[.$A25]))&gt;=82;1;0)" office:value-type="float" office:value="1" calcext:value-type="float">
            <text:p>1</text:p>
          </table:table-cell>
          <table:table-cell table:style-name="ce4" table:formula="of:=IF((MAX([.BZ$1];[.$A25])*4 + MIN([.BZ$1];[.$A25]))&gt;=82;1;0)" office:value-type="float" office:value="1" calcext:value-type="float">
            <text:p>1</text:p>
          </table:table-cell>
          <table:table-cell table:style-name="ce4" table:formula="of:=IF((MAX([.CA$1];[.$A25])*4 + MIN([.CA$1];[.$A25]))&gt;=82;1;0)" office:value-type="float" office:value="1" calcext:value-type="float">
            <text:p>1</text:p>
          </table:table-cell>
          <table:table-cell table:style-name="ce4" table:formula="of:=IF((MAX([.CB$1];[.$A25])*4 + MIN([.CB$1];[.$A25]))&gt;=82;1;0)" office:value-type="float" office:value="1" calcext:value-type="float">
            <text:p>1</text:p>
          </table:table-cell>
          <table:table-cell table:style-name="ce4" table:formula="of:=IF((MAX([.CC$1];[.$A25])*4 + MIN([.CC$1];[.$A25]))&gt;=82;1;0)" office:value-type="float" office:value="1" calcext:value-type="float">
            <text:p>1</text:p>
          </table:table-cell>
          <table:table-cell table:style-name="ce4" table:formula="of:=IF((MAX([.CD$1];[.$A25])*4 + MIN([.CD$1];[.$A25]))&gt;=82;1;0)" office:value-type="float" office:value="1" calcext:value-type="float">
            <text:p>1</text:p>
          </table:table-cell>
          <table:table-cell table:style-name="ce4" table:formula="of:=IF((MAX([.CE$1];[.$A25])*4 + MIN([.CE$1];[.$A25]))&gt;=82;1;0)" office:value-type="float" office:value="1" calcext:value-type="float">
            <text:p>1</text:p>
          </table:table-cell>
          <table:table-cell table:style-name="ce4" table:formula="of:=IF((MAX([.CF$1];[.$A25])*4 + MIN([.CF$1];[.$A25]))&gt;=82;1;0)" office:value-type="float" office:value="1" calcext:value-type="float">
            <text:p>1</text:p>
          </table:table-cell>
          <table:table-cell table:style-name="ce4" table:formula="of:=IF((MAX([.CG$1];[.$A25])*4 + MIN([.CG$1];[.$A25]))&gt;=82;1;0)" office:value-type="float" office:value="1" calcext:value-type="float">
            <text:p>1</text:p>
          </table:table-cell>
          <table:table-cell table:style-name="ce4" table:formula="of:=IF((MAX([.CH$1];[.$A25])*4 + MIN([.CH$1];[.$A2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formula="of:=IF((MAX([.B$1];[.$A26])*4 + MIN([.B$1];[.$A26]))&gt;=82;1;0)" office:value-type="float" office:value="1" calcext:value-type="float">
            <text:p>1</text:p>
          </table:table-cell>
          <table:table-cell table:style-name="ce4" table:formula="of:=IF((MAX([.C$1];[.$A26])*4 + MIN([.C$1];[.$A26]))&gt;=82;1;0)" office:value-type="float" office:value="1" calcext:value-type="float">
            <text:p>1</text:p>
          </table:table-cell>
          <table:table-cell table:style-name="ce4" table:formula="of:=IF((MAX([.D$1];[.$A26])*4 + MIN([.D$1];[.$A26]))&gt;=82;1;0)" office:value-type="float" office:value="1" calcext:value-type="float">
            <text:p>1</text:p>
          </table:table-cell>
          <table:table-cell table:style-name="ce4" table:formula="of:=IF((MAX([.E$1];[.$A26])*4 + MIN([.E$1];[.$A26]))&gt;=82;1;0)" office:value-type="float" office:value="1" calcext:value-type="float">
            <text:p>1</text:p>
          </table:table-cell>
          <table:table-cell table:style-name="ce4" table:formula="of:=IF((MAX([.F$1];[.$A26])*4 + MIN([.F$1];[.$A26]))&gt;=82;1;0)" office:value-type="float" office:value="1" calcext:value-type="float">
            <text:p>1</text:p>
          </table:table-cell>
          <table:table-cell table:style-name="ce4" table:formula="of:=IF((MAX([.G$1];[.$A26])*4 + MIN([.G$1];[.$A26]))&gt;=82;1;0)" office:value-type="float" office:value="1" calcext:value-type="float">
            <text:p>1</text:p>
          </table:table-cell>
          <table:table-cell table:style-name="ce4" table:formula="of:=IF((MAX([.H$1];[.$A26])*4 + MIN([.H$1];[.$A26]))&gt;=82;1;0)" office:value-type="float" office:value="1" calcext:value-type="float">
            <text:p>1</text:p>
          </table:table-cell>
          <table:table-cell table:style-name="ce4" table:formula="of:=IF((MAX([.I$1];[.$A26])*4 + MIN([.I$1];[.$A26]))&gt;=82;1;0)" office:value-type="float" office:value="1" calcext:value-type="float">
            <text:p>1</text:p>
          </table:table-cell>
          <table:table-cell table:style-name="ce4" table:formula="of:=IF((MAX([.J$1];[.$A26])*4 + MIN([.J$1];[.$A26]))&gt;=82;1;0)" office:value-type="float" office:value="1" calcext:value-type="float">
            <text:p>1</text:p>
          </table:table-cell>
          <table:table-cell table:style-name="ce4" table:formula="of:=IF((MAX([.K$1];[.$A26])*4 + MIN([.K$1];[.$A26]))&gt;=82;1;0)" office:value-type="float" office:value="1" calcext:value-type="float">
            <text:p>1</text:p>
          </table:table-cell>
          <table:table-cell table:style-name="ce4" table:formula="of:=IF((MAX([.L$1];[.$A26])*4 + MIN([.L$1];[.$A26]))&gt;=82;1;0)" office:value-type="float" office:value="1" calcext:value-type="float">
            <text:p>1</text:p>
          </table:table-cell>
          <table:table-cell table:style-name="ce4" table:formula="of:=IF((MAX([.M$1];[.$A26])*4 + MIN([.M$1];[.$A26]))&gt;=82;1;0)" office:value-type="float" office:value="1" calcext:value-type="float">
            <text:p>1</text:p>
          </table:table-cell>
          <table:table-cell table:style-name="ce4" table:formula="of:=IF((MAX([.N$1];[.$A26])*4 + MIN([.N$1];[.$A26]))&gt;=82;1;0)" office:value-type="float" office:value="1" calcext:value-type="float">
            <text:p>1</text:p>
          </table:table-cell>
          <table:table-cell table:style-name="ce4" table:formula="of:=IF((MAX([.O$1];[.$A26])*4 + MIN([.O$1];[.$A26]))&gt;=82;1;0)" office:value-type="float" office:value="1" calcext:value-type="float">
            <text:p>1</text:p>
          </table:table-cell>
          <table:table-cell table:style-name="ce4" table:formula="of:=IF((MAX([.P$1];[.$A26])*4 + MIN([.P$1];[.$A26]))&gt;=82;1;0)" office:value-type="float" office:value="1" calcext:value-type="float">
            <text:p>1</text:p>
          </table:table-cell>
          <table:table-cell table:style-name="ce4" table:formula="of:=IF((MAX([.Q$1];[.$A26])*4 + MIN([.Q$1];[.$A26]))&gt;=82;1;0)" office:value-type="float" office:value="1" calcext:value-type="float">
            <text:p>1</text:p>
          </table:table-cell>
          <table:table-cell table:style-name="ce4" table:formula="of:=IF((MAX([.R$1];[.$A26])*4 + MIN([.R$1];[.$A26]))&gt;=82;1;0)" office:value-type="float" office:value="1" calcext:value-type="float">
            <text:p>1</text:p>
          </table:table-cell>
          <table:table-cell table:style-name="ce4" table:formula="of:=IF((MAX([.S$1];[.$A26])*4 + MIN([.S$1];[.$A26]))&gt;=82;1;0)" office:value-type="float" office:value="1" calcext:value-type="float">
            <text:p>1</text:p>
          </table:table-cell>
          <table:table-cell table:style-name="ce4" table:formula="of:=IF((MAX([.T$1];[.$A26])*4 + MIN([.T$1];[.$A26]))&gt;=82;1;0)" office:value-type="float" office:value="1" calcext:value-type="float">
            <text:p>1</text:p>
          </table:table-cell>
          <table:table-cell table:style-name="ce4" table:formula="of:=IF((MAX([.U$1];[.$A26])*4 + MIN([.U$1];[.$A26]))&gt;=82;1;0)" office:value-type="float" office:value="1" calcext:value-type="float">
            <text:p>1</text:p>
          </table:table-cell>
          <table:table-cell table:style-name="ce4" table:formula="of:=IF((MAX([.V$1];[.$A26])*4 + MIN([.V$1];[.$A26]))&gt;=82;1;0)" office:value-type="float" office:value="1" calcext:value-type="float">
            <text:p>1</text:p>
          </table:table-cell>
          <table:table-cell table:style-name="ce4" table:formula="of:=IF((MAX([.W$1];[.$A26])*4 + MIN([.W$1];[.$A26]))&gt;=82;1;0)" office:value-type="float" office:value="1" calcext:value-type="float">
            <text:p>1</text:p>
          </table:table-cell>
          <table:table-cell table:style-name="ce4" table:formula="of:=IF((MAX([.X$1];[.$A26])*4 + MIN([.X$1];[.$A26]))&gt;=82;1;0)" office:value-type="float" office:value="1" calcext:value-type="float">
            <text:p>1</text:p>
          </table:table-cell>
          <table:table-cell table:style-name="ce4" table:formula="of:=IF((MAX([.Y$1];[.$A26])*4 + MIN([.Y$1];[.$A26]))&gt;=82;1;0)" office:value-type="float" office:value="1" calcext:value-type="float">
            <text:p>1</text:p>
          </table:table-cell>
          <table:table-cell table:style-name="ce4" table:formula="of:=IF((MAX([.Z$1];[.$A26])*4 + MIN([.Z$1];[.$A26]))&gt;=82;1;0)" office:value-type="float" office:value="1" calcext:value-type="float">
            <text:p>1</text:p>
          </table:table-cell>
          <table:table-cell table:style-name="ce4" table:formula="of:=IF((MAX([.AA$1];[.$A26])*4 + MIN([.AA$1];[.$A26]))&gt;=82;1;0)" office:value-type="float" office:value="1" calcext:value-type="float">
            <text:p>1</text:p>
          </table:table-cell>
          <table:table-cell table:style-name="ce4" table:formula="of:=IF((MAX([.AB$1];[.$A26])*4 + MIN([.AB$1];[.$A26]))&gt;=82;1;0)" office:value-type="float" office:value="1" calcext:value-type="float">
            <text:p>1</text:p>
          </table:table-cell>
          <table:table-cell table:style-name="ce4" table:formula="of:=IF((MAX([.AC$1];[.$A26])*4 + MIN([.AC$1];[.$A26]))&gt;=82;1;0)" office:value-type="float" office:value="1" calcext:value-type="float">
            <text:p>1</text:p>
          </table:table-cell>
          <table:table-cell table:style-name="ce4" table:formula="of:=IF((MAX([.AD$1];[.$A26])*4 + MIN([.AD$1];[.$A26]))&gt;=82;1;0)" office:value-type="float" office:value="1" calcext:value-type="float">
            <text:p>1</text:p>
          </table:table-cell>
          <table:table-cell table:style-name="ce4" table:formula="of:=IF((MAX([.AE$1];[.$A26])*4 + MIN([.AE$1];[.$A26]))&gt;=82;1;0)" office:value-type="float" office:value="1" calcext:value-type="float">
            <text:p>1</text:p>
          </table:table-cell>
          <table:table-cell table:style-name="ce4" table:formula="of:=IF((MAX([.AF$1];[.$A26])*4 + MIN([.AF$1];[.$A26]))&gt;=82;1;0)" office:value-type="float" office:value="1" calcext:value-type="float">
            <text:p>1</text:p>
          </table:table-cell>
          <table:table-cell table:style-name="ce4" table:formula="of:=IF((MAX([.AG$1];[.$A26])*4 + MIN([.AG$1];[.$A26]))&gt;=82;1;0)" office:value-type="float" office:value="1" calcext:value-type="float">
            <text:p>1</text:p>
          </table:table-cell>
          <table:table-cell table:style-name="ce4" table:formula="of:=IF((MAX([.AH$1];[.$A26])*4 + MIN([.AH$1];[.$A26]))&gt;=82;1;0)" office:value-type="float" office:value="1" calcext:value-type="float">
            <text:p>1</text:p>
          </table:table-cell>
          <table:table-cell table:style-name="ce4" table:formula="of:=IF((MAX([.AI$1];[.$A26])*4 + MIN([.AI$1];[.$A26]))&gt;=82;1;0)" office:value-type="float" office:value="1" calcext:value-type="float">
            <text:p>1</text:p>
          </table:table-cell>
          <table:table-cell table:style-name="ce4" table:formula="of:=IF((MAX([.AJ$1];[.$A26])*4 + MIN([.AJ$1];[.$A26]))&gt;=82;1;0)" office:value-type="float" office:value="1" calcext:value-type="float">
            <text:p>1</text:p>
          </table:table-cell>
          <table:table-cell table:style-name="ce4" table:formula="of:=IF((MAX([.AK$1];[.$A26])*4 + MIN([.AK$1];[.$A26]))&gt;=82;1;0)" office:value-type="float" office:value="1" calcext:value-type="float">
            <text:p>1</text:p>
          </table:table-cell>
          <table:table-cell table:style-name="ce4" table:formula="of:=IF((MAX([.AL$1];[.$A26])*4 + MIN([.AL$1];[.$A26]))&gt;=82;1;0)" office:value-type="float" office:value="1" calcext:value-type="float">
            <text:p>1</text:p>
          </table:table-cell>
          <table:table-cell table:style-name="ce4" table:formula="of:=IF((MAX([.AM$1];[.$A26])*4 + MIN([.AM$1];[.$A26]))&gt;=82;1;0)" office:value-type="float" office:value="1" calcext:value-type="float">
            <text:p>1</text:p>
          </table:table-cell>
          <table:table-cell table:style-name="ce4" table:formula="of:=IF((MAX([.AN$1];[.$A26])*4 + MIN([.AN$1];[.$A26]))&gt;=82;1;0)" office:value-type="float" office:value="1" calcext:value-type="float">
            <text:p>1</text:p>
          </table:table-cell>
          <table:table-cell table:style-name="ce4" table:formula="of:=IF((MAX([.AO$1];[.$A26])*4 + MIN([.AO$1];[.$A26]))&gt;=82;1;0)" office:value-type="float" office:value="1" calcext:value-type="float">
            <text:p>1</text:p>
          </table:table-cell>
          <table:table-cell table:style-name="ce4" table:formula="of:=IF((MAX([.AP$1];[.$A26])*4 + MIN([.AP$1];[.$A26]))&gt;=82;1;0)" office:value-type="float" office:value="1" calcext:value-type="float">
            <text:p>1</text:p>
          </table:table-cell>
          <table:table-cell table:style-name="ce4" table:formula="of:=IF((MAX([.AQ$1];[.$A26])*4 + MIN([.AQ$1];[.$A26]))&gt;=82;1;0)" office:value-type="float" office:value="1" calcext:value-type="float">
            <text:p>1</text:p>
          </table:table-cell>
          <table:table-cell table:style-name="ce4" table:formula="of:=IF((MAX([.AR$1];[.$A26])*4 + MIN([.AR$1];[.$A26]))&gt;=82;1;0)" office:value-type="float" office:value="1" calcext:value-type="float">
            <text:p>1</text:p>
          </table:table-cell>
          <table:table-cell table:style-name="ce4" table:formula="of:=IF((MAX([.AS$1];[.$A26])*4 + MIN([.AS$1];[.$A26]))&gt;=82;1;0)" office:value-type="float" office:value="1" calcext:value-type="float">
            <text:p>1</text:p>
          </table:table-cell>
          <table:table-cell table:style-name="ce4" table:formula="of:=IF((MAX([.AT$1];[.$A26])*4 + MIN([.AT$1];[.$A26]))&gt;=82;1;0)" office:value-type="float" office:value="1" calcext:value-type="float">
            <text:p>1</text:p>
          </table:table-cell>
          <table:table-cell table:style-name="ce4" table:formula="of:=IF((MAX([.AU$1];[.$A26])*4 + MIN([.AU$1];[.$A26]))&gt;=82;1;0)" office:value-type="float" office:value="1" calcext:value-type="float">
            <text:p>1</text:p>
          </table:table-cell>
          <table:table-cell table:style-name="ce4" table:formula="of:=IF((MAX([.AV$1];[.$A26])*4 + MIN([.AV$1];[.$A26]))&gt;=82;1;0)" office:value-type="float" office:value="1" calcext:value-type="float">
            <text:p>1</text:p>
          </table:table-cell>
          <table:table-cell table:style-name="ce4" table:formula="of:=IF((MAX([.AW$1];[.$A26])*4 + MIN([.AW$1];[.$A26]))&gt;=82;1;0)" office:value-type="float" office:value="1" calcext:value-type="float">
            <text:p>1</text:p>
          </table:table-cell>
          <table:table-cell table:style-name="ce4" table:formula="of:=IF((MAX([.AX$1];[.$A26])*4 + MIN([.AX$1];[.$A26]))&gt;=82;1;0)" office:value-type="float" office:value="1" calcext:value-type="float">
            <text:p>1</text:p>
          </table:table-cell>
          <table:table-cell table:style-name="ce4" table:formula="of:=IF((MAX([.AY$1];[.$A26])*4 + MIN([.AY$1];[.$A26]))&gt;=82;1;0)" office:value-type="float" office:value="1" calcext:value-type="float">
            <text:p>1</text:p>
          </table:table-cell>
          <table:table-cell table:style-name="ce4" table:formula="of:=IF((MAX([.AZ$1];[.$A26])*4 + MIN([.AZ$1];[.$A26]))&gt;=82;1;0)" office:value-type="float" office:value="1" calcext:value-type="float">
            <text:p>1</text:p>
          </table:table-cell>
          <table:table-cell table:style-name="ce4" table:formula="of:=IF((MAX([.BA$1];[.$A26])*4 + MIN([.BA$1];[.$A26]))&gt;=82;1;0)" office:value-type="float" office:value="1" calcext:value-type="float">
            <text:p>1</text:p>
          </table:table-cell>
          <table:table-cell table:style-name="ce4" table:formula="of:=IF((MAX([.BB$1];[.$A26])*4 + MIN([.BB$1];[.$A26]))&gt;=82;1;0)" office:value-type="float" office:value="1" calcext:value-type="float">
            <text:p>1</text:p>
          </table:table-cell>
          <table:table-cell table:style-name="ce4" table:formula="of:=IF((MAX([.BC$1];[.$A26])*4 + MIN([.BC$1];[.$A26]))&gt;=82;1;0)" office:value-type="float" office:value="1" calcext:value-type="float">
            <text:p>1</text:p>
          </table:table-cell>
          <table:table-cell table:style-name="ce4" table:formula="of:=IF((MAX([.BD$1];[.$A26])*4 + MIN([.BD$1];[.$A26]))&gt;=82;1;0)" office:value-type="float" office:value="1" calcext:value-type="float">
            <text:p>1</text:p>
          </table:table-cell>
          <table:table-cell table:style-name="ce4" table:formula="of:=IF((MAX([.BE$1];[.$A26])*4 + MIN([.BE$1];[.$A26]))&gt;=82;1;0)" office:value-type="float" office:value="1" calcext:value-type="float">
            <text:p>1</text:p>
          </table:table-cell>
          <table:table-cell table:style-name="ce4" table:formula="of:=IF((MAX([.BF$1];[.$A26])*4 + MIN([.BF$1];[.$A26]))&gt;=82;1;0)" office:value-type="float" office:value="1" calcext:value-type="float">
            <text:p>1</text:p>
          </table:table-cell>
          <table:table-cell table:style-name="ce4" table:formula="of:=IF((MAX([.BG$1];[.$A26])*4 + MIN([.BG$1];[.$A26]))&gt;=82;1;0)" office:value-type="float" office:value="1" calcext:value-type="float">
            <text:p>1</text:p>
          </table:table-cell>
          <table:table-cell table:style-name="ce4" table:formula="of:=IF((MAX([.BH$1];[.$A26])*4 + MIN([.BH$1];[.$A26]))&gt;=82;1;0)" office:value-type="float" office:value="1" calcext:value-type="float">
            <text:p>1</text:p>
          </table:table-cell>
          <table:table-cell table:style-name="ce4" table:formula="of:=IF((MAX([.BI$1];[.$A26])*4 + MIN([.BI$1];[.$A26]))&gt;=82;1;0)" office:value-type="float" office:value="1" calcext:value-type="float">
            <text:p>1</text:p>
          </table:table-cell>
          <table:table-cell table:style-name="ce4" table:formula="of:=IF((MAX([.BJ$1];[.$A26])*4 + MIN([.BJ$1];[.$A26]))&gt;=82;1;0)" office:value-type="float" office:value="1" calcext:value-type="float">
            <text:p>1</text:p>
          </table:table-cell>
          <table:table-cell table:style-name="ce4" table:formula="of:=IF((MAX([.BK$1];[.$A26])*4 + MIN([.BK$1];[.$A26]))&gt;=82;1;0)" office:value-type="float" office:value="1" calcext:value-type="float">
            <text:p>1</text:p>
          </table:table-cell>
          <table:table-cell table:style-name="ce4" table:formula="of:=IF((MAX([.BL$1];[.$A26])*4 + MIN([.BL$1];[.$A26]))&gt;=82;1;0)" office:value-type="float" office:value="1" calcext:value-type="float">
            <text:p>1</text:p>
          </table:table-cell>
          <table:table-cell table:style-name="ce4" table:formula="of:=IF((MAX([.BM$1];[.$A26])*4 + MIN([.BM$1];[.$A26]))&gt;=82;1;0)" office:value-type="float" office:value="1" calcext:value-type="float">
            <text:p>1</text:p>
          </table:table-cell>
          <table:table-cell table:style-name="ce4" table:formula="of:=IF((MAX([.BN$1];[.$A26])*4 + MIN([.BN$1];[.$A26]))&gt;=82;1;0)" office:value-type="float" office:value="1" calcext:value-type="float">
            <text:p>1</text:p>
          </table:table-cell>
          <table:table-cell table:style-name="ce4" table:formula="of:=IF((MAX([.BO$1];[.$A26])*4 + MIN([.BO$1];[.$A26]))&gt;=82;1;0)" office:value-type="float" office:value="1" calcext:value-type="float">
            <text:p>1</text:p>
          </table:table-cell>
          <table:table-cell table:style-name="ce4" table:formula="of:=IF((MAX([.BP$1];[.$A26])*4 + MIN([.BP$1];[.$A26]))&gt;=82;1;0)" office:value-type="float" office:value="1" calcext:value-type="float">
            <text:p>1</text:p>
          </table:table-cell>
          <table:table-cell table:style-name="ce4" table:formula="of:=IF((MAX([.BQ$1];[.$A26])*4 + MIN([.BQ$1];[.$A26]))&gt;=82;1;0)" office:value-type="float" office:value="1" calcext:value-type="float">
            <text:p>1</text:p>
          </table:table-cell>
          <table:table-cell table:style-name="ce4" table:formula="of:=IF((MAX([.BR$1];[.$A26])*4 + MIN([.BR$1];[.$A26]))&gt;=82;1;0)" office:value-type="float" office:value="1" calcext:value-type="float">
            <text:p>1</text:p>
          </table:table-cell>
          <table:table-cell table:style-name="ce4" table:formula="of:=IF((MAX([.BS$1];[.$A26])*4 + MIN([.BS$1];[.$A26]))&gt;=82;1;0)" office:value-type="float" office:value="1" calcext:value-type="float">
            <text:p>1</text:p>
          </table:table-cell>
          <table:table-cell table:style-name="ce4" table:formula="of:=IF((MAX([.BT$1];[.$A26])*4 + MIN([.BT$1];[.$A26]))&gt;=82;1;0)" office:value-type="float" office:value="1" calcext:value-type="float">
            <text:p>1</text:p>
          </table:table-cell>
          <table:table-cell table:style-name="ce4" table:formula="of:=IF((MAX([.BU$1];[.$A26])*4 + MIN([.BU$1];[.$A26]))&gt;=82;1;0)" office:value-type="float" office:value="1" calcext:value-type="float">
            <text:p>1</text:p>
          </table:table-cell>
          <table:table-cell table:style-name="ce4" table:formula="of:=IF((MAX([.BV$1];[.$A26])*4 + MIN([.BV$1];[.$A26]))&gt;=82;1;0)" office:value-type="float" office:value="1" calcext:value-type="float">
            <text:p>1</text:p>
          </table:table-cell>
          <table:table-cell table:style-name="ce4" table:formula="of:=IF((MAX([.BW$1];[.$A26])*4 + MIN([.BW$1];[.$A26]))&gt;=82;1;0)" office:value-type="float" office:value="1" calcext:value-type="float">
            <text:p>1</text:p>
          </table:table-cell>
          <table:table-cell table:style-name="ce4" table:formula="of:=IF((MAX([.BX$1];[.$A26])*4 + MIN([.BX$1];[.$A26]))&gt;=82;1;0)" office:value-type="float" office:value="1" calcext:value-type="float">
            <text:p>1</text:p>
          </table:table-cell>
          <table:table-cell table:style-name="ce4" table:formula="of:=IF((MAX([.BY$1];[.$A26])*4 + MIN([.BY$1];[.$A26]))&gt;=82;1;0)" office:value-type="float" office:value="1" calcext:value-type="float">
            <text:p>1</text:p>
          </table:table-cell>
          <table:table-cell table:style-name="ce4" table:formula="of:=IF((MAX([.BZ$1];[.$A26])*4 + MIN([.BZ$1];[.$A26]))&gt;=82;1;0)" office:value-type="float" office:value="1" calcext:value-type="float">
            <text:p>1</text:p>
          </table:table-cell>
          <table:table-cell table:style-name="ce4" table:formula="of:=IF((MAX([.CA$1];[.$A26])*4 + MIN([.CA$1];[.$A26]))&gt;=82;1;0)" office:value-type="float" office:value="1" calcext:value-type="float">
            <text:p>1</text:p>
          </table:table-cell>
          <table:table-cell table:style-name="ce4" table:formula="of:=IF((MAX([.CB$1];[.$A26])*4 + MIN([.CB$1];[.$A26]))&gt;=82;1;0)" office:value-type="float" office:value="1" calcext:value-type="float">
            <text:p>1</text:p>
          </table:table-cell>
          <table:table-cell table:style-name="ce4" table:formula="of:=IF((MAX([.CC$1];[.$A26])*4 + MIN([.CC$1];[.$A26]))&gt;=82;1;0)" office:value-type="float" office:value="1" calcext:value-type="float">
            <text:p>1</text:p>
          </table:table-cell>
          <table:table-cell table:style-name="ce4" table:formula="of:=IF((MAX([.CD$1];[.$A26])*4 + MIN([.CD$1];[.$A26]))&gt;=82;1;0)" office:value-type="float" office:value="1" calcext:value-type="float">
            <text:p>1</text:p>
          </table:table-cell>
          <table:table-cell table:style-name="ce4" table:formula="of:=IF((MAX([.CE$1];[.$A26])*4 + MIN([.CE$1];[.$A26]))&gt;=82;1;0)" office:value-type="float" office:value="1" calcext:value-type="float">
            <text:p>1</text:p>
          </table:table-cell>
          <table:table-cell table:style-name="ce4" table:formula="of:=IF((MAX([.CF$1];[.$A26])*4 + MIN([.CF$1];[.$A26]))&gt;=82;1;0)" office:value-type="float" office:value="1" calcext:value-type="float">
            <text:p>1</text:p>
          </table:table-cell>
          <table:table-cell table:style-name="ce4" table:formula="of:=IF((MAX([.CG$1];[.$A26])*4 + MIN([.CG$1];[.$A26]))&gt;=82;1;0)" office:value-type="float" office:value="1" calcext:value-type="float">
            <text:p>1</text:p>
          </table:table-cell>
          <table:table-cell table:style-name="ce4" table:formula="of:=IF((MAX([.CH$1];[.$A26])*4 + MIN([.CH$1];[.$A2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table:formula="of:=IF((MAX([.B$1];[.$A27])*4 + MIN([.B$1];[.$A27]))&gt;=82;1;0)" office:value-type="float" office:value="1" calcext:value-type="float">
            <text:p>1</text:p>
          </table:table-cell>
          <table:table-cell table:style-name="ce4" table:formula="of:=IF((MAX([.C$1];[.$A27])*4 + MIN([.C$1];[.$A27]))&gt;=82;1;0)" office:value-type="float" office:value="1" calcext:value-type="float">
            <text:p>1</text:p>
          </table:table-cell>
          <table:table-cell table:style-name="ce4" table:formula="of:=IF((MAX([.D$1];[.$A27])*4 + MIN([.D$1];[.$A27]))&gt;=82;1;0)" office:value-type="float" office:value="1" calcext:value-type="float">
            <text:p>1</text:p>
          </table:table-cell>
          <table:table-cell table:style-name="ce4" table:formula="of:=IF((MAX([.E$1];[.$A27])*4 + MIN([.E$1];[.$A27]))&gt;=82;1;0)" office:value-type="float" office:value="1" calcext:value-type="float">
            <text:p>1</text:p>
          </table:table-cell>
          <table:table-cell table:style-name="ce4" table:formula="of:=IF((MAX([.F$1];[.$A27])*4 + MIN([.F$1];[.$A27]))&gt;=82;1;0)" office:value-type="float" office:value="1" calcext:value-type="float">
            <text:p>1</text:p>
          </table:table-cell>
          <table:table-cell table:style-name="ce4" table:formula="of:=IF((MAX([.G$1];[.$A27])*4 + MIN([.G$1];[.$A27]))&gt;=82;1;0)" office:value-type="float" office:value="1" calcext:value-type="float">
            <text:p>1</text:p>
          </table:table-cell>
          <table:table-cell table:style-name="ce4" table:formula="of:=IF((MAX([.H$1];[.$A27])*4 + MIN([.H$1];[.$A27]))&gt;=82;1;0)" office:value-type="float" office:value="1" calcext:value-type="float">
            <text:p>1</text:p>
          </table:table-cell>
          <table:table-cell table:style-name="ce4" table:formula="of:=IF((MAX([.I$1];[.$A27])*4 + MIN([.I$1];[.$A27]))&gt;=82;1;0)" office:value-type="float" office:value="1" calcext:value-type="float">
            <text:p>1</text:p>
          </table:table-cell>
          <table:table-cell table:style-name="ce4" table:formula="of:=IF((MAX([.J$1];[.$A27])*4 + MIN([.J$1];[.$A27]))&gt;=82;1;0)" office:value-type="float" office:value="1" calcext:value-type="float">
            <text:p>1</text:p>
          </table:table-cell>
          <table:table-cell table:style-name="ce4" table:formula="of:=IF((MAX([.K$1];[.$A27])*4 + MIN([.K$1];[.$A27]))&gt;=82;1;0)" office:value-type="float" office:value="1" calcext:value-type="float">
            <text:p>1</text:p>
          </table:table-cell>
          <table:table-cell table:style-name="ce4" table:formula="of:=IF((MAX([.L$1];[.$A27])*4 + MIN([.L$1];[.$A27]))&gt;=82;1;0)" office:value-type="float" office:value="1" calcext:value-type="float">
            <text:p>1</text:p>
          </table:table-cell>
          <table:table-cell table:style-name="ce4" table:formula="of:=IF((MAX([.M$1];[.$A27])*4 + MIN([.M$1];[.$A27]))&gt;=82;1;0)" office:value-type="float" office:value="1" calcext:value-type="float">
            <text:p>1</text:p>
          </table:table-cell>
          <table:table-cell table:style-name="ce4" table:formula="of:=IF((MAX([.N$1];[.$A27])*4 + MIN([.N$1];[.$A27]))&gt;=82;1;0)" office:value-type="float" office:value="1" calcext:value-type="float">
            <text:p>1</text:p>
          </table:table-cell>
          <table:table-cell table:style-name="ce4" table:formula="of:=IF((MAX([.O$1];[.$A27])*4 + MIN([.O$1];[.$A27]))&gt;=82;1;0)" office:value-type="float" office:value="1" calcext:value-type="float">
            <text:p>1</text:p>
          </table:table-cell>
          <table:table-cell table:style-name="ce4" table:formula="of:=IF((MAX([.P$1];[.$A27])*4 + MIN([.P$1];[.$A27]))&gt;=82;1;0)" office:value-type="float" office:value="1" calcext:value-type="float">
            <text:p>1</text:p>
          </table:table-cell>
          <table:table-cell table:style-name="ce4" table:formula="of:=IF((MAX([.Q$1];[.$A27])*4 + MIN([.Q$1];[.$A27]))&gt;=82;1;0)" office:value-type="float" office:value="1" calcext:value-type="float">
            <text:p>1</text:p>
          </table:table-cell>
          <table:table-cell table:style-name="ce4" table:formula="of:=IF((MAX([.R$1];[.$A27])*4 + MIN([.R$1];[.$A27]))&gt;=82;1;0)" office:value-type="float" office:value="1" calcext:value-type="float">
            <text:p>1</text:p>
          </table:table-cell>
          <table:table-cell table:style-name="ce4" table:formula="of:=IF((MAX([.S$1];[.$A27])*4 + MIN([.S$1];[.$A27]))&gt;=82;1;0)" office:value-type="float" office:value="1" calcext:value-type="float">
            <text:p>1</text:p>
          </table:table-cell>
          <table:table-cell table:style-name="ce4" table:formula="of:=IF((MAX([.T$1];[.$A27])*4 + MIN([.T$1];[.$A27]))&gt;=82;1;0)" office:value-type="float" office:value="1" calcext:value-type="float">
            <text:p>1</text:p>
          </table:table-cell>
          <table:table-cell table:style-name="ce4" table:formula="of:=IF((MAX([.U$1];[.$A27])*4 + MIN([.U$1];[.$A27]))&gt;=82;1;0)" office:value-type="float" office:value="1" calcext:value-type="float">
            <text:p>1</text:p>
          </table:table-cell>
          <table:table-cell table:style-name="ce4" table:formula="of:=IF((MAX([.V$1];[.$A27])*4 + MIN([.V$1];[.$A27]))&gt;=82;1;0)" office:value-type="float" office:value="1" calcext:value-type="float">
            <text:p>1</text:p>
          </table:table-cell>
          <table:table-cell table:style-name="ce4" table:formula="of:=IF((MAX([.W$1];[.$A27])*4 + MIN([.W$1];[.$A27]))&gt;=82;1;0)" office:value-type="float" office:value="1" calcext:value-type="float">
            <text:p>1</text:p>
          </table:table-cell>
          <table:table-cell table:style-name="ce4" table:formula="of:=IF((MAX([.X$1];[.$A27])*4 + MIN([.X$1];[.$A27]))&gt;=82;1;0)" office:value-type="float" office:value="1" calcext:value-type="float">
            <text:p>1</text:p>
          </table:table-cell>
          <table:table-cell table:style-name="ce4" table:formula="of:=IF((MAX([.Y$1];[.$A27])*4 + MIN([.Y$1];[.$A27]))&gt;=82;1;0)" office:value-type="float" office:value="1" calcext:value-type="float">
            <text:p>1</text:p>
          </table:table-cell>
          <table:table-cell table:style-name="ce4" table:formula="of:=IF((MAX([.Z$1];[.$A27])*4 + MIN([.Z$1];[.$A27]))&gt;=82;1;0)" office:value-type="float" office:value="1" calcext:value-type="float">
            <text:p>1</text:p>
          </table:table-cell>
          <table:table-cell table:style-name="ce4" table:formula="of:=IF((MAX([.AA$1];[.$A27])*4 + MIN([.AA$1];[.$A27]))&gt;=82;1;0)" office:value-type="float" office:value="1" calcext:value-type="float">
            <text:p>1</text:p>
          </table:table-cell>
          <table:table-cell table:style-name="ce4" table:formula="of:=IF((MAX([.AB$1];[.$A27])*4 + MIN([.AB$1];[.$A27]))&gt;=82;1;0)" office:value-type="float" office:value="1" calcext:value-type="float">
            <text:p>1</text:p>
          </table:table-cell>
          <table:table-cell table:style-name="ce4" table:formula="of:=IF((MAX([.AC$1];[.$A27])*4 + MIN([.AC$1];[.$A27]))&gt;=82;1;0)" office:value-type="float" office:value="1" calcext:value-type="float">
            <text:p>1</text:p>
          </table:table-cell>
          <table:table-cell table:style-name="ce4" table:formula="of:=IF((MAX([.AD$1];[.$A27])*4 + MIN([.AD$1];[.$A27]))&gt;=82;1;0)" office:value-type="float" office:value="1" calcext:value-type="float">
            <text:p>1</text:p>
          </table:table-cell>
          <table:table-cell table:style-name="ce4" table:formula="of:=IF((MAX([.AE$1];[.$A27])*4 + MIN([.AE$1];[.$A27]))&gt;=82;1;0)" office:value-type="float" office:value="1" calcext:value-type="float">
            <text:p>1</text:p>
          </table:table-cell>
          <table:table-cell table:style-name="ce4" table:formula="of:=IF((MAX([.AF$1];[.$A27])*4 + MIN([.AF$1];[.$A27]))&gt;=82;1;0)" office:value-type="float" office:value="1" calcext:value-type="float">
            <text:p>1</text:p>
          </table:table-cell>
          <table:table-cell table:style-name="ce4" table:formula="of:=IF((MAX([.AG$1];[.$A27])*4 + MIN([.AG$1];[.$A27]))&gt;=82;1;0)" office:value-type="float" office:value="1" calcext:value-type="float">
            <text:p>1</text:p>
          </table:table-cell>
          <table:table-cell table:style-name="ce4" table:formula="of:=IF((MAX([.AH$1];[.$A27])*4 + MIN([.AH$1];[.$A27]))&gt;=82;1;0)" office:value-type="float" office:value="1" calcext:value-type="float">
            <text:p>1</text:p>
          </table:table-cell>
          <table:table-cell table:style-name="ce4" table:formula="of:=IF((MAX([.AI$1];[.$A27])*4 + MIN([.AI$1];[.$A27]))&gt;=82;1;0)" office:value-type="float" office:value="1" calcext:value-type="float">
            <text:p>1</text:p>
          </table:table-cell>
          <table:table-cell table:style-name="ce4" table:formula="of:=IF((MAX([.AJ$1];[.$A27])*4 + MIN([.AJ$1];[.$A27]))&gt;=82;1;0)" office:value-type="float" office:value="1" calcext:value-type="float">
            <text:p>1</text:p>
          </table:table-cell>
          <table:table-cell table:style-name="ce4" table:formula="of:=IF((MAX([.AK$1];[.$A27])*4 + MIN([.AK$1];[.$A27]))&gt;=82;1;0)" office:value-type="float" office:value="1" calcext:value-type="float">
            <text:p>1</text:p>
          </table:table-cell>
          <table:table-cell table:style-name="ce4" table:formula="of:=IF((MAX([.AL$1];[.$A27])*4 + MIN([.AL$1];[.$A27]))&gt;=82;1;0)" office:value-type="float" office:value="1" calcext:value-type="float">
            <text:p>1</text:p>
          </table:table-cell>
          <table:table-cell table:style-name="ce4" table:formula="of:=IF((MAX([.AM$1];[.$A27])*4 + MIN([.AM$1];[.$A27]))&gt;=82;1;0)" office:value-type="float" office:value="1" calcext:value-type="float">
            <text:p>1</text:p>
          </table:table-cell>
          <table:table-cell table:style-name="ce4" table:formula="of:=IF((MAX([.AN$1];[.$A27])*4 + MIN([.AN$1];[.$A27]))&gt;=82;1;0)" office:value-type="float" office:value="1" calcext:value-type="float">
            <text:p>1</text:p>
          </table:table-cell>
          <table:table-cell table:style-name="ce4" table:formula="of:=IF((MAX([.AO$1];[.$A27])*4 + MIN([.AO$1];[.$A27]))&gt;=82;1;0)" office:value-type="float" office:value="1" calcext:value-type="float">
            <text:p>1</text:p>
          </table:table-cell>
          <table:table-cell table:style-name="ce4" table:formula="of:=IF((MAX([.AP$1];[.$A27])*4 + MIN([.AP$1];[.$A27]))&gt;=82;1;0)" office:value-type="float" office:value="1" calcext:value-type="float">
            <text:p>1</text:p>
          </table:table-cell>
          <table:table-cell table:style-name="ce4" table:formula="of:=IF((MAX([.AQ$1];[.$A27])*4 + MIN([.AQ$1];[.$A27]))&gt;=82;1;0)" office:value-type="float" office:value="1" calcext:value-type="float">
            <text:p>1</text:p>
          </table:table-cell>
          <table:table-cell table:style-name="ce4" table:formula="of:=IF((MAX([.AR$1];[.$A27])*4 + MIN([.AR$1];[.$A27]))&gt;=82;1;0)" office:value-type="float" office:value="1" calcext:value-type="float">
            <text:p>1</text:p>
          </table:table-cell>
          <table:table-cell table:style-name="ce4" table:formula="of:=IF((MAX([.AS$1];[.$A27])*4 + MIN([.AS$1];[.$A27]))&gt;=82;1;0)" office:value-type="float" office:value="1" calcext:value-type="float">
            <text:p>1</text:p>
          </table:table-cell>
          <table:table-cell table:style-name="ce4" table:formula="of:=IF((MAX([.AT$1];[.$A27])*4 + MIN([.AT$1];[.$A27]))&gt;=82;1;0)" office:value-type="float" office:value="1" calcext:value-type="float">
            <text:p>1</text:p>
          </table:table-cell>
          <table:table-cell table:style-name="ce4" table:formula="of:=IF((MAX([.AU$1];[.$A27])*4 + MIN([.AU$1];[.$A27]))&gt;=82;1;0)" office:value-type="float" office:value="1" calcext:value-type="float">
            <text:p>1</text:p>
          </table:table-cell>
          <table:table-cell table:style-name="ce4" table:formula="of:=IF((MAX([.AV$1];[.$A27])*4 + MIN([.AV$1];[.$A27]))&gt;=82;1;0)" office:value-type="float" office:value="1" calcext:value-type="float">
            <text:p>1</text:p>
          </table:table-cell>
          <table:table-cell table:style-name="ce4" table:formula="of:=IF((MAX([.AW$1];[.$A27])*4 + MIN([.AW$1];[.$A27]))&gt;=82;1;0)" office:value-type="float" office:value="1" calcext:value-type="float">
            <text:p>1</text:p>
          </table:table-cell>
          <table:table-cell table:style-name="ce4" table:formula="of:=IF((MAX([.AX$1];[.$A27])*4 + MIN([.AX$1];[.$A27]))&gt;=82;1;0)" office:value-type="float" office:value="1" calcext:value-type="float">
            <text:p>1</text:p>
          </table:table-cell>
          <table:table-cell table:style-name="ce4" table:formula="of:=IF((MAX([.AY$1];[.$A27])*4 + MIN([.AY$1];[.$A27]))&gt;=82;1;0)" office:value-type="float" office:value="1" calcext:value-type="float">
            <text:p>1</text:p>
          </table:table-cell>
          <table:table-cell table:style-name="ce4" table:formula="of:=IF((MAX([.AZ$1];[.$A27])*4 + MIN([.AZ$1];[.$A27]))&gt;=82;1;0)" office:value-type="float" office:value="1" calcext:value-type="float">
            <text:p>1</text:p>
          </table:table-cell>
          <table:table-cell table:style-name="ce4" table:formula="of:=IF((MAX([.BA$1];[.$A27])*4 + MIN([.BA$1];[.$A27]))&gt;=82;1;0)" office:value-type="float" office:value="1" calcext:value-type="float">
            <text:p>1</text:p>
          </table:table-cell>
          <table:table-cell table:style-name="ce4" table:formula="of:=IF((MAX([.BB$1];[.$A27])*4 + MIN([.BB$1];[.$A27]))&gt;=82;1;0)" office:value-type="float" office:value="1" calcext:value-type="float">
            <text:p>1</text:p>
          </table:table-cell>
          <table:table-cell table:style-name="ce4" table:formula="of:=IF((MAX([.BC$1];[.$A27])*4 + MIN([.BC$1];[.$A27]))&gt;=82;1;0)" office:value-type="float" office:value="1" calcext:value-type="float">
            <text:p>1</text:p>
          </table:table-cell>
          <table:table-cell table:style-name="ce4" table:formula="of:=IF((MAX([.BD$1];[.$A27])*4 + MIN([.BD$1];[.$A27]))&gt;=82;1;0)" office:value-type="float" office:value="1" calcext:value-type="float">
            <text:p>1</text:p>
          </table:table-cell>
          <table:table-cell table:style-name="ce4" table:formula="of:=IF((MAX([.BE$1];[.$A27])*4 + MIN([.BE$1];[.$A27]))&gt;=82;1;0)" office:value-type="float" office:value="1" calcext:value-type="float">
            <text:p>1</text:p>
          </table:table-cell>
          <table:table-cell table:style-name="ce4" table:formula="of:=IF((MAX([.BF$1];[.$A27])*4 + MIN([.BF$1];[.$A27]))&gt;=82;1;0)" office:value-type="float" office:value="1" calcext:value-type="float">
            <text:p>1</text:p>
          </table:table-cell>
          <table:table-cell table:style-name="ce4" table:formula="of:=IF((MAX([.BG$1];[.$A27])*4 + MIN([.BG$1];[.$A27]))&gt;=82;1;0)" office:value-type="float" office:value="1" calcext:value-type="float">
            <text:p>1</text:p>
          </table:table-cell>
          <table:table-cell table:style-name="ce4" table:formula="of:=IF((MAX([.BH$1];[.$A27])*4 + MIN([.BH$1];[.$A27]))&gt;=82;1;0)" office:value-type="float" office:value="1" calcext:value-type="float">
            <text:p>1</text:p>
          </table:table-cell>
          <table:table-cell table:style-name="ce4" table:formula="of:=IF((MAX([.BI$1];[.$A27])*4 + MIN([.BI$1];[.$A27]))&gt;=82;1;0)" office:value-type="float" office:value="1" calcext:value-type="float">
            <text:p>1</text:p>
          </table:table-cell>
          <table:table-cell table:style-name="ce4" table:formula="of:=IF((MAX([.BJ$1];[.$A27])*4 + MIN([.BJ$1];[.$A27]))&gt;=82;1;0)" office:value-type="float" office:value="1" calcext:value-type="float">
            <text:p>1</text:p>
          </table:table-cell>
          <table:table-cell table:style-name="ce4" table:formula="of:=IF((MAX([.BK$1];[.$A27])*4 + MIN([.BK$1];[.$A27]))&gt;=82;1;0)" office:value-type="float" office:value="1" calcext:value-type="float">
            <text:p>1</text:p>
          </table:table-cell>
          <table:table-cell table:style-name="ce4" table:formula="of:=IF((MAX([.BL$1];[.$A27])*4 + MIN([.BL$1];[.$A27]))&gt;=82;1;0)" office:value-type="float" office:value="1" calcext:value-type="float">
            <text:p>1</text:p>
          </table:table-cell>
          <table:table-cell table:style-name="ce4" table:formula="of:=IF((MAX([.BM$1];[.$A27])*4 + MIN([.BM$1];[.$A27]))&gt;=82;1;0)" office:value-type="float" office:value="1" calcext:value-type="float">
            <text:p>1</text:p>
          </table:table-cell>
          <table:table-cell table:style-name="ce4" table:formula="of:=IF((MAX([.BN$1];[.$A27])*4 + MIN([.BN$1];[.$A27]))&gt;=82;1;0)" office:value-type="float" office:value="1" calcext:value-type="float">
            <text:p>1</text:p>
          </table:table-cell>
          <table:table-cell table:style-name="ce4" table:formula="of:=IF((MAX([.BO$1];[.$A27])*4 + MIN([.BO$1];[.$A27]))&gt;=82;1;0)" office:value-type="float" office:value="1" calcext:value-type="float">
            <text:p>1</text:p>
          </table:table-cell>
          <table:table-cell table:style-name="ce4" table:formula="of:=IF((MAX([.BP$1];[.$A27])*4 + MIN([.BP$1];[.$A27]))&gt;=82;1;0)" office:value-type="float" office:value="1" calcext:value-type="float">
            <text:p>1</text:p>
          </table:table-cell>
          <table:table-cell table:style-name="ce4" table:formula="of:=IF((MAX([.BQ$1];[.$A27])*4 + MIN([.BQ$1];[.$A27]))&gt;=82;1;0)" office:value-type="float" office:value="1" calcext:value-type="float">
            <text:p>1</text:p>
          </table:table-cell>
          <table:table-cell table:style-name="ce4" table:formula="of:=IF((MAX([.BR$1];[.$A27])*4 + MIN([.BR$1];[.$A27]))&gt;=82;1;0)" office:value-type="float" office:value="1" calcext:value-type="float">
            <text:p>1</text:p>
          </table:table-cell>
          <table:table-cell table:style-name="ce4" table:formula="of:=IF((MAX([.BS$1];[.$A27])*4 + MIN([.BS$1];[.$A27]))&gt;=82;1;0)" office:value-type="float" office:value="1" calcext:value-type="float">
            <text:p>1</text:p>
          </table:table-cell>
          <table:table-cell table:style-name="ce4" table:formula="of:=IF((MAX([.BT$1];[.$A27])*4 + MIN([.BT$1];[.$A27]))&gt;=82;1;0)" office:value-type="float" office:value="1" calcext:value-type="float">
            <text:p>1</text:p>
          </table:table-cell>
          <table:table-cell table:style-name="ce4" table:formula="of:=IF((MAX([.BU$1];[.$A27])*4 + MIN([.BU$1];[.$A27]))&gt;=82;1;0)" office:value-type="float" office:value="1" calcext:value-type="float">
            <text:p>1</text:p>
          </table:table-cell>
          <table:table-cell table:style-name="ce4" table:formula="of:=IF((MAX([.BV$1];[.$A27])*4 + MIN([.BV$1];[.$A27]))&gt;=82;1;0)" office:value-type="float" office:value="1" calcext:value-type="float">
            <text:p>1</text:p>
          </table:table-cell>
          <table:table-cell table:style-name="ce4" table:formula="of:=IF((MAX([.BW$1];[.$A27])*4 + MIN([.BW$1];[.$A27]))&gt;=82;1;0)" office:value-type="float" office:value="1" calcext:value-type="float">
            <text:p>1</text:p>
          </table:table-cell>
          <table:table-cell table:style-name="ce4" table:formula="of:=IF((MAX([.BX$1];[.$A27])*4 + MIN([.BX$1];[.$A27]))&gt;=82;1;0)" office:value-type="float" office:value="1" calcext:value-type="float">
            <text:p>1</text:p>
          </table:table-cell>
          <table:table-cell table:style-name="ce4" table:formula="of:=IF((MAX([.BY$1];[.$A27])*4 + MIN([.BY$1];[.$A27]))&gt;=82;1;0)" office:value-type="float" office:value="1" calcext:value-type="float">
            <text:p>1</text:p>
          </table:table-cell>
          <table:table-cell table:style-name="ce4" table:formula="of:=IF((MAX([.BZ$1];[.$A27])*4 + MIN([.BZ$1];[.$A27]))&gt;=82;1;0)" office:value-type="float" office:value="1" calcext:value-type="float">
            <text:p>1</text:p>
          </table:table-cell>
          <table:table-cell table:style-name="ce4" table:formula="of:=IF((MAX([.CA$1];[.$A27])*4 + MIN([.CA$1];[.$A27]))&gt;=82;1;0)" office:value-type="float" office:value="1" calcext:value-type="float">
            <text:p>1</text:p>
          </table:table-cell>
          <table:table-cell table:style-name="ce4" table:formula="of:=IF((MAX([.CB$1];[.$A27])*4 + MIN([.CB$1];[.$A27]))&gt;=82;1;0)" office:value-type="float" office:value="1" calcext:value-type="float">
            <text:p>1</text:p>
          </table:table-cell>
          <table:table-cell table:style-name="ce4" table:formula="of:=IF((MAX([.CC$1];[.$A27])*4 + MIN([.CC$1];[.$A27]))&gt;=82;1;0)" office:value-type="float" office:value="1" calcext:value-type="float">
            <text:p>1</text:p>
          </table:table-cell>
          <table:table-cell table:style-name="ce4" table:formula="of:=IF((MAX([.CD$1];[.$A27])*4 + MIN([.CD$1];[.$A27]))&gt;=82;1;0)" office:value-type="float" office:value="1" calcext:value-type="float">
            <text:p>1</text:p>
          </table:table-cell>
          <table:table-cell table:style-name="ce4" table:formula="of:=IF((MAX([.CE$1];[.$A27])*4 + MIN([.CE$1];[.$A27]))&gt;=82;1;0)" office:value-type="float" office:value="1" calcext:value-type="float">
            <text:p>1</text:p>
          </table:table-cell>
          <table:table-cell table:style-name="ce4" table:formula="of:=IF((MAX([.CF$1];[.$A27])*4 + MIN([.CF$1];[.$A27]))&gt;=82;1;0)" office:value-type="float" office:value="1" calcext:value-type="float">
            <text:p>1</text:p>
          </table:table-cell>
          <table:table-cell table:style-name="ce4" table:formula="of:=IF((MAX([.CG$1];[.$A27])*4 + MIN([.CG$1];[.$A27]))&gt;=82;1;0)" office:value-type="float" office:value="1" calcext:value-type="float">
            <text:p>1</text:p>
          </table:table-cell>
          <table:table-cell table:style-name="ce4" table:formula="of:=IF((MAX([.CH$1];[.$A27])*4 + MIN([.CH$1];[.$A2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table:formula="of:=IF((MAX([.B$1];[.$A28])*4 + MIN([.B$1];[.$A28]))&gt;=82;1;0)" office:value-type="float" office:value="1" calcext:value-type="float">
            <text:p>1</text:p>
          </table:table-cell>
          <table:table-cell table:style-name="ce4" table:formula="of:=IF((MAX([.C$1];[.$A28])*4 + MIN([.C$1];[.$A28]))&gt;=82;1;0)" office:value-type="float" office:value="1" calcext:value-type="float">
            <text:p>1</text:p>
          </table:table-cell>
          <table:table-cell table:style-name="ce4" table:formula="of:=IF((MAX([.D$1];[.$A28])*4 + MIN([.D$1];[.$A28]))&gt;=82;1;0)" office:value-type="float" office:value="1" calcext:value-type="float">
            <text:p>1</text:p>
          </table:table-cell>
          <table:table-cell table:style-name="ce4" table:formula="of:=IF((MAX([.E$1];[.$A28])*4 + MIN([.E$1];[.$A28]))&gt;=82;1;0)" office:value-type="float" office:value="1" calcext:value-type="float">
            <text:p>1</text:p>
          </table:table-cell>
          <table:table-cell table:style-name="ce4" table:formula="of:=IF((MAX([.F$1];[.$A28])*4 + MIN([.F$1];[.$A28]))&gt;=82;1;0)" office:value-type="float" office:value="1" calcext:value-type="float">
            <text:p>1</text:p>
          </table:table-cell>
          <table:table-cell table:style-name="ce4" table:formula="of:=IF((MAX([.G$1];[.$A28])*4 + MIN([.G$1];[.$A28]))&gt;=82;1;0)" office:value-type="float" office:value="1" calcext:value-type="float">
            <text:p>1</text:p>
          </table:table-cell>
          <table:table-cell table:style-name="ce4" table:formula="of:=IF((MAX([.H$1];[.$A28])*4 + MIN([.H$1];[.$A28]))&gt;=82;1;0)" office:value-type="float" office:value="1" calcext:value-type="float">
            <text:p>1</text:p>
          </table:table-cell>
          <table:table-cell table:style-name="ce4" table:formula="of:=IF((MAX([.I$1];[.$A28])*4 + MIN([.I$1];[.$A28]))&gt;=82;1;0)" office:value-type="float" office:value="1" calcext:value-type="float">
            <text:p>1</text:p>
          </table:table-cell>
          <table:table-cell table:style-name="ce4" table:formula="of:=IF((MAX([.J$1];[.$A28])*4 + MIN([.J$1];[.$A28]))&gt;=82;1;0)" office:value-type="float" office:value="1" calcext:value-type="float">
            <text:p>1</text:p>
          </table:table-cell>
          <table:table-cell table:style-name="ce4" table:formula="of:=IF((MAX([.K$1];[.$A28])*4 + MIN([.K$1];[.$A28]))&gt;=82;1;0)" office:value-type="float" office:value="1" calcext:value-type="float">
            <text:p>1</text:p>
          </table:table-cell>
          <table:table-cell table:style-name="ce4" table:formula="of:=IF((MAX([.L$1];[.$A28])*4 + MIN([.L$1];[.$A28]))&gt;=82;1;0)" office:value-type="float" office:value="1" calcext:value-type="float">
            <text:p>1</text:p>
          </table:table-cell>
          <table:table-cell table:style-name="ce4" table:formula="of:=IF((MAX([.M$1];[.$A28])*4 + MIN([.M$1];[.$A28]))&gt;=82;1;0)" office:value-type="float" office:value="1" calcext:value-type="float">
            <text:p>1</text:p>
          </table:table-cell>
          <table:table-cell table:style-name="ce4" table:formula="of:=IF((MAX([.N$1];[.$A28])*4 + MIN([.N$1];[.$A28]))&gt;=82;1;0)" office:value-type="float" office:value="1" calcext:value-type="float">
            <text:p>1</text:p>
          </table:table-cell>
          <table:table-cell table:style-name="ce4" table:formula="of:=IF((MAX([.O$1];[.$A28])*4 + MIN([.O$1];[.$A28]))&gt;=82;1;0)" office:value-type="float" office:value="1" calcext:value-type="float">
            <text:p>1</text:p>
          </table:table-cell>
          <table:table-cell table:style-name="ce4" table:formula="of:=IF((MAX([.P$1];[.$A28])*4 + MIN([.P$1];[.$A28]))&gt;=82;1;0)" office:value-type="float" office:value="1" calcext:value-type="float">
            <text:p>1</text:p>
          </table:table-cell>
          <table:table-cell table:style-name="ce4" table:formula="of:=IF((MAX([.Q$1];[.$A28])*4 + MIN([.Q$1];[.$A28]))&gt;=82;1;0)" office:value-type="float" office:value="1" calcext:value-type="float">
            <text:p>1</text:p>
          </table:table-cell>
          <table:table-cell table:style-name="ce4" table:formula="of:=IF((MAX([.R$1];[.$A28])*4 + MIN([.R$1];[.$A28]))&gt;=82;1;0)" office:value-type="float" office:value="1" calcext:value-type="float">
            <text:p>1</text:p>
          </table:table-cell>
          <table:table-cell table:style-name="ce4" table:formula="of:=IF((MAX([.S$1];[.$A28])*4 + MIN([.S$1];[.$A28]))&gt;=82;1;0)" office:value-type="float" office:value="1" calcext:value-type="float">
            <text:p>1</text:p>
          </table:table-cell>
          <table:table-cell table:style-name="ce4" table:formula="of:=IF((MAX([.T$1];[.$A28])*4 + MIN([.T$1];[.$A28]))&gt;=82;1;0)" office:value-type="float" office:value="1" calcext:value-type="float">
            <text:p>1</text:p>
          </table:table-cell>
          <table:table-cell table:style-name="ce4" table:formula="of:=IF((MAX([.U$1];[.$A28])*4 + MIN([.U$1];[.$A28]))&gt;=82;1;0)" office:value-type="float" office:value="1" calcext:value-type="float">
            <text:p>1</text:p>
          </table:table-cell>
          <table:table-cell table:style-name="ce4" table:formula="of:=IF((MAX([.V$1];[.$A28])*4 + MIN([.V$1];[.$A28]))&gt;=82;1;0)" office:value-type="float" office:value="1" calcext:value-type="float">
            <text:p>1</text:p>
          </table:table-cell>
          <table:table-cell table:style-name="ce4" table:formula="of:=IF((MAX([.W$1];[.$A28])*4 + MIN([.W$1];[.$A28]))&gt;=82;1;0)" office:value-type="float" office:value="1" calcext:value-type="float">
            <text:p>1</text:p>
          </table:table-cell>
          <table:table-cell table:style-name="ce4" table:formula="of:=IF((MAX([.X$1];[.$A28])*4 + MIN([.X$1];[.$A28]))&gt;=82;1;0)" office:value-type="float" office:value="1" calcext:value-type="float">
            <text:p>1</text:p>
          </table:table-cell>
          <table:table-cell table:style-name="ce4" table:formula="of:=IF((MAX([.Y$1];[.$A28])*4 + MIN([.Y$1];[.$A28]))&gt;=82;1;0)" office:value-type="float" office:value="1" calcext:value-type="float">
            <text:p>1</text:p>
          </table:table-cell>
          <table:table-cell table:style-name="ce4" table:formula="of:=IF((MAX([.Z$1];[.$A28])*4 + MIN([.Z$1];[.$A28]))&gt;=82;1;0)" office:value-type="float" office:value="1" calcext:value-type="float">
            <text:p>1</text:p>
          </table:table-cell>
          <table:table-cell table:style-name="ce4" table:formula="of:=IF((MAX([.AA$1];[.$A28])*4 + MIN([.AA$1];[.$A28]))&gt;=82;1;0)" office:value-type="float" office:value="1" calcext:value-type="float">
            <text:p>1</text:p>
          </table:table-cell>
          <table:table-cell table:style-name="ce4" table:formula="of:=IF((MAX([.AB$1];[.$A28])*4 + MIN([.AB$1];[.$A28]))&gt;=82;1;0)" office:value-type="float" office:value="1" calcext:value-type="float">
            <text:p>1</text:p>
          </table:table-cell>
          <table:table-cell table:style-name="ce4" table:formula="of:=IF((MAX([.AC$1];[.$A28])*4 + MIN([.AC$1];[.$A28]))&gt;=82;1;0)" office:value-type="float" office:value="1" calcext:value-type="float">
            <text:p>1</text:p>
          </table:table-cell>
          <table:table-cell table:style-name="ce4" table:formula="of:=IF((MAX([.AD$1];[.$A28])*4 + MIN([.AD$1];[.$A28]))&gt;=82;1;0)" office:value-type="float" office:value="1" calcext:value-type="float">
            <text:p>1</text:p>
          </table:table-cell>
          <table:table-cell table:style-name="ce4" table:formula="of:=IF((MAX([.AE$1];[.$A28])*4 + MIN([.AE$1];[.$A28]))&gt;=82;1;0)" office:value-type="float" office:value="1" calcext:value-type="float">
            <text:p>1</text:p>
          </table:table-cell>
          <table:table-cell table:style-name="ce4" table:formula="of:=IF((MAX([.AF$1];[.$A28])*4 + MIN([.AF$1];[.$A28]))&gt;=82;1;0)" office:value-type="float" office:value="1" calcext:value-type="float">
            <text:p>1</text:p>
          </table:table-cell>
          <table:table-cell table:style-name="ce4" table:formula="of:=IF((MAX([.AG$1];[.$A28])*4 + MIN([.AG$1];[.$A28]))&gt;=82;1;0)" office:value-type="float" office:value="1" calcext:value-type="float">
            <text:p>1</text:p>
          </table:table-cell>
          <table:table-cell table:style-name="ce4" table:formula="of:=IF((MAX([.AH$1];[.$A28])*4 + MIN([.AH$1];[.$A28]))&gt;=82;1;0)" office:value-type="float" office:value="1" calcext:value-type="float">
            <text:p>1</text:p>
          </table:table-cell>
          <table:table-cell table:style-name="ce4" table:formula="of:=IF((MAX([.AI$1];[.$A28])*4 + MIN([.AI$1];[.$A28]))&gt;=82;1;0)" office:value-type="float" office:value="1" calcext:value-type="float">
            <text:p>1</text:p>
          </table:table-cell>
          <table:table-cell table:style-name="ce4" table:formula="of:=IF((MAX([.AJ$1];[.$A28])*4 + MIN([.AJ$1];[.$A28]))&gt;=82;1;0)" office:value-type="float" office:value="1" calcext:value-type="float">
            <text:p>1</text:p>
          </table:table-cell>
          <table:table-cell table:style-name="ce4" table:formula="of:=IF((MAX([.AK$1];[.$A28])*4 + MIN([.AK$1];[.$A28]))&gt;=82;1;0)" office:value-type="float" office:value="1" calcext:value-type="float">
            <text:p>1</text:p>
          </table:table-cell>
          <table:table-cell table:style-name="ce4" table:formula="of:=IF((MAX([.AL$1];[.$A28])*4 + MIN([.AL$1];[.$A28]))&gt;=82;1;0)" office:value-type="float" office:value="1" calcext:value-type="float">
            <text:p>1</text:p>
          </table:table-cell>
          <table:table-cell table:style-name="ce4" table:formula="of:=IF((MAX([.AM$1];[.$A28])*4 + MIN([.AM$1];[.$A28]))&gt;=82;1;0)" office:value-type="float" office:value="1" calcext:value-type="float">
            <text:p>1</text:p>
          </table:table-cell>
          <table:table-cell table:style-name="ce4" table:formula="of:=IF((MAX([.AN$1];[.$A28])*4 + MIN([.AN$1];[.$A28]))&gt;=82;1;0)" office:value-type="float" office:value="1" calcext:value-type="float">
            <text:p>1</text:p>
          </table:table-cell>
          <table:table-cell table:style-name="ce4" table:formula="of:=IF((MAX([.AO$1];[.$A28])*4 + MIN([.AO$1];[.$A28]))&gt;=82;1;0)" office:value-type="float" office:value="1" calcext:value-type="float">
            <text:p>1</text:p>
          </table:table-cell>
          <table:table-cell table:style-name="ce4" table:formula="of:=IF((MAX([.AP$1];[.$A28])*4 + MIN([.AP$1];[.$A28]))&gt;=82;1;0)" office:value-type="float" office:value="1" calcext:value-type="float">
            <text:p>1</text:p>
          </table:table-cell>
          <table:table-cell table:style-name="ce4" table:formula="of:=IF((MAX([.AQ$1];[.$A28])*4 + MIN([.AQ$1];[.$A28]))&gt;=82;1;0)" office:value-type="float" office:value="1" calcext:value-type="float">
            <text:p>1</text:p>
          </table:table-cell>
          <table:table-cell table:style-name="ce4" table:formula="of:=IF((MAX([.AR$1];[.$A28])*4 + MIN([.AR$1];[.$A28]))&gt;=82;1;0)" office:value-type="float" office:value="1" calcext:value-type="float">
            <text:p>1</text:p>
          </table:table-cell>
          <table:table-cell table:style-name="ce4" table:formula="of:=IF((MAX([.AS$1];[.$A28])*4 + MIN([.AS$1];[.$A28]))&gt;=82;1;0)" office:value-type="float" office:value="1" calcext:value-type="float">
            <text:p>1</text:p>
          </table:table-cell>
          <table:table-cell table:style-name="ce4" table:formula="of:=IF((MAX([.AT$1];[.$A28])*4 + MIN([.AT$1];[.$A28]))&gt;=82;1;0)" office:value-type="float" office:value="1" calcext:value-type="float">
            <text:p>1</text:p>
          </table:table-cell>
          <table:table-cell table:style-name="ce4" table:formula="of:=IF((MAX([.AU$1];[.$A28])*4 + MIN([.AU$1];[.$A28]))&gt;=82;1;0)" office:value-type="float" office:value="1" calcext:value-type="float">
            <text:p>1</text:p>
          </table:table-cell>
          <table:table-cell table:style-name="ce4" table:formula="of:=IF((MAX([.AV$1];[.$A28])*4 + MIN([.AV$1];[.$A28]))&gt;=82;1;0)" office:value-type="float" office:value="1" calcext:value-type="float">
            <text:p>1</text:p>
          </table:table-cell>
          <table:table-cell table:style-name="ce4" table:formula="of:=IF((MAX([.AW$1];[.$A28])*4 + MIN([.AW$1];[.$A28]))&gt;=82;1;0)" office:value-type="float" office:value="1" calcext:value-type="float">
            <text:p>1</text:p>
          </table:table-cell>
          <table:table-cell table:style-name="ce4" table:formula="of:=IF((MAX([.AX$1];[.$A28])*4 + MIN([.AX$1];[.$A28]))&gt;=82;1;0)" office:value-type="float" office:value="1" calcext:value-type="float">
            <text:p>1</text:p>
          </table:table-cell>
          <table:table-cell table:style-name="ce4" table:formula="of:=IF((MAX([.AY$1];[.$A28])*4 + MIN([.AY$1];[.$A28]))&gt;=82;1;0)" office:value-type="float" office:value="1" calcext:value-type="float">
            <text:p>1</text:p>
          </table:table-cell>
          <table:table-cell table:style-name="ce4" table:formula="of:=IF((MAX([.AZ$1];[.$A28])*4 + MIN([.AZ$1];[.$A28]))&gt;=82;1;0)" office:value-type="float" office:value="1" calcext:value-type="float">
            <text:p>1</text:p>
          </table:table-cell>
          <table:table-cell table:style-name="ce4" table:formula="of:=IF((MAX([.BA$1];[.$A28])*4 + MIN([.BA$1];[.$A28]))&gt;=82;1;0)" office:value-type="float" office:value="1" calcext:value-type="float">
            <text:p>1</text:p>
          </table:table-cell>
          <table:table-cell table:style-name="ce4" table:formula="of:=IF((MAX([.BB$1];[.$A28])*4 + MIN([.BB$1];[.$A28]))&gt;=82;1;0)" office:value-type="float" office:value="1" calcext:value-type="float">
            <text:p>1</text:p>
          </table:table-cell>
          <table:table-cell table:style-name="ce4" table:formula="of:=IF((MAX([.BC$1];[.$A28])*4 + MIN([.BC$1];[.$A28]))&gt;=82;1;0)" office:value-type="float" office:value="1" calcext:value-type="float">
            <text:p>1</text:p>
          </table:table-cell>
          <table:table-cell table:style-name="ce4" table:formula="of:=IF((MAX([.BD$1];[.$A28])*4 + MIN([.BD$1];[.$A28]))&gt;=82;1;0)" office:value-type="float" office:value="1" calcext:value-type="float">
            <text:p>1</text:p>
          </table:table-cell>
          <table:table-cell table:style-name="ce4" table:formula="of:=IF((MAX([.BE$1];[.$A28])*4 + MIN([.BE$1];[.$A28]))&gt;=82;1;0)" office:value-type="float" office:value="1" calcext:value-type="float">
            <text:p>1</text:p>
          </table:table-cell>
          <table:table-cell table:style-name="ce4" table:formula="of:=IF((MAX([.BF$1];[.$A28])*4 + MIN([.BF$1];[.$A28]))&gt;=82;1;0)" office:value-type="float" office:value="1" calcext:value-type="float">
            <text:p>1</text:p>
          </table:table-cell>
          <table:table-cell table:style-name="ce4" table:formula="of:=IF((MAX([.BG$1];[.$A28])*4 + MIN([.BG$1];[.$A28]))&gt;=82;1;0)" office:value-type="float" office:value="1" calcext:value-type="float">
            <text:p>1</text:p>
          </table:table-cell>
          <table:table-cell table:style-name="ce4" table:formula="of:=IF((MAX([.BH$1];[.$A28])*4 + MIN([.BH$1];[.$A28]))&gt;=82;1;0)" office:value-type="float" office:value="1" calcext:value-type="float">
            <text:p>1</text:p>
          </table:table-cell>
          <table:table-cell table:style-name="ce4" table:formula="of:=IF((MAX([.BI$1];[.$A28])*4 + MIN([.BI$1];[.$A28]))&gt;=82;1;0)" office:value-type="float" office:value="1" calcext:value-type="float">
            <text:p>1</text:p>
          </table:table-cell>
          <table:table-cell table:style-name="ce4" table:formula="of:=IF((MAX([.BJ$1];[.$A28])*4 + MIN([.BJ$1];[.$A28]))&gt;=82;1;0)" office:value-type="float" office:value="1" calcext:value-type="float">
            <text:p>1</text:p>
          </table:table-cell>
          <table:table-cell table:style-name="ce4" table:formula="of:=IF((MAX([.BK$1];[.$A28])*4 + MIN([.BK$1];[.$A28]))&gt;=82;1;0)" office:value-type="float" office:value="1" calcext:value-type="float">
            <text:p>1</text:p>
          </table:table-cell>
          <table:table-cell table:style-name="ce4" table:formula="of:=IF((MAX([.BL$1];[.$A28])*4 + MIN([.BL$1];[.$A28]))&gt;=82;1;0)" office:value-type="float" office:value="1" calcext:value-type="float">
            <text:p>1</text:p>
          </table:table-cell>
          <table:table-cell table:style-name="ce4" table:formula="of:=IF((MAX([.BM$1];[.$A28])*4 + MIN([.BM$1];[.$A28]))&gt;=82;1;0)" office:value-type="float" office:value="1" calcext:value-type="float">
            <text:p>1</text:p>
          </table:table-cell>
          <table:table-cell table:style-name="ce4" table:formula="of:=IF((MAX([.BN$1];[.$A28])*4 + MIN([.BN$1];[.$A28]))&gt;=82;1;0)" office:value-type="float" office:value="1" calcext:value-type="float">
            <text:p>1</text:p>
          </table:table-cell>
          <table:table-cell table:style-name="ce4" table:formula="of:=IF((MAX([.BO$1];[.$A28])*4 + MIN([.BO$1];[.$A28]))&gt;=82;1;0)" office:value-type="float" office:value="1" calcext:value-type="float">
            <text:p>1</text:p>
          </table:table-cell>
          <table:table-cell table:style-name="ce4" table:formula="of:=IF((MAX([.BP$1];[.$A28])*4 + MIN([.BP$1];[.$A28]))&gt;=82;1;0)" office:value-type="float" office:value="1" calcext:value-type="float">
            <text:p>1</text:p>
          </table:table-cell>
          <table:table-cell table:style-name="ce4" table:formula="of:=IF((MAX([.BQ$1];[.$A28])*4 + MIN([.BQ$1];[.$A28]))&gt;=82;1;0)" office:value-type="float" office:value="1" calcext:value-type="float">
            <text:p>1</text:p>
          </table:table-cell>
          <table:table-cell table:style-name="ce4" table:formula="of:=IF((MAX([.BR$1];[.$A28])*4 + MIN([.BR$1];[.$A28]))&gt;=82;1;0)" office:value-type="float" office:value="1" calcext:value-type="float">
            <text:p>1</text:p>
          </table:table-cell>
          <table:table-cell table:style-name="ce4" table:formula="of:=IF((MAX([.BS$1];[.$A28])*4 + MIN([.BS$1];[.$A28]))&gt;=82;1;0)" office:value-type="float" office:value="1" calcext:value-type="float">
            <text:p>1</text:p>
          </table:table-cell>
          <table:table-cell table:style-name="ce4" table:formula="of:=IF((MAX([.BT$1];[.$A28])*4 + MIN([.BT$1];[.$A28]))&gt;=82;1;0)" office:value-type="float" office:value="1" calcext:value-type="float">
            <text:p>1</text:p>
          </table:table-cell>
          <table:table-cell table:style-name="ce4" table:formula="of:=IF((MAX([.BU$1];[.$A28])*4 + MIN([.BU$1];[.$A28]))&gt;=82;1;0)" office:value-type="float" office:value="1" calcext:value-type="float">
            <text:p>1</text:p>
          </table:table-cell>
          <table:table-cell table:style-name="ce4" table:formula="of:=IF((MAX([.BV$1];[.$A28])*4 + MIN([.BV$1];[.$A28]))&gt;=82;1;0)" office:value-type="float" office:value="1" calcext:value-type="float">
            <text:p>1</text:p>
          </table:table-cell>
          <table:table-cell table:style-name="ce4" table:formula="of:=IF((MAX([.BW$1];[.$A28])*4 + MIN([.BW$1];[.$A28]))&gt;=82;1;0)" office:value-type="float" office:value="1" calcext:value-type="float">
            <text:p>1</text:p>
          </table:table-cell>
          <table:table-cell table:style-name="ce4" table:formula="of:=IF((MAX([.BX$1];[.$A28])*4 + MIN([.BX$1];[.$A28]))&gt;=82;1;0)" office:value-type="float" office:value="1" calcext:value-type="float">
            <text:p>1</text:p>
          </table:table-cell>
          <table:table-cell table:style-name="ce4" table:formula="of:=IF((MAX([.BY$1];[.$A28])*4 + MIN([.BY$1];[.$A28]))&gt;=82;1;0)" office:value-type="float" office:value="1" calcext:value-type="float">
            <text:p>1</text:p>
          </table:table-cell>
          <table:table-cell table:style-name="ce4" table:formula="of:=IF((MAX([.BZ$1];[.$A28])*4 + MIN([.BZ$1];[.$A28]))&gt;=82;1;0)" office:value-type="float" office:value="1" calcext:value-type="float">
            <text:p>1</text:p>
          </table:table-cell>
          <table:table-cell table:style-name="ce4" table:formula="of:=IF((MAX([.CA$1];[.$A28])*4 + MIN([.CA$1];[.$A28]))&gt;=82;1;0)" office:value-type="float" office:value="1" calcext:value-type="float">
            <text:p>1</text:p>
          </table:table-cell>
          <table:table-cell table:style-name="ce4" table:formula="of:=IF((MAX([.CB$1];[.$A28])*4 + MIN([.CB$1];[.$A28]))&gt;=82;1;0)" office:value-type="float" office:value="1" calcext:value-type="float">
            <text:p>1</text:p>
          </table:table-cell>
          <table:table-cell table:style-name="ce4" table:formula="of:=IF((MAX([.CC$1];[.$A28])*4 + MIN([.CC$1];[.$A28]))&gt;=82;1;0)" office:value-type="float" office:value="1" calcext:value-type="float">
            <text:p>1</text:p>
          </table:table-cell>
          <table:table-cell table:style-name="ce4" table:formula="of:=IF((MAX([.CD$1];[.$A28])*4 + MIN([.CD$1];[.$A28]))&gt;=82;1;0)" office:value-type="float" office:value="1" calcext:value-type="float">
            <text:p>1</text:p>
          </table:table-cell>
          <table:table-cell table:style-name="ce4" table:formula="of:=IF((MAX([.CE$1];[.$A28])*4 + MIN([.CE$1];[.$A28]))&gt;=82;1;0)" office:value-type="float" office:value="1" calcext:value-type="float">
            <text:p>1</text:p>
          </table:table-cell>
          <table:table-cell table:style-name="ce4" table:formula="of:=IF((MAX([.CF$1];[.$A28])*4 + MIN([.CF$1];[.$A28]))&gt;=82;1;0)" office:value-type="float" office:value="1" calcext:value-type="float">
            <text:p>1</text:p>
          </table:table-cell>
          <table:table-cell table:style-name="ce4" table:formula="of:=IF((MAX([.CG$1];[.$A28])*4 + MIN([.CG$1];[.$A28]))&gt;=82;1;0)" office:value-type="float" office:value="1" calcext:value-type="float">
            <text:p>1</text:p>
          </table:table-cell>
          <table:table-cell table:style-name="ce4" table:formula="of:=IF((MAX([.CH$1];[.$A28])*4 + MIN([.CH$1];[.$A2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table:formula="of:=IF((MAX([.B$1];[.$A29])*4 + MIN([.B$1];[.$A29]))&gt;=82;1;0)" office:value-type="float" office:value="1" calcext:value-type="float">
            <text:p>1</text:p>
          </table:table-cell>
          <table:table-cell table:style-name="ce4" table:formula="of:=IF((MAX([.C$1];[.$A29])*4 + MIN([.C$1];[.$A29]))&gt;=82;1;0)" office:value-type="float" office:value="1" calcext:value-type="float">
            <text:p>1</text:p>
          </table:table-cell>
          <table:table-cell table:style-name="ce4" table:formula="of:=IF((MAX([.D$1];[.$A29])*4 + MIN([.D$1];[.$A29]))&gt;=82;1;0)" office:value-type="float" office:value="1" calcext:value-type="float">
            <text:p>1</text:p>
          </table:table-cell>
          <table:table-cell table:style-name="ce4" table:formula="of:=IF((MAX([.E$1];[.$A29])*4 + MIN([.E$1];[.$A29]))&gt;=82;1;0)" office:value-type="float" office:value="1" calcext:value-type="float">
            <text:p>1</text:p>
          </table:table-cell>
          <table:table-cell table:style-name="ce4" table:formula="of:=IF((MAX([.F$1];[.$A29])*4 + MIN([.F$1];[.$A29]))&gt;=82;1;0)" office:value-type="float" office:value="1" calcext:value-type="float">
            <text:p>1</text:p>
          </table:table-cell>
          <table:table-cell table:style-name="ce4" table:formula="of:=IF((MAX([.G$1];[.$A29])*4 + MIN([.G$1];[.$A29]))&gt;=82;1;0)" office:value-type="float" office:value="1" calcext:value-type="float">
            <text:p>1</text:p>
          </table:table-cell>
          <table:table-cell table:style-name="ce4" table:formula="of:=IF((MAX([.H$1];[.$A29])*4 + MIN([.H$1];[.$A29]))&gt;=82;1;0)" office:value-type="float" office:value="1" calcext:value-type="float">
            <text:p>1</text:p>
          </table:table-cell>
          <table:table-cell table:style-name="ce4" table:formula="of:=IF((MAX([.I$1];[.$A29])*4 + MIN([.I$1];[.$A29]))&gt;=82;1;0)" office:value-type="float" office:value="1" calcext:value-type="float">
            <text:p>1</text:p>
          </table:table-cell>
          <table:table-cell table:style-name="ce4" table:formula="of:=IF((MAX([.J$1];[.$A29])*4 + MIN([.J$1];[.$A29]))&gt;=82;1;0)" office:value-type="float" office:value="1" calcext:value-type="float">
            <text:p>1</text:p>
          </table:table-cell>
          <table:table-cell table:style-name="ce4" table:formula="of:=IF((MAX([.K$1];[.$A29])*4 + MIN([.K$1];[.$A29]))&gt;=82;1;0)" office:value-type="float" office:value="1" calcext:value-type="float">
            <text:p>1</text:p>
          </table:table-cell>
          <table:table-cell table:style-name="ce4" table:formula="of:=IF((MAX([.L$1];[.$A29])*4 + MIN([.L$1];[.$A29]))&gt;=82;1;0)" office:value-type="float" office:value="1" calcext:value-type="float">
            <text:p>1</text:p>
          </table:table-cell>
          <table:table-cell table:style-name="ce4" table:formula="of:=IF((MAX([.M$1];[.$A29])*4 + MIN([.M$1];[.$A29]))&gt;=82;1;0)" office:value-type="float" office:value="1" calcext:value-type="float">
            <text:p>1</text:p>
          </table:table-cell>
          <table:table-cell table:style-name="ce4" table:formula="of:=IF((MAX([.N$1];[.$A29])*4 + MIN([.N$1];[.$A29]))&gt;=82;1;0)" office:value-type="float" office:value="1" calcext:value-type="float">
            <text:p>1</text:p>
          </table:table-cell>
          <table:table-cell table:style-name="ce4" table:formula="of:=IF((MAX([.O$1];[.$A29])*4 + MIN([.O$1];[.$A29]))&gt;=82;1;0)" office:value-type="float" office:value="1" calcext:value-type="float">
            <text:p>1</text:p>
          </table:table-cell>
          <table:table-cell table:style-name="ce4" table:formula="of:=IF((MAX([.P$1];[.$A29])*4 + MIN([.P$1];[.$A29]))&gt;=82;1;0)" office:value-type="float" office:value="1" calcext:value-type="float">
            <text:p>1</text:p>
          </table:table-cell>
          <table:table-cell table:style-name="ce4" table:formula="of:=IF((MAX([.Q$1];[.$A29])*4 + MIN([.Q$1];[.$A29]))&gt;=82;1;0)" office:value-type="float" office:value="1" calcext:value-type="float">
            <text:p>1</text:p>
          </table:table-cell>
          <table:table-cell table:style-name="ce4" table:formula="of:=IF((MAX([.R$1];[.$A29])*4 + MIN([.R$1];[.$A29]))&gt;=82;1;0)" office:value-type="float" office:value="1" calcext:value-type="float">
            <text:p>1</text:p>
          </table:table-cell>
          <table:table-cell table:style-name="ce4" table:formula="of:=IF((MAX([.S$1];[.$A29])*4 + MIN([.S$1];[.$A29]))&gt;=82;1;0)" office:value-type="float" office:value="1" calcext:value-type="float">
            <text:p>1</text:p>
          </table:table-cell>
          <table:table-cell table:style-name="ce4" table:formula="of:=IF((MAX([.T$1];[.$A29])*4 + MIN([.T$1];[.$A29]))&gt;=82;1;0)" office:value-type="float" office:value="1" calcext:value-type="float">
            <text:p>1</text:p>
          </table:table-cell>
          <table:table-cell table:style-name="ce4" table:formula="of:=IF((MAX([.U$1];[.$A29])*4 + MIN([.U$1];[.$A29]))&gt;=82;1;0)" office:value-type="float" office:value="1" calcext:value-type="float">
            <text:p>1</text:p>
          </table:table-cell>
          <table:table-cell table:style-name="ce4" table:formula="of:=IF((MAX([.V$1];[.$A29])*4 + MIN([.V$1];[.$A29]))&gt;=82;1;0)" office:value-type="float" office:value="1" calcext:value-type="float">
            <text:p>1</text:p>
          </table:table-cell>
          <table:table-cell table:style-name="ce4" table:formula="of:=IF((MAX([.W$1];[.$A29])*4 + MIN([.W$1];[.$A29]))&gt;=82;1;0)" office:value-type="float" office:value="1" calcext:value-type="float">
            <text:p>1</text:p>
          </table:table-cell>
          <table:table-cell table:style-name="ce4" table:formula="of:=IF((MAX([.X$1];[.$A29])*4 + MIN([.X$1];[.$A29]))&gt;=82;1;0)" office:value-type="float" office:value="1" calcext:value-type="float">
            <text:p>1</text:p>
          </table:table-cell>
          <table:table-cell table:style-name="ce4" table:formula="of:=IF((MAX([.Y$1];[.$A29])*4 + MIN([.Y$1];[.$A29]))&gt;=82;1;0)" office:value-type="float" office:value="1" calcext:value-type="float">
            <text:p>1</text:p>
          </table:table-cell>
          <table:table-cell table:style-name="ce4" table:formula="of:=IF((MAX([.Z$1];[.$A29])*4 + MIN([.Z$1];[.$A29]))&gt;=82;1;0)" office:value-type="float" office:value="1" calcext:value-type="float">
            <text:p>1</text:p>
          </table:table-cell>
          <table:table-cell table:style-name="ce4" table:formula="of:=IF((MAX([.AA$1];[.$A29])*4 + MIN([.AA$1];[.$A29]))&gt;=82;1;0)" office:value-type="float" office:value="1" calcext:value-type="float">
            <text:p>1</text:p>
          </table:table-cell>
          <table:table-cell table:style-name="ce4" table:formula="of:=IF((MAX([.AB$1];[.$A29])*4 + MIN([.AB$1];[.$A29]))&gt;=82;1;0)" office:value-type="float" office:value="1" calcext:value-type="float">
            <text:p>1</text:p>
          </table:table-cell>
          <table:table-cell table:style-name="ce4" table:formula="of:=IF((MAX([.AC$1];[.$A29])*4 + MIN([.AC$1];[.$A29]))&gt;=82;1;0)" office:value-type="float" office:value="1" calcext:value-type="float">
            <text:p>1</text:p>
          </table:table-cell>
          <table:table-cell table:style-name="ce4" table:formula="of:=IF((MAX([.AD$1];[.$A29])*4 + MIN([.AD$1];[.$A29]))&gt;=82;1;0)" office:value-type="float" office:value="1" calcext:value-type="float">
            <text:p>1</text:p>
          </table:table-cell>
          <table:table-cell table:style-name="ce4" table:formula="of:=IF((MAX([.AE$1];[.$A29])*4 + MIN([.AE$1];[.$A29]))&gt;=82;1;0)" office:value-type="float" office:value="1" calcext:value-type="float">
            <text:p>1</text:p>
          </table:table-cell>
          <table:table-cell table:style-name="ce4" table:formula="of:=IF((MAX([.AF$1];[.$A29])*4 + MIN([.AF$1];[.$A29]))&gt;=82;1;0)" office:value-type="float" office:value="1" calcext:value-type="float">
            <text:p>1</text:p>
          </table:table-cell>
          <table:table-cell table:style-name="ce4" table:formula="of:=IF((MAX([.AG$1];[.$A29])*4 + MIN([.AG$1];[.$A29]))&gt;=82;1;0)" office:value-type="float" office:value="1" calcext:value-type="float">
            <text:p>1</text:p>
          </table:table-cell>
          <table:table-cell table:style-name="ce4" table:formula="of:=IF((MAX([.AH$1];[.$A29])*4 + MIN([.AH$1];[.$A29]))&gt;=82;1;0)" office:value-type="float" office:value="1" calcext:value-type="float">
            <text:p>1</text:p>
          </table:table-cell>
          <table:table-cell table:style-name="ce4" table:formula="of:=IF((MAX([.AI$1];[.$A29])*4 + MIN([.AI$1];[.$A29]))&gt;=82;1;0)" office:value-type="float" office:value="1" calcext:value-type="float">
            <text:p>1</text:p>
          </table:table-cell>
          <table:table-cell table:style-name="ce4" table:formula="of:=IF((MAX([.AJ$1];[.$A29])*4 + MIN([.AJ$1];[.$A29]))&gt;=82;1;0)" office:value-type="float" office:value="1" calcext:value-type="float">
            <text:p>1</text:p>
          </table:table-cell>
          <table:table-cell table:style-name="ce4" table:formula="of:=IF((MAX([.AK$1];[.$A29])*4 + MIN([.AK$1];[.$A29]))&gt;=82;1;0)" office:value-type="float" office:value="1" calcext:value-type="float">
            <text:p>1</text:p>
          </table:table-cell>
          <table:table-cell table:style-name="ce4" table:formula="of:=IF((MAX([.AL$1];[.$A29])*4 + MIN([.AL$1];[.$A29]))&gt;=82;1;0)" office:value-type="float" office:value="1" calcext:value-type="float">
            <text:p>1</text:p>
          </table:table-cell>
          <table:table-cell table:style-name="ce4" table:formula="of:=IF((MAX([.AM$1];[.$A29])*4 + MIN([.AM$1];[.$A29]))&gt;=82;1;0)" office:value-type="float" office:value="1" calcext:value-type="float">
            <text:p>1</text:p>
          </table:table-cell>
          <table:table-cell table:style-name="ce4" table:formula="of:=IF((MAX([.AN$1];[.$A29])*4 + MIN([.AN$1];[.$A29]))&gt;=82;1;0)" office:value-type="float" office:value="1" calcext:value-type="float">
            <text:p>1</text:p>
          </table:table-cell>
          <table:table-cell table:style-name="ce4" table:formula="of:=IF((MAX([.AO$1];[.$A29])*4 + MIN([.AO$1];[.$A29]))&gt;=82;1;0)" office:value-type="float" office:value="1" calcext:value-type="float">
            <text:p>1</text:p>
          </table:table-cell>
          <table:table-cell table:style-name="ce4" table:formula="of:=IF((MAX([.AP$1];[.$A29])*4 + MIN([.AP$1];[.$A29]))&gt;=82;1;0)" office:value-type="float" office:value="1" calcext:value-type="float">
            <text:p>1</text:p>
          </table:table-cell>
          <table:table-cell table:style-name="ce4" table:formula="of:=IF((MAX([.AQ$1];[.$A29])*4 + MIN([.AQ$1];[.$A29]))&gt;=82;1;0)" office:value-type="float" office:value="1" calcext:value-type="float">
            <text:p>1</text:p>
          </table:table-cell>
          <table:table-cell table:style-name="ce4" table:formula="of:=IF((MAX([.AR$1];[.$A29])*4 + MIN([.AR$1];[.$A29]))&gt;=82;1;0)" office:value-type="float" office:value="1" calcext:value-type="float">
            <text:p>1</text:p>
          </table:table-cell>
          <table:table-cell table:style-name="ce4" table:formula="of:=IF((MAX([.AS$1];[.$A29])*4 + MIN([.AS$1];[.$A29]))&gt;=82;1;0)" office:value-type="float" office:value="1" calcext:value-type="float">
            <text:p>1</text:p>
          </table:table-cell>
          <table:table-cell table:style-name="ce4" table:formula="of:=IF((MAX([.AT$1];[.$A29])*4 + MIN([.AT$1];[.$A29]))&gt;=82;1;0)" office:value-type="float" office:value="1" calcext:value-type="float">
            <text:p>1</text:p>
          </table:table-cell>
          <table:table-cell table:style-name="ce4" table:formula="of:=IF((MAX([.AU$1];[.$A29])*4 + MIN([.AU$1];[.$A29]))&gt;=82;1;0)" office:value-type="float" office:value="1" calcext:value-type="float">
            <text:p>1</text:p>
          </table:table-cell>
          <table:table-cell table:style-name="ce4" table:formula="of:=IF((MAX([.AV$1];[.$A29])*4 + MIN([.AV$1];[.$A29]))&gt;=82;1;0)" office:value-type="float" office:value="1" calcext:value-type="float">
            <text:p>1</text:p>
          </table:table-cell>
          <table:table-cell table:style-name="ce4" table:formula="of:=IF((MAX([.AW$1];[.$A29])*4 + MIN([.AW$1];[.$A29]))&gt;=82;1;0)" office:value-type="float" office:value="1" calcext:value-type="float">
            <text:p>1</text:p>
          </table:table-cell>
          <table:table-cell table:style-name="ce4" table:formula="of:=IF((MAX([.AX$1];[.$A29])*4 + MIN([.AX$1];[.$A29]))&gt;=82;1;0)" office:value-type="float" office:value="1" calcext:value-type="float">
            <text:p>1</text:p>
          </table:table-cell>
          <table:table-cell table:style-name="ce4" table:formula="of:=IF((MAX([.AY$1];[.$A29])*4 + MIN([.AY$1];[.$A29]))&gt;=82;1;0)" office:value-type="float" office:value="1" calcext:value-type="float">
            <text:p>1</text:p>
          </table:table-cell>
          <table:table-cell table:style-name="ce4" table:formula="of:=IF((MAX([.AZ$1];[.$A29])*4 + MIN([.AZ$1];[.$A29]))&gt;=82;1;0)" office:value-type="float" office:value="1" calcext:value-type="float">
            <text:p>1</text:p>
          </table:table-cell>
          <table:table-cell table:style-name="ce4" table:formula="of:=IF((MAX([.BA$1];[.$A29])*4 + MIN([.BA$1];[.$A29]))&gt;=82;1;0)" office:value-type="float" office:value="1" calcext:value-type="float">
            <text:p>1</text:p>
          </table:table-cell>
          <table:table-cell table:style-name="ce4" table:formula="of:=IF((MAX([.BB$1];[.$A29])*4 + MIN([.BB$1];[.$A29]))&gt;=82;1;0)" office:value-type="float" office:value="1" calcext:value-type="float">
            <text:p>1</text:p>
          </table:table-cell>
          <table:table-cell table:style-name="ce4" table:formula="of:=IF((MAX([.BC$1];[.$A29])*4 + MIN([.BC$1];[.$A29]))&gt;=82;1;0)" office:value-type="float" office:value="1" calcext:value-type="float">
            <text:p>1</text:p>
          </table:table-cell>
          <table:table-cell table:style-name="ce4" table:formula="of:=IF((MAX([.BD$1];[.$A29])*4 + MIN([.BD$1];[.$A29]))&gt;=82;1;0)" office:value-type="float" office:value="1" calcext:value-type="float">
            <text:p>1</text:p>
          </table:table-cell>
          <table:table-cell table:style-name="ce4" table:formula="of:=IF((MAX([.BE$1];[.$A29])*4 + MIN([.BE$1];[.$A29]))&gt;=82;1;0)" office:value-type="float" office:value="1" calcext:value-type="float">
            <text:p>1</text:p>
          </table:table-cell>
          <table:table-cell table:style-name="ce4" table:formula="of:=IF((MAX([.BF$1];[.$A29])*4 + MIN([.BF$1];[.$A29]))&gt;=82;1;0)" office:value-type="float" office:value="1" calcext:value-type="float">
            <text:p>1</text:p>
          </table:table-cell>
          <table:table-cell table:style-name="ce4" table:formula="of:=IF((MAX([.BG$1];[.$A29])*4 + MIN([.BG$1];[.$A29]))&gt;=82;1;0)" office:value-type="float" office:value="1" calcext:value-type="float">
            <text:p>1</text:p>
          </table:table-cell>
          <table:table-cell table:style-name="ce4" table:formula="of:=IF((MAX([.BH$1];[.$A29])*4 + MIN([.BH$1];[.$A29]))&gt;=82;1;0)" office:value-type="float" office:value="1" calcext:value-type="float">
            <text:p>1</text:p>
          </table:table-cell>
          <table:table-cell table:style-name="ce4" table:formula="of:=IF((MAX([.BI$1];[.$A29])*4 + MIN([.BI$1];[.$A29]))&gt;=82;1;0)" office:value-type="float" office:value="1" calcext:value-type="float">
            <text:p>1</text:p>
          </table:table-cell>
          <table:table-cell table:style-name="ce4" table:formula="of:=IF((MAX([.BJ$1];[.$A29])*4 + MIN([.BJ$1];[.$A29]))&gt;=82;1;0)" office:value-type="float" office:value="1" calcext:value-type="float">
            <text:p>1</text:p>
          </table:table-cell>
          <table:table-cell table:style-name="ce4" table:formula="of:=IF((MAX([.BK$1];[.$A29])*4 + MIN([.BK$1];[.$A29]))&gt;=82;1;0)" office:value-type="float" office:value="1" calcext:value-type="float">
            <text:p>1</text:p>
          </table:table-cell>
          <table:table-cell table:style-name="ce4" table:formula="of:=IF((MAX([.BL$1];[.$A29])*4 + MIN([.BL$1];[.$A29]))&gt;=82;1;0)" office:value-type="float" office:value="1" calcext:value-type="float">
            <text:p>1</text:p>
          </table:table-cell>
          <table:table-cell table:style-name="ce4" table:formula="of:=IF((MAX([.BM$1];[.$A29])*4 + MIN([.BM$1];[.$A29]))&gt;=82;1;0)" office:value-type="float" office:value="1" calcext:value-type="float">
            <text:p>1</text:p>
          </table:table-cell>
          <table:table-cell table:style-name="ce4" table:formula="of:=IF((MAX([.BN$1];[.$A29])*4 + MIN([.BN$1];[.$A29]))&gt;=82;1;0)" office:value-type="float" office:value="1" calcext:value-type="float">
            <text:p>1</text:p>
          </table:table-cell>
          <table:table-cell table:style-name="ce4" table:formula="of:=IF((MAX([.BO$1];[.$A29])*4 + MIN([.BO$1];[.$A29]))&gt;=82;1;0)" office:value-type="float" office:value="1" calcext:value-type="float">
            <text:p>1</text:p>
          </table:table-cell>
          <table:table-cell table:style-name="ce4" table:formula="of:=IF((MAX([.BP$1];[.$A29])*4 + MIN([.BP$1];[.$A29]))&gt;=82;1;0)" office:value-type="float" office:value="1" calcext:value-type="float">
            <text:p>1</text:p>
          </table:table-cell>
          <table:table-cell table:style-name="ce4" table:formula="of:=IF((MAX([.BQ$1];[.$A29])*4 + MIN([.BQ$1];[.$A29]))&gt;=82;1;0)" office:value-type="float" office:value="1" calcext:value-type="float">
            <text:p>1</text:p>
          </table:table-cell>
          <table:table-cell table:style-name="ce4" table:formula="of:=IF((MAX([.BR$1];[.$A29])*4 + MIN([.BR$1];[.$A29]))&gt;=82;1;0)" office:value-type="float" office:value="1" calcext:value-type="float">
            <text:p>1</text:p>
          </table:table-cell>
          <table:table-cell table:style-name="ce4" table:formula="of:=IF((MAX([.BS$1];[.$A29])*4 + MIN([.BS$1];[.$A29]))&gt;=82;1;0)" office:value-type="float" office:value="1" calcext:value-type="float">
            <text:p>1</text:p>
          </table:table-cell>
          <table:table-cell table:style-name="ce4" table:formula="of:=IF((MAX([.BT$1];[.$A29])*4 + MIN([.BT$1];[.$A29]))&gt;=82;1;0)" office:value-type="float" office:value="1" calcext:value-type="float">
            <text:p>1</text:p>
          </table:table-cell>
          <table:table-cell table:style-name="ce4" table:formula="of:=IF((MAX([.BU$1];[.$A29])*4 + MIN([.BU$1];[.$A29]))&gt;=82;1;0)" office:value-type="float" office:value="1" calcext:value-type="float">
            <text:p>1</text:p>
          </table:table-cell>
          <table:table-cell table:style-name="ce4" table:formula="of:=IF((MAX([.BV$1];[.$A29])*4 + MIN([.BV$1];[.$A29]))&gt;=82;1;0)" office:value-type="float" office:value="1" calcext:value-type="float">
            <text:p>1</text:p>
          </table:table-cell>
          <table:table-cell table:style-name="ce4" table:formula="of:=IF((MAX([.BW$1];[.$A29])*4 + MIN([.BW$1];[.$A29]))&gt;=82;1;0)" office:value-type="float" office:value="1" calcext:value-type="float">
            <text:p>1</text:p>
          </table:table-cell>
          <table:table-cell table:style-name="ce4" table:formula="of:=IF((MAX([.BX$1];[.$A29])*4 + MIN([.BX$1];[.$A29]))&gt;=82;1;0)" office:value-type="float" office:value="1" calcext:value-type="float">
            <text:p>1</text:p>
          </table:table-cell>
          <table:table-cell table:style-name="ce4" table:formula="of:=IF((MAX([.BY$1];[.$A29])*4 + MIN([.BY$1];[.$A29]))&gt;=82;1;0)" office:value-type="float" office:value="1" calcext:value-type="float">
            <text:p>1</text:p>
          </table:table-cell>
          <table:table-cell table:style-name="ce4" table:formula="of:=IF((MAX([.BZ$1];[.$A29])*4 + MIN([.BZ$1];[.$A29]))&gt;=82;1;0)" office:value-type="float" office:value="1" calcext:value-type="float">
            <text:p>1</text:p>
          </table:table-cell>
          <table:table-cell table:style-name="ce4" table:formula="of:=IF((MAX([.CA$1];[.$A29])*4 + MIN([.CA$1];[.$A29]))&gt;=82;1;0)" office:value-type="float" office:value="1" calcext:value-type="float">
            <text:p>1</text:p>
          </table:table-cell>
          <table:table-cell table:style-name="ce4" table:formula="of:=IF((MAX([.CB$1];[.$A29])*4 + MIN([.CB$1];[.$A29]))&gt;=82;1;0)" office:value-type="float" office:value="1" calcext:value-type="float">
            <text:p>1</text:p>
          </table:table-cell>
          <table:table-cell table:style-name="ce4" table:formula="of:=IF((MAX([.CC$1];[.$A29])*4 + MIN([.CC$1];[.$A29]))&gt;=82;1;0)" office:value-type="float" office:value="1" calcext:value-type="float">
            <text:p>1</text:p>
          </table:table-cell>
          <table:table-cell table:style-name="ce4" table:formula="of:=IF((MAX([.CD$1];[.$A29])*4 + MIN([.CD$1];[.$A29]))&gt;=82;1;0)" office:value-type="float" office:value="1" calcext:value-type="float">
            <text:p>1</text:p>
          </table:table-cell>
          <table:table-cell table:style-name="ce4" table:formula="of:=IF((MAX([.CE$1];[.$A29])*4 + MIN([.CE$1];[.$A29]))&gt;=82;1;0)" office:value-type="float" office:value="1" calcext:value-type="float">
            <text:p>1</text:p>
          </table:table-cell>
          <table:table-cell table:style-name="ce4" table:formula="of:=IF((MAX([.CF$1];[.$A29])*4 + MIN([.CF$1];[.$A29]))&gt;=82;1;0)" office:value-type="float" office:value="1" calcext:value-type="float">
            <text:p>1</text:p>
          </table:table-cell>
          <table:table-cell table:style-name="ce4" table:formula="of:=IF((MAX([.CG$1];[.$A29])*4 + MIN([.CG$1];[.$A29]))&gt;=82;1;0)" office:value-type="float" office:value="1" calcext:value-type="float">
            <text:p>1</text:p>
          </table:table-cell>
          <table:table-cell table:style-name="ce4" table:formula="of:=IF((MAX([.CH$1];[.$A29])*4 + MIN([.CH$1];[.$A2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table:formula="of:=IF((MAX([.B$1];[.$A30])*4 + MIN([.B$1];[.$A30]))&gt;=82;1;0)" office:value-type="float" office:value="1" calcext:value-type="float">
            <text:p>1</text:p>
          </table:table-cell>
          <table:table-cell table:style-name="ce4" table:formula="of:=IF((MAX([.C$1];[.$A30])*4 + MIN([.C$1];[.$A30]))&gt;=82;1;0)" office:value-type="float" office:value="1" calcext:value-type="float">
            <text:p>1</text:p>
          </table:table-cell>
          <table:table-cell table:style-name="ce4" table:formula="of:=IF((MAX([.D$1];[.$A30])*4 + MIN([.D$1];[.$A30]))&gt;=82;1;0)" office:value-type="float" office:value="1" calcext:value-type="float">
            <text:p>1</text:p>
          </table:table-cell>
          <table:table-cell table:style-name="ce4" table:formula="of:=IF((MAX([.E$1];[.$A30])*4 + MIN([.E$1];[.$A30]))&gt;=82;1;0)" office:value-type="float" office:value="1" calcext:value-type="float">
            <text:p>1</text:p>
          </table:table-cell>
          <table:table-cell table:style-name="ce4" table:formula="of:=IF((MAX([.F$1];[.$A30])*4 + MIN([.F$1];[.$A30]))&gt;=82;1;0)" office:value-type="float" office:value="1" calcext:value-type="float">
            <text:p>1</text:p>
          </table:table-cell>
          <table:table-cell table:style-name="ce4" table:formula="of:=IF((MAX([.G$1];[.$A30])*4 + MIN([.G$1];[.$A30]))&gt;=82;1;0)" office:value-type="float" office:value="1" calcext:value-type="float">
            <text:p>1</text:p>
          </table:table-cell>
          <table:table-cell table:style-name="ce4" table:formula="of:=IF((MAX([.H$1];[.$A30])*4 + MIN([.H$1];[.$A30]))&gt;=82;1;0)" office:value-type="float" office:value="1" calcext:value-type="float">
            <text:p>1</text:p>
          </table:table-cell>
          <table:table-cell table:style-name="ce4" table:formula="of:=IF((MAX([.I$1];[.$A30])*4 + MIN([.I$1];[.$A30]))&gt;=82;1;0)" office:value-type="float" office:value="1" calcext:value-type="float">
            <text:p>1</text:p>
          </table:table-cell>
          <table:table-cell table:style-name="ce4" table:formula="of:=IF((MAX([.J$1];[.$A30])*4 + MIN([.J$1];[.$A30]))&gt;=82;1;0)" office:value-type="float" office:value="1" calcext:value-type="float">
            <text:p>1</text:p>
          </table:table-cell>
          <table:table-cell table:style-name="ce4" table:formula="of:=IF((MAX([.K$1];[.$A30])*4 + MIN([.K$1];[.$A30]))&gt;=82;1;0)" office:value-type="float" office:value="1" calcext:value-type="float">
            <text:p>1</text:p>
          </table:table-cell>
          <table:table-cell table:style-name="ce4" table:formula="of:=IF((MAX([.L$1];[.$A30])*4 + MIN([.L$1];[.$A30]))&gt;=82;1;0)" office:value-type="float" office:value="1" calcext:value-type="float">
            <text:p>1</text:p>
          </table:table-cell>
          <table:table-cell table:style-name="ce4" table:formula="of:=IF((MAX([.M$1];[.$A30])*4 + MIN([.M$1];[.$A30]))&gt;=82;1;0)" office:value-type="float" office:value="1" calcext:value-type="float">
            <text:p>1</text:p>
          </table:table-cell>
          <table:table-cell table:style-name="ce4" table:formula="of:=IF((MAX([.N$1];[.$A30])*4 + MIN([.N$1];[.$A30]))&gt;=82;1;0)" office:value-type="float" office:value="1" calcext:value-type="float">
            <text:p>1</text:p>
          </table:table-cell>
          <table:table-cell table:style-name="ce4" table:formula="of:=IF((MAX([.O$1];[.$A30])*4 + MIN([.O$1];[.$A30]))&gt;=82;1;0)" office:value-type="float" office:value="1" calcext:value-type="float">
            <text:p>1</text:p>
          </table:table-cell>
          <table:table-cell table:style-name="ce4" table:formula="of:=IF((MAX([.P$1];[.$A30])*4 + MIN([.P$1];[.$A30]))&gt;=82;1;0)" office:value-type="float" office:value="1" calcext:value-type="float">
            <text:p>1</text:p>
          </table:table-cell>
          <table:table-cell table:style-name="ce4" table:formula="of:=IF((MAX([.Q$1];[.$A30])*4 + MIN([.Q$1];[.$A30]))&gt;=82;1;0)" office:value-type="float" office:value="1" calcext:value-type="float">
            <text:p>1</text:p>
          </table:table-cell>
          <table:table-cell table:style-name="ce4" table:formula="of:=IF((MAX([.R$1];[.$A30])*4 + MIN([.R$1];[.$A30]))&gt;=82;1;0)" office:value-type="float" office:value="1" calcext:value-type="float">
            <text:p>1</text:p>
          </table:table-cell>
          <table:table-cell table:style-name="ce4" table:formula="of:=IF((MAX([.S$1];[.$A30])*4 + MIN([.S$1];[.$A30]))&gt;=82;1;0)" office:value-type="float" office:value="1" calcext:value-type="float">
            <text:p>1</text:p>
          </table:table-cell>
          <table:table-cell table:style-name="ce4" table:formula="of:=IF((MAX([.T$1];[.$A30])*4 + MIN([.T$1];[.$A30]))&gt;=82;1;0)" office:value-type="float" office:value="1" calcext:value-type="float">
            <text:p>1</text:p>
          </table:table-cell>
          <table:table-cell table:style-name="ce4" table:formula="of:=IF((MAX([.U$1];[.$A30])*4 + MIN([.U$1];[.$A30]))&gt;=82;1;0)" office:value-type="float" office:value="1" calcext:value-type="float">
            <text:p>1</text:p>
          </table:table-cell>
          <table:table-cell table:style-name="ce4" table:formula="of:=IF((MAX([.V$1];[.$A30])*4 + MIN([.V$1];[.$A30]))&gt;=82;1;0)" office:value-type="float" office:value="1" calcext:value-type="float">
            <text:p>1</text:p>
          </table:table-cell>
          <table:table-cell table:style-name="ce4" table:formula="of:=IF((MAX([.W$1];[.$A30])*4 + MIN([.W$1];[.$A30]))&gt;=82;1;0)" office:value-type="float" office:value="1" calcext:value-type="float">
            <text:p>1</text:p>
          </table:table-cell>
          <table:table-cell table:style-name="ce4" table:formula="of:=IF((MAX([.X$1];[.$A30])*4 + MIN([.X$1];[.$A30]))&gt;=82;1;0)" office:value-type="float" office:value="1" calcext:value-type="float">
            <text:p>1</text:p>
          </table:table-cell>
          <table:table-cell table:style-name="ce4" table:formula="of:=IF((MAX([.Y$1];[.$A30])*4 + MIN([.Y$1];[.$A30]))&gt;=82;1;0)" office:value-type="float" office:value="1" calcext:value-type="float">
            <text:p>1</text:p>
          </table:table-cell>
          <table:table-cell table:style-name="ce4" table:formula="of:=IF((MAX([.Z$1];[.$A30])*4 + MIN([.Z$1];[.$A30]))&gt;=82;1;0)" office:value-type="float" office:value="1" calcext:value-type="float">
            <text:p>1</text:p>
          </table:table-cell>
          <table:table-cell table:style-name="ce4" table:formula="of:=IF((MAX([.AA$1];[.$A30])*4 + MIN([.AA$1];[.$A30]))&gt;=82;1;0)" office:value-type="float" office:value="1" calcext:value-type="float">
            <text:p>1</text:p>
          </table:table-cell>
          <table:table-cell table:style-name="ce4" table:formula="of:=IF((MAX([.AB$1];[.$A30])*4 + MIN([.AB$1];[.$A30]))&gt;=82;1;0)" office:value-type="float" office:value="1" calcext:value-type="float">
            <text:p>1</text:p>
          </table:table-cell>
          <table:table-cell table:style-name="ce4" table:formula="of:=IF((MAX([.AC$1];[.$A30])*4 + MIN([.AC$1];[.$A30]))&gt;=82;1;0)" office:value-type="float" office:value="1" calcext:value-type="float">
            <text:p>1</text:p>
          </table:table-cell>
          <table:table-cell table:style-name="ce4" table:formula="of:=IF((MAX([.AD$1];[.$A30])*4 + MIN([.AD$1];[.$A30]))&gt;=82;1;0)" office:value-type="float" office:value="1" calcext:value-type="float">
            <text:p>1</text:p>
          </table:table-cell>
          <table:table-cell table:style-name="ce4" table:formula="of:=IF((MAX([.AE$1];[.$A30])*4 + MIN([.AE$1];[.$A30]))&gt;=82;1;0)" office:value-type="float" office:value="1" calcext:value-type="float">
            <text:p>1</text:p>
          </table:table-cell>
          <table:table-cell table:style-name="ce4" table:formula="of:=IF((MAX([.AF$1];[.$A30])*4 + MIN([.AF$1];[.$A30]))&gt;=82;1;0)" office:value-type="float" office:value="1" calcext:value-type="float">
            <text:p>1</text:p>
          </table:table-cell>
          <table:table-cell table:style-name="ce4" table:formula="of:=IF((MAX([.AG$1];[.$A30])*4 + MIN([.AG$1];[.$A30]))&gt;=82;1;0)" office:value-type="float" office:value="1" calcext:value-type="float">
            <text:p>1</text:p>
          </table:table-cell>
          <table:table-cell table:style-name="ce4" table:formula="of:=IF((MAX([.AH$1];[.$A30])*4 + MIN([.AH$1];[.$A30]))&gt;=82;1;0)" office:value-type="float" office:value="1" calcext:value-type="float">
            <text:p>1</text:p>
          </table:table-cell>
          <table:table-cell table:style-name="ce4" table:formula="of:=IF((MAX([.AI$1];[.$A30])*4 + MIN([.AI$1];[.$A30]))&gt;=82;1;0)" office:value-type="float" office:value="1" calcext:value-type="float">
            <text:p>1</text:p>
          </table:table-cell>
          <table:table-cell table:style-name="ce4" table:formula="of:=IF((MAX([.AJ$1];[.$A30])*4 + MIN([.AJ$1];[.$A30]))&gt;=82;1;0)" office:value-type="float" office:value="1" calcext:value-type="float">
            <text:p>1</text:p>
          </table:table-cell>
          <table:table-cell table:style-name="ce4" table:formula="of:=IF((MAX([.AK$1];[.$A30])*4 + MIN([.AK$1];[.$A30]))&gt;=82;1;0)" office:value-type="float" office:value="1" calcext:value-type="float">
            <text:p>1</text:p>
          </table:table-cell>
          <table:table-cell table:style-name="ce4" table:formula="of:=IF((MAX([.AL$1];[.$A30])*4 + MIN([.AL$1];[.$A30]))&gt;=82;1;0)" office:value-type="float" office:value="1" calcext:value-type="float">
            <text:p>1</text:p>
          </table:table-cell>
          <table:table-cell table:style-name="ce4" table:formula="of:=IF((MAX([.AM$1];[.$A30])*4 + MIN([.AM$1];[.$A30]))&gt;=82;1;0)" office:value-type="float" office:value="1" calcext:value-type="float">
            <text:p>1</text:p>
          </table:table-cell>
          <table:table-cell table:style-name="ce4" table:formula="of:=IF((MAX([.AN$1];[.$A30])*4 + MIN([.AN$1];[.$A30]))&gt;=82;1;0)" office:value-type="float" office:value="1" calcext:value-type="float">
            <text:p>1</text:p>
          </table:table-cell>
          <table:table-cell table:style-name="ce4" table:formula="of:=IF((MAX([.AO$1];[.$A30])*4 + MIN([.AO$1];[.$A30]))&gt;=82;1;0)" office:value-type="float" office:value="1" calcext:value-type="float">
            <text:p>1</text:p>
          </table:table-cell>
          <table:table-cell table:style-name="ce4" table:formula="of:=IF((MAX([.AP$1];[.$A30])*4 + MIN([.AP$1];[.$A30]))&gt;=82;1;0)" office:value-type="float" office:value="1" calcext:value-type="float">
            <text:p>1</text:p>
          </table:table-cell>
          <table:table-cell table:style-name="ce4" table:formula="of:=IF((MAX([.AQ$1];[.$A30])*4 + MIN([.AQ$1];[.$A30]))&gt;=82;1;0)" office:value-type="float" office:value="1" calcext:value-type="float">
            <text:p>1</text:p>
          </table:table-cell>
          <table:table-cell table:style-name="ce4" table:formula="of:=IF((MAX([.AR$1];[.$A30])*4 + MIN([.AR$1];[.$A30]))&gt;=82;1;0)" office:value-type="float" office:value="1" calcext:value-type="float">
            <text:p>1</text:p>
          </table:table-cell>
          <table:table-cell table:style-name="ce4" table:formula="of:=IF((MAX([.AS$1];[.$A30])*4 + MIN([.AS$1];[.$A30]))&gt;=82;1;0)" office:value-type="float" office:value="1" calcext:value-type="float">
            <text:p>1</text:p>
          </table:table-cell>
          <table:table-cell table:style-name="ce4" table:formula="of:=IF((MAX([.AT$1];[.$A30])*4 + MIN([.AT$1];[.$A30]))&gt;=82;1;0)" office:value-type="float" office:value="1" calcext:value-type="float">
            <text:p>1</text:p>
          </table:table-cell>
          <table:table-cell table:style-name="ce4" table:formula="of:=IF((MAX([.AU$1];[.$A30])*4 + MIN([.AU$1];[.$A30]))&gt;=82;1;0)" office:value-type="float" office:value="1" calcext:value-type="float">
            <text:p>1</text:p>
          </table:table-cell>
          <table:table-cell table:style-name="ce4" table:formula="of:=IF((MAX([.AV$1];[.$A30])*4 + MIN([.AV$1];[.$A30]))&gt;=82;1;0)" office:value-type="float" office:value="1" calcext:value-type="float">
            <text:p>1</text:p>
          </table:table-cell>
          <table:table-cell table:style-name="ce4" table:formula="of:=IF((MAX([.AW$1];[.$A30])*4 + MIN([.AW$1];[.$A30]))&gt;=82;1;0)" office:value-type="float" office:value="1" calcext:value-type="float">
            <text:p>1</text:p>
          </table:table-cell>
          <table:table-cell table:style-name="ce4" table:formula="of:=IF((MAX([.AX$1];[.$A30])*4 + MIN([.AX$1];[.$A30]))&gt;=82;1;0)" office:value-type="float" office:value="1" calcext:value-type="float">
            <text:p>1</text:p>
          </table:table-cell>
          <table:table-cell table:style-name="ce4" table:formula="of:=IF((MAX([.AY$1];[.$A30])*4 + MIN([.AY$1];[.$A30]))&gt;=82;1;0)" office:value-type="float" office:value="1" calcext:value-type="float">
            <text:p>1</text:p>
          </table:table-cell>
          <table:table-cell table:style-name="ce4" table:formula="of:=IF((MAX([.AZ$1];[.$A30])*4 + MIN([.AZ$1];[.$A30]))&gt;=82;1;0)" office:value-type="float" office:value="1" calcext:value-type="float">
            <text:p>1</text:p>
          </table:table-cell>
          <table:table-cell table:style-name="ce4" table:formula="of:=IF((MAX([.BA$1];[.$A30])*4 + MIN([.BA$1];[.$A30]))&gt;=82;1;0)" office:value-type="float" office:value="1" calcext:value-type="float">
            <text:p>1</text:p>
          </table:table-cell>
          <table:table-cell table:style-name="ce4" table:formula="of:=IF((MAX([.BB$1];[.$A30])*4 + MIN([.BB$1];[.$A30]))&gt;=82;1;0)" office:value-type="float" office:value="1" calcext:value-type="float">
            <text:p>1</text:p>
          </table:table-cell>
          <table:table-cell table:style-name="ce4" table:formula="of:=IF((MAX([.BC$1];[.$A30])*4 + MIN([.BC$1];[.$A30]))&gt;=82;1;0)" office:value-type="float" office:value="1" calcext:value-type="float">
            <text:p>1</text:p>
          </table:table-cell>
          <table:table-cell table:style-name="ce4" table:formula="of:=IF((MAX([.BD$1];[.$A30])*4 + MIN([.BD$1];[.$A30]))&gt;=82;1;0)" office:value-type="float" office:value="1" calcext:value-type="float">
            <text:p>1</text:p>
          </table:table-cell>
          <table:table-cell table:style-name="ce4" table:formula="of:=IF((MAX([.BE$1];[.$A30])*4 + MIN([.BE$1];[.$A30]))&gt;=82;1;0)" office:value-type="float" office:value="1" calcext:value-type="float">
            <text:p>1</text:p>
          </table:table-cell>
          <table:table-cell table:style-name="ce4" table:formula="of:=IF((MAX([.BF$1];[.$A30])*4 + MIN([.BF$1];[.$A30]))&gt;=82;1;0)" office:value-type="float" office:value="1" calcext:value-type="float">
            <text:p>1</text:p>
          </table:table-cell>
          <table:table-cell table:style-name="ce4" table:formula="of:=IF((MAX([.BG$1];[.$A30])*4 + MIN([.BG$1];[.$A30]))&gt;=82;1;0)" office:value-type="float" office:value="1" calcext:value-type="float">
            <text:p>1</text:p>
          </table:table-cell>
          <table:table-cell table:style-name="ce4" table:formula="of:=IF((MAX([.BH$1];[.$A30])*4 + MIN([.BH$1];[.$A30]))&gt;=82;1;0)" office:value-type="float" office:value="1" calcext:value-type="float">
            <text:p>1</text:p>
          </table:table-cell>
          <table:table-cell table:style-name="ce4" table:formula="of:=IF((MAX([.BI$1];[.$A30])*4 + MIN([.BI$1];[.$A30]))&gt;=82;1;0)" office:value-type="float" office:value="1" calcext:value-type="float">
            <text:p>1</text:p>
          </table:table-cell>
          <table:table-cell table:style-name="ce4" table:formula="of:=IF((MAX([.BJ$1];[.$A30])*4 + MIN([.BJ$1];[.$A30]))&gt;=82;1;0)" office:value-type="float" office:value="1" calcext:value-type="float">
            <text:p>1</text:p>
          </table:table-cell>
          <table:table-cell table:style-name="ce4" table:formula="of:=IF((MAX([.BK$1];[.$A30])*4 + MIN([.BK$1];[.$A30]))&gt;=82;1;0)" office:value-type="float" office:value="1" calcext:value-type="float">
            <text:p>1</text:p>
          </table:table-cell>
          <table:table-cell table:style-name="ce4" table:formula="of:=IF((MAX([.BL$1];[.$A30])*4 + MIN([.BL$1];[.$A30]))&gt;=82;1;0)" office:value-type="float" office:value="1" calcext:value-type="float">
            <text:p>1</text:p>
          </table:table-cell>
          <table:table-cell table:style-name="ce4" table:formula="of:=IF((MAX([.BM$1];[.$A30])*4 + MIN([.BM$1];[.$A30]))&gt;=82;1;0)" office:value-type="float" office:value="1" calcext:value-type="float">
            <text:p>1</text:p>
          </table:table-cell>
          <table:table-cell table:style-name="ce4" table:formula="of:=IF((MAX([.BN$1];[.$A30])*4 + MIN([.BN$1];[.$A30]))&gt;=82;1;0)" office:value-type="float" office:value="1" calcext:value-type="float">
            <text:p>1</text:p>
          </table:table-cell>
          <table:table-cell table:style-name="ce4" table:formula="of:=IF((MAX([.BO$1];[.$A30])*4 + MIN([.BO$1];[.$A30]))&gt;=82;1;0)" office:value-type="float" office:value="1" calcext:value-type="float">
            <text:p>1</text:p>
          </table:table-cell>
          <table:table-cell table:style-name="ce4" table:formula="of:=IF((MAX([.BP$1];[.$A30])*4 + MIN([.BP$1];[.$A30]))&gt;=82;1;0)" office:value-type="float" office:value="1" calcext:value-type="float">
            <text:p>1</text:p>
          </table:table-cell>
          <table:table-cell table:style-name="ce4" table:formula="of:=IF((MAX([.BQ$1];[.$A30])*4 + MIN([.BQ$1];[.$A30]))&gt;=82;1;0)" office:value-type="float" office:value="1" calcext:value-type="float">
            <text:p>1</text:p>
          </table:table-cell>
          <table:table-cell table:style-name="ce4" table:formula="of:=IF((MAX([.BR$1];[.$A30])*4 + MIN([.BR$1];[.$A30]))&gt;=82;1;0)" office:value-type="float" office:value="1" calcext:value-type="float">
            <text:p>1</text:p>
          </table:table-cell>
          <table:table-cell table:style-name="ce4" table:formula="of:=IF((MAX([.BS$1];[.$A30])*4 + MIN([.BS$1];[.$A30]))&gt;=82;1;0)" office:value-type="float" office:value="1" calcext:value-type="float">
            <text:p>1</text:p>
          </table:table-cell>
          <table:table-cell table:style-name="ce4" table:formula="of:=IF((MAX([.BT$1];[.$A30])*4 + MIN([.BT$1];[.$A30]))&gt;=82;1;0)" office:value-type="float" office:value="1" calcext:value-type="float">
            <text:p>1</text:p>
          </table:table-cell>
          <table:table-cell table:style-name="ce4" table:formula="of:=IF((MAX([.BU$1];[.$A30])*4 + MIN([.BU$1];[.$A30]))&gt;=82;1;0)" office:value-type="float" office:value="1" calcext:value-type="float">
            <text:p>1</text:p>
          </table:table-cell>
          <table:table-cell table:style-name="ce4" table:formula="of:=IF((MAX([.BV$1];[.$A30])*4 + MIN([.BV$1];[.$A30]))&gt;=82;1;0)" office:value-type="float" office:value="1" calcext:value-type="float">
            <text:p>1</text:p>
          </table:table-cell>
          <table:table-cell table:style-name="ce4" table:formula="of:=IF((MAX([.BW$1];[.$A30])*4 + MIN([.BW$1];[.$A30]))&gt;=82;1;0)" office:value-type="float" office:value="1" calcext:value-type="float">
            <text:p>1</text:p>
          </table:table-cell>
          <table:table-cell table:style-name="ce4" table:formula="of:=IF((MAX([.BX$1];[.$A30])*4 + MIN([.BX$1];[.$A30]))&gt;=82;1;0)" office:value-type="float" office:value="1" calcext:value-type="float">
            <text:p>1</text:p>
          </table:table-cell>
          <table:table-cell table:style-name="ce4" table:formula="of:=IF((MAX([.BY$1];[.$A30])*4 + MIN([.BY$1];[.$A30]))&gt;=82;1;0)" office:value-type="float" office:value="1" calcext:value-type="float">
            <text:p>1</text:p>
          </table:table-cell>
          <table:table-cell table:style-name="ce4" table:formula="of:=IF((MAX([.BZ$1];[.$A30])*4 + MIN([.BZ$1];[.$A30]))&gt;=82;1;0)" office:value-type="float" office:value="1" calcext:value-type="float">
            <text:p>1</text:p>
          </table:table-cell>
          <table:table-cell table:style-name="ce4" table:formula="of:=IF((MAX([.CA$1];[.$A30])*4 + MIN([.CA$1];[.$A30]))&gt;=82;1;0)" office:value-type="float" office:value="1" calcext:value-type="float">
            <text:p>1</text:p>
          </table:table-cell>
          <table:table-cell table:style-name="ce4" table:formula="of:=IF((MAX([.CB$1];[.$A30])*4 + MIN([.CB$1];[.$A30]))&gt;=82;1;0)" office:value-type="float" office:value="1" calcext:value-type="float">
            <text:p>1</text:p>
          </table:table-cell>
          <table:table-cell table:style-name="ce4" table:formula="of:=IF((MAX([.CC$1];[.$A30])*4 + MIN([.CC$1];[.$A30]))&gt;=82;1;0)" office:value-type="float" office:value="1" calcext:value-type="float">
            <text:p>1</text:p>
          </table:table-cell>
          <table:table-cell table:style-name="ce4" table:formula="of:=IF((MAX([.CD$1];[.$A30])*4 + MIN([.CD$1];[.$A30]))&gt;=82;1;0)" office:value-type="float" office:value="1" calcext:value-type="float">
            <text:p>1</text:p>
          </table:table-cell>
          <table:table-cell table:style-name="ce4" table:formula="of:=IF((MAX([.CE$1];[.$A30])*4 + MIN([.CE$1];[.$A30]))&gt;=82;1;0)" office:value-type="float" office:value="1" calcext:value-type="float">
            <text:p>1</text:p>
          </table:table-cell>
          <table:table-cell table:style-name="ce4" table:formula="of:=IF((MAX([.CF$1];[.$A30])*4 + MIN([.CF$1];[.$A30]))&gt;=82;1;0)" office:value-type="float" office:value="1" calcext:value-type="float">
            <text:p>1</text:p>
          </table:table-cell>
          <table:table-cell table:style-name="ce4" table:formula="of:=IF((MAX([.CG$1];[.$A30])*4 + MIN([.CG$1];[.$A30]))&gt;=82;1;0)" office:value-type="float" office:value="1" calcext:value-type="float">
            <text:p>1</text:p>
          </table:table-cell>
          <table:table-cell table:style-name="ce4" table:formula="of:=IF((MAX([.CH$1];[.$A30])*4 + MIN([.CH$1];[.$A3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table:formula="of:=IF((MAX([.B$1];[.$A31])*4 + MIN([.B$1];[.$A31]))&gt;=82;1;0)" office:value-type="float" office:value="1" calcext:value-type="float">
            <text:p>1</text:p>
          </table:table-cell>
          <table:table-cell table:style-name="ce4" table:formula="of:=IF((MAX([.C$1];[.$A31])*4 + MIN([.C$1];[.$A31]))&gt;=82;1;0)" office:value-type="float" office:value="1" calcext:value-type="float">
            <text:p>1</text:p>
          </table:table-cell>
          <table:table-cell table:style-name="ce4" table:formula="of:=IF((MAX([.D$1];[.$A31])*4 + MIN([.D$1];[.$A31]))&gt;=82;1;0)" office:value-type="float" office:value="1" calcext:value-type="float">
            <text:p>1</text:p>
          </table:table-cell>
          <table:table-cell table:style-name="ce4" table:formula="of:=IF((MAX([.E$1];[.$A31])*4 + MIN([.E$1];[.$A31]))&gt;=82;1;0)" office:value-type="float" office:value="1" calcext:value-type="float">
            <text:p>1</text:p>
          </table:table-cell>
          <table:table-cell table:style-name="ce4" table:formula="of:=IF((MAX([.F$1];[.$A31])*4 + MIN([.F$1];[.$A31]))&gt;=82;1;0)" office:value-type="float" office:value="1" calcext:value-type="float">
            <text:p>1</text:p>
          </table:table-cell>
          <table:table-cell table:style-name="ce4" table:formula="of:=IF((MAX([.G$1];[.$A31])*4 + MIN([.G$1];[.$A31]))&gt;=82;1;0)" office:value-type="float" office:value="1" calcext:value-type="float">
            <text:p>1</text:p>
          </table:table-cell>
          <table:table-cell table:style-name="ce4" table:formula="of:=IF((MAX([.H$1];[.$A31])*4 + MIN([.H$1];[.$A31]))&gt;=82;1;0)" office:value-type="float" office:value="1" calcext:value-type="float">
            <text:p>1</text:p>
          </table:table-cell>
          <table:table-cell table:style-name="ce4" table:formula="of:=IF((MAX([.I$1];[.$A31])*4 + MIN([.I$1];[.$A31]))&gt;=82;1;0)" office:value-type="float" office:value="1" calcext:value-type="float">
            <text:p>1</text:p>
          </table:table-cell>
          <table:table-cell table:style-name="ce4" table:formula="of:=IF((MAX([.J$1];[.$A31])*4 + MIN([.J$1];[.$A31]))&gt;=82;1;0)" office:value-type="float" office:value="1" calcext:value-type="float">
            <text:p>1</text:p>
          </table:table-cell>
          <table:table-cell table:style-name="ce4" table:formula="of:=IF((MAX([.K$1];[.$A31])*4 + MIN([.K$1];[.$A31]))&gt;=82;1;0)" office:value-type="float" office:value="1" calcext:value-type="float">
            <text:p>1</text:p>
          </table:table-cell>
          <table:table-cell table:style-name="ce4" table:formula="of:=IF((MAX([.L$1];[.$A31])*4 + MIN([.L$1];[.$A31]))&gt;=82;1;0)" office:value-type="float" office:value="1" calcext:value-type="float">
            <text:p>1</text:p>
          </table:table-cell>
          <table:table-cell table:style-name="ce4" table:formula="of:=IF((MAX([.M$1];[.$A31])*4 + MIN([.M$1];[.$A31]))&gt;=82;1;0)" office:value-type="float" office:value="1" calcext:value-type="float">
            <text:p>1</text:p>
          </table:table-cell>
          <table:table-cell table:style-name="ce4" table:formula="of:=IF((MAX([.N$1];[.$A31])*4 + MIN([.N$1];[.$A31]))&gt;=82;1;0)" office:value-type="float" office:value="1" calcext:value-type="float">
            <text:p>1</text:p>
          </table:table-cell>
          <table:table-cell table:style-name="ce4" table:formula="of:=IF((MAX([.O$1];[.$A31])*4 + MIN([.O$1];[.$A31]))&gt;=82;1;0)" office:value-type="float" office:value="1" calcext:value-type="float">
            <text:p>1</text:p>
          </table:table-cell>
          <table:table-cell table:style-name="ce4" table:formula="of:=IF((MAX([.P$1];[.$A31])*4 + MIN([.P$1];[.$A31]))&gt;=82;1;0)" office:value-type="float" office:value="1" calcext:value-type="float">
            <text:p>1</text:p>
          </table:table-cell>
          <table:table-cell table:style-name="ce4" table:formula="of:=IF((MAX([.Q$1];[.$A31])*4 + MIN([.Q$1];[.$A31]))&gt;=82;1;0)" office:value-type="float" office:value="1" calcext:value-type="float">
            <text:p>1</text:p>
          </table:table-cell>
          <table:table-cell table:style-name="ce4" table:formula="of:=IF((MAX([.R$1];[.$A31])*4 + MIN([.R$1];[.$A31]))&gt;=82;1;0)" office:value-type="float" office:value="1" calcext:value-type="float">
            <text:p>1</text:p>
          </table:table-cell>
          <table:table-cell table:style-name="ce4" table:formula="of:=IF((MAX([.S$1];[.$A31])*4 + MIN([.S$1];[.$A31]))&gt;=82;1;0)" office:value-type="float" office:value="1" calcext:value-type="float">
            <text:p>1</text:p>
          </table:table-cell>
          <table:table-cell table:style-name="ce4" table:formula="of:=IF((MAX([.T$1];[.$A31])*4 + MIN([.T$1];[.$A31]))&gt;=82;1;0)" office:value-type="float" office:value="1" calcext:value-type="float">
            <text:p>1</text:p>
          </table:table-cell>
          <table:table-cell table:style-name="ce4" table:formula="of:=IF((MAX([.U$1];[.$A31])*4 + MIN([.U$1];[.$A31]))&gt;=82;1;0)" office:value-type="float" office:value="1" calcext:value-type="float">
            <text:p>1</text:p>
          </table:table-cell>
          <table:table-cell table:style-name="ce4" table:formula="of:=IF((MAX([.V$1];[.$A31])*4 + MIN([.V$1];[.$A31]))&gt;=82;1;0)" office:value-type="float" office:value="1" calcext:value-type="float">
            <text:p>1</text:p>
          </table:table-cell>
          <table:table-cell table:style-name="ce4" table:formula="of:=IF((MAX([.W$1];[.$A31])*4 + MIN([.W$1];[.$A31]))&gt;=82;1;0)" office:value-type="float" office:value="1" calcext:value-type="float">
            <text:p>1</text:p>
          </table:table-cell>
          <table:table-cell table:style-name="ce4" table:formula="of:=IF((MAX([.X$1];[.$A31])*4 + MIN([.X$1];[.$A31]))&gt;=82;1;0)" office:value-type="float" office:value="1" calcext:value-type="float">
            <text:p>1</text:p>
          </table:table-cell>
          <table:table-cell table:style-name="ce4" table:formula="of:=IF((MAX([.Y$1];[.$A31])*4 + MIN([.Y$1];[.$A31]))&gt;=82;1;0)" office:value-type="float" office:value="1" calcext:value-type="float">
            <text:p>1</text:p>
          </table:table-cell>
          <table:table-cell table:style-name="ce4" table:formula="of:=IF((MAX([.Z$1];[.$A31])*4 + MIN([.Z$1];[.$A31]))&gt;=82;1;0)" office:value-type="float" office:value="1" calcext:value-type="float">
            <text:p>1</text:p>
          </table:table-cell>
          <table:table-cell table:style-name="ce4" table:formula="of:=IF((MAX([.AA$1];[.$A31])*4 + MIN([.AA$1];[.$A31]))&gt;=82;1;0)" office:value-type="float" office:value="1" calcext:value-type="float">
            <text:p>1</text:p>
          </table:table-cell>
          <table:table-cell table:style-name="ce4" table:formula="of:=IF((MAX([.AB$1];[.$A31])*4 + MIN([.AB$1];[.$A31]))&gt;=82;1;0)" office:value-type="float" office:value="1" calcext:value-type="float">
            <text:p>1</text:p>
          </table:table-cell>
          <table:table-cell table:style-name="ce4" table:formula="of:=IF((MAX([.AC$1];[.$A31])*4 + MIN([.AC$1];[.$A31]))&gt;=82;1;0)" office:value-type="float" office:value="1" calcext:value-type="float">
            <text:p>1</text:p>
          </table:table-cell>
          <table:table-cell table:style-name="ce4" table:formula="of:=IF((MAX([.AD$1];[.$A31])*4 + MIN([.AD$1];[.$A31]))&gt;=82;1;0)" office:value-type="float" office:value="1" calcext:value-type="float">
            <text:p>1</text:p>
          </table:table-cell>
          <table:table-cell table:style-name="ce4" table:formula="of:=IF((MAX([.AE$1];[.$A31])*4 + MIN([.AE$1];[.$A31]))&gt;=82;1;0)" office:value-type="float" office:value="1" calcext:value-type="float">
            <text:p>1</text:p>
          </table:table-cell>
          <table:table-cell table:style-name="ce4" table:formula="of:=IF((MAX([.AF$1];[.$A31])*4 + MIN([.AF$1];[.$A31]))&gt;=82;1;0)" office:value-type="float" office:value="1" calcext:value-type="float">
            <text:p>1</text:p>
          </table:table-cell>
          <table:table-cell table:style-name="ce4" table:formula="of:=IF((MAX([.AG$1];[.$A31])*4 + MIN([.AG$1];[.$A31]))&gt;=82;1;0)" office:value-type="float" office:value="1" calcext:value-type="float">
            <text:p>1</text:p>
          </table:table-cell>
          <table:table-cell table:style-name="ce4" table:formula="of:=IF((MAX([.AH$1];[.$A31])*4 + MIN([.AH$1];[.$A31]))&gt;=82;1;0)" office:value-type="float" office:value="1" calcext:value-type="float">
            <text:p>1</text:p>
          </table:table-cell>
          <table:table-cell table:style-name="ce4" table:formula="of:=IF((MAX([.AI$1];[.$A31])*4 + MIN([.AI$1];[.$A31]))&gt;=82;1;0)" office:value-type="float" office:value="1" calcext:value-type="float">
            <text:p>1</text:p>
          </table:table-cell>
          <table:table-cell table:style-name="ce4" table:formula="of:=IF((MAX([.AJ$1];[.$A31])*4 + MIN([.AJ$1];[.$A31]))&gt;=82;1;0)" office:value-type="float" office:value="1" calcext:value-type="float">
            <text:p>1</text:p>
          </table:table-cell>
          <table:table-cell table:style-name="ce4" table:formula="of:=IF((MAX([.AK$1];[.$A31])*4 + MIN([.AK$1];[.$A31]))&gt;=82;1;0)" office:value-type="float" office:value="1" calcext:value-type="float">
            <text:p>1</text:p>
          </table:table-cell>
          <table:table-cell table:style-name="ce4" table:formula="of:=IF((MAX([.AL$1];[.$A31])*4 + MIN([.AL$1];[.$A31]))&gt;=82;1;0)" office:value-type="float" office:value="1" calcext:value-type="float">
            <text:p>1</text:p>
          </table:table-cell>
          <table:table-cell table:style-name="ce4" table:formula="of:=IF((MAX([.AM$1];[.$A31])*4 + MIN([.AM$1];[.$A31]))&gt;=82;1;0)" office:value-type="float" office:value="1" calcext:value-type="float">
            <text:p>1</text:p>
          </table:table-cell>
          <table:table-cell table:style-name="ce4" table:formula="of:=IF((MAX([.AN$1];[.$A31])*4 + MIN([.AN$1];[.$A31]))&gt;=82;1;0)" office:value-type="float" office:value="1" calcext:value-type="float">
            <text:p>1</text:p>
          </table:table-cell>
          <table:table-cell table:style-name="ce4" table:formula="of:=IF((MAX([.AO$1];[.$A31])*4 + MIN([.AO$1];[.$A31]))&gt;=82;1;0)" office:value-type="float" office:value="1" calcext:value-type="float">
            <text:p>1</text:p>
          </table:table-cell>
          <table:table-cell table:style-name="ce4" table:formula="of:=IF((MAX([.AP$1];[.$A31])*4 + MIN([.AP$1];[.$A31]))&gt;=82;1;0)" office:value-type="float" office:value="1" calcext:value-type="float">
            <text:p>1</text:p>
          </table:table-cell>
          <table:table-cell table:style-name="ce4" table:formula="of:=IF((MAX([.AQ$1];[.$A31])*4 + MIN([.AQ$1];[.$A31]))&gt;=82;1;0)" office:value-type="float" office:value="1" calcext:value-type="float">
            <text:p>1</text:p>
          </table:table-cell>
          <table:table-cell table:style-name="ce4" table:formula="of:=IF((MAX([.AR$1];[.$A31])*4 + MIN([.AR$1];[.$A31]))&gt;=82;1;0)" office:value-type="float" office:value="1" calcext:value-type="float">
            <text:p>1</text:p>
          </table:table-cell>
          <table:table-cell table:style-name="ce4" table:formula="of:=IF((MAX([.AS$1];[.$A31])*4 + MIN([.AS$1];[.$A31]))&gt;=82;1;0)" office:value-type="float" office:value="1" calcext:value-type="float">
            <text:p>1</text:p>
          </table:table-cell>
          <table:table-cell table:style-name="ce4" table:formula="of:=IF((MAX([.AT$1];[.$A31])*4 + MIN([.AT$1];[.$A31]))&gt;=82;1;0)" office:value-type="float" office:value="1" calcext:value-type="float">
            <text:p>1</text:p>
          </table:table-cell>
          <table:table-cell table:style-name="ce4" table:formula="of:=IF((MAX([.AU$1];[.$A31])*4 + MIN([.AU$1];[.$A31]))&gt;=82;1;0)" office:value-type="float" office:value="1" calcext:value-type="float">
            <text:p>1</text:p>
          </table:table-cell>
          <table:table-cell table:style-name="ce4" table:formula="of:=IF((MAX([.AV$1];[.$A31])*4 + MIN([.AV$1];[.$A31]))&gt;=82;1;0)" office:value-type="float" office:value="1" calcext:value-type="float">
            <text:p>1</text:p>
          </table:table-cell>
          <table:table-cell table:style-name="ce4" table:formula="of:=IF((MAX([.AW$1];[.$A31])*4 + MIN([.AW$1];[.$A31]))&gt;=82;1;0)" office:value-type="float" office:value="1" calcext:value-type="float">
            <text:p>1</text:p>
          </table:table-cell>
          <table:table-cell table:style-name="ce4" table:formula="of:=IF((MAX([.AX$1];[.$A31])*4 + MIN([.AX$1];[.$A31]))&gt;=82;1;0)" office:value-type="float" office:value="1" calcext:value-type="float">
            <text:p>1</text:p>
          </table:table-cell>
          <table:table-cell table:style-name="ce4" table:formula="of:=IF((MAX([.AY$1];[.$A31])*4 + MIN([.AY$1];[.$A31]))&gt;=82;1;0)" office:value-type="float" office:value="1" calcext:value-type="float">
            <text:p>1</text:p>
          </table:table-cell>
          <table:table-cell table:style-name="ce4" table:formula="of:=IF((MAX([.AZ$1];[.$A31])*4 + MIN([.AZ$1];[.$A31]))&gt;=82;1;0)" office:value-type="float" office:value="1" calcext:value-type="float">
            <text:p>1</text:p>
          </table:table-cell>
          <table:table-cell table:style-name="ce4" table:formula="of:=IF((MAX([.BA$1];[.$A31])*4 + MIN([.BA$1];[.$A31]))&gt;=82;1;0)" office:value-type="float" office:value="1" calcext:value-type="float">
            <text:p>1</text:p>
          </table:table-cell>
          <table:table-cell table:style-name="ce4" table:formula="of:=IF((MAX([.BB$1];[.$A31])*4 + MIN([.BB$1];[.$A31]))&gt;=82;1;0)" office:value-type="float" office:value="1" calcext:value-type="float">
            <text:p>1</text:p>
          </table:table-cell>
          <table:table-cell table:style-name="ce4" table:formula="of:=IF((MAX([.BC$1];[.$A31])*4 + MIN([.BC$1];[.$A31]))&gt;=82;1;0)" office:value-type="float" office:value="1" calcext:value-type="float">
            <text:p>1</text:p>
          </table:table-cell>
          <table:table-cell table:style-name="ce4" table:formula="of:=IF((MAX([.BD$1];[.$A31])*4 + MIN([.BD$1];[.$A31]))&gt;=82;1;0)" office:value-type="float" office:value="1" calcext:value-type="float">
            <text:p>1</text:p>
          </table:table-cell>
          <table:table-cell table:style-name="ce4" table:formula="of:=IF((MAX([.BE$1];[.$A31])*4 + MIN([.BE$1];[.$A31]))&gt;=82;1;0)" office:value-type="float" office:value="1" calcext:value-type="float">
            <text:p>1</text:p>
          </table:table-cell>
          <table:table-cell table:style-name="ce4" table:formula="of:=IF((MAX([.BF$1];[.$A31])*4 + MIN([.BF$1];[.$A31]))&gt;=82;1;0)" office:value-type="float" office:value="1" calcext:value-type="float">
            <text:p>1</text:p>
          </table:table-cell>
          <table:table-cell table:style-name="ce4" table:formula="of:=IF((MAX([.BG$1];[.$A31])*4 + MIN([.BG$1];[.$A31]))&gt;=82;1;0)" office:value-type="float" office:value="1" calcext:value-type="float">
            <text:p>1</text:p>
          </table:table-cell>
          <table:table-cell table:style-name="ce4" table:formula="of:=IF((MAX([.BH$1];[.$A31])*4 + MIN([.BH$1];[.$A31]))&gt;=82;1;0)" office:value-type="float" office:value="1" calcext:value-type="float">
            <text:p>1</text:p>
          </table:table-cell>
          <table:table-cell table:style-name="ce4" table:formula="of:=IF((MAX([.BI$1];[.$A31])*4 + MIN([.BI$1];[.$A31]))&gt;=82;1;0)" office:value-type="float" office:value="1" calcext:value-type="float">
            <text:p>1</text:p>
          </table:table-cell>
          <table:table-cell table:style-name="ce4" table:formula="of:=IF((MAX([.BJ$1];[.$A31])*4 + MIN([.BJ$1];[.$A31]))&gt;=82;1;0)" office:value-type="float" office:value="1" calcext:value-type="float">
            <text:p>1</text:p>
          </table:table-cell>
          <table:table-cell table:style-name="ce4" table:formula="of:=IF((MAX([.BK$1];[.$A31])*4 + MIN([.BK$1];[.$A31]))&gt;=82;1;0)" office:value-type="float" office:value="1" calcext:value-type="float">
            <text:p>1</text:p>
          </table:table-cell>
          <table:table-cell table:style-name="ce4" table:formula="of:=IF((MAX([.BL$1];[.$A31])*4 + MIN([.BL$1];[.$A31]))&gt;=82;1;0)" office:value-type="float" office:value="1" calcext:value-type="float">
            <text:p>1</text:p>
          </table:table-cell>
          <table:table-cell table:style-name="ce4" table:formula="of:=IF((MAX([.BM$1];[.$A31])*4 + MIN([.BM$1];[.$A31]))&gt;=82;1;0)" office:value-type="float" office:value="1" calcext:value-type="float">
            <text:p>1</text:p>
          </table:table-cell>
          <table:table-cell table:style-name="ce4" table:formula="of:=IF((MAX([.BN$1];[.$A31])*4 + MIN([.BN$1];[.$A31]))&gt;=82;1;0)" office:value-type="float" office:value="1" calcext:value-type="float">
            <text:p>1</text:p>
          </table:table-cell>
          <table:table-cell table:style-name="ce4" table:formula="of:=IF((MAX([.BO$1];[.$A31])*4 + MIN([.BO$1];[.$A31]))&gt;=82;1;0)" office:value-type="float" office:value="1" calcext:value-type="float">
            <text:p>1</text:p>
          </table:table-cell>
          <table:table-cell table:style-name="ce4" table:formula="of:=IF((MAX([.BP$1];[.$A31])*4 + MIN([.BP$1];[.$A31]))&gt;=82;1;0)" office:value-type="float" office:value="1" calcext:value-type="float">
            <text:p>1</text:p>
          </table:table-cell>
          <table:table-cell table:style-name="ce4" table:formula="of:=IF((MAX([.BQ$1];[.$A31])*4 + MIN([.BQ$1];[.$A31]))&gt;=82;1;0)" office:value-type="float" office:value="1" calcext:value-type="float">
            <text:p>1</text:p>
          </table:table-cell>
          <table:table-cell table:style-name="ce4" table:formula="of:=IF((MAX([.BR$1];[.$A31])*4 + MIN([.BR$1];[.$A31]))&gt;=82;1;0)" office:value-type="float" office:value="1" calcext:value-type="float">
            <text:p>1</text:p>
          </table:table-cell>
          <table:table-cell table:style-name="ce4" table:formula="of:=IF((MAX([.BS$1];[.$A31])*4 + MIN([.BS$1];[.$A31]))&gt;=82;1;0)" office:value-type="float" office:value="1" calcext:value-type="float">
            <text:p>1</text:p>
          </table:table-cell>
          <table:table-cell table:style-name="ce4" table:formula="of:=IF((MAX([.BT$1];[.$A31])*4 + MIN([.BT$1];[.$A31]))&gt;=82;1;0)" office:value-type="float" office:value="1" calcext:value-type="float">
            <text:p>1</text:p>
          </table:table-cell>
          <table:table-cell table:style-name="ce4" table:formula="of:=IF((MAX([.BU$1];[.$A31])*4 + MIN([.BU$1];[.$A31]))&gt;=82;1;0)" office:value-type="float" office:value="1" calcext:value-type="float">
            <text:p>1</text:p>
          </table:table-cell>
          <table:table-cell table:style-name="ce4" table:formula="of:=IF((MAX([.BV$1];[.$A31])*4 + MIN([.BV$1];[.$A31]))&gt;=82;1;0)" office:value-type="float" office:value="1" calcext:value-type="float">
            <text:p>1</text:p>
          </table:table-cell>
          <table:table-cell table:style-name="ce4" table:formula="of:=IF((MAX([.BW$1];[.$A31])*4 + MIN([.BW$1];[.$A31]))&gt;=82;1;0)" office:value-type="float" office:value="1" calcext:value-type="float">
            <text:p>1</text:p>
          </table:table-cell>
          <table:table-cell table:style-name="ce4" table:formula="of:=IF((MAX([.BX$1];[.$A31])*4 + MIN([.BX$1];[.$A31]))&gt;=82;1;0)" office:value-type="float" office:value="1" calcext:value-type="float">
            <text:p>1</text:p>
          </table:table-cell>
          <table:table-cell table:style-name="ce4" table:formula="of:=IF((MAX([.BY$1];[.$A31])*4 + MIN([.BY$1];[.$A31]))&gt;=82;1;0)" office:value-type="float" office:value="1" calcext:value-type="float">
            <text:p>1</text:p>
          </table:table-cell>
          <table:table-cell table:style-name="ce4" table:formula="of:=IF((MAX([.BZ$1];[.$A31])*4 + MIN([.BZ$1];[.$A31]))&gt;=82;1;0)" office:value-type="float" office:value="1" calcext:value-type="float">
            <text:p>1</text:p>
          </table:table-cell>
          <table:table-cell table:style-name="ce4" table:formula="of:=IF((MAX([.CA$1];[.$A31])*4 + MIN([.CA$1];[.$A31]))&gt;=82;1;0)" office:value-type="float" office:value="1" calcext:value-type="float">
            <text:p>1</text:p>
          </table:table-cell>
          <table:table-cell table:style-name="ce4" table:formula="of:=IF((MAX([.CB$1];[.$A31])*4 + MIN([.CB$1];[.$A31]))&gt;=82;1;0)" office:value-type="float" office:value="1" calcext:value-type="float">
            <text:p>1</text:p>
          </table:table-cell>
          <table:table-cell table:style-name="ce4" table:formula="of:=IF((MAX([.CC$1];[.$A31])*4 + MIN([.CC$1];[.$A31]))&gt;=82;1;0)" office:value-type="float" office:value="1" calcext:value-type="float">
            <text:p>1</text:p>
          </table:table-cell>
          <table:table-cell table:style-name="ce4" table:formula="of:=IF((MAX([.CD$1];[.$A31])*4 + MIN([.CD$1];[.$A31]))&gt;=82;1;0)" office:value-type="float" office:value="1" calcext:value-type="float">
            <text:p>1</text:p>
          </table:table-cell>
          <table:table-cell table:style-name="ce4" table:formula="of:=IF((MAX([.CE$1];[.$A31])*4 + MIN([.CE$1];[.$A31]))&gt;=82;1;0)" office:value-type="float" office:value="1" calcext:value-type="float">
            <text:p>1</text:p>
          </table:table-cell>
          <table:table-cell table:style-name="ce4" table:formula="of:=IF((MAX([.CF$1];[.$A31])*4 + MIN([.CF$1];[.$A31]))&gt;=82;1;0)" office:value-type="float" office:value="1" calcext:value-type="float">
            <text:p>1</text:p>
          </table:table-cell>
          <table:table-cell table:style-name="ce4" table:formula="of:=IF((MAX([.CG$1];[.$A31])*4 + MIN([.CG$1];[.$A31]))&gt;=82;1;0)" office:value-type="float" office:value="1" calcext:value-type="float">
            <text:p>1</text:p>
          </table:table-cell>
          <table:table-cell table:style-name="ce4" table:formula="of:=IF((MAX([.CH$1];[.$A31])*4 + MIN([.CH$1];[.$A3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table:formula="of:=IF((MAX([.B$1];[.$A32])*4 + MIN([.B$1];[.$A32]))&gt;=82;1;0)" office:value-type="float" office:value="1" calcext:value-type="float">
            <text:p>1</text:p>
          </table:table-cell>
          <table:table-cell table:style-name="ce4" table:formula="of:=IF((MAX([.C$1];[.$A32])*4 + MIN([.C$1];[.$A32]))&gt;=82;1;0)" office:value-type="float" office:value="1" calcext:value-type="float">
            <text:p>1</text:p>
          </table:table-cell>
          <table:table-cell table:style-name="ce4" table:formula="of:=IF((MAX([.D$1];[.$A32])*4 + MIN([.D$1];[.$A32]))&gt;=82;1;0)" office:value-type="float" office:value="1" calcext:value-type="float">
            <text:p>1</text:p>
          </table:table-cell>
          <table:table-cell table:style-name="ce4" table:formula="of:=IF((MAX([.E$1];[.$A32])*4 + MIN([.E$1];[.$A32]))&gt;=82;1;0)" office:value-type="float" office:value="1" calcext:value-type="float">
            <text:p>1</text:p>
          </table:table-cell>
          <table:table-cell table:style-name="ce4" table:formula="of:=IF((MAX([.F$1];[.$A32])*4 + MIN([.F$1];[.$A32]))&gt;=82;1;0)" office:value-type="float" office:value="1" calcext:value-type="float">
            <text:p>1</text:p>
          </table:table-cell>
          <table:table-cell table:style-name="ce4" table:formula="of:=IF((MAX([.G$1];[.$A32])*4 + MIN([.G$1];[.$A32]))&gt;=82;1;0)" office:value-type="float" office:value="1" calcext:value-type="float">
            <text:p>1</text:p>
          </table:table-cell>
          <table:table-cell table:style-name="ce4" table:formula="of:=IF((MAX([.H$1];[.$A32])*4 + MIN([.H$1];[.$A32]))&gt;=82;1;0)" office:value-type="float" office:value="1" calcext:value-type="float">
            <text:p>1</text:p>
          </table:table-cell>
          <table:table-cell table:style-name="ce4" table:formula="of:=IF((MAX([.I$1];[.$A32])*4 + MIN([.I$1];[.$A32]))&gt;=82;1;0)" office:value-type="float" office:value="1" calcext:value-type="float">
            <text:p>1</text:p>
          </table:table-cell>
          <table:table-cell table:style-name="ce4" table:formula="of:=IF((MAX([.J$1];[.$A32])*4 + MIN([.J$1];[.$A32]))&gt;=82;1;0)" office:value-type="float" office:value="1" calcext:value-type="float">
            <text:p>1</text:p>
          </table:table-cell>
          <table:table-cell table:style-name="ce4" table:formula="of:=IF((MAX([.K$1];[.$A32])*4 + MIN([.K$1];[.$A32]))&gt;=82;1;0)" office:value-type="float" office:value="1" calcext:value-type="float">
            <text:p>1</text:p>
          </table:table-cell>
          <table:table-cell table:style-name="ce4" table:formula="of:=IF((MAX([.L$1];[.$A32])*4 + MIN([.L$1];[.$A32]))&gt;=82;1;0)" office:value-type="float" office:value="1" calcext:value-type="float">
            <text:p>1</text:p>
          </table:table-cell>
          <table:table-cell table:style-name="ce4" table:formula="of:=IF((MAX([.M$1];[.$A32])*4 + MIN([.M$1];[.$A32]))&gt;=82;1;0)" office:value-type="float" office:value="1" calcext:value-type="float">
            <text:p>1</text:p>
          </table:table-cell>
          <table:table-cell table:style-name="ce4" table:formula="of:=IF((MAX([.N$1];[.$A32])*4 + MIN([.N$1];[.$A32]))&gt;=82;1;0)" office:value-type="float" office:value="1" calcext:value-type="float">
            <text:p>1</text:p>
          </table:table-cell>
          <table:table-cell table:style-name="ce4" table:formula="of:=IF((MAX([.O$1];[.$A32])*4 + MIN([.O$1];[.$A32]))&gt;=82;1;0)" office:value-type="float" office:value="1" calcext:value-type="float">
            <text:p>1</text:p>
          </table:table-cell>
          <table:table-cell table:style-name="ce4" table:formula="of:=IF((MAX([.P$1];[.$A32])*4 + MIN([.P$1];[.$A32]))&gt;=82;1;0)" office:value-type="float" office:value="1" calcext:value-type="float">
            <text:p>1</text:p>
          </table:table-cell>
          <table:table-cell table:style-name="ce4" table:formula="of:=IF((MAX([.Q$1];[.$A32])*4 + MIN([.Q$1];[.$A32]))&gt;=82;1;0)" office:value-type="float" office:value="1" calcext:value-type="float">
            <text:p>1</text:p>
          </table:table-cell>
          <table:table-cell table:style-name="ce4" table:formula="of:=IF((MAX([.R$1];[.$A32])*4 + MIN([.R$1];[.$A32]))&gt;=82;1;0)" office:value-type="float" office:value="1" calcext:value-type="float">
            <text:p>1</text:p>
          </table:table-cell>
          <table:table-cell table:style-name="ce4" table:formula="of:=IF((MAX([.S$1];[.$A32])*4 + MIN([.S$1];[.$A32]))&gt;=82;1;0)" office:value-type="float" office:value="1" calcext:value-type="float">
            <text:p>1</text:p>
          </table:table-cell>
          <table:table-cell table:style-name="ce4" table:formula="of:=IF((MAX([.T$1];[.$A32])*4 + MIN([.T$1];[.$A32]))&gt;=82;1;0)" office:value-type="float" office:value="1" calcext:value-type="float">
            <text:p>1</text:p>
          </table:table-cell>
          <table:table-cell table:style-name="ce4" table:formula="of:=IF((MAX([.U$1];[.$A32])*4 + MIN([.U$1];[.$A32]))&gt;=82;1;0)" office:value-type="float" office:value="1" calcext:value-type="float">
            <text:p>1</text:p>
          </table:table-cell>
          <table:table-cell table:style-name="ce4" table:formula="of:=IF((MAX([.V$1];[.$A32])*4 + MIN([.V$1];[.$A32]))&gt;=82;1;0)" office:value-type="float" office:value="1" calcext:value-type="float">
            <text:p>1</text:p>
          </table:table-cell>
          <table:table-cell table:style-name="ce4" table:formula="of:=IF((MAX([.W$1];[.$A32])*4 + MIN([.W$1];[.$A32]))&gt;=82;1;0)" office:value-type="float" office:value="1" calcext:value-type="float">
            <text:p>1</text:p>
          </table:table-cell>
          <table:table-cell table:style-name="ce4" table:formula="of:=IF((MAX([.X$1];[.$A32])*4 + MIN([.X$1];[.$A32]))&gt;=82;1;0)" office:value-type="float" office:value="1" calcext:value-type="float">
            <text:p>1</text:p>
          </table:table-cell>
          <table:table-cell table:style-name="ce4" table:formula="of:=IF((MAX([.Y$1];[.$A32])*4 + MIN([.Y$1];[.$A32]))&gt;=82;1;0)" office:value-type="float" office:value="1" calcext:value-type="float">
            <text:p>1</text:p>
          </table:table-cell>
          <table:table-cell table:style-name="ce4" table:formula="of:=IF((MAX([.Z$1];[.$A32])*4 + MIN([.Z$1];[.$A32]))&gt;=82;1;0)" office:value-type="float" office:value="1" calcext:value-type="float">
            <text:p>1</text:p>
          </table:table-cell>
          <table:table-cell table:style-name="ce4" table:formula="of:=IF((MAX([.AA$1];[.$A32])*4 + MIN([.AA$1];[.$A32]))&gt;=82;1;0)" office:value-type="float" office:value="1" calcext:value-type="float">
            <text:p>1</text:p>
          </table:table-cell>
          <table:table-cell table:style-name="ce4" table:formula="of:=IF((MAX([.AB$1];[.$A32])*4 + MIN([.AB$1];[.$A32]))&gt;=82;1;0)" office:value-type="float" office:value="1" calcext:value-type="float">
            <text:p>1</text:p>
          </table:table-cell>
          <table:table-cell table:style-name="ce4" table:formula="of:=IF((MAX([.AC$1];[.$A32])*4 + MIN([.AC$1];[.$A32]))&gt;=82;1;0)" office:value-type="float" office:value="1" calcext:value-type="float">
            <text:p>1</text:p>
          </table:table-cell>
          <table:table-cell table:style-name="ce4" table:formula="of:=IF((MAX([.AD$1];[.$A32])*4 + MIN([.AD$1];[.$A32]))&gt;=82;1;0)" office:value-type="float" office:value="1" calcext:value-type="float">
            <text:p>1</text:p>
          </table:table-cell>
          <table:table-cell table:style-name="ce4" table:formula="of:=IF((MAX([.AE$1];[.$A32])*4 + MIN([.AE$1];[.$A32]))&gt;=82;1;0)" office:value-type="float" office:value="1" calcext:value-type="float">
            <text:p>1</text:p>
          </table:table-cell>
          <table:table-cell table:style-name="ce4" table:formula="of:=IF((MAX([.AF$1];[.$A32])*4 + MIN([.AF$1];[.$A32]))&gt;=82;1;0)" office:value-type="float" office:value="1" calcext:value-type="float">
            <text:p>1</text:p>
          </table:table-cell>
          <table:table-cell table:style-name="ce4" table:formula="of:=IF((MAX([.AG$1];[.$A32])*4 + MIN([.AG$1];[.$A32]))&gt;=82;1;0)" office:value-type="float" office:value="1" calcext:value-type="float">
            <text:p>1</text:p>
          </table:table-cell>
          <table:table-cell table:style-name="ce4" table:formula="of:=IF((MAX([.AH$1];[.$A32])*4 + MIN([.AH$1];[.$A32]))&gt;=82;1;0)" office:value-type="float" office:value="1" calcext:value-type="float">
            <text:p>1</text:p>
          </table:table-cell>
          <table:table-cell table:style-name="ce4" table:formula="of:=IF((MAX([.AI$1];[.$A32])*4 + MIN([.AI$1];[.$A32]))&gt;=82;1;0)" office:value-type="float" office:value="1" calcext:value-type="float">
            <text:p>1</text:p>
          </table:table-cell>
          <table:table-cell table:style-name="ce4" table:formula="of:=IF((MAX([.AJ$1];[.$A32])*4 + MIN([.AJ$1];[.$A32]))&gt;=82;1;0)" office:value-type="float" office:value="1" calcext:value-type="float">
            <text:p>1</text:p>
          </table:table-cell>
          <table:table-cell table:style-name="ce4" table:formula="of:=IF((MAX([.AK$1];[.$A32])*4 + MIN([.AK$1];[.$A32]))&gt;=82;1;0)" office:value-type="float" office:value="1" calcext:value-type="float">
            <text:p>1</text:p>
          </table:table-cell>
          <table:table-cell table:style-name="ce4" table:formula="of:=IF((MAX([.AL$1];[.$A32])*4 + MIN([.AL$1];[.$A32]))&gt;=82;1;0)" office:value-type="float" office:value="1" calcext:value-type="float">
            <text:p>1</text:p>
          </table:table-cell>
          <table:table-cell table:style-name="ce4" table:formula="of:=IF((MAX([.AM$1];[.$A32])*4 + MIN([.AM$1];[.$A32]))&gt;=82;1;0)" office:value-type="float" office:value="1" calcext:value-type="float">
            <text:p>1</text:p>
          </table:table-cell>
          <table:table-cell table:style-name="ce4" table:formula="of:=IF((MAX([.AN$1];[.$A32])*4 + MIN([.AN$1];[.$A32]))&gt;=82;1;0)" office:value-type="float" office:value="1" calcext:value-type="float">
            <text:p>1</text:p>
          </table:table-cell>
          <table:table-cell table:style-name="ce4" table:formula="of:=IF((MAX([.AO$1];[.$A32])*4 + MIN([.AO$1];[.$A32]))&gt;=82;1;0)" office:value-type="float" office:value="1" calcext:value-type="float">
            <text:p>1</text:p>
          </table:table-cell>
          <table:table-cell table:style-name="ce4" table:formula="of:=IF((MAX([.AP$1];[.$A32])*4 + MIN([.AP$1];[.$A32]))&gt;=82;1;0)" office:value-type="float" office:value="1" calcext:value-type="float">
            <text:p>1</text:p>
          </table:table-cell>
          <table:table-cell table:style-name="ce4" table:formula="of:=IF((MAX([.AQ$1];[.$A32])*4 + MIN([.AQ$1];[.$A32]))&gt;=82;1;0)" office:value-type="float" office:value="1" calcext:value-type="float">
            <text:p>1</text:p>
          </table:table-cell>
          <table:table-cell table:style-name="ce4" table:formula="of:=IF((MAX([.AR$1];[.$A32])*4 + MIN([.AR$1];[.$A32]))&gt;=82;1;0)" office:value-type="float" office:value="1" calcext:value-type="float">
            <text:p>1</text:p>
          </table:table-cell>
          <table:table-cell table:style-name="ce4" table:formula="of:=IF((MAX([.AS$1];[.$A32])*4 + MIN([.AS$1];[.$A32]))&gt;=82;1;0)" office:value-type="float" office:value="1" calcext:value-type="float">
            <text:p>1</text:p>
          </table:table-cell>
          <table:table-cell table:style-name="ce4" table:formula="of:=IF((MAX([.AT$1];[.$A32])*4 + MIN([.AT$1];[.$A32]))&gt;=82;1;0)" office:value-type="float" office:value="1" calcext:value-type="float">
            <text:p>1</text:p>
          </table:table-cell>
          <table:table-cell table:style-name="ce4" table:formula="of:=IF((MAX([.AU$1];[.$A32])*4 + MIN([.AU$1];[.$A32]))&gt;=82;1;0)" office:value-type="float" office:value="1" calcext:value-type="float">
            <text:p>1</text:p>
          </table:table-cell>
          <table:table-cell table:style-name="ce4" table:formula="of:=IF((MAX([.AV$1];[.$A32])*4 + MIN([.AV$1];[.$A32]))&gt;=82;1;0)" office:value-type="float" office:value="1" calcext:value-type="float">
            <text:p>1</text:p>
          </table:table-cell>
          <table:table-cell table:style-name="ce4" table:formula="of:=IF((MAX([.AW$1];[.$A32])*4 + MIN([.AW$1];[.$A32]))&gt;=82;1;0)" office:value-type="float" office:value="1" calcext:value-type="float">
            <text:p>1</text:p>
          </table:table-cell>
          <table:table-cell table:style-name="ce4" table:formula="of:=IF((MAX([.AX$1];[.$A32])*4 + MIN([.AX$1];[.$A32]))&gt;=82;1;0)" office:value-type="float" office:value="1" calcext:value-type="float">
            <text:p>1</text:p>
          </table:table-cell>
          <table:table-cell table:style-name="ce4" table:formula="of:=IF((MAX([.AY$1];[.$A32])*4 + MIN([.AY$1];[.$A32]))&gt;=82;1;0)" office:value-type="float" office:value="1" calcext:value-type="float">
            <text:p>1</text:p>
          </table:table-cell>
          <table:table-cell table:style-name="ce4" table:formula="of:=IF((MAX([.AZ$1];[.$A32])*4 + MIN([.AZ$1];[.$A32]))&gt;=82;1;0)" office:value-type="float" office:value="1" calcext:value-type="float">
            <text:p>1</text:p>
          </table:table-cell>
          <table:table-cell table:style-name="ce4" table:formula="of:=IF((MAX([.BA$1];[.$A32])*4 + MIN([.BA$1];[.$A32]))&gt;=82;1;0)" office:value-type="float" office:value="1" calcext:value-type="float">
            <text:p>1</text:p>
          </table:table-cell>
          <table:table-cell table:style-name="ce4" table:formula="of:=IF((MAX([.BB$1];[.$A32])*4 + MIN([.BB$1];[.$A32]))&gt;=82;1;0)" office:value-type="float" office:value="1" calcext:value-type="float">
            <text:p>1</text:p>
          </table:table-cell>
          <table:table-cell table:style-name="ce4" table:formula="of:=IF((MAX([.BC$1];[.$A32])*4 + MIN([.BC$1];[.$A32]))&gt;=82;1;0)" office:value-type="float" office:value="1" calcext:value-type="float">
            <text:p>1</text:p>
          </table:table-cell>
          <table:table-cell table:style-name="ce4" table:formula="of:=IF((MAX([.BD$1];[.$A32])*4 + MIN([.BD$1];[.$A32]))&gt;=82;1;0)" office:value-type="float" office:value="1" calcext:value-type="float">
            <text:p>1</text:p>
          </table:table-cell>
          <table:table-cell table:style-name="ce4" table:formula="of:=IF((MAX([.BE$1];[.$A32])*4 + MIN([.BE$1];[.$A32]))&gt;=82;1;0)" office:value-type="float" office:value="1" calcext:value-type="float">
            <text:p>1</text:p>
          </table:table-cell>
          <table:table-cell table:style-name="ce4" table:formula="of:=IF((MAX([.BF$1];[.$A32])*4 + MIN([.BF$1];[.$A32]))&gt;=82;1;0)" office:value-type="float" office:value="1" calcext:value-type="float">
            <text:p>1</text:p>
          </table:table-cell>
          <table:table-cell table:style-name="ce4" table:formula="of:=IF((MAX([.BG$1];[.$A32])*4 + MIN([.BG$1];[.$A32]))&gt;=82;1;0)" office:value-type="float" office:value="1" calcext:value-type="float">
            <text:p>1</text:p>
          </table:table-cell>
          <table:table-cell table:style-name="ce4" table:formula="of:=IF((MAX([.BH$1];[.$A32])*4 + MIN([.BH$1];[.$A32]))&gt;=82;1;0)" office:value-type="float" office:value="1" calcext:value-type="float">
            <text:p>1</text:p>
          </table:table-cell>
          <table:table-cell table:style-name="ce4" table:formula="of:=IF((MAX([.BI$1];[.$A32])*4 + MIN([.BI$1];[.$A32]))&gt;=82;1;0)" office:value-type="float" office:value="1" calcext:value-type="float">
            <text:p>1</text:p>
          </table:table-cell>
          <table:table-cell table:style-name="ce4" table:formula="of:=IF((MAX([.BJ$1];[.$A32])*4 + MIN([.BJ$1];[.$A32]))&gt;=82;1;0)" office:value-type="float" office:value="1" calcext:value-type="float">
            <text:p>1</text:p>
          </table:table-cell>
          <table:table-cell table:style-name="ce4" table:formula="of:=IF((MAX([.BK$1];[.$A32])*4 + MIN([.BK$1];[.$A32]))&gt;=82;1;0)" office:value-type="float" office:value="1" calcext:value-type="float">
            <text:p>1</text:p>
          </table:table-cell>
          <table:table-cell table:style-name="ce4" table:formula="of:=IF((MAX([.BL$1];[.$A32])*4 + MIN([.BL$1];[.$A32]))&gt;=82;1;0)" office:value-type="float" office:value="1" calcext:value-type="float">
            <text:p>1</text:p>
          </table:table-cell>
          <table:table-cell table:style-name="ce4" table:formula="of:=IF((MAX([.BM$1];[.$A32])*4 + MIN([.BM$1];[.$A32]))&gt;=82;1;0)" office:value-type="float" office:value="1" calcext:value-type="float">
            <text:p>1</text:p>
          </table:table-cell>
          <table:table-cell table:style-name="ce4" table:formula="of:=IF((MAX([.BN$1];[.$A32])*4 + MIN([.BN$1];[.$A32]))&gt;=82;1;0)" office:value-type="float" office:value="1" calcext:value-type="float">
            <text:p>1</text:p>
          </table:table-cell>
          <table:table-cell table:style-name="ce4" table:formula="of:=IF((MAX([.BO$1];[.$A32])*4 + MIN([.BO$1];[.$A32]))&gt;=82;1;0)" office:value-type="float" office:value="1" calcext:value-type="float">
            <text:p>1</text:p>
          </table:table-cell>
          <table:table-cell table:style-name="ce4" table:formula="of:=IF((MAX([.BP$1];[.$A32])*4 + MIN([.BP$1];[.$A32]))&gt;=82;1;0)" office:value-type="float" office:value="1" calcext:value-type="float">
            <text:p>1</text:p>
          </table:table-cell>
          <table:table-cell table:style-name="ce4" table:formula="of:=IF((MAX([.BQ$1];[.$A32])*4 + MIN([.BQ$1];[.$A32]))&gt;=82;1;0)" office:value-type="float" office:value="1" calcext:value-type="float">
            <text:p>1</text:p>
          </table:table-cell>
          <table:table-cell table:style-name="ce4" table:formula="of:=IF((MAX([.BR$1];[.$A32])*4 + MIN([.BR$1];[.$A32]))&gt;=82;1;0)" office:value-type="float" office:value="1" calcext:value-type="float">
            <text:p>1</text:p>
          </table:table-cell>
          <table:table-cell table:style-name="ce4" table:formula="of:=IF((MAX([.BS$1];[.$A32])*4 + MIN([.BS$1];[.$A32]))&gt;=82;1;0)" office:value-type="float" office:value="1" calcext:value-type="float">
            <text:p>1</text:p>
          </table:table-cell>
          <table:table-cell table:style-name="ce4" table:formula="of:=IF((MAX([.BT$1];[.$A32])*4 + MIN([.BT$1];[.$A32]))&gt;=82;1;0)" office:value-type="float" office:value="1" calcext:value-type="float">
            <text:p>1</text:p>
          </table:table-cell>
          <table:table-cell table:style-name="ce4" table:formula="of:=IF((MAX([.BU$1];[.$A32])*4 + MIN([.BU$1];[.$A32]))&gt;=82;1;0)" office:value-type="float" office:value="1" calcext:value-type="float">
            <text:p>1</text:p>
          </table:table-cell>
          <table:table-cell table:style-name="ce4" table:formula="of:=IF((MAX([.BV$1];[.$A32])*4 + MIN([.BV$1];[.$A32]))&gt;=82;1;0)" office:value-type="float" office:value="1" calcext:value-type="float">
            <text:p>1</text:p>
          </table:table-cell>
          <table:table-cell table:style-name="ce4" table:formula="of:=IF((MAX([.BW$1];[.$A32])*4 + MIN([.BW$1];[.$A32]))&gt;=82;1;0)" office:value-type="float" office:value="1" calcext:value-type="float">
            <text:p>1</text:p>
          </table:table-cell>
          <table:table-cell table:style-name="ce4" table:formula="of:=IF((MAX([.BX$1];[.$A32])*4 + MIN([.BX$1];[.$A32]))&gt;=82;1;0)" office:value-type="float" office:value="1" calcext:value-type="float">
            <text:p>1</text:p>
          </table:table-cell>
          <table:table-cell table:style-name="ce4" table:formula="of:=IF((MAX([.BY$1];[.$A32])*4 + MIN([.BY$1];[.$A32]))&gt;=82;1;0)" office:value-type="float" office:value="1" calcext:value-type="float">
            <text:p>1</text:p>
          </table:table-cell>
          <table:table-cell table:style-name="ce4" table:formula="of:=IF((MAX([.BZ$1];[.$A32])*4 + MIN([.BZ$1];[.$A32]))&gt;=82;1;0)" office:value-type="float" office:value="1" calcext:value-type="float">
            <text:p>1</text:p>
          </table:table-cell>
          <table:table-cell table:style-name="ce4" table:formula="of:=IF((MAX([.CA$1];[.$A32])*4 + MIN([.CA$1];[.$A32]))&gt;=82;1;0)" office:value-type="float" office:value="1" calcext:value-type="float">
            <text:p>1</text:p>
          </table:table-cell>
          <table:table-cell table:style-name="ce4" table:formula="of:=IF((MAX([.CB$1];[.$A32])*4 + MIN([.CB$1];[.$A32]))&gt;=82;1;0)" office:value-type="float" office:value="1" calcext:value-type="float">
            <text:p>1</text:p>
          </table:table-cell>
          <table:table-cell table:style-name="ce4" table:formula="of:=IF((MAX([.CC$1];[.$A32])*4 + MIN([.CC$1];[.$A32]))&gt;=82;1;0)" office:value-type="float" office:value="1" calcext:value-type="float">
            <text:p>1</text:p>
          </table:table-cell>
          <table:table-cell table:style-name="ce4" table:formula="of:=IF((MAX([.CD$1];[.$A32])*4 + MIN([.CD$1];[.$A32]))&gt;=82;1;0)" office:value-type="float" office:value="1" calcext:value-type="float">
            <text:p>1</text:p>
          </table:table-cell>
          <table:table-cell table:style-name="ce4" table:formula="of:=IF((MAX([.CE$1];[.$A32])*4 + MIN([.CE$1];[.$A32]))&gt;=82;1;0)" office:value-type="float" office:value="1" calcext:value-type="float">
            <text:p>1</text:p>
          </table:table-cell>
          <table:table-cell table:style-name="ce4" table:formula="of:=IF((MAX([.CF$1];[.$A32])*4 + MIN([.CF$1];[.$A32]))&gt;=82;1;0)" office:value-type="float" office:value="1" calcext:value-type="float">
            <text:p>1</text:p>
          </table:table-cell>
          <table:table-cell table:style-name="ce4" table:formula="of:=IF((MAX([.CG$1];[.$A32])*4 + MIN([.CG$1];[.$A32]))&gt;=82;1;0)" office:value-type="float" office:value="1" calcext:value-type="float">
            <text:p>1</text:p>
          </table:table-cell>
          <table:table-cell table:style-name="ce4" table:formula="of:=IF((MAX([.CH$1];[.$A32])*4 + MIN([.CH$1];[.$A3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formula="of:=IF((MAX([.B$1];[.$A33])*4 + MIN([.B$1];[.$A33]))&gt;=82;1;0)" office:value-type="float" office:value="1" calcext:value-type="float">
            <text:p>1</text:p>
          </table:table-cell>
          <table:table-cell table:style-name="ce4" table:formula="of:=IF((MAX([.C$1];[.$A33])*4 + MIN([.C$1];[.$A33]))&gt;=82;1;0)" office:value-type="float" office:value="1" calcext:value-type="float">
            <text:p>1</text:p>
          </table:table-cell>
          <table:table-cell table:style-name="ce4" table:formula="of:=IF((MAX([.D$1];[.$A33])*4 + MIN([.D$1];[.$A33]))&gt;=82;1;0)" office:value-type="float" office:value="1" calcext:value-type="float">
            <text:p>1</text:p>
          </table:table-cell>
          <table:table-cell table:style-name="ce4" table:formula="of:=IF((MAX([.E$1];[.$A33])*4 + MIN([.E$1];[.$A33]))&gt;=82;1;0)" office:value-type="float" office:value="1" calcext:value-type="float">
            <text:p>1</text:p>
          </table:table-cell>
          <table:table-cell table:style-name="ce4" table:formula="of:=IF((MAX([.F$1];[.$A33])*4 + MIN([.F$1];[.$A33]))&gt;=82;1;0)" office:value-type="float" office:value="1" calcext:value-type="float">
            <text:p>1</text:p>
          </table:table-cell>
          <table:table-cell table:style-name="ce4" table:formula="of:=IF((MAX([.G$1];[.$A33])*4 + MIN([.G$1];[.$A33]))&gt;=82;1;0)" office:value-type="float" office:value="1" calcext:value-type="float">
            <text:p>1</text:p>
          </table:table-cell>
          <table:table-cell table:style-name="ce4" table:formula="of:=IF((MAX([.H$1];[.$A33])*4 + MIN([.H$1];[.$A33]))&gt;=82;1;0)" office:value-type="float" office:value="1" calcext:value-type="float">
            <text:p>1</text:p>
          </table:table-cell>
          <table:table-cell table:style-name="ce4" table:formula="of:=IF((MAX([.I$1];[.$A33])*4 + MIN([.I$1];[.$A33]))&gt;=82;1;0)" office:value-type="float" office:value="1" calcext:value-type="float">
            <text:p>1</text:p>
          </table:table-cell>
          <table:table-cell table:style-name="ce4" table:formula="of:=IF((MAX([.J$1];[.$A33])*4 + MIN([.J$1];[.$A33]))&gt;=82;1;0)" office:value-type="float" office:value="1" calcext:value-type="float">
            <text:p>1</text:p>
          </table:table-cell>
          <table:table-cell table:style-name="ce4" table:formula="of:=IF((MAX([.K$1];[.$A33])*4 + MIN([.K$1];[.$A33]))&gt;=82;1;0)" office:value-type="float" office:value="1" calcext:value-type="float">
            <text:p>1</text:p>
          </table:table-cell>
          <table:table-cell table:style-name="ce4" table:formula="of:=IF((MAX([.L$1];[.$A33])*4 + MIN([.L$1];[.$A33]))&gt;=82;1;0)" office:value-type="float" office:value="1" calcext:value-type="float">
            <text:p>1</text:p>
          </table:table-cell>
          <table:table-cell table:style-name="ce4" table:formula="of:=IF((MAX([.M$1];[.$A33])*4 + MIN([.M$1];[.$A33]))&gt;=82;1;0)" office:value-type="float" office:value="1" calcext:value-type="float">
            <text:p>1</text:p>
          </table:table-cell>
          <table:table-cell table:style-name="ce4" table:formula="of:=IF((MAX([.N$1];[.$A33])*4 + MIN([.N$1];[.$A33]))&gt;=82;1;0)" office:value-type="float" office:value="1" calcext:value-type="float">
            <text:p>1</text:p>
          </table:table-cell>
          <table:table-cell table:style-name="ce4" table:formula="of:=IF((MAX([.O$1];[.$A33])*4 + MIN([.O$1];[.$A33]))&gt;=82;1;0)" office:value-type="float" office:value="1" calcext:value-type="float">
            <text:p>1</text:p>
          </table:table-cell>
          <table:table-cell table:style-name="ce4" table:formula="of:=IF((MAX([.P$1];[.$A33])*4 + MIN([.P$1];[.$A33]))&gt;=82;1;0)" office:value-type="float" office:value="1" calcext:value-type="float">
            <text:p>1</text:p>
          </table:table-cell>
          <table:table-cell table:style-name="ce4" table:formula="of:=IF((MAX([.Q$1];[.$A33])*4 + MIN([.Q$1];[.$A33]))&gt;=82;1;0)" office:value-type="float" office:value="1" calcext:value-type="float">
            <text:p>1</text:p>
          </table:table-cell>
          <table:table-cell table:style-name="ce4" table:formula="of:=IF((MAX([.R$1];[.$A33])*4 + MIN([.R$1];[.$A33]))&gt;=82;1;0)" office:value-type="float" office:value="1" calcext:value-type="float">
            <text:p>1</text:p>
          </table:table-cell>
          <table:table-cell table:style-name="ce4" table:formula="of:=IF((MAX([.S$1];[.$A33])*4 + MIN([.S$1];[.$A33]))&gt;=82;1;0)" office:value-type="float" office:value="1" calcext:value-type="float">
            <text:p>1</text:p>
          </table:table-cell>
          <table:table-cell table:style-name="ce4" table:formula="of:=IF((MAX([.T$1];[.$A33])*4 + MIN([.T$1];[.$A33]))&gt;=82;1;0)" office:value-type="float" office:value="1" calcext:value-type="float">
            <text:p>1</text:p>
          </table:table-cell>
          <table:table-cell table:style-name="ce4" table:formula="of:=IF((MAX([.U$1];[.$A33])*4 + MIN([.U$1];[.$A33]))&gt;=82;1;0)" office:value-type="float" office:value="1" calcext:value-type="float">
            <text:p>1</text:p>
          </table:table-cell>
          <table:table-cell table:style-name="ce4" table:formula="of:=IF((MAX([.V$1];[.$A33])*4 + MIN([.V$1];[.$A33]))&gt;=82;1;0)" office:value-type="float" office:value="1" calcext:value-type="float">
            <text:p>1</text:p>
          </table:table-cell>
          <table:table-cell table:style-name="ce4" table:formula="of:=IF((MAX([.W$1];[.$A33])*4 + MIN([.W$1];[.$A33]))&gt;=82;1;0)" office:value-type="float" office:value="1" calcext:value-type="float">
            <text:p>1</text:p>
          </table:table-cell>
          <table:table-cell table:style-name="ce4" table:formula="of:=IF((MAX([.X$1];[.$A33])*4 + MIN([.X$1];[.$A33]))&gt;=82;1;0)" office:value-type="float" office:value="1" calcext:value-type="float">
            <text:p>1</text:p>
          </table:table-cell>
          <table:table-cell table:style-name="ce4" table:formula="of:=IF((MAX([.Y$1];[.$A33])*4 + MIN([.Y$1];[.$A33]))&gt;=82;1;0)" office:value-type="float" office:value="1" calcext:value-type="float">
            <text:p>1</text:p>
          </table:table-cell>
          <table:table-cell table:style-name="ce4" table:formula="of:=IF((MAX([.Z$1];[.$A33])*4 + MIN([.Z$1];[.$A33]))&gt;=82;1;0)" office:value-type="float" office:value="1" calcext:value-type="float">
            <text:p>1</text:p>
          </table:table-cell>
          <table:table-cell table:style-name="ce4" table:formula="of:=IF((MAX([.AA$1];[.$A33])*4 + MIN([.AA$1];[.$A33]))&gt;=82;1;0)" office:value-type="float" office:value="1" calcext:value-type="float">
            <text:p>1</text:p>
          </table:table-cell>
          <table:table-cell table:style-name="ce4" table:formula="of:=IF((MAX([.AB$1];[.$A33])*4 + MIN([.AB$1];[.$A33]))&gt;=82;1;0)" office:value-type="float" office:value="1" calcext:value-type="float">
            <text:p>1</text:p>
          </table:table-cell>
          <table:table-cell table:style-name="ce4" table:formula="of:=IF((MAX([.AC$1];[.$A33])*4 + MIN([.AC$1];[.$A33]))&gt;=82;1;0)" office:value-type="float" office:value="1" calcext:value-type="float">
            <text:p>1</text:p>
          </table:table-cell>
          <table:table-cell table:style-name="ce4" table:formula="of:=IF((MAX([.AD$1];[.$A33])*4 + MIN([.AD$1];[.$A33]))&gt;=82;1;0)" office:value-type="float" office:value="1" calcext:value-type="float">
            <text:p>1</text:p>
          </table:table-cell>
          <table:table-cell table:style-name="ce4" table:formula="of:=IF((MAX([.AE$1];[.$A33])*4 + MIN([.AE$1];[.$A33]))&gt;=82;1;0)" office:value-type="float" office:value="1" calcext:value-type="float">
            <text:p>1</text:p>
          </table:table-cell>
          <table:table-cell table:style-name="ce4" table:formula="of:=IF((MAX([.AF$1];[.$A33])*4 + MIN([.AF$1];[.$A33]))&gt;=82;1;0)" office:value-type="float" office:value="1" calcext:value-type="float">
            <text:p>1</text:p>
          </table:table-cell>
          <table:table-cell table:style-name="ce4" table:formula="of:=IF((MAX([.AG$1];[.$A33])*4 + MIN([.AG$1];[.$A33]))&gt;=82;1;0)" office:value-type="float" office:value="1" calcext:value-type="float">
            <text:p>1</text:p>
          </table:table-cell>
          <table:table-cell table:style-name="ce4" table:formula="of:=IF((MAX([.AH$1];[.$A33])*4 + MIN([.AH$1];[.$A33]))&gt;=82;1;0)" office:value-type="float" office:value="1" calcext:value-type="float">
            <text:p>1</text:p>
          </table:table-cell>
          <table:table-cell table:style-name="ce4" table:formula="of:=IF((MAX([.AI$1];[.$A33])*4 + MIN([.AI$1];[.$A33]))&gt;=82;1;0)" office:value-type="float" office:value="1" calcext:value-type="float">
            <text:p>1</text:p>
          </table:table-cell>
          <table:table-cell table:style-name="ce4" table:formula="of:=IF((MAX([.AJ$1];[.$A33])*4 + MIN([.AJ$1];[.$A33]))&gt;=82;1;0)" office:value-type="float" office:value="1" calcext:value-type="float">
            <text:p>1</text:p>
          </table:table-cell>
          <table:table-cell table:style-name="ce4" table:formula="of:=IF((MAX([.AK$1];[.$A33])*4 + MIN([.AK$1];[.$A33]))&gt;=82;1;0)" office:value-type="float" office:value="1" calcext:value-type="float">
            <text:p>1</text:p>
          </table:table-cell>
          <table:table-cell table:style-name="ce4" table:formula="of:=IF((MAX([.AL$1];[.$A33])*4 + MIN([.AL$1];[.$A33]))&gt;=82;1;0)" office:value-type="float" office:value="1" calcext:value-type="float">
            <text:p>1</text:p>
          </table:table-cell>
          <table:table-cell table:style-name="ce4" table:formula="of:=IF((MAX([.AM$1];[.$A33])*4 + MIN([.AM$1];[.$A33]))&gt;=82;1;0)" office:value-type="float" office:value="1" calcext:value-type="float">
            <text:p>1</text:p>
          </table:table-cell>
          <table:table-cell table:style-name="ce4" table:formula="of:=IF((MAX([.AN$1];[.$A33])*4 + MIN([.AN$1];[.$A33]))&gt;=82;1;0)" office:value-type="float" office:value="1" calcext:value-type="float">
            <text:p>1</text:p>
          </table:table-cell>
          <table:table-cell table:style-name="ce4" table:formula="of:=IF((MAX([.AO$1];[.$A33])*4 + MIN([.AO$1];[.$A33]))&gt;=82;1;0)" office:value-type="float" office:value="1" calcext:value-type="float">
            <text:p>1</text:p>
          </table:table-cell>
          <table:table-cell table:style-name="ce4" table:formula="of:=IF((MAX([.AP$1];[.$A33])*4 + MIN([.AP$1];[.$A33]))&gt;=82;1;0)" office:value-type="float" office:value="1" calcext:value-type="float">
            <text:p>1</text:p>
          </table:table-cell>
          <table:table-cell table:style-name="ce4" table:formula="of:=IF((MAX([.AQ$1];[.$A33])*4 + MIN([.AQ$1];[.$A33]))&gt;=82;1;0)" office:value-type="float" office:value="1" calcext:value-type="float">
            <text:p>1</text:p>
          </table:table-cell>
          <table:table-cell table:style-name="ce4" table:formula="of:=IF((MAX([.AR$1];[.$A33])*4 + MIN([.AR$1];[.$A33]))&gt;=82;1;0)" office:value-type="float" office:value="1" calcext:value-type="float">
            <text:p>1</text:p>
          </table:table-cell>
          <table:table-cell table:style-name="ce4" table:formula="of:=IF((MAX([.AS$1];[.$A33])*4 + MIN([.AS$1];[.$A33]))&gt;=82;1;0)" office:value-type="float" office:value="1" calcext:value-type="float">
            <text:p>1</text:p>
          </table:table-cell>
          <table:table-cell table:style-name="ce4" table:formula="of:=IF((MAX([.AT$1];[.$A33])*4 + MIN([.AT$1];[.$A33]))&gt;=82;1;0)" office:value-type="float" office:value="1" calcext:value-type="float">
            <text:p>1</text:p>
          </table:table-cell>
          <table:table-cell table:style-name="ce4" table:formula="of:=IF((MAX([.AU$1];[.$A33])*4 + MIN([.AU$1];[.$A33]))&gt;=82;1;0)" office:value-type="float" office:value="1" calcext:value-type="float">
            <text:p>1</text:p>
          </table:table-cell>
          <table:table-cell table:style-name="ce4" table:formula="of:=IF((MAX([.AV$1];[.$A33])*4 + MIN([.AV$1];[.$A33]))&gt;=82;1;0)" office:value-type="float" office:value="1" calcext:value-type="float">
            <text:p>1</text:p>
          </table:table-cell>
          <table:table-cell table:style-name="ce4" table:formula="of:=IF((MAX([.AW$1];[.$A33])*4 + MIN([.AW$1];[.$A33]))&gt;=82;1;0)" office:value-type="float" office:value="1" calcext:value-type="float">
            <text:p>1</text:p>
          </table:table-cell>
          <table:table-cell table:style-name="ce4" table:formula="of:=IF((MAX([.AX$1];[.$A33])*4 + MIN([.AX$1];[.$A33]))&gt;=82;1;0)" office:value-type="float" office:value="1" calcext:value-type="float">
            <text:p>1</text:p>
          </table:table-cell>
          <table:table-cell table:style-name="ce4" table:formula="of:=IF((MAX([.AY$1];[.$A33])*4 + MIN([.AY$1];[.$A33]))&gt;=82;1;0)" office:value-type="float" office:value="1" calcext:value-type="float">
            <text:p>1</text:p>
          </table:table-cell>
          <table:table-cell table:style-name="ce4" table:formula="of:=IF((MAX([.AZ$1];[.$A33])*4 + MIN([.AZ$1];[.$A33]))&gt;=82;1;0)" office:value-type="float" office:value="1" calcext:value-type="float">
            <text:p>1</text:p>
          </table:table-cell>
          <table:table-cell table:style-name="ce4" table:formula="of:=IF((MAX([.BA$1];[.$A33])*4 + MIN([.BA$1];[.$A33]))&gt;=82;1;0)" office:value-type="float" office:value="1" calcext:value-type="float">
            <text:p>1</text:p>
          </table:table-cell>
          <table:table-cell table:style-name="ce4" table:formula="of:=IF((MAX([.BB$1];[.$A33])*4 + MIN([.BB$1];[.$A33]))&gt;=82;1;0)" office:value-type="float" office:value="1" calcext:value-type="float">
            <text:p>1</text:p>
          </table:table-cell>
          <table:table-cell table:style-name="ce4" table:formula="of:=IF((MAX([.BC$1];[.$A33])*4 + MIN([.BC$1];[.$A33]))&gt;=82;1;0)" office:value-type="float" office:value="1" calcext:value-type="float">
            <text:p>1</text:p>
          </table:table-cell>
          <table:table-cell table:style-name="ce4" table:formula="of:=IF((MAX([.BD$1];[.$A33])*4 + MIN([.BD$1];[.$A33]))&gt;=82;1;0)" office:value-type="float" office:value="1" calcext:value-type="float">
            <text:p>1</text:p>
          </table:table-cell>
          <table:table-cell table:style-name="ce4" table:formula="of:=IF((MAX([.BE$1];[.$A33])*4 + MIN([.BE$1];[.$A33]))&gt;=82;1;0)" office:value-type="float" office:value="1" calcext:value-type="float">
            <text:p>1</text:p>
          </table:table-cell>
          <table:table-cell table:style-name="ce4" table:formula="of:=IF((MAX([.BF$1];[.$A33])*4 + MIN([.BF$1];[.$A33]))&gt;=82;1;0)" office:value-type="float" office:value="1" calcext:value-type="float">
            <text:p>1</text:p>
          </table:table-cell>
          <table:table-cell table:style-name="ce4" table:formula="of:=IF((MAX([.BG$1];[.$A33])*4 + MIN([.BG$1];[.$A33]))&gt;=82;1;0)" office:value-type="float" office:value="1" calcext:value-type="float">
            <text:p>1</text:p>
          </table:table-cell>
          <table:table-cell table:style-name="ce4" table:formula="of:=IF((MAX([.BH$1];[.$A33])*4 + MIN([.BH$1];[.$A33]))&gt;=82;1;0)" office:value-type="float" office:value="1" calcext:value-type="float">
            <text:p>1</text:p>
          </table:table-cell>
          <table:table-cell table:style-name="ce4" table:formula="of:=IF((MAX([.BI$1];[.$A33])*4 + MIN([.BI$1];[.$A33]))&gt;=82;1;0)" office:value-type="float" office:value="1" calcext:value-type="float">
            <text:p>1</text:p>
          </table:table-cell>
          <table:table-cell table:style-name="ce4" table:formula="of:=IF((MAX([.BJ$1];[.$A33])*4 + MIN([.BJ$1];[.$A33]))&gt;=82;1;0)" office:value-type="float" office:value="1" calcext:value-type="float">
            <text:p>1</text:p>
          </table:table-cell>
          <table:table-cell table:style-name="ce4" table:formula="of:=IF((MAX([.BK$1];[.$A33])*4 + MIN([.BK$1];[.$A33]))&gt;=82;1;0)" office:value-type="float" office:value="1" calcext:value-type="float">
            <text:p>1</text:p>
          </table:table-cell>
          <table:table-cell table:style-name="ce4" table:formula="of:=IF((MAX([.BL$1];[.$A33])*4 + MIN([.BL$1];[.$A33]))&gt;=82;1;0)" office:value-type="float" office:value="1" calcext:value-type="float">
            <text:p>1</text:p>
          </table:table-cell>
          <table:table-cell table:style-name="ce4" table:formula="of:=IF((MAX([.BM$1];[.$A33])*4 + MIN([.BM$1];[.$A33]))&gt;=82;1;0)" office:value-type="float" office:value="1" calcext:value-type="float">
            <text:p>1</text:p>
          </table:table-cell>
          <table:table-cell table:style-name="ce4" table:formula="of:=IF((MAX([.BN$1];[.$A33])*4 + MIN([.BN$1];[.$A33]))&gt;=82;1;0)" office:value-type="float" office:value="1" calcext:value-type="float">
            <text:p>1</text:p>
          </table:table-cell>
          <table:table-cell table:style-name="ce4" table:formula="of:=IF((MAX([.BO$1];[.$A33])*4 + MIN([.BO$1];[.$A33]))&gt;=82;1;0)" office:value-type="float" office:value="1" calcext:value-type="float">
            <text:p>1</text:p>
          </table:table-cell>
          <table:table-cell table:style-name="ce4" table:formula="of:=IF((MAX([.BP$1];[.$A33])*4 + MIN([.BP$1];[.$A33]))&gt;=82;1;0)" office:value-type="float" office:value="1" calcext:value-type="float">
            <text:p>1</text:p>
          </table:table-cell>
          <table:table-cell table:style-name="ce4" table:formula="of:=IF((MAX([.BQ$1];[.$A33])*4 + MIN([.BQ$1];[.$A33]))&gt;=82;1;0)" office:value-type="float" office:value="1" calcext:value-type="float">
            <text:p>1</text:p>
          </table:table-cell>
          <table:table-cell table:style-name="ce4" table:formula="of:=IF((MAX([.BR$1];[.$A33])*4 + MIN([.BR$1];[.$A33]))&gt;=82;1;0)" office:value-type="float" office:value="1" calcext:value-type="float">
            <text:p>1</text:p>
          </table:table-cell>
          <table:table-cell table:style-name="ce4" table:formula="of:=IF((MAX([.BS$1];[.$A33])*4 + MIN([.BS$1];[.$A33]))&gt;=82;1;0)" office:value-type="float" office:value="1" calcext:value-type="float">
            <text:p>1</text:p>
          </table:table-cell>
          <table:table-cell table:style-name="ce4" table:formula="of:=IF((MAX([.BT$1];[.$A33])*4 + MIN([.BT$1];[.$A33]))&gt;=82;1;0)" office:value-type="float" office:value="1" calcext:value-type="float">
            <text:p>1</text:p>
          </table:table-cell>
          <table:table-cell table:style-name="ce4" table:formula="of:=IF((MAX([.BU$1];[.$A33])*4 + MIN([.BU$1];[.$A33]))&gt;=82;1;0)" office:value-type="float" office:value="1" calcext:value-type="float">
            <text:p>1</text:p>
          </table:table-cell>
          <table:table-cell table:style-name="ce4" table:formula="of:=IF((MAX([.BV$1];[.$A33])*4 + MIN([.BV$1];[.$A33]))&gt;=82;1;0)" office:value-type="float" office:value="1" calcext:value-type="float">
            <text:p>1</text:p>
          </table:table-cell>
          <table:table-cell table:style-name="ce4" table:formula="of:=IF((MAX([.BW$1];[.$A33])*4 + MIN([.BW$1];[.$A33]))&gt;=82;1;0)" office:value-type="float" office:value="1" calcext:value-type="float">
            <text:p>1</text:p>
          </table:table-cell>
          <table:table-cell table:style-name="ce4" table:formula="of:=IF((MAX([.BX$1];[.$A33])*4 + MIN([.BX$1];[.$A33]))&gt;=82;1;0)" office:value-type="float" office:value="1" calcext:value-type="float">
            <text:p>1</text:p>
          </table:table-cell>
          <table:table-cell table:style-name="ce4" table:formula="of:=IF((MAX([.BY$1];[.$A33])*4 + MIN([.BY$1];[.$A33]))&gt;=82;1;0)" office:value-type="float" office:value="1" calcext:value-type="float">
            <text:p>1</text:p>
          </table:table-cell>
          <table:table-cell table:style-name="ce4" table:formula="of:=IF((MAX([.BZ$1];[.$A33])*4 + MIN([.BZ$1];[.$A33]))&gt;=82;1;0)" office:value-type="float" office:value="1" calcext:value-type="float">
            <text:p>1</text:p>
          </table:table-cell>
          <table:table-cell table:style-name="ce4" table:formula="of:=IF((MAX([.CA$1];[.$A33])*4 + MIN([.CA$1];[.$A33]))&gt;=82;1;0)" office:value-type="float" office:value="1" calcext:value-type="float">
            <text:p>1</text:p>
          </table:table-cell>
          <table:table-cell table:style-name="ce4" table:formula="of:=IF((MAX([.CB$1];[.$A33])*4 + MIN([.CB$1];[.$A33]))&gt;=82;1;0)" office:value-type="float" office:value="1" calcext:value-type="float">
            <text:p>1</text:p>
          </table:table-cell>
          <table:table-cell table:style-name="ce4" table:formula="of:=IF((MAX([.CC$1];[.$A33])*4 + MIN([.CC$1];[.$A33]))&gt;=82;1;0)" office:value-type="float" office:value="1" calcext:value-type="float">
            <text:p>1</text:p>
          </table:table-cell>
          <table:table-cell table:style-name="ce4" table:formula="of:=IF((MAX([.CD$1];[.$A33])*4 + MIN([.CD$1];[.$A33]))&gt;=82;1;0)" office:value-type="float" office:value="1" calcext:value-type="float">
            <text:p>1</text:p>
          </table:table-cell>
          <table:table-cell table:style-name="ce4" table:formula="of:=IF((MAX([.CE$1];[.$A33])*4 + MIN([.CE$1];[.$A33]))&gt;=82;1;0)" office:value-type="float" office:value="1" calcext:value-type="float">
            <text:p>1</text:p>
          </table:table-cell>
          <table:table-cell table:style-name="ce4" table:formula="of:=IF((MAX([.CF$1];[.$A33])*4 + MIN([.CF$1];[.$A33]))&gt;=82;1;0)" office:value-type="float" office:value="1" calcext:value-type="float">
            <text:p>1</text:p>
          </table:table-cell>
          <table:table-cell table:style-name="ce4" table:formula="of:=IF((MAX([.CG$1];[.$A33])*4 + MIN([.CG$1];[.$A33]))&gt;=82;1;0)" office:value-type="float" office:value="1" calcext:value-type="float">
            <text:p>1</text:p>
          </table:table-cell>
          <table:table-cell table:style-name="ce4" table:formula="of:=IF((MAX([.CH$1];[.$A33])*4 + MIN([.CH$1];[.$A3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table:formula="of:=IF((MAX([.B$1];[.$A34])*4 + MIN([.B$1];[.$A34]))&gt;=82;1;0)" office:value-type="float" office:value="1" calcext:value-type="float">
            <text:p>1</text:p>
          </table:table-cell>
          <table:table-cell table:style-name="ce4" table:formula="of:=IF((MAX([.C$1];[.$A34])*4 + MIN([.C$1];[.$A34]))&gt;=82;1;0)" office:value-type="float" office:value="1" calcext:value-type="float">
            <text:p>1</text:p>
          </table:table-cell>
          <table:table-cell table:style-name="ce4" table:formula="of:=IF((MAX([.D$1];[.$A34])*4 + MIN([.D$1];[.$A34]))&gt;=82;1;0)" office:value-type="float" office:value="1" calcext:value-type="float">
            <text:p>1</text:p>
          </table:table-cell>
          <table:table-cell table:style-name="ce4" table:formula="of:=IF((MAX([.E$1];[.$A34])*4 + MIN([.E$1];[.$A34]))&gt;=82;1;0)" office:value-type="float" office:value="1" calcext:value-type="float">
            <text:p>1</text:p>
          </table:table-cell>
          <table:table-cell table:style-name="ce4" table:formula="of:=IF((MAX([.F$1];[.$A34])*4 + MIN([.F$1];[.$A34]))&gt;=82;1;0)" office:value-type="float" office:value="1" calcext:value-type="float">
            <text:p>1</text:p>
          </table:table-cell>
          <table:table-cell table:style-name="ce4" table:formula="of:=IF((MAX([.G$1];[.$A34])*4 + MIN([.G$1];[.$A34]))&gt;=82;1;0)" office:value-type="float" office:value="1" calcext:value-type="float">
            <text:p>1</text:p>
          </table:table-cell>
          <table:table-cell table:style-name="ce4" table:formula="of:=IF((MAX([.H$1];[.$A34])*4 + MIN([.H$1];[.$A34]))&gt;=82;1;0)" office:value-type="float" office:value="1" calcext:value-type="float">
            <text:p>1</text:p>
          </table:table-cell>
          <table:table-cell table:style-name="ce4" table:formula="of:=IF((MAX([.I$1];[.$A34])*4 + MIN([.I$1];[.$A34]))&gt;=82;1;0)" office:value-type="float" office:value="1" calcext:value-type="float">
            <text:p>1</text:p>
          </table:table-cell>
          <table:table-cell table:style-name="ce4" table:formula="of:=IF((MAX([.J$1];[.$A34])*4 + MIN([.J$1];[.$A34]))&gt;=82;1;0)" office:value-type="float" office:value="1" calcext:value-type="float">
            <text:p>1</text:p>
          </table:table-cell>
          <table:table-cell table:style-name="ce4" table:formula="of:=IF((MAX([.K$1];[.$A34])*4 + MIN([.K$1];[.$A34]))&gt;=82;1;0)" office:value-type="float" office:value="1" calcext:value-type="float">
            <text:p>1</text:p>
          </table:table-cell>
          <table:table-cell table:style-name="ce4" table:formula="of:=IF((MAX([.L$1];[.$A34])*4 + MIN([.L$1];[.$A34]))&gt;=82;1;0)" office:value-type="float" office:value="1" calcext:value-type="float">
            <text:p>1</text:p>
          </table:table-cell>
          <table:table-cell table:style-name="ce4" table:formula="of:=IF((MAX([.M$1];[.$A34])*4 + MIN([.M$1];[.$A34]))&gt;=82;1;0)" office:value-type="float" office:value="1" calcext:value-type="float">
            <text:p>1</text:p>
          </table:table-cell>
          <table:table-cell table:style-name="ce4" table:formula="of:=IF((MAX([.N$1];[.$A34])*4 + MIN([.N$1];[.$A34]))&gt;=82;1;0)" office:value-type="float" office:value="1" calcext:value-type="float">
            <text:p>1</text:p>
          </table:table-cell>
          <table:table-cell table:style-name="ce4" table:formula="of:=IF((MAX([.O$1];[.$A34])*4 + MIN([.O$1];[.$A34]))&gt;=82;1;0)" office:value-type="float" office:value="1" calcext:value-type="float">
            <text:p>1</text:p>
          </table:table-cell>
          <table:table-cell table:style-name="ce4" table:formula="of:=IF((MAX([.P$1];[.$A34])*4 + MIN([.P$1];[.$A34]))&gt;=82;1;0)" office:value-type="float" office:value="1" calcext:value-type="float">
            <text:p>1</text:p>
          </table:table-cell>
          <table:table-cell table:style-name="ce4" table:formula="of:=IF((MAX([.Q$1];[.$A34])*4 + MIN([.Q$1];[.$A34]))&gt;=82;1;0)" office:value-type="float" office:value="1" calcext:value-type="float">
            <text:p>1</text:p>
          </table:table-cell>
          <table:table-cell table:style-name="ce4" table:formula="of:=IF((MAX([.R$1];[.$A34])*4 + MIN([.R$1];[.$A34]))&gt;=82;1;0)" office:value-type="float" office:value="1" calcext:value-type="float">
            <text:p>1</text:p>
          </table:table-cell>
          <table:table-cell table:style-name="ce4" table:formula="of:=IF((MAX([.S$1];[.$A34])*4 + MIN([.S$1];[.$A34]))&gt;=82;1;0)" office:value-type="float" office:value="1" calcext:value-type="float">
            <text:p>1</text:p>
          </table:table-cell>
          <table:table-cell table:style-name="ce4" table:formula="of:=IF((MAX([.T$1];[.$A34])*4 + MIN([.T$1];[.$A34]))&gt;=82;1;0)" office:value-type="float" office:value="1" calcext:value-type="float">
            <text:p>1</text:p>
          </table:table-cell>
          <table:table-cell table:style-name="ce4" table:formula="of:=IF((MAX([.U$1];[.$A34])*4 + MIN([.U$1];[.$A34]))&gt;=82;1;0)" office:value-type="float" office:value="1" calcext:value-type="float">
            <text:p>1</text:p>
          </table:table-cell>
          <table:table-cell table:style-name="ce4" table:formula="of:=IF((MAX([.V$1];[.$A34])*4 + MIN([.V$1];[.$A34]))&gt;=82;1;0)" office:value-type="float" office:value="1" calcext:value-type="float">
            <text:p>1</text:p>
          </table:table-cell>
          <table:table-cell table:style-name="ce4" table:formula="of:=IF((MAX([.W$1];[.$A34])*4 + MIN([.W$1];[.$A34]))&gt;=82;1;0)" office:value-type="float" office:value="1" calcext:value-type="float">
            <text:p>1</text:p>
          </table:table-cell>
          <table:table-cell table:style-name="ce4" table:formula="of:=IF((MAX([.X$1];[.$A34])*4 + MIN([.X$1];[.$A34]))&gt;=82;1;0)" office:value-type="float" office:value="1" calcext:value-type="float">
            <text:p>1</text:p>
          </table:table-cell>
          <table:table-cell table:style-name="ce4" table:formula="of:=IF((MAX([.Y$1];[.$A34])*4 + MIN([.Y$1];[.$A34]))&gt;=82;1;0)" office:value-type="float" office:value="1" calcext:value-type="float">
            <text:p>1</text:p>
          </table:table-cell>
          <table:table-cell table:style-name="ce4" table:formula="of:=IF((MAX([.Z$1];[.$A34])*4 + MIN([.Z$1];[.$A34]))&gt;=82;1;0)" office:value-type="float" office:value="1" calcext:value-type="float">
            <text:p>1</text:p>
          </table:table-cell>
          <table:table-cell table:style-name="ce4" table:formula="of:=IF((MAX([.AA$1];[.$A34])*4 + MIN([.AA$1];[.$A34]))&gt;=82;1;0)" office:value-type="float" office:value="1" calcext:value-type="float">
            <text:p>1</text:p>
          </table:table-cell>
          <table:table-cell table:style-name="ce4" table:formula="of:=IF((MAX([.AB$1];[.$A34])*4 + MIN([.AB$1];[.$A34]))&gt;=82;1;0)" office:value-type="float" office:value="1" calcext:value-type="float">
            <text:p>1</text:p>
          </table:table-cell>
          <table:table-cell table:style-name="ce4" table:formula="of:=IF((MAX([.AC$1];[.$A34])*4 + MIN([.AC$1];[.$A34]))&gt;=82;1;0)" office:value-type="float" office:value="1" calcext:value-type="float">
            <text:p>1</text:p>
          </table:table-cell>
          <table:table-cell table:style-name="ce4" table:formula="of:=IF((MAX([.AD$1];[.$A34])*4 + MIN([.AD$1];[.$A34]))&gt;=82;1;0)" office:value-type="float" office:value="1" calcext:value-type="float">
            <text:p>1</text:p>
          </table:table-cell>
          <table:table-cell table:style-name="ce4" table:formula="of:=IF((MAX([.AE$1];[.$A34])*4 + MIN([.AE$1];[.$A34]))&gt;=82;1;0)" office:value-type="float" office:value="1" calcext:value-type="float">
            <text:p>1</text:p>
          </table:table-cell>
          <table:table-cell table:style-name="ce4" table:formula="of:=IF((MAX([.AF$1];[.$A34])*4 + MIN([.AF$1];[.$A34]))&gt;=82;1;0)" office:value-type="float" office:value="1" calcext:value-type="float">
            <text:p>1</text:p>
          </table:table-cell>
          <table:table-cell table:style-name="ce4" table:formula="of:=IF((MAX([.AG$1];[.$A34])*4 + MIN([.AG$1];[.$A34]))&gt;=82;1;0)" office:value-type="float" office:value="1" calcext:value-type="float">
            <text:p>1</text:p>
          </table:table-cell>
          <table:table-cell table:style-name="ce4" table:formula="of:=IF((MAX([.AH$1];[.$A34])*4 + MIN([.AH$1];[.$A34]))&gt;=82;1;0)" office:value-type="float" office:value="1" calcext:value-type="float">
            <text:p>1</text:p>
          </table:table-cell>
          <table:table-cell table:style-name="ce4" table:formula="of:=IF((MAX([.AI$1];[.$A34])*4 + MIN([.AI$1];[.$A34]))&gt;=82;1;0)" office:value-type="float" office:value="1" calcext:value-type="float">
            <text:p>1</text:p>
          </table:table-cell>
          <table:table-cell table:style-name="ce4" table:formula="of:=IF((MAX([.AJ$1];[.$A34])*4 + MIN([.AJ$1];[.$A34]))&gt;=82;1;0)" office:value-type="float" office:value="1" calcext:value-type="float">
            <text:p>1</text:p>
          </table:table-cell>
          <table:table-cell table:style-name="ce4" table:formula="of:=IF((MAX([.AK$1];[.$A34])*4 + MIN([.AK$1];[.$A34]))&gt;=82;1;0)" office:value-type="float" office:value="1" calcext:value-type="float">
            <text:p>1</text:p>
          </table:table-cell>
          <table:table-cell table:style-name="ce4" table:formula="of:=IF((MAX([.AL$1];[.$A34])*4 + MIN([.AL$1];[.$A34]))&gt;=82;1;0)" office:value-type="float" office:value="1" calcext:value-type="float">
            <text:p>1</text:p>
          </table:table-cell>
          <table:table-cell table:style-name="ce4" table:formula="of:=IF((MAX([.AM$1];[.$A34])*4 + MIN([.AM$1];[.$A34]))&gt;=82;1;0)" office:value-type="float" office:value="1" calcext:value-type="float">
            <text:p>1</text:p>
          </table:table-cell>
          <table:table-cell table:style-name="ce4" table:formula="of:=IF((MAX([.AN$1];[.$A34])*4 + MIN([.AN$1];[.$A34]))&gt;=82;1;0)" office:value-type="float" office:value="1" calcext:value-type="float">
            <text:p>1</text:p>
          </table:table-cell>
          <table:table-cell table:style-name="ce4" table:formula="of:=IF((MAX([.AO$1];[.$A34])*4 + MIN([.AO$1];[.$A34]))&gt;=82;1;0)" office:value-type="float" office:value="1" calcext:value-type="float">
            <text:p>1</text:p>
          </table:table-cell>
          <table:table-cell table:style-name="ce4" table:formula="of:=IF((MAX([.AP$1];[.$A34])*4 + MIN([.AP$1];[.$A34]))&gt;=82;1;0)" office:value-type="float" office:value="1" calcext:value-type="float">
            <text:p>1</text:p>
          </table:table-cell>
          <table:table-cell table:style-name="ce4" table:formula="of:=IF((MAX([.AQ$1];[.$A34])*4 + MIN([.AQ$1];[.$A34]))&gt;=82;1;0)" office:value-type="float" office:value="1" calcext:value-type="float">
            <text:p>1</text:p>
          </table:table-cell>
          <table:table-cell table:style-name="ce4" table:formula="of:=IF((MAX([.AR$1];[.$A34])*4 + MIN([.AR$1];[.$A34]))&gt;=82;1;0)" office:value-type="float" office:value="1" calcext:value-type="float">
            <text:p>1</text:p>
          </table:table-cell>
          <table:table-cell table:style-name="ce4" table:formula="of:=IF((MAX([.AS$1];[.$A34])*4 + MIN([.AS$1];[.$A34]))&gt;=82;1;0)" office:value-type="float" office:value="1" calcext:value-type="float">
            <text:p>1</text:p>
          </table:table-cell>
          <table:table-cell table:style-name="ce4" table:formula="of:=IF((MAX([.AT$1];[.$A34])*4 + MIN([.AT$1];[.$A34]))&gt;=82;1;0)" office:value-type="float" office:value="1" calcext:value-type="float">
            <text:p>1</text:p>
          </table:table-cell>
          <table:table-cell table:style-name="ce4" table:formula="of:=IF((MAX([.AU$1];[.$A34])*4 + MIN([.AU$1];[.$A34]))&gt;=82;1;0)" office:value-type="float" office:value="1" calcext:value-type="float">
            <text:p>1</text:p>
          </table:table-cell>
          <table:table-cell table:style-name="ce4" table:formula="of:=IF((MAX([.AV$1];[.$A34])*4 + MIN([.AV$1];[.$A34]))&gt;=82;1;0)" office:value-type="float" office:value="1" calcext:value-type="float">
            <text:p>1</text:p>
          </table:table-cell>
          <table:table-cell table:style-name="ce4" table:formula="of:=IF((MAX([.AW$1];[.$A34])*4 + MIN([.AW$1];[.$A34]))&gt;=82;1;0)" office:value-type="float" office:value="1" calcext:value-type="float">
            <text:p>1</text:p>
          </table:table-cell>
          <table:table-cell table:style-name="ce4" table:formula="of:=IF((MAX([.AX$1];[.$A34])*4 + MIN([.AX$1];[.$A34]))&gt;=82;1;0)" office:value-type="float" office:value="1" calcext:value-type="float">
            <text:p>1</text:p>
          </table:table-cell>
          <table:table-cell table:style-name="ce4" table:formula="of:=IF((MAX([.AY$1];[.$A34])*4 + MIN([.AY$1];[.$A34]))&gt;=82;1;0)" office:value-type="float" office:value="1" calcext:value-type="float">
            <text:p>1</text:p>
          </table:table-cell>
          <table:table-cell table:style-name="ce4" table:formula="of:=IF((MAX([.AZ$1];[.$A34])*4 + MIN([.AZ$1];[.$A34]))&gt;=82;1;0)" office:value-type="float" office:value="1" calcext:value-type="float">
            <text:p>1</text:p>
          </table:table-cell>
          <table:table-cell table:style-name="ce4" table:formula="of:=IF((MAX([.BA$1];[.$A34])*4 + MIN([.BA$1];[.$A34]))&gt;=82;1;0)" office:value-type="float" office:value="1" calcext:value-type="float">
            <text:p>1</text:p>
          </table:table-cell>
          <table:table-cell table:style-name="ce4" table:formula="of:=IF((MAX([.BB$1];[.$A34])*4 + MIN([.BB$1];[.$A34]))&gt;=82;1;0)" office:value-type="float" office:value="1" calcext:value-type="float">
            <text:p>1</text:p>
          </table:table-cell>
          <table:table-cell table:style-name="ce4" table:formula="of:=IF((MAX([.BC$1];[.$A34])*4 + MIN([.BC$1];[.$A34]))&gt;=82;1;0)" office:value-type="float" office:value="1" calcext:value-type="float">
            <text:p>1</text:p>
          </table:table-cell>
          <table:table-cell table:style-name="ce4" table:formula="of:=IF((MAX([.BD$1];[.$A34])*4 + MIN([.BD$1];[.$A34]))&gt;=82;1;0)" office:value-type="float" office:value="1" calcext:value-type="float">
            <text:p>1</text:p>
          </table:table-cell>
          <table:table-cell table:style-name="ce4" table:formula="of:=IF((MAX([.BE$1];[.$A34])*4 + MIN([.BE$1];[.$A34]))&gt;=82;1;0)" office:value-type="float" office:value="1" calcext:value-type="float">
            <text:p>1</text:p>
          </table:table-cell>
          <table:table-cell table:style-name="ce4" table:formula="of:=IF((MAX([.BF$1];[.$A34])*4 + MIN([.BF$1];[.$A34]))&gt;=82;1;0)" office:value-type="float" office:value="1" calcext:value-type="float">
            <text:p>1</text:p>
          </table:table-cell>
          <table:table-cell table:style-name="ce4" table:formula="of:=IF((MAX([.BG$1];[.$A34])*4 + MIN([.BG$1];[.$A34]))&gt;=82;1;0)" office:value-type="float" office:value="1" calcext:value-type="float">
            <text:p>1</text:p>
          </table:table-cell>
          <table:table-cell table:style-name="ce4" table:formula="of:=IF((MAX([.BH$1];[.$A34])*4 + MIN([.BH$1];[.$A34]))&gt;=82;1;0)" office:value-type="float" office:value="1" calcext:value-type="float">
            <text:p>1</text:p>
          </table:table-cell>
          <table:table-cell table:style-name="ce4" table:formula="of:=IF((MAX([.BI$1];[.$A34])*4 + MIN([.BI$1];[.$A34]))&gt;=82;1;0)" office:value-type="float" office:value="1" calcext:value-type="float">
            <text:p>1</text:p>
          </table:table-cell>
          <table:table-cell table:style-name="ce4" table:formula="of:=IF((MAX([.BJ$1];[.$A34])*4 + MIN([.BJ$1];[.$A34]))&gt;=82;1;0)" office:value-type="float" office:value="1" calcext:value-type="float">
            <text:p>1</text:p>
          </table:table-cell>
          <table:table-cell table:style-name="ce4" table:formula="of:=IF((MAX([.BK$1];[.$A34])*4 + MIN([.BK$1];[.$A34]))&gt;=82;1;0)" office:value-type="float" office:value="1" calcext:value-type="float">
            <text:p>1</text:p>
          </table:table-cell>
          <table:table-cell table:style-name="ce4" table:formula="of:=IF((MAX([.BL$1];[.$A34])*4 + MIN([.BL$1];[.$A34]))&gt;=82;1;0)" office:value-type="float" office:value="1" calcext:value-type="float">
            <text:p>1</text:p>
          </table:table-cell>
          <table:table-cell table:style-name="ce4" table:formula="of:=IF((MAX([.BM$1];[.$A34])*4 + MIN([.BM$1];[.$A34]))&gt;=82;1;0)" office:value-type="float" office:value="1" calcext:value-type="float">
            <text:p>1</text:p>
          </table:table-cell>
          <table:table-cell table:style-name="ce4" table:formula="of:=IF((MAX([.BN$1];[.$A34])*4 + MIN([.BN$1];[.$A34]))&gt;=82;1;0)" office:value-type="float" office:value="1" calcext:value-type="float">
            <text:p>1</text:p>
          </table:table-cell>
          <table:table-cell table:style-name="ce4" table:formula="of:=IF((MAX([.BO$1];[.$A34])*4 + MIN([.BO$1];[.$A34]))&gt;=82;1;0)" office:value-type="float" office:value="1" calcext:value-type="float">
            <text:p>1</text:p>
          </table:table-cell>
          <table:table-cell table:style-name="ce4" table:formula="of:=IF((MAX([.BP$1];[.$A34])*4 + MIN([.BP$1];[.$A34]))&gt;=82;1;0)" office:value-type="float" office:value="1" calcext:value-type="float">
            <text:p>1</text:p>
          </table:table-cell>
          <table:table-cell table:style-name="ce4" table:formula="of:=IF((MAX([.BQ$1];[.$A34])*4 + MIN([.BQ$1];[.$A34]))&gt;=82;1;0)" office:value-type="float" office:value="1" calcext:value-type="float">
            <text:p>1</text:p>
          </table:table-cell>
          <table:table-cell table:style-name="ce4" table:formula="of:=IF((MAX([.BR$1];[.$A34])*4 + MIN([.BR$1];[.$A34]))&gt;=82;1;0)" office:value-type="float" office:value="1" calcext:value-type="float">
            <text:p>1</text:p>
          </table:table-cell>
          <table:table-cell table:style-name="ce4" table:formula="of:=IF((MAX([.BS$1];[.$A34])*4 + MIN([.BS$1];[.$A34]))&gt;=82;1;0)" office:value-type="float" office:value="1" calcext:value-type="float">
            <text:p>1</text:p>
          </table:table-cell>
          <table:table-cell table:style-name="ce4" table:formula="of:=IF((MAX([.BT$1];[.$A34])*4 + MIN([.BT$1];[.$A34]))&gt;=82;1;0)" office:value-type="float" office:value="1" calcext:value-type="float">
            <text:p>1</text:p>
          </table:table-cell>
          <table:table-cell table:style-name="ce4" table:formula="of:=IF((MAX([.BU$1];[.$A34])*4 + MIN([.BU$1];[.$A34]))&gt;=82;1;0)" office:value-type="float" office:value="1" calcext:value-type="float">
            <text:p>1</text:p>
          </table:table-cell>
          <table:table-cell table:style-name="ce4" table:formula="of:=IF((MAX([.BV$1];[.$A34])*4 + MIN([.BV$1];[.$A34]))&gt;=82;1;0)" office:value-type="float" office:value="1" calcext:value-type="float">
            <text:p>1</text:p>
          </table:table-cell>
          <table:table-cell table:style-name="ce4" table:formula="of:=IF((MAX([.BW$1];[.$A34])*4 + MIN([.BW$1];[.$A34]))&gt;=82;1;0)" office:value-type="float" office:value="1" calcext:value-type="float">
            <text:p>1</text:p>
          </table:table-cell>
          <table:table-cell table:style-name="ce4" table:formula="of:=IF((MAX([.BX$1];[.$A34])*4 + MIN([.BX$1];[.$A34]))&gt;=82;1;0)" office:value-type="float" office:value="1" calcext:value-type="float">
            <text:p>1</text:p>
          </table:table-cell>
          <table:table-cell table:style-name="ce4" table:formula="of:=IF((MAX([.BY$1];[.$A34])*4 + MIN([.BY$1];[.$A34]))&gt;=82;1;0)" office:value-type="float" office:value="1" calcext:value-type="float">
            <text:p>1</text:p>
          </table:table-cell>
          <table:table-cell table:style-name="ce4" table:formula="of:=IF((MAX([.BZ$1];[.$A34])*4 + MIN([.BZ$1];[.$A34]))&gt;=82;1;0)" office:value-type="float" office:value="1" calcext:value-type="float">
            <text:p>1</text:p>
          </table:table-cell>
          <table:table-cell table:style-name="ce4" table:formula="of:=IF((MAX([.CA$1];[.$A34])*4 + MIN([.CA$1];[.$A34]))&gt;=82;1;0)" office:value-type="float" office:value="1" calcext:value-type="float">
            <text:p>1</text:p>
          </table:table-cell>
          <table:table-cell table:style-name="ce4" table:formula="of:=IF((MAX([.CB$1];[.$A34])*4 + MIN([.CB$1];[.$A34]))&gt;=82;1;0)" office:value-type="float" office:value="1" calcext:value-type="float">
            <text:p>1</text:p>
          </table:table-cell>
          <table:table-cell table:style-name="ce4" table:formula="of:=IF((MAX([.CC$1];[.$A34])*4 + MIN([.CC$1];[.$A34]))&gt;=82;1;0)" office:value-type="float" office:value="1" calcext:value-type="float">
            <text:p>1</text:p>
          </table:table-cell>
          <table:table-cell table:style-name="ce4" table:formula="of:=IF((MAX([.CD$1];[.$A34])*4 + MIN([.CD$1];[.$A34]))&gt;=82;1;0)" office:value-type="float" office:value="1" calcext:value-type="float">
            <text:p>1</text:p>
          </table:table-cell>
          <table:table-cell table:style-name="ce4" table:formula="of:=IF((MAX([.CE$1];[.$A34])*4 + MIN([.CE$1];[.$A34]))&gt;=82;1;0)" office:value-type="float" office:value="1" calcext:value-type="float">
            <text:p>1</text:p>
          </table:table-cell>
          <table:table-cell table:style-name="ce4" table:formula="of:=IF((MAX([.CF$1];[.$A34])*4 + MIN([.CF$1];[.$A34]))&gt;=82;1;0)" office:value-type="float" office:value="1" calcext:value-type="float">
            <text:p>1</text:p>
          </table:table-cell>
          <table:table-cell table:style-name="ce4" table:formula="of:=IF((MAX([.CG$1];[.$A34])*4 + MIN([.CG$1];[.$A34]))&gt;=82;1;0)" office:value-type="float" office:value="1" calcext:value-type="float">
            <text:p>1</text:p>
          </table:table-cell>
          <table:table-cell table:style-name="ce4" table:formula="of:=IF((MAX([.CH$1];[.$A34])*4 + MIN([.CH$1];[.$A3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table:formula="of:=IF((MAX([.B$1];[.$A35])*4 + MIN([.B$1];[.$A35]))&gt;=82;1;0)" office:value-type="float" office:value="1" calcext:value-type="float">
            <text:p>1</text:p>
          </table:table-cell>
          <table:table-cell table:style-name="ce4" table:formula="of:=IF((MAX([.C$1];[.$A35])*4 + MIN([.C$1];[.$A35]))&gt;=82;1;0)" office:value-type="float" office:value="1" calcext:value-type="float">
            <text:p>1</text:p>
          </table:table-cell>
          <table:table-cell table:style-name="ce4" table:formula="of:=IF((MAX([.D$1];[.$A35])*4 + MIN([.D$1];[.$A35]))&gt;=82;1;0)" office:value-type="float" office:value="1" calcext:value-type="float">
            <text:p>1</text:p>
          </table:table-cell>
          <table:table-cell table:style-name="ce4" table:formula="of:=IF((MAX([.E$1];[.$A35])*4 + MIN([.E$1];[.$A35]))&gt;=82;1;0)" office:value-type="float" office:value="1" calcext:value-type="float">
            <text:p>1</text:p>
          </table:table-cell>
          <table:table-cell table:style-name="ce4" table:formula="of:=IF((MAX([.F$1];[.$A35])*4 + MIN([.F$1];[.$A35]))&gt;=82;1;0)" office:value-type="float" office:value="1" calcext:value-type="float">
            <text:p>1</text:p>
          </table:table-cell>
          <table:table-cell table:style-name="ce4" table:formula="of:=IF((MAX([.G$1];[.$A35])*4 + MIN([.G$1];[.$A35]))&gt;=82;1;0)" office:value-type="float" office:value="1" calcext:value-type="float">
            <text:p>1</text:p>
          </table:table-cell>
          <table:table-cell table:style-name="ce4" table:formula="of:=IF((MAX([.H$1];[.$A35])*4 + MIN([.H$1];[.$A35]))&gt;=82;1;0)" office:value-type="float" office:value="1" calcext:value-type="float">
            <text:p>1</text:p>
          </table:table-cell>
          <table:table-cell table:style-name="ce4" table:formula="of:=IF((MAX([.I$1];[.$A35])*4 + MIN([.I$1];[.$A35]))&gt;=82;1;0)" office:value-type="float" office:value="1" calcext:value-type="float">
            <text:p>1</text:p>
          </table:table-cell>
          <table:table-cell table:style-name="ce4" table:formula="of:=IF((MAX([.J$1];[.$A35])*4 + MIN([.J$1];[.$A35]))&gt;=82;1;0)" office:value-type="float" office:value="1" calcext:value-type="float">
            <text:p>1</text:p>
          </table:table-cell>
          <table:table-cell table:style-name="ce4" table:formula="of:=IF((MAX([.K$1];[.$A35])*4 + MIN([.K$1];[.$A35]))&gt;=82;1;0)" office:value-type="float" office:value="1" calcext:value-type="float">
            <text:p>1</text:p>
          </table:table-cell>
          <table:table-cell table:style-name="ce4" table:formula="of:=IF((MAX([.L$1];[.$A35])*4 + MIN([.L$1];[.$A35]))&gt;=82;1;0)" office:value-type="float" office:value="1" calcext:value-type="float">
            <text:p>1</text:p>
          </table:table-cell>
          <table:table-cell table:style-name="ce4" table:formula="of:=IF((MAX([.M$1];[.$A35])*4 + MIN([.M$1];[.$A35]))&gt;=82;1;0)" office:value-type="float" office:value="1" calcext:value-type="float">
            <text:p>1</text:p>
          </table:table-cell>
          <table:table-cell table:style-name="ce4" table:formula="of:=IF((MAX([.N$1];[.$A35])*4 + MIN([.N$1];[.$A35]))&gt;=82;1;0)" office:value-type="float" office:value="1" calcext:value-type="float">
            <text:p>1</text:p>
          </table:table-cell>
          <table:table-cell table:style-name="ce4" table:formula="of:=IF((MAX([.O$1];[.$A35])*4 + MIN([.O$1];[.$A35]))&gt;=82;1;0)" office:value-type="float" office:value="1" calcext:value-type="float">
            <text:p>1</text:p>
          </table:table-cell>
          <table:table-cell table:style-name="ce4" table:formula="of:=IF((MAX([.P$1];[.$A35])*4 + MIN([.P$1];[.$A35]))&gt;=82;1;0)" office:value-type="float" office:value="1" calcext:value-type="float">
            <text:p>1</text:p>
          </table:table-cell>
          <table:table-cell table:style-name="ce4" table:formula="of:=IF((MAX([.Q$1];[.$A35])*4 + MIN([.Q$1];[.$A35]))&gt;=82;1;0)" office:value-type="float" office:value="1" calcext:value-type="float">
            <text:p>1</text:p>
          </table:table-cell>
          <table:table-cell table:style-name="ce4" table:formula="of:=IF((MAX([.R$1];[.$A35])*4 + MIN([.R$1];[.$A35]))&gt;=82;1;0)" office:value-type="float" office:value="1" calcext:value-type="float">
            <text:p>1</text:p>
          </table:table-cell>
          <table:table-cell table:style-name="ce4" table:formula="of:=IF((MAX([.S$1];[.$A35])*4 + MIN([.S$1];[.$A35]))&gt;=82;1;0)" office:value-type="float" office:value="1" calcext:value-type="float">
            <text:p>1</text:p>
          </table:table-cell>
          <table:table-cell table:style-name="ce4" table:formula="of:=IF((MAX([.T$1];[.$A35])*4 + MIN([.T$1];[.$A35]))&gt;=82;1;0)" office:value-type="float" office:value="1" calcext:value-type="float">
            <text:p>1</text:p>
          </table:table-cell>
          <table:table-cell table:style-name="ce4" table:formula="of:=IF((MAX([.U$1];[.$A35])*4 + MIN([.U$1];[.$A35]))&gt;=82;1;0)" office:value-type="float" office:value="1" calcext:value-type="float">
            <text:p>1</text:p>
          </table:table-cell>
          <table:table-cell table:style-name="ce4" table:formula="of:=IF((MAX([.V$1];[.$A35])*4 + MIN([.V$1];[.$A35]))&gt;=82;1;0)" office:value-type="float" office:value="1" calcext:value-type="float">
            <text:p>1</text:p>
          </table:table-cell>
          <table:table-cell table:style-name="ce4" table:formula="of:=IF((MAX([.W$1];[.$A35])*4 + MIN([.W$1];[.$A35]))&gt;=82;1;0)" office:value-type="float" office:value="1" calcext:value-type="float">
            <text:p>1</text:p>
          </table:table-cell>
          <table:table-cell table:style-name="ce4" table:formula="of:=IF((MAX([.X$1];[.$A35])*4 + MIN([.X$1];[.$A35]))&gt;=82;1;0)" office:value-type="float" office:value="1" calcext:value-type="float">
            <text:p>1</text:p>
          </table:table-cell>
          <table:table-cell table:style-name="ce4" table:formula="of:=IF((MAX([.Y$1];[.$A35])*4 + MIN([.Y$1];[.$A35]))&gt;=82;1;0)" office:value-type="float" office:value="1" calcext:value-type="float">
            <text:p>1</text:p>
          </table:table-cell>
          <table:table-cell table:style-name="ce4" table:formula="of:=IF((MAX([.Z$1];[.$A35])*4 + MIN([.Z$1];[.$A35]))&gt;=82;1;0)" office:value-type="float" office:value="1" calcext:value-type="float">
            <text:p>1</text:p>
          </table:table-cell>
          <table:table-cell table:style-name="ce4" table:formula="of:=IF((MAX([.AA$1];[.$A35])*4 + MIN([.AA$1];[.$A35]))&gt;=82;1;0)" office:value-type="float" office:value="1" calcext:value-type="float">
            <text:p>1</text:p>
          </table:table-cell>
          <table:table-cell table:style-name="ce4" table:formula="of:=IF((MAX([.AB$1];[.$A35])*4 + MIN([.AB$1];[.$A35]))&gt;=82;1;0)" office:value-type="float" office:value="1" calcext:value-type="float">
            <text:p>1</text:p>
          </table:table-cell>
          <table:table-cell table:style-name="ce4" table:formula="of:=IF((MAX([.AC$1];[.$A35])*4 + MIN([.AC$1];[.$A35]))&gt;=82;1;0)" office:value-type="float" office:value="1" calcext:value-type="float">
            <text:p>1</text:p>
          </table:table-cell>
          <table:table-cell table:style-name="ce4" table:formula="of:=IF((MAX([.AD$1];[.$A35])*4 + MIN([.AD$1];[.$A35]))&gt;=82;1;0)" office:value-type="float" office:value="1" calcext:value-type="float">
            <text:p>1</text:p>
          </table:table-cell>
          <table:table-cell table:style-name="ce4" table:formula="of:=IF((MAX([.AE$1];[.$A35])*4 + MIN([.AE$1];[.$A35]))&gt;=82;1;0)" office:value-type="float" office:value="1" calcext:value-type="float">
            <text:p>1</text:p>
          </table:table-cell>
          <table:table-cell table:style-name="ce4" table:formula="of:=IF((MAX([.AF$1];[.$A35])*4 + MIN([.AF$1];[.$A35]))&gt;=82;1;0)" office:value-type="float" office:value="1" calcext:value-type="float">
            <text:p>1</text:p>
          </table:table-cell>
          <table:table-cell table:style-name="ce4" table:formula="of:=IF((MAX([.AG$1];[.$A35])*4 + MIN([.AG$1];[.$A35]))&gt;=82;1;0)" office:value-type="float" office:value="1" calcext:value-type="float">
            <text:p>1</text:p>
          </table:table-cell>
          <table:table-cell table:style-name="ce4" table:formula="of:=IF((MAX([.AH$1];[.$A35])*4 + MIN([.AH$1];[.$A35]))&gt;=82;1;0)" office:value-type="float" office:value="1" calcext:value-type="float">
            <text:p>1</text:p>
          </table:table-cell>
          <table:table-cell table:style-name="ce4" table:formula="of:=IF((MAX([.AI$1];[.$A35])*4 + MIN([.AI$1];[.$A35]))&gt;=82;1;0)" office:value-type="float" office:value="1" calcext:value-type="float">
            <text:p>1</text:p>
          </table:table-cell>
          <table:table-cell table:style-name="ce4" table:formula="of:=IF((MAX([.AJ$1];[.$A35])*4 + MIN([.AJ$1];[.$A35]))&gt;=82;1;0)" office:value-type="float" office:value="1" calcext:value-type="float">
            <text:p>1</text:p>
          </table:table-cell>
          <table:table-cell table:style-name="ce4" table:formula="of:=IF((MAX([.AK$1];[.$A35])*4 + MIN([.AK$1];[.$A35]))&gt;=82;1;0)" office:value-type="float" office:value="1" calcext:value-type="float">
            <text:p>1</text:p>
          </table:table-cell>
          <table:table-cell table:style-name="ce4" table:formula="of:=IF((MAX([.AL$1];[.$A35])*4 + MIN([.AL$1];[.$A35]))&gt;=82;1;0)" office:value-type="float" office:value="1" calcext:value-type="float">
            <text:p>1</text:p>
          </table:table-cell>
          <table:table-cell table:style-name="ce4" table:formula="of:=IF((MAX([.AM$1];[.$A35])*4 + MIN([.AM$1];[.$A35]))&gt;=82;1;0)" office:value-type="float" office:value="1" calcext:value-type="float">
            <text:p>1</text:p>
          </table:table-cell>
          <table:table-cell table:style-name="ce4" table:formula="of:=IF((MAX([.AN$1];[.$A35])*4 + MIN([.AN$1];[.$A35]))&gt;=82;1;0)" office:value-type="float" office:value="1" calcext:value-type="float">
            <text:p>1</text:p>
          </table:table-cell>
          <table:table-cell table:style-name="ce4" table:formula="of:=IF((MAX([.AO$1];[.$A35])*4 + MIN([.AO$1];[.$A35]))&gt;=82;1;0)" office:value-type="float" office:value="1" calcext:value-type="float">
            <text:p>1</text:p>
          </table:table-cell>
          <table:table-cell table:style-name="ce4" table:formula="of:=IF((MAX([.AP$1];[.$A35])*4 + MIN([.AP$1];[.$A35]))&gt;=82;1;0)" office:value-type="float" office:value="1" calcext:value-type="float">
            <text:p>1</text:p>
          </table:table-cell>
          <table:table-cell table:style-name="ce4" table:formula="of:=IF((MAX([.AQ$1];[.$A35])*4 + MIN([.AQ$1];[.$A35]))&gt;=82;1;0)" office:value-type="float" office:value="1" calcext:value-type="float">
            <text:p>1</text:p>
          </table:table-cell>
          <table:table-cell table:style-name="ce4" table:formula="of:=IF((MAX([.AR$1];[.$A35])*4 + MIN([.AR$1];[.$A35]))&gt;=82;1;0)" office:value-type="float" office:value="1" calcext:value-type="float">
            <text:p>1</text:p>
          </table:table-cell>
          <table:table-cell table:style-name="ce4" table:formula="of:=IF((MAX([.AS$1];[.$A35])*4 + MIN([.AS$1];[.$A35]))&gt;=82;1;0)" office:value-type="float" office:value="1" calcext:value-type="float">
            <text:p>1</text:p>
          </table:table-cell>
          <table:table-cell table:style-name="ce4" table:formula="of:=IF((MAX([.AT$1];[.$A35])*4 + MIN([.AT$1];[.$A35]))&gt;=82;1;0)" office:value-type="float" office:value="1" calcext:value-type="float">
            <text:p>1</text:p>
          </table:table-cell>
          <table:table-cell table:style-name="ce4" table:formula="of:=IF((MAX([.AU$1];[.$A35])*4 + MIN([.AU$1];[.$A35]))&gt;=82;1;0)" office:value-type="float" office:value="1" calcext:value-type="float">
            <text:p>1</text:p>
          </table:table-cell>
          <table:table-cell table:style-name="ce4" table:formula="of:=IF((MAX([.AV$1];[.$A35])*4 + MIN([.AV$1];[.$A35]))&gt;=82;1;0)" office:value-type="float" office:value="1" calcext:value-type="float">
            <text:p>1</text:p>
          </table:table-cell>
          <table:table-cell table:style-name="ce4" table:formula="of:=IF((MAX([.AW$1];[.$A35])*4 + MIN([.AW$1];[.$A35]))&gt;=82;1;0)" office:value-type="float" office:value="1" calcext:value-type="float">
            <text:p>1</text:p>
          </table:table-cell>
          <table:table-cell table:style-name="ce4" table:formula="of:=IF((MAX([.AX$1];[.$A35])*4 + MIN([.AX$1];[.$A35]))&gt;=82;1;0)" office:value-type="float" office:value="1" calcext:value-type="float">
            <text:p>1</text:p>
          </table:table-cell>
          <table:table-cell table:style-name="ce4" table:formula="of:=IF((MAX([.AY$1];[.$A35])*4 + MIN([.AY$1];[.$A35]))&gt;=82;1;0)" office:value-type="float" office:value="1" calcext:value-type="float">
            <text:p>1</text:p>
          </table:table-cell>
          <table:table-cell table:style-name="ce4" table:formula="of:=IF((MAX([.AZ$1];[.$A35])*4 + MIN([.AZ$1];[.$A35]))&gt;=82;1;0)" office:value-type="float" office:value="1" calcext:value-type="float">
            <text:p>1</text:p>
          </table:table-cell>
          <table:table-cell table:style-name="ce4" table:formula="of:=IF((MAX([.BA$1];[.$A35])*4 + MIN([.BA$1];[.$A35]))&gt;=82;1;0)" office:value-type="float" office:value="1" calcext:value-type="float">
            <text:p>1</text:p>
          </table:table-cell>
          <table:table-cell table:style-name="ce4" table:formula="of:=IF((MAX([.BB$1];[.$A35])*4 + MIN([.BB$1];[.$A35]))&gt;=82;1;0)" office:value-type="float" office:value="1" calcext:value-type="float">
            <text:p>1</text:p>
          </table:table-cell>
          <table:table-cell table:style-name="ce4" table:formula="of:=IF((MAX([.BC$1];[.$A35])*4 + MIN([.BC$1];[.$A35]))&gt;=82;1;0)" office:value-type="float" office:value="1" calcext:value-type="float">
            <text:p>1</text:p>
          </table:table-cell>
          <table:table-cell table:style-name="ce4" table:formula="of:=IF((MAX([.BD$1];[.$A35])*4 + MIN([.BD$1];[.$A35]))&gt;=82;1;0)" office:value-type="float" office:value="1" calcext:value-type="float">
            <text:p>1</text:p>
          </table:table-cell>
          <table:table-cell table:style-name="ce4" table:formula="of:=IF((MAX([.BE$1];[.$A35])*4 + MIN([.BE$1];[.$A35]))&gt;=82;1;0)" office:value-type="float" office:value="1" calcext:value-type="float">
            <text:p>1</text:p>
          </table:table-cell>
          <table:table-cell table:style-name="ce4" table:formula="of:=IF((MAX([.BF$1];[.$A35])*4 + MIN([.BF$1];[.$A35]))&gt;=82;1;0)" office:value-type="float" office:value="1" calcext:value-type="float">
            <text:p>1</text:p>
          </table:table-cell>
          <table:table-cell table:style-name="ce4" table:formula="of:=IF((MAX([.BG$1];[.$A35])*4 + MIN([.BG$1];[.$A35]))&gt;=82;1;0)" office:value-type="float" office:value="1" calcext:value-type="float">
            <text:p>1</text:p>
          </table:table-cell>
          <table:table-cell table:style-name="ce4" table:formula="of:=IF((MAX([.BH$1];[.$A35])*4 + MIN([.BH$1];[.$A35]))&gt;=82;1;0)" office:value-type="float" office:value="1" calcext:value-type="float">
            <text:p>1</text:p>
          </table:table-cell>
          <table:table-cell table:style-name="ce4" table:formula="of:=IF((MAX([.BI$1];[.$A35])*4 + MIN([.BI$1];[.$A35]))&gt;=82;1;0)" office:value-type="float" office:value="1" calcext:value-type="float">
            <text:p>1</text:p>
          </table:table-cell>
          <table:table-cell table:style-name="ce4" table:formula="of:=IF((MAX([.BJ$1];[.$A35])*4 + MIN([.BJ$1];[.$A35]))&gt;=82;1;0)" office:value-type="float" office:value="1" calcext:value-type="float">
            <text:p>1</text:p>
          </table:table-cell>
          <table:table-cell table:style-name="ce4" table:formula="of:=IF((MAX([.BK$1];[.$A35])*4 + MIN([.BK$1];[.$A35]))&gt;=82;1;0)" office:value-type="float" office:value="1" calcext:value-type="float">
            <text:p>1</text:p>
          </table:table-cell>
          <table:table-cell table:style-name="ce4" table:formula="of:=IF((MAX([.BL$1];[.$A35])*4 + MIN([.BL$1];[.$A35]))&gt;=82;1;0)" office:value-type="float" office:value="1" calcext:value-type="float">
            <text:p>1</text:p>
          </table:table-cell>
          <table:table-cell table:style-name="ce4" table:formula="of:=IF((MAX([.BM$1];[.$A35])*4 + MIN([.BM$1];[.$A35]))&gt;=82;1;0)" office:value-type="float" office:value="1" calcext:value-type="float">
            <text:p>1</text:p>
          </table:table-cell>
          <table:table-cell table:style-name="ce4" table:formula="of:=IF((MAX([.BN$1];[.$A35])*4 + MIN([.BN$1];[.$A35]))&gt;=82;1;0)" office:value-type="float" office:value="1" calcext:value-type="float">
            <text:p>1</text:p>
          </table:table-cell>
          <table:table-cell table:style-name="ce4" table:formula="of:=IF((MAX([.BO$1];[.$A35])*4 + MIN([.BO$1];[.$A35]))&gt;=82;1;0)" office:value-type="float" office:value="1" calcext:value-type="float">
            <text:p>1</text:p>
          </table:table-cell>
          <table:table-cell table:style-name="ce4" table:formula="of:=IF((MAX([.BP$1];[.$A35])*4 + MIN([.BP$1];[.$A35]))&gt;=82;1;0)" office:value-type="float" office:value="1" calcext:value-type="float">
            <text:p>1</text:p>
          </table:table-cell>
          <table:table-cell table:style-name="ce4" table:formula="of:=IF((MAX([.BQ$1];[.$A35])*4 + MIN([.BQ$1];[.$A35]))&gt;=82;1;0)" office:value-type="float" office:value="1" calcext:value-type="float">
            <text:p>1</text:p>
          </table:table-cell>
          <table:table-cell table:style-name="ce4" table:formula="of:=IF((MAX([.BR$1];[.$A35])*4 + MIN([.BR$1];[.$A35]))&gt;=82;1;0)" office:value-type="float" office:value="1" calcext:value-type="float">
            <text:p>1</text:p>
          </table:table-cell>
          <table:table-cell table:style-name="ce4" table:formula="of:=IF((MAX([.BS$1];[.$A35])*4 + MIN([.BS$1];[.$A35]))&gt;=82;1;0)" office:value-type="float" office:value="1" calcext:value-type="float">
            <text:p>1</text:p>
          </table:table-cell>
          <table:table-cell table:style-name="ce4" table:formula="of:=IF((MAX([.BT$1];[.$A35])*4 + MIN([.BT$1];[.$A35]))&gt;=82;1;0)" office:value-type="float" office:value="1" calcext:value-type="float">
            <text:p>1</text:p>
          </table:table-cell>
          <table:table-cell table:style-name="ce4" table:formula="of:=IF((MAX([.BU$1];[.$A35])*4 + MIN([.BU$1];[.$A35]))&gt;=82;1;0)" office:value-type="float" office:value="1" calcext:value-type="float">
            <text:p>1</text:p>
          </table:table-cell>
          <table:table-cell table:style-name="ce4" table:formula="of:=IF((MAX([.BV$1];[.$A35])*4 + MIN([.BV$1];[.$A35]))&gt;=82;1;0)" office:value-type="float" office:value="1" calcext:value-type="float">
            <text:p>1</text:p>
          </table:table-cell>
          <table:table-cell table:style-name="ce4" table:formula="of:=IF((MAX([.BW$1];[.$A35])*4 + MIN([.BW$1];[.$A35]))&gt;=82;1;0)" office:value-type="float" office:value="1" calcext:value-type="float">
            <text:p>1</text:p>
          </table:table-cell>
          <table:table-cell table:style-name="ce4" table:formula="of:=IF((MAX([.BX$1];[.$A35])*4 + MIN([.BX$1];[.$A35]))&gt;=82;1;0)" office:value-type="float" office:value="1" calcext:value-type="float">
            <text:p>1</text:p>
          </table:table-cell>
          <table:table-cell table:style-name="ce4" table:formula="of:=IF((MAX([.BY$1];[.$A35])*4 + MIN([.BY$1];[.$A35]))&gt;=82;1;0)" office:value-type="float" office:value="1" calcext:value-type="float">
            <text:p>1</text:p>
          </table:table-cell>
          <table:table-cell table:style-name="ce4" table:formula="of:=IF((MAX([.BZ$1];[.$A35])*4 + MIN([.BZ$1];[.$A35]))&gt;=82;1;0)" office:value-type="float" office:value="1" calcext:value-type="float">
            <text:p>1</text:p>
          </table:table-cell>
          <table:table-cell table:style-name="ce4" table:formula="of:=IF((MAX([.CA$1];[.$A35])*4 + MIN([.CA$1];[.$A35]))&gt;=82;1;0)" office:value-type="float" office:value="1" calcext:value-type="float">
            <text:p>1</text:p>
          </table:table-cell>
          <table:table-cell table:style-name="ce4" table:formula="of:=IF((MAX([.CB$1];[.$A35])*4 + MIN([.CB$1];[.$A35]))&gt;=82;1;0)" office:value-type="float" office:value="1" calcext:value-type="float">
            <text:p>1</text:p>
          </table:table-cell>
          <table:table-cell table:style-name="ce4" table:formula="of:=IF((MAX([.CC$1];[.$A35])*4 + MIN([.CC$1];[.$A35]))&gt;=82;1;0)" office:value-type="float" office:value="1" calcext:value-type="float">
            <text:p>1</text:p>
          </table:table-cell>
          <table:table-cell table:style-name="ce4" table:formula="of:=IF((MAX([.CD$1];[.$A35])*4 + MIN([.CD$1];[.$A35]))&gt;=82;1;0)" office:value-type="float" office:value="1" calcext:value-type="float">
            <text:p>1</text:p>
          </table:table-cell>
          <table:table-cell table:style-name="ce4" table:formula="of:=IF((MAX([.CE$1];[.$A35])*4 + MIN([.CE$1];[.$A35]))&gt;=82;1;0)" office:value-type="float" office:value="1" calcext:value-type="float">
            <text:p>1</text:p>
          </table:table-cell>
          <table:table-cell table:style-name="ce4" table:formula="of:=IF((MAX([.CF$1];[.$A35])*4 + MIN([.CF$1];[.$A35]))&gt;=82;1;0)" office:value-type="float" office:value="1" calcext:value-type="float">
            <text:p>1</text:p>
          </table:table-cell>
          <table:table-cell table:style-name="ce4" table:formula="of:=IF((MAX([.CG$1];[.$A35])*4 + MIN([.CG$1];[.$A35]))&gt;=82;1;0)" office:value-type="float" office:value="1" calcext:value-type="float">
            <text:p>1</text:p>
          </table:table-cell>
          <table:table-cell table:style-name="ce4" table:formula="of:=IF((MAX([.CH$1];[.$A35])*4 + MIN([.CH$1];[.$A3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table:formula="of:=IF((MAX([.B$1];[.$A36])*4 + MIN([.B$1];[.$A36]))&gt;=82;1;0)" office:value-type="float" office:value="1" calcext:value-type="float">
            <text:p>1</text:p>
          </table:table-cell>
          <table:table-cell table:style-name="ce4" table:formula="of:=IF((MAX([.C$1];[.$A36])*4 + MIN([.C$1];[.$A36]))&gt;=82;1;0)" office:value-type="float" office:value="1" calcext:value-type="float">
            <text:p>1</text:p>
          </table:table-cell>
          <table:table-cell table:style-name="ce4" table:formula="of:=IF((MAX([.D$1];[.$A36])*4 + MIN([.D$1];[.$A36]))&gt;=82;1;0)" office:value-type="float" office:value="1" calcext:value-type="float">
            <text:p>1</text:p>
          </table:table-cell>
          <table:table-cell table:style-name="ce4" table:formula="of:=IF((MAX([.E$1];[.$A36])*4 + MIN([.E$1];[.$A36]))&gt;=82;1;0)" office:value-type="float" office:value="1" calcext:value-type="float">
            <text:p>1</text:p>
          </table:table-cell>
          <table:table-cell table:style-name="ce4" table:formula="of:=IF((MAX([.F$1];[.$A36])*4 + MIN([.F$1];[.$A36]))&gt;=82;1;0)" office:value-type="float" office:value="1" calcext:value-type="float">
            <text:p>1</text:p>
          </table:table-cell>
          <table:table-cell table:style-name="ce4" table:formula="of:=IF((MAX([.G$1];[.$A36])*4 + MIN([.G$1];[.$A36]))&gt;=82;1;0)" office:value-type="float" office:value="1" calcext:value-type="float">
            <text:p>1</text:p>
          </table:table-cell>
          <table:table-cell table:style-name="ce4" table:formula="of:=IF((MAX([.H$1];[.$A36])*4 + MIN([.H$1];[.$A36]))&gt;=82;1;0)" office:value-type="float" office:value="1" calcext:value-type="float">
            <text:p>1</text:p>
          </table:table-cell>
          <table:table-cell table:style-name="ce4" table:formula="of:=IF((MAX([.I$1];[.$A36])*4 + MIN([.I$1];[.$A36]))&gt;=82;1;0)" office:value-type="float" office:value="1" calcext:value-type="float">
            <text:p>1</text:p>
          </table:table-cell>
          <table:table-cell table:style-name="ce4" table:formula="of:=IF((MAX([.J$1];[.$A36])*4 + MIN([.J$1];[.$A36]))&gt;=82;1;0)" office:value-type="float" office:value="1" calcext:value-type="float">
            <text:p>1</text:p>
          </table:table-cell>
          <table:table-cell table:style-name="ce4" table:formula="of:=IF((MAX([.K$1];[.$A36])*4 + MIN([.K$1];[.$A36]))&gt;=82;1;0)" office:value-type="float" office:value="1" calcext:value-type="float">
            <text:p>1</text:p>
          </table:table-cell>
          <table:table-cell table:style-name="ce4" table:formula="of:=IF((MAX([.L$1];[.$A36])*4 + MIN([.L$1];[.$A36]))&gt;=82;1;0)" office:value-type="float" office:value="1" calcext:value-type="float">
            <text:p>1</text:p>
          </table:table-cell>
          <table:table-cell table:style-name="ce4" table:formula="of:=IF((MAX([.M$1];[.$A36])*4 + MIN([.M$1];[.$A36]))&gt;=82;1;0)" office:value-type="float" office:value="1" calcext:value-type="float">
            <text:p>1</text:p>
          </table:table-cell>
          <table:table-cell table:style-name="ce4" table:formula="of:=IF((MAX([.N$1];[.$A36])*4 + MIN([.N$1];[.$A36]))&gt;=82;1;0)" office:value-type="float" office:value="1" calcext:value-type="float">
            <text:p>1</text:p>
          </table:table-cell>
          <table:table-cell table:style-name="ce4" table:formula="of:=IF((MAX([.O$1];[.$A36])*4 + MIN([.O$1];[.$A36]))&gt;=82;1;0)" office:value-type="float" office:value="1" calcext:value-type="float">
            <text:p>1</text:p>
          </table:table-cell>
          <table:table-cell table:style-name="ce4" table:formula="of:=IF((MAX([.P$1];[.$A36])*4 + MIN([.P$1];[.$A36]))&gt;=82;1;0)" office:value-type="float" office:value="1" calcext:value-type="float">
            <text:p>1</text:p>
          </table:table-cell>
          <table:table-cell table:style-name="ce4" table:formula="of:=IF((MAX([.Q$1];[.$A36])*4 + MIN([.Q$1];[.$A36]))&gt;=82;1;0)" office:value-type="float" office:value="1" calcext:value-type="float">
            <text:p>1</text:p>
          </table:table-cell>
          <table:table-cell table:style-name="ce4" table:formula="of:=IF((MAX([.R$1];[.$A36])*4 + MIN([.R$1];[.$A36]))&gt;=82;1;0)" office:value-type="float" office:value="1" calcext:value-type="float">
            <text:p>1</text:p>
          </table:table-cell>
          <table:table-cell table:style-name="ce4" table:formula="of:=IF((MAX([.S$1];[.$A36])*4 + MIN([.S$1];[.$A36]))&gt;=82;1;0)" office:value-type="float" office:value="1" calcext:value-type="float">
            <text:p>1</text:p>
          </table:table-cell>
          <table:table-cell table:style-name="ce4" table:formula="of:=IF((MAX([.T$1];[.$A36])*4 + MIN([.T$1];[.$A36]))&gt;=82;1;0)" office:value-type="float" office:value="1" calcext:value-type="float">
            <text:p>1</text:p>
          </table:table-cell>
          <table:table-cell table:style-name="ce4" table:formula="of:=IF((MAX([.U$1];[.$A36])*4 + MIN([.U$1];[.$A36]))&gt;=82;1;0)" office:value-type="float" office:value="1" calcext:value-type="float">
            <text:p>1</text:p>
          </table:table-cell>
          <table:table-cell table:style-name="ce4" table:formula="of:=IF((MAX([.V$1];[.$A36])*4 + MIN([.V$1];[.$A36]))&gt;=82;1;0)" office:value-type="float" office:value="1" calcext:value-type="float">
            <text:p>1</text:p>
          </table:table-cell>
          <table:table-cell table:style-name="ce4" table:formula="of:=IF((MAX([.W$1];[.$A36])*4 + MIN([.W$1];[.$A36]))&gt;=82;1;0)" office:value-type="float" office:value="1" calcext:value-type="float">
            <text:p>1</text:p>
          </table:table-cell>
          <table:table-cell table:style-name="ce4" table:formula="of:=IF((MAX([.X$1];[.$A36])*4 + MIN([.X$1];[.$A36]))&gt;=82;1;0)" office:value-type="float" office:value="1" calcext:value-type="float">
            <text:p>1</text:p>
          </table:table-cell>
          <table:table-cell table:style-name="ce4" table:formula="of:=IF((MAX([.Y$1];[.$A36])*4 + MIN([.Y$1];[.$A36]))&gt;=82;1;0)" office:value-type="float" office:value="1" calcext:value-type="float">
            <text:p>1</text:p>
          </table:table-cell>
          <table:table-cell table:style-name="ce4" table:formula="of:=IF((MAX([.Z$1];[.$A36])*4 + MIN([.Z$1];[.$A36]))&gt;=82;1;0)" office:value-type="float" office:value="1" calcext:value-type="float">
            <text:p>1</text:p>
          </table:table-cell>
          <table:table-cell table:style-name="ce4" table:formula="of:=IF((MAX([.AA$1];[.$A36])*4 + MIN([.AA$1];[.$A36]))&gt;=82;1;0)" office:value-type="float" office:value="1" calcext:value-type="float">
            <text:p>1</text:p>
          </table:table-cell>
          <table:table-cell table:style-name="ce4" table:formula="of:=IF((MAX([.AB$1];[.$A36])*4 + MIN([.AB$1];[.$A36]))&gt;=82;1;0)" office:value-type="float" office:value="1" calcext:value-type="float">
            <text:p>1</text:p>
          </table:table-cell>
          <table:table-cell table:style-name="ce4" table:formula="of:=IF((MAX([.AC$1];[.$A36])*4 + MIN([.AC$1];[.$A36]))&gt;=82;1;0)" office:value-type="float" office:value="1" calcext:value-type="float">
            <text:p>1</text:p>
          </table:table-cell>
          <table:table-cell table:style-name="ce4" table:formula="of:=IF((MAX([.AD$1];[.$A36])*4 + MIN([.AD$1];[.$A36]))&gt;=82;1;0)" office:value-type="float" office:value="1" calcext:value-type="float">
            <text:p>1</text:p>
          </table:table-cell>
          <table:table-cell table:style-name="ce4" table:formula="of:=IF((MAX([.AE$1];[.$A36])*4 + MIN([.AE$1];[.$A36]))&gt;=82;1;0)" office:value-type="float" office:value="1" calcext:value-type="float">
            <text:p>1</text:p>
          </table:table-cell>
          <table:table-cell table:style-name="ce4" table:formula="of:=IF((MAX([.AF$1];[.$A36])*4 + MIN([.AF$1];[.$A36]))&gt;=82;1;0)" office:value-type="float" office:value="1" calcext:value-type="float">
            <text:p>1</text:p>
          </table:table-cell>
          <table:table-cell table:style-name="ce4" table:formula="of:=IF((MAX([.AG$1];[.$A36])*4 + MIN([.AG$1];[.$A36]))&gt;=82;1;0)" office:value-type="float" office:value="1" calcext:value-type="float">
            <text:p>1</text:p>
          </table:table-cell>
          <table:table-cell table:style-name="ce4" table:formula="of:=IF((MAX([.AH$1];[.$A36])*4 + MIN([.AH$1];[.$A36]))&gt;=82;1;0)" office:value-type="float" office:value="1" calcext:value-type="float">
            <text:p>1</text:p>
          </table:table-cell>
          <table:table-cell table:style-name="ce4" table:formula="of:=IF((MAX([.AI$1];[.$A36])*4 + MIN([.AI$1];[.$A36]))&gt;=82;1;0)" office:value-type="float" office:value="1" calcext:value-type="float">
            <text:p>1</text:p>
          </table:table-cell>
          <table:table-cell table:style-name="ce4" table:formula="of:=IF((MAX([.AJ$1];[.$A36])*4 + MIN([.AJ$1];[.$A36]))&gt;=82;1;0)" office:value-type="float" office:value="1" calcext:value-type="float">
            <text:p>1</text:p>
          </table:table-cell>
          <table:table-cell table:style-name="ce4" table:formula="of:=IF((MAX([.AK$1];[.$A36])*4 + MIN([.AK$1];[.$A36]))&gt;=82;1;0)" office:value-type="float" office:value="1" calcext:value-type="float">
            <text:p>1</text:p>
          </table:table-cell>
          <table:table-cell table:style-name="ce4" table:formula="of:=IF((MAX([.AL$1];[.$A36])*4 + MIN([.AL$1];[.$A36]))&gt;=82;1;0)" office:value-type="float" office:value="1" calcext:value-type="float">
            <text:p>1</text:p>
          </table:table-cell>
          <table:table-cell table:style-name="ce4" table:formula="of:=IF((MAX([.AM$1];[.$A36])*4 + MIN([.AM$1];[.$A36]))&gt;=82;1;0)" office:value-type="float" office:value="1" calcext:value-type="float">
            <text:p>1</text:p>
          </table:table-cell>
          <table:table-cell table:style-name="ce4" table:formula="of:=IF((MAX([.AN$1];[.$A36])*4 + MIN([.AN$1];[.$A36]))&gt;=82;1;0)" office:value-type="float" office:value="1" calcext:value-type="float">
            <text:p>1</text:p>
          </table:table-cell>
          <table:table-cell table:style-name="ce4" table:formula="of:=IF((MAX([.AO$1];[.$A36])*4 + MIN([.AO$1];[.$A36]))&gt;=82;1;0)" office:value-type="float" office:value="1" calcext:value-type="float">
            <text:p>1</text:p>
          </table:table-cell>
          <table:table-cell table:style-name="ce4" table:formula="of:=IF((MAX([.AP$1];[.$A36])*4 + MIN([.AP$1];[.$A36]))&gt;=82;1;0)" office:value-type="float" office:value="1" calcext:value-type="float">
            <text:p>1</text:p>
          </table:table-cell>
          <table:table-cell table:style-name="ce4" table:formula="of:=IF((MAX([.AQ$1];[.$A36])*4 + MIN([.AQ$1];[.$A36]))&gt;=82;1;0)" office:value-type="float" office:value="1" calcext:value-type="float">
            <text:p>1</text:p>
          </table:table-cell>
          <table:table-cell table:style-name="ce4" table:formula="of:=IF((MAX([.AR$1];[.$A36])*4 + MIN([.AR$1];[.$A36]))&gt;=82;1;0)" office:value-type="float" office:value="1" calcext:value-type="float">
            <text:p>1</text:p>
          </table:table-cell>
          <table:table-cell table:style-name="ce4" table:formula="of:=IF((MAX([.AS$1];[.$A36])*4 + MIN([.AS$1];[.$A36]))&gt;=82;1;0)" office:value-type="float" office:value="1" calcext:value-type="float">
            <text:p>1</text:p>
          </table:table-cell>
          <table:table-cell table:style-name="ce4" table:formula="of:=IF((MAX([.AT$1];[.$A36])*4 + MIN([.AT$1];[.$A36]))&gt;=82;1;0)" office:value-type="float" office:value="1" calcext:value-type="float">
            <text:p>1</text:p>
          </table:table-cell>
          <table:table-cell table:style-name="ce4" table:formula="of:=IF((MAX([.AU$1];[.$A36])*4 + MIN([.AU$1];[.$A36]))&gt;=82;1;0)" office:value-type="float" office:value="1" calcext:value-type="float">
            <text:p>1</text:p>
          </table:table-cell>
          <table:table-cell table:style-name="ce4" table:formula="of:=IF((MAX([.AV$1];[.$A36])*4 + MIN([.AV$1];[.$A36]))&gt;=82;1;0)" office:value-type="float" office:value="1" calcext:value-type="float">
            <text:p>1</text:p>
          </table:table-cell>
          <table:table-cell table:style-name="ce4" table:formula="of:=IF((MAX([.AW$1];[.$A36])*4 + MIN([.AW$1];[.$A36]))&gt;=82;1;0)" office:value-type="float" office:value="1" calcext:value-type="float">
            <text:p>1</text:p>
          </table:table-cell>
          <table:table-cell table:style-name="ce4" table:formula="of:=IF((MAX([.AX$1];[.$A36])*4 + MIN([.AX$1];[.$A36]))&gt;=82;1;0)" office:value-type="float" office:value="1" calcext:value-type="float">
            <text:p>1</text:p>
          </table:table-cell>
          <table:table-cell table:style-name="ce4" table:formula="of:=IF((MAX([.AY$1];[.$A36])*4 + MIN([.AY$1];[.$A36]))&gt;=82;1;0)" office:value-type="float" office:value="1" calcext:value-type="float">
            <text:p>1</text:p>
          </table:table-cell>
          <table:table-cell table:style-name="ce4" table:formula="of:=IF((MAX([.AZ$1];[.$A36])*4 + MIN([.AZ$1];[.$A36]))&gt;=82;1;0)" office:value-type="float" office:value="1" calcext:value-type="float">
            <text:p>1</text:p>
          </table:table-cell>
          <table:table-cell table:style-name="ce4" table:formula="of:=IF((MAX([.BA$1];[.$A36])*4 + MIN([.BA$1];[.$A36]))&gt;=82;1;0)" office:value-type="float" office:value="1" calcext:value-type="float">
            <text:p>1</text:p>
          </table:table-cell>
          <table:table-cell table:style-name="ce4" table:formula="of:=IF((MAX([.BB$1];[.$A36])*4 + MIN([.BB$1];[.$A36]))&gt;=82;1;0)" office:value-type="float" office:value="1" calcext:value-type="float">
            <text:p>1</text:p>
          </table:table-cell>
          <table:table-cell table:style-name="ce4" table:formula="of:=IF((MAX([.BC$1];[.$A36])*4 + MIN([.BC$1];[.$A36]))&gt;=82;1;0)" office:value-type="float" office:value="1" calcext:value-type="float">
            <text:p>1</text:p>
          </table:table-cell>
          <table:table-cell table:style-name="ce4" table:formula="of:=IF((MAX([.BD$1];[.$A36])*4 + MIN([.BD$1];[.$A36]))&gt;=82;1;0)" office:value-type="float" office:value="1" calcext:value-type="float">
            <text:p>1</text:p>
          </table:table-cell>
          <table:table-cell table:style-name="ce4" table:formula="of:=IF((MAX([.BE$1];[.$A36])*4 + MIN([.BE$1];[.$A36]))&gt;=82;1;0)" office:value-type="float" office:value="1" calcext:value-type="float">
            <text:p>1</text:p>
          </table:table-cell>
          <table:table-cell table:style-name="ce4" table:formula="of:=IF((MAX([.BF$1];[.$A36])*4 + MIN([.BF$1];[.$A36]))&gt;=82;1;0)" office:value-type="float" office:value="1" calcext:value-type="float">
            <text:p>1</text:p>
          </table:table-cell>
          <table:table-cell table:style-name="ce4" table:formula="of:=IF((MAX([.BG$1];[.$A36])*4 + MIN([.BG$1];[.$A36]))&gt;=82;1;0)" office:value-type="float" office:value="1" calcext:value-type="float">
            <text:p>1</text:p>
          </table:table-cell>
          <table:table-cell table:style-name="ce4" table:formula="of:=IF((MAX([.BH$1];[.$A36])*4 + MIN([.BH$1];[.$A36]))&gt;=82;1;0)" office:value-type="float" office:value="1" calcext:value-type="float">
            <text:p>1</text:p>
          </table:table-cell>
          <table:table-cell table:style-name="ce4" table:formula="of:=IF((MAX([.BI$1];[.$A36])*4 + MIN([.BI$1];[.$A36]))&gt;=82;1;0)" office:value-type="float" office:value="1" calcext:value-type="float">
            <text:p>1</text:p>
          </table:table-cell>
          <table:table-cell table:style-name="ce4" table:formula="of:=IF((MAX([.BJ$1];[.$A36])*4 + MIN([.BJ$1];[.$A36]))&gt;=82;1;0)" office:value-type="float" office:value="1" calcext:value-type="float">
            <text:p>1</text:p>
          </table:table-cell>
          <table:table-cell table:style-name="ce4" table:formula="of:=IF((MAX([.BK$1];[.$A36])*4 + MIN([.BK$1];[.$A36]))&gt;=82;1;0)" office:value-type="float" office:value="1" calcext:value-type="float">
            <text:p>1</text:p>
          </table:table-cell>
          <table:table-cell table:style-name="ce4" table:formula="of:=IF((MAX([.BL$1];[.$A36])*4 + MIN([.BL$1];[.$A36]))&gt;=82;1;0)" office:value-type="float" office:value="1" calcext:value-type="float">
            <text:p>1</text:p>
          </table:table-cell>
          <table:table-cell table:style-name="ce4" table:formula="of:=IF((MAX([.BM$1];[.$A36])*4 + MIN([.BM$1];[.$A36]))&gt;=82;1;0)" office:value-type="float" office:value="1" calcext:value-type="float">
            <text:p>1</text:p>
          </table:table-cell>
          <table:table-cell table:style-name="ce4" table:formula="of:=IF((MAX([.BN$1];[.$A36])*4 + MIN([.BN$1];[.$A36]))&gt;=82;1;0)" office:value-type="float" office:value="1" calcext:value-type="float">
            <text:p>1</text:p>
          </table:table-cell>
          <table:table-cell table:style-name="ce4" table:formula="of:=IF((MAX([.BO$1];[.$A36])*4 + MIN([.BO$1];[.$A36]))&gt;=82;1;0)" office:value-type="float" office:value="1" calcext:value-type="float">
            <text:p>1</text:p>
          </table:table-cell>
          <table:table-cell table:style-name="ce4" table:formula="of:=IF((MAX([.BP$1];[.$A36])*4 + MIN([.BP$1];[.$A36]))&gt;=82;1;0)" office:value-type="float" office:value="1" calcext:value-type="float">
            <text:p>1</text:p>
          </table:table-cell>
          <table:table-cell table:style-name="ce4" table:formula="of:=IF((MAX([.BQ$1];[.$A36])*4 + MIN([.BQ$1];[.$A36]))&gt;=82;1;0)" office:value-type="float" office:value="1" calcext:value-type="float">
            <text:p>1</text:p>
          </table:table-cell>
          <table:table-cell table:style-name="ce4" table:formula="of:=IF((MAX([.BR$1];[.$A36])*4 + MIN([.BR$1];[.$A36]))&gt;=82;1;0)" office:value-type="float" office:value="1" calcext:value-type="float">
            <text:p>1</text:p>
          </table:table-cell>
          <table:table-cell table:style-name="ce4" table:formula="of:=IF((MAX([.BS$1];[.$A36])*4 + MIN([.BS$1];[.$A36]))&gt;=82;1;0)" office:value-type="float" office:value="1" calcext:value-type="float">
            <text:p>1</text:p>
          </table:table-cell>
          <table:table-cell table:style-name="ce4" table:formula="of:=IF((MAX([.BT$1];[.$A36])*4 + MIN([.BT$1];[.$A36]))&gt;=82;1;0)" office:value-type="float" office:value="1" calcext:value-type="float">
            <text:p>1</text:p>
          </table:table-cell>
          <table:table-cell table:style-name="ce4" table:formula="of:=IF((MAX([.BU$1];[.$A36])*4 + MIN([.BU$1];[.$A36]))&gt;=82;1;0)" office:value-type="float" office:value="1" calcext:value-type="float">
            <text:p>1</text:p>
          </table:table-cell>
          <table:table-cell table:style-name="ce4" table:formula="of:=IF((MAX([.BV$1];[.$A36])*4 + MIN([.BV$1];[.$A36]))&gt;=82;1;0)" office:value-type="float" office:value="1" calcext:value-type="float">
            <text:p>1</text:p>
          </table:table-cell>
          <table:table-cell table:style-name="ce4" table:formula="of:=IF((MAX([.BW$1];[.$A36])*4 + MIN([.BW$1];[.$A36]))&gt;=82;1;0)" office:value-type="float" office:value="1" calcext:value-type="float">
            <text:p>1</text:p>
          </table:table-cell>
          <table:table-cell table:style-name="ce4" table:formula="of:=IF((MAX([.BX$1];[.$A36])*4 + MIN([.BX$1];[.$A36]))&gt;=82;1;0)" office:value-type="float" office:value="1" calcext:value-type="float">
            <text:p>1</text:p>
          </table:table-cell>
          <table:table-cell table:style-name="ce4" table:formula="of:=IF((MAX([.BY$1];[.$A36])*4 + MIN([.BY$1];[.$A36]))&gt;=82;1;0)" office:value-type="float" office:value="1" calcext:value-type="float">
            <text:p>1</text:p>
          </table:table-cell>
          <table:table-cell table:style-name="ce4" table:formula="of:=IF((MAX([.BZ$1];[.$A36])*4 + MIN([.BZ$1];[.$A36]))&gt;=82;1;0)" office:value-type="float" office:value="1" calcext:value-type="float">
            <text:p>1</text:p>
          </table:table-cell>
          <table:table-cell table:style-name="ce4" table:formula="of:=IF((MAX([.CA$1];[.$A36])*4 + MIN([.CA$1];[.$A36]))&gt;=82;1;0)" office:value-type="float" office:value="1" calcext:value-type="float">
            <text:p>1</text:p>
          </table:table-cell>
          <table:table-cell table:style-name="ce4" table:formula="of:=IF((MAX([.CB$1];[.$A36])*4 + MIN([.CB$1];[.$A36]))&gt;=82;1;0)" office:value-type="float" office:value="1" calcext:value-type="float">
            <text:p>1</text:p>
          </table:table-cell>
          <table:table-cell table:style-name="ce4" table:formula="of:=IF((MAX([.CC$1];[.$A36])*4 + MIN([.CC$1];[.$A36]))&gt;=82;1;0)" office:value-type="float" office:value="1" calcext:value-type="float">
            <text:p>1</text:p>
          </table:table-cell>
          <table:table-cell table:style-name="ce4" table:formula="of:=IF((MAX([.CD$1];[.$A36])*4 + MIN([.CD$1];[.$A36]))&gt;=82;1;0)" office:value-type="float" office:value="1" calcext:value-type="float">
            <text:p>1</text:p>
          </table:table-cell>
          <table:table-cell table:style-name="ce4" table:formula="of:=IF((MAX([.CE$1];[.$A36])*4 + MIN([.CE$1];[.$A36]))&gt;=82;1;0)" office:value-type="float" office:value="1" calcext:value-type="float">
            <text:p>1</text:p>
          </table:table-cell>
          <table:table-cell table:style-name="ce4" table:formula="of:=IF((MAX([.CF$1];[.$A36])*4 + MIN([.CF$1];[.$A36]))&gt;=82;1;0)" office:value-type="float" office:value="1" calcext:value-type="float">
            <text:p>1</text:p>
          </table:table-cell>
          <table:table-cell table:style-name="ce4" table:formula="of:=IF((MAX([.CG$1];[.$A36])*4 + MIN([.CG$1];[.$A36]))&gt;=82;1;0)" office:value-type="float" office:value="1" calcext:value-type="float">
            <text:p>1</text:p>
          </table:table-cell>
          <table:table-cell table:style-name="ce4" table:formula="of:=IF((MAX([.CH$1];[.$A36])*4 + MIN([.CH$1];[.$A3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table:formula="of:=IF((MAX([.B$1];[.$A37])*4 + MIN([.B$1];[.$A37]))&gt;=82;1;0)" office:value-type="float" office:value="1" calcext:value-type="float">
            <text:p>1</text:p>
          </table:table-cell>
          <table:table-cell table:style-name="ce4" table:formula="of:=IF((MAX([.C$1];[.$A37])*4 + MIN([.C$1];[.$A37]))&gt;=82;1;0)" office:value-type="float" office:value="1" calcext:value-type="float">
            <text:p>1</text:p>
          </table:table-cell>
          <table:table-cell table:style-name="ce4" table:formula="of:=IF((MAX([.D$1];[.$A37])*4 + MIN([.D$1];[.$A37]))&gt;=82;1;0)" office:value-type="float" office:value="1" calcext:value-type="float">
            <text:p>1</text:p>
          </table:table-cell>
          <table:table-cell table:style-name="ce4" table:formula="of:=IF((MAX([.E$1];[.$A37])*4 + MIN([.E$1];[.$A37]))&gt;=82;1;0)" office:value-type="float" office:value="1" calcext:value-type="float">
            <text:p>1</text:p>
          </table:table-cell>
          <table:table-cell table:style-name="ce4" table:formula="of:=IF((MAX([.F$1];[.$A37])*4 + MIN([.F$1];[.$A37]))&gt;=82;1;0)" office:value-type="float" office:value="1" calcext:value-type="float">
            <text:p>1</text:p>
          </table:table-cell>
          <table:table-cell table:style-name="ce4" table:formula="of:=IF((MAX([.G$1];[.$A37])*4 + MIN([.G$1];[.$A37]))&gt;=82;1;0)" office:value-type="float" office:value="1" calcext:value-type="float">
            <text:p>1</text:p>
          </table:table-cell>
          <table:table-cell table:style-name="ce4" table:formula="of:=IF((MAX([.H$1];[.$A37])*4 + MIN([.H$1];[.$A37]))&gt;=82;1;0)" office:value-type="float" office:value="1" calcext:value-type="float">
            <text:p>1</text:p>
          </table:table-cell>
          <table:table-cell table:style-name="ce4" table:formula="of:=IF((MAX([.I$1];[.$A37])*4 + MIN([.I$1];[.$A37]))&gt;=82;1;0)" office:value-type="float" office:value="1" calcext:value-type="float">
            <text:p>1</text:p>
          </table:table-cell>
          <table:table-cell table:style-name="ce4" table:formula="of:=IF((MAX([.J$1];[.$A37])*4 + MIN([.J$1];[.$A37]))&gt;=82;1;0)" office:value-type="float" office:value="1" calcext:value-type="float">
            <text:p>1</text:p>
          </table:table-cell>
          <table:table-cell table:style-name="ce4" table:formula="of:=IF((MAX([.K$1];[.$A37])*4 + MIN([.K$1];[.$A37]))&gt;=82;1;0)" office:value-type="float" office:value="1" calcext:value-type="float">
            <text:p>1</text:p>
          </table:table-cell>
          <table:table-cell table:style-name="ce4" table:formula="of:=IF((MAX([.L$1];[.$A37])*4 + MIN([.L$1];[.$A37]))&gt;=82;1;0)" office:value-type="float" office:value="1" calcext:value-type="float">
            <text:p>1</text:p>
          </table:table-cell>
          <table:table-cell table:style-name="ce4" table:formula="of:=IF((MAX([.M$1];[.$A37])*4 + MIN([.M$1];[.$A37]))&gt;=82;1;0)" office:value-type="float" office:value="1" calcext:value-type="float">
            <text:p>1</text:p>
          </table:table-cell>
          <table:table-cell table:style-name="ce4" table:formula="of:=IF((MAX([.N$1];[.$A37])*4 + MIN([.N$1];[.$A37]))&gt;=82;1;0)" office:value-type="float" office:value="1" calcext:value-type="float">
            <text:p>1</text:p>
          </table:table-cell>
          <table:table-cell table:style-name="ce4" table:formula="of:=IF((MAX([.O$1];[.$A37])*4 + MIN([.O$1];[.$A37]))&gt;=82;1;0)" office:value-type="float" office:value="1" calcext:value-type="float">
            <text:p>1</text:p>
          </table:table-cell>
          <table:table-cell table:style-name="ce4" table:formula="of:=IF((MAX([.P$1];[.$A37])*4 + MIN([.P$1];[.$A37]))&gt;=82;1;0)" office:value-type="float" office:value="1" calcext:value-type="float">
            <text:p>1</text:p>
          </table:table-cell>
          <table:table-cell table:style-name="ce4" table:formula="of:=IF((MAX([.Q$1];[.$A37])*4 + MIN([.Q$1];[.$A37]))&gt;=82;1;0)" office:value-type="float" office:value="1" calcext:value-type="float">
            <text:p>1</text:p>
          </table:table-cell>
          <table:table-cell table:style-name="ce4" table:formula="of:=IF((MAX([.R$1];[.$A37])*4 + MIN([.R$1];[.$A37]))&gt;=82;1;0)" office:value-type="float" office:value="1" calcext:value-type="float">
            <text:p>1</text:p>
          </table:table-cell>
          <table:table-cell table:style-name="ce4" table:formula="of:=IF((MAX([.S$1];[.$A37])*4 + MIN([.S$1];[.$A37]))&gt;=82;1;0)" office:value-type="float" office:value="1" calcext:value-type="float">
            <text:p>1</text:p>
          </table:table-cell>
          <table:table-cell table:style-name="ce4" table:formula="of:=IF((MAX([.T$1];[.$A37])*4 + MIN([.T$1];[.$A37]))&gt;=82;1;0)" office:value-type="float" office:value="1" calcext:value-type="float">
            <text:p>1</text:p>
          </table:table-cell>
          <table:table-cell table:style-name="ce4" table:formula="of:=IF((MAX([.U$1];[.$A37])*4 + MIN([.U$1];[.$A37]))&gt;=82;1;0)" office:value-type="float" office:value="1" calcext:value-type="float">
            <text:p>1</text:p>
          </table:table-cell>
          <table:table-cell table:style-name="ce4" table:formula="of:=IF((MAX([.V$1];[.$A37])*4 + MIN([.V$1];[.$A37]))&gt;=82;1;0)" office:value-type="float" office:value="1" calcext:value-type="float">
            <text:p>1</text:p>
          </table:table-cell>
          <table:table-cell table:style-name="ce4" table:formula="of:=IF((MAX([.W$1];[.$A37])*4 + MIN([.W$1];[.$A37]))&gt;=82;1;0)" office:value-type="float" office:value="1" calcext:value-type="float">
            <text:p>1</text:p>
          </table:table-cell>
          <table:table-cell table:style-name="ce4" table:formula="of:=IF((MAX([.X$1];[.$A37])*4 + MIN([.X$1];[.$A37]))&gt;=82;1;0)" office:value-type="float" office:value="1" calcext:value-type="float">
            <text:p>1</text:p>
          </table:table-cell>
          <table:table-cell table:style-name="ce4" table:formula="of:=IF((MAX([.Y$1];[.$A37])*4 + MIN([.Y$1];[.$A37]))&gt;=82;1;0)" office:value-type="float" office:value="1" calcext:value-type="float">
            <text:p>1</text:p>
          </table:table-cell>
          <table:table-cell table:style-name="ce4" table:formula="of:=IF((MAX([.Z$1];[.$A37])*4 + MIN([.Z$1];[.$A37]))&gt;=82;1;0)" office:value-type="float" office:value="1" calcext:value-type="float">
            <text:p>1</text:p>
          </table:table-cell>
          <table:table-cell table:style-name="ce4" table:formula="of:=IF((MAX([.AA$1];[.$A37])*4 + MIN([.AA$1];[.$A37]))&gt;=82;1;0)" office:value-type="float" office:value="1" calcext:value-type="float">
            <text:p>1</text:p>
          </table:table-cell>
          <table:table-cell table:style-name="ce4" table:formula="of:=IF((MAX([.AB$1];[.$A37])*4 + MIN([.AB$1];[.$A37]))&gt;=82;1;0)" office:value-type="float" office:value="1" calcext:value-type="float">
            <text:p>1</text:p>
          </table:table-cell>
          <table:table-cell table:style-name="ce4" table:formula="of:=IF((MAX([.AC$1];[.$A37])*4 + MIN([.AC$1];[.$A37]))&gt;=82;1;0)" office:value-type="float" office:value="1" calcext:value-type="float">
            <text:p>1</text:p>
          </table:table-cell>
          <table:table-cell table:style-name="ce4" table:formula="of:=IF((MAX([.AD$1];[.$A37])*4 + MIN([.AD$1];[.$A37]))&gt;=82;1;0)" office:value-type="float" office:value="1" calcext:value-type="float">
            <text:p>1</text:p>
          </table:table-cell>
          <table:table-cell table:style-name="ce4" table:formula="of:=IF((MAX([.AE$1];[.$A37])*4 + MIN([.AE$1];[.$A37]))&gt;=82;1;0)" office:value-type="float" office:value="1" calcext:value-type="float">
            <text:p>1</text:p>
          </table:table-cell>
          <table:table-cell table:style-name="ce4" table:formula="of:=IF((MAX([.AF$1];[.$A37])*4 + MIN([.AF$1];[.$A37]))&gt;=82;1;0)" office:value-type="float" office:value="1" calcext:value-type="float">
            <text:p>1</text:p>
          </table:table-cell>
          <table:table-cell table:style-name="ce4" table:formula="of:=IF((MAX([.AG$1];[.$A37])*4 + MIN([.AG$1];[.$A37]))&gt;=82;1;0)" office:value-type="float" office:value="1" calcext:value-type="float">
            <text:p>1</text:p>
          </table:table-cell>
          <table:table-cell table:style-name="ce4" table:formula="of:=IF((MAX([.AH$1];[.$A37])*4 + MIN([.AH$1];[.$A37]))&gt;=82;1;0)" office:value-type="float" office:value="1" calcext:value-type="float">
            <text:p>1</text:p>
          </table:table-cell>
          <table:table-cell table:style-name="ce4" table:formula="of:=IF((MAX([.AI$1];[.$A37])*4 + MIN([.AI$1];[.$A37]))&gt;=82;1;0)" office:value-type="float" office:value="1" calcext:value-type="float">
            <text:p>1</text:p>
          </table:table-cell>
          <table:table-cell table:style-name="ce4" table:formula="of:=IF((MAX([.AJ$1];[.$A37])*4 + MIN([.AJ$1];[.$A37]))&gt;=82;1;0)" office:value-type="float" office:value="1" calcext:value-type="float">
            <text:p>1</text:p>
          </table:table-cell>
          <table:table-cell table:style-name="ce4" table:formula="of:=IF((MAX([.AK$1];[.$A37])*4 + MIN([.AK$1];[.$A37]))&gt;=82;1;0)" office:value-type="float" office:value="1" calcext:value-type="float">
            <text:p>1</text:p>
          </table:table-cell>
          <table:table-cell table:style-name="ce4" table:formula="of:=IF((MAX([.AL$1];[.$A37])*4 + MIN([.AL$1];[.$A37]))&gt;=82;1;0)" office:value-type="float" office:value="1" calcext:value-type="float">
            <text:p>1</text:p>
          </table:table-cell>
          <table:table-cell table:style-name="ce4" table:formula="of:=IF((MAX([.AM$1];[.$A37])*4 + MIN([.AM$1];[.$A37]))&gt;=82;1;0)" office:value-type="float" office:value="1" calcext:value-type="float">
            <text:p>1</text:p>
          </table:table-cell>
          <table:table-cell table:style-name="ce4" table:formula="of:=IF((MAX([.AN$1];[.$A37])*4 + MIN([.AN$1];[.$A37]))&gt;=82;1;0)" office:value-type="float" office:value="1" calcext:value-type="float">
            <text:p>1</text:p>
          </table:table-cell>
          <table:table-cell table:style-name="ce4" table:formula="of:=IF((MAX([.AO$1];[.$A37])*4 + MIN([.AO$1];[.$A37]))&gt;=82;1;0)" office:value-type="float" office:value="1" calcext:value-type="float">
            <text:p>1</text:p>
          </table:table-cell>
          <table:table-cell table:style-name="ce4" table:formula="of:=IF((MAX([.AP$1];[.$A37])*4 + MIN([.AP$1];[.$A37]))&gt;=82;1;0)" office:value-type="float" office:value="1" calcext:value-type="float">
            <text:p>1</text:p>
          </table:table-cell>
          <table:table-cell table:style-name="ce4" table:formula="of:=IF((MAX([.AQ$1];[.$A37])*4 + MIN([.AQ$1];[.$A37]))&gt;=82;1;0)" office:value-type="float" office:value="1" calcext:value-type="float">
            <text:p>1</text:p>
          </table:table-cell>
          <table:table-cell table:style-name="ce4" table:formula="of:=IF((MAX([.AR$1];[.$A37])*4 + MIN([.AR$1];[.$A37]))&gt;=82;1;0)" office:value-type="float" office:value="1" calcext:value-type="float">
            <text:p>1</text:p>
          </table:table-cell>
          <table:table-cell table:style-name="ce4" table:formula="of:=IF((MAX([.AS$1];[.$A37])*4 + MIN([.AS$1];[.$A37]))&gt;=82;1;0)" office:value-type="float" office:value="1" calcext:value-type="float">
            <text:p>1</text:p>
          </table:table-cell>
          <table:table-cell table:style-name="ce4" table:formula="of:=IF((MAX([.AT$1];[.$A37])*4 + MIN([.AT$1];[.$A37]))&gt;=82;1;0)" office:value-type="float" office:value="1" calcext:value-type="float">
            <text:p>1</text:p>
          </table:table-cell>
          <table:table-cell table:style-name="ce4" table:formula="of:=IF((MAX([.AU$1];[.$A37])*4 + MIN([.AU$1];[.$A37]))&gt;=82;1;0)" office:value-type="float" office:value="1" calcext:value-type="float">
            <text:p>1</text:p>
          </table:table-cell>
          <table:table-cell table:style-name="ce4" table:formula="of:=IF((MAX([.AV$1];[.$A37])*4 + MIN([.AV$1];[.$A37]))&gt;=82;1;0)" office:value-type="float" office:value="1" calcext:value-type="float">
            <text:p>1</text:p>
          </table:table-cell>
          <table:table-cell table:style-name="ce4" table:formula="of:=IF((MAX([.AW$1];[.$A37])*4 + MIN([.AW$1];[.$A37]))&gt;=82;1;0)" office:value-type="float" office:value="1" calcext:value-type="float">
            <text:p>1</text:p>
          </table:table-cell>
          <table:table-cell table:style-name="ce4" table:formula="of:=IF((MAX([.AX$1];[.$A37])*4 + MIN([.AX$1];[.$A37]))&gt;=82;1;0)" office:value-type="float" office:value="1" calcext:value-type="float">
            <text:p>1</text:p>
          </table:table-cell>
          <table:table-cell table:style-name="ce4" table:formula="of:=IF((MAX([.AY$1];[.$A37])*4 + MIN([.AY$1];[.$A37]))&gt;=82;1;0)" office:value-type="float" office:value="1" calcext:value-type="float">
            <text:p>1</text:p>
          </table:table-cell>
          <table:table-cell table:style-name="ce4" table:formula="of:=IF((MAX([.AZ$1];[.$A37])*4 + MIN([.AZ$1];[.$A37]))&gt;=82;1;0)" office:value-type="float" office:value="1" calcext:value-type="float">
            <text:p>1</text:p>
          </table:table-cell>
          <table:table-cell table:style-name="ce4" table:formula="of:=IF((MAX([.BA$1];[.$A37])*4 + MIN([.BA$1];[.$A37]))&gt;=82;1;0)" office:value-type="float" office:value="1" calcext:value-type="float">
            <text:p>1</text:p>
          </table:table-cell>
          <table:table-cell table:style-name="ce4" table:formula="of:=IF((MAX([.BB$1];[.$A37])*4 + MIN([.BB$1];[.$A37]))&gt;=82;1;0)" office:value-type="float" office:value="1" calcext:value-type="float">
            <text:p>1</text:p>
          </table:table-cell>
          <table:table-cell table:style-name="ce4" table:formula="of:=IF((MAX([.BC$1];[.$A37])*4 + MIN([.BC$1];[.$A37]))&gt;=82;1;0)" office:value-type="float" office:value="1" calcext:value-type="float">
            <text:p>1</text:p>
          </table:table-cell>
          <table:table-cell table:style-name="ce4" table:formula="of:=IF((MAX([.BD$1];[.$A37])*4 + MIN([.BD$1];[.$A37]))&gt;=82;1;0)" office:value-type="float" office:value="1" calcext:value-type="float">
            <text:p>1</text:p>
          </table:table-cell>
          <table:table-cell table:style-name="ce4" table:formula="of:=IF((MAX([.BE$1];[.$A37])*4 + MIN([.BE$1];[.$A37]))&gt;=82;1;0)" office:value-type="float" office:value="1" calcext:value-type="float">
            <text:p>1</text:p>
          </table:table-cell>
          <table:table-cell table:style-name="ce4" table:formula="of:=IF((MAX([.BF$1];[.$A37])*4 + MIN([.BF$1];[.$A37]))&gt;=82;1;0)" office:value-type="float" office:value="1" calcext:value-type="float">
            <text:p>1</text:p>
          </table:table-cell>
          <table:table-cell table:style-name="ce4" table:formula="of:=IF((MAX([.BG$1];[.$A37])*4 + MIN([.BG$1];[.$A37]))&gt;=82;1;0)" office:value-type="float" office:value="1" calcext:value-type="float">
            <text:p>1</text:p>
          </table:table-cell>
          <table:table-cell table:style-name="ce4" table:formula="of:=IF((MAX([.BH$1];[.$A37])*4 + MIN([.BH$1];[.$A37]))&gt;=82;1;0)" office:value-type="float" office:value="1" calcext:value-type="float">
            <text:p>1</text:p>
          </table:table-cell>
          <table:table-cell table:style-name="ce4" table:formula="of:=IF((MAX([.BI$1];[.$A37])*4 + MIN([.BI$1];[.$A37]))&gt;=82;1;0)" office:value-type="float" office:value="1" calcext:value-type="float">
            <text:p>1</text:p>
          </table:table-cell>
          <table:table-cell table:style-name="ce4" table:formula="of:=IF((MAX([.BJ$1];[.$A37])*4 + MIN([.BJ$1];[.$A37]))&gt;=82;1;0)" office:value-type="float" office:value="1" calcext:value-type="float">
            <text:p>1</text:p>
          </table:table-cell>
          <table:table-cell table:style-name="ce4" table:formula="of:=IF((MAX([.BK$1];[.$A37])*4 + MIN([.BK$1];[.$A37]))&gt;=82;1;0)" office:value-type="float" office:value="1" calcext:value-type="float">
            <text:p>1</text:p>
          </table:table-cell>
          <table:table-cell table:style-name="ce4" table:formula="of:=IF((MAX([.BL$1];[.$A37])*4 + MIN([.BL$1];[.$A37]))&gt;=82;1;0)" office:value-type="float" office:value="1" calcext:value-type="float">
            <text:p>1</text:p>
          </table:table-cell>
          <table:table-cell table:style-name="ce4" table:formula="of:=IF((MAX([.BM$1];[.$A37])*4 + MIN([.BM$1];[.$A37]))&gt;=82;1;0)" office:value-type="float" office:value="1" calcext:value-type="float">
            <text:p>1</text:p>
          </table:table-cell>
          <table:table-cell table:style-name="ce4" table:formula="of:=IF((MAX([.BN$1];[.$A37])*4 + MIN([.BN$1];[.$A37]))&gt;=82;1;0)" office:value-type="float" office:value="1" calcext:value-type="float">
            <text:p>1</text:p>
          </table:table-cell>
          <table:table-cell table:style-name="ce4" table:formula="of:=IF((MAX([.BO$1];[.$A37])*4 + MIN([.BO$1];[.$A37]))&gt;=82;1;0)" office:value-type="float" office:value="1" calcext:value-type="float">
            <text:p>1</text:p>
          </table:table-cell>
          <table:table-cell table:style-name="ce4" table:formula="of:=IF((MAX([.BP$1];[.$A37])*4 + MIN([.BP$1];[.$A37]))&gt;=82;1;0)" office:value-type="float" office:value="1" calcext:value-type="float">
            <text:p>1</text:p>
          </table:table-cell>
          <table:table-cell table:style-name="ce4" table:formula="of:=IF((MAX([.BQ$1];[.$A37])*4 + MIN([.BQ$1];[.$A37]))&gt;=82;1;0)" office:value-type="float" office:value="1" calcext:value-type="float">
            <text:p>1</text:p>
          </table:table-cell>
          <table:table-cell table:style-name="ce4" table:formula="of:=IF((MAX([.BR$1];[.$A37])*4 + MIN([.BR$1];[.$A37]))&gt;=82;1;0)" office:value-type="float" office:value="1" calcext:value-type="float">
            <text:p>1</text:p>
          </table:table-cell>
          <table:table-cell table:style-name="ce4" table:formula="of:=IF((MAX([.BS$1];[.$A37])*4 + MIN([.BS$1];[.$A37]))&gt;=82;1;0)" office:value-type="float" office:value="1" calcext:value-type="float">
            <text:p>1</text:p>
          </table:table-cell>
          <table:table-cell table:style-name="ce4" table:formula="of:=IF((MAX([.BT$1];[.$A37])*4 + MIN([.BT$1];[.$A37]))&gt;=82;1;0)" office:value-type="float" office:value="1" calcext:value-type="float">
            <text:p>1</text:p>
          </table:table-cell>
          <table:table-cell table:style-name="ce4" table:formula="of:=IF((MAX([.BU$1];[.$A37])*4 + MIN([.BU$1];[.$A37]))&gt;=82;1;0)" office:value-type="float" office:value="1" calcext:value-type="float">
            <text:p>1</text:p>
          </table:table-cell>
          <table:table-cell table:style-name="ce4" table:formula="of:=IF((MAX([.BV$1];[.$A37])*4 + MIN([.BV$1];[.$A37]))&gt;=82;1;0)" office:value-type="float" office:value="1" calcext:value-type="float">
            <text:p>1</text:p>
          </table:table-cell>
          <table:table-cell table:style-name="ce4" table:formula="of:=IF((MAX([.BW$1];[.$A37])*4 + MIN([.BW$1];[.$A37]))&gt;=82;1;0)" office:value-type="float" office:value="1" calcext:value-type="float">
            <text:p>1</text:p>
          </table:table-cell>
          <table:table-cell table:style-name="ce4" table:formula="of:=IF((MAX([.BX$1];[.$A37])*4 + MIN([.BX$1];[.$A37]))&gt;=82;1;0)" office:value-type="float" office:value="1" calcext:value-type="float">
            <text:p>1</text:p>
          </table:table-cell>
          <table:table-cell table:style-name="ce4" table:formula="of:=IF((MAX([.BY$1];[.$A37])*4 + MIN([.BY$1];[.$A37]))&gt;=82;1;0)" office:value-type="float" office:value="1" calcext:value-type="float">
            <text:p>1</text:p>
          </table:table-cell>
          <table:table-cell table:style-name="ce4" table:formula="of:=IF((MAX([.BZ$1];[.$A37])*4 + MIN([.BZ$1];[.$A37]))&gt;=82;1;0)" office:value-type="float" office:value="1" calcext:value-type="float">
            <text:p>1</text:p>
          </table:table-cell>
          <table:table-cell table:style-name="ce4" table:formula="of:=IF((MAX([.CA$1];[.$A37])*4 + MIN([.CA$1];[.$A37]))&gt;=82;1;0)" office:value-type="float" office:value="1" calcext:value-type="float">
            <text:p>1</text:p>
          </table:table-cell>
          <table:table-cell table:style-name="ce4" table:formula="of:=IF((MAX([.CB$1];[.$A37])*4 + MIN([.CB$1];[.$A37]))&gt;=82;1;0)" office:value-type="float" office:value="1" calcext:value-type="float">
            <text:p>1</text:p>
          </table:table-cell>
          <table:table-cell table:style-name="ce4" table:formula="of:=IF((MAX([.CC$1];[.$A37])*4 + MIN([.CC$1];[.$A37]))&gt;=82;1;0)" office:value-type="float" office:value="1" calcext:value-type="float">
            <text:p>1</text:p>
          </table:table-cell>
          <table:table-cell table:style-name="ce4" table:formula="of:=IF((MAX([.CD$1];[.$A37])*4 + MIN([.CD$1];[.$A37]))&gt;=82;1;0)" office:value-type="float" office:value="1" calcext:value-type="float">
            <text:p>1</text:p>
          </table:table-cell>
          <table:table-cell table:style-name="ce4" table:formula="of:=IF((MAX([.CE$1];[.$A37])*4 + MIN([.CE$1];[.$A37]))&gt;=82;1;0)" office:value-type="float" office:value="1" calcext:value-type="float">
            <text:p>1</text:p>
          </table:table-cell>
          <table:table-cell table:style-name="ce4" table:formula="of:=IF((MAX([.CF$1];[.$A37])*4 + MIN([.CF$1];[.$A37]))&gt;=82;1;0)" office:value-type="float" office:value="1" calcext:value-type="float">
            <text:p>1</text:p>
          </table:table-cell>
          <table:table-cell table:style-name="ce4" table:formula="of:=IF((MAX([.CG$1];[.$A37])*4 + MIN([.CG$1];[.$A37]))&gt;=82;1;0)" office:value-type="float" office:value="1" calcext:value-type="float">
            <text:p>1</text:p>
          </table:table-cell>
          <table:table-cell table:style-name="ce4" table:formula="of:=IF((MAX([.CH$1];[.$A37])*4 + MIN([.CH$1];[.$A3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table:formula="of:=IF((MAX([.B$1];[.$A38])*4 + MIN([.B$1];[.$A38]))&gt;=82;1;0)" office:value-type="float" office:value="1" calcext:value-type="float">
            <text:p>1</text:p>
          </table:table-cell>
          <table:table-cell table:style-name="ce4" table:formula="of:=IF((MAX([.C$1];[.$A38])*4 + MIN([.C$1];[.$A38]))&gt;=82;1;0)" office:value-type="float" office:value="1" calcext:value-type="float">
            <text:p>1</text:p>
          </table:table-cell>
          <table:table-cell table:style-name="ce4" table:formula="of:=IF((MAX([.D$1];[.$A38])*4 + MIN([.D$1];[.$A38]))&gt;=82;1;0)" office:value-type="float" office:value="1" calcext:value-type="float">
            <text:p>1</text:p>
          </table:table-cell>
          <table:table-cell table:style-name="ce4" table:formula="of:=IF((MAX([.E$1];[.$A38])*4 + MIN([.E$1];[.$A38]))&gt;=82;1;0)" office:value-type="float" office:value="1" calcext:value-type="float">
            <text:p>1</text:p>
          </table:table-cell>
          <table:table-cell table:style-name="ce4" table:formula="of:=IF((MAX([.F$1];[.$A38])*4 + MIN([.F$1];[.$A38]))&gt;=82;1;0)" office:value-type="float" office:value="1" calcext:value-type="float">
            <text:p>1</text:p>
          </table:table-cell>
          <table:table-cell table:style-name="ce4" table:formula="of:=IF((MAX([.G$1];[.$A38])*4 + MIN([.G$1];[.$A38]))&gt;=82;1;0)" office:value-type="float" office:value="1" calcext:value-type="float">
            <text:p>1</text:p>
          </table:table-cell>
          <table:table-cell table:style-name="ce4" table:formula="of:=IF((MAX([.H$1];[.$A38])*4 + MIN([.H$1];[.$A38]))&gt;=82;1;0)" office:value-type="float" office:value="1" calcext:value-type="float">
            <text:p>1</text:p>
          </table:table-cell>
          <table:table-cell table:style-name="ce4" table:formula="of:=IF((MAX([.I$1];[.$A38])*4 + MIN([.I$1];[.$A38]))&gt;=82;1;0)" office:value-type="float" office:value="1" calcext:value-type="float">
            <text:p>1</text:p>
          </table:table-cell>
          <table:table-cell table:style-name="ce4" table:formula="of:=IF((MAX([.J$1];[.$A38])*4 + MIN([.J$1];[.$A38]))&gt;=82;1;0)" office:value-type="float" office:value="1" calcext:value-type="float">
            <text:p>1</text:p>
          </table:table-cell>
          <table:table-cell table:style-name="ce4" table:formula="of:=IF((MAX([.K$1];[.$A38])*4 + MIN([.K$1];[.$A38]))&gt;=82;1;0)" office:value-type="float" office:value="1" calcext:value-type="float">
            <text:p>1</text:p>
          </table:table-cell>
          <table:table-cell table:style-name="ce4" table:formula="of:=IF((MAX([.L$1];[.$A38])*4 + MIN([.L$1];[.$A38]))&gt;=82;1;0)" office:value-type="float" office:value="1" calcext:value-type="float">
            <text:p>1</text:p>
          </table:table-cell>
          <table:table-cell table:style-name="ce4" table:formula="of:=IF((MAX([.M$1];[.$A38])*4 + MIN([.M$1];[.$A38]))&gt;=82;1;0)" office:value-type="float" office:value="1" calcext:value-type="float">
            <text:p>1</text:p>
          </table:table-cell>
          <table:table-cell table:style-name="ce4" table:formula="of:=IF((MAX([.N$1];[.$A38])*4 + MIN([.N$1];[.$A38]))&gt;=82;1;0)" office:value-type="float" office:value="1" calcext:value-type="float">
            <text:p>1</text:p>
          </table:table-cell>
          <table:table-cell table:style-name="ce4" table:formula="of:=IF((MAX([.O$1];[.$A38])*4 + MIN([.O$1];[.$A38]))&gt;=82;1;0)" office:value-type="float" office:value="1" calcext:value-type="float">
            <text:p>1</text:p>
          </table:table-cell>
          <table:table-cell table:style-name="ce4" table:formula="of:=IF((MAX([.P$1];[.$A38])*4 + MIN([.P$1];[.$A38]))&gt;=82;1;0)" office:value-type="float" office:value="1" calcext:value-type="float">
            <text:p>1</text:p>
          </table:table-cell>
          <table:table-cell table:style-name="ce4" table:formula="of:=IF((MAX([.Q$1];[.$A38])*4 + MIN([.Q$1];[.$A38]))&gt;=82;1;0)" office:value-type="float" office:value="1" calcext:value-type="float">
            <text:p>1</text:p>
          </table:table-cell>
          <table:table-cell table:style-name="ce4" table:formula="of:=IF((MAX([.R$1];[.$A38])*4 + MIN([.R$1];[.$A38]))&gt;=82;1;0)" office:value-type="float" office:value="1" calcext:value-type="float">
            <text:p>1</text:p>
          </table:table-cell>
          <table:table-cell table:style-name="ce4" table:formula="of:=IF((MAX([.S$1];[.$A38])*4 + MIN([.S$1];[.$A38]))&gt;=82;1;0)" office:value-type="float" office:value="1" calcext:value-type="float">
            <text:p>1</text:p>
          </table:table-cell>
          <table:table-cell table:style-name="ce4" table:formula="of:=IF((MAX([.T$1];[.$A38])*4 + MIN([.T$1];[.$A38]))&gt;=82;1;0)" office:value-type="float" office:value="1" calcext:value-type="float">
            <text:p>1</text:p>
          </table:table-cell>
          <table:table-cell table:style-name="ce4" table:formula="of:=IF((MAX([.U$1];[.$A38])*4 + MIN([.U$1];[.$A38]))&gt;=82;1;0)" office:value-type="float" office:value="1" calcext:value-type="float">
            <text:p>1</text:p>
          </table:table-cell>
          <table:table-cell table:style-name="ce4" table:formula="of:=IF((MAX([.V$1];[.$A38])*4 + MIN([.V$1];[.$A38]))&gt;=82;1;0)" office:value-type="float" office:value="1" calcext:value-type="float">
            <text:p>1</text:p>
          </table:table-cell>
          <table:table-cell table:style-name="ce4" table:formula="of:=IF((MAX([.W$1];[.$A38])*4 + MIN([.W$1];[.$A38]))&gt;=82;1;0)" office:value-type="float" office:value="1" calcext:value-type="float">
            <text:p>1</text:p>
          </table:table-cell>
          <table:table-cell table:style-name="ce4" table:formula="of:=IF((MAX([.X$1];[.$A38])*4 + MIN([.X$1];[.$A38]))&gt;=82;1;0)" office:value-type="float" office:value="1" calcext:value-type="float">
            <text:p>1</text:p>
          </table:table-cell>
          <table:table-cell table:style-name="ce4" table:formula="of:=IF((MAX([.Y$1];[.$A38])*4 + MIN([.Y$1];[.$A38]))&gt;=82;1;0)" office:value-type="float" office:value="1" calcext:value-type="float">
            <text:p>1</text:p>
          </table:table-cell>
          <table:table-cell table:style-name="ce4" table:formula="of:=IF((MAX([.Z$1];[.$A38])*4 + MIN([.Z$1];[.$A38]))&gt;=82;1;0)" office:value-type="float" office:value="1" calcext:value-type="float">
            <text:p>1</text:p>
          </table:table-cell>
          <table:table-cell table:style-name="ce4" table:formula="of:=IF((MAX([.AA$1];[.$A38])*4 + MIN([.AA$1];[.$A38]))&gt;=82;1;0)" office:value-type="float" office:value="1" calcext:value-type="float">
            <text:p>1</text:p>
          </table:table-cell>
          <table:table-cell table:style-name="ce4" table:formula="of:=IF((MAX([.AB$1];[.$A38])*4 + MIN([.AB$1];[.$A38]))&gt;=82;1;0)" office:value-type="float" office:value="1" calcext:value-type="float">
            <text:p>1</text:p>
          </table:table-cell>
          <table:table-cell table:style-name="ce4" table:formula="of:=IF((MAX([.AC$1];[.$A38])*4 + MIN([.AC$1];[.$A38]))&gt;=82;1;0)" office:value-type="float" office:value="1" calcext:value-type="float">
            <text:p>1</text:p>
          </table:table-cell>
          <table:table-cell table:style-name="ce4" table:formula="of:=IF((MAX([.AD$1];[.$A38])*4 + MIN([.AD$1];[.$A38]))&gt;=82;1;0)" office:value-type="float" office:value="1" calcext:value-type="float">
            <text:p>1</text:p>
          </table:table-cell>
          <table:table-cell table:style-name="ce4" table:formula="of:=IF((MAX([.AE$1];[.$A38])*4 + MIN([.AE$1];[.$A38]))&gt;=82;1;0)" office:value-type="float" office:value="1" calcext:value-type="float">
            <text:p>1</text:p>
          </table:table-cell>
          <table:table-cell table:style-name="ce4" table:formula="of:=IF((MAX([.AF$1];[.$A38])*4 + MIN([.AF$1];[.$A38]))&gt;=82;1;0)" office:value-type="float" office:value="1" calcext:value-type="float">
            <text:p>1</text:p>
          </table:table-cell>
          <table:table-cell table:style-name="ce4" table:formula="of:=IF((MAX([.AG$1];[.$A38])*4 + MIN([.AG$1];[.$A38]))&gt;=82;1;0)" office:value-type="float" office:value="1" calcext:value-type="float">
            <text:p>1</text:p>
          </table:table-cell>
          <table:table-cell table:style-name="ce4" table:formula="of:=IF((MAX([.AH$1];[.$A38])*4 + MIN([.AH$1];[.$A38]))&gt;=82;1;0)" office:value-type="float" office:value="1" calcext:value-type="float">
            <text:p>1</text:p>
          </table:table-cell>
          <table:table-cell table:style-name="ce4" table:formula="of:=IF((MAX([.AI$1];[.$A38])*4 + MIN([.AI$1];[.$A38]))&gt;=82;1;0)" office:value-type="float" office:value="1" calcext:value-type="float">
            <text:p>1</text:p>
          </table:table-cell>
          <table:table-cell table:style-name="ce4" table:formula="of:=IF((MAX([.AJ$1];[.$A38])*4 + MIN([.AJ$1];[.$A38]))&gt;=82;1;0)" office:value-type="float" office:value="1" calcext:value-type="float">
            <text:p>1</text:p>
          </table:table-cell>
          <table:table-cell table:style-name="ce4" table:formula="of:=IF((MAX([.AK$1];[.$A38])*4 + MIN([.AK$1];[.$A38]))&gt;=82;1;0)" office:value-type="float" office:value="1" calcext:value-type="float">
            <text:p>1</text:p>
          </table:table-cell>
          <table:table-cell table:style-name="ce4" table:formula="of:=IF((MAX([.AL$1];[.$A38])*4 + MIN([.AL$1];[.$A38]))&gt;=82;1;0)" office:value-type="float" office:value="1" calcext:value-type="float">
            <text:p>1</text:p>
          </table:table-cell>
          <table:table-cell table:style-name="ce4" table:formula="of:=IF((MAX([.AM$1];[.$A38])*4 + MIN([.AM$1];[.$A38]))&gt;=82;1;0)" office:value-type="float" office:value="1" calcext:value-type="float">
            <text:p>1</text:p>
          </table:table-cell>
          <table:table-cell table:style-name="ce4" table:formula="of:=IF((MAX([.AN$1];[.$A38])*4 + MIN([.AN$1];[.$A38]))&gt;=82;1;0)" office:value-type="float" office:value="1" calcext:value-type="float">
            <text:p>1</text:p>
          </table:table-cell>
          <table:table-cell table:style-name="ce4" table:formula="of:=IF((MAX([.AO$1];[.$A38])*4 + MIN([.AO$1];[.$A38]))&gt;=82;1;0)" office:value-type="float" office:value="1" calcext:value-type="float">
            <text:p>1</text:p>
          </table:table-cell>
          <table:table-cell table:style-name="ce4" table:formula="of:=IF((MAX([.AP$1];[.$A38])*4 + MIN([.AP$1];[.$A38]))&gt;=82;1;0)" office:value-type="float" office:value="1" calcext:value-type="float">
            <text:p>1</text:p>
          </table:table-cell>
          <table:table-cell table:style-name="ce4" table:formula="of:=IF((MAX([.AQ$1];[.$A38])*4 + MIN([.AQ$1];[.$A38]))&gt;=82;1;0)" office:value-type="float" office:value="1" calcext:value-type="float">
            <text:p>1</text:p>
          </table:table-cell>
          <table:table-cell table:style-name="ce4" table:formula="of:=IF((MAX([.AR$1];[.$A38])*4 + MIN([.AR$1];[.$A38]))&gt;=82;1;0)" office:value-type="float" office:value="1" calcext:value-type="float">
            <text:p>1</text:p>
          </table:table-cell>
          <table:table-cell table:style-name="ce4" table:formula="of:=IF((MAX([.AS$1];[.$A38])*4 + MIN([.AS$1];[.$A38]))&gt;=82;1;0)" office:value-type="float" office:value="1" calcext:value-type="float">
            <text:p>1</text:p>
          </table:table-cell>
          <table:table-cell table:style-name="ce4" table:formula="of:=IF((MAX([.AT$1];[.$A38])*4 + MIN([.AT$1];[.$A38]))&gt;=82;1;0)" office:value-type="float" office:value="1" calcext:value-type="float">
            <text:p>1</text:p>
          </table:table-cell>
          <table:table-cell table:style-name="ce4" table:formula="of:=IF((MAX([.AU$1];[.$A38])*4 + MIN([.AU$1];[.$A38]))&gt;=82;1;0)" office:value-type="float" office:value="1" calcext:value-type="float">
            <text:p>1</text:p>
          </table:table-cell>
          <table:table-cell table:style-name="ce4" table:formula="of:=IF((MAX([.AV$1];[.$A38])*4 + MIN([.AV$1];[.$A38]))&gt;=82;1;0)" office:value-type="float" office:value="1" calcext:value-type="float">
            <text:p>1</text:p>
          </table:table-cell>
          <table:table-cell table:style-name="ce4" table:formula="of:=IF((MAX([.AW$1];[.$A38])*4 + MIN([.AW$1];[.$A38]))&gt;=82;1;0)" office:value-type="float" office:value="1" calcext:value-type="float">
            <text:p>1</text:p>
          </table:table-cell>
          <table:table-cell table:style-name="ce4" table:formula="of:=IF((MAX([.AX$1];[.$A38])*4 + MIN([.AX$1];[.$A38]))&gt;=82;1;0)" office:value-type="float" office:value="1" calcext:value-type="float">
            <text:p>1</text:p>
          </table:table-cell>
          <table:table-cell table:style-name="ce4" table:formula="of:=IF((MAX([.AY$1];[.$A38])*4 + MIN([.AY$1];[.$A38]))&gt;=82;1;0)" office:value-type="float" office:value="1" calcext:value-type="float">
            <text:p>1</text:p>
          </table:table-cell>
          <table:table-cell table:style-name="ce4" table:formula="of:=IF((MAX([.AZ$1];[.$A38])*4 + MIN([.AZ$1];[.$A38]))&gt;=82;1;0)" office:value-type="float" office:value="1" calcext:value-type="float">
            <text:p>1</text:p>
          </table:table-cell>
          <table:table-cell table:style-name="ce4" table:formula="of:=IF((MAX([.BA$1];[.$A38])*4 + MIN([.BA$1];[.$A38]))&gt;=82;1;0)" office:value-type="float" office:value="1" calcext:value-type="float">
            <text:p>1</text:p>
          </table:table-cell>
          <table:table-cell table:style-name="ce4" table:formula="of:=IF((MAX([.BB$1];[.$A38])*4 + MIN([.BB$1];[.$A38]))&gt;=82;1;0)" office:value-type="float" office:value="1" calcext:value-type="float">
            <text:p>1</text:p>
          </table:table-cell>
          <table:table-cell table:style-name="ce4" table:formula="of:=IF((MAX([.BC$1];[.$A38])*4 + MIN([.BC$1];[.$A38]))&gt;=82;1;0)" office:value-type="float" office:value="1" calcext:value-type="float">
            <text:p>1</text:p>
          </table:table-cell>
          <table:table-cell table:style-name="ce4" table:formula="of:=IF((MAX([.BD$1];[.$A38])*4 + MIN([.BD$1];[.$A38]))&gt;=82;1;0)" office:value-type="float" office:value="1" calcext:value-type="float">
            <text:p>1</text:p>
          </table:table-cell>
          <table:table-cell table:style-name="ce4" table:formula="of:=IF((MAX([.BE$1];[.$A38])*4 + MIN([.BE$1];[.$A38]))&gt;=82;1;0)" office:value-type="float" office:value="1" calcext:value-type="float">
            <text:p>1</text:p>
          </table:table-cell>
          <table:table-cell table:style-name="ce4" table:formula="of:=IF((MAX([.BF$1];[.$A38])*4 + MIN([.BF$1];[.$A38]))&gt;=82;1;0)" office:value-type="float" office:value="1" calcext:value-type="float">
            <text:p>1</text:p>
          </table:table-cell>
          <table:table-cell table:style-name="ce4" table:formula="of:=IF((MAX([.BG$1];[.$A38])*4 + MIN([.BG$1];[.$A38]))&gt;=82;1;0)" office:value-type="float" office:value="1" calcext:value-type="float">
            <text:p>1</text:p>
          </table:table-cell>
          <table:table-cell table:style-name="ce4" table:formula="of:=IF((MAX([.BH$1];[.$A38])*4 + MIN([.BH$1];[.$A38]))&gt;=82;1;0)" office:value-type="float" office:value="1" calcext:value-type="float">
            <text:p>1</text:p>
          </table:table-cell>
          <table:table-cell table:style-name="ce4" table:formula="of:=IF((MAX([.BI$1];[.$A38])*4 + MIN([.BI$1];[.$A38]))&gt;=82;1;0)" office:value-type="float" office:value="1" calcext:value-type="float">
            <text:p>1</text:p>
          </table:table-cell>
          <table:table-cell table:style-name="ce4" table:formula="of:=IF((MAX([.BJ$1];[.$A38])*4 + MIN([.BJ$1];[.$A38]))&gt;=82;1;0)" office:value-type="float" office:value="1" calcext:value-type="float">
            <text:p>1</text:p>
          </table:table-cell>
          <table:table-cell table:style-name="ce4" table:formula="of:=IF((MAX([.BK$1];[.$A38])*4 + MIN([.BK$1];[.$A38]))&gt;=82;1;0)" office:value-type="float" office:value="1" calcext:value-type="float">
            <text:p>1</text:p>
          </table:table-cell>
          <table:table-cell table:style-name="ce4" table:formula="of:=IF((MAX([.BL$1];[.$A38])*4 + MIN([.BL$1];[.$A38]))&gt;=82;1;0)" office:value-type="float" office:value="1" calcext:value-type="float">
            <text:p>1</text:p>
          </table:table-cell>
          <table:table-cell table:style-name="ce4" table:formula="of:=IF((MAX([.BM$1];[.$A38])*4 + MIN([.BM$1];[.$A38]))&gt;=82;1;0)" office:value-type="float" office:value="1" calcext:value-type="float">
            <text:p>1</text:p>
          </table:table-cell>
          <table:table-cell table:style-name="ce4" table:formula="of:=IF((MAX([.BN$1];[.$A38])*4 + MIN([.BN$1];[.$A38]))&gt;=82;1;0)" office:value-type="float" office:value="1" calcext:value-type="float">
            <text:p>1</text:p>
          </table:table-cell>
          <table:table-cell table:style-name="ce4" table:formula="of:=IF((MAX([.BO$1];[.$A38])*4 + MIN([.BO$1];[.$A38]))&gt;=82;1;0)" office:value-type="float" office:value="1" calcext:value-type="float">
            <text:p>1</text:p>
          </table:table-cell>
          <table:table-cell table:style-name="ce4" table:formula="of:=IF((MAX([.BP$1];[.$A38])*4 + MIN([.BP$1];[.$A38]))&gt;=82;1;0)" office:value-type="float" office:value="1" calcext:value-type="float">
            <text:p>1</text:p>
          </table:table-cell>
          <table:table-cell table:style-name="ce4" table:formula="of:=IF((MAX([.BQ$1];[.$A38])*4 + MIN([.BQ$1];[.$A38]))&gt;=82;1;0)" office:value-type="float" office:value="1" calcext:value-type="float">
            <text:p>1</text:p>
          </table:table-cell>
          <table:table-cell table:style-name="ce4" table:formula="of:=IF((MAX([.BR$1];[.$A38])*4 + MIN([.BR$1];[.$A38]))&gt;=82;1;0)" office:value-type="float" office:value="1" calcext:value-type="float">
            <text:p>1</text:p>
          </table:table-cell>
          <table:table-cell table:style-name="ce4" table:formula="of:=IF((MAX([.BS$1];[.$A38])*4 + MIN([.BS$1];[.$A38]))&gt;=82;1;0)" office:value-type="float" office:value="1" calcext:value-type="float">
            <text:p>1</text:p>
          </table:table-cell>
          <table:table-cell table:style-name="ce4" table:formula="of:=IF((MAX([.BT$1];[.$A38])*4 + MIN([.BT$1];[.$A38]))&gt;=82;1;0)" office:value-type="float" office:value="1" calcext:value-type="float">
            <text:p>1</text:p>
          </table:table-cell>
          <table:table-cell table:style-name="ce4" table:formula="of:=IF((MAX([.BU$1];[.$A38])*4 + MIN([.BU$1];[.$A38]))&gt;=82;1;0)" office:value-type="float" office:value="1" calcext:value-type="float">
            <text:p>1</text:p>
          </table:table-cell>
          <table:table-cell table:style-name="ce4" table:formula="of:=IF((MAX([.BV$1];[.$A38])*4 + MIN([.BV$1];[.$A38]))&gt;=82;1;0)" office:value-type="float" office:value="1" calcext:value-type="float">
            <text:p>1</text:p>
          </table:table-cell>
          <table:table-cell table:style-name="ce4" table:formula="of:=IF((MAX([.BW$1];[.$A38])*4 + MIN([.BW$1];[.$A38]))&gt;=82;1;0)" office:value-type="float" office:value="1" calcext:value-type="float">
            <text:p>1</text:p>
          </table:table-cell>
          <table:table-cell table:style-name="ce4" table:formula="of:=IF((MAX([.BX$1];[.$A38])*4 + MIN([.BX$1];[.$A38]))&gt;=82;1;0)" office:value-type="float" office:value="1" calcext:value-type="float">
            <text:p>1</text:p>
          </table:table-cell>
          <table:table-cell table:style-name="ce4" table:formula="of:=IF((MAX([.BY$1];[.$A38])*4 + MIN([.BY$1];[.$A38]))&gt;=82;1;0)" office:value-type="float" office:value="1" calcext:value-type="float">
            <text:p>1</text:p>
          </table:table-cell>
          <table:table-cell table:style-name="ce4" table:formula="of:=IF((MAX([.BZ$1];[.$A38])*4 + MIN([.BZ$1];[.$A38]))&gt;=82;1;0)" office:value-type="float" office:value="1" calcext:value-type="float">
            <text:p>1</text:p>
          </table:table-cell>
          <table:table-cell table:style-name="ce4" table:formula="of:=IF((MAX([.CA$1];[.$A38])*4 + MIN([.CA$1];[.$A38]))&gt;=82;1;0)" office:value-type="float" office:value="1" calcext:value-type="float">
            <text:p>1</text:p>
          </table:table-cell>
          <table:table-cell table:style-name="ce4" table:formula="of:=IF((MAX([.CB$1];[.$A38])*4 + MIN([.CB$1];[.$A38]))&gt;=82;1;0)" office:value-type="float" office:value="1" calcext:value-type="float">
            <text:p>1</text:p>
          </table:table-cell>
          <table:table-cell table:style-name="ce4" table:formula="of:=IF((MAX([.CC$1];[.$A38])*4 + MIN([.CC$1];[.$A38]))&gt;=82;1;0)" office:value-type="float" office:value="1" calcext:value-type="float">
            <text:p>1</text:p>
          </table:table-cell>
          <table:table-cell table:style-name="ce4" table:formula="of:=IF((MAX([.CD$1];[.$A38])*4 + MIN([.CD$1];[.$A38]))&gt;=82;1;0)" office:value-type="float" office:value="1" calcext:value-type="float">
            <text:p>1</text:p>
          </table:table-cell>
          <table:table-cell table:style-name="ce4" table:formula="of:=IF((MAX([.CE$1];[.$A38])*4 + MIN([.CE$1];[.$A38]))&gt;=82;1;0)" office:value-type="float" office:value="1" calcext:value-type="float">
            <text:p>1</text:p>
          </table:table-cell>
          <table:table-cell table:style-name="ce4" table:formula="of:=IF((MAX([.CF$1];[.$A38])*4 + MIN([.CF$1];[.$A38]))&gt;=82;1;0)" office:value-type="float" office:value="1" calcext:value-type="float">
            <text:p>1</text:p>
          </table:table-cell>
          <table:table-cell table:style-name="ce4" table:formula="of:=IF((MAX([.CG$1];[.$A38])*4 + MIN([.CG$1];[.$A38]))&gt;=82;1;0)" office:value-type="float" office:value="1" calcext:value-type="float">
            <text:p>1</text:p>
          </table:table-cell>
          <table:table-cell table:style-name="ce4" table:formula="of:=IF((MAX([.CH$1];[.$A38])*4 + MIN([.CH$1];[.$A3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table:formula="of:=IF((MAX([.B$1];[.$A39])*4 + MIN([.B$1];[.$A39]))&gt;=82;1;0)" office:value-type="float" office:value="1" calcext:value-type="float">
            <text:p>1</text:p>
          </table:table-cell>
          <table:table-cell table:style-name="ce4" table:formula="of:=IF((MAX([.C$1];[.$A39])*4 + MIN([.C$1];[.$A39]))&gt;=82;1;0)" office:value-type="float" office:value="1" calcext:value-type="float">
            <text:p>1</text:p>
          </table:table-cell>
          <table:table-cell table:style-name="ce4" table:formula="of:=IF((MAX([.D$1];[.$A39])*4 + MIN([.D$1];[.$A39]))&gt;=82;1;0)" office:value-type="float" office:value="1" calcext:value-type="float">
            <text:p>1</text:p>
          </table:table-cell>
          <table:table-cell table:style-name="ce4" table:formula="of:=IF((MAX([.E$1];[.$A39])*4 + MIN([.E$1];[.$A39]))&gt;=82;1;0)" office:value-type="float" office:value="1" calcext:value-type="float">
            <text:p>1</text:p>
          </table:table-cell>
          <table:table-cell table:style-name="ce4" table:formula="of:=IF((MAX([.F$1];[.$A39])*4 + MIN([.F$1];[.$A39]))&gt;=82;1;0)" office:value-type="float" office:value="1" calcext:value-type="float">
            <text:p>1</text:p>
          </table:table-cell>
          <table:table-cell table:style-name="ce4" table:formula="of:=IF((MAX([.G$1];[.$A39])*4 + MIN([.G$1];[.$A39]))&gt;=82;1;0)" office:value-type="float" office:value="1" calcext:value-type="float">
            <text:p>1</text:p>
          </table:table-cell>
          <table:table-cell table:style-name="ce4" table:formula="of:=IF((MAX([.H$1];[.$A39])*4 + MIN([.H$1];[.$A39]))&gt;=82;1;0)" office:value-type="float" office:value="1" calcext:value-type="float">
            <text:p>1</text:p>
          </table:table-cell>
          <table:table-cell table:style-name="ce4" table:formula="of:=IF((MAX([.I$1];[.$A39])*4 + MIN([.I$1];[.$A39]))&gt;=82;1;0)" office:value-type="float" office:value="1" calcext:value-type="float">
            <text:p>1</text:p>
          </table:table-cell>
          <table:table-cell table:style-name="ce4" table:formula="of:=IF((MAX([.J$1];[.$A39])*4 + MIN([.J$1];[.$A39]))&gt;=82;1;0)" office:value-type="float" office:value="1" calcext:value-type="float">
            <text:p>1</text:p>
          </table:table-cell>
          <table:table-cell table:style-name="ce4" table:formula="of:=IF((MAX([.K$1];[.$A39])*4 + MIN([.K$1];[.$A39]))&gt;=82;1;0)" office:value-type="float" office:value="1" calcext:value-type="float">
            <text:p>1</text:p>
          </table:table-cell>
          <table:table-cell table:style-name="ce4" table:formula="of:=IF((MAX([.L$1];[.$A39])*4 + MIN([.L$1];[.$A39]))&gt;=82;1;0)" office:value-type="float" office:value="1" calcext:value-type="float">
            <text:p>1</text:p>
          </table:table-cell>
          <table:table-cell table:style-name="ce4" table:formula="of:=IF((MAX([.M$1];[.$A39])*4 + MIN([.M$1];[.$A39]))&gt;=82;1;0)" office:value-type="float" office:value="1" calcext:value-type="float">
            <text:p>1</text:p>
          </table:table-cell>
          <table:table-cell table:style-name="ce4" table:formula="of:=IF((MAX([.N$1];[.$A39])*4 + MIN([.N$1];[.$A39]))&gt;=82;1;0)" office:value-type="float" office:value="1" calcext:value-type="float">
            <text:p>1</text:p>
          </table:table-cell>
          <table:table-cell table:style-name="ce4" table:formula="of:=IF((MAX([.O$1];[.$A39])*4 + MIN([.O$1];[.$A39]))&gt;=82;1;0)" office:value-type="float" office:value="1" calcext:value-type="float">
            <text:p>1</text:p>
          </table:table-cell>
          <table:table-cell table:style-name="ce4" table:formula="of:=IF((MAX([.P$1];[.$A39])*4 + MIN([.P$1];[.$A39]))&gt;=82;1;0)" office:value-type="float" office:value="1" calcext:value-type="float">
            <text:p>1</text:p>
          </table:table-cell>
          <table:table-cell table:style-name="ce4" table:formula="of:=IF((MAX([.Q$1];[.$A39])*4 + MIN([.Q$1];[.$A39]))&gt;=82;1;0)" office:value-type="float" office:value="1" calcext:value-type="float">
            <text:p>1</text:p>
          </table:table-cell>
          <table:table-cell table:style-name="ce4" table:formula="of:=IF((MAX([.R$1];[.$A39])*4 + MIN([.R$1];[.$A39]))&gt;=82;1;0)" office:value-type="float" office:value="1" calcext:value-type="float">
            <text:p>1</text:p>
          </table:table-cell>
          <table:table-cell table:style-name="ce4" table:formula="of:=IF((MAX([.S$1];[.$A39])*4 + MIN([.S$1];[.$A39]))&gt;=82;1;0)" office:value-type="float" office:value="1" calcext:value-type="float">
            <text:p>1</text:p>
          </table:table-cell>
          <table:table-cell table:style-name="ce4" table:formula="of:=IF((MAX([.T$1];[.$A39])*4 + MIN([.T$1];[.$A39]))&gt;=82;1;0)" office:value-type="float" office:value="1" calcext:value-type="float">
            <text:p>1</text:p>
          </table:table-cell>
          <table:table-cell table:style-name="ce4" table:formula="of:=IF((MAX([.U$1];[.$A39])*4 + MIN([.U$1];[.$A39]))&gt;=82;1;0)" office:value-type="float" office:value="1" calcext:value-type="float">
            <text:p>1</text:p>
          </table:table-cell>
          <table:table-cell table:style-name="ce4" table:formula="of:=IF((MAX([.V$1];[.$A39])*4 + MIN([.V$1];[.$A39]))&gt;=82;1;0)" office:value-type="float" office:value="1" calcext:value-type="float">
            <text:p>1</text:p>
          </table:table-cell>
          <table:table-cell table:style-name="ce4" table:formula="of:=IF((MAX([.W$1];[.$A39])*4 + MIN([.W$1];[.$A39]))&gt;=82;1;0)" office:value-type="float" office:value="1" calcext:value-type="float">
            <text:p>1</text:p>
          </table:table-cell>
          <table:table-cell table:style-name="ce4" table:formula="of:=IF((MAX([.X$1];[.$A39])*4 + MIN([.X$1];[.$A39]))&gt;=82;1;0)" office:value-type="float" office:value="1" calcext:value-type="float">
            <text:p>1</text:p>
          </table:table-cell>
          <table:table-cell table:style-name="ce4" table:formula="of:=IF((MAX([.Y$1];[.$A39])*4 + MIN([.Y$1];[.$A39]))&gt;=82;1;0)" office:value-type="float" office:value="1" calcext:value-type="float">
            <text:p>1</text:p>
          </table:table-cell>
          <table:table-cell table:style-name="ce4" table:formula="of:=IF((MAX([.Z$1];[.$A39])*4 + MIN([.Z$1];[.$A39]))&gt;=82;1;0)" office:value-type="float" office:value="1" calcext:value-type="float">
            <text:p>1</text:p>
          </table:table-cell>
          <table:table-cell table:style-name="ce4" table:formula="of:=IF((MAX([.AA$1];[.$A39])*4 + MIN([.AA$1];[.$A39]))&gt;=82;1;0)" office:value-type="float" office:value="1" calcext:value-type="float">
            <text:p>1</text:p>
          </table:table-cell>
          <table:table-cell table:style-name="ce4" table:formula="of:=IF((MAX([.AB$1];[.$A39])*4 + MIN([.AB$1];[.$A39]))&gt;=82;1;0)" office:value-type="float" office:value="1" calcext:value-type="float">
            <text:p>1</text:p>
          </table:table-cell>
          <table:table-cell table:style-name="ce4" table:formula="of:=IF((MAX([.AC$1];[.$A39])*4 + MIN([.AC$1];[.$A39]))&gt;=82;1;0)" office:value-type="float" office:value="1" calcext:value-type="float">
            <text:p>1</text:p>
          </table:table-cell>
          <table:table-cell table:style-name="ce4" table:formula="of:=IF((MAX([.AD$1];[.$A39])*4 + MIN([.AD$1];[.$A39]))&gt;=82;1;0)" office:value-type="float" office:value="1" calcext:value-type="float">
            <text:p>1</text:p>
          </table:table-cell>
          <table:table-cell table:style-name="ce4" table:formula="of:=IF((MAX([.AE$1];[.$A39])*4 + MIN([.AE$1];[.$A39]))&gt;=82;1;0)" office:value-type="float" office:value="1" calcext:value-type="float">
            <text:p>1</text:p>
          </table:table-cell>
          <table:table-cell table:style-name="ce4" table:formula="of:=IF((MAX([.AF$1];[.$A39])*4 + MIN([.AF$1];[.$A39]))&gt;=82;1;0)" office:value-type="float" office:value="1" calcext:value-type="float">
            <text:p>1</text:p>
          </table:table-cell>
          <table:table-cell table:style-name="ce4" table:formula="of:=IF((MAX([.AG$1];[.$A39])*4 + MIN([.AG$1];[.$A39]))&gt;=82;1;0)" office:value-type="float" office:value="1" calcext:value-type="float">
            <text:p>1</text:p>
          </table:table-cell>
          <table:table-cell table:style-name="ce4" table:formula="of:=IF((MAX([.AH$1];[.$A39])*4 + MIN([.AH$1];[.$A39]))&gt;=82;1;0)" office:value-type="float" office:value="1" calcext:value-type="float">
            <text:p>1</text:p>
          </table:table-cell>
          <table:table-cell table:style-name="ce4" table:formula="of:=IF((MAX([.AI$1];[.$A39])*4 + MIN([.AI$1];[.$A39]))&gt;=82;1;0)" office:value-type="float" office:value="1" calcext:value-type="float">
            <text:p>1</text:p>
          </table:table-cell>
          <table:table-cell table:style-name="ce4" table:formula="of:=IF((MAX([.AJ$1];[.$A39])*4 + MIN([.AJ$1];[.$A39]))&gt;=82;1;0)" office:value-type="float" office:value="1" calcext:value-type="float">
            <text:p>1</text:p>
          </table:table-cell>
          <table:table-cell table:style-name="ce4" table:formula="of:=IF((MAX([.AK$1];[.$A39])*4 + MIN([.AK$1];[.$A39]))&gt;=82;1;0)" office:value-type="float" office:value="1" calcext:value-type="float">
            <text:p>1</text:p>
          </table:table-cell>
          <table:table-cell table:style-name="ce4" table:formula="of:=IF((MAX([.AL$1];[.$A39])*4 + MIN([.AL$1];[.$A39]))&gt;=82;1;0)" office:value-type="float" office:value="1" calcext:value-type="float">
            <text:p>1</text:p>
          </table:table-cell>
          <table:table-cell table:style-name="ce4" table:formula="of:=IF((MAX([.AM$1];[.$A39])*4 + MIN([.AM$1];[.$A39]))&gt;=82;1;0)" office:value-type="float" office:value="1" calcext:value-type="float">
            <text:p>1</text:p>
          </table:table-cell>
          <table:table-cell table:style-name="ce4" table:formula="of:=IF((MAX([.AN$1];[.$A39])*4 + MIN([.AN$1];[.$A39]))&gt;=82;1;0)" office:value-type="float" office:value="1" calcext:value-type="float">
            <text:p>1</text:p>
          </table:table-cell>
          <table:table-cell table:style-name="ce4" table:formula="of:=IF((MAX([.AO$1];[.$A39])*4 + MIN([.AO$1];[.$A39]))&gt;=82;1;0)" office:value-type="float" office:value="1" calcext:value-type="float">
            <text:p>1</text:p>
          </table:table-cell>
          <table:table-cell table:style-name="ce4" table:formula="of:=IF((MAX([.AP$1];[.$A39])*4 + MIN([.AP$1];[.$A39]))&gt;=82;1;0)" office:value-type="float" office:value="1" calcext:value-type="float">
            <text:p>1</text:p>
          </table:table-cell>
          <table:table-cell table:style-name="ce4" table:formula="of:=IF((MAX([.AQ$1];[.$A39])*4 + MIN([.AQ$1];[.$A39]))&gt;=82;1;0)" office:value-type="float" office:value="1" calcext:value-type="float">
            <text:p>1</text:p>
          </table:table-cell>
          <table:table-cell table:style-name="ce4" table:formula="of:=IF((MAX([.AR$1];[.$A39])*4 + MIN([.AR$1];[.$A39]))&gt;=82;1;0)" office:value-type="float" office:value="1" calcext:value-type="float">
            <text:p>1</text:p>
          </table:table-cell>
          <table:table-cell table:style-name="ce4" table:formula="of:=IF((MAX([.AS$1];[.$A39])*4 + MIN([.AS$1];[.$A39]))&gt;=82;1;0)" office:value-type="float" office:value="1" calcext:value-type="float">
            <text:p>1</text:p>
          </table:table-cell>
          <table:table-cell table:style-name="ce4" table:formula="of:=IF((MAX([.AT$1];[.$A39])*4 + MIN([.AT$1];[.$A39]))&gt;=82;1;0)" office:value-type="float" office:value="1" calcext:value-type="float">
            <text:p>1</text:p>
          </table:table-cell>
          <table:table-cell table:style-name="ce4" table:formula="of:=IF((MAX([.AU$1];[.$A39])*4 + MIN([.AU$1];[.$A39]))&gt;=82;1;0)" office:value-type="float" office:value="1" calcext:value-type="float">
            <text:p>1</text:p>
          </table:table-cell>
          <table:table-cell table:style-name="ce4" table:formula="of:=IF((MAX([.AV$1];[.$A39])*4 + MIN([.AV$1];[.$A39]))&gt;=82;1;0)" office:value-type="float" office:value="1" calcext:value-type="float">
            <text:p>1</text:p>
          </table:table-cell>
          <table:table-cell table:style-name="ce4" table:formula="of:=IF((MAX([.AW$1];[.$A39])*4 + MIN([.AW$1];[.$A39]))&gt;=82;1;0)" office:value-type="float" office:value="1" calcext:value-type="float">
            <text:p>1</text:p>
          </table:table-cell>
          <table:table-cell table:style-name="ce4" table:formula="of:=IF((MAX([.AX$1];[.$A39])*4 + MIN([.AX$1];[.$A39]))&gt;=82;1;0)" office:value-type="float" office:value="1" calcext:value-type="float">
            <text:p>1</text:p>
          </table:table-cell>
          <table:table-cell table:style-name="ce4" table:formula="of:=IF((MAX([.AY$1];[.$A39])*4 + MIN([.AY$1];[.$A39]))&gt;=82;1;0)" office:value-type="float" office:value="1" calcext:value-type="float">
            <text:p>1</text:p>
          </table:table-cell>
          <table:table-cell table:style-name="ce4" table:formula="of:=IF((MAX([.AZ$1];[.$A39])*4 + MIN([.AZ$1];[.$A39]))&gt;=82;1;0)" office:value-type="float" office:value="1" calcext:value-type="float">
            <text:p>1</text:p>
          </table:table-cell>
          <table:table-cell table:style-name="ce4" table:formula="of:=IF((MAX([.BA$1];[.$A39])*4 + MIN([.BA$1];[.$A39]))&gt;=82;1;0)" office:value-type="float" office:value="1" calcext:value-type="float">
            <text:p>1</text:p>
          </table:table-cell>
          <table:table-cell table:style-name="ce4" table:formula="of:=IF((MAX([.BB$1];[.$A39])*4 + MIN([.BB$1];[.$A39]))&gt;=82;1;0)" office:value-type="float" office:value="1" calcext:value-type="float">
            <text:p>1</text:p>
          </table:table-cell>
          <table:table-cell table:style-name="ce4" table:formula="of:=IF((MAX([.BC$1];[.$A39])*4 + MIN([.BC$1];[.$A39]))&gt;=82;1;0)" office:value-type="float" office:value="1" calcext:value-type="float">
            <text:p>1</text:p>
          </table:table-cell>
          <table:table-cell table:style-name="ce4" table:formula="of:=IF((MAX([.BD$1];[.$A39])*4 + MIN([.BD$1];[.$A39]))&gt;=82;1;0)" office:value-type="float" office:value="1" calcext:value-type="float">
            <text:p>1</text:p>
          </table:table-cell>
          <table:table-cell table:style-name="ce4" table:formula="of:=IF((MAX([.BE$1];[.$A39])*4 + MIN([.BE$1];[.$A39]))&gt;=82;1;0)" office:value-type="float" office:value="1" calcext:value-type="float">
            <text:p>1</text:p>
          </table:table-cell>
          <table:table-cell table:style-name="ce4" table:formula="of:=IF((MAX([.BF$1];[.$A39])*4 + MIN([.BF$1];[.$A39]))&gt;=82;1;0)" office:value-type="float" office:value="1" calcext:value-type="float">
            <text:p>1</text:p>
          </table:table-cell>
          <table:table-cell table:style-name="ce4" table:formula="of:=IF((MAX([.BG$1];[.$A39])*4 + MIN([.BG$1];[.$A39]))&gt;=82;1;0)" office:value-type="float" office:value="1" calcext:value-type="float">
            <text:p>1</text:p>
          </table:table-cell>
          <table:table-cell table:style-name="ce4" table:formula="of:=IF((MAX([.BH$1];[.$A39])*4 + MIN([.BH$1];[.$A39]))&gt;=82;1;0)" office:value-type="float" office:value="1" calcext:value-type="float">
            <text:p>1</text:p>
          </table:table-cell>
          <table:table-cell table:style-name="ce4" table:formula="of:=IF((MAX([.BI$1];[.$A39])*4 + MIN([.BI$1];[.$A39]))&gt;=82;1;0)" office:value-type="float" office:value="1" calcext:value-type="float">
            <text:p>1</text:p>
          </table:table-cell>
          <table:table-cell table:style-name="ce4" table:formula="of:=IF((MAX([.BJ$1];[.$A39])*4 + MIN([.BJ$1];[.$A39]))&gt;=82;1;0)" office:value-type="float" office:value="1" calcext:value-type="float">
            <text:p>1</text:p>
          </table:table-cell>
          <table:table-cell table:style-name="ce4" table:formula="of:=IF((MAX([.BK$1];[.$A39])*4 + MIN([.BK$1];[.$A39]))&gt;=82;1;0)" office:value-type="float" office:value="1" calcext:value-type="float">
            <text:p>1</text:p>
          </table:table-cell>
          <table:table-cell table:style-name="ce4" table:formula="of:=IF((MAX([.BL$1];[.$A39])*4 + MIN([.BL$1];[.$A39]))&gt;=82;1;0)" office:value-type="float" office:value="1" calcext:value-type="float">
            <text:p>1</text:p>
          </table:table-cell>
          <table:table-cell table:style-name="ce4" table:formula="of:=IF((MAX([.BM$1];[.$A39])*4 + MIN([.BM$1];[.$A39]))&gt;=82;1;0)" office:value-type="float" office:value="1" calcext:value-type="float">
            <text:p>1</text:p>
          </table:table-cell>
          <table:table-cell table:style-name="ce4" table:formula="of:=IF((MAX([.BN$1];[.$A39])*4 + MIN([.BN$1];[.$A39]))&gt;=82;1;0)" office:value-type="float" office:value="1" calcext:value-type="float">
            <text:p>1</text:p>
          </table:table-cell>
          <table:table-cell table:style-name="ce4" table:formula="of:=IF((MAX([.BO$1];[.$A39])*4 + MIN([.BO$1];[.$A39]))&gt;=82;1;0)" office:value-type="float" office:value="1" calcext:value-type="float">
            <text:p>1</text:p>
          </table:table-cell>
          <table:table-cell table:style-name="ce4" table:formula="of:=IF((MAX([.BP$1];[.$A39])*4 + MIN([.BP$1];[.$A39]))&gt;=82;1;0)" office:value-type="float" office:value="1" calcext:value-type="float">
            <text:p>1</text:p>
          </table:table-cell>
          <table:table-cell table:style-name="ce4" table:formula="of:=IF((MAX([.BQ$1];[.$A39])*4 + MIN([.BQ$1];[.$A39]))&gt;=82;1;0)" office:value-type="float" office:value="1" calcext:value-type="float">
            <text:p>1</text:p>
          </table:table-cell>
          <table:table-cell table:style-name="ce4" table:formula="of:=IF((MAX([.BR$1];[.$A39])*4 + MIN([.BR$1];[.$A39]))&gt;=82;1;0)" office:value-type="float" office:value="1" calcext:value-type="float">
            <text:p>1</text:p>
          </table:table-cell>
          <table:table-cell table:style-name="ce4" table:formula="of:=IF((MAX([.BS$1];[.$A39])*4 + MIN([.BS$1];[.$A39]))&gt;=82;1;0)" office:value-type="float" office:value="1" calcext:value-type="float">
            <text:p>1</text:p>
          </table:table-cell>
          <table:table-cell table:style-name="ce4" table:formula="of:=IF((MAX([.BT$1];[.$A39])*4 + MIN([.BT$1];[.$A39]))&gt;=82;1;0)" office:value-type="float" office:value="1" calcext:value-type="float">
            <text:p>1</text:p>
          </table:table-cell>
          <table:table-cell table:style-name="ce4" table:formula="of:=IF((MAX([.BU$1];[.$A39])*4 + MIN([.BU$1];[.$A39]))&gt;=82;1;0)" office:value-type="float" office:value="1" calcext:value-type="float">
            <text:p>1</text:p>
          </table:table-cell>
          <table:table-cell table:style-name="ce4" table:formula="of:=IF((MAX([.BV$1];[.$A39])*4 + MIN([.BV$1];[.$A39]))&gt;=82;1;0)" office:value-type="float" office:value="1" calcext:value-type="float">
            <text:p>1</text:p>
          </table:table-cell>
          <table:table-cell table:style-name="ce4" table:formula="of:=IF((MAX([.BW$1];[.$A39])*4 + MIN([.BW$1];[.$A39]))&gt;=82;1;0)" office:value-type="float" office:value="1" calcext:value-type="float">
            <text:p>1</text:p>
          </table:table-cell>
          <table:table-cell table:style-name="ce4" table:formula="of:=IF((MAX([.BX$1];[.$A39])*4 + MIN([.BX$1];[.$A39]))&gt;=82;1;0)" office:value-type="float" office:value="1" calcext:value-type="float">
            <text:p>1</text:p>
          </table:table-cell>
          <table:table-cell table:style-name="ce4" table:formula="of:=IF((MAX([.BY$1];[.$A39])*4 + MIN([.BY$1];[.$A39]))&gt;=82;1;0)" office:value-type="float" office:value="1" calcext:value-type="float">
            <text:p>1</text:p>
          </table:table-cell>
          <table:table-cell table:style-name="ce4" table:formula="of:=IF((MAX([.BZ$1];[.$A39])*4 + MIN([.BZ$1];[.$A39]))&gt;=82;1;0)" office:value-type="float" office:value="1" calcext:value-type="float">
            <text:p>1</text:p>
          </table:table-cell>
          <table:table-cell table:style-name="ce4" table:formula="of:=IF((MAX([.CA$1];[.$A39])*4 + MIN([.CA$1];[.$A39]))&gt;=82;1;0)" office:value-type="float" office:value="1" calcext:value-type="float">
            <text:p>1</text:p>
          </table:table-cell>
          <table:table-cell table:style-name="ce4" table:formula="of:=IF((MAX([.CB$1];[.$A39])*4 + MIN([.CB$1];[.$A39]))&gt;=82;1;0)" office:value-type="float" office:value="1" calcext:value-type="float">
            <text:p>1</text:p>
          </table:table-cell>
          <table:table-cell table:style-name="ce4" table:formula="of:=IF((MAX([.CC$1];[.$A39])*4 + MIN([.CC$1];[.$A39]))&gt;=82;1;0)" office:value-type="float" office:value="1" calcext:value-type="float">
            <text:p>1</text:p>
          </table:table-cell>
          <table:table-cell table:style-name="ce4" table:formula="of:=IF((MAX([.CD$1];[.$A39])*4 + MIN([.CD$1];[.$A39]))&gt;=82;1;0)" office:value-type="float" office:value="1" calcext:value-type="float">
            <text:p>1</text:p>
          </table:table-cell>
          <table:table-cell table:style-name="ce4" table:formula="of:=IF((MAX([.CE$1];[.$A39])*4 + MIN([.CE$1];[.$A39]))&gt;=82;1;0)" office:value-type="float" office:value="1" calcext:value-type="float">
            <text:p>1</text:p>
          </table:table-cell>
          <table:table-cell table:style-name="ce4" table:formula="of:=IF((MAX([.CF$1];[.$A39])*4 + MIN([.CF$1];[.$A39]))&gt;=82;1;0)" office:value-type="float" office:value="1" calcext:value-type="float">
            <text:p>1</text:p>
          </table:table-cell>
          <table:table-cell table:style-name="ce4" table:formula="of:=IF((MAX([.CG$1];[.$A39])*4 + MIN([.CG$1];[.$A39]))&gt;=82;1;0)" office:value-type="float" office:value="1" calcext:value-type="float">
            <text:p>1</text:p>
          </table:table-cell>
          <table:table-cell table:style-name="ce4" table:formula="of:=IF((MAX([.CH$1];[.$A39])*4 + MIN([.CH$1];[.$A3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table:formula="of:=IF((MAX([.B$1];[.$A40])*4 + MIN([.B$1];[.$A40]))&gt;=82;1;0)" office:value-type="float" office:value="1" calcext:value-type="float">
            <text:p>1</text:p>
          </table:table-cell>
          <table:table-cell table:style-name="ce4" table:formula="of:=IF((MAX([.C$1];[.$A40])*4 + MIN([.C$1];[.$A40]))&gt;=82;1;0)" office:value-type="float" office:value="1" calcext:value-type="float">
            <text:p>1</text:p>
          </table:table-cell>
          <table:table-cell table:style-name="ce4" table:formula="of:=IF((MAX([.D$1];[.$A40])*4 + MIN([.D$1];[.$A40]))&gt;=82;1;0)" office:value-type="float" office:value="1" calcext:value-type="float">
            <text:p>1</text:p>
          </table:table-cell>
          <table:table-cell table:style-name="ce4" table:formula="of:=IF((MAX([.E$1];[.$A40])*4 + MIN([.E$1];[.$A40]))&gt;=82;1;0)" office:value-type="float" office:value="1" calcext:value-type="float">
            <text:p>1</text:p>
          </table:table-cell>
          <table:table-cell table:style-name="ce4" table:formula="of:=IF((MAX([.F$1];[.$A40])*4 + MIN([.F$1];[.$A40]))&gt;=82;1;0)" office:value-type="float" office:value="1" calcext:value-type="float">
            <text:p>1</text:p>
          </table:table-cell>
          <table:table-cell table:style-name="ce4" table:formula="of:=IF((MAX([.G$1];[.$A40])*4 + MIN([.G$1];[.$A40]))&gt;=82;1;0)" office:value-type="float" office:value="1" calcext:value-type="float">
            <text:p>1</text:p>
          </table:table-cell>
          <table:table-cell table:style-name="ce4" table:formula="of:=IF((MAX([.H$1];[.$A40])*4 + MIN([.H$1];[.$A40]))&gt;=82;1;0)" office:value-type="float" office:value="1" calcext:value-type="float">
            <text:p>1</text:p>
          </table:table-cell>
          <table:table-cell table:style-name="ce4" table:formula="of:=IF((MAX([.I$1];[.$A40])*4 + MIN([.I$1];[.$A40]))&gt;=82;1;0)" office:value-type="float" office:value="1" calcext:value-type="float">
            <text:p>1</text:p>
          </table:table-cell>
          <table:table-cell table:style-name="ce4" table:formula="of:=IF((MAX([.J$1];[.$A40])*4 + MIN([.J$1];[.$A40]))&gt;=82;1;0)" office:value-type="float" office:value="1" calcext:value-type="float">
            <text:p>1</text:p>
          </table:table-cell>
          <table:table-cell table:style-name="ce4" table:formula="of:=IF((MAX([.K$1];[.$A40])*4 + MIN([.K$1];[.$A40]))&gt;=82;1;0)" office:value-type="float" office:value="1" calcext:value-type="float">
            <text:p>1</text:p>
          </table:table-cell>
          <table:table-cell table:style-name="ce4" table:formula="of:=IF((MAX([.L$1];[.$A40])*4 + MIN([.L$1];[.$A40]))&gt;=82;1;0)" office:value-type="float" office:value="1" calcext:value-type="float">
            <text:p>1</text:p>
          </table:table-cell>
          <table:table-cell table:style-name="ce4" table:formula="of:=IF((MAX([.M$1];[.$A40])*4 + MIN([.M$1];[.$A40]))&gt;=82;1;0)" office:value-type="float" office:value="1" calcext:value-type="float">
            <text:p>1</text:p>
          </table:table-cell>
          <table:table-cell table:style-name="ce4" table:formula="of:=IF((MAX([.N$1];[.$A40])*4 + MIN([.N$1];[.$A40]))&gt;=82;1;0)" office:value-type="float" office:value="1" calcext:value-type="float">
            <text:p>1</text:p>
          </table:table-cell>
          <table:table-cell table:style-name="ce4" table:formula="of:=IF((MAX([.O$1];[.$A40])*4 + MIN([.O$1];[.$A40]))&gt;=82;1;0)" office:value-type="float" office:value="1" calcext:value-type="float">
            <text:p>1</text:p>
          </table:table-cell>
          <table:table-cell table:style-name="ce4" table:formula="of:=IF((MAX([.P$1];[.$A40])*4 + MIN([.P$1];[.$A40]))&gt;=82;1;0)" office:value-type="float" office:value="1" calcext:value-type="float">
            <text:p>1</text:p>
          </table:table-cell>
          <table:table-cell table:style-name="ce4" table:formula="of:=IF((MAX([.Q$1];[.$A40])*4 + MIN([.Q$1];[.$A40]))&gt;=82;1;0)" office:value-type="float" office:value="1" calcext:value-type="float">
            <text:p>1</text:p>
          </table:table-cell>
          <table:table-cell table:style-name="ce4" table:formula="of:=IF((MAX([.R$1];[.$A40])*4 + MIN([.R$1];[.$A40]))&gt;=82;1;0)" office:value-type="float" office:value="1" calcext:value-type="float">
            <text:p>1</text:p>
          </table:table-cell>
          <table:table-cell table:style-name="ce4" table:formula="of:=IF((MAX([.S$1];[.$A40])*4 + MIN([.S$1];[.$A40]))&gt;=82;1;0)" office:value-type="float" office:value="1" calcext:value-type="float">
            <text:p>1</text:p>
          </table:table-cell>
          <table:table-cell table:style-name="ce4" table:formula="of:=IF((MAX([.T$1];[.$A40])*4 + MIN([.T$1];[.$A40]))&gt;=82;1;0)" office:value-type="float" office:value="1" calcext:value-type="float">
            <text:p>1</text:p>
          </table:table-cell>
          <table:table-cell table:style-name="ce4" table:formula="of:=IF((MAX([.U$1];[.$A40])*4 + MIN([.U$1];[.$A40]))&gt;=82;1;0)" office:value-type="float" office:value="1" calcext:value-type="float">
            <text:p>1</text:p>
          </table:table-cell>
          <table:table-cell table:style-name="ce4" table:formula="of:=IF((MAX([.V$1];[.$A40])*4 + MIN([.V$1];[.$A40]))&gt;=82;1;0)" office:value-type="float" office:value="1" calcext:value-type="float">
            <text:p>1</text:p>
          </table:table-cell>
          <table:table-cell table:style-name="ce4" table:formula="of:=IF((MAX([.W$1];[.$A40])*4 + MIN([.W$1];[.$A40]))&gt;=82;1;0)" office:value-type="float" office:value="1" calcext:value-type="float">
            <text:p>1</text:p>
          </table:table-cell>
          <table:table-cell table:style-name="ce4" table:formula="of:=IF((MAX([.X$1];[.$A40])*4 + MIN([.X$1];[.$A40]))&gt;=82;1;0)" office:value-type="float" office:value="1" calcext:value-type="float">
            <text:p>1</text:p>
          </table:table-cell>
          <table:table-cell table:style-name="ce4" table:formula="of:=IF((MAX([.Y$1];[.$A40])*4 + MIN([.Y$1];[.$A40]))&gt;=82;1;0)" office:value-type="float" office:value="1" calcext:value-type="float">
            <text:p>1</text:p>
          </table:table-cell>
          <table:table-cell table:style-name="ce4" table:formula="of:=IF((MAX([.Z$1];[.$A40])*4 + MIN([.Z$1];[.$A40]))&gt;=82;1;0)" office:value-type="float" office:value="1" calcext:value-type="float">
            <text:p>1</text:p>
          </table:table-cell>
          <table:table-cell table:style-name="ce4" table:formula="of:=IF((MAX([.AA$1];[.$A40])*4 + MIN([.AA$1];[.$A40]))&gt;=82;1;0)" office:value-type="float" office:value="1" calcext:value-type="float">
            <text:p>1</text:p>
          </table:table-cell>
          <table:table-cell table:style-name="ce4" table:formula="of:=IF((MAX([.AB$1];[.$A40])*4 + MIN([.AB$1];[.$A40]))&gt;=82;1;0)" office:value-type="float" office:value="1" calcext:value-type="float">
            <text:p>1</text:p>
          </table:table-cell>
          <table:table-cell table:style-name="ce4" table:formula="of:=IF((MAX([.AC$1];[.$A40])*4 + MIN([.AC$1];[.$A40]))&gt;=82;1;0)" office:value-type="float" office:value="1" calcext:value-type="float">
            <text:p>1</text:p>
          </table:table-cell>
          <table:table-cell table:style-name="ce4" table:formula="of:=IF((MAX([.AD$1];[.$A40])*4 + MIN([.AD$1];[.$A40]))&gt;=82;1;0)" office:value-type="float" office:value="1" calcext:value-type="float">
            <text:p>1</text:p>
          </table:table-cell>
          <table:table-cell table:style-name="ce4" table:formula="of:=IF((MAX([.AE$1];[.$A40])*4 + MIN([.AE$1];[.$A40]))&gt;=82;1;0)" office:value-type="float" office:value="1" calcext:value-type="float">
            <text:p>1</text:p>
          </table:table-cell>
          <table:table-cell table:style-name="ce4" table:formula="of:=IF((MAX([.AF$1];[.$A40])*4 + MIN([.AF$1];[.$A40]))&gt;=82;1;0)" office:value-type="float" office:value="1" calcext:value-type="float">
            <text:p>1</text:p>
          </table:table-cell>
          <table:table-cell table:style-name="ce4" table:formula="of:=IF((MAX([.AG$1];[.$A40])*4 + MIN([.AG$1];[.$A40]))&gt;=82;1;0)" office:value-type="float" office:value="1" calcext:value-type="float">
            <text:p>1</text:p>
          </table:table-cell>
          <table:table-cell table:style-name="ce4" table:formula="of:=IF((MAX([.AH$1];[.$A40])*4 + MIN([.AH$1];[.$A40]))&gt;=82;1;0)" office:value-type="float" office:value="1" calcext:value-type="float">
            <text:p>1</text:p>
          </table:table-cell>
          <table:table-cell table:style-name="ce4" table:formula="of:=IF((MAX([.AI$1];[.$A40])*4 + MIN([.AI$1];[.$A40]))&gt;=82;1;0)" office:value-type="float" office:value="1" calcext:value-type="float">
            <text:p>1</text:p>
          </table:table-cell>
          <table:table-cell table:style-name="ce4" table:formula="of:=IF((MAX([.AJ$1];[.$A40])*4 + MIN([.AJ$1];[.$A40]))&gt;=82;1;0)" office:value-type="float" office:value="1" calcext:value-type="float">
            <text:p>1</text:p>
          </table:table-cell>
          <table:table-cell table:style-name="ce4" table:formula="of:=IF((MAX([.AK$1];[.$A40])*4 + MIN([.AK$1];[.$A40]))&gt;=82;1;0)" office:value-type="float" office:value="1" calcext:value-type="float">
            <text:p>1</text:p>
          </table:table-cell>
          <table:table-cell table:style-name="ce4" table:formula="of:=IF((MAX([.AL$1];[.$A40])*4 + MIN([.AL$1];[.$A40]))&gt;=82;1;0)" office:value-type="float" office:value="1" calcext:value-type="float">
            <text:p>1</text:p>
          </table:table-cell>
          <table:table-cell table:style-name="ce4" table:formula="of:=IF((MAX([.AM$1];[.$A40])*4 + MIN([.AM$1];[.$A40]))&gt;=82;1;0)" office:value-type="float" office:value="1" calcext:value-type="float">
            <text:p>1</text:p>
          </table:table-cell>
          <table:table-cell table:style-name="ce4" table:formula="of:=IF((MAX([.AN$1];[.$A40])*4 + MIN([.AN$1];[.$A40]))&gt;=82;1;0)" office:value-type="float" office:value="1" calcext:value-type="float">
            <text:p>1</text:p>
          </table:table-cell>
          <table:table-cell table:style-name="ce4" table:formula="of:=IF((MAX([.AO$1];[.$A40])*4 + MIN([.AO$1];[.$A40]))&gt;=82;1;0)" office:value-type="float" office:value="1" calcext:value-type="float">
            <text:p>1</text:p>
          </table:table-cell>
          <table:table-cell table:style-name="ce4" table:formula="of:=IF((MAX([.AP$1];[.$A40])*4 + MIN([.AP$1];[.$A40]))&gt;=82;1;0)" office:value-type="float" office:value="1" calcext:value-type="float">
            <text:p>1</text:p>
          </table:table-cell>
          <table:table-cell table:style-name="ce4" table:formula="of:=IF((MAX([.AQ$1];[.$A40])*4 + MIN([.AQ$1];[.$A40]))&gt;=82;1;0)" office:value-type="float" office:value="1" calcext:value-type="float">
            <text:p>1</text:p>
          </table:table-cell>
          <table:table-cell table:style-name="ce4" table:formula="of:=IF((MAX([.AR$1];[.$A40])*4 + MIN([.AR$1];[.$A40]))&gt;=82;1;0)" office:value-type="float" office:value="1" calcext:value-type="float">
            <text:p>1</text:p>
          </table:table-cell>
          <table:table-cell table:style-name="ce4" table:formula="of:=IF((MAX([.AS$1];[.$A40])*4 + MIN([.AS$1];[.$A40]))&gt;=82;1;0)" office:value-type="float" office:value="1" calcext:value-type="float">
            <text:p>1</text:p>
          </table:table-cell>
          <table:table-cell table:style-name="ce4" table:formula="of:=IF((MAX([.AT$1];[.$A40])*4 + MIN([.AT$1];[.$A40]))&gt;=82;1;0)" office:value-type="float" office:value="1" calcext:value-type="float">
            <text:p>1</text:p>
          </table:table-cell>
          <table:table-cell table:style-name="ce4" table:formula="of:=IF((MAX([.AU$1];[.$A40])*4 + MIN([.AU$1];[.$A40]))&gt;=82;1;0)" office:value-type="float" office:value="1" calcext:value-type="float">
            <text:p>1</text:p>
          </table:table-cell>
          <table:table-cell table:style-name="ce4" table:formula="of:=IF((MAX([.AV$1];[.$A40])*4 + MIN([.AV$1];[.$A40]))&gt;=82;1;0)" office:value-type="float" office:value="1" calcext:value-type="float">
            <text:p>1</text:p>
          </table:table-cell>
          <table:table-cell table:style-name="ce4" table:formula="of:=IF((MAX([.AW$1];[.$A40])*4 + MIN([.AW$1];[.$A40]))&gt;=82;1;0)" office:value-type="float" office:value="1" calcext:value-type="float">
            <text:p>1</text:p>
          </table:table-cell>
          <table:table-cell table:style-name="ce4" table:formula="of:=IF((MAX([.AX$1];[.$A40])*4 + MIN([.AX$1];[.$A40]))&gt;=82;1;0)" office:value-type="float" office:value="1" calcext:value-type="float">
            <text:p>1</text:p>
          </table:table-cell>
          <table:table-cell table:style-name="ce4" table:formula="of:=IF((MAX([.AY$1];[.$A40])*4 + MIN([.AY$1];[.$A40]))&gt;=82;1;0)" office:value-type="float" office:value="1" calcext:value-type="float">
            <text:p>1</text:p>
          </table:table-cell>
          <table:table-cell table:style-name="ce4" table:formula="of:=IF((MAX([.AZ$1];[.$A40])*4 + MIN([.AZ$1];[.$A40]))&gt;=82;1;0)" office:value-type="float" office:value="1" calcext:value-type="float">
            <text:p>1</text:p>
          </table:table-cell>
          <table:table-cell table:style-name="ce4" table:formula="of:=IF((MAX([.BA$1];[.$A40])*4 + MIN([.BA$1];[.$A40]))&gt;=82;1;0)" office:value-type="float" office:value="1" calcext:value-type="float">
            <text:p>1</text:p>
          </table:table-cell>
          <table:table-cell table:style-name="ce4" table:formula="of:=IF((MAX([.BB$1];[.$A40])*4 + MIN([.BB$1];[.$A40]))&gt;=82;1;0)" office:value-type="float" office:value="1" calcext:value-type="float">
            <text:p>1</text:p>
          </table:table-cell>
          <table:table-cell table:style-name="ce4" table:formula="of:=IF((MAX([.BC$1];[.$A40])*4 + MIN([.BC$1];[.$A40]))&gt;=82;1;0)" office:value-type="float" office:value="1" calcext:value-type="float">
            <text:p>1</text:p>
          </table:table-cell>
          <table:table-cell table:style-name="ce4" table:formula="of:=IF((MAX([.BD$1];[.$A40])*4 + MIN([.BD$1];[.$A40]))&gt;=82;1;0)" office:value-type="float" office:value="1" calcext:value-type="float">
            <text:p>1</text:p>
          </table:table-cell>
          <table:table-cell table:style-name="ce4" table:formula="of:=IF((MAX([.BE$1];[.$A40])*4 + MIN([.BE$1];[.$A40]))&gt;=82;1;0)" office:value-type="float" office:value="1" calcext:value-type="float">
            <text:p>1</text:p>
          </table:table-cell>
          <table:table-cell table:style-name="ce4" table:formula="of:=IF((MAX([.BF$1];[.$A40])*4 + MIN([.BF$1];[.$A40]))&gt;=82;1;0)" office:value-type="float" office:value="1" calcext:value-type="float">
            <text:p>1</text:p>
          </table:table-cell>
          <table:table-cell table:style-name="ce4" table:formula="of:=IF((MAX([.BG$1];[.$A40])*4 + MIN([.BG$1];[.$A40]))&gt;=82;1;0)" office:value-type="float" office:value="1" calcext:value-type="float">
            <text:p>1</text:p>
          </table:table-cell>
          <table:table-cell table:style-name="ce4" table:formula="of:=IF((MAX([.BH$1];[.$A40])*4 + MIN([.BH$1];[.$A40]))&gt;=82;1;0)" office:value-type="float" office:value="1" calcext:value-type="float">
            <text:p>1</text:p>
          </table:table-cell>
          <table:table-cell table:style-name="ce4" table:formula="of:=IF((MAX([.BI$1];[.$A40])*4 + MIN([.BI$1];[.$A40]))&gt;=82;1;0)" office:value-type="float" office:value="1" calcext:value-type="float">
            <text:p>1</text:p>
          </table:table-cell>
          <table:table-cell table:style-name="ce4" table:formula="of:=IF((MAX([.BJ$1];[.$A40])*4 + MIN([.BJ$1];[.$A40]))&gt;=82;1;0)" office:value-type="float" office:value="1" calcext:value-type="float">
            <text:p>1</text:p>
          </table:table-cell>
          <table:table-cell table:style-name="ce4" table:formula="of:=IF((MAX([.BK$1];[.$A40])*4 + MIN([.BK$1];[.$A40]))&gt;=82;1;0)" office:value-type="float" office:value="1" calcext:value-type="float">
            <text:p>1</text:p>
          </table:table-cell>
          <table:table-cell table:style-name="ce4" table:formula="of:=IF((MAX([.BL$1];[.$A40])*4 + MIN([.BL$1];[.$A40]))&gt;=82;1;0)" office:value-type="float" office:value="1" calcext:value-type="float">
            <text:p>1</text:p>
          </table:table-cell>
          <table:table-cell table:style-name="ce4" table:formula="of:=IF((MAX([.BM$1];[.$A40])*4 + MIN([.BM$1];[.$A40]))&gt;=82;1;0)" office:value-type="float" office:value="1" calcext:value-type="float">
            <text:p>1</text:p>
          </table:table-cell>
          <table:table-cell table:style-name="ce4" table:formula="of:=IF((MAX([.BN$1];[.$A40])*4 + MIN([.BN$1];[.$A40]))&gt;=82;1;0)" office:value-type="float" office:value="1" calcext:value-type="float">
            <text:p>1</text:p>
          </table:table-cell>
          <table:table-cell table:style-name="ce4" table:formula="of:=IF((MAX([.BO$1];[.$A40])*4 + MIN([.BO$1];[.$A40]))&gt;=82;1;0)" office:value-type="float" office:value="1" calcext:value-type="float">
            <text:p>1</text:p>
          </table:table-cell>
          <table:table-cell table:style-name="ce4" table:formula="of:=IF((MAX([.BP$1];[.$A40])*4 + MIN([.BP$1];[.$A40]))&gt;=82;1;0)" office:value-type="float" office:value="1" calcext:value-type="float">
            <text:p>1</text:p>
          </table:table-cell>
          <table:table-cell table:style-name="ce4" table:formula="of:=IF((MAX([.BQ$1];[.$A40])*4 + MIN([.BQ$1];[.$A40]))&gt;=82;1;0)" office:value-type="float" office:value="1" calcext:value-type="float">
            <text:p>1</text:p>
          </table:table-cell>
          <table:table-cell table:style-name="ce4" table:formula="of:=IF((MAX([.BR$1];[.$A40])*4 + MIN([.BR$1];[.$A40]))&gt;=82;1;0)" office:value-type="float" office:value="1" calcext:value-type="float">
            <text:p>1</text:p>
          </table:table-cell>
          <table:table-cell table:style-name="ce4" table:formula="of:=IF((MAX([.BS$1];[.$A40])*4 + MIN([.BS$1];[.$A40]))&gt;=82;1;0)" office:value-type="float" office:value="1" calcext:value-type="float">
            <text:p>1</text:p>
          </table:table-cell>
          <table:table-cell table:style-name="ce4" table:formula="of:=IF((MAX([.BT$1];[.$A40])*4 + MIN([.BT$1];[.$A40]))&gt;=82;1;0)" office:value-type="float" office:value="1" calcext:value-type="float">
            <text:p>1</text:p>
          </table:table-cell>
          <table:table-cell table:style-name="ce4" table:formula="of:=IF((MAX([.BU$1];[.$A40])*4 + MIN([.BU$1];[.$A40]))&gt;=82;1;0)" office:value-type="float" office:value="1" calcext:value-type="float">
            <text:p>1</text:p>
          </table:table-cell>
          <table:table-cell table:style-name="ce4" table:formula="of:=IF((MAX([.BV$1];[.$A40])*4 + MIN([.BV$1];[.$A40]))&gt;=82;1;0)" office:value-type="float" office:value="1" calcext:value-type="float">
            <text:p>1</text:p>
          </table:table-cell>
          <table:table-cell table:style-name="ce4" table:formula="of:=IF((MAX([.BW$1];[.$A40])*4 + MIN([.BW$1];[.$A40]))&gt;=82;1;0)" office:value-type="float" office:value="1" calcext:value-type="float">
            <text:p>1</text:p>
          </table:table-cell>
          <table:table-cell table:style-name="ce4" table:formula="of:=IF((MAX([.BX$1];[.$A40])*4 + MIN([.BX$1];[.$A40]))&gt;=82;1;0)" office:value-type="float" office:value="1" calcext:value-type="float">
            <text:p>1</text:p>
          </table:table-cell>
          <table:table-cell table:style-name="ce4" table:formula="of:=IF((MAX([.BY$1];[.$A40])*4 + MIN([.BY$1];[.$A40]))&gt;=82;1;0)" office:value-type="float" office:value="1" calcext:value-type="float">
            <text:p>1</text:p>
          </table:table-cell>
          <table:table-cell table:style-name="ce4" table:formula="of:=IF((MAX([.BZ$1];[.$A40])*4 + MIN([.BZ$1];[.$A40]))&gt;=82;1;0)" office:value-type="float" office:value="1" calcext:value-type="float">
            <text:p>1</text:p>
          </table:table-cell>
          <table:table-cell table:style-name="ce4" table:formula="of:=IF((MAX([.CA$1];[.$A40])*4 + MIN([.CA$1];[.$A40]))&gt;=82;1;0)" office:value-type="float" office:value="1" calcext:value-type="float">
            <text:p>1</text:p>
          </table:table-cell>
          <table:table-cell table:style-name="ce4" table:formula="of:=IF((MAX([.CB$1];[.$A40])*4 + MIN([.CB$1];[.$A40]))&gt;=82;1;0)" office:value-type="float" office:value="1" calcext:value-type="float">
            <text:p>1</text:p>
          </table:table-cell>
          <table:table-cell table:style-name="ce4" table:formula="of:=IF((MAX([.CC$1];[.$A40])*4 + MIN([.CC$1];[.$A40]))&gt;=82;1;0)" office:value-type="float" office:value="1" calcext:value-type="float">
            <text:p>1</text:p>
          </table:table-cell>
          <table:table-cell table:style-name="ce4" table:formula="of:=IF((MAX([.CD$1];[.$A40])*4 + MIN([.CD$1];[.$A40]))&gt;=82;1;0)" office:value-type="float" office:value="1" calcext:value-type="float">
            <text:p>1</text:p>
          </table:table-cell>
          <table:table-cell table:style-name="ce4" table:formula="of:=IF((MAX([.CE$1];[.$A40])*4 + MIN([.CE$1];[.$A40]))&gt;=82;1;0)" office:value-type="float" office:value="1" calcext:value-type="float">
            <text:p>1</text:p>
          </table:table-cell>
          <table:table-cell table:style-name="ce4" table:formula="of:=IF((MAX([.CF$1];[.$A40])*4 + MIN([.CF$1];[.$A40]))&gt;=82;1;0)" office:value-type="float" office:value="1" calcext:value-type="float">
            <text:p>1</text:p>
          </table:table-cell>
          <table:table-cell table:style-name="ce4" table:formula="of:=IF((MAX([.CG$1];[.$A40])*4 + MIN([.CG$1];[.$A40]))&gt;=82;1;0)" office:value-type="float" office:value="1" calcext:value-type="float">
            <text:p>1</text:p>
          </table:table-cell>
          <table:table-cell table:style-name="ce4" table:formula="of:=IF((MAX([.CH$1];[.$A40])*4 + MIN([.CH$1];[.$A4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table:formula="of:=IF((MAX([.B$1];[.$A41])*4 + MIN([.B$1];[.$A41]))&gt;=82;1;0)" office:value-type="float" office:value="1" calcext:value-type="float">
            <text:p>1</text:p>
          </table:table-cell>
          <table:table-cell table:style-name="ce4" table:formula="of:=IF((MAX([.C$1];[.$A41])*4 + MIN([.C$1];[.$A41]))&gt;=82;1;0)" office:value-type="float" office:value="1" calcext:value-type="float">
            <text:p>1</text:p>
          </table:table-cell>
          <table:table-cell table:style-name="ce4" table:formula="of:=IF((MAX([.D$1];[.$A41])*4 + MIN([.D$1];[.$A41]))&gt;=82;1;0)" office:value-type="float" office:value="1" calcext:value-type="float">
            <text:p>1</text:p>
          </table:table-cell>
          <table:table-cell table:style-name="ce4" table:formula="of:=IF((MAX([.E$1];[.$A41])*4 + MIN([.E$1];[.$A41]))&gt;=82;1;0)" office:value-type="float" office:value="1" calcext:value-type="float">
            <text:p>1</text:p>
          </table:table-cell>
          <table:table-cell table:style-name="ce4" table:formula="of:=IF((MAX([.F$1];[.$A41])*4 + MIN([.F$1];[.$A41]))&gt;=82;1;0)" office:value-type="float" office:value="1" calcext:value-type="float">
            <text:p>1</text:p>
          </table:table-cell>
          <table:table-cell table:style-name="ce4" table:formula="of:=IF((MAX([.G$1];[.$A41])*4 + MIN([.G$1];[.$A41]))&gt;=82;1;0)" office:value-type="float" office:value="1" calcext:value-type="float">
            <text:p>1</text:p>
          </table:table-cell>
          <table:table-cell table:style-name="ce4" table:formula="of:=IF((MAX([.H$1];[.$A41])*4 + MIN([.H$1];[.$A41]))&gt;=82;1;0)" office:value-type="float" office:value="1" calcext:value-type="float">
            <text:p>1</text:p>
          </table:table-cell>
          <table:table-cell table:style-name="ce4" table:formula="of:=IF((MAX([.I$1];[.$A41])*4 + MIN([.I$1];[.$A41]))&gt;=82;1;0)" office:value-type="float" office:value="1" calcext:value-type="float">
            <text:p>1</text:p>
          </table:table-cell>
          <table:table-cell table:style-name="ce4" table:formula="of:=IF((MAX([.J$1];[.$A41])*4 + MIN([.J$1];[.$A41]))&gt;=82;1;0)" office:value-type="float" office:value="1" calcext:value-type="float">
            <text:p>1</text:p>
          </table:table-cell>
          <table:table-cell table:style-name="ce4" table:formula="of:=IF((MAX([.K$1];[.$A41])*4 + MIN([.K$1];[.$A41]))&gt;=82;1;0)" office:value-type="float" office:value="1" calcext:value-type="float">
            <text:p>1</text:p>
          </table:table-cell>
          <table:table-cell table:style-name="ce4" table:formula="of:=IF((MAX([.L$1];[.$A41])*4 + MIN([.L$1];[.$A41]))&gt;=82;1;0)" office:value-type="float" office:value="1" calcext:value-type="float">
            <text:p>1</text:p>
          </table:table-cell>
          <table:table-cell table:style-name="ce4" table:formula="of:=IF((MAX([.M$1];[.$A41])*4 + MIN([.M$1];[.$A41]))&gt;=82;1;0)" office:value-type="float" office:value="1" calcext:value-type="float">
            <text:p>1</text:p>
          </table:table-cell>
          <table:table-cell table:style-name="ce4" table:formula="of:=IF((MAX([.N$1];[.$A41])*4 + MIN([.N$1];[.$A41]))&gt;=82;1;0)" office:value-type="float" office:value="1" calcext:value-type="float">
            <text:p>1</text:p>
          </table:table-cell>
          <table:table-cell table:style-name="ce4" table:formula="of:=IF((MAX([.O$1];[.$A41])*4 + MIN([.O$1];[.$A41]))&gt;=82;1;0)" office:value-type="float" office:value="1" calcext:value-type="float">
            <text:p>1</text:p>
          </table:table-cell>
          <table:table-cell table:style-name="ce4" table:formula="of:=IF((MAX([.P$1];[.$A41])*4 + MIN([.P$1];[.$A41]))&gt;=82;1;0)" office:value-type="float" office:value="1" calcext:value-type="float">
            <text:p>1</text:p>
          </table:table-cell>
          <table:table-cell table:style-name="ce4" table:formula="of:=IF((MAX([.Q$1];[.$A41])*4 + MIN([.Q$1];[.$A41]))&gt;=82;1;0)" office:value-type="float" office:value="1" calcext:value-type="float">
            <text:p>1</text:p>
          </table:table-cell>
          <table:table-cell table:style-name="ce4" table:formula="of:=IF((MAX([.R$1];[.$A41])*4 + MIN([.R$1];[.$A41]))&gt;=82;1;0)" office:value-type="float" office:value="1" calcext:value-type="float">
            <text:p>1</text:p>
          </table:table-cell>
          <table:table-cell table:style-name="ce4" table:formula="of:=IF((MAX([.S$1];[.$A41])*4 + MIN([.S$1];[.$A41]))&gt;=82;1;0)" office:value-type="float" office:value="1" calcext:value-type="float">
            <text:p>1</text:p>
          </table:table-cell>
          <table:table-cell table:style-name="ce4" table:formula="of:=IF((MAX([.T$1];[.$A41])*4 + MIN([.T$1];[.$A41]))&gt;=82;1;0)" office:value-type="float" office:value="1" calcext:value-type="float">
            <text:p>1</text:p>
          </table:table-cell>
          <table:table-cell table:style-name="ce4" table:formula="of:=IF((MAX([.U$1];[.$A41])*4 + MIN([.U$1];[.$A41]))&gt;=82;1;0)" office:value-type="float" office:value="1" calcext:value-type="float">
            <text:p>1</text:p>
          </table:table-cell>
          <table:table-cell table:style-name="ce4" table:formula="of:=IF((MAX([.V$1];[.$A41])*4 + MIN([.V$1];[.$A41]))&gt;=82;1;0)" office:value-type="float" office:value="1" calcext:value-type="float">
            <text:p>1</text:p>
          </table:table-cell>
          <table:table-cell table:style-name="ce4" table:formula="of:=IF((MAX([.W$1];[.$A41])*4 + MIN([.W$1];[.$A41]))&gt;=82;1;0)" office:value-type="float" office:value="1" calcext:value-type="float">
            <text:p>1</text:p>
          </table:table-cell>
          <table:table-cell table:style-name="ce4" table:formula="of:=IF((MAX([.X$1];[.$A41])*4 + MIN([.X$1];[.$A41]))&gt;=82;1;0)" office:value-type="float" office:value="1" calcext:value-type="float">
            <text:p>1</text:p>
          </table:table-cell>
          <table:table-cell table:style-name="ce4" table:formula="of:=IF((MAX([.Y$1];[.$A41])*4 + MIN([.Y$1];[.$A41]))&gt;=82;1;0)" office:value-type="float" office:value="1" calcext:value-type="float">
            <text:p>1</text:p>
          </table:table-cell>
          <table:table-cell table:style-name="ce4" table:formula="of:=IF((MAX([.Z$1];[.$A41])*4 + MIN([.Z$1];[.$A41]))&gt;=82;1;0)" office:value-type="float" office:value="1" calcext:value-type="float">
            <text:p>1</text:p>
          </table:table-cell>
          <table:table-cell table:style-name="ce4" table:formula="of:=IF((MAX([.AA$1];[.$A41])*4 + MIN([.AA$1];[.$A41]))&gt;=82;1;0)" office:value-type="float" office:value="1" calcext:value-type="float">
            <text:p>1</text:p>
          </table:table-cell>
          <table:table-cell table:style-name="ce4" table:formula="of:=IF((MAX([.AB$1];[.$A41])*4 + MIN([.AB$1];[.$A41]))&gt;=82;1;0)" office:value-type="float" office:value="1" calcext:value-type="float">
            <text:p>1</text:p>
          </table:table-cell>
          <table:table-cell table:style-name="ce4" table:formula="of:=IF((MAX([.AC$1];[.$A41])*4 + MIN([.AC$1];[.$A41]))&gt;=82;1;0)" office:value-type="float" office:value="1" calcext:value-type="float">
            <text:p>1</text:p>
          </table:table-cell>
          <table:table-cell table:style-name="ce4" table:formula="of:=IF((MAX([.AD$1];[.$A41])*4 + MIN([.AD$1];[.$A41]))&gt;=82;1;0)" office:value-type="float" office:value="1" calcext:value-type="float">
            <text:p>1</text:p>
          </table:table-cell>
          <table:table-cell table:style-name="ce4" table:formula="of:=IF((MAX([.AE$1];[.$A41])*4 + MIN([.AE$1];[.$A41]))&gt;=82;1;0)" office:value-type="float" office:value="1" calcext:value-type="float">
            <text:p>1</text:p>
          </table:table-cell>
          <table:table-cell table:style-name="ce4" table:formula="of:=IF((MAX([.AF$1];[.$A41])*4 + MIN([.AF$1];[.$A41]))&gt;=82;1;0)" office:value-type="float" office:value="1" calcext:value-type="float">
            <text:p>1</text:p>
          </table:table-cell>
          <table:table-cell table:style-name="ce4" table:formula="of:=IF((MAX([.AG$1];[.$A41])*4 + MIN([.AG$1];[.$A41]))&gt;=82;1;0)" office:value-type="float" office:value="1" calcext:value-type="float">
            <text:p>1</text:p>
          </table:table-cell>
          <table:table-cell table:style-name="ce4" table:formula="of:=IF((MAX([.AH$1];[.$A41])*4 + MIN([.AH$1];[.$A41]))&gt;=82;1;0)" office:value-type="float" office:value="1" calcext:value-type="float">
            <text:p>1</text:p>
          </table:table-cell>
          <table:table-cell table:style-name="ce4" table:formula="of:=IF((MAX([.AI$1];[.$A41])*4 + MIN([.AI$1];[.$A41]))&gt;=82;1;0)" office:value-type="float" office:value="1" calcext:value-type="float">
            <text:p>1</text:p>
          </table:table-cell>
          <table:table-cell table:style-name="ce4" table:formula="of:=IF((MAX([.AJ$1];[.$A41])*4 + MIN([.AJ$1];[.$A41]))&gt;=82;1;0)" office:value-type="float" office:value="1" calcext:value-type="float">
            <text:p>1</text:p>
          </table:table-cell>
          <table:table-cell table:style-name="ce4" table:formula="of:=IF((MAX([.AK$1];[.$A41])*4 + MIN([.AK$1];[.$A41]))&gt;=82;1;0)" office:value-type="float" office:value="1" calcext:value-type="float">
            <text:p>1</text:p>
          </table:table-cell>
          <table:table-cell table:style-name="ce4" table:formula="of:=IF((MAX([.AL$1];[.$A41])*4 + MIN([.AL$1];[.$A41]))&gt;=82;1;0)" office:value-type="float" office:value="1" calcext:value-type="float">
            <text:p>1</text:p>
          </table:table-cell>
          <table:table-cell table:style-name="ce4" table:formula="of:=IF((MAX([.AM$1];[.$A41])*4 + MIN([.AM$1];[.$A41]))&gt;=82;1;0)" office:value-type="float" office:value="1" calcext:value-type="float">
            <text:p>1</text:p>
          </table:table-cell>
          <table:table-cell table:style-name="ce4" table:formula="of:=IF((MAX([.AN$1];[.$A41])*4 + MIN([.AN$1];[.$A41]))&gt;=82;1;0)" office:value-type="float" office:value="1" calcext:value-type="float">
            <text:p>1</text:p>
          </table:table-cell>
          <table:table-cell table:style-name="ce4" table:formula="of:=IF((MAX([.AO$1];[.$A41])*4 + MIN([.AO$1];[.$A41]))&gt;=82;1;0)" office:value-type="float" office:value="1" calcext:value-type="float">
            <text:p>1</text:p>
          </table:table-cell>
          <table:table-cell table:style-name="ce4" table:formula="of:=IF((MAX([.AP$1];[.$A41])*4 + MIN([.AP$1];[.$A41]))&gt;=82;1;0)" office:value-type="float" office:value="1" calcext:value-type="float">
            <text:p>1</text:p>
          </table:table-cell>
          <table:table-cell table:style-name="ce4" table:formula="of:=IF((MAX([.AQ$1];[.$A41])*4 + MIN([.AQ$1];[.$A41]))&gt;=82;1;0)" office:value-type="float" office:value="1" calcext:value-type="float">
            <text:p>1</text:p>
          </table:table-cell>
          <table:table-cell table:style-name="ce4" table:formula="of:=IF((MAX([.AR$1];[.$A41])*4 + MIN([.AR$1];[.$A41]))&gt;=82;1;0)" office:value-type="float" office:value="1" calcext:value-type="float">
            <text:p>1</text:p>
          </table:table-cell>
          <table:table-cell table:style-name="ce4" table:formula="of:=IF((MAX([.AS$1];[.$A41])*4 + MIN([.AS$1];[.$A41]))&gt;=82;1;0)" office:value-type="float" office:value="1" calcext:value-type="float">
            <text:p>1</text:p>
          </table:table-cell>
          <table:table-cell table:style-name="ce4" table:formula="of:=IF((MAX([.AT$1];[.$A41])*4 + MIN([.AT$1];[.$A41]))&gt;=82;1;0)" office:value-type="float" office:value="1" calcext:value-type="float">
            <text:p>1</text:p>
          </table:table-cell>
          <table:table-cell table:style-name="ce4" table:formula="of:=IF((MAX([.AU$1];[.$A41])*4 + MIN([.AU$1];[.$A41]))&gt;=82;1;0)" office:value-type="float" office:value="1" calcext:value-type="float">
            <text:p>1</text:p>
          </table:table-cell>
          <table:table-cell table:style-name="ce4" table:formula="of:=IF((MAX([.AV$1];[.$A41])*4 + MIN([.AV$1];[.$A41]))&gt;=82;1;0)" office:value-type="float" office:value="1" calcext:value-type="float">
            <text:p>1</text:p>
          </table:table-cell>
          <table:table-cell table:style-name="ce4" table:formula="of:=IF((MAX([.AW$1];[.$A41])*4 + MIN([.AW$1];[.$A41]))&gt;=82;1;0)" office:value-type="float" office:value="1" calcext:value-type="float">
            <text:p>1</text:p>
          </table:table-cell>
          <table:table-cell table:style-name="ce4" table:formula="of:=IF((MAX([.AX$1];[.$A41])*4 + MIN([.AX$1];[.$A41]))&gt;=82;1;0)" office:value-type="float" office:value="1" calcext:value-type="float">
            <text:p>1</text:p>
          </table:table-cell>
          <table:table-cell table:style-name="ce4" table:formula="of:=IF((MAX([.AY$1];[.$A41])*4 + MIN([.AY$1];[.$A41]))&gt;=82;1;0)" office:value-type="float" office:value="1" calcext:value-type="float">
            <text:p>1</text:p>
          </table:table-cell>
          <table:table-cell table:style-name="ce4" table:formula="of:=IF((MAX([.AZ$1];[.$A41])*4 + MIN([.AZ$1];[.$A41]))&gt;=82;1;0)" office:value-type="float" office:value="1" calcext:value-type="float">
            <text:p>1</text:p>
          </table:table-cell>
          <table:table-cell table:style-name="ce4" table:formula="of:=IF((MAX([.BA$1];[.$A41])*4 + MIN([.BA$1];[.$A41]))&gt;=82;1;0)" office:value-type="float" office:value="1" calcext:value-type="float">
            <text:p>1</text:p>
          </table:table-cell>
          <table:table-cell table:style-name="ce4" table:formula="of:=IF((MAX([.BB$1];[.$A41])*4 + MIN([.BB$1];[.$A41]))&gt;=82;1;0)" office:value-type="float" office:value="1" calcext:value-type="float">
            <text:p>1</text:p>
          </table:table-cell>
          <table:table-cell table:style-name="ce4" table:formula="of:=IF((MAX([.BC$1];[.$A41])*4 + MIN([.BC$1];[.$A41]))&gt;=82;1;0)" office:value-type="float" office:value="1" calcext:value-type="float">
            <text:p>1</text:p>
          </table:table-cell>
          <table:table-cell table:style-name="ce4" table:formula="of:=IF((MAX([.BD$1];[.$A41])*4 + MIN([.BD$1];[.$A41]))&gt;=82;1;0)" office:value-type="float" office:value="1" calcext:value-type="float">
            <text:p>1</text:p>
          </table:table-cell>
          <table:table-cell table:style-name="ce4" table:formula="of:=IF((MAX([.BE$1];[.$A41])*4 + MIN([.BE$1];[.$A41]))&gt;=82;1;0)" office:value-type="float" office:value="1" calcext:value-type="float">
            <text:p>1</text:p>
          </table:table-cell>
          <table:table-cell table:style-name="ce4" table:formula="of:=IF((MAX([.BF$1];[.$A41])*4 + MIN([.BF$1];[.$A41]))&gt;=82;1;0)" office:value-type="float" office:value="1" calcext:value-type="float">
            <text:p>1</text:p>
          </table:table-cell>
          <table:table-cell table:style-name="ce4" table:formula="of:=IF((MAX([.BG$1];[.$A41])*4 + MIN([.BG$1];[.$A41]))&gt;=82;1;0)" office:value-type="float" office:value="1" calcext:value-type="float">
            <text:p>1</text:p>
          </table:table-cell>
          <table:table-cell table:style-name="ce4" table:formula="of:=IF((MAX([.BH$1];[.$A41])*4 + MIN([.BH$1];[.$A41]))&gt;=82;1;0)" office:value-type="float" office:value="1" calcext:value-type="float">
            <text:p>1</text:p>
          </table:table-cell>
          <table:table-cell table:style-name="ce4" table:formula="of:=IF((MAX([.BI$1];[.$A41])*4 + MIN([.BI$1];[.$A41]))&gt;=82;1;0)" office:value-type="float" office:value="1" calcext:value-type="float">
            <text:p>1</text:p>
          </table:table-cell>
          <table:table-cell table:style-name="ce4" table:formula="of:=IF((MAX([.BJ$1];[.$A41])*4 + MIN([.BJ$1];[.$A41]))&gt;=82;1;0)" office:value-type="float" office:value="1" calcext:value-type="float">
            <text:p>1</text:p>
          </table:table-cell>
          <table:table-cell table:style-name="ce4" table:formula="of:=IF((MAX([.BK$1];[.$A41])*4 + MIN([.BK$1];[.$A41]))&gt;=82;1;0)" office:value-type="float" office:value="1" calcext:value-type="float">
            <text:p>1</text:p>
          </table:table-cell>
          <table:table-cell table:style-name="ce4" table:formula="of:=IF((MAX([.BL$1];[.$A41])*4 + MIN([.BL$1];[.$A41]))&gt;=82;1;0)" office:value-type="float" office:value="1" calcext:value-type="float">
            <text:p>1</text:p>
          </table:table-cell>
          <table:table-cell table:style-name="ce4" table:formula="of:=IF((MAX([.BM$1];[.$A41])*4 + MIN([.BM$1];[.$A41]))&gt;=82;1;0)" office:value-type="float" office:value="1" calcext:value-type="float">
            <text:p>1</text:p>
          </table:table-cell>
          <table:table-cell table:style-name="ce4" table:formula="of:=IF((MAX([.BN$1];[.$A41])*4 + MIN([.BN$1];[.$A41]))&gt;=82;1;0)" office:value-type="float" office:value="1" calcext:value-type="float">
            <text:p>1</text:p>
          </table:table-cell>
          <table:table-cell table:style-name="ce4" table:formula="of:=IF((MAX([.BO$1];[.$A41])*4 + MIN([.BO$1];[.$A41]))&gt;=82;1;0)" office:value-type="float" office:value="1" calcext:value-type="float">
            <text:p>1</text:p>
          </table:table-cell>
          <table:table-cell table:style-name="ce4" table:formula="of:=IF((MAX([.BP$1];[.$A41])*4 + MIN([.BP$1];[.$A41]))&gt;=82;1;0)" office:value-type="float" office:value="1" calcext:value-type="float">
            <text:p>1</text:p>
          </table:table-cell>
          <table:table-cell table:style-name="ce4" table:formula="of:=IF((MAX([.BQ$1];[.$A41])*4 + MIN([.BQ$1];[.$A41]))&gt;=82;1;0)" office:value-type="float" office:value="1" calcext:value-type="float">
            <text:p>1</text:p>
          </table:table-cell>
          <table:table-cell table:style-name="ce4" table:formula="of:=IF((MAX([.BR$1];[.$A41])*4 + MIN([.BR$1];[.$A41]))&gt;=82;1;0)" office:value-type="float" office:value="1" calcext:value-type="float">
            <text:p>1</text:p>
          </table:table-cell>
          <table:table-cell table:style-name="ce4" table:formula="of:=IF((MAX([.BS$1];[.$A41])*4 + MIN([.BS$1];[.$A41]))&gt;=82;1;0)" office:value-type="float" office:value="1" calcext:value-type="float">
            <text:p>1</text:p>
          </table:table-cell>
          <table:table-cell table:style-name="ce4" table:formula="of:=IF((MAX([.BT$1];[.$A41])*4 + MIN([.BT$1];[.$A41]))&gt;=82;1;0)" office:value-type="float" office:value="1" calcext:value-type="float">
            <text:p>1</text:p>
          </table:table-cell>
          <table:table-cell table:style-name="ce4" table:formula="of:=IF((MAX([.BU$1];[.$A41])*4 + MIN([.BU$1];[.$A41]))&gt;=82;1;0)" office:value-type="float" office:value="1" calcext:value-type="float">
            <text:p>1</text:p>
          </table:table-cell>
          <table:table-cell table:style-name="ce4" table:formula="of:=IF((MAX([.BV$1];[.$A41])*4 + MIN([.BV$1];[.$A41]))&gt;=82;1;0)" office:value-type="float" office:value="1" calcext:value-type="float">
            <text:p>1</text:p>
          </table:table-cell>
          <table:table-cell table:style-name="ce4" table:formula="of:=IF((MAX([.BW$1];[.$A41])*4 + MIN([.BW$1];[.$A41]))&gt;=82;1;0)" office:value-type="float" office:value="1" calcext:value-type="float">
            <text:p>1</text:p>
          </table:table-cell>
          <table:table-cell table:style-name="ce4" table:formula="of:=IF((MAX([.BX$1];[.$A41])*4 + MIN([.BX$1];[.$A41]))&gt;=82;1;0)" office:value-type="float" office:value="1" calcext:value-type="float">
            <text:p>1</text:p>
          </table:table-cell>
          <table:table-cell table:style-name="ce4" table:formula="of:=IF((MAX([.BY$1];[.$A41])*4 + MIN([.BY$1];[.$A41]))&gt;=82;1;0)" office:value-type="float" office:value="1" calcext:value-type="float">
            <text:p>1</text:p>
          </table:table-cell>
          <table:table-cell table:style-name="ce4" table:formula="of:=IF((MAX([.BZ$1];[.$A41])*4 + MIN([.BZ$1];[.$A41]))&gt;=82;1;0)" office:value-type="float" office:value="1" calcext:value-type="float">
            <text:p>1</text:p>
          </table:table-cell>
          <table:table-cell table:style-name="ce4" table:formula="of:=IF((MAX([.CA$1];[.$A41])*4 + MIN([.CA$1];[.$A41]))&gt;=82;1;0)" office:value-type="float" office:value="1" calcext:value-type="float">
            <text:p>1</text:p>
          </table:table-cell>
          <table:table-cell table:style-name="ce4" table:formula="of:=IF((MAX([.CB$1];[.$A41])*4 + MIN([.CB$1];[.$A41]))&gt;=82;1;0)" office:value-type="float" office:value="1" calcext:value-type="float">
            <text:p>1</text:p>
          </table:table-cell>
          <table:table-cell table:style-name="ce4" table:formula="of:=IF((MAX([.CC$1];[.$A41])*4 + MIN([.CC$1];[.$A41]))&gt;=82;1;0)" office:value-type="float" office:value="1" calcext:value-type="float">
            <text:p>1</text:p>
          </table:table-cell>
          <table:table-cell table:style-name="ce4" table:formula="of:=IF((MAX([.CD$1];[.$A41])*4 + MIN([.CD$1];[.$A41]))&gt;=82;1;0)" office:value-type="float" office:value="1" calcext:value-type="float">
            <text:p>1</text:p>
          </table:table-cell>
          <table:table-cell table:style-name="ce4" table:formula="of:=IF((MAX([.CE$1];[.$A41])*4 + MIN([.CE$1];[.$A41]))&gt;=82;1;0)" office:value-type="float" office:value="1" calcext:value-type="float">
            <text:p>1</text:p>
          </table:table-cell>
          <table:table-cell table:style-name="ce4" table:formula="of:=IF((MAX([.CF$1];[.$A41])*4 + MIN([.CF$1];[.$A41]))&gt;=82;1;0)" office:value-type="float" office:value="1" calcext:value-type="float">
            <text:p>1</text:p>
          </table:table-cell>
          <table:table-cell table:style-name="ce4" table:formula="of:=IF((MAX([.CG$1];[.$A41])*4 + MIN([.CG$1];[.$A41]))&gt;=82;1;0)" office:value-type="float" office:value="1" calcext:value-type="float">
            <text:p>1</text:p>
          </table:table-cell>
          <table:table-cell table:style-name="ce4" table:formula="of:=IF((MAX([.CH$1];[.$A41])*4 + MIN([.CH$1];[.$A4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table:formula="of:=IF((MAX([.B$1];[.$A42])*4 + MIN([.B$1];[.$A42]))&gt;=82;1;0)" office:value-type="float" office:value="1" calcext:value-type="float">
            <text:p>1</text:p>
          </table:table-cell>
          <table:table-cell table:style-name="ce4" table:formula="of:=IF((MAX([.C$1];[.$A42])*4 + MIN([.C$1];[.$A42]))&gt;=82;1;0)" office:value-type="float" office:value="1" calcext:value-type="float">
            <text:p>1</text:p>
          </table:table-cell>
          <table:table-cell table:style-name="ce4" table:formula="of:=IF((MAX([.D$1];[.$A42])*4 + MIN([.D$1];[.$A42]))&gt;=82;1;0)" office:value-type="float" office:value="1" calcext:value-type="float">
            <text:p>1</text:p>
          </table:table-cell>
          <table:table-cell table:style-name="ce4" table:formula="of:=IF((MAX([.E$1];[.$A42])*4 + MIN([.E$1];[.$A42]))&gt;=82;1;0)" office:value-type="float" office:value="1" calcext:value-type="float">
            <text:p>1</text:p>
          </table:table-cell>
          <table:table-cell table:style-name="ce4" table:formula="of:=IF((MAX([.F$1];[.$A42])*4 + MIN([.F$1];[.$A42]))&gt;=82;1;0)" office:value-type="float" office:value="1" calcext:value-type="float">
            <text:p>1</text:p>
          </table:table-cell>
          <table:table-cell table:style-name="ce4" table:formula="of:=IF((MAX([.G$1];[.$A42])*4 + MIN([.G$1];[.$A42]))&gt;=82;1;0)" office:value-type="float" office:value="1" calcext:value-type="float">
            <text:p>1</text:p>
          </table:table-cell>
          <table:table-cell table:style-name="ce4" table:formula="of:=IF((MAX([.H$1];[.$A42])*4 + MIN([.H$1];[.$A42]))&gt;=82;1;0)" office:value-type="float" office:value="1" calcext:value-type="float">
            <text:p>1</text:p>
          </table:table-cell>
          <table:table-cell table:style-name="ce4" table:formula="of:=IF((MAX([.I$1];[.$A42])*4 + MIN([.I$1];[.$A42]))&gt;=82;1;0)" office:value-type="float" office:value="1" calcext:value-type="float">
            <text:p>1</text:p>
          </table:table-cell>
          <table:table-cell table:style-name="ce4" table:formula="of:=IF((MAX([.J$1];[.$A42])*4 + MIN([.J$1];[.$A42]))&gt;=82;1;0)" office:value-type="float" office:value="1" calcext:value-type="float">
            <text:p>1</text:p>
          </table:table-cell>
          <table:table-cell table:style-name="ce4" table:formula="of:=IF((MAX([.K$1];[.$A42])*4 + MIN([.K$1];[.$A42]))&gt;=82;1;0)" office:value-type="float" office:value="1" calcext:value-type="float">
            <text:p>1</text:p>
          </table:table-cell>
          <table:table-cell table:style-name="ce4" table:formula="of:=IF((MAX([.L$1];[.$A42])*4 + MIN([.L$1];[.$A42]))&gt;=82;1;0)" office:value-type="float" office:value="1" calcext:value-type="float">
            <text:p>1</text:p>
          </table:table-cell>
          <table:table-cell table:style-name="ce4" table:formula="of:=IF((MAX([.M$1];[.$A42])*4 + MIN([.M$1];[.$A42]))&gt;=82;1;0)" office:value-type="float" office:value="1" calcext:value-type="float">
            <text:p>1</text:p>
          </table:table-cell>
          <table:table-cell table:style-name="ce4" table:formula="of:=IF((MAX([.N$1];[.$A42])*4 + MIN([.N$1];[.$A42]))&gt;=82;1;0)" office:value-type="float" office:value="1" calcext:value-type="float">
            <text:p>1</text:p>
          </table:table-cell>
          <table:table-cell table:style-name="ce4" table:formula="of:=IF((MAX([.O$1];[.$A42])*4 + MIN([.O$1];[.$A42]))&gt;=82;1;0)" office:value-type="float" office:value="1" calcext:value-type="float">
            <text:p>1</text:p>
          </table:table-cell>
          <table:table-cell table:style-name="ce4" table:formula="of:=IF((MAX([.P$1];[.$A42])*4 + MIN([.P$1];[.$A42]))&gt;=82;1;0)" office:value-type="float" office:value="1" calcext:value-type="float">
            <text:p>1</text:p>
          </table:table-cell>
          <table:table-cell table:style-name="ce4" table:formula="of:=IF((MAX([.Q$1];[.$A42])*4 + MIN([.Q$1];[.$A42]))&gt;=82;1;0)" office:value-type="float" office:value="1" calcext:value-type="float">
            <text:p>1</text:p>
          </table:table-cell>
          <table:table-cell table:style-name="ce4" table:formula="of:=IF((MAX([.R$1];[.$A42])*4 + MIN([.R$1];[.$A42]))&gt;=82;1;0)" office:value-type="float" office:value="1" calcext:value-type="float">
            <text:p>1</text:p>
          </table:table-cell>
          <table:table-cell table:style-name="ce4" table:formula="of:=IF((MAX([.S$1];[.$A42])*4 + MIN([.S$1];[.$A42]))&gt;=82;1;0)" office:value-type="float" office:value="1" calcext:value-type="float">
            <text:p>1</text:p>
          </table:table-cell>
          <table:table-cell table:style-name="ce4" table:formula="of:=IF((MAX([.T$1];[.$A42])*4 + MIN([.T$1];[.$A42]))&gt;=82;1;0)" office:value-type="float" office:value="1" calcext:value-type="float">
            <text:p>1</text:p>
          </table:table-cell>
          <table:table-cell table:style-name="ce4" table:formula="of:=IF((MAX([.U$1];[.$A42])*4 + MIN([.U$1];[.$A42]))&gt;=82;1;0)" office:value-type="float" office:value="1" calcext:value-type="float">
            <text:p>1</text:p>
          </table:table-cell>
          <table:table-cell table:style-name="ce4" table:formula="of:=IF((MAX([.V$1];[.$A42])*4 + MIN([.V$1];[.$A42]))&gt;=82;1;0)" office:value-type="float" office:value="1" calcext:value-type="float">
            <text:p>1</text:p>
          </table:table-cell>
          <table:table-cell table:style-name="ce4" table:formula="of:=IF((MAX([.W$1];[.$A42])*4 + MIN([.W$1];[.$A42]))&gt;=82;1;0)" office:value-type="float" office:value="1" calcext:value-type="float">
            <text:p>1</text:p>
          </table:table-cell>
          <table:table-cell table:style-name="ce4" table:formula="of:=IF((MAX([.X$1];[.$A42])*4 + MIN([.X$1];[.$A42]))&gt;=82;1;0)" office:value-type="float" office:value="1" calcext:value-type="float">
            <text:p>1</text:p>
          </table:table-cell>
          <table:table-cell table:style-name="ce4" table:formula="of:=IF((MAX([.Y$1];[.$A42])*4 + MIN([.Y$1];[.$A42]))&gt;=82;1;0)" office:value-type="float" office:value="1" calcext:value-type="float">
            <text:p>1</text:p>
          </table:table-cell>
          <table:table-cell table:style-name="ce4" table:formula="of:=IF((MAX([.Z$1];[.$A42])*4 + MIN([.Z$1];[.$A42]))&gt;=82;1;0)" office:value-type="float" office:value="1" calcext:value-type="float">
            <text:p>1</text:p>
          </table:table-cell>
          <table:table-cell table:style-name="ce4" table:formula="of:=IF((MAX([.AA$1];[.$A42])*4 + MIN([.AA$1];[.$A42]))&gt;=82;1;0)" office:value-type="float" office:value="1" calcext:value-type="float">
            <text:p>1</text:p>
          </table:table-cell>
          <table:table-cell table:style-name="ce4" table:formula="of:=IF((MAX([.AB$1];[.$A42])*4 + MIN([.AB$1];[.$A42]))&gt;=82;1;0)" office:value-type="float" office:value="1" calcext:value-type="float">
            <text:p>1</text:p>
          </table:table-cell>
          <table:table-cell table:style-name="ce4" table:formula="of:=IF((MAX([.AC$1];[.$A42])*4 + MIN([.AC$1];[.$A42]))&gt;=82;1;0)" office:value-type="float" office:value="1" calcext:value-type="float">
            <text:p>1</text:p>
          </table:table-cell>
          <table:table-cell table:style-name="ce4" table:formula="of:=IF((MAX([.AD$1];[.$A42])*4 + MIN([.AD$1];[.$A42]))&gt;=82;1;0)" office:value-type="float" office:value="1" calcext:value-type="float">
            <text:p>1</text:p>
          </table:table-cell>
          <table:table-cell table:style-name="ce4" table:formula="of:=IF((MAX([.AE$1];[.$A42])*4 + MIN([.AE$1];[.$A42]))&gt;=82;1;0)" office:value-type="float" office:value="1" calcext:value-type="float">
            <text:p>1</text:p>
          </table:table-cell>
          <table:table-cell table:style-name="ce4" table:formula="of:=IF((MAX([.AF$1];[.$A42])*4 + MIN([.AF$1];[.$A42]))&gt;=82;1;0)" office:value-type="float" office:value="1" calcext:value-type="float">
            <text:p>1</text:p>
          </table:table-cell>
          <table:table-cell table:style-name="ce4" table:formula="of:=IF((MAX([.AG$1];[.$A42])*4 + MIN([.AG$1];[.$A42]))&gt;=82;1;0)" office:value-type="float" office:value="1" calcext:value-type="float">
            <text:p>1</text:p>
          </table:table-cell>
          <table:table-cell table:style-name="ce4" table:formula="of:=IF((MAX([.AH$1];[.$A42])*4 + MIN([.AH$1];[.$A42]))&gt;=82;1;0)" office:value-type="float" office:value="1" calcext:value-type="float">
            <text:p>1</text:p>
          </table:table-cell>
          <table:table-cell table:style-name="ce4" table:formula="of:=IF((MAX([.AI$1];[.$A42])*4 + MIN([.AI$1];[.$A42]))&gt;=82;1;0)" office:value-type="float" office:value="1" calcext:value-type="float">
            <text:p>1</text:p>
          </table:table-cell>
          <table:table-cell table:style-name="ce4" table:formula="of:=IF((MAX([.AJ$1];[.$A42])*4 + MIN([.AJ$1];[.$A42]))&gt;=82;1;0)" office:value-type="float" office:value="1" calcext:value-type="float">
            <text:p>1</text:p>
          </table:table-cell>
          <table:table-cell table:style-name="ce4" table:formula="of:=IF((MAX([.AK$1];[.$A42])*4 + MIN([.AK$1];[.$A42]))&gt;=82;1;0)" office:value-type="float" office:value="1" calcext:value-type="float">
            <text:p>1</text:p>
          </table:table-cell>
          <table:table-cell table:style-name="ce4" table:formula="of:=IF((MAX([.AL$1];[.$A42])*4 + MIN([.AL$1];[.$A42]))&gt;=82;1;0)" office:value-type="float" office:value="1" calcext:value-type="float">
            <text:p>1</text:p>
          </table:table-cell>
          <table:table-cell table:style-name="ce4" table:formula="of:=IF((MAX([.AM$1];[.$A42])*4 + MIN([.AM$1];[.$A42]))&gt;=82;1;0)" office:value-type="float" office:value="1" calcext:value-type="float">
            <text:p>1</text:p>
          </table:table-cell>
          <table:table-cell table:style-name="ce4" table:formula="of:=IF((MAX([.AN$1];[.$A42])*4 + MIN([.AN$1];[.$A42]))&gt;=82;1;0)" office:value-type="float" office:value="1" calcext:value-type="float">
            <text:p>1</text:p>
          </table:table-cell>
          <table:table-cell table:style-name="ce4" table:formula="of:=IF((MAX([.AO$1];[.$A42])*4 + MIN([.AO$1];[.$A42]))&gt;=82;1;0)" office:value-type="float" office:value="1" calcext:value-type="float">
            <text:p>1</text:p>
          </table:table-cell>
          <table:table-cell table:style-name="ce4" table:formula="of:=IF((MAX([.AP$1];[.$A42])*4 + MIN([.AP$1];[.$A42]))&gt;=82;1;0)" office:value-type="float" office:value="1" calcext:value-type="float">
            <text:p>1</text:p>
          </table:table-cell>
          <table:table-cell table:style-name="ce4" table:formula="of:=IF((MAX([.AQ$1];[.$A42])*4 + MIN([.AQ$1];[.$A42]))&gt;=82;1;0)" office:value-type="float" office:value="1" calcext:value-type="float">
            <text:p>1</text:p>
          </table:table-cell>
          <table:table-cell table:style-name="ce4" table:formula="of:=IF((MAX([.AR$1];[.$A42])*4 + MIN([.AR$1];[.$A42]))&gt;=82;1;0)" office:value-type="float" office:value="1" calcext:value-type="float">
            <text:p>1</text:p>
          </table:table-cell>
          <table:table-cell table:style-name="ce4" table:formula="of:=IF((MAX([.AS$1];[.$A42])*4 + MIN([.AS$1];[.$A42]))&gt;=82;1;0)" office:value-type="float" office:value="1" calcext:value-type="float">
            <text:p>1</text:p>
          </table:table-cell>
          <table:table-cell table:style-name="ce4" table:formula="of:=IF((MAX([.AT$1];[.$A42])*4 + MIN([.AT$1];[.$A42]))&gt;=82;1;0)" office:value-type="float" office:value="1" calcext:value-type="float">
            <text:p>1</text:p>
          </table:table-cell>
          <table:table-cell table:style-name="ce4" table:formula="of:=IF((MAX([.AU$1];[.$A42])*4 + MIN([.AU$1];[.$A42]))&gt;=82;1;0)" office:value-type="float" office:value="1" calcext:value-type="float">
            <text:p>1</text:p>
          </table:table-cell>
          <table:table-cell table:style-name="ce4" table:formula="of:=IF((MAX([.AV$1];[.$A42])*4 + MIN([.AV$1];[.$A42]))&gt;=82;1;0)" office:value-type="float" office:value="1" calcext:value-type="float">
            <text:p>1</text:p>
          </table:table-cell>
          <table:table-cell table:style-name="ce4" table:formula="of:=IF((MAX([.AW$1];[.$A42])*4 + MIN([.AW$1];[.$A42]))&gt;=82;1;0)" office:value-type="float" office:value="1" calcext:value-type="float">
            <text:p>1</text:p>
          </table:table-cell>
          <table:table-cell table:style-name="ce4" table:formula="of:=IF((MAX([.AX$1];[.$A42])*4 + MIN([.AX$1];[.$A42]))&gt;=82;1;0)" office:value-type="float" office:value="1" calcext:value-type="float">
            <text:p>1</text:p>
          </table:table-cell>
          <table:table-cell table:style-name="ce4" table:formula="of:=IF((MAX([.AY$1];[.$A42])*4 + MIN([.AY$1];[.$A42]))&gt;=82;1;0)" office:value-type="float" office:value="1" calcext:value-type="float">
            <text:p>1</text:p>
          </table:table-cell>
          <table:table-cell table:style-name="ce4" table:formula="of:=IF((MAX([.AZ$1];[.$A42])*4 + MIN([.AZ$1];[.$A42]))&gt;=82;1;0)" office:value-type="float" office:value="1" calcext:value-type="float">
            <text:p>1</text:p>
          </table:table-cell>
          <table:table-cell table:style-name="ce4" table:formula="of:=IF((MAX([.BA$1];[.$A42])*4 + MIN([.BA$1];[.$A42]))&gt;=82;1;0)" office:value-type="float" office:value="1" calcext:value-type="float">
            <text:p>1</text:p>
          </table:table-cell>
          <table:table-cell table:style-name="ce4" table:formula="of:=IF((MAX([.BB$1];[.$A42])*4 + MIN([.BB$1];[.$A42]))&gt;=82;1;0)" office:value-type="float" office:value="1" calcext:value-type="float">
            <text:p>1</text:p>
          </table:table-cell>
          <table:table-cell table:style-name="ce4" table:formula="of:=IF((MAX([.BC$1];[.$A42])*4 + MIN([.BC$1];[.$A42]))&gt;=82;1;0)" office:value-type="float" office:value="1" calcext:value-type="float">
            <text:p>1</text:p>
          </table:table-cell>
          <table:table-cell table:style-name="ce4" table:formula="of:=IF((MAX([.BD$1];[.$A42])*4 + MIN([.BD$1];[.$A42]))&gt;=82;1;0)" office:value-type="float" office:value="1" calcext:value-type="float">
            <text:p>1</text:p>
          </table:table-cell>
          <table:table-cell table:style-name="ce4" table:formula="of:=IF((MAX([.BE$1];[.$A42])*4 + MIN([.BE$1];[.$A42]))&gt;=82;1;0)" office:value-type="float" office:value="1" calcext:value-type="float">
            <text:p>1</text:p>
          </table:table-cell>
          <table:table-cell table:style-name="ce4" table:formula="of:=IF((MAX([.BF$1];[.$A42])*4 + MIN([.BF$1];[.$A42]))&gt;=82;1;0)" office:value-type="float" office:value="1" calcext:value-type="float">
            <text:p>1</text:p>
          </table:table-cell>
          <table:table-cell table:style-name="ce4" table:formula="of:=IF((MAX([.BG$1];[.$A42])*4 + MIN([.BG$1];[.$A42]))&gt;=82;1;0)" office:value-type="float" office:value="1" calcext:value-type="float">
            <text:p>1</text:p>
          </table:table-cell>
          <table:table-cell table:style-name="ce4" table:formula="of:=IF((MAX([.BH$1];[.$A42])*4 + MIN([.BH$1];[.$A42]))&gt;=82;1;0)" office:value-type="float" office:value="1" calcext:value-type="float">
            <text:p>1</text:p>
          </table:table-cell>
          <table:table-cell table:style-name="ce4" table:formula="of:=IF((MAX([.BI$1];[.$A42])*4 + MIN([.BI$1];[.$A42]))&gt;=82;1;0)" office:value-type="float" office:value="1" calcext:value-type="float">
            <text:p>1</text:p>
          </table:table-cell>
          <table:table-cell table:style-name="ce4" table:formula="of:=IF((MAX([.BJ$1];[.$A42])*4 + MIN([.BJ$1];[.$A42]))&gt;=82;1;0)" office:value-type="float" office:value="1" calcext:value-type="float">
            <text:p>1</text:p>
          </table:table-cell>
          <table:table-cell table:style-name="ce4" table:formula="of:=IF((MAX([.BK$1];[.$A42])*4 + MIN([.BK$1];[.$A42]))&gt;=82;1;0)" office:value-type="float" office:value="1" calcext:value-type="float">
            <text:p>1</text:p>
          </table:table-cell>
          <table:table-cell table:style-name="ce4" table:formula="of:=IF((MAX([.BL$1];[.$A42])*4 + MIN([.BL$1];[.$A42]))&gt;=82;1;0)" office:value-type="float" office:value="1" calcext:value-type="float">
            <text:p>1</text:p>
          </table:table-cell>
          <table:table-cell table:style-name="ce4" table:formula="of:=IF((MAX([.BM$1];[.$A42])*4 + MIN([.BM$1];[.$A42]))&gt;=82;1;0)" office:value-type="float" office:value="1" calcext:value-type="float">
            <text:p>1</text:p>
          </table:table-cell>
          <table:table-cell table:style-name="ce4" table:formula="of:=IF((MAX([.BN$1];[.$A42])*4 + MIN([.BN$1];[.$A42]))&gt;=82;1;0)" office:value-type="float" office:value="1" calcext:value-type="float">
            <text:p>1</text:p>
          </table:table-cell>
          <table:table-cell table:style-name="ce4" table:formula="of:=IF((MAX([.BO$1];[.$A42])*4 + MIN([.BO$1];[.$A42]))&gt;=82;1;0)" office:value-type="float" office:value="1" calcext:value-type="float">
            <text:p>1</text:p>
          </table:table-cell>
          <table:table-cell table:style-name="ce4" table:formula="of:=IF((MAX([.BP$1];[.$A42])*4 + MIN([.BP$1];[.$A42]))&gt;=82;1;0)" office:value-type="float" office:value="1" calcext:value-type="float">
            <text:p>1</text:p>
          </table:table-cell>
          <table:table-cell table:style-name="ce4" table:formula="of:=IF((MAX([.BQ$1];[.$A42])*4 + MIN([.BQ$1];[.$A42]))&gt;=82;1;0)" office:value-type="float" office:value="1" calcext:value-type="float">
            <text:p>1</text:p>
          </table:table-cell>
          <table:table-cell table:style-name="ce4" table:formula="of:=IF((MAX([.BR$1];[.$A42])*4 + MIN([.BR$1];[.$A42]))&gt;=82;1;0)" office:value-type="float" office:value="1" calcext:value-type="float">
            <text:p>1</text:p>
          </table:table-cell>
          <table:table-cell table:style-name="ce4" table:formula="of:=IF((MAX([.BS$1];[.$A42])*4 + MIN([.BS$1];[.$A42]))&gt;=82;1;0)" office:value-type="float" office:value="1" calcext:value-type="float">
            <text:p>1</text:p>
          </table:table-cell>
          <table:table-cell table:style-name="ce4" table:formula="of:=IF((MAX([.BT$1];[.$A42])*4 + MIN([.BT$1];[.$A42]))&gt;=82;1;0)" office:value-type="float" office:value="1" calcext:value-type="float">
            <text:p>1</text:p>
          </table:table-cell>
          <table:table-cell table:style-name="ce4" table:formula="of:=IF((MAX([.BU$1];[.$A42])*4 + MIN([.BU$1];[.$A42]))&gt;=82;1;0)" office:value-type="float" office:value="1" calcext:value-type="float">
            <text:p>1</text:p>
          </table:table-cell>
          <table:table-cell table:style-name="ce4" table:formula="of:=IF((MAX([.BV$1];[.$A42])*4 + MIN([.BV$1];[.$A42]))&gt;=82;1;0)" office:value-type="float" office:value="1" calcext:value-type="float">
            <text:p>1</text:p>
          </table:table-cell>
          <table:table-cell table:style-name="ce4" table:formula="of:=IF((MAX([.BW$1];[.$A42])*4 + MIN([.BW$1];[.$A42]))&gt;=82;1;0)" office:value-type="float" office:value="1" calcext:value-type="float">
            <text:p>1</text:p>
          </table:table-cell>
          <table:table-cell table:style-name="ce4" table:formula="of:=IF((MAX([.BX$1];[.$A42])*4 + MIN([.BX$1];[.$A42]))&gt;=82;1;0)" office:value-type="float" office:value="1" calcext:value-type="float">
            <text:p>1</text:p>
          </table:table-cell>
          <table:table-cell table:style-name="ce4" table:formula="of:=IF((MAX([.BY$1];[.$A42])*4 + MIN([.BY$1];[.$A42]))&gt;=82;1;0)" office:value-type="float" office:value="1" calcext:value-type="float">
            <text:p>1</text:p>
          </table:table-cell>
          <table:table-cell table:style-name="ce4" table:formula="of:=IF((MAX([.BZ$1];[.$A42])*4 + MIN([.BZ$1];[.$A42]))&gt;=82;1;0)" office:value-type="float" office:value="1" calcext:value-type="float">
            <text:p>1</text:p>
          </table:table-cell>
          <table:table-cell table:style-name="ce4" table:formula="of:=IF((MAX([.CA$1];[.$A42])*4 + MIN([.CA$1];[.$A42]))&gt;=82;1;0)" office:value-type="float" office:value="1" calcext:value-type="float">
            <text:p>1</text:p>
          </table:table-cell>
          <table:table-cell table:style-name="ce4" table:formula="of:=IF((MAX([.CB$1];[.$A42])*4 + MIN([.CB$1];[.$A42]))&gt;=82;1;0)" office:value-type="float" office:value="1" calcext:value-type="float">
            <text:p>1</text:p>
          </table:table-cell>
          <table:table-cell table:style-name="ce4" table:formula="of:=IF((MAX([.CC$1];[.$A42])*4 + MIN([.CC$1];[.$A42]))&gt;=82;1;0)" office:value-type="float" office:value="1" calcext:value-type="float">
            <text:p>1</text:p>
          </table:table-cell>
          <table:table-cell table:style-name="ce4" table:formula="of:=IF((MAX([.CD$1];[.$A42])*4 + MIN([.CD$1];[.$A42]))&gt;=82;1;0)" office:value-type="float" office:value="1" calcext:value-type="float">
            <text:p>1</text:p>
          </table:table-cell>
          <table:table-cell table:style-name="ce4" table:formula="of:=IF((MAX([.CE$1];[.$A42])*4 + MIN([.CE$1];[.$A42]))&gt;=82;1;0)" office:value-type="float" office:value="1" calcext:value-type="float">
            <text:p>1</text:p>
          </table:table-cell>
          <table:table-cell table:style-name="ce4" table:formula="of:=IF((MAX([.CF$1];[.$A42])*4 + MIN([.CF$1];[.$A42]))&gt;=82;1;0)" office:value-type="float" office:value="1" calcext:value-type="float">
            <text:p>1</text:p>
          </table:table-cell>
          <table:table-cell table:style-name="ce4" table:formula="of:=IF((MAX([.CG$1];[.$A42])*4 + MIN([.CG$1];[.$A42]))&gt;=82;1;0)" office:value-type="float" office:value="1" calcext:value-type="float">
            <text:p>1</text:p>
          </table:table-cell>
          <table:table-cell table:style-name="ce4" table:formula="of:=IF((MAX([.CH$1];[.$A42])*4 + MIN([.CH$1];[.$A4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table:formula="of:=IF((MAX([.B$1];[.$A43])*4 + MIN([.B$1];[.$A43]))&gt;=82;1;0)" office:value-type="float" office:value="1" calcext:value-type="float">
            <text:p>1</text:p>
          </table:table-cell>
          <table:table-cell table:style-name="ce4" table:formula="of:=IF((MAX([.C$1];[.$A43])*4 + MIN([.C$1];[.$A43]))&gt;=82;1;0)" office:value-type="float" office:value="1" calcext:value-type="float">
            <text:p>1</text:p>
          </table:table-cell>
          <table:table-cell table:style-name="ce4" table:formula="of:=IF((MAX([.D$1];[.$A43])*4 + MIN([.D$1];[.$A43]))&gt;=82;1;0)" office:value-type="float" office:value="1" calcext:value-type="float">
            <text:p>1</text:p>
          </table:table-cell>
          <table:table-cell table:style-name="ce4" table:formula="of:=IF((MAX([.E$1];[.$A43])*4 + MIN([.E$1];[.$A43]))&gt;=82;1;0)" office:value-type="float" office:value="1" calcext:value-type="float">
            <text:p>1</text:p>
          </table:table-cell>
          <table:table-cell table:style-name="ce4" table:formula="of:=IF((MAX([.F$1];[.$A43])*4 + MIN([.F$1];[.$A43]))&gt;=82;1;0)" office:value-type="float" office:value="1" calcext:value-type="float">
            <text:p>1</text:p>
          </table:table-cell>
          <table:table-cell table:style-name="ce4" table:formula="of:=IF((MAX([.G$1];[.$A43])*4 + MIN([.G$1];[.$A43]))&gt;=82;1;0)" office:value-type="float" office:value="1" calcext:value-type="float">
            <text:p>1</text:p>
          </table:table-cell>
          <table:table-cell table:style-name="ce4" table:formula="of:=IF((MAX([.H$1];[.$A43])*4 + MIN([.H$1];[.$A43]))&gt;=82;1;0)" office:value-type="float" office:value="1" calcext:value-type="float">
            <text:p>1</text:p>
          </table:table-cell>
          <table:table-cell table:style-name="ce4" table:formula="of:=IF((MAX([.I$1];[.$A43])*4 + MIN([.I$1];[.$A43]))&gt;=82;1;0)" office:value-type="float" office:value="1" calcext:value-type="float">
            <text:p>1</text:p>
          </table:table-cell>
          <table:table-cell table:style-name="ce4" table:formula="of:=IF((MAX([.J$1];[.$A43])*4 + MIN([.J$1];[.$A43]))&gt;=82;1;0)" office:value-type="float" office:value="1" calcext:value-type="float">
            <text:p>1</text:p>
          </table:table-cell>
          <table:table-cell table:style-name="ce4" table:formula="of:=IF((MAX([.K$1];[.$A43])*4 + MIN([.K$1];[.$A43]))&gt;=82;1;0)" office:value-type="float" office:value="1" calcext:value-type="float">
            <text:p>1</text:p>
          </table:table-cell>
          <table:table-cell table:style-name="ce4" table:formula="of:=IF((MAX([.L$1];[.$A43])*4 + MIN([.L$1];[.$A43]))&gt;=82;1;0)" office:value-type="float" office:value="1" calcext:value-type="float">
            <text:p>1</text:p>
          </table:table-cell>
          <table:table-cell table:style-name="ce4" table:formula="of:=IF((MAX([.M$1];[.$A43])*4 + MIN([.M$1];[.$A43]))&gt;=82;1;0)" office:value-type="float" office:value="1" calcext:value-type="float">
            <text:p>1</text:p>
          </table:table-cell>
          <table:table-cell table:style-name="ce4" table:formula="of:=IF((MAX([.N$1];[.$A43])*4 + MIN([.N$1];[.$A43]))&gt;=82;1;0)" office:value-type="float" office:value="1" calcext:value-type="float">
            <text:p>1</text:p>
          </table:table-cell>
          <table:table-cell table:style-name="ce4" table:formula="of:=IF((MAX([.O$1];[.$A43])*4 + MIN([.O$1];[.$A43]))&gt;=82;1;0)" office:value-type="float" office:value="1" calcext:value-type="float">
            <text:p>1</text:p>
          </table:table-cell>
          <table:table-cell table:style-name="ce4" table:formula="of:=IF((MAX([.P$1];[.$A43])*4 + MIN([.P$1];[.$A43]))&gt;=82;1;0)" office:value-type="float" office:value="1" calcext:value-type="float">
            <text:p>1</text:p>
          </table:table-cell>
          <table:table-cell table:style-name="ce4" table:formula="of:=IF((MAX([.Q$1];[.$A43])*4 + MIN([.Q$1];[.$A43]))&gt;=82;1;0)" office:value-type="float" office:value="1" calcext:value-type="float">
            <text:p>1</text:p>
          </table:table-cell>
          <table:table-cell table:style-name="ce4" table:formula="of:=IF((MAX([.R$1];[.$A43])*4 + MIN([.R$1];[.$A43]))&gt;=82;1;0)" office:value-type="float" office:value="1" calcext:value-type="float">
            <text:p>1</text:p>
          </table:table-cell>
          <table:table-cell table:style-name="ce4" table:formula="of:=IF((MAX([.S$1];[.$A43])*4 + MIN([.S$1];[.$A43]))&gt;=82;1;0)" office:value-type="float" office:value="1" calcext:value-type="float">
            <text:p>1</text:p>
          </table:table-cell>
          <table:table-cell table:style-name="ce4" table:formula="of:=IF((MAX([.T$1];[.$A43])*4 + MIN([.T$1];[.$A43]))&gt;=82;1;0)" office:value-type="float" office:value="1" calcext:value-type="float">
            <text:p>1</text:p>
          </table:table-cell>
          <table:table-cell table:style-name="ce4" table:formula="of:=IF((MAX([.U$1];[.$A43])*4 + MIN([.U$1];[.$A43]))&gt;=82;1;0)" office:value-type="float" office:value="1" calcext:value-type="float">
            <text:p>1</text:p>
          </table:table-cell>
          <table:table-cell table:style-name="ce4" table:formula="of:=IF((MAX([.V$1];[.$A43])*4 + MIN([.V$1];[.$A43]))&gt;=82;1;0)" office:value-type="float" office:value="1" calcext:value-type="float">
            <text:p>1</text:p>
          </table:table-cell>
          <table:table-cell table:style-name="ce4" table:formula="of:=IF((MAX([.W$1];[.$A43])*4 + MIN([.W$1];[.$A43]))&gt;=82;1;0)" office:value-type="float" office:value="1" calcext:value-type="float">
            <text:p>1</text:p>
          </table:table-cell>
          <table:table-cell table:style-name="ce4" table:formula="of:=IF((MAX([.X$1];[.$A43])*4 + MIN([.X$1];[.$A43]))&gt;=82;1;0)" office:value-type="float" office:value="1" calcext:value-type="float">
            <text:p>1</text:p>
          </table:table-cell>
          <table:table-cell table:style-name="ce4" table:formula="of:=IF((MAX([.Y$1];[.$A43])*4 + MIN([.Y$1];[.$A43]))&gt;=82;1;0)" office:value-type="float" office:value="1" calcext:value-type="float">
            <text:p>1</text:p>
          </table:table-cell>
          <table:table-cell table:style-name="ce4" table:formula="of:=IF((MAX([.Z$1];[.$A43])*4 + MIN([.Z$1];[.$A43]))&gt;=82;1;0)" office:value-type="float" office:value="1" calcext:value-type="float">
            <text:p>1</text:p>
          </table:table-cell>
          <table:table-cell table:style-name="ce4" table:formula="of:=IF((MAX([.AA$1];[.$A43])*4 + MIN([.AA$1];[.$A43]))&gt;=82;1;0)" office:value-type="float" office:value="1" calcext:value-type="float">
            <text:p>1</text:p>
          </table:table-cell>
          <table:table-cell table:style-name="ce4" table:formula="of:=IF((MAX([.AB$1];[.$A43])*4 + MIN([.AB$1];[.$A43]))&gt;=82;1;0)" office:value-type="float" office:value="1" calcext:value-type="float">
            <text:p>1</text:p>
          </table:table-cell>
          <table:table-cell table:style-name="ce4" table:formula="of:=IF((MAX([.AC$1];[.$A43])*4 + MIN([.AC$1];[.$A43]))&gt;=82;1;0)" office:value-type="float" office:value="1" calcext:value-type="float">
            <text:p>1</text:p>
          </table:table-cell>
          <table:table-cell table:style-name="ce4" table:formula="of:=IF((MAX([.AD$1];[.$A43])*4 + MIN([.AD$1];[.$A43]))&gt;=82;1;0)" office:value-type="float" office:value="1" calcext:value-type="float">
            <text:p>1</text:p>
          </table:table-cell>
          <table:table-cell table:style-name="ce4" table:formula="of:=IF((MAX([.AE$1];[.$A43])*4 + MIN([.AE$1];[.$A43]))&gt;=82;1;0)" office:value-type="float" office:value="1" calcext:value-type="float">
            <text:p>1</text:p>
          </table:table-cell>
          <table:table-cell table:style-name="ce4" table:formula="of:=IF((MAX([.AF$1];[.$A43])*4 + MIN([.AF$1];[.$A43]))&gt;=82;1;0)" office:value-type="float" office:value="1" calcext:value-type="float">
            <text:p>1</text:p>
          </table:table-cell>
          <table:table-cell table:style-name="ce4" table:formula="of:=IF((MAX([.AG$1];[.$A43])*4 + MIN([.AG$1];[.$A43]))&gt;=82;1;0)" office:value-type="float" office:value="1" calcext:value-type="float">
            <text:p>1</text:p>
          </table:table-cell>
          <table:table-cell table:style-name="ce4" table:formula="of:=IF((MAX([.AH$1];[.$A43])*4 + MIN([.AH$1];[.$A43]))&gt;=82;1;0)" office:value-type="float" office:value="1" calcext:value-type="float">
            <text:p>1</text:p>
          </table:table-cell>
          <table:table-cell table:style-name="ce4" table:formula="of:=IF((MAX([.AI$1];[.$A43])*4 + MIN([.AI$1];[.$A43]))&gt;=82;1;0)" office:value-type="float" office:value="1" calcext:value-type="float">
            <text:p>1</text:p>
          </table:table-cell>
          <table:table-cell table:style-name="ce4" table:formula="of:=IF((MAX([.AJ$1];[.$A43])*4 + MIN([.AJ$1];[.$A43]))&gt;=82;1;0)" office:value-type="float" office:value="1" calcext:value-type="float">
            <text:p>1</text:p>
          </table:table-cell>
          <table:table-cell table:style-name="ce4" table:formula="of:=IF((MAX([.AK$1];[.$A43])*4 + MIN([.AK$1];[.$A43]))&gt;=82;1;0)" office:value-type="float" office:value="1" calcext:value-type="float">
            <text:p>1</text:p>
          </table:table-cell>
          <table:table-cell table:style-name="ce4" table:formula="of:=IF((MAX([.AL$1];[.$A43])*4 + MIN([.AL$1];[.$A43]))&gt;=82;1;0)" office:value-type="float" office:value="1" calcext:value-type="float">
            <text:p>1</text:p>
          </table:table-cell>
          <table:table-cell table:style-name="ce4" table:formula="of:=IF((MAX([.AM$1];[.$A43])*4 + MIN([.AM$1];[.$A43]))&gt;=82;1;0)" office:value-type="float" office:value="1" calcext:value-type="float">
            <text:p>1</text:p>
          </table:table-cell>
          <table:table-cell table:style-name="ce4" table:formula="of:=IF((MAX([.AN$1];[.$A43])*4 + MIN([.AN$1];[.$A43]))&gt;=82;1;0)" office:value-type="float" office:value="1" calcext:value-type="float">
            <text:p>1</text:p>
          </table:table-cell>
          <table:table-cell table:style-name="ce4" table:formula="of:=IF((MAX([.AO$1];[.$A43])*4 + MIN([.AO$1];[.$A43]))&gt;=82;1;0)" office:value-type="float" office:value="1" calcext:value-type="float">
            <text:p>1</text:p>
          </table:table-cell>
          <table:table-cell table:style-name="ce4" table:formula="of:=IF((MAX([.AP$1];[.$A43])*4 + MIN([.AP$1];[.$A43]))&gt;=82;1;0)" office:value-type="float" office:value="1" calcext:value-type="float">
            <text:p>1</text:p>
          </table:table-cell>
          <table:table-cell table:style-name="ce4" table:formula="of:=IF((MAX([.AQ$1];[.$A43])*4 + MIN([.AQ$1];[.$A43]))&gt;=82;1;0)" office:value-type="float" office:value="1" calcext:value-type="float">
            <text:p>1</text:p>
          </table:table-cell>
          <table:table-cell table:style-name="ce4" table:formula="of:=IF((MAX([.AR$1];[.$A43])*4 + MIN([.AR$1];[.$A43]))&gt;=82;1;0)" office:value-type="float" office:value="1" calcext:value-type="float">
            <text:p>1</text:p>
          </table:table-cell>
          <table:table-cell table:style-name="ce4" table:formula="of:=IF((MAX([.AS$1];[.$A43])*4 + MIN([.AS$1];[.$A43]))&gt;=82;1;0)" office:value-type="float" office:value="1" calcext:value-type="float">
            <text:p>1</text:p>
          </table:table-cell>
          <table:table-cell table:style-name="ce4" table:formula="of:=IF((MAX([.AT$1];[.$A43])*4 + MIN([.AT$1];[.$A43]))&gt;=82;1;0)" office:value-type="float" office:value="1" calcext:value-type="float">
            <text:p>1</text:p>
          </table:table-cell>
          <table:table-cell table:style-name="ce4" table:formula="of:=IF((MAX([.AU$1];[.$A43])*4 + MIN([.AU$1];[.$A43]))&gt;=82;1;0)" office:value-type="float" office:value="1" calcext:value-type="float">
            <text:p>1</text:p>
          </table:table-cell>
          <table:table-cell table:style-name="ce4" table:formula="of:=IF((MAX([.AV$1];[.$A43])*4 + MIN([.AV$1];[.$A43]))&gt;=82;1;0)" office:value-type="float" office:value="1" calcext:value-type="float">
            <text:p>1</text:p>
          </table:table-cell>
          <table:table-cell table:style-name="ce4" table:formula="of:=IF((MAX([.AW$1];[.$A43])*4 + MIN([.AW$1];[.$A43]))&gt;=82;1;0)" office:value-type="float" office:value="1" calcext:value-type="float">
            <text:p>1</text:p>
          </table:table-cell>
          <table:table-cell table:style-name="ce4" table:formula="of:=IF((MAX([.AX$1];[.$A43])*4 + MIN([.AX$1];[.$A43]))&gt;=82;1;0)" office:value-type="float" office:value="1" calcext:value-type="float">
            <text:p>1</text:p>
          </table:table-cell>
          <table:table-cell table:style-name="ce4" table:formula="of:=IF((MAX([.AY$1];[.$A43])*4 + MIN([.AY$1];[.$A43]))&gt;=82;1;0)" office:value-type="float" office:value="1" calcext:value-type="float">
            <text:p>1</text:p>
          </table:table-cell>
          <table:table-cell table:style-name="ce4" table:formula="of:=IF((MAX([.AZ$1];[.$A43])*4 + MIN([.AZ$1];[.$A43]))&gt;=82;1;0)" office:value-type="float" office:value="1" calcext:value-type="float">
            <text:p>1</text:p>
          </table:table-cell>
          <table:table-cell table:style-name="ce4" table:formula="of:=IF((MAX([.BA$1];[.$A43])*4 + MIN([.BA$1];[.$A43]))&gt;=82;1;0)" office:value-type="float" office:value="1" calcext:value-type="float">
            <text:p>1</text:p>
          </table:table-cell>
          <table:table-cell table:style-name="ce4" table:formula="of:=IF((MAX([.BB$1];[.$A43])*4 + MIN([.BB$1];[.$A43]))&gt;=82;1;0)" office:value-type="float" office:value="1" calcext:value-type="float">
            <text:p>1</text:p>
          </table:table-cell>
          <table:table-cell table:style-name="ce4" table:formula="of:=IF((MAX([.BC$1];[.$A43])*4 + MIN([.BC$1];[.$A43]))&gt;=82;1;0)" office:value-type="float" office:value="1" calcext:value-type="float">
            <text:p>1</text:p>
          </table:table-cell>
          <table:table-cell table:style-name="ce4" table:formula="of:=IF((MAX([.BD$1];[.$A43])*4 + MIN([.BD$1];[.$A43]))&gt;=82;1;0)" office:value-type="float" office:value="1" calcext:value-type="float">
            <text:p>1</text:p>
          </table:table-cell>
          <table:table-cell table:style-name="ce4" table:formula="of:=IF((MAX([.BE$1];[.$A43])*4 + MIN([.BE$1];[.$A43]))&gt;=82;1;0)" office:value-type="float" office:value="1" calcext:value-type="float">
            <text:p>1</text:p>
          </table:table-cell>
          <table:table-cell table:style-name="ce4" table:formula="of:=IF((MAX([.BF$1];[.$A43])*4 + MIN([.BF$1];[.$A43]))&gt;=82;1;0)" office:value-type="float" office:value="1" calcext:value-type="float">
            <text:p>1</text:p>
          </table:table-cell>
          <table:table-cell table:style-name="ce4" table:formula="of:=IF((MAX([.BG$1];[.$A43])*4 + MIN([.BG$1];[.$A43]))&gt;=82;1;0)" office:value-type="float" office:value="1" calcext:value-type="float">
            <text:p>1</text:p>
          </table:table-cell>
          <table:table-cell table:style-name="ce4" table:formula="of:=IF((MAX([.BH$1];[.$A43])*4 + MIN([.BH$1];[.$A43]))&gt;=82;1;0)" office:value-type="float" office:value="1" calcext:value-type="float">
            <text:p>1</text:p>
          </table:table-cell>
          <table:table-cell table:style-name="ce4" table:formula="of:=IF((MAX([.BI$1];[.$A43])*4 + MIN([.BI$1];[.$A43]))&gt;=82;1;0)" office:value-type="float" office:value="1" calcext:value-type="float">
            <text:p>1</text:p>
          </table:table-cell>
          <table:table-cell table:style-name="ce4" table:formula="of:=IF((MAX([.BJ$1];[.$A43])*4 + MIN([.BJ$1];[.$A43]))&gt;=82;1;0)" office:value-type="float" office:value="1" calcext:value-type="float">
            <text:p>1</text:p>
          </table:table-cell>
          <table:table-cell table:style-name="ce4" table:formula="of:=IF((MAX([.BK$1];[.$A43])*4 + MIN([.BK$1];[.$A43]))&gt;=82;1;0)" office:value-type="float" office:value="1" calcext:value-type="float">
            <text:p>1</text:p>
          </table:table-cell>
          <table:table-cell table:style-name="ce4" table:formula="of:=IF((MAX([.BL$1];[.$A43])*4 + MIN([.BL$1];[.$A43]))&gt;=82;1;0)" office:value-type="float" office:value="1" calcext:value-type="float">
            <text:p>1</text:p>
          </table:table-cell>
          <table:table-cell table:style-name="ce4" table:formula="of:=IF((MAX([.BM$1];[.$A43])*4 + MIN([.BM$1];[.$A43]))&gt;=82;1;0)" office:value-type="float" office:value="1" calcext:value-type="float">
            <text:p>1</text:p>
          </table:table-cell>
          <table:table-cell table:style-name="ce4" table:formula="of:=IF((MAX([.BN$1];[.$A43])*4 + MIN([.BN$1];[.$A43]))&gt;=82;1;0)" office:value-type="float" office:value="1" calcext:value-type="float">
            <text:p>1</text:p>
          </table:table-cell>
          <table:table-cell table:style-name="ce4" table:formula="of:=IF((MAX([.BO$1];[.$A43])*4 + MIN([.BO$1];[.$A43]))&gt;=82;1;0)" office:value-type="float" office:value="1" calcext:value-type="float">
            <text:p>1</text:p>
          </table:table-cell>
          <table:table-cell table:style-name="ce4" table:formula="of:=IF((MAX([.BP$1];[.$A43])*4 + MIN([.BP$1];[.$A43]))&gt;=82;1;0)" office:value-type="float" office:value="1" calcext:value-type="float">
            <text:p>1</text:p>
          </table:table-cell>
          <table:table-cell table:style-name="ce4" table:formula="of:=IF((MAX([.BQ$1];[.$A43])*4 + MIN([.BQ$1];[.$A43]))&gt;=82;1;0)" office:value-type="float" office:value="1" calcext:value-type="float">
            <text:p>1</text:p>
          </table:table-cell>
          <table:table-cell table:style-name="ce4" table:formula="of:=IF((MAX([.BR$1];[.$A43])*4 + MIN([.BR$1];[.$A43]))&gt;=82;1;0)" office:value-type="float" office:value="1" calcext:value-type="float">
            <text:p>1</text:p>
          </table:table-cell>
          <table:table-cell table:style-name="ce4" table:formula="of:=IF((MAX([.BS$1];[.$A43])*4 + MIN([.BS$1];[.$A43]))&gt;=82;1;0)" office:value-type="float" office:value="1" calcext:value-type="float">
            <text:p>1</text:p>
          </table:table-cell>
          <table:table-cell table:style-name="ce4" table:formula="of:=IF((MAX([.BT$1];[.$A43])*4 + MIN([.BT$1];[.$A43]))&gt;=82;1;0)" office:value-type="float" office:value="1" calcext:value-type="float">
            <text:p>1</text:p>
          </table:table-cell>
          <table:table-cell table:style-name="ce4" table:formula="of:=IF((MAX([.BU$1];[.$A43])*4 + MIN([.BU$1];[.$A43]))&gt;=82;1;0)" office:value-type="float" office:value="1" calcext:value-type="float">
            <text:p>1</text:p>
          </table:table-cell>
          <table:table-cell table:style-name="ce4" table:formula="of:=IF((MAX([.BV$1];[.$A43])*4 + MIN([.BV$1];[.$A43]))&gt;=82;1;0)" office:value-type="float" office:value="1" calcext:value-type="float">
            <text:p>1</text:p>
          </table:table-cell>
          <table:table-cell table:style-name="ce4" table:formula="of:=IF((MAX([.BW$1];[.$A43])*4 + MIN([.BW$1];[.$A43]))&gt;=82;1;0)" office:value-type="float" office:value="1" calcext:value-type="float">
            <text:p>1</text:p>
          </table:table-cell>
          <table:table-cell table:style-name="ce4" table:formula="of:=IF((MAX([.BX$1];[.$A43])*4 + MIN([.BX$1];[.$A43]))&gt;=82;1;0)" office:value-type="float" office:value="1" calcext:value-type="float">
            <text:p>1</text:p>
          </table:table-cell>
          <table:table-cell table:style-name="ce4" table:formula="of:=IF((MAX([.BY$1];[.$A43])*4 + MIN([.BY$1];[.$A43]))&gt;=82;1;0)" office:value-type="float" office:value="1" calcext:value-type="float">
            <text:p>1</text:p>
          </table:table-cell>
          <table:table-cell table:style-name="ce4" table:formula="of:=IF((MAX([.BZ$1];[.$A43])*4 + MIN([.BZ$1];[.$A43]))&gt;=82;1;0)" office:value-type="float" office:value="1" calcext:value-type="float">
            <text:p>1</text:p>
          </table:table-cell>
          <table:table-cell table:style-name="ce4" table:formula="of:=IF((MAX([.CA$1];[.$A43])*4 + MIN([.CA$1];[.$A43]))&gt;=82;1;0)" office:value-type="float" office:value="1" calcext:value-type="float">
            <text:p>1</text:p>
          </table:table-cell>
          <table:table-cell table:style-name="ce4" table:formula="of:=IF((MAX([.CB$1];[.$A43])*4 + MIN([.CB$1];[.$A43]))&gt;=82;1;0)" office:value-type="float" office:value="1" calcext:value-type="float">
            <text:p>1</text:p>
          </table:table-cell>
          <table:table-cell table:style-name="ce4" table:formula="of:=IF((MAX([.CC$1];[.$A43])*4 + MIN([.CC$1];[.$A43]))&gt;=82;1;0)" office:value-type="float" office:value="1" calcext:value-type="float">
            <text:p>1</text:p>
          </table:table-cell>
          <table:table-cell table:style-name="ce4" table:formula="of:=IF((MAX([.CD$1];[.$A43])*4 + MIN([.CD$1];[.$A43]))&gt;=82;1;0)" office:value-type="float" office:value="1" calcext:value-type="float">
            <text:p>1</text:p>
          </table:table-cell>
          <table:table-cell table:style-name="ce4" table:formula="of:=IF((MAX([.CE$1];[.$A43])*4 + MIN([.CE$1];[.$A43]))&gt;=82;1;0)" office:value-type="float" office:value="1" calcext:value-type="float">
            <text:p>1</text:p>
          </table:table-cell>
          <table:table-cell table:style-name="ce4" table:formula="of:=IF((MAX([.CF$1];[.$A43])*4 + MIN([.CF$1];[.$A43]))&gt;=82;1;0)" office:value-type="float" office:value="1" calcext:value-type="float">
            <text:p>1</text:p>
          </table:table-cell>
          <table:table-cell table:style-name="ce4" table:formula="of:=IF((MAX([.CG$1];[.$A43])*4 + MIN([.CG$1];[.$A43]))&gt;=82;1;0)" office:value-type="float" office:value="1" calcext:value-type="float">
            <text:p>1</text:p>
          </table:table-cell>
          <table:table-cell table:style-name="ce4" table:formula="of:=IF((MAX([.CH$1];[.$A43])*4 + MIN([.CH$1];[.$A4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table:formula="of:=IF((MAX([.B$1];[.$A44])*4 + MIN([.B$1];[.$A44]))&gt;=82;1;0)" office:value-type="float" office:value="1" calcext:value-type="float">
            <text:p>1</text:p>
          </table:table-cell>
          <table:table-cell table:style-name="ce4" table:formula="of:=IF((MAX([.C$1];[.$A44])*4 + MIN([.C$1];[.$A44]))&gt;=82;1;0)" office:value-type="float" office:value="1" calcext:value-type="float">
            <text:p>1</text:p>
          </table:table-cell>
          <table:table-cell table:style-name="ce4" table:formula="of:=IF((MAX([.D$1];[.$A44])*4 + MIN([.D$1];[.$A44]))&gt;=82;1;0)" office:value-type="float" office:value="1" calcext:value-type="float">
            <text:p>1</text:p>
          </table:table-cell>
          <table:table-cell table:style-name="ce4" table:formula="of:=IF((MAX([.E$1];[.$A44])*4 + MIN([.E$1];[.$A44]))&gt;=82;1;0)" office:value-type="float" office:value="1" calcext:value-type="float">
            <text:p>1</text:p>
          </table:table-cell>
          <table:table-cell table:style-name="ce4" table:formula="of:=IF((MAX([.F$1];[.$A44])*4 + MIN([.F$1];[.$A44]))&gt;=82;1;0)" office:value-type="float" office:value="1" calcext:value-type="float">
            <text:p>1</text:p>
          </table:table-cell>
          <table:table-cell table:style-name="ce4" table:formula="of:=IF((MAX([.G$1];[.$A44])*4 + MIN([.G$1];[.$A44]))&gt;=82;1;0)" office:value-type="float" office:value="1" calcext:value-type="float">
            <text:p>1</text:p>
          </table:table-cell>
          <table:table-cell table:style-name="ce4" table:formula="of:=IF((MAX([.H$1];[.$A44])*4 + MIN([.H$1];[.$A44]))&gt;=82;1;0)" office:value-type="float" office:value="1" calcext:value-type="float">
            <text:p>1</text:p>
          </table:table-cell>
          <table:table-cell table:style-name="ce4" table:formula="of:=IF((MAX([.I$1];[.$A44])*4 + MIN([.I$1];[.$A44]))&gt;=82;1;0)" office:value-type="float" office:value="1" calcext:value-type="float">
            <text:p>1</text:p>
          </table:table-cell>
          <table:table-cell table:style-name="ce4" table:formula="of:=IF((MAX([.J$1];[.$A44])*4 + MIN([.J$1];[.$A44]))&gt;=82;1;0)" office:value-type="float" office:value="1" calcext:value-type="float">
            <text:p>1</text:p>
          </table:table-cell>
          <table:table-cell table:style-name="ce4" table:formula="of:=IF((MAX([.K$1];[.$A44])*4 + MIN([.K$1];[.$A44]))&gt;=82;1;0)" office:value-type="float" office:value="1" calcext:value-type="float">
            <text:p>1</text:p>
          </table:table-cell>
          <table:table-cell table:style-name="ce4" table:formula="of:=IF((MAX([.L$1];[.$A44])*4 + MIN([.L$1];[.$A44]))&gt;=82;1;0)" office:value-type="float" office:value="1" calcext:value-type="float">
            <text:p>1</text:p>
          </table:table-cell>
          <table:table-cell table:style-name="ce4" table:formula="of:=IF((MAX([.M$1];[.$A44])*4 + MIN([.M$1];[.$A44]))&gt;=82;1;0)" office:value-type="float" office:value="1" calcext:value-type="float">
            <text:p>1</text:p>
          </table:table-cell>
          <table:table-cell table:style-name="ce4" table:formula="of:=IF((MAX([.N$1];[.$A44])*4 + MIN([.N$1];[.$A44]))&gt;=82;1;0)" office:value-type="float" office:value="1" calcext:value-type="float">
            <text:p>1</text:p>
          </table:table-cell>
          <table:table-cell table:style-name="ce4" table:formula="of:=IF((MAX([.O$1];[.$A44])*4 + MIN([.O$1];[.$A44]))&gt;=82;1;0)" office:value-type="float" office:value="1" calcext:value-type="float">
            <text:p>1</text:p>
          </table:table-cell>
          <table:table-cell table:style-name="ce4" table:formula="of:=IF((MAX([.P$1];[.$A44])*4 + MIN([.P$1];[.$A44]))&gt;=82;1;0)" office:value-type="float" office:value="1" calcext:value-type="float">
            <text:p>1</text:p>
          </table:table-cell>
          <table:table-cell table:style-name="ce4" table:formula="of:=IF((MAX([.Q$1];[.$A44])*4 + MIN([.Q$1];[.$A44]))&gt;=82;1;0)" office:value-type="float" office:value="1" calcext:value-type="float">
            <text:p>1</text:p>
          </table:table-cell>
          <table:table-cell table:style-name="ce4" table:formula="of:=IF((MAX([.R$1];[.$A44])*4 + MIN([.R$1];[.$A44]))&gt;=82;1;0)" office:value-type="float" office:value="1" calcext:value-type="float">
            <text:p>1</text:p>
          </table:table-cell>
          <table:table-cell table:style-name="ce4" table:formula="of:=IF((MAX([.S$1];[.$A44])*4 + MIN([.S$1];[.$A44]))&gt;=82;1;0)" office:value-type="float" office:value="1" calcext:value-type="float">
            <text:p>1</text:p>
          </table:table-cell>
          <table:table-cell table:style-name="ce4" table:formula="of:=IF((MAX([.T$1];[.$A44])*4 + MIN([.T$1];[.$A44]))&gt;=82;1;0)" office:value-type="float" office:value="1" calcext:value-type="float">
            <text:p>1</text:p>
          </table:table-cell>
          <table:table-cell table:style-name="ce4" table:formula="of:=IF((MAX([.U$1];[.$A44])*4 + MIN([.U$1];[.$A44]))&gt;=82;1;0)" office:value-type="float" office:value="1" calcext:value-type="float">
            <text:p>1</text:p>
          </table:table-cell>
          <table:table-cell table:style-name="ce4" table:formula="of:=IF((MAX([.V$1];[.$A44])*4 + MIN([.V$1];[.$A44]))&gt;=82;1;0)" office:value-type="float" office:value="1" calcext:value-type="float">
            <text:p>1</text:p>
          </table:table-cell>
          <table:table-cell table:style-name="ce4" table:formula="of:=IF((MAX([.W$1];[.$A44])*4 + MIN([.W$1];[.$A44]))&gt;=82;1;0)" office:value-type="float" office:value="1" calcext:value-type="float">
            <text:p>1</text:p>
          </table:table-cell>
          <table:table-cell table:style-name="ce4" table:formula="of:=IF((MAX([.X$1];[.$A44])*4 + MIN([.X$1];[.$A44]))&gt;=82;1;0)" office:value-type="float" office:value="1" calcext:value-type="float">
            <text:p>1</text:p>
          </table:table-cell>
          <table:table-cell table:style-name="ce4" table:formula="of:=IF((MAX([.Y$1];[.$A44])*4 + MIN([.Y$1];[.$A44]))&gt;=82;1;0)" office:value-type="float" office:value="1" calcext:value-type="float">
            <text:p>1</text:p>
          </table:table-cell>
          <table:table-cell table:style-name="ce4" table:formula="of:=IF((MAX([.Z$1];[.$A44])*4 + MIN([.Z$1];[.$A44]))&gt;=82;1;0)" office:value-type="float" office:value="1" calcext:value-type="float">
            <text:p>1</text:p>
          </table:table-cell>
          <table:table-cell table:style-name="ce4" table:formula="of:=IF((MAX([.AA$1];[.$A44])*4 + MIN([.AA$1];[.$A44]))&gt;=82;1;0)" office:value-type="float" office:value="1" calcext:value-type="float">
            <text:p>1</text:p>
          </table:table-cell>
          <table:table-cell table:style-name="ce4" table:formula="of:=IF((MAX([.AB$1];[.$A44])*4 + MIN([.AB$1];[.$A44]))&gt;=82;1;0)" office:value-type="float" office:value="1" calcext:value-type="float">
            <text:p>1</text:p>
          </table:table-cell>
          <table:table-cell table:style-name="ce4" table:formula="of:=IF((MAX([.AC$1];[.$A44])*4 + MIN([.AC$1];[.$A44]))&gt;=82;1;0)" office:value-type="float" office:value="1" calcext:value-type="float">
            <text:p>1</text:p>
          </table:table-cell>
          <table:table-cell table:style-name="ce4" table:formula="of:=IF((MAX([.AD$1];[.$A44])*4 + MIN([.AD$1];[.$A44]))&gt;=82;1;0)" office:value-type="float" office:value="1" calcext:value-type="float">
            <text:p>1</text:p>
          </table:table-cell>
          <table:table-cell table:style-name="ce4" table:formula="of:=IF((MAX([.AE$1];[.$A44])*4 + MIN([.AE$1];[.$A44]))&gt;=82;1;0)" office:value-type="float" office:value="1" calcext:value-type="float">
            <text:p>1</text:p>
          </table:table-cell>
          <table:table-cell table:style-name="ce4" table:formula="of:=IF((MAX([.AF$1];[.$A44])*4 + MIN([.AF$1];[.$A44]))&gt;=82;1;0)" office:value-type="float" office:value="1" calcext:value-type="float">
            <text:p>1</text:p>
          </table:table-cell>
          <table:table-cell table:style-name="ce4" table:formula="of:=IF((MAX([.AG$1];[.$A44])*4 + MIN([.AG$1];[.$A44]))&gt;=82;1;0)" office:value-type="float" office:value="1" calcext:value-type="float">
            <text:p>1</text:p>
          </table:table-cell>
          <table:table-cell table:style-name="ce4" table:formula="of:=IF((MAX([.AH$1];[.$A44])*4 + MIN([.AH$1];[.$A44]))&gt;=82;1;0)" office:value-type="float" office:value="1" calcext:value-type="float">
            <text:p>1</text:p>
          </table:table-cell>
          <table:table-cell table:style-name="ce4" table:formula="of:=IF((MAX([.AI$1];[.$A44])*4 + MIN([.AI$1];[.$A44]))&gt;=82;1;0)" office:value-type="float" office:value="1" calcext:value-type="float">
            <text:p>1</text:p>
          </table:table-cell>
          <table:table-cell table:style-name="ce4" table:formula="of:=IF((MAX([.AJ$1];[.$A44])*4 + MIN([.AJ$1];[.$A44]))&gt;=82;1;0)" office:value-type="float" office:value="1" calcext:value-type="float">
            <text:p>1</text:p>
          </table:table-cell>
          <table:table-cell table:style-name="ce4" table:formula="of:=IF((MAX([.AK$1];[.$A44])*4 + MIN([.AK$1];[.$A44]))&gt;=82;1;0)" office:value-type="float" office:value="1" calcext:value-type="float">
            <text:p>1</text:p>
          </table:table-cell>
          <table:table-cell table:style-name="ce4" table:formula="of:=IF((MAX([.AL$1];[.$A44])*4 + MIN([.AL$1];[.$A44]))&gt;=82;1;0)" office:value-type="float" office:value="1" calcext:value-type="float">
            <text:p>1</text:p>
          </table:table-cell>
          <table:table-cell table:style-name="ce4" table:formula="of:=IF((MAX([.AM$1];[.$A44])*4 + MIN([.AM$1];[.$A44]))&gt;=82;1;0)" office:value-type="float" office:value="1" calcext:value-type="float">
            <text:p>1</text:p>
          </table:table-cell>
          <table:table-cell table:style-name="ce4" table:formula="of:=IF((MAX([.AN$1];[.$A44])*4 + MIN([.AN$1];[.$A44]))&gt;=82;1;0)" office:value-type="float" office:value="1" calcext:value-type="float">
            <text:p>1</text:p>
          </table:table-cell>
          <table:table-cell table:style-name="ce4" table:formula="of:=IF((MAX([.AO$1];[.$A44])*4 + MIN([.AO$1];[.$A44]))&gt;=82;1;0)" office:value-type="float" office:value="1" calcext:value-type="float">
            <text:p>1</text:p>
          </table:table-cell>
          <table:table-cell table:style-name="ce4" table:formula="of:=IF((MAX([.AP$1];[.$A44])*4 + MIN([.AP$1];[.$A44]))&gt;=82;1;0)" office:value-type="float" office:value="1" calcext:value-type="float">
            <text:p>1</text:p>
          </table:table-cell>
          <table:table-cell table:style-name="ce4" table:formula="of:=IF((MAX([.AQ$1];[.$A44])*4 + MIN([.AQ$1];[.$A44]))&gt;=82;1;0)" office:value-type="float" office:value="1" calcext:value-type="float">
            <text:p>1</text:p>
          </table:table-cell>
          <table:table-cell table:style-name="ce4" table:formula="of:=IF((MAX([.AR$1];[.$A44])*4 + MIN([.AR$1];[.$A44]))&gt;=82;1;0)" office:value-type="float" office:value="1" calcext:value-type="float">
            <text:p>1</text:p>
          </table:table-cell>
          <table:table-cell table:style-name="ce4" table:formula="of:=IF((MAX([.AS$1];[.$A44])*4 + MIN([.AS$1];[.$A44]))&gt;=82;1;0)" office:value-type="float" office:value="1" calcext:value-type="float">
            <text:p>1</text:p>
          </table:table-cell>
          <table:table-cell table:style-name="ce4" table:formula="of:=IF((MAX([.AT$1];[.$A44])*4 + MIN([.AT$1];[.$A44]))&gt;=82;1;0)" office:value-type="float" office:value="1" calcext:value-type="float">
            <text:p>1</text:p>
          </table:table-cell>
          <table:table-cell table:style-name="ce4" table:formula="of:=IF((MAX([.AU$1];[.$A44])*4 + MIN([.AU$1];[.$A44]))&gt;=82;1;0)" office:value-type="float" office:value="1" calcext:value-type="float">
            <text:p>1</text:p>
          </table:table-cell>
          <table:table-cell table:style-name="ce4" table:formula="of:=IF((MAX([.AV$1];[.$A44])*4 + MIN([.AV$1];[.$A44]))&gt;=82;1;0)" office:value-type="float" office:value="1" calcext:value-type="float">
            <text:p>1</text:p>
          </table:table-cell>
          <table:table-cell table:style-name="ce4" table:formula="of:=IF((MAX([.AW$1];[.$A44])*4 + MIN([.AW$1];[.$A44]))&gt;=82;1;0)" office:value-type="float" office:value="1" calcext:value-type="float">
            <text:p>1</text:p>
          </table:table-cell>
          <table:table-cell table:style-name="ce4" table:formula="of:=IF((MAX([.AX$1];[.$A44])*4 + MIN([.AX$1];[.$A44]))&gt;=82;1;0)" office:value-type="float" office:value="1" calcext:value-type="float">
            <text:p>1</text:p>
          </table:table-cell>
          <table:table-cell table:style-name="ce4" table:formula="of:=IF((MAX([.AY$1];[.$A44])*4 + MIN([.AY$1];[.$A44]))&gt;=82;1;0)" office:value-type="float" office:value="1" calcext:value-type="float">
            <text:p>1</text:p>
          </table:table-cell>
          <table:table-cell table:style-name="ce4" table:formula="of:=IF((MAX([.AZ$1];[.$A44])*4 + MIN([.AZ$1];[.$A44]))&gt;=82;1;0)" office:value-type="float" office:value="1" calcext:value-type="float">
            <text:p>1</text:p>
          </table:table-cell>
          <table:table-cell table:style-name="ce4" table:formula="of:=IF((MAX([.BA$1];[.$A44])*4 + MIN([.BA$1];[.$A44]))&gt;=82;1;0)" office:value-type="float" office:value="1" calcext:value-type="float">
            <text:p>1</text:p>
          </table:table-cell>
          <table:table-cell table:style-name="ce4" table:formula="of:=IF((MAX([.BB$1];[.$A44])*4 + MIN([.BB$1];[.$A44]))&gt;=82;1;0)" office:value-type="float" office:value="1" calcext:value-type="float">
            <text:p>1</text:p>
          </table:table-cell>
          <table:table-cell table:style-name="ce4" table:formula="of:=IF((MAX([.BC$1];[.$A44])*4 + MIN([.BC$1];[.$A44]))&gt;=82;1;0)" office:value-type="float" office:value="1" calcext:value-type="float">
            <text:p>1</text:p>
          </table:table-cell>
          <table:table-cell table:style-name="ce4" table:formula="of:=IF((MAX([.BD$1];[.$A44])*4 + MIN([.BD$1];[.$A44]))&gt;=82;1;0)" office:value-type="float" office:value="1" calcext:value-type="float">
            <text:p>1</text:p>
          </table:table-cell>
          <table:table-cell table:style-name="ce4" table:formula="of:=IF((MAX([.BE$1];[.$A44])*4 + MIN([.BE$1];[.$A44]))&gt;=82;1;0)" office:value-type="float" office:value="1" calcext:value-type="float">
            <text:p>1</text:p>
          </table:table-cell>
          <table:table-cell table:style-name="ce4" table:formula="of:=IF((MAX([.BF$1];[.$A44])*4 + MIN([.BF$1];[.$A44]))&gt;=82;1;0)" office:value-type="float" office:value="1" calcext:value-type="float">
            <text:p>1</text:p>
          </table:table-cell>
          <table:table-cell table:style-name="ce4" table:formula="of:=IF((MAX([.BG$1];[.$A44])*4 + MIN([.BG$1];[.$A44]))&gt;=82;1;0)" office:value-type="float" office:value="1" calcext:value-type="float">
            <text:p>1</text:p>
          </table:table-cell>
          <table:table-cell table:style-name="ce4" table:formula="of:=IF((MAX([.BH$1];[.$A44])*4 + MIN([.BH$1];[.$A44]))&gt;=82;1;0)" office:value-type="float" office:value="1" calcext:value-type="float">
            <text:p>1</text:p>
          </table:table-cell>
          <table:table-cell table:style-name="ce4" table:formula="of:=IF((MAX([.BI$1];[.$A44])*4 + MIN([.BI$1];[.$A44]))&gt;=82;1;0)" office:value-type="float" office:value="1" calcext:value-type="float">
            <text:p>1</text:p>
          </table:table-cell>
          <table:table-cell table:style-name="ce4" table:formula="of:=IF((MAX([.BJ$1];[.$A44])*4 + MIN([.BJ$1];[.$A44]))&gt;=82;1;0)" office:value-type="float" office:value="1" calcext:value-type="float">
            <text:p>1</text:p>
          </table:table-cell>
          <table:table-cell table:style-name="ce4" table:formula="of:=IF((MAX([.BK$1];[.$A44])*4 + MIN([.BK$1];[.$A44]))&gt;=82;1;0)" office:value-type="float" office:value="1" calcext:value-type="float">
            <text:p>1</text:p>
          </table:table-cell>
          <table:table-cell table:style-name="ce4" table:formula="of:=IF((MAX([.BL$1];[.$A44])*4 + MIN([.BL$1];[.$A44]))&gt;=82;1;0)" office:value-type="float" office:value="1" calcext:value-type="float">
            <text:p>1</text:p>
          </table:table-cell>
          <table:table-cell table:style-name="ce4" table:formula="of:=IF((MAX([.BM$1];[.$A44])*4 + MIN([.BM$1];[.$A44]))&gt;=82;1;0)" office:value-type="float" office:value="1" calcext:value-type="float">
            <text:p>1</text:p>
          </table:table-cell>
          <table:table-cell table:style-name="ce4" table:formula="of:=IF((MAX([.BN$1];[.$A44])*4 + MIN([.BN$1];[.$A44]))&gt;=82;1;0)" office:value-type="float" office:value="1" calcext:value-type="float">
            <text:p>1</text:p>
          </table:table-cell>
          <table:table-cell table:style-name="ce4" table:formula="of:=IF((MAX([.BO$1];[.$A44])*4 + MIN([.BO$1];[.$A44]))&gt;=82;1;0)" office:value-type="float" office:value="1" calcext:value-type="float">
            <text:p>1</text:p>
          </table:table-cell>
          <table:table-cell table:style-name="ce4" table:formula="of:=IF((MAX([.BP$1];[.$A44])*4 + MIN([.BP$1];[.$A44]))&gt;=82;1;0)" office:value-type="float" office:value="1" calcext:value-type="float">
            <text:p>1</text:p>
          </table:table-cell>
          <table:table-cell table:style-name="ce4" table:formula="of:=IF((MAX([.BQ$1];[.$A44])*4 + MIN([.BQ$1];[.$A44]))&gt;=82;1;0)" office:value-type="float" office:value="1" calcext:value-type="float">
            <text:p>1</text:p>
          </table:table-cell>
          <table:table-cell table:style-name="ce4" table:formula="of:=IF((MAX([.BR$1];[.$A44])*4 + MIN([.BR$1];[.$A44]))&gt;=82;1;0)" office:value-type="float" office:value="1" calcext:value-type="float">
            <text:p>1</text:p>
          </table:table-cell>
          <table:table-cell table:style-name="ce4" table:formula="of:=IF((MAX([.BS$1];[.$A44])*4 + MIN([.BS$1];[.$A44]))&gt;=82;1;0)" office:value-type="float" office:value="1" calcext:value-type="float">
            <text:p>1</text:p>
          </table:table-cell>
          <table:table-cell table:style-name="ce4" table:formula="of:=IF((MAX([.BT$1];[.$A44])*4 + MIN([.BT$1];[.$A44]))&gt;=82;1;0)" office:value-type="float" office:value="1" calcext:value-type="float">
            <text:p>1</text:p>
          </table:table-cell>
          <table:table-cell table:style-name="ce4" table:formula="of:=IF((MAX([.BU$1];[.$A44])*4 + MIN([.BU$1];[.$A44]))&gt;=82;1;0)" office:value-type="float" office:value="1" calcext:value-type="float">
            <text:p>1</text:p>
          </table:table-cell>
          <table:table-cell table:style-name="ce4" table:formula="of:=IF((MAX([.BV$1];[.$A44])*4 + MIN([.BV$1];[.$A44]))&gt;=82;1;0)" office:value-type="float" office:value="1" calcext:value-type="float">
            <text:p>1</text:p>
          </table:table-cell>
          <table:table-cell table:style-name="ce4" table:formula="of:=IF((MAX([.BW$1];[.$A44])*4 + MIN([.BW$1];[.$A44]))&gt;=82;1;0)" office:value-type="float" office:value="1" calcext:value-type="float">
            <text:p>1</text:p>
          </table:table-cell>
          <table:table-cell table:style-name="ce4" table:formula="of:=IF((MAX([.BX$1];[.$A44])*4 + MIN([.BX$1];[.$A44]))&gt;=82;1;0)" office:value-type="float" office:value="1" calcext:value-type="float">
            <text:p>1</text:p>
          </table:table-cell>
          <table:table-cell table:style-name="ce4" table:formula="of:=IF((MAX([.BY$1];[.$A44])*4 + MIN([.BY$1];[.$A44]))&gt;=82;1;0)" office:value-type="float" office:value="1" calcext:value-type="float">
            <text:p>1</text:p>
          </table:table-cell>
          <table:table-cell table:style-name="ce4" table:formula="of:=IF((MAX([.BZ$1];[.$A44])*4 + MIN([.BZ$1];[.$A44]))&gt;=82;1;0)" office:value-type="float" office:value="1" calcext:value-type="float">
            <text:p>1</text:p>
          </table:table-cell>
          <table:table-cell table:style-name="ce4" table:formula="of:=IF((MAX([.CA$1];[.$A44])*4 + MIN([.CA$1];[.$A44]))&gt;=82;1;0)" office:value-type="float" office:value="1" calcext:value-type="float">
            <text:p>1</text:p>
          </table:table-cell>
          <table:table-cell table:style-name="ce4" table:formula="of:=IF((MAX([.CB$1];[.$A44])*4 + MIN([.CB$1];[.$A44]))&gt;=82;1;0)" office:value-type="float" office:value="1" calcext:value-type="float">
            <text:p>1</text:p>
          </table:table-cell>
          <table:table-cell table:style-name="ce4" table:formula="of:=IF((MAX([.CC$1];[.$A44])*4 + MIN([.CC$1];[.$A44]))&gt;=82;1;0)" office:value-type="float" office:value="1" calcext:value-type="float">
            <text:p>1</text:p>
          </table:table-cell>
          <table:table-cell table:style-name="ce4" table:formula="of:=IF((MAX([.CD$1];[.$A44])*4 + MIN([.CD$1];[.$A44]))&gt;=82;1;0)" office:value-type="float" office:value="1" calcext:value-type="float">
            <text:p>1</text:p>
          </table:table-cell>
          <table:table-cell table:style-name="ce4" table:formula="of:=IF((MAX([.CE$1];[.$A44])*4 + MIN([.CE$1];[.$A44]))&gt;=82;1;0)" office:value-type="float" office:value="1" calcext:value-type="float">
            <text:p>1</text:p>
          </table:table-cell>
          <table:table-cell table:style-name="ce4" table:formula="of:=IF((MAX([.CF$1];[.$A44])*4 + MIN([.CF$1];[.$A44]))&gt;=82;1;0)" office:value-type="float" office:value="1" calcext:value-type="float">
            <text:p>1</text:p>
          </table:table-cell>
          <table:table-cell table:style-name="ce4" table:formula="of:=IF((MAX([.CG$1];[.$A44])*4 + MIN([.CG$1];[.$A44]))&gt;=82;1;0)" office:value-type="float" office:value="1" calcext:value-type="float">
            <text:p>1</text:p>
          </table:table-cell>
          <table:table-cell table:style-name="ce4" table:formula="of:=IF((MAX([.CH$1];[.$A44])*4 + MIN([.CH$1];[.$A4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table:formula="of:=IF((MAX([.B$1];[.$A45])*4 + MIN([.B$1];[.$A45]))&gt;=82;1;0)" office:value-type="float" office:value="1" calcext:value-type="float">
            <text:p>1</text:p>
          </table:table-cell>
          <table:table-cell table:style-name="ce4" table:formula="of:=IF((MAX([.C$1];[.$A45])*4 + MIN([.C$1];[.$A45]))&gt;=82;1;0)" office:value-type="float" office:value="1" calcext:value-type="float">
            <text:p>1</text:p>
          </table:table-cell>
          <table:table-cell table:style-name="ce4" table:formula="of:=IF((MAX([.D$1];[.$A45])*4 + MIN([.D$1];[.$A45]))&gt;=82;1;0)" office:value-type="float" office:value="1" calcext:value-type="float">
            <text:p>1</text:p>
          </table:table-cell>
          <table:table-cell table:style-name="ce4" table:formula="of:=IF((MAX([.E$1];[.$A45])*4 + MIN([.E$1];[.$A45]))&gt;=82;1;0)" office:value-type="float" office:value="1" calcext:value-type="float">
            <text:p>1</text:p>
          </table:table-cell>
          <table:table-cell table:style-name="ce4" table:formula="of:=IF((MAX([.F$1];[.$A45])*4 + MIN([.F$1];[.$A45]))&gt;=82;1;0)" office:value-type="float" office:value="1" calcext:value-type="float">
            <text:p>1</text:p>
          </table:table-cell>
          <table:table-cell table:style-name="ce4" table:formula="of:=IF((MAX([.G$1];[.$A45])*4 + MIN([.G$1];[.$A45]))&gt;=82;1;0)" office:value-type="float" office:value="1" calcext:value-type="float">
            <text:p>1</text:p>
          </table:table-cell>
          <table:table-cell table:style-name="ce4" table:formula="of:=IF((MAX([.H$1];[.$A45])*4 + MIN([.H$1];[.$A45]))&gt;=82;1;0)" office:value-type="float" office:value="1" calcext:value-type="float">
            <text:p>1</text:p>
          </table:table-cell>
          <table:table-cell table:style-name="ce4" table:formula="of:=IF((MAX([.I$1];[.$A45])*4 + MIN([.I$1];[.$A45]))&gt;=82;1;0)" office:value-type="float" office:value="1" calcext:value-type="float">
            <text:p>1</text:p>
          </table:table-cell>
          <table:table-cell table:style-name="ce4" table:formula="of:=IF((MAX([.J$1];[.$A45])*4 + MIN([.J$1];[.$A45]))&gt;=82;1;0)" office:value-type="float" office:value="1" calcext:value-type="float">
            <text:p>1</text:p>
          </table:table-cell>
          <table:table-cell table:style-name="ce4" table:formula="of:=IF((MAX([.K$1];[.$A45])*4 + MIN([.K$1];[.$A45]))&gt;=82;1;0)" office:value-type="float" office:value="1" calcext:value-type="float">
            <text:p>1</text:p>
          </table:table-cell>
          <table:table-cell table:style-name="ce4" table:formula="of:=IF((MAX([.L$1];[.$A45])*4 + MIN([.L$1];[.$A45]))&gt;=82;1;0)" office:value-type="float" office:value="1" calcext:value-type="float">
            <text:p>1</text:p>
          </table:table-cell>
          <table:table-cell table:style-name="ce4" table:formula="of:=IF((MAX([.M$1];[.$A45])*4 + MIN([.M$1];[.$A45]))&gt;=82;1;0)" office:value-type="float" office:value="1" calcext:value-type="float">
            <text:p>1</text:p>
          </table:table-cell>
          <table:table-cell table:style-name="ce4" table:formula="of:=IF((MAX([.N$1];[.$A45])*4 + MIN([.N$1];[.$A45]))&gt;=82;1;0)" office:value-type="float" office:value="1" calcext:value-type="float">
            <text:p>1</text:p>
          </table:table-cell>
          <table:table-cell table:style-name="ce4" table:formula="of:=IF((MAX([.O$1];[.$A45])*4 + MIN([.O$1];[.$A45]))&gt;=82;1;0)" office:value-type="float" office:value="1" calcext:value-type="float">
            <text:p>1</text:p>
          </table:table-cell>
          <table:table-cell table:style-name="ce4" table:formula="of:=IF((MAX([.P$1];[.$A45])*4 + MIN([.P$1];[.$A45]))&gt;=82;1;0)" office:value-type="float" office:value="1" calcext:value-type="float">
            <text:p>1</text:p>
          </table:table-cell>
          <table:table-cell table:style-name="ce4" table:formula="of:=IF((MAX([.Q$1];[.$A45])*4 + MIN([.Q$1];[.$A45]))&gt;=82;1;0)" office:value-type="float" office:value="1" calcext:value-type="float">
            <text:p>1</text:p>
          </table:table-cell>
          <table:table-cell table:style-name="ce4" table:formula="of:=IF((MAX([.R$1];[.$A45])*4 + MIN([.R$1];[.$A45]))&gt;=82;1;0)" office:value-type="float" office:value="1" calcext:value-type="float">
            <text:p>1</text:p>
          </table:table-cell>
          <table:table-cell table:style-name="ce4" table:formula="of:=IF((MAX([.S$1];[.$A45])*4 + MIN([.S$1];[.$A45]))&gt;=82;1;0)" office:value-type="float" office:value="1" calcext:value-type="float">
            <text:p>1</text:p>
          </table:table-cell>
          <table:table-cell table:style-name="ce4" table:formula="of:=IF((MAX([.T$1];[.$A45])*4 + MIN([.T$1];[.$A45]))&gt;=82;1;0)" office:value-type="float" office:value="1" calcext:value-type="float">
            <text:p>1</text:p>
          </table:table-cell>
          <table:table-cell table:style-name="ce4" table:formula="of:=IF((MAX([.U$1];[.$A45])*4 + MIN([.U$1];[.$A45]))&gt;=82;1;0)" office:value-type="float" office:value="1" calcext:value-type="float">
            <text:p>1</text:p>
          </table:table-cell>
          <table:table-cell table:style-name="ce4" table:formula="of:=IF((MAX([.V$1];[.$A45])*4 + MIN([.V$1];[.$A45]))&gt;=82;1;0)" office:value-type="float" office:value="1" calcext:value-type="float">
            <text:p>1</text:p>
          </table:table-cell>
          <table:table-cell table:style-name="ce4" table:formula="of:=IF((MAX([.W$1];[.$A45])*4 + MIN([.W$1];[.$A45]))&gt;=82;1;0)" office:value-type="float" office:value="1" calcext:value-type="float">
            <text:p>1</text:p>
          </table:table-cell>
          <table:table-cell table:style-name="ce4" table:formula="of:=IF((MAX([.X$1];[.$A45])*4 + MIN([.X$1];[.$A45]))&gt;=82;1;0)" office:value-type="float" office:value="1" calcext:value-type="float">
            <text:p>1</text:p>
          </table:table-cell>
          <table:table-cell table:style-name="ce4" table:formula="of:=IF((MAX([.Y$1];[.$A45])*4 + MIN([.Y$1];[.$A45]))&gt;=82;1;0)" office:value-type="float" office:value="1" calcext:value-type="float">
            <text:p>1</text:p>
          </table:table-cell>
          <table:table-cell table:style-name="ce4" table:formula="of:=IF((MAX([.Z$1];[.$A45])*4 + MIN([.Z$1];[.$A45]))&gt;=82;1;0)" office:value-type="float" office:value="1" calcext:value-type="float">
            <text:p>1</text:p>
          </table:table-cell>
          <table:table-cell table:style-name="ce4" table:formula="of:=IF((MAX([.AA$1];[.$A45])*4 + MIN([.AA$1];[.$A45]))&gt;=82;1;0)" office:value-type="float" office:value="1" calcext:value-type="float">
            <text:p>1</text:p>
          </table:table-cell>
          <table:table-cell table:style-name="ce4" table:formula="of:=IF((MAX([.AB$1];[.$A45])*4 + MIN([.AB$1];[.$A45]))&gt;=82;1;0)" office:value-type="float" office:value="1" calcext:value-type="float">
            <text:p>1</text:p>
          </table:table-cell>
          <table:table-cell table:style-name="ce4" table:formula="of:=IF((MAX([.AC$1];[.$A45])*4 + MIN([.AC$1];[.$A45]))&gt;=82;1;0)" office:value-type="float" office:value="1" calcext:value-type="float">
            <text:p>1</text:p>
          </table:table-cell>
          <table:table-cell table:style-name="ce4" table:formula="of:=IF((MAX([.AD$1];[.$A45])*4 + MIN([.AD$1];[.$A45]))&gt;=82;1;0)" office:value-type="float" office:value="1" calcext:value-type="float">
            <text:p>1</text:p>
          </table:table-cell>
          <table:table-cell table:style-name="ce4" table:formula="of:=IF((MAX([.AE$1];[.$A45])*4 + MIN([.AE$1];[.$A45]))&gt;=82;1;0)" office:value-type="float" office:value="1" calcext:value-type="float">
            <text:p>1</text:p>
          </table:table-cell>
          <table:table-cell table:style-name="ce4" table:formula="of:=IF((MAX([.AF$1];[.$A45])*4 + MIN([.AF$1];[.$A45]))&gt;=82;1;0)" office:value-type="float" office:value="1" calcext:value-type="float">
            <text:p>1</text:p>
          </table:table-cell>
          <table:table-cell table:style-name="ce4" table:formula="of:=IF((MAX([.AG$1];[.$A45])*4 + MIN([.AG$1];[.$A45]))&gt;=82;1;0)" office:value-type="float" office:value="1" calcext:value-type="float">
            <text:p>1</text:p>
          </table:table-cell>
          <table:table-cell table:style-name="ce4" table:formula="of:=IF((MAX([.AH$1];[.$A45])*4 + MIN([.AH$1];[.$A45]))&gt;=82;1;0)" office:value-type="float" office:value="1" calcext:value-type="float">
            <text:p>1</text:p>
          </table:table-cell>
          <table:table-cell table:style-name="ce4" table:formula="of:=IF((MAX([.AI$1];[.$A45])*4 + MIN([.AI$1];[.$A45]))&gt;=82;1;0)" office:value-type="float" office:value="1" calcext:value-type="float">
            <text:p>1</text:p>
          </table:table-cell>
          <table:table-cell table:style-name="ce4" table:formula="of:=IF((MAX([.AJ$1];[.$A45])*4 + MIN([.AJ$1];[.$A45]))&gt;=82;1;0)" office:value-type="float" office:value="1" calcext:value-type="float">
            <text:p>1</text:p>
          </table:table-cell>
          <table:table-cell table:style-name="ce4" table:formula="of:=IF((MAX([.AK$1];[.$A45])*4 + MIN([.AK$1];[.$A45]))&gt;=82;1;0)" office:value-type="float" office:value="1" calcext:value-type="float">
            <text:p>1</text:p>
          </table:table-cell>
          <table:table-cell table:style-name="ce4" table:formula="of:=IF((MAX([.AL$1];[.$A45])*4 + MIN([.AL$1];[.$A45]))&gt;=82;1;0)" office:value-type="float" office:value="1" calcext:value-type="float">
            <text:p>1</text:p>
          </table:table-cell>
          <table:table-cell table:style-name="ce4" table:formula="of:=IF((MAX([.AM$1];[.$A45])*4 + MIN([.AM$1];[.$A45]))&gt;=82;1;0)" office:value-type="float" office:value="1" calcext:value-type="float">
            <text:p>1</text:p>
          </table:table-cell>
          <table:table-cell table:style-name="ce4" table:formula="of:=IF((MAX([.AN$1];[.$A45])*4 + MIN([.AN$1];[.$A45]))&gt;=82;1;0)" office:value-type="float" office:value="1" calcext:value-type="float">
            <text:p>1</text:p>
          </table:table-cell>
          <table:table-cell table:style-name="ce4" table:formula="of:=IF((MAX([.AO$1];[.$A45])*4 + MIN([.AO$1];[.$A45]))&gt;=82;1;0)" office:value-type="float" office:value="1" calcext:value-type="float">
            <text:p>1</text:p>
          </table:table-cell>
          <table:table-cell table:style-name="ce4" table:formula="of:=IF((MAX([.AP$1];[.$A45])*4 + MIN([.AP$1];[.$A45]))&gt;=82;1;0)" office:value-type="float" office:value="1" calcext:value-type="float">
            <text:p>1</text:p>
          </table:table-cell>
          <table:table-cell table:style-name="ce4" table:formula="of:=IF((MAX([.AQ$1];[.$A45])*4 + MIN([.AQ$1];[.$A45]))&gt;=82;1;0)" office:value-type="float" office:value="1" calcext:value-type="float">
            <text:p>1</text:p>
          </table:table-cell>
          <table:table-cell table:style-name="ce4" table:formula="of:=IF((MAX([.AR$1];[.$A45])*4 + MIN([.AR$1];[.$A45]))&gt;=82;1;0)" office:value-type="float" office:value="1" calcext:value-type="float">
            <text:p>1</text:p>
          </table:table-cell>
          <table:table-cell table:style-name="ce4" table:formula="of:=IF((MAX([.AS$1];[.$A45])*4 + MIN([.AS$1];[.$A45]))&gt;=82;1;0)" office:value-type="float" office:value="1" calcext:value-type="float">
            <text:p>1</text:p>
          </table:table-cell>
          <table:table-cell table:style-name="ce4" table:formula="of:=IF((MAX([.AT$1];[.$A45])*4 + MIN([.AT$1];[.$A45]))&gt;=82;1;0)" office:value-type="float" office:value="1" calcext:value-type="float">
            <text:p>1</text:p>
          </table:table-cell>
          <table:table-cell table:style-name="ce4" table:formula="of:=IF((MAX([.AU$1];[.$A45])*4 + MIN([.AU$1];[.$A45]))&gt;=82;1;0)" office:value-type="float" office:value="1" calcext:value-type="float">
            <text:p>1</text:p>
          </table:table-cell>
          <table:table-cell table:style-name="ce4" table:formula="of:=IF((MAX([.AV$1];[.$A45])*4 + MIN([.AV$1];[.$A45]))&gt;=82;1;0)" office:value-type="float" office:value="1" calcext:value-type="float">
            <text:p>1</text:p>
          </table:table-cell>
          <table:table-cell table:style-name="ce4" table:formula="of:=IF((MAX([.AW$1];[.$A45])*4 + MIN([.AW$1];[.$A45]))&gt;=82;1;0)" office:value-type="float" office:value="1" calcext:value-type="float">
            <text:p>1</text:p>
          </table:table-cell>
          <table:table-cell table:style-name="ce4" table:formula="of:=IF((MAX([.AX$1];[.$A45])*4 + MIN([.AX$1];[.$A45]))&gt;=82;1;0)" office:value-type="float" office:value="1" calcext:value-type="float">
            <text:p>1</text:p>
          </table:table-cell>
          <table:table-cell table:style-name="ce4" table:formula="of:=IF((MAX([.AY$1];[.$A45])*4 + MIN([.AY$1];[.$A45]))&gt;=82;1;0)" office:value-type="float" office:value="1" calcext:value-type="float">
            <text:p>1</text:p>
          </table:table-cell>
          <table:table-cell table:style-name="ce4" table:formula="of:=IF((MAX([.AZ$1];[.$A45])*4 + MIN([.AZ$1];[.$A45]))&gt;=82;1;0)" office:value-type="float" office:value="1" calcext:value-type="float">
            <text:p>1</text:p>
          </table:table-cell>
          <table:table-cell table:style-name="ce4" table:formula="of:=IF((MAX([.BA$1];[.$A45])*4 + MIN([.BA$1];[.$A45]))&gt;=82;1;0)" office:value-type="float" office:value="1" calcext:value-type="float">
            <text:p>1</text:p>
          </table:table-cell>
          <table:table-cell table:style-name="ce4" table:formula="of:=IF((MAX([.BB$1];[.$A45])*4 + MIN([.BB$1];[.$A45]))&gt;=82;1;0)" office:value-type="float" office:value="1" calcext:value-type="float">
            <text:p>1</text:p>
          </table:table-cell>
          <table:table-cell table:style-name="ce4" table:formula="of:=IF((MAX([.BC$1];[.$A45])*4 + MIN([.BC$1];[.$A45]))&gt;=82;1;0)" office:value-type="float" office:value="1" calcext:value-type="float">
            <text:p>1</text:p>
          </table:table-cell>
          <table:table-cell table:style-name="ce4" table:formula="of:=IF((MAX([.BD$1];[.$A45])*4 + MIN([.BD$1];[.$A45]))&gt;=82;1;0)" office:value-type="float" office:value="1" calcext:value-type="float">
            <text:p>1</text:p>
          </table:table-cell>
          <table:table-cell table:style-name="ce4" table:formula="of:=IF((MAX([.BE$1];[.$A45])*4 + MIN([.BE$1];[.$A45]))&gt;=82;1;0)" office:value-type="float" office:value="1" calcext:value-type="float">
            <text:p>1</text:p>
          </table:table-cell>
          <table:table-cell table:style-name="ce4" table:formula="of:=IF((MAX([.BF$1];[.$A45])*4 + MIN([.BF$1];[.$A45]))&gt;=82;1;0)" office:value-type="float" office:value="1" calcext:value-type="float">
            <text:p>1</text:p>
          </table:table-cell>
          <table:table-cell table:style-name="ce4" table:formula="of:=IF((MAX([.BG$1];[.$A45])*4 + MIN([.BG$1];[.$A45]))&gt;=82;1;0)" office:value-type="float" office:value="1" calcext:value-type="float">
            <text:p>1</text:p>
          </table:table-cell>
          <table:table-cell table:style-name="ce4" table:formula="of:=IF((MAX([.BH$1];[.$A45])*4 + MIN([.BH$1];[.$A45]))&gt;=82;1;0)" office:value-type="float" office:value="1" calcext:value-type="float">
            <text:p>1</text:p>
          </table:table-cell>
          <table:table-cell table:style-name="ce4" table:formula="of:=IF((MAX([.BI$1];[.$A45])*4 + MIN([.BI$1];[.$A45]))&gt;=82;1;0)" office:value-type="float" office:value="1" calcext:value-type="float">
            <text:p>1</text:p>
          </table:table-cell>
          <table:table-cell table:style-name="ce4" table:formula="of:=IF((MAX([.BJ$1];[.$A45])*4 + MIN([.BJ$1];[.$A45]))&gt;=82;1;0)" office:value-type="float" office:value="1" calcext:value-type="float">
            <text:p>1</text:p>
          </table:table-cell>
          <table:table-cell table:style-name="ce4" table:formula="of:=IF((MAX([.BK$1];[.$A45])*4 + MIN([.BK$1];[.$A45]))&gt;=82;1;0)" office:value-type="float" office:value="1" calcext:value-type="float">
            <text:p>1</text:p>
          </table:table-cell>
          <table:table-cell table:style-name="ce4" table:formula="of:=IF((MAX([.BL$1];[.$A45])*4 + MIN([.BL$1];[.$A45]))&gt;=82;1;0)" office:value-type="float" office:value="1" calcext:value-type="float">
            <text:p>1</text:p>
          </table:table-cell>
          <table:table-cell table:style-name="ce4" table:formula="of:=IF((MAX([.BM$1];[.$A45])*4 + MIN([.BM$1];[.$A45]))&gt;=82;1;0)" office:value-type="float" office:value="1" calcext:value-type="float">
            <text:p>1</text:p>
          </table:table-cell>
          <table:table-cell table:style-name="ce4" table:formula="of:=IF((MAX([.BN$1];[.$A45])*4 + MIN([.BN$1];[.$A45]))&gt;=82;1;0)" office:value-type="float" office:value="1" calcext:value-type="float">
            <text:p>1</text:p>
          </table:table-cell>
          <table:table-cell table:style-name="ce4" table:formula="of:=IF((MAX([.BO$1];[.$A45])*4 + MIN([.BO$1];[.$A45]))&gt;=82;1;0)" office:value-type="float" office:value="1" calcext:value-type="float">
            <text:p>1</text:p>
          </table:table-cell>
          <table:table-cell table:style-name="ce4" table:formula="of:=IF((MAX([.BP$1];[.$A45])*4 + MIN([.BP$1];[.$A45]))&gt;=82;1;0)" office:value-type="float" office:value="1" calcext:value-type="float">
            <text:p>1</text:p>
          </table:table-cell>
          <table:table-cell table:style-name="ce4" table:formula="of:=IF((MAX([.BQ$1];[.$A45])*4 + MIN([.BQ$1];[.$A45]))&gt;=82;1;0)" office:value-type="float" office:value="1" calcext:value-type="float">
            <text:p>1</text:p>
          </table:table-cell>
          <table:table-cell table:style-name="ce4" table:formula="of:=IF((MAX([.BR$1];[.$A45])*4 + MIN([.BR$1];[.$A45]))&gt;=82;1;0)" office:value-type="float" office:value="1" calcext:value-type="float">
            <text:p>1</text:p>
          </table:table-cell>
          <table:table-cell table:style-name="ce4" table:formula="of:=IF((MAX([.BS$1];[.$A45])*4 + MIN([.BS$1];[.$A45]))&gt;=82;1;0)" office:value-type="float" office:value="1" calcext:value-type="float">
            <text:p>1</text:p>
          </table:table-cell>
          <table:table-cell table:style-name="ce4" table:formula="of:=IF((MAX([.BT$1];[.$A45])*4 + MIN([.BT$1];[.$A45]))&gt;=82;1;0)" office:value-type="float" office:value="1" calcext:value-type="float">
            <text:p>1</text:p>
          </table:table-cell>
          <table:table-cell table:style-name="ce4" table:formula="of:=IF((MAX([.BU$1];[.$A45])*4 + MIN([.BU$1];[.$A45]))&gt;=82;1;0)" office:value-type="float" office:value="1" calcext:value-type="float">
            <text:p>1</text:p>
          </table:table-cell>
          <table:table-cell table:style-name="ce4" table:formula="of:=IF((MAX([.BV$1];[.$A45])*4 + MIN([.BV$1];[.$A45]))&gt;=82;1;0)" office:value-type="float" office:value="1" calcext:value-type="float">
            <text:p>1</text:p>
          </table:table-cell>
          <table:table-cell table:style-name="ce4" table:formula="of:=IF((MAX([.BW$1];[.$A45])*4 + MIN([.BW$1];[.$A45]))&gt;=82;1;0)" office:value-type="float" office:value="1" calcext:value-type="float">
            <text:p>1</text:p>
          </table:table-cell>
          <table:table-cell table:style-name="ce4" table:formula="of:=IF((MAX([.BX$1];[.$A45])*4 + MIN([.BX$1];[.$A45]))&gt;=82;1;0)" office:value-type="float" office:value="1" calcext:value-type="float">
            <text:p>1</text:p>
          </table:table-cell>
          <table:table-cell table:style-name="ce4" table:formula="of:=IF((MAX([.BY$1];[.$A45])*4 + MIN([.BY$1];[.$A45]))&gt;=82;1;0)" office:value-type="float" office:value="1" calcext:value-type="float">
            <text:p>1</text:p>
          </table:table-cell>
          <table:table-cell table:style-name="ce4" table:formula="of:=IF((MAX([.BZ$1];[.$A45])*4 + MIN([.BZ$1];[.$A45]))&gt;=82;1;0)" office:value-type="float" office:value="1" calcext:value-type="float">
            <text:p>1</text:p>
          </table:table-cell>
          <table:table-cell table:style-name="ce4" table:formula="of:=IF((MAX([.CA$1];[.$A45])*4 + MIN([.CA$1];[.$A45]))&gt;=82;1;0)" office:value-type="float" office:value="1" calcext:value-type="float">
            <text:p>1</text:p>
          </table:table-cell>
          <table:table-cell table:style-name="ce4" table:formula="of:=IF((MAX([.CB$1];[.$A45])*4 + MIN([.CB$1];[.$A45]))&gt;=82;1;0)" office:value-type="float" office:value="1" calcext:value-type="float">
            <text:p>1</text:p>
          </table:table-cell>
          <table:table-cell table:style-name="ce4" table:formula="of:=IF((MAX([.CC$1];[.$A45])*4 + MIN([.CC$1];[.$A45]))&gt;=82;1;0)" office:value-type="float" office:value="1" calcext:value-type="float">
            <text:p>1</text:p>
          </table:table-cell>
          <table:table-cell table:style-name="ce4" table:formula="of:=IF((MAX([.CD$1];[.$A45])*4 + MIN([.CD$1];[.$A45]))&gt;=82;1;0)" office:value-type="float" office:value="1" calcext:value-type="float">
            <text:p>1</text:p>
          </table:table-cell>
          <table:table-cell table:style-name="ce4" table:formula="of:=IF((MAX([.CE$1];[.$A45])*4 + MIN([.CE$1];[.$A45]))&gt;=82;1;0)" office:value-type="float" office:value="1" calcext:value-type="float">
            <text:p>1</text:p>
          </table:table-cell>
          <table:table-cell table:style-name="ce4" table:formula="of:=IF((MAX([.CF$1];[.$A45])*4 + MIN([.CF$1];[.$A45]))&gt;=82;1;0)" office:value-type="float" office:value="1" calcext:value-type="float">
            <text:p>1</text:p>
          </table:table-cell>
          <table:table-cell table:style-name="ce4" table:formula="of:=IF((MAX([.CG$1];[.$A45])*4 + MIN([.CG$1];[.$A45]))&gt;=82;1;0)" office:value-type="float" office:value="1" calcext:value-type="float">
            <text:p>1</text:p>
          </table:table-cell>
          <table:table-cell table:style-name="ce4" table:formula="of:=IF((MAX([.CH$1];[.$A45])*4 + MIN([.CH$1];[.$A4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table:formula="of:=IF((MAX([.B$1];[.$A46])*4 + MIN([.B$1];[.$A46]))&gt;=82;1;0)" office:value-type="float" office:value="1" calcext:value-type="float">
            <text:p>1</text:p>
          </table:table-cell>
          <table:table-cell table:style-name="ce4" table:formula="of:=IF((MAX([.C$1];[.$A46])*4 + MIN([.C$1];[.$A46]))&gt;=82;1;0)" office:value-type="float" office:value="1" calcext:value-type="float">
            <text:p>1</text:p>
          </table:table-cell>
          <table:table-cell table:style-name="ce4" table:formula="of:=IF((MAX([.D$1];[.$A46])*4 + MIN([.D$1];[.$A46]))&gt;=82;1;0)" office:value-type="float" office:value="1" calcext:value-type="float">
            <text:p>1</text:p>
          </table:table-cell>
          <table:table-cell table:style-name="ce4" table:formula="of:=IF((MAX([.E$1];[.$A46])*4 + MIN([.E$1];[.$A46]))&gt;=82;1;0)" office:value-type="float" office:value="1" calcext:value-type="float">
            <text:p>1</text:p>
          </table:table-cell>
          <table:table-cell table:style-name="ce4" table:formula="of:=IF((MAX([.F$1];[.$A46])*4 + MIN([.F$1];[.$A46]))&gt;=82;1;0)" office:value-type="float" office:value="1" calcext:value-type="float">
            <text:p>1</text:p>
          </table:table-cell>
          <table:table-cell table:style-name="ce4" table:formula="of:=IF((MAX([.G$1];[.$A46])*4 + MIN([.G$1];[.$A46]))&gt;=82;1;0)" office:value-type="float" office:value="1" calcext:value-type="float">
            <text:p>1</text:p>
          </table:table-cell>
          <table:table-cell table:style-name="ce4" table:formula="of:=IF((MAX([.H$1];[.$A46])*4 + MIN([.H$1];[.$A46]))&gt;=82;1;0)" office:value-type="float" office:value="1" calcext:value-type="float">
            <text:p>1</text:p>
          </table:table-cell>
          <table:table-cell table:style-name="ce4" table:formula="of:=IF((MAX([.I$1];[.$A46])*4 + MIN([.I$1];[.$A46]))&gt;=82;1;0)" office:value-type="float" office:value="1" calcext:value-type="float">
            <text:p>1</text:p>
          </table:table-cell>
          <table:table-cell table:style-name="ce4" table:formula="of:=IF((MAX([.J$1];[.$A46])*4 + MIN([.J$1];[.$A46]))&gt;=82;1;0)" office:value-type="float" office:value="1" calcext:value-type="float">
            <text:p>1</text:p>
          </table:table-cell>
          <table:table-cell table:style-name="ce4" table:formula="of:=IF((MAX([.K$1];[.$A46])*4 + MIN([.K$1];[.$A46]))&gt;=82;1;0)" office:value-type="float" office:value="1" calcext:value-type="float">
            <text:p>1</text:p>
          </table:table-cell>
          <table:table-cell table:style-name="ce4" table:formula="of:=IF((MAX([.L$1];[.$A46])*4 + MIN([.L$1];[.$A46]))&gt;=82;1;0)" office:value-type="float" office:value="1" calcext:value-type="float">
            <text:p>1</text:p>
          </table:table-cell>
          <table:table-cell table:style-name="ce4" table:formula="of:=IF((MAX([.M$1];[.$A46])*4 + MIN([.M$1];[.$A46]))&gt;=82;1;0)" office:value-type="float" office:value="1" calcext:value-type="float">
            <text:p>1</text:p>
          </table:table-cell>
          <table:table-cell table:style-name="ce4" table:formula="of:=IF((MAX([.N$1];[.$A46])*4 + MIN([.N$1];[.$A46]))&gt;=82;1;0)" office:value-type="float" office:value="1" calcext:value-type="float">
            <text:p>1</text:p>
          </table:table-cell>
          <table:table-cell table:style-name="ce4" table:formula="of:=IF((MAX([.O$1];[.$A46])*4 + MIN([.O$1];[.$A46]))&gt;=82;1;0)" office:value-type="float" office:value="1" calcext:value-type="float">
            <text:p>1</text:p>
          </table:table-cell>
          <table:table-cell table:style-name="ce4" table:formula="of:=IF((MAX([.P$1];[.$A46])*4 + MIN([.P$1];[.$A46]))&gt;=82;1;0)" office:value-type="float" office:value="1" calcext:value-type="float">
            <text:p>1</text:p>
          </table:table-cell>
          <table:table-cell table:style-name="ce4" table:formula="of:=IF((MAX([.Q$1];[.$A46])*4 + MIN([.Q$1];[.$A46]))&gt;=82;1;0)" office:value-type="float" office:value="1" calcext:value-type="float">
            <text:p>1</text:p>
          </table:table-cell>
          <table:table-cell table:style-name="ce4" table:formula="of:=IF((MAX([.R$1];[.$A46])*4 + MIN([.R$1];[.$A46]))&gt;=82;1;0)" office:value-type="float" office:value="1" calcext:value-type="float">
            <text:p>1</text:p>
          </table:table-cell>
          <table:table-cell table:style-name="ce4" table:formula="of:=IF((MAX([.S$1];[.$A46])*4 + MIN([.S$1];[.$A46]))&gt;=82;1;0)" office:value-type="float" office:value="1" calcext:value-type="float">
            <text:p>1</text:p>
          </table:table-cell>
          <table:table-cell table:style-name="ce4" table:formula="of:=IF((MAX([.T$1];[.$A46])*4 + MIN([.T$1];[.$A46]))&gt;=82;1;0)" office:value-type="float" office:value="1" calcext:value-type="float">
            <text:p>1</text:p>
          </table:table-cell>
          <table:table-cell table:style-name="ce4" table:formula="of:=IF((MAX([.U$1];[.$A46])*4 + MIN([.U$1];[.$A46]))&gt;=82;1;0)" office:value-type="float" office:value="1" calcext:value-type="float">
            <text:p>1</text:p>
          </table:table-cell>
          <table:table-cell table:style-name="ce4" table:formula="of:=IF((MAX([.V$1];[.$A46])*4 + MIN([.V$1];[.$A46]))&gt;=82;1;0)" office:value-type="float" office:value="1" calcext:value-type="float">
            <text:p>1</text:p>
          </table:table-cell>
          <table:table-cell table:style-name="ce4" table:formula="of:=IF((MAX([.W$1];[.$A46])*4 + MIN([.W$1];[.$A46]))&gt;=82;1;0)" office:value-type="float" office:value="1" calcext:value-type="float">
            <text:p>1</text:p>
          </table:table-cell>
          <table:table-cell table:style-name="ce4" table:formula="of:=IF((MAX([.X$1];[.$A46])*4 + MIN([.X$1];[.$A46]))&gt;=82;1;0)" office:value-type="float" office:value="1" calcext:value-type="float">
            <text:p>1</text:p>
          </table:table-cell>
          <table:table-cell table:style-name="ce4" table:formula="of:=IF((MAX([.Y$1];[.$A46])*4 + MIN([.Y$1];[.$A46]))&gt;=82;1;0)" office:value-type="float" office:value="1" calcext:value-type="float">
            <text:p>1</text:p>
          </table:table-cell>
          <table:table-cell table:style-name="ce4" table:formula="of:=IF((MAX([.Z$1];[.$A46])*4 + MIN([.Z$1];[.$A46]))&gt;=82;1;0)" office:value-type="float" office:value="1" calcext:value-type="float">
            <text:p>1</text:p>
          </table:table-cell>
          <table:table-cell table:style-name="ce4" table:formula="of:=IF((MAX([.AA$1];[.$A46])*4 + MIN([.AA$1];[.$A46]))&gt;=82;1;0)" office:value-type="float" office:value="1" calcext:value-type="float">
            <text:p>1</text:p>
          </table:table-cell>
          <table:table-cell table:style-name="ce4" table:formula="of:=IF((MAX([.AB$1];[.$A46])*4 + MIN([.AB$1];[.$A46]))&gt;=82;1;0)" office:value-type="float" office:value="1" calcext:value-type="float">
            <text:p>1</text:p>
          </table:table-cell>
          <table:table-cell table:style-name="ce4" table:formula="of:=IF((MAX([.AC$1];[.$A46])*4 + MIN([.AC$1];[.$A46]))&gt;=82;1;0)" office:value-type="float" office:value="1" calcext:value-type="float">
            <text:p>1</text:p>
          </table:table-cell>
          <table:table-cell table:style-name="ce4" table:formula="of:=IF((MAX([.AD$1];[.$A46])*4 + MIN([.AD$1];[.$A46]))&gt;=82;1;0)" office:value-type="float" office:value="1" calcext:value-type="float">
            <text:p>1</text:p>
          </table:table-cell>
          <table:table-cell table:style-name="ce4" table:formula="of:=IF((MAX([.AE$1];[.$A46])*4 + MIN([.AE$1];[.$A46]))&gt;=82;1;0)" office:value-type="float" office:value="1" calcext:value-type="float">
            <text:p>1</text:p>
          </table:table-cell>
          <table:table-cell table:style-name="ce4" table:formula="of:=IF((MAX([.AF$1];[.$A46])*4 + MIN([.AF$1];[.$A46]))&gt;=82;1;0)" office:value-type="float" office:value="1" calcext:value-type="float">
            <text:p>1</text:p>
          </table:table-cell>
          <table:table-cell table:style-name="ce4" table:formula="of:=IF((MAX([.AG$1];[.$A46])*4 + MIN([.AG$1];[.$A46]))&gt;=82;1;0)" office:value-type="float" office:value="1" calcext:value-type="float">
            <text:p>1</text:p>
          </table:table-cell>
          <table:table-cell table:style-name="ce4" table:formula="of:=IF((MAX([.AH$1];[.$A46])*4 + MIN([.AH$1];[.$A46]))&gt;=82;1;0)" office:value-type="float" office:value="1" calcext:value-type="float">
            <text:p>1</text:p>
          </table:table-cell>
          <table:table-cell table:style-name="ce4" table:formula="of:=IF((MAX([.AI$1];[.$A46])*4 + MIN([.AI$1];[.$A46]))&gt;=82;1;0)" office:value-type="float" office:value="1" calcext:value-type="float">
            <text:p>1</text:p>
          </table:table-cell>
          <table:table-cell table:style-name="ce4" table:formula="of:=IF((MAX([.AJ$1];[.$A46])*4 + MIN([.AJ$1];[.$A46]))&gt;=82;1;0)" office:value-type="float" office:value="1" calcext:value-type="float">
            <text:p>1</text:p>
          </table:table-cell>
          <table:table-cell table:style-name="ce4" table:formula="of:=IF((MAX([.AK$1];[.$A46])*4 + MIN([.AK$1];[.$A46]))&gt;=82;1;0)" office:value-type="float" office:value="1" calcext:value-type="float">
            <text:p>1</text:p>
          </table:table-cell>
          <table:table-cell table:style-name="ce4" table:formula="of:=IF((MAX([.AL$1];[.$A46])*4 + MIN([.AL$1];[.$A46]))&gt;=82;1;0)" office:value-type="float" office:value="1" calcext:value-type="float">
            <text:p>1</text:p>
          </table:table-cell>
          <table:table-cell table:style-name="ce4" table:formula="of:=IF((MAX([.AM$1];[.$A46])*4 + MIN([.AM$1];[.$A46]))&gt;=82;1;0)" office:value-type="float" office:value="1" calcext:value-type="float">
            <text:p>1</text:p>
          </table:table-cell>
          <table:table-cell table:style-name="ce4" table:formula="of:=IF((MAX([.AN$1];[.$A46])*4 + MIN([.AN$1];[.$A46]))&gt;=82;1;0)" office:value-type="float" office:value="1" calcext:value-type="float">
            <text:p>1</text:p>
          </table:table-cell>
          <table:table-cell table:style-name="ce4" table:formula="of:=IF((MAX([.AO$1];[.$A46])*4 + MIN([.AO$1];[.$A46]))&gt;=82;1;0)" office:value-type="float" office:value="1" calcext:value-type="float">
            <text:p>1</text:p>
          </table:table-cell>
          <table:table-cell table:style-name="ce4" table:formula="of:=IF((MAX([.AP$1];[.$A46])*4 + MIN([.AP$1];[.$A46]))&gt;=82;1;0)" office:value-type="float" office:value="1" calcext:value-type="float">
            <text:p>1</text:p>
          </table:table-cell>
          <table:table-cell table:style-name="ce4" table:formula="of:=IF((MAX([.AQ$1];[.$A46])*4 + MIN([.AQ$1];[.$A46]))&gt;=82;1;0)" office:value-type="float" office:value="1" calcext:value-type="float">
            <text:p>1</text:p>
          </table:table-cell>
          <table:table-cell table:style-name="ce4" table:formula="of:=IF((MAX([.AR$1];[.$A46])*4 + MIN([.AR$1];[.$A46]))&gt;=82;1;0)" office:value-type="float" office:value="1" calcext:value-type="float">
            <text:p>1</text:p>
          </table:table-cell>
          <table:table-cell table:style-name="ce4" table:formula="of:=IF((MAX([.AS$1];[.$A46])*4 + MIN([.AS$1];[.$A46]))&gt;=82;1;0)" office:value-type="float" office:value="1" calcext:value-type="float">
            <text:p>1</text:p>
          </table:table-cell>
          <table:table-cell table:style-name="ce4" table:formula="of:=IF((MAX([.AT$1];[.$A46])*4 + MIN([.AT$1];[.$A46]))&gt;=82;1;0)" office:value-type="float" office:value="1" calcext:value-type="float">
            <text:p>1</text:p>
          </table:table-cell>
          <table:table-cell table:style-name="ce4" table:formula="of:=IF((MAX([.AU$1];[.$A46])*4 + MIN([.AU$1];[.$A46]))&gt;=82;1;0)" office:value-type="float" office:value="1" calcext:value-type="float">
            <text:p>1</text:p>
          </table:table-cell>
          <table:table-cell table:style-name="ce4" table:formula="of:=IF((MAX([.AV$1];[.$A46])*4 + MIN([.AV$1];[.$A46]))&gt;=82;1;0)" office:value-type="float" office:value="1" calcext:value-type="float">
            <text:p>1</text:p>
          </table:table-cell>
          <table:table-cell table:style-name="ce4" table:formula="of:=IF((MAX([.AW$1];[.$A46])*4 + MIN([.AW$1];[.$A46]))&gt;=82;1;0)" office:value-type="float" office:value="1" calcext:value-type="float">
            <text:p>1</text:p>
          </table:table-cell>
          <table:table-cell table:style-name="ce4" table:formula="of:=IF((MAX([.AX$1];[.$A46])*4 + MIN([.AX$1];[.$A46]))&gt;=82;1;0)" office:value-type="float" office:value="1" calcext:value-type="float">
            <text:p>1</text:p>
          </table:table-cell>
          <table:table-cell table:style-name="ce4" table:formula="of:=IF((MAX([.AY$1];[.$A46])*4 + MIN([.AY$1];[.$A46]))&gt;=82;1;0)" office:value-type="float" office:value="1" calcext:value-type="float">
            <text:p>1</text:p>
          </table:table-cell>
          <table:table-cell table:style-name="ce4" table:formula="of:=IF((MAX([.AZ$1];[.$A46])*4 + MIN([.AZ$1];[.$A46]))&gt;=82;1;0)" office:value-type="float" office:value="1" calcext:value-type="float">
            <text:p>1</text:p>
          </table:table-cell>
          <table:table-cell table:style-name="ce4" table:formula="of:=IF((MAX([.BA$1];[.$A46])*4 + MIN([.BA$1];[.$A46]))&gt;=82;1;0)" office:value-type="float" office:value="1" calcext:value-type="float">
            <text:p>1</text:p>
          </table:table-cell>
          <table:table-cell table:style-name="ce4" table:formula="of:=IF((MAX([.BB$1];[.$A46])*4 + MIN([.BB$1];[.$A46]))&gt;=82;1;0)" office:value-type="float" office:value="1" calcext:value-type="float">
            <text:p>1</text:p>
          </table:table-cell>
          <table:table-cell table:style-name="ce4" table:formula="of:=IF((MAX([.BC$1];[.$A46])*4 + MIN([.BC$1];[.$A46]))&gt;=82;1;0)" office:value-type="float" office:value="1" calcext:value-type="float">
            <text:p>1</text:p>
          </table:table-cell>
          <table:table-cell table:style-name="ce4" table:formula="of:=IF((MAX([.BD$1];[.$A46])*4 + MIN([.BD$1];[.$A46]))&gt;=82;1;0)" office:value-type="float" office:value="1" calcext:value-type="float">
            <text:p>1</text:p>
          </table:table-cell>
          <table:table-cell table:style-name="ce4" table:formula="of:=IF((MAX([.BE$1];[.$A46])*4 + MIN([.BE$1];[.$A46]))&gt;=82;1;0)" office:value-type="float" office:value="1" calcext:value-type="float">
            <text:p>1</text:p>
          </table:table-cell>
          <table:table-cell table:style-name="ce4" table:formula="of:=IF((MAX([.BF$1];[.$A46])*4 + MIN([.BF$1];[.$A46]))&gt;=82;1;0)" office:value-type="float" office:value="1" calcext:value-type="float">
            <text:p>1</text:p>
          </table:table-cell>
          <table:table-cell table:style-name="ce4" table:formula="of:=IF((MAX([.BG$1];[.$A46])*4 + MIN([.BG$1];[.$A46]))&gt;=82;1;0)" office:value-type="float" office:value="1" calcext:value-type="float">
            <text:p>1</text:p>
          </table:table-cell>
          <table:table-cell table:style-name="ce4" table:formula="of:=IF((MAX([.BH$1];[.$A46])*4 + MIN([.BH$1];[.$A46]))&gt;=82;1;0)" office:value-type="float" office:value="1" calcext:value-type="float">
            <text:p>1</text:p>
          </table:table-cell>
          <table:table-cell table:style-name="ce4" table:formula="of:=IF((MAX([.BI$1];[.$A46])*4 + MIN([.BI$1];[.$A46]))&gt;=82;1;0)" office:value-type="float" office:value="1" calcext:value-type="float">
            <text:p>1</text:p>
          </table:table-cell>
          <table:table-cell table:style-name="ce4" table:formula="of:=IF((MAX([.BJ$1];[.$A46])*4 + MIN([.BJ$1];[.$A46]))&gt;=82;1;0)" office:value-type="float" office:value="1" calcext:value-type="float">
            <text:p>1</text:p>
          </table:table-cell>
          <table:table-cell table:style-name="ce4" table:formula="of:=IF((MAX([.BK$1];[.$A46])*4 + MIN([.BK$1];[.$A46]))&gt;=82;1;0)" office:value-type="float" office:value="1" calcext:value-type="float">
            <text:p>1</text:p>
          </table:table-cell>
          <table:table-cell table:style-name="ce4" table:formula="of:=IF((MAX([.BL$1];[.$A46])*4 + MIN([.BL$1];[.$A46]))&gt;=82;1;0)" office:value-type="float" office:value="1" calcext:value-type="float">
            <text:p>1</text:p>
          </table:table-cell>
          <table:table-cell table:style-name="ce4" table:formula="of:=IF((MAX([.BM$1];[.$A46])*4 + MIN([.BM$1];[.$A46]))&gt;=82;1;0)" office:value-type="float" office:value="1" calcext:value-type="float">
            <text:p>1</text:p>
          </table:table-cell>
          <table:table-cell table:style-name="ce4" table:formula="of:=IF((MAX([.BN$1];[.$A46])*4 + MIN([.BN$1];[.$A46]))&gt;=82;1;0)" office:value-type="float" office:value="1" calcext:value-type="float">
            <text:p>1</text:p>
          </table:table-cell>
          <table:table-cell table:style-name="ce4" table:formula="of:=IF((MAX([.BO$1];[.$A46])*4 + MIN([.BO$1];[.$A46]))&gt;=82;1;0)" office:value-type="float" office:value="1" calcext:value-type="float">
            <text:p>1</text:p>
          </table:table-cell>
          <table:table-cell table:style-name="ce4" table:formula="of:=IF((MAX([.BP$1];[.$A46])*4 + MIN([.BP$1];[.$A46]))&gt;=82;1;0)" office:value-type="float" office:value="1" calcext:value-type="float">
            <text:p>1</text:p>
          </table:table-cell>
          <table:table-cell table:style-name="ce4" table:formula="of:=IF((MAX([.BQ$1];[.$A46])*4 + MIN([.BQ$1];[.$A46]))&gt;=82;1;0)" office:value-type="float" office:value="1" calcext:value-type="float">
            <text:p>1</text:p>
          </table:table-cell>
          <table:table-cell table:style-name="ce4" table:formula="of:=IF((MAX([.BR$1];[.$A46])*4 + MIN([.BR$1];[.$A46]))&gt;=82;1;0)" office:value-type="float" office:value="1" calcext:value-type="float">
            <text:p>1</text:p>
          </table:table-cell>
          <table:table-cell table:style-name="ce4" table:formula="of:=IF((MAX([.BS$1];[.$A46])*4 + MIN([.BS$1];[.$A46]))&gt;=82;1;0)" office:value-type="float" office:value="1" calcext:value-type="float">
            <text:p>1</text:p>
          </table:table-cell>
          <table:table-cell table:style-name="ce4" table:formula="of:=IF((MAX([.BT$1];[.$A46])*4 + MIN([.BT$1];[.$A46]))&gt;=82;1;0)" office:value-type="float" office:value="1" calcext:value-type="float">
            <text:p>1</text:p>
          </table:table-cell>
          <table:table-cell table:style-name="ce4" table:formula="of:=IF((MAX([.BU$1];[.$A46])*4 + MIN([.BU$1];[.$A46]))&gt;=82;1;0)" office:value-type="float" office:value="1" calcext:value-type="float">
            <text:p>1</text:p>
          </table:table-cell>
          <table:table-cell table:style-name="ce4" table:formula="of:=IF((MAX([.BV$1];[.$A46])*4 + MIN([.BV$1];[.$A46]))&gt;=82;1;0)" office:value-type="float" office:value="1" calcext:value-type="float">
            <text:p>1</text:p>
          </table:table-cell>
          <table:table-cell table:style-name="ce4" table:formula="of:=IF((MAX([.BW$1];[.$A46])*4 + MIN([.BW$1];[.$A46]))&gt;=82;1;0)" office:value-type="float" office:value="1" calcext:value-type="float">
            <text:p>1</text:p>
          </table:table-cell>
          <table:table-cell table:style-name="ce4" table:formula="of:=IF((MAX([.BX$1];[.$A46])*4 + MIN([.BX$1];[.$A46]))&gt;=82;1;0)" office:value-type="float" office:value="1" calcext:value-type="float">
            <text:p>1</text:p>
          </table:table-cell>
          <table:table-cell table:style-name="ce4" table:formula="of:=IF((MAX([.BY$1];[.$A46])*4 + MIN([.BY$1];[.$A46]))&gt;=82;1;0)" office:value-type="float" office:value="1" calcext:value-type="float">
            <text:p>1</text:p>
          </table:table-cell>
          <table:table-cell table:style-name="ce4" table:formula="of:=IF((MAX([.BZ$1];[.$A46])*4 + MIN([.BZ$1];[.$A46]))&gt;=82;1;0)" office:value-type="float" office:value="1" calcext:value-type="float">
            <text:p>1</text:p>
          </table:table-cell>
          <table:table-cell table:style-name="ce4" table:formula="of:=IF((MAX([.CA$1];[.$A46])*4 + MIN([.CA$1];[.$A46]))&gt;=82;1;0)" office:value-type="float" office:value="1" calcext:value-type="float">
            <text:p>1</text:p>
          </table:table-cell>
          <table:table-cell table:style-name="ce4" table:formula="of:=IF((MAX([.CB$1];[.$A46])*4 + MIN([.CB$1];[.$A46]))&gt;=82;1;0)" office:value-type="float" office:value="1" calcext:value-type="float">
            <text:p>1</text:p>
          </table:table-cell>
          <table:table-cell table:style-name="ce4" table:formula="of:=IF((MAX([.CC$1];[.$A46])*4 + MIN([.CC$1];[.$A46]))&gt;=82;1;0)" office:value-type="float" office:value="1" calcext:value-type="float">
            <text:p>1</text:p>
          </table:table-cell>
          <table:table-cell table:style-name="ce4" table:formula="of:=IF((MAX([.CD$1];[.$A46])*4 + MIN([.CD$1];[.$A46]))&gt;=82;1;0)" office:value-type="float" office:value="1" calcext:value-type="float">
            <text:p>1</text:p>
          </table:table-cell>
          <table:table-cell table:style-name="ce4" table:formula="of:=IF((MAX([.CE$1];[.$A46])*4 + MIN([.CE$1];[.$A46]))&gt;=82;1;0)" office:value-type="float" office:value="1" calcext:value-type="float">
            <text:p>1</text:p>
          </table:table-cell>
          <table:table-cell table:style-name="ce4" table:formula="of:=IF((MAX([.CF$1];[.$A46])*4 + MIN([.CF$1];[.$A46]))&gt;=82;1;0)" office:value-type="float" office:value="1" calcext:value-type="float">
            <text:p>1</text:p>
          </table:table-cell>
          <table:table-cell table:style-name="ce4" table:formula="of:=IF((MAX([.CG$1];[.$A46])*4 + MIN([.CG$1];[.$A46]))&gt;=82;1;0)" office:value-type="float" office:value="1" calcext:value-type="float">
            <text:p>1</text:p>
          </table:table-cell>
          <table:table-cell table:style-name="ce4" table:formula="of:=IF((MAX([.CH$1];[.$A46])*4 + MIN([.CH$1];[.$A4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table:formula="of:=IF((MAX([.B$1];[.$A47])*4 + MIN([.B$1];[.$A47]))&gt;=82;1;0)" office:value-type="float" office:value="1" calcext:value-type="float">
            <text:p>1</text:p>
          </table:table-cell>
          <table:table-cell table:style-name="ce4" table:formula="of:=IF((MAX([.C$1];[.$A47])*4 + MIN([.C$1];[.$A47]))&gt;=82;1;0)" office:value-type="float" office:value="1" calcext:value-type="float">
            <text:p>1</text:p>
          </table:table-cell>
          <table:table-cell table:style-name="ce4" table:formula="of:=IF((MAX([.D$1];[.$A47])*4 + MIN([.D$1];[.$A47]))&gt;=82;1;0)" office:value-type="float" office:value="1" calcext:value-type="float">
            <text:p>1</text:p>
          </table:table-cell>
          <table:table-cell table:style-name="ce4" table:formula="of:=IF((MAX([.E$1];[.$A47])*4 + MIN([.E$1];[.$A47]))&gt;=82;1;0)" office:value-type="float" office:value="1" calcext:value-type="float">
            <text:p>1</text:p>
          </table:table-cell>
          <table:table-cell table:style-name="ce4" table:formula="of:=IF((MAX([.F$1];[.$A47])*4 + MIN([.F$1];[.$A47]))&gt;=82;1;0)" office:value-type="float" office:value="1" calcext:value-type="float">
            <text:p>1</text:p>
          </table:table-cell>
          <table:table-cell table:style-name="ce4" table:formula="of:=IF((MAX([.G$1];[.$A47])*4 + MIN([.G$1];[.$A47]))&gt;=82;1;0)" office:value-type="float" office:value="1" calcext:value-type="float">
            <text:p>1</text:p>
          </table:table-cell>
          <table:table-cell table:style-name="ce4" table:formula="of:=IF((MAX([.H$1];[.$A47])*4 + MIN([.H$1];[.$A47]))&gt;=82;1;0)" office:value-type="float" office:value="1" calcext:value-type="float">
            <text:p>1</text:p>
          </table:table-cell>
          <table:table-cell table:style-name="ce4" table:formula="of:=IF((MAX([.I$1];[.$A47])*4 + MIN([.I$1];[.$A47]))&gt;=82;1;0)" office:value-type="float" office:value="1" calcext:value-type="float">
            <text:p>1</text:p>
          </table:table-cell>
          <table:table-cell table:style-name="ce4" table:formula="of:=IF((MAX([.J$1];[.$A47])*4 + MIN([.J$1];[.$A47]))&gt;=82;1;0)" office:value-type="float" office:value="1" calcext:value-type="float">
            <text:p>1</text:p>
          </table:table-cell>
          <table:table-cell table:style-name="ce4" table:formula="of:=IF((MAX([.K$1];[.$A47])*4 + MIN([.K$1];[.$A47]))&gt;=82;1;0)" office:value-type="float" office:value="1" calcext:value-type="float">
            <text:p>1</text:p>
          </table:table-cell>
          <table:table-cell table:style-name="ce4" table:formula="of:=IF((MAX([.L$1];[.$A47])*4 + MIN([.L$1];[.$A47]))&gt;=82;1;0)" office:value-type="float" office:value="1" calcext:value-type="float">
            <text:p>1</text:p>
          </table:table-cell>
          <table:table-cell table:style-name="ce4" table:formula="of:=IF((MAX([.M$1];[.$A47])*4 + MIN([.M$1];[.$A47]))&gt;=82;1;0)" office:value-type="float" office:value="1" calcext:value-type="float">
            <text:p>1</text:p>
          </table:table-cell>
          <table:table-cell table:style-name="ce4" table:formula="of:=IF((MAX([.N$1];[.$A47])*4 + MIN([.N$1];[.$A47]))&gt;=82;1;0)" office:value-type="float" office:value="1" calcext:value-type="float">
            <text:p>1</text:p>
          </table:table-cell>
          <table:table-cell table:style-name="ce4" table:formula="of:=IF((MAX([.O$1];[.$A47])*4 + MIN([.O$1];[.$A47]))&gt;=82;1;0)" office:value-type="float" office:value="1" calcext:value-type="float">
            <text:p>1</text:p>
          </table:table-cell>
          <table:table-cell table:style-name="ce4" table:formula="of:=IF((MAX([.P$1];[.$A47])*4 + MIN([.P$1];[.$A47]))&gt;=82;1;0)" office:value-type="float" office:value="1" calcext:value-type="float">
            <text:p>1</text:p>
          </table:table-cell>
          <table:table-cell table:style-name="ce4" table:formula="of:=IF((MAX([.Q$1];[.$A47])*4 + MIN([.Q$1];[.$A47]))&gt;=82;1;0)" office:value-type="float" office:value="1" calcext:value-type="float">
            <text:p>1</text:p>
          </table:table-cell>
          <table:table-cell table:style-name="ce4" table:formula="of:=IF((MAX([.R$1];[.$A47])*4 + MIN([.R$1];[.$A47]))&gt;=82;1;0)" office:value-type="float" office:value="1" calcext:value-type="float">
            <text:p>1</text:p>
          </table:table-cell>
          <table:table-cell table:style-name="ce4" table:formula="of:=IF((MAX([.S$1];[.$A47])*4 + MIN([.S$1];[.$A47]))&gt;=82;1;0)" office:value-type="float" office:value="1" calcext:value-type="float">
            <text:p>1</text:p>
          </table:table-cell>
          <table:table-cell table:style-name="ce4" table:formula="of:=IF((MAX([.T$1];[.$A47])*4 + MIN([.T$1];[.$A47]))&gt;=82;1;0)" office:value-type="float" office:value="1" calcext:value-type="float">
            <text:p>1</text:p>
          </table:table-cell>
          <table:table-cell table:style-name="ce4" table:formula="of:=IF((MAX([.U$1];[.$A47])*4 + MIN([.U$1];[.$A47]))&gt;=82;1;0)" office:value-type="float" office:value="1" calcext:value-type="float">
            <text:p>1</text:p>
          </table:table-cell>
          <table:table-cell table:style-name="ce4" table:formula="of:=IF((MAX([.V$1];[.$A47])*4 + MIN([.V$1];[.$A47]))&gt;=82;1;0)" office:value-type="float" office:value="1" calcext:value-type="float">
            <text:p>1</text:p>
          </table:table-cell>
          <table:table-cell table:style-name="ce4" table:formula="of:=IF((MAX([.W$1];[.$A47])*4 + MIN([.W$1];[.$A47]))&gt;=82;1;0)" office:value-type="float" office:value="1" calcext:value-type="float">
            <text:p>1</text:p>
          </table:table-cell>
          <table:table-cell table:style-name="ce4" table:formula="of:=IF((MAX([.X$1];[.$A47])*4 + MIN([.X$1];[.$A47]))&gt;=82;1;0)" office:value-type="float" office:value="1" calcext:value-type="float">
            <text:p>1</text:p>
          </table:table-cell>
          <table:table-cell table:style-name="ce4" table:formula="of:=IF((MAX([.Y$1];[.$A47])*4 + MIN([.Y$1];[.$A47]))&gt;=82;1;0)" office:value-type="float" office:value="1" calcext:value-type="float">
            <text:p>1</text:p>
          </table:table-cell>
          <table:table-cell table:style-name="ce4" table:formula="of:=IF((MAX([.Z$1];[.$A47])*4 + MIN([.Z$1];[.$A47]))&gt;=82;1;0)" office:value-type="float" office:value="1" calcext:value-type="float">
            <text:p>1</text:p>
          </table:table-cell>
          <table:table-cell table:style-name="ce4" table:formula="of:=IF((MAX([.AA$1];[.$A47])*4 + MIN([.AA$1];[.$A47]))&gt;=82;1;0)" office:value-type="float" office:value="1" calcext:value-type="float">
            <text:p>1</text:p>
          </table:table-cell>
          <table:table-cell table:style-name="ce4" table:formula="of:=IF((MAX([.AB$1];[.$A47])*4 + MIN([.AB$1];[.$A47]))&gt;=82;1;0)" office:value-type="float" office:value="1" calcext:value-type="float">
            <text:p>1</text:p>
          </table:table-cell>
          <table:table-cell table:style-name="ce4" table:formula="of:=IF((MAX([.AC$1];[.$A47])*4 + MIN([.AC$1];[.$A47]))&gt;=82;1;0)" office:value-type="float" office:value="1" calcext:value-type="float">
            <text:p>1</text:p>
          </table:table-cell>
          <table:table-cell table:style-name="ce4" table:formula="of:=IF((MAX([.AD$1];[.$A47])*4 + MIN([.AD$1];[.$A47]))&gt;=82;1;0)" office:value-type="float" office:value="1" calcext:value-type="float">
            <text:p>1</text:p>
          </table:table-cell>
          <table:table-cell table:style-name="ce4" table:formula="of:=IF((MAX([.AE$1];[.$A47])*4 + MIN([.AE$1];[.$A47]))&gt;=82;1;0)" office:value-type="float" office:value="1" calcext:value-type="float">
            <text:p>1</text:p>
          </table:table-cell>
          <table:table-cell table:style-name="ce4" table:formula="of:=IF((MAX([.AF$1];[.$A47])*4 + MIN([.AF$1];[.$A47]))&gt;=82;1;0)" office:value-type="float" office:value="1" calcext:value-type="float">
            <text:p>1</text:p>
          </table:table-cell>
          <table:table-cell table:style-name="ce4" table:formula="of:=IF((MAX([.AG$1];[.$A47])*4 + MIN([.AG$1];[.$A47]))&gt;=82;1;0)" office:value-type="float" office:value="1" calcext:value-type="float">
            <text:p>1</text:p>
          </table:table-cell>
          <table:table-cell table:style-name="ce4" table:formula="of:=IF((MAX([.AH$1];[.$A47])*4 + MIN([.AH$1];[.$A47]))&gt;=82;1;0)" office:value-type="float" office:value="1" calcext:value-type="float">
            <text:p>1</text:p>
          </table:table-cell>
          <table:table-cell table:style-name="ce4" table:formula="of:=IF((MAX([.AI$1];[.$A47])*4 + MIN([.AI$1];[.$A47]))&gt;=82;1;0)" office:value-type="float" office:value="1" calcext:value-type="float">
            <text:p>1</text:p>
          </table:table-cell>
          <table:table-cell table:style-name="ce4" table:formula="of:=IF((MAX([.AJ$1];[.$A47])*4 + MIN([.AJ$1];[.$A47]))&gt;=82;1;0)" office:value-type="float" office:value="1" calcext:value-type="float">
            <text:p>1</text:p>
          </table:table-cell>
          <table:table-cell table:style-name="ce4" table:formula="of:=IF((MAX([.AK$1];[.$A47])*4 + MIN([.AK$1];[.$A47]))&gt;=82;1;0)" office:value-type="float" office:value="1" calcext:value-type="float">
            <text:p>1</text:p>
          </table:table-cell>
          <table:table-cell table:style-name="ce4" table:formula="of:=IF((MAX([.AL$1];[.$A47])*4 + MIN([.AL$1];[.$A47]))&gt;=82;1;0)" office:value-type="float" office:value="1" calcext:value-type="float">
            <text:p>1</text:p>
          </table:table-cell>
          <table:table-cell table:style-name="ce4" table:formula="of:=IF((MAX([.AM$1];[.$A47])*4 + MIN([.AM$1];[.$A47]))&gt;=82;1;0)" office:value-type="float" office:value="1" calcext:value-type="float">
            <text:p>1</text:p>
          </table:table-cell>
          <table:table-cell table:style-name="ce4" table:formula="of:=IF((MAX([.AN$1];[.$A47])*4 + MIN([.AN$1];[.$A47]))&gt;=82;1;0)" office:value-type="float" office:value="1" calcext:value-type="float">
            <text:p>1</text:p>
          </table:table-cell>
          <table:table-cell table:style-name="ce4" table:formula="of:=IF((MAX([.AO$1];[.$A47])*4 + MIN([.AO$1];[.$A47]))&gt;=82;1;0)" office:value-type="float" office:value="1" calcext:value-type="float">
            <text:p>1</text:p>
          </table:table-cell>
          <table:table-cell table:style-name="ce4" table:formula="of:=IF((MAX([.AP$1];[.$A47])*4 + MIN([.AP$1];[.$A47]))&gt;=82;1;0)" office:value-type="float" office:value="1" calcext:value-type="float">
            <text:p>1</text:p>
          </table:table-cell>
          <table:table-cell table:style-name="ce4" table:formula="of:=IF((MAX([.AQ$1];[.$A47])*4 + MIN([.AQ$1];[.$A47]))&gt;=82;1;0)" office:value-type="float" office:value="1" calcext:value-type="float">
            <text:p>1</text:p>
          </table:table-cell>
          <table:table-cell table:style-name="ce4" table:formula="of:=IF((MAX([.AR$1];[.$A47])*4 + MIN([.AR$1];[.$A47]))&gt;=82;1;0)" office:value-type="float" office:value="1" calcext:value-type="float">
            <text:p>1</text:p>
          </table:table-cell>
          <table:table-cell table:style-name="ce4" table:formula="of:=IF((MAX([.AS$1];[.$A47])*4 + MIN([.AS$1];[.$A47]))&gt;=82;1;0)" office:value-type="float" office:value="1" calcext:value-type="float">
            <text:p>1</text:p>
          </table:table-cell>
          <table:table-cell table:style-name="ce4" table:formula="of:=IF((MAX([.AT$1];[.$A47])*4 + MIN([.AT$1];[.$A47]))&gt;=82;1;0)" office:value-type="float" office:value="1" calcext:value-type="float">
            <text:p>1</text:p>
          </table:table-cell>
          <table:table-cell table:style-name="ce4" table:formula="of:=IF((MAX([.AU$1];[.$A47])*4 + MIN([.AU$1];[.$A47]))&gt;=82;1;0)" office:value-type="float" office:value="1" calcext:value-type="float">
            <text:p>1</text:p>
          </table:table-cell>
          <table:table-cell table:style-name="ce4" table:formula="of:=IF((MAX([.AV$1];[.$A47])*4 + MIN([.AV$1];[.$A47]))&gt;=82;1;0)" office:value-type="float" office:value="1" calcext:value-type="float">
            <text:p>1</text:p>
          </table:table-cell>
          <table:table-cell table:style-name="ce4" table:formula="of:=IF((MAX([.AW$1];[.$A47])*4 + MIN([.AW$1];[.$A47]))&gt;=82;1;0)" office:value-type="float" office:value="1" calcext:value-type="float">
            <text:p>1</text:p>
          </table:table-cell>
          <table:table-cell table:style-name="ce4" table:formula="of:=IF((MAX([.AX$1];[.$A47])*4 + MIN([.AX$1];[.$A47]))&gt;=82;1;0)" office:value-type="float" office:value="1" calcext:value-type="float">
            <text:p>1</text:p>
          </table:table-cell>
          <table:table-cell table:style-name="ce4" table:formula="of:=IF((MAX([.AY$1];[.$A47])*4 + MIN([.AY$1];[.$A47]))&gt;=82;1;0)" office:value-type="float" office:value="1" calcext:value-type="float">
            <text:p>1</text:p>
          </table:table-cell>
          <table:table-cell table:style-name="ce4" table:formula="of:=IF((MAX([.AZ$1];[.$A47])*4 + MIN([.AZ$1];[.$A47]))&gt;=82;1;0)" office:value-type="float" office:value="1" calcext:value-type="float">
            <text:p>1</text:p>
          </table:table-cell>
          <table:table-cell table:style-name="ce4" table:formula="of:=IF((MAX([.BA$1];[.$A47])*4 + MIN([.BA$1];[.$A47]))&gt;=82;1;0)" office:value-type="float" office:value="1" calcext:value-type="float">
            <text:p>1</text:p>
          </table:table-cell>
          <table:table-cell table:style-name="ce4" table:formula="of:=IF((MAX([.BB$1];[.$A47])*4 + MIN([.BB$1];[.$A47]))&gt;=82;1;0)" office:value-type="float" office:value="1" calcext:value-type="float">
            <text:p>1</text:p>
          </table:table-cell>
          <table:table-cell table:style-name="ce4" table:formula="of:=IF((MAX([.BC$1];[.$A47])*4 + MIN([.BC$1];[.$A47]))&gt;=82;1;0)" office:value-type="float" office:value="1" calcext:value-type="float">
            <text:p>1</text:p>
          </table:table-cell>
          <table:table-cell table:style-name="ce4" table:formula="of:=IF((MAX([.BD$1];[.$A47])*4 + MIN([.BD$1];[.$A47]))&gt;=82;1;0)" office:value-type="float" office:value="1" calcext:value-type="float">
            <text:p>1</text:p>
          </table:table-cell>
          <table:table-cell table:style-name="ce4" table:formula="of:=IF((MAX([.BE$1];[.$A47])*4 + MIN([.BE$1];[.$A47]))&gt;=82;1;0)" office:value-type="float" office:value="1" calcext:value-type="float">
            <text:p>1</text:p>
          </table:table-cell>
          <table:table-cell table:style-name="ce4" table:formula="of:=IF((MAX([.BF$1];[.$A47])*4 + MIN([.BF$1];[.$A47]))&gt;=82;1;0)" office:value-type="float" office:value="1" calcext:value-type="float">
            <text:p>1</text:p>
          </table:table-cell>
          <table:table-cell table:style-name="ce4" table:formula="of:=IF((MAX([.BG$1];[.$A47])*4 + MIN([.BG$1];[.$A47]))&gt;=82;1;0)" office:value-type="float" office:value="1" calcext:value-type="float">
            <text:p>1</text:p>
          </table:table-cell>
          <table:table-cell table:style-name="ce4" table:formula="of:=IF((MAX([.BH$1];[.$A47])*4 + MIN([.BH$1];[.$A47]))&gt;=82;1;0)" office:value-type="float" office:value="1" calcext:value-type="float">
            <text:p>1</text:p>
          </table:table-cell>
          <table:table-cell table:style-name="ce4" table:formula="of:=IF((MAX([.BI$1];[.$A47])*4 + MIN([.BI$1];[.$A47]))&gt;=82;1;0)" office:value-type="float" office:value="1" calcext:value-type="float">
            <text:p>1</text:p>
          </table:table-cell>
          <table:table-cell table:style-name="ce4" table:formula="of:=IF((MAX([.BJ$1];[.$A47])*4 + MIN([.BJ$1];[.$A47]))&gt;=82;1;0)" office:value-type="float" office:value="1" calcext:value-type="float">
            <text:p>1</text:p>
          </table:table-cell>
          <table:table-cell table:style-name="ce4" table:formula="of:=IF((MAX([.BK$1];[.$A47])*4 + MIN([.BK$1];[.$A47]))&gt;=82;1;0)" office:value-type="float" office:value="1" calcext:value-type="float">
            <text:p>1</text:p>
          </table:table-cell>
          <table:table-cell table:style-name="ce4" table:formula="of:=IF((MAX([.BL$1];[.$A47])*4 + MIN([.BL$1];[.$A47]))&gt;=82;1;0)" office:value-type="float" office:value="1" calcext:value-type="float">
            <text:p>1</text:p>
          </table:table-cell>
          <table:table-cell table:style-name="ce4" table:formula="of:=IF((MAX([.BM$1];[.$A47])*4 + MIN([.BM$1];[.$A47]))&gt;=82;1;0)" office:value-type="float" office:value="1" calcext:value-type="float">
            <text:p>1</text:p>
          </table:table-cell>
          <table:table-cell table:style-name="ce4" table:formula="of:=IF((MAX([.BN$1];[.$A47])*4 + MIN([.BN$1];[.$A47]))&gt;=82;1;0)" office:value-type="float" office:value="1" calcext:value-type="float">
            <text:p>1</text:p>
          </table:table-cell>
          <table:table-cell table:style-name="ce4" table:formula="of:=IF((MAX([.BO$1];[.$A47])*4 + MIN([.BO$1];[.$A47]))&gt;=82;1;0)" office:value-type="float" office:value="1" calcext:value-type="float">
            <text:p>1</text:p>
          </table:table-cell>
          <table:table-cell table:style-name="ce4" table:formula="of:=IF((MAX([.BP$1];[.$A47])*4 + MIN([.BP$1];[.$A47]))&gt;=82;1;0)" office:value-type="float" office:value="1" calcext:value-type="float">
            <text:p>1</text:p>
          </table:table-cell>
          <table:table-cell table:style-name="ce4" table:formula="of:=IF((MAX([.BQ$1];[.$A47])*4 + MIN([.BQ$1];[.$A47]))&gt;=82;1;0)" office:value-type="float" office:value="1" calcext:value-type="float">
            <text:p>1</text:p>
          </table:table-cell>
          <table:table-cell table:style-name="ce4" table:formula="of:=IF((MAX([.BR$1];[.$A47])*4 + MIN([.BR$1];[.$A47]))&gt;=82;1;0)" office:value-type="float" office:value="1" calcext:value-type="float">
            <text:p>1</text:p>
          </table:table-cell>
          <table:table-cell table:style-name="ce4" table:formula="of:=IF((MAX([.BS$1];[.$A47])*4 + MIN([.BS$1];[.$A47]))&gt;=82;1;0)" office:value-type="float" office:value="1" calcext:value-type="float">
            <text:p>1</text:p>
          </table:table-cell>
          <table:table-cell table:style-name="ce4" table:formula="of:=IF((MAX([.BT$1];[.$A47])*4 + MIN([.BT$1];[.$A47]))&gt;=82;1;0)" office:value-type="float" office:value="1" calcext:value-type="float">
            <text:p>1</text:p>
          </table:table-cell>
          <table:table-cell table:style-name="ce4" table:formula="of:=IF((MAX([.BU$1];[.$A47])*4 + MIN([.BU$1];[.$A47]))&gt;=82;1;0)" office:value-type="float" office:value="1" calcext:value-type="float">
            <text:p>1</text:p>
          </table:table-cell>
          <table:table-cell table:style-name="ce4" table:formula="of:=IF((MAX([.BV$1];[.$A47])*4 + MIN([.BV$1];[.$A47]))&gt;=82;1;0)" office:value-type="float" office:value="1" calcext:value-type="float">
            <text:p>1</text:p>
          </table:table-cell>
          <table:table-cell table:style-name="ce4" table:formula="of:=IF((MAX([.BW$1];[.$A47])*4 + MIN([.BW$1];[.$A47]))&gt;=82;1;0)" office:value-type="float" office:value="1" calcext:value-type="float">
            <text:p>1</text:p>
          </table:table-cell>
          <table:table-cell table:style-name="ce4" table:formula="of:=IF((MAX([.BX$1];[.$A47])*4 + MIN([.BX$1];[.$A47]))&gt;=82;1;0)" office:value-type="float" office:value="1" calcext:value-type="float">
            <text:p>1</text:p>
          </table:table-cell>
          <table:table-cell table:style-name="ce4" table:formula="of:=IF((MAX([.BY$1];[.$A47])*4 + MIN([.BY$1];[.$A47]))&gt;=82;1;0)" office:value-type="float" office:value="1" calcext:value-type="float">
            <text:p>1</text:p>
          </table:table-cell>
          <table:table-cell table:style-name="ce4" table:formula="of:=IF((MAX([.BZ$1];[.$A47])*4 + MIN([.BZ$1];[.$A47]))&gt;=82;1;0)" office:value-type="float" office:value="1" calcext:value-type="float">
            <text:p>1</text:p>
          </table:table-cell>
          <table:table-cell table:style-name="ce4" table:formula="of:=IF((MAX([.CA$1];[.$A47])*4 + MIN([.CA$1];[.$A47]))&gt;=82;1;0)" office:value-type="float" office:value="1" calcext:value-type="float">
            <text:p>1</text:p>
          </table:table-cell>
          <table:table-cell table:style-name="ce4" table:formula="of:=IF((MAX([.CB$1];[.$A47])*4 + MIN([.CB$1];[.$A47]))&gt;=82;1;0)" office:value-type="float" office:value="1" calcext:value-type="float">
            <text:p>1</text:p>
          </table:table-cell>
          <table:table-cell table:style-name="ce4" table:formula="of:=IF((MAX([.CC$1];[.$A47])*4 + MIN([.CC$1];[.$A47]))&gt;=82;1;0)" office:value-type="float" office:value="1" calcext:value-type="float">
            <text:p>1</text:p>
          </table:table-cell>
          <table:table-cell table:style-name="ce4" table:formula="of:=IF((MAX([.CD$1];[.$A47])*4 + MIN([.CD$1];[.$A47]))&gt;=82;1;0)" office:value-type="float" office:value="1" calcext:value-type="float">
            <text:p>1</text:p>
          </table:table-cell>
          <table:table-cell table:style-name="ce4" table:formula="of:=IF((MAX([.CE$1];[.$A47])*4 + MIN([.CE$1];[.$A47]))&gt;=82;1;0)" office:value-type="float" office:value="1" calcext:value-type="float">
            <text:p>1</text:p>
          </table:table-cell>
          <table:table-cell table:style-name="ce4" table:formula="of:=IF((MAX([.CF$1];[.$A47])*4 + MIN([.CF$1];[.$A47]))&gt;=82;1;0)" office:value-type="float" office:value="1" calcext:value-type="float">
            <text:p>1</text:p>
          </table:table-cell>
          <table:table-cell table:style-name="ce4" table:formula="of:=IF((MAX([.CG$1];[.$A47])*4 + MIN([.CG$1];[.$A47]))&gt;=82;1;0)" office:value-type="float" office:value="1" calcext:value-type="float">
            <text:p>1</text:p>
          </table:table-cell>
          <table:table-cell table:style-name="ce4" table:formula="of:=IF((MAX([.CH$1];[.$A47])*4 + MIN([.CH$1];[.$A4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table:formula="of:=IF((MAX([.B$1];[.$A48])*4 + MIN([.B$1];[.$A48]))&gt;=82;1;0)" office:value-type="float" office:value="1" calcext:value-type="float">
            <text:p>1</text:p>
          </table:table-cell>
          <table:table-cell table:style-name="ce4" table:formula="of:=IF((MAX([.C$1];[.$A48])*4 + MIN([.C$1];[.$A48]))&gt;=82;1;0)" office:value-type="float" office:value="1" calcext:value-type="float">
            <text:p>1</text:p>
          </table:table-cell>
          <table:table-cell table:style-name="ce4" table:formula="of:=IF((MAX([.D$1];[.$A48])*4 + MIN([.D$1];[.$A48]))&gt;=82;1;0)" office:value-type="float" office:value="1" calcext:value-type="float">
            <text:p>1</text:p>
          </table:table-cell>
          <table:table-cell table:style-name="ce4" table:formula="of:=IF((MAX([.E$1];[.$A48])*4 + MIN([.E$1];[.$A48]))&gt;=82;1;0)" office:value-type="float" office:value="1" calcext:value-type="float">
            <text:p>1</text:p>
          </table:table-cell>
          <table:table-cell table:style-name="ce4" table:formula="of:=IF((MAX([.F$1];[.$A48])*4 + MIN([.F$1];[.$A48]))&gt;=82;1;0)" office:value-type="float" office:value="1" calcext:value-type="float">
            <text:p>1</text:p>
          </table:table-cell>
          <table:table-cell table:style-name="ce4" table:formula="of:=IF((MAX([.G$1];[.$A48])*4 + MIN([.G$1];[.$A48]))&gt;=82;1;0)" office:value-type="float" office:value="1" calcext:value-type="float">
            <text:p>1</text:p>
          </table:table-cell>
          <table:table-cell table:style-name="ce4" table:formula="of:=IF((MAX([.H$1];[.$A48])*4 + MIN([.H$1];[.$A48]))&gt;=82;1;0)" office:value-type="float" office:value="1" calcext:value-type="float">
            <text:p>1</text:p>
          </table:table-cell>
          <table:table-cell table:style-name="ce4" table:formula="of:=IF((MAX([.I$1];[.$A48])*4 + MIN([.I$1];[.$A48]))&gt;=82;1;0)" office:value-type="float" office:value="1" calcext:value-type="float">
            <text:p>1</text:p>
          </table:table-cell>
          <table:table-cell table:style-name="ce4" table:formula="of:=IF((MAX([.J$1];[.$A48])*4 + MIN([.J$1];[.$A48]))&gt;=82;1;0)" office:value-type="float" office:value="1" calcext:value-type="float">
            <text:p>1</text:p>
          </table:table-cell>
          <table:table-cell table:style-name="ce4" table:formula="of:=IF((MAX([.K$1];[.$A48])*4 + MIN([.K$1];[.$A48]))&gt;=82;1;0)" office:value-type="float" office:value="1" calcext:value-type="float">
            <text:p>1</text:p>
          </table:table-cell>
          <table:table-cell table:style-name="ce4" table:formula="of:=IF((MAX([.L$1];[.$A48])*4 + MIN([.L$1];[.$A48]))&gt;=82;1;0)" office:value-type="float" office:value="1" calcext:value-type="float">
            <text:p>1</text:p>
          </table:table-cell>
          <table:table-cell table:style-name="ce4" table:formula="of:=IF((MAX([.M$1];[.$A48])*4 + MIN([.M$1];[.$A48]))&gt;=82;1;0)" office:value-type="float" office:value="1" calcext:value-type="float">
            <text:p>1</text:p>
          </table:table-cell>
          <table:table-cell table:style-name="ce4" table:formula="of:=IF((MAX([.N$1];[.$A48])*4 + MIN([.N$1];[.$A48]))&gt;=82;1;0)" office:value-type="float" office:value="1" calcext:value-type="float">
            <text:p>1</text:p>
          </table:table-cell>
          <table:table-cell table:style-name="ce4" table:formula="of:=IF((MAX([.O$1];[.$A48])*4 + MIN([.O$1];[.$A48]))&gt;=82;1;0)" office:value-type="float" office:value="1" calcext:value-type="float">
            <text:p>1</text:p>
          </table:table-cell>
          <table:table-cell table:style-name="ce4" table:formula="of:=IF((MAX([.P$1];[.$A48])*4 + MIN([.P$1];[.$A48]))&gt;=82;1;0)" office:value-type="float" office:value="1" calcext:value-type="float">
            <text:p>1</text:p>
          </table:table-cell>
          <table:table-cell table:style-name="ce4" table:formula="of:=IF((MAX([.Q$1];[.$A48])*4 + MIN([.Q$1];[.$A48]))&gt;=82;1;0)" office:value-type="float" office:value="1" calcext:value-type="float">
            <text:p>1</text:p>
          </table:table-cell>
          <table:table-cell table:style-name="ce4" table:formula="of:=IF((MAX([.R$1];[.$A48])*4 + MIN([.R$1];[.$A48]))&gt;=82;1;0)" office:value-type="float" office:value="1" calcext:value-type="float">
            <text:p>1</text:p>
          </table:table-cell>
          <table:table-cell table:style-name="ce4" table:formula="of:=IF((MAX([.S$1];[.$A48])*4 + MIN([.S$1];[.$A48]))&gt;=82;1;0)" office:value-type="float" office:value="1" calcext:value-type="float">
            <text:p>1</text:p>
          </table:table-cell>
          <table:table-cell table:style-name="ce4" table:formula="of:=IF((MAX([.T$1];[.$A48])*4 + MIN([.T$1];[.$A48]))&gt;=82;1;0)" office:value-type="float" office:value="1" calcext:value-type="float">
            <text:p>1</text:p>
          </table:table-cell>
          <table:table-cell table:style-name="ce4" table:formula="of:=IF((MAX([.U$1];[.$A48])*4 + MIN([.U$1];[.$A48]))&gt;=82;1;0)" office:value-type="float" office:value="1" calcext:value-type="float">
            <text:p>1</text:p>
          </table:table-cell>
          <table:table-cell table:style-name="ce4" table:formula="of:=IF((MAX([.V$1];[.$A48])*4 + MIN([.V$1];[.$A48]))&gt;=82;1;0)" office:value-type="float" office:value="1" calcext:value-type="float">
            <text:p>1</text:p>
          </table:table-cell>
          <table:table-cell table:style-name="ce4" table:formula="of:=IF((MAX([.W$1];[.$A48])*4 + MIN([.W$1];[.$A48]))&gt;=82;1;0)" office:value-type="float" office:value="1" calcext:value-type="float">
            <text:p>1</text:p>
          </table:table-cell>
          <table:table-cell table:style-name="ce4" table:formula="of:=IF((MAX([.X$1];[.$A48])*4 + MIN([.X$1];[.$A48]))&gt;=82;1;0)" office:value-type="float" office:value="1" calcext:value-type="float">
            <text:p>1</text:p>
          </table:table-cell>
          <table:table-cell table:style-name="ce4" table:formula="of:=IF((MAX([.Y$1];[.$A48])*4 + MIN([.Y$1];[.$A48]))&gt;=82;1;0)" office:value-type="float" office:value="1" calcext:value-type="float">
            <text:p>1</text:p>
          </table:table-cell>
          <table:table-cell table:style-name="ce4" table:formula="of:=IF((MAX([.Z$1];[.$A48])*4 + MIN([.Z$1];[.$A48]))&gt;=82;1;0)" office:value-type="float" office:value="1" calcext:value-type="float">
            <text:p>1</text:p>
          </table:table-cell>
          <table:table-cell table:style-name="ce4" table:formula="of:=IF((MAX([.AA$1];[.$A48])*4 + MIN([.AA$1];[.$A48]))&gt;=82;1;0)" office:value-type="float" office:value="1" calcext:value-type="float">
            <text:p>1</text:p>
          </table:table-cell>
          <table:table-cell table:style-name="ce4" table:formula="of:=IF((MAX([.AB$1];[.$A48])*4 + MIN([.AB$1];[.$A48]))&gt;=82;1;0)" office:value-type="float" office:value="1" calcext:value-type="float">
            <text:p>1</text:p>
          </table:table-cell>
          <table:table-cell table:style-name="ce4" table:formula="of:=IF((MAX([.AC$1];[.$A48])*4 + MIN([.AC$1];[.$A48]))&gt;=82;1;0)" office:value-type="float" office:value="1" calcext:value-type="float">
            <text:p>1</text:p>
          </table:table-cell>
          <table:table-cell table:style-name="ce4" table:formula="of:=IF((MAX([.AD$1];[.$A48])*4 + MIN([.AD$1];[.$A48]))&gt;=82;1;0)" office:value-type="float" office:value="1" calcext:value-type="float">
            <text:p>1</text:p>
          </table:table-cell>
          <table:table-cell table:style-name="ce4" table:formula="of:=IF((MAX([.AE$1];[.$A48])*4 + MIN([.AE$1];[.$A48]))&gt;=82;1;0)" office:value-type="float" office:value="1" calcext:value-type="float">
            <text:p>1</text:p>
          </table:table-cell>
          <table:table-cell table:style-name="ce4" table:formula="of:=IF((MAX([.AF$1];[.$A48])*4 + MIN([.AF$1];[.$A48]))&gt;=82;1;0)" office:value-type="float" office:value="1" calcext:value-type="float">
            <text:p>1</text:p>
          </table:table-cell>
          <table:table-cell table:style-name="ce4" table:formula="of:=IF((MAX([.AG$1];[.$A48])*4 + MIN([.AG$1];[.$A48]))&gt;=82;1;0)" office:value-type="float" office:value="1" calcext:value-type="float">
            <text:p>1</text:p>
          </table:table-cell>
          <table:table-cell table:style-name="ce4" table:formula="of:=IF((MAX([.AH$1];[.$A48])*4 + MIN([.AH$1];[.$A48]))&gt;=82;1;0)" office:value-type="float" office:value="1" calcext:value-type="float">
            <text:p>1</text:p>
          </table:table-cell>
          <table:table-cell table:style-name="ce4" table:formula="of:=IF((MAX([.AI$1];[.$A48])*4 + MIN([.AI$1];[.$A48]))&gt;=82;1;0)" office:value-type="float" office:value="1" calcext:value-type="float">
            <text:p>1</text:p>
          </table:table-cell>
          <table:table-cell table:style-name="ce4" table:formula="of:=IF((MAX([.AJ$1];[.$A48])*4 + MIN([.AJ$1];[.$A48]))&gt;=82;1;0)" office:value-type="float" office:value="1" calcext:value-type="float">
            <text:p>1</text:p>
          </table:table-cell>
          <table:table-cell table:style-name="ce4" table:formula="of:=IF((MAX([.AK$1];[.$A48])*4 + MIN([.AK$1];[.$A48]))&gt;=82;1;0)" office:value-type="float" office:value="1" calcext:value-type="float">
            <text:p>1</text:p>
          </table:table-cell>
          <table:table-cell table:style-name="ce4" table:formula="of:=IF((MAX([.AL$1];[.$A48])*4 + MIN([.AL$1];[.$A48]))&gt;=82;1;0)" office:value-type="float" office:value="1" calcext:value-type="float">
            <text:p>1</text:p>
          </table:table-cell>
          <table:table-cell table:style-name="ce4" table:formula="of:=IF((MAX([.AM$1];[.$A48])*4 + MIN([.AM$1];[.$A48]))&gt;=82;1;0)" office:value-type="float" office:value="1" calcext:value-type="float">
            <text:p>1</text:p>
          </table:table-cell>
          <table:table-cell table:style-name="ce4" table:formula="of:=IF((MAX([.AN$1];[.$A48])*4 + MIN([.AN$1];[.$A48]))&gt;=82;1;0)" office:value-type="float" office:value="1" calcext:value-type="float">
            <text:p>1</text:p>
          </table:table-cell>
          <table:table-cell table:style-name="ce4" table:formula="of:=IF((MAX([.AO$1];[.$A48])*4 + MIN([.AO$1];[.$A48]))&gt;=82;1;0)" office:value-type="float" office:value="1" calcext:value-type="float">
            <text:p>1</text:p>
          </table:table-cell>
          <table:table-cell table:style-name="ce4" table:formula="of:=IF((MAX([.AP$1];[.$A48])*4 + MIN([.AP$1];[.$A48]))&gt;=82;1;0)" office:value-type="float" office:value="1" calcext:value-type="float">
            <text:p>1</text:p>
          </table:table-cell>
          <table:table-cell table:style-name="ce4" table:formula="of:=IF((MAX([.AQ$1];[.$A48])*4 + MIN([.AQ$1];[.$A48]))&gt;=82;1;0)" office:value-type="float" office:value="1" calcext:value-type="float">
            <text:p>1</text:p>
          </table:table-cell>
          <table:table-cell table:style-name="ce4" table:formula="of:=IF((MAX([.AR$1];[.$A48])*4 + MIN([.AR$1];[.$A48]))&gt;=82;1;0)" office:value-type="float" office:value="1" calcext:value-type="float">
            <text:p>1</text:p>
          </table:table-cell>
          <table:table-cell table:style-name="ce4" table:formula="of:=IF((MAX([.AS$1];[.$A48])*4 + MIN([.AS$1];[.$A48]))&gt;=82;1;0)" office:value-type="float" office:value="1" calcext:value-type="float">
            <text:p>1</text:p>
          </table:table-cell>
          <table:table-cell table:style-name="ce4" table:formula="of:=IF((MAX([.AT$1];[.$A48])*4 + MIN([.AT$1];[.$A48]))&gt;=82;1;0)" office:value-type="float" office:value="1" calcext:value-type="float">
            <text:p>1</text:p>
          </table:table-cell>
          <table:table-cell table:style-name="ce4" table:formula="of:=IF((MAX([.AU$1];[.$A48])*4 + MIN([.AU$1];[.$A48]))&gt;=82;1;0)" office:value-type="float" office:value="1" calcext:value-type="float">
            <text:p>1</text:p>
          </table:table-cell>
          <table:table-cell table:style-name="ce4" table:formula="of:=IF((MAX([.AV$1];[.$A48])*4 + MIN([.AV$1];[.$A48]))&gt;=82;1;0)" office:value-type="float" office:value="1" calcext:value-type="float">
            <text:p>1</text:p>
          </table:table-cell>
          <table:table-cell table:style-name="ce4" table:formula="of:=IF((MAX([.AW$1];[.$A48])*4 + MIN([.AW$1];[.$A48]))&gt;=82;1;0)" office:value-type="float" office:value="1" calcext:value-type="float">
            <text:p>1</text:p>
          </table:table-cell>
          <table:table-cell table:style-name="ce4" table:formula="of:=IF((MAX([.AX$1];[.$A48])*4 + MIN([.AX$1];[.$A48]))&gt;=82;1;0)" office:value-type="float" office:value="1" calcext:value-type="float">
            <text:p>1</text:p>
          </table:table-cell>
          <table:table-cell table:style-name="ce4" table:formula="of:=IF((MAX([.AY$1];[.$A48])*4 + MIN([.AY$1];[.$A48]))&gt;=82;1;0)" office:value-type="float" office:value="1" calcext:value-type="float">
            <text:p>1</text:p>
          </table:table-cell>
          <table:table-cell table:style-name="ce4" table:formula="of:=IF((MAX([.AZ$1];[.$A48])*4 + MIN([.AZ$1];[.$A48]))&gt;=82;1;0)" office:value-type="float" office:value="1" calcext:value-type="float">
            <text:p>1</text:p>
          </table:table-cell>
          <table:table-cell table:style-name="ce4" table:formula="of:=IF((MAX([.BA$1];[.$A48])*4 + MIN([.BA$1];[.$A48]))&gt;=82;1;0)" office:value-type="float" office:value="1" calcext:value-type="float">
            <text:p>1</text:p>
          </table:table-cell>
          <table:table-cell table:style-name="ce4" table:formula="of:=IF((MAX([.BB$1];[.$A48])*4 + MIN([.BB$1];[.$A48]))&gt;=82;1;0)" office:value-type="float" office:value="1" calcext:value-type="float">
            <text:p>1</text:p>
          </table:table-cell>
          <table:table-cell table:style-name="ce4" table:formula="of:=IF((MAX([.BC$1];[.$A48])*4 + MIN([.BC$1];[.$A48]))&gt;=82;1;0)" office:value-type="float" office:value="1" calcext:value-type="float">
            <text:p>1</text:p>
          </table:table-cell>
          <table:table-cell table:style-name="ce4" table:formula="of:=IF((MAX([.BD$1];[.$A48])*4 + MIN([.BD$1];[.$A48]))&gt;=82;1;0)" office:value-type="float" office:value="1" calcext:value-type="float">
            <text:p>1</text:p>
          </table:table-cell>
          <table:table-cell table:style-name="ce4" table:formula="of:=IF((MAX([.BE$1];[.$A48])*4 + MIN([.BE$1];[.$A48]))&gt;=82;1;0)" office:value-type="float" office:value="1" calcext:value-type="float">
            <text:p>1</text:p>
          </table:table-cell>
          <table:table-cell table:style-name="ce4" table:formula="of:=IF((MAX([.BF$1];[.$A48])*4 + MIN([.BF$1];[.$A48]))&gt;=82;1;0)" office:value-type="float" office:value="1" calcext:value-type="float">
            <text:p>1</text:p>
          </table:table-cell>
          <table:table-cell table:style-name="ce4" table:formula="of:=IF((MAX([.BG$1];[.$A48])*4 + MIN([.BG$1];[.$A48]))&gt;=82;1;0)" office:value-type="float" office:value="1" calcext:value-type="float">
            <text:p>1</text:p>
          </table:table-cell>
          <table:table-cell table:style-name="ce4" table:formula="of:=IF((MAX([.BH$1];[.$A48])*4 + MIN([.BH$1];[.$A48]))&gt;=82;1;0)" office:value-type="float" office:value="1" calcext:value-type="float">
            <text:p>1</text:p>
          </table:table-cell>
          <table:table-cell table:style-name="ce4" table:formula="of:=IF((MAX([.BI$1];[.$A48])*4 + MIN([.BI$1];[.$A48]))&gt;=82;1;0)" office:value-type="float" office:value="1" calcext:value-type="float">
            <text:p>1</text:p>
          </table:table-cell>
          <table:table-cell table:style-name="ce4" table:formula="of:=IF((MAX([.BJ$1];[.$A48])*4 + MIN([.BJ$1];[.$A48]))&gt;=82;1;0)" office:value-type="float" office:value="1" calcext:value-type="float">
            <text:p>1</text:p>
          </table:table-cell>
          <table:table-cell table:style-name="ce4" table:formula="of:=IF((MAX([.BK$1];[.$A48])*4 + MIN([.BK$1];[.$A48]))&gt;=82;1;0)" office:value-type="float" office:value="1" calcext:value-type="float">
            <text:p>1</text:p>
          </table:table-cell>
          <table:table-cell table:style-name="ce4" table:formula="of:=IF((MAX([.BL$1];[.$A48])*4 + MIN([.BL$1];[.$A48]))&gt;=82;1;0)" office:value-type="float" office:value="1" calcext:value-type="float">
            <text:p>1</text:p>
          </table:table-cell>
          <table:table-cell table:style-name="ce4" table:formula="of:=IF((MAX([.BM$1];[.$A48])*4 + MIN([.BM$1];[.$A48]))&gt;=82;1;0)" office:value-type="float" office:value="1" calcext:value-type="float">
            <text:p>1</text:p>
          </table:table-cell>
          <table:table-cell table:style-name="ce4" table:formula="of:=IF((MAX([.BN$1];[.$A48])*4 + MIN([.BN$1];[.$A48]))&gt;=82;1;0)" office:value-type="float" office:value="1" calcext:value-type="float">
            <text:p>1</text:p>
          </table:table-cell>
          <table:table-cell table:style-name="ce4" table:formula="of:=IF((MAX([.BO$1];[.$A48])*4 + MIN([.BO$1];[.$A48]))&gt;=82;1;0)" office:value-type="float" office:value="1" calcext:value-type="float">
            <text:p>1</text:p>
          </table:table-cell>
          <table:table-cell table:style-name="ce4" table:formula="of:=IF((MAX([.BP$1];[.$A48])*4 + MIN([.BP$1];[.$A48]))&gt;=82;1;0)" office:value-type="float" office:value="1" calcext:value-type="float">
            <text:p>1</text:p>
          </table:table-cell>
          <table:table-cell table:style-name="ce4" table:formula="of:=IF((MAX([.BQ$1];[.$A48])*4 + MIN([.BQ$1];[.$A48]))&gt;=82;1;0)" office:value-type="float" office:value="1" calcext:value-type="float">
            <text:p>1</text:p>
          </table:table-cell>
          <table:table-cell table:style-name="ce4" table:formula="of:=IF((MAX([.BR$1];[.$A48])*4 + MIN([.BR$1];[.$A48]))&gt;=82;1;0)" office:value-type="float" office:value="1" calcext:value-type="float">
            <text:p>1</text:p>
          </table:table-cell>
          <table:table-cell table:style-name="ce4" table:formula="of:=IF((MAX([.BS$1];[.$A48])*4 + MIN([.BS$1];[.$A48]))&gt;=82;1;0)" office:value-type="float" office:value="1" calcext:value-type="float">
            <text:p>1</text:p>
          </table:table-cell>
          <table:table-cell table:style-name="ce4" table:formula="of:=IF((MAX([.BT$1];[.$A48])*4 + MIN([.BT$1];[.$A48]))&gt;=82;1;0)" office:value-type="float" office:value="1" calcext:value-type="float">
            <text:p>1</text:p>
          </table:table-cell>
          <table:table-cell table:style-name="ce4" table:formula="of:=IF((MAX([.BU$1];[.$A48])*4 + MIN([.BU$1];[.$A48]))&gt;=82;1;0)" office:value-type="float" office:value="1" calcext:value-type="float">
            <text:p>1</text:p>
          </table:table-cell>
          <table:table-cell table:style-name="ce4" table:formula="of:=IF((MAX([.BV$1];[.$A48])*4 + MIN([.BV$1];[.$A48]))&gt;=82;1;0)" office:value-type="float" office:value="1" calcext:value-type="float">
            <text:p>1</text:p>
          </table:table-cell>
          <table:table-cell table:style-name="ce4" table:formula="of:=IF((MAX([.BW$1];[.$A48])*4 + MIN([.BW$1];[.$A48]))&gt;=82;1;0)" office:value-type="float" office:value="1" calcext:value-type="float">
            <text:p>1</text:p>
          </table:table-cell>
          <table:table-cell table:style-name="ce4" table:formula="of:=IF((MAX([.BX$1];[.$A48])*4 + MIN([.BX$1];[.$A48]))&gt;=82;1;0)" office:value-type="float" office:value="1" calcext:value-type="float">
            <text:p>1</text:p>
          </table:table-cell>
          <table:table-cell table:style-name="ce4" table:formula="of:=IF((MAX([.BY$1];[.$A48])*4 + MIN([.BY$1];[.$A48]))&gt;=82;1;0)" office:value-type="float" office:value="1" calcext:value-type="float">
            <text:p>1</text:p>
          </table:table-cell>
          <table:table-cell table:style-name="ce4" table:formula="of:=IF((MAX([.BZ$1];[.$A48])*4 + MIN([.BZ$1];[.$A48]))&gt;=82;1;0)" office:value-type="float" office:value="1" calcext:value-type="float">
            <text:p>1</text:p>
          </table:table-cell>
          <table:table-cell table:style-name="ce4" table:formula="of:=IF((MAX([.CA$1];[.$A48])*4 + MIN([.CA$1];[.$A48]))&gt;=82;1;0)" office:value-type="float" office:value="1" calcext:value-type="float">
            <text:p>1</text:p>
          </table:table-cell>
          <table:table-cell table:style-name="ce4" table:formula="of:=IF((MAX([.CB$1];[.$A48])*4 + MIN([.CB$1];[.$A48]))&gt;=82;1;0)" office:value-type="float" office:value="1" calcext:value-type="float">
            <text:p>1</text:p>
          </table:table-cell>
          <table:table-cell table:style-name="ce4" table:formula="of:=IF((MAX([.CC$1];[.$A48])*4 + MIN([.CC$1];[.$A48]))&gt;=82;1;0)" office:value-type="float" office:value="1" calcext:value-type="float">
            <text:p>1</text:p>
          </table:table-cell>
          <table:table-cell table:style-name="ce4" table:formula="of:=IF((MAX([.CD$1];[.$A48])*4 + MIN([.CD$1];[.$A48]))&gt;=82;1;0)" office:value-type="float" office:value="1" calcext:value-type="float">
            <text:p>1</text:p>
          </table:table-cell>
          <table:table-cell table:style-name="ce4" table:formula="of:=IF((MAX([.CE$1];[.$A48])*4 + MIN([.CE$1];[.$A48]))&gt;=82;1;0)" office:value-type="float" office:value="1" calcext:value-type="float">
            <text:p>1</text:p>
          </table:table-cell>
          <table:table-cell table:style-name="ce4" table:formula="of:=IF((MAX([.CF$1];[.$A48])*4 + MIN([.CF$1];[.$A48]))&gt;=82;1;0)" office:value-type="float" office:value="1" calcext:value-type="float">
            <text:p>1</text:p>
          </table:table-cell>
          <table:table-cell table:style-name="ce4" table:formula="of:=IF((MAX([.CG$1];[.$A48])*4 + MIN([.CG$1];[.$A48]))&gt;=82;1;0)" office:value-type="float" office:value="1" calcext:value-type="float">
            <text:p>1</text:p>
          </table:table-cell>
          <table:table-cell table:style-name="ce4" table:formula="of:=IF((MAX([.CH$1];[.$A48])*4 + MIN([.CH$1];[.$A4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table:formula="of:=IF((MAX([.B$1];[.$A49])*4 + MIN([.B$1];[.$A49]))&gt;=82;1;0)" office:value-type="float" office:value="1" calcext:value-type="float">
            <text:p>1</text:p>
          </table:table-cell>
          <table:table-cell table:style-name="ce4" table:formula="of:=IF((MAX([.C$1];[.$A49])*4 + MIN([.C$1];[.$A49]))&gt;=82;1;0)" office:value-type="float" office:value="1" calcext:value-type="float">
            <text:p>1</text:p>
          </table:table-cell>
          <table:table-cell table:style-name="ce4" table:formula="of:=IF((MAX([.D$1];[.$A49])*4 + MIN([.D$1];[.$A49]))&gt;=82;1;0)" office:value-type="float" office:value="1" calcext:value-type="float">
            <text:p>1</text:p>
          </table:table-cell>
          <table:table-cell table:style-name="ce4" table:formula="of:=IF((MAX([.E$1];[.$A49])*4 + MIN([.E$1];[.$A49]))&gt;=82;1;0)" office:value-type="float" office:value="1" calcext:value-type="float">
            <text:p>1</text:p>
          </table:table-cell>
          <table:table-cell table:style-name="ce4" table:formula="of:=IF((MAX([.F$1];[.$A49])*4 + MIN([.F$1];[.$A49]))&gt;=82;1;0)" office:value-type="float" office:value="1" calcext:value-type="float">
            <text:p>1</text:p>
          </table:table-cell>
          <table:table-cell table:style-name="ce4" table:formula="of:=IF((MAX([.G$1];[.$A49])*4 + MIN([.G$1];[.$A49]))&gt;=82;1;0)" office:value-type="float" office:value="1" calcext:value-type="float">
            <text:p>1</text:p>
          </table:table-cell>
          <table:table-cell table:style-name="ce4" table:formula="of:=IF((MAX([.H$1];[.$A49])*4 + MIN([.H$1];[.$A49]))&gt;=82;1;0)" office:value-type="float" office:value="1" calcext:value-type="float">
            <text:p>1</text:p>
          </table:table-cell>
          <table:table-cell table:style-name="ce4" table:formula="of:=IF((MAX([.I$1];[.$A49])*4 + MIN([.I$1];[.$A49]))&gt;=82;1;0)" office:value-type="float" office:value="1" calcext:value-type="float">
            <text:p>1</text:p>
          </table:table-cell>
          <table:table-cell table:style-name="ce4" table:formula="of:=IF((MAX([.J$1];[.$A49])*4 + MIN([.J$1];[.$A49]))&gt;=82;1;0)" office:value-type="float" office:value="1" calcext:value-type="float">
            <text:p>1</text:p>
          </table:table-cell>
          <table:table-cell table:style-name="ce4" table:formula="of:=IF((MAX([.K$1];[.$A49])*4 + MIN([.K$1];[.$A49]))&gt;=82;1;0)" office:value-type="float" office:value="1" calcext:value-type="float">
            <text:p>1</text:p>
          </table:table-cell>
          <table:table-cell table:style-name="ce4" table:formula="of:=IF((MAX([.L$1];[.$A49])*4 + MIN([.L$1];[.$A49]))&gt;=82;1;0)" office:value-type="float" office:value="1" calcext:value-type="float">
            <text:p>1</text:p>
          </table:table-cell>
          <table:table-cell table:style-name="ce4" table:formula="of:=IF((MAX([.M$1];[.$A49])*4 + MIN([.M$1];[.$A49]))&gt;=82;1;0)" office:value-type="float" office:value="1" calcext:value-type="float">
            <text:p>1</text:p>
          </table:table-cell>
          <table:table-cell table:style-name="ce4" table:formula="of:=IF((MAX([.N$1];[.$A49])*4 + MIN([.N$1];[.$A49]))&gt;=82;1;0)" office:value-type="float" office:value="1" calcext:value-type="float">
            <text:p>1</text:p>
          </table:table-cell>
          <table:table-cell table:style-name="ce4" table:formula="of:=IF((MAX([.O$1];[.$A49])*4 + MIN([.O$1];[.$A49]))&gt;=82;1;0)" office:value-type="float" office:value="1" calcext:value-type="float">
            <text:p>1</text:p>
          </table:table-cell>
          <table:table-cell table:style-name="ce4" table:formula="of:=IF((MAX([.P$1];[.$A49])*4 + MIN([.P$1];[.$A49]))&gt;=82;1;0)" office:value-type="float" office:value="1" calcext:value-type="float">
            <text:p>1</text:p>
          </table:table-cell>
          <table:table-cell table:style-name="ce4" table:formula="of:=IF((MAX([.Q$1];[.$A49])*4 + MIN([.Q$1];[.$A49]))&gt;=82;1;0)" office:value-type="float" office:value="1" calcext:value-type="float">
            <text:p>1</text:p>
          </table:table-cell>
          <table:table-cell table:style-name="ce4" table:formula="of:=IF((MAX([.R$1];[.$A49])*4 + MIN([.R$1];[.$A49]))&gt;=82;1;0)" office:value-type="float" office:value="1" calcext:value-type="float">
            <text:p>1</text:p>
          </table:table-cell>
          <table:table-cell table:style-name="ce4" table:formula="of:=IF((MAX([.S$1];[.$A49])*4 + MIN([.S$1];[.$A49]))&gt;=82;1;0)" office:value-type="float" office:value="1" calcext:value-type="float">
            <text:p>1</text:p>
          </table:table-cell>
          <table:table-cell table:style-name="ce4" table:formula="of:=IF((MAX([.T$1];[.$A49])*4 + MIN([.T$1];[.$A49]))&gt;=82;1;0)" office:value-type="float" office:value="1" calcext:value-type="float">
            <text:p>1</text:p>
          </table:table-cell>
          <table:table-cell table:style-name="ce4" table:formula="of:=IF((MAX([.U$1];[.$A49])*4 + MIN([.U$1];[.$A49]))&gt;=82;1;0)" office:value-type="float" office:value="1" calcext:value-type="float">
            <text:p>1</text:p>
          </table:table-cell>
          <table:table-cell table:style-name="ce4" table:formula="of:=IF((MAX([.V$1];[.$A49])*4 + MIN([.V$1];[.$A49]))&gt;=82;1;0)" office:value-type="float" office:value="1" calcext:value-type="float">
            <text:p>1</text:p>
          </table:table-cell>
          <table:table-cell table:style-name="ce4" table:formula="of:=IF((MAX([.W$1];[.$A49])*4 + MIN([.W$1];[.$A49]))&gt;=82;1;0)" office:value-type="float" office:value="1" calcext:value-type="float">
            <text:p>1</text:p>
          </table:table-cell>
          <table:table-cell table:style-name="ce4" table:formula="of:=IF((MAX([.X$1];[.$A49])*4 + MIN([.X$1];[.$A49]))&gt;=82;1;0)" office:value-type="float" office:value="1" calcext:value-type="float">
            <text:p>1</text:p>
          </table:table-cell>
          <table:table-cell table:style-name="ce4" table:formula="of:=IF((MAX([.Y$1];[.$A49])*4 + MIN([.Y$1];[.$A49]))&gt;=82;1;0)" office:value-type="float" office:value="1" calcext:value-type="float">
            <text:p>1</text:p>
          </table:table-cell>
          <table:table-cell table:style-name="ce4" table:formula="of:=IF((MAX([.Z$1];[.$A49])*4 + MIN([.Z$1];[.$A49]))&gt;=82;1;0)" office:value-type="float" office:value="1" calcext:value-type="float">
            <text:p>1</text:p>
          </table:table-cell>
          <table:table-cell table:style-name="ce4" table:formula="of:=IF((MAX([.AA$1];[.$A49])*4 + MIN([.AA$1];[.$A49]))&gt;=82;1;0)" office:value-type="float" office:value="1" calcext:value-type="float">
            <text:p>1</text:p>
          </table:table-cell>
          <table:table-cell table:style-name="ce4" table:formula="of:=IF((MAX([.AB$1];[.$A49])*4 + MIN([.AB$1];[.$A49]))&gt;=82;1;0)" office:value-type="float" office:value="1" calcext:value-type="float">
            <text:p>1</text:p>
          </table:table-cell>
          <table:table-cell table:style-name="ce4" table:formula="of:=IF((MAX([.AC$1];[.$A49])*4 + MIN([.AC$1];[.$A49]))&gt;=82;1;0)" office:value-type="float" office:value="1" calcext:value-type="float">
            <text:p>1</text:p>
          </table:table-cell>
          <table:table-cell table:style-name="ce4" table:formula="of:=IF((MAX([.AD$1];[.$A49])*4 + MIN([.AD$1];[.$A49]))&gt;=82;1;0)" office:value-type="float" office:value="1" calcext:value-type="float">
            <text:p>1</text:p>
          </table:table-cell>
          <table:table-cell table:style-name="ce4" table:formula="of:=IF((MAX([.AE$1];[.$A49])*4 + MIN([.AE$1];[.$A49]))&gt;=82;1;0)" office:value-type="float" office:value="1" calcext:value-type="float">
            <text:p>1</text:p>
          </table:table-cell>
          <table:table-cell table:style-name="ce4" table:formula="of:=IF((MAX([.AF$1];[.$A49])*4 + MIN([.AF$1];[.$A49]))&gt;=82;1;0)" office:value-type="float" office:value="1" calcext:value-type="float">
            <text:p>1</text:p>
          </table:table-cell>
          <table:table-cell table:style-name="ce4" table:formula="of:=IF((MAX([.AG$1];[.$A49])*4 + MIN([.AG$1];[.$A49]))&gt;=82;1;0)" office:value-type="float" office:value="1" calcext:value-type="float">
            <text:p>1</text:p>
          </table:table-cell>
          <table:table-cell table:style-name="ce4" table:formula="of:=IF((MAX([.AH$1];[.$A49])*4 + MIN([.AH$1];[.$A49]))&gt;=82;1;0)" office:value-type="float" office:value="1" calcext:value-type="float">
            <text:p>1</text:p>
          </table:table-cell>
          <table:table-cell table:style-name="ce4" table:formula="of:=IF((MAX([.AI$1];[.$A49])*4 + MIN([.AI$1];[.$A49]))&gt;=82;1;0)" office:value-type="float" office:value="1" calcext:value-type="float">
            <text:p>1</text:p>
          </table:table-cell>
          <table:table-cell table:style-name="ce4" table:formula="of:=IF((MAX([.AJ$1];[.$A49])*4 + MIN([.AJ$1];[.$A49]))&gt;=82;1;0)" office:value-type="float" office:value="1" calcext:value-type="float">
            <text:p>1</text:p>
          </table:table-cell>
          <table:table-cell table:style-name="ce4" table:formula="of:=IF((MAX([.AK$1];[.$A49])*4 + MIN([.AK$1];[.$A49]))&gt;=82;1;0)" office:value-type="float" office:value="1" calcext:value-type="float">
            <text:p>1</text:p>
          </table:table-cell>
          <table:table-cell table:style-name="ce4" table:formula="of:=IF((MAX([.AL$1];[.$A49])*4 + MIN([.AL$1];[.$A49]))&gt;=82;1;0)" office:value-type="float" office:value="1" calcext:value-type="float">
            <text:p>1</text:p>
          </table:table-cell>
          <table:table-cell table:style-name="ce4" table:formula="of:=IF((MAX([.AM$1];[.$A49])*4 + MIN([.AM$1];[.$A49]))&gt;=82;1;0)" office:value-type="float" office:value="1" calcext:value-type="float">
            <text:p>1</text:p>
          </table:table-cell>
          <table:table-cell table:style-name="ce4" table:formula="of:=IF((MAX([.AN$1];[.$A49])*4 + MIN([.AN$1];[.$A49]))&gt;=82;1;0)" office:value-type="float" office:value="1" calcext:value-type="float">
            <text:p>1</text:p>
          </table:table-cell>
          <table:table-cell table:style-name="ce4" table:formula="of:=IF((MAX([.AO$1];[.$A49])*4 + MIN([.AO$1];[.$A49]))&gt;=82;1;0)" office:value-type="float" office:value="1" calcext:value-type="float">
            <text:p>1</text:p>
          </table:table-cell>
          <table:table-cell table:style-name="ce4" table:formula="of:=IF((MAX([.AP$1];[.$A49])*4 + MIN([.AP$1];[.$A49]))&gt;=82;1;0)" office:value-type="float" office:value="1" calcext:value-type="float">
            <text:p>1</text:p>
          </table:table-cell>
          <table:table-cell table:style-name="ce4" table:formula="of:=IF((MAX([.AQ$1];[.$A49])*4 + MIN([.AQ$1];[.$A49]))&gt;=82;1;0)" office:value-type="float" office:value="1" calcext:value-type="float">
            <text:p>1</text:p>
          </table:table-cell>
          <table:table-cell table:style-name="ce4" table:formula="of:=IF((MAX([.AR$1];[.$A49])*4 + MIN([.AR$1];[.$A49]))&gt;=82;1;0)" office:value-type="float" office:value="1" calcext:value-type="float">
            <text:p>1</text:p>
          </table:table-cell>
          <table:table-cell table:style-name="ce4" table:formula="of:=IF((MAX([.AS$1];[.$A49])*4 + MIN([.AS$1];[.$A49]))&gt;=82;1;0)" office:value-type="float" office:value="1" calcext:value-type="float">
            <text:p>1</text:p>
          </table:table-cell>
          <table:table-cell table:style-name="ce4" table:formula="of:=IF((MAX([.AT$1];[.$A49])*4 + MIN([.AT$1];[.$A49]))&gt;=82;1;0)" office:value-type="float" office:value="1" calcext:value-type="float">
            <text:p>1</text:p>
          </table:table-cell>
          <table:table-cell table:style-name="ce4" table:formula="of:=IF((MAX([.AU$1];[.$A49])*4 + MIN([.AU$1];[.$A49]))&gt;=82;1;0)" office:value-type="float" office:value="1" calcext:value-type="float">
            <text:p>1</text:p>
          </table:table-cell>
          <table:table-cell table:style-name="ce4" table:formula="of:=IF((MAX([.AV$1];[.$A49])*4 + MIN([.AV$1];[.$A49]))&gt;=82;1;0)" office:value-type="float" office:value="1" calcext:value-type="float">
            <text:p>1</text:p>
          </table:table-cell>
          <table:table-cell table:style-name="ce4" table:formula="of:=IF((MAX([.AW$1];[.$A49])*4 + MIN([.AW$1];[.$A49]))&gt;=82;1;0)" office:value-type="float" office:value="1" calcext:value-type="float">
            <text:p>1</text:p>
          </table:table-cell>
          <table:table-cell table:style-name="ce4" table:formula="of:=IF((MAX([.AX$1];[.$A49])*4 + MIN([.AX$1];[.$A49]))&gt;=82;1;0)" office:value-type="float" office:value="1" calcext:value-type="float">
            <text:p>1</text:p>
          </table:table-cell>
          <table:table-cell table:style-name="ce4" table:formula="of:=IF((MAX([.AY$1];[.$A49])*4 + MIN([.AY$1];[.$A49]))&gt;=82;1;0)" office:value-type="float" office:value="1" calcext:value-type="float">
            <text:p>1</text:p>
          </table:table-cell>
          <table:table-cell table:style-name="ce4" table:formula="of:=IF((MAX([.AZ$1];[.$A49])*4 + MIN([.AZ$1];[.$A49]))&gt;=82;1;0)" office:value-type="float" office:value="1" calcext:value-type="float">
            <text:p>1</text:p>
          </table:table-cell>
          <table:table-cell table:style-name="ce4" table:formula="of:=IF((MAX([.BA$1];[.$A49])*4 + MIN([.BA$1];[.$A49]))&gt;=82;1;0)" office:value-type="float" office:value="1" calcext:value-type="float">
            <text:p>1</text:p>
          </table:table-cell>
          <table:table-cell table:style-name="ce4" table:formula="of:=IF((MAX([.BB$1];[.$A49])*4 + MIN([.BB$1];[.$A49]))&gt;=82;1;0)" office:value-type="float" office:value="1" calcext:value-type="float">
            <text:p>1</text:p>
          </table:table-cell>
          <table:table-cell table:style-name="ce4" table:formula="of:=IF((MAX([.BC$1];[.$A49])*4 + MIN([.BC$1];[.$A49]))&gt;=82;1;0)" office:value-type="float" office:value="1" calcext:value-type="float">
            <text:p>1</text:p>
          </table:table-cell>
          <table:table-cell table:style-name="ce4" table:formula="of:=IF((MAX([.BD$1];[.$A49])*4 + MIN([.BD$1];[.$A49]))&gt;=82;1;0)" office:value-type="float" office:value="1" calcext:value-type="float">
            <text:p>1</text:p>
          </table:table-cell>
          <table:table-cell table:style-name="ce4" table:formula="of:=IF((MAX([.BE$1];[.$A49])*4 + MIN([.BE$1];[.$A49]))&gt;=82;1;0)" office:value-type="float" office:value="1" calcext:value-type="float">
            <text:p>1</text:p>
          </table:table-cell>
          <table:table-cell table:style-name="ce4" table:formula="of:=IF((MAX([.BF$1];[.$A49])*4 + MIN([.BF$1];[.$A49]))&gt;=82;1;0)" office:value-type="float" office:value="1" calcext:value-type="float">
            <text:p>1</text:p>
          </table:table-cell>
          <table:table-cell table:style-name="ce4" table:formula="of:=IF((MAX([.BG$1];[.$A49])*4 + MIN([.BG$1];[.$A49]))&gt;=82;1;0)" office:value-type="float" office:value="1" calcext:value-type="float">
            <text:p>1</text:p>
          </table:table-cell>
          <table:table-cell table:style-name="ce4" table:formula="of:=IF((MAX([.BH$1];[.$A49])*4 + MIN([.BH$1];[.$A49]))&gt;=82;1;0)" office:value-type="float" office:value="1" calcext:value-type="float">
            <text:p>1</text:p>
          </table:table-cell>
          <table:table-cell table:style-name="ce4" table:formula="of:=IF((MAX([.BI$1];[.$A49])*4 + MIN([.BI$1];[.$A49]))&gt;=82;1;0)" office:value-type="float" office:value="1" calcext:value-type="float">
            <text:p>1</text:p>
          </table:table-cell>
          <table:table-cell table:style-name="ce4" table:formula="of:=IF((MAX([.BJ$1];[.$A49])*4 + MIN([.BJ$1];[.$A49]))&gt;=82;1;0)" office:value-type="float" office:value="1" calcext:value-type="float">
            <text:p>1</text:p>
          </table:table-cell>
          <table:table-cell table:style-name="ce4" table:formula="of:=IF((MAX([.BK$1];[.$A49])*4 + MIN([.BK$1];[.$A49]))&gt;=82;1;0)" office:value-type="float" office:value="1" calcext:value-type="float">
            <text:p>1</text:p>
          </table:table-cell>
          <table:table-cell table:style-name="ce4" table:formula="of:=IF((MAX([.BL$1];[.$A49])*4 + MIN([.BL$1];[.$A49]))&gt;=82;1;0)" office:value-type="float" office:value="1" calcext:value-type="float">
            <text:p>1</text:p>
          </table:table-cell>
          <table:table-cell table:style-name="ce4" table:formula="of:=IF((MAX([.BM$1];[.$A49])*4 + MIN([.BM$1];[.$A49]))&gt;=82;1;0)" office:value-type="float" office:value="1" calcext:value-type="float">
            <text:p>1</text:p>
          </table:table-cell>
          <table:table-cell table:style-name="ce4" table:formula="of:=IF((MAX([.BN$1];[.$A49])*4 + MIN([.BN$1];[.$A49]))&gt;=82;1;0)" office:value-type="float" office:value="1" calcext:value-type="float">
            <text:p>1</text:p>
          </table:table-cell>
          <table:table-cell table:style-name="ce4" table:formula="of:=IF((MAX([.BO$1];[.$A49])*4 + MIN([.BO$1];[.$A49]))&gt;=82;1;0)" office:value-type="float" office:value="1" calcext:value-type="float">
            <text:p>1</text:p>
          </table:table-cell>
          <table:table-cell table:style-name="ce4" table:formula="of:=IF((MAX([.BP$1];[.$A49])*4 + MIN([.BP$1];[.$A49]))&gt;=82;1;0)" office:value-type="float" office:value="1" calcext:value-type="float">
            <text:p>1</text:p>
          </table:table-cell>
          <table:table-cell table:style-name="ce4" table:formula="of:=IF((MAX([.BQ$1];[.$A49])*4 + MIN([.BQ$1];[.$A49]))&gt;=82;1;0)" office:value-type="float" office:value="1" calcext:value-type="float">
            <text:p>1</text:p>
          </table:table-cell>
          <table:table-cell table:style-name="ce4" table:formula="of:=IF((MAX([.BR$1];[.$A49])*4 + MIN([.BR$1];[.$A49]))&gt;=82;1;0)" office:value-type="float" office:value="1" calcext:value-type="float">
            <text:p>1</text:p>
          </table:table-cell>
          <table:table-cell table:style-name="ce4" table:formula="of:=IF((MAX([.BS$1];[.$A49])*4 + MIN([.BS$1];[.$A49]))&gt;=82;1;0)" office:value-type="float" office:value="1" calcext:value-type="float">
            <text:p>1</text:p>
          </table:table-cell>
          <table:table-cell table:style-name="ce4" table:formula="of:=IF((MAX([.BT$1];[.$A49])*4 + MIN([.BT$1];[.$A49]))&gt;=82;1;0)" office:value-type="float" office:value="1" calcext:value-type="float">
            <text:p>1</text:p>
          </table:table-cell>
          <table:table-cell table:style-name="ce4" table:formula="of:=IF((MAX([.BU$1];[.$A49])*4 + MIN([.BU$1];[.$A49]))&gt;=82;1;0)" office:value-type="float" office:value="1" calcext:value-type="float">
            <text:p>1</text:p>
          </table:table-cell>
          <table:table-cell table:style-name="ce4" table:formula="of:=IF((MAX([.BV$1];[.$A49])*4 + MIN([.BV$1];[.$A49]))&gt;=82;1;0)" office:value-type="float" office:value="1" calcext:value-type="float">
            <text:p>1</text:p>
          </table:table-cell>
          <table:table-cell table:style-name="ce4" table:formula="of:=IF((MAX([.BW$1];[.$A49])*4 + MIN([.BW$1];[.$A49]))&gt;=82;1;0)" office:value-type="float" office:value="1" calcext:value-type="float">
            <text:p>1</text:p>
          </table:table-cell>
          <table:table-cell table:style-name="ce4" table:formula="of:=IF((MAX([.BX$1];[.$A49])*4 + MIN([.BX$1];[.$A49]))&gt;=82;1;0)" office:value-type="float" office:value="1" calcext:value-type="float">
            <text:p>1</text:p>
          </table:table-cell>
          <table:table-cell table:style-name="ce4" table:formula="of:=IF((MAX([.BY$1];[.$A49])*4 + MIN([.BY$1];[.$A49]))&gt;=82;1;0)" office:value-type="float" office:value="1" calcext:value-type="float">
            <text:p>1</text:p>
          </table:table-cell>
          <table:table-cell table:style-name="ce4" table:formula="of:=IF((MAX([.BZ$1];[.$A49])*4 + MIN([.BZ$1];[.$A49]))&gt;=82;1;0)" office:value-type="float" office:value="1" calcext:value-type="float">
            <text:p>1</text:p>
          </table:table-cell>
          <table:table-cell table:style-name="ce4" table:formula="of:=IF((MAX([.CA$1];[.$A49])*4 + MIN([.CA$1];[.$A49]))&gt;=82;1;0)" office:value-type="float" office:value="1" calcext:value-type="float">
            <text:p>1</text:p>
          </table:table-cell>
          <table:table-cell table:style-name="ce4" table:formula="of:=IF((MAX([.CB$1];[.$A49])*4 + MIN([.CB$1];[.$A49]))&gt;=82;1;0)" office:value-type="float" office:value="1" calcext:value-type="float">
            <text:p>1</text:p>
          </table:table-cell>
          <table:table-cell table:style-name="ce4" table:formula="of:=IF((MAX([.CC$1];[.$A49])*4 + MIN([.CC$1];[.$A49]))&gt;=82;1;0)" office:value-type="float" office:value="1" calcext:value-type="float">
            <text:p>1</text:p>
          </table:table-cell>
          <table:table-cell table:style-name="ce4" table:formula="of:=IF((MAX([.CD$1];[.$A49])*4 + MIN([.CD$1];[.$A49]))&gt;=82;1;0)" office:value-type="float" office:value="1" calcext:value-type="float">
            <text:p>1</text:p>
          </table:table-cell>
          <table:table-cell table:style-name="ce4" table:formula="of:=IF((MAX([.CE$1];[.$A49])*4 + MIN([.CE$1];[.$A49]))&gt;=82;1;0)" office:value-type="float" office:value="1" calcext:value-type="float">
            <text:p>1</text:p>
          </table:table-cell>
          <table:table-cell table:style-name="ce4" table:formula="of:=IF((MAX([.CF$1];[.$A49])*4 + MIN([.CF$1];[.$A49]))&gt;=82;1;0)" office:value-type="float" office:value="1" calcext:value-type="float">
            <text:p>1</text:p>
          </table:table-cell>
          <table:table-cell table:style-name="ce4" table:formula="of:=IF((MAX([.CG$1];[.$A49])*4 + MIN([.CG$1];[.$A49]))&gt;=82;1;0)" office:value-type="float" office:value="1" calcext:value-type="float">
            <text:p>1</text:p>
          </table:table-cell>
          <table:table-cell table:style-name="ce4" table:formula="of:=IF((MAX([.CH$1];[.$A49])*4 + MIN([.CH$1];[.$A4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table:formula="of:=IF((MAX([.B$1];[.$A50])*4 + MIN([.B$1];[.$A50]))&gt;=82;1;0)" office:value-type="float" office:value="1" calcext:value-type="float">
            <text:p>1</text:p>
          </table:table-cell>
          <table:table-cell table:style-name="ce4" table:formula="of:=IF((MAX([.C$1];[.$A50])*4 + MIN([.C$1];[.$A50]))&gt;=82;1;0)" office:value-type="float" office:value="1" calcext:value-type="float">
            <text:p>1</text:p>
          </table:table-cell>
          <table:table-cell table:style-name="ce4" table:formula="of:=IF((MAX([.D$1];[.$A50])*4 + MIN([.D$1];[.$A50]))&gt;=82;1;0)" office:value-type="float" office:value="1" calcext:value-type="float">
            <text:p>1</text:p>
          </table:table-cell>
          <table:table-cell table:style-name="ce4" table:formula="of:=IF((MAX([.E$1];[.$A50])*4 + MIN([.E$1];[.$A50]))&gt;=82;1;0)" office:value-type="float" office:value="1" calcext:value-type="float">
            <text:p>1</text:p>
          </table:table-cell>
          <table:table-cell table:style-name="ce4" table:formula="of:=IF((MAX([.F$1];[.$A50])*4 + MIN([.F$1];[.$A50]))&gt;=82;1;0)" office:value-type="float" office:value="1" calcext:value-type="float">
            <text:p>1</text:p>
          </table:table-cell>
          <table:table-cell table:style-name="ce4" table:formula="of:=IF((MAX([.G$1];[.$A50])*4 + MIN([.G$1];[.$A50]))&gt;=82;1;0)" office:value-type="float" office:value="1" calcext:value-type="float">
            <text:p>1</text:p>
          </table:table-cell>
          <table:table-cell table:style-name="ce4" table:formula="of:=IF((MAX([.H$1];[.$A50])*4 + MIN([.H$1];[.$A50]))&gt;=82;1;0)" office:value-type="float" office:value="1" calcext:value-type="float">
            <text:p>1</text:p>
          </table:table-cell>
          <table:table-cell table:style-name="ce4" table:formula="of:=IF((MAX([.I$1];[.$A50])*4 + MIN([.I$1];[.$A50]))&gt;=82;1;0)" office:value-type="float" office:value="1" calcext:value-type="float">
            <text:p>1</text:p>
          </table:table-cell>
          <table:table-cell table:style-name="ce4" table:formula="of:=IF((MAX([.J$1];[.$A50])*4 + MIN([.J$1];[.$A50]))&gt;=82;1;0)" office:value-type="float" office:value="1" calcext:value-type="float">
            <text:p>1</text:p>
          </table:table-cell>
          <table:table-cell table:style-name="ce4" table:formula="of:=IF((MAX([.K$1];[.$A50])*4 + MIN([.K$1];[.$A50]))&gt;=82;1;0)" office:value-type="float" office:value="1" calcext:value-type="float">
            <text:p>1</text:p>
          </table:table-cell>
          <table:table-cell table:style-name="ce4" table:formula="of:=IF((MAX([.L$1];[.$A50])*4 + MIN([.L$1];[.$A50]))&gt;=82;1;0)" office:value-type="float" office:value="1" calcext:value-type="float">
            <text:p>1</text:p>
          </table:table-cell>
          <table:table-cell table:style-name="ce4" table:formula="of:=IF((MAX([.M$1];[.$A50])*4 + MIN([.M$1];[.$A50]))&gt;=82;1;0)" office:value-type="float" office:value="1" calcext:value-type="float">
            <text:p>1</text:p>
          </table:table-cell>
          <table:table-cell table:style-name="ce4" table:formula="of:=IF((MAX([.N$1];[.$A50])*4 + MIN([.N$1];[.$A50]))&gt;=82;1;0)" office:value-type="float" office:value="1" calcext:value-type="float">
            <text:p>1</text:p>
          </table:table-cell>
          <table:table-cell table:style-name="ce4" table:formula="of:=IF((MAX([.O$1];[.$A50])*4 + MIN([.O$1];[.$A50]))&gt;=82;1;0)" office:value-type="float" office:value="1" calcext:value-type="float">
            <text:p>1</text:p>
          </table:table-cell>
          <table:table-cell table:style-name="ce4" table:formula="of:=IF((MAX([.P$1];[.$A50])*4 + MIN([.P$1];[.$A50]))&gt;=82;1;0)" office:value-type="float" office:value="1" calcext:value-type="float">
            <text:p>1</text:p>
          </table:table-cell>
          <table:table-cell table:style-name="ce4" table:formula="of:=IF((MAX([.Q$1];[.$A50])*4 + MIN([.Q$1];[.$A50]))&gt;=82;1;0)" office:value-type="float" office:value="1" calcext:value-type="float">
            <text:p>1</text:p>
          </table:table-cell>
          <table:table-cell table:style-name="ce4" table:formula="of:=IF((MAX([.R$1];[.$A50])*4 + MIN([.R$1];[.$A50]))&gt;=82;1;0)" office:value-type="float" office:value="1" calcext:value-type="float">
            <text:p>1</text:p>
          </table:table-cell>
          <table:table-cell table:style-name="ce4" table:formula="of:=IF((MAX([.S$1];[.$A50])*4 + MIN([.S$1];[.$A50]))&gt;=82;1;0)" office:value-type="float" office:value="1" calcext:value-type="float">
            <text:p>1</text:p>
          </table:table-cell>
          <table:table-cell table:style-name="ce4" table:formula="of:=IF((MAX([.T$1];[.$A50])*4 + MIN([.T$1];[.$A50]))&gt;=82;1;0)" office:value-type="float" office:value="1" calcext:value-type="float">
            <text:p>1</text:p>
          </table:table-cell>
          <table:table-cell table:style-name="ce4" table:formula="of:=IF((MAX([.U$1];[.$A50])*4 + MIN([.U$1];[.$A50]))&gt;=82;1;0)" office:value-type="float" office:value="1" calcext:value-type="float">
            <text:p>1</text:p>
          </table:table-cell>
          <table:table-cell table:style-name="ce4" table:formula="of:=IF((MAX([.V$1];[.$A50])*4 + MIN([.V$1];[.$A50]))&gt;=82;1;0)" office:value-type="float" office:value="1" calcext:value-type="float">
            <text:p>1</text:p>
          </table:table-cell>
          <table:table-cell table:style-name="ce4" table:formula="of:=IF((MAX([.W$1];[.$A50])*4 + MIN([.W$1];[.$A50]))&gt;=82;1;0)" office:value-type="float" office:value="1" calcext:value-type="float">
            <text:p>1</text:p>
          </table:table-cell>
          <table:table-cell table:style-name="ce4" table:formula="of:=IF((MAX([.X$1];[.$A50])*4 + MIN([.X$1];[.$A50]))&gt;=82;1;0)" office:value-type="float" office:value="1" calcext:value-type="float">
            <text:p>1</text:p>
          </table:table-cell>
          <table:table-cell table:style-name="ce4" table:formula="of:=IF((MAX([.Y$1];[.$A50])*4 + MIN([.Y$1];[.$A50]))&gt;=82;1;0)" office:value-type="float" office:value="1" calcext:value-type="float">
            <text:p>1</text:p>
          </table:table-cell>
          <table:table-cell table:style-name="ce4" table:formula="of:=IF((MAX([.Z$1];[.$A50])*4 + MIN([.Z$1];[.$A50]))&gt;=82;1;0)" office:value-type="float" office:value="1" calcext:value-type="float">
            <text:p>1</text:p>
          </table:table-cell>
          <table:table-cell table:style-name="ce4" table:formula="of:=IF((MAX([.AA$1];[.$A50])*4 + MIN([.AA$1];[.$A50]))&gt;=82;1;0)" office:value-type="float" office:value="1" calcext:value-type="float">
            <text:p>1</text:p>
          </table:table-cell>
          <table:table-cell table:style-name="ce4" table:formula="of:=IF((MAX([.AB$1];[.$A50])*4 + MIN([.AB$1];[.$A50]))&gt;=82;1;0)" office:value-type="float" office:value="1" calcext:value-type="float">
            <text:p>1</text:p>
          </table:table-cell>
          <table:table-cell table:style-name="ce4" table:formula="of:=IF((MAX([.AC$1];[.$A50])*4 + MIN([.AC$1];[.$A50]))&gt;=82;1;0)" office:value-type="float" office:value="1" calcext:value-type="float">
            <text:p>1</text:p>
          </table:table-cell>
          <table:table-cell table:style-name="ce4" table:formula="of:=IF((MAX([.AD$1];[.$A50])*4 + MIN([.AD$1];[.$A50]))&gt;=82;1;0)" office:value-type="float" office:value="1" calcext:value-type="float">
            <text:p>1</text:p>
          </table:table-cell>
          <table:table-cell table:style-name="ce4" table:formula="of:=IF((MAX([.AE$1];[.$A50])*4 + MIN([.AE$1];[.$A50]))&gt;=82;1;0)" office:value-type="float" office:value="1" calcext:value-type="float">
            <text:p>1</text:p>
          </table:table-cell>
          <table:table-cell table:style-name="ce4" table:formula="of:=IF((MAX([.AF$1];[.$A50])*4 + MIN([.AF$1];[.$A50]))&gt;=82;1;0)" office:value-type="float" office:value="1" calcext:value-type="float">
            <text:p>1</text:p>
          </table:table-cell>
          <table:table-cell table:style-name="ce4" table:formula="of:=IF((MAX([.AG$1];[.$A50])*4 + MIN([.AG$1];[.$A50]))&gt;=82;1;0)" office:value-type="float" office:value="1" calcext:value-type="float">
            <text:p>1</text:p>
          </table:table-cell>
          <table:table-cell table:style-name="ce4" table:formula="of:=IF((MAX([.AH$1];[.$A50])*4 + MIN([.AH$1];[.$A50]))&gt;=82;1;0)" office:value-type="float" office:value="1" calcext:value-type="float">
            <text:p>1</text:p>
          </table:table-cell>
          <table:table-cell table:style-name="ce4" table:formula="of:=IF((MAX([.AI$1];[.$A50])*4 + MIN([.AI$1];[.$A50]))&gt;=82;1;0)" office:value-type="float" office:value="1" calcext:value-type="float">
            <text:p>1</text:p>
          </table:table-cell>
          <table:table-cell table:style-name="ce4" table:formula="of:=IF((MAX([.AJ$1];[.$A50])*4 + MIN([.AJ$1];[.$A50]))&gt;=82;1;0)" office:value-type="float" office:value="1" calcext:value-type="float">
            <text:p>1</text:p>
          </table:table-cell>
          <table:table-cell table:style-name="ce4" table:formula="of:=IF((MAX([.AK$1];[.$A50])*4 + MIN([.AK$1];[.$A50]))&gt;=82;1;0)" office:value-type="float" office:value="1" calcext:value-type="float">
            <text:p>1</text:p>
          </table:table-cell>
          <table:table-cell table:style-name="ce4" table:formula="of:=IF((MAX([.AL$1];[.$A50])*4 + MIN([.AL$1];[.$A50]))&gt;=82;1;0)" office:value-type="float" office:value="1" calcext:value-type="float">
            <text:p>1</text:p>
          </table:table-cell>
          <table:table-cell table:style-name="ce4" table:formula="of:=IF((MAX([.AM$1];[.$A50])*4 + MIN([.AM$1];[.$A50]))&gt;=82;1;0)" office:value-type="float" office:value="1" calcext:value-type="float">
            <text:p>1</text:p>
          </table:table-cell>
          <table:table-cell table:style-name="ce4" table:formula="of:=IF((MAX([.AN$1];[.$A50])*4 + MIN([.AN$1];[.$A50]))&gt;=82;1;0)" office:value-type="float" office:value="1" calcext:value-type="float">
            <text:p>1</text:p>
          </table:table-cell>
          <table:table-cell table:style-name="ce4" table:formula="of:=IF((MAX([.AO$1];[.$A50])*4 + MIN([.AO$1];[.$A50]))&gt;=82;1;0)" office:value-type="float" office:value="1" calcext:value-type="float">
            <text:p>1</text:p>
          </table:table-cell>
          <table:table-cell table:style-name="ce4" table:formula="of:=IF((MAX([.AP$1];[.$A50])*4 + MIN([.AP$1];[.$A50]))&gt;=82;1;0)" office:value-type="float" office:value="1" calcext:value-type="float">
            <text:p>1</text:p>
          </table:table-cell>
          <table:table-cell table:style-name="ce4" table:formula="of:=IF((MAX([.AQ$1];[.$A50])*4 + MIN([.AQ$1];[.$A50]))&gt;=82;1;0)" office:value-type="float" office:value="1" calcext:value-type="float">
            <text:p>1</text:p>
          </table:table-cell>
          <table:table-cell table:style-name="ce4" table:formula="of:=IF((MAX([.AR$1];[.$A50])*4 + MIN([.AR$1];[.$A50]))&gt;=82;1;0)" office:value-type="float" office:value="1" calcext:value-type="float">
            <text:p>1</text:p>
          </table:table-cell>
          <table:table-cell table:style-name="ce4" table:formula="of:=IF((MAX([.AS$1];[.$A50])*4 + MIN([.AS$1];[.$A50]))&gt;=82;1;0)" office:value-type="float" office:value="1" calcext:value-type="float">
            <text:p>1</text:p>
          </table:table-cell>
          <table:table-cell table:style-name="ce4" table:formula="of:=IF((MAX([.AT$1];[.$A50])*4 + MIN([.AT$1];[.$A50]))&gt;=82;1;0)" office:value-type="float" office:value="1" calcext:value-type="float">
            <text:p>1</text:p>
          </table:table-cell>
          <table:table-cell table:style-name="ce4" table:formula="of:=IF((MAX([.AU$1];[.$A50])*4 + MIN([.AU$1];[.$A50]))&gt;=82;1;0)" office:value-type="float" office:value="1" calcext:value-type="float">
            <text:p>1</text:p>
          </table:table-cell>
          <table:table-cell table:style-name="ce4" table:formula="of:=IF((MAX([.AV$1];[.$A50])*4 + MIN([.AV$1];[.$A50]))&gt;=82;1;0)" office:value-type="float" office:value="1" calcext:value-type="float">
            <text:p>1</text:p>
          </table:table-cell>
          <table:table-cell table:style-name="ce4" table:formula="of:=IF((MAX([.AW$1];[.$A50])*4 + MIN([.AW$1];[.$A50]))&gt;=82;1;0)" office:value-type="float" office:value="1" calcext:value-type="float">
            <text:p>1</text:p>
          </table:table-cell>
          <table:table-cell table:style-name="ce4" table:formula="of:=IF((MAX([.AX$1];[.$A50])*4 + MIN([.AX$1];[.$A50]))&gt;=82;1;0)" office:value-type="float" office:value="1" calcext:value-type="float">
            <text:p>1</text:p>
          </table:table-cell>
          <table:table-cell table:style-name="ce4" table:formula="of:=IF((MAX([.AY$1];[.$A50])*4 + MIN([.AY$1];[.$A50]))&gt;=82;1;0)" office:value-type="float" office:value="1" calcext:value-type="float">
            <text:p>1</text:p>
          </table:table-cell>
          <table:table-cell table:style-name="ce4" table:formula="of:=IF((MAX([.AZ$1];[.$A50])*4 + MIN([.AZ$1];[.$A50]))&gt;=82;1;0)" office:value-type="float" office:value="1" calcext:value-type="float">
            <text:p>1</text:p>
          </table:table-cell>
          <table:table-cell table:style-name="ce4" table:formula="of:=IF((MAX([.BA$1];[.$A50])*4 + MIN([.BA$1];[.$A50]))&gt;=82;1;0)" office:value-type="float" office:value="1" calcext:value-type="float">
            <text:p>1</text:p>
          </table:table-cell>
          <table:table-cell table:style-name="ce4" table:formula="of:=IF((MAX([.BB$1];[.$A50])*4 + MIN([.BB$1];[.$A50]))&gt;=82;1;0)" office:value-type="float" office:value="1" calcext:value-type="float">
            <text:p>1</text:p>
          </table:table-cell>
          <table:table-cell table:style-name="ce4" table:formula="of:=IF((MAX([.BC$1];[.$A50])*4 + MIN([.BC$1];[.$A50]))&gt;=82;1;0)" office:value-type="float" office:value="1" calcext:value-type="float">
            <text:p>1</text:p>
          </table:table-cell>
          <table:table-cell table:style-name="ce4" table:formula="of:=IF((MAX([.BD$1];[.$A50])*4 + MIN([.BD$1];[.$A50]))&gt;=82;1;0)" office:value-type="float" office:value="1" calcext:value-type="float">
            <text:p>1</text:p>
          </table:table-cell>
          <table:table-cell table:style-name="ce4" table:formula="of:=IF((MAX([.BE$1];[.$A50])*4 + MIN([.BE$1];[.$A50]))&gt;=82;1;0)" office:value-type="float" office:value="1" calcext:value-type="float">
            <text:p>1</text:p>
          </table:table-cell>
          <table:table-cell table:style-name="ce4" table:formula="of:=IF((MAX([.BF$1];[.$A50])*4 + MIN([.BF$1];[.$A50]))&gt;=82;1;0)" office:value-type="float" office:value="1" calcext:value-type="float">
            <text:p>1</text:p>
          </table:table-cell>
          <table:table-cell table:style-name="ce4" table:formula="of:=IF((MAX([.BG$1];[.$A50])*4 + MIN([.BG$1];[.$A50]))&gt;=82;1;0)" office:value-type="float" office:value="1" calcext:value-type="float">
            <text:p>1</text:p>
          </table:table-cell>
          <table:table-cell table:style-name="ce4" table:formula="of:=IF((MAX([.BH$1];[.$A50])*4 + MIN([.BH$1];[.$A50]))&gt;=82;1;0)" office:value-type="float" office:value="1" calcext:value-type="float">
            <text:p>1</text:p>
          </table:table-cell>
          <table:table-cell table:style-name="ce4" table:formula="of:=IF((MAX([.BI$1];[.$A50])*4 + MIN([.BI$1];[.$A50]))&gt;=82;1;0)" office:value-type="float" office:value="1" calcext:value-type="float">
            <text:p>1</text:p>
          </table:table-cell>
          <table:table-cell table:style-name="ce4" table:formula="of:=IF((MAX([.BJ$1];[.$A50])*4 + MIN([.BJ$1];[.$A50]))&gt;=82;1;0)" office:value-type="float" office:value="1" calcext:value-type="float">
            <text:p>1</text:p>
          </table:table-cell>
          <table:table-cell table:style-name="ce4" table:formula="of:=IF((MAX([.BK$1];[.$A50])*4 + MIN([.BK$1];[.$A50]))&gt;=82;1;0)" office:value-type="float" office:value="1" calcext:value-type="float">
            <text:p>1</text:p>
          </table:table-cell>
          <table:table-cell table:style-name="ce4" table:formula="of:=IF((MAX([.BL$1];[.$A50])*4 + MIN([.BL$1];[.$A50]))&gt;=82;1;0)" office:value-type="float" office:value="1" calcext:value-type="float">
            <text:p>1</text:p>
          </table:table-cell>
          <table:table-cell table:style-name="ce4" table:formula="of:=IF((MAX([.BM$1];[.$A50])*4 + MIN([.BM$1];[.$A50]))&gt;=82;1;0)" office:value-type="float" office:value="1" calcext:value-type="float">
            <text:p>1</text:p>
          </table:table-cell>
          <table:table-cell table:style-name="ce4" table:formula="of:=IF((MAX([.BN$1];[.$A50])*4 + MIN([.BN$1];[.$A50]))&gt;=82;1;0)" office:value-type="float" office:value="1" calcext:value-type="float">
            <text:p>1</text:p>
          </table:table-cell>
          <table:table-cell table:style-name="ce4" table:formula="of:=IF((MAX([.BO$1];[.$A50])*4 + MIN([.BO$1];[.$A50]))&gt;=82;1;0)" office:value-type="float" office:value="1" calcext:value-type="float">
            <text:p>1</text:p>
          </table:table-cell>
          <table:table-cell table:style-name="ce4" table:formula="of:=IF((MAX([.BP$1];[.$A50])*4 + MIN([.BP$1];[.$A50]))&gt;=82;1;0)" office:value-type="float" office:value="1" calcext:value-type="float">
            <text:p>1</text:p>
          </table:table-cell>
          <table:table-cell table:style-name="ce4" table:formula="of:=IF((MAX([.BQ$1];[.$A50])*4 + MIN([.BQ$1];[.$A50]))&gt;=82;1;0)" office:value-type="float" office:value="1" calcext:value-type="float">
            <text:p>1</text:p>
          </table:table-cell>
          <table:table-cell table:style-name="ce4" table:formula="of:=IF((MAX([.BR$1];[.$A50])*4 + MIN([.BR$1];[.$A50]))&gt;=82;1;0)" office:value-type="float" office:value="1" calcext:value-type="float">
            <text:p>1</text:p>
          </table:table-cell>
          <table:table-cell table:style-name="ce4" table:formula="of:=IF((MAX([.BS$1];[.$A50])*4 + MIN([.BS$1];[.$A50]))&gt;=82;1;0)" office:value-type="float" office:value="1" calcext:value-type="float">
            <text:p>1</text:p>
          </table:table-cell>
          <table:table-cell table:style-name="ce4" table:formula="of:=IF((MAX([.BT$1];[.$A50])*4 + MIN([.BT$1];[.$A50]))&gt;=82;1;0)" office:value-type="float" office:value="1" calcext:value-type="float">
            <text:p>1</text:p>
          </table:table-cell>
          <table:table-cell table:style-name="ce4" table:formula="of:=IF((MAX([.BU$1];[.$A50])*4 + MIN([.BU$1];[.$A50]))&gt;=82;1;0)" office:value-type="float" office:value="1" calcext:value-type="float">
            <text:p>1</text:p>
          </table:table-cell>
          <table:table-cell table:style-name="ce4" table:formula="of:=IF((MAX([.BV$1];[.$A50])*4 + MIN([.BV$1];[.$A50]))&gt;=82;1;0)" office:value-type="float" office:value="1" calcext:value-type="float">
            <text:p>1</text:p>
          </table:table-cell>
          <table:table-cell table:style-name="ce4" table:formula="of:=IF((MAX([.BW$1];[.$A50])*4 + MIN([.BW$1];[.$A50]))&gt;=82;1;0)" office:value-type="float" office:value="1" calcext:value-type="float">
            <text:p>1</text:p>
          </table:table-cell>
          <table:table-cell table:style-name="ce4" table:formula="of:=IF((MAX([.BX$1];[.$A50])*4 + MIN([.BX$1];[.$A50]))&gt;=82;1;0)" office:value-type="float" office:value="1" calcext:value-type="float">
            <text:p>1</text:p>
          </table:table-cell>
          <table:table-cell table:style-name="ce4" table:formula="of:=IF((MAX([.BY$1];[.$A50])*4 + MIN([.BY$1];[.$A50]))&gt;=82;1;0)" office:value-type="float" office:value="1" calcext:value-type="float">
            <text:p>1</text:p>
          </table:table-cell>
          <table:table-cell table:style-name="ce4" table:formula="of:=IF((MAX([.BZ$1];[.$A50])*4 + MIN([.BZ$1];[.$A50]))&gt;=82;1;0)" office:value-type="float" office:value="1" calcext:value-type="float">
            <text:p>1</text:p>
          </table:table-cell>
          <table:table-cell table:style-name="ce4" table:formula="of:=IF((MAX([.CA$1];[.$A50])*4 + MIN([.CA$1];[.$A50]))&gt;=82;1;0)" office:value-type="float" office:value="1" calcext:value-type="float">
            <text:p>1</text:p>
          </table:table-cell>
          <table:table-cell table:style-name="ce4" table:formula="of:=IF((MAX([.CB$1];[.$A50])*4 + MIN([.CB$1];[.$A50]))&gt;=82;1;0)" office:value-type="float" office:value="1" calcext:value-type="float">
            <text:p>1</text:p>
          </table:table-cell>
          <table:table-cell table:style-name="ce4" table:formula="of:=IF((MAX([.CC$1];[.$A50])*4 + MIN([.CC$1];[.$A50]))&gt;=82;1;0)" office:value-type="float" office:value="1" calcext:value-type="float">
            <text:p>1</text:p>
          </table:table-cell>
          <table:table-cell table:style-name="ce4" table:formula="of:=IF((MAX([.CD$1];[.$A50])*4 + MIN([.CD$1];[.$A50]))&gt;=82;1;0)" office:value-type="float" office:value="1" calcext:value-type="float">
            <text:p>1</text:p>
          </table:table-cell>
          <table:table-cell table:style-name="ce4" table:formula="of:=IF((MAX([.CE$1];[.$A50])*4 + MIN([.CE$1];[.$A50]))&gt;=82;1;0)" office:value-type="float" office:value="1" calcext:value-type="float">
            <text:p>1</text:p>
          </table:table-cell>
          <table:table-cell table:style-name="ce4" table:formula="of:=IF((MAX([.CF$1];[.$A50])*4 + MIN([.CF$1];[.$A50]))&gt;=82;1;0)" office:value-type="float" office:value="1" calcext:value-type="float">
            <text:p>1</text:p>
          </table:table-cell>
          <table:table-cell table:style-name="ce4" table:formula="of:=IF((MAX([.CG$1];[.$A50])*4 + MIN([.CG$1];[.$A50]))&gt;=82;1;0)" office:value-type="float" office:value="1" calcext:value-type="float">
            <text:p>1</text:p>
          </table:table-cell>
          <table:table-cell table:style-name="ce4" table:formula="of:=IF((MAX([.CH$1];[.$A50])*4 + MIN([.CH$1];[.$A5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table:formula="of:=IF((MAX([.B$1];[.$A51])*4 + MIN([.B$1];[.$A51]))&gt;=82;1;0)" office:value-type="float" office:value="1" calcext:value-type="float">
            <text:p>1</text:p>
          </table:table-cell>
          <table:table-cell table:style-name="ce4" table:formula="of:=IF((MAX([.C$1];[.$A51])*4 + MIN([.C$1];[.$A51]))&gt;=82;1;0)" office:value-type="float" office:value="1" calcext:value-type="float">
            <text:p>1</text:p>
          </table:table-cell>
          <table:table-cell table:style-name="ce4" table:formula="of:=IF((MAX([.D$1];[.$A51])*4 + MIN([.D$1];[.$A51]))&gt;=82;1;0)" office:value-type="float" office:value="1" calcext:value-type="float">
            <text:p>1</text:p>
          </table:table-cell>
          <table:table-cell table:style-name="ce4" table:formula="of:=IF((MAX([.E$1];[.$A51])*4 + MIN([.E$1];[.$A51]))&gt;=82;1;0)" office:value-type="float" office:value="1" calcext:value-type="float">
            <text:p>1</text:p>
          </table:table-cell>
          <table:table-cell table:style-name="ce4" table:formula="of:=IF((MAX([.F$1];[.$A51])*4 + MIN([.F$1];[.$A51]))&gt;=82;1;0)" office:value-type="float" office:value="1" calcext:value-type="float">
            <text:p>1</text:p>
          </table:table-cell>
          <table:table-cell table:style-name="ce4" table:formula="of:=IF((MAX([.G$1];[.$A51])*4 + MIN([.G$1];[.$A51]))&gt;=82;1;0)" office:value-type="float" office:value="1" calcext:value-type="float">
            <text:p>1</text:p>
          </table:table-cell>
          <table:table-cell table:style-name="ce4" table:formula="of:=IF((MAX([.H$1];[.$A51])*4 + MIN([.H$1];[.$A51]))&gt;=82;1;0)" office:value-type="float" office:value="1" calcext:value-type="float">
            <text:p>1</text:p>
          </table:table-cell>
          <table:table-cell table:style-name="ce4" table:formula="of:=IF((MAX([.I$1];[.$A51])*4 + MIN([.I$1];[.$A51]))&gt;=82;1;0)" office:value-type="float" office:value="1" calcext:value-type="float">
            <text:p>1</text:p>
          </table:table-cell>
          <table:table-cell table:style-name="ce4" table:formula="of:=IF((MAX([.J$1];[.$A51])*4 + MIN([.J$1];[.$A51]))&gt;=82;1;0)" office:value-type="float" office:value="1" calcext:value-type="float">
            <text:p>1</text:p>
          </table:table-cell>
          <table:table-cell table:style-name="ce4" table:formula="of:=IF((MAX([.K$1];[.$A51])*4 + MIN([.K$1];[.$A51]))&gt;=82;1;0)" office:value-type="float" office:value="1" calcext:value-type="float">
            <text:p>1</text:p>
          </table:table-cell>
          <table:table-cell table:style-name="ce4" table:formula="of:=IF((MAX([.L$1];[.$A51])*4 + MIN([.L$1];[.$A51]))&gt;=82;1;0)" office:value-type="float" office:value="1" calcext:value-type="float">
            <text:p>1</text:p>
          </table:table-cell>
          <table:table-cell table:style-name="ce4" table:formula="of:=IF((MAX([.M$1];[.$A51])*4 + MIN([.M$1];[.$A51]))&gt;=82;1;0)" office:value-type="float" office:value="1" calcext:value-type="float">
            <text:p>1</text:p>
          </table:table-cell>
          <table:table-cell table:style-name="ce4" table:formula="of:=IF((MAX([.N$1];[.$A51])*4 + MIN([.N$1];[.$A51]))&gt;=82;1;0)" office:value-type="float" office:value="1" calcext:value-type="float">
            <text:p>1</text:p>
          </table:table-cell>
          <table:table-cell table:style-name="ce4" table:formula="of:=IF((MAX([.O$1];[.$A51])*4 + MIN([.O$1];[.$A51]))&gt;=82;1;0)" office:value-type="float" office:value="1" calcext:value-type="float">
            <text:p>1</text:p>
          </table:table-cell>
          <table:table-cell table:style-name="ce4" table:formula="of:=IF((MAX([.P$1];[.$A51])*4 + MIN([.P$1];[.$A51]))&gt;=82;1;0)" office:value-type="float" office:value="1" calcext:value-type="float">
            <text:p>1</text:p>
          </table:table-cell>
          <table:table-cell table:style-name="ce4" table:formula="of:=IF((MAX([.Q$1];[.$A51])*4 + MIN([.Q$1];[.$A51]))&gt;=82;1;0)" office:value-type="float" office:value="1" calcext:value-type="float">
            <text:p>1</text:p>
          </table:table-cell>
          <table:table-cell table:style-name="ce4" table:formula="of:=IF((MAX([.R$1];[.$A51])*4 + MIN([.R$1];[.$A51]))&gt;=82;1;0)" office:value-type="float" office:value="1" calcext:value-type="float">
            <text:p>1</text:p>
          </table:table-cell>
          <table:table-cell table:style-name="ce4" table:formula="of:=IF((MAX([.S$1];[.$A51])*4 + MIN([.S$1];[.$A51]))&gt;=82;1;0)" office:value-type="float" office:value="1" calcext:value-type="float">
            <text:p>1</text:p>
          </table:table-cell>
          <table:table-cell table:style-name="ce4" table:formula="of:=IF((MAX([.T$1];[.$A51])*4 + MIN([.T$1];[.$A51]))&gt;=82;1;0)" office:value-type="float" office:value="1" calcext:value-type="float">
            <text:p>1</text:p>
          </table:table-cell>
          <table:table-cell table:style-name="ce4" table:formula="of:=IF((MAX([.U$1];[.$A51])*4 + MIN([.U$1];[.$A51]))&gt;=82;1;0)" office:value-type="float" office:value="1" calcext:value-type="float">
            <text:p>1</text:p>
          </table:table-cell>
          <table:table-cell table:style-name="ce4" table:formula="of:=IF((MAX([.V$1];[.$A51])*4 + MIN([.V$1];[.$A51]))&gt;=82;1;0)" office:value-type="float" office:value="1" calcext:value-type="float">
            <text:p>1</text:p>
          </table:table-cell>
          <table:table-cell table:style-name="ce4" table:formula="of:=IF((MAX([.W$1];[.$A51])*4 + MIN([.W$1];[.$A51]))&gt;=82;1;0)" office:value-type="float" office:value="1" calcext:value-type="float">
            <text:p>1</text:p>
          </table:table-cell>
          <table:table-cell table:style-name="ce4" table:formula="of:=IF((MAX([.X$1];[.$A51])*4 + MIN([.X$1];[.$A51]))&gt;=82;1;0)" office:value-type="float" office:value="1" calcext:value-type="float">
            <text:p>1</text:p>
          </table:table-cell>
          <table:table-cell table:style-name="ce4" table:formula="of:=IF((MAX([.Y$1];[.$A51])*4 + MIN([.Y$1];[.$A51]))&gt;=82;1;0)" office:value-type="float" office:value="1" calcext:value-type="float">
            <text:p>1</text:p>
          </table:table-cell>
          <table:table-cell table:style-name="ce4" table:formula="of:=IF((MAX([.Z$1];[.$A51])*4 + MIN([.Z$1];[.$A51]))&gt;=82;1;0)" office:value-type="float" office:value="1" calcext:value-type="float">
            <text:p>1</text:p>
          </table:table-cell>
          <table:table-cell table:style-name="ce4" table:formula="of:=IF((MAX([.AA$1];[.$A51])*4 + MIN([.AA$1];[.$A51]))&gt;=82;1;0)" office:value-type="float" office:value="1" calcext:value-type="float">
            <text:p>1</text:p>
          </table:table-cell>
          <table:table-cell table:style-name="ce4" table:formula="of:=IF((MAX([.AB$1];[.$A51])*4 + MIN([.AB$1];[.$A51]))&gt;=82;1;0)" office:value-type="float" office:value="1" calcext:value-type="float">
            <text:p>1</text:p>
          </table:table-cell>
          <table:table-cell table:style-name="ce4" table:formula="of:=IF((MAX([.AC$1];[.$A51])*4 + MIN([.AC$1];[.$A51]))&gt;=82;1;0)" office:value-type="float" office:value="1" calcext:value-type="float">
            <text:p>1</text:p>
          </table:table-cell>
          <table:table-cell table:style-name="ce4" table:formula="of:=IF((MAX([.AD$1];[.$A51])*4 + MIN([.AD$1];[.$A51]))&gt;=82;1;0)" office:value-type="float" office:value="1" calcext:value-type="float">
            <text:p>1</text:p>
          </table:table-cell>
          <table:table-cell table:style-name="ce4" table:formula="of:=IF((MAX([.AE$1];[.$A51])*4 + MIN([.AE$1];[.$A51]))&gt;=82;1;0)" office:value-type="float" office:value="1" calcext:value-type="float">
            <text:p>1</text:p>
          </table:table-cell>
          <table:table-cell table:style-name="ce4" table:formula="of:=IF((MAX([.AF$1];[.$A51])*4 + MIN([.AF$1];[.$A51]))&gt;=82;1;0)" office:value-type="float" office:value="1" calcext:value-type="float">
            <text:p>1</text:p>
          </table:table-cell>
          <table:table-cell table:style-name="ce4" table:formula="of:=IF((MAX([.AG$1];[.$A51])*4 + MIN([.AG$1];[.$A51]))&gt;=82;1;0)" office:value-type="float" office:value="1" calcext:value-type="float">
            <text:p>1</text:p>
          </table:table-cell>
          <table:table-cell table:style-name="ce4" table:formula="of:=IF((MAX([.AH$1];[.$A51])*4 + MIN([.AH$1];[.$A51]))&gt;=82;1;0)" office:value-type="float" office:value="1" calcext:value-type="float">
            <text:p>1</text:p>
          </table:table-cell>
          <table:table-cell table:style-name="ce4" table:formula="of:=IF((MAX([.AI$1];[.$A51])*4 + MIN([.AI$1];[.$A51]))&gt;=82;1;0)" office:value-type="float" office:value="1" calcext:value-type="float">
            <text:p>1</text:p>
          </table:table-cell>
          <table:table-cell table:style-name="ce4" table:formula="of:=IF((MAX([.AJ$1];[.$A51])*4 + MIN([.AJ$1];[.$A51]))&gt;=82;1;0)" office:value-type="float" office:value="1" calcext:value-type="float">
            <text:p>1</text:p>
          </table:table-cell>
          <table:table-cell table:style-name="ce4" table:formula="of:=IF((MAX([.AK$1];[.$A51])*4 + MIN([.AK$1];[.$A51]))&gt;=82;1;0)" office:value-type="float" office:value="1" calcext:value-type="float">
            <text:p>1</text:p>
          </table:table-cell>
          <table:table-cell table:style-name="ce4" table:formula="of:=IF((MAX([.AL$1];[.$A51])*4 + MIN([.AL$1];[.$A51]))&gt;=82;1;0)" office:value-type="float" office:value="1" calcext:value-type="float">
            <text:p>1</text:p>
          </table:table-cell>
          <table:table-cell table:style-name="ce4" table:formula="of:=IF((MAX([.AM$1];[.$A51])*4 + MIN([.AM$1];[.$A51]))&gt;=82;1;0)" office:value-type="float" office:value="1" calcext:value-type="float">
            <text:p>1</text:p>
          </table:table-cell>
          <table:table-cell table:style-name="ce4" table:formula="of:=IF((MAX([.AN$1];[.$A51])*4 + MIN([.AN$1];[.$A51]))&gt;=82;1;0)" office:value-type="float" office:value="1" calcext:value-type="float">
            <text:p>1</text:p>
          </table:table-cell>
          <table:table-cell table:style-name="ce4" table:formula="of:=IF((MAX([.AO$1];[.$A51])*4 + MIN([.AO$1];[.$A51]))&gt;=82;1;0)" office:value-type="float" office:value="1" calcext:value-type="float">
            <text:p>1</text:p>
          </table:table-cell>
          <table:table-cell table:style-name="ce4" table:formula="of:=IF((MAX([.AP$1];[.$A51])*4 + MIN([.AP$1];[.$A51]))&gt;=82;1;0)" office:value-type="float" office:value="1" calcext:value-type="float">
            <text:p>1</text:p>
          </table:table-cell>
          <table:table-cell table:style-name="ce4" table:formula="of:=IF((MAX([.AQ$1];[.$A51])*4 + MIN([.AQ$1];[.$A51]))&gt;=82;1;0)" office:value-type="float" office:value="1" calcext:value-type="float">
            <text:p>1</text:p>
          </table:table-cell>
          <table:table-cell table:style-name="ce4" table:formula="of:=IF((MAX([.AR$1];[.$A51])*4 + MIN([.AR$1];[.$A51]))&gt;=82;1;0)" office:value-type="float" office:value="1" calcext:value-type="float">
            <text:p>1</text:p>
          </table:table-cell>
          <table:table-cell table:style-name="ce4" table:formula="of:=IF((MAX([.AS$1];[.$A51])*4 + MIN([.AS$1];[.$A51]))&gt;=82;1;0)" office:value-type="float" office:value="1" calcext:value-type="float">
            <text:p>1</text:p>
          </table:table-cell>
          <table:table-cell table:style-name="ce4" table:formula="of:=IF((MAX([.AT$1];[.$A51])*4 + MIN([.AT$1];[.$A51]))&gt;=82;1;0)" office:value-type="float" office:value="1" calcext:value-type="float">
            <text:p>1</text:p>
          </table:table-cell>
          <table:table-cell table:style-name="ce4" table:formula="of:=IF((MAX([.AU$1];[.$A51])*4 + MIN([.AU$1];[.$A51]))&gt;=82;1;0)" office:value-type="float" office:value="1" calcext:value-type="float">
            <text:p>1</text:p>
          </table:table-cell>
          <table:table-cell table:style-name="ce4" table:formula="of:=IF((MAX([.AV$1];[.$A51])*4 + MIN([.AV$1];[.$A51]))&gt;=82;1;0)" office:value-type="float" office:value="1" calcext:value-type="float">
            <text:p>1</text:p>
          </table:table-cell>
          <table:table-cell table:style-name="ce4" table:formula="of:=IF((MAX([.AW$1];[.$A51])*4 + MIN([.AW$1];[.$A51]))&gt;=82;1;0)" office:value-type="float" office:value="1" calcext:value-type="float">
            <text:p>1</text:p>
          </table:table-cell>
          <table:table-cell table:style-name="ce4" table:formula="of:=IF((MAX([.AX$1];[.$A51])*4 + MIN([.AX$1];[.$A51]))&gt;=82;1;0)" office:value-type="float" office:value="1" calcext:value-type="float">
            <text:p>1</text:p>
          </table:table-cell>
          <table:table-cell table:style-name="ce4" table:formula="of:=IF((MAX([.AY$1];[.$A51])*4 + MIN([.AY$1];[.$A51]))&gt;=82;1;0)" office:value-type="float" office:value="1" calcext:value-type="float">
            <text:p>1</text:p>
          </table:table-cell>
          <table:table-cell table:style-name="ce4" table:formula="of:=IF((MAX([.AZ$1];[.$A51])*4 + MIN([.AZ$1];[.$A51]))&gt;=82;1;0)" office:value-type="float" office:value="1" calcext:value-type="float">
            <text:p>1</text:p>
          </table:table-cell>
          <table:table-cell table:style-name="ce4" table:formula="of:=IF((MAX([.BA$1];[.$A51])*4 + MIN([.BA$1];[.$A51]))&gt;=82;1;0)" office:value-type="float" office:value="1" calcext:value-type="float">
            <text:p>1</text:p>
          </table:table-cell>
          <table:table-cell table:style-name="ce4" table:formula="of:=IF((MAX([.BB$1];[.$A51])*4 + MIN([.BB$1];[.$A51]))&gt;=82;1;0)" office:value-type="float" office:value="1" calcext:value-type="float">
            <text:p>1</text:p>
          </table:table-cell>
          <table:table-cell table:style-name="ce4" table:formula="of:=IF((MAX([.BC$1];[.$A51])*4 + MIN([.BC$1];[.$A51]))&gt;=82;1;0)" office:value-type="float" office:value="1" calcext:value-type="float">
            <text:p>1</text:p>
          </table:table-cell>
          <table:table-cell table:style-name="ce4" table:formula="of:=IF((MAX([.BD$1];[.$A51])*4 + MIN([.BD$1];[.$A51]))&gt;=82;1;0)" office:value-type="float" office:value="1" calcext:value-type="float">
            <text:p>1</text:p>
          </table:table-cell>
          <table:table-cell table:style-name="ce4" table:formula="of:=IF((MAX([.BE$1];[.$A51])*4 + MIN([.BE$1];[.$A51]))&gt;=82;1;0)" office:value-type="float" office:value="1" calcext:value-type="float">
            <text:p>1</text:p>
          </table:table-cell>
          <table:table-cell table:style-name="ce4" table:formula="of:=IF((MAX([.BF$1];[.$A51])*4 + MIN([.BF$1];[.$A51]))&gt;=82;1;0)" office:value-type="float" office:value="1" calcext:value-type="float">
            <text:p>1</text:p>
          </table:table-cell>
          <table:table-cell table:style-name="ce4" table:formula="of:=IF((MAX([.BG$1];[.$A51])*4 + MIN([.BG$1];[.$A51]))&gt;=82;1;0)" office:value-type="float" office:value="1" calcext:value-type="float">
            <text:p>1</text:p>
          </table:table-cell>
          <table:table-cell table:style-name="ce4" table:formula="of:=IF((MAX([.BH$1];[.$A51])*4 + MIN([.BH$1];[.$A51]))&gt;=82;1;0)" office:value-type="float" office:value="1" calcext:value-type="float">
            <text:p>1</text:p>
          </table:table-cell>
          <table:table-cell table:style-name="ce4" table:formula="of:=IF((MAX([.BI$1];[.$A51])*4 + MIN([.BI$1];[.$A51]))&gt;=82;1;0)" office:value-type="float" office:value="1" calcext:value-type="float">
            <text:p>1</text:p>
          </table:table-cell>
          <table:table-cell table:style-name="ce4" table:formula="of:=IF((MAX([.BJ$1];[.$A51])*4 + MIN([.BJ$1];[.$A51]))&gt;=82;1;0)" office:value-type="float" office:value="1" calcext:value-type="float">
            <text:p>1</text:p>
          </table:table-cell>
          <table:table-cell table:style-name="ce4" table:formula="of:=IF((MAX([.BK$1];[.$A51])*4 + MIN([.BK$1];[.$A51]))&gt;=82;1;0)" office:value-type="float" office:value="1" calcext:value-type="float">
            <text:p>1</text:p>
          </table:table-cell>
          <table:table-cell table:style-name="ce4" table:formula="of:=IF((MAX([.BL$1];[.$A51])*4 + MIN([.BL$1];[.$A51]))&gt;=82;1;0)" office:value-type="float" office:value="1" calcext:value-type="float">
            <text:p>1</text:p>
          </table:table-cell>
          <table:table-cell table:style-name="ce4" table:formula="of:=IF((MAX([.BM$1];[.$A51])*4 + MIN([.BM$1];[.$A51]))&gt;=82;1;0)" office:value-type="float" office:value="1" calcext:value-type="float">
            <text:p>1</text:p>
          </table:table-cell>
          <table:table-cell table:style-name="ce4" table:formula="of:=IF((MAX([.BN$1];[.$A51])*4 + MIN([.BN$1];[.$A51]))&gt;=82;1;0)" office:value-type="float" office:value="1" calcext:value-type="float">
            <text:p>1</text:p>
          </table:table-cell>
          <table:table-cell table:style-name="ce4" table:formula="of:=IF((MAX([.BO$1];[.$A51])*4 + MIN([.BO$1];[.$A51]))&gt;=82;1;0)" office:value-type="float" office:value="1" calcext:value-type="float">
            <text:p>1</text:p>
          </table:table-cell>
          <table:table-cell table:style-name="ce4" table:formula="of:=IF((MAX([.BP$1];[.$A51])*4 + MIN([.BP$1];[.$A51]))&gt;=82;1;0)" office:value-type="float" office:value="1" calcext:value-type="float">
            <text:p>1</text:p>
          </table:table-cell>
          <table:table-cell table:style-name="ce4" table:formula="of:=IF((MAX([.BQ$1];[.$A51])*4 + MIN([.BQ$1];[.$A51]))&gt;=82;1;0)" office:value-type="float" office:value="1" calcext:value-type="float">
            <text:p>1</text:p>
          </table:table-cell>
          <table:table-cell table:style-name="ce4" table:formula="of:=IF((MAX([.BR$1];[.$A51])*4 + MIN([.BR$1];[.$A51]))&gt;=82;1;0)" office:value-type="float" office:value="1" calcext:value-type="float">
            <text:p>1</text:p>
          </table:table-cell>
          <table:table-cell table:style-name="ce4" table:formula="of:=IF((MAX([.BS$1];[.$A51])*4 + MIN([.BS$1];[.$A51]))&gt;=82;1;0)" office:value-type="float" office:value="1" calcext:value-type="float">
            <text:p>1</text:p>
          </table:table-cell>
          <table:table-cell table:style-name="ce4" table:formula="of:=IF((MAX([.BT$1];[.$A51])*4 + MIN([.BT$1];[.$A51]))&gt;=82;1;0)" office:value-type="float" office:value="1" calcext:value-type="float">
            <text:p>1</text:p>
          </table:table-cell>
          <table:table-cell table:style-name="ce4" table:formula="of:=IF((MAX([.BU$1];[.$A51])*4 + MIN([.BU$1];[.$A51]))&gt;=82;1;0)" office:value-type="float" office:value="1" calcext:value-type="float">
            <text:p>1</text:p>
          </table:table-cell>
          <table:table-cell table:style-name="ce4" table:formula="of:=IF((MAX([.BV$1];[.$A51])*4 + MIN([.BV$1];[.$A51]))&gt;=82;1;0)" office:value-type="float" office:value="1" calcext:value-type="float">
            <text:p>1</text:p>
          </table:table-cell>
          <table:table-cell table:style-name="ce4" table:formula="of:=IF((MAX([.BW$1];[.$A51])*4 + MIN([.BW$1];[.$A51]))&gt;=82;1;0)" office:value-type="float" office:value="1" calcext:value-type="float">
            <text:p>1</text:p>
          </table:table-cell>
          <table:table-cell table:style-name="ce4" table:formula="of:=IF((MAX([.BX$1];[.$A51])*4 + MIN([.BX$1];[.$A51]))&gt;=82;1;0)" office:value-type="float" office:value="1" calcext:value-type="float">
            <text:p>1</text:p>
          </table:table-cell>
          <table:table-cell table:style-name="ce4" table:formula="of:=IF((MAX([.BY$1];[.$A51])*4 + MIN([.BY$1];[.$A51]))&gt;=82;1;0)" office:value-type="float" office:value="1" calcext:value-type="float">
            <text:p>1</text:p>
          </table:table-cell>
          <table:table-cell table:style-name="ce4" table:formula="of:=IF((MAX([.BZ$1];[.$A51])*4 + MIN([.BZ$1];[.$A51]))&gt;=82;1;0)" office:value-type="float" office:value="1" calcext:value-type="float">
            <text:p>1</text:p>
          </table:table-cell>
          <table:table-cell table:style-name="ce4" table:formula="of:=IF((MAX([.CA$1];[.$A51])*4 + MIN([.CA$1];[.$A51]))&gt;=82;1;0)" office:value-type="float" office:value="1" calcext:value-type="float">
            <text:p>1</text:p>
          </table:table-cell>
          <table:table-cell table:style-name="ce4" table:formula="of:=IF((MAX([.CB$1];[.$A51])*4 + MIN([.CB$1];[.$A51]))&gt;=82;1;0)" office:value-type="float" office:value="1" calcext:value-type="float">
            <text:p>1</text:p>
          </table:table-cell>
          <table:table-cell table:style-name="ce4" table:formula="of:=IF((MAX([.CC$1];[.$A51])*4 + MIN([.CC$1];[.$A51]))&gt;=82;1;0)" office:value-type="float" office:value="1" calcext:value-type="float">
            <text:p>1</text:p>
          </table:table-cell>
          <table:table-cell table:style-name="ce4" table:formula="of:=IF((MAX([.CD$1];[.$A51])*4 + MIN([.CD$1];[.$A51]))&gt;=82;1;0)" office:value-type="float" office:value="1" calcext:value-type="float">
            <text:p>1</text:p>
          </table:table-cell>
          <table:table-cell table:style-name="ce4" table:formula="of:=IF((MAX([.CE$1];[.$A51])*4 + MIN([.CE$1];[.$A51]))&gt;=82;1;0)" office:value-type="float" office:value="1" calcext:value-type="float">
            <text:p>1</text:p>
          </table:table-cell>
          <table:table-cell table:style-name="ce4" table:formula="of:=IF((MAX([.CF$1];[.$A51])*4 + MIN([.CF$1];[.$A51]))&gt;=82;1;0)" office:value-type="float" office:value="1" calcext:value-type="float">
            <text:p>1</text:p>
          </table:table-cell>
          <table:table-cell table:style-name="ce4" table:formula="of:=IF((MAX([.CG$1];[.$A51])*4 + MIN([.CG$1];[.$A51]))&gt;=82;1;0)" office:value-type="float" office:value="1" calcext:value-type="float">
            <text:p>1</text:p>
          </table:table-cell>
          <table:table-cell table:style-name="ce4" table:formula="of:=IF((MAX([.CH$1];[.$A51])*4 + MIN([.CH$1];[.$A5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table:formula="of:=IF((MAX([.B$1];[.$A52])*4 + MIN([.B$1];[.$A52]))&gt;=82;1;0)" office:value-type="float" office:value="1" calcext:value-type="float">
            <text:p>1</text:p>
          </table:table-cell>
          <table:table-cell table:style-name="ce4" table:formula="of:=IF((MAX([.C$1];[.$A52])*4 + MIN([.C$1];[.$A52]))&gt;=82;1;0)" office:value-type="float" office:value="1" calcext:value-type="float">
            <text:p>1</text:p>
          </table:table-cell>
          <table:table-cell table:style-name="ce4" table:formula="of:=IF((MAX([.D$1];[.$A52])*4 + MIN([.D$1];[.$A52]))&gt;=82;1;0)" office:value-type="float" office:value="1" calcext:value-type="float">
            <text:p>1</text:p>
          </table:table-cell>
          <table:table-cell table:style-name="ce4" table:formula="of:=IF((MAX([.E$1];[.$A52])*4 + MIN([.E$1];[.$A52]))&gt;=82;1;0)" office:value-type="float" office:value="1" calcext:value-type="float">
            <text:p>1</text:p>
          </table:table-cell>
          <table:table-cell table:style-name="ce4" table:formula="of:=IF((MAX([.F$1];[.$A52])*4 + MIN([.F$1];[.$A52]))&gt;=82;1;0)" office:value-type="float" office:value="1" calcext:value-type="float">
            <text:p>1</text:p>
          </table:table-cell>
          <table:table-cell table:style-name="ce4" table:formula="of:=IF((MAX([.G$1];[.$A52])*4 + MIN([.G$1];[.$A52]))&gt;=82;1;0)" office:value-type="float" office:value="1" calcext:value-type="float">
            <text:p>1</text:p>
          </table:table-cell>
          <table:table-cell table:style-name="ce4" table:formula="of:=IF((MAX([.H$1];[.$A52])*4 + MIN([.H$1];[.$A52]))&gt;=82;1;0)" office:value-type="float" office:value="1" calcext:value-type="float">
            <text:p>1</text:p>
          </table:table-cell>
          <table:table-cell table:style-name="ce4" table:formula="of:=IF((MAX([.I$1];[.$A52])*4 + MIN([.I$1];[.$A52]))&gt;=82;1;0)" office:value-type="float" office:value="1" calcext:value-type="float">
            <text:p>1</text:p>
          </table:table-cell>
          <table:table-cell table:style-name="ce4" table:formula="of:=IF((MAX([.J$1];[.$A52])*4 + MIN([.J$1];[.$A52]))&gt;=82;1;0)" office:value-type="float" office:value="1" calcext:value-type="float">
            <text:p>1</text:p>
          </table:table-cell>
          <table:table-cell table:style-name="ce4" table:formula="of:=IF((MAX([.K$1];[.$A52])*4 + MIN([.K$1];[.$A52]))&gt;=82;1;0)" office:value-type="float" office:value="1" calcext:value-type="float">
            <text:p>1</text:p>
          </table:table-cell>
          <table:table-cell table:style-name="ce4" table:formula="of:=IF((MAX([.L$1];[.$A52])*4 + MIN([.L$1];[.$A52]))&gt;=82;1;0)" office:value-type="float" office:value="1" calcext:value-type="float">
            <text:p>1</text:p>
          </table:table-cell>
          <table:table-cell table:style-name="ce4" table:formula="of:=IF((MAX([.M$1];[.$A52])*4 + MIN([.M$1];[.$A52]))&gt;=82;1;0)" office:value-type="float" office:value="1" calcext:value-type="float">
            <text:p>1</text:p>
          </table:table-cell>
          <table:table-cell table:style-name="ce4" table:formula="of:=IF((MAX([.N$1];[.$A52])*4 + MIN([.N$1];[.$A52]))&gt;=82;1;0)" office:value-type="float" office:value="1" calcext:value-type="float">
            <text:p>1</text:p>
          </table:table-cell>
          <table:table-cell table:style-name="ce4" table:formula="of:=IF((MAX([.O$1];[.$A52])*4 + MIN([.O$1];[.$A52]))&gt;=82;1;0)" office:value-type="float" office:value="1" calcext:value-type="float">
            <text:p>1</text:p>
          </table:table-cell>
          <table:table-cell table:style-name="ce4" table:formula="of:=IF((MAX([.P$1];[.$A52])*4 + MIN([.P$1];[.$A52]))&gt;=82;1;0)" office:value-type="float" office:value="1" calcext:value-type="float">
            <text:p>1</text:p>
          </table:table-cell>
          <table:table-cell table:style-name="ce4" table:formula="of:=IF((MAX([.Q$1];[.$A52])*4 + MIN([.Q$1];[.$A52]))&gt;=82;1;0)" office:value-type="float" office:value="1" calcext:value-type="float">
            <text:p>1</text:p>
          </table:table-cell>
          <table:table-cell table:style-name="ce4" table:formula="of:=IF((MAX([.R$1];[.$A52])*4 + MIN([.R$1];[.$A52]))&gt;=82;1;0)" office:value-type="float" office:value="1" calcext:value-type="float">
            <text:p>1</text:p>
          </table:table-cell>
          <table:table-cell table:style-name="ce4" table:formula="of:=IF((MAX([.S$1];[.$A52])*4 + MIN([.S$1];[.$A52]))&gt;=82;1;0)" office:value-type="float" office:value="1" calcext:value-type="float">
            <text:p>1</text:p>
          </table:table-cell>
          <table:table-cell table:style-name="ce4" table:formula="of:=IF((MAX([.T$1];[.$A52])*4 + MIN([.T$1];[.$A52]))&gt;=82;1;0)" office:value-type="float" office:value="1" calcext:value-type="float">
            <text:p>1</text:p>
          </table:table-cell>
          <table:table-cell table:style-name="ce4" table:formula="of:=IF((MAX([.U$1];[.$A52])*4 + MIN([.U$1];[.$A52]))&gt;=82;1;0)" office:value-type="float" office:value="1" calcext:value-type="float">
            <text:p>1</text:p>
          </table:table-cell>
          <table:table-cell table:style-name="ce4" table:formula="of:=IF((MAX([.V$1];[.$A52])*4 + MIN([.V$1];[.$A52]))&gt;=82;1;0)" office:value-type="float" office:value="1" calcext:value-type="float">
            <text:p>1</text:p>
          </table:table-cell>
          <table:table-cell table:style-name="ce4" table:formula="of:=IF((MAX([.W$1];[.$A52])*4 + MIN([.W$1];[.$A52]))&gt;=82;1;0)" office:value-type="float" office:value="1" calcext:value-type="float">
            <text:p>1</text:p>
          </table:table-cell>
          <table:table-cell table:style-name="ce4" table:formula="of:=IF((MAX([.X$1];[.$A52])*4 + MIN([.X$1];[.$A52]))&gt;=82;1;0)" office:value-type="float" office:value="1" calcext:value-type="float">
            <text:p>1</text:p>
          </table:table-cell>
          <table:table-cell table:style-name="ce4" table:formula="of:=IF((MAX([.Y$1];[.$A52])*4 + MIN([.Y$1];[.$A52]))&gt;=82;1;0)" office:value-type="float" office:value="1" calcext:value-type="float">
            <text:p>1</text:p>
          </table:table-cell>
          <table:table-cell table:style-name="ce4" table:formula="of:=IF((MAX([.Z$1];[.$A52])*4 + MIN([.Z$1];[.$A52]))&gt;=82;1;0)" office:value-type="float" office:value="1" calcext:value-type="float">
            <text:p>1</text:p>
          </table:table-cell>
          <table:table-cell table:style-name="ce4" table:formula="of:=IF((MAX([.AA$1];[.$A52])*4 + MIN([.AA$1];[.$A52]))&gt;=82;1;0)" office:value-type="float" office:value="1" calcext:value-type="float">
            <text:p>1</text:p>
          </table:table-cell>
          <table:table-cell table:style-name="ce4" table:formula="of:=IF((MAX([.AB$1];[.$A52])*4 + MIN([.AB$1];[.$A52]))&gt;=82;1;0)" office:value-type="float" office:value="1" calcext:value-type="float">
            <text:p>1</text:p>
          </table:table-cell>
          <table:table-cell table:style-name="ce4" table:formula="of:=IF((MAX([.AC$1];[.$A52])*4 + MIN([.AC$1];[.$A52]))&gt;=82;1;0)" office:value-type="float" office:value="1" calcext:value-type="float">
            <text:p>1</text:p>
          </table:table-cell>
          <table:table-cell table:style-name="ce4" table:formula="of:=IF((MAX([.AD$1];[.$A52])*4 + MIN([.AD$1];[.$A52]))&gt;=82;1;0)" office:value-type="float" office:value="1" calcext:value-type="float">
            <text:p>1</text:p>
          </table:table-cell>
          <table:table-cell table:style-name="ce4" table:formula="of:=IF((MAX([.AE$1];[.$A52])*4 + MIN([.AE$1];[.$A52]))&gt;=82;1;0)" office:value-type="float" office:value="1" calcext:value-type="float">
            <text:p>1</text:p>
          </table:table-cell>
          <table:table-cell table:style-name="ce4" table:formula="of:=IF((MAX([.AF$1];[.$A52])*4 + MIN([.AF$1];[.$A52]))&gt;=82;1;0)" office:value-type="float" office:value="1" calcext:value-type="float">
            <text:p>1</text:p>
          </table:table-cell>
          <table:table-cell table:style-name="ce4" table:formula="of:=IF((MAX([.AG$1];[.$A52])*4 + MIN([.AG$1];[.$A52]))&gt;=82;1;0)" office:value-type="float" office:value="1" calcext:value-type="float">
            <text:p>1</text:p>
          </table:table-cell>
          <table:table-cell table:style-name="ce4" table:formula="of:=IF((MAX([.AH$1];[.$A52])*4 + MIN([.AH$1];[.$A52]))&gt;=82;1;0)" office:value-type="float" office:value="1" calcext:value-type="float">
            <text:p>1</text:p>
          </table:table-cell>
          <table:table-cell table:style-name="ce4" table:formula="of:=IF((MAX([.AI$1];[.$A52])*4 + MIN([.AI$1];[.$A52]))&gt;=82;1;0)" office:value-type="float" office:value="1" calcext:value-type="float">
            <text:p>1</text:p>
          </table:table-cell>
          <table:table-cell table:style-name="ce4" table:formula="of:=IF((MAX([.AJ$1];[.$A52])*4 + MIN([.AJ$1];[.$A52]))&gt;=82;1;0)" office:value-type="float" office:value="1" calcext:value-type="float">
            <text:p>1</text:p>
          </table:table-cell>
          <table:table-cell table:style-name="ce4" table:formula="of:=IF((MAX([.AK$1];[.$A52])*4 + MIN([.AK$1];[.$A52]))&gt;=82;1;0)" office:value-type="float" office:value="1" calcext:value-type="float">
            <text:p>1</text:p>
          </table:table-cell>
          <table:table-cell table:style-name="ce4" table:formula="of:=IF((MAX([.AL$1];[.$A52])*4 + MIN([.AL$1];[.$A52]))&gt;=82;1;0)" office:value-type="float" office:value="1" calcext:value-type="float">
            <text:p>1</text:p>
          </table:table-cell>
          <table:table-cell table:style-name="ce4" table:formula="of:=IF((MAX([.AM$1];[.$A52])*4 + MIN([.AM$1];[.$A52]))&gt;=82;1;0)" office:value-type="float" office:value="1" calcext:value-type="float">
            <text:p>1</text:p>
          </table:table-cell>
          <table:table-cell table:style-name="ce4" table:formula="of:=IF((MAX([.AN$1];[.$A52])*4 + MIN([.AN$1];[.$A52]))&gt;=82;1;0)" office:value-type="float" office:value="1" calcext:value-type="float">
            <text:p>1</text:p>
          </table:table-cell>
          <table:table-cell table:style-name="ce4" table:formula="of:=IF((MAX([.AO$1];[.$A52])*4 + MIN([.AO$1];[.$A52]))&gt;=82;1;0)" office:value-type="float" office:value="1" calcext:value-type="float">
            <text:p>1</text:p>
          </table:table-cell>
          <table:table-cell table:style-name="ce4" table:formula="of:=IF((MAX([.AP$1];[.$A52])*4 + MIN([.AP$1];[.$A52]))&gt;=82;1;0)" office:value-type="float" office:value="1" calcext:value-type="float">
            <text:p>1</text:p>
          </table:table-cell>
          <table:table-cell table:style-name="ce4" table:formula="of:=IF((MAX([.AQ$1];[.$A52])*4 + MIN([.AQ$1];[.$A52]))&gt;=82;1;0)" office:value-type="float" office:value="1" calcext:value-type="float">
            <text:p>1</text:p>
          </table:table-cell>
          <table:table-cell table:style-name="ce4" table:formula="of:=IF((MAX([.AR$1];[.$A52])*4 + MIN([.AR$1];[.$A52]))&gt;=82;1;0)" office:value-type="float" office:value="1" calcext:value-type="float">
            <text:p>1</text:p>
          </table:table-cell>
          <table:table-cell table:style-name="ce4" table:formula="of:=IF((MAX([.AS$1];[.$A52])*4 + MIN([.AS$1];[.$A52]))&gt;=82;1;0)" office:value-type="float" office:value="1" calcext:value-type="float">
            <text:p>1</text:p>
          </table:table-cell>
          <table:table-cell table:style-name="ce4" table:formula="of:=IF((MAX([.AT$1];[.$A52])*4 + MIN([.AT$1];[.$A52]))&gt;=82;1;0)" office:value-type="float" office:value="1" calcext:value-type="float">
            <text:p>1</text:p>
          </table:table-cell>
          <table:table-cell table:style-name="ce4" table:formula="of:=IF((MAX([.AU$1];[.$A52])*4 + MIN([.AU$1];[.$A52]))&gt;=82;1;0)" office:value-type="float" office:value="1" calcext:value-type="float">
            <text:p>1</text:p>
          </table:table-cell>
          <table:table-cell table:style-name="ce4" table:formula="of:=IF((MAX([.AV$1];[.$A52])*4 + MIN([.AV$1];[.$A52]))&gt;=82;1;0)" office:value-type="float" office:value="1" calcext:value-type="float">
            <text:p>1</text:p>
          </table:table-cell>
          <table:table-cell table:style-name="ce4" table:formula="of:=IF((MAX([.AW$1];[.$A52])*4 + MIN([.AW$1];[.$A52]))&gt;=82;1;0)" office:value-type="float" office:value="1" calcext:value-type="float">
            <text:p>1</text:p>
          </table:table-cell>
          <table:table-cell table:style-name="ce4" table:formula="of:=IF((MAX([.AX$1];[.$A52])*4 + MIN([.AX$1];[.$A52]))&gt;=82;1;0)" office:value-type="float" office:value="1" calcext:value-type="float">
            <text:p>1</text:p>
          </table:table-cell>
          <table:table-cell table:style-name="ce4" table:formula="of:=IF((MAX([.AY$1];[.$A52])*4 + MIN([.AY$1];[.$A52]))&gt;=82;1;0)" office:value-type="float" office:value="1" calcext:value-type="float">
            <text:p>1</text:p>
          </table:table-cell>
          <table:table-cell table:style-name="ce4" table:formula="of:=IF((MAX([.AZ$1];[.$A52])*4 + MIN([.AZ$1];[.$A52]))&gt;=82;1;0)" office:value-type="float" office:value="1" calcext:value-type="float">
            <text:p>1</text:p>
          </table:table-cell>
          <table:table-cell table:style-name="ce4" table:formula="of:=IF((MAX([.BA$1];[.$A52])*4 + MIN([.BA$1];[.$A52]))&gt;=82;1;0)" office:value-type="float" office:value="1" calcext:value-type="float">
            <text:p>1</text:p>
          </table:table-cell>
          <table:table-cell table:style-name="ce4" table:formula="of:=IF((MAX([.BB$1];[.$A52])*4 + MIN([.BB$1];[.$A52]))&gt;=82;1;0)" office:value-type="float" office:value="1" calcext:value-type="float">
            <text:p>1</text:p>
          </table:table-cell>
          <table:table-cell table:style-name="ce4" table:formula="of:=IF((MAX([.BC$1];[.$A52])*4 + MIN([.BC$1];[.$A52]))&gt;=82;1;0)" office:value-type="float" office:value="1" calcext:value-type="float">
            <text:p>1</text:p>
          </table:table-cell>
          <table:table-cell table:style-name="ce4" table:formula="of:=IF((MAX([.BD$1];[.$A52])*4 + MIN([.BD$1];[.$A52]))&gt;=82;1;0)" office:value-type="float" office:value="1" calcext:value-type="float">
            <text:p>1</text:p>
          </table:table-cell>
          <table:table-cell table:style-name="ce4" table:formula="of:=IF((MAX([.BE$1];[.$A52])*4 + MIN([.BE$1];[.$A52]))&gt;=82;1;0)" office:value-type="float" office:value="1" calcext:value-type="float">
            <text:p>1</text:p>
          </table:table-cell>
          <table:table-cell table:style-name="ce4" table:formula="of:=IF((MAX([.BF$1];[.$A52])*4 + MIN([.BF$1];[.$A52]))&gt;=82;1;0)" office:value-type="float" office:value="1" calcext:value-type="float">
            <text:p>1</text:p>
          </table:table-cell>
          <table:table-cell table:style-name="ce4" table:formula="of:=IF((MAX([.BG$1];[.$A52])*4 + MIN([.BG$1];[.$A52]))&gt;=82;1;0)" office:value-type="float" office:value="1" calcext:value-type="float">
            <text:p>1</text:p>
          </table:table-cell>
          <table:table-cell table:style-name="ce4" table:formula="of:=IF((MAX([.BH$1];[.$A52])*4 + MIN([.BH$1];[.$A52]))&gt;=82;1;0)" office:value-type="float" office:value="1" calcext:value-type="float">
            <text:p>1</text:p>
          </table:table-cell>
          <table:table-cell table:style-name="ce4" table:formula="of:=IF((MAX([.BI$1];[.$A52])*4 + MIN([.BI$1];[.$A52]))&gt;=82;1;0)" office:value-type="float" office:value="1" calcext:value-type="float">
            <text:p>1</text:p>
          </table:table-cell>
          <table:table-cell table:style-name="ce4" table:formula="of:=IF((MAX([.BJ$1];[.$A52])*4 + MIN([.BJ$1];[.$A52]))&gt;=82;1;0)" office:value-type="float" office:value="1" calcext:value-type="float">
            <text:p>1</text:p>
          </table:table-cell>
          <table:table-cell table:style-name="ce4" table:formula="of:=IF((MAX([.BK$1];[.$A52])*4 + MIN([.BK$1];[.$A52]))&gt;=82;1;0)" office:value-type="float" office:value="1" calcext:value-type="float">
            <text:p>1</text:p>
          </table:table-cell>
          <table:table-cell table:style-name="ce4" table:formula="of:=IF((MAX([.BL$1];[.$A52])*4 + MIN([.BL$1];[.$A52]))&gt;=82;1;0)" office:value-type="float" office:value="1" calcext:value-type="float">
            <text:p>1</text:p>
          </table:table-cell>
          <table:table-cell table:style-name="ce4" table:formula="of:=IF((MAX([.BM$1];[.$A52])*4 + MIN([.BM$1];[.$A52]))&gt;=82;1;0)" office:value-type="float" office:value="1" calcext:value-type="float">
            <text:p>1</text:p>
          </table:table-cell>
          <table:table-cell table:style-name="ce4" table:formula="of:=IF((MAX([.BN$1];[.$A52])*4 + MIN([.BN$1];[.$A52]))&gt;=82;1;0)" office:value-type="float" office:value="1" calcext:value-type="float">
            <text:p>1</text:p>
          </table:table-cell>
          <table:table-cell table:style-name="ce4" table:formula="of:=IF((MAX([.BO$1];[.$A52])*4 + MIN([.BO$1];[.$A52]))&gt;=82;1;0)" office:value-type="float" office:value="1" calcext:value-type="float">
            <text:p>1</text:p>
          </table:table-cell>
          <table:table-cell table:style-name="ce4" table:formula="of:=IF((MAX([.BP$1];[.$A52])*4 + MIN([.BP$1];[.$A52]))&gt;=82;1;0)" office:value-type="float" office:value="1" calcext:value-type="float">
            <text:p>1</text:p>
          </table:table-cell>
          <table:table-cell table:style-name="ce4" table:formula="of:=IF((MAX([.BQ$1];[.$A52])*4 + MIN([.BQ$1];[.$A52]))&gt;=82;1;0)" office:value-type="float" office:value="1" calcext:value-type="float">
            <text:p>1</text:p>
          </table:table-cell>
          <table:table-cell table:style-name="ce4" table:formula="of:=IF((MAX([.BR$1];[.$A52])*4 + MIN([.BR$1];[.$A52]))&gt;=82;1;0)" office:value-type="float" office:value="1" calcext:value-type="float">
            <text:p>1</text:p>
          </table:table-cell>
          <table:table-cell table:style-name="ce4" table:formula="of:=IF((MAX([.BS$1];[.$A52])*4 + MIN([.BS$1];[.$A52]))&gt;=82;1;0)" office:value-type="float" office:value="1" calcext:value-type="float">
            <text:p>1</text:p>
          </table:table-cell>
          <table:table-cell table:style-name="ce4" table:formula="of:=IF((MAX([.BT$1];[.$A52])*4 + MIN([.BT$1];[.$A52]))&gt;=82;1;0)" office:value-type="float" office:value="1" calcext:value-type="float">
            <text:p>1</text:p>
          </table:table-cell>
          <table:table-cell table:style-name="ce4" table:formula="of:=IF((MAX([.BU$1];[.$A52])*4 + MIN([.BU$1];[.$A52]))&gt;=82;1;0)" office:value-type="float" office:value="1" calcext:value-type="float">
            <text:p>1</text:p>
          </table:table-cell>
          <table:table-cell table:style-name="ce4" table:formula="of:=IF((MAX([.BV$1];[.$A52])*4 + MIN([.BV$1];[.$A52]))&gt;=82;1;0)" office:value-type="float" office:value="1" calcext:value-type="float">
            <text:p>1</text:p>
          </table:table-cell>
          <table:table-cell table:style-name="ce4" table:formula="of:=IF((MAX([.BW$1];[.$A52])*4 + MIN([.BW$1];[.$A52]))&gt;=82;1;0)" office:value-type="float" office:value="1" calcext:value-type="float">
            <text:p>1</text:p>
          </table:table-cell>
          <table:table-cell table:style-name="ce4" table:formula="of:=IF((MAX([.BX$1];[.$A52])*4 + MIN([.BX$1];[.$A52]))&gt;=82;1;0)" office:value-type="float" office:value="1" calcext:value-type="float">
            <text:p>1</text:p>
          </table:table-cell>
          <table:table-cell table:style-name="ce4" table:formula="of:=IF((MAX([.BY$1];[.$A52])*4 + MIN([.BY$1];[.$A52]))&gt;=82;1;0)" office:value-type="float" office:value="1" calcext:value-type="float">
            <text:p>1</text:p>
          </table:table-cell>
          <table:table-cell table:style-name="ce4" table:formula="of:=IF((MAX([.BZ$1];[.$A52])*4 + MIN([.BZ$1];[.$A52]))&gt;=82;1;0)" office:value-type="float" office:value="1" calcext:value-type="float">
            <text:p>1</text:p>
          </table:table-cell>
          <table:table-cell table:style-name="ce4" table:formula="of:=IF((MAX([.CA$1];[.$A52])*4 + MIN([.CA$1];[.$A52]))&gt;=82;1;0)" office:value-type="float" office:value="1" calcext:value-type="float">
            <text:p>1</text:p>
          </table:table-cell>
          <table:table-cell table:style-name="ce4" table:formula="of:=IF((MAX([.CB$1];[.$A52])*4 + MIN([.CB$1];[.$A52]))&gt;=82;1;0)" office:value-type="float" office:value="1" calcext:value-type="float">
            <text:p>1</text:p>
          </table:table-cell>
          <table:table-cell table:style-name="ce4" table:formula="of:=IF((MAX([.CC$1];[.$A52])*4 + MIN([.CC$1];[.$A52]))&gt;=82;1;0)" office:value-type="float" office:value="1" calcext:value-type="float">
            <text:p>1</text:p>
          </table:table-cell>
          <table:table-cell table:style-name="ce4" table:formula="of:=IF((MAX([.CD$1];[.$A52])*4 + MIN([.CD$1];[.$A52]))&gt;=82;1;0)" office:value-type="float" office:value="1" calcext:value-type="float">
            <text:p>1</text:p>
          </table:table-cell>
          <table:table-cell table:style-name="ce4" table:formula="of:=IF((MAX([.CE$1];[.$A52])*4 + MIN([.CE$1];[.$A52]))&gt;=82;1;0)" office:value-type="float" office:value="1" calcext:value-type="float">
            <text:p>1</text:p>
          </table:table-cell>
          <table:table-cell table:style-name="ce4" table:formula="of:=IF((MAX([.CF$1];[.$A52])*4 + MIN([.CF$1];[.$A52]))&gt;=82;1;0)" office:value-type="float" office:value="1" calcext:value-type="float">
            <text:p>1</text:p>
          </table:table-cell>
          <table:table-cell table:style-name="ce4" table:formula="of:=IF((MAX([.CG$1];[.$A52])*4 + MIN([.CG$1];[.$A52]))&gt;=82;1;0)" office:value-type="float" office:value="1" calcext:value-type="float">
            <text:p>1</text:p>
          </table:table-cell>
          <table:table-cell table:style-name="ce4" table:formula="of:=IF((MAX([.CH$1];[.$A52])*4 + MIN([.CH$1];[.$A5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table:formula="of:=IF((MAX([.B$1];[.$A53])*4 + MIN([.B$1];[.$A53]))&gt;=82;1;0)" office:value-type="float" office:value="1" calcext:value-type="float">
            <text:p>1</text:p>
          </table:table-cell>
          <table:table-cell table:style-name="ce4" table:formula="of:=IF((MAX([.C$1];[.$A53])*4 + MIN([.C$1];[.$A53]))&gt;=82;1;0)" office:value-type="float" office:value="1" calcext:value-type="float">
            <text:p>1</text:p>
          </table:table-cell>
          <table:table-cell table:style-name="ce4" table:formula="of:=IF((MAX([.D$1];[.$A53])*4 + MIN([.D$1];[.$A53]))&gt;=82;1;0)" office:value-type="float" office:value="1" calcext:value-type="float">
            <text:p>1</text:p>
          </table:table-cell>
          <table:table-cell table:style-name="ce4" table:formula="of:=IF((MAX([.E$1];[.$A53])*4 + MIN([.E$1];[.$A53]))&gt;=82;1;0)" office:value-type="float" office:value="1" calcext:value-type="float">
            <text:p>1</text:p>
          </table:table-cell>
          <table:table-cell table:style-name="ce4" table:formula="of:=IF((MAX([.F$1];[.$A53])*4 + MIN([.F$1];[.$A53]))&gt;=82;1;0)" office:value-type="float" office:value="1" calcext:value-type="float">
            <text:p>1</text:p>
          </table:table-cell>
          <table:table-cell table:style-name="ce4" table:formula="of:=IF((MAX([.G$1];[.$A53])*4 + MIN([.G$1];[.$A53]))&gt;=82;1;0)" office:value-type="float" office:value="1" calcext:value-type="float">
            <text:p>1</text:p>
          </table:table-cell>
          <table:table-cell table:style-name="ce4" table:formula="of:=IF((MAX([.H$1];[.$A53])*4 + MIN([.H$1];[.$A53]))&gt;=82;1;0)" office:value-type="float" office:value="1" calcext:value-type="float">
            <text:p>1</text:p>
          </table:table-cell>
          <table:table-cell table:style-name="ce4" table:formula="of:=IF((MAX([.I$1];[.$A53])*4 + MIN([.I$1];[.$A53]))&gt;=82;1;0)" office:value-type="float" office:value="1" calcext:value-type="float">
            <text:p>1</text:p>
          </table:table-cell>
          <table:table-cell table:style-name="ce4" table:formula="of:=IF((MAX([.J$1];[.$A53])*4 + MIN([.J$1];[.$A53]))&gt;=82;1;0)" office:value-type="float" office:value="1" calcext:value-type="float">
            <text:p>1</text:p>
          </table:table-cell>
          <table:table-cell table:style-name="ce4" table:formula="of:=IF((MAX([.K$1];[.$A53])*4 + MIN([.K$1];[.$A53]))&gt;=82;1;0)" office:value-type="float" office:value="1" calcext:value-type="float">
            <text:p>1</text:p>
          </table:table-cell>
          <table:table-cell table:style-name="ce4" table:formula="of:=IF((MAX([.L$1];[.$A53])*4 + MIN([.L$1];[.$A53]))&gt;=82;1;0)" office:value-type="float" office:value="1" calcext:value-type="float">
            <text:p>1</text:p>
          </table:table-cell>
          <table:table-cell table:style-name="ce4" table:formula="of:=IF((MAX([.M$1];[.$A53])*4 + MIN([.M$1];[.$A53]))&gt;=82;1;0)" office:value-type="float" office:value="1" calcext:value-type="float">
            <text:p>1</text:p>
          </table:table-cell>
          <table:table-cell table:style-name="ce4" table:formula="of:=IF((MAX([.N$1];[.$A53])*4 + MIN([.N$1];[.$A53]))&gt;=82;1;0)" office:value-type="float" office:value="1" calcext:value-type="float">
            <text:p>1</text:p>
          </table:table-cell>
          <table:table-cell table:style-name="ce4" table:formula="of:=IF((MAX([.O$1];[.$A53])*4 + MIN([.O$1];[.$A53]))&gt;=82;1;0)" office:value-type="float" office:value="1" calcext:value-type="float">
            <text:p>1</text:p>
          </table:table-cell>
          <table:table-cell table:style-name="ce4" table:formula="of:=IF((MAX([.P$1];[.$A53])*4 + MIN([.P$1];[.$A53]))&gt;=82;1;0)" office:value-type="float" office:value="1" calcext:value-type="float">
            <text:p>1</text:p>
          </table:table-cell>
          <table:table-cell table:style-name="ce4" table:formula="of:=IF((MAX([.Q$1];[.$A53])*4 + MIN([.Q$1];[.$A53]))&gt;=82;1;0)" office:value-type="float" office:value="1" calcext:value-type="float">
            <text:p>1</text:p>
          </table:table-cell>
          <table:table-cell table:style-name="ce4" table:formula="of:=IF((MAX([.R$1];[.$A53])*4 + MIN([.R$1];[.$A53]))&gt;=82;1;0)" office:value-type="float" office:value="1" calcext:value-type="float">
            <text:p>1</text:p>
          </table:table-cell>
          <table:table-cell table:style-name="ce4" table:formula="of:=IF((MAX([.S$1];[.$A53])*4 + MIN([.S$1];[.$A53]))&gt;=82;1;0)" office:value-type="float" office:value="1" calcext:value-type="float">
            <text:p>1</text:p>
          </table:table-cell>
          <table:table-cell table:style-name="ce4" table:formula="of:=IF((MAX([.T$1];[.$A53])*4 + MIN([.T$1];[.$A53]))&gt;=82;1;0)" office:value-type="float" office:value="1" calcext:value-type="float">
            <text:p>1</text:p>
          </table:table-cell>
          <table:table-cell table:style-name="ce4" table:formula="of:=IF((MAX([.U$1];[.$A53])*4 + MIN([.U$1];[.$A53]))&gt;=82;1;0)" office:value-type="float" office:value="1" calcext:value-type="float">
            <text:p>1</text:p>
          </table:table-cell>
          <table:table-cell table:style-name="ce4" table:formula="of:=IF((MAX([.V$1];[.$A53])*4 + MIN([.V$1];[.$A53]))&gt;=82;1;0)" office:value-type="float" office:value="1" calcext:value-type="float">
            <text:p>1</text:p>
          </table:table-cell>
          <table:table-cell table:style-name="ce4" table:formula="of:=IF((MAX([.W$1];[.$A53])*4 + MIN([.W$1];[.$A53]))&gt;=82;1;0)" office:value-type="float" office:value="1" calcext:value-type="float">
            <text:p>1</text:p>
          </table:table-cell>
          <table:table-cell table:style-name="ce4" table:formula="of:=IF((MAX([.X$1];[.$A53])*4 + MIN([.X$1];[.$A53]))&gt;=82;1;0)" office:value-type="float" office:value="1" calcext:value-type="float">
            <text:p>1</text:p>
          </table:table-cell>
          <table:table-cell table:style-name="ce4" table:formula="of:=IF((MAX([.Y$1];[.$A53])*4 + MIN([.Y$1];[.$A53]))&gt;=82;1;0)" office:value-type="float" office:value="1" calcext:value-type="float">
            <text:p>1</text:p>
          </table:table-cell>
          <table:table-cell table:style-name="ce4" table:formula="of:=IF((MAX([.Z$1];[.$A53])*4 + MIN([.Z$1];[.$A53]))&gt;=82;1;0)" office:value-type="float" office:value="1" calcext:value-type="float">
            <text:p>1</text:p>
          </table:table-cell>
          <table:table-cell table:style-name="ce4" table:formula="of:=IF((MAX([.AA$1];[.$A53])*4 + MIN([.AA$1];[.$A53]))&gt;=82;1;0)" office:value-type="float" office:value="1" calcext:value-type="float">
            <text:p>1</text:p>
          </table:table-cell>
          <table:table-cell table:style-name="ce4" table:formula="of:=IF((MAX([.AB$1];[.$A53])*4 + MIN([.AB$1];[.$A53]))&gt;=82;1;0)" office:value-type="float" office:value="1" calcext:value-type="float">
            <text:p>1</text:p>
          </table:table-cell>
          <table:table-cell table:style-name="ce4" table:formula="of:=IF((MAX([.AC$1];[.$A53])*4 + MIN([.AC$1];[.$A53]))&gt;=82;1;0)" office:value-type="float" office:value="1" calcext:value-type="float">
            <text:p>1</text:p>
          </table:table-cell>
          <table:table-cell table:style-name="ce4" table:formula="of:=IF((MAX([.AD$1];[.$A53])*4 + MIN([.AD$1];[.$A53]))&gt;=82;1;0)" office:value-type="float" office:value="1" calcext:value-type="float">
            <text:p>1</text:p>
          </table:table-cell>
          <table:table-cell table:style-name="ce4" table:formula="of:=IF((MAX([.AE$1];[.$A53])*4 + MIN([.AE$1];[.$A53]))&gt;=82;1;0)" office:value-type="float" office:value="1" calcext:value-type="float">
            <text:p>1</text:p>
          </table:table-cell>
          <table:table-cell table:style-name="ce4" table:formula="of:=IF((MAX([.AF$1];[.$A53])*4 + MIN([.AF$1];[.$A53]))&gt;=82;1;0)" office:value-type="float" office:value="1" calcext:value-type="float">
            <text:p>1</text:p>
          </table:table-cell>
          <table:table-cell table:style-name="ce4" table:formula="of:=IF((MAX([.AG$1];[.$A53])*4 + MIN([.AG$1];[.$A53]))&gt;=82;1;0)" office:value-type="float" office:value="1" calcext:value-type="float">
            <text:p>1</text:p>
          </table:table-cell>
          <table:table-cell table:style-name="ce4" table:formula="of:=IF((MAX([.AH$1];[.$A53])*4 + MIN([.AH$1];[.$A53]))&gt;=82;1;0)" office:value-type="float" office:value="1" calcext:value-type="float">
            <text:p>1</text:p>
          </table:table-cell>
          <table:table-cell table:style-name="ce4" table:formula="of:=IF((MAX([.AI$1];[.$A53])*4 + MIN([.AI$1];[.$A53]))&gt;=82;1;0)" office:value-type="float" office:value="1" calcext:value-type="float">
            <text:p>1</text:p>
          </table:table-cell>
          <table:table-cell table:style-name="ce4" table:formula="of:=IF((MAX([.AJ$1];[.$A53])*4 + MIN([.AJ$1];[.$A53]))&gt;=82;1;0)" office:value-type="float" office:value="1" calcext:value-type="float">
            <text:p>1</text:p>
          </table:table-cell>
          <table:table-cell table:style-name="ce4" table:formula="of:=IF((MAX([.AK$1];[.$A53])*4 + MIN([.AK$1];[.$A53]))&gt;=82;1;0)" office:value-type="float" office:value="1" calcext:value-type="float">
            <text:p>1</text:p>
          </table:table-cell>
          <table:table-cell table:style-name="ce4" table:formula="of:=IF((MAX([.AL$1];[.$A53])*4 + MIN([.AL$1];[.$A53]))&gt;=82;1;0)" office:value-type="float" office:value="1" calcext:value-type="float">
            <text:p>1</text:p>
          </table:table-cell>
          <table:table-cell table:style-name="ce4" table:formula="of:=IF((MAX([.AM$1];[.$A53])*4 + MIN([.AM$1];[.$A53]))&gt;=82;1;0)" office:value-type="float" office:value="1" calcext:value-type="float">
            <text:p>1</text:p>
          </table:table-cell>
          <table:table-cell table:style-name="ce4" table:formula="of:=IF((MAX([.AN$1];[.$A53])*4 + MIN([.AN$1];[.$A53]))&gt;=82;1;0)" office:value-type="float" office:value="1" calcext:value-type="float">
            <text:p>1</text:p>
          </table:table-cell>
          <table:table-cell table:style-name="ce4" table:formula="of:=IF((MAX([.AO$1];[.$A53])*4 + MIN([.AO$1];[.$A53]))&gt;=82;1;0)" office:value-type="float" office:value="1" calcext:value-type="float">
            <text:p>1</text:p>
          </table:table-cell>
          <table:table-cell table:style-name="ce4" table:formula="of:=IF((MAX([.AP$1];[.$A53])*4 + MIN([.AP$1];[.$A53]))&gt;=82;1;0)" office:value-type="float" office:value="1" calcext:value-type="float">
            <text:p>1</text:p>
          </table:table-cell>
          <table:table-cell table:style-name="ce4" table:formula="of:=IF((MAX([.AQ$1];[.$A53])*4 + MIN([.AQ$1];[.$A53]))&gt;=82;1;0)" office:value-type="float" office:value="1" calcext:value-type="float">
            <text:p>1</text:p>
          </table:table-cell>
          <table:table-cell table:style-name="ce4" table:formula="of:=IF((MAX([.AR$1];[.$A53])*4 + MIN([.AR$1];[.$A53]))&gt;=82;1;0)" office:value-type="float" office:value="1" calcext:value-type="float">
            <text:p>1</text:p>
          </table:table-cell>
          <table:table-cell table:style-name="ce4" table:formula="of:=IF((MAX([.AS$1];[.$A53])*4 + MIN([.AS$1];[.$A53]))&gt;=82;1;0)" office:value-type="float" office:value="1" calcext:value-type="float">
            <text:p>1</text:p>
          </table:table-cell>
          <table:table-cell table:style-name="ce4" table:formula="of:=IF((MAX([.AT$1];[.$A53])*4 + MIN([.AT$1];[.$A53]))&gt;=82;1;0)" office:value-type="float" office:value="1" calcext:value-type="float">
            <text:p>1</text:p>
          </table:table-cell>
          <table:table-cell table:style-name="ce4" table:formula="of:=IF((MAX([.AU$1];[.$A53])*4 + MIN([.AU$1];[.$A53]))&gt;=82;1;0)" office:value-type="float" office:value="1" calcext:value-type="float">
            <text:p>1</text:p>
          </table:table-cell>
          <table:table-cell table:style-name="ce4" table:formula="of:=IF((MAX([.AV$1];[.$A53])*4 + MIN([.AV$1];[.$A53]))&gt;=82;1;0)" office:value-type="float" office:value="1" calcext:value-type="float">
            <text:p>1</text:p>
          </table:table-cell>
          <table:table-cell table:style-name="ce4" table:formula="of:=IF((MAX([.AW$1];[.$A53])*4 + MIN([.AW$1];[.$A53]))&gt;=82;1;0)" office:value-type="float" office:value="1" calcext:value-type="float">
            <text:p>1</text:p>
          </table:table-cell>
          <table:table-cell table:style-name="ce4" table:formula="of:=IF((MAX([.AX$1];[.$A53])*4 + MIN([.AX$1];[.$A53]))&gt;=82;1;0)" office:value-type="float" office:value="1" calcext:value-type="float">
            <text:p>1</text:p>
          </table:table-cell>
          <table:table-cell table:style-name="ce4" table:formula="of:=IF((MAX([.AY$1];[.$A53])*4 + MIN([.AY$1];[.$A53]))&gt;=82;1;0)" office:value-type="float" office:value="1" calcext:value-type="float">
            <text:p>1</text:p>
          </table:table-cell>
          <table:table-cell table:style-name="ce4" table:formula="of:=IF((MAX([.AZ$1];[.$A53])*4 + MIN([.AZ$1];[.$A53]))&gt;=82;1;0)" office:value-type="float" office:value="1" calcext:value-type="float">
            <text:p>1</text:p>
          </table:table-cell>
          <table:table-cell table:style-name="ce4" table:formula="of:=IF((MAX([.BA$1];[.$A53])*4 + MIN([.BA$1];[.$A53]))&gt;=82;1;0)" office:value-type="float" office:value="1" calcext:value-type="float">
            <text:p>1</text:p>
          </table:table-cell>
          <table:table-cell table:style-name="ce4" table:formula="of:=IF((MAX([.BB$1];[.$A53])*4 + MIN([.BB$1];[.$A53]))&gt;=82;1;0)" office:value-type="float" office:value="1" calcext:value-type="float">
            <text:p>1</text:p>
          </table:table-cell>
          <table:table-cell table:style-name="ce4" table:formula="of:=IF((MAX([.BC$1];[.$A53])*4 + MIN([.BC$1];[.$A53]))&gt;=82;1;0)" office:value-type="float" office:value="1" calcext:value-type="float">
            <text:p>1</text:p>
          </table:table-cell>
          <table:table-cell table:style-name="ce4" table:formula="of:=IF((MAX([.BD$1];[.$A53])*4 + MIN([.BD$1];[.$A53]))&gt;=82;1;0)" office:value-type="float" office:value="1" calcext:value-type="float">
            <text:p>1</text:p>
          </table:table-cell>
          <table:table-cell table:style-name="ce4" table:formula="of:=IF((MAX([.BE$1];[.$A53])*4 + MIN([.BE$1];[.$A53]))&gt;=82;1;0)" office:value-type="float" office:value="1" calcext:value-type="float">
            <text:p>1</text:p>
          </table:table-cell>
          <table:table-cell table:style-name="ce4" table:formula="of:=IF((MAX([.BF$1];[.$A53])*4 + MIN([.BF$1];[.$A53]))&gt;=82;1;0)" office:value-type="float" office:value="1" calcext:value-type="float">
            <text:p>1</text:p>
          </table:table-cell>
          <table:table-cell table:style-name="ce4" table:formula="of:=IF((MAX([.BG$1];[.$A53])*4 + MIN([.BG$1];[.$A53]))&gt;=82;1;0)" office:value-type="float" office:value="1" calcext:value-type="float">
            <text:p>1</text:p>
          </table:table-cell>
          <table:table-cell table:style-name="ce4" table:formula="of:=IF((MAX([.BH$1];[.$A53])*4 + MIN([.BH$1];[.$A53]))&gt;=82;1;0)" office:value-type="float" office:value="1" calcext:value-type="float">
            <text:p>1</text:p>
          </table:table-cell>
          <table:table-cell table:style-name="ce4" table:formula="of:=IF((MAX([.BI$1];[.$A53])*4 + MIN([.BI$1];[.$A53]))&gt;=82;1;0)" office:value-type="float" office:value="1" calcext:value-type="float">
            <text:p>1</text:p>
          </table:table-cell>
          <table:table-cell table:style-name="ce4" table:formula="of:=IF((MAX([.BJ$1];[.$A53])*4 + MIN([.BJ$1];[.$A53]))&gt;=82;1;0)" office:value-type="float" office:value="1" calcext:value-type="float">
            <text:p>1</text:p>
          </table:table-cell>
          <table:table-cell table:style-name="ce4" table:formula="of:=IF((MAX([.BK$1];[.$A53])*4 + MIN([.BK$1];[.$A53]))&gt;=82;1;0)" office:value-type="float" office:value="1" calcext:value-type="float">
            <text:p>1</text:p>
          </table:table-cell>
          <table:table-cell table:style-name="ce4" table:formula="of:=IF((MAX([.BL$1];[.$A53])*4 + MIN([.BL$1];[.$A53]))&gt;=82;1;0)" office:value-type="float" office:value="1" calcext:value-type="float">
            <text:p>1</text:p>
          </table:table-cell>
          <table:table-cell table:style-name="ce4" table:formula="of:=IF((MAX([.BM$1];[.$A53])*4 + MIN([.BM$1];[.$A53]))&gt;=82;1;0)" office:value-type="float" office:value="1" calcext:value-type="float">
            <text:p>1</text:p>
          </table:table-cell>
          <table:table-cell table:style-name="ce4" table:formula="of:=IF((MAX([.BN$1];[.$A53])*4 + MIN([.BN$1];[.$A53]))&gt;=82;1;0)" office:value-type="float" office:value="1" calcext:value-type="float">
            <text:p>1</text:p>
          </table:table-cell>
          <table:table-cell table:style-name="ce4" table:formula="of:=IF((MAX([.BO$1];[.$A53])*4 + MIN([.BO$1];[.$A53]))&gt;=82;1;0)" office:value-type="float" office:value="1" calcext:value-type="float">
            <text:p>1</text:p>
          </table:table-cell>
          <table:table-cell table:style-name="ce4" table:formula="of:=IF((MAX([.BP$1];[.$A53])*4 + MIN([.BP$1];[.$A53]))&gt;=82;1;0)" office:value-type="float" office:value="1" calcext:value-type="float">
            <text:p>1</text:p>
          </table:table-cell>
          <table:table-cell table:style-name="ce4" table:formula="of:=IF((MAX([.BQ$1];[.$A53])*4 + MIN([.BQ$1];[.$A53]))&gt;=82;1;0)" office:value-type="float" office:value="1" calcext:value-type="float">
            <text:p>1</text:p>
          </table:table-cell>
          <table:table-cell table:style-name="ce4" table:formula="of:=IF((MAX([.BR$1];[.$A53])*4 + MIN([.BR$1];[.$A53]))&gt;=82;1;0)" office:value-type="float" office:value="1" calcext:value-type="float">
            <text:p>1</text:p>
          </table:table-cell>
          <table:table-cell table:style-name="ce4" table:formula="of:=IF((MAX([.BS$1];[.$A53])*4 + MIN([.BS$1];[.$A53]))&gt;=82;1;0)" office:value-type="float" office:value="1" calcext:value-type="float">
            <text:p>1</text:p>
          </table:table-cell>
          <table:table-cell table:style-name="ce4" table:formula="of:=IF((MAX([.BT$1];[.$A53])*4 + MIN([.BT$1];[.$A53]))&gt;=82;1;0)" office:value-type="float" office:value="1" calcext:value-type="float">
            <text:p>1</text:p>
          </table:table-cell>
          <table:table-cell table:style-name="ce4" table:formula="of:=IF((MAX([.BU$1];[.$A53])*4 + MIN([.BU$1];[.$A53]))&gt;=82;1;0)" office:value-type="float" office:value="1" calcext:value-type="float">
            <text:p>1</text:p>
          </table:table-cell>
          <table:table-cell table:style-name="ce4" table:formula="of:=IF((MAX([.BV$1];[.$A53])*4 + MIN([.BV$1];[.$A53]))&gt;=82;1;0)" office:value-type="float" office:value="1" calcext:value-type="float">
            <text:p>1</text:p>
          </table:table-cell>
          <table:table-cell table:style-name="ce4" table:formula="of:=IF((MAX([.BW$1];[.$A53])*4 + MIN([.BW$1];[.$A53]))&gt;=82;1;0)" office:value-type="float" office:value="1" calcext:value-type="float">
            <text:p>1</text:p>
          </table:table-cell>
          <table:table-cell table:style-name="ce4" table:formula="of:=IF((MAX([.BX$1];[.$A53])*4 + MIN([.BX$1];[.$A53]))&gt;=82;1;0)" office:value-type="float" office:value="1" calcext:value-type="float">
            <text:p>1</text:p>
          </table:table-cell>
          <table:table-cell table:style-name="ce4" table:formula="of:=IF((MAX([.BY$1];[.$A53])*4 + MIN([.BY$1];[.$A53]))&gt;=82;1;0)" office:value-type="float" office:value="1" calcext:value-type="float">
            <text:p>1</text:p>
          </table:table-cell>
          <table:table-cell table:style-name="ce4" table:formula="of:=IF((MAX([.BZ$1];[.$A53])*4 + MIN([.BZ$1];[.$A53]))&gt;=82;1;0)" office:value-type="float" office:value="1" calcext:value-type="float">
            <text:p>1</text:p>
          </table:table-cell>
          <table:table-cell table:style-name="ce4" table:formula="of:=IF((MAX([.CA$1];[.$A53])*4 + MIN([.CA$1];[.$A53]))&gt;=82;1;0)" office:value-type="float" office:value="1" calcext:value-type="float">
            <text:p>1</text:p>
          </table:table-cell>
          <table:table-cell table:style-name="ce4" table:formula="of:=IF((MAX([.CB$1];[.$A53])*4 + MIN([.CB$1];[.$A53]))&gt;=82;1;0)" office:value-type="float" office:value="1" calcext:value-type="float">
            <text:p>1</text:p>
          </table:table-cell>
          <table:table-cell table:style-name="ce4" table:formula="of:=IF((MAX([.CC$1];[.$A53])*4 + MIN([.CC$1];[.$A53]))&gt;=82;1;0)" office:value-type="float" office:value="1" calcext:value-type="float">
            <text:p>1</text:p>
          </table:table-cell>
          <table:table-cell table:style-name="ce4" table:formula="of:=IF((MAX([.CD$1];[.$A53])*4 + MIN([.CD$1];[.$A53]))&gt;=82;1;0)" office:value-type="float" office:value="1" calcext:value-type="float">
            <text:p>1</text:p>
          </table:table-cell>
          <table:table-cell table:style-name="ce4" table:formula="of:=IF((MAX([.CE$1];[.$A53])*4 + MIN([.CE$1];[.$A53]))&gt;=82;1;0)" office:value-type="float" office:value="1" calcext:value-type="float">
            <text:p>1</text:p>
          </table:table-cell>
          <table:table-cell table:style-name="ce4" table:formula="of:=IF((MAX([.CF$1];[.$A53])*4 + MIN([.CF$1];[.$A53]))&gt;=82;1;0)" office:value-type="float" office:value="1" calcext:value-type="float">
            <text:p>1</text:p>
          </table:table-cell>
          <table:table-cell table:style-name="ce4" table:formula="of:=IF((MAX([.CG$1];[.$A53])*4 + MIN([.CG$1];[.$A53]))&gt;=82;1;0)" office:value-type="float" office:value="1" calcext:value-type="float">
            <text:p>1</text:p>
          </table:table-cell>
          <table:table-cell table:style-name="ce4" table:formula="of:=IF((MAX([.CH$1];[.$A53])*4 + MIN([.CH$1];[.$A5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table:formula="of:=IF((MAX([.B$1];[.$A54])*4 + MIN([.B$1];[.$A54]))&gt;=82;1;0)" office:value-type="float" office:value="1" calcext:value-type="float">
            <text:p>1</text:p>
          </table:table-cell>
          <table:table-cell table:style-name="ce4" table:formula="of:=IF((MAX([.C$1];[.$A54])*4 + MIN([.C$1];[.$A54]))&gt;=82;1;0)" office:value-type="float" office:value="1" calcext:value-type="float">
            <text:p>1</text:p>
          </table:table-cell>
          <table:table-cell table:style-name="ce4" table:formula="of:=IF((MAX([.D$1];[.$A54])*4 + MIN([.D$1];[.$A54]))&gt;=82;1;0)" office:value-type="float" office:value="1" calcext:value-type="float">
            <text:p>1</text:p>
          </table:table-cell>
          <table:table-cell table:style-name="ce4" table:formula="of:=IF((MAX([.E$1];[.$A54])*4 + MIN([.E$1];[.$A54]))&gt;=82;1;0)" office:value-type="float" office:value="1" calcext:value-type="float">
            <text:p>1</text:p>
          </table:table-cell>
          <table:table-cell table:style-name="ce4" table:formula="of:=IF((MAX([.F$1];[.$A54])*4 + MIN([.F$1];[.$A54]))&gt;=82;1;0)" office:value-type="float" office:value="1" calcext:value-type="float">
            <text:p>1</text:p>
          </table:table-cell>
          <table:table-cell table:style-name="ce4" table:formula="of:=IF((MAX([.G$1];[.$A54])*4 + MIN([.G$1];[.$A54]))&gt;=82;1;0)" office:value-type="float" office:value="1" calcext:value-type="float">
            <text:p>1</text:p>
          </table:table-cell>
          <table:table-cell table:style-name="ce4" table:formula="of:=IF((MAX([.H$1];[.$A54])*4 + MIN([.H$1];[.$A54]))&gt;=82;1;0)" office:value-type="float" office:value="1" calcext:value-type="float">
            <text:p>1</text:p>
          </table:table-cell>
          <table:table-cell table:style-name="ce4" table:formula="of:=IF((MAX([.I$1];[.$A54])*4 + MIN([.I$1];[.$A54]))&gt;=82;1;0)" office:value-type="float" office:value="1" calcext:value-type="float">
            <text:p>1</text:p>
          </table:table-cell>
          <table:table-cell table:style-name="ce4" table:formula="of:=IF((MAX([.J$1];[.$A54])*4 + MIN([.J$1];[.$A54]))&gt;=82;1;0)" office:value-type="float" office:value="1" calcext:value-type="float">
            <text:p>1</text:p>
          </table:table-cell>
          <table:table-cell table:style-name="ce4" table:formula="of:=IF((MAX([.K$1];[.$A54])*4 + MIN([.K$1];[.$A54]))&gt;=82;1;0)" office:value-type="float" office:value="1" calcext:value-type="float">
            <text:p>1</text:p>
          </table:table-cell>
          <table:table-cell table:style-name="ce4" table:formula="of:=IF((MAX([.L$1];[.$A54])*4 + MIN([.L$1];[.$A54]))&gt;=82;1;0)" office:value-type="float" office:value="1" calcext:value-type="float">
            <text:p>1</text:p>
          </table:table-cell>
          <table:table-cell table:style-name="ce4" table:formula="of:=IF((MAX([.M$1];[.$A54])*4 + MIN([.M$1];[.$A54]))&gt;=82;1;0)" office:value-type="float" office:value="1" calcext:value-type="float">
            <text:p>1</text:p>
          </table:table-cell>
          <table:table-cell table:style-name="ce4" table:formula="of:=IF((MAX([.N$1];[.$A54])*4 + MIN([.N$1];[.$A54]))&gt;=82;1;0)" office:value-type="float" office:value="1" calcext:value-type="float">
            <text:p>1</text:p>
          </table:table-cell>
          <table:table-cell table:style-name="ce4" table:formula="of:=IF((MAX([.O$1];[.$A54])*4 + MIN([.O$1];[.$A54]))&gt;=82;1;0)" office:value-type="float" office:value="1" calcext:value-type="float">
            <text:p>1</text:p>
          </table:table-cell>
          <table:table-cell table:style-name="ce4" table:formula="of:=IF((MAX([.P$1];[.$A54])*4 + MIN([.P$1];[.$A54]))&gt;=82;1;0)" office:value-type="float" office:value="1" calcext:value-type="float">
            <text:p>1</text:p>
          </table:table-cell>
          <table:table-cell table:style-name="ce4" table:formula="of:=IF((MAX([.Q$1];[.$A54])*4 + MIN([.Q$1];[.$A54]))&gt;=82;1;0)" office:value-type="float" office:value="1" calcext:value-type="float">
            <text:p>1</text:p>
          </table:table-cell>
          <table:table-cell table:style-name="ce4" table:formula="of:=IF((MAX([.R$1];[.$A54])*4 + MIN([.R$1];[.$A54]))&gt;=82;1;0)" office:value-type="float" office:value="1" calcext:value-type="float">
            <text:p>1</text:p>
          </table:table-cell>
          <table:table-cell table:style-name="ce4" table:formula="of:=IF((MAX([.S$1];[.$A54])*4 + MIN([.S$1];[.$A54]))&gt;=82;1;0)" office:value-type="float" office:value="1" calcext:value-type="float">
            <text:p>1</text:p>
          </table:table-cell>
          <table:table-cell table:style-name="ce4" table:formula="of:=IF((MAX([.T$1];[.$A54])*4 + MIN([.T$1];[.$A54]))&gt;=82;1;0)" office:value-type="float" office:value="1" calcext:value-type="float">
            <text:p>1</text:p>
          </table:table-cell>
          <table:table-cell table:style-name="ce4" table:formula="of:=IF((MAX([.U$1];[.$A54])*4 + MIN([.U$1];[.$A54]))&gt;=82;1;0)" office:value-type="float" office:value="1" calcext:value-type="float">
            <text:p>1</text:p>
          </table:table-cell>
          <table:table-cell table:style-name="ce4" table:formula="of:=IF((MAX([.V$1];[.$A54])*4 + MIN([.V$1];[.$A54]))&gt;=82;1;0)" office:value-type="float" office:value="1" calcext:value-type="float">
            <text:p>1</text:p>
          </table:table-cell>
          <table:table-cell table:style-name="ce4" table:formula="of:=IF((MAX([.W$1];[.$A54])*4 + MIN([.W$1];[.$A54]))&gt;=82;1;0)" office:value-type="float" office:value="1" calcext:value-type="float">
            <text:p>1</text:p>
          </table:table-cell>
          <table:table-cell table:style-name="ce4" table:formula="of:=IF((MAX([.X$1];[.$A54])*4 + MIN([.X$1];[.$A54]))&gt;=82;1;0)" office:value-type="float" office:value="1" calcext:value-type="float">
            <text:p>1</text:p>
          </table:table-cell>
          <table:table-cell table:style-name="ce4" table:formula="of:=IF((MAX([.Y$1];[.$A54])*4 + MIN([.Y$1];[.$A54]))&gt;=82;1;0)" office:value-type="float" office:value="1" calcext:value-type="float">
            <text:p>1</text:p>
          </table:table-cell>
          <table:table-cell table:style-name="ce4" table:formula="of:=IF((MAX([.Z$1];[.$A54])*4 + MIN([.Z$1];[.$A54]))&gt;=82;1;0)" office:value-type="float" office:value="1" calcext:value-type="float">
            <text:p>1</text:p>
          </table:table-cell>
          <table:table-cell table:style-name="ce4" table:formula="of:=IF((MAX([.AA$1];[.$A54])*4 + MIN([.AA$1];[.$A54]))&gt;=82;1;0)" office:value-type="float" office:value="1" calcext:value-type="float">
            <text:p>1</text:p>
          </table:table-cell>
          <table:table-cell table:style-name="ce4" table:formula="of:=IF((MAX([.AB$1];[.$A54])*4 + MIN([.AB$1];[.$A54]))&gt;=82;1;0)" office:value-type="float" office:value="1" calcext:value-type="float">
            <text:p>1</text:p>
          </table:table-cell>
          <table:table-cell table:style-name="ce4" table:formula="of:=IF((MAX([.AC$1];[.$A54])*4 + MIN([.AC$1];[.$A54]))&gt;=82;1;0)" office:value-type="float" office:value="1" calcext:value-type="float">
            <text:p>1</text:p>
          </table:table-cell>
          <table:table-cell table:style-name="ce4" table:formula="of:=IF((MAX([.AD$1];[.$A54])*4 + MIN([.AD$1];[.$A54]))&gt;=82;1;0)" office:value-type="float" office:value="1" calcext:value-type="float">
            <text:p>1</text:p>
          </table:table-cell>
          <table:table-cell table:style-name="ce4" table:formula="of:=IF((MAX([.AE$1];[.$A54])*4 + MIN([.AE$1];[.$A54]))&gt;=82;1;0)" office:value-type="float" office:value="1" calcext:value-type="float">
            <text:p>1</text:p>
          </table:table-cell>
          <table:table-cell table:style-name="ce4" table:formula="of:=IF((MAX([.AF$1];[.$A54])*4 + MIN([.AF$1];[.$A54]))&gt;=82;1;0)" office:value-type="float" office:value="1" calcext:value-type="float">
            <text:p>1</text:p>
          </table:table-cell>
          <table:table-cell table:style-name="ce4" table:formula="of:=IF((MAX([.AG$1];[.$A54])*4 + MIN([.AG$1];[.$A54]))&gt;=82;1;0)" office:value-type="float" office:value="1" calcext:value-type="float">
            <text:p>1</text:p>
          </table:table-cell>
          <table:table-cell table:style-name="ce4" table:formula="of:=IF((MAX([.AH$1];[.$A54])*4 + MIN([.AH$1];[.$A54]))&gt;=82;1;0)" office:value-type="float" office:value="1" calcext:value-type="float">
            <text:p>1</text:p>
          </table:table-cell>
          <table:table-cell table:style-name="ce4" table:formula="of:=IF((MAX([.AI$1];[.$A54])*4 + MIN([.AI$1];[.$A54]))&gt;=82;1;0)" office:value-type="float" office:value="1" calcext:value-type="float">
            <text:p>1</text:p>
          </table:table-cell>
          <table:table-cell table:style-name="ce4" table:formula="of:=IF((MAX([.AJ$1];[.$A54])*4 + MIN([.AJ$1];[.$A54]))&gt;=82;1;0)" office:value-type="float" office:value="1" calcext:value-type="float">
            <text:p>1</text:p>
          </table:table-cell>
          <table:table-cell table:style-name="ce4" table:formula="of:=IF((MAX([.AK$1];[.$A54])*4 + MIN([.AK$1];[.$A54]))&gt;=82;1;0)" office:value-type="float" office:value="1" calcext:value-type="float">
            <text:p>1</text:p>
          </table:table-cell>
          <table:table-cell table:style-name="ce4" table:formula="of:=IF((MAX([.AL$1];[.$A54])*4 + MIN([.AL$1];[.$A54]))&gt;=82;1;0)" office:value-type="float" office:value="1" calcext:value-type="float">
            <text:p>1</text:p>
          </table:table-cell>
          <table:table-cell table:style-name="ce4" table:formula="of:=IF((MAX([.AM$1];[.$A54])*4 + MIN([.AM$1];[.$A54]))&gt;=82;1;0)" office:value-type="float" office:value="1" calcext:value-type="float">
            <text:p>1</text:p>
          </table:table-cell>
          <table:table-cell table:style-name="ce4" table:formula="of:=IF((MAX([.AN$1];[.$A54])*4 + MIN([.AN$1];[.$A54]))&gt;=82;1;0)" office:value-type="float" office:value="1" calcext:value-type="float">
            <text:p>1</text:p>
          </table:table-cell>
          <table:table-cell table:style-name="ce4" table:formula="of:=IF((MAX([.AO$1];[.$A54])*4 + MIN([.AO$1];[.$A54]))&gt;=82;1;0)" office:value-type="float" office:value="1" calcext:value-type="float">
            <text:p>1</text:p>
          </table:table-cell>
          <table:table-cell table:style-name="ce4" table:formula="of:=IF((MAX([.AP$1];[.$A54])*4 + MIN([.AP$1];[.$A54]))&gt;=82;1;0)" office:value-type="float" office:value="1" calcext:value-type="float">
            <text:p>1</text:p>
          </table:table-cell>
          <table:table-cell table:style-name="ce4" table:formula="of:=IF((MAX([.AQ$1];[.$A54])*4 + MIN([.AQ$1];[.$A54]))&gt;=82;1;0)" office:value-type="float" office:value="1" calcext:value-type="float">
            <text:p>1</text:p>
          </table:table-cell>
          <table:table-cell table:style-name="ce4" table:formula="of:=IF((MAX([.AR$1];[.$A54])*4 + MIN([.AR$1];[.$A54]))&gt;=82;1;0)" office:value-type="float" office:value="1" calcext:value-type="float">
            <text:p>1</text:p>
          </table:table-cell>
          <table:table-cell table:style-name="ce4" table:formula="of:=IF((MAX([.AS$1];[.$A54])*4 + MIN([.AS$1];[.$A54]))&gt;=82;1;0)" office:value-type="float" office:value="1" calcext:value-type="float">
            <text:p>1</text:p>
          </table:table-cell>
          <table:table-cell table:style-name="ce4" table:formula="of:=IF((MAX([.AT$1];[.$A54])*4 + MIN([.AT$1];[.$A54]))&gt;=82;1;0)" office:value-type="float" office:value="1" calcext:value-type="float">
            <text:p>1</text:p>
          </table:table-cell>
          <table:table-cell table:style-name="ce4" table:formula="of:=IF((MAX([.AU$1];[.$A54])*4 + MIN([.AU$1];[.$A54]))&gt;=82;1;0)" office:value-type="float" office:value="1" calcext:value-type="float">
            <text:p>1</text:p>
          </table:table-cell>
          <table:table-cell table:style-name="ce4" table:formula="of:=IF((MAX([.AV$1];[.$A54])*4 + MIN([.AV$1];[.$A54]))&gt;=82;1;0)" office:value-type="float" office:value="1" calcext:value-type="float">
            <text:p>1</text:p>
          </table:table-cell>
          <table:table-cell table:style-name="ce4" table:formula="of:=IF((MAX([.AW$1];[.$A54])*4 + MIN([.AW$1];[.$A54]))&gt;=82;1;0)" office:value-type="float" office:value="1" calcext:value-type="float">
            <text:p>1</text:p>
          </table:table-cell>
          <table:table-cell table:style-name="ce4" table:formula="of:=IF((MAX([.AX$1];[.$A54])*4 + MIN([.AX$1];[.$A54]))&gt;=82;1;0)" office:value-type="float" office:value="1" calcext:value-type="float">
            <text:p>1</text:p>
          </table:table-cell>
          <table:table-cell table:style-name="ce4" table:formula="of:=IF((MAX([.AY$1];[.$A54])*4 + MIN([.AY$1];[.$A54]))&gt;=82;1;0)" office:value-type="float" office:value="1" calcext:value-type="float">
            <text:p>1</text:p>
          </table:table-cell>
          <table:table-cell table:style-name="ce4" table:formula="of:=IF((MAX([.AZ$1];[.$A54])*4 + MIN([.AZ$1];[.$A54]))&gt;=82;1;0)" office:value-type="float" office:value="1" calcext:value-type="float">
            <text:p>1</text:p>
          </table:table-cell>
          <table:table-cell table:style-name="ce4" table:formula="of:=IF((MAX([.BA$1];[.$A54])*4 + MIN([.BA$1];[.$A54]))&gt;=82;1;0)" office:value-type="float" office:value="1" calcext:value-type="float">
            <text:p>1</text:p>
          </table:table-cell>
          <table:table-cell table:style-name="ce4" table:formula="of:=IF((MAX([.BB$1];[.$A54])*4 + MIN([.BB$1];[.$A54]))&gt;=82;1;0)" office:value-type="float" office:value="1" calcext:value-type="float">
            <text:p>1</text:p>
          </table:table-cell>
          <table:table-cell table:style-name="ce4" table:formula="of:=IF((MAX([.BC$1];[.$A54])*4 + MIN([.BC$1];[.$A54]))&gt;=82;1;0)" office:value-type="float" office:value="1" calcext:value-type="float">
            <text:p>1</text:p>
          </table:table-cell>
          <table:table-cell table:style-name="ce4" table:formula="of:=IF((MAX([.BD$1];[.$A54])*4 + MIN([.BD$1];[.$A54]))&gt;=82;1;0)" office:value-type="float" office:value="1" calcext:value-type="float">
            <text:p>1</text:p>
          </table:table-cell>
          <table:table-cell table:style-name="ce4" table:formula="of:=IF((MAX([.BE$1];[.$A54])*4 + MIN([.BE$1];[.$A54]))&gt;=82;1;0)" office:value-type="float" office:value="1" calcext:value-type="float">
            <text:p>1</text:p>
          </table:table-cell>
          <table:table-cell table:style-name="ce4" table:formula="of:=IF((MAX([.BF$1];[.$A54])*4 + MIN([.BF$1];[.$A54]))&gt;=82;1;0)" office:value-type="float" office:value="1" calcext:value-type="float">
            <text:p>1</text:p>
          </table:table-cell>
          <table:table-cell table:style-name="ce4" table:formula="of:=IF((MAX([.BG$1];[.$A54])*4 + MIN([.BG$1];[.$A54]))&gt;=82;1;0)" office:value-type="float" office:value="1" calcext:value-type="float">
            <text:p>1</text:p>
          </table:table-cell>
          <table:table-cell table:style-name="ce4" table:formula="of:=IF((MAX([.BH$1];[.$A54])*4 + MIN([.BH$1];[.$A54]))&gt;=82;1;0)" office:value-type="float" office:value="1" calcext:value-type="float">
            <text:p>1</text:p>
          </table:table-cell>
          <table:table-cell table:style-name="ce4" table:formula="of:=IF((MAX([.BI$1];[.$A54])*4 + MIN([.BI$1];[.$A54]))&gt;=82;1;0)" office:value-type="float" office:value="1" calcext:value-type="float">
            <text:p>1</text:p>
          </table:table-cell>
          <table:table-cell table:style-name="ce4" table:formula="of:=IF((MAX([.BJ$1];[.$A54])*4 + MIN([.BJ$1];[.$A54]))&gt;=82;1;0)" office:value-type="float" office:value="1" calcext:value-type="float">
            <text:p>1</text:p>
          </table:table-cell>
          <table:table-cell table:style-name="ce4" table:formula="of:=IF((MAX([.BK$1];[.$A54])*4 + MIN([.BK$1];[.$A54]))&gt;=82;1;0)" office:value-type="float" office:value="1" calcext:value-type="float">
            <text:p>1</text:p>
          </table:table-cell>
          <table:table-cell table:style-name="ce4" table:formula="of:=IF((MAX([.BL$1];[.$A54])*4 + MIN([.BL$1];[.$A54]))&gt;=82;1;0)" office:value-type="float" office:value="1" calcext:value-type="float">
            <text:p>1</text:p>
          </table:table-cell>
          <table:table-cell table:style-name="ce4" table:formula="of:=IF((MAX([.BM$1];[.$A54])*4 + MIN([.BM$1];[.$A54]))&gt;=82;1;0)" office:value-type="float" office:value="1" calcext:value-type="float">
            <text:p>1</text:p>
          </table:table-cell>
          <table:table-cell table:style-name="ce4" table:formula="of:=IF((MAX([.BN$1];[.$A54])*4 + MIN([.BN$1];[.$A54]))&gt;=82;1;0)" office:value-type="float" office:value="1" calcext:value-type="float">
            <text:p>1</text:p>
          </table:table-cell>
          <table:table-cell table:style-name="ce4" table:formula="of:=IF((MAX([.BO$1];[.$A54])*4 + MIN([.BO$1];[.$A54]))&gt;=82;1;0)" office:value-type="float" office:value="1" calcext:value-type="float">
            <text:p>1</text:p>
          </table:table-cell>
          <table:table-cell table:style-name="ce4" table:formula="of:=IF((MAX([.BP$1];[.$A54])*4 + MIN([.BP$1];[.$A54]))&gt;=82;1;0)" office:value-type="float" office:value="1" calcext:value-type="float">
            <text:p>1</text:p>
          </table:table-cell>
          <table:table-cell table:style-name="ce4" table:formula="of:=IF((MAX([.BQ$1];[.$A54])*4 + MIN([.BQ$1];[.$A54]))&gt;=82;1;0)" office:value-type="float" office:value="1" calcext:value-type="float">
            <text:p>1</text:p>
          </table:table-cell>
          <table:table-cell table:style-name="ce4" table:formula="of:=IF((MAX([.BR$1];[.$A54])*4 + MIN([.BR$1];[.$A54]))&gt;=82;1;0)" office:value-type="float" office:value="1" calcext:value-type="float">
            <text:p>1</text:p>
          </table:table-cell>
          <table:table-cell table:style-name="ce4" table:formula="of:=IF((MAX([.BS$1];[.$A54])*4 + MIN([.BS$1];[.$A54]))&gt;=82;1;0)" office:value-type="float" office:value="1" calcext:value-type="float">
            <text:p>1</text:p>
          </table:table-cell>
          <table:table-cell table:style-name="ce4" table:formula="of:=IF((MAX([.BT$1];[.$A54])*4 + MIN([.BT$1];[.$A54]))&gt;=82;1;0)" office:value-type="float" office:value="1" calcext:value-type="float">
            <text:p>1</text:p>
          </table:table-cell>
          <table:table-cell table:style-name="ce4" table:formula="of:=IF((MAX([.BU$1];[.$A54])*4 + MIN([.BU$1];[.$A54]))&gt;=82;1;0)" office:value-type="float" office:value="1" calcext:value-type="float">
            <text:p>1</text:p>
          </table:table-cell>
          <table:table-cell table:style-name="ce4" table:formula="of:=IF((MAX([.BV$1];[.$A54])*4 + MIN([.BV$1];[.$A54]))&gt;=82;1;0)" office:value-type="float" office:value="1" calcext:value-type="float">
            <text:p>1</text:p>
          </table:table-cell>
          <table:table-cell table:style-name="ce4" table:formula="of:=IF((MAX([.BW$1];[.$A54])*4 + MIN([.BW$1];[.$A54]))&gt;=82;1;0)" office:value-type="float" office:value="1" calcext:value-type="float">
            <text:p>1</text:p>
          </table:table-cell>
          <table:table-cell table:style-name="ce4" table:formula="of:=IF((MAX([.BX$1];[.$A54])*4 + MIN([.BX$1];[.$A54]))&gt;=82;1;0)" office:value-type="float" office:value="1" calcext:value-type="float">
            <text:p>1</text:p>
          </table:table-cell>
          <table:table-cell table:style-name="ce4" table:formula="of:=IF((MAX([.BY$1];[.$A54])*4 + MIN([.BY$1];[.$A54]))&gt;=82;1;0)" office:value-type="float" office:value="1" calcext:value-type="float">
            <text:p>1</text:p>
          </table:table-cell>
          <table:table-cell table:style-name="ce4" table:formula="of:=IF((MAX([.BZ$1];[.$A54])*4 + MIN([.BZ$1];[.$A54]))&gt;=82;1;0)" office:value-type="float" office:value="1" calcext:value-type="float">
            <text:p>1</text:p>
          </table:table-cell>
          <table:table-cell table:style-name="ce4" table:formula="of:=IF((MAX([.CA$1];[.$A54])*4 + MIN([.CA$1];[.$A54]))&gt;=82;1;0)" office:value-type="float" office:value="1" calcext:value-type="float">
            <text:p>1</text:p>
          </table:table-cell>
          <table:table-cell table:style-name="ce4" table:formula="of:=IF((MAX([.CB$1];[.$A54])*4 + MIN([.CB$1];[.$A54]))&gt;=82;1;0)" office:value-type="float" office:value="1" calcext:value-type="float">
            <text:p>1</text:p>
          </table:table-cell>
          <table:table-cell table:style-name="ce4" table:formula="of:=IF((MAX([.CC$1];[.$A54])*4 + MIN([.CC$1];[.$A54]))&gt;=82;1;0)" office:value-type="float" office:value="1" calcext:value-type="float">
            <text:p>1</text:p>
          </table:table-cell>
          <table:table-cell table:style-name="ce4" table:formula="of:=IF((MAX([.CD$1];[.$A54])*4 + MIN([.CD$1];[.$A54]))&gt;=82;1;0)" office:value-type="float" office:value="1" calcext:value-type="float">
            <text:p>1</text:p>
          </table:table-cell>
          <table:table-cell table:style-name="ce4" table:formula="of:=IF((MAX([.CE$1];[.$A54])*4 + MIN([.CE$1];[.$A54]))&gt;=82;1;0)" office:value-type="float" office:value="1" calcext:value-type="float">
            <text:p>1</text:p>
          </table:table-cell>
          <table:table-cell table:style-name="ce4" table:formula="of:=IF((MAX([.CF$1];[.$A54])*4 + MIN([.CF$1];[.$A54]))&gt;=82;1;0)" office:value-type="float" office:value="1" calcext:value-type="float">
            <text:p>1</text:p>
          </table:table-cell>
          <table:table-cell table:style-name="ce4" table:formula="of:=IF((MAX([.CG$1];[.$A54])*4 + MIN([.CG$1];[.$A54]))&gt;=82;1;0)" office:value-type="float" office:value="1" calcext:value-type="float">
            <text:p>1</text:p>
          </table:table-cell>
          <table:table-cell table:style-name="ce4" table:formula="of:=IF((MAX([.CH$1];[.$A54])*4 + MIN([.CH$1];[.$A5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table:formula="of:=IF((MAX([.B$1];[.$A55])*4 + MIN([.B$1];[.$A55]))&gt;=82;1;0)" office:value-type="float" office:value="1" calcext:value-type="float">
            <text:p>1</text:p>
          </table:table-cell>
          <table:table-cell table:style-name="ce4" table:formula="of:=IF((MAX([.C$1];[.$A55])*4 + MIN([.C$1];[.$A55]))&gt;=82;1;0)" office:value-type="float" office:value="1" calcext:value-type="float">
            <text:p>1</text:p>
          </table:table-cell>
          <table:table-cell table:style-name="ce4" table:formula="of:=IF((MAX([.D$1];[.$A55])*4 + MIN([.D$1];[.$A55]))&gt;=82;1;0)" office:value-type="float" office:value="1" calcext:value-type="float">
            <text:p>1</text:p>
          </table:table-cell>
          <table:table-cell table:style-name="ce4" table:formula="of:=IF((MAX([.E$1];[.$A55])*4 + MIN([.E$1];[.$A55]))&gt;=82;1;0)" office:value-type="float" office:value="1" calcext:value-type="float">
            <text:p>1</text:p>
          </table:table-cell>
          <table:table-cell table:style-name="ce4" table:formula="of:=IF((MAX([.F$1];[.$A55])*4 + MIN([.F$1];[.$A55]))&gt;=82;1;0)" office:value-type="float" office:value="1" calcext:value-type="float">
            <text:p>1</text:p>
          </table:table-cell>
          <table:table-cell table:style-name="ce4" table:formula="of:=IF((MAX([.G$1];[.$A55])*4 + MIN([.G$1];[.$A55]))&gt;=82;1;0)" office:value-type="float" office:value="1" calcext:value-type="float">
            <text:p>1</text:p>
          </table:table-cell>
          <table:table-cell table:style-name="ce4" table:formula="of:=IF((MAX([.H$1];[.$A55])*4 + MIN([.H$1];[.$A55]))&gt;=82;1;0)" office:value-type="float" office:value="1" calcext:value-type="float">
            <text:p>1</text:p>
          </table:table-cell>
          <table:table-cell table:style-name="ce4" table:formula="of:=IF((MAX([.I$1];[.$A55])*4 + MIN([.I$1];[.$A55]))&gt;=82;1;0)" office:value-type="float" office:value="1" calcext:value-type="float">
            <text:p>1</text:p>
          </table:table-cell>
          <table:table-cell table:style-name="ce4" table:formula="of:=IF((MAX([.J$1];[.$A55])*4 + MIN([.J$1];[.$A55]))&gt;=82;1;0)" office:value-type="float" office:value="1" calcext:value-type="float">
            <text:p>1</text:p>
          </table:table-cell>
          <table:table-cell table:style-name="ce4" table:formula="of:=IF((MAX([.K$1];[.$A55])*4 + MIN([.K$1];[.$A55]))&gt;=82;1;0)" office:value-type="float" office:value="1" calcext:value-type="float">
            <text:p>1</text:p>
          </table:table-cell>
          <table:table-cell table:style-name="ce4" table:formula="of:=IF((MAX([.L$1];[.$A55])*4 + MIN([.L$1];[.$A55]))&gt;=82;1;0)" office:value-type="float" office:value="1" calcext:value-type="float">
            <text:p>1</text:p>
          </table:table-cell>
          <table:table-cell table:style-name="ce4" table:formula="of:=IF((MAX([.M$1];[.$A55])*4 + MIN([.M$1];[.$A55]))&gt;=82;1;0)" office:value-type="float" office:value="1" calcext:value-type="float">
            <text:p>1</text:p>
          </table:table-cell>
          <table:table-cell table:style-name="ce4" table:formula="of:=IF((MAX([.N$1];[.$A55])*4 + MIN([.N$1];[.$A55]))&gt;=82;1;0)" office:value-type="float" office:value="1" calcext:value-type="float">
            <text:p>1</text:p>
          </table:table-cell>
          <table:table-cell table:style-name="ce4" table:formula="of:=IF((MAX([.O$1];[.$A55])*4 + MIN([.O$1];[.$A55]))&gt;=82;1;0)" office:value-type="float" office:value="1" calcext:value-type="float">
            <text:p>1</text:p>
          </table:table-cell>
          <table:table-cell table:style-name="ce4" table:formula="of:=IF((MAX([.P$1];[.$A55])*4 + MIN([.P$1];[.$A55]))&gt;=82;1;0)" office:value-type="float" office:value="1" calcext:value-type="float">
            <text:p>1</text:p>
          </table:table-cell>
          <table:table-cell table:style-name="ce4" table:formula="of:=IF((MAX([.Q$1];[.$A55])*4 + MIN([.Q$1];[.$A55]))&gt;=82;1;0)" office:value-type="float" office:value="1" calcext:value-type="float">
            <text:p>1</text:p>
          </table:table-cell>
          <table:table-cell table:style-name="ce4" table:formula="of:=IF((MAX([.R$1];[.$A55])*4 + MIN([.R$1];[.$A55]))&gt;=82;1;0)" office:value-type="float" office:value="1" calcext:value-type="float">
            <text:p>1</text:p>
          </table:table-cell>
          <table:table-cell table:style-name="ce4" table:formula="of:=IF((MAX([.S$1];[.$A55])*4 + MIN([.S$1];[.$A55]))&gt;=82;1;0)" office:value-type="float" office:value="1" calcext:value-type="float">
            <text:p>1</text:p>
          </table:table-cell>
          <table:table-cell table:style-name="ce4" table:formula="of:=IF((MAX([.T$1];[.$A55])*4 + MIN([.T$1];[.$A55]))&gt;=82;1;0)" office:value-type="float" office:value="1" calcext:value-type="float">
            <text:p>1</text:p>
          </table:table-cell>
          <table:table-cell table:style-name="ce4" table:formula="of:=IF((MAX([.U$1];[.$A55])*4 + MIN([.U$1];[.$A55]))&gt;=82;1;0)" office:value-type="float" office:value="1" calcext:value-type="float">
            <text:p>1</text:p>
          </table:table-cell>
          <table:table-cell table:style-name="ce4" table:formula="of:=IF((MAX([.V$1];[.$A55])*4 + MIN([.V$1];[.$A55]))&gt;=82;1;0)" office:value-type="float" office:value="1" calcext:value-type="float">
            <text:p>1</text:p>
          </table:table-cell>
          <table:table-cell table:style-name="ce4" table:formula="of:=IF((MAX([.W$1];[.$A55])*4 + MIN([.W$1];[.$A55]))&gt;=82;1;0)" office:value-type="float" office:value="1" calcext:value-type="float">
            <text:p>1</text:p>
          </table:table-cell>
          <table:table-cell table:style-name="ce4" table:formula="of:=IF((MAX([.X$1];[.$A55])*4 + MIN([.X$1];[.$A55]))&gt;=82;1;0)" office:value-type="float" office:value="1" calcext:value-type="float">
            <text:p>1</text:p>
          </table:table-cell>
          <table:table-cell table:style-name="ce4" table:formula="of:=IF((MAX([.Y$1];[.$A55])*4 + MIN([.Y$1];[.$A55]))&gt;=82;1;0)" office:value-type="float" office:value="1" calcext:value-type="float">
            <text:p>1</text:p>
          </table:table-cell>
          <table:table-cell table:style-name="ce4" table:formula="of:=IF((MAX([.Z$1];[.$A55])*4 + MIN([.Z$1];[.$A55]))&gt;=82;1;0)" office:value-type="float" office:value="1" calcext:value-type="float">
            <text:p>1</text:p>
          </table:table-cell>
          <table:table-cell table:style-name="ce4" table:formula="of:=IF((MAX([.AA$1];[.$A55])*4 + MIN([.AA$1];[.$A55]))&gt;=82;1;0)" office:value-type="float" office:value="1" calcext:value-type="float">
            <text:p>1</text:p>
          </table:table-cell>
          <table:table-cell table:style-name="ce4" table:formula="of:=IF((MAX([.AB$1];[.$A55])*4 + MIN([.AB$1];[.$A55]))&gt;=82;1;0)" office:value-type="float" office:value="1" calcext:value-type="float">
            <text:p>1</text:p>
          </table:table-cell>
          <table:table-cell table:style-name="ce4" table:formula="of:=IF((MAX([.AC$1];[.$A55])*4 + MIN([.AC$1];[.$A55]))&gt;=82;1;0)" office:value-type="float" office:value="1" calcext:value-type="float">
            <text:p>1</text:p>
          </table:table-cell>
          <table:table-cell table:style-name="ce4" table:formula="of:=IF((MAX([.AD$1];[.$A55])*4 + MIN([.AD$1];[.$A55]))&gt;=82;1;0)" office:value-type="float" office:value="1" calcext:value-type="float">
            <text:p>1</text:p>
          </table:table-cell>
          <table:table-cell table:style-name="ce4" table:formula="of:=IF((MAX([.AE$1];[.$A55])*4 + MIN([.AE$1];[.$A55]))&gt;=82;1;0)" office:value-type="float" office:value="1" calcext:value-type="float">
            <text:p>1</text:p>
          </table:table-cell>
          <table:table-cell table:style-name="ce4" table:formula="of:=IF((MAX([.AF$1];[.$A55])*4 + MIN([.AF$1];[.$A55]))&gt;=82;1;0)" office:value-type="float" office:value="1" calcext:value-type="float">
            <text:p>1</text:p>
          </table:table-cell>
          <table:table-cell table:style-name="ce4" table:formula="of:=IF((MAX([.AG$1];[.$A55])*4 + MIN([.AG$1];[.$A55]))&gt;=82;1;0)" office:value-type="float" office:value="1" calcext:value-type="float">
            <text:p>1</text:p>
          </table:table-cell>
          <table:table-cell table:style-name="ce4" table:formula="of:=IF((MAX([.AH$1];[.$A55])*4 + MIN([.AH$1];[.$A55]))&gt;=82;1;0)" office:value-type="float" office:value="1" calcext:value-type="float">
            <text:p>1</text:p>
          </table:table-cell>
          <table:table-cell table:style-name="ce4" table:formula="of:=IF((MAX([.AI$1];[.$A55])*4 + MIN([.AI$1];[.$A55]))&gt;=82;1;0)" office:value-type="float" office:value="1" calcext:value-type="float">
            <text:p>1</text:p>
          </table:table-cell>
          <table:table-cell table:style-name="ce4" table:formula="of:=IF((MAX([.AJ$1];[.$A55])*4 + MIN([.AJ$1];[.$A55]))&gt;=82;1;0)" office:value-type="float" office:value="1" calcext:value-type="float">
            <text:p>1</text:p>
          </table:table-cell>
          <table:table-cell table:style-name="ce4" table:formula="of:=IF((MAX([.AK$1];[.$A55])*4 + MIN([.AK$1];[.$A55]))&gt;=82;1;0)" office:value-type="float" office:value="1" calcext:value-type="float">
            <text:p>1</text:p>
          </table:table-cell>
          <table:table-cell table:style-name="ce4" table:formula="of:=IF((MAX([.AL$1];[.$A55])*4 + MIN([.AL$1];[.$A55]))&gt;=82;1;0)" office:value-type="float" office:value="1" calcext:value-type="float">
            <text:p>1</text:p>
          </table:table-cell>
          <table:table-cell table:style-name="ce4" table:formula="of:=IF((MAX([.AM$1];[.$A55])*4 + MIN([.AM$1];[.$A55]))&gt;=82;1;0)" office:value-type="float" office:value="1" calcext:value-type="float">
            <text:p>1</text:p>
          </table:table-cell>
          <table:table-cell table:style-name="ce4" table:formula="of:=IF((MAX([.AN$1];[.$A55])*4 + MIN([.AN$1];[.$A55]))&gt;=82;1;0)" office:value-type="float" office:value="1" calcext:value-type="float">
            <text:p>1</text:p>
          </table:table-cell>
          <table:table-cell table:style-name="ce4" table:formula="of:=IF((MAX([.AO$1];[.$A55])*4 + MIN([.AO$1];[.$A55]))&gt;=82;1;0)" office:value-type="float" office:value="1" calcext:value-type="float">
            <text:p>1</text:p>
          </table:table-cell>
          <table:table-cell table:style-name="ce4" table:formula="of:=IF((MAX([.AP$1];[.$A55])*4 + MIN([.AP$1];[.$A55]))&gt;=82;1;0)" office:value-type="float" office:value="1" calcext:value-type="float">
            <text:p>1</text:p>
          </table:table-cell>
          <table:table-cell table:style-name="ce4" table:formula="of:=IF((MAX([.AQ$1];[.$A55])*4 + MIN([.AQ$1];[.$A55]))&gt;=82;1;0)" office:value-type="float" office:value="1" calcext:value-type="float">
            <text:p>1</text:p>
          </table:table-cell>
          <table:table-cell table:style-name="ce4" table:formula="of:=IF((MAX([.AR$1];[.$A55])*4 + MIN([.AR$1];[.$A55]))&gt;=82;1;0)" office:value-type="float" office:value="1" calcext:value-type="float">
            <text:p>1</text:p>
          </table:table-cell>
          <table:table-cell table:style-name="ce4" table:formula="of:=IF((MAX([.AS$1];[.$A55])*4 + MIN([.AS$1];[.$A55]))&gt;=82;1;0)" office:value-type="float" office:value="1" calcext:value-type="float">
            <text:p>1</text:p>
          </table:table-cell>
          <table:table-cell table:style-name="ce4" table:formula="of:=IF((MAX([.AT$1];[.$A55])*4 + MIN([.AT$1];[.$A55]))&gt;=82;1;0)" office:value-type="float" office:value="1" calcext:value-type="float">
            <text:p>1</text:p>
          </table:table-cell>
          <table:table-cell table:style-name="ce4" table:formula="of:=IF((MAX([.AU$1];[.$A55])*4 + MIN([.AU$1];[.$A55]))&gt;=82;1;0)" office:value-type="float" office:value="1" calcext:value-type="float">
            <text:p>1</text:p>
          </table:table-cell>
          <table:table-cell table:style-name="ce4" table:formula="of:=IF((MAX([.AV$1];[.$A55])*4 + MIN([.AV$1];[.$A55]))&gt;=82;1;0)" office:value-type="float" office:value="1" calcext:value-type="float">
            <text:p>1</text:p>
          </table:table-cell>
          <table:table-cell table:style-name="ce4" table:formula="of:=IF((MAX([.AW$1];[.$A55])*4 + MIN([.AW$1];[.$A55]))&gt;=82;1;0)" office:value-type="float" office:value="1" calcext:value-type="float">
            <text:p>1</text:p>
          </table:table-cell>
          <table:table-cell table:style-name="ce4" table:formula="of:=IF((MAX([.AX$1];[.$A55])*4 + MIN([.AX$1];[.$A55]))&gt;=82;1;0)" office:value-type="float" office:value="1" calcext:value-type="float">
            <text:p>1</text:p>
          </table:table-cell>
          <table:table-cell table:style-name="ce4" table:formula="of:=IF((MAX([.AY$1];[.$A55])*4 + MIN([.AY$1];[.$A55]))&gt;=82;1;0)" office:value-type="float" office:value="1" calcext:value-type="float">
            <text:p>1</text:p>
          </table:table-cell>
          <table:table-cell table:style-name="ce4" table:formula="of:=IF((MAX([.AZ$1];[.$A55])*4 + MIN([.AZ$1];[.$A55]))&gt;=82;1;0)" office:value-type="float" office:value="1" calcext:value-type="float">
            <text:p>1</text:p>
          </table:table-cell>
          <table:table-cell table:style-name="ce4" table:formula="of:=IF((MAX([.BA$1];[.$A55])*4 + MIN([.BA$1];[.$A55]))&gt;=82;1;0)" office:value-type="float" office:value="1" calcext:value-type="float">
            <text:p>1</text:p>
          </table:table-cell>
          <table:table-cell table:style-name="ce4" table:formula="of:=IF((MAX([.BB$1];[.$A55])*4 + MIN([.BB$1];[.$A55]))&gt;=82;1;0)" office:value-type="float" office:value="1" calcext:value-type="float">
            <text:p>1</text:p>
          </table:table-cell>
          <table:table-cell table:style-name="ce4" table:formula="of:=IF((MAX([.BC$1];[.$A55])*4 + MIN([.BC$1];[.$A55]))&gt;=82;1;0)" office:value-type="float" office:value="1" calcext:value-type="float">
            <text:p>1</text:p>
          </table:table-cell>
          <table:table-cell table:style-name="ce4" table:formula="of:=IF((MAX([.BD$1];[.$A55])*4 + MIN([.BD$1];[.$A55]))&gt;=82;1;0)" office:value-type="float" office:value="1" calcext:value-type="float">
            <text:p>1</text:p>
          </table:table-cell>
          <table:table-cell table:style-name="ce4" table:formula="of:=IF((MAX([.BE$1];[.$A55])*4 + MIN([.BE$1];[.$A55]))&gt;=82;1;0)" office:value-type="float" office:value="1" calcext:value-type="float">
            <text:p>1</text:p>
          </table:table-cell>
          <table:table-cell table:style-name="ce4" table:formula="of:=IF((MAX([.BF$1];[.$A55])*4 + MIN([.BF$1];[.$A55]))&gt;=82;1;0)" office:value-type="float" office:value="1" calcext:value-type="float">
            <text:p>1</text:p>
          </table:table-cell>
          <table:table-cell table:style-name="ce4" table:formula="of:=IF((MAX([.BG$1];[.$A55])*4 + MIN([.BG$1];[.$A55]))&gt;=82;1;0)" office:value-type="float" office:value="1" calcext:value-type="float">
            <text:p>1</text:p>
          </table:table-cell>
          <table:table-cell table:style-name="ce4" table:formula="of:=IF((MAX([.BH$1];[.$A55])*4 + MIN([.BH$1];[.$A55]))&gt;=82;1;0)" office:value-type="float" office:value="1" calcext:value-type="float">
            <text:p>1</text:p>
          </table:table-cell>
          <table:table-cell table:style-name="ce4" table:formula="of:=IF((MAX([.BI$1];[.$A55])*4 + MIN([.BI$1];[.$A55]))&gt;=82;1;0)" office:value-type="float" office:value="1" calcext:value-type="float">
            <text:p>1</text:p>
          </table:table-cell>
          <table:table-cell table:style-name="ce4" table:formula="of:=IF((MAX([.BJ$1];[.$A55])*4 + MIN([.BJ$1];[.$A55]))&gt;=82;1;0)" office:value-type="float" office:value="1" calcext:value-type="float">
            <text:p>1</text:p>
          </table:table-cell>
          <table:table-cell table:style-name="ce4" table:formula="of:=IF((MAX([.BK$1];[.$A55])*4 + MIN([.BK$1];[.$A55]))&gt;=82;1;0)" office:value-type="float" office:value="1" calcext:value-type="float">
            <text:p>1</text:p>
          </table:table-cell>
          <table:table-cell table:style-name="ce4" table:formula="of:=IF((MAX([.BL$1];[.$A55])*4 + MIN([.BL$1];[.$A55]))&gt;=82;1;0)" office:value-type="float" office:value="1" calcext:value-type="float">
            <text:p>1</text:p>
          </table:table-cell>
          <table:table-cell table:style-name="ce4" table:formula="of:=IF((MAX([.BM$1];[.$A55])*4 + MIN([.BM$1];[.$A55]))&gt;=82;1;0)" office:value-type="float" office:value="1" calcext:value-type="float">
            <text:p>1</text:p>
          </table:table-cell>
          <table:table-cell table:style-name="ce4" table:formula="of:=IF((MAX([.BN$1];[.$A55])*4 + MIN([.BN$1];[.$A55]))&gt;=82;1;0)" office:value-type="float" office:value="1" calcext:value-type="float">
            <text:p>1</text:p>
          </table:table-cell>
          <table:table-cell table:style-name="ce4" table:formula="of:=IF((MAX([.BO$1];[.$A55])*4 + MIN([.BO$1];[.$A55]))&gt;=82;1;0)" office:value-type="float" office:value="1" calcext:value-type="float">
            <text:p>1</text:p>
          </table:table-cell>
          <table:table-cell table:style-name="ce4" table:formula="of:=IF((MAX([.BP$1];[.$A55])*4 + MIN([.BP$1];[.$A55]))&gt;=82;1;0)" office:value-type="float" office:value="1" calcext:value-type="float">
            <text:p>1</text:p>
          </table:table-cell>
          <table:table-cell table:style-name="ce4" table:formula="of:=IF((MAX([.BQ$1];[.$A55])*4 + MIN([.BQ$1];[.$A55]))&gt;=82;1;0)" office:value-type="float" office:value="1" calcext:value-type="float">
            <text:p>1</text:p>
          </table:table-cell>
          <table:table-cell table:style-name="ce4" table:formula="of:=IF((MAX([.BR$1];[.$A55])*4 + MIN([.BR$1];[.$A55]))&gt;=82;1;0)" office:value-type="float" office:value="1" calcext:value-type="float">
            <text:p>1</text:p>
          </table:table-cell>
          <table:table-cell table:style-name="ce4" table:formula="of:=IF((MAX([.BS$1];[.$A55])*4 + MIN([.BS$1];[.$A55]))&gt;=82;1;0)" office:value-type="float" office:value="1" calcext:value-type="float">
            <text:p>1</text:p>
          </table:table-cell>
          <table:table-cell table:style-name="ce4" table:formula="of:=IF((MAX([.BT$1];[.$A55])*4 + MIN([.BT$1];[.$A55]))&gt;=82;1;0)" office:value-type="float" office:value="1" calcext:value-type="float">
            <text:p>1</text:p>
          </table:table-cell>
          <table:table-cell table:style-name="ce4" table:formula="of:=IF((MAX([.BU$1];[.$A55])*4 + MIN([.BU$1];[.$A55]))&gt;=82;1;0)" office:value-type="float" office:value="1" calcext:value-type="float">
            <text:p>1</text:p>
          </table:table-cell>
          <table:table-cell table:style-name="ce4" table:formula="of:=IF((MAX([.BV$1];[.$A55])*4 + MIN([.BV$1];[.$A55]))&gt;=82;1;0)" office:value-type="float" office:value="1" calcext:value-type="float">
            <text:p>1</text:p>
          </table:table-cell>
          <table:table-cell table:style-name="ce4" table:formula="of:=IF((MAX([.BW$1];[.$A55])*4 + MIN([.BW$1];[.$A55]))&gt;=82;1;0)" office:value-type="float" office:value="1" calcext:value-type="float">
            <text:p>1</text:p>
          </table:table-cell>
          <table:table-cell table:style-name="ce4" table:formula="of:=IF((MAX([.BX$1];[.$A55])*4 + MIN([.BX$1];[.$A55]))&gt;=82;1;0)" office:value-type="float" office:value="1" calcext:value-type="float">
            <text:p>1</text:p>
          </table:table-cell>
          <table:table-cell table:style-name="ce4" table:formula="of:=IF((MAX([.BY$1];[.$A55])*4 + MIN([.BY$1];[.$A55]))&gt;=82;1;0)" office:value-type="float" office:value="1" calcext:value-type="float">
            <text:p>1</text:p>
          </table:table-cell>
          <table:table-cell table:style-name="ce4" table:formula="of:=IF((MAX([.BZ$1];[.$A55])*4 + MIN([.BZ$1];[.$A55]))&gt;=82;1;0)" office:value-type="float" office:value="1" calcext:value-type="float">
            <text:p>1</text:p>
          </table:table-cell>
          <table:table-cell table:style-name="ce4" table:formula="of:=IF((MAX([.CA$1];[.$A55])*4 + MIN([.CA$1];[.$A55]))&gt;=82;1;0)" office:value-type="float" office:value="1" calcext:value-type="float">
            <text:p>1</text:p>
          </table:table-cell>
          <table:table-cell table:style-name="ce4" table:formula="of:=IF((MAX([.CB$1];[.$A55])*4 + MIN([.CB$1];[.$A55]))&gt;=82;1;0)" office:value-type="float" office:value="1" calcext:value-type="float">
            <text:p>1</text:p>
          </table:table-cell>
          <table:table-cell table:style-name="ce4" table:formula="of:=IF((MAX([.CC$1];[.$A55])*4 + MIN([.CC$1];[.$A55]))&gt;=82;1;0)" office:value-type="float" office:value="1" calcext:value-type="float">
            <text:p>1</text:p>
          </table:table-cell>
          <table:table-cell table:style-name="ce4" table:formula="of:=IF((MAX([.CD$1];[.$A55])*4 + MIN([.CD$1];[.$A55]))&gt;=82;1;0)" office:value-type="float" office:value="1" calcext:value-type="float">
            <text:p>1</text:p>
          </table:table-cell>
          <table:table-cell table:style-name="ce4" table:formula="of:=IF((MAX([.CE$1];[.$A55])*4 + MIN([.CE$1];[.$A55]))&gt;=82;1;0)" office:value-type="float" office:value="1" calcext:value-type="float">
            <text:p>1</text:p>
          </table:table-cell>
          <table:table-cell table:style-name="ce4" table:formula="of:=IF((MAX([.CF$1];[.$A55])*4 + MIN([.CF$1];[.$A55]))&gt;=82;1;0)" office:value-type="float" office:value="1" calcext:value-type="float">
            <text:p>1</text:p>
          </table:table-cell>
          <table:table-cell table:style-name="ce4" table:formula="of:=IF((MAX([.CG$1];[.$A55])*4 + MIN([.CG$1];[.$A55]))&gt;=82;1;0)" office:value-type="float" office:value="1" calcext:value-type="float">
            <text:p>1</text:p>
          </table:table-cell>
          <table:table-cell table:style-name="ce4" table:formula="of:=IF((MAX([.CH$1];[.$A55])*4 + MIN([.CH$1];[.$A5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table:formula="of:=IF((MAX([.B$1];[.$A56])*4 + MIN([.B$1];[.$A56]))&gt;=82;1;0)" office:value-type="float" office:value="1" calcext:value-type="float">
            <text:p>1</text:p>
          </table:table-cell>
          <table:table-cell table:style-name="ce4" table:formula="of:=IF((MAX([.C$1];[.$A56])*4 + MIN([.C$1];[.$A56]))&gt;=82;1;0)" office:value-type="float" office:value="1" calcext:value-type="float">
            <text:p>1</text:p>
          </table:table-cell>
          <table:table-cell table:style-name="ce4" table:formula="of:=IF((MAX([.D$1];[.$A56])*4 + MIN([.D$1];[.$A56]))&gt;=82;1;0)" office:value-type="float" office:value="1" calcext:value-type="float">
            <text:p>1</text:p>
          </table:table-cell>
          <table:table-cell table:style-name="ce4" table:formula="of:=IF((MAX([.E$1];[.$A56])*4 + MIN([.E$1];[.$A56]))&gt;=82;1;0)" office:value-type="float" office:value="1" calcext:value-type="float">
            <text:p>1</text:p>
          </table:table-cell>
          <table:table-cell table:style-name="ce4" table:formula="of:=IF((MAX([.F$1];[.$A56])*4 + MIN([.F$1];[.$A56]))&gt;=82;1;0)" office:value-type="float" office:value="1" calcext:value-type="float">
            <text:p>1</text:p>
          </table:table-cell>
          <table:table-cell table:style-name="ce4" table:formula="of:=IF((MAX([.G$1];[.$A56])*4 + MIN([.G$1];[.$A56]))&gt;=82;1;0)" office:value-type="float" office:value="1" calcext:value-type="float">
            <text:p>1</text:p>
          </table:table-cell>
          <table:table-cell table:style-name="ce4" table:formula="of:=IF((MAX([.H$1];[.$A56])*4 + MIN([.H$1];[.$A56]))&gt;=82;1;0)" office:value-type="float" office:value="1" calcext:value-type="float">
            <text:p>1</text:p>
          </table:table-cell>
          <table:table-cell table:style-name="ce4" table:formula="of:=IF((MAX([.I$1];[.$A56])*4 + MIN([.I$1];[.$A56]))&gt;=82;1;0)" office:value-type="float" office:value="1" calcext:value-type="float">
            <text:p>1</text:p>
          </table:table-cell>
          <table:table-cell table:style-name="ce4" table:formula="of:=IF((MAX([.J$1];[.$A56])*4 + MIN([.J$1];[.$A56]))&gt;=82;1;0)" office:value-type="float" office:value="1" calcext:value-type="float">
            <text:p>1</text:p>
          </table:table-cell>
          <table:table-cell table:style-name="ce4" table:formula="of:=IF((MAX([.K$1];[.$A56])*4 + MIN([.K$1];[.$A56]))&gt;=82;1;0)" office:value-type="float" office:value="1" calcext:value-type="float">
            <text:p>1</text:p>
          </table:table-cell>
          <table:table-cell table:style-name="ce4" table:formula="of:=IF((MAX([.L$1];[.$A56])*4 + MIN([.L$1];[.$A56]))&gt;=82;1;0)" office:value-type="float" office:value="1" calcext:value-type="float">
            <text:p>1</text:p>
          </table:table-cell>
          <table:table-cell table:style-name="ce4" table:formula="of:=IF((MAX([.M$1];[.$A56])*4 + MIN([.M$1];[.$A56]))&gt;=82;1;0)" office:value-type="float" office:value="1" calcext:value-type="float">
            <text:p>1</text:p>
          </table:table-cell>
          <table:table-cell table:style-name="ce4" table:formula="of:=IF((MAX([.N$1];[.$A56])*4 + MIN([.N$1];[.$A56]))&gt;=82;1;0)" office:value-type="float" office:value="1" calcext:value-type="float">
            <text:p>1</text:p>
          </table:table-cell>
          <table:table-cell table:style-name="ce4" table:formula="of:=IF((MAX([.O$1];[.$A56])*4 + MIN([.O$1];[.$A56]))&gt;=82;1;0)" office:value-type="float" office:value="1" calcext:value-type="float">
            <text:p>1</text:p>
          </table:table-cell>
          <table:table-cell table:style-name="ce4" table:formula="of:=IF((MAX([.P$1];[.$A56])*4 + MIN([.P$1];[.$A56]))&gt;=82;1;0)" office:value-type="float" office:value="1" calcext:value-type="float">
            <text:p>1</text:p>
          </table:table-cell>
          <table:table-cell table:style-name="ce4" table:formula="of:=IF((MAX([.Q$1];[.$A56])*4 + MIN([.Q$1];[.$A56]))&gt;=82;1;0)" office:value-type="float" office:value="1" calcext:value-type="float">
            <text:p>1</text:p>
          </table:table-cell>
          <table:table-cell table:style-name="ce4" table:formula="of:=IF((MAX([.R$1];[.$A56])*4 + MIN([.R$1];[.$A56]))&gt;=82;1;0)" office:value-type="float" office:value="1" calcext:value-type="float">
            <text:p>1</text:p>
          </table:table-cell>
          <table:table-cell table:style-name="ce4" table:formula="of:=IF((MAX([.S$1];[.$A56])*4 + MIN([.S$1];[.$A56]))&gt;=82;1;0)" office:value-type="float" office:value="1" calcext:value-type="float">
            <text:p>1</text:p>
          </table:table-cell>
          <table:table-cell table:style-name="ce4" table:formula="of:=IF((MAX([.T$1];[.$A56])*4 + MIN([.T$1];[.$A56]))&gt;=82;1;0)" office:value-type="float" office:value="1" calcext:value-type="float">
            <text:p>1</text:p>
          </table:table-cell>
          <table:table-cell table:style-name="ce4" table:formula="of:=IF((MAX([.U$1];[.$A56])*4 + MIN([.U$1];[.$A56]))&gt;=82;1;0)" office:value-type="float" office:value="1" calcext:value-type="float">
            <text:p>1</text:p>
          </table:table-cell>
          <table:table-cell table:style-name="ce4" table:formula="of:=IF((MAX([.V$1];[.$A56])*4 + MIN([.V$1];[.$A56]))&gt;=82;1;0)" office:value-type="float" office:value="1" calcext:value-type="float">
            <text:p>1</text:p>
          </table:table-cell>
          <table:table-cell table:style-name="ce4" table:formula="of:=IF((MAX([.W$1];[.$A56])*4 + MIN([.W$1];[.$A56]))&gt;=82;1;0)" office:value-type="float" office:value="1" calcext:value-type="float">
            <text:p>1</text:p>
          </table:table-cell>
          <table:table-cell table:style-name="ce4" table:formula="of:=IF((MAX([.X$1];[.$A56])*4 + MIN([.X$1];[.$A56]))&gt;=82;1;0)" office:value-type="float" office:value="1" calcext:value-type="float">
            <text:p>1</text:p>
          </table:table-cell>
          <table:table-cell table:style-name="ce4" table:formula="of:=IF((MAX([.Y$1];[.$A56])*4 + MIN([.Y$1];[.$A56]))&gt;=82;1;0)" office:value-type="float" office:value="1" calcext:value-type="float">
            <text:p>1</text:p>
          </table:table-cell>
          <table:table-cell table:style-name="ce4" table:formula="of:=IF((MAX([.Z$1];[.$A56])*4 + MIN([.Z$1];[.$A56]))&gt;=82;1;0)" office:value-type="float" office:value="1" calcext:value-type="float">
            <text:p>1</text:p>
          </table:table-cell>
          <table:table-cell table:style-name="ce4" table:formula="of:=IF((MAX([.AA$1];[.$A56])*4 + MIN([.AA$1];[.$A56]))&gt;=82;1;0)" office:value-type="float" office:value="1" calcext:value-type="float">
            <text:p>1</text:p>
          </table:table-cell>
          <table:table-cell table:style-name="ce4" table:formula="of:=IF((MAX([.AB$1];[.$A56])*4 + MIN([.AB$1];[.$A56]))&gt;=82;1;0)" office:value-type="float" office:value="1" calcext:value-type="float">
            <text:p>1</text:p>
          </table:table-cell>
          <table:table-cell table:style-name="ce4" table:formula="of:=IF((MAX([.AC$1];[.$A56])*4 + MIN([.AC$1];[.$A56]))&gt;=82;1;0)" office:value-type="float" office:value="1" calcext:value-type="float">
            <text:p>1</text:p>
          </table:table-cell>
          <table:table-cell table:style-name="ce4" table:formula="of:=IF((MAX([.AD$1];[.$A56])*4 + MIN([.AD$1];[.$A56]))&gt;=82;1;0)" office:value-type="float" office:value="1" calcext:value-type="float">
            <text:p>1</text:p>
          </table:table-cell>
          <table:table-cell table:style-name="ce4" table:formula="of:=IF((MAX([.AE$1];[.$A56])*4 + MIN([.AE$1];[.$A56]))&gt;=82;1;0)" office:value-type="float" office:value="1" calcext:value-type="float">
            <text:p>1</text:p>
          </table:table-cell>
          <table:table-cell table:style-name="ce4" table:formula="of:=IF((MAX([.AF$1];[.$A56])*4 + MIN([.AF$1];[.$A56]))&gt;=82;1;0)" office:value-type="float" office:value="1" calcext:value-type="float">
            <text:p>1</text:p>
          </table:table-cell>
          <table:table-cell table:style-name="ce4" table:formula="of:=IF((MAX([.AG$1];[.$A56])*4 + MIN([.AG$1];[.$A56]))&gt;=82;1;0)" office:value-type="float" office:value="1" calcext:value-type="float">
            <text:p>1</text:p>
          </table:table-cell>
          <table:table-cell table:style-name="ce4" table:formula="of:=IF((MAX([.AH$1];[.$A56])*4 + MIN([.AH$1];[.$A56]))&gt;=82;1;0)" office:value-type="float" office:value="1" calcext:value-type="float">
            <text:p>1</text:p>
          </table:table-cell>
          <table:table-cell table:style-name="ce4" table:formula="of:=IF((MAX([.AI$1];[.$A56])*4 + MIN([.AI$1];[.$A56]))&gt;=82;1;0)" office:value-type="float" office:value="1" calcext:value-type="float">
            <text:p>1</text:p>
          </table:table-cell>
          <table:table-cell table:style-name="ce4" table:formula="of:=IF((MAX([.AJ$1];[.$A56])*4 + MIN([.AJ$1];[.$A56]))&gt;=82;1;0)" office:value-type="float" office:value="1" calcext:value-type="float">
            <text:p>1</text:p>
          </table:table-cell>
          <table:table-cell table:style-name="ce4" table:formula="of:=IF((MAX([.AK$1];[.$A56])*4 + MIN([.AK$1];[.$A56]))&gt;=82;1;0)" office:value-type="float" office:value="1" calcext:value-type="float">
            <text:p>1</text:p>
          </table:table-cell>
          <table:table-cell table:style-name="ce4" table:formula="of:=IF((MAX([.AL$1];[.$A56])*4 + MIN([.AL$1];[.$A56]))&gt;=82;1;0)" office:value-type="float" office:value="1" calcext:value-type="float">
            <text:p>1</text:p>
          </table:table-cell>
          <table:table-cell table:style-name="ce4" table:formula="of:=IF((MAX([.AM$1];[.$A56])*4 + MIN([.AM$1];[.$A56]))&gt;=82;1;0)" office:value-type="float" office:value="1" calcext:value-type="float">
            <text:p>1</text:p>
          </table:table-cell>
          <table:table-cell table:style-name="ce4" table:formula="of:=IF((MAX([.AN$1];[.$A56])*4 + MIN([.AN$1];[.$A56]))&gt;=82;1;0)" office:value-type="float" office:value="1" calcext:value-type="float">
            <text:p>1</text:p>
          </table:table-cell>
          <table:table-cell table:style-name="ce4" table:formula="of:=IF((MAX([.AO$1];[.$A56])*4 + MIN([.AO$1];[.$A56]))&gt;=82;1;0)" office:value-type="float" office:value="1" calcext:value-type="float">
            <text:p>1</text:p>
          </table:table-cell>
          <table:table-cell table:style-name="ce4" table:formula="of:=IF((MAX([.AP$1];[.$A56])*4 + MIN([.AP$1];[.$A56]))&gt;=82;1;0)" office:value-type="float" office:value="1" calcext:value-type="float">
            <text:p>1</text:p>
          </table:table-cell>
          <table:table-cell table:style-name="ce4" table:formula="of:=IF((MAX([.AQ$1];[.$A56])*4 + MIN([.AQ$1];[.$A56]))&gt;=82;1;0)" office:value-type="float" office:value="1" calcext:value-type="float">
            <text:p>1</text:p>
          </table:table-cell>
          <table:table-cell table:style-name="ce4" table:formula="of:=IF((MAX([.AR$1];[.$A56])*4 + MIN([.AR$1];[.$A56]))&gt;=82;1;0)" office:value-type="float" office:value="1" calcext:value-type="float">
            <text:p>1</text:p>
          </table:table-cell>
          <table:table-cell table:style-name="ce4" table:formula="of:=IF((MAX([.AS$1];[.$A56])*4 + MIN([.AS$1];[.$A56]))&gt;=82;1;0)" office:value-type="float" office:value="1" calcext:value-type="float">
            <text:p>1</text:p>
          </table:table-cell>
          <table:table-cell table:style-name="ce4" table:formula="of:=IF((MAX([.AT$1];[.$A56])*4 + MIN([.AT$1];[.$A56]))&gt;=82;1;0)" office:value-type="float" office:value="1" calcext:value-type="float">
            <text:p>1</text:p>
          </table:table-cell>
          <table:table-cell table:style-name="ce4" table:formula="of:=IF((MAX([.AU$1];[.$A56])*4 + MIN([.AU$1];[.$A56]))&gt;=82;1;0)" office:value-type="float" office:value="1" calcext:value-type="float">
            <text:p>1</text:p>
          </table:table-cell>
          <table:table-cell table:style-name="ce4" table:formula="of:=IF((MAX([.AV$1];[.$A56])*4 + MIN([.AV$1];[.$A56]))&gt;=82;1;0)" office:value-type="float" office:value="1" calcext:value-type="float">
            <text:p>1</text:p>
          </table:table-cell>
          <table:table-cell table:style-name="ce4" table:formula="of:=IF((MAX([.AW$1];[.$A56])*4 + MIN([.AW$1];[.$A56]))&gt;=82;1;0)" office:value-type="float" office:value="1" calcext:value-type="float">
            <text:p>1</text:p>
          </table:table-cell>
          <table:table-cell table:style-name="ce4" table:formula="of:=IF((MAX([.AX$1];[.$A56])*4 + MIN([.AX$1];[.$A56]))&gt;=82;1;0)" office:value-type="float" office:value="1" calcext:value-type="float">
            <text:p>1</text:p>
          </table:table-cell>
          <table:table-cell table:style-name="ce4" table:formula="of:=IF((MAX([.AY$1];[.$A56])*4 + MIN([.AY$1];[.$A56]))&gt;=82;1;0)" office:value-type="float" office:value="1" calcext:value-type="float">
            <text:p>1</text:p>
          </table:table-cell>
          <table:table-cell table:style-name="ce4" table:formula="of:=IF((MAX([.AZ$1];[.$A56])*4 + MIN([.AZ$1];[.$A56]))&gt;=82;1;0)" office:value-type="float" office:value="1" calcext:value-type="float">
            <text:p>1</text:p>
          </table:table-cell>
          <table:table-cell table:style-name="ce4" table:formula="of:=IF((MAX([.BA$1];[.$A56])*4 + MIN([.BA$1];[.$A56]))&gt;=82;1;0)" office:value-type="float" office:value="1" calcext:value-type="float">
            <text:p>1</text:p>
          </table:table-cell>
          <table:table-cell table:style-name="ce4" table:formula="of:=IF((MAX([.BB$1];[.$A56])*4 + MIN([.BB$1];[.$A56]))&gt;=82;1;0)" office:value-type="float" office:value="1" calcext:value-type="float">
            <text:p>1</text:p>
          </table:table-cell>
          <table:table-cell table:style-name="ce4" table:formula="of:=IF((MAX([.BC$1];[.$A56])*4 + MIN([.BC$1];[.$A56]))&gt;=82;1;0)" office:value-type="float" office:value="1" calcext:value-type="float">
            <text:p>1</text:p>
          </table:table-cell>
          <table:table-cell table:style-name="ce4" table:formula="of:=IF((MAX([.BD$1];[.$A56])*4 + MIN([.BD$1];[.$A56]))&gt;=82;1;0)" office:value-type="float" office:value="1" calcext:value-type="float">
            <text:p>1</text:p>
          </table:table-cell>
          <table:table-cell table:style-name="ce4" table:formula="of:=IF((MAX([.BE$1];[.$A56])*4 + MIN([.BE$1];[.$A56]))&gt;=82;1;0)" office:value-type="float" office:value="1" calcext:value-type="float">
            <text:p>1</text:p>
          </table:table-cell>
          <table:table-cell table:style-name="ce4" table:formula="of:=IF((MAX([.BF$1];[.$A56])*4 + MIN([.BF$1];[.$A56]))&gt;=82;1;0)" office:value-type="float" office:value="1" calcext:value-type="float">
            <text:p>1</text:p>
          </table:table-cell>
          <table:table-cell table:style-name="ce4" table:formula="of:=IF((MAX([.BG$1];[.$A56])*4 + MIN([.BG$1];[.$A56]))&gt;=82;1;0)" office:value-type="float" office:value="1" calcext:value-type="float">
            <text:p>1</text:p>
          </table:table-cell>
          <table:table-cell table:style-name="ce4" table:formula="of:=IF((MAX([.BH$1];[.$A56])*4 + MIN([.BH$1];[.$A56]))&gt;=82;1;0)" office:value-type="float" office:value="1" calcext:value-type="float">
            <text:p>1</text:p>
          </table:table-cell>
          <table:table-cell table:style-name="ce4" table:formula="of:=IF((MAX([.BI$1];[.$A56])*4 + MIN([.BI$1];[.$A56]))&gt;=82;1;0)" office:value-type="float" office:value="1" calcext:value-type="float">
            <text:p>1</text:p>
          </table:table-cell>
          <table:table-cell table:style-name="ce4" table:formula="of:=IF((MAX([.BJ$1];[.$A56])*4 + MIN([.BJ$1];[.$A56]))&gt;=82;1;0)" office:value-type="float" office:value="1" calcext:value-type="float">
            <text:p>1</text:p>
          </table:table-cell>
          <table:table-cell table:style-name="ce4" table:formula="of:=IF((MAX([.BK$1];[.$A56])*4 + MIN([.BK$1];[.$A56]))&gt;=82;1;0)" office:value-type="float" office:value="1" calcext:value-type="float">
            <text:p>1</text:p>
          </table:table-cell>
          <table:table-cell table:style-name="ce4" table:formula="of:=IF((MAX([.BL$1];[.$A56])*4 + MIN([.BL$1];[.$A56]))&gt;=82;1;0)" office:value-type="float" office:value="1" calcext:value-type="float">
            <text:p>1</text:p>
          </table:table-cell>
          <table:table-cell table:style-name="ce4" table:formula="of:=IF((MAX([.BM$1];[.$A56])*4 + MIN([.BM$1];[.$A56]))&gt;=82;1;0)" office:value-type="float" office:value="1" calcext:value-type="float">
            <text:p>1</text:p>
          </table:table-cell>
          <table:table-cell table:style-name="ce4" table:formula="of:=IF((MAX([.BN$1];[.$A56])*4 + MIN([.BN$1];[.$A56]))&gt;=82;1;0)" office:value-type="float" office:value="1" calcext:value-type="float">
            <text:p>1</text:p>
          </table:table-cell>
          <table:table-cell table:style-name="ce4" table:formula="of:=IF((MAX([.BO$1];[.$A56])*4 + MIN([.BO$1];[.$A56]))&gt;=82;1;0)" office:value-type="float" office:value="1" calcext:value-type="float">
            <text:p>1</text:p>
          </table:table-cell>
          <table:table-cell table:style-name="ce4" table:formula="of:=IF((MAX([.BP$1];[.$A56])*4 + MIN([.BP$1];[.$A56]))&gt;=82;1;0)" office:value-type="float" office:value="1" calcext:value-type="float">
            <text:p>1</text:p>
          </table:table-cell>
          <table:table-cell table:style-name="ce4" table:formula="of:=IF((MAX([.BQ$1];[.$A56])*4 + MIN([.BQ$1];[.$A56]))&gt;=82;1;0)" office:value-type="float" office:value="1" calcext:value-type="float">
            <text:p>1</text:p>
          </table:table-cell>
          <table:table-cell table:style-name="ce4" table:formula="of:=IF((MAX([.BR$1];[.$A56])*4 + MIN([.BR$1];[.$A56]))&gt;=82;1;0)" office:value-type="float" office:value="1" calcext:value-type="float">
            <text:p>1</text:p>
          </table:table-cell>
          <table:table-cell table:style-name="ce4" table:formula="of:=IF((MAX([.BS$1];[.$A56])*4 + MIN([.BS$1];[.$A56]))&gt;=82;1;0)" office:value-type="float" office:value="1" calcext:value-type="float">
            <text:p>1</text:p>
          </table:table-cell>
          <table:table-cell table:style-name="ce4" table:formula="of:=IF((MAX([.BT$1];[.$A56])*4 + MIN([.BT$1];[.$A56]))&gt;=82;1;0)" office:value-type="float" office:value="1" calcext:value-type="float">
            <text:p>1</text:p>
          </table:table-cell>
          <table:table-cell table:style-name="ce4" table:formula="of:=IF((MAX([.BU$1];[.$A56])*4 + MIN([.BU$1];[.$A56]))&gt;=82;1;0)" office:value-type="float" office:value="1" calcext:value-type="float">
            <text:p>1</text:p>
          </table:table-cell>
          <table:table-cell table:style-name="ce4" table:formula="of:=IF((MAX([.BV$1];[.$A56])*4 + MIN([.BV$1];[.$A56]))&gt;=82;1;0)" office:value-type="float" office:value="1" calcext:value-type="float">
            <text:p>1</text:p>
          </table:table-cell>
          <table:table-cell table:style-name="ce4" table:formula="of:=IF((MAX([.BW$1];[.$A56])*4 + MIN([.BW$1];[.$A56]))&gt;=82;1;0)" office:value-type="float" office:value="1" calcext:value-type="float">
            <text:p>1</text:p>
          </table:table-cell>
          <table:table-cell table:style-name="ce4" table:formula="of:=IF((MAX([.BX$1];[.$A56])*4 + MIN([.BX$1];[.$A56]))&gt;=82;1;0)" office:value-type="float" office:value="1" calcext:value-type="float">
            <text:p>1</text:p>
          </table:table-cell>
          <table:table-cell table:style-name="ce4" table:formula="of:=IF((MAX([.BY$1];[.$A56])*4 + MIN([.BY$1];[.$A56]))&gt;=82;1;0)" office:value-type="float" office:value="1" calcext:value-type="float">
            <text:p>1</text:p>
          </table:table-cell>
          <table:table-cell table:style-name="ce4" table:formula="of:=IF((MAX([.BZ$1];[.$A56])*4 + MIN([.BZ$1];[.$A56]))&gt;=82;1;0)" office:value-type="float" office:value="1" calcext:value-type="float">
            <text:p>1</text:p>
          </table:table-cell>
          <table:table-cell table:style-name="ce4" table:formula="of:=IF((MAX([.CA$1];[.$A56])*4 + MIN([.CA$1];[.$A56]))&gt;=82;1;0)" office:value-type="float" office:value="1" calcext:value-type="float">
            <text:p>1</text:p>
          </table:table-cell>
          <table:table-cell table:style-name="ce4" table:formula="of:=IF((MAX([.CB$1];[.$A56])*4 + MIN([.CB$1];[.$A56]))&gt;=82;1;0)" office:value-type="float" office:value="1" calcext:value-type="float">
            <text:p>1</text:p>
          </table:table-cell>
          <table:table-cell table:style-name="ce4" table:formula="of:=IF((MAX([.CC$1];[.$A56])*4 + MIN([.CC$1];[.$A56]))&gt;=82;1;0)" office:value-type="float" office:value="1" calcext:value-type="float">
            <text:p>1</text:p>
          </table:table-cell>
          <table:table-cell table:style-name="ce4" table:formula="of:=IF((MAX([.CD$1];[.$A56])*4 + MIN([.CD$1];[.$A56]))&gt;=82;1;0)" office:value-type="float" office:value="1" calcext:value-type="float">
            <text:p>1</text:p>
          </table:table-cell>
          <table:table-cell table:style-name="ce4" table:formula="of:=IF((MAX([.CE$1];[.$A56])*4 + MIN([.CE$1];[.$A56]))&gt;=82;1;0)" office:value-type="float" office:value="1" calcext:value-type="float">
            <text:p>1</text:p>
          </table:table-cell>
          <table:table-cell table:style-name="ce4" table:formula="of:=IF((MAX([.CF$1];[.$A56])*4 + MIN([.CF$1];[.$A56]))&gt;=82;1;0)" office:value-type="float" office:value="1" calcext:value-type="float">
            <text:p>1</text:p>
          </table:table-cell>
          <table:table-cell table:style-name="ce4" table:formula="of:=IF((MAX([.CG$1];[.$A56])*4 + MIN([.CG$1];[.$A56]))&gt;=82;1;0)" office:value-type="float" office:value="1" calcext:value-type="float">
            <text:p>1</text:p>
          </table:table-cell>
          <table:table-cell table:style-name="ce4" table:formula="of:=IF((MAX([.CH$1];[.$A56])*4 + MIN([.CH$1];[.$A5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table:formula="of:=IF((MAX([.B$1];[.$A57])*4 + MIN([.B$1];[.$A57]))&gt;=82;1;0)" office:value-type="float" office:value="1" calcext:value-type="float">
            <text:p>1</text:p>
          </table:table-cell>
          <table:table-cell table:style-name="ce4" table:formula="of:=IF((MAX([.C$1];[.$A57])*4 + MIN([.C$1];[.$A57]))&gt;=82;1;0)" office:value-type="float" office:value="1" calcext:value-type="float">
            <text:p>1</text:p>
          </table:table-cell>
          <table:table-cell table:style-name="ce4" table:formula="of:=IF((MAX([.D$1];[.$A57])*4 + MIN([.D$1];[.$A57]))&gt;=82;1;0)" office:value-type="float" office:value="1" calcext:value-type="float">
            <text:p>1</text:p>
          </table:table-cell>
          <table:table-cell table:style-name="ce4" table:formula="of:=IF((MAX([.E$1];[.$A57])*4 + MIN([.E$1];[.$A57]))&gt;=82;1;0)" office:value-type="float" office:value="1" calcext:value-type="float">
            <text:p>1</text:p>
          </table:table-cell>
          <table:table-cell table:style-name="ce4" table:formula="of:=IF((MAX([.F$1];[.$A57])*4 + MIN([.F$1];[.$A57]))&gt;=82;1;0)" office:value-type="float" office:value="1" calcext:value-type="float">
            <text:p>1</text:p>
          </table:table-cell>
          <table:table-cell table:style-name="ce4" table:formula="of:=IF((MAX([.G$1];[.$A57])*4 + MIN([.G$1];[.$A57]))&gt;=82;1;0)" office:value-type="float" office:value="1" calcext:value-type="float">
            <text:p>1</text:p>
          </table:table-cell>
          <table:table-cell table:style-name="ce4" table:formula="of:=IF((MAX([.H$1];[.$A57])*4 + MIN([.H$1];[.$A57]))&gt;=82;1;0)" office:value-type="float" office:value="1" calcext:value-type="float">
            <text:p>1</text:p>
          </table:table-cell>
          <table:table-cell table:style-name="ce4" table:formula="of:=IF((MAX([.I$1];[.$A57])*4 + MIN([.I$1];[.$A57]))&gt;=82;1;0)" office:value-type="float" office:value="1" calcext:value-type="float">
            <text:p>1</text:p>
          </table:table-cell>
          <table:table-cell table:style-name="ce4" table:formula="of:=IF((MAX([.J$1];[.$A57])*4 + MIN([.J$1];[.$A57]))&gt;=82;1;0)" office:value-type="float" office:value="1" calcext:value-type="float">
            <text:p>1</text:p>
          </table:table-cell>
          <table:table-cell table:style-name="ce4" table:formula="of:=IF((MAX([.K$1];[.$A57])*4 + MIN([.K$1];[.$A57]))&gt;=82;1;0)" office:value-type="float" office:value="1" calcext:value-type="float">
            <text:p>1</text:p>
          </table:table-cell>
          <table:table-cell table:style-name="ce4" table:formula="of:=IF((MAX([.L$1];[.$A57])*4 + MIN([.L$1];[.$A57]))&gt;=82;1;0)" office:value-type="float" office:value="1" calcext:value-type="float">
            <text:p>1</text:p>
          </table:table-cell>
          <table:table-cell table:style-name="ce4" table:formula="of:=IF((MAX([.M$1];[.$A57])*4 + MIN([.M$1];[.$A57]))&gt;=82;1;0)" office:value-type="float" office:value="1" calcext:value-type="float">
            <text:p>1</text:p>
          </table:table-cell>
          <table:table-cell table:style-name="ce4" table:formula="of:=IF((MAX([.N$1];[.$A57])*4 + MIN([.N$1];[.$A57]))&gt;=82;1;0)" office:value-type="float" office:value="1" calcext:value-type="float">
            <text:p>1</text:p>
          </table:table-cell>
          <table:table-cell table:style-name="ce4" table:formula="of:=IF((MAX([.O$1];[.$A57])*4 + MIN([.O$1];[.$A57]))&gt;=82;1;0)" office:value-type="float" office:value="1" calcext:value-type="float">
            <text:p>1</text:p>
          </table:table-cell>
          <table:table-cell table:style-name="ce4" table:formula="of:=IF((MAX([.P$1];[.$A57])*4 + MIN([.P$1];[.$A57]))&gt;=82;1;0)" office:value-type="float" office:value="1" calcext:value-type="float">
            <text:p>1</text:p>
          </table:table-cell>
          <table:table-cell table:style-name="ce4" table:formula="of:=IF((MAX([.Q$1];[.$A57])*4 + MIN([.Q$1];[.$A57]))&gt;=82;1;0)" office:value-type="float" office:value="1" calcext:value-type="float">
            <text:p>1</text:p>
          </table:table-cell>
          <table:table-cell table:style-name="ce4" table:formula="of:=IF((MAX([.R$1];[.$A57])*4 + MIN([.R$1];[.$A57]))&gt;=82;1;0)" office:value-type="float" office:value="1" calcext:value-type="float">
            <text:p>1</text:p>
          </table:table-cell>
          <table:table-cell table:style-name="ce4" table:formula="of:=IF((MAX([.S$1];[.$A57])*4 + MIN([.S$1];[.$A57]))&gt;=82;1;0)" office:value-type="float" office:value="1" calcext:value-type="float">
            <text:p>1</text:p>
          </table:table-cell>
          <table:table-cell table:style-name="ce4" table:formula="of:=IF((MAX([.T$1];[.$A57])*4 + MIN([.T$1];[.$A57]))&gt;=82;1;0)" office:value-type="float" office:value="1" calcext:value-type="float">
            <text:p>1</text:p>
          </table:table-cell>
          <table:table-cell table:style-name="ce4" table:formula="of:=IF((MAX([.U$1];[.$A57])*4 + MIN([.U$1];[.$A57]))&gt;=82;1;0)" office:value-type="float" office:value="1" calcext:value-type="float">
            <text:p>1</text:p>
          </table:table-cell>
          <table:table-cell table:style-name="ce4" table:formula="of:=IF((MAX([.V$1];[.$A57])*4 + MIN([.V$1];[.$A57]))&gt;=82;1;0)" office:value-type="float" office:value="1" calcext:value-type="float">
            <text:p>1</text:p>
          </table:table-cell>
          <table:table-cell table:style-name="ce4" table:formula="of:=IF((MAX([.W$1];[.$A57])*4 + MIN([.W$1];[.$A57]))&gt;=82;1;0)" office:value-type="float" office:value="1" calcext:value-type="float">
            <text:p>1</text:p>
          </table:table-cell>
          <table:table-cell table:style-name="ce4" table:formula="of:=IF((MAX([.X$1];[.$A57])*4 + MIN([.X$1];[.$A57]))&gt;=82;1;0)" office:value-type="float" office:value="1" calcext:value-type="float">
            <text:p>1</text:p>
          </table:table-cell>
          <table:table-cell table:style-name="ce4" table:formula="of:=IF((MAX([.Y$1];[.$A57])*4 + MIN([.Y$1];[.$A57]))&gt;=82;1;0)" office:value-type="float" office:value="1" calcext:value-type="float">
            <text:p>1</text:p>
          </table:table-cell>
          <table:table-cell table:style-name="ce4" table:formula="of:=IF((MAX([.Z$1];[.$A57])*4 + MIN([.Z$1];[.$A57]))&gt;=82;1;0)" office:value-type="float" office:value="1" calcext:value-type="float">
            <text:p>1</text:p>
          </table:table-cell>
          <table:table-cell table:style-name="ce4" table:formula="of:=IF((MAX([.AA$1];[.$A57])*4 + MIN([.AA$1];[.$A57]))&gt;=82;1;0)" office:value-type="float" office:value="1" calcext:value-type="float">
            <text:p>1</text:p>
          </table:table-cell>
          <table:table-cell table:style-name="ce4" table:formula="of:=IF((MAX([.AB$1];[.$A57])*4 + MIN([.AB$1];[.$A57]))&gt;=82;1;0)" office:value-type="float" office:value="1" calcext:value-type="float">
            <text:p>1</text:p>
          </table:table-cell>
          <table:table-cell table:style-name="ce4" table:formula="of:=IF((MAX([.AC$1];[.$A57])*4 + MIN([.AC$1];[.$A57]))&gt;=82;1;0)" office:value-type="float" office:value="1" calcext:value-type="float">
            <text:p>1</text:p>
          </table:table-cell>
          <table:table-cell table:style-name="ce4" table:formula="of:=IF((MAX([.AD$1];[.$A57])*4 + MIN([.AD$1];[.$A57]))&gt;=82;1;0)" office:value-type="float" office:value="1" calcext:value-type="float">
            <text:p>1</text:p>
          </table:table-cell>
          <table:table-cell table:style-name="ce4" table:formula="of:=IF((MAX([.AE$1];[.$A57])*4 + MIN([.AE$1];[.$A57]))&gt;=82;1;0)" office:value-type="float" office:value="1" calcext:value-type="float">
            <text:p>1</text:p>
          </table:table-cell>
          <table:table-cell table:style-name="ce4" table:formula="of:=IF((MAX([.AF$1];[.$A57])*4 + MIN([.AF$1];[.$A57]))&gt;=82;1;0)" office:value-type="float" office:value="1" calcext:value-type="float">
            <text:p>1</text:p>
          </table:table-cell>
          <table:table-cell table:style-name="ce4" table:formula="of:=IF((MAX([.AG$1];[.$A57])*4 + MIN([.AG$1];[.$A57]))&gt;=82;1;0)" office:value-type="float" office:value="1" calcext:value-type="float">
            <text:p>1</text:p>
          </table:table-cell>
          <table:table-cell table:style-name="ce4" table:formula="of:=IF((MAX([.AH$1];[.$A57])*4 + MIN([.AH$1];[.$A57]))&gt;=82;1;0)" office:value-type="float" office:value="1" calcext:value-type="float">
            <text:p>1</text:p>
          </table:table-cell>
          <table:table-cell table:style-name="ce4" table:formula="of:=IF((MAX([.AI$1];[.$A57])*4 + MIN([.AI$1];[.$A57]))&gt;=82;1;0)" office:value-type="float" office:value="1" calcext:value-type="float">
            <text:p>1</text:p>
          </table:table-cell>
          <table:table-cell table:style-name="ce4" table:formula="of:=IF((MAX([.AJ$1];[.$A57])*4 + MIN([.AJ$1];[.$A57]))&gt;=82;1;0)" office:value-type="float" office:value="1" calcext:value-type="float">
            <text:p>1</text:p>
          </table:table-cell>
          <table:table-cell table:style-name="ce4" table:formula="of:=IF((MAX([.AK$1];[.$A57])*4 + MIN([.AK$1];[.$A57]))&gt;=82;1;0)" office:value-type="float" office:value="1" calcext:value-type="float">
            <text:p>1</text:p>
          </table:table-cell>
          <table:table-cell table:style-name="ce4" table:formula="of:=IF((MAX([.AL$1];[.$A57])*4 + MIN([.AL$1];[.$A57]))&gt;=82;1;0)" office:value-type="float" office:value="1" calcext:value-type="float">
            <text:p>1</text:p>
          </table:table-cell>
          <table:table-cell table:style-name="ce4" table:formula="of:=IF((MAX([.AM$1];[.$A57])*4 + MIN([.AM$1];[.$A57]))&gt;=82;1;0)" office:value-type="float" office:value="1" calcext:value-type="float">
            <text:p>1</text:p>
          </table:table-cell>
          <table:table-cell table:style-name="ce4" table:formula="of:=IF((MAX([.AN$1];[.$A57])*4 + MIN([.AN$1];[.$A57]))&gt;=82;1;0)" office:value-type="float" office:value="1" calcext:value-type="float">
            <text:p>1</text:p>
          </table:table-cell>
          <table:table-cell table:style-name="ce4" table:formula="of:=IF((MAX([.AO$1];[.$A57])*4 + MIN([.AO$1];[.$A57]))&gt;=82;1;0)" office:value-type="float" office:value="1" calcext:value-type="float">
            <text:p>1</text:p>
          </table:table-cell>
          <table:table-cell table:style-name="ce4" table:formula="of:=IF((MAX([.AP$1];[.$A57])*4 + MIN([.AP$1];[.$A57]))&gt;=82;1;0)" office:value-type="float" office:value="1" calcext:value-type="float">
            <text:p>1</text:p>
          </table:table-cell>
          <table:table-cell table:style-name="ce4" table:formula="of:=IF((MAX([.AQ$1];[.$A57])*4 + MIN([.AQ$1];[.$A57]))&gt;=82;1;0)" office:value-type="float" office:value="1" calcext:value-type="float">
            <text:p>1</text:p>
          </table:table-cell>
          <table:table-cell table:style-name="ce4" table:formula="of:=IF((MAX([.AR$1];[.$A57])*4 + MIN([.AR$1];[.$A57]))&gt;=82;1;0)" office:value-type="float" office:value="1" calcext:value-type="float">
            <text:p>1</text:p>
          </table:table-cell>
          <table:table-cell table:style-name="ce4" table:formula="of:=IF((MAX([.AS$1];[.$A57])*4 + MIN([.AS$1];[.$A57]))&gt;=82;1;0)" office:value-type="float" office:value="1" calcext:value-type="float">
            <text:p>1</text:p>
          </table:table-cell>
          <table:table-cell table:style-name="ce4" table:formula="of:=IF((MAX([.AT$1];[.$A57])*4 + MIN([.AT$1];[.$A57]))&gt;=82;1;0)" office:value-type="float" office:value="1" calcext:value-type="float">
            <text:p>1</text:p>
          </table:table-cell>
          <table:table-cell table:style-name="ce4" table:formula="of:=IF((MAX([.AU$1];[.$A57])*4 + MIN([.AU$1];[.$A57]))&gt;=82;1;0)" office:value-type="float" office:value="1" calcext:value-type="float">
            <text:p>1</text:p>
          </table:table-cell>
          <table:table-cell table:style-name="ce4" table:formula="of:=IF((MAX([.AV$1];[.$A57])*4 + MIN([.AV$1];[.$A57]))&gt;=82;1;0)" office:value-type="float" office:value="1" calcext:value-type="float">
            <text:p>1</text:p>
          </table:table-cell>
          <table:table-cell table:style-name="ce4" table:formula="of:=IF((MAX([.AW$1];[.$A57])*4 + MIN([.AW$1];[.$A57]))&gt;=82;1;0)" office:value-type="float" office:value="1" calcext:value-type="float">
            <text:p>1</text:p>
          </table:table-cell>
          <table:table-cell table:style-name="ce4" table:formula="of:=IF((MAX([.AX$1];[.$A57])*4 + MIN([.AX$1];[.$A57]))&gt;=82;1;0)" office:value-type="float" office:value="1" calcext:value-type="float">
            <text:p>1</text:p>
          </table:table-cell>
          <table:table-cell table:style-name="ce4" table:formula="of:=IF((MAX([.AY$1];[.$A57])*4 + MIN([.AY$1];[.$A57]))&gt;=82;1;0)" office:value-type="float" office:value="1" calcext:value-type="float">
            <text:p>1</text:p>
          </table:table-cell>
          <table:table-cell table:style-name="ce4" table:formula="of:=IF((MAX([.AZ$1];[.$A57])*4 + MIN([.AZ$1];[.$A57]))&gt;=82;1;0)" office:value-type="float" office:value="1" calcext:value-type="float">
            <text:p>1</text:p>
          </table:table-cell>
          <table:table-cell table:style-name="ce4" table:formula="of:=IF((MAX([.BA$1];[.$A57])*4 + MIN([.BA$1];[.$A57]))&gt;=82;1;0)" office:value-type="float" office:value="1" calcext:value-type="float">
            <text:p>1</text:p>
          </table:table-cell>
          <table:table-cell table:style-name="ce4" table:formula="of:=IF((MAX([.BB$1];[.$A57])*4 + MIN([.BB$1];[.$A57]))&gt;=82;1;0)" office:value-type="float" office:value="1" calcext:value-type="float">
            <text:p>1</text:p>
          </table:table-cell>
          <table:table-cell table:style-name="ce4" table:formula="of:=IF((MAX([.BC$1];[.$A57])*4 + MIN([.BC$1];[.$A57]))&gt;=82;1;0)" office:value-type="float" office:value="1" calcext:value-type="float">
            <text:p>1</text:p>
          </table:table-cell>
          <table:table-cell table:style-name="ce4" table:formula="of:=IF((MAX([.BD$1];[.$A57])*4 + MIN([.BD$1];[.$A57]))&gt;=82;1;0)" office:value-type="float" office:value="1" calcext:value-type="float">
            <text:p>1</text:p>
          </table:table-cell>
          <table:table-cell table:style-name="ce4" table:formula="of:=IF((MAX([.BE$1];[.$A57])*4 + MIN([.BE$1];[.$A57]))&gt;=82;1;0)" office:value-type="float" office:value="1" calcext:value-type="float">
            <text:p>1</text:p>
          </table:table-cell>
          <table:table-cell table:style-name="ce4" table:formula="of:=IF((MAX([.BF$1];[.$A57])*4 + MIN([.BF$1];[.$A57]))&gt;=82;1;0)" office:value-type="float" office:value="1" calcext:value-type="float">
            <text:p>1</text:p>
          </table:table-cell>
          <table:table-cell table:style-name="ce4" table:formula="of:=IF((MAX([.BG$1];[.$A57])*4 + MIN([.BG$1];[.$A57]))&gt;=82;1;0)" office:value-type="float" office:value="1" calcext:value-type="float">
            <text:p>1</text:p>
          </table:table-cell>
          <table:table-cell table:style-name="ce4" table:formula="of:=IF((MAX([.BH$1];[.$A57])*4 + MIN([.BH$1];[.$A57]))&gt;=82;1;0)" office:value-type="float" office:value="1" calcext:value-type="float">
            <text:p>1</text:p>
          </table:table-cell>
          <table:table-cell table:style-name="ce4" table:formula="of:=IF((MAX([.BI$1];[.$A57])*4 + MIN([.BI$1];[.$A57]))&gt;=82;1;0)" office:value-type="float" office:value="1" calcext:value-type="float">
            <text:p>1</text:p>
          </table:table-cell>
          <table:table-cell table:style-name="ce4" table:formula="of:=IF((MAX([.BJ$1];[.$A57])*4 + MIN([.BJ$1];[.$A57]))&gt;=82;1;0)" office:value-type="float" office:value="1" calcext:value-type="float">
            <text:p>1</text:p>
          </table:table-cell>
          <table:table-cell table:style-name="ce4" table:formula="of:=IF((MAX([.BK$1];[.$A57])*4 + MIN([.BK$1];[.$A57]))&gt;=82;1;0)" office:value-type="float" office:value="1" calcext:value-type="float">
            <text:p>1</text:p>
          </table:table-cell>
          <table:table-cell table:style-name="ce4" table:formula="of:=IF((MAX([.BL$1];[.$A57])*4 + MIN([.BL$1];[.$A57]))&gt;=82;1;0)" office:value-type="float" office:value="1" calcext:value-type="float">
            <text:p>1</text:p>
          </table:table-cell>
          <table:table-cell table:style-name="ce4" table:formula="of:=IF((MAX([.BM$1];[.$A57])*4 + MIN([.BM$1];[.$A57]))&gt;=82;1;0)" office:value-type="float" office:value="1" calcext:value-type="float">
            <text:p>1</text:p>
          </table:table-cell>
          <table:table-cell table:style-name="ce4" table:formula="of:=IF((MAX([.BN$1];[.$A57])*4 + MIN([.BN$1];[.$A57]))&gt;=82;1;0)" office:value-type="float" office:value="1" calcext:value-type="float">
            <text:p>1</text:p>
          </table:table-cell>
          <table:table-cell table:style-name="ce4" table:formula="of:=IF((MAX([.BO$1];[.$A57])*4 + MIN([.BO$1];[.$A57]))&gt;=82;1;0)" office:value-type="float" office:value="1" calcext:value-type="float">
            <text:p>1</text:p>
          </table:table-cell>
          <table:table-cell table:style-name="ce4" table:formula="of:=IF((MAX([.BP$1];[.$A57])*4 + MIN([.BP$1];[.$A57]))&gt;=82;1;0)" office:value-type="float" office:value="1" calcext:value-type="float">
            <text:p>1</text:p>
          </table:table-cell>
          <table:table-cell table:style-name="ce4" table:formula="of:=IF((MAX([.BQ$1];[.$A57])*4 + MIN([.BQ$1];[.$A57]))&gt;=82;1;0)" office:value-type="float" office:value="1" calcext:value-type="float">
            <text:p>1</text:p>
          </table:table-cell>
          <table:table-cell table:style-name="ce4" table:formula="of:=IF((MAX([.BR$1];[.$A57])*4 + MIN([.BR$1];[.$A57]))&gt;=82;1;0)" office:value-type="float" office:value="1" calcext:value-type="float">
            <text:p>1</text:p>
          </table:table-cell>
          <table:table-cell table:style-name="ce4" table:formula="of:=IF((MAX([.BS$1];[.$A57])*4 + MIN([.BS$1];[.$A57]))&gt;=82;1;0)" office:value-type="float" office:value="1" calcext:value-type="float">
            <text:p>1</text:p>
          </table:table-cell>
          <table:table-cell table:style-name="ce4" table:formula="of:=IF((MAX([.BT$1];[.$A57])*4 + MIN([.BT$1];[.$A57]))&gt;=82;1;0)" office:value-type="float" office:value="1" calcext:value-type="float">
            <text:p>1</text:p>
          </table:table-cell>
          <table:table-cell table:style-name="ce4" table:formula="of:=IF((MAX([.BU$1];[.$A57])*4 + MIN([.BU$1];[.$A57]))&gt;=82;1;0)" office:value-type="float" office:value="1" calcext:value-type="float">
            <text:p>1</text:p>
          </table:table-cell>
          <table:table-cell table:style-name="ce4" table:formula="of:=IF((MAX([.BV$1];[.$A57])*4 + MIN([.BV$1];[.$A57]))&gt;=82;1;0)" office:value-type="float" office:value="1" calcext:value-type="float">
            <text:p>1</text:p>
          </table:table-cell>
          <table:table-cell table:style-name="ce4" table:formula="of:=IF((MAX([.BW$1];[.$A57])*4 + MIN([.BW$1];[.$A57]))&gt;=82;1;0)" office:value-type="float" office:value="1" calcext:value-type="float">
            <text:p>1</text:p>
          </table:table-cell>
          <table:table-cell table:style-name="ce4" table:formula="of:=IF((MAX([.BX$1];[.$A57])*4 + MIN([.BX$1];[.$A57]))&gt;=82;1;0)" office:value-type="float" office:value="1" calcext:value-type="float">
            <text:p>1</text:p>
          </table:table-cell>
          <table:table-cell table:style-name="ce4" table:formula="of:=IF((MAX([.BY$1];[.$A57])*4 + MIN([.BY$1];[.$A57]))&gt;=82;1;0)" office:value-type="float" office:value="1" calcext:value-type="float">
            <text:p>1</text:p>
          </table:table-cell>
          <table:table-cell table:style-name="ce4" table:formula="of:=IF((MAX([.BZ$1];[.$A57])*4 + MIN([.BZ$1];[.$A57]))&gt;=82;1;0)" office:value-type="float" office:value="1" calcext:value-type="float">
            <text:p>1</text:p>
          </table:table-cell>
          <table:table-cell table:style-name="ce4" table:formula="of:=IF((MAX([.CA$1];[.$A57])*4 + MIN([.CA$1];[.$A57]))&gt;=82;1;0)" office:value-type="float" office:value="1" calcext:value-type="float">
            <text:p>1</text:p>
          </table:table-cell>
          <table:table-cell table:style-name="ce4" table:formula="of:=IF((MAX([.CB$1];[.$A57])*4 + MIN([.CB$1];[.$A57]))&gt;=82;1;0)" office:value-type="float" office:value="1" calcext:value-type="float">
            <text:p>1</text:p>
          </table:table-cell>
          <table:table-cell table:style-name="ce4" table:formula="of:=IF((MAX([.CC$1];[.$A57])*4 + MIN([.CC$1];[.$A57]))&gt;=82;1;0)" office:value-type="float" office:value="1" calcext:value-type="float">
            <text:p>1</text:p>
          </table:table-cell>
          <table:table-cell table:style-name="ce4" table:formula="of:=IF((MAX([.CD$1];[.$A57])*4 + MIN([.CD$1];[.$A57]))&gt;=82;1;0)" office:value-type="float" office:value="1" calcext:value-type="float">
            <text:p>1</text:p>
          </table:table-cell>
          <table:table-cell table:style-name="ce4" table:formula="of:=IF((MAX([.CE$1];[.$A57])*4 + MIN([.CE$1];[.$A57]))&gt;=82;1;0)" office:value-type="float" office:value="1" calcext:value-type="float">
            <text:p>1</text:p>
          </table:table-cell>
          <table:table-cell table:style-name="ce4" table:formula="of:=IF((MAX([.CF$1];[.$A57])*4 + MIN([.CF$1];[.$A57]))&gt;=82;1;0)" office:value-type="float" office:value="1" calcext:value-type="float">
            <text:p>1</text:p>
          </table:table-cell>
          <table:table-cell table:style-name="ce4" table:formula="of:=IF((MAX([.CG$1];[.$A57])*4 + MIN([.CG$1];[.$A57]))&gt;=82;1;0)" office:value-type="float" office:value="1" calcext:value-type="float">
            <text:p>1</text:p>
          </table:table-cell>
          <table:table-cell table:style-name="ce4" table:formula="of:=IF((MAX([.CH$1];[.$A57])*4 + MIN([.CH$1];[.$A5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table:formula="of:=IF((MAX([.B$1];[.$A58])*4 + MIN([.B$1];[.$A58]))&gt;=82;1;0)" office:value-type="float" office:value="1" calcext:value-type="float">
            <text:p>1</text:p>
          </table:table-cell>
          <table:table-cell table:style-name="ce4" table:formula="of:=IF((MAX([.C$1];[.$A58])*4 + MIN([.C$1];[.$A58]))&gt;=82;1;0)" office:value-type="float" office:value="1" calcext:value-type="float">
            <text:p>1</text:p>
          </table:table-cell>
          <table:table-cell table:style-name="ce4" table:formula="of:=IF((MAX([.D$1];[.$A58])*4 + MIN([.D$1];[.$A58]))&gt;=82;1;0)" office:value-type="float" office:value="1" calcext:value-type="float">
            <text:p>1</text:p>
          </table:table-cell>
          <table:table-cell table:style-name="ce4" table:formula="of:=IF((MAX([.E$1];[.$A58])*4 + MIN([.E$1];[.$A58]))&gt;=82;1;0)" office:value-type="float" office:value="1" calcext:value-type="float">
            <text:p>1</text:p>
          </table:table-cell>
          <table:table-cell table:style-name="ce4" table:formula="of:=IF((MAX([.F$1];[.$A58])*4 + MIN([.F$1];[.$A58]))&gt;=82;1;0)" office:value-type="float" office:value="1" calcext:value-type="float">
            <text:p>1</text:p>
          </table:table-cell>
          <table:table-cell table:style-name="ce4" table:formula="of:=IF((MAX([.G$1];[.$A58])*4 + MIN([.G$1];[.$A58]))&gt;=82;1;0)" office:value-type="float" office:value="1" calcext:value-type="float">
            <text:p>1</text:p>
          </table:table-cell>
          <table:table-cell table:style-name="ce4" table:formula="of:=IF((MAX([.H$1];[.$A58])*4 + MIN([.H$1];[.$A58]))&gt;=82;1;0)" office:value-type="float" office:value="1" calcext:value-type="float">
            <text:p>1</text:p>
          </table:table-cell>
          <table:table-cell table:style-name="ce4" table:formula="of:=IF((MAX([.I$1];[.$A58])*4 + MIN([.I$1];[.$A58]))&gt;=82;1;0)" office:value-type="float" office:value="1" calcext:value-type="float">
            <text:p>1</text:p>
          </table:table-cell>
          <table:table-cell table:style-name="ce4" table:formula="of:=IF((MAX([.J$1];[.$A58])*4 + MIN([.J$1];[.$A58]))&gt;=82;1;0)" office:value-type="float" office:value="1" calcext:value-type="float">
            <text:p>1</text:p>
          </table:table-cell>
          <table:table-cell table:style-name="ce4" table:formula="of:=IF((MAX([.K$1];[.$A58])*4 + MIN([.K$1];[.$A58]))&gt;=82;1;0)" office:value-type="float" office:value="1" calcext:value-type="float">
            <text:p>1</text:p>
          </table:table-cell>
          <table:table-cell table:style-name="ce4" table:formula="of:=IF((MAX([.L$1];[.$A58])*4 + MIN([.L$1];[.$A58]))&gt;=82;1;0)" office:value-type="float" office:value="1" calcext:value-type="float">
            <text:p>1</text:p>
          </table:table-cell>
          <table:table-cell table:style-name="ce4" table:formula="of:=IF((MAX([.M$1];[.$A58])*4 + MIN([.M$1];[.$A58]))&gt;=82;1;0)" office:value-type="float" office:value="1" calcext:value-type="float">
            <text:p>1</text:p>
          </table:table-cell>
          <table:table-cell table:style-name="ce4" table:formula="of:=IF((MAX([.N$1];[.$A58])*4 + MIN([.N$1];[.$A58]))&gt;=82;1;0)" office:value-type="float" office:value="1" calcext:value-type="float">
            <text:p>1</text:p>
          </table:table-cell>
          <table:table-cell table:style-name="ce4" table:formula="of:=IF((MAX([.O$1];[.$A58])*4 + MIN([.O$1];[.$A58]))&gt;=82;1;0)" office:value-type="float" office:value="1" calcext:value-type="float">
            <text:p>1</text:p>
          </table:table-cell>
          <table:table-cell table:style-name="ce4" table:formula="of:=IF((MAX([.P$1];[.$A58])*4 + MIN([.P$1];[.$A58]))&gt;=82;1;0)" office:value-type="float" office:value="1" calcext:value-type="float">
            <text:p>1</text:p>
          </table:table-cell>
          <table:table-cell table:style-name="ce4" table:formula="of:=IF((MAX([.Q$1];[.$A58])*4 + MIN([.Q$1];[.$A58]))&gt;=82;1;0)" office:value-type="float" office:value="1" calcext:value-type="float">
            <text:p>1</text:p>
          </table:table-cell>
          <table:table-cell table:style-name="ce4" table:formula="of:=IF((MAX([.R$1];[.$A58])*4 + MIN([.R$1];[.$A58]))&gt;=82;1;0)" office:value-type="float" office:value="1" calcext:value-type="float">
            <text:p>1</text:p>
          </table:table-cell>
          <table:table-cell table:style-name="ce4" table:formula="of:=IF((MAX([.S$1];[.$A58])*4 + MIN([.S$1];[.$A58]))&gt;=82;1;0)" office:value-type="float" office:value="1" calcext:value-type="float">
            <text:p>1</text:p>
          </table:table-cell>
          <table:table-cell table:style-name="ce4" table:formula="of:=IF((MAX([.T$1];[.$A58])*4 + MIN([.T$1];[.$A58]))&gt;=82;1;0)" office:value-type="float" office:value="1" calcext:value-type="float">
            <text:p>1</text:p>
          </table:table-cell>
          <table:table-cell table:style-name="ce4" table:formula="of:=IF((MAX([.U$1];[.$A58])*4 + MIN([.U$1];[.$A58]))&gt;=82;1;0)" office:value-type="float" office:value="1" calcext:value-type="float">
            <text:p>1</text:p>
          </table:table-cell>
          <table:table-cell table:style-name="ce4" table:formula="of:=IF((MAX([.V$1];[.$A58])*4 + MIN([.V$1];[.$A58]))&gt;=82;1;0)" office:value-type="float" office:value="1" calcext:value-type="float">
            <text:p>1</text:p>
          </table:table-cell>
          <table:table-cell table:style-name="ce4" table:formula="of:=IF((MAX([.W$1];[.$A58])*4 + MIN([.W$1];[.$A58]))&gt;=82;1;0)" office:value-type="float" office:value="1" calcext:value-type="float">
            <text:p>1</text:p>
          </table:table-cell>
          <table:table-cell table:style-name="ce4" table:formula="of:=IF((MAX([.X$1];[.$A58])*4 + MIN([.X$1];[.$A58]))&gt;=82;1;0)" office:value-type="float" office:value="1" calcext:value-type="float">
            <text:p>1</text:p>
          </table:table-cell>
          <table:table-cell table:style-name="ce4" table:formula="of:=IF((MAX([.Y$1];[.$A58])*4 + MIN([.Y$1];[.$A58]))&gt;=82;1;0)" office:value-type="float" office:value="1" calcext:value-type="float">
            <text:p>1</text:p>
          </table:table-cell>
          <table:table-cell table:style-name="ce4" table:formula="of:=IF((MAX([.Z$1];[.$A58])*4 + MIN([.Z$1];[.$A58]))&gt;=82;1;0)" office:value-type="float" office:value="1" calcext:value-type="float">
            <text:p>1</text:p>
          </table:table-cell>
          <table:table-cell table:style-name="ce4" table:formula="of:=IF((MAX([.AA$1];[.$A58])*4 + MIN([.AA$1];[.$A58]))&gt;=82;1;0)" office:value-type="float" office:value="1" calcext:value-type="float">
            <text:p>1</text:p>
          </table:table-cell>
          <table:table-cell table:style-name="ce4" table:formula="of:=IF((MAX([.AB$1];[.$A58])*4 + MIN([.AB$1];[.$A58]))&gt;=82;1;0)" office:value-type="float" office:value="1" calcext:value-type="float">
            <text:p>1</text:p>
          </table:table-cell>
          <table:table-cell table:style-name="ce4" table:formula="of:=IF((MAX([.AC$1];[.$A58])*4 + MIN([.AC$1];[.$A58]))&gt;=82;1;0)" office:value-type="float" office:value="1" calcext:value-type="float">
            <text:p>1</text:p>
          </table:table-cell>
          <table:table-cell table:style-name="ce4" table:formula="of:=IF((MAX([.AD$1];[.$A58])*4 + MIN([.AD$1];[.$A58]))&gt;=82;1;0)" office:value-type="float" office:value="1" calcext:value-type="float">
            <text:p>1</text:p>
          </table:table-cell>
          <table:table-cell table:style-name="ce4" table:formula="of:=IF((MAX([.AE$1];[.$A58])*4 + MIN([.AE$1];[.$A58]))&gt;=82;1;0)" office:value-type="float" office:value="1" calcext:value-type="float">
            <text:p>1</text:p>
          </table:table-cell>
          <table:table-cell table:style-name="ce4" table:formula="of:=IF((MAX([.AF$1];[.$A58])*4 + MIN([.AF$1];[.$A58]))&gt;=82;1;0)" office:value-type="float" office:value="1" calcext:value-type="float">
            <text:p>1</text:p>
          </table:table-cell>
          <table:table-cell table:style-name="ce4" table:formula="of:=IF((MAX([.AG$1];[.$A58])*4 + MIN([.AG$1];[.$A58]))&gt;=82;1;0)" office:value-type="float" office:value="1" calcext:value-type="float">
            <text:p>1</text:p>
          </table:table-cell>
          <table:table-cell table:style-name="ce4" table:formula="of:=IF((MAX([.AH$1];[.$A58])*4 + MIN([.AH$1];[.$A58]))&gt;=82;1;0)" office:value-type="float" office:value="1" calcext:value-type="float">
            <text:p>1</text:p>
          </table:table-cell>
          <table:table-cell table:style-name="ce4" table:formula="of:=IF((MAX([.AI$1];[.$A58])*4 + MIN([.AI$1];[.$A58]))&gt;=82;1;0)" office:value-type="float" office:value="1" calcext:value-type="float">
            <text:p>1</text:p>
          </table:table-cell>
          <table:table-cell table:style-name="ce4" table:formula="of:=IF((MAX([.AJ$1];[.$A58])*4 + MIN([.AJ$1];[.$A58]))&gt;=82;1;0)" office:value-type="float" office:value="1" calcext:value-type="float">
            <text:p>1</text:p>
          </table:table-cell>
          <table:table-cell table:style-name="ce4" table:formula="of:=IF((MAX([.AK$1];[.$A58])*4 + MIN([.AK$1];[.$A58]))&gt;=82;1;0)" office:value-type="float" office:value="1" calcext:value-type="float">
            <text:p>1</text:p>
          </table:table-cell>
          <table:table-cell table:style-name="ce4" table:formula="of:=IF((MAX([.AL$1];[.$A58])*4 + MIN([.AL$1];[.$A58]))&gt;=82;1;0)" office:value-type="float" office:value="1" calcext:value-type="float">
            <text:p>1</text:p>
          </table:table-cell>
          <table:table-cell table:style-name="ce4" table:formula="of:=IF((MAX([.AM$1];[.$A58])*4 + MIN([.AM$1];[.$A58]))&gt;=82;1;0)" office:value-type="float" office:value="1" calcext:value-type="float">
            <text:p>1</text:p>
          </table:table-cell>
          <table:table-cell table:style-name="ce4" table:formula="of:=IF((MAX([.AN$1];[.$A58])*4 + MIN([.AN$1];[.$A58]))&gt;=82;1;0)" office:value-type="float" office:value="1" calcext:value-type="float">
            <text:p>1</text:p>
          </table:table-cell>
          <table:table-cell table:style-name="ce4" table:formula="of:=IF((MAX([.AO$1];[.$A58])*4 + MIN([.AO$1];[.$A58]))&gt;=82;1;0)" office:value-type="float" office:value="1" calcext:value-type="float">
            <text:p>1</text:p>
          </table:table-cell>
          <table:table-cell table:style-name="ce4" table:formula="of:=IF((MAX([.AP$1];[.$A58])*4 + MIN([.AP$1];[.$A58]))&gt;=82;1;0)" office:value-type="float" office:value="1" calcext:value-type="float">
            <text:p>1</text:p>
          </table:table-cell>
          <table:table-cell table:style-name="ce4" table:formula="of:=IF((MAX([.AQ$1];[.$A58])*4 + MIN([.AQ$1];[.$A58]))&gt;=82;1;0)" office:value-type="float" office:value="1" calcext:value-type="float">
            <text:p>1</text:p>
          </table:table-cell>
          <table:table-cell table:style-name="ce4" table:formula="of:=IF((MAX([.AR$1];[.$A58])*4 + MIN([.AR$1];[.$A58]))&gt;=82;1;0)" office:value-type="float" office:value="1" calcext:value-type="float">
            <text:p>1</text:p>
          </table:table-cell>
          <table:table-cell table:style-name="ce4" table:formula="of:=IF((MAX([.AS$1];[.$A58])*4 + MIN([.AS$1];[.$A58]))&gt;=82;1;0)" office:value-type="float" office:value="1" calcext:value-type="float">
            <text:p>1</text:p>
          </table:table-cell>
          <table:table-cell table:style-name="ce4" table:formula="of:=IF((MAX([.AT$1];[.$A58])*4 + MIN([.AT$1];[.$A58]))&gt;=82;1;0)" office:value-type="float" office:value="1" calcext:value-type="float">
            <text:p>1</text:p>
          </table:table-cell>
          <table:table-cell table:style-name="ce4" table:formula="of:=IF((MAX([.AU$1];[.$A58])*4 + MIN([.AU$1];[.$A58]))&gt;=82;1;0)" office:value-type="float" office:value="1" calcext:value-type="float">
            <text:p>1</text:p>
          </table:table-cell>
          <table:table-cell table:style-name="ce4" table:formula="of:=IF((MAX([.AV$1];[.$A58])*4 + MIN([.AV$1];[.$A58]))&gt;=82;1;0)" office:value-type="float" office:value="1" calcext:value-type="float">
            <text:p>1</text:p>
          </table:table-cell>
          <table:table-cell table:style-name="ce4" table:formula="of:=IF((MAX([.AW$1];[.$A58])*4 + MIN([.AW$1];[.$A58]))&gt;=82;1;0)" office:value-type="float" office:value="1" calcext:value-type="float">
            <text:p>1</text:p>
          </table:table-cell>
          <table:table-cell table:style-name="ce4" table:formula="of:=IF((MAX([.AX$1];[.$A58])*4 + MIN([.AX$1];[.$A58]))&gt;=82;1;0)" office:value-type="float" office:value="1" calcext:value-type="float">
            <text:p>1</text:p>
          </table:table-cell>
          <table:table-cell table:style-name="ce4" table:formula="of:=IF((MAX([.AY$1];[.$A58])*4 + MIN([.AY$1];[.$A58]))&gt;=82;1;0)" office:value-type="float" office:value="1" calcext:value-type="float">
            <text:p>1</text:p>
          </table:table-cell>
          <table:table-cell table:style-name="ce4" table:formula="of:=IF((MAX([.AZ$1];[.$A58])*4 + MIN([.AZ$1];[.$A58]))&gt;=82;1;0)" office:value-type="float" office:value="1" calcext:value-type="float">
            <text:p>1</text:p>
          </table:table-cell>
          <table:table-cell table:style-name="ce4" table:formula="of:=IF((MAX([.BA$1];[.$A58])*4 + MIN([.BA$1];[.$A58]))&gt;=82;1;0)" office:value-type="float" office:value="1" calcext:value-type="float">
            <text:p>1</text:p>
          </table:table-cell>
          <table:table-cell table:style-name="ce4" table:formula="of:=IF((MAX([.BB$1];[.$A58])*4 + MIN([.BB$1];[.$A58]))&gt;=82;1;0)" office:value-type="float" office:value="1" calcext:value-type="float">
            <text:p>1</text:p>
          </table:table-cell>
          <table:table-cell table:style-name="ce4" table:formula="of:=IF((MAX([.BC$1];[.$A58])*4 + MIN([.BC$1];[.$A58]))&gt;=82;1;0)" office:value-type="float" office:value="1" calcext:value-type="float">
            <text:p>1</text:p>
          </table:table-cell>
          <table:table-cell table:style-name="ce4" table:formula="of:=IF((MAX([.BD$1];[.$A58])*4 + MIN([.BD$1];[.$A58]))&gt;=82;1;0)" office:value-type="float" office:value="1" calcext:value-type="float">
            <text:p>1</text:p>
          </table:table-cell>
          <table:table-cell table:style-name="ce4" table:formula="of:=IF((MAX([.BE$1];[.$A58])*4 + MIN([.BE$1];[.$A58]))&gt;=82;1;0)" office:value-type="float" office:value="1" calcext:value-type="float">
            <text:p>1</text:p>
          </table:table-cell>
          <table:table-cell table:style-name="ce4" table:formula="of:=IF((MAX([.BF$1];[.$A58])*4 + MIN([.BF$1];[.$A58]))&gt;=82;1;0)" office:value-type="float" office:value="1" calcext:value-type="float">
            <text:p>1</text:p>
          </table:table-cell>
          <table:table-cell table:style-name="ce4" table:formula="of:=IF((MAX([.BG$1];[.$A58])*4 + MIN([.BG$1];[.$A58]))&gt;=82;1;0)" office:value-type="float" office:value="1" calcext:value-type="float">
            <text:p>1</text:p>
          </table:table-cell>
          <table:table-cell table:style-name="ce4" table:formula="of:=IF((MAX([.BH$1];[.$A58])*4 + MIN([.BH$1];[.$A58]))&gt;=82;1;0)" office:value-type="float" office:value="1" calcext:value-type="float">
            <text:p>1</text:p>
          </table:table-cell>
          <table:table-cell table:style-name="ce4" table:formula="of:=IF((MAX([.BI$1];[.$A58])*4 + MIN([.BI$1];[.$A58]))&gt;=82;1;0)" office:value-type="float" office:value="1" calcext:value-type="float">
            <text:p>1</text:p>
          </table:table-cell>
          <table:table-cell table:style-name="ce4" table:formula="of:=IF((MAX([.BJ$1];[.$A58])*4 + MIN([.BJ$1];[.$A58]))&gt;=82;1;0)" office:value-type="float" office:value="1" calcext:value-type="float">
            <text:p>1</text:p>
          </table:table-cell>
          <table:table-cell table:style-name="ce4" table:formula="of:=IF((MAX([.BK$1];[.$A58])*4 + MIN([.BK$1];[.$A58]))&gt;=82;1;0)" office:value-type="float" office:value="1" calcext:value-type="float">
            <text:p>1</text:p>
          </table:table-cell>
          <table:table-cell table:style-name="ce4" table:formula="of:=IF((MAX([.BL$1];[.$A58])*4 + MIN([.BL$1];[.$A58]))&gt;=82;1;0)" office:value-type="float" office:value="1" calcext:value-type="float">
            <text:p>1</text:p>
          </table:table-cell>
          <table:table-cell table:style-name="ce4" table:formula="of:=IF((MAX([.BM$1];[.$A58])*4 + MIN([.BM$1];[.$A58]))&gt;=82;1;0)" office:value-type="float" office:value="1" calcext:value-type="float">
            <text:p>1</text:p>
          </table:table-cell>
          <table:table-cell table:style-name="ce4" table:formula="of:=IF((MAX([.BN$1];[.$A58])*4 + MIN([.BN$1];[.$A58]))&gt;=82;1;0)" office:value-type="float" office:value="1" calcext:value-type="float">
            <text:p>1</text:p>
          </table:table-cell>
          <table:table-cell table:style-name="ce4" table:formula="of:=IF((MAX([.BO$1];[.$A58])*4 + MIN([.BO$1];[.$A58]))&gt;=82;1;0)" office:value-type="float" office:value="1" calcext:value-type="float">
            <text:p>1</text:p>
          </table:table-cell>
          <table:table-cell table:style-name="ce4" table:formula="of:=IF((MAX([.BP$1];[.$A58])*4 + MIN([.BP$1];[.$A58]))&gt;=82;1;0)" office:value-type="float" office:value="1" calcext:value-type="float">
            <text:p>1</text:p>
          </table:table-cell>
          <table:table-cell table:style-name="ce4" table:formula="of:=IF((MAX([.BQ$1];[.$A58])*4 + MIN([.BQ$1];[.$A58]))&gt;=82;1;0)" office:value-type="float" office:value="1" calcext:value-type="float">
            <text:p>1</text:p>
          </table:table-cell>
          <table:table-cell table:style-name="ce4" table:formula="of:=IF((MAX([.BR$1];[.$A58])*4 + MIN([.BR$1];[.$A58]))&gt;=82;1;0)" office:value-type="float" office:value="1" calcext:value-type="float">
            <text:p>1</text:p>
          </table:table-cell>
          <table:table-cell table:style-name="ce4" table:formula="of:=IF((MAX([.BS$1];[.$A58])*4 + MIN([.BS$1];[.$A58]))&gt;=82;1;0)" office:value-type="float" office:value="1" calcext:value-type="float">
            <text:p>1</text:p>
          </table:table-cell>
          <table:table-cell table:style-name="ce4" table:formula="of:=IF((MAX([.BT$1];[.$A58])*4 + MIN([.BT$1];[.$A58]))&gt;=82;1;0)" office:value-type="float" office:value="1" calcext:value-type="float">
            <text:p>1</text:p>
          </table:table-cell>
          <table:table-cell table:style-name="ce4" table:formula="of:=IF((MAX([.BU$1];[.$A58])*4 + MIN([.BU$1];[.$A58]))&gt;=82;1;0)" office:value-type="float" office:value="1" calcext:value-type="float">
            <text:p>1</text:p>
          </table:table-cell>
          <table:table-cell table:style-name="ce4" table:formula="of:=IF((MAX([.BV$1];[.$A58])*4 + MIN([.BV$1];[.$A58]))&gt;=82;1;0)" office:value-type="float" office:value="1" calcext:value-type="float">
            <text:p>1</text:p>
          </table:table-cell>
          <table:table-cell table:style-name="ce4" table:formula="of:=IF((MAX([.BW$1];[.$A58])*4 + MIN([.BW$1];[.$A58]))&gt;=82;1;0)" office:value-type="float" office:value="1" calcext:value-type="float">
            <text:p>1</text:p>
          </table:table-cell>
          <table:table-cell table:style-name="ce4" table:formula="of:=IF((MAX([.BX$1];[.$A58])*4 + MIN([.BX$1];[.$A58]))&gt;=82;1;0)" office:value-type="float" office:value="1" calcext:value-type="float">
            <text:p>1</text:p>
          </table:table-cell>
          <table:table-cell table:style-name="ce4" table:formula="of:=IF((MAX([.BY$1];[.$A58])*4 + MIN([.BY$1];[.$A58]))&gt;=82;1;0)" office:value-type="float" office:value="1" calcext:value-type="float">
            <text:p>1</text:p>
          </table:table-cell>
          <table:table-cell table:style-name="ce4" table:formula="of:=IF((MAX([.BZ$1];[.$A58])*4 + MIN([.BZ$1];[.$A58]))&gt;=82;1;0)" office:value-type="float" office:value="1" calcext:value-type="float">
            <text:p>1</text:p>
          </table:table-cell>
          <table:table-cell table:style-name="ce4" table:formula="of:=IF((MAX([.CA$1];[.$A58])*4 + MIN([.CA$1];[.$A58]))&gt;=82;1;0)" office:value-type="float" office:value="1" calcext:value-type="float">
            <text:p>1</text:p>
          </table:table-cell>
          <table:table-cell table:style-name="ce4" table:formula="of:=IF((MAX([.CB$1];[.$A58])*4 + MIN([.CB$1];[.$A58]))&gt;=82;1;0)" office:value-type="float" office:value="1" calcext:value-type="float">
            <text:p>1</text:p>
          </table:table-cell>
          <table:table-cell table:style-name="ce4" table:formula="of:=IF((MAX([.CC$1];[.$A58])*4 + MIN([.CC$1];[.$A58]))&gt;=82;1;0)" office:value-type="float" office:value="1" calcext:value-type="float">
            <text:p>1</text:p>
          </table:table-cell>
          <table:table-cell table:style-name="ce4" table:formula="of:=IF((MAX([.CD$1];[.$A58])*4 + MIN([.CD$1];[.$A58]))&gt;=82;1;0)" office:value-type="float" office:value="1" calcext:value-type="float">
            <text:p>1</text:p>
          </table:table-cell>
          <table:table-cell table:style-name="ce4" table:formula="of:=IF((MAX([.CE$1];[.$A58])*4 + MIN([.CE$1];[.$A58]))&gt;=82;1;0)" office:value-type="float" office:value="1" calcext:value-type="float">
            <text:p>1</text:p>
          </table:table-cell>
          <table:table-cell table:style-name="ce4" table:formula="of:=IF((MAX([.CF$1];[.$A58])*4 + MIN([.CF$1];[.$A58]))&gt;=82;1;0)" office:value-type="float" office:value="1" calcext:value-type="float">
            <text:p>1</text:p>
          </table:table-cell>
          <table:table-cell table:style-name="ce4" table:formula="of:=IF((MAX([.CG$1];[.$A58])*4 + MIN([.CG$1];[.$A58]))&gt;=82;1;0)" office:value-type="float" office:value="1" calcext:value-type="float">
            <text:p>1</text:p>
          </table:table-cell>
          <table:table-cell table:style-name="ce4" table:formula="of:=IF((MAX([.CH$1];[.$A58])*4 + MIN([.CH$1];[.$A5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table:formula="of:=IF((MAX([.B$1];[.$A59])*4 + MIN([.B$1];[.$A59]))&gt;=82;1;0)" office:value-type="float" office:value="1" calcext:value-type="float">
            <text:p>1</text:p>
          </table:table-cell>
          <table:table-cell table:style-name="ce4" table:formula="of:=IF((MAX([.C$1];[.$A59])*4 + MIN([.C$1];[.$A59]))&gt;=82;1;0)" office:value-type="float" office:value="1" calcext:value-type="float">
            <text:p>1</text:p>
          </table:table-cell>
          <table:table-cell table:style-name="ce4" table:formula="of:=IF((MAX([.D$1];[.$A59])*4 + MIN([.D$1];[.$A59]))&gt;=82;1;0)" office:value-type="float" office:value="1" calcext:value-type="float">
            <text:p>1</text:p>
          </table:table-cell>
          <table:table-cell table:style-name="ce4" table:formula="of:=IF((MAX([.E$1];[.$A59])*4 + MIN([.E$1];[.$A59]))&gt;=82;1;0)" office:value-type="float" office:value="1" calcext:value-type="float">
            <text:p>1</text:p>
          </table:table-cell>
          <table:table-cell table:style-name="ce4" table:formula="of:=IF((MAX([.F$1];[.$A59])*4 + MIN([.F$1];[.$A59]))&gt;=82;1;0)" office:value-type="float" office:value="1" calcext:value-type="float">
            <text:p>1</text:p>
          </table:table-cell>
          <table:table-cell table:style-name="ce4" table:formula="of:=IF((MAX([.G$1];[.$A59])*4 + MIN([.G$1];[.$A59]))&gt;=82;1;0)" office:value-type="float" office:value="1" calcext:value-type="float">
            <text:p>1</text:p>
          </table:table-cell>
          <table:table-cell table:style-name="ce4" table:formula="of:=IF((MAX([.H$1];[.$A59])*4 + MIN([.H$1];[.$A59]))&gt;=82;1;0)" office:value-type="float" office:value="1" calcext:value-type="float">
            <text:p>1</text:p>
          </table:table-cell>
          <table:table-cell table:style-name="ce4" table:formula="of:=IF((MAX([.I$1];[.$A59])*4 + MIN([.I$1];[.$A59]))&gt;=82;1;0)" office:value-type="float" office:value="1" calcext:value-type="float">
            <text:p>1</text:p>
          </table:table-cell>
          <table:table-cell table:style-name="ce4" table:formula="of:=IF((MAX([.J$1];[.$A59])*4 + MIN([.J$1];[.$A59]))&gt;=82;1;0)" office:value-type="float" office:value="1" calcext:value-type="float">
            <text:p>1</text:p>
          </table:table-cell>
          <table:table-cell table:style-name="ce4" table:formula="of:=IF((MAX([.K$1];[.$A59])*4 + MIN([.K$1];[.$A59]))&gt;=82;1;0)" office:value-type="float" office:value="1" calcext:value-type="float">
            <text:p>1</text:p>
          </table:table-cell>
          <table:table-cell table:style-name="ce4" table:formula="of:=IF((MAX([.L$1];[.$A59])*4 + MIN([.L$1];[.$A59]))&gt;=82;1;0)" office:value-type="float" office:value="1" calcext:value-type="float">
            <text:p>1</text:p>
          </table:table-cell>
          <table:table-cell table:style-name="ce4" table:formula="of:=IF((MAX([.M$1];[.$A59])*4 + MIN([.M$1];[.$A59]))&gt;=82;1;0)" office:value-type="float" office:value="1" calcext:value-type="float">
            <text:p>1</text:p>
          </table:table-cell>
          <table:table-cell table:style-name="ce4" table:formula="of:=IF((MAX([.N$1];[.$A59])*4 + MIN([.N$1];[.$A59]))&gt;=82;1;0)" office:value-type="float" office:value="1" calcext:value-type="float">
            <text:p>1</text:p>
          </table:table-cell>
          <table:table-cell table:style-name="ce4" table:formula="of:=IF((MAX([.O$1];[.$A59])*4 + MIN([.O$1];[.$A59]))&gt;=82;1;0)" office:value-type="float" office:value="1" calcext:value-type="float">
            <text:p>1</text:p>
          </table:table-cell>
          <table:table-cell table:style-name="ce4" table:formula="of:=IF((MAX([.P$1];[.$A59])*4 + MIN([.P$1];[.$A59]))&gt;=82;1;0)" office:value-type="float" office:value="1" calcext:value-type="float">
            <text:p>1</text:p>
          </table:table-cell>
          <table:table-cell table:style-name="ce4" table:formula="of:=IF((MAX([.Q$1];[.$A59])*4 + MIN([.Q$1];[.$A59]))&gt;=82;1;0)" office:value-type="float" office:value="1" calcext:value-type="float">
            <text:p>1</text:p>
          </table:table-cell>
          <table:table-cell table:style-name="ce4" table:formula="of:=IF((MAX([.R$1];[.$A59])*4 + MIN([.R$1];[.$A59]))&gt;=82;1;0)" office:value-type="float" office:value="1" calcext:value-type="float">
            <text:p>1</text:p>
          </table:table-cell>
          <table:table-cell table:style-name="ce4" table:formula="of:=IF((MAX([.S$1];[.$A59])*4 + MIN([.S$1];[.$A59]))&gt;=82;1;0)" office:value-type="float" office:value="1" calcext:value-type="float">
            <text:p>1</text:p>
          </table:table-cell>
          <table:table-cell table:style-name="ce4" table:formula="of:=IF((MAX([.T$1];[.$A59])*4 + MIN([.T$1];[.$A59]))&gt;=82;1;0)" office:value-type="float" office:value="1" calcext:value-type="float">
            <text:p>1</text:p>
          </table:table-cell>
          <table:table-cell table:style-name="ce4" table:formula="of:=IF((MAX([.U$1];[.$A59])*4 + MIN([.U$1];[.$A59]))&gt;=82;1;0)" office:value-type="float" office:value="1" calcext:value-type="float">
            <text:p>1</text:p>
          </table:table-cell>
          <table:table-cell table:style-name="ce4" table:formula="of:=IF((MAX([.V$1];[.$A59])*4 + MIN([.V$1];[.$A59]))&gt;=82;1;0)" office:value-type="float" office:value="1" calcext:value-type="float">
            <text:p>1</text:p>
          </table:table-cell>
          <table:table-cell table:style-name="ce4" table:formula="of:=IF((MAX([.W$1];[.$A59])*4 + MIN([.W$1];[.$A59]))&gt;=82;1;0)" office:value-type="float" office:value="1" calcext:value-type="float">
            <text:p>1</text:p>
          </table:table-cell>
          <table:table-cell table:style-name="ce4" table:formula="of:=IF((MAX([.X$1];[.$A59])*4 + MIN([.X$1];[.$A59]))&gt;=82;1;0)" office:value-type="float" office:value="1" calcext:value-type="float">
            <text:p>1</text:p>
          </table:table-cell>
          <table:table-cell table:style-name="ce4" table:formula="of:=IF((MAX([.Y$1];[.$A59])*4 + MIN([.Y$1];[.$A59]))&gt;=82;1;0)" office:value-type="float" office:value="1" calcext:value-type="float">
            <text:p>1</text:p>
          </table:table-cell>
          <table:table-cell table:style-name="ce4" table:formula="of:=IF((MAX([.Z$1];[.$A59])*4 + MIN([.Z$1];[.$A59]))&gt;=82;1;0)" office:value-type="float" office:value="1" calcext:value-type="float">
            <text:p>1</text:p>
          </table:table-cell>
          <table:table-cell table:style-name="ce4" table:formula="of:=IF((MAX([.AA$1];[.$A59])*4 + MIN([.AA$1];[.$A59]))&gt;=82;1;0)" office:value-type="float" office:value="1" calcext:value-type="float">
            <text:p>1</text:p>
          </table:table-cell>
          <table:table-cell table:style-name="ce4" table:formula="of:=IF((MAX([.AB$1];[.$A59])*4 + MIN([.AB$1];[.$A59]))&gt;=82;1;0)" office:value-type="float" office:value="1" calcext:value-type="float">
            <text:p>1</text:p>
          </table:table-cell>
          <table:table-cell table:style-name="ce4" table:formula="of:=IF((MAX([.AC$1];[.$A59])*4 + MIN([.AC$1];[.$A59]))&gt;=82;1;0)" office:value-type="float" office:value="1" calcext:value-type="float">
            <text:p>1</text:p>
          </table:table-cell>
          <table:table-cell table:style-name="ce4" table:formula="of:=IF((MAX([.AD$1];[.$A59])*4 + MIN([.AD$1];[.$A59]))&gt;=82;1;0)" office:value-type="float" office:value="1" calcext:value-type="float">
            <text:p>1</text:p>
          </table:table-cell>
          <table:table-cell table:style-name="ce4" table:formula="of:=IF((MAX([.AE$1];[.$A59])*4 + MIN([.AE$1];[.$A59]))&gt;=82;1;0)" office:value-type="float" office:value="1" calcext:value-type="float">
            <text:p>1</text:p>
          </table:table-cell>
          <table:table-cell table:style-name="ce4" table:formula="of:=IF((MAX([.AF$1];[.$A59])*4 + MIN([.AF$1];[.$A59]))&gt;=82;1;0)" office:value-type="float" office:value="1" calcext:value-type="float">
            <text:p>1</text:p>
          </table:table-cell>
          <table:table-cell table:style-name="ce4" table:formula="of:=IF((MAX([.AG$1];[.$A59])*4 + MIN([.AG$1];[.$A59]))&gt;=82;1;0)" office:value-type="float" office:value="1" calcext:value-type="float">
            <text:p>1</text:p>
          </table:table-cell>
          <table:table-cell table:style-name="ce4" table:formula="of:=IF((MAX([.AH$1];[.$A59])*4 + MIN([.AH$1];[.$A59]))&gt;=82;1;0)" office:value-type="float" office:value="1" calcext:value-type="float">
            <text:p>1</text:p>
          </table:table-cell>
          <table:table-cell table:style-name="ce4" table:formula="of:=IF((MAX([.AI$1];[.$A59])*4 + MIN([.AI$1];[.$A59]))&gt;=82;1;0)" office:value-type="float" office:value="1" calcext:value-type="float">
            <text:p>1</text:p>
          </table:table-cell>
          <table:table-cell table:style-name="ce4" table:formula="of:=IF((MAX([.AJ$1];[.$A59])*4 + MIN([.AJ$1];[.$A59]))&gt;=82;1;0)" office:value-type="float" office:value="1" calcext:value-type="float">
            <text:p>1</text:p>
          </table:table-cell>
          <table:table-cell table:style-name="ce4" table:formula="of:=IF((MAX([.AK$1];[.$A59])*4 + MIN([.AK$1];[.$A59]))&gt;=82;1;0)" office:value-type="float" office:value="1" calcext:value-type="float">
            <text:p>1</text:p>
          </table:table-cell>
          <table:table-cell table:style-name="ce4" table:formula="of:=IF((MAX([.AL$1];[.$A59])*4 + MIN([.AL$1];[.$A59]))&gt;=82;1;0)" office:value-type="float" office:value="1" calcext:value-type="float">
            <text:p>1</text:p>
          </table:table-cell>
          <table:table-cell table:style-name="ce4" table:formula="of:=IF((MAX([.AM$1];[.$A59])*4 + MIN([.AM$1];[.$A59]))&gt;=82;1;0)" office:value-type="float" office:value="1" calcext:value-type="float">
            <text:p>1</text:p>
          </table:table-cell>
          <table:table-cell table:style-name="ce4" table:formula="of:=IF((MAX([.AN$1];[.$A59])*4 + MIN([.AN$1];[.$A59]))&gt;=82;1;0)" office:value-type="float" office:value="1" calcext:value-type="float">
            <text:p>1</text:p>
          </table:table-cell>
          <table:table-cell table:style-name="ce4" table:formula="of:=IF((MAX([.AO$1];[.$A59])*4 + MIN([.AO$1];[.$A59]))&gt;=82;1;0)" office:value-type="float" office:value="1" calcext:value-type="float">
            <text:p>1</text:p>
          </table:table-cell>
          <table:table-cell table:style-name="ce4" table:formula="of:=IF((MAX([.AP$1];[.$A59])*4 + MIN([.AP$1];[.$A59]))&gt;=82;1;0)" office:value-type="float" office:value="1" calcext:value-type="float">
            <text:p>1</text:p>
          </table:table-cell>
          <table:table-cell table:style-name="ce4" table:formula="of:=IF((MAX([.AQ$1];[.$A59])*4 + MIN([.AQ$1];[.$A59]))&gt;=82;1;0)" office:value-type="float" office:value="1" calcext:value-type="float">
            <text:p>1</text:p>
          </table:table-cell>
          <table:table-cell table:style-name="ce4" table:formula="of:=IF((MAX([.AR$1];[.$A59])*4 + MIN([.AR$1];[.$A59]))&gt;=82;1;0)" office:value-type="float" office:value="1" calcext:value-type="float">
            <text:p>1</text:p>
          </table:table-cell>
          <table:table-cell table:style-name="ce4" table:formula="of:=IF((MAX([.AS$1];[.$A59])*4 + MIN([.AS$1];[.$A59]))&gt;=82;1;0)" office:value-type="float" office:value="1" calcext:value-type="float">
            <text:p>1</text:p>
          </table:table-cell>
          <table:table-cell table:style-name="ce4" table:formula="of:=IF((MAX([.AT$1];[.$A59])*4 + MIN([.AT$1];[.$A59]))&gt;=82;1;0)" office:value-type="float" office:value="1" calcext:value-type="float">
            <text:p>1</text:p>
          </table:table-cell>
          <table:table-cell table:style-name="ce4" table:formula="of:=IF((MAX([.AU$1];[.$A59])*4 + MIN([.AU$1];[.$A59]))&gt;=82;1;0)" office:value-type="float" office:value="1" calcext:value-type="float">
            <text:p>1</text:p>
          </table:table-cell>
          <table:table-cell table:style-name="ce4" table:formula="of:=IF((MAX([.AV$1];[.$A59])*4 + MIN([.AV$1];[.$A59]))&gt;=82;1;0)" office:value-type="float" office:value="1" calcext:value-type="float">
            <text:p>1</text:p>
          </table:table-cell>
          <table:table-cell table:style-name="ce4" table:formula="of:=IF((MAX([.AW$1];[.$A59])*4 + MIN([.AW$1];[.$A59]))&gt;=82;1;0)" office:value-type="float" office:value="1" calcext:value-type="float">
            <text:p>1</text:p>
          </table:table-cell>
          <table:table-cell table:style-name="ce4" table:formula="of:=IF((MAX([.AX$1];[.$A59])*4 + MIN([.AX$1];[.$A59]))&gt;=82;1;0)" office:value-type="float" office:value="1" calcext:value-type="float">
            <text:p>1</text:p>
          </table:table-cell>
          <table:table-cell table:style-name="ce4" table:formula="of:=IF((MAX([.AY$1];[.$A59])*4 + MIN([.AY$1];[.$A59]))&gt;=82;1;0)" office:value-type="float" office:value="1" calcext:value-type="float">
            <text:p>1</text:p>
          </table:table-cell>
          <table:table-cell table:style-name="ce4" table:formula="of:=IF((MAX([.AZ$1];[.$A59])*4 + MIN([.AZ$1];[.$A59]))&gt;=82;1;0)" office:value-type="float" office:value="1" calcext:value-type="float">
            <text:p>1</text:p>
          </table:table-cell>
          <table:table-cell table:style-name="ce4" table:formula="of:=IF((MAX([.BA$1];[.$A59])*4 + MIN([.BA$1];[.$A59]))&gt;=82;1;0)" office:value-type="float" office:value="1" calcext:value-type="float">
            <text:p>1</text:p>
          </table:table-cell>
          <table:table-cell table:style-name="ce4" table:formula="of:=IF((MAX([.BB$1];[.$A59])*4 + MIN([.BB$1];[.$A59]))&gt;=82;1;0)" office:value-type="float" office:value="1" calcext:value-type="float">
            <text:p>1</text:p>
          </table:table-cell>
          <table:table-cell table:style-name="ce4" table:formula="of:=IF((MAX([.BC$1];[.$A59])*4 + MIN([.BC$1];[.$A59]))&gt;=82;1;0)" office:value-type="float" office:value="1" calcext:value-type="float">
            <text:p>1</text:p>
          </table:table-cell>
          <table:table-cell table:style-name="ce4" table:formula="of:=IF((MAX([.BD$1];[.$A59])*4 + MIN([.BD$1];[.$A59]))&gt;=82;1;0)" office:value-type="float" office:value="1" calcext:value-type="float">
            <text:p>1</text:p>
          </table:table-cell>
          <table:table-cell table:style-name="ce4" table:formula="of:=IF((MAX([.BE$1];[.$A59])*4 + MIN([.BE$1];[.$A59]))&gt;=82;1;0)" office:value-type="float" office:value="1" calcext:value-type="float">
            <text:p>1</text:p>
          </table:table-cell>
          <table:table-cell table:style-name="ce4" table:formula="of:=IF((MAX([.BF$1];[.$A59])*4 + MIN([.BF$1];[.$A59]))&gt;=82;1;0)" office:value-type="float" office:value="1" calcext:value-type="float">
            <text:p>1</text:p>
          </table:table-cell>
          <table:table-cell table:style-name="ce4" table:formula="of:=IF((MAX([.BG$1];[.$A59])*4 + MIN([.BG$1];[.$A59]))&gt;=82;1;0)" office:value-type="float" office:value="1" calcext:value-type="float">
            <text:p>1</text:p>
          </table:table-cell>
          <table:table-cell table:style-name="ce4" table:formula="of:=IF((MAX([.BH$1];[.$A59])*4 + MIN([.BH$1];[.$A59]))&gt;=82;1;0)" office:value-type="float" office:value="1" calcext:value-type="float">
            <text:p>1</text:p>
          </table:table-cell>
          <table:table-cell table:style-name="ce4" table:formula="of:=IF((MAX([.BI$1];[.$A59])*4 + MIN([.BI$1];[.$A59]))&gt;=82;1;0)" office:value-type="float" office:value="1" calcext:value-type="float">
            <text:p>1</text:p>
          </table:table-cell>
          <table:table-cell table:style-name="ce4" table:formula="of:=IF((MAX([.BJ$1];[.$A59])*4 + MIN([.BJ$1];[.$A59]))&gt;=82;1;0)" office:value-type="float" office:value="1" calcext:value-type="float">
            <text:p>1</text:p>
          </table:table-cell>
          <table:table-cell table:style-name="ce4" table:formula="of:=IF((MAX([.BK$1];[.$A59])*4 + MIN([.BK$1];[.$A59]))&gt;=82;1;0)" office:value-type="float" office:value="1" calcext:value-type="float">
            <text:p>1</text:p>
          </table:table-cell>
          <table:table-cell table:style-name="ce4" table:formula="of:=IF((MAX([.BL$1];[.$A59])*4 + MIN([.BL$1];[.$A59]))&gt;=82;1;0)" office:value-type="float" office:value="1" calcext:value-type="float">
            <text:p>1</text:p>
          </table:table-cell>
          <table:table-cell table:style-name="ce4" table:formula="of:=IF((MAX([.BM$1];[.$A59])*4 + MIN([.BM$1];[.$A59]))&gt;=82;1;0)" office:value-type="float" office:value="1" calcext:value-type="float">
            <text:p>1</text:p>
          </table:table-cell>
          <table:table-cell table:style-name="ce4" table:formula="of:=IF((MAX([.BN$1];[.$A59])*4 + MIN([.BN$1];[.$A59]))&gt;=82;1;0)" office:value-type="float" office:value="1" calcext:value-type="float">
            <text:p>1</text:p>
          </table:table-cell>
          <table:table-cell table:style-name="ce4" table:formula="of:=IF((MAX([.BO$1];[.$A59])*4 + MIN([.BO$1];[.$A59]))&gt;=82;1;0)" office:value-type="float" office:value="1" calcext:value-type="float">
            <text:p>1</text:p>
          </table:table-cell>
          <table:table-cell table:style-name="ce4" table:formula="of:=IF((MAX([.BP$1];[.$A59])*4 + MIN([.BP$1];[.$A59]))&gt;=82;1;0)" office:value-type="float" office:value="1" calcext:value-type="float">
            <text:p>1</text:p>
          </table:table-cell>
          <table:table-cell table:style-name="ce4" table:formula="of:=IF((MAX([.BQ$1];[.$A59])*4 + MIN([.BQ$1];[.$A59]))&gt;=82;1;0)" office:value-type="float" office:value="1" calcext:value-type="float">
            <text:p>1</text:p>
          </table:table-cell>
          <table:table-cell table:style-name="ce4" table:formula="of:=IF((MAX([.BR$1];[.$A59])*4 + MIN([.BR$1];[.$A59]))&gt;=82;1;0)" office:value-type="float" office:value="1" calcext:value-type="float">
            <text:p>1</text:p>
          </table:table-cell>
          <table:table-cell table:style-name="ce4" table:formula="of:=IF((MAX([.BS$1];[.$A59])*4 + MIN([.BS$1];[.$A59]))&gt;=82;1;0)" office:value-type="float" office:value="1" calcext:value-type="float">
            <text:p>1</text:p>
          </table:table-cell>
          <table:table-cell table:style-name="ce4" table:formula="of:=IF((MAX([.BT$1];[.$A59])*4 + MIN([.BT$1];[.$A59]))&gt;=82;1;0)" office:value-type="float" office:value="1" calcext:value-type="float">
            <text:p>1</text:p>
          </table:table-cell>
          <table:table-cell table:style-name="ce4" table:formula="of:=IF((MAX([.BU$1];[.$A59])*4 + MIN([.BU$1];[.$A59]))&gt;=82;1;0)" office:value-type="float" office:value="1" calcext:value-type="float">
            <text:p>1</text:p>
          </table:table-cell>
          <table:table-cell table:style-name="ce4" table:formula="of:=IF((MAX([.BV$1];[.$A59])*4 + MIN([.BV$1];[.$A59]))&gt;=82;1;0)" office:value-type="float" office:value="1" calcext:value-type="float">
            <text:p>1</text:p>
          </table:table-cell>
          <table:table-cell table:style-name="ce4" table:formula="of:=IF((MAX([.BW$1];[.$A59])*4 + MIN([.BW$1];[.$A59]))&gt;=82;1;0)" office:value-type="float" office:value="1" calcext:value-type="float">
            <text:p>1</text:p>
          </table:table-cell>
          <table:table-cell table:style-name="ce4" table:formula="of:=IF((MAX([.BX$1];[.$A59])*4 + MIN([.BX$1];[.$A59]))&gt;=82;1;0)" office:value-type="float" office:value="1" calcext:value-type="float">
            <text:p>1</text:p>
          </table:table-cell>
          <table:table-cell table:style-name="ce4" table:formula="of:=IF((MAX([.BY$1];[.$A59])*4 + MIN([.BY$1];[.$A59]))&gt;=82;1;0)" office:value-type="float" office:value="1" calcext:value-type="float">
            <text:p>1</text:p>
          </table:table-cell>
          <table:table-cell table:style-name="ce4" table:formula="of:=IF((MAX([.BZ$1];[.$A59])*4 + MIN([.BZ$1];[.$A59]))&gt;=82;1;0)" office:value-type="float" office:value="1" calcext:value-type="float">
            <text:p>1</text:p>
          </table:table-cell>
          <table:table-cell table:style-name="ce4" table:formula="of:=IF((MAX([.CA$1];[.$A59])*4 + MIN([.CA$1];[.$A59]))&gt;=82;1;0)" office:value-type="float" office:value="1" calcext:value-type="float">
            <text:p>1</text:p>
          </table:table-cell>
          <table:table-cell table:style-name="ce4" table:formula="of:=IF((MAX([.CB$1];[.$A59])*4 + MIN([.CB$1];[.$A59]))&gt;=82;1;0)" office:value-type="float" office:value="1" calcext:value-type="float">
            <text:p>1</text:p>
          </table:table-cell>
          <table:table-cell table:style-name="ce4" table:formula="of:=IF((MAX([.CC$1];[.$A59])*4 + MIN([.CC$1];[.$A59]))&gt;=82;1;0)" office:value-type="float" office:value="1" calcext:value-type="float">
            <text:p>1</text:p>
          </table:table-cell>
          <table:table-cell table:style-name="ce4" table:formula="of:=IF((MAX([.CD$1];[.$A59])*4 + MIN([.CD$1];[.$A59]))&gt;=82;1;0)" office:value-type="float" office:value="1" calcext:value-type="float">
            <text:p>1</text:p>
          </table:table-cell>
          <table:table-cell table:style-name="ce4" table:formula="of:=IF((MAX([.CE$1];[.$A59])*4 + MIN([.CE$1];[.$A59]))&gt;=82;1;0)" office:value-type="float" office:value="1" calcext:value-type="float">
            <text:p>1</text:p>
          </table:table-cell>
          <table:table-cell table:style-name="ce4" table:formula="of:=IF((MAX([.CF$1];[.$A59])*4 + MIN([.CF$1];[.$A59]))&gt;=82;1;0)" office:value-type="float" office:value="1" calcext:value-type="float">
            <text:p>1</text:p>
          </table:table-cell>
          <table:table-cell table:style-name="ce4" table:formula="of:=IF((MAX([.CG$1];[.$A59])*4 + MIN([.CG$1];[.$A59]))&gt;=82;1;0)" office:value-type="float" office:value="1" calcext:value-type="float">
            <text:p>1</text:p>
          </table:table-cell>
          <table:table-cell table:style-name="ce4" table:formula="of:=IF((MAX([.CH$1];[.$A59])*4 + MIN([.CH$1];[.$A5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table:formula="of:=IF((MAX([.B$1];[.$A60])*4 + MIN([.B$1];[.$A60]))&gt;=82;1;0)" office:value-type="float" office:value="1" calcext:value-type="float">
            <text:p>1</text:p>
          </table:table-cell>
          <table:table-cell table:style-name="ce4" table:formula="of:=IF((MAX([.C$1];[.$A60])*4 + MIN([.C$1];[.$A60]))&gt;=82;1;0)" office:value-type="float" office:value="1" calcext:value-type="float">
            <text:p>1</text:p>
          </table:table-cell>
          <table:table-cell table:style-name="ce4" table:formula="of:=IF((MAX([.D$1];[.$A60])*4 + MIN([.D$1];[.$A60]))&gt;=82;1;0)" office:value-type="float" office:value="1" calcext:value-type="float">
            <text:p>1</text:p>
          </table:table-cell>
          <table:table-cell table:style-name="ce4" table:formula="of:=IF((MAX([.E$1];[.$A60])*4 + MIN([.E$1];[.$A60]))&gt;=82;1;0)" office:value-type="float" office:value="1" calcext:value-type="float">
            <text:p>1</text:p>
          </table:table-cell>
          <table:table-cell table:style-name="ce4" table:formula="of:=IF((MAX([.F$1];[.$A60])*4 + MIN([.F$1];[.$A60]))&gt;=82;1;0)" office:value-type="float" office:value="1" calcext:value-type="float">
            <text:p>1</text:p>
          </table:table-cell>
          <table:table-cell table:style-name="ce4" table:formula="of:=IF((MAX([.G$1];[.$A60])*4 + MIN([.G$1];[.$A60]))&gt;=82;1;0)" office:value-type="float" office:value="1" calcext:value-type="float">
            <text:p>1</text:p>
          </table:table-cell>
          <table:table-cell table:style-name="ce4" table:formula="of:=IF((MAX([.H$1];[.$A60])*4 + MIN([.H$1];[.$A60]))&gt;=82;1;0)" office:value-type="float" office:value="1" calcext:value-type="float">
            <text:p>1</text:p>
          </table:table-cell>
          <table:table-cell table:style-name="ce4" table:formula="of:=IF((MAX([.I$1];[.$A60])*4 + MIN([.I$1];[.$A60]))&gt;=82;1;0)" office:value-type="float" office:value="1" calcext:value-type="float">
            <text:p>1</text:p>
          </table:table-cell>
          <table:table-cell table:style-name="ce4" table:formula="of:=IF((MAX([.J$1];[.$A60])*4 + MIN([.J$1];[.$A60]))&gt;=82;1;0)" office:value-type="float" office:value="1" calcext:value-type="float">
            <text:p>1</text:p>
          </table:table-cell>
          <table:table-cell table:style-name="ce4" table:formula="of:=IF((MAX([.K$1];[.$A60])*4 + MIN([.K$1];[.$A60]))&gt;=82;1;0)" office:value-type="float" office:value="1" calcext:value-type="float">
            <text:p>1</text:p>
          </table:table-cell>
          <table:table-cell table:style-name="ce4" table:formula="of:=IF((MAX([.L$1];[.$A60])*4 + MIN([.L$1];[.$A60]))&gt;=82;1;0)" office:value-type="float" office:value="1" calcext:value-type="float">
            <text:p>1</text:p>
          </table:table-cell>
          <table:table-cell table:style-name="ce4" table:formula="of:=IF((MAX([.M$1];[.$A60])*4 + MIN([.M$1];[.$A60]))&gt;=82;1;0)" office:value-type="float" office:value="1" calcext:value-type="float">
            <text:p>1</text:p>
          </table:table-cell>
          <table:table-cell table:style-name="ce4" table:formula="of:=IF((MAX([.N$1];[.$A60])*4 + MIN([.N$1];[.$A60]))&gt;=82;1;0)" office:value-type="float" office:value="1" calcext:value-type="float">
            <text:p>1</text:p>
          </table:table-cell>
          <table:table-cell table:style-name="ce4" table:formula="of:=IF((MAX([.O$1];[.$A60])*4 + MIN([.O$1];[.$A60]))&gt;=82;1;0)" office:value-type="float" office:value="1" calcext:value-type="float">
            <text:p>1</text:p>
          </table:table-cell>
          <table:table-cell table:style-name="ce4" table:formula="of:=IF((MAX([.P$1];[.$A60])*4 + MIN([.P$1];[.$A60]))&gt;=82;1;0)" office:value-type="float" office:value="1" calcext:value-type="float">
            <text:p>1</text:p>
          </table:table-cell>
          <table:table-cell table:style-name="ce4" table:formula="of:=IF((MAX([.Q$1];[.$A60])*4 + MIN([.Q$1];[.$A60]))&gt;=82;1;0)" office:value-type="float" office:value="1" calcext:value-type="float">
            <text:p>1</text:p>
          </table:table-cell>
          <table:table-cell table:style-name="ce4" table:formula="of:=IF((MAX([.R$1];[.$A60])*4 + MIN([.R$1];[.$A60]))&gt;=82;1;0)" office:value-type="float" office:value="1" calcext:value-type="float">
            <text:p>1</text:p>
          </table:table-cell>
          <table:table-cell table:style-name="ce4" table:formula="of:=IF((MAX([.S$1];[.$A60])*4 + MIN([.S$1];[.$A60]))&gt;=82;1;0)" office:value-type="float" office:value="1" calcext:value-type="float">
            <text:p>1</text:p>
          </table:table-cell>
          <table:table-cell table:style-name="ce4" table:formula="of:=IF((MAX([.T$1];[.$A60])*4 + MIN([.T$1];[.$A60]))&gt;=82;1;0)" office:value-type="float" office:value="1" calcext:value-type="float">
            <text:p>1</text:p>
          </table:table-cell>
          <table:table-cell table:style-name="ce4" table:formula="of:=IF((MAX([.U$1];[.$A60])*4 + MIN([.U$1];[.$A60]))&gt;=82;1;0)" office:value-type="float" office:value="1" calcext:value-type="float">
            <text:p>1</text:p>
          </table:table-cell>
          <table:table-cell table:style-name="ce4" table:formula="of:=IF((MAX([.V$1];[.$A60])*4 + MIN([.V$1];[.$A60]))&gt;=82;1;0)" office:value-type="float" office:value="1" calcext:value-type="float">
            <text:p>1</text:p>
          </table:table-cell>
          <table:table-cell table:style-name="ce4" table:formula="of:=IF((MAX([.W$1];[.$A60])*4 + MIN([.W$1];[.$A60]))&gt;=82;1;0)" office:value-type="float" office:value="1" calcext:value-type="float">
            <text:p>1</text:p>
          </table:table-cell>
          <table:table-cell table:style-name="ce4" table:formula="of:=IF((MAX([.X$1];[.$A60])*4 + MIN([.X$1];[.$A60]))&gt;=82;1;0)" office:value-type="float" office:value="1" calcext:value-type="float">
            <text:p>1</text:p>
          </table:table-cell>
          <table:table-cell table:style-name="ce4" table:formula="of:=IF((MAX([.Y$1];[.$A60])*4 + MIN([.Y$1];[.$A60]))&gt;=82;1;0)" office:value-type="float" office:value="1" calcext:value-type="float">
            <text:p>1</text:p>
          </table:table-cell>
          <table:table-cell table:style-name="ce4" table:formula="of:=IF((MAX([.Z$1];[.$A60])*4 + MIN([.Z$1];[.$A60]))&gt;=82;1;0)" office:value-type="float" office:value="1" calcext:value-type="float">
            <text:p>1</text:p>
          </table:table-cell>
          <table:table-cell table:style-name="ce4" table:formula="of:=IF((MAX([.AA$1];[.$A60])*4 + MIN([.AA$1];[.$A60]))&gt;=82;1;0)" office:value-type="float" office:value="1" calcext:value-type="float">
            <text:p>1</text:p>
          </table:table-cell>
          <table:table-cell table:style-name="ce4" table:formula="of:=IF((MAX([.AB$1];[.$A60])*4 + MIN([.AB$1];[.$A60]))&gt;=82;1;0)" office:value-type="float" office:value="1" calcext:value-type="float">
            <text:p>1</text:p>
          </table:table-cell>
          <table:table-cell table:style-name="ce4" table:formula="of:=IF((MAX([.AC$1];[.$A60])*4 + MIN([.AC$1];[.$A60]))&gt;=82;1;0)" office:value-type="float" office:value="1" calcext:value-type="float">
            <text:p>1</text:p>
          </table:table-cell>
          <table:table-cell table:style-name="ce4" table:formula="of:=IF((MAX([.AD$1];[.$A60])*4 + MIN([.AD$1];[.$A60]))&gt;=82;1;0)" office:value-type="float" office:value="1" calcext:value-type="float">
            <text:p>1</text:p>
          </table:table-cell>
          <table:table-cell table:style-name="ce4" table:formula="of:=IF((MAX([.AE$1];[.$A60])*4 + MIN([.AE$1];[.$A60]))&gt;=82;1;0)" office:value-type="float" office:value="1" calcext:value-type="float">
            <text:p>1</text:p>
          </table:table-cell>
          <table:table-cell table:style-name="ce4" table:formula="of:=IF((MAX([.AF$1];[.$A60])*4 + MIN([.AF$1];[.$A60]))&gt;=82;1;0)" office:value-type="float" office:value="1" calcext:value-type="float">
            <text:p>1</text:p>
          </table:table-cell>
          <table:table-cell table:style-name="ce4" table:formula="of:=IF((MAX([.AG$1];[.$A60])*4 + MIN([.AG$1];[.$A60]))&gt;=82;1;0)" office:value-type="float" office:value="1" calcext:value-type="float">
            <text:p>1</text:p>
          </table:table-cell>
          <table:table-cell table:style-name="ce4" table:formula="of:=IF((MAX([.AH$1];[.$A60])*4 + MIN([.AH$1];[.$A60]))&gt;=82;1;0)" office:value-type="float" office:value="1" calcext:value-type="float">
            <text:p>1</text:p>
          </table:table-cell>
          <table:table-cell table:style-name="ce4" table:formula="of:=IF((MAX([.AI$1];[.$A60])*4 + MIN([.AI$1];[.$A60]))&gt;=82;1;0)" office:value-type="float" office:value="1" calcext:value-type="float">
            <text:p>1</text:p>
          </table:table-cell>
          <table:table-cell table:style-name="ce4" table:formula="of:=IF((MAX([.AJ$1];[.$A60])*4 + MIN([.AJ$1];[.$A60]))&gt;=82;1;0)" office:value-type="float" office:value="1" calcext:value-type="float">
            <text:p>1</text:p>
          </table:table-cell>
          <table:table-cell table:style-name="ce4" table:formula="of:=IF((MAX([.AK$1];[.$A60])*4 + MIN([.AK$1];[.$A60]))&gt;=82;1;0)" office:value-type="float" office:value="1" calcext:value-type="float">
            <text:p>1</text:p>
          </table:table-cell>
          <table:table-cell table:style-name="ce4" table:formula="of:=IF((MAX([.AL$1];[.$A60])*4 + MIN([.AL$1];[.$A60]))&gt;=82;1;0)" office:value-type="float" office:value="1" calcext:value-type="float">
            <text:p>1</text:p>
          </table:table-cell>
          <table:table-cell table:style-name="ce4" table:formula="of:=IF((MAX([.AM$1];[.$A60])*4 + MIN([.AM$1];[.$A60]))&gt;=82;1;0)" office:value-type="float" office:value="1" calcext:value-type="float">
            <text:p>1</text:p>
          </table:table-cell>
          <table:table-cell table:style-name="ce4" table:formula="of:=IF((MAX([.AN$1];[.$A60])*4 + MIN([.AN$1];[.$A60]))&gt;=82;1;0)" office:value-type="float" office:value="1" calcext:value-type="float">
            <text:p>1</text:p>
          </table:table-cell>
          <table:table-cell table:style-name="ce4" table:formula="of:=IF((MAX([.AO$1];[.$A60])*4 + MIN([.AO$1];[.$A60]))&gt;=82;1;0)" office:value-type="float" office:value="1" calcext:value-type="float">
            <text:p>1</text:p>
          </table:table-cell>
          <table:table-cell table:style-name="ce4" table:formula="of:=IF((MAX([.AP$1];[.$A60])*4 + MIN([.AP$1];[.$A60]))&gt;=82;1;0)" office:value-type="float" office:value="1" calcext:value-type="float">
            <text:p>1</text:p>
          </table:table-cell>
          <table:table-cell table:style-name="ce4" table:formula="of:=IF((MAX([.AQ$1];[.$A60])*4 + MIN([.AQ$1];[.$A60]))&gt;=82;1;0)" office:value-type="float" office:value="1" calcext:value-type="float">
            <text:p>1</text:p>
          </table:table-cell>
          <table:table-cell table:style-name="ce4" table:formula="of:=IF((MAX([.AR$1];[.$A60])*4 + MIN([.AR$1];[.$A60]))&gt;=82;1;0)" office:value-type="float" office:value="1" calcext:value-type="float">
            <text:p>1</text:p>
          </table:table-cell>
          <table:table-cell table:style-name="ce4" table:formula="of:=IF((MAX([.AS$1];[.$A60])*4 + MIN([.AS$1];[.$A60]))&gt;=82;1;0)" office:value-type="float" office:value="1" calcext:value-type="float">
            <text:p>1</text:p>
          </table:table-cell>
          <table:table-cell table:style-name="ce4" table:formula="of:=IF((MAX([.AT$1];[.$A60])*4 + MIN([.AT$1];[.$A60]))&gt;=82;1;0)" office:value-type="float" office:value="1" calcext:value-type="float">
            <text:p>1</text:p>
          </table:table-cell>
          <table:table-cell table:style-name="ce4" table:formula="of:=IF((MAX([.AU$1];[.$A60])*4 + MIN([.AU$1];[.$A60]))&gt;=82;1;0)" office:value-type="float" office:value="1" calcext:value-type="float">
            <text:p>1</text:p>
          </table:table-cell>
          <table:table-cell table:style-name="ce4" table:formula="of:=IF((MAX([.AV$1];[.$A60])*4 + MIN([.AV$1];[.$A60]))&gt;=82;1;0)" office:value-type="float" office:value="1" calcext:value-type="float">
            <text:p>1</text:p>
          </table:table-cell>
          <table:table-cell table:style-name="ce4" table:formula="of:=IF((MAX([.AW$1];[.$A60])*4 + MIN([.AW$1];[.$A60]))&gt;=82;1;0)" office:value-type="float" office:value="1" calcext:value-type="float">
            <text:p>1</text:p>
          </table:table-cell>
          <table:table-cell table:style-name="ce4" table:formula="of:=IF((MAX([.AX$1];[.$A60])*4 + MIN([.AX$1];[.$A60]))&gt;=82;1;0)" office:value-type="float" office:value="1" calcext:value-type="float">
            <text:p>1</text:p>
          </table:table-cell>
          <table:table-cell table:style-name="ce4" table:formula="of:=IF((MAX([.AY$1];[.$A60])*4 + MIN([.AY$1];[.$A60]))&gt;=82;1;0)" office:value-type="float" office:value="1" calcext:value-type="float">
            <text:p>1</text:p>
          </table:table-cell>
          <table:table-cell table:style-name="ce4" table:formula="of:=IF((MAX([.AZ$1];[.$A60])*4 + MIN([.AZ$1];[.$A60]))&gt;=82;1;0)" office:value-type="float" office:value="1" calcext:value-type="float">
            <text:p>1</text:p>
          </table:table-cell>
          <table:table-cell table:style-name="ce4" table:formula="of:=IF((MAX([.BA$1];[.$A60])*4 + MIN([.BA$1];[.$A60]))&gt;=82;1;0)" office:value-type="float" office:value="1" calcext:value-type="float">
            <text:p>1</text:p>
          </table:table-cell>
          <table:table-cell table:style-name="ce4" table:formula="of:=IF((MAX([.BB$1];[.$A60])*4 + MIN([.BB$1];[.$A60]))&gt;=82;1;0)" office:value-type="float" office:value="1" calcext:value-type="float">
            <text:p>1</text:p>
          </table:table-cell>
          <table:table-cell table:style-name="ce4" table:formula="of:=IF((MAX([.BC$1];[.$A60])*4 + MIN([.BC$1];[.$A60]))&gt;=82;1;0)" office:value-type="float" office:value="1" calcext:value-type="float">
            <text:p>1</text:p>
          </table:table-cell>
          <table:table-cell table:style-name="ce4" table:formula="of:=IF((MAX([.BD$1];[.$A60])*4 + MIN([.BD$1];[.$A60]))&gt;=82;1;0)" office:value-type="float" office:value="1" calcext:value-type="float">
            <text:p>1</text:p>
          </table:table-cell>
          <table:table-cell table:style-name="ce4" table:formula="of:=IF((MAX([.BE$1];[.$A60])*4 + MIN([.BE$1];[.$A60]))&gt;=82;1;0)" office:value-type="float" office:value="1" calcext:value-type="float">
            <text:p>1</text:p>
          </table:table-cell>
          <table:table-cell table:style-name="ce4" table:formula="of:=IF((MAX([.BF$1];[.$A60])*4 + MIN([.BF$1];[.$A60]))&gt;=82;1;0)" office:value-type="float" office:value="1" calcext:value-type="float">
            <text:p>1</text:p>
          </table:table-cell>
          <table:table-cell table:style-name="ce4" table:formula="of:=IF((MAX([.BG$1];[.$A60])*4 + MIN([.BG$1];[.$A60]))&gt;=82;1;0)" office:value-type="float" office:value="1" calcext:value-type="float">
            <text:p>1</text:p>
          </table:table-cell>
          <table:table-cell table:style-name="ce4" table:formula="of:=IF((MAX([.BH$1];[.$A60])*4 + MIN([.BH$1];[.$A60]))&gt;=82;1;0)" office:value-type="float" office:value="1" calcext:value-type="float">
            <text:p>1</text:p>
          </table:table-cell>
          <table:table-cell table:style-name="ce4" table:formula="of:=IF((MAX([.BI$1];[.$A60])*4 + MIN([.BI$1];[.$A60]))&gt;=82;1;0)" office:value-type="float" office:value="1" calcext:value-type="float">
            <text:p>1</text:p>
          </table:table-cell>
          <table:table-cell table:style-name="ce4" table:formula="of:=IF((MAX([.BJ$1];[.$A60])*4 + MIN([.BJ$1];[.$A60]))&gt;=82;1;0)" office:value-type="float" office:value="1" calcext:value-type="float">
            <text:p>1</text:p>
          </table:table-cell>
          <table:table-cell table:style-name="ce4" table:formula="of:=IF((MAX([.BK$1];[.$A60])*4 + MIN([.BK$1];[.$A60]))&gt;=82;1;0)" office:value-type="float" office:value="1" calcext:value-type="float">
            <text:p>1</text:p>
          </table:table-cell>
          <table:table-cell table:style-name="ce4" table:formula="of:=IF((MAX([.BL$1];[.$A60])*4 + MIN([.BL$1];[.$A60]))&gt;=82;1;0)" office:value-type="float" office:value="1" calcext:value-type="float">
            <text:p>1</text:p>
          </table:table-cell>
          <table:table-cell table:style-name="ce4" table:formula="of:=IF((MAX([.BM$1];[.$A60])*4 + MIN([.BM$1];[.$A60]))&gt;=82;1;0)" office:value-type="float" office:value="1" calcext:value-type="float">
            <text:p>1</text:p>
          </table:table-cell>
          <table:table-cell table:style-name="ce4" table:formula="of:=IF((MAX([.BN$1];[.$A60])*4 + MIN([.BN$1];[.$A60]))&gt;=82;1;0)" office:value-type="float" office:value="1" calcext:value-type="float">
            <text:p>1</text:p>
          </table:table-cell>
          <table:table-cell table:style-name="ce4" table:formula="of:=IF((MAX([.BO$1];[.$A60])*4 + MIN([.BO$1];[.$A60]))&gt;=82;1;0)" office:value-type="float" office:value="1" calcext:value-type="float">
            <text:p>1</text:p>
          </table:table-cell>
          <table:table-cell table:style-name="ce4" table:formula="of:=IF((MAX([.BP$1];[.$A60])*4 + MIN([.BP$1];[.$A60]))&gt;=82;1;0)" office:value-type="float" office:value="1" calcext:value-type="float">
            <text:p>1</text:p>
          </table:table-cell>
          <table:table-cell table:style-name="ce4" table:formula="of:=IF((MAX([.BQ$1];[.$A60])*4 + MIN([.BQ$1];[.$A60]))&gt;=82;1;0)" office:value-type="float" office:value="1" calcext:value-type="float">
            <text:p>1</text:p>
          </table:table-cell>
          <table:table-cell table:style-name="ce4" table:formula="of:=IF((MAX([.BR$1];[.$A60])*4 + MIN([.BR$1];[.$A60]))&gt;=82;1;0)" office:value-type="float" office:value="1" calcext:value-type="float">
            <text:p>1</text:p>
          </table:table-cell>
          <table:table-cell table:style-name="ce4" table:formula="of:=IF((MAX([.BS$1];[.$A60])*4 + MIN([.BS$1];[.$A60]))&gt;=82;1;0)" office:value-type="float" office:value="1" calcext:value-type="float">
            <text:p>1</text:p>
          </table:table-cell>
          <table:table-cell table:style-name="ce4" table:formula="of:=IF((MAX([.BT$1];[.$A60])*4 + MIN([.BT$1];[.$A60]))&gt;=82;1;0)" office:value-type="float" office:value="1" calcext:value-type="float">
            <text:p>1</text:p>
          </table:table-cell>
          <table:table-cell table:style-name="ce4" table:formula="of:=IF((MAX([.BU$1];[.$A60])*4 + MIN([.BU$1];[.$A60]))&gt;=82;1;0)" office:value-type="float" office:value="1" calcext:value-type="float">
            <text:p>1</text:p>
          </table:table-cell>
          <table:table-cell table:style-name="ce4" table:formula="of:=IF((MAX([.BV$1];[.$A60])*4 + MIN([.BV$1];[.$A60]))&gt;=82;1;0)" office:value-type="float" office:value="1" calcext:value-type="float">
            <text:p>1</text:p>
          </table:table-cell>
          <table:table-cell table:style-name="ce4" table:formula="of:=IF((MAX([.BW$1];[.$A60])*4 + MIN([.BW$1];[.$A60]))&gt;=82;1;0)" office:value-type="float" office:value="1" calcext:value-type="float">
            <text:p>1</text:p>
          </table:table-cell>
          <table:table-cell table:style-name="ce4" table:formula="of:=IF((MAX([.BX$1];[.$A60])*4 + MIN([.BX$1];[.$A60]))&gt;=82;1;0)" office:value-type="float" office:value="1" calcext:value-type="float">
            <text:p>1</text:p>
          </table:table-cell>
          <table:table-cell table:style-name="ce4" table:formula="of:=IF((MAX([.BY$1];[.$A60])*4 + MIN([.BY$1];[.$A60]))&gt;=82;1;0)" office:value-type="float" office:value="1" calcext:value-type="float">
            <text:p>1</text:p>
          </table:table-cell>
          <table:table-cell table:style-name="ce4" table:formula="of:=IF((MAX([.BZ$1];[.$A60])*4 + MIN([.BZ$1];[.$A60]))&gt;=82;1;0)" office:value-type="float" office:value="1" calcext:value-type="float">
            <text:p>1</text:p>
          </table:table-cell>
          <table:table-cell table:style-name="ce4" table:formula="of:=IF((MAX([.CA$1];[.$A60])*4 + MIN([.CA$1];[.$A60]))&gt;=82;1;0)" office:value-type="float" office:value="1" calcext:value-type="float">
            <text:p>1</text:p>
          </table:table-cell>
          <table:table-cell table:style-name="ce4" table:formula="of:=IF((MAX([.CB$1];[.$A60])*4 + MIN([.CB$1];[.$A60]))&gt;=82;1;0)" office:value-type="float" office:value="1" calcext:value-type="float">
            <text:p>1</text:p>
          </table:table-cell>
          <table:table-cell table:style-name="ce4" table:formula="of:=IF((MAX([.CC$1];[.$A60])*4 + MIN([.CC$1];[.$A60]))&gt;=82;1;0)" office:value-type="float" office:value="1" calcext:value-type="float">
            <text:p>1</text:p>
          </table:table-cell>
          <table:table-cell table:style-name="ce4" table:formula="of:=IF((MAX([.CD$1];[.$A60])*4 + MIN([.CD$1];[.$A60]))&gt;=82;1;0)" office:value-type="float" office:value="1" calcext:value-type="float">
            <text:p>1</text:p>
          </table:table-cell>
          <table:table-cell table:style-name="ce4" table:formula="of:=IF((MAX([.CE$1];[.$A60])*4 + MIN([.CE$1];[.$A60]))&gt;=82;1;0)" office:value-type="float" office:value="1" calcext:value-type="float">
            <text:p>1</text:p>
          </table:table-cell>
          <table:table-cell table:style-name="ce4" table:formula="of:=IF((MAX([.CF$1];[.$A60])*4 + MIN([.CF$1];[.$A60]))&gt;=82;1;0)" office:value-type="float" office:value="1" calcext:value-type="float">
            <text:p>1</text:p>
          </table:table-cell>
          <table:table-cell table:style-name="ce4" table:formula="of:=IF((MAX([.CG$1];[.$A60])*4 + MIN([.CG$1];[.$A60]))&gt;=82;1;0)" office:value-type="float" office:value="1" calcext:value-type="float">
            <text:p>1</text:p>
          </table:table-cell>
          <table:table-cell table:style-name="ce4" table:formula="of:=IF((MAX([.CH$1];[.$A60])*4 + MIN([.CH$1];[.$A6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table:formula="of:=IF((MAX([.B$1];[.$A61])*4 + MIN([.B$1];[.$A61]))&gt;=82;1;0)" office:value-type="float" office:value="1" calcext:value-type="float">
            <text:p>1</text:p>
          </table:table-cell>
          <table:table-cell table:style-name="ce4" table:formula="of:=IF((MAX([.C$1];[.$A61])*4 + MIN([.C$1];[.$A61]))&gt;=82;1;0)" office:value-type="float" office:value="1" calcext:value-type="float">
            <text:p>1</text:p>
          </table:table-cell>
          <table:table-cell table:style-name="ce4" table:formula="of:=IF((MAX([.D$1];[.$A61])*4 + MIN([.D$1];[.$A61]))&gt;=82;1;0)" office:value-type="float" office:value="1" calcext:value-type="float">
            <text:p>1</text:p>
          </table:table-cell>
          <table:table-cell table:style-name="ce4" table:formula="of:=IF((MAX([.E$1];[.$A61])*4 + MIN([.E$1];[.$A61]))&gt;=82;1;0)" office:value-type="float" office:value="1" calcext:value-type="float">
            <text:p>1</text:p>
          </table:table-cell>
          <table:table-cell table:style-name="ce4" table:formula="of:=IF((MAX([.F$1];[.$A61])*4 + MIN([.F$1];[.$A61]))&gt;=82;1;0)" office:value-type="float" office:value="1" calcext:value-type="float">
            <text:p>1</text:p>
          </table:table-cell>
          <table:table-cell table:style-name="ce4" table:formula="of:=IF((MAX([.G$1];[.$A61])*4 + MIN([.G$1];[.$A61]))&gt;=82;1;0)" office:value-type="float" office:value="1" calcext:value-type="float">
            <text:p>1</text:p>
          </table:table-cell>
          <table:table-cell table:style-name="ce4" table:formula="of:=IF((MAX([.H$1];[.$A61])*4 + MIN([.H$1];[.$A61]))&gt;=82;1;0)" office:value-type="float" office:value="1" calcext:value-type="float">
            <text:p>1</text:p>
          </table:table-cell>
          <table:table-cell table:style-name="ce4" table:formula="of:=IF((MAX([.I$1];[.$A61])*4 + MIN([.I$1];[.$A61]))&gt;=82;1;0)" office:value-type="float" office:value="1" calcext:value-type="float">
            <text:p>1</text:p>
          </table:table-cell>
          <table:table-cell table:style-name="ce4" table:formula="of:=IF((MAX([.J$1];[.$A61])*4 + MIN([.J$1];[.$A61]))&gt;=82;1;0)" office:value-type="float" office:value="1" calcext:value-type="float">
            <text:p>1</text:p>
          </table:table-cell>
          <table:table-cell table:style-name="ce4" table:formula="of:=IF((MAX([.K$1];[.$A61])*4 + MIN([.K$1];[.$A61]))&gt;=82;1;0)" office:value-type="float" office:value="1" calcext:value-type="float">
            <text:p>1</text:p>
          </table:table-cell>
          <table:table-cell table:style-name="ce4" table:formula="of:=IF((MAX([.L$1];[.$A61])*4 + MIN([.L$1];[.$A61]))&gt;=82;1;0)" office:value-type="float" office:value="1" calcext:value-type="float">
            <text:p>1</text:p>
          </table:table-cell>
          <table:table-cell table:style-name="ce4" table:formula="of:=IF((MAX([.M$1];[.$A61])*4 + MIN([.M$1];[.$A61]))&gt;=82;1;0)" office:value-type="float" office:value="1" calcext:value-type="float">
            <text:p>1</text:p>
          </table:table-cell>
          <table:table-cell table:style-name="ce4" table:formula="of:=IF((MAX([.N$1];[.$A61])*4 + MIN([.N$1];[.$A61]))&gt;=82;1;0)" office:value-type="float" office:value="1" calcext:value-type="float">
            <text:p>1</text:p>
          </table:table-cell>
          <table:table-cell table:style-name="ce4" table:formula="of:=IF((MAX([.O$1];[.$A61])*4 + MIN([.O$1];[.$A61]))&gt;=82;1;0)" office:value-type="float" office:value="1" calcext:value-type="float">
            <text:p>1</text:p>
          </table:table-cell>
          <table:table-cell table:style-name="ce4" table:formula="of:=IF((MAX([.P$1];[.$A61])*4 + MIN([.P$1];[.$A61]))&gt;=82;1;0)" office:value-type="float" office:value="1" calcext:value-type="float">
            <text:p>1</text:p>
          </table:table-cell>
          <table:table-cell table:style-name="ce4" table:formula="of:=IF((MAX([.Q$1];[.$A61])*4 + MIN([.Q$1];[.$A61]))&gt;=82;1;0)" office:value-type="float" office:value="1" calcext:value-type="float">
            <text:p>1</text:p>
          </table:table-cell>
          <table:table-cell table:style-name="ce4" table:formula="of:=IF((MAX([.R$1];[.$A61])*4 + MIN([.R$1];[.$A61]))&gt;=82;1;0)" office:value-type="float" office:value="1" calcext:value-type="float">
            <text:p>1</text:p>
          </table:table-cell>
          <table:table-cell table:style-name="ce4" table:formula="of:=IF((MAX([.S$1];[.$A61])*4 + MIN([.S$1];[.$A61]))&gt;=82;1;0)" office:value-type="float" office:value="1" calcext:value-type="float">
            <text:p>1</text:p>
          </table:table-cell>
          <table:table-cell table:style-name="ce4" table:formula="of:=IF((MAX([.T$1];[.$A61])*4 + MIN([.T$1];[.$A61]))&gt;=82;1;0)" office:value-type="float" office:value="1" calcext:value-type="float">
            <text:p>1</text:p>
          </table:table-cell>
          <table:table-cell table:style-name="ce4" table:formula="of:=IF((MAX([.U$1];[.$A61])*4 + MIN([.U$1];[.$A61]))&gt;=82;1;0)" office:value-type="float" office:value="1" calcext:value-type="float">
            <text:p>1</text:p>
          </table:table-cell>
          <table:table-cell table:style-name="ce4" table:formula="of:=IF((MAX([.V$1];[.$A61])*4 + MIN([.V$1];[.$A61]))&gt;=82;1;0)" office:value-type="float" office:value="1" calcext:value-type="float">
            <text:p>1</text:p>
          </table:table-cell>
          <table:table-cell table:style-name="ce4" table:formula="of:=IF((MAX([.W$1];[.$A61])*4 + MIN([.W$1];[.$A61]))&gt;=82;1;0)" office:value-type="float" office:value="1" calcext:value-type="float">
            <text:p>1</text:p>
          </table:table-cell>
          <table:table-cell table:style-name="ce4" table:formula="of:=IF((MAX([.X$1];[.$A61])*4 + MIN([.X$1];[.$A61]))&gt;=82;1;0)" office:value-type="float" office:value="1" calcext:value-type="float">
            <text:p>1</text:p>
          </table:table-cell>
          <table:table-cell table:style-name="ce4" table:formula="of:=IF((MAX([.Y$1];[.$A61])*4 + MIN([.Y$1];[.$A61]))&gt;=82;1;0)" office:value-type="float" office:value="1" calcext:value-type="float">
            <text:p>1</text:p>
          </table:table-cell>
          <table:table-cell table:style-name="ce4" table:formula="of:=IF((MAX([.Z$1];[.$A61])*4 + MIN([.Z$1];[.$A61]))&gt;=82;1;0)" office:value-type="float" office:value="1" calcext:value-type="float">
            <text:p>1</text:p>
          </table:table-cell>
          <table:table-cell table:style-name="ce4" table:formula="of:=IF((MAX([.AA$1];[.$A61])*4 + MIN([.AA$1];[.$A61]))&gt;=82;1;0)" office:value-type="float" office:value="1" calcext:value-type="float">
            <text:p>1</text:p>
          </table:table-cell>
          <table:table-cell table:style-name="ce4" table:formula="of:=IF((MAX([.AB$1];[.$A61])*4 + MIN([.AB$1];[.$A61]))&gt;=82;1;0)" office:value-type="float" office:value="1" calcext:value-type="float">
            <text:p>1</text:p>
          </table:table-cell>
          <table:table-cell table:style-name="ce4" table:formula="of:=IF((MAX([.AC$1];[.$A61])*4 + MIN([.AC$1];[.$A61]))&gt;=82;1;0)" office:value-type="float" office:value="1" calcext:value-type="float">
            <text:p>1</text:p>
          </table:table-cell>
          <table:table-cell table:style-name="ce4" table:formula="of:=IF((MAX([.AD$1];[.$A61])*4 + MIN([.AD$1];[.$A61]))&gt;=82;1;0)" office:value-type="float" office:value="1" calcext:value-type="float">
            <text:p>1</text:p>
          </table:table-cell>
          <table:table-cell table:style-name="ce4" table:formula="of:=IF((MAX([.AE$1];[.$A61])*4 + MIN([.AE$1];[.$A61]))&gt;=82;1;0)" office:value-type="float" office:value="1" calcext:value-type="float">
            <text:p>1</text:p>
          </table:table-cell>
          <table:table-cell table:style-name="ce4" table:formula="of:=IF((MAX([.AF$1];[.$A61])*4 + MIN([.AF$1];[.$A61]))&gt;=82;1;0)" office:value-type="float" office:value="1" calcext:value-type="float">
            <text:p>1</text:p>
          </table:table-cell>
          <table:table-cell table:style-name="ce4" table:formula="of:=IF((MAX([.AG$1];[.$A61])*4 + MIN([.AG$1];[.$A61]))&gt;=82;1;0)" office:value-type="float" office:value="1" calcext:value-type="float">
            <text:p>1</text:p>
          </table:table-cell>
          <table:table-cell table:style-name="ce4" table:formula="of:=IF((MAX([.AH$1];[.$A61])*4 + MIN([.AH$1];[.$A61]))&gt;=82;1;0)" office:value-type="float" office:value="1" calcext:value-type="float">
            <text:p>1</text:p>
          </table:table-cell>
          <table:table-cell table:style-name="ce4" table:formula="of:=IF((MAX([.AI$1];[.$A61])*4 + MIN([.AI$1];[.$A61]))&gt;=82;1;0)" office:value-type="float" office:value="1" calcext:value-type="float">
            <text:p>1</text:p>
          </table:table-cell>
          <table:table-cell table:style-name="ce4" table:formula="of:=IF((MAX([.AJ$1];[.$A61])*4 + MIN([.AJ$1];[.$A61]))&gt;=82;1;0)" office:value-type="float" office:value="1" calcext:value-type="float">
            <text:p>1</text:p>
          </table:table-cell>
          <table:table-cell table:style-name="ce4" table:formula="of:=IF((MAX([.AK$1];[.$A61])*4 + MIN([.AK$1];[.$A61]))&gt;=82;1;0)" office:value-type="float" office:value="1" calcext:value-type="float">
            <text:p>1</text:p>
          </table:table-cell>
          <table:table-cell table:style-name="ce4" table:formula="of:=IF((MAX([.AL$1];[.$A61])*4 + MIN([.AL$1];[.$A61]))&gt;=82;1;0)" office:value-type="float" office:value="1" calcext:value-type="float">
            <text:p>1</text:p>
          </table:table-cell>
          <table:table-cell table:style-name="ce4" table:formula="of:=IF((MAX([.AM$1];[.$A61])*4 + MIN([.AM$1];[.$A61]))&gt;=82;1;0)" office:value-type="float" office:value="1" calcext:value-type="float">
            <text:p>1</text:p>
          </table:table-cell>
          <table:table-cell table:style-name="ce4" table:formula="of:=IF((MAX([.AN$1];[.$A61])*4 + MIN([.AN$1];[.$A61]))&gt;=82;1;0)" office:value-type="float" office:value="1" calcext:value-type="float">
            <text:p>1</text:p>
          </table:table-cell>
          <table:table-cell table:style-name="ce4" table:formula="of:=IF((MAX([.AO$1];[.$A61])*4 + MIN([.AO$1];[.$A61]))&gt;=82;1;0)" office:value-type="float" office:value="1" calcext:value-type="float">
            <text:p>1</text:p>
          </table:table-cell>
          <table:table-cell table:style-name="ce4" table:formula="of:=IF((MAX([.AP$1];[.$A61])*4 + MIN([.AP$1];[.$A61]))&gt;=82;1;0)" office:value-type="float" office:value="1" calcext:value-type="float">
            <text:p>1</text:p>
          </table:table-cell>
          <table:table-cell table:style-name="ce4" table:formula="of:=IF((MAX([.AQ$1];[.$A61])*4 + MIN([.AQ$1];[.$A61]))&gt;=82;1;0)" office:value-type="float" office:value="1" calcext:value-type="float">
            <text:p>1</text:p>
          </table:table-cell>
          <table:table-cell table:style-name="ce4" table:formula="of:=IF((MAX([.AR$1];[.$A61])*4 + MIN([.AR$1];[.$A61]))&gt;=82;1;0)" office:value-type="float" office:value="1" calcext:value-type="float">
            <text:p>1</text:p>
          </table:table-cell>
          <table:table-cell table:style-name="ce4" table:formula="of:=IF((MAX([.AS$1];[.$A61])*4 + MIN([.AS$1];[.$A61]))&gt;=82;1;0)" office:value-type="float" office:value="1" calcext:value-type="float">
            <text:p>1</text:p>
          </table:table-cell>
          <table:table-cell table:style-name="ce4" table:formula="of:=IF((MAX([.AT$1];[.$A61])*4 + MIN([.AT$1];[.$A61]))&gt;=82;1;0)" office:value-type="float" office:value="1" calcext:value-type="float">
            <text:p>1</text:p>
          </table:table-cell>
          <table:table-cell table:style-name="ce4" table:formula="of:=IF((MAX([.AU$1];[.$A61])*4 + MIN([.AU$1];[.$A61]))&gt;=82;1;0)" office:value-type="float" office:value="1" calcext:value-type="float">
            <text:p>1</text:p>
          </table:table-cell>
          <table:table-cell table:style-name="ce4" table:formula="of:=IF((MAX([.AV$1];[.$A61])*4 + MIN([.AV$1];[.$A61]))&gt;=82;1;0)" office:value-type="float" office:value="1" calcext:value-type="float">
            <text:p>1</text:p>
          </table:table-cell>
          <table:table-cell table:style-name="ce4" table:formula="of:=IF((MAX([.AW$1];[.$A61])*4 + MIN([.AW$1];[.$A61]))&gt;=82;1;0)" office:value-type="float" office:value="1" calcext:value-type="float">
            <text:p>1</text:p>
          </table:table-cell>
          <table:table-cell table:style-name="ce4" table:formula="of:=IF((MAX([.AX$1];[.$A61])*4 + MIN([.AX$1];[.$A61]))&gt;=82;1;0)" office:value-type="float" office:value="1" calcext:value-type="float">
            <text:p>1</text:p>
          </table:table-cell>
          <table:table-cell table:style-name="ce4" table:formula="of:=IF((MAX([.AY$1];[.$A61])*4 + MIN([.AY$1];[.$A61]))&gt;=82;1;0)" office:value-type="float" office:value="1" calcext:value-type="float">
            <text:p>1</text:p>
          </table:table-cell>
          <table:table-cell table:style-name="ce4" table:formula="of:=IF((MAX([.AZ$1];[.$A61])*4 + MIN([.AZ$1];[.$A61]))&gt;=82;1;0)" office:value-type="float" office:value="1" calcext:value-type="float">
            <text:p>1</text:p>
          </table:table-cell>
          <table:table-cell table:style-name="ce4" table:formula="of:=IF((MAX([.BA$1];[.$A61])*4 + MIN([.BA$1];[.$A61]))&gt;=82;1;0)" office:value-type="float" office:value="1" calcext:value-type="float">
            <text:p>1</text:p>
          </table:table-cell>
          <table:table-cell table:style-name="ce4" table:formula="of:=IF((MAX([.BB$1];[.$A61])*4 + MIN([.BB$1];[.$A61]))&gt;=82;1;0)" office:value-type="float" office:value="1" calcext:value-type="float">
            <text:p>1</text:p>
          </table:table-cell>
          <table:table-cell table:style-name="ce4" table:formula="of:=IF((MAX([.BC$1];[.$A61])*4 + MIN([.BC$1];[.$A61]))&gt;=82;1;0)" office:value-type="float" office:value="1" calcext:value-type="float">
            <text:p>1</text:p>
          </table:table-cell>
          <table:table-cell table:style-name="ce4" table:formula="of:=IF((MAX([.BD$1];[.$A61])*4 + MIN([.BD$1];[.$A61]))&gt;=82;1;0)" office:value-type="float" office:value="1" calcext:value-type="float">
            <text:p>1</text:p>
          </table:table-cell>
          <table:table-cell table:style-name="ce4" table:formula="of:=IF((MAX([.BE$1];[.$A61])*4 + MIN([.BE$1];[.$A61]))&gt;=82;1;0)" office:value-type="float" office:value="1" calcext:value-type="float">
            <text:p>1</text:p>
          </table:table-cell>
          <table:table-cell table:style-name="ce4" table:formula="of:=IF((MAX([.BF$1];[.$A61])*4 + MIN([.BF$1];[.$A61]))&gt;=82;1;0)" office:value-type="float" office:value="1" calcext:value-type="float">
            <text:p>1</text:p>
          </table:table-cell>
          <table:table-cell table:style-name="ce4" table:formula="of:=IF((MAX([.BG$1];[.$A61])*4 + MIN([.BG$1];[.$A61]))&gt;=82;1;0)" office:value-type="float" office:value="1" calcext:value-type="float">
            <text:p>1</text:p>
          </table:table-cell>
          <table:table-cell table:style-name="ce4" table:formula="of:=IF((MAX([.BH$1];[.$A61])*4 + MIN([.BH$1];[.$A61]))&gt;=82;1;0)" office:value-type="float" office:value="1" calcext:value-type="float">
            <text:p>1</text:p>
          </table:table-cell>
          <table:table-cell table:style-name="ce4" table:formula="of:=IF((MAX([.BI$1];[.$A61])*4 + MIN([.BI$1];[.$A61]))&gt;=82;1;0)" office:value-type="float" office:value="1" calcext:value-type="float">
            <text:p>1</text:p>
          </table:table-cell>
          <table:table-cell table:style-name="ce4" table:formula="of:=IF((MAX([.BJ$1];[.$A61])*4 + MIN([.BJ$1];[.$A61]))&gt;=82;1;0)" office:value-type="float" office:value="1" calcext:value-type="float">
            <text:p>1</text:p>
          </table:table-cell>
          <table:table-cell table:style-name="ce4" table:formula="of:=IF((MAX([.BK$1];[.$A61])*4 + MIN([.BK$1];[.$A61]))&gt;=82;1;0)" office:value-type="float" office:value="1" calcext:value-type="float">
            <text:p>1</text:p>
          </table:table-cell>
          <table:table-cell table:style-name="ce4" table:formula="of:=IF((MAX([.BL$1];[.$A61])*4 + MIN([.BL$1];[.$A61]))&gt;=82;1;0)" office:value-type="float" office:value="1" calcext:value-type="float">
            <text:p>1</text:p>
          </table:table-cell>
          <table:table-cell table:style-name="ce4" table:formula="of:=IF((MAX([.BM$1];[.$A61])*4 + MIN([.BM$1];[.$A61]))&gt;=82;1;0)" office:value-type="float" office:value="1" calcext:value-type="float">
            <text:p>1</text:p>
          </table:table-cell>
          <table:table-cell table:style-name="ce4" table:formula="of:=IF((MAX([.BN$1];[.$A61])*4 + MIN([.BN$1];[.$A61]))&gt;=82;1;0)" office:value-type="float" office:value="1" calcext:value-type="float">
            <text:p>1</text:p>
          </table:table-cell>
          <table:table-cell table:style-name="ce4" table:formula="of:=IF((MAX([.BO$1];[.$A61])*4 + MIN([.BO$1];[.$A61]))&gt;=82;1;0)" office:value-type="float" office:value="1" calcext:value-type="float">
            <text:p>1</text:p>
          </table:table-cell>
          <table:table-cell table:style-name="ce4" table:formula="of:=IF((MAX([.BP$1];[.$A61])*4 + MIN([.BP$1];[.$A61]))&gt;=82;1;0)" office:value-type="float" office:value="1" calcext:value-type="float">
            <text:p>1</text:p>
          </table:table-cell>
          <table:table-cell table:style-name="ce4" table:formula="of:=IF((MAX([.BQ$1];[.$A61])*4 + MIN([.BQ$1];[.$A61]))&gt;=82;1;0)" office:value-type="float" office:value="1" calcext:value-type="float">
            <text:p>1</text:p>
          </table:table-cell>
          <table:table-cell table:style-name="ce4" table:formula="of:=IF((MAX([.BR$1];[.$A61])*4 + MIN([.BR$1];[.$A61]))&gt;=82;1;0)" office:value-type="float" office:value="1" calcext:value-type="float">
            <text:p>1</text:p>
          </table:table-cell>
          <table:table-cell table:style-name="ce4" table:formula="of:=IF((MAX([.BS$1];[.$A61])*4 + MIN([.BS$1];[.$A61]))&gt;=82;1;0)" office:value-type="float" office:value="1" calcext:value-type="float">
            <text:p>1</text:p>
          </table:table-cell>
          <table:table-cell table:style-name="ce4" table:formula="of:=IF((MAX([.BT$1];[.$A61])*4 + MIN([.BT$1];[.$A61]))&gt;=82;1;0)" office:value-type="float" office:value="1" calcext:value-type="float">
            <text:p>1</text:p>
          </table:table-cell>
          <table:table-cell table:style-name="ce4" table:formula="of:=IF((MAX([.BU$1];[.$A61])*4 + MIN([.BU$1];[.$A61]))&gt;=82;1;0)" office:value-type="float" office:value="1" calcext:value-type="float">
            <text:p>1</text:p>
          </table:table-cell>
          <table:table-cell table:style-name="ce4" table:formula="of:=IF((MAX([.BV$1];[.$A61])*4 + MIN([.BV$1];[.$A61]))&gt;=82;1;0)" office:value-type="float" office:value="1" calcext:value-type="float">
            <text:p>1</text:p>
          </table:table-cell>
          <table:table-cell table:style-name="ce4" table:formula="of:=IF((MAX([.BW$1];[.$A61])*4 + MIN([.BW$1];[.$A61]))&gt;=82;1;0)" office:value-type="float" office:value="1" calcext:value-type="float">
            <text:p>1</text:p>
          </table:table-cell>
          <table:table-cell table:style-name="ce4" table:formula="of:=IF((MAX([.BX$1];[.$A61])*4 + MIN([.BX$1];[.$A61]))&gt;=82;1;0)" office:value-type="float" office:value="1" calcext:value-type="float">
            <text:p>1</text:p>
          </table:table-cell>
          <table:table-cell table:style-name="ce4" table:formula="of:=IF((MAX([.BY$1];[.$A61])*4 + MIN([.BY$1];[.$A61]))&gt;=82;1;0)" office:value-type="float" office:value="1" calcext:value-type="float">
            <text:p>1</text:p>
          </table:table-cell>
          <table:table-cell table:style-name="ce4" table:formula="of:=IF((MAX([.BZ$1];[.$A61])*4 + MIN([.BZ$1];[.$A61]))&gt;=82;1;0)" office:value-type="float" office:value="1" calcext:value-type="float">
            <text:p>1</text:p>
          </table:table-cell>
          <table:table-cell table:style-name="ce4" table:formula="of:=IF((MAX([.CA$1];[.$A61])*4 + MIN([.CA$1];[.$A61]))&gt;=82;1;0)" office:value-type="float" office:value="1" calcext:value-type="float">
            <text:p>1</text:p>
          </table:table-cell>
          <table:table-cell table:style-name="ce4" table:formula="of:=IF((MAX([.CB$1];[.$A61])*4 + MIN([.CB$1];[.$A61]))&gt;=82;1;0)" office:value-type="float" office:value="1" calcext:value-type="float">
            <text:p>1</text:p>
          </table:table-cell>
          <table:table-cell table:style-name="ce4" table:formula="of:=IF((MAX([.CC$1];[.$A61])*4 + MIN([.CC$1];[.$A61]))&gt;=82;1;0)" office:value-type="float" office:value="1" calcext:value-type="float">
            <text:p>1</text:p>
          </table:table-cell>
          <table:table-cell table:style-name="ce4" table:formula="of:=IF((MAX([.CD$1];[.$A61])*4 + MIN([.CD$1];[.$A61]))&gt;=82;1;0)" office:value-type="float" office:value="1" calcext:value-type="float">
            <text:p>1</text:p>
          </table:table-cell>
          <table:table-cell table:style-name="ce4" table:formula="of:=IF((MAX([.CE$1];[.$A61])*4 + MIN([.CE$1];[.$A61]))&gt;=82;1;0)" office:value-type="float" office:value="1" calcext:value-type="float">
            <text:p>1</text:p>
          </table:table-cell>
          <table:table-cell table:style-name="ce4" table:formula="of:=IF((MAX([.CF$1];[.$A61])*4 + MIN([.CF$1];[.$A61]))&gt;=82;1;0)" office:value-type="float" office:value="1" calcext:value-type="float">
            <text:p>1</text:p>
          </table:table-cell>
          <table:table-cell table:style-name="ce4" table:formula="of:=IF((MAX([.CG$1];[.$A61])*4 + MIN([.CG$1];[.$A61]))&gt;=82;1;0)" office:value-type="float" office:value="1" calcext:value-type="float">
            <text:p>1</text:p>
          </table:table-cell>
          <table:table-cell table:style-name="ce4" table:formula="of:=IF((MAX([.CH$1];[.$A61])*4 + MIN([.CH$1];[.$A6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table:formula="of:=IF((MAX([.B$1];[.$A62])*4 + MIN([.B$1];[.$A62]))&gt;=82;1;0)" office:value-type="float" office:value="1" calcext:value-type="float">
            <text:p>1</text:p>
          </table:table-cell>
          <table:table-cell table:style-name="ce4" table:formula="of:=IF((MAX([.C$1];[.$A62])*4 + MIN([.C$1];[.$A62]))&gt;=82;1;0)" office:value-type="float" office:value="1" calcext:value-type="float">
            <text:p>1</text:p>
          </table:table-cell>
          <table:table-cell table:style-name="ce4" table:formula="of:=IF((MAX([.D$1];[.$A62])*4 + MIN([.D$1];[.$A62]))&gt;=82;1;0)" office:value-type="float" office:value="1" calcext:value-type="float">
            <text:p>1</text:p>
          </table:table-cell>
          <table:table-cell table:style-name="ce4" table:formula="of:=IF((MAX([.E$1];[.$A62])*4 + MIN([.E$1];[.$A62]))&gt;=82;1;0)" office:value-type="float" office:value="1" calcext:value-type="float">
            <text:p>1</text:p>
          </table:table-cell>
          <table:table-cell table:style-name="ce4" table:formula="of:=IF((MAX([.F$1];[.$A62])*4 + MIN([.F$1];[.$A62]))&gt;=82;1;0)" office:value-type="float" office:value="1" calcext:value-type="float">
            <text:p>1</text:p>
          </table:table-cell>
          <table:table-cell table:style-name="ce4" table:formula="of:=IF((MAX([.G$1];[.$A62])*4 + MIN([.G$1];[.$A62]))&gt;=82;1;0)" office:value-type="float" office:value="1" calcext:value-type="float">
            <text:p>1</text:p>
          </table:table-cell>
          <table:table-cell table:style-name="ce4" table:formula="of:=IF((MAX([.H$1];[.$A62])*4 + MIN([.H$1];[.$A62]))&gt;=82;1;0)" office:value-type="float" office:value="1" calcext:value-type="float">
            <text:p>1</text:p>
          </table:table-cell>
          <table:table-cell table:style-name="ce4" table:formula="of:=IF((MAX([.I$1];[.$A62])*4 + MIN([.I$1];[.$A62]))&gt;=82;1;0)" office:value-type="float" office:value="1" calcext:value-type="float">
            <text:p>1</text:p>
          </table:table-cell>
          <table:table-cell table:style-name="ce4" table:formula="of:=IF((MAX([.J$1];[.$A62])*4 + MIN([.J$1];[.$A62]))&gt;=82;1;0)" office:value-type="float" office:value="1" calcext:value-type="float">
            <text:p>1</text:p>
          </table:table-cell>
          <table:table-cell table:style-name="ce4" table:formula="of:=IF((MAX([.K$1];[.$A62])*4 + MIN([.K$1];[.$A62]))&gt;=82;1;0)" office:value-type="float" office:value="1" calcext:value-type="float">
            <text:p>1</text:p>
          </table:table-cell>
          <table:table-cell table:style-name="ce4" table:formula="of:=IF((MAX([.L$1];[.$A62])*4 + MIN([.L$1];[.$A62]))&gt;=82;1;0)" office:value-type="float" office:value="1" calcext:value-type="float">
            <text:p>1</text:p>
          </table:table-cell>
          <table:table-cell table:style-name="ce4" table:formula="of:=IF((MAX([.M$1];[.$A62])*4 + MIN([.M$1];[.$A62]))&gt;=82;1;0)" office:value-type="float" office:value="1" calcext:value-type="float">
            <text:p>1</text:p>
          </table:table-cell>
          <table:table-cell table:style-name="ce4" table:formula="of:=IF((MAX([.N$1];[.$A62])*4 + MIN([.N$1];[.$A62]))&gt;=82;1;0)" office:value-type="float" office:value="1" calcext:value-type="float">
            <text:p>1</text:p>
          </table:table-cell>
          <table:table-cell table:style-name="ce4" table:formula="of:=IF((MAX([.O$1];[.$A62])*4 + MIN([.O$1];[.$A62]))&gt;=82;1;0)" office:value-type="float" office:value="1" calcext:value-type="float">
            <text:p>1</text:p>
          </table:table-cell>
          <table:table-cell table:style-name="ce4" table:formula="of:=IF((MAX([.P$1];[.$A62])*4 + MIN([.P$1];[.$A62]))&gt;=82;1;0)" office:value-type="float" office:value="1" calcext:value-type="float">
            <text:p>1</text:p>
          </table:table-cell>
          <table:table-cell table:style-name="ce4" table:formula="of:=IF((MAX([.Q$1];[.$A62])*4 + MIN([.Q$1];[.$A62]))&gt;=82;1;0)" office:value-type="float" office:value="1" calcext:value-type="float">
            <text:p>1</text:p>
          </table:table-cell>
          <table:table-cell table:style-name="ce4" table:formula="of:=IF((MAX([.R$1];[.$A62])*4 + MIN([.R$1];[.$A62]))&gt;=82;1;0)" office:value-type="float" office:value="1" calcext:value-type="float">
            <text:p>1</text:p>
          </table:table-cell>
          <table:table-cell table:style-name="ce4" table:formula="of:=IF((MAX([.S$1];[.$A62])*4 + MIN([.S$1];[.$A62]))&gt;=82;1;0)" office:value-type="float" office:value="1" calcext:value-type="float">
            <text:p>1</text:p>
          </table:table-cell>
          <table:table-cell table:style-name="ce4" table:formula="of:=IF((MAX([.T$1];[.$A62])*4 + MIN([.T$1];[.$A62]))&gt;=82;1;0)" office:value-type="float" office:value="1" calcext:value-type="float">
            <text:p>1</text:p>
          </table:table-cell>
          <table:table-cell table:style-name="ce4" table:formula="of:=IF((MAX([.U$1];[.$A62])*4 + MIN([.U$1];[.$A62]))&gt;=82;1;0)" office:value-type="float" office:value="1" calcext:value-type="float">
            <text:p>1</text:p>
          </table:table-cell>
          <table:table-cell table:style-name="ce4" table:formula="of:=IF((MAX([.V$1];[.$A62])*4 + MIN([.V$1];[.$A62]))&gt;=82;1;0)" office:value-type="float" office:value="1" calcext:value-type="float">
            <text:p>1</text:p>
          </table:table-cell>
          <table:table-cell table:style-name="ce4" table:formula="of:=IF((MAX([.W$1];[.$A62])*4 + MIN([.W$1];[.$A62]))&gt;=82;1;0)" office:value-type="float" office:value="1" calcext:value-type="float">
            <text:p>1</text:p>
          </table:table-cell>
          <table:table-cell table:style-name="ce4" table:formula="of:=IF((MAX([.X$1];[.$A62])*4 + MIN([.X$1];[.$A62]))&gt;=82;1;0)" office:value-type="float" office:value="1" calcext:value-type="float">
            <text:p>1</text:p>
          </table:table-cell>
          <table:table-cell table:style-name="ce4" table:formula="of:=IF((MAX([.Y$1];[.$A62])*4 + MIN([.Y$1];[.$A62]))&gt;=82;1;0)" office:value-type="float" office:value="1" calcext:value-type="float">
            <text:p>1</text:p>
          </table:table-cell>
          <table:table-cell table:style-name="ce4" table:formula="of:=IF((MAX([.Z$1];[.$A62])*4 + MIN([.Z$1];[.$A62]))&gt;=82;1;0)" office:value-type="float" office:value="1" calcext:value-type="float">
            <text:p>1</text:p>
          </table:table-cell>
          <table:table-cell table:style-name="ce4" table:formula="of:=IF((MAX([.AA$1];[.$A62])*4 + MIN([.AA$1];[.$A62]))&gt;=82;1;0)" office:value-type="float" office:value="1" calcext:value-type="float">
            <text:p>1</text:p>
          </table:table-cell>
          <table:table-cell table:style-name="ce4" table:formula="of:=IF((MAX([.AB$1];[.$A62])*4 + MIN([.AB$1];[.$A62]))&gt;=82;1;0)" office:value-type="float" office:value="1" calcext:value-type="float">
            <text:p>1</text:p>
          </table:table-cell>
          <table:table-cell table:style-name="ce4" table:formula="of:=IF((MAX([.AC$1];[.$A62])*4 + MIN([.AC$1];[.$A62]))&gt;=82;1;0)" office:value-type="float" office:value="1" calcext:value-type="float">
            <text:p>1</text:p>
          </table:table-cell>
          <table:table-cell table:style-name="ce4" table:formula="of:=IF((MAX([.AD$1];[.$A62])*4 + MIN([.AD$1];[.$A62]))&gt;=82;1;0)" office:value-type="float" office:value="1" calcext:value-type="float">
            <text:p>1</text:p>
          </table:table-cell>
          <table:table-cell table:style-name="ce4" table:formula="of:=IF((MAX([.AE$1];[.$A62])*4 + MIN([.AE$1];[.$A62]))&gt;=82;1;0)" office:value-type="float" office:value="1" calcext:value-type="float">
            <text:p>1</text:p>
          </table:table-cell>
          <table:table-cell table:style-name="ce4" table:formula="of:=IF((MAX([.AF$1];[.$A62])*4 + MIN([.AF$1];[.$A62]))&gt;=82;1;0)" office:value-type="float" office:value="1" calcext:value-type="float">
            <text:p>1</text:p>
          </table:table-cell>
          <table:table-cell table:style-name="ce4" table:formula="of:=IF((MAX([.AG$1];[.$A62])*4 + MIN([.AG$1];[.$A62]))&gt;=82;1;0)" office:value-type="float" office:value="1" calcext:value-type="float">
            <text:p>1</text:p>
          </table:table-cell>
          <table:table-cell table:style-name="ce4" table:formula="of:=IF((MAX([.AH$1];[.$A62])*4 + MIN([.AH$1];[.$A62]))&gt;=82;1;0)" office:value-type="float" office:value="1" calcext:value-type="float">
            <text:p>1</text:p>
          </table:table-cell>
          <table:table-cell table:style-name="ce4" table:formula="of:=IF((MAX([.AI$1];[.$A62])*4 + MIN([.AI$1];[.$A62]))&gt;=82;1;0)" office:value-type="float" office:value="1" calcext:value-type="float">
            <text:p>1</text:p>
          </table:table-cell>
          <table:table-cell table:style-name="ce4" table:formula="of:=IF((MAX([.AJ$1];[.$A62])*4 + MIN([.AJ$1];[.$A62]))&gt;=82;1;0)" office:value-type="float" office:value="1" calcext:value-type="float">
            <text:p>1</text:p>
          </table:table-cell>
          <table:table-cell table:style-name="ce4" table:formula="of:=IF((MAX([.AK$1];[.$A62])*4 + MIN([.AK$1];[.$A62]))&gt;=82;1;0)" office:value-type="float" office:value="1" calcext:value-type="float">
            <text:p>1</text:p>
          </table:table-cell>
          <table:table-cell table:style-name="ce4" table:formula="of:=IF((MAX([.AL$1];[.$A62])*4 + MIN([.AL$1];[.$A62]))&gt;=82;1;0)" office:value-type="float" office:value="1" calcext:value-type="float">
            <text:p>1</text:p>
          </table:table-cell>
          <table:table-cell table:style-name="ce4" table:formula="of:=IF((MAX([.AM$1];[.$A62])*4 + MIN([.AM$1];[.$A62]))&gt;=82;1;0)" office:value-type="float" office:value="1" calcext:value-type="float">
            <text:p>1</text:p>
          </table:table-cell>
          <table:table-cell table:style-name="ce4" table:formula="of:=IF((MAX([.AN$1];[.$A62])*4 + MIN([.AN$1];[.$A62]))&gt;=82;1;0)" office:value-type="float" office:value="1" calcext:value-type="float">
            <text:p>1</text:p>
          </table:table-cell>
          <table:table-cell table:style-name="ce4" table:formula="of:=IF((MAX([.AO$1];[.$A62])*4 + MIN([.AO$1];[.$A62]))&gt;=82;1;0)" office:value-type="float" office:value="1" calcext:value-type="float">
            <text:p>1</text:p>
          </table:table-cell>
          <table:table-cell table:style-name="ce4" table:formula="of:=IF((MAX([.AP$1];[.$A62])*4 + MIN([.AP$1];[.$A62]))&gt;=82;1;0)" office:value-type="float" office:value="1" calcext:value-type="float">
            <text:p>1</text:p>
          </table:table-cell>
          <table:table-cell table:style-name="ce4" table:formula="of:=IF((MAX([.AQ$1];[.$A62])*4 + MIN([.AQ$1];[.$A62]))&gt;=82;1;0)" office:value-type="float" office:value="1" calcext:value-type="float">
            <text:p>1</text:p>
          </table:table-cell>
          <table:table-cell table:style-name="ce4" table:formula="of:=IF((MAX([.AR$1];[.$A62])*4 + MIN([.AR$1];[.$A62]))&gt;=82;1;0)" office:value-type="float" office:value="1" calcext:value-type="float">
            <text:p>1</text:p>
          </table:table-cell>
          <table:table-cell table:style-name="ce4" table:formula="of:=IF((MAX([.AS$1];[.$A62])*4 + MIN([.AS$1];[.$A62]))&gt;=82;1;0)" office:value-type="float" office:value="1" calcext:value-type="float">
            <text:p>1</text:p>
          </table:table-cell>
          <table:table-cell table:style-name="ce4" table:formula="of:=IF((MAX([.AT$1];[.$A62])*4 + MIN([.AT$1];[.$A62]))&gt;=82;1;0)" office:value-type="float" office:value="1" calcext:value-type="float">
            <text:p>1</text:p>
          </table:table-cell>
          <table:table-cell table:style-name="ce4" table:formula="of:=IF((MAX([.AU$1];[.$A62])*4 + MIN([.AU$1];[.$A62]))&gt;=82;1;0)" office:value-type="float" office:value="1" calcext:value-type="float">
            <text:p>1</text:p>
          </table:table-cell>
          <table:table-cell table:style-name="ce4" table:formula="of:=IF((MAX([.AV$1];[.$A62])*4 + MIN([.AV$1];[.$A62]))&gt;=82;1;0)" office:value-type="float" office:value="1" calcext:value-type="float">
            <text:p>1</text:p>
          </table:table-cell>
          <table:table-cell table:style-name="ce4" table:formula="of:=IF((MAX([.AW$1];[.$A62])*4 + MIN([.AW$1];[.$A62]))&gt;=82;1;0)" office:value-type="float" office:value="1" calcext:value-type="float">
            <text:p>1</text:p>
          </table:table-cell>
          <table:table-cell table:style-name="ce4" table:formula="of:=IF((MAX([.AX$1];[.$A62])*4 + MIN([.AX$1];[.$A62]))&gt;=82;1;0)" office:value-type="float" office:value="1" calcext:value-type="float">
            <text:p>1</text:p>
          </table:table-cell>
          <table:table-cell table:style-name="ce4" table:formula="of:=IF((MAX([.AY$1];[.$A62])*4 + MIN([.AY$1];[.$A62]))&gt;=82;1;0)" office:value-type="float" office:value="1" calcext:value-type="float">
            <text:p>1</text:p>
          </table:table-cell>
          <table:table-cell table:style-name="ce4" table:formula="of:=IF((MAX([.AZ$1];[.$A62])*4 + MIN([.AZ$1];[.$A62]))&gt;=82;1;0)" office:value-type="float" office:value="1" calcext:value-type="float">
            <text:p>1</text:p>
          </table:table-cell>
          <table:table-cell table:style-name="ce4" table:formula="of:=IF((MAX([.BA$1];[.$A62])*4 + MIN([.BA$1];[.$A62]))&gt;=82;1;0)" office:value-type="float" office:value="1" calcext:value-type="float">
            <text:p>1</text:p>
          </table:table-cell>
          <table:table-cell table:style-name="ce4" table:formula="of:=IF((MAX([.BB$1];[.$A62])*4 + MIN([.BB$1];[.$A62]))&gt;=82;1;0)" office:value-type="float" office:value="1" calcext:value-type="float">
            <text:p>1</text:p>
          </table:table-cell>
          <table:table-cell table:style-name="ce4" table:formula="of:=IF((MAX([.BC$1];[.$A62])*4 + MIN([.BC$1];[.$A62]))&gt;=82;1;0)" office:value-type="float" office:value="1" calcext:value-type="float">
            <text:p>1</text:p>
          </table:table-cell>
          <table:table-cell table:style-name="ce4" table:formula="of:=IF((MAX([.BD$1];[.$A62])*4 + MIN([.BD$1];[.$A62]))&gt;=82;1;0)" office:value-type="float" office:value="1" calcext:value-type="float">
            <text:p>1</text:p>
          </table:table-cell>
          <table:table-cell table:style-name="ce4" table:formula="of:=IF((MAX([.BE$1];[.$A62])*4 + MIN([.BE$1];[.$A62]))&gt;=82;1;0)" office:value-type="float" office:value="1" calcext:value-type="float">
            <text:p>1</text:p>
          </table:table-cell>
          <table:table-cell table:style-name="ce4" table:formula="of:=IF((MAX([.BF$1];[.$A62])*4 + MIN([.BF$1];[.$A62]))&gt;=82;1;0)" office:value-type="float" office:value="1" calcext:value-type="float">
            <text:p>1</text:p>
          </table:table-cell>
          <table:table-cell table:style-name="ce4" table:formula="of:=IF((MAX([.BG$1];[.$A62])*4 + MIN([.BG$1];[.$A62]))&gt;=82;1;0)" office:value-type="float" office:value="1" calcext:value-type="float">
            <text:p>1</text:p>
          </table:table-cell>
          <table:table-cell table:style-name="ce4" table:formula="of:=IF((MAX([.BH$1];[.$A62])*4 + MIN([.BH$1];[.$A62]))&gt;=82;1;0)" office:value-type="float" office:value="1" calcext:value-type="float">
            <text:p>1</text:p>
          </table:table-cell>
          <table:table-cell table:style-name="ce4" table:formula="of:=IF((MAX([.BI$1];[.$A62])*4 + MIN([.BI$1];[.$A62]))&gt;=82;1;0)" office:value-type="float" office:value="1" calcext:value-type="float">
            <text:p>1</text:p>
          </table:table-cell>
          <table:table-cell table:style-name="ce4" table:formula="of:=IF((MAX([.BJ$1];[.$A62])*4 + MIN([.BJ$1];[.$A62]))&gt;=82;1;0)" office:value-type="float" office:value="1" calcext:value-type="float">
            <text:p>1</text:p>
          </table:table-cell>
          <table:table-cell table:style-name="ce4" table:formula="of:=IF((MAX([.BK$1];[.$A62])*4 + MIN([.BK$1];[.$A62]))&gt;=82;1;0)" office:value-type="float" office:value="1" calcext:value-type="float">
            <text:p>1</text:p>
          </table:table-cell>
          <table:table-cell table:style-name="ce4" table:formula="of:=IF((MAX([.BL$1];[.$A62])*4 + MIN([.BL$1];[.$A62]))&gt;=82;1;0)" office:value-type="float" office:value="1" calcext:value-type="float">
            <text:p>1</text:p>
          </table:table-cell>
          <table:table-cell table:style-name="ce4" table:formula="of:=IF((MAX([.BM$1];[.$A62])*4 + MIN([.BM$1];[.$A62]))&gt;=82;1;0)" office:value-type="float" office:value="1" calcext:value-type="float">
            <text:p>1</text:p>
          </table:table-cell>
          <table:table-cell table:style-name="ce4" table:formula="of:=IF((MAX([.BN$1];[.$A62])*4 + MIN([.BN$1];[.$A62]))&gt;=82;1;0)" office:value-type="float" office:value="1" calcext:value-type="float">
            <text:p>1</text:p>
          </table:table-cell>
          <table:table-cell table:style-name="ce4" table:formula="of:=IF((MAX([.BO$1];[.$A62])*4 + MIN([.BO$1];[.$A62]))&gt;=82;1;0)" office:value-type="float" office:value="1" calcext:value-type="float">
            <text:p>1</text:p>
          </table:table-cell>
          <table:table-cell table:style-name="ce4" table:formula="of:=IF((MAX([.BP$1];[.$A62])*4 + MIN([.BP$1];[.$A62]))&gt;=82;1;0)" office:value-type="float" office:value="1" calcext:value-type="float">
            <text:p>1</text:p>
          </table:table-cell>
          <table:table-cell table:style-name="ce4" table:formula="of:=IF((MAX([.BQ$1];[.$A62])*4 + MIN([.BQ$1];[.$A62]))&gt;=82;1;0)" office:value-type="float" office:value="1" calcext:value-type="float">
            <text:p>1</text:p>
          </table:table-cell>
          <table:table-cell table:style-name="ce4" table:formula="of:=IF((MAX([.BR$1];[.$A62])*4 + MIN([.BR$1];[.$A62]))&gt;=82;1;0)" office:value-type="float" office:value="1" calcext:value-type="float">
            <text:p>1</text:p>
          </table:table-cell>
          <table:table-cell table:style-name="ce4" table:formula="of:=IF((MAX([.BS$1];[.$A62])*4 + MIN([.BS$1];[.$A62]))&gt;=82;1;0)" office:value-type="float" office:value="1" calcext:value-type="float">
            <text:p>1</text:p>
          </table:table-cell>
          <table:table-cell table:style-name="ce4" table:formula="of:=IF((MAX([.BT$1];[.$A62])*4 + MIN([.BT$1];[.$A62]))&gt;=82;1;0)" office:value-type="float" office:value="1" calcext:value-type="float">
            <text:p>1</text:p>
          </table:table-cell>
          <table:table-cell table:style-name="ce4" table:formula="of:=IF((MAX([.BU$1];[.$A62])*4 + MIN([.BU$1];[.$A62]))&gt;=82;1;0)" office:value-type="float" office:value="1" calcext:value-type="float">
            <text:p>1</text:p>
          </table:table-cell>
          <table:table-cell table:style-name="ce4" table:formula="of:=IF((MAX([.BV$1];[.$A62])*4 + MIN([.BV$1];[.$A62]))&gt;=82;1;0)" office:value-type="float" office:value="1" calcext:value-type="float">
            <text:p>1</text:p>
          </table:table-cell>
          <table:table-cell table:style-name="ce4" table:formula="of:=IF((MAX([.BW$1];[.$A62])*4 + MIN([.BW$1];[.$A62]))&gt;=82;1;0)" office:value-type="float" office:value="1" calcext:value-type="float">
            <text:p>1</text:p>
          </table:table-cell>
          <table:table-cell table:style-name="ce4" table:formula="of:=IF((MAX([.BX$1];[.$A62])*4 + MIN([.BX$1];[.$A62]))&gt;=82;1;0)" office:value-type="float" office:value="1" calcext:value-type="float">
            <text:p>1</text:p>
          </table:table-cell>
          <table:table-cell table:style-name="ce4" table:formula="of:=IF((MAX([.BY$1];[.$A62])*4 + MIN([.BY$1];[.$A62]))&gt;=82;1;0)" office:value-type="float" office:value="1" calcext:value-type="float">
            <text:p>1</text:p>
          </table:table-cell>
          <table:table-cell table:style-name="ce4" table:formula="of:=IF((MAX([.BZ$1];[.$A62])*4 + MIN([.BZ$1];[.$A62]))&gt;=82;1;0)" office:value-type="float" office:value="1" calcext:value-type="float">
            <text:p>1</text:p>
          </table:table-cell>
          <table:table-cell table:style-name="ce4" table:formula="of:=IF((MAX([.CA$1];[.$A62])*4 + MIN([.CA$1];[.$A62]))&gt;=82;1;0)" office:value-type="float" office:value="1" calcext:value-type="float">
            <text:p>1</text:p>
          </table:table-cell>
          <table:table-cell table:style-name="ce4" table:formula="of:=IF((MAX([.CB$1];[.$A62])*4 + MIN([.CB$1];[.$A62]))&gt;=82;1;0)" office:value-type="float" office:value="1" calcext:value-type="float">
            <text:p>1</text:p>
          </table:table-cell>
          <table:table-cell table:style-name="ce4" table:formula="of:=IF((MAX([.CC$1];[.$A62])*4 + MIN([.CC$1];[.$A62]))&gt;=82;1;0)" office:value-type="float" office:value="1" calcext:value-type="float">
            <text:p>1</text:p>
          </table:table-cell>
          <table:table-cell table:style-name="ce4" table:formula="of:=IF((MAX([.CD$1];[.$A62])*4 + MIN([.CD$1];[.$A62]))&gt;=82;1;0)" office:value-type="float" office:value="1" calcext:value-type="float">
            <text:p>1</text:p>
          </table:table-cell>
          <table:table-cell table:style-name="ce4" table:formula="of:=IF((MAX([.CE$1];[.$A62])*4 + MIN([.CE$1];[.$A62]))&gt;=82;1;0)" office:value-type="float" office:value="1" calcext:value-type="float">
            <text:p>1</text:p>
          </table:table-cell>
          <table:table-cell table:style-name="ce4" table:formula="of:=IF((MAX([.CF$1];[.$A62])*4 + MIN([.CF$1];[.$A62]))&gt;=82;1;0)" office:value-type="float" office:value="1" calcext:value-type="float">
            <text:p>1</text:p>
          </table:table-cell>
          <table:table-cell table:style-name="ce4" table:formula="of:=IF((MAX([.CG$1];[.$A62])*4 + MIN([.CG$1];[.$A62]))&gt;=82;1;0)" office:value-type="float" office:value="1" calcext:value-type="float">
            <text:p>1</text:p>
          </table:table-cell>
          <table:table-cell table:style-name="ce4" table:formula="of:=IF((MAX([.CH$1];[.$A62])*4 + MIN([.CH$1];[.$A6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table:formula="of:=IF((MAX([.B$1];[.$A63])*4 + MIN([.B$1];[.$A63]))&gt;=82;1;0)" office:value-type="float" office:value="1" calcext:value-type="float">
            <text:p>1</text:p>
          </table:table-cell>
          <table:table-cell table:style-name="ce4" table:formula="of:=IF((MAX([.C$1];[.$A63])*4 + MIN([.C$1];[.$A63]))&gt;=82;1;0)" office:value-type="float" office:value="1" calcext:value-type="float">
            <text:p>1</text:p>
          </table:table-cell>
          <table:table-cell table:style-name="ce4" table:formula="of:=IF((MAX([.D$1];[.$A63])*4 + MIN([.D$1];[.$A63]))&gt;=82;1;0)" office:value-type="float" office:value="1" calcext:value-type="float">
            <text:p>1</text:p>
          </table:table-cell>
          <table:table-cell table:style-name="ce4" table:formula="of:=IF((MAX([.E$1];[.$A63])*4 + MIN([.E$1];[.$A63]))&gt;=82;1;0)" office:value-type="float" office:value="1" calcext:value-type="float">
            <text:p>1</text:p>
          </table:table-cell>
          <table:table-cell table:style-name="ce4" table:formula="of:=IF((MAX([.F$1];[.$A63])*4 + MIN([.F$1];[.$A63]))&gt;=82;1;0)" office:value-type="float" office:value="1" calcext:value-type="float">
            <text:p>1</text:p>
          </table:table-cell>
          <table:table-cell table:style-name="ce4" table:formula="of:=IF((MAX([.G$1];[.$A63])*4 + MIN([.G$1];[.$A63]))&gt;=82;1;0)" office:value-type="float" office:value="1" calcext:value-type="float">
            <text:p>1</text:p>
          </table:table-cell>
          <table:table-cell table:style-name="ce4" table:formula="of:=IF((MAX([.H$1];[.$A63])*4 + MIN([.H$1];[.$A63]))&gt;=82;1;0)" office:value-type="float" office:value="1" calcext:value-type="float">
            <text:p>1</text:p>
          </table:table-cell>
          <table:table-cell table:style-name="ce4" table:formula="of:=IF((MAX([.I$1];[.$A63])*4 + MIN([.I$1];[.$A63]))&gt;=82;1;0)" office:value-type="float" office:value="1" calcext:value-type="float">
            <text:p>1</text:p>
          </table:table-cell>
          <table:table-cell table:style-name="ce4" table:formula="of:=IF((MAX([.J$1];[.$A63])*4 + MIN([.J$1];[.$A63]))&gt;=82;1;0)" office:value-type="float" office:value="1" calcext:value-type="float">
            <text:p>1</text:p>
          </table:table-cell>
          <table:table-cell table:style-name="ce4" table:formula="of:=IF((MAX([.K$1];[.$A63])*4 + MIN([.K$1];[.$A63]))&gt;=82;1;0)" office:value-type="float" office:value="1" calcext:value-type="float">
            <text:p>1</text:p>
          </table:table-cell>
          <table:table-cell table:style-name="ce4" table:formula="of:=IF((MAX([.L$1];[.$A63])*4 + MIN([.L$1];[.$A63]))&gt;=82;1;0)" office:value-type="float" office:value="1" calcext:value-type="float">
            <text:p>1</text:p>
          </table:table-cell>
          <table:table-cell table:style-name="ce4" table:formula="of:=IF((MAX([.M$1];[.$A63])*4 + MIN([.M$1];[.$A63]))&gt;=82;1;0)" office:value-type="float" office:value="1" calcext:value-type="float">
            <text:p>1</text:p>
          </table:table-cell>
          <table:table-cell table:style-name="ce4" table:formula="of:=IF((MAX([.N$1];[.$A63])*4 + MIN([.N$1];[.$A63]))&gt;=82;1;0)" office:value-type="float" office:value="1" calcext:value-type="float">
            <text:p>1</text:p>
          </table:table-cell>
          <table:table-cell table:style-name="ce4" table:formula="of:=IF((MAX([.O$1];[.$A63])*4 + MIN([.O$1];[.$A63]))&gt;=82;1;0)" office:value-type="float" office:value="1" calcext:value-type="float">
            <text:p>1</text:p>
          </table:table-cell>
          <table:table-cell table:style-name="ce4" table:formula="of:=IF((MAX([.P$1];[.$A63])*4 + MIN([.P$1];[.$A63]))&gt;=82;1;0)" office:value-type="float" office:value="1" calcext:value-type="float">
            <text:p>1</text:p>
          </table:table-cell>
          <table:table-cell table:style-name="ce4" table:formula="of:=IF((MAX([.Q$1];[.$A63])*4 + MIN([.Q$1];[.$A63]))&gt;=82;1;0)" office:value-type="float" office:value="1" calcext:value-type="float">
            <text:p>1</text:p>
          </table:table-cell>
          <table:table-cell table:style-name="ce4" table:formula="of:=IF((MAX([.R$1];[.$A63])*4 + MIN([.R$1];[.$A63]))&gt;=82;1;0)" office:value-type="float" office:value="1" calcext:value-type="float">
            <text:p>1</text:p>
          </table:table-cell>
          <table:table-cell table:style-name="ce4" table:formula="of:=IF((MAX([.S$1];[.$A63])*4 + MIN([.S$1];[.$A63]))&gt;=82;1;0)" office:value-type="float" office:value="1" calcext:value-type="float">
            <text:p>1</text:p>
          </table:table-cell>
          <table:table-cell table:style-name="ce4" table:formula="of:=IF((MAX([.T$1];[.$A63])*4 + MIN([.T$1];[.$A63]))&gt;=82;1;0)" office:value-type="float" office:value="1" calcext:value-type="float">
            <text:p>1</text:p>
          </table:table-cell>
          <table:table-cell table:style-name="ce4" table:formula="of:=IF((MAX([.U$1];[.$A63])*4 + MIN([.U$1];[.$A63]))&gt;=82;1;0)" office:value-type="float" office:value="1" calcext:value-type="float">
            <text:p>1</text:p>
          </table:table-cell>
          <table:table-cell table:style-name="ce4" table:formula="of:=IF((MAX([.V$1];[.$A63])*4 + MIN([.V$1];[.$A63]))&gt;=82;1;0)" office:value-type="float" office:value="1" calcext:value-type="float">
            <text:p>1</text:p>
          </table:table-cell>
          <table:table-cell table:style-name="ce4" table:formula="of:=IF((MAX([.W$1];[.$A63])*4 + MIN([.W$1];[.$A63]))&gt;=82;1;0)" office:value-type="float" office:value="1" calcext:value-type="float">
            <text:p>1</text:p>
          </table:table-cell>
          <table:table-cell table:style-name="ce4" table:formula="of:=IF((MAX([.X$1];[.$A63])*4 + MIN([.X$1];[.$A63]))&gt;=82;1;0)" office:value-type="float" office:value="1" calcext:value-type="float">
            <text:p>1</text:p>
          </table:table-cell>
          <table:table-cell table:style-name="ce4" table:formula="of:=IF((MAX([.Y$1];[.$A63])*4 + MIN([.Y$1];[.$A63]))&gt;=82;1;0)" office:value-type="float" office:value="1" calcext:value-type="float">
            <text:p>1</text:p>
          </table:table-cell>
          <table:table-cell table:style-name="ce4" table:formula="of:=IF((MAX([.Z$1];[.$A63])*4 + MIN([.Z$1];[.$A63]))&gt;=82;1;0)" office:value-type="float" office:value="1" calcext:value-type="float">
            <text:p>1</text:p>
          </table:table-cell>
          <table:table-cell table:style-name="ce4" table:formula="of:=IF((MAX([.AA$1];[.$A63])*4 + MIN([.AA$1];[.$A63]))&gt;=82;1;0)" office:value-type="float" office:value="1" calcext:value-type="float">
            <text:p>1</text:p>
          </table:table-cell>
          <table:table-cell table:style-name="ce4" table:formula="of:=IF((MAX([.AB$1];[.$A63])*4 + MIN([.AB$1];[.$A63]))&gt;=82;1;0)" office:value-type="float" office:value="1" calcext:value-type="float">
            <text:p>1</text:p>
          </table:table-cell>
          <table:table-cell table:style-name="ce4" table:formula="of:=IF((MAX([.AC$1];[.$A63])*4 + MIN([.AC$1];[.$A63]))&gt;=82;1;0)" office:value-type="float" office:value="1" calcext:value-type="float">
            <text:p>1</text:p>
          </table:table-cell>
          <table:table-cell table:style-name="ce4" table:formula="of:=IF((MAX([.AD$1];[.$A63])*4 + MIN([.AD$1];[.$A63]))&gt;=82;1;0)" office:value-type="float" office:value="1" calcext:value-type="float">
            <text:p>1</text:p>
          </table:table-cell>
          <table:table-cell table:style-name="ce4" table:formula="of:=IF((MAX([.AE$1];[.$A63])*4 + MIN([.AE$1];[.$A63]))&gt;=82;1;0)" office:value-type="float" office:value="1" calcext:value-type="float">
            <text:p>1</text:p>
          </table:table-cell>
          <table:table-cell table:style-name="ce4" table:formula="of:=IF((MAX([.AF$1];[.$A63])*4 + MIN([.AF$1];[.$A63]))&gt;=82;1;0)" office:value-type="float" office:value="1" calcext:value-type="float">
            <text:p>1</text:p>
          </table:table-cell>
          <table:table-cell table:style-name="ce4" table:formula="of:=IF((MAX([.AG$1];[.$A63])*4 + MIN([.AG$1];[.$A63]))&gt;=82;1;0)" office:value-type="float" office:value="1" calcext:value-type="float">
            <text:p>1</text:p>
          </table:table-cell>
          <table:table-cell table:style-name="ce4" table:formula="of:=IF((MAX([.AH$1];[.$A63])*4 + MIN([.AH$1];[.$A63]))&gt;=82;1;0)" office:value-type="float" office:value="1" calcext:value-type="float">
            <text:p>1</text:p>
          </table:table-cell>
          <table:table-cell table:style-name="ce4" table:formula="of:=IF((MAX([.AI$1];[.$A63])*4 + MIN([.AI$1];[.$A63]))&gt;=82;1;0)" office:value-type="float" office:value="1" calcext:value-type="float">
            <text:p>1</text:p>
          </table:table-cell>
          <table:table-cell table:style-name="ce4" table:formula="of:=IF((MAX([.AJ$1];[.$A63])*4 + MIN([.AJ$1];[.$A63]))&gt;=82;1;0)" office:value-type="float" office:value="1" calcext:value-type="float">
            <text:p>1</text:p>
          </table:table-cell>
          <table:table-cell table:style-name="ce4" table:formula="of:=IF((MAX([.AK$1];[.$A63])*4 + MIN([.AK$1];[.$A63]))&gt;=82;1;0)" office:value-type="float" office:value="1" calcext:value-type="float">
            <text:p>1</text:p>
          </table:table-cell>
          <table:table-cell table:style-name="ce4" table:formula="of:=IF((MAX([.AL$1];[.$A63])*4 + MIN([.AL$1];[.$A63]))&gt;=82;1;0)" office:value-type="float" office:value="1" calcext:value-type="float">
            <text:p>1</text:p>
          </table:table-cell>
          <table:table-cell table:style-name="ce4" table:formula="of:=IF((MAX([.AM$1];[.$A63])*4 + MIN([.AM$1];[.$A63]))&gt;=82;1;0)" office:value-type="float" office:value="1" calcext:value-type="float">
            <text:p>1</text:p>
          </table:table-cell>
          <table:table-cell table:style-name="ce4" table:formula="of:=IF((MAX([.AN$1];[.$A63])*4 + MIN([.AN$1];[.$A63]))&gt;=82;1;0)" office:value-type="float" office:value="1" calcext:value-type="float">
            <text:p>1</text:p>
          </table:table-cell>
          <table:table-cell table:style-name="ce4" table:formula="of:=IF((MAX([.AO$1];[.$A63])*4 + MIN([.AO$1];[.$A63]))&gt;=82;1;0)" office:value-type="float" office:value="1" calcext:value-type="float">
            <text:p>1</text:p>
          </table:table-cell>
          <table:table-cell table:style-name="ce4" table:formula="of:=IF((MAX([.AP$1];[.$A63])*4 + MIN([.AP$1];[.$A63]))&gt;=82;1;0)" office:value-type="float" office:value="1" calcext:value-type="float">
            <text:p>1</text:p>
          </table:table-cell>
          <table:table-cell table:style-name="ce4" table:formula="of:=IF((MAX([.AQ$1];[.$A63])*4 + MIN([.AQ$1];[.$A63]))&gt;=82;1;0)" office:value-type="float" office:value="1" calcext:value-type="float">
            <text:p>1</text:p>
          </table:table-cell>
          <table:table-cell table:style-name="ce4" table:formula="of:=IF((MAX([.AR$1];[.$A63])*4 + MIN([.AR$1];[.$A63]))&gt;=82;1;0)" office:value-type="float" office:value="1" calcext:value-type="float">
            <text:p>1</text:p>
          </table:table-cell>
          <table:table-cell table:style-name="ce4" table:formula="of:=IF((MAX([.AS$1];[.$A63])*4 + MIN([.AS$1];[.$A63]))&gt;=82;1;0)" office:value-type="float" office:value="1" calcext:value-type="float">
            <text:p>1</text:p>
          </table:table-cell>
          <table:table-cell table:style-name="ce4" table:formula="of:=IF((MAX([.AT$1];[.$A63])*4 + MIN([.AT$1];[.$A63]))&gt;=82;1;0)" office:value-type="float" office:value="1" calcext:value-type="float">
            <text:p>1</text:p>
          </table:table-cell>
          <table:table-cell table:style-name="ce4" table:formula="of:=IF((MAX([.AU$1];[.$A63])*4 + MIN([.AU$1];[.$A63]))&gt;=82;1;0)" office:value-type="float" office:value="1" calcext:value-type="float">
            <text:p>1</text:p>
          </table:table-cell>
          <table:table-cell table:style-name="ce4" table:formula="of:=IF((MAX([.AV$1];[.$A63])*4 + MIN([.AV$1];[.$A63]))&gt;=82;1;0)" office:value-type="float" office:value="1" calcext:value-type="float">
            <text:p>1</text:p>
          </table:table-cell>
          <table:table-cell table:style-name="ce4" table:formula="of:=IF((MAX([.AW$1];[.$A63])*4 + MIN([.AW$1];[.$A63]))&gt;=82;1;0)" office:value-type="float" office:value="1" calcext:value-type="float">
            <text:p>1</text:p>
          </table:table-cell>
          <table:table-cell table:style-name="ce4" table:formula="of:=IF((MAX([.AX$1];[.$A63])*4 + MIN([.AX$1];[.$A63]))&gt;=82;1;0)" office:value-type="float" office:value="1" calcext:value-type="float">
            <text:p>1</text:p>
          </table:table-cell>
          <table:table-cell table:style-name="ce4" table:formula="of:=IF((MAX([.AY$1];[.$A63])*4 + MIN([.AY$1];[.$A63]))&gt;=82;1;0)" office:value-type="float" office:value="1" calcext:value-type="float">
            <text:p>1</text:p>
          </table:table-cell>
          <table:table-cell table:style-name="ce4" table:formula="of:=IF((MAX([.AZ$1];[.$A63])*4 + MIN([.AZ$1];[.$A63]))&gt;=82;1;0)" office:value-type="float" office:value="1" calcext:value-type="float">
            <text:p>1</text:p>
          </table:table-cell>
          <table:table-cell table:style-name="ce4" table:formula="of:=IF((MAX([.BA$1];[.$A63])*4 + MIN([.BA$1];[.$A63]))&gt;=82;1;0)" office:value-type="float" office:value="1" calcext:value-type="float">
            <text:p>1</text:p>
          </table:table-cell>
          <table:table-cell table:style-name="ce4" table:formula="of:=IF((MAX([.BB$1];[.$A63])*4 + MIN([.BB$1];[.$A63]))&gt;=82;1;0)" office:value-type="float" office:value="1" calcext:value-type="float">
            <text:p>1</text:p>
          </table:table-cell>
          <table:table-cell table:style-name="ce4" table:formula="of:=IF((MAX([.BC$1];[.$A63])*4 + MIN([.BC$1];[.$A63]))&gt;=82;1;0)" office:value-type="float" office:value="1" calcext:value-type="float">
            <text:p>1</text:p>
          </table:table-cell>
          <table:table-cell table:style-name="ce4" table:formula="of:=IF((MAX([.BD$1];[.$A63])*4 + MIN([.BD$1];[.$A63]))&gt;=82;1;0)" office:value-type="float" office:value="1" calcext:value-type="float">
            <text:p>1</text:p>
          </table:table-cell>
          <table:table-cell table:style-name="ce4" table:formula="of:=IF((MAX([.BE$1];[.$A63])*4 + MIN([.BE$1];[.$A63]))&gt;=82;1;0)" office:value-type="float" office:value="1" calcext:value-type="float">
            <text:p>1</text:p>
          </table:table-cell>
          <table:table-cell table:style-name="ce4" table:formula="of:=IF((MAX([.BF$1];[.$A63])*4 + MIN([.BF$1];[.$A63]))&gt;=82;1;0)" office:value-type="float" office:value="1" calcext:value-type="float">
            <text:p>1</text:p>
          </table:table-cell>
          <table:table-cell table:style-name="ce4" table:formula="of:=IF((MAX([.BG$1];[.$A63])*4 + MIN([.BG$1];[.$A63]))&gt;=82;1;0)" office:value-type="float" office:value="1" calcext:value-type="float">
            <text:p>1</text:p>
          </table:table-cell>
          <table:table-cell table:style-name="ce4" table:formula="of:=IF((MAX([.BH$1];[.$A63])*4 + MIN([.BH$1];[.$A63]))&gt;=82;1;0)" office:value-type="float" office:value="1" calcext:value-type="float">
            <text:p>1</text:p>
          </table:table-cell>
          <table:table-cell table:style-name="ce4" table:formula="of:=IF((MAX([.BI$1];[.$A63])*4 + MIN([.BI$1];[.$A63]))&gt;=82;1;0)" office:value-type="float" office:value="1" calcext:value-type="float">
            <text:p>1</text:p>
          </table:table-cell>
          <table:table-cell table:style-name="ce4" table:formula="of:=IF((MAX([.BJ$1];[.$A63])*4 + MIN([.BJ$1];[.$A63]))&gt;=82;1;0)" office:value-type="float" office:value="1" calcext:value-type="float">
            <text:p>1</text:p>
          </table:table-cell>
          <table:table-cell table:style-name="ce4" table:formula="of:=IF((MAX([.BK$1];[.$A63])*4 + MIN([.BK$1];[.$A63]))&gt;=82;1;0)" office:value-type="float" office:value="1" calcext:value-type="float">
            <text:p>1</text:p>
          </table:table-cell>
          <table:table-cell table:style-name="ce4" table:formula="of:=IF((MAX([.BL$1];[.$A63])*4 + MIN([.BL$1];[.$A63]))&gt;=82;1;0)" office:value-type="float" office:value="1" calcext:value-type="float">
            <text:p>1</text:p>
          </table:table-cell>
          <table:table-cell table:style-name="ce4" table:formula="of:=IF((MAX([.BM$1];[.$A63])*4 + MIN([.BM$1];[.$A63]))&gt;=82;1;0)" office:value-type="float" office:value="1" calcext:value-type="float">
            <text:p>1</text:p>
          </table:table-cell>
          <table:table-cell table:style-name="ce4" table:formula="of:=IF((MAX([.BN$1];[.$A63])*4 + MIN([.BN$1];[.$A63]))&gt;=82;1;0)" office:value-type="float" office:value="1" calcext:value-type="float">
            <text:p>1</text:p>
          </table:table-cell>
          <table:table-cell table:style-name="ce4" table:formula="of:=IF((MAX([.BO$1];[.$A63])*4 + MIN([.BO$1];[.$A63]))&gt;=82;1;0)" office:value-type="float" office:value="1" calcext:value-type="float">
            <text:p>1</text:p>
          </table:table-cell>
          <table:table-cell table:style-name="ce4" table:formula="of:=IF((MAX([.BP$1];[.$A63])*4 + MIN([.BP$1];[.$A63]))&gt;=82;1;0)" office:value-type="float" office:value="1" calcext:value-type="float">
            <text:p>1</text:p>
          </table:table-cell>
          <table:table-cell table:style-name="ce4" table:formula="of:=IF((MAX([.BQ$1];[.$A63])*4 + MIN([.BQ$1];[.$A63]))&gt;=82;1;0)" office:value-type="float" office:value="1" calcext:value-type="float">
            <text:p>1</text:p>
          </table:table-cell>
          <table:table-cell table:style-name="ce4" table:formula="of:=IF((MAX([.BR$1];[.$A63])*4 + MIN([.BR$1];[.$A63]))&gt;=82;1;0)" office:value-type="float" office:value="1" calcext:value-type="float">
            <text:p>1</text:p>
          </table:table-cell>
          <table:table-cell table:style-name="ce4" table:formula="of:=IF((MAX([.BS$1];[.$A63])*4 + MIN([.BS$1];[.$A63]))&gt;=82;1;0)" office:value-type="float" office:value="1" calcext:value-type="float">
            <text:p>1</text:p>
          </table:table-cell>
          <table:table-cell table:style-name="ce4" table:formula="of:=IF((MAX([.BT$1];[.$A63])*4 + MIN([.BT$1];[.$A63]))&gt;=82;1;0)" office:value-type="float" office:value="1" calcext:value-type="float">
            <text:p>1</text:p>
          </table:table-cell>
          <table:table-cell table:style-name="ce4" table:formula="of:=IF((MAX([.BU$1];[.$A63])*4 + MIN([.BU$1];[.$A63]))&gt;=82;1;0)" office:value-type="float" office:value="1" calcext:value-type="float">
            <text:p>1</text:p>
          </table:table-cell>
          <table:table-cell table:style-name="ce4" table:formula="of:=IF((MAX([.BV$1];[.$A63])*4 + MIN([.BV$1];[.$A63]))&gt;=82;1;0)" office:value-type="float" office:value="1" calcext:value-type="float">
            <text:p>1</text:p>
          </table:table-cell>
          <table:table-cell table:style-name="ce4" table:formula="of:=IF((MAX([.BW$1];[.$A63])*4 + MIN([.BW$1];[.$A63]))&gt;=82;1;0)" office:value-type="float" office:value="1" calcext:value-type="float">
            <text:p>1</text:p>
          </table:table-cell>
          <table:table-cell table:style-name="ce4" table:formula="of:=IF((MAX([.BX$1];[.$A63])*4 + MIN([.BX$1];[.$A63]))&gt;=82;1;0)" office:value-type="float" office:value="1" calcext:value-type="float">
            <text:p>1</text:p>
          </table:table-cell>
          <table:table-cell table:style-name="ce4" table:formula="of:=IF((MAX([.BY$1];[.$A63])*4 + MIN([.BY$1];[.$A63]))&gt;=82;1;0)" office:value-type="float" office:value="1" calcext:value-type="float">
            <text:p>1</text:p>
          </table:table-cell>
          <table:table-cell table:style-name="ce4" table:formula="of:=IF((MAX([.BZ$1];[.$A63])*4 + MIN([.BZ$1];[.$A63]))&gt;=82;1;0)" office:value-type="float" office:value="1" calcext:value-type="float">
            <text:p>1</text:p>
          </table:table-cell>
          <table:table-cell table:style-name="ce4" table:formula="of:=IF((MAX([.CA$1];[.$A63])*4 + MIN([.CA$1];[.$A63]))&gt;=82;1;0)" office:value-type="float" office:value="1" calcext:value-type="float">
            <text:p>1</text:p>
          </table:table-cell>
          <table:table-cell table:style-name="ce4" table:formula="of:=IF((MAX([.CB$1];[.$A63])*4 + MIN([.CB$1];[.$A63]))&gt;=82;1;0)" office:value-type="float" office:value="1" calcext:value-type="float">
            <text:p>1</text:p>
          </table:table-cell>
          <table:table-cell table:style-name="ce4" table:formula="of:=IF((MAX([.CC$1];[.$A63])*4 + MIN([.CC$1];[.$A63]))&gt;=82;1;0)" office:value-type="float" office:value="1" calcext:value-type="float">
            <text:p>1</text:p>
          </table:table-cell>
          <table:table-cell table:style-name="ce4" table:formula="of:=IF((MAX([.CD$1];[.$A63])*4 + MIN([.CD$1];[.$A63]))&gt;=82;1;0)" office:value-type="float" office:value="1" calcext:value-type="float">
            <text:p>1</text:p>
          </table:table-cell>
          <table:table-cell table:style-name="ce4" table:formula="of:=IF((MAX([.CE$1];[.$A63])*4 + MIN([.CE$1];[.$A63]))&gt;=82;1;0)" office:value-type="float" office:value="1" calcext:value-type="float">
            <text:p>1</text:p>
          </table:table-cell>
          <table:table-cell table:style-name="ce4" table:formula="of:=IF((MAX([.CF$1];[.$A63])*4 + MIN([.CF$1];[.$A63]))&gt;=82;1;0)" office:value-type="float" office:value="1" calcext:value-type="float">
            <text:p>1</text:p>
          </table:table-cell>
          <table:table-cell table:style-name="ce4" table:formula="of:=IF((MAX([.CG$1];[.$A63])*4 + MIN([.CG$1];[.$A63]))&gt;=82;1;0)" office:value-type="float" office:value="1" calcext:value-type="float">
            <text:p>1</text:p>
          </table:table-cell>
          <table:table-cell table:style-name="ce4" table:formula="of:=IF((MAX([.CH$1];[.$A63])*4 + MIN([.CH$1];[.$A6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table:formula="of:=IF((MAX([.B$1];[.$A64])*4 + MIN([.B$1];[.$A64]))&gt;=82;1;0)" office:value-type="float" office:value="1" calcext:value-type="float">
            <text:p>1</text:p>
          </table:table-cell>
          <table:table-cell table:style-name="ce4" table:formula="of:=IF((MAX([.C$1];[.$A64])*4 + MIN([.C$1];[.$A64]))&gt;=82;1;0)" office:value-type="float" office:value="1" calcext:value-type="float">
            <text:p>1</text:p>
          </table:table-cell>
          <table:table-cell table:style-name="ce4" table:formula="of:=IF((MAX([.D$1];[.$A64])*4 + MIN([.D$1];[.$A64]))&gt;=82;1;0)" office:value-type="float" office:value="1" calcext:value-type="float">
            <text:p>1</text:p>
          </table:table-cell>
          <table:table-cell table:style-name="ce4" table:formula="of:=IF((MAX([.E$1];[.$A64])*4 + MIN([.E$1];[.$A64]))&gt;=82;1;0)" office:value-type="float" office:value="1" calcext:value-type="float">
            <text:p>1</text:p>
          </table:table-cell>
          <table:table-cell table:style-name="ce4" table:formula="of:=IF((MAX([.F$1];[.$A64])*4 + MIN([.F$1];[.$A64]))&gt;=82;1;0)" office:value-type="float" office:value="1" calcext:value-type="float">
            <text:p>1</text:p>
          </table:table-cell>
          <table:table-cell table:style-name="ce4" table:formula="of:=IF((MAX([.G$1];[.$A64])*4 + MIN([.G$1];[.$A64]))&gt;=82;1;0)" office:value-type="float" office:value="1" calcext:value-type="float">
            <text:p>1</text:p>
          </table:table-cell>
          <table:table-cell table:style-name="ce4" table:formula="of:=IF((MAX([.H$1];[.$A64])*4 + MIN([.H$1];[.$A64]))&gt;=82;1;0)" office:value-type="float" office:value="1" calcext:value-type="float">
            <text:p>1</text:p>
          </table:table-cell>
          <table:table-cell table:style-name="ce4" table:formula="of:=IF((MAX([.I$1];[.$A64])*4 + MIN([.I$1];[.$A64]))&gt;=82;1;0)" office:value-type="float" office:value="1" calcext:value-type="float">
            <text:p>1</text:p>
          </table:table-cell>
          <table:table-cell table:style-name="ce4" table:formula="of:=IF((MAX([.J$1];[.$A64])*4 + MIN([.J$1];[.$A64]))&gt;=82;1;0)" office:value-type="float" office:value="1" calcext:value-type="float">
            <text:p>1</text:p>
          </table:table-cell>
          <table:table-cell table:style-name="ce4" table:formula="of:=IF((MAX([.K$1];[.$A64])*4 + MIN([.K$1];[.$A64]))&gt;=82;1;0)" office:value-type="float" office:value="1" calcext:value-type="float">
            <text:p>1</text:p>
          </table:table-cell>
          <table:table-cell table:style-name="ce4" table:formula="of:=IF((MAX([.L$1];[.$A64])*4 + MIN([.L$1];[.$A64]))&gt;=82;1;0)" office:value-type="float" office:value="1" calcext:value-type="float">
            <text:p>1</text:p>
          </table:table-cell>
          <table:table-cell table:style-name="ce4" table:formula="of:=IF((MAX([.M$1];[.$A64])*4 + MIN([.M$1];[.$A64]))&gt;=82;1;0)" office:value-type="float" office:value="1" calcext:value-type="float">
            <text:p>1</text:p>
          </table:table-cell>
          <table:table-cell table:style-name="ce4" table:formula="of:=IF((MAX([.N$1];[.$A64])*4 + MIN([.N$1];[.$A64]))&gt;=82;1;0)" office:value-type="float" office:value="1" calcext:value-type="float">
            <text:p>1</text:p>
          </table:table-cell>
          <table:table-cell table:style-name="ce4" table:formula="of:=IF((MAX([.O$1];[.$A64])*4 + MIN([.O$1];[.$A64]))&gt;=82;1;0)" office:value-type="float" office:value="1" calcext:value-type="float">
            <text:p>1</text:p>
          </table:table-cell>
          <table:table-cell table:style-name="ce4" table:formula="of:=IF((MAX([.P$1];[.$A64])*4 + MIN([.P$1];[.$A64]))&gt;=82;1;0)" office:value-type="float" office:value="1" calcext:value-type="float">
            <text:p>1</text:p>
          </table:table-cell>
          <table:table-cell table:style-name="ce4" table:formula="of:=IF((MAX([.Q$1];[.$A64])*4 + MIN([.Q$1];[.$A64]))&gt;=82;1;0)" office:value-type="float" office:value="1" calcext:value-type="float">
            <text:p>1</text:p>
          </table:table-cell>
          <table:table-cell table:style-name="ce4" table:formula="of:=IF((MAX([.R$1];[.$A64])*4 + MIN([.R$1];[.$A64]))&gt;=82;1;0)" office:value-type="float" office:value="1" calcext:value-type="float">
            <text:p>1</text:p>
          </table:table-cell>
          <table:table-cell table:style-name="ce4" table:formula="of:=IF((MAX([.S$1];[.$A64])*4 + MIN([.S$1];[.$A64]))&gt;=82;1;0)" office:value-type="float" office:value="1" calcext:value-type="float">
            <text:p>1</text:p>
          </table:table-cell>
          <table:table-cell table:style-name="ce4" table:formula="of:=IF((MAX([.T$1];[.$A64])*4 + MIN([.T$1];[.$A64]))&gt;=82;1;0)" office:value-type="float" office:value="1" calcext:value-type="float">
            <text:p>1</text:p>
          </table:table-cell>
          <table:table-cell table:style-name="ce4" table:formula="of:=IF((MAX([.U$1];[.$A64])*4 + MIN([.U$1];[.$A64]))&gt;=82;1;0)" office:value-type="float" office:value="1" calcext:value-type="float">
            <text:p>1</text:p>
          </table:table-cell>
          <table:table-cell table:style-name="ce4" table:formula="of:=IF((MAX([.V$1];[.$A64])*4 + MIN([.V$1];[.$A64]))&gt;=82;1;0)" office:value-type="float" office:value="1" calcext:value-type="float">
            <text:p>1</text:p>
          </table:table-cell>
          <table:table-cell table:style-name="ce4" table:formula="of:=IF((MAX([.W$1];[.$A64])*4 + MIN([.W$1];[.$A64]))&gt;=82;1;0)" office:value-type="float" office:value="1" calcext:value-type="float">
            <text:p>1</text:p>
          </table:table-cell>
          <table:table-cell table:style-name="ce4" table:formula="of:=IF((MAX([.X$1];[.$A64])*4 + MIN([.X$1];[.$A64]))&gt;=82;1;0)" office:value-type="float" office:value="1" calcext:value-type="float">
            <text:p>1</text:p>
          </table:table-cell>
          <table:table-cell table:style-name="ce4" table:formula="of:=IF((MAX([.Y$1];[.$A64])*4 + MIN([.Y$1];[.$A64]))&gt;=82;1;0)" office:value-type="float" office:value="1" calcext:value-type="float">
            <text:p>1</text:p>
          </table:table-cell>
          <table:table-cell table:style-name="ce4" table:formula="of:=IF((MAX([.Z$1];[.$A64])*4 + MIN([.Z$1];[.$A64]))&gt;=82;1;0)" office:value-type="float" office:value="1" calcext:value-type="float">
            <text:p>1</text:p>
          </table:table-cell>
          <table:table-cell table:style-name="ce4" table:formula="of:=IF((MAX([.AA$1];[.$A64])*4 + MIN([.AA$1];[.$A64]))&gt;=82;1;0)" office:value-type="float" office:value="1" calcext:value-type="float">
            <text:p>1</text:p>
          </table:table-cell>
          <table:table-cell table:style-name="ce4" table:formula="of:=IF((MAX([.AB$1];[.$A64])*4 + MIN([.AB$1];[.$A64]))&gt;=82;1;0)" office:value-type="float" office:value="1" calcext:value-type="float">
            <text:p>1</text:p>
          </table:table-cell>
          <table:table-cell table:style-name="ce4" table:formula="of:=IF((MAX([.AC$1];[.$A64])*4 + MIN([.AC$1];[.$A64]))&gt;=82;1;0)" office:value-type="float" office:value="1" calcext:value-type="float">
            <text:p>1</text:p>
          </table:table-cell>
          <table:table-cell table:style-name="ce4" table:formula="of:=IF((MAX([.AD$1];[.$A64])*4 + MIN([.AD$1];[.$A64]))&gt;=82;1;0)" office:value-type="float" office:value="1" calcext:value-type="float">
            <text:p>1</text:p>
          </table:table-cell>
          <table:table-cell table:style-name="ce4" table:formula="of:=IF((MAX([.AE$1];[.$A64])*4 + MIN([.AE$1];[.$A64]))&gt;=82;1;0)" office:value-type="float" office:value="1" calcext:value-type="float">
            <text:p>1</text:p>
          </table:table-cell>
          <table:table-cell table:style-name="ce4" table:formula="of:=IF((MAX([.AF$1];[.$A64])*4 + MIN([.AF$1];[.$A64]))&gt;=82;1;0)" office:value-type="float" office:value="1" calcext:value-type="float">
            <text:p>1</text:p>
          </table:table-cell>
          <table:table-cell table:style-name="ce4" table:formula="of:=IF((MAX([.AG$1];[.$A64])*4 + MIN([.AG$1];[.$A64]))&gt;=82;1;0)" office:value-type="float" office:value="1" calcext:value-type="float">
            <text:p>1</text:p>
          </table:table-cell>
          <table:table-cell table:style-name="ce4" table:formula="of:=IF((MAX([.AH$1];[.$A64])*4 + MIN([.AH$1];[.$A64]))&gt;=82;1;0)" office:value-type="float" office:value="1" calcext:value-type="float">
            <text:p>1</text:p>
          </table:table-cell>
          <table:table-cell table:style-name="ce4" table:formula="of:=IF((MAX([.AI$1];[.$A64])*4 + MIN([.AI$1];[.$A64]))&gt;=82;1;0)" office:value-type="float" office:value="1" calcext:value-type="float">
            <text:p>1</text:p>
          </table:table-cell>
          <table:table-cell table:style-name="ce4" table:formula="of:=IF((MAX([.AJ$1];[.$A64])*4 + MIN([.AJ$1];[.$A64]))&gt;=82;1;0)" office:value-type="float" office:value="1" calcext:value-type="float">
            <text:p>1</text:p>
          </table:table-cell>
          <table:table-cell table:style-name="ce4" table:formula="of:=IF((MAX([.AK$1];[.$A64])*4 + MIN([.AK$1];[.$A64]))&gt;=82;1;0)" office:value-type="float" office:value="1" calcext:value-type="float">
            <text:p>1</text:p>
          </table:table-cell>
          <table:table-cell table:style-name="ce4" table:formula="of:=IF((MAX([.AL$1];[.$A64])*4 + MIN([.AL$1];[.$A64]))&gt;=82;1;0)" office:value-type="float" office:value="1" calcext:value-type="float">
            <text:p>1</text:p>
          </table:table-cell>
          <table:table-cell table:style-name="ce4" table:formula="of:=IF((MAX([.AM$1];[.$A64])*4 + MIN([.AM$1];[.$A64]))&gt;=82;1;0)" office:value-type="float" office:value="1" calcext:value-type="float">
            <text:p>1</text:p>
          </table:table-cell>
          <table:table-cell table:style-name="ce4" table:formula="of:=IF((MAX([.AN$1];[.$A64])*4 + MIN([.AN$1];[.$A64]))&gt;=82;1;0)" office:value-type="float" office:value="1" calcext:value-type="float">
            <text:p>1</text:p>
          </table:table-cell>
          <table:table-cell table:style-name="ce4" table:formula="of:=IF((MAX([.AO$1];[.$A64])*4 + MIN([.AO$1];[.$A64]))&gt;=82;1;0)" office:value-type="float" office:value="1" calcext:value-type="float">
            <text:p>1</text:p>
          </table:table-cell>
          <table:table-cell table:style-name="ce4" table:formula="of:=IF((MAX([.AP$1];[.$A64])*4 + MIN([.AP$1];[.$A64]))&gt;=82;1;0)" office:value-type="float" office:value="1" calcext:value-type="float">
            <text:p>1</text:p>
          </table:table-cell>
          <table:table-cell table:style-name="ce4" table:formula="of:=IF((MAX([.AQ$1];[.$A64])*4 + MIN([.AQ$1];[.$A64]))&gt;=82;1;0)" office:value-type="float" office:value="1" calcext:value-type="float">
            <text:p>1</text:p>
          </table:table-cell>
          <table:table-cell table:style-name="ce4" table:formula="of:=IF((MAX([.AR$1];[.$A64])*4 + MIN([.AR$1];[.$A64]))&gt;=82;1;0)" office:value-type="float" office:value="1" calcext:value-type="float">
            <text:p>1</text:p>
          </table:table-cell>
          <table:table-cell table:style-name="ce4" table:formula="of:=IF((MAX([.AS$1];[.$A64])*4 + MIN([.AS$1];[.$A64]))&gt;=82;1;0)" office:value-type="float" office:value="1" calcext:value-type="float">
            <text:p>1</text:p>
          </table:table-cell>
          <table:table-cell table:style-name="ce4" table:formula="of:=IF((MAX([.AT$1];[.$A64])*4 + MIN([.AT$1];[.$A64]))&gt;=82;1;0)" office:value-type="float" office:value="1" calcext:value-type="float">
            <text:p>1</text:p>
          </table:table-cell>
          <table:table-cell table:style-name="ce4" table:formula="of:=IF((MAX([.AU$1];[.$A64])*4 + MIN([.AU$1];[.$A64]))&gt;=82;1;0)" office:value-type="float" office:value="1" calcext:value-type="float">
            <text:p>1</text:p>
          </table:table-cell>
          <table:table-cell table:style-name="ce4" table:formula="of:=IF((MAX([.AV$1];[.$A64])*4 + MIN([.AV$1];[.$A64]))&gt;=82;1;0)" office:value-type="float" office:value="1" calcext:value-type="float">
            <text:p>1</text:p>
          </table:table-cell>
          <table:table-cell table:style-name="ce4" table:formula="of:=IF((MAX([.AW$1];[.$A64])*4 + MIN([.AW$1];[.$A64]))&gt;=82;1;0)" office:value-type="float" office:value="1" calcext:value-type="float">
            <text:p>1</text:p>
          </table:table-cell>
          <table:table-cell table:style-name="ce4" table:formula="of:=IF((MAX([.AX$1];[.$A64])*4 + MIN([.AX$1];[.$A64]))&gt;=82;1;0)" office:value-type="float" office:value="1" calcext:value-type="float">
            <text:p>1</text:p>
          </table:table-cell>
          <table:table-cell table:style-name="ce4" table:formula="of:=IF((MAX([.AY$1];[.$A64])*4 + MIN([.AY$1];[.$A64]))&gt;=82;1;0)" office:value-type="float" office:value="1" calcext:value-type="float">
            <text:p>1</text:p>
          </table:table-cell>
          <table:table-cell table:style-name="ce4" table:formula="of:=IF((MAX([.AZ$1];[.$A64])*4 + MIN([.AZ$1];[.$A64]))&gt;=82;1;0)" office:value-type="float" office:value="1" calcext:value-type="float">
            <text:p>1</text:p>
          </table:table-cell>
          <table:table-cell table:style-name="ce4" table:formula="of:=IF((MAX([.BA$1];[.$A64])*4 + MIN([.BA$1];[.$A64]))&gt;=82;1;0)" office:value-type="float" office:value="1" calcext:value-type="float">
            <text:p>1</text:p>
          </table:table-cell>
          <table:table-cell table:style-name="ce4" table:formula="of:=IF((MAX([.BB$1];[.$A64])*4 + MIN([.BB$1];[.$A64]))&gt;=82;1;0)" office:value-type="float" office:value="1" calcext:value-type="float">
            <text:p>1</text:p>
          </table:table-cell>
          <table:table-cell table:style-name="ce4" table:formula="of:=IF((MAX([.BC$1];[.$A64])*4 + MIN([.BC$1];[.$A64]))&gt;=82;1;0)" office:value-type="float" office:value="1" calcext:value-type="float">
            <text:p>1</text:p>
          </table:table-cell>
          <table:table-cell table:style-name="ce4" table:formula="of:=IF((MAX([.BD$1];[.$A64])*4 + MIN([.BD$1];[.$A64]))&gt;=82;1;0)" office:value-type="float" office:value="1" calcext:value-type="float">
            <text:p>1</text:p>
          </table:table-cell>
          <table:table-cell table:style-name="ce4" table:formula="of:=IF((MAX([.BE$1];[.$A64])*4 + MIN([.BE$1];[.$A64]))&gt;=82;1;0)" office:value-type="float" office:value="1" calcext:value-type="float">
            <text:p>1</text:p>
          </table:table-cell>
          <table:table-cell table:style-name="ce4" table:formula="of:=IF((MAX([.BF$1];[.$A64])*4 + MIN([.BF$1];[.$A64]))&gt;=82;1;0)" office:value-type="float" office:value="1" calcext:value-type="float">
            <text:p>1</text:p>
          </table:table-cell>
          <table:table-cell table:style-name="ce4" table:formula="of:=IF((MAX([.BG$1];[.$A64])*4 + MIN([.BG$1];[.$A64]))&gt;=82;1;0)" office:value-type="float" office:value="1" calcext:value-type="float">
            <text:p>1</text:p>
          </table:table-cell>
          <table:table-cell table:style-name="ce4" table:formula="of:=IF((MAX([.BH$1];[.$A64])*4 + MIN([.BH$1];[.$A64]))&gt;=82;1;0)" office:value-type="float" office:value="1" calcext:value-type="float">
            <text:p>1</text:p>
          </table:table-cell>
          <table:table-cell table:style-name="ce4" table:formula="of:=IF((MAX([.BI$1];[.$A64])*4 + MIN([.BI$1];[.$A64]))&gt;=82;1;0)" office:value-type="float" office:value="1" calcext:value-type="float">
            <text:p>1</text:p>
          </table:table-cell>
          <table:table-cell table:style-name="ce4" table:formula="of:=IF((MAX([.BJ$1];[.$A64])*4 + MIN([.BJ$1];[.$A64]))&gt;=82;1;0)" office:value-type="float" office:value="1" calcext:value-type="float">
            <text:p>1</text:p>
          </table:table-cell>
          <table:table-cell table:style-name="ce4" table:formula="of:=IF((MAX([.BK$1];[.$A64])*4 + MIN([.BK$1];[.$A64]))&gt;=82;1;0)" office:value-type="float" office:value="1" calcext:value-type="float">
            <text:p>1</text:p>
          </table:table-cell>
          <table:table-cell table:style-name="ce4" table:formula="of:=IF((MAX([.BL$1];[.$A64])*4 + MIN([.BL$1];[.$A64]))&gt;=82;1;0)" office:value-type="float" office:value="1" calcext:value-type="float">
            <text:p>1</text:p>
          </table:table-cell>
          <table:table-cell table:style-name="ce4" table:formula="of:=IF((MAX([.BM$1];[.$A64])*4 + MIN([.BM$1];[.$A64]))&gt;=82;1;0)" office:value-type="float" office:value="1" calcext:value-type="float">
            <text:p>1</text:p>
          </table:table-cell>
          <table:table-cell table:style-name="ce4" table:formula="of:=IF((MAX([.BN$1];[.$A64])*4 + MIN([.BN$1];[.$A64]))&gt;=82;1;0)" office:value-type="float" office:value="1" calcext:value-type="float">
            <text:p>1</text:p>
          </table:table-cell>
          <table:table-cell table:style-name="ce4" table:formula="of:=IF((MAX([.BO$1];[.$A64])*4 + MIN([.BO$1];[.$A64]))&gt;=82;1;0)" office:value-type="float" office:value="1" calcext:value-type="float">
            <text:p>1</text:p>
          </table:table-cell>
          <table:table-cell table:style-name="ce4" table:formula="of:=IF((MAX([.BP$1];[.$A64])*4 + MIN([.BP$1];[.$A64]))&gt;=82;1;0)" office:value-type="float" office:value="1" calcext:value-type="float">
            <text:p>1</text:p>
          </table:table-cell>
          <table:table-cell table:style-name="ce4" table:formula="of:=IF((MAX([.BQ$1];[.$A64])*4 + MIN([.BQ$1];[.$A64]))&gt;=82;1;0)" office:value-type="float" office:value="1" calcext:value-type="float">
            <text:p>1</text:p>
          </table:table-cell>
          <table:table-cell table:style-name="ce4" table:formula="of:=IF((MAX([.BR$1];[.$A64])*4 + MIN([.BR$1];[.$A64]))&gt;=82;1;0)" office:value-type="float" office:value="1" calcext:value-type="float">
            <text:p>1</text:p>
          </table:table-cell>
          <table:table-cell table:style-name="ce4" table:formula="of:=IF((MAX([.BS$1];[.$A64])*4 + MIN([.BS$1];[.$A64]))&gt;=82;1;0)" office:value-type="float" office:value="1" calcext:value-type="float">
            <text:p>1</text:p>
          </table:table-cell>
          <table:table-cell table:style-name="ce4" table:formula="of:=IF((MAX([.BT$1];[.$A64])*4 + MIN([.BT$1];[.$A64]))&gt;=82;1;0)" office:value-type="float" office:value="1" calcext:value-type="float">
            <text:p>1</text:p>
          </table:table-cell>
          <table:table-cell table:style-name="ce4" table:formula="of:=IF((MAX([.BU$1];[.$A64])*4 + MIN([.BU$1];[.$A64]))&gt;=82;1;0)" office:value-type="float" office:value="1" calcext:value-type="float">
            <text:p>1</text:p>
          </table:table-cell>
          <table:table-cell table:style-name="ce4" table:formula="of:=IF((MAX([.BV$1];[.$A64])*4 + MIN([.BV$1];[.$A64]))&gt;=82;1;0)" office:value-type="float" office:value="1" calcext:value-type="float">
            <text:p>1</text:p>
          </table:table-cell>
          <table:table-cell table:style-name="ce4" table:formula="of:=IF((MAX([.BW$1];[.$A64])*4 + MIN([.BW$1];[.$A64]))&gt;=82;1;0)" office:value-type="float" office:value="1" calcext:value-type="float">
            <text:p>1</text:p>
          </table:table-cell>
          <table:table-cell table:style-name="ce4" table:formula="of:=IF((MAX([.BX$1];[.$A64])*4 + MIN([.BX$1];[.$A64]))&gt;=82;1;0)" office:value-type="float" office:value="1" calcext:value-type="float">
            <text:p>1</text:p>
          </table:table-cell>
          <table:table-cell table:style-name="ce4" table:formula="of:=IF((MAX([.BY$1];[.$A64])*4 + MIN([.BY$1];[.$A64]))&gt;=82;1;0)" office:value-type="float" office:value="1" calcext:value-type="float">
            <text:p>1</text:p>
          </table:table-cell>
          <table:table-cell table:style-name="ce4" table:formula="of:=IF((MAX([.BZ$1];[.$A64])*4 + MIN([.BZ$1];[.$A64]))&gt;=82;1;0)" office:value-type="float" office:value="1" calcext:value-type="float">
            <text:p>1</text:p>
          </table:table-cell>
          <table:table-cell table:style-name="ce4" table:formula="of:=IF((MAX([.CA$1];[.$A64])*4 + MIN([.CA$1];[.$A64]))&gt;=82;1;0)" office:value-type="float" office:value="1" calcext:value-type="float">
            <text:p>1</text:p>
          </table:table-cell>
          <table:table-cell table:style-name="ce4" table:formula="of:=IF((MAX([.CB$1];[.$A64])*4 + MIN([.CB$1];[.$A64]))&gt;=82;1;0)" office:value-type="float" office:value="1" calcext:value-type="float">
            <text:p>1</text:p>
          </table:table-cell>
          <table:table-cell table:style-name="ce4" table:formula="of:=IF((MAX([.CC$1];[.$A64])*4 + MIN([.CC$1];[.$A64]))&gt;=82;1;0)" office:value-type="float" office:value="1" calcext:value-type="float">
            <text:p>1</text:p>
          </table:table-cell>
          <table:table-cell table:style-name="ce4" table:formula="of:=IF((MAX([.CD$1];[.$A64])*4 + MIN([.CD$1];[.$A64]))&gt;=82;1;0)" office:value-type="float" office:value="1" calcext:value-type="float">
            <text:p>1</text:p>
          </table:table-cell>
          <table:table-cell table:style-name="ce4" table:formula="of:=IF((MAX([.CE$1];[.$A64])*4 + MIN([.CE$1];[.$A64]))&gt;=82;1;0)" office:value-type="float" office:value="1" calcext:value-type="float">
            <text:p>1</text:p>
          </table:table-cell>
          <table:table-cell table:style-name="ce4" table:formula="of:=IF((MAX([.CF$1];[.$A64])*4 + MIN([.CF$1];[.$A64]))&gt;=82;1;0)" office:value-type="float" office:value="1" calcext:value-type="float">
            <text:p>1</text:p>
          </table:table-cell>
          <table:table-cell table:style-name="ce4" table:formula="of:=IF((MAX([.CG$1];[.$A64])*4 + MIN([.CG$1];[.$A64]))&gt;=82;1;0)" office:value-type="float" office:value="1" calcext:value-type="float">
            <text:p>1</text:p>
          </table:table-cell>
          <table:table-cell table:style-name="ce4" table:formula="of:=IF((MAX([.CH$1];[.$A64])*4 + MIN([.CH$1];[.$A6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table:formula="of:=IF((MAX([.B$1];[.$A65])*4 + MIN([.B$1];[.$A65]))&gt;=82;1;0)" office:value-type="float" office:value="1" calcext:value-type="float">
            <text:p>1</text:p>
          </table:table-cell>
          <table:table-cell table:style-name="ce4" table:formula="of:=IF((MAX([.C$1];[.$A65])*4 + MIN([.C$1];[.$A65]))&gt;=82;1;0)" office:value-type="float" office:value="1" calcext:value-type="float">
            <text:p>1</text:p>
          </table:table-cell>
          <table:table-cell table:style-name="ce4" table:formula="of:=IF((MAX([.D$1];[.$A65])*4 + MIN([.D$1];[.$A65]))&gt;=82;1;0)" office:value-type="float" office:value="1" calcext:value-type="float">
            <text:p>1</text:p>
          </table:table-cell>
          <table:table-cell table:style-name="ce4" table:formula="of:=IF((MAX([.E$1];[.$A65])*4 + MIN([.E$1];[.$A65]))&gt;=82;1;0)" office:value-type="float" office:value="1" calcext:value-type="float">
            <text:p>1</text:p>
          </table:table-cell>
          <table:table-cell table:style-name="ce4" table:formula="of:=IF((MAX([.F$1];[.$A65])*4 + MIN([.F$1];[.$A65]))&gt;=82;1;0)" office:value-type="float" office:value="1" calcext:value-type="float">
            <text:p>1</text:p>
          </table:table-cell>
          <table:table-cell table:style-name="ce4" table:formula="of:=IF((MAX([.G$1];[.$A65])*4 + MIN([.G$1];[.$A65]))&gt;=82;1;0)" office:value-type="float" office:value="1" calcext:value-type="float">
            <text:p>1</text:p>
          </table:table-cell>
          <table:table-cell table:style-name="ce4" table:formula="of:=IF((MAX([.H$1];[.$A65])*4 + MIN([.H$1];[.$A65]))&gt;=82;1;0)" office:value-type="float" office:value="1" calcext:value-type="float">
            <text:p>1</text:p>
          </table:table-cell>
          <table:table-cell table:style-name="ce4" table:formula="of:=IF((MAX([.I$1];[.$A65])*4 + MIN([.I$1];[.$A65]))&gt;=82;1;0)" office:value-type="float" office:value="1" calcext:value-type="float">
            <text:p>1</text:p>
          </table:table-cell>
          <table:table-cell table:style-name="ce4" table:formula="of:=IF((MAX([.J$1];[.$A65])*4 + MIN([.J$1];[.$A65]))&gt;=82;1;0)" office:value-type="float" office:value="1" calcext:value-type="float">
            <text:p>1</text:p>
          </table:table-cell>
          <table:table-cell table:style-name="ce4" table:formula="of:=IF((MAX([.K$1];[.$A65])*4 + MIN([.K$1];[.$A65]))&gt;=82;1;0)" office:value-type="float" office:value="1" calcext:value-type="float">
            <text:p>1</text:p>
          </table:table-cell>
          <table:table-cell table:style-name="ce4" table:formula="of:=IF((MAX([.L$1];[.$A65])*4 + MIN([.L$1];[.$A65]))&gt;=82;1;0)" office:value-type="float" office:value="1" calcext:value-type="float">
            <text:p>1</text:p>
          </table:table-cell>
          <table:table-cell table:style-name="ce4" table:formula="of:=IF((MAX([.M$1];[.$A65])*4 + MIN([.M$1];[.$A65]))&gt;=82;1;0)" office:value-type="float" office:value="1" calcext:value-type="float">
            <text:p>1</text:p>
          </table:table-cell>
          <table:table-cell table:style-name="ce4" table:formula="of:=IF((MAX([.N$1];[.$A65])*4 + MIN([.N$1];[.$A65]))&gt;=82;1;0)" office:value-type="float" office:value="1" calcext:value-type="float">
            <text:p>1</text:p>
          </table:table-cell>
          <table:table-cell table:style-name="ce4" table:formula="of:=IF((MAX([.O$1];[.$A65])*4 + MIN([.O$1];[.$A65]))&gt;=82;1;0)" office:value-type="float" office:value="1" calcext:value-type="float">
            <text:p>1</text:p>
          </table:table-cell>
          <table:table-cell table:style-name="ce4" table:formula="of:=IF((MAX([.P$1];[.$A65])*4 + MIN([.P$1];[.$A65]))&gt;=82;1;0)" office:value-type="float" office:value="1" calcext:value-type="float">
            <text:p>1</text:p>
          </table:table-cell>
          <table:table-cell table:style-name="ce4" table:formula="of:=IF((MAX([.Q$1];[.$A65])*4 + MIN([.Q$1];[.$A65]))&gt;=82;1;0)" office:value-type="float" office:value="1" calcext:value-type="float">
            <text:p>1</text:p>
          </table:table-cell>
          <table:table-cell table:style-name="ce4" table:formula="of:=IF((MAX([.R$1];[.$A65])*4 + MIN([.R$1];[.$A65]))&gt;=82;1;0)" office:value-type="float" office:value="1" calcext:value-type="float">
            <text:p>1</text:p>
          </table:table-cell>
          <table:table-cell table:style-name="ce4" table:formula="of:=IF((MAX([.S$1];[.$A65])*4 + MIN([.S$1];[.$A65]))&gt;=82;1;0)" office:value-type="float" office:value="1" calcext:value-type="float">
            <text:p>1</text:p>
          </table:table-cell>
          <table:table-cell table:style-name="ce4" table:formula="of:=IF((MAX([.T$1];[.$A65])*4 + MIN([.T$1];[.$A65]))&gt;=82;1;0)" office:value-type="float" office:value="1" calcext:value-type="float">
            <text:p>1</text:p>
          </table:table-cell>
          <table:table-cell table:style-name="ce4" table:formula="of:=IF((MAX([.U$1];[.$A65])*4 + MIN([.U$1];[.$A65]))&gt;=82;1;0)" office:value-type="float" office:value="1" calcext:value-type="float">
            <text:p>1</text:p>
          </table:table-cell>
          <table:table-cell table:style-name="ce4" table:formula="of:=IF((MAX([.V$1];[.$A65])*4 + MIN([.V$1];[.$A65]))&gt;=82;1;0)" office:value-type="float" office:value="1" calcext:value-type="float">
            <text:p>1</text:p>
          </table:table-cell>
          <table:table-cell table:style-name="ce4" table:formula="of:=IF((MAX([.W$1];[.$A65])*4 + MIN([.W$1];[.$A65]))&gt;=82;1;0)" office:value-type="float" office:value="1" calcext:value-type="float">
            <text:p>1</text:p>
          </table:table-cell>
          <table:table-cell table:style-name="ce4" table:formula="of:=IF((MAX([.X$1];[.$A65])*4 + MIN([.X$1];[.$A65]))&gt;=82;1;0)" office:value-type="float" office:value="1" calcext:value-type="float">
            <text:p>1</text:p>
          </table:table-cell>
          <table:table-cell table:style-name="ce4" table:formula="of:=IF((MAX([.Y$1];[.$A65])*4 + MIN([.Y$1];[.$A65]))&gt;=82;1;0)" office:value-type="float" office:value="1" calcext:value-type="float">
            <text:p>1</text:p>
          </table:table-cell>
          <table:table-cell table:style-name="ce4" table:formula="of:=IF((MAX([.Z$1];[.$A65])*4 + MIN([.Z$1];[.$A65]))&gt;=82;1;0)" office:value-type="float" office:value="1" calcext:value-type="float">
            <text:p>1</text:p>
          </table:table-cell>
          <table:table-cell table:style-name="ce4" table:formula="of:=IF((MAX([.AA$1];[.$A65])*4 + MIN([.AA$1];[.$A65]))&gt;=82;1;0)" office:value-type="float" office:value="1" calcext:value-type="float">
            <text:p>1</text:p>
          </table:table-cell>
          <table:table-cell table:style-name="ce4" table:formula="of:=IF((MAX([.AB$1];[.$A65])*4 + MIN([.AB$1];[.$A65]))&gt;=82;1;0)" office:value-type="float" office:value="1" calcext:value-type="float">
            <text:p>1</text:p>
          </table:table-cell>
          <table:table-cell table:style-name="ce4" table:formula="of:=IF((MAX([.AC$1];[.$A65])*4 + MIN([.AC$1];[.$A65]))&gt;=82;1;0)" office:value-type="float" office:value="1" calcext:value-type="float">
            <text:p>1</text:p>
          </table:table-cell>
          <table:table-cell table:style-name="ce4" table:formula="of:=IF((MAX([.AD$1];[.$A65])*4 + MIN([.AD$1];[.$A65]))&gt;=82;1;0)" office:value-type="float" office:value="1" calcext:value-type="float">
            <text:p>1</text:p>
          </table:table-cell>
          <table:table-cell table:style-name="ce4" table:formula="of:=IF((MAX([.AE$1];[.$A65])*4 + MIN([.AE$1];[.$A65]))&gt;=82;1;0)" office:value-type="float" office:value="1" calcext:value-type="float">
            <text:p>1</text:p>
          </table:table-cell>
          <table:table-cell table:style-name="ce4" table:formula="of:=IF((MAX([.AF$1];[.$A65])*4 + MIN([.AF$1];[.$A65]))&gt;=82;1;0)" office:value-type="float" office:value="1" calcext:value-type="float">
            <text:p>1</text:p>
          </table:table-cell>
          <table:table-cell table:style-name="ce4" table:formula="of:=IF((MAX([.AG$1];[.$A65])*4 + MIN([.AG$1];[.$A65]))&gt;=82;1;0)" office:value-type="float" office:value="1" calcext:value-type="float">
            <text:p>1</text:p>
          </table:table-cell>
          <table:table-cell table:style-name="ce4" table:formula="of:=IF((MAX([.AH$1];[.$A65])*4 + MIN([.AH$1];[.$A65]))&gt;=82;1;0)" office:value-type="float" office:value="1" calcext:value-type="float">
            <text:p>1</text:p>
          </table:table-cell>
          <table:table-cell table:style-name="ce4" table:formula="of:=IF((MAX([.AI$1];[.$A65])*4 + MIN([.AI$1];[.$A65]))&gt;=82;1;0)" office:value-type="float" office:value="1" calcext:value-type="float">
            <text:p>1</text:p>
          </table:table-cell>
          <table:table-cell table:style-name="ce4" table:formula="of:=IF((MAX([.AJ$1];[.$A65])*4 + MIN([.AJ$1];[.$A65]))&gt;=82;1;0)" office:value-type="float" office:value="1" calcext:value-type="float">
            <text:p>1</text:p>
          </table:table-cell>
          <table:table-cell table:style-name="ce4" table:formula="of:=IF((MAX([.AK$1];[.$A65])*4 + MIN([.AK$1];[.$A65]))&gt;=82;1;0)" office:value-type="float" office:value="1" calcext:value-type="float">
            <text:p>1</text:p>
          </table:table-cell>
          <table:table-cell table:style-name="ce4" table:formula="of:=IF((MAX([.AL$1];[.$A65])*4 + MIN([.AL$1];[.$A65]))&gt;=82;1;0)" office:value-type="float" office:value="1" calcext:value-type="float">
            <text:p>1</text:p>
          </table:table-cell>
          <table:table-cell table:style-name="ce4" table:formula="of:=IF((MAX([.AM$1];[.$A65])*4 + MIN([.AM$1];[.$A65]))&gt;=82;1;0)" office:value-type="float" office:value="1" calcext:value-type="float">
            <text:p>1</text:p>
          </table:table-cell>
          <table:table-cell table:style-name="ce4" table:formula="of:=IF((MAX([.AN$1];[.$A65])*4 + MIN([.AN$1];[.$A65]))&gt;=82;1;0)" office:value-type="float" office:value="1" calcext:value-type="float">
            <text:p>1</text:p>
          </table:table-cell>
          <table:table-cell table:style-name="ce4" table:formula="of:=IF((MAX([.AO$1];[.$A65])*4 + MIN([.AO$1];[.$A65]))&gt;=82;1;0)" office:value-type="float" office:value="1" calcext:value-type="float">
            <text:p>1</text:p>
          </table:table-cell>
          <table:table-cell table:style-name="ce4" table:formula="of:=IF((MAX([.AP$1];[.$A65])*4 + MIN([.AP$1];[.$A65]))&gt;=82;1;0)" office:value-type="float" office:value="1" calcext:value-type="float">
            <text:p>1</text:p>
          </table:table-cell>
          <table:table-cell table:style-name="ce4" table:formula="of:=IF((MAX([.AQ$1];[.$A65])*4 + MIN([.AQ$1];[.$A65]))&gt;=82;1;0)" office:value-type="float" office:value="1" calcext:value-type="float">
            <text:p>1</text:p>
          </table:table-cell>
          <table:table-cell table:style-name="ce4" table:formula="of:=IF((MAX([.AR$1];[.$A65])*4 + MIN([.AR$1];[.$A65]))&gt;=82;1;0)" office:value-type="float" office:value="1" calcext:value-type="float">
            <text:p>1</text:p>
          </table:table-cell>
          <table:table-cell table:style-name="ce4" table:formula="of:=IF((MAX([.AS$1];[.$A65])*4 + MIN([.AS$1];[.$A65]))&gt;=82;1;0)" office:value-type="float" office:value="1" calcext:value-type="float">
            <text:p>1</text:p>
          </table:table-cell>
          <table:table-cell table:style-name="ce4" table:formula="of:=IF((MAX([.AT$1];[.$A65])*4 + MIN([.AT$1];[.$A65]))&gt;=82;1;0)" office:value-type="float" office:value="1" calcext:value-type="float">
            <text:p>1</text:p>
          </table:table-cell>
          <table:table-cell table:style-name="ce4" table:formula="of:=IF((MAX([.AU$1];[.$A65])*4 + MIN([.AU$1];[.$A65]))&gt;=82;1;0)" office:value-type="float" office:value="1" calcext:value-type="float">
            <text:p>1</text:p>
          </table:table-cell>
          <table:table-cell table:style-name="ce4" table:formula="of:=IF((MAX([.AV$1];[.$A65])*4 + MIN([.AV$1];[.$A65]))&gt;=82;1;0)" office:value-type="float" office:value="1" calcext:value-type="float">
            <text:p>1</text:p>
          </table:table-cell>
          <table:table-cell table:style-name="ce4" table:formula="of:=IF((MAX([.AW$1];[.$A65])*4 + MIN([.AW$1];[.$A65]))&gt;=82;1;0)" office:value-type="float" office:value="1" calcext:value-type="float">
            <text:p>1</text:p>
          </table:table-cell>
          <table:table-cell table:style-name="ce4" table:formula="of:=IF((MAX([.AX$1];[.$A65])*4 + MIN([.AX$1];[.$A65]))&gt;=82;1;0)" office:value-type="float" office:value="1" calcext:value-type="float">
            <text:p>1</text:p>
          </table:table-cell>
          <table:table-cell table:style-name="ce4" table:formula="of:=IF((MAX([.AY$1];[.$A65])*4 + MIN([.AY$1];[.$A65]))&gt;=82;1;0)" office:value-type="float" office:value="1" calcext:value-type="float">
            <text:p>1</text:p>
          </table:table-cell>
          <table:table-cell table:style-name="ce4" table:formula="of:=IF((MAX([.AZ$1];[.$A65])*4 + MIN([.AZ$1];[.$A65]))&gt;=82;1;0)" office:value-type="float" office:value="1" calcext:value-type="float">
            <text:p>1</text:p>
          </table:table-cell>
          <table:table-cell table:style-name="ce4" table:formula="of:=IF((MAX([.BA$1];[.$A65])*4 + MIN([.BA$1];[.$A65]))&gt;=82;1;0)" office:value-type="float" office:value="1" calcext:value-type="float">
            <text:p>1</text:p>
          </table:table-cell>
          <table:table-cell table:style-name="ce4" table:formula="of:=IF((MAX([.BB$1];[.$A65])*4 + MIN([.BB$1];[.$A65]))&gt;=82;1;0)" office:value-type="float" office:value="1" calcext:value-type="float">
            <text:p>1</text:p>
          </table:table-cell>
          <table:table-cell table:style-name="ce4" table:formula="of:=IF((MAX([.BC$1];[.$A65])*4 + MIN([.BC$1];[.$A65]))&gt;=82;1;0)" office:value-type="float" office:value="1" calcext:value-type="float">
            <text:p>1</text:p>
          </table:table-cell>
          <table:table-cell table:style-name="ce4" table:formula="of:=IF((MAX([.BD$1];[.$A65])*4 + MIN([.BD$1];[.$A65]))&gt;=82;1;0)" office:value-type="float" office:value="1" calcext:value-type="float">
            <text:p>1</text:p>
          </table:table-cell>
          <table:table-cell table:style-name="ce4" table:formula="of:=IF((MAX([.BE$1];[.$A65])*4 + MIN([.BE$1];[.$A65]))&gt;=82;1;0)" office:value-type="float" office:value="1" calcext:value-type="float">
            <text:p>1</text:p>
          </table:table-cell>
          <table:table-cell table:style-name="ce4" table:formula="of:=IF((MAX([.BF$1];[.$A65])*4 + MIN([.BF$1];[.$A65]))&gt;=82;1;0)" office:value-type="float" office:value="1" calcext:value-type="float">
            <text:p>1</text:p>
          </table:table-cell>
          <table:table-cell table:style-name="ce4" table:formula="of:=IF((MAX([.BG$1];[.$A65])*4 + MIN([.BG$1];[.$A65]))&gt;=82;1;0)" office:value-type="float" office:value="1" calcext:value-type="float">
            <text:p>1</text:p>
          </table:table-cell>
          <table:table-cell table:style-name="ce4" table:formula="of:=IF((MAX([.BH$1];[.$A65])*4 + MIN([.BH$1];[.$A65]))&gt;=82;1;0)" office:value-type="float" office:value="1" calcext:value-type="float">
            <text:p>1</text:p>
          </table:table-cell>
          <table:table-cell table:style-name="ce4" table:formula="of:=IF((MAX([.BI$1];[.$A65])*4 + MIN([.BI$1];[.$A65]))&gt;=82;1;0)" office:value-type="float" office:value="1" calcext:value-type="float">
            <text:p>1</text:p>
          </table:table-cell>
          <table:table-cell table:style-name="ce4" table:formula="of:=IF((MAX([.BJ$1];[.$A65])*4 + MIN([.BJ$1];[.$A65]))&gt;=82;1;0)" office:value-type="float" office:value="1" calcext:value-type="float">
            <text:p>1</text:p>
          </table:table-cell>
          <table:table-cell table:style-name="ce4" table:formula="of:=IF((MAX([.BK$1];[.$A65])*4 + MIN([.BK$1];[.$A65]))&gt;=82;1;0)" office:value-type="float" office:value="1" calcext:value-type="float">
            <text:p>1</text:p>
          </table:table-cell>
          <table:table-cell table:style-name="ce4" table:formula="of:=IF((MAX([.BL$1];[.$A65])*4 + MIN([.BL$1];[.$A65]))&gt;=82;1;0)" office:value-type="float" office:value="1" calcext:value-type="float">
            <text:p>1</text:p>
          </table:table-cell>
          <table:table-cell table:style-name="ce4" table:formula="of:=IF((MAX([.BM$1];[.$A65])*4 + MIN([.BM$1];[.$A65]))&gt;=82;1;0)" office:value-type="float" office:value="1" calcext:value-type="float">
            <text:p>1</text:p>
          </table:table-cell>
          <table:table-cell table:style-name="ce4" table:formula="of:=IF((MAX([.BN$1];[.$A65])*4 + MIN([.BN$1];[.$A65]))&gt;=82;1;0)" office:value-type="float" office:value="1" calcext:value-type="float">
            <text:p>1</text:p>
          </table:table-cell>
          <table:table-cell table:style-name="ce4" table:formula="of:=IF((MAX([.BO$1];[.$A65])*4 + MIN([.BO$1];[.$A65]))&gt;=82;1;0)" office:value-type="float" office:value="1" calcext:value-type="float">
            <text:p>1</text:p>
          </table:table-cell>
          <table:table-cell table:style-name="ce4" table:formula="of:=IF((MAX([.BP$1];[.$A65])*4 + MIN([.BP$1];[.$A65]))&gt;=82;1;0)" office:value-type="float" office:value="1" calcext:value-type="float">
            <text:p>1</text:p>
          </table:table-cell>
          <table:table-cell table:style-name="ce4" table:formula="of:=IF((MAX([.BQ$1];[.$A65])*4 + MIN([.BQ$1];[.$A65]))&gt;=82;1;0)" office:value-type="float" office:value="1" calcext:value-type="float">
            <text:p>1</text:p>
          </table:table-cell>
          <table:table-cell table:style-name="ce4" table:formula="of:=IF((MAX([.BR$1];[.$A65])*4 + MIN([.BR$1];[.$A65]))&gt;=82;1;0)" office:value-type="float" office:value="1" calcext:value-type="float">
            <text:p>1</text:p>
          </table:table-cell>
          <table:table-cell table:style-name="ce4" table:formula="of:=IF((MAX([.BS$1];[.$A65])*4 + MIN([.BS$1];[.$A65]))&gt;=82;1;0)" office:value-type="float" office:value="1" calcext:value-type="float">
            <text:p>1</text:p>
          </table:table-cell>
          <table:table-cell table:style-name="ce4" table:formula="of:=IF((MAX([.BT$1];[.$A65])*4 + MIN([.BT$1];[.$A65]))&gt;=82;1;0)" office:value-type="float" office:value="1" calcext:value-type="float">
            <text:p>1</text:p>
          </table:table-cell>
          <table:table-cell table:style-name="ce4" table:formula="of:=IF((MAX([.BU$1];[.$A65])*4 + MIN([.BU$1];[.$A65]))&gt;=82;1;0)" office:value-type="float" office:value="1" calcext:value-type="float">
            <text:p>1</text:p>
          </table:table-cell>
          <table:table-cell table:style-name="ce4" table:formula="of:=IF((MAX([.BV$1];[.$A65])*4 + MIN([.BV$1];[.$A65]))&gt;=82;1;0)" office:value-type="float" office:value="1" calcext:value-type="float">
            <text:p>1</text:p>
          </table:table-cell>
          <table:table-cell table:style-name="ce4" table:formula="of:=IF((MAX([.BW$1];[.$A65])*4 + MIN([.BW$1];[.$A65]))&gt;=82;1;0)" office:value-type="float" office:value="1" calcext:value-type="float">
            <text:p>1</text:p>
          </table:table-cell>
          <table:table-cell table:style-name="ce4" table:formula="of:=IF((MAX([.BX$1];[.$A65])*4 + MIN([.BX$1];[.$A65]))&gt;=82;1;0)" office:value-type="float" office:value="1" calcext:value-type="float">
            <text:p>1</text:p>
          </table:table-cell>
          <table:table-cell table:style-name="ce4" table:formula="of:=IF((MAX([.BY$1];[.$A65])*4 + MIN([.BY$1];[.$A65]))&gt;=82;1;0)" office:value-type="float" office:value="1" calcext:value-type="float">
            <text:p>1</text:p>
          </table:table-cell>
          <table:table-cell table:style-name="ce4" table:formula="of:=IF((MAX([.BZ$1];[.$A65])*4 + MIN([.BZ$1];[.$A65]))&gt;=82;1;0)" office:value-type="float" office:value="1" calcext:value-type="float">
            <text:p>1</text:p>
          </table:table-cell>
          <table:table-cell table:style-name="ce4" table:formula="of:=IF((MAX([.CA$1];[.$A65])*4 + MIN([.CA$1];[.$A65]))&gt;=82;1;0)" office:value-type="float" office:value="1" calcext:value-type="float">
            <text:p>1</text:p>
          </table:table-cell>
          <table:table-cell table:style-name="ce4" table:formula="of:=IF((MAX([.CB$1];[.$A65])*4 + MIN([.CB$1];[.$A65]))&gt;=82;1;0)" office:value-type="float" office:value="1" calcext:value-type="float">
            <text:p>1</text:p>
          </table:table-cell>
          <table:table-cell table:style-name="ce4" table:formula="of:=IF((MAX([.CC$1];[.$A65])*4 + MIN([.CC$1];[.$A65]))&gt;=82;1;0)" office:value-type="float" office:value="1" calcext:value-type="float">
            <text:p>1</text:p>
          </table:table-cell>
          <table:table-cell table:style-name="ce4" table:formula="of:=IF((MAX([.CD$1];[.$A65])*4 + MIN([.CD$1];[.$A65]))&gt;=82;1;0)" office:value-type="float" office:value="1" calcext:value-type="float">
            <text:p>1</text:p>
          </table:table-cell>
          <table:table-cell table:style-name="ce4" table:formula="of:=IF((MAX([.CE$1];[.$A65])*4 + MIN([.CE$1];[.$A65]))&gt;=82;1;0)" office:value-type="float" office:value="1" calcext:value-type="float">
            <text:p>1</text:p>
          </table:table-cell>
          <table:table-cell table:style-name="ce4" table:formula="of:=IF((MAX([.CF$1];[.$A65])*4 + MIN([.CF$1];[.$A65]))&gt;=82;1;0)" office:value-type="float" office:value="1" calcext:value-type="float">
            <text:p>1</text:p>
          </table:table-cell>
          <table:table-cell table:style-name="ce4" table:formula="of:=IF((MAX([.CG$1];[.$A65])*4 + MIN([.CG$1];[.$A65]))&gt;=82;1;0)" office:value-type="float" office:value="1" calcext:value-type="float">
            <text:p>1</text:p>
          </table:table-cell>
          <table:table-cell table:style-name="ce4" table:formula="of:=IF((MAX([.CH$1];[.$A65])*4 + MIN([.CH$1];[.$A6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table:formula="of:=IF((MAX([.B$1];[.$A66])*4 + MIN([.B$1];[.$A66]))&gt;=82;1;0)" office:value-type="float" office:value="1" calcext:value-type="float">
            <text:p>1</text:p>
          </table:table-cell>
          <table:table-cell table:style-name="ce4" table:formula="of:=IF((MAX([.C$1];[.$A66])*4 + MIN([.C$1];[.$A66]))&gt;=82;1;0)" office:value-type="float" office:value="1" calcext:value-type="float">
            <text:p>1</text:p>
          </table:table-cell>
          <table:table-cell table:style-name="ce4" table:formula="of:=IF((MAX([.D$1];[.$A66])*4 + MIN([.D$1];[.$A66]))&gt;=82;1;0)" office:value-type="float" office:value="1" calcext:value-type="float">
            <text:p>1</text:p>
          </table:table-cell>
          <table:table-cell table:style-name="ce4" table:formula="of:=IF((MAX([.E$1];[.$A66])*4 + MIN([.E$1];[.$A66]))&gt;=82;1;0)" office:value-type="float" office:value="1" calcext:value-type="float">
            <text:p>1</text:p>
          </table:table-cell>
          <table:table-cell table:style-name="ce4" table:formula="of:=IF((MAX([.F$1];[.$A66])*4 + MIN([.F$1];[.$A66]))&gt;=82;1;0)" office:value-type="float" office:value="1" calcext:value-type="float">
            <text:p>1</text:p>
          </table:table-cell>
          <table:table-cell table:style-name="ce4" table:formula="of:=IF((MAX([.G$1];[.$A66])*4 + MIN([.G$1];[.$A66]))&gt;=82;1;0)" office:value-type="float" office:value="1" calcext:value-type="float">
            <text:p>1</text:p>
          </table:table-cell>
          <table:table-cell table:style-name="ce4" table:formula="of:=IF((MAX([.H$1];[.$A66])*4 + MIN([.H$1];[.$A66]))&gt;=82;1;0)" office:value-type="float" office:value="1" calcext:value-type="float">
            <text:p>1</text:p>
          </table:table-cell>
          <table:table-cell table:style-name="ce4" table:formula="of:=IF((MAX([.I$1];[.$A66])*4 + MIN([.I$1];[.$A66]))&gt;=82;1;0)" office:value-type="float" office:value="1" calcext:value-type="float">
            <text:p>1</text:p>
          </table:table-cell>
          <table:table-cell table:style-name="ce4" table:formula="of:=IF((MAX([.J$1];[.$A66])*4 + MIN([.J$1];[.$A66]))&gt;=82;1;0)" office:value-type="float" office:value="1" calcext:value-type="float">
            <text:p>1</text:p>
          </table:table-cell>
          <table:table-cell table:style-name="ce4" table:formula="of:=IF((MAX([.K$1];[.$A66])*4 + MIN([.K$1];[.$A66]))&gt;=82;1;0)" office:value-type="float" office:value="1" calcext:value-type="float">
            <text:p>1</text:p>
          </table:table-cell>
          <table:table-cell table:style-name="ce4" table:formula="of:=IF((MAX([.L$1];[.$A66])*4 + MIN([.L$1];[.$A66]))&gt;=82;1;0)" office:value-type="float" office:value="1" calcext:value-type="float">
            <text:p>1</text:p>
          </table:table-cell>
          <table:table-cell table:style-name="ce4" table:formula="of:=IF((MAX([.M$1];[.$A66])*4 + MIN([.M$1];[.$A66]))&gt;=82;1;0)" office:value-type="float" office:value="1" calcext:value-type="float">
            <text:p>1</text:p>
          </table:table-cell>
          <table:table-cell table:style-name="ce4" table:formula="of:=IF((MAX([.N$1];[.$A66])*4 + MIN([.N$1];[.$A66]))&gt;=82;1;0)" office:value-type="float" office:value="1" calcext:value-type="float">
            <text:p>1</text:p>
          </table:table-cell>
          <table:table-cell table:style-name="ce4" table:formula="of:=IF((MAX([.O$1];[.$A66])*4 + MIN([.O$1];[.$A66]))&gt;=82;1;0)" office:value-type="float" office:value="1" calcext:value-type="float">
            <text:p>1</text:p>
          </table:table-cell>
          <table:table-cell table:style-name="ce4" table:formula="of:=IF((MAX([.P$1];[.$A66])*4 + MIN([.P$1];[.$A66]))&gt;=82;1;0)" office:value-type="float" office:value="1" calcext:value-type="float">
            <text:p>1</text:p>
          </table:table-cell>
          <table:table-cell table:style-name="ce4" table:formula="of:=IF((MAX([.Q$1];[.$A66])*4 + MIN([.Q$1];[.$A66]))&gt;=82;1;0)" office:value-type="float" office:value="1" calcext:value-type="float">
            <text:p>1</text:p>
          </table:table-cell>
          <table:table-cell table:style-name="ce4" table:formula="of:=IF((MAX([.R$1];[.$A66])*4 + MIN([.R$1];[.$A66]))&gt;=82;1;0)" office:value-type="float" office:value="1" calcext:value-type="float">
            <text:p>1</text:p>
          </table:table-cell>
          <table:table-cell table:style-name="ce4" table:formula="of:=IF((MAX([.S$1];[.$A66])*4 + MIN([.S$1];[.$A66]))&gt;=82;1;0)" office:value-type="float" office:value="1" calcext:value-type="float">
            <text:p>1</text:p>
          </table:table-cell>
          <table:table-cell table:style-name="ce4" table:formula="of:=IF((MAX([.T$1];[.$A66])*4 + MIN([.T$1];[.$A66]))&gt;=82;1;0)" office:value-type="float" office:value="1" calcext:value-type="float">
            <text:p>1</text:p>
          </table:table-cell>
          <table:table-cell table:style-name="ce4" table:formula="of:=IF((MAX([.U$1];[.$A66])*4 + MIN([.U$1];[.$A66]))&gt;=82;1;0)" office:value-type="float" office:value="1" calcext:value-type="float">
            <text:p>1</text:p>
          </table:table-cell>
          <table:table-cell table:style-name="ce4" table:formula="of:=IF((MAX([.V$1];[.$A66])*4 + MIN([.V$1];[.$A66]))&gt;=82;1;0)" office:value-type="float" office:value="1" calcext:value-type="float">
            <text:p>1</text:p>
          </table:table-cell>
          <table:table-cell table:style-name="ce4" table:formula="of:=IF((MAX([.W$1];[.$A66])*4 + MIN([.W$1];[.$A66]))&gt;=82;1;0)" office:value-type="float" office:value="1" calcext:value-type="float">
            <text:p>1</text:p>
          </table:table-cell>
          <table:table-cell table:style-name="ce4" table:formula="of:=IF((MAX([.X$1];[.$A66])*4 + MIN([.X$1];[.$A66]))&gt;=82;1;0)" office:value-type="float" office:value="1" calcext:value-type="float">
            <text:p>1</text:p>
          </table:table-cell>
          <table:table-cell table:style-name="ce4" table:formula="of:=IF((MAX([.Y$1];[.$A66])*4 + MIN([.Y$1];[.$A66]))&gt;=82;1;0)" office:value-type="float" office:value="1" calcext:value-type="float">
            <text:p>1</text:p>
          </table:table-cell>
          <table:table-cell table:style-name="ce4" table:formula="of:=IF((MAX([.Z$1];[.$A66])*4 + MIN([.Z$1];[.$A66]))&gt;=82;1;0)" office:value-type="float" office:value="1" calcext:value-type="float">
            <text:p>1</text:p>
          </table:table-cell>
          <table:table-cell table:style-name="ce4" table:formula="of:=IF((MAX([.AA$1];[.$A66])*4 + MIN([.AA$1];[.$A66]))&gt;=82;1;0)" office:value-type="float" office:value="1" calcext:value-type="float">
            <text:p>1</text:p>
          </table:table-cell>
          <table:table-cell table:style-name="ce4" table:formula="of:=IF((MAX([.AB$1];[.$A66])*4 + MIN([.AB$1];[.$A66]))&gt;=82;1;0)" office:value-type="float" office:value="1" calcext:value-type="float">
            <text:p>1</text:p>
          </table:table-cell>
          <table:table-cell table:style-name="ce4" table:formula="of:=IF((MAX([.AC$1];[.$A66])*4 + MIN([.AC$1];[.$A66]))&gt;=82;1;0)" office:value-type="float" office:value="1" calcext:value-type="float">
            <text:p>1</text:p>
          </table:table-cell>
          <table:table-cell table:style-name="ce4" table:formula="of:=IF((MAX([.AD$1];[.$A66])*4 + MIN([.AD$1];[.$A66]))&gt;=82;1;0)" office:value-type="float" office:value="1" calcext:value-type="float">
            <text:p>1</text:p>
          </table:table-cell>
          <table:table-cell table:style-name="ce4" table:formula="of:=IF((MAX([.AE$1];[.$A66])*4 + MIN([.AE$1];[.$A66]))&gt;=82;1;0)" office:value-type="float" office:value="1" calcext:value-type="float">
            <text:p>1</text:p>
          </table:table-cell>
          <table:table-cell table:style-name="ce4" table:formula="of:=IF((MAX([.AF$1];[.$A66])*4 + MIN([.AF$1];[.$A66]))&gt;=82;1;0)" office:value-type="float" office:value="1" calcext:value-type="float">
            <text:p>1</text:p>
          </table:table-cell>
          <table:table-cell table:style-name="ce4" table:formula="of:=IF((MAX([.AG$1];[.$A66])*4 + MIN([.AG$1];[.$A66]))&gt;=82;1;0)" office:value-type="float" office:value="1" calcext:value-type="float">
            <text:p>1</text:p>
          </table:table-cell>
          <table:table-cell table:style-name="ce4" table:formula="of:=IF((MAX([.AH$1];[.$A66])*4 + MIN([.AH$1];[.$A66]))&gt;=82;1;0)" office:value-type="float" office:value="1" calcext:value-type="float">
            <text:p>1</text:p>
          </table:table-cell>
          <table:table-cell table:style-name="ce4" table:formula="of:=IF((MAX([.AI$1];[.$A66])*4 + MIN([.AI$1];[.$A66]))&gt;=82;1;0)" office:value-type="float" office:value="1" calcext:value-type="float">
            <text:p>1</text:p>
          </table:table-cell>
          <table:table-cell table:style-name="ce4" table:formula="of:=IF((MAX([.AJ$1];[.$A66])*4 + MIN([.AJ$1];[.$A66]))&gt;=82;1;0)" office:value-type="float" office:value="1" calcext:value-type="float">
            <text:p>1</text:p>
          </table:table-cell>
          <table:table-cell table:style-name="ce4" table:formula="of:=IF((MAX([.AK$1];[.$A66])*4 + MIN([.AK$1];[.$A66]))&gt;=82;1;0)" office:value-type="float" office:value="1" calcext:value-type="float">
            <text:p>1</text:p>
          </table:table-cell>
          <table:table-cell table:style-name="ce4" table:formula="of:=IF((MAX([.AL$1];[.$A66])*4 + MIN([.AL$1];[.$A66]))&gt;=82;1;0)" office:value-type="float" office:value="1" calcext:value-type="float">
            <text:p>1</text:p>
          </table:table-cell>
          <table:table-cell table:style-name="ce4" table:formula="of:=IF((MAX([.AM$1];[.$A66])*4 + MIN([.AM$1];[.$A66]))&gt;=82;1;0)" office:value-type="float" office:value="1" calcext:value-type="float">
            <text:p>1</text:p>
          </table:table-cell>
          <table:table-cell table:style-name="ce4" table:formula="of:=IF((MAX([.AN$1];[.$A66])*4 + MIN([.AN$1];[.$A66]))&gt;=82;1;0)" office:value-type="float" office:value="1" calcext:value-type="float">
            <text:p>1</text:p>
          </table:table-cell>
          <table:table-cell table:style-name="ce4" table:formula="of:=IF((MAX([.AO$1];[.$A66])*4 + MIN([.AO$1];[.$A66]))&gt;=82;1;0)" office:value-type="float" office:value="1" calcext:value-type="float">
            <text:p>1</text:p>
          </table:table-cell>
          <table:table-cell table:style-name="ce4" table:formula="of:=IF((MAX([.AP$1];[.$A66])*4 + MIN([.AP$1];[.$A66]))&gt;=82;1;0)" office:value-type="float" office:value="1" calcext:value-type="float">
            <text:p>1</text:p>
          </table:table-cell>
          <table:table-cell table:style-name="ce4" table:formula="of:=IF((MAX([.AQ$1];[.$A66])*4 + MIN([.AQ$1];[.$A66]))&gt;=82;1;0)" office:value-type="float" office:value="1" calcext:value-type="float">
            <text:p>1</text:p>
          </table:table-cell>
          <table:table-cell table:style-name="ce4" table:formula="of:=IF((MAX([.AR$1];[.$A66])*4 + MIN([.AR$1];[.$A66]))&gt;=82;1;0)" office:value-type="float" office:value="1" calcext:value-type="float">
            <text:p>1</text:p>
          </table:table-cell>
          <table:table-cell table:style-name="ce4" table:formula="of:=IF((MAX([.AS$1];[.$A66])*4 + MIN([.AS$1];[.$A66]))&gt;=82;1;0)" office:value-type="float" office:value="1" calcext:value-type="float">
            <text:p>1</text:p>
          </table:table-cell>
          <table:table-cell table:style-name="ce4" table:formula="of:=IF((MAX([.AT$1];[.$A66])*4 + MIN([.AT$1];[.$A66]))&gt;=82;1;0)" office:value-type="float" office:value="1" calcext:value-type="float">
            <text:p>1</text:p>
          </table:table-cell>
          <table:table-cell table:style-name="ce4" table:formula="of:=IF((MAX([.AU$1];[.$A66])*4 + MIN([.AU$1];[.$A66]))&gt;=82;1;0)" office:value-type="float" office:value="1" calcext:value-type="float">
            <text:p>1</text:p>
          </table:table-cell>
          <table:table-cell table:style-name="ce4" table:formula="of:=IF((MAX([.AV$1];[.$A66])*4 + MIN([.AV$1];[.$A66]))&gt;=82;1;0)" office:value-type="float" office:value="1" calcext:value-type="float">
            <text:p>1</text:p>
          </table:table-cell>
          <table:table-cell table:style-name="ce4" table:formula="of:=IF((MAX([.AW$1];[.$A66])*4 + MIN([.AW$1];[.$A66]))&gt;=82;1;0)" office:value-type="float" office:value="1" calcext:value-type="float">
            <text:p>1</text:p>
          </table:table-cell>
          <table:table-cell table:style-name="ce4" table:formula="of:=IF((MAX([.AX$1];[.$A66])*4 + MIN([.AX$1];[.$A66]))&gt;=82;1;0)" office:value-type="float" office:value="1" calcext:value-type="float">
            <text:p>1</text:p>
          </table:table-cell>
          <table:table-cell table:style-name="ce4" table:formula="of:=IF((MAX([.AY$1];[.$A66])*4 + MIN([.AY$1];[.$A66]))&gt;=82;1;0)" office:value-type="float" office:value="1" calcext:value-type="float">
            <text:p>1</text:p>
          </table:table-cell>
          <table:table-cell table:style-name="ce4" table:formula="of:=IF((MAX([.AZ$1];[.$A66])*4 + MIN([.AZ$1];[.$A66]))&gt;=82;1;0)" office:value-type="float" office:value="1" calcext:value-type="float">
            <text:p>1</text:p>
          </table:table-cell>
          <table:table-cell table:style-name="ce4" table:formula="of:=IF((MAX([.BA$1];[.$A66])*4 + MIN([.BA$1];[.$A66]))&gt;=82;1;0)" office:value-type="float" office:value="1" calcext:value-type="float">
            <text:p>1</text:p>
          </table:table-cell>
          <table:table-cell table:style-name="ce4" table:formula="of:=IF((MAX([.BB$1];[.$A66])*4 + MIN([.BB$1];[.$A66]))&gt;=82;1;0)" office:value-type="float" office:value="1" calcext:value-type="float">
            <text:p>1</text:p>
          </table:table-cell>
          <table:table-cell table:style-name="ce4" table:formula="of:=IF((MAX([.BC$1];[.$A66])*4 + MIN([.BC$1];[.$A66]))&gt;=82;1;0)" office:value-type="float" office:value="1" calcext:value-type="float">
            <text:p>1</text:p>
          </table:table-cell>
          <table:table-cell table:style-name="ce4" table:formula="of:=IF((MAX([.BD$1];[.$A66])*4 + MIN([.BD$1];[.$A66]))&gt;=82;1;0)" office:value-type="float" office:value="1" calcext:value-type="float">
            <text:p>1</text:p>
          </table:table-cell>
          <table:table-cell table:style-name="ce4" table:formula="of:=IF((MAX([.BE$1];[.$A66])*4 + MIN([.BE$1];[.$A66]))&gt;=82;1;0)" office:value-type="float" office:value="1" calcext:value-type="float">
            <text:p>1</text:p>
          </table:table-cell>
          <table:table-cell table:style-name="ce4" table:formula="of:=IF((MAX([.BF$1];[.$A66])*4 + MIN([.BF$1];[.$A66]))&gt;=82;1;0)" office:value-type="float" office:value="1" calcext:value-type="float">
            <text:p>1</text:p>
          </table:table-cell>
          <table:table-cell table:style-name="ce4" table:formula="of:=IF((MAX([.BG$1];[.$A66])*4 + MIN([.BG$1];[.$A66]))&gt;=82;1;0)" office:value-type="float" office:value="1" calcext:value-type="float">
            <text:p>1</text:p>
          </table:table-cell>
          <table:table-cell table:style-name="ce4" table:formula="of:=IF((MAX([.BH$1];[.$A66])*4 + MIN([.BH$1];[.$A66]))&gt;=82;1;0)" office:value-type="float" office:value="1" calcext:value-type="float">
            <text:p>1</text:p>
          </table:table-cell>
          <table:table-cell table:style-name="ce4" table:formula="of:=IF((MAX([.BI$1];[.$A66])*4 + MIN([.BI$1];[.$A66]))&gt;=82;1;0)" office:value-type="float" office:value="1" calcext:value-type="float">
            <text:p>1</text:p>
          </table:table-cell>
          <table:table-cell table:style-name="ce4" table:formula="of:=IF((MAX([.BJ$1];[.$A66])*4 + MIN([.BJ$1];[.$A66]))&gt;=82;1;0)" office:value-type="float" office:value="1" calcext:value-type="float">
            <text:p>1</text:p>
          </table:table-cell>
          <table:table-cell table:style-name="ce4" table:formula="of:=IF((MAX([.BK$1];[.$A66])*4 + MIN([.BK$1];[.$A66]))&gt;=82;1;0)" office:value-type="float" office:value="1" calcext:value-type="float">
            <text:p>1</text:p>
          </table:table-cell>
          <table:table-cell table:style-name="ce4" table:formula="of:=IF((MAX([.BL$1];[.$A66])*4 + MIN([.BL$1];[.$A66]))&gt;=82;1;0)" office:value-type="float" office:value="1" calcext:value-type="float">
            <text:p>1</text:p>
          </table:table-cell>
          <table:table-cell table:style-name="ce4" table:formula="of:=IF((MAX([.BM$1];[.$A66])*4 + MIN([.BM$1];[.$A66]))&gt;=82;1;0)" office:value-type="float" office:value="1" calcext:value-type="float">
            <text:p>1</text:p>
          </table:table-cell>
          <table:table-cell table:style-name="ce4" table:formula="of:=IF((MAX([.BN$1];[.$A66])*4 + MIN([.BN$1];[.$A66]))&gt;=82;1;0)" office:value-type="float" office:value="1" calcext:value-type="float">
            <text:p>1</text:p>
          </table:table-cell>
          <table:table-cell table:style-name="ce4" table:formula="of:=IF((MAX([.BO$1];[.$A66])*4 + MIN([.BO$1];[.$A66]))&gt;=82;1;0)" office:value-type="float" office:value="1" calcext:value-type="float">
            <text:p>1</text:p>
          </table:table-cell>
          <table:table-cell table:style-name="ce4" table:formula="of:=IF((MAX([.BP$1];[.$A66])*4 + MIN([.BP$1];[.$A66]))&gt;=82;1;0)" office:value-type="float" office:value="1" calcext:value-type="float">
            <text:p>1</text:p>
          </table:table-cell>
          <table:table-cell table:style-name="ce4" table:formula="of:=IF((MAX([.BQ$1];[.$A66])*4 + MIN([.BQ$1];[.$A66]))&gt;=82;1;0)" office:value-type="float" office:value="1" calcext:value-type="float">
            <text:p>1</text:p>
          </table:table-cell>
          <table:table-cell table:style-name="ce4" table:formula="of:=IF((MAX([.BR$1];[.$A66])*4 + MIN([.BR$1];[.$A66]))&gt;=82;1;0)" office:value-type="float" office:value="1" calcext:value-type="float">
            <text:p>1</text:p>
          </table:table-cell>
          <table:table-cell table:style-name="ce4" table:formula="of:=IF((MAX([.BS$1];[.$A66])*4 + MIN([.BS$1];[.$A66]))&gt;=82;1;0)" office:value-type="float" office:value="1" calcext:value-type="float">
            <text:p>1</text:p>
          </table:table-cell>
          <table:table-cell table:style-name="ce4" table:formula="of:=IF((MAX([.BT$1];[.$A66])*4 + MIN([.BT$1];[.$A66]))&gt;=82;1;0)" office:value-type="float" office:value="1" calcext:value-type="float">
            <text:p>1</text:p>
          </table:table-cell>
          <table:table-cell table:style-name="ce4" table:formula="of:=IF((MAX([.BU$1];[.$A66])*4 + MIN([.BU$1];[.$A66]))&gt;=82;1;0)" office:value-type="float" office:value="1" calcext:value-type="float">
            <text:p>1</text:p>
          </table:table-cell>
          <table:table-cell table:style-name="ce4" table:formula="of:=IF((MAX([.BV$1];[.$A66])*4 + MIN([.BV$1];[.$A66]))&gt;=82;1;0)" office:value-type="float" office:value="1" calcext:value-type="float">
            <text:p>1</text:p>
          </table:table-cell>
          <table:table-cell table:style-name="ce4" table:formula="of:=IF((MAX([.BW$1];[.$A66])*4 + MIN([.BW$1];[.$A66]))&gt;=82;1;0)" office:value-type="float" office:value="1" calcext:value-type="float">
            <text:p>1</text:p>
          </table:table-cell>
          <table:table-cell table:style-name="ce4" table:formula="of:=IF((MAX([.BX$1];[.$A66])*4 + MIN([.BX$1];[.$A66]))&gt;=82;1;0)" office:value-type="float" office:value="1" calcext:value-type="float">
            <text:p>1</text:p>
          </table:table-cell>
          <table:table-cell table:style-name="ce4" table:formula="of:=IF((MAX([.BY$1];[.$A66])*4 + MIN([.BY$1];[.$A66]))&gt;=82;1;0)" office:value-type="float" office:value="1" calcext:value-type="float">
            <text:p>1</text:p>
          </table:table-cell>
          <table:table-cell table:style-name="ce4" table:formula="of:=IF((MAX([.BZ$1];[.$A66])*4 + MIN([.BZ$1];[.$A66]))&gt;=82;1;0)" office:value-type="float" office:value="1" calcext:value-type="float">
            <text:p>1</text:p>
          </table:table-cell>
          <table:table-cell table:style-name="ce4" table:formula="of:=IF((MAX([.CA$1];[.$A66])*4 + MIN([.CA$1];[.$A66]))&gt;=82;1;0)" office:value-type="float" office:value="1" calcext:value-type="float">
            <text:p>1</text:p>
          </table:table-cell>
          <table:table-cell table:style-name="ce4" table:formula="of:=IF((MAX([.CB$1];[.$A66])*4 + MIN([.CB$1];[.$A66]))&gt;=82;1;0)" office:value-type="float" office:value="1" calcext:value-type="float">
            <text:p>1</text:p>
          </table:table-cell>
          <table:table-cell table:style-name="ce4" table:formula="of:=IF((MAX([.CC$1];[.$A66])*4 + MIN([.CC$1];[.$A66]))&gt;=82;1;0)" office:value-type="float" office:value="1" calcext:value-type="float">
            <text:p>1</text:p>
          </table:table-cell>
          <table:table-cell table:style-name="ce4" table:formula="of:=IF((MAX([.CD$1];[.$A66])*4 + MIN([.CD$1];[.$A66]))&gt;=82;1;0)" office:value-type="float" office:value="1" calcext:value-type="float">
            <text:p>1</text:p>
          </table:table-cell>
          <table:table-cell table:style-name="ce4" table:formula="of:=IF((MAX([.CE$1];[.$A66])*4 + MIN([.CE$1];[.$A66]))&gt;=82;1;0)" office:value-type="float" office:value="1" calcext:value-type="float">
            <text:p>1</text:p>
          </table:table-cell>
          <table:table-cell table:style-name="ce4" table:formula="of:=IF((MAX([.CF$1];[.$A66])*4 + MIN([.CF$1];[.$A66]))&gt;=82;1;0)" office:value-type="float" office:value="1" calcext:value-type="float">
            <text:p>1</text:p>
          </table:table-cell>
          <table:table-cell table:style-name="ce4" table:formula="of:=IF((MAX([.CG$1];[.$A66])*4 + MIN([.CG$1];[.$A66]))&gt;=82;1;0)" office:value-type="float" office:value="1" calcext:value-type="float">
            <text:p>1</text:p>
          </table:table-cell>
          <table:table-cell table:style-name="ce4" table:formula="of:=IF((MAX([.CH$1];[.$A66])*4 + MIN([.CH$1];[.$A6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table:formula="of:=IF((MAX([.B$1];[.$A67])*4 + MIN([.B$1];[.$A67]))&gt;=82;1;0)" office:value-type="float" office:value="1" calcext:value-type="float">
            <text:p>1</text:p>
          </table:table-cell>
          <table:table-cell table:style-name="ce4" table:formula="of:=IF((MAX([.C$1];[.$A67])*4 + MIN([.C$1];[.$A67]))&gt;=82;1;0)" office:value-type="float" office:value="1" calcext:value-type="float">
            <text:p>1</text:p>
          </table:table-cell>
          <table:table-cell table:style-name="ce4" table:formula="of:=IF((MAX([.D$1];[.$A67])*4 + MIN([.D$1];[.$A67]))&gt;=82;1;0)" office:value-type="float" office:value="1" calcext:value-type="float">
            <text:p>1</text:p>
          </table:table-cell>
          <table:table-cell table:style-name="ce4" table:formula="of:=IF((MAX([.E$1];[.$A67])*4 + MIN([.E$1];[.$A67]))&gt;=82;1;0)" office:value-type="float" office:value="1" calcext:value-type="float">
            <text:p>1</text:p>
          </table:table-cell>
          <table:table-cell table:style-name="ce4" table:formula="of:=IF((MAX([.F$1];[.$A67])*4 + MIN([.F$1];[.$A67]))&gt;=82;1;0)" office:value-type="float" office:value="1" calcext:value-type="float">
            <text:p>1</text:p>
          </table:table-cell>
          <table:table-cell table:style-name="ce4" table:formula="of:=IF((MAX([.G$1];[.$A67])*4 + MIN([.G$1];[.$A67]))&gt;=82;1;0)" office:value-type="float" office:value="1" calcext:value-type="float">
            <text:p>1</text:p>
          </table:table-cell>
          <table:table-cell table:style-name="ce4" table:formula="of:=IF((MAX([.H$1];[.$A67])*4 + MIN([.H$1];[.$A67]))&gt;=82;1;0)" office:value-type="float" office:value="1" calcext:value-type="float">
            <text:p>1</text:p>
          </table:table-cell>
          <table:table-cell table:style-name="ce4" table:formula="of:=IF((MAX([.I$1];[.$A67])*4 + MIN([.I$1];[.$A67]))&gt;=82;1;0)" office:value-type="float" office:value="1" calcext:value-type="float">
            <text:p>1</text:p>
          </table:table-cell>
          <table:table-cell table:style-name="ce4" table:formula="of:=IF((MAX([.J$1];[.$A67])*4 + MIN([.J$1];[.$A67]))&gt;=82;1;0)" office:value-type="float" office:value="1" calcext:value-type="float">
            <text:p>1</text:p>
          </table:table-cell>
          <table:table-cell table:style-name="ce4" table:formula="of:=IF((MAX([.K$1];[.$A67])*4 + MIN([.K$1];[.$A67]))&gt;=82;1;0)" office:value-type="float" office:value="1" calcext:value-type="float">
            <text:p>1</text:p>
          </table:table-cell>
          <table:table-cell table:style-name="ce4" table:formula="of:=IF((MAX([.L$1];[.$A67])*4 + MIN([.L$1];[.$A67]))&gt;=82;1;0)" office:value-type="float" office:value="1" calcext:value-type="float">
            <text:p>1</text:p>
          </table:table-cell>
          <table:table-cell table:style-name="ce4" table:formula="of:=IF((MAX([.M$1];[.$A67])*4 + MIN([.M$1];[.$A67]))&gt;=82;1;0)" office:value-type="float" office:value="1" calcext:value-type="float">
            <text:p>1</text:p>
          </table:table-cell>
          <table:table-cell table:style-name="ce4" table:formula="of:=IF((MAX([.N$1];[.$A67])*4 + MIN([.N$1];[.$A67]))&gt;=82;1;0)" office:value-type="float" office:value="1" calcext:value-type="float">
            <text:p>1</text:p>
          </table:table-cell>
          <table:table-cell table:style-name="ce4" table:formula="of:=IF((MAX([.O$1];[.$A67])*4 + MIN([.O$1];[.$A67]))&gt;=82;1;0)" office:value-type="float" office:value="1" calcext:value-type="float">
            <text:p>1</text:p>
          </table:table-cell>
          <table:table-cell table:style-name="ce4" table:formula="of:=IF((MAX([.P$1];[.$A67])*4 + MIN([.P$1];[.$A67]))&gt;=82;1;0)" office:value-type="float" office:value="1" calcext:value-type="float">
            <text:p>1</text:p>
          </table:table-cell>
          <table:table-cell table:style-name="ce4" table:formula="of:=IF((MAX([.Q$1];[.$A67])*4 + MIN([.Q$1];[.$A67]))&gt;=82;1;0)" office:value-type="float" office:value="1" calcext:value-type="float">
            <text:p>1</text:p>
          </table:table-cell>
          <table:table-cell table:style-name="ce4" table:formula="of:=IF((MAX([.R$1];[.$A67])*4 + MIN([.R$1];[.$A67]))&gt;=82;1;0)" office:value-type="float" office:value="1" calcext:value-type="float">
            <text:p>1</text:p>
          </table:table-cell>
          <table:table-cell table:style-name="ce4" table:formula="of:=IF((MAX([.S$1];[.$A67])*4 + MIN([.S$1];[.$A67]))&gt;=82;1;0)" office:value-type="float" office:value="1" calcext:value-type="float">
            <text:p>1</text:p>
          </table:table-cell>
          <table:table-cell table:style-name="ce4" table:formula="of:=IF((MAX([.T$1];[.$A67])*4 + MIN([.T$1];[.$A67]))&gt;=82;1;0)" office:value-type="float" office:value="1" calcext:value-type="float">
            <text:p>1</text:p>
          </table:table-cell>
          <table:table-cell table:style-name="ce4" table:formula="of:=IF((MAX([.U$1];[.$A67])*4 + MIN([.U$1];[.$A67]))&gt;=82;1;0)" office:value-type="float" office:value="1" calcext:value-type="float">
            <text:p>1</text:p>
          </table:table-cell>
          <table:table-cell table:style-name="ce4" table:formula="of:=IF((MAX([.V$1];[.$A67])*4 + MIN([.V$1];[.$A67]))&gt;=82;1;0)" office:value-type="float" office:value="1" calcext:value-type="float">
            <text:p>1</text:p>
          </table:table-cell>
          <table:table-cell table:style-name="ce4" table:formula="of:=IF((MAX([.W$1];[.$A67])*4 + MIN([.W$1];[.$A67]))&gt;=82;1;0)" office:value-type="float" office:value="1" calcext:value-type="float">
            <text:p>1</text:p>
          </table:table-cell>
          <table:table-cell table:style-name="ce4" table:formula="of:=IF((MAX([.X$1];[.$A67])*4 + MIN([.X$1];[.$A67]))&gt;=82;1;0)" office:value-type="float" office:value="1" calcext:value-type="float">
            <text:p>1</text:p>
          </table:table-cell>
          <table:table-cell table:style-name="ce4" table:formula="of:=IF((MAX([.Y$1];[.$A67])*4 + MIN([.Y$1];[.$A67]))&gt;=82;1;0)" office:value-type="float" office:value="1" calcext:value-type="float">
            <text:p>1</text:p>
          </table:table-cell>
          <table:table-cell table:style-name="ce4" table:formula="of:=IF((MAX([.Z$1];[.$A67])*4 + MIN([.Z$1];[.$A67]))&gt;=82;1;0)" office:value-type="float" office:value="1" calcext:value-type="float">
            <text:p>1</text:p>
          </table:table-cell>
          <table:table-cell table:style-name="ce4" table:formula="of:=IF((MAX([.AA$1];[.$A67])*4 + MIN([.AA$1];[.$A67]))&gt;=82;1;0)" office:value-type="float" office:value="1" calcext:value-type="float">
            <text:p>1</text:p>
          </table:table-cell>
          <table:table-cell table:style-name="ce4" table:formula="of:=IF((MAX([.AB$1];[.$A67])*4 + MIN([.AB$1];[.$A67]))&gt;=82;1;0)" office:value-type="float" office:value="1" calcext:value-type="float">
            <text:p>1</text:p>
          </table:table-cell>
          <table:table-cell table:style-name="ce4" table:formula="of:=IF((MAX([.AC$1];[.$A67])*4 + MIN([.AC$1];[.$A67]))&gt;=82;1;0)" office:value-type="float" office:value="1" calcext:value-type="float">
            <text:p>1</text:p>
          </table:table-cell>
          <table:table-cell table:style-name="ce4" table:formula="of:=IF((MAX([.AD$1];[.$A67])*4 + MIN([.AD$1];[.$A67]))&gt;=82;1;0)" office:value-type="float" office:value="1" calcext:value-type="float">
            <text:p>1</text:p>
          </table:table-cell>
          <table:table-cell table:style-name="ce4" table:formula="of:=IF((MAX([.AE$1];[.$A67])*4 + MIN([.AE$1];[.$A67]))&gt;=82;1;0)" office:value-type="float" office:value="1" calcext:value-type="float">
            <text:p>1</text:p>
          </table:table-cell>
          <table:table-cell table:style-name="ce4" table:formula="of:=IF((MAX([.AF$1];[.$A67])*4 + MIN([.AF$1];[.$A67]))&gt;=82;1;0)" office:value-type="float" office:value="1" calcext:value-type="float">
            <text:p>1</text:p>
          </table:table-cell>
          <table:table-cell table:style-name="ce4" table:formula="of:=IF((MAX([.AG$1];[.$A67])*4 + MIN([.AG$1];[.$A67]))&gt;=82;1;0)" office:value-type="float" office:value="1" calcext:value-type="float">
            <text:p>1</text:p>
          </table:table-cell>
          <table:table-cell table:style-name="ce4" table:formula="of:=IF((MAX([.AH$1];[.$A67])*4 + MIN([.AH$1];[.$A67]))&gt;=82;1;0)" office:value-type="float" office:value="1" calcext:value-type="float">
            <text:p>1</text:p>
          </table:table-cell>
          <table:table-cell table:style-name="ce4" table:formula="of:=IF((MAX([.AI$1];[.$A67])*4 + MIN([.AI$1];[.$A67]))&gt;=82;1;0)" office:value-type="float" office:value="1" calcext:value-type="float">
            <text:p>1</text:p>
          </table:table-cell>
          <table:table-cell table:style-name="ce4" table:formula="of:=IF((MAX([.AJ$1];[.$A67])*4 + MIN([.AJ$1];[.$A67]))&gt;=82;1;0)" office:value-type="float" office:value="1" calcext:value-type="float">
            <text:p>1</text:p>
          </table:table-cell>
          <table:table-cell table:style-name="ce4" table:formula="of:=IF((MAX([.AK$1];[.$A67])*4 + MIN([.AK$1];[.$A67]))&gt;=82;1;0)" office:value-type="float" office:value="1" calcext:value-type="float">
            <text:p>1</text:p>
          </table:table-cell>
          <table:table-cell table:style-name="ce4" table:formula="of:=IF((MAX([.AL$1];[.$A67])*4 + MIN([.AL$1];[.$A67]))&gt;=82;1;0)" office:value-type="float" office:value="1" calcext:value-type="float">
            <text:p>1</text:p>
          </table:table-cell>
          <table:table-cell table:style-name="ce4" table:formula="of:=IF((MAX([.AM$1];[.$A67])*4 + MIN([.AM$1];[.$A67]))&gt;=82;1;0)" office:value-type="float" office:value="1" calcext:value-type="float">
            <text:p>1</text:p>
          </table:table-cell>
          <table:table-cell table:style-name="ce4" table:formula="of:=IF((MAX([.AN$1];[.$A67])*4 + MIN([.AN$1];[.$A67]))&gt;=82;1;0)" office:value-type="float" office:value="1" calcext:value-type="float">
            <text:p>1</text:p>
          </table:table-cell>
          <table:table-cell table:style-name="ce4" table:formula="of:=IF((MAX([.AO$1];[.$A67])*4 + MIN([.AO$1];[.$A67]))&gt;=82;1;0)" office:value-type="float" office:value="1" calcext:value-type="float">
            <text:p>1</text:p>
          </table:table-cell>
          <table:table-cell table:style-name="ce4" table:formula="of:=IF((MAX([.AP$1];[.$A67])*4 + MIN([.AP$1];[.$A67]))&gt;=82;1;0)" office:value-type="float" office:value="1" calcext:value-type="float">
            <text:p>1</text:p>
          </table:table-cell>
          <table:table-cell table:style-name="ce4" table:formula="of:=IF((MAX([.AQ$1];[.$A67])*4 + MIN([.AQ$1];[.$A67]))&gt;=82;1;0)" office:value-type="float" office:value="1" calcext:value-type="float">
            <text:p>1</text:p>
          </table:table-cell>
          <table:table-cell table:style-name="ce4" table:formula="of:=IF((MAX([.AR$1];[.$A67])*4 + MIN([.AR$1];[.$A67]))&gt;=82;1;0)" office:value-type="float" office:value="1" calcext:value-type="float">
            <text:p>1</text:p>
          </table:table-cell>
          <table:table-cell table:style-name="ce4" table:formula="of:=IF((MAX([.AS$1];[.$A67])*4 + MIN([.AS$1];[.$A67]))&gt;=82;1;0)" office:value-type="float" office:value="1" calcext:value-type="float">
            <text:p>1</text:p>
          </table:table-cell>
          <table:table-cell table:style-name="ce4" table:formula="of:=IF((MAX([.AT$1];[.$A67])*4 + MIN([.AT$1];[.$A67]))&gt;=82;1;0)" office:value-type="float" office:value="1" calcext:value-type="float">
            <text:p>1</text:p>
          </table:table-cell>
          <table:table-cell table:style-name="ce4" table:formula="of:=IF((MAX([.AU$1];[.$A67])*4 + MIN([.AU$1];[.$A67]))&gt;=82;1;0)" office:value-type="float" office:value="1" calcext:value-type="float">
            <text:p>1</text:p>
          </table:table-cell>
          <table:table-cell table:style-name="ce4" table:formula="of:=IF((MAX([.AV$1];[.$A67])*4 + MIN([.AV$1];[.$A67]))&gt;=82;1;0)" office:value-type="float" office:value="1" calcext:value-type="float">
            <text:p>1</text:p>
          </table:table-cell>
          <table:table-cell table:style-name="ce4" table:formula="of:=IF((MAX([.AW$1];[.$A67])*4 + MIN([.AW$1];[.$A67]))&gt;=82;1;0)" office:value-type="float" office:value="1" calcext:value-type="float">
            <text:p>1</text:p>
          </table:table-cell>
          <table:table-cell table:style-name="ce4" table:formula="of:=IF((MAX([.AX$1];[.$A67])*4 + MIN([.AX$1];[.$A67]))&gt;=82;1;0)" office:value-type="float" office:value="1" calcext:value-type="float">
            <text:p>1</text:p>
          </table:table-cell>
          <table:table-cell table:style-name="ce4" table:formula="of:=IF((MAX([.AY$1];[.$A67])*4 + MIN([.AY$1];[.$A67]))&gt;=82;1;0)" office:value-type="float" office:value="1" calcext:value-type="float">
            <text:p>1</text:p>
          </table:table-cell>
          <table:table-cell table:style-name="ce4" table:formula="of:=IF((MAX([.AZ$1];[.$A67])*4 + MIN([.AZ$1];[.$A67]))&gt;=82;1;0)" office:value-type="float" office:value="1" calcext:value-type="float">
            <text:p>1</text:p>
          </table:table-cell>
          <table:table-cell table:style-name="ce4" table:formula="of:=IF((MAX([.BA$1];[.$A67])*4 + MIN([.BA$1];[.$A67]))&gt;=82;1;0)" office:value-type="float" office:value="1" calcext:value-type="float">
            <text:p>1</text:p>
          </table:table-cell>
          <table:table-cell table:style-name="ce4" table:formula="of:=IF((MAX([.BB$1];[.$A67])*4 + MIN([.BB$1];[.$A67]))&gt;=82;1;0)" office:value-type="float" office:value="1" calcext:value-type="float">
            <text:p>1</text:p>
          </table:table-cell>
          <table:table-cell table:style-name="ce4" table:formula="of:=IF((MAX([.BC$1];[.$A67])*4 + MIN([.BC$1];[.$A67]))&gt;=82;1;0)" office:value-type="float" office:value="1" calcext:value-type="float">
            <text:p>1</text:p>
          </table:table-cell>
          <table:table-cell table:style-name="ce4" table:formula="of:=IF((MAX([.BD$1];[.$A67])*4 + MIN([.BD$1];[.$A67]))&gt;=82;1;0)" office:value-type="float" office:value="1" calcext:value-type="float">
            <text:p>1</text:p>
          </table:table-cell>
          <table:table-cell table:style-name="ce4" table:formula="of:=IF((MAX([.BE$1];[.$A67])*4 + MIN([.BE$1];[.$A67]))&gt;=82;1;0)" office:value-type="float" office:value="1" calcext:value-type="float">
            <text:p>1</text:p>
          </table:table-cell>
          <table:table-cell table:style-name="ce4" table:formula="of:=IF((MAX([.BF$1];[.$A67])*4 + MIN([.BF$1];[.$A67]))&gt;=82;1;0)" office:value-type="float" office:value="1" calcext:value-type="float">
            <text:p>1</text:p>
          </table:table-cell>
          <table:table-cell table:style-name="ce4" table:formula="of:=IF((MAX([.BG$1];[.$A67])*4 + MIN([.BG$1];[.$A67]))&gt;=82;1;0)" office:value-type="float" office:value="1" calcext:value-type="float">
            <text:p>1</text:p>
          </table:table-cell>
          <table:table-cell table:style-name="ce4" table:formula="of:=IF((MAX([.BH$1];[.$A67])*4 + MIN([.BH$1];[.$A67]))&gt;=82;1;0)" office:value-type="float" office:value="1" calcext:value-type="float">
            <text:p>1</text:p>
          </table:table-cell>
          <table:table-cell table:style-name="ce4" table:formula="of:=IF((MAX([.BI$1];[.$A67])*4 + MIN([.BI$1];[.$A67]))&gt;=82;1;0)" office:value-type="float" office:value="1" calcext:value-type="float">
            <text:p>1</text:p>
          </table:table-cell>
          <table:table-cell table:style-name="ce4" table:formula="of:=IF((MAX([.BJ$1];[.$A67])*4 + MIN([.BJ$1];[.$A67]))&gt;=82;1;0)" office:value-type="float" office:value="1" calcext:value-type="float">
            <text:p>1</text:p>
          </table:table-cell>
          <table:table-cell table:style-name="ce4" table:formula="of:=IF((MAX([.BK$1];[.$A67])*4 + MIN([.BK$1];[.$A67]))&gt;=82;1;0)" office:value-type="float" office:value="1" calcext:value-type="float">
            <text:p>1</text:p>
          </table:table-cell>
          <table:table-cell table:style-name="ce4" table:formula="of:=IF((MAX([.BL$1];[.$A67])*4 + MIN([.BL$1];[.$A67]))&gt;=82;1;0)" office:value-type="float" office:value="1" calcext:value-type="float">
            <text:p>1</text:p>
          </table:table-cell>
          <table:table-cell table:style-name="ce4" table:formula="of:=IF((MAX([.BM$1];[.$A67])*4 + MIN([.BM$1];[.$A67]))&gt;=82;1;0)" office:value-type="float" office:value="1" calcext:value-type="float">
            <text:p>1</text:p>
          </table:table-cell>
          <table:table-cell table:style-name="ce4" table:formula="of:=IF((MAX([.BN$1];[.$A67])*4 + MIN([.BN$1];[.$A67]))&gt;=82;1;0)" office:value-type="float" office:value="1" calcext:value-type="float">
            <text:p>1</text:p>
          </table:table-cell>
          <table:table-cell table:style-name="ce4" table:formula="of:=IF((MAX([.BO$1];[.$A67])*4 + MIN([.BO$1];[.$A67]))&gt;=82;1;0)" office:value-type="float" office:value="1" calcext:value-type="float">
            <text:p>1</text:p>
          </table:table-cell>
          <table:table-cell table:style-name="ce4" table:formula="of:=IF((MAX([.BP$1];[.$A67])*4 + MIN([.BP$1];[.$A67]))&gt;=82;1;0)" office:value-type="float" office:value="1" calcext:value-type="float">
            <text:p>1</text:p>
          </table:table-cell>
          <table:table-cell table:style-name="ce4" table:formula="of:=IF((MAX([.BQ$1];[.$A67])*4 + MIN([.BQ$1];[.$A67]))&gt;=82;1;0)" office:value-type="float" office:value="1" calcext:value-type="float">
            <text:p>1</text:p>
          </table:table-cell>
          <table:table-cell table:style-name="ce4" table:formula="of:=IF((MAX([.BR$1];[.$A67])*4 + MIN([.BR$1];[.$A67]))&gt;=82;1;0)" office:value-type="float" office:value="1" calcext:value-type="float">
            <text:p>1</text:p>
          </table:table-cell>
          <table:table-cell table:style-name="ce4" table:formula="of:=IF((MAX([.BS$1];[.$A67])*4 + MIN([.BS$1];[.$A67]))&gt;=82;1;0)" office:value-type="float" office:value="1" calcext:value-type="float">
            <text:p>1</text:p>
          </table:table-cell>
          <table:table-cell table:style-name="ce4" table:formula="of:=IF((MAX([.BT$1];[.$A67])*4 + MIN([.BT$1];[.$A67]))&gt;=82;1;0)" office:value-type="float" office:value="1" calcext:value-type="float">
            <text:p>1</text:p>
          </table:table-cell>
          <table:table-cell table:style-name="ce4" table:formula="of:=IF((MAX([.BU$1];[.$A67])*4 + MIN([.BU$1];[.$A67]))&gt;=82;1;0)" office:value-type="float" office:value="1" calcext:value-type="float">
            <text:p>1</text:p>
          </table:table-cell>
          <table:table-cell table:style-name="ce4" table:formula="of:=IF((MAX([.BV$1];[.$A67])*4 + MIN([.BV$1];[.$A67]))&gt;=82;1;0)" office:value-type="float" office:value="1" calcext:value-type="float">
            <text:p>1</text:p>
          </table:table-cell>
          <table:table-cell table:style-name="ce4" table:formula="of:=IF((MAX([.BW$1];[.$A67])*4 + MIN([.BW$1];[.$A67]))&gt;=82;1;0)" office:value-type="float" office:value="1" calcext:value-type="float">
            <text:p>1</text:p>
          </table:table-cell>
          <table:table-cell table:style-name="ce4" table:formula="of:=IF((MAX([.BX$1];[.$A67])*4 + MIN([.BX$1];[.$A67]))&gt;=82;1;0)" office:value-type="float" office:value="1" calcext:value-type="float">
            <text:p>1</text:p>
          </table:table-cell>
          <table:table-cell table:style-name="ce4" table:formula="of:=IF((MAX([.BY$1];[.$A67])*4 + MIN([.BY$1];[.$A67]))&gt;=82;1;0)" office:value-type="float" office:value="1" calcext:value-type="float">
            <text:p>1</text:p>
          </table:table-cell>
          <table:table-cell table:style-name="ce4" table:formula="of:=IF((MAX([.BZ$1];[.$A67])*4 + MIN([.BZ$1];[.$A67]))&gt;=82;1;0)" office:value-type="float" office:value="1" calcext:value-type="float">
            <text:p>1</text:p>
          </table:table-cell>
          <table:table-cell table:style-name="ce4" table:formula="of:=IF((MAX([.CA$1];[.$A67])*4 + MIN([.CA$1];[.$A67]))&gt;=82;1;0)" office:value-type="float" office:value="1" calcext:value-type="float">
            <text:p>1</text:p>
          </table:table-cell>
          <table:table-cell table:style-name="ce4" table:formula="of:=IF((MAX([.CB$1];[.$A67])*4 + MIN([.CB$1];[.$A67]))&gt;=82;1;0)" office:value-type="float" office:value="1" calcext:value-type="float">
            <text:p>1</text:p>
          </table:table-cell>
          <table:table-cell table:style-name="ce4" table:formula="of:=IF((MAX([.CC$1];[.$A67])*4 + MIN([.CC$1];[.$A67]))&gt;=82;1;0)" office:value-type="float" office:value="1" calcext:value-type="float">
            <text:p>1</text:p>
          </table:table-cell>
          <table:table-cell table:style-name="ce4" table:formula="of:=IF((MAX([.CD$1];[.$A67])*4 + MIN([.CD$1];[.$A67]))&gt;=82;1;0)" office:value-type="float" office:value="1" calcext:value-type="float">
            <text:p>1</text:p>
          </table:table-cell>
          <table:table-cell table:style-name="ce4" table:formula="of:=IF((MAX([.CE$1];[.$A67])*4 + MIN([.CE$1];[.$A67]))&gt;=82;1;0)" office:value-type="float" office:value="1" calcext:value-type="float">
            <text:p>1</text:p>
          </table:table-cell>
          <table:table-cell table:style-name="ce4" table:formula="of:=IF((MAX([.CF$1];[.$A67])*4 + MIN([.CF$1];[.$A67]))&gt;=82;1;0)" office:value-type="float" office:value="1" calcext:value-type="float">
            <text:p>1</text:p>
          </table:table-cell>
          <table:table-cell table:style-name="ce4" table:formula="of:=IF((MAX([.CG$1];[.$A67])*4 + MIN([.CG$1];[.$A67]))&gt;=82;1;0)" office:value-type="float" office:value="1" calcext:value-type="float">
            <text:p>1</text:p>
          </table:table-cell>
          <table:table-cell table:style-name="ce4" table:formula="of:=IF((MAX([.CH$1];[.$A67])*4 + MIN([.CH$1];[.$A6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table:formula="of:=IF((MAX([.B$1];[.$A68])*4 + MIN([.B$1];[.$A68]))&gt;=82;1;0)" office:value-type="float" office:value="1" calcext:value-type="float">
            <text:p>1</text:p>
          </table:table-cell>
          <table:table-cell table:style-name="ce4" table:formula="of:=IF((MAX([.C$1];[.$A68])*4 + MIN([.C$1];[.$A68]))&gt;=82;1;0)" office:value-type="float" office:value="1" calcext:value-type="float">
            <text:p>1</text:p>
          </table:table-cell>
          <table:table-cell table:style-name="ce4" table:formula="of:=IF((MAX([.D$1];[.$A68])*4 + MIN([.D$1];[.$A68]))&gt;=82;1;0)" office:value-type="float" office:value="1" calcext:value-type="float">
            <text:p>1</text:p>
          </table:table-cell>
          <table:table-cell table:style-name="ce4" table:formula="of:=IF((MAX([.E$1];[.$A68])*4 + MIN([.E$1];[.$A68]))&gt;=82;1;0)" office:value-type="float" office:value="1" calcext:value-type="float">
            <text:p>1</text:p>
          </table:table-cell>
          <table:table-cell table:style-name="ce4" table:formula="of:=IF((MAX([.F$1];[.$A68])*4 + MIN([.F$1];[.$A68]))&gt;=82;1;0)" office:value-type="float" office:value="1" calcext:value-type="float">
            <text:p>1</text:p>
          </table:table-cell>
          <table:table-cell table:style-name="ce4" table:formula="of:=IF((MAX([.G$1];[.$A68])*4 + MIN([.G$1];[.$A68]))&gt;=82;1;0)" office:value-type="float" office:value="1" calcext:value-type="float">
            <text:p>1</text:p>
          </table:table-cell>
          <table:table-cell table:style-name="ce4" table:formula="of:=IF((MAX([.H$1];[.$A68])*4 + MIN([.H$1];[.$A68]))&gt;=82;1;0)" office:value-type="float" office:value="1" calcext:value-type="float">
            <text:p>1</text:p>
          </table:table-cell>
          <table:table-cell table:style-name="ce4" table:formula="of:=IF((MAX([.I$1];[.$A68])*4 + MIN([.I$1];[.$A68]))&gt;=82;1;0)" office:value-type="float" office:value="1" calcext:value-type="float">
            <text:p>1</text:p>
          </table:table-cell>
          <table:table-cell table:style-name="ce4" table:formula="of:=IF((MAX([.J$1];[.$A68])*4 + MIN([.J$1];[.$A68]))&gt;=82;1;0)" office:value-type="float" office:value="1" calcext:value-type="float">
            <text:p>1</text:p>
          </table:table-cell>
          <table:table-cell table:style-name="ce4" table:formula="of:=IF((MAX([.K$1];[.$A68])*4 + MIN([.K$1];[.$A68]))&gt;=82;1;0)" office:value-type="float" office:value="1" calcext:value-type="float">
            <text:p>1</text:p>
          </table:table-cell>
          <table:table-cell table:style-name="ce4" table:formula="of:=IF((MAX([.L$1];[.$A68])*4 + MIN([.L$1];[.$A68]))&gt;=82;1;0)" office:value-type="float" office:value="1" calcext:value-type="float">
            <text:p>1</text:p>
          </table:table-cell>
          <table:table-cell table:style-name="ce4" table:formula="of:=IF((MAX([.M$1];[.$A68])*4 + MIN([.M$1];[.$A68]))&gt;=82;1;0)" office:value-type="float" office:value="1" calcext:value-type="float">
            <text:p>1</text:p>
          </table:table-cell>
          <table:table-cell table:style-name="ce4" table:formula="of:=IF((MAX([.N$1];[.$A68])*4 + MIN([.N$1];[.$A68]))&gt;=82;1;0)" office:value-type="float" office:value="1" calcext:value-type="float">
            <text:p>1</text:p>
          </table:table-cell>
          <table:table-cell table:style-name="ce4" table:formula="of:=IF((MAX([.O$1];[.$A68])*4 + MIN([.O$1];[.$A68]))&gt;=82;1;0)" office:value-type="float" office:value="1" calcext:value-type="float">
            <text:p>1</text:p>
          </table:table-cell>
          <table:table-cell table:style-name="ce4" table:formula="of:=IF((MAX([.P$1];[.$A68])*4 + MIN([.P$1];[.$A68]))&gt;=82;1;0)" office:value-type="float" office:value="1" calcext:value-type="float">
            <text:p>1</text:p>
          </table:table-cell>
          <table:table-cell table:style-name="ce4" table:formula="of:=IF((MAX([.Q$1];[.$A68])*4 + MIN([.Q$1];[.$A68]))&gt;=82;1;0)" office:value-type="float" office:value="1" calcext:value-type="float">
            <text:p>1</text:p>
          </table:table-cell>
          <table:table-cell table:style-name="ce4" table:formula="of:=IF((MAX([.R$1];[.$A68])*4 + MIN([.R$1];[.$A68]))&gt;=82;1;0)" office:value-type="float" office:value="1" calcext:value-type="float">
            <text:p>1</text:p>
          </table:table-cell>
          <table:table-cell table:style-name="ce4" table:formula="of:=IF((MAX([.S$1];[.$A68])*4 + MIN([.S$1];[.$A68]))&gt;=82;1;0)" office:value-type="float" office:value="1" calcext:value-type="float">
            <text:p>1</text:p>
          </table:table-cell>
          <table:table-cell table:style-name="ce4" table:formula="of:=IF((MAX([.T$1];[.$A68])*4 + MIN([.T$1];[.$A68]))&gt;=82;1;0)" office:value-type="float" office:value="1" calcext:value-type="float">
            <text:p>1</text:p>
          </table:table-cell>
          <table:table-cell table:style-name="ce4" table:formula="of:=IF((MAX([.U$1];[.$A68])*4 + MIN([.U$1];[.$A68]))&gt;=82;1;0)" office:value-type="float" office:value="1" calcext:value-type="float">
            <text:p>1</text:p>
          </table:table-cell>
          <table:table-cell table:style-name="ce4" table:formula="of:=IF((MAX([.V$1];[.$A68])*4 + MIN([.V$1];[.$A68]))&gt;=82;1;0)" office:value-type="float" office:value="1" calcext:value-type="float">
            <text:p>1</text:p>
          </table:table-cell>
          <table:table-cell table:style-name="ce4" table:formula="of:=IF((MAX([.W$1];[.$A68])*4 + MIN([.W$1];[.$A68]))&gt;=82;1;0)" office:value-type="float" office:value="1" calcext:value-type="float">
            <text:p>1</text:p>
          </table:table-cell>
          <table:table-cell table:style-name="ce4" table:formula="of:=IF((MAX([.X$1];[.$A68])*4 + MIN([.X$1];[.$A68]))&gt;=82;1;0)" office:value-type="float" office:value="1" calcext:value-type="float">
            <text:p>1</text:p>
          </table:table-cell>
          <table:table-cell table:style-name="ce4" table:formula="of:=IF((MAX([.Y$1];[.$A68])*4 + MIN([.Y$1];[.$A68]))&gt;=82;1;0)" office:value-type="float" office:value="1" calcext:value-type="float">
            <text:p>1</text:p>
          </table:table-cell>
          <table:table-cell table:style-name="ce4" table:formula="of:=IF((MAX([.Z$1];[.$A68])*4 + MIN([.Z$1];[.$A68]))&gt;=82;1;0)" office:value-type="float" office:value="1" calcext:value-type="float">
            <text:p>1</text:p>
          </table:table-cell>
          <table:table-cell table:style-name="ce4" table:formula="of:=IF((MAX([.AA$1];[.$A68])*4 + MIN([.AA$1];[.$A68]))&gt;=82;1;0)" office:value-type="float" office:value="1" calcext:value-type="float">
            <text:p>1</text:p>
          </table:table-cell>
          <table:table-cell table:style-name="ce4" table:formula="of:=IF((MAX([.AB$1];[.$A68])*4 + MIN([.AB$1];[.$A68]))&gt;=82;1;0)" office:value-type="float" office:value="1" calcext:value-type="float">
            <text:p>1</text:p>
          </table:table-cell>
          <table:table-cell table:style-name="ce4" table:formula="of:=IF((MAX([.AC$1];[.$A68])*4 + MIN([.AC$1];[.$A68]))&gt;=82;1;0)" office:value-type="float" office:value="1" calcext:value-type="float">
            <text:p>1</text:p>
          </table:table-cell>
          <table:table-cell table:style-name="ce4" table:formula="of:=IF((MAX([.AD$1];[.$A68])*4 + MIN([.AD$1];[.$A68]))&gt;=82;1;0)" office:value-type="float" office:value="1" calcext:value-type="float">
            <text:p>1</text:p>
          </table:table-cell>
          <table:table-cell table:style-name="ce4" table:formula="of:=IF((MAX([.AE$1];[.$A68])*4 + MIN([.AE$1];[.$A68]))&gt;=82;1;0)" office:value-type="float" office:value="1" calcext:value-type="float">
            <text:p>1</text:p>
          </table:table-cell>
          <table:table-cell table:style-name="ce4" table:formula="of:=IF((MAX([.AF$1];[.$A68])*4 + MIN([.AF$1];[.$A68]))&gt;=82;1;0)" office:value-type="float" office:value="1" calcext:value-type="float">
            <text:p>1</text:p>
          </table:table-cell>
          <table:table-cell table:style-name="ce4" table:formula="of:=IF((MAX([.AG$1];[.$A68])*4 + MIN([.AG$1];[.$A68]))&gt;=82;1;0)" office:value-type="float" office:value="1" calcext:value-type="float">
            <text:p>1</text:p>
          </table:table-cell>
          <table:table-cell table:style-name="ce4" table:formula="of:=IF((MAX([.AH$1];[.$A68])*4 + MIN([.AH$1];[.$A68]))&gt;=82;1;0)" office:value-type="float" office:value="1" calcext:value-type="float">
            <text:p>1</text:p>
          </table:table-cell>
          <table:table-cell table:style-name="ce4" table:formula="of:=IF((MAX([.AI$1];[.$A68])*4 + MIN([.AI$1];[.$A68]))&gt;=82;1;0)" office:value-type="float" office:value="1" calcext:value-type="float">
            <text:p>1</text:p>
          </table:table-cell>
          <table:table-cell table:style-name="ce4" table:formula="of:=IF((MAX([.AJ$1];[.$A68])*4 + MIN([.AJ$1];[.$A68]))&gt;=82;1;0)" office:value-type="float" office:value="1" calcext:value-type="float">
            <text:p>1</text:p>
          </table:table-cell>
          <table:table-cell table:style-name="ce4" table:formula="of:=IF((MAX([.AK$1];[.$A68])*4 + MIN([.AK$1];[.$A68]))&gt;=82;1;0)" office:value-type="float" office:value="1" calcext:value-type="float">
            <text:p>1</text:p>
          </table:table-cell>
          <table:table-cell table:style-name="ce4" table:formula="of:=IF((MAX([.AL$1];[.$A68])*4 + MIN([.AL$1];[.$A68]))&gt;=82;1;0)" office:value-type="float" office:value="1" calcext:value-type="float">
            <text:p>1</text:p>
          </table:table-cell>
          <table:table-cell table:style-name="ce4" table:formula="of:=IF((MAX([.AM$1];[.$A68])*4 + MIN([.AM$1];[.$A68]))&gt;=82;1;0)" office:value-type="float" office:value="1" calcext:value-type="float">
            <text:p>1</text:p>
          </table:table-cell>
          <table:table-cell table:style-name="ce4" table:formula="of:=IF((MAX([.AN$1];[.$A68])*4 + MIN([.AN$1];[.$A68]))&gt;=82;1;0)" office:value-type="float" office:value="1" calcext:value-type="float">
            <text:p>1</text:p>
          </table:table-cell>
          <table:table-cell table:style-name="ce4" table:formula="of:=IF((MAX([.AO$1];[.$A68])*4 + MIN([.AO$1];[.$A68]))&gt;=82;1;0)" office:value-type="float" office:value="1" calcext:value-type="float">
            <text:p>1</text:p>
          </table:table-cell>
          <table:table-cell table:style-name="ce4" table:formula="of:=IF((MAX([.AP$1];[.$A68])*4 + MIN([.AP$1];[.$A68]))&gt;=82;1;0)" office:value-type="float" office:value="1" calcext:value-type="float">
            <text:p>1</text:p>
          </table:table-cell>
          <table:table-cell table:style-name="ce4" table:formula="of:=IF((MAX([.AQ$1];[.$A68])*4 + MIN([.AQ$1];[.$A68]))&gt;=82;1;0)" office:value-type="float" office:value="1" calcext:value-type="float">
            <text:p>1</text:p>
          </table:table-cell>
          <table:table-cell table:style-name="ce4" table:formula="of:=IF((MAX([.AR$1];[.$A68])*4 + MIN([.AR$1];[.$A68]))&gt;=82;1;0)" office:value-type="float" office:value="1" calcext:value-type="float">
            <text:p>1</text:p>
          </table:table-cell>
          <table:table-cell table:style-name="ce4" table:formula="of:=IF((MAX([.AS$1];[.$A68])*4 + MIN([.AS$1];[.$A68]))&gt;=82;1;0)" office:value-type="float" office:value="1" calcext:value-type="float">
            <text:p>1</text:p>
          </table:table-cell>
          <table:table-cell table:style-name="ce4" table:formula="of:=IF((MAX([.AT$1];[.$A68])*4 + MIN([.AT$1];[.$A68]))&gt;=82;1;0)" office:value-type="float" office:value="1" calcext:value-type="float">
            <text:p>1</text:p>
          </table:table-cell>
          <table:table-cell table:style-name="ce4" table:formula="of:=IF((MAX([.AU$1];[.$A68])*4 + MIN([.AU$1];[.$A68]))&gt;=82;1;0)" office:value-type="float" office:value="1" calcext:value-type="float">
            <text:p>1</text:p>
          </table:table-cell>
          <table:table-cell table:style-name="ce4" table:formula="of:=IF((MAX([.AV$1];[.$A68])*4 + MIN([.AV$1];[.$A68]))&gt;=82;1;0)" office:value-type="float" office:value="1" calcext:value-type="float">
            <text:p>1</text:p>
          </table:table-cell>
          <table:table-cell table:style-name="ce4" table:formula="of:=IF((MAX([.AW$1];[.$A68])*4 + MIN([.AW$1];[.$A68]))&gt;=82;1;0)" office:value-type="float" office:value="1" calcext:value-type="float">
            <text:p>1</text:p>
          </table:table-cell>
          <table:table-cell table:style-name="ce4" table:formula="of:=IF((MAX([.AX$1];[.$A68])*4 + MIN([.AX$1];[.$A68]))&gt;=82;1;0)" office:value-type="float" office:value="1" calcext:value-type="float">
            <text:p>1</text:p>
          </table:table-cell>
          <table:table-cell table:style-name="ce4" table:formula="of:=IF((MAX([.AY$1];[.$A68])*4 + MIN([.AY$1];[.$A68]))&gt;=82;1;0)" office:value-type="float" office:value="1" calcext:value-type="float">
            <text:p>1</text:p>
          </table:table-cell>
          <table:table-cell table:style-name="ce4" table:formula="of:=IF((MAX([.AZ$1];[.$A68])*4 + MIN([.AZ$1];[.$A68]))&gt;=82;1;0)" office:value-type="float" office:value="1" calcext:value-type="float">
            <text:p>1</text:p>
          </table:table-cell>
          <table:table-cell table:style-name="ce4" table:formula="of:=IF((MAX([.BA$1];[.$A68])*4 + MIN([.BA$1];[.$A68]))&gt;=82;1;0)" office:value-type="float" office:value="1" calcext:value-type="float">
            <text:p>1</text:p>
          </table:table-cell>
          <table:table-cell table:style-name="ce4" table:formula="of:=IF((MAX([.BB$1];[.$A68])*4 + MIN([.BB$1];[.$A68]))&gt;=82;1;0)" office:value-type="float" office:value="1" calcext:value-type="float">
            <text:p>1</text:p>
          </table:table-cell>
          <table:table-cell table:style-name="ce4" table:formula="of:=IF((MAX([.BC$1];[.$A68])*4 + MIN([.BC$1];[.$A68]))&gt;=82;1;0)" office:value-type="float" office:value="1" calcext:value-type="float">
            <text:p>1</text:p>
          </table:table-cell>
          <table:table-cell table:style-name="ce4" table:formula="of:=IF((MAX([.BD$1];[.$A68])*4 + MIN([.BD$1];[.$A68]))&gt;=82;1;0)" office:value-type="float" office:value="1" calcext:value-type="float">
            <text:p>1</text:p>
          </table:table-cell>
          <table:table-cell table:style-name="ce4" table:formula="of:=IF((MAX([.BE$1];[.$A68])*4 + MIN([.BE$1];[.$A68]))&gt;=82;1;0)" office:value-type="float" office:value="1" calcext:value-type="float">
            <text:p>1</text:p>
          </table:table-cell>
          <table:table-cell table:style-name="ce4" table:formula="of:=IF((MAX([.BF$1];[.$A68])*4 + MIN([.BF$1];[.$A68]))&gt;=82;1;0)" office:value-type="float" office:value="1" calcext:value-type="float">
            <text:p>1</text:p>
          </table:table-cell>
          <table:table-cell table:style-name="ce4" table:formula="of:=IF((MAX([.BG$1];[.$A68])*4 + MIN([.BG$1];[.$A68]))&gt;=82;1;0)" office:value-type="float" office:value="1" calcext:value-type="float">
            <text:p>1</text:p>
          </table:table-cell>
          <table:table-cell table:style-name="ce4" table:formula="of:=IF((MAX([.BH$1];[.$A68])*4 + MIN([.BH$1];[.$A68]))&gt;=82;1;0)" office:value-type="float" office:value="1" calcext:value-type="float">
            <text:p>1</text:p>
          </table:table-cell>
          <table:table-cell table:style-name="ce4" table:formula="of:=IF((MAX([.BI$1];[.$A68])*4 + MIN([.BI$1];[.$A68]))&gt;=82;1;0)" office:value-type="float" office:value="1" calcext:value-type="float">
            <text:p>1</text:p>
          </table:table-cell>
          <table:table-cell table:style-name="ce4" table:formula="of:=IF((MAX([.BJ$1];[.$A68])*4 + MIN([.BJ$1];[.$A68]))&gt;=82;1;0)" office:value-type="float" office:value="1" calcext:value-type="float">
            <text:p>1</text:p>
          </table:table-cell>
          <table:table-cell table:style-name="ce4" table:formula="of:=IF((MAX([.BK$1];[.$A68])*4 + MIN([.BK$1];[.$A68]))&gt;=82;1;0)" office:value-type="float" office:value="1" calcext:value-type="float">
            <text:p>1</text:p>
          </table:table-cell>
          <table:table-cell table:style-name="ce4" table:formula="of:=IF((MAX([.BL$1];[.$A68])*4 + MIN([.BL$1];[.$A68]))&gt;=82;1;0)" office:value-type="float" office:value="1" calcext:value-type="float">
            <text:p>1</text:p>
          </table:table-cell>
          <table:table-cell table:style-name="ce4" table:formula="of:=IF((MAX([.BM$1];[.$A68])*4 + MIN([.BM$1];[.$A68]))&gt;=82;1;0)" office:value-type="float" office:value="1" calcext:value-type="float">
            <text:p>1</text:p>
          </table:table-cell>
          <table:table-cell table:style-name="ce4" table:formula="of:=IF((MAX([.BN$1];[.$A68])*4 + MIN([.BN$1];[.$A68]))&gt;=82;1;0)" office:value-type="float" office:value="1" calcext:value-type="float">
            <text:p>1</text:p>
          </table:table-cell>
          <table:table-cell table:style-name="ce4" table:formula="of:=IF((MAX([.BO$1];[.$A68])*4 + MIN([.BO$1];[.$A68]))&gt;=82;1;0)" office:value-type="float" office:value="1" calcext:value-type="float">
            <text:p>1</text:p>
          </table:table-cell>
          <table:table-cell table:style-name="ce4" table:formula="of:=IF((MAX([.BP$1];[.$A68])*4 + MIN([.BP$1];[.$A68]))&gt;=82;1;0)" office:value-type="float" office:value="1" calcext:value-type="float">
            <text:p>1</text:p>
          </table:table-cell>
          <table:table-cell table:style-name="ce4" table:formula="of:=IF((MAX([.BQ$1];[.$A68])*4 + MIN([.BQ$1];[.$A68]))&gt;=82;1;0)" office:value-type="float" office:value="1" calcext:value-type="float">
            <text:p>1</text:p>
          </table:table-cell>
          <table:table-cell table:style-name="ce4" table:formula="of:=IF((MAX([.BR$1];[.$A68])*4 + MIN([.BR$1];[.$A68]))&gt;=82;1;0)" office:value-type="float" office:value="1" calcext:value-type="float">
            <text:p>1</text:p>
          </table:table-cell>
          <table:table-cell table:style-name="ce4" table:formula="of:=IF((MAX([.BS$1];[.$A68])*4 + MIN([.BS$1];[.$A68]))&gt;=82;1;0)" office:value-type="float" office:value="1" calcext:value-type="float">
            <text:p>1</text:p>
          </table:table-cell>
          <table:table-cell table:style-name="ce4" table:formula="of:=IF((MAX([.BT$1];[.$A68])*4 + MIN([.BT$1];[.$A68]))&gt;=82;1;0)" office:value-type="float" office:value="1" calcext:value-type="float">
            <text:p>1</text:p>
          </table:table-cell>
          <table:table-cell table:style-name="ce4" table:formula="of:=IF((MAX([.BU$1];[.$A68])*4 + MIN([.BU$1];[.$A68]))&gt;=82;1;0)" office:value-type="float" office:value="1" calcext:value-type="float">
            <text:p>1</text:p>
          </table:table-cell>
          <table:table-cell table:style-name="ce4" table:formula="of:=IF((MAX([.BV$1];[.$A68])*4 + MIN([.BV$1];[.$A68]))&gt;=82;1;0)" office:value-type="float" office:value="1" calcext:value-type="float">
            <text:p>1</text:p>
          </table:table-cell>
          <table:table-cell table:style-name="ce4" table:formula="of:=IF((MAX([.BW$1];[.$A68])*4 + MIN([.BW$1];[.$A68]))&gt;=82;1;0)" office:value-type="float" office:value="1" calcext:value-type="float">
            <text:p>1</text:p>
          </table:table-cell>
          <table:table-cell table:style-name="ce4" table:formula="of:=IF((MAX([.BX$1];[.$A68])*4 + MIN([.BX$1];[.$A68]))&gt;=82;1;0)" office:value-type="float" office:value="1" calcext:value-type="float">
            <text:p>1</text:p>
          </table:table-cell>
          <table:table-cell table:style-name="ce4" table:formula="of:=IF((MAX([.BY$1];[.$A68])*4 + MIN([.BY$1];[.$A68]))&gt;=82;1;0)" office:value-type="float" office:value="1" calcext:value-type="float">
            <text:p>1</text:p>
          </table:table-cell>
          <table:table-cell table:style-name="ce4" table:formula="of:=IF((MAX([.BZ$1];[.$A68])*4 + MIN([.BZ$1];[.$A68]))&gt;=82;1;0)" office:value-type="float" office:value="1" calcext:value-type="float">
            <text:p>1</text:p>
          </table:table-cell>
          <table:table-cell table:style-name="ce4" table:formula="of:=IF((MAX([.CA$1];[.$A68])*4 + MIN([.CA$1];[.$A68]))&gt;=82;1;0)" office:value-type="float" office:value="1" calcext:value-type="float">
            <text:p>1</text:p>
          </table:table-cell>
          <table:table-cell table:style-name="ce4" table:formula="of:=IF((MAX([.CB$1];[.$A68])*4 + MIN([.CB$1];[.$A68]))&gt;=82;1;0)" office:value-type="float" office:value="1" calcext:value-type="float">
            <text:p>1</text:p>
          </table:table-cell>
          <table:table-cell table:style-name="ce4" table:formula="of:=IF((MAX([.CC$1];[.$A68])*4 + MIN([.CC$1];[.$A68]))&gt;=82;1;0)" office:value-type="float" office:value="1" calcext:value-type="float">
            <text:p>1</text:p>
          </table:table-cell>
          <table:table-cell table:style-name="ce4" table:formula="of:=IF((MAX([.CD$1];[.$A68])*4 + MIN([.CD$1];[.$A68]))&gt;=82;1;0)" office:value-type="float" office:value="1" calcext:value-type="float">
            <text:p>1</text:p>
          </table:table-cell>
          <table:table-cell table:style-name="ce4" table:formula="of:=IF((MAX([.CE$1];[.$A68])*4 + MIN([.CE$1];[.$A68]))&gt;=82;1;0)" office:value-type="float" office:value="1" calcext:value-type="float">
            <text:p>1</text:p>
          </table:table-cell>
          <table:table-cell table:style-name="ce4" table:formula="of:=IF((MAX([.CF$1];[.$A68])*4 + MIN([.CF$1];[.$A68]))&gt;=82;1;0)" office:value-type="float" office:value="1" calcext:value-type="float">
            <text:p>1</text:p>
          </table:table-cell>
          <table:table-cell table:style-name="ce4" table:formula="of:=IF((MAX([.CG$1];[.$A68])*4 + MIN([.CG$1];[.$A68]))&gt;=82;1;0)" office:value-type="float" office:value="1" calcext:value-type="float">
            <text:p>1</text:p>
          </table:table-cell>
          <table:table-cell table:style-name="ce4" table:formula="of:=IF((MAX([.CH$1];[.$A68])*4 + MIN([.CH$1];[.$A6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table:formula="of:=IF((MAX([.B$1];[.$A69])*4 + MIN([.B$1];[.$A69]))&gt;=82;1;0)" office:value-type="float" office:value="1" calcext:value-type="float">
            <text:p>1</text:p>
          </table:table-cell>
          <table:table-cell table:style-name="ce4" table:formula="of:=IF((MAX([.C$1];[.$A69])*4 + MIN([.C$1];[.$A69]))&gt;=82;1;0)" office:value-type="float" office:value="1" calcext:value-type="float">
            <text:p>1</text:p>
          </table:table-cell>
          <table:table-cell table:style-name="ce4" table:formula="of:=IF((MAX([.D$1];[.$A69])*4 + MIN([.D$1];[.$A69]))&gt;=82;1;0)" office:value-type="float" office:value="1" calcext:value-type="float">
            <text:p>1</text:p>
          </table:table-cell>
          <table:table-cell table:style-name="ce4" table:formula="of:=IF((MAX([.E$1];[.$A69])*4 + MIN([.E$1];[.$A69]))&gt;=82;1;0)" office:value-type="float" office:value="1" calcext:value-type="float">
            <text:p>1</text:p>
          </table:table-cell>
          <table:table-cell table:style-name="ce4" table:formula="of:=IF((MAX([.F$1];[.$A69])*4 + MIN([.F$1];[.$A69]))&gt;=82;1;0)" office:value-type="float" office:value="1" calcext:value-type="float">
            <text:p>1</text:p>
          </table:table-cell>
          <table:table-cell table:style-name="ce4" table:formula="of:=IF((MAX([.G$1];[.$A69])*4 + MIN([.G$1];[.$A69]))&gt;=82;1;0)" office:value-type="float" office:value="1" calcext:value-type="float">
            <text:p>1</text:p>
          </table:table-cell>
          <table:table-cell table:style-name="ce4" table:formula="of:=IF((MAX([.H$1];[.$A69])*4 + MIN([.H$1];[.$A69]))&gt;=82;1;0)" office:value-type="float" office:value="1" calcext:value-type="float">
            <text:p>1</text:p>
          </table:table-cell>
          <table:table-cell table:style-name="ce4" table:formula="of:=IF((MAX([.I$1];[.$A69])*4 + MIN([.I$1];[.$A69]))&gt;=82;1;0)" office:value-type="float" office:value="1" calcext:value-type="float">
            <text:p>1</text:p>
          </table:table-cell>
          <table:table-cell table:style-name="ce4" table:formula="of:=IF((MAX([.J$1];[.$A69])*4 + MIN([.J$1];[.$A69]))&gt;=82;1;0)" office:value-type="float" office:value="1" calcext:value-type="float">
            <text:p>1</text:p>
          </table:table-cell>
          <table:table-cell table:style-name="ce4" table:formula="of:=IF((MAX([.K$1];[.$A69])*4 + MIN([.K$1];[.$A69]))&gt;=82;1;0)" office:value-type="float" office:value="1" calcext:value-type="float">
            <text:p>1</text:p>
          </table:table-cell>
          <table:table-cell table:style-name="ce4" table:formula="of:=IF((MAX([.L$1];[.$A69])*4 + MIN([.L$1];[.$A69]))&gt;=82;1;0)" office:value-type="float" office:value="1" calcext:value-type="float">
            <text:p>1</text:p>
          </table:table-cell>
          <table:table-cell table:style-name="ce4" table:formula="of:=IF((MAX([.M$1];[.$A69])*4 + MIN([.M$1];[.$A69]))&gt;=82;1;0)" office:value-type="float" office:value="1" calcext:value-type="float">
            <text:p>1</text:p>
          </table:table-cell>
          <table:table-cell table:style-name="ce4" table:formula="of:=IF((MAX([.N$1];[.$A69])*4 + MIN([.N$1];[.$A69]))&gt;=82;1;0)" office:value-type="float" office:value="1" calcext:value-type="float">
            <text:p>1</text:p>
          </table:table-cell>
          <table:table-cell table:style-name="ce4" table:formula="of:=IF((MAX([.O$1];[.$A69])*4 + MIN([.O$1];[.$A69]))&gt;=82;1;0)" office:value-type="float" office:value="1" calcext:value-type="float">
            <text:p>1</text:p>
          </table:table-cell>
          <table:table-cell table:style-name="ce4" table:formula="of:=IF((MAX([.P$1];[.$A69])*4 + MIN([.P$1];[.$A69]))&gt;=82;1;0)" office:value-type="float" office:value="1" calcext:value-type="float">
            <text:p>1</text:p>
          </table:table-cell>
          <table:table-cell table:style-name="ce4" table:formula="of:=IF((MAX([.Q$1];[.$A69])*4 + MIN([.Q$1];[.$A69]))&gt;=82;1;0)" office:value-type="float" office:value="1" calcext:value-type="float">
            <text:p>1</text:p>
          </table:table-cell>
          <table:table-cell table:style-name="ce4" table:formula="of:=IF((MAX([.R$1];[.$A69])*4 + MIN([.R$1];[.$A69]))&gt;=82;1;0)" office:value-type="float" office:value="1" calcext:value-type="float">
            <text:p>1</text:p>
          </table:table-cell>
          <table:table-cell table:style-name="ce4" table:formula="of:=IF((MAX([.S$1];[.$A69])*4 + MIN([.S$1];[.$A69]))&gt;=82;1;0)" office:value-type="float" office:value="1" calcext:value-type="float">
            <text:p>1</text:p>
          </table:table-cell>
          <table:table-cell table:style-name="ce4" table:formula="of:=IF((MAX([.T$1];[.$A69])*4 + MIN([.T$1];[.$A69]))&gt;=82;1;0)" office:value-type="float" office:value="1" calcext:value-type="float">
            <text:p>1</text:p>
          </table:table-cell>
          <table:table-cell table:style-name="ce4" table:formula="of:=IF((MAX([.U$1];[.$A69])*4 + MIN([.U$1];[.$A69]))&gt;=82;1;0)" office:value-type="float" office:value="1" calcext:value-type="float">
            <text:p>1</text:p>
          </table:table-cell>
          <table:table-cell table:style-name="ce4" table:formula="of:=IF((MAX([.V$1];[.$A69])*4 + MIN([.V$1];[.$A69]))&gt;=82;1;0)" office:value-type="float" office:value="1" calcext:value-type="float">
            <text:p>1</text:p>
          </table:table-cell>
          <table:table-cell table:style-name="ce4" table:formula="of:=IF((MAX([.W$1];[.$A69])*4 + MIN([.W$1];[.$A69]))&gt;=82;1;0)" office:value-type="float" office:value="1" calcext:value-type="float">
            <text:p>1</text:p>
          </table:table-cell>
          <table:table-cell table:style-name="ce4" table:formula="of:=IF((MAX([.X$1];[.$A69])*4 + MIN([.X$1];[.$A69]))&gt;=82;1;0)" office:value-type="float" office:value="1" calcext:value-type="float">
            <text:p>1</text:p>
          </table:table-cell>
          <table:table-cell table:style-name="ce4" table:formula="of:=IF((MAX([.Y$1];[.$A69])*4 + MIN([.Y$1];[.$A69]))&gt;=82;1;0)" office:value-type="float" office:value="1" calcext:value-type="float">
            <text:p>1</text:p>
          </table:table-cell>
          <table:table-cell table:style-name="ce4" table:formula="of:=IF((MAX([.Z$1];[.$A69])*4 + MIN([.Z$1];[.$A69]))&gt;=82;1;0)" office:value-type="float" office:value="1" calcext:value-type="float">
            <text:p>1</text:p>
          </table:table-cell>
          <table:table-cell table:style-name="ce4" table:formula="of:=IF((MAX([.AA$1];[.$A69])*4 + MIN([.AA$1];[.$A69]))&gt;=82;1;0)" office:value-type="float" office:value="1" calcext:value-type="float">
            <text:p>1</text:p>
          </table:table-cell>
          <table:table-cell table:style-name="ce4" table:formula="of:=IF((MAX([.AB$1];[.$A69])*4 + MIN([.AB$1];[.$A69]))&gt;=82;1;0)" office:value-type="float" office:value="1" calcext:value-type="float">
            <text:p>1</text:p>
          </table:table-cell>
          <table:table-cell table:style-name="ce4" table:formula="of:=IF((MAX([.AC$1];[.$A69])*4 + MIN([.AC$1];[.$A69]))&gt;=82;1;0)" office:value-type="float" office:value="1" calcext:value-type="float">
            <text:p>1</text:p>
          </table:table-cell>
          <table:table-cell table:style-name="ce4" table:formula="of:=IF((MAX([.AD$1];[.$A69])*4 + MIN([.AD$1];[.$A69]))&gt;=82;1;0)" office:value-type="float" office:value="1" calcext:value-type="float">
            <text:p>1</text:p>
          </table:table-cell>
          <table:table-cell table:style-name="ce4" table:formula="of:=IF((MAX([.AE$1];[.$A69])*4 + MIN([.AE$1];[.$A69]))&gt;=82;1;0)" office:value-type="float" office:value="1" calcext:value-type="float">
            <text:p>1</text:p>
          </table:table-cell>
          <table:table-cell table:style-name="ce4" table:formula="of:=IF((MAX([.AF$1];[.$A69])*4 + MIN([.AF$1];[.$A69]))&gt;=82;1;0)" office:value-type="float" office:value="1" calcext:value-type="float">
            <text:p>1</text:p>
          </table:table-cell>
          <table:table-cell table:style-name="ce4" table:formula="of:=IF((MAX([.AG$1];[.$A69])*4 + MIN([.AG$1];[.$A69]))&gt;=82;1;0)" office:value-type="float" office:value="1" calcext:value-type="float">
            <text:p>1</text:p>
          </table:table-cell>
          <table:table-cell table:style-name="ce4" table:formula="of:=IF((MAX([.AH$1];[.$A69])*4 + MIN([.AH$1];[.$A69]))&gt;=82;1;0)" office:value-type="float" office:value="1" calcext:value-type="float">
            <text:p>1</text:p>
          </table:table-cell>
          <table:table-cell table:style-name="ce4" table:formula="of:=IF((MAX([.AI$1];[.$A69])*4 + MIN([.AI$1];[.$A69]))&gt;=82;1;0)" office:value-type="float" office:value="1" calcext:value-type="float">
            <text:p>1</text:p>
          </table:table-cell>
          <table:table-cell table:style-name="ce4" table:formula="of:=IF((MAX([.AJ$1];[.$A69])*4 + MIN([.AJ$1];[.$A69]))&gt;=82;1;0)" office:value-type="float" office:value="1" calcext:value-type="float">
            <text:p>1</text:p>
          </table:table-cell>
          <table:table-cell table:style-name="ce4" table:formula="of:=IF((MAX([.AK$1];[.$A69])*4 + MIN([.AK$1];[.$A69]))&gt;=82;1;0)" office:value-type="float" office:value="1" calcext:value-type="float">
            <text:p>1</text:p>
          </table:table-cell>
          <table:table-cell table:style-name="ce4" table:formula="of:=IF((MAX([.AL$1];[.$A69])*4 + MIN([.AL$1];[.$A69]))&gt;=82;1;0)" office:value-type="float" office:value="1" calcext:value-type="float">
            <text:p>1</text:p>
          </table:table-cell>
          <table:table-cell table:style-name="ce4" table:formula="of:=IF((MAX([.AM$1];[.$A69])*4 + MIN([.AM$1];[.$A69]))&gt;=82;1;0)" office:value-type="float" office:value="1" calcext:value-type="float">
            <text:p>1</text:p>
          </table:table-cell>
          <table:table-cell table:style-name="ce4" table:formula="of:=IF((MAX([.AN$1];[.$A69])*4 + MIN([.AN$1];[.$A69]))&gt;=82;1;0)" office:value-type="float" office:value="1" calcext:value-type="float">
            <text:p>1</text:p>
          </table:table-cell>
          <table:table-cell table:style-name="ce4" table:formula="of:=IF((MAX([.AO$1];[.$A69])*4 + MIN([.AO$1];[.$A69]))&gt;=82;1;0)" office:value-type="float" office:value="1" calcext:value-type="float">
            <text:p>1</text:p>
          </table:table-cell>
          <table:table-cell table:style-name="ce4" table:formula="of:=IF((MAX([.AP$1];[.$A69])*4 + MIN([.AP$1];[.$A69]))&gt;=82;1;0)" office:value-type="float" office:value="1" calcext:value-type="float">
            <text:p>1</text:p>
          </table:table-cell>
          <table:table-cell table:style-name="ce4" table:formula="of:=IF((MAX([.AQ$1];[.$A69])*4 + MIN([.AQ$1];[.$A69]))&gt;=82;1;0)" office:value-type="float" office:value="1" calcext:value-type="float">
            <text:p>1</text:p>
          </table:table-cell>
          <table:table-cell table:style-name="ce4" table:formula="of:=IF((MAX([.AR$1];[.$A69])*4 + MIN([.AR$1];[.$A69]))&gt;=82;1;0)" office:value-type="float" office:value="1" calcext:value-type="float">
            <text:p>1</text:p>
          </table:table-cell>
          <table:table-cell table:style-name="ce4" table:formula="of:=IF((MAX([.AS$1];[.$A69])*4 + MIN([.AS$1];[.$A69]))&gt;=82;1;0)" office:value-type="float" office:value="1" calcext:value-type="float">
            <text:p>1</text:p>
          </table:table-cell>
          <table:table-cell table:style-name="ce4" table:formula="of:=IF((MAX([.AT$1];[.$A69])*4 + MIN([.AT$1];[.$A69]))&gt;=82;1;0)" office:value-type="float" office:value="1" calcext:value-type="float">
            <text:p>1</text:p>
          </table:table-cell>
          <table:table-cell table:style-name="ce4" table:formula="of:=IF((MAX([.AU$1];[.$A69])*4 + MIN([.AU$1];[.$A69]))&gt;=82;1;0)" office:value-type="float" office:value="1" calcext:value-type="float">
            <text:p>1</text:p>
          </table:table-cell>
          <table:table-cell table:style-name="ce4" table:formula="of:=IF((MAX([.AV$1];[.$A69])*4 + MIN([.AV$1];[.$A69]))&gt;=82;1;0)" office:value-type="float" office:value="1" calcext:value-type="float">
            <text:p>1</text:p>
          </table:table-cell>
          <table:table-cell table:style-name="ce4" table:formula="of:=IF((MAX([.AW$1];[.$A69])*4 + MIN([.AW$1];[.$A69]))&gt;=82;1;0)" office:value-type="float" office:value="1" calcext:value-type="float">
            <text:p>1</text:p>
          </table:table-cell>
          <table:table-cell table:style-name="ce4" table:formula="of:=IF((MAX([.AX$1];[.$A69])*4 + MIN([.AX$1];[.$A69]))&gt;=82;1;0)" office:value-type="float" office:value="1" calcext:value-type="float">
            <text:p>1</text:p>
          </table:table-cell>
          <table:table-cell table:style-name="ce4" table:formula="of:=IF((MAX([.AY$1];[.$A69])*4 + MIN([.AY$1];[.$A69]))&gt;=82;1;0)" office:value-type="float" office:value="1" calcext:value-type="float">
            <text:p>1</text:p>
          </table:table-cell>
          <table:table-cell table:style-name="ce4" table:formula="of:=IF((MAX([.AZ$1];[.$A69])*4 + MIN([.AZ$1];[.$A69]))&gt;=82;1;0)" office:value-type="float" office:value="1" calcext:value-type="float">
            <text:p>1</text:p>
          </table:table-cell>
          <table:table-cell table:style-name="ce4" table:formula="of:=IF((MAX([.BA$1];[.$A69])*4 + MIN([.BA$1];[.$A69]))&gt;=82;1;0)" office:value-type="float" office:value="1" calcext:value-type="float">
            <text:p>1</text:p>
          </table:table-cell>
          <table:table-cell table:style-name="ce4" table:formula="of:=IF((MAX([.BB$1];[.$A69])*4 + MIN([.BB$1];[.$A69]))&gt;=82;1;0)" office:value-type="float" office:value="1" calcext:value-type="float">
            <text:p>1</text:p>
          </table:table-cell>
          <table:table-cell table:style-name="ce4" table:formula="of:=IF((MAX([.BC$1];[.$A69])*4 + MIN([.BC$1];[.$A69]))&gt;=82;1;0)" office:value-type="float" office:value="1" calcext:value-type="float">
            <text:p>1</text:p>
          </table:table-cell>
          <table:table-cell table:style-name="ce4" table:formula="of:=IF((MAX([.BD$1];[.$A69])*4 + MIN([.BD$1];[.$A69]))&gt;=82;1;0)" office:value-type="float" office:value="1" calcext:value-type="float">
            <text:p>1</text:p>
          </table:table-cell>
          <table:table-cell table:style-name="ce4" table:formula="of:=IF((MAX([.BE$1];[.$A69])*4 + MIN([.BE$1];[.$A69]))&gt;=82;1;0)" office:value-type="float" office:value="1" calcext:value-type="float">
            <text:p>1</text:p>
          </table:table-cell>
          <table:table-cell table:style-name="ce4" table:formula="of:=IF((MAX([.BF$1];[.$A69])*4 + MIN([.BF$1];[.$A69]))&gt;=82;1;0)" office:value-type="float" office:value="1" calcext:value-type="float">
            <text:p>1</text:p>
          </table:table-cell>
          <table:table-cell table:style-name="ce4" table:formula="of:=IF((MAX([.BG$1];[.$A69])*4 + MIN([.BG$1];[.$A69]))&gt;=82;1;0)" office:value-type="float" office:value="1" calcext:value-type="float">
            <text:p>1</text:p>
          </table:table-cell>
          <table:table-cell table:style-name="ce4" table:formula="of:=IF((MAX([.BH$1];[.$A69])*4 + MIN([.BH$1];[.$A69]))&gt;=82;1;0)" office:value-type="float" office:value="1" calcext:value-type="float">
            <text:p>1</text:p>
          </table:table-cell>
          <table:table-cell table:style-name="ce4" table:formula="of:=IF((MAX([.BI$1];[.$A69])*4 + MIN([.BI$1];[.$A69]))&gt;=82;1;0)" office:value-type="float" office:value="1" calcext:value-type="float">
            <text:p>1</text:p>
          </table:table-cell>
          <table:table-cell table:style-name="ce4" table:formula="of:=IF((MAX([.BJ$1];[.$A69])*4 + MIN([.BJ$1];[.$A69]))&gt;=82;1;0)" office:value-type="float" office:value="1" calcext:value-type="float">
            <text:p>1</text:p>
          </table:table-cell>
          <table:table-cell table:style-name="ce4" table:formula="of:=IF((MAX([.BK$1];[.$A69])*4 + MIN([.BK$1];[.$A69]))&gt;=82;1;0)" office:value-type="float" office:value="1" calcext:value-type="float">
            <text:p>1</text:p>
          </table:table-cell>
          <table:table-cell table:style-name="ce4" table:formula="of:=IF((MAX([.BL$1];[.$A69])*4 + MIN([.BL$1];[.$A69]))&gt;=82;1;0)" office:value-type="float" office:value="1" calcext:value-type="float">
            <text:p>1</text:p>
          </table:table-cell>
          <table:table-cell table:style-name="ce4" table:formula="of:=IF((MAX([.BM$1];[.$A69])*4 + MIN([.BM$1];[.$A69]))&gt;=82;1;0)" office:value-type="float" office:value="1" calcext:value-type="float">
            <text:p>1</text:p>
          </table:table-cell>
          <table:table-cell table:style-name="ce4" table:formula="of:=IF((MAX([.BN$1];[.$A69])*4 + MIN([.BN$1];[.$A69]))&gt;=82;1;0)" office:value-type="float" office:value="1" calcext:value-type="float">
            <text:p>1</text:p>
          </table:table-cell>
          <table:table-cell table:style-name="ce4" table:formula="of:=IF((MAX([.BO$1];[.$A69])*4 + MIN([.BO$1];[.$A69]))&gt;=82;1;0)" office:value-type="float" office:value="1" calcext:value-type="float">
            <text:p>1</text:p>
          </table:table-cell>
          <table:table-cell table:style-name="ce4" table:formula="of:=IF((MAX([.BP$1];[.$A69])*4 + MIN([.BP$1];[.$A69]))&gt;=82;1;0)" office:value-type="float" office:value="1" calcext:value-type="float">
            <text:p>1</text:p>
          </table:table-cell>
          <table:table-cell table:style-name="ce4" table:formula="of:=IF((MAX([.BQ$1];[.$A69])*4 + MIN([.BQ$1];[.$A69]))&gt;=82;1;0)" office:value-type="float" office:value="1" calcext:value-type="float">
            <text:p>1</text:p>
          </table:table-cell>
          <table:table-cell table:style-name="ce4" table:formula="of:=IF((MAX([.BR$1];[.$A69])*4 + MIN([.BR$1];[.$A69]))&gt;=82;1;0)" office:value-type="float" office:value="1" calcext:value-type="float">
            <text:p>1</text:p>
          </table:table-cell>
          <table:table-cell table:style-name="ce4" table:formula="of:=IF((MAX([.BS$1];[.$A69])*4 + MIN([.BS$1];[.$A69]))&gt;=82;1;0)" office:value-type="float" office:value="1" calcext:value-type="float">
            <text:p>1</text:p>
          </table:table-cell>
          <table:table-cell table:style-name="ce4" table:formula="of:=IF((MAX([.BT$1];[.$A69])*4 + MIN([.BT$1];[.$A69]))&gt;=82;1;0)" office:value-type="float" office:value="1" calcext:value-type="float">
            <text:p>1</text:p>
          </table:table-cell>
          <table:table-cell table:style-name="ce4" table:formula="of:=IF((MAX([.BU$1];[.$A69])*4 + MIN([.BU$1];[.$A69]))&gt;=82;1;0)" office:value-type="float" office:value="1" calcext:value-type="float">
            <text:p>1</text:p>
          </table:table-cell>
          <table:table-cell table:style-name="ce4" table:formula="of:=IF((MAX([.BV$1];[.$A69])*4 + MIN([.BV$1];[.$A69]))&gt;=82;1;0)" office:value-type="float" office:value="1" calcext:value-type="float">
            <text:p>1</text:p>
          </table:table-cell>
          <table:table-cell table:style-name="ce4" table:formula="of:=IF((MAX([.BW$1];[.$A69])*4 + MIN([.BW$1];[.$A69]))&gt;=82;1;0)" office:value-type="float" office:value="1" calcext:value-type="float">
            <text:p>1</text:p>
          </table:table-cell>
          <table:table-cell table:style-name="ce4" table:formula="of:=IF((MAX([.BX$1];[.$A69])*4 + MIN([.BX$1];[.$A69]))&gt;=82;1;0)" office:value-type="float" office:value="1" calcext:value-type="float">
            <text:p>1</text:p>
          </table:table-cell>
          <table:table-cell table:style-name="ce4" table:formula="of:=IF((MAX([.BY$1];[.$A69])*4 + MIN([.BY$1];[.$A69]))&gt;=82;1;0)" office:value-type="float" office:value="1" calcext:value-type="float">
            <text:p>1</text:p>
          </table:table-cell>
          <table:table-cell table:style-name="ce4" table:formula="of:=IF((MAX([.BZ$1];[.$A69])*4 + MIN([.BZ$1];[.$A69]))&gt;=82;1;0)" office:value-type="float" office:value="1" calcext:value-type="float">
            <text:p>1</text:p>
          </table:table-cell>
          <table:table-cell table:style-name="ce4" table:formula="of:=IF((MAX([.CA$1];[.$A69])*4 + MIN([.CA$1];[.$A69]))&gt;=82;1;0)" office:value-type="float" office:value="1" calcext:value-type="float">
            <text:p>1</text:p>
          </table:table-cell>
          <table:table-cell table:style-name="ce4" table:formula="of:=IF((MAX([.CB$1];[.$A69])*4 + MIN([.CB$1];[.$A69]))&gt;=82;1;0)" office:value-type="float" office:value="1" calcext:value-type="float">
            <text:p>1</text:p>
          </table:table-cell>
          <table:table-cell table:style-name="ce4" table:formula="of:=IF((MAX([.CC$1];[.$A69])*4 + MIN([.CC$1];[.$A69]))&gt;=82;1;0)" office:value-type="float" office:value="1" calcext:value-type="float">
            <text:p>1</text:p>
          </table:table-cell>
          <table:table-cell table:style-name="ce4" table:formula="of:=IF((MAX([.CD$1];[.$A69])*4 + MIN([.CD$1];[.$A69]))&gt;=82;1;0)" office:value-type="float" office:value="1" calcext:value-type="float">
            <text:p>1</text:p>
          </table:table-cell>
          <table:table-cell table:style-name="ce4" table:formula="of:=IF((MAX([.CE$1];[.$A69])*4 + MIN([.CE$1];[.$A69]))&gt;=82;1;0)" office:value-type="float" office:value="1" calcext:value-type="float">
            <text:p>1</text:p>
          </table:table-cell>
          <table:table-cell table:style-name="ce4" table:formula="of:=IF((MAX([.CF$1];[.$A69])*4 + MIN([.CF$1];[.$A69]))&gt;=82;1;0)" office:value-type="float" office:value="1" calcext:value-type="float">
            <text:p>1</text:p>
          </table:table-cell>
          <table:table-cell table:style-name="ce4" table:formula="of:=IF((MAX([.CG$1];[.$A69])*4 + MIN([.CG$1];[.$A69]))&gt;=82;1;0)" office:value-type="float" office:value="1" calcext:value-type="float">
            <text:p>1</text:p>
          </table:table-cell>
          <table:table-cell table:style-name="ce4" table:formula="of:=IF((MAX([.CH$1];[.$A69])*4 + MIN([.CH$1];[.$A6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table:formula="of:=IF((MAX([.B$1];[.$A70])*4 + MIN([.B$1];[.$A70]))&gt;=82;1;0)" office:value-type="float" office:value="1" calcext:value-type="float">
            <text:p>1</text:p>
          </table:table-cell>
          <table:table-cell table:style-name="ce4" table:formula="of:=IF((MAX([.C$1];[.$A70])*4 + MIN([.C$1];[.$A70]))&gt;=82;1;0)" office:value-type="float" office:value="1" calcext:value-type="float">
            <text:p>1</text:p>
          </table:table-cell>
          <table:table-cell table:style-name="ce4" table:formula="of:=IF((MAX([.D$1];[.$A70])*4 + MIN([.D$1];[.$A70]))&gt;=82;1;0)" office:value-type="float" office:value="1" calcext:value-type="float">
            <text:p>1</text:p>
          </table:table-cell>
          <table:table-cell table:style-name="ce4" table:formula="of:=IF((MAX([.E$1];[.$A70])*4 + MIN([.E$1];[.$A70]))&gt;=82;1;0)" office:value-type="float" office:value="1" calcext:value-type="float">
            <text:p>1</text:p>
          </table:table-cell>
          <table:table-cell table:style-name="ce4" table:formula="of:=IF((MAX([.F$1];[.$A70])*4 + MIN([.F$1];[.$A70]))&gt;=82;1;0)" office:value-type="float" office:value="1" calcext:value-type="float">
            <text:p>1</text:p>
          </table:table-cell>
          <table:table-cell table:style-name="ce4" table:formula="of:=IF((MAX([.G$1];[.$A70])*4 + MIN([.G$1];[.$A70]))&gt;=82;1;0)" office:value-type="float" office:value="1" calcext:value-type="float">
            <text:p>1</text:p>
          </table:table-cell>
          <table:table-cell table:style-name="ce4" table:formula="of:=IF((MAX([.H$1];[.$A70])*4 + MIN([.H$1];[.$A70]))&gt;=82;1;0)" office:value-type="float" office:value="1" calcext:value-type="float">
            <text:p>1</text:p>
          </table:table-cell>
          <table:table-cell table:style-name="ce4" table:formula="of:=IF((MAX([.I$1];[.$A70])*4 + MIN([.I$1];[.$A70]))&gt;=82;1;0)" office:value-type="float" office:value="1" calcext:value-type="float">
            <text:p>1</text:p>
          </table:table-cell>
          <table:table-cell table:style-name="ce4" table:formula="of:=IF((MAX([.J$1];[.$A70])*4 + MIN([.J$1];[.$A70]))&gt;=82;1;0)" office:value-type="float" office:value="1" calcext:value-type="float">
            <text:p>1</text:p>
          </table:table-cell>
          <table:table-cell table:style-name="ce4" table:formula="of:=IF((MAX([.K$1];[.$A70])*4 + MIN([.K$1];[.$A70]))&gt;=82;1;0)" office:value-type="float" office:value="1" calcext:value-type="float">
            <text:p>1</text:p>
          </table:table-cell>
          <table:table-cell table:style-name="ce4" table:formula="of:=IF((MAX([.L$1];[.$A70])*4 + MIN([.L$1];[.$A70]))&gt;=82;1;0)" office:value-type="float" office:value="1" calcext:value-type="float">
            <text:p>1</text:p>
          </table:table-cell>
          <table:table-cell table:style-name="ce4" table:formula="of:=IF((MAX([.M$1];[.$A70])*4 + MIN([.M$1];[.$A70]))&gt;=82;1;0)" office:value-type="float" office:value="1" calcext:value-type="float">
            <text:p>1</text:p>
          </table:table-cell>
          <table:table-cell table:style-name="ce4" table:formula="of:=IF((MAX([.N$1];[.$A70])*4 + MIN([.N$1];[.$A70]))&gt;=82;1;0)" office:value-type="float" office:value="1" calcext:value-type="float">
            <text:p>1</text:p>
          </table:table-cell>
          <table:table-cell table:style-name="ce4" table:formula="of:=IF((MAX([.O$1];[.$A70])*4 + MIN([.O$1];[.$A70]))&gt;=82;1;0)" office:value-type="float" office:value="1" calcext:value-type="float">
            <text:p>1</text:p>
          </table:table-cell>
          <table:table-cell table:style-name="ce4" table:formula="of:=IF((MAX([.P$1];[.$A70])*4 + MIN([.P$1];[.$A70]))&gt;=82;1;0)" office:value-type="float" office:value="1" calcext:value-type="float">
            <text:p>1</text:p>
          </table:table-cell>
          <table:table-cell table:style-name="ce4" table:formula="of:=IF((MAX([.Q$1];[.$A70])*4 + MIN([.Q$1];[.$A70]))&gt;=82;1;0)" office:value-type="float" office:value="1" calcext:value-type="float">
            <text:p>1</text:p>
          </table:table-cell>
          <table:table-cell table:style-name="ce4" table:formula="of:=IF((MAX([.R$1];[.$A70])*4 + MIN([.R$1];[.$A70]))&gt;=82;1;0)" office:value-type="float" office:value="1" calcext:value-type="float">
            <text:p>1</text:p>
          </table:table-cell>
          <table:table-cell table:style-name="ce4" table:formula="of:=IF((MAX([.S$1];[.$A70])*4 + MIN([.S$1];[.$A70]))&gt;=82;1;0)" office:value-type="float" office:value="1" calcext:value-type="float">
            <text:p>1</text:p>
          </table:table-cell>
          <table:table-cell table:style-name="ce4" table:formula="of:=IF((MAX([.T$1];[.$A70])*4 + MIN([.T$1];[.$A70]))&gt;=82;1;0)" office:value-type="float" office:value="1" calcext:value-type="float">
            <text:p>1</text:p>
          </table:table-cell>
          <table:table-cell table:style-name="ce4" table:formula="of:=IF((MAX([.U$1];[.$A70])*4 + MIN([.U$1];[.$A70]))&gt;=82;1;0)" office:value-type="float" office:value="1" calcext:value-type="float">
            <text:p>1</text:p>
          </table:table-cell>
          <table:table-cell table:style-name="ce4" table:formula="of:=IF((MAX([.V$1];[.$A70])*4 + MIN([.V$1];[.$A70]))&gt;=82;1;0)" office:value-type="float" office:value="1" calcext:value-type="float">
            <text:p>1</text:p>
          </table:table-cell>
          <table:table-cell table:style-name="ce4" table:formula="of:=IF((MAX([.W$1];[.$A70])*4 + MIN([.W$1];[.$A70]))&gt;=82;1;0)" office:value-type="float" office:value="1" calcext:value-type="float">
            <text:p>1</text:p>
          </table:table-cell>
          <table:table-cell table:style-name="ce4" table:formula="of:=IF((MAX([.X$1];[.$A70])*4 + MIN([.X$1];[.$A70]))&gt;=82;1;0)" office:value-type="float" office:value="1" calcext:value-type="float">
            <text:p>1</text:p>
          </table:table-cell>
          <table:table-cell table:style-name="ce4" table:formula="of:=IF((MAX([.Y$1];[.$A70])*4 + MIN([.Y$1];[.$A70]))&gt;=82;1;0)" office:value-type="float" office:value="1" calcext:value-type="float">
            <text:p>1</text:p>
          </table:table-cell>
          <table:table-cell table:style-name="ce4" table:formula="of:=IF((MAX([.Z$1];[.$A70])*4 + MIN([.Z$1];[.$A70]))&gt;=82;1;0)" office:value-type="float" office:value="1" calcext:value-type="float">
            <text:p>1</text:p>
          </table:table-cell>
          <table:table-cell table:style-name="ce4" table:formula="of:=IF((MAX([.AA$1];[.$A70])*4 + MIN([.AA$1];[.$A70]))&gt;=82;1;0)" office:value-type="float" office:value="1" calcext:value-type="float">
            <text:p>1</text:p>
          </table:table-cell>
          <table:table-cell table:style-name="ce4" table:formula="of:=IF((MAX([.AB$1];[.$A70])*4 + MIN([.AB$1];[.$A70]))&gt;=82;1;0)" office:value-type="float" office:value="1" calcext:value-type="float">
            <text:p>1</text:p>
          </table:table-cell>
          <table:table-cell table:style-name="ce4" table:formula="of:=IF((MAX([.AC$1];[.$A70])*4 + MIN([.AC$1];[.$A70]))&gt;=82;1;0)" office:value-type="float" office:value="1" calcext:value-type="float">
            <text:p>1</text:p>
          </table:table-cell>
          <table:table-cell table:style-name="ce4" table:formula="of:=IF((MAX([.AD$1];[.$A70])*4 + MIN([.AD$1];[.$A70]))&gt;=82;1;0)" office:value-type="float" office:value="1" calcext:value-type="float">
            <text:p>1</text:p>
          </table:table-cell>
          <table:table-cell table:style-name="ce4" table:formula="of:=IF((MAX([.AE$1];[.$A70])*4 + MIN([.AE$1];[.$A70]))&gt;=82;1;0)" office:value-type="float" office:value="1" calcext:value-type="float">
            <text:p>1</text:p>
          </table:table-cell>
          <table:table-cell table:style-name="ce4" table:formula="of:=IF((MAX([.AF$1];[.$A70])*4 + MIN([.AF$1];[.$A70]))&gt;=82;1;0)" office:value-type="float" office:value="1" calcext:value-type="float">
            <text:p>1</text:p>
          </table:table-cell>
          <table:table-cell table:style-name="ce4" table:formula="of:=IF((MAX([.AG$1];[.$A70])*4 + MIN([.AG$1];[.$A70]))&gt;=82;1;0)" office:value-type="float" office:value="1" calcext:value-type="float">
            <text:p>1</text:p>
          </table:table-cell>
          <table:table-cell table:style-name="ce4" table:formula="of:=IF((MAX([.AH$1];[.$A70])*4 + MIN([.AH$1];[.$A70]))&gt;=82;1;0)" office:value-type="float" office:value="1" calcext:value-type="float">
            <text:p>1</text:p>
          </table:table-cell>
          <table:table-cell table:style-name="ce4" table:formula="of:=IF((MAX([.AI$1];[.$A70])*4 + MIN([.AI$1];[.$A70]))&gt;=82;1;0)" office:value-type="float" office:value="1" calcext:value-type="float">
            <text:p>1</text:p>
          </table:table-cell>
          <table:table-cell table:style-name="ce4" table:formula="of:=IF((MAX([.AJ$1];[.$A70])*4 + MIN([.AJ$1];[.$A70]))&gt;=82;1;0)" office:value-type="float" office:value="1" calcext:value-type="float">
            <text:p>1</text:p>
          </table:table-cell>
          <table:table-cell table:style-name="ce4" table:formula="of:=IF((MAX([.AK$1];[.$A70])*4 + MIN([.AK$1];[.$A70]))&gt;=82;1;0)" office:value-type="float" office:value="1" calcext:value-type="float">
            <text:p>1</text:p>
          </table:table-cell>
          <table:table-cell table:style-name="ce4" table:formula="of:=IF((MAX([.AL$1];[.$A70])*4 + MIN([.AL$1];[.$A70]))&gt;=82;1;0)" office:value-type="float" office:value="1" calcext:value-type="float">
            <text:p>1</text:p>
          </table:table-cell>
          <table:table-cell table:style-name="ce4" table:formula="of:=IF((MAX([.AM$1];[.$A70])*4 + MIN([.AM$1];[.$A70]))&gt;=82;1;0)" office:value-type="float" office:value="1" calcext:value-type="float">
            <text:p>1</text:p>
          </table:table-cell>
          <table:table-cell table:style-name="ce4" table:formula="of:=IF((MAX([.AN$1];[.$A70])*4 + MIN([.AN$1];[.$A70]))&gt;=82;1;0)" office:value-type="float" office:value="1" calcext:value-type="float">
            <text:p>1</text:p>
          </table:table-cell>
          <table:table-cell table:style-name="ce4" table:formula="of:=IF((MAX([.AO$1];[.$A70])*4 + MIN([.AO$1];[.$A70]))&gt;=82;1;0)" office:value-type="float" office:value="1" calcext:value-type="float">
            <text:p>1</text:p>
          </table:table-cell>
          <table:table-cell table:style-name="ce4" table:formula="of:=IF((MAX([.AP$1];[.$A70])*4 + MIN([.AP$1];[.$A70]))&gt;=82;1;0)" office:value-type="float" office:value="1" calcext:value-type="float">
            <text:p>1</text:p>
          </table:table-cell>
          <table:table-cell table:style-name="ce4" table:formula="of:=IF((MAX([.AQ$1];[.$A70])*4 + MIN([.AQ$1];[.$A70]))&gt;=82;1;0)" office:value-type="float" office:value="1" calcext:value-type="float">
            <text:p>1</text:p>
          </table:table-cell>
          <table:table-cell table:style-name="ce4" table:formula="of:=IF((MAX([.AR$1];[.$A70])*4 + MIN([.AR$1];[.$A70]))&gt;=82;1;0)" office:value-type="float" office:value="1" calcext:value-type="float">
            <text:p>1</text:p>
          </table:table-cell>
          <table:table-cell table:style-name="ce4" table:formula="of:=IF((MAX([.AS$1];[.$A70])*4 + MIN([.AS$1];[.$A70]))&gt;=82;1;0)" office:value-type="float" office:value="1" calcext:value-type="float">
            <text:p>1</text:p>
          </table:table-cell>
          <table:table-cell table:style-name="ce4" table:formula="of:=IF((MAX([.AT$1];[.$A70])*4 + MIN([.AT$1];[.$A70]))&gt;=82;1;0)" office:value-type="float" office:value="1" calcext:value-type="float">
            <text:p>1</text:p>
          </table:table-cell>
          <table:table-cell table:style-name="ce4" table:formula="of:=IF((MAX([.AU$1];[.$A70])*4 + MIN([.AU$1];[.$A70]))&gt;=82;1;0)" office:value-type="float" office:value="1" calcext:value-type="float">
            <text:p>1</text:p>
          </table:table-cell>
          <table:table-cell table:style-name="ce4" table:formula="of:=IF((MAX([.AV$1];[.$A70])*4 + MIN([.AV$1];[.$A70]))&gt;=82;1;0)" office:value-type="float" office:value="1" calcext:value-type="float">
            <text:p>1</text:p>
          </table:table-cell>
          <table:table-cell table:style-name="ce4" table:formula="of:=IF((MAX([.AW$1];[.$A70])*4 + MIN([.AW$1];[.$A70]))&gt;=82;1;0)" office:value-type="float" office:value="1" calcext:value-type="float">
            <text:p>1</text:p>
          </table:table-cell>
          <table:table-cell table:style-name="ce4" table:formula="of:=IF((MAX([.AX$1];[.$A70])*4 + MIN([.AX$1];[.$A70]))&gt;=82;1;0)" office:value-type="float" office:value="1" calcext:value-type="float">
            <text:p>1</text:p>
          </table:table-cell>
          <table:table-cell table:style-name="ce4" table:formula="of:=IF((MAX([.AY$1];[.$A70])*4 + MIN([.AY$1];[.$A70]))&gt;=82;1;0)" office:value-type="float" office:value="1" calcext:value-type="float">
            <text:p>1</text:p>
          </table:table-cell>
          <table:table-cell table:style-name="ce4" table:formula="of:=IF((MAX([.AZ$1];[.$A70])*4 + MIN([.AZ$1];[.$A70]))&gt;=82;1;0)" office:value-type="float" office:value="1" calcext:value-type="float">
            <text:p>1</text:p>
          </table:table-cell>
          <table:table-cell table:style-name="ce4" table:formula="of:=IF((MAX([.BA$1];[.$A70])*4 + MIN([.BA$1];[.$A70]))&gt;=82;1;0)" office:value-type="float" office:value="1" calcext:value-type="float">
            <text:p>1</text:p>
          </table:table-cell>
          <table:table-cell table:style-name="ce4" table:formula="of:=IF((MAX([.BB$1];[.$A70])*4 + MIN([.BB$1];[.$A70]))&gt;=82;1;0)" office:value-type="float" office:value="1" calcext:value-type="float">
            <text:p>1</text:p>
          </table:table-cell>
          <table:table-cell table:style-name="ce4" table:formula="of:=IF((MAX([.BC$1];[.$A70])*4 + MIN([.BC$1];[.$A70]))&gt;=82;1;0)" office:value-type="float" office:value="1" calcext:value-type="float">
            <text:p>1</text:p>
          </table:table-cell>
          <table:table-cell table:style-name="ce4" table:formula="of:=IF((MAX([.BD$1];[.$A70])*4 + MIN([.BD$1];[.$A70]))&gt;=82;1;0)" office:value-type="float" office:value="1" calcext:value-type="float">
            <text:p>1</text:p>
          </table:table-cell>
          <table:table-cell table:style-name="ce4" table:formula="of:=IF((MAX([.BE$1];[.$A70])*4 + MIN([.BE$1];[.$A70]))&gt;=82;1;0)" office:value-type="float" office:value="1" calcext:value-type="float">
            <text:p>1</text:p>
          </table:table-cell>
          <table:table-cell table:style-name="ce4" table:formula="of:=IF((MAX([.BF$1];[.$A70])*4 + MIN([.BF$1];[.$A70]))&gt;=82;1;0)" office:value-type="float" office:value="1" calcext:value-type="float">
            <text:p>1</text:p>
          </table:table-cell>
          <table:table-cell table:style-name="ce4" table:formula="of:=IF((MAX([.BG$1];[.$A70])*4 + MIN([.BG$1];[.$A70]))&gt;=82;1;0)" office:value-type="float" office:value="1" calcext:value-type="float">
            <text:p>1</text:p>
          </table:table-cell>
          <table:table-cell table:style-name="ce4" table:formula="of:=IF((MAX([.BH$1];[.$A70])*4 + MIN([.BH$1];[.$A70]))&gt;=82;1;0)" office:value-type="float" office:value="1" calcext:value-type="float">
            <text:p>1</text:p>
          </table:table-cell>
          <table:table-cell table:style-name="ce4" table:formula="of:=IF((MAX([.BI$1];[.$A70])*4 + MIN([.BI$1];[.$A70]))&gt;=82;1;0)" office:value-type="float" office:value="1" calcext:value-type="float">
            <text:p>1</text:p>
          </table:table-cell>
          <table:table-cell table:style-name="ce4" table:formula="of:=IF((MAX([.BJ$1];[.$A70])*4 + MIN([.BJ$1];[.$A70]))&gt;=82;1;0)" office:value-type="float" office:value="1" calcext:value-type="float">
            <text:p>1</text:p>
          </table:table-cell>
          <table:table-cell table:style-name="ce4" table:formula="of:=IF((MAX([.BK$1];[.$A70])*4 + MIN([.BK$1];[.$A70]))&gt;=82;1;0)" office:value-type="float" office:value="1" calcext:value-type="float">
            <text:p>1</text:p>
          </table:table-cell>
          <table:table-cell table:style-name="ce4" table:formula="of:=IF((MAX([.BL$1];[.$A70])*4 + MIN([.BL$1];[.$A70]))&gt;=82;1;0)" office:value-type="float" office:value="1" calcext:value-type="float">
            <text:p>1</text:p>
          </table:table-cell>
          <table:table-cell table:style-name="ce4" table:formula="of:=IF((MAX([.BM$1];[.$A70])*4 + MIN([.BM$1];[.$A70]))&gt;=82;1;0)" office:value-type="float" office:value="1" calcext:value-type="float">
            <text:p>1</text:p>
          </table:table-cell>
          <table:table-cell table:style-name="ce4" table:formula="of:=IF((MAX([.BN$1];[.$A70])*4 + MIN([.BN$1];[.$A70]))&gt;=82;1;0)" office:value-type="float" office:value="1" calcext:value-type="float">
            <text:p>1</text:p>
          </table:table-cell>
          <table:table-cell table:style-name="ce4" table:formula="of:=IF((MAX([.BO$1];[.$A70])*4 + MIN([.BO$1];[.$A70]))&gt;=82;1;0)" office:value-type="float" office:value="1" calcext:value-type="float">
            <text:p>1</text:p>
          </table:table-cell>
          <table:table-cell table:style-name="ce4" table:formula="of:=IF((MAX([.BP$1];[.$A70])*4 + MIN([.BP$1];[.$A70]))&gt;=82;1;0)" office:value-type="float" office:value="1" calcext:value-type="float">
            <text:p>1</text:p>
          </table:table-cell>
          <table:table-cell table:style-name="ce4" table:formula="of:=IF((MAX([.BQ$1];[.$A70])*4 + MIN([.BQ$1];[.$A70]))&gt;=82;1;0)" office:value-type="float" office:value="1" calcext:value-type="float">
            <text:p>1</text:p>
          </table:table-cell>
          <table:table-cell table:style-name="ce4" table:formula="of:=IF((MAX([.BR$1];[.$A70])*4 + MIN([.BR$1];[.$A70]))&gt;=82;1;0)" office:value-type="float" office:value="1" calcext:value-type="float">
            <text:p>1</text:p>
          </table:table-cell>
          <table:table-cell table:style-name="ce4" table:formula="of:=IF((MAX([.BS$1];[.$A70])*4 + MIN([.BS$1];[.$A70]))&gt;=82;1;0)" office:value-type="float" office:value="1" calcext:value-type="float">
            <text:p>1</text:p>
          </table:table-cell>
          <table:table-cell table:style-name="ce4" table:formula="of:=IF((MAX([.BT$1];[.$A70])*4 + MIN([.BT$1];[.$A70]))&gt;=82;1;0)" office:value-type="float" office:value="1" calcext:value-type="float">
            <text:p>1</text:p>
          </table:table-cell>
          <table:table-cell table:style-name="ce4" table:formula="of:=IF((MAX([.BU$1];[.$A70])*4 + MIN([.BU$1];[.$A70]))&gt;=82;1;0)" office:value-type="float" office:value="1" calcext:value-type="float">
            <text:p>1</text:p>
          </table:table-cell>
          <table:table-cell table:style-name="ce4" table:formula="of:=IF((MAX([.BV$1];[.$A70])*4 + MIN([.BV$1];[.$A70]))&gt;=82;1;0)" office:value-type="float" office:value="1" calcext:value-type="float">
            <text:p>1</text:p>
          </table:table-cell>
          <table:table-cell table:style-name="ce4" table:formula="of:=IF((MAX([.BW$1];[.$A70])*4 + MIN([.BW$1];[.$A70]))&gt;=82;1;0)" office:value-type="float" office:value="1" calcext:value-type="float">
            <text:p>1</text:p>
          </table:table-cell>
          <table:table-cell table:style-name="ce4" table:formula="of:=IF((MAX([.BX$1];[.$A70])*4 + MIN([.BX$1];[.$A70]))&gt;=82;1;0)" office:value-type="float" office:value="1" calcext:value-type="float">
            <text:p>1</text:p>
          </table:table-cell>
          <table:table-cell table:style-name="ce4" table:formula="of:=IF((MAX([.BY$1];[.$A70])*4 + MIN([.BY$1];[.$A70]))&gt;=82;1;0)" office:value-type="float" office:value="1" calcext:value-type="float">
            <text:p>1</text:p>
          </table:table-cell>
          <table:table-cell table:style-name="ce4" table:formula="of:=IF((MAX([.BZ$1];[.$A70])*4 + MIN([.BZ$1];[.$A70]))&gt;=82;1;0)" office:value-type="float" office:value="1" calcext:value-type="float">
            <text:p>1</text:p>
          </table:table-cell>
          <table:table-cell table:style-name="ce4" table:formula="of:=IF((MAX([.CA$1];[.$A70])*4 + MIN([.CA$1];[.$A70]))&gt;=82;1;0)" office:value-type="float" office:value="1" calcext:value-type="float">
            <text:p>1</text:p>
          </table:table-cell>
          <table:table-cell table:style-name="ce4" table:formula="of:=IF((MAX([.CB$1];[.$A70])*4 + MIN([.CB$1];[.$A70]))&gt;=82;1;0)" office:value-type="float" office:value="1" calcext:value-type="float">
            <text:p>1</text:p>
          </table:table-cell>
          <table:table-cell table:style-name="ce4" table:formula="of:=IF((MAX([.CC$1];[.$A70])*4 + MIN([.CC$1];[.$A70]))&gt;=82;1;0)" office:value-type="float" office:value="1" calcext:value-type="float">
            <text:p>1</text:p>
          </table:table-cell>
          <table:table-cell table:style-name="ce4" table:formula="of:=IF((MAX([.CD$1];[.$A70])*4 + MIN([.CD$1];[.$A70]))&gt;=82;1;0)" office:value-type="float" office:value="1" calcext:value-type="float">
            <text:p>1</text:p>
          </table:table-cell>
          <table:table-cell table:style-name="ce4" table:formula="of:=IF((MAX([.CE$1];[.$A70])*4 + MIN([.CE$1];[.$A70]))&gt;=82;1;0)" office:value-type="float" office:value="1" calcext:value-type="float">
            <text:p>1</text:p>
          </table:table-cell>
          <table:table-cell table:style-name="ce4" table:formula="of:=IF((MAX([.CF$1];[.$A70])*4 + MIN([.CF$1];[.$A70]))&gt;=82;1;0)" office:value-type="float" office:value="1" calcext:value-type="float">
            <text:p>1</text:p>
          </table:table-cell>
          <table:table-cell table:style-name="ce4" table:formula="of:=IF((MAX([.CG$1];[.$A70])*4 + MIN([.CG$1];[.$A70]))&gt;=82;1;0)" office:value-type="float" office:value="1" calcext:value-type="float">
            <text:p>1</text:p>
          </table:table-cell>
          <table:table-cell table:style-name="ce4" table:formula="of:=IF((MAX([.CH$1];[.$A70])*4 + MIN([.CH$1];[.$A7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table:formula="of:=IF((MAX([.B$1];[.$A71])*4 + MIN([.B$1];[.$A71]))&gt;=82;1;0)" office:value-type="float" office:value="1" calcext:value-type="float">
            <text:p>1</text:p>
          </table:table-cell>
          <table:table-cell table:style-name="ce4" table:formula="of:=IF((MAX([.C$1];[.$A71])*4 + MIN([.C$1];[.$A71]))&gt;=82;1;0)" office:value-type="float" office:value="1" calcext:value-type="float">
            <text:p>1</text:p>
          </table:table-cell>
          <table:table-cell table:style-name="ce4" table:formula="of:=IF((MAX([.D$1];[.$A71])*4 + MIN([.D$1];[.$A71]))&gt;=82;1;0)" office:value-type="float" office:value="1" calcext:value-type="float">
            <text:p>1</text:p>
          </table:table-cell>
          <table:table-cell table:style-name="ce4" table:formula="of:=IF((MAX([.E$1];[.$A71])*4 + MIN([.E$1];[.$A71]))&gt;=82;1;0)" office:value-type="float" office:value="1" calcext:value-type="float">
            <text:p>1</text:p>
          </table:table-cell>
          <table:table-cell table:style-name="ce4" table:formula="of:=IF((MAX([.F$1];[.$A71])*4 + MIN([.F$1];[.$A71]))&gt;=82;1;0)" office:value-type="float" office:value="1" calcext:value-type="float">
            <text:p>1</text:p>
          </table:table-cell>
          <table:table-cell table:style-name="ce4" table:formula="of:=IF((MAX([.G$1];[.$A71])*4 + MIN([.G$1];[.$A71]))&gt;=82;1;0)" office:value-type="float" office:value="1" calcext:value-type="float">
            <text:p>1</text:p>
          </table:table-cell>
          <table:table-cell table:style-name="ce4" table:formula="of:=IF((MAX([.H$1];[.$A71])*4 + MIN([.H$1];[.$A71]))&gt;=82;1;0)" office:value-type="float" office:value="1" calcext:value-type="float">
            <text:p>1</text:p>
          </table:table-cell>
          <table:table-cell table:style-name="ce4" table:formula="of:=IF((MAX([.I$1];[.$A71])*4 + MIN([.I$1];[.$A71]))&gt;=82;1;0)" office:value-type="float" office:value="1" calcext:value-type="float">
            <text:p>1</text:p>
          </table:table-cell>
          <table:table-cell table:style-name="ce4" table:formula="of:=IF((MAX([.J$1];[.$A71])*4 + MIN([.J$1];[.$A71]))&gt;=82;1;0)" office:value-type="float" office:value="1" calcext:value-type="float">
            <text:p>1</text:p>
          </table:table-cell>
          <table:table-cell table:style-name="ce4" table:formula="of:=IF((MAX([.K$1];[.$A71])*4 + MIN([.K$1];[.$A71]))&gt;=82;1;0)" office:value-type="float" office:value="1" calcext:value-type="float">
            <text:p>1</text:p>
          </table:table-cell>
          <table:table-cell table:style-name="ce4" table:formula="of:=IF((MAX([.L$1];[.$A71])*4 + MIN([.L$1];[.$A71]))&gt;=82;1;0)" office:value-type="float" office:value="1" calcext:value-type="float">
            <text:p>1</text:p>
          </table:table-cell>
          <table:table-cell table:style-name="ce4" table:formula="of:=IF((MAX([.M$1];[.$A71])*4 + MIN([.M$1];[.$A71]))&gt;=82;1;0)" office:value-type="float" office:value="1" calcext:value-type="float">
            <text:p>1</text:p>
          </table:table-cell>
          <table:table-cell table:style-name="ce4" table:formula="of:=IF((MAX([.N$1];[.$A71])*4 + MIN([.N$1];[.$A71]))&gt;=82;1;0)" office:value-type="float" office:value="1" calcext:value-type="float">
            <text:p>1</text:p>
          </table:table-cell>
          <table:table-cell table:style-name="ce4" table:formula="of:=IF((MAX([.O$1];[.$A71])*4 + MIN([.O$1];[.$A71]))&gt;=82;1;0)" office:value-type="float" office:value="1" calcext:value-type="float">
            <text:p>1</text:p>
          </table:table-cell>
          <table:table-cell table:style-name="ce4" table:formula="of:=IF((MAX([.P$1];[.$A71])*4 + MIN([.P$1];[.$A71]))&gt;=82;1;0)" office:value-type="float" office:value="1" calcext:value-type="float">
            <text:p>1</text:p>
          </table:table-cell>
          <table:table-cell table:style-name="ce4" table:formula="of:=IF((MAX([.Q$1];[.$A71])*4 + MIN([.Q$1];[.$A71]))&gt;=82;1;0)" office:value-type="float" office:value="1" calcext:value-type="float">
            <text:p>1</text:p>
          </table:table-cell>
          <table:table-cell table:style-name="ce4" table:formula="of:=IF((MAX([.R$1];[.$A71])*4 + MIN([.R$1];[.$A71]))&gt;=82;1;0)" office:value-type="float" office:value="1" calcext:value-type="float">
            <text:p>1</text:p>
          </table:table-cell>
          <table:table-cell table:style-name="ce4" table:formula="of:=IF((MAX([.S$1];[.$A71])*4 + MIN([.S$1];[.$A71]))&gt;=82;1;0)" office:value-type="float" office:value="1" calcext:value-type="float">
            <text:p>1</text:p>
          </table:table-cell>
          <table:table-cell table:style-name="ce4" table:formula="of:=IF((MAX([.T$1];[.$A71])*4 + MIN([.T$1];[.$A71]))&gt;=82;1;0)" office:value-type="float" office:value="1" calcext:value-type="float">
            <text:p>1</text:p>
          </table:table-cell>
          <table:table-cell table:style-name="ce4" table:formula="of:=IF((MAX([.U$1];[.$A71])*4 + MIN([.U$1];[.$A71]))&gt;=82;1;0)" office:value-type="float" office:value="1" calcext:value-type="float">
            <text:p>1</text:p>
          </table:table-cell>
          <table:table-cell table:style-name="ce4" table:formula="of:=IF((MAX([.V$1];[.$A71])*4 + MIN([.V$1];[.$A71]))&gt;=82;1;0)" office:value-type="float" office:value="1" calcext:value-type="float">
            <text:p>1</text:p>
          </table:table-cell>
          <table:table-cell table:style-name="ce4" table:formula="of:=IF((MAX([.W$1];[.$A71])*4 + MIN([.W$1];[.$A71]))&gt;=82;1;0)" office:value-type="float" office:value="1" calcext:value-type="float">
            <text:p>1</text:p>
          </table:table-cell>
          <table:table-cell table:style-name="ce4" table:formula="of:=IF((MAX([.X$1];[.$A71])*4 + MIN([.X$1];[.$A71]))&gt;=82;1;0)" office:value-type="float" office:value="1" calcext:value-type="float">
            <text:p>1</text:p>
          </table:table-cell>
          <table:table-cell table:style-name="ce4" table:formula="of:=IF((MAX([.Y$1];[.$A71])*4 + MIN([.Y$1];[.$A71]))&gt;=82;1;0)" office:value-type="float" office:value="1" calcext:value-type="float">
            <text:p>1</text:p>
          </table:table-cell>
          <table:table-cell table:style-name="ce4" table:formula="of:=IF((MAX([.Z$1];[.$A71])*4 + MIN([.Z$1];[.$A71]))&gt;=82;1;0)" office:value-type="float" office:value="1" calcext:value-type="float">
            <text:p>1</text:p>
          </table:table-cell>
          <table:table-cell table:style-name="ce4" table:formula="of:=IF((MAX([.AA$1];[.$A71])*4 + MIN([.AA$1];[.$A71]))&gt;=82;1;0)" office:value-type="float" office:value="1" calcext:value-type="float">
            <text:p>1</text:p>
          </table:table-cell>
          <table:table-cell table:style-name="ce4" table:formula="of:=IF((MAX([.AB$1];[.$A71])*4 + MIN([.AB$1];[.$A71]))&gt;=82;1;0)" office:value-type="float" office:value="1" calcext:value-type="float">
            <text:p>1</text:p>
          </table:table-cell>
          <table:table-cell table:style-name="ce4" table:formula="of:=IF((MAX([.AC$1];[.$A71])*4 + MIN([.AC$1];[.$A71]))&gt;=82;1;0)" office:value-type="float" office:value="1" calcext:value-type="float">
            <text:p>1</text:p>
          </table:table-cell>
          <table:table-cell table:style-name="ce4" table:formula="of:=IF((MAX([.AD$1];[.$A71])*4 + MIN([.AD$1];[.$A71]))&gt;=82;1;0)" office:value-type="float" office:value="1" calcext:value-type="float">
            <text:p>1</text:p>
          </table:table-cell>
          <table:table-cell table:style-name="ce4" table:formula="of:=IF((MAX([.AE$1];[.$A71])*4 + MIN([.AE$1];[.$A71]))&gt;=82;1;0)" office:value-type="float" office:value="1" calcext:value-type="float">
            <text:p>1</text:p>
          </table:table-cell>
          <table:table-cell table:style-name="ce4" table:formula="of:=IF((MAX([.AF$1];[.$A71])*4 + MIN([.AF$1];[.$A71]))&gt;=82;1;0)" office:value-type="float" office:value="1" calcext:value-type="float">
            <text:p>1</text:p>
          </table:table-cell>
          <table:table-cell table:style-name="ce4" table:formula="of:=IF((MAX([.AG$1];[.$A71])*4 + MIN([.AG$1];[.$A71]))&gt;=82;1;0)" office:value-type="float" office:value="1" calcext:value-type="float">
            <text:p>1</text:p>
          </table:table-cell>
          <table:table-cell table:style-name="ce4" table:formula="of:=IF((MAX([.AH$1];[.$A71])*4 + MIN([.AH$1];[.$A71]))&gt;=82;1;0)" office:value-type="float" office:value="1" calcext:value-type="float">
            <text:p>1</text:p>
          </table:table-cell>
          <table:table-cell table:style-name="ce4" table:formula="of:=IF((MAX([.AI$1];[.$A71])*4 + MIN([.AI$1];[.$A71]))&gt;=82;1;0)" office:value-type="float" office:value="1" calcext:value-type="float">
            <text:p>1</text:p>
          </table:table-cell>
          <table:table-cell table:style-name="ce4" table:formula="of:=IF((MAX([.AJ$1];[.$A71])*4 + MIN([.AJ$1];[.$A71]))&gt;=82;1;0)" office:value-type="float" office:value="1" calcext:value-type="float">
            <text:p>1</text:p>
          </table:table-cell>
          <table:table-cell table:style-name="ce4" table:formula="of:=IF((MAX([.AK$1];[.$A71])*4 + MIN([.AK$1];[.$A71]))&gt;=82;1;0)" office:value-type="float" office:value="1" calcext:value-type="float">
            <text:p>1</text:p>
          </table:table-cell>
          <table:table-cell table:style-name="ce4" table:formula="of:=IF((MAX([.AL$1];[.$A71])*4 + MIN([.AL$1];[.$A71]))&gt;=82;1;0)" office:value-type="float" office:value="1" calcext:value-type="float">
            <text:p>1</text:p>
          </table:table-cell>
          <table:table-cell table:style-name="ce4" table:formula="of:=IF((MAX([.AM$1];[.$A71])*4 + MIN([.AM$1];[.$A71]))&gt;=82;1;0)" office:value-type="float" office:value="1" calcext:value-type="float">
            <text:p>1</text:p>
          </table:table-cell>
          <table:table-cell table:style-name="ce4" table:formula="of:=IF((MAX([.AN$1];[.$A71])*4 + MIN([.AN$1];[.$A71]))&gt;=82;1;0)" office:value-type="float" office:value="1" calcext:value-type="float">
            <text:p>1</text:p>
          </table:table-cell>
          <table:table-cell table:style-name="ce4" table:formula="of:=IF((MAX([.AO$1];[.$A71])*4 + MIN([.AO$1];[.$A71]))&gt;=82;1;0)" office:value-type="float" office:value="1" calcext:value-type="float">
            <text:p>1</text:p>
          </table:table-cell>
          <table:table-cell table:style-name="ce4" table:formula="of:=IF((MAX([.AP$1];[.$A71])*4 + MIN([.AP$1];[.$A71]))&gt;=82;1;0)" office:value-type="float" office:value="1" calcext:value-type="float">
            <text:p>1</text:p>
          </table:table-cell>
          <table:table-cell table:style-name="ce4" table:formula="of:=IF((MAX([.AQ$1];[.$A71])*4 + MIN([.AQ$1];[.$A71]))&gt;=82;1;0)" office:value-type="float" office:value="1" calcext:value-type="float">
            <text:p>1</text:p>
          </table:table-cell>
          <table:table-cell table:style-name="ce4" table:formula="of:=IF((MAX([.AR$1];[.$A71])*4 + MIN([.AR$1];[.$A71]))&gt;=82;1;0)" office:value-type="float" office:value="1" calcext:value-type="float">
            <text:p>1</text:p>
          </table:table-cell>
          <table:table-cell table:style-name="ce4" table:formula="of:=IF((MAX([.AS$1];[.$A71])*4 + MIN([.AS$1];[.$A71]))&gt;=82;1;0)" office:value-type="float" office:value="1" calcext:value-type="float">
            <text:p>1</text:p>
          </table:table-cell>
          <table:table-cell table:style-name="ce4" table:formula="of:=IF((MAX([.AT$1];[.$A71])*4 + MIN([.AT$1];[.$A71]))&gt;=82;1;0)" office:value-type="float" office:value="1" calcext:value-type="float">
            <text:p>1</text:p>
          </table:table-cell>
          <table:table-cell table:style-name="ce4" table:formula="of:=IF((MAX([.AU$1];[.$A71])*4 + MIN([.AU$1];[.$A71]))&gt;=82;1;0)" office:value-type="float" office:value="1" calcext:value-type="float">
            <text:p>1</text:p>
          </table:table-cell>
          <table:table-cell table:style-name="ce4" table:formula="of:=IF((MAX([.AV$1];[.$A71])*4 + MIN([.AV$1];[.$A71]))&gt;=82;1;0)" office:value-type="float" office:value="1" calcext:value-type="float">
            <text:p>1</text:p>
          </table:table-cell>
          <table:table-cell table:style-name="ce4" table:formula="of:=IF((MAX([.AW$1];[.$A71])*4 + MIN([.AW$1];[.$A71]))&gt;=82;1;0)" office:value-type="float" office:value="1" calcext:value-type="float">
            <text:p>1</text:p>
          </table:table-cell>
          <table:table-cell table:style-name="ce4" table:formula="of:=IF((MAX([.AX$1];[.$A71])*4 + MIN([.AX$1];[.$A71]))&gt;=82;1;0)" office:value-type="float" office:value="1" calcext:value-type="float">
            <text:p>1</text:p>
          </table:table-cell>
          <table:table-cell table:style-name="ce4" table:formula="of:=IF((MAX([.AY$1];[.$A71])*4 + MIN([.AY$1];[.$A71]))&gt;=82;1;0)" office:value-type="float" office:value="1" calcext:value-type="float">
            <text:p>1</text:p>
          </table:table-cell>
          <table:table-cell table:style-name="ce4" table:formula="of:=IF((MAX([.AZ$1];[.$A71])*4 + MIN([.AZ$1];[.$A71]))&gt;=82;1;0)" office:value-type="float" office:value="1" calcext:value-type="float">
            <text:p>1</text:p>
          </table:table-cell>
          <table:table-cell table:style-name="ce4" table:formula="of:=IF((MAX([.BA$1];[.$A71])*4 + MIN([.BA$1];[.$A71]))&gt;=82;1;0)" office:value-type="float" office:value="1" calcext:value-type="float">
            <text:p>1</text:p>
          </table:table-cell>
          <table:table-cell table:style-name="ce4" table:formula="of:=IF((MAX([.BB$1];[.$A71])*4 + MIN([.BB$1];[.$A71]))&gt;=82;1;0)" office:value-type="float" office:value="1" calcext:value-type="float">
            <text:p>1</text:p>
          </table:table-cell>
          <table:table-cell table:style-name="ce4" table:formula="of:=IF((MAX([.BC$1];[.$A71])*4 + MIN([.BC$1];[.$A71]))&gt;=82;1;0)" office:value-type="float" office:value="1" calcext:value-type="float">
            <text:p>1</text:p>
          </table:table-cell>
          <table:table-cell table:style-name="ce4" table:formula="of:=IF((MAX([.BD$1];[.$A71])*4 + MIN([.BD$1];[.$A71]))&gt;=82;1;0)" office:value-type="float" office:value="1" calcext:value-type="float">
            <text:p>1</text:p>
          </table:table-cell>
          <table:table-cell table:style-name="ce4" table:formula="of:=IF((MAX([.BE$1];[.$A71])*4 + MIN([.BE$1];[.$A71]))&gt;=82;1;0)" office:value-type="float" office:value="1" calcext:value-type="float">
            <text:p>1</text:p>
          </table:table-cell>
          <table:table-cell table:style-name="ce4" table:formula="of:=IF((MAX([.BF$1];[.$A71])*4 + MIN([.BF$1];[.$A71]))&gt;=82;1;0)" office:value-type="float" office:value="1" calcext:value-type="float">
            <text:p>1</text:p>
          </table:table-cell>
          <table:table-cell table:style-name="ce4" table:formula="of:=IF((MAX([.BG$1];[.$A71])*4 + MIN([.BG$1];[.$A71]))&gt;=82;1;0)" office:value-type="float" office:value="1" calcext:value-type="float">
            <text:p>1</text:p>
          </table:table-cell>
          <table:table-cell table:style-name="ce4" table:formula="of:=IF((MAX([.BH$1];[.$A71])*4 + MIN([.BH$1];[.$A71]))&gt;=82;1;0)" office:value-type="float" office:value="1" calcext:value-type="float">
            <text:p>1</text:p>
          </table:table-cell>
          <table:table-cell table:style-name="ce4" table:formula="of:=IF((MAX([.BI$1];[.$A71])*4 + MIN([.BI$1];[.$A71]))&gt;=82;1;0)" office:value-type="float" office:value="1" calcext:value-type="float">
            <text:p>1</text:p>
          </table:table-cell>
          <table:table-cell table:style-name="ce4" table:formula="of:=IF((MAX([.BJ$1];[.$A71])*4 + MIN([.BJ$1];[.$A71]))&gt;=82;1;0)" office:value-type="float" office:value="1" calcext:value-type="float">
            <text:p>1</text:p>
          </table:table-cell>
          <table:table-cell table:style-name="ce4" table:formula="of:=IF((MAX([.BK$1];[.$A71])*4 + MIN([.BK$1];[.$A71]))&gt;=82;1;0)" office:value-type="float" office:value="1" calcext:value-type="float">
            <text:p>1</text:p>
          </table:table-cell>
          <table:table-cell table:style-name="ce4" table:formula="of:=IF((MAX([.BL$1];[.$A71])*4 + MIN([.BL$1];[.$A71]))&gt;=82;1;0)" office:value-type="float" office:value="1" calcext:value-type="float">
            <text:p>1</text:p>
          </table:table-cell>
          <table:table-cell table:style-name="ce4" table:formula="of:=IF((MAX([.BM$1];[.$A71])*4 + MIN([.BM$1];[.$A71]))&gt;=82;1;0)" office:value-type="float" office:value="1" calcext:value-type="float">
            <text:p>1</text:p>
          </table:table-cell>
          <table:table-cell table:style-name="ce4" table:formula="of:=IF((MAX([.BN$1];[.$A71])*4 + MIN([.BN$1];[.$A71]))&gt;=82;1;0)" office:value-type="float" office:value="1" calcext:value-type="float">
            <text:p>1</text:p>
          </table:table-cell>
          <table:table-cell table:style-name="ce4" table:formula="of:=IF((MAX([.BO$1];[.$A71])*4 + MIN([.BO$1];[.$A71]))&gt;=82;1;0)" office:value-type="float" office:value="1" calcext:value-type="float">
            <text:p>1</text:p>
          </table:table-cell>
          <table:table-cell table:style-name="ce4" table:formula="of:=IF((MAX([.BP$1];[.$A71])*4 + MIN([.BP$1];[.$A71]))&gt;=82;1;0)" office:value-type="float" office:value="1" calcext:value-type="float">
            <text:p>1</text:p>
          </table:table-cell>
          <table:table-cell table:style-name="ce4" table:formula="of:=IF((MAX([.BQ$1];[.$A71])*4 + MIN([.BQ$1];[.$A71]))&gt;=82;1;0)" office:value-type="float" office:value="1" calcext:value-type="float">
            <text:p>1</text:p>
          </table:table-cell>
          <table:table-cell table:style-name="ce4" table:formula="of:=IF((MAX([.BR$1];[.$A71])*4 + MIN([.BR$1];[.$A71]))&gt;=82;1;0)" office:value-type="float" office:value="1" calcext:value-type="float">
            <text:p>1</text:p>
          </table:table-cell>
          <table:table-cell table:style-name="ce4" table:formula="of:=IF((MAX([.BS$1];[.$A71])*4 + MIN([.BS$1];[.$A71]))&gt;=82;1;0)" office:value-type="float" office:value="1" calcext:value-type="float">
            <text:p>1</text:p>
          </table:table-cell>
          <table:table-cell table:style-name="ce4" table:formula="of:=IF((MAX([.BT$1];[.$A71])*4 + MIN([.BT$1];[.$A71]))&gt;=82;1;0)" office:value-type="float" office:value="1" calcext:value-type="float">
            <text:p>1</text:p>
          </table:table-cell>
          <table:table-cell table:style-name="ce4" table:formula="of:=IF((MAX([.BU$1];[.$A71])*4 + MIN([.BU$1];[.$A71]))&gt;=82;1;0)" office:value-type="float" office:value="1" calcext:value-type="float">
            <text:p>1</text:p>
          </table:table-cell>
          <table:table-cell table:style-name="ce4" table:formula="of:=IF((MAX([.BV$1];[.$A71])*4 + MIN([.BV$1];[.$A71]))&gt;=82;1;0)" office:value-type="float" office:value="1" calcext:value-type="float">
            <text:p>1</text:p>
          </table:table-cell>
          <table:table-cell table:style-name="ce4" table:formula="of:=IF((MAX([.BW$1];[.$A71])*4 + MIN([.BW$1];[.$A71]))&gt;=82;1;0)" office:value-type="float" office:value="1" calcext:value-type="float">
            <text:p>1</text:p>
          </table:table-cell>
          <table:table-cell table:style-name="ce4" table:formula="of:=IF((MAX([.BX$1];[.$A71])*4 + MIN([.BX$1];[.$A71]))&gt;=82;1;0)" office:value-type="float" office:value="1" calcext:value-type="float">
            <text:p>1</text:p>
          </table:table-cell>
          <table:table-cell table:style-name="ce4" table:formula="of:=IF((MAX([.BY$1];[.$A71])*4 + MIN([.BY$1];[.$A71]))&gt;=82;1;0)" office:value-type="float" office:value="1" calcext:value-type="float">
            <text:p>1</text:p>
          </table:table-cell>
          <table:table-cell table:style-name="ce4" table:formula="of:=IF((MAX([.BZ$1];[.$A71])*4 + MIN([.BZ$1];[.$A71]))&gt;=82;1;0)" office:value-type="float" office:value="1" calcext:value-type="float">
            <text:p>1</text:p>
          </table:table-cell>
          <table:table-cell table:style-name="ce4" table:formula="of:=IF((MAX([.CA$1];[.$A71])*4 + MIN([.CA$1];[.$A71]))&gt;=82;1;0)" office:value-type="float" office:value="1" calcext:value-type="float">
            <text:p>1</text:p>
          </table:table-cell>
          <table:table-cell table:style-name="ce4" table:formula="of:=IF((MAX([.CB$1];[.$A71])*4 + MIN([.CB$1];[.$A71]))&gt;=82;1;0)" office:value-type="float" office:value="1" calcext:value-type="float">
            <text:p>1</text:p>
          </table:table-cell>
          <table:table-cell table:style-name="ce4" table:formula="of:=IF((MAX([.CC$1];[.$A71])*4 + MIN([.CC$1];[.$A71]))&gt;=82;1;0)" office:value-type="float" office:value="1" calcext:value-type="float">
            <text:p>1</text:p>
          </table:table-cell>
          <table:table-cell table:style-name="ce4" table:formula="of:=IF((MAX([.CD$1];[.$A71])*4 + MIN([.CD$1];[.$A71]))&gt;=82;1;0)" office:value-type="float" office:value="1" calcext:value-type="float">
            <text:p>1</text:p>
          </table:table-cell>
          <table:table-cell table:style-name="ce4" table:formula="of:=IF((MAX([.CE$1];[.$A71])*4 + MIN([.CE$1];[.$A71]))&gt;=82;1;0)" office:value-type="float" office:value="1" calcext:value-type="float">
            <text:p>1</text:p>
          </table:table-cell>
          <table:table-cell table:style-name="ce4" table:formula="of:=IF((MAX([.CF$1];[.$A71])*4 + MIN([.CF$1];[.$A71]))&gt;=82;1;0)" office:value-type="float" office:value="1" calcext:value-type="float">
            <text:p>1</text:p>
          </table:table-cell>
          <table:table-cell table:style-name="ce4" table:formula="of:=IF((MAX([.CG$1];[.$A71])*4 + MIN([.CG$1];[.$A71]))&gt;=82;1;0)" office:value-type="float" office:value="1" calcext:value-type="float">
            <text:p>1</text:p>
          </table:table-cell>
          <table:table-cell table:style-name="ce4" table:formula="of:=IF((MAX([.CH$1];[.$A71])*4 + MIN([.CH$1];[.$A7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table:formula="of:=IF((MAX([.B$1];[.$A72])*4 + MIN([.B$1];[.$A72]))&gt;=82;1;0)" office:value-type="float" office:value="1" calcext:value-type="float">
            <text:p>1</text:p>
          </table:table-cell>
          <table:table-cell table:style-name="ce4" table:formula="of:=IF((MAX([.C$1];[.$A72])*4 + MIN([.C$1];[.$A72]))&gt;=82;1;0)" office:value-type="float" office:value="1" calcext:value-type="float">
            <text:p>1</text:p>
          </table:table-cell>
          <table:table-cell table:style-name="ce4" table:formula="of:=IF((MAX([.D$1];[.$A72])*4 + MIN([.D$1];[.$A72]))&gt;=82;1;0)" office:value-type="float" office:value="1" calcext:value-type="float">
            <text:p>1</text:p>
          </table:table-cell>
          <table:table-cell table:style-name="ce4" table:formula="of:=IF((MAX([.E$1];[.$A72])*4 + MIN([.E$1];[.$A72]))&gt;=82;1;0)" office:value-type="float" office:value="1" calcext:value-type="float">
            <text:p>1</text:p>
          </table:table-cell>
          <table:table-cell table:style-name="ce4" table:formula="of:=IF((MAX([.F$1];[.$A72])*4 + MIN([.F$1];[.$A72]))&gt;=82;1;0)" office:value-type="float" office:value="1" calcext:value-type="float">
            <text:p>1</text:p>
          </table:table-cell>
          <table:table-cell table:style-name="ce4" table:formula="of:=IF((MAX([.G$1];[.$A72])*4 + MIN([.G$1];[.$A72]))&gt;=82;1;0)" office:value-type="float" office:value="1" calcext:value-type="float">
            <text:p>1</text:p>
          </table:table-cell>
          <table:table-cell table:style-name="ce4" table:formula="of:=IF((MAX([.H$1];[.$A72])*4 + MIN([.H$1];[.$A72]))&gt;=82;1;0)" office:value-type="float" office:value="1" calcext:value-type="float">
            <text:p>1</text:p>
          </table:table-cell>
          <table:table-cell table:style-name="ce4" table:formula="of:=IF((MAX([.I$1];[.$A72])*4 + MIN([.I$1];[.$A72]))&gt;=82;1;0)" office:value-type="float" office:value="1" calcext:value-type="float">
            <text:p>1</text:p>
          </table:table-cell>
          <table:table-cell table:style-name="ce4" table:formula="of:=IF((MAX([.J$1];[.$A72])*4 + MIN([.J$1];[.$A72]))&gt;=82;1;0)" office:value-type="float" office:value="1" calcext:value-type="float">
            <text:p>1</text:p>
          </table:table-cell>
          <table:table-cell table:style-name="ce4" table:formula="of:=IF((MAX([.K$1];[.$A72])*4 + MIN([.K$1];[.$A72]))&gt;=82;1;0)" office:value-type="float" office:value="1" calcext:value-type="float">
            <text:p>1</text:p>
          </table:table-cell>
          <table:table-cell table:style-name="ce4" table:formula="of:=IF((MAX([.L$1];[.$A72])*4 + MIN([.L$1];[.$A72]))&gt;=82;1;0)" office:value-type="float" office:value="1" calcext:value-type="float">
            <text:p>1</text:p>
          </table:table-cell>
          <table:table-cell table:style-name="ce4" table:formula="of:=IF((MAX([.M$1];[.$A72])*4 + MIN([.M$1];[.$A72]))&gt;=82;1;0)" office:value-type="float" office:value="1" calcext:value-type="float">
            <text:p>1</text:p>
          </table:table-cell>
          <table:table-cell table:style-name="ce4" table:formula="of:=IF((MAX([.N$1];[.$A72])*4 + MIN([.N$1];[.$A72]))&gt;=82;1;0)" office:value-type="float" office:value="1" calcext:value-type="float">
            <text:p>1</text:p>
          </table:table-cell>
          <table:table-cell table:style-name="ce4" table:formula="of:=IF((MAX([.O$1];[.$A72])*4 + MIN([.O$1];[.$A72]))&gt;=82;1;0)" office:value-type="float" office:value="1" calcext:value-type="float">
            <text:p>1</text:p>
          </table:table-cell>
          <table:table-cell table:style-name="ce4" table:formula="of:=IF((MAX([.P$1];[.$A72])*4 + MIN([.P$1];[.$A72]))&gt;=82;1;0)" office:value-type="float" office:value="1" calcext:value-type="float">
            <text:p>1</text:p>
          </table:table-cell>
          <table:table-cell table:style-name="ce4" table:formula="of:=IF((MAX([.Q$1];[.$A72])*4 + MIN([.Q$1];[.$A72]))&gt;=82;1;0)" office:value-type="float" office:value="1" calcext:value-type="float">
            <text:p>1</text:p>
          </table:table-cell>
          <table:table-cell table:style-name="ce4" table:formula="of:=IF((MAX([.R$1];[.$A72])*4 + MIN([.R$1];[.$A72]))&gt;=82;1;0)" office:value-type="float" office:value="1" calcext:value-type="float">
            <text:p>1</text:p>
          </table:table-cell>
          <table:table-cell table:style-name="ce4" table:formula="of:=IF((MAX([.S$1];[.$A72])*4 + MIN([.S$1];[.$A72]))&gt;=82;1;0)" office:value-type="float" office:value="1" calcext:value-type="float">
            <text:p>1</text:p>
          </table:table-cell>
          <table:table-cell table:style-name="ce4" table:formula="of:=IF((MAX([.T$1];[.$A72])*4 + MIN([.T$1];[.$A72]))&gt;=82;1;0)" office:value-type="float" office:value="1" calcext:value-type="float">
            <text:p>1</text:p>
          </table:table-cell>
          <table:table-cell table:style-name="ce4" table:formula="of:=IF((MAX([.U$1];[.$A72])*4 + MIN([.U$1];[.$A72]))&gt;=82;1;0)" office:value-type="float" office:value="1" calcext:value-type="float">
            <text:p>1</text:p>
          </table:table-cell>
          <table:table-cell table:style-name="ce4" table:formula="of:=IF((MAX([.V$1];[.$A72])*4 + MIN([.V$1];[.$A72]))&gt;=82;1;0)" office:value-type="float" office:value="1" calcext:value-type="float">
            <text:p>1</text:p>
          </table:table-cell>
          <table:table-cell table:style-name="ce4" table:formula="of:=IF((MAX([.W$1];[.$A72])*4 + MIN([.W$1];[.$A72]))&gt;=82;1;0)" office:value-type="float" office:value="1" calcext:value-type="float">
            <text:p>1</text:p>
          </table:table-cell>
          <table:table-cell table:style-name="ce4" table:formula="of:=IF((MAX([.X$1];[.$A72])*4 + MIN([.X$1];[.$A72]))&gt;=82;1;0)" office:value-type="float" office:value="1" calcext:value-type="float">
            <text:p>1</text:p>
          </table:table-cell>
          <table:table-cell table:style-name="ce4" table:formula="of:=IF((MAX([.Y$1];[.$A72])*4 + MIN([.Y$1];[.$A72]))&gt;=82;1;0)" office:value-type="float" office:value="1" calcext:value-type="float">
            <text:p>1</text:p>
          </table:table-cell>
          <table:table-cell table:style-name="ce4" table:formula="of:=IF((MAX([.Z$1];[.$A72])*4 + MIN([.Z$1];[.$A72]))&gt;=82;1;0)" office:value-type="float" office:value="1" calcext:value-type="float">
            <text:p>1</text:p>
          </table:table-cell>
          <table:table-cell table:style-name="ce4" table:formula="of:=IF((MAX([.AA$1];[.$A72])*4 + MIN([.AA$1];[.$A72]))&gt;=82;1;0)" office:value-type="float" office:value="1" calcext:value-type="float">
            <text:p>1</text:p>
          </table:table-cell>
          <table:table-cell table:style-name="ce4" table:formula="of:=IF((MAX([.AB$1];[.$A72])*4 + MIN([.AB$1];[.$A72]))&gt;=82;1;0)" office:value-type="float" office:value="1" calcext:value-type="float">
            <text:p>1</text:p>
          </table:table-cell>
          <table:table-cell table:style-name="ce4" table:formula="of:=IF((MAX([.AC$1];[.$A72])*4 + MIN([.AC$1];[.$A72]))&gt;=82;1;0)" office:value-type="float" office:value="1" calcext:value-type="float">
            <text:p>1</text:p>
          </table:table-cell>
          <table:table-cell table:style-name="ce4" table:formula="of:=IF((MAX([.AD$1];[.$A72])*4 + MIN([.AD$1];[.$A72]))&gt;=82;1;0)" office:value-type="float" office:value="1" calcext:value-type="float">
            <text:p>1</text:p>
          </table:table-cell>
          <table:table-cell table:style-name="ce4" table:formula="of:=IF((MAX([.AE$1];[.$A72])*4 + MIN([.AE$1];[.$A72]))&gt;=82;1;0)" office:value-type="float" office:value="1" calcext:value-type="float">
            <text:p>1</text:p>
          </table:table-cell>
          <table:table-cell table:style-name="ce4" table:formula="of:=IF((MAX([.AF$1];[.$A72])*4 + MIN([.AF$1];[.$A72]))&gt;=82;1;0)" office:value-type="float" office:value="1" calcext:value-type="float">
            <text:p>1</text:p>
          </table:table-cell>
          <table:table-cell table:style-name="ce4" table:formula="of:=IF((MAX([.AG$1];[.$A72])*4 + MIN([.AG$1];[.$A72]))&gt;=82;1;0)" office:value-type="float" office:value="1" calcext:value-type="float">
            <text:p>1</text:p>
          </table:table-cell>
          <table:table-cell table:style-name="ce4" table:formula="of:=IF((MAX([.AH$1];[.$A72])*4 + MIN([.AH$1];[.$A72]))&gt;=82;1;0)" office:value-type="float" office:value="1" calcext:value-type="float">
            <text:p>1</text:p>
          </table:table-cell>
          <table:table-cell table:style-name="ce4" table:formula="of:=IF((MAX([.AI$1];[.$A72])*4 + MIN([.AI$1];[.$A72]))&gt;=82;1;0)" office:value-type="float" office:value="1" calcext:value-type="float">
            <text:p>1</text:p>
          </table:table-cell>
          <table:table-cell table:style-name="ce4" table:formula="of:=IF((MAX([.AJ$1];[.$A72])*4 + MIN([.AJ$1];[.$A72]))&gt;=82;1;0)" office:value-type="float" office:value="1" calcext:value-type="float">
            <text:p>1</text:p>
          </table:table-cell>
          <table:table-cell table:style-name="ce4" table:formula="of:=IF((MAX([.AK$1];[.$A72])*4 + MIN([.AK$1];[.$A72]))&gt;=82;1;0)" office:value-type="float" office:value="1" calcext:value-type="float">
            <text:p>1</text:p>
          </table:table-cell>
          <table:table-cell table:style-name="ce4" table:formula="of:=IF((MAX([.AL$1];[.$A72])*4 + MIN([.AL$1];[.$A72]))&gt;=82;1;0)" office:value-type="float" office:value="1" calcext:value-type="float">
            <text:p>1</text:p>
          </table:table-cell>
          <table:table-cell table:style-name="ce4" table:formula="of:=IF((MAX([.AM$1];[.$A72])*4 + MIN([.AM$1];[.$A72]))&gt;=82;1;0)" office:value-type="float" office:value="1" calcext:value-type="float">
            <text:p>1</text:p>
          </table:table-cell>
          <table:table-cell table:style-name="ce4" table:formula="of:=IF((MAX([.AN$1];[.$A72])*4 + MIN([.AN$1];[.$A72]))&gt;=82;1;0)" office:value-type="float" office:value="1" calcext:value-type="float">
            <text:p>1</text:p>
          </table:table-cell>
          <table:table-cell table:style-name="ce4" table:formula="of:=IF((MAX([.AO$1];[.$A72])*4 + MIN([.AO$1];[.$A72]))&gt;=82;1;0)" office:value-type="float" office:value="1" calcext:value-type="float">
            <text:p>1</text:p>
          </table:table-cell>
          <table:table-cell table:style-name="ce4" table:formula="of:=IF((MAX([.AP$1];[.$A72])*4 + MIN([.AP$1];[.$A72]))&gt;=82;1;0)" office:value-type="float" office:value="1" calcext:value-type="float">
            <text:p>1</text:p>
          </table:table-cell>
          <table:table-cell table:style-name="ce4" table:formula="of:=IF((MAX([.AQ$1];[.$A72])*4 + MIN([.AQ$1];[.$A72]))&gt;=82;1;0)" office:value-type="float" office:value="1" calcext:value-type="float">
            <text:p>1</text:p>
          </table:table-cell>
          <table:table-cell table:style-name="ce4" table:formula="of:=IF((MAX([.AR$1];[.$A72])*4 + MIN([.AR$1];[.$A72]))&gt;=82;1;0)" office:value-type="float" office:value="1" calcext:value-type="float">
            <text:p>1</text:p>
          </table:table-cell>
          <table:table-cell table:style-name="ce4" table:formula="of:=IF((MAX([.AS$1];[.$A72])*4 + MIN([.AS$1];[.$A72]))&gt;=82;1;0)" office:value-type="float" office:value="1" calcext:value-type="float">
            <text:p>1</text:p>
          </table:table-cell>
          <table:table-cell table:style-name="ce4" table:formula="of:=IF((MAX([.AT$1];[.$A72])*4 + MIN([.AT$1];[.$A72]))&gt;=82;1;0)" office:value-type="float" office:value="1" calcext:value-type="float">
            <text:p>1</text:p>
          </table:table-cell>
          <table:table-cell table:style-name="ce4" table:formula="of:=IF((MAX([.AU$1];[.$A72])*4 + MIN([.AU$1];[.$A72]))&gt;=82;1;0)" office:value-type="float" office:value="1" calcext:value-type="float">
            <text:p>1</text:p>
          </table:table-cell>
          <table:table-cell table:style-name="ce4" table:formula="of:=IF((MAX([.AV$1];[.$A72])*4 + MIN([.AV$1];[.$A72]))&gt;=82;1;0)" office:value-type="float" office:value="1" calcext:value-type="float">
            <text:p>1</text:p>
          </table:table-cell>
          <table:table-cell table:style-name="ce4" table:formula="of:=IF((MAX([.AW$1];[.$A72])*4 + MIN([.AW$1];[.$A72]))&gt;=82;1;0)" office:value-type="float" office:value="1" calcext:value-type="float">
            <text:p>1</text:p>
          </table:table-cell>
          <table:table-cell table:style-name="ce4" table:formula="of:=IF((MAX([.AX$1];[.$A72])*4 + MIN([.AX$1];[.$A72]))&gt;=82;1;0)" office:value-type="float" office:value="1" calcext:value-type="float">
            <text:p>1</text:p>
          </table:table-cell>
          <table:table-cell table:style-name="ce4" table:formula="of:=IF((MAX([.AY$1];[.$A72])*4 + MIN([.AY$1];[.$A72]))&gt;=82;1;0)" office:value-type="float" office:value="1" calcext:value-type="float">
            <text:p>1</text:p>
          </table:table-cell>
          <table:table-cell table:style-name="ce4" table:formula="of:=IF((MAX([.AZ$1];[.$A72])*4 + MIN([.AZ$1];[.$A72]))&gt;=82;1;0)" office:value-type="float" office:value="1" calcext:value-type="float">
            <text:p>1</text:p>
          </table:table-cell>
          <table:table-cell table:style-name="ce4" table:formula="of:=IF((MAX([.BA$1];[.$A72])*4 + MIN([.BA$1];[.$A72]))&gt;=82;1;0)" office:value-type="float" office:value="1" calcext:value-type="float">
            <text:p>1</text:p>
          </table:table-cell>
          <table:table-cell table:style-name="ce4" table:formula="of:=IF((MAX([.BB$1];[.$A72])*4 + MIN([.BB$1];[.$A72]))&gt;=82;1;0)" office:value-type="float" office:value="1" calcext:value-type="float">
            <text:p>1</text:p>
          </table:table-cell>
          <table:table-cell table:style-name="ce4" table:formula="of:=IF((MAX([.BC$1];[.$A72])*4 + MIN([.BC$1];[.$A72]))&gt;=82;1;0)" office:value-type="float" office:value="1" calcext:value-type="float">
            <text:p>1</text:p>
          </table:table-cell>
          <table:table-cell table:style-name="ce4" table:formula="of:=IF((MAX([.BD$1];[.$A72])*4 + MIN([.BD$1];[.$A72]))&gt;=82;1;0)" office:value-type="float" office:value="1" calcext:value-type="float">
            <text:p>1</text:p>
          </table:table-cell>
          <table:table-cell table:style-name="ce4" table:formula="of:=IF((MAX([.BE$1];[.$A72])*4 + MIN([.BE$1];[.$A72]))&gt;=82;1;0)" office:value-type="float" office:value="1" calcext:value-type="float">
            <text:p>1</text:p>
          </table:table-cell>
          <table:table-cell table:style-name="ce4" table:formula="of:=IF((MAX([.BF$1];[.$A72])*4 + MIN([.BF$1];[.$A72]))&gt;=82;1;0)" office:value-type="float" office:value="1" calcext:value-type="float">
            <text:p>1</text:p>
          </table:table-cell>
          <table:table-cell table:style-name="ce4" table:formula="of:=IF((MAX([.BG$1];[.$A72])*4 + MIN([.BG$1];[.$A72]))&gt;=82;1;0)" office:value-type="float" office:value="1" calcext:value-type="float">
            <text:p>1</text:p>
          </table:table-cell>
          <table:table-cell table:style-name="ce4" table:formula="of:=IF((MAX([.BH$1];[.$A72])*4 + MIN([.BH$1];[.$A72]))&gt;=82;1;0)" office:value-type="float" office:value="1" calcext:value-type="float">
            <text:p>1</text:p>
          </table:table-cell>
          <table:table-cell table:style-name="ce4" table:formula="of:=IF((MAX([.BI$1];[.$A72])*4 + MIN([.BI$1];[.$A72]))&gt;=82;1;0)" office:value-type="float" office:value="1" calcext:value-type="float">
            <text:p>1</text:p>
          </table:table-cell>
          <table:table-cell table:style-name="ce4" table:formula="of:=IF((MAX([.BJ$1];[.$A72])*4 + MIN([.BJ$1];[.$A72]))&gt;=82;1;0)" office:value-type="float" office:value="1" calcext:value-type="float">
            <text:p>1</text:p>
          </table:table-cell>
          <table:table-cell table:style-name="ce4" table:formula="of:=IF((MAX([.BK$1];[.$A72])*4 + MIN([.BK$1];[.$A72]))&gt;=82;1;0)" office:value-type="float" office:value="1" calcext:value-type="float">
            <text:p>1</text:p>
          </table:table-cell>
          <table:table-cell table:style-name="ce4" table:formula="of:=IF((MAX([.BL$1];[.$A72])*4 + MIN([.BL$1];[.$A72]))&gt;=82;1;0)" office:value-type="float" office:value="1" calcext:value-type="float">
            <text:p>1</text:p>
          </table:table-cell>
          <table:table-cell table:style-name="ce4" table:formula="of:=IF((MAX([.BM$1];[.$A72])*4 + MIN([.BM$1];[.$A72]))&gt;=82;1;0)" office:value-type="float" office:value="1" calcext:value-type="float">
            <text:p>1</text:p>
          </table:table-cell>
          <table:table-cell table:style-name="ce4" table:formula="of:=IF((MAX([.BN$1];[.$A72])*4 + MIN([.BN$1];[.$A72]))&gt;=82;1;0)" office:value-type="float" office:value="1" calcext:value-type="float">
            <text:p>1</text:p>
          </table:table-cell>
          <table:table-cell table:style-name="ce4" table:formula="of:=IF((MAX([.BO$1];[.$A72])*4 + MIN([.BO$1];[.$A72]))&gt;=82;1;0)" office:value-type="float" office:value="1" calcext:value-type="float">
            <text:p>1</text:p>
          </table:table-cell>
          <table:table-cell table:style-name="ce4" table:formula="of:=IF((MAX([.BP$1];[.$A72])*4 + MIN([.BP$1];[.$A72]))&gt;=82;1;0)" office:value-type="float" office:value="1" calcext:value-type="float">
            <text:p>1</text:p>
          </table:table-cell>
          <table:table-cell table:style-name="ce4" table:formula="of:=IF((MAX([.BQ$1];[.$A72])*4 + MIN([.BQ$1];[.$A72]))&gt;=82;1;0)" office:value-type="float" office:value="1" calcext:value-type="float">
            <text:p>1</text:p>
          </table:table-cell>
          <table:table-cell table:style-name="ce4" table:formula="of:=IF((MAX([.BR$1];[.$A72])*4 + MIN([.BR$1];[.$A72]))&gt;=82;1;0)" office:value-type="float" office:value="1" calcext:value-type="float">
            <text:p>1</text:p>
          </table:table-cell>
          <table:table-cell table:style-name="ce4" table:formula="of:=IF((MAX([.BS$1];[.$A72])*4 + MIN([.BS$1];[.$A72]))&gt;=82;1;0)" office:value-type="float" office:value="1" calcext:value-type="float">
            <text:p>1</text:p>
          </table:table-cell>
          <table:table-cell table:style-name="ce4" table:formula="of:=IF((MAX([.BT$1];[.$A72])*4 + MIN([.BT$1];[.$A72]))&gt;=82;1;0)" office:value-type="float" office:value="1" calcext:value-type="float">
            <text:p>1</text:p>
          </table:table-cell>
          <table:table-cell table:style-name="ce4" table:formula="of:=IF((MAX([.BU$1];[.$A72])*4 + MIN([.BU$1];[.$A72]))&gt;=82;1;0)" office:value-type="float" office:value="1" calcext:value-type="float">
            <text:p>1</text:p>
          </table:table-cell>
          <table:table-cell table:style-name="ce4" table:formula="of:=IF((MAX([.BV$1];[.$A72])*4 + MIN([.BV$1];[.$A72]))&gt;=82;1;0)" office:value-type="float" office:value="1" calcext:value-type="float">
            <text:p>1</text:p>
          </table:table-cell>
          <table:table-cell table:style-name="ce4" table:formula="of:=IF((MAX([.BW$1];[.$A72])*4 + MIN([.BW$1];[.$A72]))&gt;=82;1;0)" office:value-type="float" office:value="1" calcext:value-type="float">
            <text:p>1</text:p>
          </table:table-cell>
          <table:table-cell table:style-name="ce4" table:formula="of:=IF((MAX([.BX$1];[.$A72])*4 + MIN([.BX$1];[.$A72]))&gt;=82;1;0)" office:value-type="float" office:value="1" calcext:value-type="float">
            <text:p>1</text:p>
          </table:table-cell>
          <table:table-cell table:style-name="ce4" table:formula="of:=IF((MAX([.BY$1];[.$A72])*4 + MIN([.BY$1];[.$A72]))&gt;=82;1;0)" office:value-type="float" office:value="1" calcext:value-type="float">
            <text:p>1</text:p>
          </table:table-cell>
          <table:table-cell table:style-name="ce4" table:formula="of:=IF((MAX([.BZ$1];[.$A72])*4 + MIN([.BZ$1];[.$A72]))&gt;=82;1;0)" office:value-type="float" office:value="1" calcext:value-type="float">
            <text:p>1</text:p>
          </table:table-cell>
          <table:table-cell table:style-name="ce4" table:formula="of:=IF((MAX([.CA$1];[.$A72])*4 + MIN([.CA$1];[.$A72]))&gt;=82;1;0)" office:value-type="float" office:value="1" calcext:value-type="float">
            <text:p>1</text:p>
          </table:table-cell>
          <table:table-cell table:style-name="ce4" table:formula="of:=IF((MAX([.CB$1];[.$A72])*4 + MIN([.CB$1];[.$A72]))&gt;=82;1;0)" office:value-type="float" office:value="1" calcext:value-type="float">
            <text:p>1</text:p>
          </table:table-cell>
          <table:table-cell table:style-name="ce4" table:formula="of:=IF((MAX([.CC$1];[.$A72])*4 + MIN([.CC$1];[.$A72]))&gt;=82;1;0)" office:value-type="float" office:value="1" calcext:value-type="float">
            <text:p>1</text:p>
          </table:table-cell>
          <table:table-cell table:style-name="ce4" table:formula="of:=IF((MAX([.CD$1];[.$A72])*4 + MIN([.CD$1];[.$A72]))&gt;=82;1;0)" office:value-type="float" office:value="1" calcext:value-type="float">
            <text:p>1</text:p>
          </table:table-cell>
          <table:table-cell table:style-name="ce4" table:formula="of:=IF((MAX([.CE$1];[.$A72])*4 + MIN([.CE$1];[.$A72]))&gt;=82;1;0)" office:value-type="float" office:value="1" calcext:value-type="float">
            <text:p>1</text:p>
          </table:table-cell>
          <table:table-cell table:style-name="ce4" table:formula="of:=IF((MAX([.CF$1];[.$A72])*4 + MIN([.CF$1];[.$A72]))&gt;=82;1;0)" office:value-type="float" office:value="1" calcext:value-type="float">
            <text:p>1</text:p>
          </table:table-cell>
          <table:table-cell table:style-name="ce4" table:formula="of:=IF((MAX([.CG$1];[.$A72])*4 + MIN([.CG$1];[.$A72]))&gt;=82;1;0)" office:value-type="float" office:value="1" calcext:value-type="float">
            <text:p>1</text:p>
          </table:table-cell>
          <table:table-cell table:style-name="ce4" table:formula="of:=IF((MAX([.CH$1];[.$A72])*4 + MIN([.CH$1];[.$A7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table:formula="of:=IF((MAX([.B$1];[.$A73])*4 + MIN([.B$1];[.$A73]))&gt;=82;1;0)" office:value-type="float" office:value="1" calcext:value-type="float">
            <text:p>1</text:p>
          </table:table-cell>
          <table:table-cell table:style-name="ce4" table:formula="of:=IF((MAX([.C$1];[.$A73])*4 + MIN([.C$1];[.$A73]))&gt;=82;1;0)" office:value-type="float" office:value="1" calcext:value-type="float">
            <text:p>1</text:p>
          </table:table-cell>
          <table:table-cell table:style-name="ce4" table:formula="of:=IF((MAX([.D$1];[.$A73])*4 + MIN([.D$1];[.$A73]))&gt;=82;1;0)" office:value-type="float" office:value="1" calcext:value-type="float">
            <text:p>1</text:p>
          </table:table-cell>
          <table:table-cell table:style-name="ce4" table:formula="of:=IF((MAX([.E$1];[.$A73])*4 + MIN([.E$1];[.$A73]))&gt;=82;1;0)" office:value-type="float" office:value="1" calcext:value-type="float">
            <text:p>1</text:p>
          </table:table-cell>
          <table:table-cell table:style-name="ce4" table:formula="of:=IF((MAX([.F$1];[.$A73])*4 + MIN([.F$1];[.$A73]))&gt;=82;1;0)" office:value-type="float" office:value="1" calcext:value-type="float">
            <text:p>1</text:p>
          </table:table-cell>
          <table:table-cell table:style-name="ce4" table:formula="of:=IF((MAX([.G$1];[.$A73])*4 + MIN([.G$1];[.$A73]))&gt;=82;1;0)" office:value-type="float" office:value="1" calcext:value-type="float">
            <text:p>1</text:p>
          </table:table-cell>
          <table:table-cell table:style-name="ce4" table:formula="of:=IF((MAX([.H$1];[.$A73])*4 + MIN([.H$1];[.$A73]))&gt;=82;1;0)" office:value-type="float" office:value="1" calcext:value-type="float">
            <text:p>1</text:p>
          </table:table-cell>
          <table:table-cell table:style-name="ce4" table:formula="of:=IF((MAX([.I$1];[.$A73])*4 + MIN([.I$1];[.$A73]))&gt;=82;1;0)" office:value-type="float" office:value="1" calcext:value-type="float">
            <text:p>1</text:p>
          </table:table-cell>
          <table:table-cell table:style-name="ce4" table:formula="of:=IF((MAX([.J$1];[.$A73])*4 + MIN([.J$1];[.$A73]))&gt;=82;1;0)" office:value-type="float" office:value="1" calcext:value-type="float">
            <text:p>1</text:p>
          </table:table-cell>
          <table:table-cell table:style-name="ce4" table:formula="of:=IF((MAX([.K$1];[.$A73])*4 + MIN([.K$1];[.$A73]))&gt;=82;1;0)" office:value-type="float" office:value="1" calcext:value-type="float">
            <text:p>1</text:p>
          </table:table-cell>
          <table:table-cell table:style-name="ce4" table:formula="of:=IF((MAX([.L$1];[.$A73])*4 + MIN([.L$1];[.$A73]))&gt;=82;1;0)" office:value-type="float" office:value="1" calcext:value-type="float">
            <text:p>1</text:p>
          </table:table-cell>
          <table:table-cell table:style-name="ce4" table:formula="of:=IF((MAX([.M$1];[.$A73])*4 + MIN([.M$1];[.$A73]))&gt;=82;1;0)" office:value-type="float" office:value="1" calcext:value-type="float">
            <text:p>1</text:p>
          </table:table-cell>
          <table:table-cell table:style-name="ce4" table:formula="of:=IF((MAX([.N$1];[.$A73])*4 + MIN([.N$1];[.$A73]))&gt;=82;1;0)" office:value-type="float" office:value="1" calcext:value-type="float">
            <text:p>1</text:p>
          </table:table-cell>
          <table:table-cell table:style-name="ce4" table:formula="of:=IF((MAX([.O$1];[.$A73])*4 + MIN([.O$1];[.$A73]))&gt;=82;1;0)" office:value-type="float" office:value="1" calcext:value-type="float">
            <text:p>1</text:p>
          </table:table-cell>
          <table:table-cell table:style-name="ce4" table:formula="of:=IF((MAX([.P$1];[.$A73])*4 + MIN([.P$1];[.$A73]))&gt;=82;1;0)" office:value-type="float" office:value="1" calcext:value-type="float">
            <text:p>1</text:p>
          </table:table-cell>
          <table:table-cell table:style-name="ce4" table:formula="of:=IF((MAX([.Q$1];[.$A73])*4 + MIN([.Q$1];[.$A73]))&gt;=82;1;0)" office:value-type="float" office:value="1" calcext:value-type="float">
            <text:p>1</text:p>
          </table:table-cell>
          <table:table-cell table:style-name="ce4" table:formula="of:=IF((MAX([.R$1];[.$A73])*4 + MIN([.R$1];[.$A73]))&gt;=82;1;0)" office:value-type="float" office:value="1" calcext:value-type="float">
            <text:p>1</text:p>
          </table:table-cell>
          <table:table-cell table:style-name="ce4" table:formula="of:=IF((MAX([.S$1];[.$A73])*4 + MIN([.S$1];[.$A73]))&gt;=82;1;0)" office:value-type="float" office:value="1" calcext:value-type="float">
            <text:p>1</text:p>
          </table:table-cell>
          <table:table-cell table:style-name="ce4" table:formula="of:=IF((MAX([.T$1];[.$A73])*4 + MIN([.T$1];[.$A73]))&gt;=82;1;0)" office:value-type="float" office:value="1" calcext:value-type="float">
            <text:p>1</text:p>
          </table:table-cell>
          <table:table-cell table:style-name="ce4" table:formula="of:=IF((MAX([.U$1];[.$A73])*4 + MIN([.U$1];[.$A73]))&gt;=82;1;0)" office:value-type="float" office:value="1" calcext:value-type="float">
            <text:p>1</text:p>
          </table:table-cell>
          <table:table-cell table:style-name="ce4" table:formula="of:=IF((MAX([.V$1];[.$A73])*4 + MIN([.V$1];[.$A73]))&gt;=82;1;0)" office:value-type="float" office:value="1" calcext:value-type="float">
            <text:p>1</text:p>
          </table:table-cell>
          <table:table-cell table:style-name="ce4" table:formula="of:=IF((MAX([.W$1];[.$A73])*4 + MIN([.W$1];[.$A73]))&gt;=82;1;0)" office:value-type="float" office:value="1" calcext:value-type="float">
            <text:p>1</text:p>
          </table:table-cell>
          <table:table-cell table:style-name="ce4" table:formula="of:=IF((MAX([.X$1];[.$A73])*4 + MIN([.X$1];[.$A73]))&gt;=82;1;0)" office:value-type="float" office:value="1" calcext:value-type="float">
            <text:p>1</text:p>
          </table:table-cell>
          <table:table-cell table:style-name="ce4" table:formula="of:=IF((MAX([.Y$1];[.$A73])*4 + MIN([.Y$1];[.$A73]))&gt;=82;1;0)" office:value-type="float" office:value="1" calcext:value-type="float">
            <text:p>1</text:p>
          </table:table-cell>
          <table:table-cell table:style-name="ce4" table:formula="of:=IF((MAX([.Z$1];[.$A73])*4 + MIN([.Z$1];[.$A73]))&gt;=82;1;0)" office:value-type="float" office:value="1" calcext:value-type="float">
            <text:p>1</text:p>
          </table:table-cell>
          <table:table-cell table:style-name="ce4" table:formula="of:=IF((MAX([.AA$1];[.$A73])*4 + MIN([.AA$1];[.$A73]))&gt;=82;1;0)" office:value-type="float" office:value="1" calcext:value-type="float">
            <text:p>1</text:p>
          </table:table-cell>
          <table:table-cell table:style-name="ce4" table:formula="of:=IF((MAX([.AB$1];[.$A73])*4 + MIN([.AB$1];[.$A73]))&gt;=82;1;0)" office:value-type="float" office:value="1" calcext:value-type="float">
            <text:p>1</text:p>
          </table:table-cell>
          <table:table-cell table:style-name="ce4" table:formula="of:=IF((MAX([.AC$1];[.$A73])*4 + MIN([.AC$1];[.$A73]))&gt;=82;1;0)" office:value-type="float" office:value="1" calcext:value-type="float">
            <text:p>1</text:p>
          </table:table-cell>
          <table:table-cell table:style-name="ce4" table:formula="of:=IF((MAX([.AD$1];[.$A73])*4 + MIN([.AD$1];[.$A73]))&gt;=82;1;0)" office:value-type="float" office:value="1" calcext:value-type="float">
            <text:p>1</text:p>
          </table:table-cell>
          <table:table-cell table:style-name="ce4" table:formula="of:=IF((MAX([.AE$1];[.$A73])*4 + MIN([.AE$1];[.$A73]))&gt;=82;1;0)" office:value-type="float" office:value="1" calcext:value-type="float">
            <text:p>1</text:p>
          </table:table-cell>
          <table:table-cell table:style-name="ce4" table:formula="of:=IF((MAX([.AF$1];[.$A73])*4 + MIN([.AF$1];[.$A73]))&gt;=82;1;0)" office:value-type="float" office:value="1" calcext:value-type="float">
            <text:p>1</text:p>
          </table:table-cell>
          <table:table-cell table:style-name="ce4" table:formula="of:=IF((MAX([.AG$1];[.$A73])*4 + MIN([.AG$1];[.$A73]))&gt;=82;1;0)" office:value-type="float" office:value="1" calcext:value-type="float">
            <text:p>1</text:p>
          </table:table-cell>
          <table:table-cell table:style-name="ce4" table:formula="of:=IF((MAX([.AH$1];[.$A73])*4 + MIN([.AH$1];[.$A73]))&gt;=82;1;0)" office:value-type="float" office:value="1" calcext:value-type="float">
            <text:p>1</text:p>
          </table:table-cell>
          <table:table-cell table:style-name="ce4" table:formula="of:=IF((MAX([.AI$1];[.$A73])*4 + MIN([.AI$1];[.$A73]))&gt;=82;1;0)" office:value-type="float" office:value="1" calcext:value-type="float">
            <text:p>1</text:p>
          </table:table-cell>
          <table:table-cell table:style-name="ce4" table:formula="of:=IF((MAX([.AJ$1];[.$A73])*4 + MIN([.AJ$1];[.$A73]))&gt;=82;1;0)" office:value-type="float" office:value="1" calcext:value-type="float">
            <text:p>1</text:p>
          </table:table-cell>
          <table:table-cell table:style-name="ce4" table:formula="of:=IF((MAX([.AK$1];[.$A73])*4 + MIN([.AK$1];[.$A73]))&gt;=82;1;0)" office:value-type="float" office:value="1" calcext:value-type="float">
            <text:p>1</text:p>
          </table:table-cell>
          <table:table-cell table:style-name="ce4" table:formula="of:=IF((MAX([.AL$1];[.$A73])*4 + MIN([.AL$1];[.$A73]))&gt;=82;1;0)" office:value-type="float" office:value="1" calcext:value-type="float">
            <text:p>1</text:p>
          </table:table-cell>
          <table:table-cell table:style-name="ce4" table:formula="of:=IF((MAX([.AM$1];[.$A73])*4 + MIN([.AM$1];[.$A73]))&gt;=82;1;0)" office:value-type="float" office:value="1" calcext:value-type="float">
            <text:p>1</text:p>
          </table:table-cell>
          <table:table-cell table:style-name="ce4" table:formula="of:=IF((MAX([.AN$1];[.$A73])*4 + MIN([.AN$1];[.$A73]))&gt;=82;1;0)" office:value-type="float" office:value="1" calcext:value-type="float">
            <text:p>1</text:p>
          </table:table-cell>
          <table:table-cell table:style-name="ce4" table:formula="of:=IF((MAX([.AO$1];[.$A73])*4 + MIN([.AO$1];[.$A73]))&gt;=82;1;0)" office:value-type="float" office:value="1" calcext:value-type="float">
            <text:p>1</text:p>
          </table:table-cell>
          <table:table-cell table:style-name="ce4" table:formula="of:=IF((MAX([.AP$1];[.$A73])*4 + MIN([.AP$1];[.$A73]))&gt;=82;1;0)" office:value-type="float" office:value="1" calcext:value-type="float">
            <text:p>1</text:p>
          </table:table-cell>
          <table:table-cell table:style-name="ce4" table:formula="of:=IF((MAX([.AQ$1];[.$A73])*4 + MIN([.AQ$1];[.$A73]))&gt;=82;1;0)" office:value-type="float" office:value="1" calcext:value-type="float">
            <text:p>1</text:p>
          </table:table-cell>
          <table:table-cell table:style-name="ce4" table:formula="of:=IF((MAX([.AR$1];[.$A73])*4 + MIN([.AR$1];[.$A73]))&gt;=82;1;0)" office:value-type="float" office:value="1" calcext:value-type="float">
            <text:p>1</text:p>
          </table:table-cell>
          <table:table-cell table:style-name="ce4" table:formula="of:=IF((MAX([.AS$1];[.$A73])*4 + MIN([.AS$1];[.$A73]))&gt;=82;1;0)" office:value-type="float" office:value="1" calcext:value-type="float">
            <text:p>1</text:p>
          </table:table-cell>
          <table:table-cell table:style-name="ce4" table:formula="of:=IF((MAX([.AT$1];[.$A73])*4 + MIN([.AT$1];[.$A73]))&gt;=82;1;0)" office:value-type="float" office:value="1" calcext:value-type="float">
            <text:p>1</text:p>
          </table:table-cell>
          <table:table-cell table:style-name="ce4" table:formula="of:=IF((MAX([.AU$1];[.$A73])*4 + MIN([.AU$1];[.$A73]))&gt;=82;1;0)" office:value-type="float" office:value="1" calcext:value-type="float">
            <text:p>1</text:p>
          </table:table-cell>
          <table:table-cell table:style-name="ce4" table:formula="of:=IF((MAX([.AV$1];[.$A73])*4 + MIN([.AV$1];[.$A73]))&gt;=82;1;0)" office:value-type="float" office:value="1" calcext:value-type="float">
            <text:p>1</text:p>
          </table:table-cell>
          <table:table-cell table:style-name="ce4" table:formula="of:=IF((MAX([.AW$1];[.$A73])*4 + MIN([.AW$1];[.$A73]))&gt;=82;1;0)" office:value-type="float" office:value="1" calcext:value-type="float">
            <text:p>1</text:p>
          </table:table-cell>
          <table:table-cell table:style-name="ce4" table:formula="of:=IF((MAX([.AX$1];[.$A73])*4 + MIN([.AX$1];[.$A73]))&gt;=82;1;0)" office:value-type="float" office:value="1" calcext:value-type="float">
            <text:p>1</text:p>
          </table:table-cell>
          <table:table-cell table:style-name="ce4" table:formula="of:=IF((MAX([.AY$1];[.$A73])*4 + MIN([.AY$1];[.$A73]))&gt;=82;1;0)" office:value-type="float" office:value="1" calcext:value-type="float">
            <text:p>1</text:p>
          </table:table-cell>
          <table:table-cell table:style-name="ce4" table:formula="of:=IF((MAX([.AZ$1];[.$A73])*4 + MIN([.AZ$1];[.$A73]))&gt;=82;1;0)" office:value-type="float" office:value="1" calcext:value-type="float">
            <text:p>1</text:p>
          </table:table-cell>
          <table:table-cell table:style-name="ce4" table:formula="of:=IF((MAX([.BA$1];[.$A73])*4 + MIN([.BA$1];[.$A73]))&gt;=82;1;0)" office:value-type="float" office:value="1" calcext:value-type="float">
            <text:p>1</text:p>
          </table:table-cell>
          <table:table-cell table:style-name="ce4" table:formula="of:=IF((MAX([.BB$1];[.$A73])*4 + MIN([.BB$1];[.$A73]))&gt;=82;1;0)" office:value-type="float" office:value="1" calcext:value-type="float">
            <text:p>1</text:p>
          </table:table-cell>
          <table:table-cell table:style-name="ce4" table:formula="of:=IF((MAX([.BC$1];[.$A73])*4 + MIN([.BC$1];[.$A73]))&gt;=82;1;0)" office:value-type="float" office:value="1" calcext:value-type="float">
            <text:p>1</text:p>
          </table:table-cell>
          <table:table-cell table:style-name="ce4" table:formula="of:=IF((MAX([.BD$1];[.$A73])*4 + MIN([.BD$1];[.$A73]))&gt;=82;1;0)" office:value-type="float" office:value="1" calcext:value-type="float">
            <text:p>1</text:p>
          </table:table-cell>
          <table:table-cell table:style-name="ce4" table:formula="of:=IF((MAX([.BE$1];[.$A73])*4 + MIN([.BE$1];[.$A73]))&gt;=82;1;0)" office:value-type="float" office:value="1" calcext:value-type="float">
            <text:p>1</text:p>
          </table:table-cell>
          <table:table-cell table:style-name="ce4" table:formula="of:=IF((MAX([.BF$1];[.$A73])*4 + MIN([.BF$1];[.$A73]))&gt;=82;1;0)" office:value-type="float" office:value="1" calcext:value-type="float">
            <text:p>1</text:p>
          </table:table-cell>
          <table:table-cell table:style-name="ce4" table:formula="of:=IF((MAX([.BG$1];[.$A73])*4 + MIN([.BG$1];[.$A73]))&gt;=82;1;0)" office:value-type="float" office:value="1" calcext:value-type="float">
            <text:p>1</text:p>
          </table:table-cell>
          <table:table-cell table:style-name="ce4" table:formula="of:=IF((MAX([.BH$1];[.$A73])*4 + MIN([.BH$1];[.$A73]))&gt;=82;1;0)" office:value-type="float" office:value="1" calcext:value-type="float">
            <text:p>1</text:p>
          </table:table-cell>
          <table:table-cell table:style-name="ce4" table:formula="of:=IF((MAX([.BI$1];[.$A73])*4 + MIN([.BI$1];[.$A73]))&gt;=82;1;0)" office:value-type="float" office:value="1" calcext:value-type="float">
            <text:p>1</text:p>
          </table:table-cell>
          <table:table-cell table:style-name="ce4" table:formula="of:=IF((MAX([.BJ$1];[.$A73])*4 + MIN([.BJ$1];[.$A73]))&gt;=82;1;0)" office:value-type="float" office:value="1" calcext:value-type="float">
            <text:p>1</text:p>
          </table:table-cell>
          <table:table-cell table:style-name="ce4" table:formula="of:=IF((MAX([.BK$1];[.$A73])*4 + MIN([.BK$1];[.$A73]))&gt;=82;1;0)" office:value-type="float" office:value="1" calcext:value-type="float">
            <text:p>1</text:p>
          </table:table-cell>
          <table:table-cell table:style-name="ce4" table:formula="of:=IF((MAX([.BL$1];[.$A73])*4 + MIN([.BL$1];[.$A73]))&gt;=82;1;0)" office:value-type="float" office:value="1" calcext:value-type="float">
            <text:p>1</text:p>
          </table:table-cell>
          <table:table-cell table:style-name="ce4" table:formula="of:=IF((MAX([.BM$1];[.$A73])*4 + MIN([.BM$1];[.$A73]))&gt;=82;1;0)" office:value-type="float" office:value="1" calcext:value-type="float">
            <text:p>1</text:p>
          </table:table-cell>
          <table:table-cell table:style-name="ce4" table:formula="of:=IF((MAX([.BN$1];[.$A73])*4 + MIN([.BN$1];[.$A73]))&gt;=82;1;0)" office:value-type="float" office:value="1" calcext:value-type="float">
            <text:p>1</text:p>
          </table:table-cell>
          <table:table-cell table:style-name="ce4" table:formula="of:=IF((MAX([.BO$1];[.$A73])*4 + MIN([.BO$1];[.$A73]))&gt;=82;1;0)" office:value-type="float" office:value="1" calcext:value-type="float">
            <text:p>1</text:p>
          </table:table-cell>
          <table:table-cell table:style-name="ce4" table:formula="of:=IF((MAX([.BP$1];[.$A73])*4 + MIN([.BP$1];[.$A73]))&gt;=82;1;0)" office:value-type="float" office:value="1" calcext:value-type="float">
            <text:p>1</text:p>
          </table:table-cell>
          <table:table-cell table:style-name="ce4" table:formula="of:=IF((MAX([.BQ$1];[.$A73])*4 + MIN([.BQ$1];[.$A73]))&gt;=82;1;0)" office:value-type="float" office:value="1" calcext:value-type="float">
            <text:p>1</text:p>
          </table:table-cell>
          <table:table-cell table:style-name="ce4" table:formula="of:=IF((MAX([.BR$1];[.$A73])*4 + MIN([.BR$1];[.$A73]))&gt;=82;1;0)" office:value-type="float" office:value="1" calcext:value-type="float">
            <text:p>1</text:p>
          </table:table-cell>
          <table:table-cell table:style-name="ce4" table:formula="of:=IF((MAX([.BS$1];[.$A73])*4 + MIN([.BS$1];[.$A73]))&gt;=82;1;0)" office:value-type="float" office:value="1" calcext:value-type="float">
            <text:p>1</text:p>
          </table:table-cell>
          <table:table-cell table:style-name="ce4" table:formula="of:=IF((MAX([.BT$1];[.$A73])*4 + MIN([.BT$1];[.$A73]))&gt;=82;1;0)" office:value-type="float" office:value="1" calcext:value-type="float">
            <text:p>1</text:p>
          </table:table-cell>
          <table:table-cell table:style-name="ce4" table:formula="of:=IF((MAX([.BU$1];[.$A73])*4 + MIN([.BU$1];[.$A73]))&gt;=82;1;0)" office:value-type="float" office:value="1" calcext:value-type="float">
            <text:p>1</text:p>
          </table:table-cell>
          <table:table-cell table:style-name="ce4" table:formula="of:=IF((MAX([.BV$1];[.$A73])*4 + MIN([.BV$1];[.$A73]))&gt;=82;1;0)" office:value-type="float" office:value="1" calcext:value-type="float">
            <text:p>1</text:p>
          </table:table-cell>
          <table:table-cell table:style-name="ce4" table:formula="of:=IF((MAX([.BW$1];[.$A73])*4 + MIN([.BW$1];[.$A73]))&gt;=82;1;0)" office:value-type="float" office:value="1" calcext:value-type="float">
            <text:p>1</text:p>
          </table:table-cell>
          <table:table-cell table:style-name="ce4" table:formula="of:=IF((MAX([.BX$1];[.$A73])*4 + MIN([.BX$1];[.$A73]))&gt;=82;1;0)" office:value-type="float" office:value="1" calcext:value-type="float">
            <text:p>1</text:p>
          </table:table-cell>
          <table:table-cell table:style-name="ce4" table:formula="of:=IF((MAX([.BY$1];[.$A73])*4 + MIN([.BY$1];[.$A73]))&gt;=82;1;0)" office:value-type="float" office:value="1" calcext:value-type="float">
            <text:p>1</text:p>
          </table:table-cell>
          <table:table-cell table:style-name="ce4" table:formula="of:=IF((MAX([.BZ$1];[.$A73])*4 + MIN([.BZ$1];[.$A73]))&gt;=82;1;0)" office:value-type="float" office:value="1" calcext:value-type="float">
            <text:p>1</text:p>
          </table:table-cell>
          <table:table-cell table:style-name="ce4" table:formula="of:=IF((MAX([.CA$1];[.$A73])*4 + MIN([.CA$1];[.$A73]))&gt;=82;1;0)" office:value-type="float" office:value="1" calcext:value-type="float">
            <text:p>1</text:p>
          </table:table-cell>
          <table:table-cell table:style-name="ce4" table:formula="of:=IF((MAX([.CB$1];[.$A73])*4 + MIN([.CB$1];[.$A73]))&gt;=82;1;0)" office:value-type="float" office:value="1" calcext:value-type="float">
            <text:p>1</text:p>
          </table:table-cell>
          <table:table-cell table:style-name="ce4" table:formula="of:=IF((MAX([.CC$1];[.$A73])*4 + MIN([.CC$1];[.$A73]))&gt;=82;1;0)" office:value-type="float" office:value="1" calcext:value-type="float">
            <text:p>1</text:p>
          </table:table-cell>
          <table:table-cell table:style-name="ce4" table:formula="of:=IF((MAX([.CD$1];[.$A73])*4 + MIN([.CD$1];[.$A73]))&gt;=82;1;0)" office:value-type="float" office:value="1" calcext:value-type="float">
            <text:p>1</text:p>
          </table:table-cell>
          <table:table-cell table:style-name="ce4" table:formula="of:=IF((MAX([.CE$1];[.$A73])*4 + MIN([.CE$1];[.$A73]))&gt;=82;1;0)" office:value-type="float" office:value="1" calcext:value-type="float">
            <text:p>1</text:p>
          </table:table-cell>
          <table:table-cell table:style-name="ce4" table:formula="of:=IF((MAX([.CF$1];[.$A73])*4 + MIN([.CF$1];[.$A73]))&gt;=82;1;0)" office:value-type="float" office:value="1" calcext:value-type="float">
            <text:p>1</text:p>
          </table:table-cell>
          <table:table-cell table:style-name="ce4" table:formula="of:=IF((MAX([.CG$1];[.$A73])*4 + MIN([.CG$1];[.$A73]))&gt;=82;1;0)" office:value-type="float" office:value="1" calcext:value-type="float">
            <text:p>1</text:p>
          </table:table-cell>
          <table:table-cell table:style-name="ce4" table:formula="of:=IF((MAX([.CH$1];[.$A73])*4 + MIN([.CH$1];[.$A7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table:formula="of:=IF((MAX([.B$1];[.$A74])*4 + MIN([.B$1];[.$A74]))&gt;=82;1;0)" office:value-type="float" office:value="1" calcext:value-type="float">
            <text:p>1</text:p>
          </table:table-cell>
          <table:table-cell table:style-name="ce4" table:formula="of:=IF((MAX([.C$1];[.$A74])*4 + MIN([.C$1];[.$A74]))&gt;=82;1;0)" office:value-type="float" office:value="1" calcext:value-type="float">
            <text:p>1</text:p>
          </table:table-cell>
          <table:table-cell table:style-name="ce4" table:formula="of:=IF((MAX([.D$1];[.$A74])*4 + MIN([.D$1];[.$A74]))&gt;=82;1;0)" office:value-type="float" office:value="1" calcext:value-type="float">
            <text:p>1</text:p>
          </table:table-cell>
          <table:table-cell table:style-name="ce4" table:formula="of:=IF((MAX([.E$1];[.$A74])*4 + MIN([.E$1];[.$A74]))&gt;=82;1;0)" office:value-type="float" office:value="1" calcext:value-type="float">
            <text:p>1</text:p>
          </table:table-cell>
          <table:table-cell table:style-name="ce4" table:formula="of:=IF((MAX([.F$1];[.$A74])*4 + MIN([.F$1];[.$A74]))&gt;=82;1;0)" office:value-type="float" office:value="1" calcext:value-type="float">
            <text:p>1</text:p>
          </table:table-cell>
          <table:table-cell table:style-name="ce4" table:formula="of:=IF((MAX([.G$1];[.$A74])*4 + MIN([.G$1];[.$A74]))&gt;=82;1;0)" office:value-type="float" office:value="1" calcext:value-type="float">
            <text:p>1</text:p>
          </table:table-cell>
          <table:table-cell table:style-name="ce4" table:formula="of:=IF((MAX([.H$1];[.$A74])*4 + MIN([.H$1];[.$A74]))&gt;=82;1;0)" office:value-type="float" office:value="1" calcext:value-type="float">
            <text:p>1</text:p>
          </table:table-cell>
          <table:table-cell table:style-name="ce4" table:formula="of:=IF((MAX([.I$1];[.$A74])*4 + MIN([.I$1];[.$A74]))&gt;=82;1;0)" office:value-type="float" office:value="1" calcext:value-type="float">
            <text:p>1</text:p>
          </table:table-cell>
          <table:table-cell table:style-name="ce4" table:formula="of:=IF((MAX([.J$1];[.$A74])*4 + MIN([.J$1];[.$A74]))&gt;=82;1;0)" office:value-type="float" office:value="1" calcext:value-type="float">
            <text:p>1</text:p>
          </table:table-cell>
          <table:table-cell table:style-name="ce4" table:formula="of:=IF((MAX([.K$1];[.$A74])*4 + MIN([.K$1];[.$A74]))&gt;=82;1;0)" office:value-type="float" office:value="1" calcext:value-type="float">
            <text:p>1</text:p>
          </table:table-cell>
          <table:table-cell table:style-name="ce4" table:formula="of:=IF((MAX([.L$1];[.$A74])*4 + MIN([.L$1];[.$A74]))&gt;=82;1;0)" office:value-type="float" office:value="1" calcext:value-type="float">
            <text:p>1</text:p>
          </table:table-cell>
          <table:table-cell table:style-name="ce4" table:formula="of:=IF((MAX([.M$1];[.$A74])*4 + MIN([.M$1];[.$A74]))&gt;=82;1;0)" office:value-type="float" office:value="1" calcext:value-type="float">
            <text:p>1</text:p>
          </table:table-cell>
          <table:table-cell table:style-name="ce4" table:formula="of:=IF((MAX([.N$1];[.$A74])*4 + MIN([.N$1];[.$A74]))&gt;=82;1;0)" office:value-type="float" office:value="1" calcext:value-type="float">
            <text:p>1</text:p>
          </table:table-cell>
          <table:table-cell table:style-name="ce4" table:formula="of:=IF((MAX([.O$1];[.$A74])*4 + MIN([.O$1];[.$A74]))&gt;=82;1;0)" office:value-type="float" office:value="1" calcext:value-type="float">
            <text:p>1</text:p>
          </table:table-cell>
          <table:table-cell table:style-name="ce4" table:formula="of:=IF((MAX([.P$1];[.$A74])*4 + MIN([.P$1];[.$A74]))&gt;=82;1;0)" office:value-type="float" office:value="1" calcext:value-type="float">
            <text:p>1</text:p>
          </table:table-cell>
          <table:table-cell table:style-name="ce4" table:formula="of:=IF((MAX([.Q$1];[.$A74])*4 + MIN([.Q$1];[.$A74]))&gt;=82;1;0)" office:value-type="float" office:value="1" calcext:value-type="float">
            <text:p>1</text:p>
          </table:table-cell>
          <table:table-cell table:style-name="ce4" table:formula="of:=IF((MAX([.R$1];[.$A74])*4 + MIN([.R$1];[.$A74]))&gt;=82;1;0)" office:value-type="float" office:value="1" calcext:value-type="float">
            <text:p>1</text:p>
          </table:table-cell>
          <table:table-cell table:style-name="ce4" table:formula="of:=IF((MAX([.S$1];[.$A74])*4 + MIN([.S$1];[.$A74]))&gt;=82;1;0)" office:value-type="float" office:value="1" calcext:value-type="float">
            <text:p>1</text:p>
          </table:table-cell>
          <table:table-cell table:style-name="ce4" table:formula="of:=IF((MAX([.T$1];[.$A74])*4 + MIN([.T$1];[.$A74]))&gt;=82;1;0)" office:value-type="float" office:value="1" calcext:value-type="float">
            <text:p>1</text:p>
          </table:table-cell>
          <table:table-cell table:style-name="ce4" table:formula="of:=IF((MAX([.U$1];[.$A74])*4 + MIN([.U$1];[.$A74]))&gt;=82;1;0)" office:value-type="float" office:value="1" calcext:value-type="float">
            <text:p>1</text:p>
          </table:table-cell>
          <table:table-cell table:style-name="ce4" table:formula="of:=IF((MAX([.V$1];[.$A74])*4 + MIN([.V$1];[.$A74]))&gt;=82;1;0)" office:value-type="float" office:value="1" calcext:value-type="float">
            <text:p>1</text:p>
          </table:table-cell>
          <table:table-cell table:style-name="ce4" table:formula="of:=IF((MAX([.W$1];[.$A74])*4 + MIN([.W$1];[.$A74]))&gt;=82;1;0)" office:value-type="float" office:value="1" calcext:value-type="float">
            <text:p>1</text:p>
          </table:table-cell>
          <table:table-cell table:style-name="ce4" table:formula="of:=IF((MAX([.X$1];[.$A74])*4 + MIN([.X$1];[.$A74]))&gt;=82;1;0)" office:value-type="float" office:value="1" calcext:value-type="float">
            <text:p>1</text:p>
          </table:table-cell>
          <table:table-cell table:style-name="ce4" table:formula="of:=IF((MAX([.Y$1];[.$A74])*4 + MIN([.Y$1];[.$A74]))&gt;=82;1;0)" office:value-type="float" office:value="1" calcext:value-type="float">
            <text:p>1</text:p>
          </table:table-cell>
          <table:table-cell table:style-name="ce4" table:formula="of:=IF((MAX([.Z$1];[.$A74])*4 + MIN([.Z$1];[.$A74]))&gt;=82;1;0)" office:value-type="float" office:value="1" calcext:value-type="float">
            <text:p>1</text:p>
          </table:table-cell>
          <table:table-cell table:style-name="ce4" table:formula="of:=IF((MAX([.AA$1];[.$A74])*4 + MIN([.AA$1];[.$A74]))&gt;=82;1;0)" office:value-type="float" office:value="1" calcext:value-type="float">
            <text:p>1</text:p>
          </table:table-cell>
          <table:table-cell table:style-name="ce4" table:formula="of:=IF((MAX([.AB$1];[.$A74])*4 + MIN([.AB$1];[.$A74]))&gt;=82;1;0)" office:value-type="float" office:value="1" calcext:value-type="float">
            <text:p>1</text:p>
          </table:table-cell>
          <table:table-cell table:style-name="ce4" table:formula="of:=IF((MAX([.AC$1];[.$A74])*4 + MIN([.AC$1];[.$A74]))&gt;=82;1;0)" office:value-type="float" office:value="1" calcext:value-type="float">
            <text:p>1</text:p>
          </table:table-cell>
          <table:table-cell table:style-name="ce4" table:formula="of:=IF((MAX([.AD$1];[.$A74])*4 + MIN([.AD$1];[.$A74]))&gt;=82;1;0)" office:value-type="float" office:value="1" calcext:value-type="float">
            <text:p>1</text:p>
          </table:table-cell>
          <table:table-cell table:style-name="ce4" table:formula="of:=IF((MAX([.AE$1];[.$A74])*4 + MIN([.AE$1];[.$A74]))&gt;=82;1;0)" office:value-type="float" office:value="1" calcext:value-type="float">
            <text:p>1</text:p>
          </table:table-cell>
          <table:table-cell table:style-name="ce4" table:formula="of:=IF((MAX([.AF$1];[.$A74])*4 + MIN([.AF$1];[.$A74]))&gt;=82;1;0)" office:value-type="float" office:value="1" calcext:value-type="float">
            <text:p>1</text:p>
          </table:table-cell>
          <table:table-cell table:style-name="ce4" table:formula="of:=IF((MAX([.AG$1];[.$A74])*4 + MIN([.AG$1];[.$A74]))&gt;=82;1;0)" office:value-type="float" office:value="1" calcext:value-type="float">
            <text:p>1</text:p>
          </table:table-cell>
          <table:table-cell table:style-name="ce4" table:formula="of:=IF((MAX([.AH$1];[.$A74])*4 + MIN([.AH$1];[.$A74]))&gt;=82;1;0)" office:value-type="float" office:value="1" calcext:value-type="float">
            <text:p>1</text:p>
          </table:table-cell>
          <table:table-cell table:style-name="ce4" table:formula="of:=IF((MAX([.AI$1];[.$A74])*4 + MIN([.AI$1];[.$A74]))&gt;=82;1;0)" office:value-type="float" office:value="1" calcext:value-type="float">
            <text:p>1</text:p>
          </table:table-cell>
          <table:table-cell table:style-name="ce4" table:formula="of:=IF((MAX([.AJ$1];[.$A74])*4 + MIN([.AJ$1];[.$A74]))&gt;=82;1;0)" office:value-type="float" office:value="1" calcext:value-type="float">
            <text:p>1</text:p>
          </table:table-cell>
          <table:table-cell table:style-name="ce4" table:formula="of:=IF((MAX([.AK$1];[.$A74])*4 + MIN([.AK$1];[.$A74]))&gt;=82;1;0)" office:value-type="float" office:value="1" calcext:value-type="float">
            <text:p>1</text:p>
          </table:table-cell>
          <table:table-cell table:style-name="ce4" table:formula="of:=IF((MAX([.AL$1];[.$A74])*4 + MIN([.AL$1];[.$A74]))&gt;=82;1;0)" office:value-type="float" office:value="1" calcext:value-type="float">
            <text:p>1</text:p>
          </table:table-cell>
          <table:table-cell table:style-name="ce4" table:formula="of:=IF((MAX([.AM$1];[.$A74])*4 + MIN([.AM$1];[.$A74]))&gt;=82;1;0)" office:value-type="float" office:value="1" calcext:value-type="float">
            <text:p>1</text:p>
          </table:table-cell>
          <table:table-cell table:style-name="ce4" table:formula="of:=IF((MAX([.AN$1];[.$A74])*4 + MIN([.AN$1];[.$A74]))&gt;=82;1;0)" office:value-type="float" office:value="1" calcext:value-type="float">
            <text:p>1</text:p>
          </table:table-cell>
          <table:table-cell table:style-name="ce4" table:formula="of:=IF((MAX([.AO$1];[.$A74])*4 + MIN([.AO$1];[.$A74]))&gt;=82;1;0)" office:value-type="float" office:value="1" calcext:value-type="float">
            <text:p>1</text:p>
          </table:table-cell>
          <table:table-cell table:style-name="ce4" table:formula="of:=IF((MAX([.AP$1];[.$A74])*4 + MIN([.AP$1];[.$A74]))&gt;=82;1;0)" office:value-type="float" office:value="1" calcext:value-type="float">
            <text:p>1</text:p>
          </table:table-cell>
          <table:table-cell table:style-name="ce4" table:formula="of:=IF((MAX([.AQ$1];[.$A74])*4 + MIN([.AQ$1];[.$A74]))&gt;=82;1;0)" office:value-type="float" office:value="1" calcext:value-type="float">
            <text:p>1</text:p>
          </table:table-cell>
          <table:table-cell table:style-name="ce4" table:formula="of:=IF((MAX([.AR$1];[.$A74])*4 + MIN([.AR$1];[.$A74]))&gt;=82;1;0)" office:value-type="float" office:value="1" calcext:value-type="float">
            <text:p>1</text:p>
          </table:table-cell>
          <table:table-cell table:style-name="ce4" table:formula="of:=IF((MAX([.AS$1];[.$A74])*4 + MIN([.AS$1];[.$A74]))&gt;=82;1;0)" office:value-type="float" office:value="1" calcext:value-type="float">
            <text:p>1</text:p>
          </table:table-cell>
          <table:table-cell table:style-name="ce4" table:formula="of:=IF((MAX([.AT$1];[.$A74])*4 + MIN([.AT$1];[.$A74]))&gt;=82;1;0)" office:value-type="float" office:value="1" calcext:value-type="float">
            <text:p>1</text:p>
          </table:table-cell>
          <table:table-cell table:style-name="ce4" table:formula="of:=IF((MAX([.AU$1];[.$A74])*4 + MIN([.AU$1];[.$A74]))&gt;=82;1;0)" office:value-type="float" office:value="1" calcext:value-type="float">
            <text:p>1</text:p>
          </table:table-cell>
          <table:table-cell table:style-name="ce4" table:formula="of:=IF((MAX([.AV$1];[.$A74])*4 + MIN([.AV$1];[.$A74]))&gt;=82;1;0)" office:value-type="float" office:value="1" calcext:value-type="float">
            <text:p>1</text:p>
          </table:table-cell>
          <table:table-cell table:style-name="ce4" table:formula="of:=IF((MAX([.AW$1];[.$A74])*4 + MIN([.AW$1];[.$A74]))&gt;=82;1;0)" office:value-type="float" office:value="1" calcext:value-type="float">
            <text:p>1</text:p>
          </table:table-cell>
          <table:table-cell table:style-name="ce4" table:formula="of:=IF((MAX([.AX$1];[.$A74])*4 + MIN([.AX$1];[.$A74]))&gt;=82;1;0)" office:value-type="float" office:value="1" calcext:value-type="float">
            <text:p>1</text:p>
          </table:table-cell>
          <table:table-cell table:style-name="ce4" table:formula="of:=IF((MAX([.AY$1];[.$A74])*4 + MIN([.AY$1];[.$A74]))&gt;=82;1;0)" office:value-type="float" office:value="1" calcext:value-type="float">
            <text:p>1</text:p>
          </table:table-cell>
          <table:table-cell table:style-name="ce4" table:formula="of:=IF((MAX([.AZ$1];[.$A74])*4 + MIN([.AZ$1];[.$A74]))&gt;=82;1;0)" office:value-type="float" office:value="1" calcext:value-type="float">
            <text:p>1</text:p>
          </table:table-cell>
          <table:table-cell table:style-name="ce4" table:formula="of:=IF((MAX([.BA$1];[.$A74])*4 + MIN([.BA$1];[.$A74]))&gt;=82;1;0)" office:value-type="float" office:value="1" calcext:value-type="float">
            <text:p>1</text:p>
          </table:table-cell>
          <table:table-cell table:style-name="ce4" table:formula="of:=IF((MAX([.BB$1];[.$A74])*4 + MIN([.BB$1];[.$A74]))&gt;=82;1;0)" office:value-type="float" office:value="1" calcext:value-type="float">
            <text:p>1</text:p>
          </table:table-cell>
          <table:table-cell table:style-name="ce4" table:formula="of:=IF((MAX([.BC$1];[.$A74])*4 + MIN([.BC$1];[.$A74]))&gt;=82;1;0)" office:value-type="float" office:value="1" calcext:value-type="float">
            <text:p>1</text:p>
          </table:table-cell>
          <table:table-cell table:style-name="ce4" table:formula="of:=IF((MAX([.BD$1];[.$A74])*4 + MIN([.BD$1];[.$A74]))&gt;=82;1;0)" office:value-type="float" office:value="1" calcext:value-type="float">
            <text:p>1</text:p>
          </table:table-cell>
          <table:table-cell table:style-name="ce4" table:formula="of:=IF((MAX([.BE$1];[.$A74])*4 + MIN([.BE$1];[.$A74]))&gt;=82;1;0)" office:value-type="float" office:value="1" calcext:value-type="float">
            <text:p>1</text:p>
          </table:table-cell>
          <table:table-cell table:style-name="ce4" table:formula="of:=IF((MAX([.BF$1];[.$A74])*4 + MIN([.BF$1];[.$A74]))&gt;=82;1;0)" office:value-type="float" office:value="1" calcext:value-type="float">
            <text:p>1</text:p>
          </table:table-cell>
          <table:table-cell table:style-name="ce4" table:formula="of:=IF((MAX([.BG$1];[.$A74])*4 + MIN([.BG$1];[.$A74]))&gt;=82;1;0)" office:value-type="float" office:value="1" calcext:value-type="float">
            <text:p>1</text:p>
          </table:table-cell>
          <table:table-cell table:style-name="ce4" table:formula="of:=IF((MAX([.BH$1];[.$A74])*4 + MIN([.BH$1];[.$A74]))&gt;=82;1;0)" office:value-type="float" office:value="1" calcext:value-type="float">
            <text:p>1</text:p>
          </table:table-cell>
          <table:table-cell table:style-name="ce4" table:formula="of:=IF((MAX([.BI$1];[.$A74])*4 + MIN([.BI$1];[.$A74]))&gt;=82;1;0)" office:value-type="float" office:value="1" calcext:value-type="float">
            <text:p>1</text:p>
          </table:table-cell>
          <table:table-cell table:style-name="ce4" table:formula="of:=IF((MAX([.BJ$1];[.$A74])*4 + MIN([.BJ$1];[.$A74]))&gt;=82;1;0)" office:value-type="float" office:value="1" calcext:value-type="float">
            <text:p>1</text:p>
          </table:table-cell>
          <table:table-cell table:style-name="ce4" table:formula="of:=IF((MAX([.BK$1];[.$A74])*4 + MIN([.BK$1];[.$A74]))&gt;=82;1;0)" office:value-type="float" office:value="1" calcext:value-type="float">
            <text:p>1</text:p>
          </table:table-cell>
          <table:table-cell table:style-name="ce4" table:formula="of:=IF((MAX([.BL$1];[.$A74])*4 + MIN([.BL$1];[.$A74]))&gt;=82;1;0)" office:value-type="float" office:value="1" calcext:value-type="float">
            <text:p>1</text:p>
          </table:table-cell>
          <table:table-cell table:style-name="ce4" table:formula="of:=IF((MAX([.BM$1];[.$A74])*4 + MIN([.BM$1];[.$A74]))&gt;=82;1;0)" office:value-type="float" office:value="1" calcext:value-type="float">
            <text:p>1</text:p>
          </table:table-cell>
          <table:table-cell table:style-name="ce4" table:formula="of:=IF((MAX([.BN$1];[.$A74])*4 + MIN([.BN$1];[.$A74]))&gt;=82;1;0)" office:value-type="float" office:value="1" calcext:value-type="float">
            <text:p>1</text:p>
          </table:table-cell>
          <table:table-cell table:style-name="ce4" table:formula="of:=IF((MAX([.BO$1];[.$A74])*4 + MIN([.BO$1];[.$A74]))&gt;=82;1;0)" office:value-type="float" office:value="1" calcext:value-type="float">
            <text:p>1</text:p>
          </table:table-cell>
          <table:table-cell table:style-name="ce4" table:formula="of:=IF((MAX([.BP$1];[.$A74])*4 + MIN([.BP$1];[.$A74]))&gt;=82;1;0)" office:value-type="float" office:value="1" calcext:value-type="float">
            <text:p>1</text:p>
          </table:table-cell>
          <table:table-cell table:style-name="ce4" table:formula="of:=IF((MAX([.BQ$1];[.$A74])*4 + MIN([.BQ$1];[.$A74]))&gt;=82;1;0)" office:value-type="float" office:value="1" calcext:value-type="float">
            <text:p>1</text:p>
          </table:table-cell>
          <table:table-cell table:style-name="ce4" table:formula="of:=IF((MAX([.BR$1];[.$A74])*4 + MIN([.BR$1];[.$A74]))&gt;=82;1;0)" office:value-type="float" office:value="1" calcext:value-type="float">
            <text:p>1</text:p>
          </table:table-cell>
          <table:table-cell table:style-name="ce4" table:formula="of:=IF((MAX([.BS$1];[.$A74])*4 + MIN([.BS$1];[.$A74]))&gt;=82;1;0)" office:value-type="float" office:value="1" calcext:value-type="float">
            <text:p>1</text:p>
          </table:table-cell>
          <table:table-cell table:style-name="ce4" table:formula="of:=IF((MAX([.BT$1];[.$A74])*4 + MIN([.BT$1];[.$A74]))&gt;=82;1;0)" office:value-type="float" office:value="1" calcext:value-type="float">
            <text:p>1</text:p>
          </table:table-cell>
          <table:table-cell table:style-name="ce4" table:formula="of:=IF((MAX([.BU$1];[.$A74])*4 + MIN([.BU$1];[.$A74]))&gt;=82;1;0)" office:value-type="float" office:value="1" calcext:value-type="float">
            <text:p>1</text:p>
          </table:table-cell>
          <table:table-cell table:style-name="ce4" table:formula="of:=IF((MAX([.BV$1];[.$A74])*4 + MIN([.BV$1];[.$A74]))&gt;=82;1;0)" office:value-type="float" office:value="1" calcext:value-type="float">
            <text:p>1</text:p>
          </table:table-cell>
          <table:table-cell table:style-name="ce4" table:formula="of:=IF((MAX([.BW$1];[.$A74])*4 + MIN([.BW$1];[.$A74]))&gt;=82;1;0)" office:value-type="float" office:value="1" calcext:value-type="float">
            <text:p>1</text:p>
          </table:table-cell>
          <table:table-cell table:style-name="ce4" table:formula="of:=IF((MAX([.BX$1];[.$A74])*4 + MIN([.BX$1];[.$A74]))&gt;=82;1;0)" office:value-type="float" office:value="1" calcext:value-type="float">
            <text:p>1</text:p>
          </table:table-cell>
          <table:table-cell table:style-name="ce4" table:formula="of:=IF((MAX([.BY$1];[.$A74])*4 + MIN([.BY$1];[.$A74]))&gt;=82;1;0)" office:value-type="float" office:value="1" calcext:value-type="float">
            <text:p>1</text:p>
          </table:table-cell>
          <table:table-cell table:style-name="ce4" table:formula="of:=IF((MAX([.BZ$1];[.$A74])*4 + MIN([.BZ$1];[.$A74]))&gt;=82;1;0)" office:value-type="float" office:value="1" calcext:value-type="float">
            <text:p>1</text:p>
          </table:table-cell>
          <table:table-cell table:style-name="ce4" table:formula="of:=IF((MAX([.CA$1];[.$A74])*4 + MIN([.CA$1];[.$A74]))&gt;=82;1;0)" office:value-type="float" office:value="1" calcext:value-type="float">
            <text:p>1</text:p>
          </table:table-cell>
          <table:table-cell table:style-name="ce4" table:formula="of:=IF((MAX([.CB$1];[.$A74])*4 + MIN([.CB$1];[.$A74]))&gt;=82;1;0)" office:value-type="float" office:value="1" calcext:value-type="float">
            <text:p>1</text:p>
          </table:table-cell>
          <table:table-cell table:style-name="ce4" table:formula="of:=IF((MAX([.CC$1];[.$A74])*4 + MIN([.CC$1];[.$A74]))&gt;=82;1;0)" office:value-type="float" office:value="1" calcext:value-type="float">
            <text:p>1</text:p>
          </table:table-cell>
          <table:table-cell table:style-name="ce4" table:formula="of:=IF((MAX([.CD$1];[.$A74])*4 + MIN([.CD$1];[.$A74]))&gt;=82;1;0)" office:value-type="float" office:value="1" calcext:value-type="float">
            <text:p>1</text:p>
          </table:table-cell>
          <table:table-cell table:style-name="ce4" table:formula="of:=IF((MAX([.CE$1];[.$A74])*4 + MIN([.CE$1];[.$A74]))&gt;=82;1;0)" office:value-type="float" office:value="1" calcext:value-type="float">
            <text:p>1</text:p>
          </table:table-cell>
          <table:table-cell table:style-name="ce4" table:formula="of:=IF((MAX([.CF$1];[.$A74])*4 + MIN([.CF$1];[.$A74]))&gt;=82;1;0)" office:value-type="float" office:value="1" calcext:value-type="float">
            <text:p>1</text:p>
          </table:table-cell>
          <table:table-cell table:style-name="ce4" table:formula="of:=IF((MAX([.CG$1];[.$A74])*4 + MIN([.CG$1];[.$A74]))&gt;=82;1;0)" office:value-type="float" office:value="1" calcext:value-type="float">
            <text:p>1</text:p>
          </table:table-cell>
          <table:table-cell table:style-name="ce4" table:formula="of:=IF((MAX([.CH$1];[.$A74])*4 + MIN([.CH$1];[.$A7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table:formula="of:=IF((MAX([.B$1];[.$A75])*4 + MIN([.B$1];[.$A75]))&gt;=82;1;0)" office:value-type="float" office:value="1" calcext:value-type="float">
            <text:p>1</text:p>
          </table:table-cell>
          <table:table-cell table:style-name="ce4" table:formula="of:=IF((MAX([.C$1];[.$A75])*4 + MIN([.C$1];[.$A75]))&gt;=82;1;0)" office:value-type="float" office:value="1" calcext:value-type="float">
            <text:p>1</text:p>
          </table:table-cell>
          <table:table-cell table:style-name="ce4" table:formula="of:=IF((MAX([.D$1];[.$A75])*4 + MIN([.D$1];[.$A75]))&gt;=82;1;0)" office:value-type="float" office:value="1" calcext:value-type="float">
            <text:p>1</text:p>
          </table:table-cell>
          <table:table-cell table:style-name="ce4" table:formula="of:=IF((MAX([.E$1];[.$A75])*4 + MIN([.E$1];[.$A75]))&gt;=82;1;0)" office:value-type="float" office:value="1" calcext:value-type="float">
            <text:p>1</text:p>
          </table:table-cell>
          <table:table-cell table:style-name="ce4" table:formula="of:=IF((MAX([.F$1];[.$A75])*4 + MIN([.F$1];[.$A75]))&gt;=82;1;0)" office:value-type="float" office:value="1" calcext:value-type="float">
            <text:p>1</text:p>
          </table:table-cell>
          <table:table-cell table:style-name="ce4" table:formula="of:=IF((MAX([.G$1];[.$A75])*4 + MIN([.G$1];[.$A75]))&gt;=82;1;0)" office:value-type="float" office:value="1" calcext:value-type="float">
            <text:p>1</text:p>
          </table:table-cell>
          <table:table-cell table:style-name="ce4" table:formula="of:=IF((MAX([.H$1];[.$A75])*4 + MIN([.H$1];[.$A75]))&gt;=82;1;0)" office:value-type="float" office:value="1" calcext:value-type="float">
            <text:p>1</text:p>
          </table:table-cell>
          <table:table-cell table:style-name="ce4" table:formula="of:=IF((MAX([.I$1];[.$A75])*4 + MIN([.I$1];[.$A75]))&gt;=82;1;0)" office:value-type="float" office:value="1" calcext:value-type="float">
            <text:p>1</text:p>
          </table:table-cell>
          <table:table-cell table:style-name="ce4" table:formula="of:=IF((MAX([.J$1];[.$A75])*4 + MIN([.J$1];[.$A75]))&gt;=82;1;0)" office:value-type="float" office:value="1" calcext:value-type="float">
            <text:p>1</text:p>
          </table:table-cell>
          <table:table-cell table:style-name="ce4" table:formula="of:=IF((MAX([.K$1];[.$A75])*4 + MIN([.K$1];[.$A75]))&gt;=82;1;0)" office:value-type="float" office:value="1" calcext:value-type="float">
            <text:p>1</text:p>
          </table:table-cell>
          <table:table-cell table:style-name="ce4" table:formula="of:=IF((MAX([.L$1];[.$A75])*4 + MIN([.L$1];[.$A75]))&gt;=82;1;0)" office:value-type="float" office:value="1" calcext:value-type="float">
            <text:p>1</text:p>
          </table:table-cell>
          <table:table-cell table:style-name="ce4" table:formula="of:=IF((MAX([.M$1];[.$A75])*4 + MIN([.M$1];[.$A75]))&gt;=82;1;0)" office:value-type="float" office:value="1" calcext:value-type="float">
            <text:p>1</text:p>
          </table:table-cell>
          <table:table-cell table:style-name="ce4" table:formula="of:=IF((MAX([.N$1];[.$A75])*4 + MIN([.N$1];[.$A75]))&gt;=82;1;0)" office:value-type="float" office:value="1" calcext:value-type="float">
            <text:p>1</text:p>
          </table:table-cell>
          <table:table-cell table:style-name="ce4" table:formula="of:=IF((MAX([.O$1];[.$A75])*4 + MIN([.O$1];[.$A75]))&gt;=82;1;0)" office:value-type="float" office:value="1" calcext:value-type="float">
            <text:p>1</text:p>
          </table:table-cell>
          <table:table-cell table:style-name="ce4" table:formula="of:=IF((MAX([.P$1];[.$A75])*4 + MIN([.P$1];[.$A75]))&gt;=82;1;0)" office:value-type="float" office:value="1" calcext:value-type="float">
            <text:p>1</text:p>
          </table:table-cell>
          <table:table-cell table:style-name="ce4" table:formula="of:=IF((MAX([.Q$1];[.$A75])*4 + MIN([.Q$1];[.$A75]))&gt;=82;1;0)" office:value-type="float" office:value="1" calcext:value-type="float">
            <text:p>1</text:p>
          </table:table-cell>
          <table:table-cell table:style-name="ce4" table:formula="of:=IF((MAX([.R$1];[.$A75])*4 + MIN([.R$1];[.$A75]))&gt;=82;1;0)" office:value-type="float" office:value="1" calcext:value-type="float">
            <text:p>1</text:p>
          </table:table-cell>
          <table:table-cell table:style-name="ce4" table:formula="of:=IF((MAX([.S$1];[.$A75])*4 + MIN([.S$1];[.$A75]))&gt;=82;1;0)" office:value-type="float" office:value="1" calcext:value-type="float">
            <text:p>1</text:p>
          </table:table-cell>
          <table:table-cell table:style-name="ce4" table:formula="of:=IF((MAX([.T$1];[.$A75])*4 + MIN([.T$1];[.$A75]))&gt;=82;1;0)" office:value-type="float" office:value="1" calcext:value-type="float">
            <text:p>1</text:p>
          </table:table-cell>
          <table:table-cell table:style-name="ce4" table:formula="of:=IF((MAX([.U$1];[.$A75])*4 + MIN([.U$1];[.$A75]))&gt;=82;1;0)" office:value-type="float" office:value="1" calcext:value-type="float">
            <text:p>1</text:p>
          </table:table-cell>
          <table:table-cell table:style-name="ce4" table:formula="of:=IF((MAX([.V$1];[.$A75])*4 + MIN([.V$1];[.$A75]))&gt;=82;1;0)" office:value-type="float" office:value="1" calcext:value-type="float">
            <text:p>1</text:p>
          </table:table-cell>
          <table:table-cell table:style-name="ce4" table:formula="of:=IF((MAX([.W$1];[.$A75])*4 + MIN([.W$1];[.$A75]))&gt;=82;1;0)" office:value-type="float" office:value="1" calcext:value-type="float">
            <text:p>1</text:p>
          </table:table-cell>
          <table:table-cell table:style-name="ce4" table:formula="of:=IF((MAX([.X$1];[.$A75])*4 + MIN([.X$1];[.$A75]))&gt;=82;1;0)" office:value-type="float" office:value="1" calcext:value-type="float">
            <text:p>1</text:p>
          </table:table-cell>
          <table:table-cell table:style-name="ce4" table:formula="of:=IF((MAX([.Y$1];[.$A75])*4 + MIN([.Y$1];[.$A75]))&gt;=82;1;0)" office:value-type="float" office:value="1" calcext:value-type="float">
            <text:p>1</text:p>
          </table:table-cell>
          <table:table-cell table:style-name="ce4" table:formula="of:=IF((MAX([.Z$1];[.$A75])*4 + MIN([.Z$1];[.$A75]))&gt;=82;1;0)" office:value-type="float" office:value="1" calcext:value-type="float">
            <text:p>1</text:p>
          </table:table-cell>
          <table:table-cell table:style-name="ce4" table:formula="of:=IF((MAX([.AA$1];[.$A75])*4 + MIN([.AA$1];[.$A75]))&gt;=82;1;0)" office:value-type="float" office:value="1" calcext:value-type="float">
            <text:p>1</text:p>
          </table:table-cell>
          <table:table-cell table:style-name="ce4" table:formula="of:=IF((MAX([.AB$1];[.$A75])*4 + MIN([.AB$1];[.$A75]))&gt;=82;1;0)" office:value-type="float" office:value="1" calcext:value-type="float">
            <text:p>1</text:p>
          </table:table-cell>
          <table:table-cell table:style-name="ce4" table:formula="of:=IF((MAX([.AC$1];[.$A75])*4 + MIN([.AC$1];[.$A75]))&gt;=82;1;0)" office:value-type="float" office:value="1" calcext:value-type="float">
            <text:p>1</text:p>
          </table:table-cell>
          <table:table-cell table:style-name="ce4" table:formula="of:=IF((MAX([.AD$1];[.$A75])*4 + MIN([.AD$1];[.$A75]))&gt;=82;1;0)" office:value-type="float" office:value="1" calcext:value-type="float">
            <text:p>1</text:p>
          </table:table-cell>
          <table:table-cell table:style-name="ce4" table:formula="of:=IF((MAX([.AE$1];[.$A75])*4 + MIN([.AE$1];[.$A75]))&gt;=82;1;0)" office:value-type="float" office:value="1" calcext:value-type="float">
            <text:p>1</text:p>
          </table:table-cell>
          <table:table-cell table:style-name="ce4" table:formula="of:=IF((MAX([.AF$1];[.$A75])*4 + MIN([.AF$1];[.$A75]))&gt;=82;1;0)" office:value-type="float" office:value="1" calcext:value-type="float">
            <text:p>1</text:p>
          </table:table-cell>
          <table:table-cell table:style-name="ce4" table:formula="of:=IF((MAX([.AG$1];[.$A75])*4 + MIN([.AG$1];[.$A75]))&gt;=82;1;0)" office:value-type="float" office:value="1" calcext:value-type="float">
            <text:p>1</text:p>
          </table:table-cell>
          <table:table-cell table:style-name="ce4" table:formula="of:=IF((MAX([.AH$1];[.$A75])*4 + MIN([.AH$1];[.$A75]))&gt;=82;1;0)" office:value-type="float" office:value="1" calcext:value-type="float">
            <text:p>1</text:p>
          </table:table-cell>
          <table:table-cell table:style-name="ce4" table:formula="of:=IF((MAX([.AI$1];[.$A75])*4 + MIN([.AI$1];[.$A75]))&gt;=82;1;0)" office:value-type="float" office:value="1" calcext:value-type="float">
            <text:p>1</text:p>
          </table:table-cell>
          <table:table-cell table:style-name="ce4" table:formula="of:=IF((MAX([.AJ$1];[.$A75])*4 + MIN([.AJ$1];[.$A75]))&gt;=82;1;0)" office:value-type="float" office:value="1" calcext:value-type="float">
            <text:p>1</text:p>
          </table:table-cell>
          <table:table-cell table:style-name="ce4" table:formula="of:=IF((MAX([.AK$1];[.$A75])*4 + MIN([.AK$1];[.$A75]))&gt;=82;1;0)" office:value-type="float" office:value="1" calcext:value-type="float">
            <text:p>1</text:p>
          </table:table-cell>
          <table:table-cell table:style-name="ce4" table:formula="of:=IF((MAX([.AL$1];[.$A75])*4 + MIN([.AL$1];[.$A75]))&gt;=82;1;0)" office:value-type="float" office:value="1" calcext:value-type="float">
            <text:p>1</text:p>
          </table:table-cell>
          <table:table-cell table:style-name="ce4" table:formula="of:=IF((MAX([.AM$1];[.$A75])*4 + MIN([.AM$1];[.$A75]))&gt;=82;1;0)" office:value-type="float" office:value="1" calcext:value-type="float">
            <text:p>1</text:p>
          </table:table-cell>
          <table:table-cell table:style-name="ce4" table:formula="of:=IF((MAX([.AN$1];[.$A75])*4 + MIN([.AN$1];[.$A75]))&gt;=82;1;0)" office:value-type="float" office:value="1" calcext:value-type="float">
            <text:p>1</text:p>
          </table:table-cell>
          <table:table-cell table:style-name="ce4" table:formula="of:=IF((MAX([.AO$1];[.$A75])*4 + MIN([.AO$1];[.$A75]))&gt;=82;1;0)" office:value-type="float" office:value="1" calcext:value-type="float">
            <text:p>1</text:p>
          </table:table-cell>
          <table:table-cell table:style-name="ce4" table:formula="of:=IF((MAX([.AP$1];[.$A75])*4 + MIN([.AP$1];[.$A75]))&gt;=82;1;0)" office:value-type="float" office:value="1" calcext:value-type="float">
            <text:p>1</text:p>
          </table:table-cell>
          <table:table-cell table:style-name="ce4" table:formula="of:=IF((MAX([.AQ$1];[.$A75])*4 + MIN([.AQ$1];[.$A75]))&gt;=82;1;0)" office:value-type="float" office:value="1" calcext:value-type="float">
            <text:p>1</text:p>
          </table:table-cell>
          <table:table-cell table:style-name="ce4" table:formula="of:=IF((MAX([.AR$1];[.$A75])*4 + MIN([.AR$1];[.$A75]))&gt;=82;1;0)" office:value-type="float" office:value="1" calcext:value-type="float">
            <text:p>1</text:p>
          </table:table-cell>
          <table:table-cell table:style-name="ce4" table:formula="of:=IF((MAX([.AS$1];[.$A75])*4 + MIN([.AS$1];[.$A75]))&gt;=82;1;0)" office:value-type="float" office:value="1" calcext:value-type="float">
            <text:p>1</text:p>
          </table:table-cell>
          <table:table-cell table:style-name="ce4" table:formula="of:=IF((MAX([.AT$1];[.$A75])*4 + MIN([.AT$1];[.$A75]))&gt;=82;1;0)" office:value-type="float" office:value="1" calcext:value-type="float">
            <text:p>1</text:p>
          </table:table-cell>
          <table:table-cell table:style-name="ce4" table:formula="of:=IF((MAX([.AU$1];[.$A75])*4 + MIN([.AU$1];[.$A75]))&gt;=82;1;0)" office:value-type="float" office:value="1" calcext:value-type="float">
            <text:p>1</text:p>
          </table:table-cell>
          <table:table-cell table:style-name="ce4" table:formula="of:=IF((MAX([.AV$1];[.$A75])*4 + MIN([.AV$1];[.$A75]))&gt;=82;1;0)" office:value-type="float" office:value="1" calcext:value-type="float">
            <text:p>1</text:p>
          </table:table-cell>
          <table:table-cell table:style-name="ce4" table:formula="of:=IF((MAX([.AW$1];[.$A75])*4 + MIN([.AW$1];[.$A75]))&gt;=82;1;0)" office:value-type="float" office:value="1" calcext:value-type="float">
            <text:p>1</text:p>
          </table:table-cell>
          <table:table-cell table:style-name="ce4" table:formula="of:=IF((MAX([.AX$1];[.$A75])*4 + MIN([.AX$1];[.$A75]))&gt;=82;1;0)" office:value-type="float" office:value="1" calcext:value-type="float">
            <text:p>1</text:p>
          </table:table-cell>
          <table:table-cell table:style-name="ce4" table:formula="of:=IF((MAX([.AY$1];[.$A75])*4 + MIN([.AY$1];[.$A75]))&gt;=82;1;0)" office:value-type="float" office:value="1" calcext:value-type="float">
            <text:p>1</text:p>
          </table:table-cell>
          <table:table-cell table:style-name="ce4" table:formula="of:=IF((MAX([.AZ$1];[.$A75])*4 + MIN([.AZ$1];[.$A75]))&gt;=82;1;0)" office:value-type="float" office:value="1" calcext:value-type="float">
            <text:p>1</text:p>
          </table:table-cell>
          <table:table-cell table:style-name="ce4" table:formula="of:=IF((MAX([.BA$1];[.$A75])*4 + MIN([.BA$1];[.$A75]))&gt;=82;1;0)" office:value-type="float" office:value="1" calcext:value-type="float">
            <text:p>1</text:p>
          </table:table-cell>
          <table:table-cell table:style-name="ce4" table:formula="of:=IF((MAX([.BB$1];[.$A75])*4 + MIN([.BB$1];[.$A75]))&gt;=82;1;0)" office:value-type="float" office:value="1" calcext:value-type="float">
            <text:p>1</text:p>
          </table:table-cell>
          <table:table-cell table:style-name="ce4" table:formula="of:=IF((MAX([.BC$1];[.$A75])*4 + MIN([.BC$1];[.$A75]))&gt;=82;1;0)" office:value-type="float" office:value="1" calcext:value-type="float">
            <text:p>1</text:p>
          </table:table-cell>
          <table:table-cell table:style-name="ce4" table:formula="of:=IF((MAX([.BD$1];[.$A75])*4 + MIN([.BD$1];[.$A75]))&gt;=82;1;0)" office:value-type="float" office:value="1" calcext:value-type="float">
            <text:p>1</text:p>
          </table:table-cell>
          <table:table-cell table:style-name="ce4" table:formula="of:=IF((MAX([.BE$1];[.$A75])*4 + MIN([.BE$1];[.$A75]))&gt;=82;1;0)" office:value-type="float" office:value="1" calcext:value-type="float">
            <text:p>1</text:p>
          </table:table-cell>
          <table:table-cell table:style-name="ce4" table:formula="of:=IF((MAX([.BF$1];[.$A75])*4 + MIN([.BF$1];[.$A75]))&gt;=82;1;0)" office:value-type="float" office:value="1" calcext:value-type="float">
            <text:p>1</text:p>
          </table:table-cell>
          <table:table-cell table:style-name="ce4" table:formula="of:=IF((MAX([.BG$1];[.$A75])*4 + MIN([.BG$1];[.$A75]))&gt;=82;1;0)" office:value-type="float" office:value="1" calcext:value-type="float">
            <text:p>1</text:p>
          </table:table-cell>
          <table:table-cell table:style-name="ce4" table:formula="of:=IF((MAX([.BH$1];[.$A75])*4 + MIN([.BH$1];[.$A75]))&gt;=82;1;0)" office:value-type="float" office:value="1" calcext:value-type="float">
            <text:p>1</text:p>
          </table:table-cell>
          <table:table-cell table:style-name="ce4" table:formula="of:=IF((MAX([.BI$1];[.$A75])*4 + MIN([.BI$1];[.$A75]))&gt;=82;1;0)" office:value-type="float" office:value="1" calcext:value-type="float">
            <text:p>1</text:p>
          </table:table-cell>
          <table:table-cell table:style-name="ce4" table:formula="of:=IF((MAX([.BJ$1];[.$A75])*4 + MIN([.BJ$1];[.$A75]))&gt;=82;1;0)" office:value-type="float" office:value="1" calcext:value-type="float">
            <text:p>1</text:p>
          </table:table-cell>
          <table:table-cell table:style-name="ce4" table:formula="of:=IF((MAX([.BK$1];[.$A75])*4 + MIN([.BK$1];[.$A75]))&gt;=82;1;0)" office:value-type="float" office:value="1" calcext:value-type="float">
            <text:p>1</text:p>
          </table:table-cell>
          <table:table-cell table:style-name="ce4" table:formula="of:=IF((MAX([.BL$1];[.$A75])*4 + MIN([.BL$1];[.$A75]))&gt;=82;1;0)" office:value-type="float" office:value="1" calcext:value-type="float">
            <text:p>1</text:p>
          </table:table-cell>
          <table:table-cell table:style-name="ce4" table:formula="of:=IF((MAX([.BM$1];[.$A75])*4 + MIN([.BM$1];[.$A75]))&gt;=82;1;0)" office:value-type="float" office:value="1" calcext:value-type="float">
            <text:p>1</text:p>
          </table:table-cell>
          <table:table-cell table:style-name="ce4" table:formula="of:=IF((MAX([.BN$1];[.$A75])*4 + MIN([.BN$1];[.$A75]))&gt;=82;1;0)" office:value-type="float" office:value="1" calcext:value-type="float">
            <text:p>1</text:p>
          </table:table-cell>
          <table:table-cell table:style-name="ce4" table:formula="of:=IF((MAX([.BO$1];[.$A75])*4 + MIN([.BO$1];[.$A75]))&gt;=82;1;0)" office:value-type="float" office:value="1" calcext:value-type="float">
            <text:p>1</text:p>
          </table:table-cell>
          <table:table-cell table:style-name="ce4" table:formula="of:=IF((MAX([.BP$1];[.$A75])*4 + MIN([.BP$1];[.$A75]))&gt;=82;1;0)" office:value-type="float" office:value="1" calcext:value-type="float">
            <text:p>1</text:p>
          </table:table-cell>
          <table:table-cell table:style-name="ce4" table:formula="of:=IF((MAX([.BQ$1];[.$A75])*4 + MIN([.BQ$1];[.$A75]))&gt;=82;1;0)" office:value-type="float" office:value="1" calcext:value-type="float">
            <text:p>1</text:p>
          </table:table-cell>
          <table:table-cell table:style-name="ce4" table:formula="of:=IF((MAX([.BR$1];[.$A75])*4 + MIN([.BR$1];[.$A75]))&gt;=82;1;0)" office:value-type="float" office:value="1" calcext:value-type="float">
            <text:p>1</text:p>
          </table:table-cell>
          <table:table-cell table:style-name="ce4" table:formula="of:=IF((MAX([.BS$1];[.$A75])*4 + MIN([.BS$1];[.$A75]))&gt;=82;1;0)" office:value-type="float" office:value="1" calcext:value-type="float">
            <text:p>1</text:p>
          </table:table-cell>
          <table:table-cell table:style-name="ce4" table:formula="of:=IF((MAX([.BT$1];[.$A75])*4 + MIN([.BT$1];[.$A75]))&gt;=82;1;0)" office:value-type="float" office:value="1" calcext:value-type="float">
            <text:p>1</text:p>
          </table:table-cell>
          <table:table-cell table:style-name="ce4" table:formula="of:=IF((MAX([.BU$1];[.$A75])*4 + MIN([.BU$1];[.$A75]))&gt;=82;1;0)" office:value-type="float" office:value="1" calcext:value-type="float">
            <text:p>1</text:p>
          </table:table-cell>
          <table:table-cell table:style-name="ce4" table:formula="of:=IF((MAX([.BV$1];[.$A75])*4 + MIN([.BV$1];[.$A75]))&gt;=82;1;0)" office:value-type="float" office:value="1" calcext:value-type="float">
            <text:p>1</text:p>
          </table:table-cell>
          <table:table-cell table:style-name="ce4" table:formula="of:=IF((MAX([.BW$1];[.$A75])*4 + MIN([.BW$1];[.$A75]))&gt;=82;1;0)" office:value-type="float" office:value="1" calcext:value-type="float">
            <text:p>1</text:p>
          </table:table-cell>
          <table:table-cell table:style-name="ce4" table:formula="of:=IF((MAX([.BX$1];[.$A75])*4 + MIN([.BX$1];[.$A75]))&gt;=82;1;0)" office:value-type="float" office:value="1" calcext:value-type="float">
            <text:p>1</text:p>
          </table:table-cell>
          <table:table-cell table:style-name="ce4" table:formula="of:=IF((MAX([.BY$1];[.$A75])*4 + MIN([.BY$1];[.$A75]))&gt;=82;1;0)" office:value-type="float" office:value="1" calcext:value-type="float">
            <text:p>1</text:p>
          </table:table-cell>
          <table:table-cell table:style-name="ce4" table:formula="of:=IF((MAX([.BZ$1];[.$A75])*4 + MIN([.BZ$1];[.$A75]))&gt;=82;1;0)" office:value-type="float" office:value="1" calcext:value-type="float">
            <text:p>1</text:p>
          </table:table-cell>
          <table:table-cell table:style-name="ce4" table:formula="of:=IF((MAX([.CA$1];[.$A75])*4 + MIN([.CA$1];[.$A75]))&gt;=82;1;0)" office:value-type="float" office:value="1" calcext:value-type="float">
            <text:p>1</text:p>
          </table:table-cell>
          <table:table-cell table:style-name="ce4" table:formula="of:=IF((MAX([.CB$1];[.$A75])*4 + MIN([.CB$1];[.$A75]))&gt;=82;1;0)" office:value-type="float" office:value="1" calcext:value-type="float">
            <text:p>1</text:p>
          </table:table-cell>
          <table:table-cell table:style-name="ce4" table:formula="of:=IF((MAX([.CC$1];[.$A75])*4 + MIN([.CC$1];[.$A75]))&gt;=82;1;0)" office:value-type="float" office:value="1" calcext:value-type="float">
            <text:p>1</text:p>
          </table:table-cell>
          <table:table-cell table:style-name="ce4" table:formula="of:=IF((MAX([.CD$1];[.$A75])*4 + MIN([.CD$1];[.$A75]))&gt;=82;1;0)" office:value-type="float" office:value="1" calcext:value-type="float">
            <text:p>1</text:p>
          </table:table-cell>
          <table:table-cell table:style-name="ce4" table:formula="of:=IF((MAX([.CE$1];[.$A75])*4 + MIN([.CE$1];[.$A75]))&gt;=82;1;0)" office:value-type="float" office:value="1" calcext:value-type="float">
            <text:p>1</text:p>
          </table:table-cell>
          <table:table-cell table:style-name="ce4" table:formula="of:=IF((MAX([.CF$1];[.$A75])*4 + MIN([.CF$1];[.$A75]))&gt;=82;1;0)" office:value-type="float" office:value="1" calcext:value-type="float">
            <text:p>1</text:p>
          </table:table-cell>
          <table:table-cell table:style-name="ce4" table:formula="of:=IF((MAX([.CG$1];[.$A75])*4 + MIN([.CG$1];[.$A75]))&gt;=82;1;0)" office:value-type="float" office:value="1" calcext:value-type="float">
            <text:p>1</text:p>
          </table:table-cell>
          <table:table-cell table:style-name="ce4" table:formula="of:=IF((MAX([.CH$1];[.$A75])*4 + MIN([.CH$1];[.$A75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table:formula="of:=IF((MAX([.B$1];[.$A76])*4 + MIN([.B$1];[.$A76]))&gt;=82;1;0)" office:value-type="float" office:value="1" calcext:value-type="float">
            <text:p>1</text:p>
          </table:table-cell>
          <table:table-cell table:style-name="ce4" table:formula="of:=IF((MAX([.C$1];[.$A76])*4 + MIN([.C$1];[.$A76]))&gt;=82;1;0)" office:value-type="float" office:value="1" calcext:value-type="float">
            <text:p>1</text:p>
          </table:table-cell>
          <table:table-cell table:style-name="ce4" table:formula="of:=IF((MAX([.D$1];[.$A76])*4 + MIN([.D$1];[.$A76]))&gt;=82;1;0)" office:value-type="float" office:value="1" calcext:value-type="float">
            <text:p>1</text:p>
          </table:table-cell>
          <table:table-cell table:style-name="ce4" table:formula="of:=IF((MAX([.E$1];[.$A76])*4 + MIN([.E$1];[.$A76]))&gt;=82;1;0)" office:value-type="float" office:value="1" calcext:value-type="float">
            <text:p>1</text:p>
          </table:table-cell>
          <table:table-cell table:style-name="ce4" table:formula="of:=IF((MAX([.F$1];[.$A76])*4 + MIN([.F$1];[.$A76]))&gt;=82;1;0)" office:value-type="float" office:value="1" calcext:value-type="float">
            <text:p>1</text:p>
          </table:table-cell>
          <table:table-cell table:style-name="ce4" table:formula="of:=IF((MAX([.G$1];[.$A76])*4 + MIN([.G$1];[.$A76]))&gt;=82;1;0)" office:value-type="float" office:value="1" calcext:value-type="float">
            <text:p>1</text:p>
          </table:table-cell>
          <table:table-cell table:style-name="ce4" table:formula="of:=IF((MAX([.H$1];[.$A76])*4 + MIN([.H$1];[.$A76]))&gt;=82;1;0)" office:value-type="float" office:value="1" calcext:value-type="float">
            <text:p>1</text:p>
          </table:table-cell>
          <table:table-cell table:style-name="ce4" table:formula="of:=IF((MAX([.I$1];[.$A76])*4 + MIN([.I$1];[.$A76]))&gt;=82;1;0)" office:value-type="float" office:value="1" calcext:value-type="float">
            <text:p>1</text:p>
          </table:table-cell>
          <table:table-cell table:style-name="ce4" table:formula="of:=IF((MAX([.J$1];[.$A76])*4 + MIN([.J$1];[.$A76]))&gt;=82;1;0)" office:value-type="float" office:value="1" calcext:value-type="float">
            <text:p>1</text:p>
          </table:table-cell>
          <table:table-cell table:style-name="ce4" table:formula="of:=IF((MAX([.K$1];[.$A76])*4 + MIN([.K$1];[.$A76]))&gt;=82;1;0)" office:value-type="float" office:value="1" calcext:value-type="float">
            <text:p>1</text:p>
          </table:table-cell>
          <table:table-cell table:style-name="ce4" table:formula="of:=IF((MAX([.L$1];[.$A76])*4 + MIN([.L$1];[.$A76]))&gt;=82;1;0)" office:value-type="float" office:value="1" calcext:value-type="float">
            <text:p>1</text:p>
          </table:table-cell>
          <table:table-cell table:style-name="ce4" table:formula="of:=IF((MAX([.M$1];[.$A76])*4 + MIN([.M$1];[.$A76]))&gt;=82;1;0)" office:value-type="float" office:value="1" calcext:value-type="float">
            <text:p>1</text:p>
          </table:table-cell>
          <table:table-cell table:style-name="ce4" table:formula="of:=IF((MAX([.N$1];[.$A76])*4 + MIN([.N$1];[.$A76]))&gt;=82;1;0)" office:value-type="float" office:value="1" calcext:value-type="float">
            <text:p>1</text:p>
          </table:table-cell>
          <table:table-cell table:style-name="ce4" table:formula="of:=IF((MAX([.O$1];[.$A76])*4 + MIN([.O$1];[.$A76]))&gt;=82;1;0)" office:value-type="float" office:value="1" calcext:value-type="float">
            <text:p>1</text:p>
          </table:table-cell>
          <table:table-cell table:style-name="ce4" table:formula="of:=IF((MAX([.P$1];[.$A76])*4 + MIN([.P$1];[.$A76]))&gt;=82;1;0)" office:value-type="float" office:value="1" calcext:value-type="float">
            <text:p>1</text:p>
          </table:table-cell>
          <table:table-cell table:style-name="ce4" table:formula="of:=IF((MAX([.Q$1];[.$A76])*4 + MIN([.Q$1];[.$A76]))&gt;=82;1;0)" office:value-type="float" office:value="1" calcext:value-type="float">
            <text:p>1</text:p>
          </table:table-cell>
          <table:table-cell table:style-name="ce4" table:formula="of:=IF((MAX([.R$1];[.$A76])*4 + MIN([.R$1];[.$A76]))&gt;=82;1;0)" office:value-type="float" office:value="1" calcext:value-type="float">
            <text:p>1</text:p>
          </table:table-cell>
          <table:table-cell table:style-name="ce4" table:formula="of:=IF((MAX([.S$1];[.$A76])*4 + MIN([.S$1];[.$A76]))&gt;=82;1;0)" office:value-type="float" office:value="1" calcext:value-type="float">
            <text:p>1</text:p>
          </table:table-cell>
          <table:table-cell table:style-name="ce4" table:formula="of:=IF((MAX([.T$1];[.$A76])*4 + MIN([.T$1];[.$A76]))&gt;=82;1;0)" office:value-type="float" office:value="1" calcext:value-type="float">
            <text:p>1</text:p>
          </table:table-cell>
          <table:table-cell table:style-name="ce4" table:formula="of:=IF((MAX([.U$1];[.$A76])*4 + MIN([.U$1];[.$A76]))&gt;=82;1;0)" office:value-type="float" office:value="1" calcext:value-type="float">
            <text:p>1</text:p>
          </table:table-cell>
          <table:table-cell table:style-name="ce4" table:formula="of:=IF((MAX([.V$1];[.$A76])*4 + MIN([.V$1];[.$A76]))&gt;=82;1;0)" office:value-type="float" office:value="1" calcext:value-type="float">
            <text:p>1</text:p>
          </table:table-cell>
          <table:table-cell table:style-name="ce4" table:formula="of:=IF((MAX([.W$1];[.$A76])*4 + MIN([.W$1];[.$A76]))&gt;=82;1;0)" office:value-type="float" office:value="1" calcext:value-type="float">
            <text:p>1</text:p>
          </table:table-cell>
          <table:table-cell table:style-name="ce4" table:formula="of:=IF((MAX([.X$1];[.$A76])*4 + MIN([.X$1];[.$A76]))&gt;=82;1;0)" office:value-type="float" office:value="1" calcext:value-type="float">
            <text:p>1</text:p>
          </table:table-cell>
          <table:table-cell table:style-name="ce4" table:formula="of:=IF((MAX([.Y$1];[.$A76])*4 + MIN([.Y$1];[.$A76]))&gt;=82;1;0)" office:value-type="float" office:value="1" calcext:value-type="float">
            <text:p>1</text:p>
          </table:table-cell>
          <table:table-cell table:style-name="ce4" table:formula="of:=IF((MAX([.Z$1];[.$A76])*4 + MIN([.Z$1];[.$A76]))&gt;=82;1;0)" office:value-type="float" office:value="1" calcext:value-type="float">
            <text:p>1</text:p>
          </table:table-cell>
          <table:table-cell table:style-name="ce4" table:formula="of:=IF((MAX([.AA$1];[.$A76])*4 + MIN([.AA$1];[.$A76]))&gt;=82;1;0)" office:value-type="float" office:value="1" calcext:value-type="float">
            <text:p>1</text:p>
          </table:table-cell>
          <table:table-cell table:style-name="ce4" table:formula="of:=IF((MAX([.AB$1];[.$A76])*4 + MIN([.AB$1];[.$A76]))&gt;=82;1;0)" office:value-type="float" office:value="1" calcext:value-type="float">
            <text:p>1</text:p>
          </table:table-cell>
          <table:table-cell table:style-name="ce4" table:formula="of:=IF((MAX([.AC$1];[.$A76])*4 + MIN([.AC$1];[.$A76]))&gt;=82;1;0)" office:value-type="float" office:value="1" calcext:value-type="float">
            <text:p>1</text:p>
          </table:table-cell>
          <table:table-cell table:style-name="ce4" table:formula="of:=IF((MAX([.AD$1];[.$A76])*4 + MIN([.AD$1];[.$A76]))&gt;=82;1;0)" office:value-type="float" office:value="1" calcext:value-type="float">
            <text:p>1</text:p>
          </table:table-cell>
          <table:table-cell table:style-name="ce4" table:formula="of:=IF((MAX([.AE$1];[.$A76])*4 + MIN([.AE$1];[.$A76]))&gt;=82;1;0)" office:value-type="float" office:value="1" calcext:value-type="float">
            <text:p>1</text:p>
          </table:table-cell>
          <table:table-cell table:style-name="ce4" table:formula="of:=IF((MAX([.AF$1];[.$A76])*4 + MIN([.AF$1];[.$A76]))&gt;=82;1;0)" office:value-type="float" office:value="1" calcext:value-type="float">
            <text:p>1</text:p>
          </table:table-cell>
          <table:table-cell table:style-name="ce4" table:formula="of:=IF((MAX([.AG$1];[.$A76])*4 + MIN([.AG$1];[.$A76]))&gt;=82;1;0)" office:value-type="float" office:value="1" calcext:value-type="float">
            <text:p>1</text:p>
          </table:table-cell>
          <table:table-cell table:style-name="ce4" table:formula="of:=IF((MAX([.AH$1];[.$A76])*4 + MIN([.AH$1];[.$A76]))&gt;=82;1;0)" office:value-type="float" office:value="1" calcext:value-type="float">
            <text:p>1</text:p>
          </table:table-cell>
          <table:table-cell table:style-name="ce4" table:formula="of:=IF((MAX([.AI$1];[.$A76])*4 + MIN([.AI$1];[.$A76]))&gt;=82;1;0)" office:value-type="float" office:value="1" calcext:value-type="float">
            <text:p>1</text:p>
          </table:table-cell>
          <table:table-cell table:style-name="ce4" table:formula="of:=IF((MAX([.AJ$1];[.$A76])*4 + MIN([.AJ$1];[.$A76]))&gt;=82;1;0)" office:value-type="float" office:value="1" calcext:value-type="float">
            <text:p>1</text:p>
          </table:table-cell>
          <table:table-cell table:style-name="ce4" table:formula="of:=IF((MAX([.AK$1];[.$A76])*4 + MIN([.AK$1];[.$A76]))&gt;=82;1;0)" office:value-type="float" office:value="1" calcext:value-type="float">
            <text:p>1</text:p>
          </table:table-cell>
          <table:table-cell table:style-name="ce4" table:formula="of:=IF((MAX([.AL$1];[.$A76])*4 + MIN([.AL$1];[.$A76]))&gt;=82;1;0)" office:value-type="float" office:value="1" calcext:value-type="float">
            <text:p>1</text:p>
          </table:table-cell>
          <table:table-cell table:style-name="ce4" table:formula="of:=IF((MAX([.AM$1];[.$A76])*4 + MIN([.AM$1];[.$A76]))&gt;=82;1;0)" office:value-type="float" office:value="1" calcext:value-type="float">
            <text:p>1</text:p>
          </table:table-cell>
          <table:table-cell table:style-name="ce4" table:formula="of:=IF((MAX([.AN$1];[.$A76])*4 + MIN([.AN$1];[.$A76]))&gt;=82;1;0)" office:value-type="float" office:value="1" calcext:value-type="float">
            <text:p>1</text:p>
          </table:table-cell>
          <table:table-cell table:style-name="ce4" table:formula="of:=IF((MAX([.AO$1];[.$A76])*4 + MIN([.AO$1];[.$A76]))&gt;=82;1;0)" office:value-type="float" office:value="1" calcext:value-type="float">
            <text:p>1</text:p>
          </table:table-cell>
          <table:table-cell table:style-name="ce4" table:formula="of:=IF((MAX([.AP$1];[.$A76])*4 + MIN([.AP$1];[.$A76]))&gt;=82;1;0)" office:value-type="float" office:value="1" calcext:value-type="float">
            <text:p>1</text:p>
          </table:table-cell>
          <table:table-cell table:style-name="ce4" table:formula="of:=IF((MAX([.AQ$1];[.$A76])*4 + MIN([.AQ$1];[.$A76]))&gt;=82;1;0)" office:value-type="float" office:value="1" calcext:value-type="float">
            <text:p>1</text:p>
          </table:table-cell>
          <table:table-cell table:style-name="ce4" table:formula="of:=IF((MAX([.AR$1];[.$A76])*4 + MIN([.AR$1];[.$A76]))&gt;=82;1;0)" office:value-type="float" office:value="1" calcext:value-type="float">
            <text:p>1</text:p>
          </table:table-cell>
          <table:table-cell table:style-name="ce4" table:formula="of:=IF((MAX([.AS$1];[.$A76])*4 + MIN([.AS$1];[.$A76]))&gt;=82;1;0)" office:value-type="float" office:value="1" calcext:value-type="float">
            <text:p>1</text:p>
          </table:table-cell>
          <table:table-cell table:style-name="ce4" table:formula="of:=IF((MAX([.AT$1];[.$A76])*4 + MIN([.AT$1];[.$A76]))&gt;=82;1;0)" office:value-type="float" office:value="1" calcext:value-type="float">
            <text:p>1</text:p>
          </table:table-cell>
          <table:table-cell table:style-name="ce4" table:formula="of:=IF((MAX([.AU$1];[.$A76])*4 + MIN([.AU$1];[.$A76]))&gt;=82;1;0)" office:value-type="float" office:value="1" calcext:value-type="float">
            <text:p>1</text:p>
          </table:table-cell>
          <table:table-cell table:style-name="ce4" table:formula="of:=IF((MAX([.AV$1];[.$A76])*4 + MIN([.AV$1];[.$A76]))&gt;=82;1;0)" office:value-type="float" office:value="1" calcext:value-type="float">
            <text:p>1</text:p>
          </table:table-cell>
          <table:table-cell table:style-name="ce4" table:formula="of:=IF((MAX([.AW$1];[.$A76])*4 + MIN([.AW$1];[.$A76]))&gt;=82;1;0)" office:value-type="float" office:value="1" calcext:value-type="float">
            <text:p>1</text:p>
          </table:table-cell>
          <table:table-cell table:style-name="ce4" table:formula="of:=IF((MAX([.AX$1];[.$A76])*4 + MIN([.AX$1];[.$A76]))&gt;=82;1;0)" office:value-type="float" office:value="1" calcext:value-type="float">
            <text:p>1</text:p>
          </table:table-cell>
          <table:table-cell table:style-name="ce4" table:formula="of:=IF((MAX([.AY$1];[.$A76])*4 + MIN([.AY$1];[.$A76]))&gt;=82;1;0)" office:value-type="float" office:value="1" calcext:value-type="float">
            <text:p>1</text:p>
          </table:table-cell>
          <table:table-cell table:style-name="ce4" table:formula="of:=IF((MAX([.AZ$1];[.$A76])*4 + MIN([.AZ$1];[.$A76]))&gt;=82;1;0)" office:value-type="float" office:value="1" calcext:value-type="float">
            <text:p>1</text:p>
          </table:table-cell>
          <table:table-cell table:style-name="ce4" table:formula="of:=IF((MAX([.BA$1];[.$A76])*4 + MIN([.BA$1];[.$A76]))&gt;=82;1;0)" office:value-type="float" office:value="1" calcext:value-type="float">
            <text:p>1</text:p>
          </table:table-cell>
          <table:table-cell table:style-name="ce4" table:formula="of:=IF((MAX([.BB$1];[.$A76])*4 + MIN([.BB$1];[.$A76]))&gt;=82;1;0)" office:value-type="float" office:value="1" calcext:value-type="float">
            <text:p>1</text:p>
          </table:table-cell>
          <table:table-cell table:style-name="ce4" table:formula="of:=IF((MAX([.BC$1];[.$A76])*4 + MIN([.BC$1];[.$A76]))&gt;=82;1;0)" office:value-type="float" office:value="1" calcext:value-type="float">
            <text:p>1</text:p>
          </table:table-cell>
          <table:table-cell table:style-name="ce4" table:formula="of:=IF((MAX([.BD$1];[.$A76])*4 + MIN([.BD$1];[.$A76]))&gt;=82;1;0)" office:value-type="float" office:value="1" calcext:value-type="float">
            <text:p>1</text:p>
          </table:table-cell>
          <table:table-cell table:style-name="ce4" table:formula="of:=IF((MAX([.BE$1];[.$A76])*4 + MIN([.BE$1];[.$A76]))&gt;=82;1;0)" office:value-type="float" office:value="1" calcext:value-type="float">
            <text:p>1</text:p>
          </table:table-cell>
          <table:table-cell table:style-name="ce4" table:formula="of:=IF((MAX([.BF$1];[.$A76])*4 + MIN([.BF$1];[.$A76]))&gt;=82;1;0)" office:value-type="float" office:value="1" calcext:value-type="float">
            <text:p>1</text:p>
          </table:table-cell>
          <table:table-cell table:style-name="ce4" table:formula="of:=IF((MAX([.BG$1];[.$A76])*4 + MIN([.BG$1];[.$A76]))&gt;=82;1;0)" office:value-type="float" office:value="1" calcext:value-type="float">
            <text:p>1</text:p>
          </table:table-cell>
          <table:table-cell table:style-name="ce4" table:formula="of:=IF((MAX([.BH$1];[.$A76])*4 + MIN([.BH$1];[.$A76]))&gt;=82;1;0)" office:value-type="float" office:value="1" calcext:value-type="float">
            <text:p>1</text:p>
          </table:table-cell>
          <table:table-cell table:style-name="ce4" table:formula="of:=IF((MAX([.BI$1];[.$A76])*4 + MIN([.BI$1];[.$A76]))&gt;=82;1;0)" office:value-type="float" office:value="1" calcext:value-type="float">
            <text:p>1</text:p>
          </table:table-cell>
          <table:table-cell table:style-name="ce4" table:formula="of:=IF((MAX([.BJ$1];[.$A76])*4 + MIN([.BJ$1];[.$A76]))&gt;=82;1;0)" office:value-type="float" office:value="1" calcext:value-type="float">
            <text:p>1</text:p>
          </table:table-cell>
          <table:table-cell table:style-name="ce4" table:formula="of:=IF((MAX([.BK$1];[.$A76])*4 + MIN([.BK$1];[.$A76]))&gt;=82;1;0)" office:value-type="float" office:value="1" calcext:value-type="float">
            <text:p>1</text:p>
          </table:table-cell>
          <table:table-cell table:style-name="ce4" table:formula="of:=IF((MAX([.BL$1];[.$A76])*4 + MIN([.BL$1];[.$A76]))&gt;=82;1;0)" office:value-type="float" office:value="1" calcext:value-type="float">
            <text:p>1</text:p>
          </table:table-cell>
          <table:table-cell table:style-name="ce4" table:formula="of:=IF((MAX([.BM$1];[.$A76])*4 + MIN([.BM$1];[.$A76]))&gt;=82;1;0)" office:value-type="float" office:value="1" calcext:value-type="float">
            <text:p>1</text:p>
          </table:table-cell>
          <table:table-cell table:style-name="ce4" table:formula="of:=IF((MAX([.BN$1];[.$A76])*4 + MIN([.BN$1];[.$A76]))&gt;=82;1;0)" office:value-type="float" office:value="1" calcext:value-type="float">
            <text:p>1</text:p>
          </table:table-cell>
          <table:table-cell table:style-name="ce4" table:formula="of:=IF((MAX([.BO$1];[.$A76])*4 + MIN([.BO$1];[.$A76]))&gt;=82;1;0)" office:value-type="float" office:value="1" calcext:value-type="float">
            <text:p>1</text:p>
          </table:table-cell>
          <table:table-cell table:style-name="ce4" table:formula="of:=IF((MAX([.BP$1];[.$A76])*4 + MIN([.BP$1];[.$A76]))&gt;=82;1;0)" office:value-type="float" office:value="1" calcext:value-type="float">
            <text:p>1</text:p>
          </table:table-cell>
          <table:table-cell table:style-name="ce4" table:formula="of:=IF((MAX([.BQ$1];[.$A76])*4 + MIN([.BQ$1];[.$A76]))&gt;=82;1;0)" office:value-type="float" office:value="1" calcext:value-type="float">
            <text:p>1</text:p>
          </table:table-cell>
          <table:table-cell table:style-name="ce4" table:formula="of:=IF((MAX([.BR$1];[.$A76])*4 + MIN([.BR$1];[.$A76]))&gt;=82;1;0)" office:value-type="float" office:value="1" calcext:value-type="float">
            <text:p>1</text:p>
          </table:table-cell>
          <table:table-cell table:style-name="ce4" table:formula="of:=IF((MAX([.BS$1];[.$A76])*4 + MIN([.BS$1];[.$A76]))&gt;=82;1;0)" office:value-type="float" office:value="1" calcext:value-type="float">
            <text:p>1</text:p>
          </table:table-cell>
          <table:table-cell table:style-name="ce4" table:formula="of:=IF((MAX([.BT$1];[.$A76])*4 + MIN([.BT$1];[.$A76]))&gt;=82;1;0)" office:value-type="float" office:value="1" calcext:value-type="float">
            <text:p>1</text:p>
          </table:table-cell>
          <table:table-cell table:style-name="ce4" table:formula="of:=IF((MAX([.BU$1];[.$A76])*4 + MIN([.BU$1];[.$A76]))&gt;=82;1;0)" office:value-type="float" office:value="1" calcext:value-type="float">
            <text:p>1</text:p>
          </table:table-cell>
          <table:table-cell table:style-name="ce4" table:formula="of:=IF((MAX([.BV$1];[.$A76])*4 + MIN([.BV$1];[.$A76]))&gt;=82;1;0)" office:value-type="float" office:value="1" calcext:value-type="float">
            <text:p>1</text:p>
          </table:table-cell>
          <table:table-cell table:style-name="ce4" table:formula="of:=IF((MAX([.BW$1];[.$A76])*4 + MIN([.BW$1];[.$A76]))&gt;=82;1;0)" office:value-type="float" office:value="1" calcext:value-type="float">
            <text:p>1</text:p>
          </table:table-cell>
          <table:table-cell table:style-name="ce4" table:formula="of:=IF((MAX([.BX$1];[.$A76])*4 + MIN([.BX$1];[.$A76]))&gt;=82;1;0)" office:value-type="float" office:value="1" calcext:value-type="float">
            <text:p>1</text:p>
          </table:table-cell>
          <table:table-cell table:style-name="ce4" table:formula="of:=IF((MAX([.BY$1];[.$A76])*4 + MIN([.BY$1];[.$A76]))&gt;=82;1;0)" office:value-type="float" office:value="1" calcext:value-type="float">
            <text:p>1</text:p>
          </table:table-cell>
          <table:table-cell table:style-name="ce4" table:formula="of:=IF((MAX([.BZ$1];[.$A76])*4 + MIN([.BZ$1];[.$A76]))&gt;=82;1;0)" office:value-type="float" office:value="1" calcext:value-type="float">
            <text:p>1</text:p>
          </table:table-cell>
          <table:table-cell table:style-name="ce4" table:formula="of:=IF((MAX([.CA$1];[.$A76])*4 + MIN([.CA$1];[.$A76]))&gt;=82;1;0)" office:value-type="float" office:value="1" calcext:value-type="float">
            <text:p>1</text:p>
          </table:table-cell>
          <table:table-cell table:style-name="ce4" table:formula="of:=IF((MAX([.CB$1];[.$A76])*4 + MIN([.CB$1];[.$A76]))&gt;=82;1;0)" office:value-type="float" office:value="1" calcext:value-type="float">
            <text:p>1</text:p>
          </table:table-cell>
          <table:table-cell table:style-name="ce4" table:formula="of:=IF((MAX([.CC$1];[.$A76])*4 + MIN([.CC$1];[.$A76]))&gt;=82;1;0)" office:value-type="float" office:value="1" calcext:value-type="float">
            <text:p>1</text:p>
          </table:table-cell>
          <table:table-cell table:style-name="ce4" table:formula="of:=IF((MAX([.CD$1];[.$A76])*4 + MIN([.CD$1];[.$A76]))&gt;=82;1;0)" office:value-type="float" office:value="1" calcext:value-type="float">
            <text:p>1</text:p>
          </table:table-cell>
          <table:table-cell table:style-name="ce4" table:formula="of:=IF((MAX([.CE$1];[.$A76])*4 + MIN([.CE$1];[.$A76]))&gt;=82;1;0)" office:value-type="float" office:value="1" calcext:value-type="float">
            <text:p>1</text:p>
          </table:table-cell>
          <table:table-cell table:style-name="ce4" table:formula="of:=IF((MAX([.CF$1];[.$A76])*4 + MIN([.CF$1];[.$A76]))&gt;=82;1;0)" office:value-type="float" office:value="1" calcext:value-type="float">
            <text:p>1</text:p>
          </table:table-cell>
          <table:table-cell table:style-name="ce4" table:formula="of:=IF((MAX([.CG$1];[.$A76])*4 + MIN([.CG$1];[.$A76]))&gt;=82;1;0)" office:value-type="float" office:value="1" calcext:value-type="float">
            <text:p>1</text:p>
          </table:table-cell>
          <table:table-cell table:style-name="ce4" table:formula="of:=IF((MAX([.CH$1];[.$A76])*4 + MIN([.CH$1];[.$A76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table:formula="of:=IF((MAX([.B$1];[.$A77])*4 + MIN([.B$1];[.$A77]))&gt;=82;1;0)" office:value-type="float" office:value="1" calcext:value-type="float">
            <text:p>1</text:p>
          </table:table-cell>
          <table:table-cell table:style-name="ce4" table:formula="of:=IF((MAX([.C$1];[.$A77])*4 + MIN([.C$1];[.$A77]))&gt;=82;1;0)" office:value-type="float" office:value="1" calcext:value-type="float">
            <text:p>1</text:p>
          </table:table-cell>
          <table:table-cell table:style-name="ce4" table:formula="of:=IF((MAX([.D$1];[.$A77])*4 + MIN([.D$1];[.$A77]))&gt;=82;1;0)" office:value-type="float" office:value="1" calcext:value-type="float">
            <text:p>1</text:p>
          </table:table-cell>
          <table:table-cell table:style-name="ce4" table:formula="of:=IF((MAX([.E$1];[.$A77])*4 + MIN([.E$1];[.$A77]))&gt;=82;1;0)" office:value-type="float" office:value="1" calcext:value-type="float">
            <text:p>1</text:p>
          </table:table-cell>
          <table:table-cell table:style-name="ce4" table:formula="of:=IF((MAX([.F$1];[.$A77])*4 + MIN([.F$1];[.$A77]))&gt;=82;1;0)" office:value-type="float" office:value="1" calcext:value-type="float">
            <text:p>1</text:p>
          </table:table-cell>
          <table:table-cell table:style-name="ce4" table:formula="of:=IF((MAX([.G$1];[.$A77])*4 + MIN([.G$1];[.$A77]))&gt;=82;1;0)" office:value-type="float" office:value="1" calcext:value-type="float">
            <text:p>1</text:p>
          </table:table-cell>
          <table:table-cell table:style-name="ce4" table:formula="of:=IF((MAX([.H$1];[.$A77])*4 + MIN([.H$1];[.$A77]))&gt;=82;1;0)" office:value-type="float" office:value="1" calcext:value-type="float">
            <text:p>1</text:p>
          </table:table-cell>
          <table:table-cell table:style-name="ce4" table:formula="of:=IF((MAX([.I$1];[.$A77])*4 + MIN([.I$1];[.$A77]))&gt;=82;1;0)" office:value-type="float" office:value="1" calcext:value-type="float">
            <text:p>1</text:p>
          </table:table-cell>
          <table:table-cell table:style-name="ce4" table:formula="of:=IF((MAX([.J$1];[.$A77])*4 + MIN([.J$1];[.$A77]))&gt;=82;1;0)" office:value-type="float" office:value="1" calcext:value-type="float">
            <text:p>1</text:p>
          </table:table-cell>
          <table:table-cell table:style-name="ce4" table:formula="of:=IF((MAX([.K$1];[.$A77])*4 + MIN([.K$1];[.$A77]))&gt;=82;1;0)" office:value-type="float" office:value="1" calcext:value-type="float">
            <text:p>1</text:p>
          </table:table-cell>
          <table:table-cell table:style-name="ce4" table:formula="of:=IF((MAX([.L$1];[.$A77])*4 + MIN([.L$1];[.$A77]))&gt;=82;1;0)" office:value-type="float" office:value="1" calcext:value-type="float">
            <text:p>1</text:p>
          </table:table-cell>
          <table:table-cell table:style-name="ce4" table:formula="of:=IF((MAX([.M$1];[.$A77])*4 + MIN([.M$1];[.$A77]))&gt;=82;1;0)" office:value-type="float" office:value="1" calcext:value-type="float">
            <text:p>1</text:p>
          </table:table-cell>
          <table:table-cell table:style-name="ce4" table:formula="of:=IF((MAX([.N$1];[.$A77])*4 + MIN([.N$1];[.$A77]))&gt;=82;1;0)" office:value-type="float" office:value="1" calcext:value-type="float">
            <text:p>1</text:p>
          </table:table-cell>
          <table:table-cell table:style-name="ce4" table:formula="of:=IF((MAX([.O$1];[.$A77])*4 + MIN([.O$1];[.$A77]))&gt;=82;1;0)" office:value-type="float" office:value="1" calcext:value-type="float">
            <text:p>1</text:p>
          </table:table-cell>
          <table:table-cell table:style-name="ce4" table:formula="of:=IF((MAX([.P$1];[.$A77])*4 + MIN([.P$1];[.$A77]))&gt;=82;1;0)" office:value-type="float" office:value="1" calcext:value-type="float">
            <text:p>1</text:p>
          </table:table-cell>
          <table:table-cell table:style-name="ce4" table:formula="of:=IF((MAX([.Q$1];[.$A77])*4 + MIN([.Q$1];[.$A77]))&gt;=82;1;0)" office:value-type="float" office:value="1" calcext:value-type="float">
            <text:p>1</text:p>
          </table:table-cell>
          <table:table-cell table:style-name="ce4" table:formula="of:=IF((MAX([.R$1];[.$A77])*4 + MIN([.R$1];[.$A77]))&gt;=82;1;0)" office:value-type="float" office:value="1" calcext:value-type="float">
            <text:p>1</text:p>
          </table:table-cell>
          <table:table-cell table:style-name="ce4" table:formula="of:=IF((MAX([.S$1];[.$A77])*4 + MIN([.S$1];[.$A77]))&gt;=82;1;0)" office:value-type="float" office:value="1" calcext:value-type="float">
            <text:p>1</text:p>
          </table:table-cell>
          <table:table-cell table:style-name="ce4" table:formula="of:=IF((MAX([.T$1];[.$A77])*4 + MIN([.T$1];[.$A77]))&gt;=82;1;0)" office:value-type="float" office:value="1" calcext:value-type="float">
            <text:p>1</text:p>
          </table:table-cell>
          <table:table-cell table:style-name="ce4" table:formula="of:=IF((MAX([.U$1];[.$A77])*4 + MIN([.U$1];[.$A77]))&gt;=82;1;0)" office:value-type="float" office:value="1" calcext:value-type="float">
            <text:p>1</text:p>
          </table:table-cell>
          <table:table-cell table:style-name="ce4" table:formula="of:=IF((MAX([.V$1];[.$A77])*4 + MIN([.V$1];[.$A77]))&gt;=82;1;0)" office:value-type="float" office:value="1" calcext:value-type="float">
            <text:p>1</text:p>
          </table:table-cell>
          <table:table-cell table:style-name="ce4" table:formula="of:=IF((MAX([.W$1];[.$A77])*4 + MIN([.W$1];[.$A77]))&gt;=82;1;0)" office:value-type="float" office:value="1" calcext:value-type="float">
            <text:p>1</text:p>
          </table:table-cell>
          <table:table-cell table:style-name="ce4" table:formula="of:=IF((MAX([.X$1];[.$A77])*4 + MIN([.X$1];[.$A77]))&gt;=82;1;0)" office:value-type="float" office:value="1" calcext:value-type="float">
            <text:p>1</text:p>
          </table:table-cell>
          <table:table-cell table:style-name="ce4" table:formula="of:=IF((MAX([.Y$1];[.$A77])*4 + MIN([.Y$1];[.$A77]))&gt;=82;1;0)" office:value-type="float" office:value="1" calcext:value-type="float">
            <text:p>1</text:p>
          </table:table-cell>
          <table:table-cell table:style-name="ce4" table:formula="of:=IF((MAX([.Z$1];[.$A77])*4 + MIN([.Z$1];[.$A77]))&gt;=82;1;0)" office:value-type="float" office:value="1" calcext:value-type="float">
            <text:p>1</text:p>
          </table:table-cell>
          <table:table-cell table:style-name="ce4" table:formula="of:=IF((MAX([.AA$1];[.$A77])*4 + MIN([.AA$1];[.$A77]))&gt;=82;1;0)" office:value-type="float" office:value="1" calcext:value-type="float">
            <text:p>1</text:p>
          </table:table-cell>
          <table:table-cell table:style-name="ce4" table:formula="of:=IF((MAX([.AB$1];[.$A77])*4 + MIN([.AB$1];[.$A77]))&gt;=82;1;0)" office:value-type="float" office:value="1" calcext:value-type="float">
            <text:p>1</text:p>
          </table:table-cell>
          <table:table-cell table:style-name="ce4" table:formula="of:=IF((MAX([.AC$1];[.$A77])*4 + MIN([.AC$1];[.$A77]))&gt;=82;1;0)" office:value-type="float" office:value="1" calcext:value-type="float">
            <text:p>1</text:p>
          </table:table-cell>
          <table:table-cell table:style-name="ce4" table:formula="of:=IF((MAX([.AD$1];[.$A77])*4 + MIN([.AD$1];[.$A77]))&gt;=82;1;0)" office:value-type="float" office:value="1" calcext:value-type="float">
            <text:p>1</text:p>
          </table:table-cell>
          <table:table-cell table:style-name="ce4" table:formula="of:=IF((MAX([.AE$1];[.$A77])*4 + MIN([.AE$1];[.$A77]))&gt;=82;1;0)" office:value-type="float" office:value="1" calcext:value-type="float">
            <text:p>1</text:p>
          </table:table-cell>
          <table:table-cell table:style-name="ce4" table:formula="of:=IF((MAX([.AF$1];[.$A77])*4 + MIN([.AF$1];[.$A77]))&gt;=82;1;0)" office:value-type="float" office:value="1" calcext:value-type="float">
            <text:p>1</text:p>
          </table:table-cell>
          <table:table-cell table:style-name="ce4" table:formula="of:=IF((MAX([.AG$1];[.$A77])*4 + MIN([.AG$1];[.$A77]))&gt;=82;1;0)" office:value-type="float" office:value="1" calcext:value-type="float">
            <text:p>1</text:p>
          </table:table-cell>
          <table:table-cell table:style-name="ce4" table:formula="of:=IF((MAX([.AH$1];[.$A77])*4 + MIN([.AH$1];[.$A77]))&gt;=82;1;0)" office:value-type="float" office:value="1" calcext:value-type="float">
            <text:p>1</text:p>
          </table:table-cell>
          <table:table-cell table:style-name="ce4" table:formula="of:=IF((MAX([.AI$1];[.$A77])*4 + MIN([.AI$1];[.$A77]))&gt;=82;1;0)" office:value-type="float" office:value="1" calcext:value-type="float">
            <text:p>1</text:p>
          </table:table-cell>
          <table:table-cell table:style-name="ce4" table:formula="of:=IF((MAX([.AJ$1];[.$A77])*4 + MIN([.AJ$1];[.$A77]))&gt;=82;1;0)" office:value-type="float" office:value="1" calcext:value-type="float">
            <text:p>1</text:p>
          </table:table-cell>
          <table:table-cell table:style-name="ce4" table:formula="of:=IF((MAX([.AK$1];[.$A77])*4 + MIN([.AK$1];[.$A77]))&gt;=82;1;0)" office:value-type="float" office:value="1" calcext:value-type="float">
            <text:p>1</text:p>
          </table:table-cell>
          <table:table-cell table:style-name="ce4" table:formula="of:=IF((MAX([.AL$1];[.$A77])*4 + MIN([.AL$1];[.$A77]))&gt;=82;1;0)" office:value-type="float" office:value="1" calcext:value-type="float">
            <text:p>1</text:p>
          </table:table-cell>
          <table:table-cell table:style-name="ce4" table:formula="of:=IF((MAX([.AM$1];[.$A77])*4 + MIN([.AM$1];[.$A77]))&gt;=82;1;0)" office:value-type="float" office:value="1" calcext:value-type="float">
            <text:p>1</text:p>
          </table:table-cell>
          <table:table-cell table:style-name="ce4" table:formula="of:=IF((MAX([.AN$1];[.$A77])*4 + MIN([.AN$1];[.$A77]))&gt;=82;1;0)" office:value-type="float" office:value="1" calcext:value-type="float">
            <text:p>1</text:p>
          </table:table-cell>
          <table:table-cell table:style-name="ce4" table:formula="of:=IF((MAX([.AO$1];[.$A77])*4 + MIN([.AO$1];[.$A77]))&gt;=82;1;0)" office:value-type="float" office:value="1" calcext:value-type="float">
            <text:p>1</text:p>
          </table:table-cell>
          <table:table-cell table:style-name="ce4" table:formula="of:=IF((MAX([.AP$1];[.$A77])*4 + MIN([.AP$1];[.$A77]))&gt;=82;1;0)" office:value-type="float" office:value="1" calcext:value-type="float">
            <text:p>1</text:p>
          </table:table-cell>
          <table:table-cell table:style-name="ce4" table:formula="of:=IF((MAX([.AQ$1];[.$A77])*4 + MIN([.AQ$1];[.$A77]))&gt;=82;1;0)" office:value-type="float" office:value="1" calcext:value-type="float">
            <text:p>1</text:p>
          </table:table-cell>
          <table:table-cell table:style-name="ce4" table:formula="of:=IF((MAX([.AR$1];[.$A77])*4 + MIN([.AR$1];[.$A77]))&gt;=82;1;0)" office:value-type="float" office:value="1" calcext:value-type="float">
            <text:p>1</text:p>
          </table:table-cell>
          <table:table-cell table:style-name="ce4" table:formula="of:=IF((MAX([.AS$1];[.$A77])*4 + MIN([.AS$1];[.$A77]))&gt;=82;1;0)" office:value-type="float" office:value="1" calcext:value-type="float">
            <text:p>1</text:p>
          </table:table-cell>
          <table:table-cell table:style-name="ce4" table:formula="of:=IF((MAX([.AT$1];[.$A77])*4 + MIN([.AT$1];[.$A77]))&gt;=82;1;0)" office:value-type="float" office:value="1" calcext:value-type="float">
            <text:p>1</text:p>
          </table:table-cell>
          <table:table-cell table:style-name="ce4" table:formula="of:=IF((MAX([.AU$1];[.$A77])*4 + MIN([.AU$1];[.$A77]))&gt;=82;1;0)" office:value-type="float" office:value="1" calcext:value-type="float">
            <text:p>1</text:p>
          </table:table-cell>
          <table:table-cell table:style-name="ce4" table:formula="of:=IF((MAX([.AV$1];[.$A77])*4 + MIN([.AV$1];[.$A77]))&gt;=82;1;0)" office:value-type="float" office:value="1" calcext:value-type="float">
            <text:p>1</text:p>
          </table:table-cell>
          <table:table-cell table:style-name="ce4" table:formula="of:=IF((MAX([.AW$1];[.$A77])*4 + MIN([.AW$1];[.$A77]))&gt;=82;1;0)" office:value-type="float" office:value="1" calcext:value-type="float">
            <text:p>1</text:p>
          </table:table-cell>
          <table:table-cell table:style-name="ce4" table:formula="of:=IF((MAX([.AX$1];[.$A77])*4 + MIN([.AX$1];[.$A77]))&gt;=82;1;0)" office:value-type="float" office:value="1" calcext:value-type="float">
            <text:p>1</text:p>
          </table:table-cell>
          <table:table-cell table:style-name="ce4" table:formula="of:=IF((MAX([.AY$1];[.$A77])*4 + MIN([.AY$1];[.$A77]))&gt;=82;1;0)" office:value-type="float" office:value="1" calcext:value-type="float">
            <text:p>1</text:p>
          </table:table-cell>
          <table:table-cell table:style-name="ce4" table:formula="of:=IF((MAX([.AZ$1];[.$A77])*4 + MIN([.AZ$1];[.$A77]))&gt;=82;1;0)" office:value-type="float" office:value="1" calcext:value-type="float">
            <text:p>1</text:p>
          </table:table-cell>
          <table:table-cell table:style-name="ce4" table:formula="of:=IF((MAX([.BA$1];[.$A77])*4 + MIN([.BA$1];[.$A77]))&gt;=82;1;0)" office:value-type="float" office:value="1" calcext:value-type="float">
            <text:p>1</text:p>
          </table:table-cell>
          <table:table-cell table:style-name="ce4" table:formula="of:=IF((MAX([.BB$1];[.$A77])*4 + MIN([.BB$1];[.$A77]))&gt;=82;1;0)" office:value-type="float" office:value="1" calcext:value-type="float">
            <text:p>1</text:p>
          </table:table-cell>
          <table:table-cell table:style-name="ce4" table:formula="of:=IF((MAX([.BC$1];[.$A77])*4 + MIN([.BC$1];[.$A77]))&gt;=82;1;0)" office:value-type="float" office:value="1" calcext:value-type="float">
            <text:p>1</text:p>
          </table:table-cell>
          <table:table-cell table:style-name="ce4" table:formula="of:=IF((MAX([.BD$1];[.$A77])*4 + MIN([.BD$1];[.$A77]))&gt;=82;1;0)" office:value-type="float" office:value="1" calcext:value-type="float">
            <text:p>1</text:p>
          </table:table-cell>
          <table:table-cell table:style-name="ce4" table:formula="of:=IF((MAX([.BE$1];[.$A77])*4 + MIN([.BE$1];[.$A77]))&gt;=82;1;0)" office:value-type="float" office:value="1" calcext:value-type="float">
            <text:p>1</text:p>
          </table:table-cell>
          <table:table-cell table:style-name="ce4" table:formula="of:=IF((MAX([.BF$1];[.$A77])*4 + MIN([.BF$1];[.$A77]))&gt;=82;1;0)" office:value-type="float" office:value="1" calcext:value-type="float">
            <text:p>1</text:p>
          </table:table-cell>
          <table:table-cell table:style-name="ce4" table:formula="of:=IF((MAX([.BG$1];[.$A77])*4 + MIN([.BG$1];[.$A77]))&gt;=82;1;0)" office:value-type="float" office:value="1" calcext:value-type="float">
            <text:p>1</text:p>
          </table:table-cell>
          <table:table-cell table:style-name="ce4" table:formula="of:=IF((MAX([.BH$1];[.$A77])*4 + MIN([.BH$1];[.$A77]))&gt;=82;1;0)" office:value-type="float" office:value="1" calcext:value-type="float">
            <text:p>1</text:p>
          </table:table-cell>
          <table:table-cell table:style-name="ce4" table:formula="of:=IF((MAX([.BI$1];[.$A77])*4 + MIN([.BI$1];[.$A77]))&gt;=82;1;0)" office:value-type="float" office:value="1" calcext:value-type="float">
            <text:p>1</text:p>
          </table:table-cell>
          <table:table-cell table:style-name="ce4" table:formula="of:=IF((MAX([.BJ$1];[.$A77])*4 + MIN([.BJ$1];[.$A77]))&gt;=82;1;0)" office:value-type="float" office:value="1" calcext:value-type="float">
            <text:p>1</text:p>
          </table:table-cell>
          <table:table-cell table:style-name="ce4" table:formula="of:=IF((MAX([.BK$1];[.$A77])*4 + MIN([.BK$1];[.$A77]))&gt;=82;1;0)" office:value-type="float" office:value="1" calcext:value-type="float">
            <text:p>1</text:p>
          </table:table-cell>
          <table:table-cell table:style-name="ce4" table:formula="of:=IF((MAX([.BL$1];[.$A77])*4 + MIN([.BL$1];[.$A77]))&gt;=82;1;0)" office:value-type="float" office:value="1" calcext:value-type="float">
            <text:p>1</text:p>
          </table:table-cell>
          <table:table-cell table:style-name="ce4" table:formula="of:=IF((MAX([.BM$1];[.$A77])*4 + MIN([.BM$1];[.$A77]))&gt;=82;1;0)" office:value-type="float" office:value="1" calcext:value-type="float">
            <text:p>1</text:p>
          </table:table-cell>
          <table:table-cell table:style-name="ce4" table:formula="of:=IF((MAX([.BN$1];[.$A77])*4 + MIN([.BN$1];[.$A77]))&gt;=82;1;0)" office:value-type="float" office:value="1" calcext:value-type="float">
            <text:p>1</text:p>
          </table:table-cell>
          <table:table-cell table:style-name="ce4" table:formula="of:=IF((MAX([.BO$1];[.$A77])*4 + MIN([.BO$1];[.$A77]))&gt;=82;1;0)" office:value-type="float" office:value="1" calcext:value-type="float">
            <text:p>1</text:p>
          </table:table-cell>
          <table:table-cell table:style-name="ce4" table:formula="of:=IF((MAX([.BP$1];[.$A77])*4 + MIN([.BP$1];[.$A77]))&gt;=82;1;0)" office:value-type="float" office:value="1" calcext:value-type="float">
            <text:p>1</text:p>
          </table:table-cell>
          <table:table-cell table:style-name="ce4" table:formula="of:=IF((MAX([.BQ$1];[.$A77])*4 + MIN([.BQ$1];[.$A77]))&gt;=82;1;0)" office:value-type="float" office:value="1" calcext:value-type="float">
            <text:p>1</text:p>
          </table:table-cell>
          <table:table-cell table:style-name="ce4" table:formula="of:=IF((MAX([.BR$1];[.$A77])*4 + MIN([.BR$1];[.$A77]))&gt;=82;1;0)" office:value-type="float" office:value="1" calcext:value-type="float">
            <text:p>1</text:p>
          </table:table-cell>
          <table:table-cell table:style-name="ce4" table:formula="of:=IF((MAX([.BS$1];[.$A77])*4 + MIN([.BS$1];[.$A77]))&gt;=82;1;0)" office:value-type="float" office:value="1" calcext:value-type="float">
            <text:p>1</text:p>
          </table:table-cell>
          <table:table-cell table:style-name="ce4" table:formula="of:=IF((MAX([.BT$1];[.$A77])*4 + MIN([.BT$1];[.$A77]))&gt;=82;1;0)" office:value-type="float" office:value="1" calcext:value-type="float">
            <text:p>1</text:p>
          </table:table-cell>
          <table:table-cell table:style-name="ce4" table:formula="of:=IF((MAX([.BU$1];[.$A77])*4 + MIN([.BU$1];[.$A77]))&gt;=82;1;0)" office:value-type="float" office:value="1" calcext:value-type="float">
            <text:p>1</text:p>
          </table:table-cell>
          <table:table-cell table:style-name="ce4" table:formula="of:=IF((MAX([.BV$1];[.$A77])*4 + MIN([.BV$1];[.$A77]))&gt;=82;1;0)" office:value-type="float" office:value="1" calcext:value-type="float">
            <text:p>1</text:p>
          </table:table-cell>
          <table:table-cell table:style-name="ce4" table:formula="of:=IF((MAX([.BW$1];[.$A77])*4 + MIN([.BW$1];[.$A77]))&gt;=82;1;0)" office:value-type="float" office:value="1" calcext:value-type="float">
            <text:p>1</text:p>
          </table:table-cell>
          <table:table-cell table:style-name="ce4" table:formula="of:=IF((MAX([.BX$1];[.$A77])*4 + MIN([.BX$1];[.$A77]))&gt;=82;1;0)" office:value-type="float" office:value="1" calcext:value-type="float">
            <text:p>1</text:p>
          </table:table-cell>
          <table:table-cell table:style-name="ce4" table:formula="of:=IF((MAX([.BY$1];[.$A77])*4 + MIN([.BY$1];[.$A77]))&gt;=82;1;0)" office:value-type="float" office:value="1" calcext:value-type="float">
            <text:p>1</text:p>
          </table:table-cell>
          <table:table-cell table:style-name="ce4" table:formula="of:=IF((MAX([.BZ$1];[.$A77])*4 + MIN([.BZ$1];[.$A77]))&gt;=82;1;0)" office:value-type="float" office:value="1" calcext:value-type="float">
            <text:p>1</text:p>
          </table:table-cell>
          <table:table-cell table:style-name="ce4" table:formula="of:=IF((MAX([.CA$1];[.$A77])*4 + MIN([.CA$1];[.$A77]))&gt;=82;1;0)" office:value-type="float" office:value="1" calcext:value-type="float">
            <text:p>1</text:p>
          </table:table-cell>
          <table:table-cell table:style-name="ce4" table:formula="of:=IF((MAX([.CB$1];[.$A77])*4 + MIN([.CB$1];[.$A77]))&gt;=82;1;0)" office:value-type="float" office:value="1" calcext:value-type="float">
            <text:p>1</text:p>
          </table:table-cell>
          <table:table-cell table:style-name="ce4" table:formula="of:=IF((MAX([.CC$1];[.$A77])*4 + MIN([.CC$1];[.$A77]))&gt;=82;1;0)" office:value-type="float" office:value="1" calcext:value-type="float">
            <text:p>1</text:p>
          </table:table-cell>
          <table:table-cell table:style-name="ce4" table:formula="of:=IF((MAX([.CD$1];[.$A77])*4 + MIN([.CD$1];[.$A77]))&gt;=82;1;0)" office:value-type="float" office:value="1" calcext:value-type="float">
            <text:p>1</text:p>
          </table:table-cell>
          <table:table-cell table:style-name="ce4" table:formula="of:=IF((MAX([.CE$1];[.$A77])*4 + MIN([.CE$1];[.$A77]))&gt;=82;1;0)" office:value-type="float" office:value="1" calcext:value-type="float">
            <text:p>1</text:p>
          </table:table-cell>
          <table:table-cell table:style-name="ce4" table:formula="of:=IF((MAX([.CF$1];[.$A77])*4 + MIN([.CF$1];[.$A77]))&gt;=82;1;0)" office:value-type="float" office:value="1" calcext:value-type="float">
            <text:p>1</text:p>
          </table:table-cell>
          <table:table-cell table:style-name="ce4" table:formula="of:=IF((MAX([.CG$1];[.$A77])*4 + MIN([.CG$1];[.$A77]))&gt;=82;1;0)" office:value-type="float" office:value="1" calcext:value-type="float">
            <text:p>1</text:p>
          </table:table-cell>
          <table:table-cell table:style-name="ce4" table:formula="of:=IF((MAX([.CH$1];[.$A77])*4 + MIN([.CH$1];[.$A77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table:formula="of:=IF((MAX([.B$1];[.$A78])*4 + MIN([.B$1];[.$A78]))&gt;=82;1;0)" office:value-type="float" office:value="1" calcext:value-type="float">
            <text:p>1</text:p>
          </table:table-cell>
          <table:table-cell table:style-name="ce4" table:formula="of:=IF((MAX([.C$1];[.$A78])*4 + MIN([.C$1];[.$A78]))&gt;=82;1;0)" office:value-type="float" office:value="1" calcext:value-type="float">
            <text:p>1</text:p>
          </table:table-cell>
          <table:table-cell table:style-name="ce4" table:formula="of:=IF((MAX([.D$1];[.$A78])*4 + MIN([.D$1];[.$A78]))&gt;=82;1;0)" office:value-type="float" office:value="1" calcext:value-type="float">
            <text:p>1</text:p>
          </table:table-cell>
          <table:table-cell table:style-name="ce4" table:formula="of:=IF((MAX([.E$1];[.$A78])*4 + MIN([.E$1];[.$A78]))&gt;=82;1;0)" office:value-type="float" office:value="1" calcext:value-type="float">
            <text:p>1</text:p>
          </table:table-cell>
          <table:table-cell table:style-name="ce4" table:formula="of:=IF((MAX([.F$1];[.$A78])*4 + MIN([.F$1];[.$A78]))&gt;=82;1;0)" office:value-type="float" office:value="1" calcext:value-type="float">
            <text:p>1</text:p>
          </table:table-cell>
          <table:table-cell table:style-name="ce4" table:formula="of:=IF((MAX([.G$1];[.$A78])*4 + MIN([.G$1];[.$A78]))&gt;=82;1;0)" office:value-type="float" office:value="1" calcext:value-type="float">
            <text:p>1</text:p>
          </table:table-cell>
          <table:table-cell table:style-name="ce4" table:formula="of:=IF((MAX([.H$1];[.$A78])*4 + MIN([.H$1];[.$A78]))&gt;=82;1;0)" office:value-type="float" office:value="1" calcext:value-type="float">
            <text:p>1</text:p>
          </table:table-cell>
          <table:table-cell table:style-name="ce4" table:formula="of:=IF((MAX([.I$1];[.$A78])*4 + MIN([.I$1];[.$A78]))&gt;=82;1;0)" office:value-type="float" office:value="1" calcext:value-type="float">
            <text:p>1</text:p>
          </table:table-cell>
          <table:table-cell table:style-name="ce4" table:formula="of:=IF((MAX([.J$1];[.$A78])*4 + MIN([.J$1];[.$A78]))&gt;=82;1;0)" office:value-type="float" office:value="1" calcext:value-type="float">
            <text:p>1</text:p>
          </table:table-cell>
          <table:table-cell table:style-name="ce4" table:formula="of:=IF((MAX([.K$1];[.$A78])*4 + MIN([.K$1];[.$A78]))&gt;=82;1;0)" office:value-type="float" office:value="1" calcext:value-type="float">
            <text:p>1</text:p>
          </table:table-cell>
          <table:table-cell table:style-name="ce4" table:formula="of:=IF((MAX([.L$1];[.$A78])*4 + MIN([.L$1];[.$A78]))&gt;=82;1;0)" office:value-type="float" office:value="1" calcext:value-type="float">
            <text:p>1</text:p>
          </table:table-cell>
          <table:table-cell table:style-name="ce4" table:formula="of:=IF((MAX([.M$1];[.$A78])*4 + MIN([.M$1];[.$A78]))&gt;=82;1;0)" office:value-type="float" office:value="1" calcext:value-type="float">
            <text:p>1</text:p>
          </table:table-cell>
          <table:table-cell table:style-name="ce4" table:formula="of:=IF((MAX([.N$1];[.$A78])*4 + MIN([.N$1];[.$A78]))&gt;=82;1;0)" office:value-type="float" office:value="1" calcext:value-type="float">
            <text:p>1</text:p>
          </table:table-cell>
          <table:table-cell table:style-name="ce4" table:formula="of:=IF((MAX([.O$1];[.$A78])*4 + MIN([.O$1];[.$A78]))&gt;=82;1;0)" office:value-type="float" office:value="1" calcext:value-type="float">
            <text:p>1</text:p>
          </table:table-cell>
          <table:table-cell table:style-name="ce4" table:formula="of:=IF((MAX([.P$1];[.$A78])*4 + MIN([.P$1];[.$A78]))&gt;=82;1;0)" office:value-type="float" office:value="1" calcext:value-type="float">
            <text:p>1</text:p>
          </table:table-cell>
          <table:table-cell table:style-name="ce4" table:formula="of:=IF((MAX([.Q$1];[.$A78])*4 + MIN([.Q$1];[.$A78]))&gt;=82;1;0)" office:value-type="float" office:value="1" calcext:value-type="float">
            <text:p>1</text:p>
          </table:table-cell>
          <table:table-cell table:style-name="ce4" table:formula="of:=IF((MAX([.R$1];[.$A78])*4 + MIN([.R$1];[.$A78]))&gt;=82;1;0)" office:value-type="float" office:value="1" calcext:value-type="float">
            <text:p>1</text:p>
          </table:table-cell>
          <table:table-cell table:style-name="ce4" table:formula="of:=IF((MAX([.S$1];[.$A78])*4 + MIN([.S$1];[.$A78]))&gt;=82;1;0)" office:value-type="float" office:value="1" calcext:value-type="float">
            <text:p>1</text:p>
          </table:table-cell>
          <table:table-cell table:style-name="ce4" table:formula="of:=IF((MAX([.T$1];[.$A78])*4 + MIN([.T$1];[.$A78]))&gt;=82;1;0)" office:value-type="float" office:value="1" calcext:value-type="float">
            <text:p>1</text:p>
          </table:table-cell>
          <table:table-cell table:style-name="ce4" table:formula="of:=IF((MAX([.U$1];[.$A78])*4 + MIN([.U$1];[.$A78]))&gt;=82;1;0)" office:value-type="float" office:value="1" calcext:value-type="float">
            <text:p>1</text:p>
          </table:table-cell>
          <table:table-cell table:style-name="ce4" table:formula="of:=IF((MAX([.V$1];[.$A78])*4 + MIN([.V$1];[.$A78]))&gt;=82;1;0)" office:value-type="float" office:value="1" calcext:value-type="float">
            <text:p>1</text:p>
          </table:table-cell>
          <table:table-cell table:style-name="ce4" table:formula="of:=IF((MAX([.W$1];[.$A78])*4 + MIN([.W$1];[.$A78]))&gt;=82;1;0)" office:value-type="float" office:value="1" calcext:value-type="float">
            <text:p>1</text:p>
          </table:table-cell>
          <table:table-cell table:style-name="ce4" table:formula="of:=IF((MAX([.X$1];[.$A78])*4 + MIN([.X$1];[.$A78]))&gt;=82;1;0)" office:value-type="float" office:value="1" calcext:value-type="float">
            <text:p>1</text:p>
          </table:table-cell>
          <table:table-cell table:style-name="ce4" table:formula="of:=IF((MAX([.Y$1];[.$A78])*4 + MIN([.Y$1];[.$A78]))&gt;=82;1;0)" office:value-type="float" office:value="1" calcext:value-type="float">
            <text:p>1</text:p>
          </table:table-cell>
          <table:table-cell table:style-name="ce4" table:formula="of:=IF((MAX([.Z$1];[.$A78])*4 + MIN([.Z$1];[.$A78]))&gt;=82;1;0)" office:value-type="float" office:value="1" calcext:value-type="float">
            <text:p>1</text:p>
          </table:table-cell>
          <table:table-cell table:style-name="ce4" table:formula="of:=IF((MAX([.AA$1];[.$A78])*4 + MIN([.AA$1];[.$A78]))&gt;=82;1;0)" office:value-type="float" office:value="1" calcext:value-type="float">
            <text:p>1</text:p>
          </table:table-cell>
          <table:table-cell table:style-name="ce4" table:formula="of:=IF((MAX([.AB$1];[.$A78])*4 + MIN([.AB$1];[.$A78]))&gt;=82;1;0)" office:value-type="float" office:value="1" calcext:value-type="float">
            <text:p>1</text:p>
          </table:table-cell>
          <table:table-cell table:style-name="ce4" table:formula="of:=IF((MAX([.AC$1];[.$A78])*4 + MIN([.AC$1];[.$A78]))&gt;=82;1;0)" office:value-type="float" office:value="1" calcext:value-type="float">
            <text:p>1</text:p>
          </table:table-cell>
          <table:table-cell table:style-name="ce4" table:formula="of:=IF((MAX([.AD$1];[.$A78])*4 + MIN([.AD$1];[.$A78]))&gt;=82;1;0)" office:value-type="float" office:value="1" calcext:value-type="float">
            <text:p>1</text:p>
          </table:table-cell>
          <table:table-cell table:style-name="ce4" table:formula="of:=IF((MAX([.AE$1];[.$A78])*4 + MIN([.AE$1];[.$A78]))&gt;=82;1;0)" office:value-type="float" office:value="1" calcext:value-type="float">
            <text:p>1</text:p>
          </table:table-cell>
          <table:table-cell table:style-name="ce4" table:formula="of:=IF((MAX([.AF$1];[.$A78])*4 + MIN([.AF$1];[.$A78]))&gt;=82;1;0)" office:value-type="float" office:value="1" calcext:value-type="float">
            <text:p>1</text:p>
          </table:table-cell>
          <table:table-cell table:style-name="ce4" table:formula="of:=IF((MAX([.AG$1];[.$A78])*4 + MIN([.AG$1];[.$A78]))&gt;=82;1;0)" office:value-type="float" office:value="1" calcext:value-type="float">
            <text:p>1</text:p>
          </table:table-cell>
          <table:table-cell table:style-name="ce4" table:formula="of:=IF((MAX([.AH$1];[.$A78])*4 + MIN([.AH$1];[.$A78]))&gt;=82;1;0)" office:value-type="float" office:value="1" calcext:value-type="float">
            <text:p>1</text:p>
          </table:table-cell>
          <table:table-cell table:style-name="ce4" table:formula="of:=IF((MAX([.AI$1];[.$A78])*4 + MIN([.AI$1];[.$A78]))&gt;=82;1;0)" office:value-type="float" office:value="1" calcext:value-type="float">
            <text:p>1</text:p>
          </table:table-cell>
          <table:table-cell table:style-name="ce4" table:formula="of:=IF((MAX([.AJ$1];[.$A78])*4 + MIN([.AJ$1];[.$A78]))&gt;=82;1;0)" office:value-type="float" office:value="1" calcext:value-type="float">
            <text:p>1</text:p>
          </table:table-cell>
          <table:table-cell table:style-name="ce4" table:formula="of:=IF((MAX([.AK$1];[.$A78])*4 + MIN([.AK$1];[.$A78]))&gt;=82;1;0)" office:value-type="float" office:value="1" calcext:value-type="float">
            <text:p>1</text:p>
          </table:table-cell>
          <table:table-cell table:style-name="ce4" table:formula="of:=IF((MAX([.AL$1];[.$A78])*4 + MIN([.AL$1];[.$A78]))&gt;=82;1;0)" office:value-type="float" office:value="1" calcext:value-type="float">
            <text:p>1</text:p>
          </table:table-cell>
          <table:table-cell table:style-name="ce4" table:formula="of:=IF((MAX([.AM$1];[.$A78])*4 + MIN([.AM$1];[.$A78]))&gt;=82;1;0)" office:value-type="float" office:value="1" calcext:value-type="float">
            <text:p>1</text:p>
          </table:table-cell>
          <table:table-cell table:style-name="ce4" table:formula="of:=IF((MAX([.AN$1];[.$A78])*4 + MIN([.AN$1];[.$A78]))&gt;=82;1;0)" office:value-type="float" office:value="1" calcext:value-type="float">
            <text:p>1</text:p>
          </table:table-cell>
          <table:table-cell table:style-name="ce4" table:formula="of:=IF((MAX([.AO$1];[.$A78])*4 + MIN([.AO$1];[.$A78]))&gt;=82;1;0)" office:value-type="float" office:value="1" calcext:value-type="float">
            <text:p>1</text:p>
          </table:table-cell>
          <table:table-cell table:style-name="ce4" table:formula="of:=IF((MAX([.AP$1];[.$A78])*4 + MIN([.AP$1];[.$A78]))&gt;=82;1;0)" office:value-type="float" office:value="1" calcext:value-type="float">
            <text:p>1</text:p>
          </table:table-cell>
          <table:table-cell table:style-name="ce4" table:formula="of:=IF((MAX([.AQ$1];[.$A78])*4 + MIN([.AQ$1];[.$A78]))&gt;=82;1;0)" office:value-type="float" office:value="1" calcext:value-type="float">
            <text:p>1</text:p>
          </table:table-cell>
          <table:table-cell table:style-name="ce4" table:formula="of:=IF((MAX([.AR$1];[.$A78])*4 + MIN([.AR$1];[.$A78]))&gt;=82;1;0)" office:value-type="float" office:value="1" calcext:value-type="float">
            <text:p>1</text:p>
          </table:table-cell>
          <table:table-cell table:style-name="ce4" table:formula="of:=IF((MAX([.AS$1];[.$A78])*4 + MIN([.AS$1];[.$A78]))&gt;=82;1;0)" office:value-type="float" office:value="1" calcext:value-type="float">
            <text:p>1</text:p>
          </table:table-cell>
          <table:table-cell table:style-name="ce4" table:formula="of:=IF((MAX([.AT$1];[.$A78])*4 + MIN([.AT$1];[.$A78]))&gt;=82;1;0)" office:value-type="float" office:value="1" calcext:value-type="float">
            <text:p>1</text:p>
          </table:table-cell>
          <table:table-cell table:style-name="ce4" table:formula="of:=IF((MAX([.AU$1];[.$A78])*4 + MIN([.AU$1];[.$A78]))&gt;=82;1;0)" office:value-type="float" office:value="1" calcext:value-type="float">
            <text:p>1</text:p>
          </table:table-cell>
          <table:table-cell table:style-name="ce4" table:formula="of:=IF((MAX([.AV$1];[.$A78])*4 + MIN([.AV$1];[.$A78]))&gt;=82;1;0)" office:value-type="float" office:value="1" calcext:value-type="float">
            <text:p>1</text:p>
          </table:table-cell>
          <table:table-cell table:style-name="ce4" table:formula="of:=IF((MAX([.AW$1];[.$A78])*4 + MIN([.AW$1];[.$A78]))&gt;=82;1;0)" office:value-type="float" office:value="1" calcext:value-type="float">
            <text:p>1</text:p>
          </table:table-cell>
          <table:table-cell table:style-name="ce4" table:formula="of:=IF((MAX([.AX$1];[.$A78])*4 + MIN([.AX$1];[.$A78]))&gt;=82;1;0)" office:value-type="float" office:value="1" calcext:value-type="float">
            <text:p>1</text:p>
          </table:table-cell>
          <table:table-cell table:style-name="ce4" table:formula="of:=IF((MAX([.AY$1];[.$A78])*4 + MIN([.AY$1];[.$A78]))&gt;=82;1;0)" office:value-type="float" office:value="1" calcext:value-type="float">
            <text:p>1</text:p>
          </table:table-cell>
          <table:table-cell table:style-name="ce4" table:formula="of:=IF((MAX([.AZ$1];[.$A78])*4 + MIN([.AZ$1];[.$A78]))&gt;=82;1;0)" office:value-type="float" office:value="1" calcext:value-type="float">
            <text:p>1</text:p>
          </table:table-cell>
          <table:table-cell table:style-name="ce4" table:formula="of:=IF((MAX([.BA$1];[.$A78])*4 + MIN([.BA$1];[.$A78]))&gt;=82;1;0)" office:value-type="float" office:value="1" calcext:value-type="float">
            <text:p>1</text:p>
          </table:table-cell>
          <table:table-cell table:style-name="ce4" table:formula="of:=IF((MAX([.BB$1];[.$A78])*4 + MIN([.BB$1];[.$A78]))&gt;=82;1;0)" office:value-type="float" office:value="1" calcext:value-type="float">
            <text:p>1</text:p>
          </table:table-cell>
          <table:table-cell table:style-name="ce4" table:formula="of:=IF((MAX([.BC$1];[.$A78])*4 + MIN([.BC$1];[.$A78]))&gt;=82;1;0)" office:value-type="float" office:value="1" calcext:value-type="float">
            <text:p>1</text:p>
          </table:table-cell>
          <table:table-cell table:style-name="ce4" table:formula="of:=IF((MAX([.BD$1];[.$A78])*4 + MIN([.BD$1];[.$A78]))&gt;=82;1;0)" office:value-type="float" office:value="1" calcext:value-type="float">
            <text:p>1</text:p>
          </table:table-cell>
          <table:table-cell table:style-name="ce4" table:formula="of:=IF((MAX([.BE$1];[.$A78])*4 + MIN([.BE$1];[.$A78]))&gt;=82;1;0)" office:value-type="float" office:value="1" calcext:value-type="float">
            <text:p>1</text:p>
          </table:table-cell>
          <table:table-cell table:style-name="ce4" table:formula="of:=IF((MAX([.BF$1];[.$A78])*4 + MIN([.BF$1];[.$A78]))&gt;=82;1;0)" office:value-type="float" office:value="1" calcext:value-type="float">
            <text:p>1</text:p>
          </table:table-cell>
          <table:table-cell table:style-name="ce4" table:formula="of:=IF((MAX([.BG$1];[.$A78])*4 + MIN([.BG$1];[.$A78]))&gt;=82;1;0)" office:value-type="float" office:value="1" calcext:value-type="float">
            <text:p>1</text:p>
          </table:table-cell>
          <table:table-cell table:style-name="ce4" table:formula="of:=IF((MAX([.BH$1];[.$A78])*4 + MIN([.BH$1];[.$A78]))&gt;=82;1;0)" office:value-type="float" office:value="1" calcext:value-type="float">
            <text:p>1</text:p>
          </table:table-cell>
          <table:table-cell table:style-name="ce4" table:formula="of:=IF((MAX([.BI$1];[.$A78])*4 + MIN([.BI$1];[.$A78]))&gt;=82;1;0)" office:value-type="float" office:value="1" calcext:value-type="float">
            <text:p>1</text:p>
          </table:table-cell>
          <table:table-cell table:style-name="ce4" table:formula="of:=IF((MAX([.BJ$1];[.$A78])*4 + MIN([.BJ$1];[.$A78]))&gt;=82;1;0)" office:value-type="float" office:value="1" calcext:value-type="float">
            <text:p>1</text:p>
          </table:table-cell>
          <table:table-cell table:style-name="ce4" table:formula="of:=IF((MAX([.BK$1];[.$A78])*4 + MIN([.BK$1];[.$A78]))&gt;=82;1;0)" office:value-type="float" office:value="1" calcext:value-type="float">
            <text:p>1</text:p>
          </table:table-cell>
          <table:table-cell table:style-name="ce4" table:formula="of:=IF((MAX([.BL$1];[.$A78])*4 + MIN([.BL$1];[.$A78]))&gt;=82;1;0)" office:value-type="float" office:value="1" calcext:value-type="float">
            <text:p>1</text:p>
          </table:table-cell>
          <table:table-cell table:style-name="ce4" table:formula="of:=IF((MAX([.BM$1];[.$A78])*4 + MIN([.BM$1];[.$A78]))&gt;=82;1;0)" office:value-type="float" office:value="1" calcext:value-type="float">
            <text:p>1</text:p>
          </table:table-cell>
          <table:table-cell table:style-name="ce4" table:formula="of:=IF((MAX([.BN$1];[.$A78])*4 + MIN([.BN$1];[.$A78]))&gt;=82;1;0)" office:value-type="float" office:value="1" calcext:value-type="float">
            <text:p>1</text:p>
          </table:table-cell>
          <table:table-cell table:style-name="ce4" table:formula="of:=IF((MAX([.BO$1];[.$A78])*4 + MIN([.BO$1];[.$A78]))&gt;=82;1;0)" office:value-type="float" office:value="1" calcext:value-type="float">
            <text:p>1</text:p>
          </table:table-cell>
          <table:table-cell table:style-name="ce4" table:formula="of:=IF((MAX([.BP$1];[.$A78])*4 + MIN([.BP$1];[.$A78]))&gt;=82;1;0)" office:value-type="float" office:value="1" calcext:value-type="float">
            <text:p>1</text:p>
          </table:table-cell>
          <table:table-cell table:style-name="ce4" table:formula="of:=IF((MAX([.BQ$1];[.$A78])*4 + MIN([.BQ$1];[.$A78]))&gt;=82;1;0)" office:value-type="float" office:value="1" calcext:value-type="float">
            <text:p>1</text:p>
          </table:table-cell>
          <table:table-cell table:style-name="ce4" table:formula="of:=IF((MAX([.BR$1];[.$A78])*4 + MIN([.BR$1];[.$A78]))&gt;=82;1;0)" office:value-type="float" office:value="1" calcext:value-type="float">
            <text:p>1</text:p>
          </table:table-cell>
          <table:table-cell table:style-name="ce4" table:formula="of:=IF((MAX([.BS$1];[.$A78])*4 + MIN([.BS$1];[.$A78]))&gt;=82;1;0)" office:value-type="float" office:value="1" calcext:value-type="float">
            <text:p>1</text:p>
          </table:table-cell>
          <table:table-cell table:style-name="ce4" table:formula="of:=IF((MAX([.BT$1];[.$A78])*4 + MIN([.BT$1];[.$A78]))&gt;=82;1;0)" office:value-type="float" office:value="1" calcext:value-type="float">
            <text:p>1</text:p>
          </table:table-cell>
          <table:table-cell table:style-name="ce4" table:formula="of:=IF((MAX([.BU$1];[.$A78])*4 + MIN([.BU$1];[.$A78]))&gt;=82;1;0)" office:value-type="float" office:value="1" calcext:value-type="float">
            <text:p>1</text:p>
          </table:table-cell>
          <table:table-cell table:style-name="ce4" table:formula="of:=IF((MAX([.BV$1];[.$A78])*4 + MIN([.BV$1];[.$A78]))&gt;=82;1;0)" office:value-type="float" office:value="1" calcext:value-type="float">
            <text:p>1</text:p>
          </table:table-cell>
          <table:table-cell table:style-name="ce4" table:formula="of:=IF((MAX([.BW$1];[.$A78])*4 + MIN([.BW$1];[.$A78]))&gt;=82;1;0)" office:value-type="float" office:value="1" calcext:value-type="float">
            <text:p>1</text:p>
          </table:table-cell>
          <table:table-cell table:style-name="ce4" table:formula="of:=IF((MAX([.BX$1];[.$A78])*4 + MIN([.BX$1];[.$A78]))&gt;=82;1;0)" office:value-type="float" office:value="1" calcext:value-type="float">
            <text:p>1</text:p>
          </table:table-cell>
          <table:table-cell table:style-name="ce4" table:formula="of:=IF((MAX([.BY$1];[.$A78])*4 + MIN([.BY$1];[.$A78]))&gt;=82;1;0)" office:value-type="float" office:value="1" calcext:value-type="float">
            <text:p>1</text:p>
          </table:table-cell>
          <table:table-cell table:style-name="ce4" table:formula="of:=IF((MAX([.BZ$1];[.$A78])*4 + MIN([.BZ$1];[.$A78]))&gt;=82;1;0)" office:value-type="float" office:value="1" calcext:value-type="float">
            <text:p>1</text:p>
          </table:table-cell>
          <table:table-cell table:style-name="ce4" table:formula="of:=IF((MAX([.CA$1];[.$A78])*4 + MIN([.CA$1];[.$A78]))&gt;=82;1;0)" office:value-type="float" office:value="1" calcext:value-type="float">
            <text:p>1</text:p>
          </table:table-cell>
          <table:table-cell table:style-name="ce4" table:formula="of:=IF((MAX([.CB$1];[.$A78])*4 + MIN([.CB$1];[.$A78]))&gt;=82;1;0)" office:value-type="float" office:value="1" calcext:value-type="float">
            <text:p>1</text:p>
          </table:table-cell>
          <table:table-cell table:style-name="ce4" table:formula="of:=IF((MAX([.CC$1];[.$A78])*4 + MIN([.CC$1];[.$A78]))&gt;=82;1;0)" office:value-type="float" office:value="1" calcext:value-type="float">
            <text:p>1</text:p>
          </table:table-cell>
          <table:table-cell table:style-name="ce4" table:formula="of:=IF((MAX([.CD$1];[.$A78])*4 + MIN([.CD$1];[.$A78]))&gt;=82;1;0)" office:value-type="float" office:value="1" calcext:value-type="float">
            <text:p>1</text:p>
          </table:table-cell>
          <table:table-cell table:style-name="ce4" table:formula="of:=IF((MAX([.CE$1];[.$A78])*4 + MIN([.CE$1];[.$A78]))&gt;=82;1;0)" office:value-type="float" office:value="1" calcext:value-type="float">
            <text:p>1</text:p>
          </table:table-cell>
          <table:table-cell table:style-name="ce4" table:formula="of:=IF((MAX([.CF$1];[.$A78])*4 + MIN([.CF$1];[.$A78]))&gt;=82;1;0)" office:value-type="float" office:value="1" calcext:value-type="float">
            <text:p>1</text:p>
          </table:table-cell>
          <table:table-cell table:style-name="ce4" table:formula="of:=IF((MAX([.CG$1];[.$A78])*4 + MIN([.CG$1];[.$A78]))&gt;=82;1;0)" office:value-type="float" office:value="1" calcext:value-type="float">
            <text:p>1</text:p>
          </table:table-cell>
          <table:table-cell table:style-name="ce4" table:formula="of:=IF((MAX([.CH$1];[.$A78])*4 + MIN([.CH$1];[.$A78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table:formula="of:=IF((MAX([.B$1];[.$A79])*4 + MIN([.B$1];[.$A79]))&gt;=82;1;0)" office:value-type="float" office:value="1" calcext:value-type="float">
            <text:p>1</text:p>
          </table:table-cell>
          <table:table-cell table:style-name="ce4" table:formula="of:=IF((MAX([.C$1];[.$A79])*4 + MIN([.C$1];[.$A79]))&gt;=82;1;0)" office:value-type="float" office:value="1" calcext:value-type="float">
            <text:p>1</text:p>
          </table:table-cell>
          <table:table-cell table:style-name="ce4" table:formula="of:=IF((MAX([.D$1];[.$A79])*4 + MIN([.D$1];[.$A79]))&gt;=82;1;0)" office:value-type="float" office:value="1" calcext:value-type="float">
            <text:p>1</text:p>
          </table:table-cell>
          <table:table-cell table:style-name="ce4" table:formula="of:=IF((MAX([.E$1];[.$A79])*4 + MIN([.E$1];[.$A79]))&gt;=82;1;0)" office:value-type="float" office:value="1" calcext:value-type="float">
            <text:p>1</text:p>
          </table:table-cell>
          <table:table-cell table:style-name="ce4" table:formula="of:=IF((MAX([.F$1];[.$A79])*4 + MIN([.F$1];[.$A79]))&gt;=82;1;0)" office:value-type="float" office:value="1" calcext:value-type="float">
            <text:p>1</text:p>
          </table:table-cell>
          <table:table-cell table:style-name="ce4" table:formula="of:=IF((MAX([.G$1];[.$A79])*4 + MIN([.G$1];[.$A79]))&gt;=82;1;0)" office:value-type="float" office:value="1" calcext:value-type="float">
            <text:p>1</text:p>
          </table:table-cell>
          <table:table-cell table:style-name="ce4" table:formula="of:=IF((MAX([.H$1];[.$A79])*4 + MIN([.H$1];[.$A79]))&gt;=82;1;0)" office:value-type="float" office:value="1" calcext:value-type="float">
            <text:p>1</text:p>
          </table:table-cell>
          <table:table-cell table:style-name="ce4" table:formula="of:=IF((MAX([.I$1];[.$A79])*4 + MIN([.I$1];[.$A79]))&gt;=82;1;0)" office:value-type="float" office:value="1" calcext:value-type="float">
            <text:p>1</text:p>
          </table:table-cell>
          <table:table-cell table:style-name="ce4" table:formula="of:=IF((MAX([.J$1];[.$A79])*4 + MIN([.J$1];[.$A79]))&gt;=82;1;0)" office:value-type="float" office:value="1" calcext:value-type="float">
            <text:p>1</text:p>
          </table:table-cell>
          <table:table-cell table:style-name="ce4" table:formula="of:=IF((MAX([.K$1];[.$A79])*4 + MIN([.K$1];[.$A79]))&gt;=82;1;0)" office:value-type="float" office:value="1" calcext:value-type="float">
            <text:p>1</text:p>
          </table:table-cell>
          <table:table-cell table:style-name="ce4" table:formula="of:=IF((MAX([.L$1];[.$A79])*4 + MIN([.L$1];[.$A79]))&gt;=82;1;0)" office:value-type="float" office:value="1" calcext:value-type="float">
            <text:p>1</text:p>
          </table:table-cell>
          <table:table-cell table:style-name="ce4" table:formula="of:=IF((MAX([.M$1];[.$A79])*4 + MIN([.M$1];[.$A79]))&gt;=82;1;0)" office:value-type="float" office:value="1" calcext:value-type="float">
            <text:p>1</text:p>
          </table:table-cell>
          <table:table-cell table:style-name="ce4" table:formula="of:=IF((MAX([.N$1];[.$A79])*4 + MIN([.N$1];[.$A79]))&gt;=82;1;0)" office:value-type="float" office:value="1" calcext:value-type="float">
            <text:p>1</text:p>
          </table:table-cell>
          <table:table-cell table:style-name="ce4" table:formula="of:=IF((MAX([.O$1];[.$A79])*4 + MIN([.O$1];[.$A79]))&gt;=82;1;0)" office:value-type="float" office:value="1" calcext:value-type="float">
            <text:p>1</text:p>
          </table:table-cell>
          <table:table-cell table:style-name="ce4" table:formula="of:=IF((MAX([.P$1];[.$A79])*4 + MIN([.P$1];[.$A79]))&gt;=82;1;0)" office:value-type="float" office:value="1" calcext:value-type="float">
            <text:p>1</text:p>
          </table:table-cell>
          <table:table-cell table:style-name="ce4" table:formula="of:=IF((MAX([.Q$1];[.$A79])*4 + MIN([.Q$1];[.$A79]))&gt;=82;1;0)" office:value-type="float" office:value="1" calcext:value-type="float">
            <text:p>1</text:p>
          </table:table-cell>
          <table:table-cell table:style-name="ce4" table:formula="of:=IF((MAX([.R$1];[.$A79])*4 + MIN([.R$1];[.$A79]))&gt;=82;1;0)" office:value-type="float" office:value="1" calcext:value-type="float">
            <text:p>1</text:p>
          </table:table-cell>
          <table:table-cell table:style-name="ce4" table:formula="of:=IF((MAX([.S$1];[.$A79])*4 + MIN([.S$1];[.$A79]))&gt;=82;1;0)" office:value-type="float" office:value="1" calcext:value-type="float">
            <text:p>1</text:p>
          </table:table-cell>
          <table:table-cell table:style-name="ce4" table:formula="of:=IF((MAX([.T$1];[.$A79])*4 + MIN([.T$1];[.$A79]))&gt;=82;1;0)" office:value-type="float" office:value="1" calcext:value-type="float">
            <text:p>1</text:p>
          </table:table-cell>
          <table:table-cell table:style-name="ce4" table:formula="of:=IF((MAX([.U$1];[.$A79])*4 + MIN([.U$1];[.$A79]))&gt;=82;1;0)" office:value-type="float" office:value="1" calcext:value-type="float">
            <text:p>1</text:p>
          </table:table-cell>
          <table:table-cell table:style-name="ce4" table:formula="of:=IF((MAX([.V$1];[.$A79])*4 + MIN([.V$1];[.$A79]))&gt;=82;1;0)" office:value-type="float" office:value="1" calcext:value-type="float">
            <text:p>1</text:p>
          </table:table-cell>
          <table:table-cell table:style-name="ce4" table:formula="of:=IF((MAX([.W$1];[.$A79])*4 + MIN([.W$1];[.$A79]))&gt;=82;1;0)" office:value-type="float" office:value="1" calcext:value-type="float">
            <text:p>1</text:p>
          </table:table-cell>
          <table:table-cell table:style-name="ce4" table:formula="of:=IF((MAX([.X$1];[.$A79])*4 + MIN([.X$1];[.$A79]))&gt;=82;1;0)" office:value-type="float" office:value="1" calcext:value-type="float">
            <text:p>1</text:p>
          </table:table-cell>
          <table:table-cell table:style-name="ce4" table:formula="of:=IF((MAX([.Y$1];[.$A79])*4 + MIN([.Y$1];[.$A79]))&gt;=82;1;0)" office:value-type="float" office:value="1" calcext:value-type="float">
            <text:p>1</text:p>
          </table:table-cell>
          <table:table-cell table:style-name="ce4" table:formula="of:=IF((MAX([.Z$1];[.$A79])*4 + MIN([.Z$1];[.$A79]))&gt;=82;1;0)" office:value-type="float" office:value="1" calcext:value-type="float">
            <text:p>1</text:p>
          </table:table-cell>
          <table:table-cell table:style-name="ce4" table:formula="of:=IF((MAX([.AA$1];[.$A79])*4 + MIN([.AA$1];[.$A79]))&gt;=82;1;0)" office:value-type="float" office:value="1" calcext:value-type="float">
            <text:p>1</text:p>
          </table:table-cell>
          <table:table-cell table:style-name="ce4" table:formula="of:=IF((MAX([.AB$1];[.$A79])*4 + MIN([.AB$1];[.$A79]))&gt;=82;1;0)" office:value-type="float" office:value="1" calcext:value-type="float">
            <text:p>1</text:p>
          </table:table-cell>
          <table:table-cell table:style-name="ce4" table:formula="of:=IF((MAX([.AC$1];[.$A79])*4 + MIN([.AC$1];[.$A79]))&gt;=82;1;0)" office:value-type="float" office:value="1" calcext:value-type="float">
            <text:p>1</text:p>
          </table:table-cell>
          <table:table-cell table:style-name="ce4" table:formula="of:=IF((MAX([.AD$1];[.$A79])*4 + MIN([.AD$1];[.$A79]))&gt;=82;1;0)" office:value-type="float" office:value="1" calcext:value-type="float">
            <text:p>1</text:p>
          </table:table-cell>
          <table:table-cell table:style-name="ce4" table:formula="of:=IF((MAX([.AE$1];[.$A79])*4 + MIN([.AE$1];[.$A79]))&gt;=82;1;0)" office:value-type="float" office:value="1" calcext:value-type="float">
            <text:p>1</text:p>
          </table:table-cell>
          <table:table-cell table:style-name="ce4" table:formula="of:=IF((MAX([.AF$1];[.$A79])*4 + MIN([.AF$1];[.$A79]))&gt;=82;1;0)" office:value-type="float" office:value="1" calcext:value-type="float">
            <text:p>1</text:p>
          </table:table-cell>
          <table:table-cell table:style-name="ce4" table:formula="of:=IF((MAX([.AG$1];[.$A79])*4 + MIN([.AG$1];[.$A79]))&gt;=82;1;0)" office:value-type="float" office:value="1" calcext:value-type="float">
            <text:p>1</text:p>
          </table:table-cell>
          <table:table-cell table:style-name="ce4" table:formula="of:=IF((MAX([.AH$1];[.$A79])*4 + MIN([.AH$1];[.$A79]))&gt;=82;1;0)" office:value-type="float" office:value="1" calcext:value-type="float">
            <text:p>1</text:p>
          </table:table-cell>
          <table:table-cell table:style-name="ce4" table:formula="of:=IF((MAX([.AI$1];[.$A79])*4 + MIN([.AI$1];[.$A79]))&gt;=82;1;0)" office:value-type="float" office:value="1" calcext:value-type="float">
            <text:p>1</text:p>
          </table:table-cell>
          <table:table-cell table:style-name="ce4" table:formula="of:=IF((MAX([.AJ$1];[.$A79])*4 + MIN([.AJ$1];[.$A79]))&gt;=82;1;0)" office:value-type="float" office:value="1" calcext:value-type="float">
            <text:p>1</text:p>
          </table:table-cell>
          <table:table-cell table:style-name="ce4" table:formula="of:=IF((MAX([.AK$1];[.$A79])*4 + MIN([.AK$1];[.$A79]))&gt;=82;1;0)" office:value-type="float" office:value="1" calcext:value-type="float">
            <text:p>1</text:p>
          </table:table-cell>
          <table:table-cell table:style-name="ce4" table:formula="of:=IF((MAX([.AL$1];[.$A79])*4 + MIN([.AL$1];[.$A79]))&gt;=82;1;0)" office:value-type="float" office:value="1" calcext:value-type="float">
            <text:p>1</text:p>
          </table:table-cell>
          <table:table-cell table:style-name="ce4" table:formula="of:=IF((MAX([.AM$1];[.$A79])*4 + MIN([.AM$1];[.$A79]))&gt;=82;1;0)" office:value-type="float" office:value="1" calcext:value-type="float">
            <text:p>1</text:p>
          </table:table-cell>
          <table:table-cell table:style-name="ce4" table:formula="of:=IF((MAX([.AN$1];[.$A79])*4 + MIN([.AN$1];[.$A79]))&gt;=82;1;0)" office:value-type="float" office:value="1" calcext:value-type="float">
            <text:p>1</text:p>
          </table:table-cell>
          <table:table-cell table:style-name="ce4" table:formula="of:=IF((MAX([.AO$1];[.$A79])*4 + MIN([.AO$1];[.$A79]))&gt;=82;1;0)" office:value-type="float" office:value="1" calcext:value-type="float">
            <text:p>1</text:p>
          </table:table-cell>
          <table:table-cell table:style-name="ce4" table:formula="of:=IF((MAX([.AP$1];[.$A79])*4 + MIN([.AP$1];[.$A79]))&gt;=82;1;0)" office:value-type="float" office:value="1" calcext:value-type="float">
            <text:p>1</text:p>
          </table:table-cell>
          <table:table-cell table:style-name="ce4" table:formula="of:=IF((MAX([.AQ$1];[.$A79])*4 + MIN([.AQ$1];[.$A79]))&gt;=82;1;0)" office:value-type="float" office:value="1" calcext:value-type="float">
            <text:p>1</text:p>
          </table:table-cell>
          <table:table-cell table:style-name="ce4" table:formula="of:=IF((MAX([.AR$1];[.$A79])*4 + MIN([.AR$1];[.$A79]))&gt;=82;1;0)" office:value-type="float" office:value="1" calcext:value-type="float">
            <text:p>1</text:p>
          </table:table-cell>
          <table:table-cell table:style-name="ce4" table:formula="of:=IF((MAX([.AS$1];[.$A79])*4 + MIN([.AS$1];[.$A79]))&gt;=82;1;0)" office:value-type="float" office:value="1" calcext:value-type="float">
            <text:p>1</text:p>
          </table:table-cell>
          <table:table-cell table:style-name="ce4" table:formula="of:=IF((MAX([.AT$1];[.$A79])*4 + MIN([.AT$1];[.$A79]))&gt;=82;1;0)" office:value-type="float" office:value="1" calcext:value-type="float">
            <text:p>1</text:p>
          </table:table-cell>
          <table:table-cell table:style-name="ce4" table:formula="of:=IF((MAX([.AU$1];[.$A79])*4 + MIN([.AU$1];[.$A79]))&gt;=82;1;0)" office:value-type="float" office:value="1" calcext:value-type="float">
            <text:p>1</text:p>
          </table:table-cell>
          <table:table-cell table:style-name="ce4" table:formula="of:=IF((MAX([.AV$1];[.$A79])*4 + MIN([.AV$1];[.$A79]))&gt;=82;1;0)" office:value-type="float" office:value="1" calcext:value-type="float">
            <text:p>1</text:p>
          </table:table-cell>
          <table:table-cell table:style-name="ce4" table:formula="of:=IF((MAX([.AW$1];[.$A79])*4 + MIN([.AW$1];[.$A79]))&gt;=82;1;0)" office:value-type="float" office:value="1" calcext:value-type="float">
            <text:p>1</text:p>
          </table:table-cell>
          <table:table-cell table:style-name="ce4" table:formula="of:=IF((MAX([.AX$1];[.$A79])*4 + MIN([.AX$1];[.$A79]))&gt;=82;1;0)" office:value-type="float" office:value="1" calcext:value-type="float">
            <text:p>1</text:p>
          </table:table-cell>
          <table:table-cell table:style-name="ce4" table:formula="of:=IF((MAX([.AY$1];[.$A79])*4 + MIN([.AY$1];[.$A79]))&gt;=82;1;0)" office:value-type="float" office:value="1" calcext:value-type="float">
            <text:p>1</text:p>
          </table:table-cell>
          <table:table-cell table:style-name="ce4" table:formula="of:=IF((MAX([.AZ$1];[.$A79])*4 + MIN([.AZ$1];[.$A79]))&gt;=82;1;0)" office:value-type="float" office:value="1" calcext:value-type="float">
            <text:p>1</text:p>
          </table:table-cell>
          <table:table-cell table:style-name="ce4" table:formula="of:=IF((MAX([.BA$1];[.$A79])*4 + MIN([.BA$1];[.$A79]))&gt;=82;1;0)" office:value-type="float" office:value="1" calcext:value-type="float">
            <text:p>1</text:p>
          </table:table-cell>
          <table:table-cell table:style-name="ce4" table:formula="of:=IF((MAX([.BB$1];[.$A79])*4 + MIN([.BB$1];[.$A79]))&gt;=82;1;0)" office:value-type="float" office:value="1" calcext:value-type="float">
            <text:p>1</text:p>
          </table:table-cell>
          <table:table-cell table:style-name="ce4" table:formula="of:=IF((MAX([.BC$1];[.$A79])*4 + MIN([.BC$1];[.$A79]))&gt;=82;1;0)" office:value-type="float" office:value="1" calcext:value-type="float">
            <text:p>1</text:p>
          </table:table-cell>
          <table:table-cell table:style-name="ce4" table:formula="of:=IF((MAX([.BD$1];[.$A79])*4 + MIN([.BD$1];[.$A79]))&gt;=82;1;0)" office:value-type="float" office:value="1" calcext:value-type="float">
            <text:p>1</text:p>
          </table:table-cell>
          <table:table-cell table:style-name="ce4" table:formula="of:=IF((MAX([.BE$1];[.$A79])*4 + MIN([.BE$1];[.$A79]))&gt;=82;1;0)" office:value-type="float" office:value="1" calcext:value-type="float">
            <text:p>1</text:p>
          </table:table-cell>
          <table:table-cell table:style-name="ce4" table:formula="of:=IF((MAX([.BF$1];[.$A79])*4 + MIN([.BF$1];[.$A79]))&gt;=82;1;0)" office:value-type="float" office:value="1" calcext:value-type="float">
            <text:p>1</text:p>
          </table:table-cell>
          <table:table-cell table:style-name="ce4" table:formula="of:=IF((MAX([.BG$1];[.$A79])*4 + MIN([.BG$1];[.$A79]))&gt;=82;1;0)" office:value-type="float" office:value="1" calcext:value-type="float">
            <text:p>1</text:p>
          </table:table-cell>
          <table:table-cell table:style-name="ce4" table:formula="of:=IF((MAX([.BH$1];[.$A79])*4 + MIN([.BH$1];[.$A79]))&gt;=82;1;0)" office:value-type="float" office:value="1" calcext:value-type="float">
            <text:p>1</text:p>
          </table:table-cell>
          <table:table-cell table:style-name="ce4" table:formula="of:=IF((MAX([.BI$1];[.$A79])*4 + MIN([.BI$1];[.$A79]))&gt;=82;1;0)" office:value-type="float" office:value="1" calcext:value-type="float">
            <text:p>1</text:p>
          </table:table-cell>
          <table:table-cell table:style-name="ce4" table:formula="of:=IF((MAX([.BJ$1];[.$A79])*4 + MIN([.BJ$1];[.$A79]))&gt;=82;1;0)" office:value-type="float" office:value="1" calcext:value-type="float">
            <text:p>1</text:p>
          </table:table-cell>
          <table:table-cell table:style-name="ce4" table:formula="of:=IF((MAX([.BK$1];[.$A79])*4 + MIN([.BK$1];[.$A79]))&gt;=82;1;0)" office:value-type="float" office:value="1" calcext:value-type="float">
            <text:p>1</text:p>
          </table:table-cell>
          <table:table-cell table:style-name="ce4" table:formula="of:=IF((MAX([.BL$1];[.$A79])*4 + MIN([.BL$1];[.$A79]))&gt;=82;1;0)" office:value-type="float" office:value="1" calcext:value-type="float">
            <text:p>1</text:p>
          </table:table-cell>
          <table:table-cell table:style-name="ce4" table:formula="of:=IF((MAX([.BM$1];[.$A79])*4 + MIN([.BM$1];[.$A79]))&gt;=82;1;0)" office:value-type="float" office:value="1" calcext:value-type="float">
            <text:p>1</text:p>
          </table:table-cell>
          <table:table-cell table:style-name="ce4" table:formula="of:=IF((MAX([.BN$1];[.$A79])*4 + MIN([.BN$1];[.$A79]))&gt;=82;1;0)" office:value-type="float" office:value="1" calcext:value-type="float">
            <text:p>1</text:p>
          </table:table-cell>
          <table:table-cell table:style-name="ce4" table:formula="of:=IF((MAX([.BO$1];[.$A79])*4 + MIN([.BO$1];[.$A79]))&gt;=82;1;0)" office:value-type="float" office:value="1" calcext:value-type="float">
            <text:p>1</text:p>
          </table:table-cell>
          <table:table-cell table:style-name="ce4" table:formula="of:=IF((MAX([.BP$1];[.$A79])*4 + MIN([.BP$1];[.$A79]))&gt;=82;1;0)" office:value-type="float" office:value="1" calcext:value-type="float">
            <text:p>1</text:p>
          </table:table-cell>
          <table:table-cell table:style-name="ce4" table:formula="of:=IF((MAX([.BQ$1];[.$A79])*4 + MIN([.BQ$1];[.$A79]))&gt;=82;1;0)" office:value-type="float" office:value="1" calcext:value-type="float">
            <text:p>1</text:p>
          </table:table-cell>
          <table:table-cell table:style-name="ce4" table:formula="of:=IF((MAX([.BR$1];[.$A79])*4 + MIN([.BR$1];[.$A79]))&gt;=82;1;0)" office:value-type="float" office:value="1" calcext:value-type="float">
            <text:p>1</text:p>
          </table:table-cell>
          <table:table-cell table:style-name="ce4" table:formula="of:=IF((MAX([.BS$1];[.$A79])*4 + MIN([.BS$1];[.$A79]))&gt;=82;1;0)" office:value-type="float" office:value="1" calcext:value-type="float">
            <text:p>1</text:p>
          </table:table-cell>
          <table:table-cell table:style-name="ce4" table:formula="of:=IF((MAX([.BT$1];[.$A79])*4 + MIN([.BT$1];[.$A79]))&gt;=82;1;0)" office:value-type="float" office:value="1" calcext:value-type="float">
            <text:p>1</text:p>
          </table:table-cell>
          <table:table-cell table:style-name="ce4" table:formula="of:=IF((MAX([.BU$1];[.$A79])*4 + MIN([.BU$1];[.$A79]))&gt;=82;1;0)" office:value-type="float" office:value="1" calcext:value-type="float">
            <text:p>1</text:p>
          </table:table-cell>
          <table:table-cell table:style-name="ce4" table:formula="of:=IF((MAX([.BV$1];[.$A79])*4 + MIN([.BV$1];[.$A79]))&gt;=82;1;0)" office:value-type="float" office:value="1" calcext:value-type="float">
            <text:p>1</text:p>
          </table:table-cell>
          <table:table-cell table:style-name="ce4" table:formula="of:=IF((MAX([.BW$1];[.$A79])*4 + MIN([.BW$1];[.$A79]))&gt;=82;1;0)" office:value-type="float" office:value="1" calcext:value-type="float">
            <text:p>1</text:p>
          </table:table-cell>
          <table:table-cell table:style-name="ce4" table:formula="of:=IF((MAX([.BX$1];[.$A79])*4 + MIN([.BX$1];[.$A79]))&gt;=82;1;0)" office:value-type="float" office:value="1" calcext:value-type="float">
            <text:p>1</text:p>
          </table:table-cell>
          <table:table-cell table:style-name="ce4" table:formula="of:=IF((MAX([.BY$1];[.$A79])*4 + MIN([.BY$1];[.$A79]))&gt;=82;1;0)" office:value-type="float" office:value="1" calcext:value-type="float">
            <text:p>1</text:p>
          </table:table-cell>
          <table:table-cell table:style-name="ce4" table:formula="of:=IF((MAX([.BZ$1];[.$A79])*4 + MIN([.BZ$1];[.$A79]))&gt;=82;1;0)" office:value-type="float" office:value="1" calcext:value-type="float">
            <text:p>1</text:p>
          </table:table-cell>
          <table:table-cell table:style-name="ce4" table:formula="of:=IF((MAX([.CA$1];[.$A79])*4 + MIN([.CA$1];[.$A79]))&gt;=82;1;0)" office:value-type="float" office:value="1" calcext:value-type="float">
            <text:p>1</text:p>
          </table:table-cell>
          <table:table-cell table:style-name="ce4" table:formula="of:=IF((MAX([.CB$1];[.$A79])*4 + MIN([.CB$1];[.$A79]))&gt;=82;1;0)" office:value-type="float" office:value="1" calcext:value-type="float">
            <text:p>1</text:p>
          </table:table-cell>
          <table:table-cell table:style-name="ce4" table:formula="of:=IF((MAX([.CC$1];[.$A79])*4 + MIN([.CC$1];[.$A79]))&gt;=82;1;0)" office:value-type="float" office:value="1" calcext:value-type="float">
            <text:p>1</text:p>
          </table:table-cell>
          <table:table-cell table:style-name="ce4" table:formula="of:=IF((MAX([.CD$1];[.$A79])*4 + MIN([.CD$1];[.$A79]))&gt;=82;1;0)" office:value-type="float" office:value="1" calcext:value-type="float">
            <text:p>1</text:p>
          </table:table-cell>
          <table:table-cell table:style-name="ce4" table:formula="of:=IF((MAX([.CE$1];[.$A79])*4 + MIN([.CE$1];[.$A79]))&gt;=82;1;0)" office:value-type="float" office:value="1" calcext:value-type="float">
            <text:p>1</text:p>
          </table:table-cell>
          <table:table-cell table:style-name="ce4" table:formula="of:=IF((MAX([.CF$1];[.$A79])*4 + MIN([.CF$1];[.$A79]))&gt;=82;1;0)" office:value-type="float" office:value="1" calcext:value-type="float">
            <text:p>1</text:p>
          </table:table-cell>
          <table:table-cell table:style-name="ce4" table:formula="of:=IF((MAX([.CG$1];[.$A79])*4 + MIN([.CG$1];[.$A79]))&gt;=82;1;0)" office:value-type="float" office:value="1" calcext:value-type="float">
            <text:p>1</text:p>
          </table:table-cell>
          <table:table-cell table:style-name="ce4" table:formula="of:=IF((MAX([.CH$1];[.$A79])*4 + MIN([.CH$1];[.$A79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table:formula="of:=IF((MAX([.B$1];[.$A80])*4 + MIN([.B$1];[.$A80]))&gt;=82;1;0)" office:value-type="float" office:value="1" calcext:value-type="float">
            <text:p>1</text:p>
          </table:table-cell>
          <table:table-cell table:style-name="ce4" table:formula="of:=IF((MAX([.C$1];[.$A80])*4 + MIN([.C$1];[.$A80]))&gt;=82;1;0)" office:value-type="float" office:value="1" calcext:value-type="float">
            <text:p>1</text:p>
          </table:table-cell>
          <table:table-cell table:style-name="ce4" table:formula="of:=IF((MAX([.D$1];[.$A80])*4 + MIN([.D$1];[.$A80]))&gt;=82;1;0)" office:value-type="float" office:value="1" calcext:value-type="float">
            <text:p>1</text:p>
          </table:table-cell>
          <table:table-cell table:style-name="ce4" table:formula="of:=IF((MAX([.E$1];[.$A80])*4 + MIN([.E$1];[.$A80]))&gt;=82;1;0)" office:value-type="float" office:value="1" calcext:value-type="float">
            <text:p>1</text:p>
          </table:table-cell>
          <table:table-cell table:style-name="ce4" table:formula="of:=IF((MAX([.F$1];[.$A80])*4 + MIN([.F$1];[.$A80]))&gt;=82;1;0)" office:value-type="float" office:value="1" calcext:value-type="float">
            <text:p>1</text:p>
          </table:table-cell>
          <table:table-cell table:style-name="ce4" table:formula="of:=IF((MAX([.G$1];[.$A80])*4 + MIN([.G$1];[.$A80]))&gt;=82;1;0)" office:value-type="float" office:value="1" calcext:value-type="float">
            <text:p>1</text:p>
          </table:table-cell>
          <table:table-cell table:style-name="ce4" table:formula="of:=IF((MAX([.H$1];[.$A80])*4 + MIN([.H$1];[.$A80]))&gt;=82;1;0)" office:value-type="float" office:value="1" calcext:value-type="float">
            <text:p>1</text:p>
          </table:table-cell>
          <table:table-cell table:style-name="ce4" table:formula="of:=IF((MAX([.I$1];[.$A80])*4 + MIN([.I$1];[.$A80]))&gt;=82;1;0)" office:value-type="float" office:value="1" calcext:value-type="float">
            <text:p>1</text:p>
          </table:table-cell>
          <table:table-cell table:style-name="ce4" table:formula="of:=IF((MAX([.J$1];[.$A80])*4 + MIN([.J$1];[.$A80]))&gt;=82;1;0)" office:value-type="float" office:value="1" calcext:value-type="float">
            <text:p>1</text:p>
          </table:table-cell>
          <table:table-cell table:style-name="ce4" table:formula="of:=IF((MAX([.K$1];[.$A80])*4 + MIN([.K$1];[.$A80]))&gt;=82;1;0)" office:value-type="float" office:value="1" calcext:value-type="float">
            <text:p>1</text:p>
          </table:table-cell>
          <table:table-cell table:style-name="ce4" table:formula="of:=IF((MAX([.L$1];[.$A80])*4 + MIN([.L$1];[.$A80]))&gt;=82;1;0)" office:value-type="float" office:value="1" calcext:value-type="float">
            <text:p>1</text:p>
          </table:table-cell>
          <table:table-cell table:style-name="ce4" table:formula="of:=IF((MAX([.M$1];[.$A80])*4 + MIN([.M$1];[.$A80]))&gt;=82;1;0)" office:value-type="float" office:value="1" calcext:value-type="float">
            <text:p>1</text:p>
          </table:table-cell>
          <table:table-cell table:style-name="ce4" table:formula="of:=IF((MAX([.N$1];[.$A80])*4 + MIN([.N$1];[.$A80]))&gt;=82;1;0)" office:value-type="float" office:value="1" calcext:value-type="float">
            <text:p>1</text:p>
          </table:table-cell>
          <table:table-cell table:style-name="ce4" table:formula="of:=IF((MAX([.O$1];[.$A80])*4 + MIN([.O$1];[.$A80]))&gt;=82;1;0)" office:value-type="float" office:value="1" calcext:value-type="float">
            <text:p>1</text:p>
          </table:table-cell>
          <table:table-cell table:style-name="ce4" table:formula="of:=IF((MAX([.P$1];[.$A80])*4 + MIN([.P$1];[.$A80]))&gt;=82;1;0)" office:value-type="float" office:value="1" calcext:value-type="float">
            <text:p>1</text:p>
          </table:table-cell>
          <table:table-cell table:style-name="ce4" table:formula="of:=IF((MAX([.Q$1];[.$A80])*4 + MIN([.Q$1];[.$A80]))&gt;=82;1;0)" office:value-type="float" office:value="1" calcext:value-type="float">
            <text:p>1</text:p>
          </table:table-cell>
          <table:table-cell table:style-name="ce4" table:formula="of:=IF((MAX([.R$1];[.$A80])*4 + MIN([.R$1];[.$A80]))&gt;=82;1;0)" office:value-type="float" office:value="1" calcext:value-type="float">
            <text:p>1</text:p>
          </table:table-cell>
          <table:table-cell table:style-name="ce4" table:formula="of:=IF((MAX([.S$1];[.$A80])*4 + MIN([.S$1];[.$A80]))&gt;=82;1;0)" office:value-type="float" office:value="1" calcext:value-type="float">
            <text:p>1</text:p>
          </table:table-cell>
          <table:table-cell table:style-name="ce4" table:formula="of:=IF((MAX([.T$1];[.$A80])*4 + MIN([.T$1];[.$A80]))&gt;=82;1;0)" office:value-type="float" office:value="1" calcext:value-type="float">
            <text:p>1</text:p>
          </table:table-cell>
          <table:table-cell table:style-name="ce4" table:formula="of:=IF((MAX([.U$1];[.$A80])*4 + MIN([.U$1];[.$A80]))&gt;=82;1;0)" office:value-type="float" office:value="1" calcext:value-type="float">
            <text:p>1</text:p>
          </table:table-cell>
          <table:table-cell table:style-name="ce4" table:formula="of:=IF((MAX([.V$1];[.$A80])*4 + MIN([.V$1];[.$A80]))&gt;=82;1;0)" office:value-type="float" office:value="1" calcext:value-type="float">
            <text:p>1</text:p>
          </table:table-cell>
          <table:table-cell table:style-name="ce4" table:formula="of:=IF((MAX([.W$1];[.$A80])*4 + MIN([.W$1];[.$A80]))&gt;=82;1;0)" office:value-type="float" office:value="1" calcext:value-type="float">
            <text:p>1</text:p>
          </table:table-cell>
          <table:table-cell table:style-name="ce4" table:formula="of:=IF((MAX([.X$1];[.$A80])*4 + MIN([.X$1];[.$A80]))&gt;=82;1;0)" office:value-type="float" office:value="1" calcext:value-type="float">
            <text:p>1</text:p>
          </table:table-cell>
          <table:table-cell table:style-name="ce4" table:formula="of:=IF((MAX([.Y$1];[.$A80])*4 + MIN([.Y$1];[.$A80]))&gt;=82;1;0)" office:value-type="float" office:value="1" calcext:value-type="float">
            <text:p>1</text:p>
          </table:table-cell>
          <table:table-cell table:style-name="ce4" table:formula="of:=IF((MAX([.Z$1];[.$A80])*4 + MIN([.Z$1];[.$A80]))&gt;=82;1;0)" office:value-type="float" office:value="1" calcext:value-type="float">
            <text:p>1</text:p>
          </table:table-cell>
          <table:table-cell table:style-name="ce4" table:formula="of:=IF((MAX([.AA$1];[.$A80])*4 + MIN([.AA$1];[.$A80]))&gt;=82;1;0)" office:value-type="float" office:value="1" calcext:value-type="float">
            <text:p>1</text:p>
          </table:table-cell>
          <table:table-cell table:style-name="ce4" table:formula="of:=IF((MAX([.AB$1];[.$A80])*4 + MIN([.AB$1];[.$A80]))&gt;=82;1;0)" office:value-type="float" office:value="1" calcext:value-type="float">
            <text:p>1</text:p>
          </table:table-cell>
          <table:table-cell table:style-name="ce4" table:formula="of:=IF((MAX([.AC$1];[.$A80])*4 + MIN([.AC$1];[.$A80]))&gt;=82;1;0)" office:value-type="float" office:value="1" calcext:value-type="float">
            <text:p>1</text:p>
          </table:table-cell>
          <table:table-cell table:style-name="ce4" table:formula="of:=IF((MAX([.AD$1];[.$A80])*4 + MIN([.AD$1];[.$A80]))&gt;=82;1;0)" office:value-type="float" office:value="1" calcext:value-type="float">
            <text:p>1</text:p>
          </table:table-cell>
          <table:table-cell table:style-name="ce4" table:formula="of:=IF((MAX([.AE$1];[.$A80])*4 + MIN([.AE$1];[.$A80]))&gt;=82;1;0)" office:value-type="float" office:value="1" calcext:value-type="float">
            <text:p>1</text:p>
          </table:table-cell>
          <table:table-cell table:style-name="ce4" table:formula="of:=IF((MAX([.AF$1];[.$A80])*4 + MIN([.AF$1];[.$A80]))&gt;=82;1;0)" office:value-type="float" office:value="1" calcext:value-type="float">
            <text:p>1</text:p>
          </table:table-cell>
          <table:table-cell table:style-name="ce4" table:formula="of:=IF((MAX([.AG$1];[.$A80])*4 + MIN([.AG$1];[.$A80]))&gt;=82;1;0)" office:value-type="float" office:value="1" calcext:value-type="float">
            <text:p>1</text:p>
          </table:table-cell>
          <table:table-cell table:style-name="ce4" table:formula="of:=IF((MAX([.AH$1];[.$A80])*4 + MIN([.AH$1];[.$A80]))&gt;=82;1;0)" office:value-type="float" office:value="1" calcext:value-type="float">
            <text:p>1</text:p>
          </table:table-cell>
          <table:table-cell table:style-name="ce4" table:formula="of:=IF((MAX([.AI$1];[.$A80])*4 + MIN([.AI$1];[.$A80]))&gt;=82;1;0)" office:value-type="float" office:value="1" calcext:value-type="float">
            <text:p>1</text:p>
          </table:table-cell>
          <table:table-cell table:style-name="ce4" table:formula="of:=IF((MAX([.AJ$1];[.$A80])*4 + MIN([.AJ$1];[.$A80]))&gt;=82;1;0)" office:value-type="float" office:value="1" calcext:value-type="float">
            <text:p>1</text:p>
          </table:table-cell>
          <table:table-cell table:style-name="ce4" table:formula="of:=IF((MAX([.AK$1];[.$A80])*4 + MIN([.AK$1];[.$A80]))&gt;=82;1;0)" office:value-type="float" office:value="1" calcext:value-type="float">
            <text:p>1</text:p>
          </table:table-cell>
          <table:table-cell table:style-name="ce4" table:formula="of:=IF((MAX([.AL$1];[.$A80])*4 + MIN([.AL$1];[.$A80]))&gt;=82;1;0)" office:value-type="float" office:value="1" calcext:value-type="float">
            <text:p>1</text:p>
          </table:table-cell>
          <table:table-cell table:style-name="ce4" table:formula="of:=IF((MAX([.AM$1];[.$A80])*4 + MIN([.AM$1];[.$A80]))&gt;=82;1;0)" office:value-type="float" office:value="1" calcext:value-type="float">
            <text:p>1</text:p>
          </table:table-cell>
          <table:table-cell table:style-name="ce4" table:formula="of:=IF((MAX([.AN$1];[.$A80])*4 + MIN([.AN$1];[.$A80]))&gt;=82;1;0)" office:value-type="float" office:value="1" calcext:value-type="float">
            <text:p>1</text:p>
          </table:table-cell>
          <table:table-cell table:style-name="ce4" table:formula="of:=IF((MAX([.AO$1];[.$A80])*4 + MIN([.AO$1];[.$A80]))&gt;=82;1;0)" office:value-type="float" office:value="1" calcext:value-type="float">
            <text:p>1</text:p>
          </table:table-cell>
          <table:table-cell table:style-name="ce4" table:formula="of:=IF((MAX([.AP$1];[.$A80])*4 + MIN([.AP$1];[.$A80]))&gt;=82;1;0)" office:value-type="float" office:value="1" calcext:value-type="float">
            <text:p>1</text:p>
          </table:table-cell>
          <table:table-cell table:style-name="ce4" table:formula="of:=IF((MAX([.AQ$1];[.$A80])*4 + MIN([.AQ$1];[.$A80]))&gt;=82;1;0)" office:value-type="float" office:value="1" calcext:value-type="float">
            <text:p>1</text:p>
          </table:table-cell>
          <table:table-cell table:style-name="ce4" table:formula="of:=IF((MAX([.AR$1];[.$A80])*4 + MIN([.AR$1];[.$A80]))&gt;=82;1;0)" office:value-type="float" office:value="1" calcext:value-type="float">
            <text:p>1</text:p>
          </table:table-cell>
          <table:table-cell table:style-name="ce4" table:formula="of:=IF((MAX([.AS$1];[.$A80])*4 + MIN([.AS$1];[.$A80]))&gt;=82;1;0)" office:value-type="float" office:value="1" calcext:value-type="float">
            <text:p>1</text:p>
          </table:table-cell>
          <table:table-cell table:style-name="ce4" table:formula="of:=IF((MAX([.AT$1];[.$A80])*4 + MIN([.AT$1];[.$A80]))&gt;=82;1;0)" office:value-type="float" office:value="1" calcext:value-type="float">
            <text:p>1</text:p>
          </table:table-cell>
          <table:table-cell table:style-name="ce4" table:formula="of:=IF((MAX([.AU$1];[.$A80])*4 + MIN([.AU$1];[.$A80]))&gt;=82;1;0)" office:value-type="float" office:value="1" calcext:value-type="float">
            <text:p>1</text:p>
          </table:table-cell>
          <table:table-cell table:style-name="ce4" table:formula="of:=IF((MAX([.AV$1];[.$A80])*4 + MIN([.AV$1];[.$A80]))&gt;=82;1;0)" office:value-type="float" office:value="1" calcext:value-type="float">
            <text:p>1</text:p>
          </table:table-cell>
          <table:table-cell table:style-name="ce4" table:formula="of:=IF((MAX([.AW$1];[.$A80])*4 + MIN([.AW$1];[.$A80]))&gt;=82;1;0)" office:value-type="float" office:value="1" calcext:value-type="float">
            <text:p>1</text:p>
          </table:table-cell>
          <table:table-cell table:style-name="ce4" table:formula="of:=IF((MAX([.AX$1];[.$A80])*4 + MIN([.AX$1];[.$A80]))&gt;=82;1;0)" office:value-type="float" office:value="1" calcext:value-type="float">
            <text:p>1</text:p>
          </table:table-cell>
          <table:table-cell table:style-name="ce4" table:formula="of:=IF((MAX([.AY$1];[.$A80])*4 + MIN([.AY$1];[.$A80]))&gt;=82;1;0)" office:value-type="float" office:value="1" calcext:value-type="float">
            <text:p>1</text:p>
          </table:table-cell>
          <table:table-cell table:style-name="ce4" table:formula="of:=IF((MAX([.AZ$1];[.$A80])*4 + MIN([.AZ$1];[.$A80]))&gt;=82;1;0)" office:value-type="float" office:value="1" calcext:value-type="float">
            <text:p>1</text:p>
          </table:table-cell>
          <table:table-cell table:style-name="ce4" table:formula="of:=IF((MAX([.BA$1];[.$A80])*4 + MIN([.BA$1];[.$A80]))&gt;=82;1;0)" office:value-type="float" office:value="1" calcext:value-type="float">
            <text:p>1</text:p>
          </table:table-cell>
          <table:table-cell table:style-name="ce4" table:formula="of:=IF((MAX([.BB$1];[.$A80])*4 + MIN([.BB$1];[.$A80]))&gt;=82;1;0)" office:value-type="float" office:value="1" calcext:value-type="float">
            <text:p>1</text:p>
          </table:table-cell>
          <table:table-cell table:style-name="ce4" table:formula="of:=IF((MAX([.BC$1];[.$A80])*4 + MIN([.BC$1];[.$A80]))&gt;=82;1;0)" office:value-type="float" office:value="1" calcext:value-type="float">
            <text:p>1</text:p>
          </table:table-cell>
          <table:table-cell table:style-name="ce4" table:formula="of:=IF((MAX([.BD$1];[.$A80])*4 + MIN([.BD$1];[.$A80]))&gt;=82;1;0)" office:value-type="float" office:value="1" calcext:value-type="float">
            <text:p>1</text:p>
          </table:table-cell>
          <table:table-cell table:style-name="ce4" table:formula="of:=IF((MAX([.BE$1];[.$A80])*4 + MIN([.BE$1];[.$A80]))&gt;=82;1;0)" office:value-type="float" office:value="1" calcext:value-type="float">
            <text:p>1</text:p>
          </table:table-cell>
          <table:table-cell table:style-name="ce4" table:formula="of:=IF((MAX([.BF$1];[.$A80])*4 + MIN([.BF$1];[.$A80]))&gt;=82;1;0)" office:value-type="float" office:value="1" calcext:value-type="float">
            <text:p>1</text:p>
          </table:table-cell>
          <table:table-cell table:style-name="ce4" table:formula="of:=IF((MAX([.BG$1];[.$A80])*4 + MIN([.BG$1];[.$A80]))&gt;=82;1;0)" office:value-type="float" office:value="1" calcext:value-type="float">
            <text:p>1</text:p>
          </table:table-cell>
          <table:table-cell table:style-name="ce4" table:formula="of:=IF((MAX([.BH$1];[.$A80])*4 + MIN([.BH$1];[.$A80]))&gt;=82;1;0)" office:value-type="float" office:value="1" calcext:value-type="float">
            <text:p>1</text:p>
          </table:table-cell>
          <table:table-cell table:style-name="ce4" table:formula="of:=IF((MAX([.BI$1];[.$A80])*4 + MIN([.BI$1];[.$A80]))&gt;=82;1;0)" office:value-type="float" office:value="1" calcext:value-type="float">
            <text:p>1</text:p>
          </table:table-cell>
          <table:table-cell table:style-name="ce4" table:formula="of:=IF((MAX([.BJ$1];[.$A80])*4 + MIN([.BJ$1];[.$A80]))&gt;=82;1;0)" office:value-type="float" office:value="1" calcext:value-type="float">
            <text:p>1</text:p>
          </table:table-cell>
          <table:table-cell table:style-name="ce4" table:formula="of:=IF((MAX([.BK$1];[.$A80])*4 + MIN([.BK$1];[.$A80]))&gt;=82;1;0)" office:value-type="float" office:value="1" calcext:value-type="float">
            <text:p>1</text:p>
          </table:table-cell>
          <table:table-cell table:style-name="ce4" table:formula="of:=IF((MAX([.BL$1];[.$A80])*4 + MIN([.BL$1];[.$A80]))&gt;=82;1;0)" office:value-type="float" office:value="1" calcext:value-type="float">
            <text:p>1</text:p>
          </table:table-cell>
          <table:table-cell table:style-name="ce4" table:formula="of:=IF((MAX([.BM$1];[.$A80])*4 + MIN([.BM$1];[.$A80]))&gt;=82;1;0)" office:value-type="float" office:value="1" calcext:value-type="float">
            <text:p>1</text:p>
          </table:table-cell>
          <table:table-cell table:style-name="ce4" table:formula="of:=IF((MAX([.BN$1];[.$A80])*4 + MIN([.BN$1];[.$A80]))&gt;=82;1;0)" office:value-type="float" office:value="1" calcext:value-type="float">
            <text:p>1</text:p>
          </table:table-cell>
          <table:table-cell table:style-name="ce4" table:formula="of:=IF((MAX([.BO$1];[.$A80])*4 + MIN([.BO$1];[.$A80]))&gt;=82;1;0)" office:value-type="float" office:value="1" calcext:value-type="float">
            <text:p>1</text:p>
          </table:table-cell>
          <table:table-cell table:style-name="ce4" table:formula="of:=IF((MAX([.BP$1];[.$A80])*4 + MIN([.BP$1];[.$A80]))&gt;=82;1;0)" office:value-type="float" office:value="1" calcext:value-type="float">
            <text:p>1</text:p>
          </table:table-cell>
          <table:table-cell table:style-name="ce4" table:formula="of:=IF((MAX([.BQ$1];[.$A80])*4 + MIN([.BQ$1];[.$A80]))&gt;=82;1;0)" office:value-type="float" office:value="1" calcext:value-type="float">
            <text:p>1</text:p>
          </table:table-cell>
          <table:table-cell table:style-name="ce4" table:formula="of:=IF((MAX([.BR$1];[.$A80])*4 + MIN([.BR$1];[.$A80]))&gt;=82;1;0)" office:value-type="float" office:value="1" calcext:value-type="float">
            <text:p>1</text:p>
          </table:table-cell>
          <table:table-cell table:style-name="ce4" table:formula="of:=IF((MAX([.BS$1];[.$A80])*4 + MIN([.BS$1];[.$A80]))&gt;=82;1;0)" office:value-type="float" office:value="1" calcext:value-type="float">
            <text:p>1</text:p>
          </table:table-cell>
          <table:table-cell table:style-name="ce4" table:formula="of:=IF((MAX([.BT$1];[.$A80])*4 + MIN([.BT$1];[.$A80]))&gt;=82;1;0)" office:value-type="float" office:value="1" calcext:value-type="float">
            <text:p>1</text:p>
          </table:table-cell>
          <table:table-cell table:style-name="ce4" table:formula="of:=IF((MAX([.BU$1];[.$A80])*4 + MIN([.BU$1];[.$A80]))&gt;=82;1;0)" office:value-type="float" office:value="1" calcext:value-type="float">
            <text:p>1</text:p>
          </table:table-cell>
          <table:table-cell table:style-name="ce4" table:formula="of:=IF((MAX([.BV$1];[.$A80])*4 + MIN([.BV$1];[.$A80]))&gt;=82;1;0)" office:value-type="float" office:value="1" calcext:value-type="float">
            <text:p>1</text:p>
          </table:table-cell>
          <table:table-cell table:style-name="ce4" table:formula="of:=IF((MAX([.BW$1];[.$A80])*4 + MIN([.BW$1];[.$A80]))&gt;=82;1;0)" office:value-type="float" office:value="1" calcext:value-type="float">
            <text:p>1</text:p>
          </table:table-cell>
          <table:table-cell table:style-name="ce4" table:formula="of:=IF((MAX([.BX$1];[.$A80])*4 + MIN([.BX$1];[.$A80]))&gt;=82;1;0)" office:value-type="float" office:value="1" calcext:value-type="float">
            <text:p>1</text:p>
          </table:table-cell>
          <table:table-cell table:style-name="ce4" table:formula="of:=IF((MAX([.BY$1];[.$A80])*4 + MIN([.BY$1];[.$A80]))&gt;=82;1;0)" office:value-type="float" office:value="1" calcext:value-type="float">
            <text:p>1</text:p>
          </table:table-cell>
          <table:table-cell table:style-name="ce4" table:formula="of:=IF((MAX([.BZ$1];[.$A80])*4 + MIN([.BZ$1];[.$A80]))&gt;=82;1;0)" office:value-type="float" office:value="1" calcext:value-type="float">
            <text:p>1</text:p>
          </table:table-cell>
          <table:table-cell table:style-name="ce4" table:formula="of:=IF((MAX([.CA$1];[.$A80])*4 + MIN([.CA$1];[.$A80]))&gt;=82;1;0)" office:value-type="float" office:value="1" calcext:value-type="float">
            <text:p>1</text:p>
          </table:table-cell>
          <table:table-cell table:style-name="ce4" table:formula="of:=IF((MAX([.CB$1];[.$A80])*4 + MIN([.CB$1];[.$A80]))&gt;=82;1;0)" office:value-type="float" office:value="1" calcext:value-type="float">
            <text:p>1</text:p>
          </table:table-cell>
          <table:table-cell table:style-name="ce4" table:formula="of:=IF((MAX([.CC$1];[.$A80])*4 + MIN([.CC$1];[.$A80]))&gt;=82;1;0)" office:value-type="float" office:value="1" calcext:value-type="float">
            <text:p>1</text:p>
          </table:table-cell>
          <table:table-cell table:style-name="ce4" table:formula="of:=IF((MAX([.CD$1];[.$A80])*4 + MIN([.CD$1];[.$A80]))&gt;=82;1;0)" office:value-type="float" office:value="1" calcext:value-type="float">
            <text:p>1</text:p>
          </table:table-cell>
          <table:table-cell table:style-name="ce4" table:formula="of:=IF((MAX([.CE$1];[.$A80])*4 + MIN([.CE$1];[.$A80]))&gt;=82;1;0)" office:value-type="float" office:value="1" calcext:value-type="float">
            <text:p>1</text:p>
          </table:table-cell>
          <table:table-cell table:style-name="ce4" table:formula="of:=IF((MAX([.CF$1];[.$A80])*4 + MIN([.CF$1];[.$A80]))&gt;=82;1;0)" office:value-type="float" office:value="1" calcext:value-type="float">
            <text:p>1</text:p>
          </table:table-cell>
          <table:table-cell table:style-name="ce4" table:formula="of:=IF((MAX([.CG$1];[.$A80])*4 + MIN([.CG$1];[.$A80]))&gt;=82;1;0)" office:value-type="float" office:value="1" calcext:value-type="float">
            <text:p>1</text:p>
          </table:table-cell>
          <table:table-cell table:style-name="ce4" table:formula="of:=IF((MAX([.CH$1];[.$A80])*4 + MIN([.CH$1];[.$A80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table:formula="of:=IF((MAX([.B$1];[.$A81])*4 + MIN([.B$1];[.$A81]))&gt;=82;1;0)" office:value-type="float" office:value="1" calcext:value-type="float">
            <text:p>1</text:p>
          </table:table-cell>
          <table:table-cell table:style-name="ce4" table:formula="of:=IF((MAX([.C$1];[.$A81])*4 + MIN([.C$1];[.$A81]))&gt;=82;1;0)" office:value-type="float" office:value="1" calcext:value-type="float">
            <text:p>1</text:p>
          </table:table-cell>
          <table:table-cell table:style-name="ce4" table:formula="of:=IF((MAX([.D$1];[.$A81])*4 + MIN([.D$1];[.$A81]))&gt;=82;1;0)" office:value-type="float" office:value="1" calcext:value-type="float">
            <text:p>1</text:p>
          </table:table-cell>
          <table:table-cell table:style-name="ce4" table:formula="of:=IF((MAX([.E$1];[.$A81])*4 + MIN([.E$1];[.$A81]))&gt;=82;1;0)" office:value-type="float" office:value="1" calcext:value-type="float">
            <text:p>1</text:p>
          </table:table-cell>
          <table:table-cell table:style-name="ce4" table:formula="of:=IF((MAX([.F$1];[.$A81])*4 + MIN([.F$1];[.$A81]))&gt;=82;1;0)" office:value-type="float" office:value="1" calcext:value-type="float">
            <text:p>1</text:p>
          </table:table-cell>
          <table:table-cell table:style-name="ce4" table:formula="of:=IF((MAX([.G$1];[.$A81])*4 + MIN([.G$1];[.$A81]))&gt;=82;1;0)" office:value-type="float" office:value="1" calcext:value-type="float">
            <text:p>1</text:p>
          </table:table-cell>
          <table:table-cell table:style-name="ce4" table:formula="of:=IF((MAX([.H$1];[.$A81])*4 + MIN([.H$1];[.$A81]))&gt;=82;1;0)" office:value-type="float" office:value="1" calcext:value-type="float">
            <text:p>1</text:p>
          </table:table-cell>
          <table:table-cell table:style-name="ce4" table:formula="of:=IF((MAX([.I$1];[.$A81])*4 + MIN([.I$1];[.$A81]))&gt;=82;1;0)" office:value-type="float" office:value="1" calcext:value-type="float">
            <text:p>1</text:p>
          </table:table-cell>
          <table:table-cell table:style-name="ce4" table:formula="of:=IF((MAX([.J$1];[.$A81])*4 + MIN([.J$1];[.$A81]))&gt;=82;1;0)" office:value-type="float" office:value="1" calcext:value-type="float">
            <text:p>1</text:p>
          </table:table-cell>
          <table:table-cell table:style-name="ce4" table:formula="of:=IF((MAX([.K$1];[.$A81])*4 + MIN([.K$1];[.$A81]))&gt;=82;1;0)" office:value-type="float" office:value="1" calcext:value-type="float">
            <text:p>1</text:p>
          </table:table-cell>
          <table:table-cell table:style-name="ce4" table:formula="of:=IF((MAX([.L$1];[.$A81])*4 + MIN([.L$1];[.$A81]))&gt;=82;1;0)" office:value-type="float" office:value="1" calcext:value-type="float">
            <text:p>1</text:p>
          </table:table-cell>
          <table:table-cell table:style-name="ce4" table:formula="of:=IF((MAX([.M$1];[.$A81])*4 + MIN([.M$1];[.$A81]))&gt;=82;1;0)" office:value-type="float" office:value="1" calcext:value-type="float">
            <text:p>1</text:p>
          </table:table-cell>
          <table:table-cell table:style-name="ce4" table:formula="of:=IF((MAX([.N$1];[.$A81])*4 + MIN([.N$1];[.$A81]))&gt;=82;1;0)" office:value-type="float" office:value="1" calcext:value-type="float">
            <text:p>1</text:p>
          </table:table-cell>
          <table:table-cell table:style-name="ce4" table:formula="of:=IF((MAX([.O$1];[.$A81])*4 + MIN([.O$1];[.$A81]))&gt;=82;1;0)" office:value-type="float" office:value="1" calcext:value-type="float">
            <text:p>1</text:p>
          </table:table-cell>
          <table:table-cell table:style-name="ce4" table:formula="of:=IF((MAX([.P$1];[.$A81])*4 + MIN([.P$1];[.$A81]))&gt;=82;1;0)" office:value-type="float" office:value="1" calcext:value-type="float">
            <text:p>1</text:p>
          </table:table-cell>
          <table:table-cell table:style-name="ce4" table:formula="of:=IF((MAX([.Q$1];[.$A81])*4 + MIN([.Q$1];[.$A81]))&gt;=82;1;0)" office:value-type="float" office:value="1" calcext:value-type="float">
            <text:p>1</text:p>
          </table:table-cell>
          <table:table-cell table:style-name="ce4" table:formula="of:=IF((MAX([.R$1];[.$A81])*4 + MIN([.R$1];[.$A81]))&gt;=82;1;0)" office:value-type="float" office:value="1" calcext:value-type="float">
            <text:p>1</text:p>
          </table:table-cell>
          <table:table-cell table:style-name="ce4" table:formula="of:=IF((MAX([.S$1];[.$A81])*4 + MIN([.S$1];[.$A81]))&gt;=82;1;0)" office:value-type="float" office:value="1" calcext:value-type="float">
            <text:p>1</text:p>
          </table:table-cell>
          <table:table-cell table:style-name="ce4" table:formula="of:=IF((MAX([.T$1];[.$A81])*4 + MIN([.T$1];[.$A81]))&gt;=82;1;0)" office:value-type="float" office:value="1" calcext:value-type="float">
            <text:p>1</text:p>
          </table:table-cell>
          <table:table-cell table:style-name="ce4" table:formula="of:=IF((MAX([.U$1];[.$A81])*4 + MIN([.U$1];[.$A81]))&gt;=82;1;0)" office:value-type="float" office:value="1" calcext:value-type="float">
            <text:p>1</text:p>
          </table:table-cell>
          <table:table-cell table:style-name="ce4" table:formula="of:=IF((MAX([.V$1];[.$A81])*4 + MIN([.V$1];[.$A81]))&gt;=82;1;0)" office:value-type="float" office:value="1" calcext:value-type="float">
            <text:p>1</text:p>
          </table:table-cell>
          <table:table-cell table:style-name="ce4" table:formula="of:=IF((MAX([.W$1];[.$A81])*4 + MIN([.W$1];[.$A81]))&gt;=82;1;0)" office:value-type="float" office:value="1" calcext:value-type="float">
            <text:p>1</text:p>
          </table:table-cell>
          <table:table-cell table:style-name="ce4" table:formula="of:=IF((MAX([.X$1];[.$A81])*4 + MIN([.X$1];[.$A81]))&gt;=82;1;0)" office:value-type="float" office:value="1" calcext:value-type="float">
            <text:p>1</text:p>
          </table:table-cell>
          <table:table-cell table:style-name="ce4" table:formula="of:=IF((MAX([.Y$1];[.$A81])*4 + MIN([.Y$1];[.$A81]))&gt;=82;1;0)" office:value-type="float" office:value="1" calcext:value-type="float">
            <text:p>1</text:p>
          </table:table-cell>
          <table:table-cell table:style-name="ce4" table:formula="of:=IF((MAX([.Z$1];[.$A81])*4 + MIN([.Z$1];[.$A81]))&gt;=82;1;0)" office:value-type="float" office:value="1" calcext:value-type="float">
            <text:p>1</text:p>
          </table:table-cell>
          <table:table-cell table:style-name="ce4" table:formula="of:=IF((MAX([.AA$1];[.$A81])*4 + MIN([.AA$1];[.$A81]))&gt;=82;1;0)" office:value-type="float" office:value="1" calcext:value-type="float">
            <text:p>1</text:p>
          </table:table-cell>
          <table:table-cell table:style-name="ce4" table:formula="of:=IF((MAX([.AB$1];[.$A81])*4 + MIN([.AB$1];[.$A81]))&gt;=82;1;0)" office:value-type="float" office:value="1" calcext:value-type="float">
            <text:p>1</text:p>
          </table:table-cell>
          <table:table-cell table:style-name="ce4" table:formula="of:=IF((MAX([.AC$1];[.$A81])*4 + MIN([.AC$1];[.$A81]))&gt;=82;1;0)" office:value-type="float" office:value="1" calcext:value-type="float">
            <text:p>1</text:p>
          </table:table-cell>
          <table:table-cell table:style-name="ce4" table:formula="of:=IF((MAX([.AD$1];[.$A81])*4 + MIN([.AD$1];[.$A81]))&gt;=82;1;0)" office:value-type="float" office:value="1" calcext:value-type="float">
            <text:p>1</text:p>
          </table:table-cell>
          <table:table-cell table:style-name="ce4" table:formula="of:=IF((MAX([.AE$1];[.$A81])*4 + MIN([.AE$1];[.$A81]))&gt;=82;1;0)" office:value-type="float" office:value="1" calcext:value-type="float">
            <text:p>1</text:p>
          </table:table-cell>
          <table:table-cell table:style-name="ce4" table:formula="of:=IF((MAX([.AF$1];[.$A81])*4 + MIN([.AF$1];[.$A81]))&gt;=82;1;0)" office:value-type="float" office:value="1" calcext:value-type="float">
            <text:p>1</text:p>
          </table:table-cell>
          <table:table-cell table:style-name="ce4" table:formula="of:=IF((MAX([.AG$1];[.$A81])*4 + MIN([.AG$1];[.$A81]))&gt;=82;1;0)" office:value-type="float" office:value="1" calcext:value-type="float">
            <text:p>1</text:p>
          </table:table-cell>
          <table:table-cell table:style-name="ce4" table:formula="of:=IF((MAX([.AH$1];[.$A81])*4 + MIN([.AH$1];[.$A81]))&gt;=82;1;0)" office:value-type="float" office:value="1" calcext:value-type="float">
            <text:p>1</text:p>
          </table:table-cell>
          <table:table-cell table:style-name="ce4" table:formula="of:=IF((MAX([.AI$1];[.$A81])*4 + MIN([.AI$1];[.$A81]))&gt;=82;1;0)" office:value-type="float" office:value="1" calcext:value-type="float">
            <text:p>1</text:p>
          </table:table-cell>
          <table:table-cell table:style-name="ce4" table:formula="of:=IF((MAX([.AJ$1];[.$A81])*4 + MIN([.AJ$1];[.$A81]))&gt;=82;1;0)" office:value-type="float" office:value="1" calcext:value-type="float">
            <text:p>1</text:p>
          </table:table-cell>
          <table:table-cell table:style-name="ce4" table:formula="of:=IF((MAX([.AK$1];[.$A81])*4 + MIN([.AK$1];[.$A81]))&gt;=82;1;0)" office:value-type="float" office:value="1" calcext:value-type="float">
            <text:p>1</text:p>
          </table:table-cell>
          <table:table-cell table:style-name="ce4" table:formula="of:=IF((MAX([.AL$1];[.$A81])*4 + MIN([.AL$1];[.$A81]))&gt;=82;1;0)" office:value-type="float" office:value="1" calcext:value-type="float">
            <text:p>1</text:p>
          </table:table-cell>
          <table:table-cell table:style-name="ce4" table:formula="of:=IF((MAX([.AM$1];[.$A81])*4 + MIN([.AM$1];[.$A81]))&gt;=82;1;0)" office:value-type="float" office:value="1" calcext:value-type="float">
            <text:p>1</text:p>
          </table:table-cell>
          <table:table-cell table:style-name="ce4" table:formula="of:=IF((MAX([.AN$1];[.$A81])*4 + MIN([.AN$1];[.$A81]))&gt;=82;1;0)" office:value-type="float" office:value="1" calcext:value-type="float">
            <text:p>1</text:p>
          </table:table-cell>
          <table:table-cell table:style-name="ce4" table:formula="of:=IF((MAX([.AO$1];[.$A81])*4 + MIN([.AO$1];[.$A81]))&gt;=82;1;0)" office:value-type="float" office:value="1" calcext:value-type="float">
            <text:p>1</text:p>
          </table:table-cell>
          <table:table-cell table:style-name="ce4" table:formula="of:=IF((MAX([.AP$1];[.$A81])*4 + MIN([.AP$1];[.$A81]))&gt;=82;1;0)" office:value-type="float" office:value="1" calcext:value-type="float">
            <text:p>1</text:p>
          </table:table-cell>
          <table:table-cell table:style-name="ce4" table:formula="of:=IF((MAX([.AQ$1];[.$A81])*4 + MIN([.AQ$1];[.$A81]))&gt;=82;1;0)" office:value-type="float" office:value="1" calcext:value-type="float">
            <text:p>1</text:p>
          </table:table-cell>
          <table:table-cell table:style-name="ce4" table:formula="of:=IF((MAX([.AR$1];[.$A81])*4 + MIN([.AR$1];[.$A81]))&gt;=82;1;0)" office:value-type="float" office:value="1" calcext:value-type="float">
            <text:p>1</text:p>
          </table:table-cell>
          <table:table-cell table:style-name="ce4" table:formula="of:=IF((MAX([.AS$1];[.$A81])*4 + MIN([.AS$1];[.$A81]))&gt;=82;1;0)" office:value-type="float" office:value="1" calcext:value-type="float">
            <text:p>1</text:p>
          </table:table-cell>
          <table:table-cell table:style-name="ce4" table:formula="of:=IF((MAX([.AT$1];[.$A81])*4 + MIN([.AT$1];[.$A81]))&gt;=82;1;0)" office:value-type="float" office:value="1" calcext:value-type="float">
            <text:p>1</text:p>
          </table:table-cell>
          <table:table-cell table:style-name="ce4" table:formula="of:=IF((MAX([.AU$1];[.$A81])*4 + MIN([.AU$1];[.$A81]))&gt;=82;1;0)" office:value-type="float" office:value="1" calcext:value-type="float">
            <text:p>1</text:p>
          </table:table-cell>
          <table:table-cell table:style-name="ce4" table:formula="of:=IF((MAX([.AV$1];[.$A81])*4 + MIN([.AV$1];[.$A81]))&gt;=82;1;0)" office:value-type="float" office:value="1" calcext:value-type="float">
            <text:p>1</text:p>
          </table:table-cell>
          <table:table-cell table:style-name="ce4" table:formula="of:=IF((MAX([.AW$1];[.$A81])*4 + MIN([.AW$1];[.$A81]))&gt;=82;1;0)" office:value-type="float" office:value="1" calcext:value-type="float">
            <text:p>1</text:p>
          </table:table-cell>
          <table:table-cell table:style-name="ce4" table:formula="of:=IF((MAX([.AX$1];[.$A81])*4 + MIN([.AX$1];[.$A81]))&gt;=82;1;0)" office:value-type="float" office:value="1" calcext:value-type="float">
            <text:p>1</text:p>
          </table:table-cell>
          <table:table-cell table:style-name="ce4" table:formula="of:=IF((MAX([.AY$1];[.$A81])*4 + MIN([.AY$1];[.$A81]))&gt;=82;1;0)" office:value-type="float" office:value="1" calcext:value-type="float">
            <text:p>1</text:p>
          </table:table-cell>
          <table:table-cell table:style-name="ce4" table:formula="of:=IF((MAX([.AZ$1];[.$A81])*4 + MIN([.AZ$1];[.$A81]))&gt;=82;1;0)" office:value-type="float" office:value="1" calcext:value-type="float">
            <text:p>1</text:p>
          </table:table-cell>
          <table:table-cell table:style-name="ce4" table:formula="of:=IF((MAX([.BA$1];[.$A81])*4 + MIN([.BA$1];[.$A81]))&gt;=82;1;0)" office:value-type="float" office:value="1" calcext:value-type="float">
            <text:p>1</text:p>
          </table:table-cell>
          <table:table-cell table:style-name="ce4" table:formula="of:=IF((MAX([.BB$1];[.$A81])*4 + MIN([.BB$1];[.$A81]))&gt;=82;1;0)" office:value-type="float" office:value="1" calcext:value-type="float">
            <text:p>1</text:p>
          </table:table-cell>
          <table:table-cell table:style-name="ce4" table:formula="of:=IF((MAX([.BC$1];[.$A81])*4 + MIN([.BC$1];[.$A81]))&gt;=82;1;0)" office:value-type="float" office:value="1" calcext:value-type="float">
            <text:p>1</text:p>
          </table:table-cell>
          <table:table-cell table:style-name="ce4" table:formula="of:=IF((MAX([.BD$1];[.$A81])*4 + MIN([.BD$1];[.$A81]))&gt;=82;1;0)" office:value-type="float" office:value="1" calcext:value-type="float">
            <text:p>1</text:p>
          </table:table-cell>
          <table:table-cell table:style-name="ce4" table:formula="of:=IF((MAX([.BE$1];[.$A81])*4 + MIN([.BE$1];[.$A81]))&gt;=82;1;0)" office:value-type="float" office:value="1" calcext:value-type="float">
            <text:p>1</text:p>
          </table:table-cell>
          <table:table-cell table:style-name="ce4" table:formula="of:=IF((MAX([.BF$1];[.$A81])*4 + MIN([.BF$1];[.$A81]))&gt;=82;1;0)" office:value-type="float" office:value="1" calcext:value-type="float">
            <text:p>1</text:p>
          </table:table-cell>
          <table:table-cell table:style-name="ce4" table:formula="of:=IF((MAX([.BG$1];[.$A81])*4 + MIN([.BG$1];[.$A81]))&gt;=82;1;0)" office:value-type="float" office:value="1" calcext:value-type="float">
            <text:p>1</text:p>
          </table:table-cell>
          <table:table-cell table:style-name="ce4" table:formula="of:=IF((MAX([.BH$1];[.$A81])*4 + MIN([.BH$1];[.$A81]))&gt;=82;1;0)" office:value-type="float" office:value="1" calcext:value-type="float">
            <text:p>1</text:p>
          </table:table-cell>
          <table:table-cell table:style-name="ce4" table:formula="of:=IF((MAX([.BI$1];[.$A81])*4 + MIN([.BI$1];[.$A81]))&gt;=82;1;0)" office:value-type="float" office:value="1" calcext:value-type="float">
            <text:p>1</text:p>
          </table:table-cell>
          <table:table-cell table:style-name="ce4" table:formula="of:=IF((MAX([.BJ$1];[.$A81])*4 + MIN([.BJ$1];[.$A81]))&gt;=82;1;0)" office:value-type="float" office:value="1" calcext:value-type="float">
            <text:p>1</text:p>
          </table:table-cell>
          <table:table-cell table:style-name="ce4" table:formula="of:=IF((MAX([.BK$1];[.$A81])*4 + MIN([.BK$1];[.$A81]))&gt;=82;1;0)" office:value-type="float" office:value="1" calcext:value-type="float">
            <text:p>1</text:p>
          </table:table-cell>
          <table:table-cell table:style-name="ce4" table:formula="of:=IF((MAX([.BL$1];[.$A81])*4 + MIN([.BL$1];[.$A81]))&gt;=82;1;0)" office:value-type="float" office:value="1" calcext:value-type="float">
            <text:p>1</text:p>
          </table:table-cell>
          <table:table-cell table:style-name="ce4" table:formula="of:=IF((MAX([.BM$1];[.$A81])*4 + MIN([.BM$1];[.$A81]))&gt;=82;1;0)" office:value-type="float" office:value="1" calcext:value-type="float">
            <text:p>1</text:p>
          </table:table-cell>
          <table:table-cell table:style-name="ce4" table:formula="of:=IF((MAX([.BN$1];[.$A81])*4 + MIN([.BN$1];[.$A81]))&gt;=82;1;0)" office:value-type="float" office:value="1" calcext:value-type="float">
            <text:p>1</text:p>
          </table:table-cell>
          <table:table-cell table:style-name="ce4" table:formula="of:=IF((MAX([.BO$1];[.$A81])*4 + MIN([.BO$1];[.$A81]))&gt;=82;1;0)" office:value-type="float" office:value="1" calcext:value-type="float">
            <text:p>1</text:p>
          </table:table-cell>
          <table:table-cell table:style-name="ce4" table:formula="of:=IF((MAX([.BP$1];[.$A81])*4 + MIN([.BP$1];[.$A81]))&gt;=82;1;0)" office:value-type="float" office:value="1" calcext:value-type="float">
            <text:p>1</text:p>
          </table:table-cell>
          <table:table-cell table:style-name="ce4" table:formula="of:=IF((MAX([.BQ$1];[.$A81])*4 + MIN([.BQ$1];[.$A81]))&gt;=82;1;0)" office:value-type="float" office:value="1" calcext:value-type="float">
            <text:p>1</text:p>
          </table:table-cell>
          <table:table-cell table:style-name="ce4" table:formula="of:=IF((MAX([.BR$1];[.$A81])*4 + MIN([.BR$1];[.$A81]))&gt;=82;1;0)" office:value-type="float" office:value="1" calcext:value-type="float">
            <text:p>1</text:p>
          </table:table-cell>
          <table:table-cell table:style-name="ce4" table:formula="of:=IF((MAX([.BS$1];[.$A81])*4 + MIN([.BS$1];[.$A81]))&gt;=82;1;0)" office:value-type="float" office:value="1" calcext:value-type="float">
            <text:p>1</text:p>
          </table:table-cell>
          <table:table-cell table:style-name="ce4" table:formula="of:=IF((MAX([.BT$1];[.$A81])*4 + MIN([.BT$1];[.$A81]))&gt;=82;1;0)" office:value-type="float" office:value="1" calcext:value-type="float">
            <text:p>1</text:p>
          </table:table-cell>
          <table:table-cell table:style-name="ce4" table:formula="of:=IF((MAX([.BU$1];[.$A81])*4 + MIN([.BU$1];[.$A81]))&gt;=82;1;0)" office:value-type="float" office:value="1" calcext:value-type="float">
            <text:p>1</text:p>
          </table:table-cell>
          <table:table-cell table:style-name="ce4" table:formula="of:=IF((MAX([.BV$1];[.$A81])*4 + MIN([.BV$1];[.$A81]))&gt;=82;1;0)" office:value-type="float" office:value="1" calcext:value-type="float">
            <text:p>1</text:p>
          </table:table-cell>
          <table:table-cell table:style-name="ce4" table:formula="of:=IF((MAX([.BW$1];[.$A81])*4 + MIN([.BW$1];[.$A81]))&gt;=82;1;0)" office:value-type="float" office:value="1" calcext:value-type="float">
            <text:p>1</text:p>
          </table:table-cell>
          <table:table-cell table:style-name="ce4" table:formula="of:=IF((MAX([.BX$1];[.$A81])*4 + MIN([.BX$1];[.$A81]))&gt;=82;1;0)" office:value-type="float" office:value="1" calcext:value-type="float">
            <text:p>1</text:p>
          </table:table-cell>
          <table:table-cell table:style-name="ce4" table:formula="of:=IF((MAX([.BY$1];[.$A81])*4 + MIN([.BY$1];[.$A81]))&gt;=82;1;0)" office:value-type="float" office:value="1" calcext:value-type="float">
            <text:p>1</text:p>
          </table:table-cell>
          <table:table-cell table:style-name="ce4" table:formula="of:=IF((MAX([.BZ$1];[.$A81])*4 + MIN([.BZ$1];[.$A81]))&gt;=82;1;0)" office:value-type="float" office:value="1" calcext:value-type="float">
            <text:p>1</text:p>
          </table:table-cell>
          <table:table-cell table:style-name="ce4" table:formula="of:=IF((MAX([.CA$1];[.$A81])*4 + MIN([.CA$1];[.$A81]))&gt;=82;1;0)" office:value-type="float" office:value="1" calcext:value-type="float">
            <text:p>1</text:p>
          </table:table-cell>
          <table:table-cell table:style-name="ce4" table:formula="of:=IF((MAX([.CB$1];[.$A81])*4 + MIN([.CB$1];[.$A81]))&gt;=82;1;0)" office:value-type="float" office:value="1" calcext:value-type="float">
            <text:p>1</text:p>
          </table:table-cell>
          <table:table-cell table:style-name="ce4" table:formula="of:=IF((MAX([.CC$1];[.$A81])*4 + MIN([.CC$1];[.$A81]))&gt;=82;1;0)" office:value-type="float" office:value="1" calcext:value-type="float">
            <text:p>1</text:p>
          </table:table-cell>
          <table:table-cell table:style-name="ce4" table:formula="of:=IF((MAX([.CD$1];[.$A81])*4 + MIN([.CD$1];[.$A81]))&gt;=82;1;0)" office:value-type="float" office:value="1" calcext:value-type="float">
            <text:p>1</text:p>
          </table:table-cell>
          <table:table-cell table:style-name="ce4" table:formula="of:=IF((MAX([.CE$1];[.$A81])*4 + MIN([.CE$1];[.$A81]))&gt;=82;1;0)" office:value-type="float" office:value="1" calcext:value-type="float">
            <text:p>1</text:p>
          </table:table-cell>
          <table:table-cell table:style-name="ce4" table:formula="of:=IF((MAX([.CF$1];[.$A81])*4 + MIN([.CF$1];[.$A81]))&gt;=82;1;0)" office:value-type="float" office:value="1" calcext:value-type="float">
            <text:p>1</text:p>
          </table:table-cell>
          <table:table-cell table:style-name="ce4" table:formula="of:=IF((MAX([.CG$1];[.$A81])*4 + MIN([.CG$1];[.$A81]))&gt;=82;1;0)" office:value-type="float" office:value="1" calcext:value-type="float">
            <text:p>1</text:p>
          </table:table-cell>
          <table:table-cell table:style-name="ce4" table:formula="of:=IF((MAX([.CH$1];[.$A81])*4 + MIN([.CH$1];[.$A81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table:formula="of:=IF((MAX([.B$1];[.$A82])*4 + MIN([.B$1];[.$A82]))&gt;=82;1;0)" office:value-type="float" office:value="1" calcext:value-type="float">
            <text:p>1</text:p>
          </table:table-cell>
          <table:table-cell table:style-name="ce4" table:formula="of:=IF((MAX([.C$1];[.$A82])*4 + MIN([.C$1];[.$A82]))&gt;=82;1;0)" office:value-type="float" office:value="1" calcext:value-type="float">
            <text:p>1</text:p>
          </table:table-cell>
          <table:table-cell table:style-name="ce4" table:formula="of:=IF((MAX([.D$1];[.$A82])*4 + MIN([.D$1];[.$A82]))&gt;=82;1;0)" office:value-type="float" office:value="1" calcext:value-type="float">
            <text:p>1</text:p>
          </table:table-cell>
          <table:table-cell table:style-name="ce4" table:formula="of:=IF((MAX([.E$1];[.$A82])*4 + MIN([.E$1];[.$A82]))&gt;=82;1;0)" office:value-type="float" office:value="1" calcext:value-type="float">
            <text:p>1</text:p>
          </table:table-cell>
          <table:table-cell table:style-name="ce4" table:formula="of:=IF((MAX([.F$1];[.$A82])*4 + MIN([.F$1];[.$A82]))&gt;=82;1;0)" office:value-type="float" office:value="1" calcext:value-type="float">
            <text:p>1</text:p>
          </table:table-cell>
          <table:table-cell table:style-name="ce4" table:formula="of:=IF((MAX([.G$1];[.$A82])*4 + MIN([.G$1];[.$A82]))&gt;=82;1;0)" office:value-type="float" office:value="1" calcext:value-type="float">
            <text:p>1</text:p>
          </table:table-cell>
          <table:table-cell table:style-name="ce4" table:formula="of:=IF((MAX([.H$1];[.$A82])*4 + MIN([.H$1];[.$A82]))&gt;=82;1;0)" office:value-type="float" office:value="1" calcext:value-type="float">
            <text:p>1</text:p>
          </table:table-cell>
          <table:table-cell table:style-name="ce4" table:formula="of:=IF((MAX([.I$1];[.$A82])*4 + MIN([.I$1];[.$A82]))&gt;=82;1;0)" office:value-type="float" office:value="1" calcext:value-type="float">
            <text:p>1</text:p>
          </table:table-cell>
          <table:table-cell table:style-name="ce4" table:formula="of:=IF((MAX([.J$1];[.$A82])*4 + MIN([.J$1];[.$A82]))&gt;=82;1;0)" office:value-type="float" office:value="1" calcext:value-type="float">
            <text:p>1</text:p>
          </table:table-cell>
          <table:table-cell table:style-name="ce4" table:formula="of:=IF((MAX([.K$1];[.$A82])*4 + MIN([.K$1];[.$A82]))&gt;=82;1;0)" office:value-type="float" office:value="1" calcext:value-type="float">
            <text:p>1</text:p>
          </table:table-cell>
          <table:table-cell table:style-name="ce4" table:formula="of:=IF((MAX([.L$1];[.$A82])*4 + MIN([.L$1];[.$A82]))&gt;=82;1;0)" office:value-type="float" office:value="1" calcext:value-type="float">
            <text:p>1</text:p>
          </table:table-cell>
          <table:table-cell table:style-name="ce4" table:formula="of:=IF((MAX([.M$1];[.$A82])*4 + MIN([.M$1];[.$A82]))&gt;=82;1;0)" office:value-type="float" office:value="1" calcext:value-type="float">
            <text:p>1</text:p>
          </table:table-cell>
          <table:table-cell table:style-name="ce4" table:formula="of:=IF((MAX([.N$1];[.$A82])*4 + MIN([.N$1];[.$A82]))&gt;=82;1;0)" office:value-type="float" office:value="1" calcext:value-type="float">
            <text:p>1</text:p>
          </table:table-cell>
          <table:table-cell table:style-name="ce4" table:formula="of:=IF((MAX([.O$1];[.$A82])*4 + MIN([.O$1];[.$A82]))&gt;=82;1;0)" office:value-type="float" office:value="1" calcext:value-type="float">
            <text:p>1</text:p>
          </table:table-cell>
          <table:table-cell table:style-name="ce4" table:formula="of:=IF((MAX([.P$1];[.$A82])*4 + MIN([.P$1];[.$A82]))&gt;=82;1;0)" office:value-type="float" office:value="1" calcext:value-type="float">
            <text:p>1</text:p>
          </table:table-cell>
          <table:table-cell table:style-name="ce4" table:formula="of:=IF((MAX([.Q$1];[.$A82])*4 + MIN([.Q$1];[.$A82]))&gt;=82;1;0)" office:value-type="float" office:value="1" calcext:value-type="float">
            <text:p>1</text:p>
          </table:table-cell>
          <table:table-cell table:style-name="ce4" table:formula="of:=IF((MAX([.R$1];[.$A82])*4 + MIN([.R$1];[.$A82]))&gt;=82;1;0)" office:value-type="float" office:value="1" calcext:value-type="float">
            <text:p>1</text:p>
          </table:table-cell>
          <table:table-cell table:style-name="ce4" table:formula="of:=IF((MAX([.S$1];[.$A82])*4 + MIN([.S$1];[.$A82]))&gt;=82;1;0)" office:value-type="float" office:value="1" calcext:value-type="float">
            <text:p>1</text:p>
          </table:table-cell>
          <table:table-cell table:style-name="ce4" table:formula="of:=IF((MAX([.T$1];[.$A82])*4 + MIN([.T$1];[.$A82]))&gt;=82;1;0)" office:value-type="float" office:value="1" calcext:value-type="float">
            <text:p>1</text:p>
          </table:table-cell>
          <table:table-cell table:style-name="ce4" table:formula="of:=IF((MAX([.U$1];[.$A82])*4 + MIN([.U$1];[.$A82]))&gt;=82;1;0)" office:value-type="float" office:value="1" calcext:value-type="float">
            <text:p>1</text:p>
          </table:table-cell>
          <table:table-cell table:style-name="ce4" table:formula="of:=IF((MAX([.V$1];[.$A82])*4 + MIN([.V$1];[.$A82]))&gt;=82;1;0)" office:value-type="float" office:value="1" calcext:value-type="float">
            <text:p>1</text:p>
          </table:table-cell>
          <table:table-cell table:style-name="ce4" table:formula="of:=IF((MAX([.W$1];[.$A82])*4 + MIN([.W$1];[.$A82]))&gt;=82;1;0)" office:value-type="float" office:value="1" calcext:value-type="float">
            <text:p>1</text:p>
          </table:table-cell>
          <table:table-cell table:style-name="ce4" table:formula="of:=IF((MAX([.X$1];[.$A82])*4 + MIN([.X$1];[.$A82]))&gt;=82;1;0)" office:value-type="float" office:value="1" calcext:value-type="float">
            <text:p>1</text:p>
          </table:table-cell>
          <table:table-cell table:style-name="ce4" table:formula="of:=IF((MAX([.Y$1];[.$A82])*4 + MIN([.Y$1];[.$A82]))&gt;=82;1;0)" office:value-type="float" office:value="1" calcext:value-type="float">
            <text:p>1</text:p>
          </table:table-cell>
          <table:table-cell table:style-name="ce4" table:formula="of:=IF((MAX([.Z$1];[.$A82])*4 + MIN([.Z$1];[.$A82]))&gt;=82;1;0)" office:value-type="float" office:value="1" calcext:value-type="float">
            <text:p>1</text:p>
          </table:table-cell>
          <table:table-cell table:style-name="ce4" table:formula="of:=IF((MAX([.AA$1];[.$A82])*4 + MIN([.AA$1];[.$A82]))&gt;=82;1;0)" office:value-type="float" office:value="1" calcext:value-type="float">
            <text:p>1</text:p>
          </table:table-cell>
          <table:table-cell table:style-name="ce4" table:formula="of:=IF((MAX([.AB$1];[.$A82])*4 + MIN([.AB$1];[.$A82]))&gt;=82;1;0)" office:value-type="float" office:value="1" calcext:value-type="float">
            <text:p>1</text:p>
          </table:table-cell>
          <table:table-cell table:style-name="ce4" table:formula="of:=IF((MAX([.AC$1];[.$A82])*4 + MIN([.AC$1];[.$A82]))&gt;=82;1;0)" office:value-type="float" office:value="1" calcext:value-type="float">
            <text:p>1</text:p>
          </table:table-cell>
          <table:table-cell table:style-name="ce4" table:formula="of:=IF((MAX([.AD$1];[.$A82])*4 + MIN([.AD$1];[.$A82]))&gt;=82;1;0)" office:value-type="float" office:value="1" calcext:value-type="float">
            <text:p>1</text:p>
          </table:table-cell>
          <table:table-cell table:style-name="ce4" table:formula="of:=IF((MAX([.AE$1];[.$A82])*4 + MIN([.AE$1];[.$A82]))&gt;=82;1;0)" office:value-type="float" office:value="1" calcext:value-type="float">
            <text:p>1</text:p>
          </table:table-cell>
          <table:table-cell table:style-name="ce4" table:formula="of:=IF((MAX([.AF$1];[.$A82])*4 + MIN([.AF$1];[.$A82]))&gt;=82;1;0)" office:value-type="float" office:value="1" calcext:value-type="float">
            <text:p>1</text:p>
          </table:table-cell>
          <table:table-cell table:style-name="ce4" table:formula="of:=IF((MAX([.AG$1];[.$A82])*4 + MIN([.AG$1];[.$A82]))&gt;=82;1;0)" office:value-type="float" office:value="1" calcext:value-type="float">
            <text:p>1</text:p>
          </table:table-cell>
          <table:table-cell table:style-name="ce4" table:formula="of:=IF((MAX([.AH$1];[.$A82])*4 + MIN([.AH$1];[.$A82]))&gt;=82;1;0)" office:value-type="float" office:value="1" calcext:value-type="float">
            <text:p>1</text:p>
          </table:table-cell>
          <table:table-cell table:style-name="ce4" table:formula="of:=IF((MAX([.AI$1];[.$A82])*4 + MIN([.AI$1];[.$A82]))&gt;=82;1;0)" office:value-type="float" office:value="1" calcext:value-type="float">
            <text:p>1</text:p>
          </table:table-cell>
          <table:table-cell table:style-name="ce4" table:formula="of:=IF((MAX([.AJ$1];[.$A82])*4 + MIN([.AJ$1];[.$A82]))&gt;=82;1;0)" office:value-type="float" office:value="1" calcext:value-type="float">
            <text:p>1</text:p>
          </table:table-cell>
          <table:table-cell table:style-name="ce4" table:formula="of:=IF((MAX([.AK$1];[.$A82])*4 + MIN([.AK$1];[.$A82]))&gt;=82;1;0)" office:value-type="float" office:value="1" calcext:value-type="float">
            <text:p>1</text:p>
          </table:table-cell>
          <table:table-cell table:style-name="ce4" table:formula="of:=IF((MAX([.AL$1];[.$A82])*4 + MIN([.AL$1];[.$A82]))&gt;=82;1;0)" office:value-type="float" office:value="1" calcext:value-type="float">
            <text:p>1</text:p>
          </table:table-cell>
          <table:table-cell table:style-name="ce4" table:formula="of:=IF((MAX([.AM$1];[.$A82])*4 + MIN([.AM$1];[.$A82]))&gt;=82;1;0)" office:value-type="float" office:value="1" calcext:value-type="float">
            <text:p>1</text:p>
          </table:table-cell>
          <table:table-cell table:style-name="ce4" table:formula="of:=IF((MAX([.AN$1];[.$A82])*4 + MIN([.AN$1];[.$A82]))&gt;=82;1;0)" office:value-type="float" office:value="1" calcext:value-type="float">
            <text:p>1</text:p>
          </table:table-cell>
          <table:table-cell table:style-name="ce4" table:formula="of:=IF((MAX([.AO$1];[.$A82])*4 + MIN([.AO$1];[.$A82]))&gt;=82;1;0)" office:value-type="float" office:value="1" calcext:value-type="float">
            <text:p>1</text:p>
          </table:table-cell>
          <table:table-cell table:style-name="ce4" table:formula="of:=IF((MAX([.AP$1];[.$A82])*4 + MIN([.AP$1];[.$A82]))&gt;=82;1;0)" office:value-type="float" office:value="1" calcext:value-type="float">
            <text:p>1</text:p>
          </table:table-cell>
          <table:table-cell table:style-name="ce4" table:formula="of:=IF((MAX([.AQ$1];[.$A82])*4 + MIN([.AQ$1];[.$A82]))&gt;=82;1;0)" office:value-type="float" office:value="1" calcext:value-type="float">
            <text:p>1</text:p>
          </table:table-cell>
          <table:table-cell table:style-name="ce4" table:formula="of:=IF((MAX([.AR$1];[.$A82])*4 + MIN([.AR$1];[.$A82]))&gt;=82;1;0)" office:value-type="float" office:value="1" calcext:value-type="float">
            <text:p>1</text:p>
          </table:table-cell>
          <table:table-cell table:style-name="ce4" table:formula="of:=IF((MAX([.AS$1];[.$A82])*4 + MIN([.AS$1];[.$A82]))&gt;=82;1;0)" office:value-type="float" office:value="1" calcext:value-type="float">
            <text:p>1</text:p>
          </table:table-cell>
          <table:table-cell table:style-name="ce4" table:formula="of:=IF((MAX([.AT$1];[.$A82])*4 + MIN([.AT$1];[.$A82]))&gt;=82;1;0)" office:value-type="float" office:value="1" calcext:value-type="float">
            <text:p>1</text:p>
          </table:table-cell>
          <table:table-cell table:style-name="ce4" table:formula="of:=IF((MAX([.AU$1];[.$A82])*4 + MIN([.AU$1];[.$A82]))&gt;=82;1;0)" office:value-type="float" office:value="1" calcext:value-type="float">
            <text:p>1</text:p>
          </table:table-cell>
          <table:table-cell table:style-name="ce4" table:formula="of:=IF((MAX([.AV$1];[.$A82])*4 + MIN([.AV$1];[.$A82]))&gt;=82;1;0)" office:value-type="float" office:value="1" calcext:value-type="float">
            <text:p>1</text:p>
          </table:table-cell>
          <table:table-cell table:style-name="ce4" table:formula="of:=IF((MAX([.AW$1];[.$A82])*4 + MIN([.AW$1];[.$A82]))&gt;=82;1;0)" office:value-type="float" office:value="1" calcext:value-type="float">
            <text:p>1</text:p>
          </table:table-cell>
          <table:table-cell table:style-name="ce4" table:formula="of:=IF((MAX([.AX$1];[.$A82])*4 + MIN([.AX$1];[.$A82]))&gt;=82;1;0)" office:value-type="float" office:value="1" calcext:value-type="float">
            <text:p>1</text:p>
          </table:table-cell>
          <table:table-cell table:style-name="ce4" table:formula="of:=IF((MAX([.AY$1];[.$A82])*4 + MIN([.AY$1];[.$A82]))&gt;=82;1;0)" office:value-type="float" office:value="1" calcext:value-type="float">
            <text:p>1</text:p>
          </table:table-cell>
          <table:table-cell table:style-name="ce4" table:formula="of:=IF((MAX([.AZ$1];[.$A82])*4 + MIN([.AZ$1];[.$A82]))&gt;=82;1;0)" office:value-type="float" office:value="1" calcext:value-type="float">
            <text:p>1</text:p>
          </table:table-cell>
          <table:table-cell table:style-name="ce4" table:formula="of:=IF((MAX([.BA$1];[.$A82])*4 + MIN([.BA$1];[.$A82]))&gt;=82;1;0)" office:value-type="float" office:value="1" calcext:value-type="float">
            <text:p>1</text:p>
          </table:table-cell>
          <table:table-cell table:style-name="ce4" table:formula="of:=IF((MAX([.BB$1];[.$A82])*4 + MIN([.BB$1];[.$A82]))&gt;=82;1;0)" office:value-type="float" office:value="1" calcext:value-type="float">
            <text:p>1</text:p>
          </table:table-cell>
          <table:table-cell table:style-name="ce4" table:formula="of:=IF((MAX([.BC$1];[.$A82])*4 + MIN([.BC$1];[.$A82]))&gt;=82;1;0)" office:value-type="float" office:value="1" calcext:value-type="float">
            <text:p>1</text:p>
          </table:table-cell>
          <table:table-cell table:style-name="ce4" table:formula="of:=IF((MAX([.BD$1];[.$A82])*4 + MIN([.BD$1];[.$A82]))&gt;=82;1;0)" office:value-type="float" office:value="1" calcext:value-type="float">
            <text:p>1</text:p>
          </table:table-cell>
          <table:table-cell table:style-name="ce4" table:formula="of:=IF((MAX([.BE$1];[.$A82])*4 + MIN([.BE$1];[.$A82]))&gt;=82;1;0)" office:value-type="float" office:value="1" calcext:value-type="float">
            <text:p>1</text:p>
          </table:table-cell>
          <table:table-cell table:style-name="ce4" table:formula="of:=IF((MAX([.BF$1];[.$A82])*4 + MIN([.BF$1];[.$A82]))&gt;=82;1;0)" office:value-type="float" office:value="1" calcext:value-type="float">
            <text:p>1</text:p>
          </table:table-cell>
          <table:table-cell table:style-name="ce4" table:formula="of:=IF((MAX([.BG$1];[.$A82])*4 + MIN([.BG$1];[.$A82]))&gt;=82;1;0)" office:value-type="float" office:value="1" calcext:value-type="float">
            <text:p>1</text:p>
          </table:table-cell>
          <table:table-cell table:style-name="ce4" table:formula="of:=IF((MAX([.BH$1];[.$A82])*4 + MIN([.BH$1];[.$A82]))&gt;=82;1;0)" office:value-type="float" office:value="1" calcext:value-type="float">
            <text:p>1</text:p>
          </table:table-cell>
          <table:table-cell table:style-name="ce4" table:formula="of:=IF((MAX([.BI$1];[.$A82])*4 + MIN([.BI$1];[.$A82]))&gt;=82;1;0)" office:value-type="float" office:value="1" calcext:value-type="float">
            <text:p>1</text:p>
          </table:table-cell>
          <table:table-cell table:style-name="ce4" table:formula="of:=IF((MAX([.BJ$1];[.$A82])*4 + MIN([.BJ$1];[.$A82]))&gt;=82;1;0)" office:value-type="float" office:value="1" calcext:value-type="float">
            <text:p>1</text:p>
          </table:table-cell>
          <table:table-cell table:style-name="ce4" table:formula="of:=IF((MAX([.BK$1];[.$A82])*4 + MIN([.BK$1];[.$A82]))&gt;=82;1;0)" office:value-type="float" office:value="1" calcext:value-type="float">
            <text:p>1</text:p>
          </table:table-cell>
          <table:table-cell table:style-name="ce4" table:formula="of:=IF((MAX([.BL$1];[.$A82])*4 + MIN([.BL$1];[.$A82]))&gt;=82;1;0)" office:value-type="float" office:value="1" calcext:value-type="float">
            <text:p>1</text:p>
          </table:table-cell>
          <table:table-cell table:style-name="ce4" table:formula="of:=IF((MAX([.BM$1];[.$A82])*4 + MIN([.BM$1];[.$A82]))&gt;=82;1;0)" office:value-type="float" office:value="1" calcext:value-type="float">
            <text:p>1</text:p>
          </table:table-cell>
          <table:table-cell table:style-name="ce4" table:formula="of:=IF((MAX([.BN$1];[.$A82])*4 + MIN([.BN$1];[.$A82]))&gt;=82;1;0)" office:value-type="float" office:value="1" calcext:value-type="float">
            <text:p>1</text:p>
          </table:table-cell>
          <table:table-cell table:style-name="ce4" table:formula="of:=IF((MAX([.BO$1];[.$A82])*4 + MIN([.BO$1];[.$A82]))&gt;=82;1;0)" office:value-type="float" office:value="1" calcext:value-type="float">
            <text:p>1</text:p>
          </table:table-cell>
          <table:table-cell table:style-name="ce4" table:formula="of:=IF((MAX([.BP$1];[.$A82])*4 + MIN([.BP$1];[.$A82]))&gt;=82;1;0)" office:value-type="float" office:value="1" calcext:value-type="float">
            <text:p>1</text:p>
          </table:table-cell>
          <table:table-cell table:style-name="ce4" table:formula="of:=IF((MAX([.BQ$1];[.$A82])*4 + MIN([.BQ$1];[.$A82]))&gt;=82;1;0)" office:value-type="float" office:value="1" calcext:value-type="float">
            <text:p>1</text:p>
          </table:table-cell>
          <table:table-cell table:style-name="ce4" table:formula="of:=IF((MAX([.BR$1];[.$A82])*4 + MIN([.BR$1];[.$A82]))&gt;=82;1;0)" office:value-type="float" office:value="1" calcext:value-type="float">
            <text:p>1</text:p>
          </table:table-cell>
          <table:table-cell table:style-name="ce4" table:formula="of:=IF((MAX([.BS$1];[.$A82])*4 + MIN([.BS$1];[.$A82]))&gt;=82;1;0)" office:value-type="float" office:value="1" calcext:value-type="float">
            <text:p>1</text:p>
          </table:table-cell>
          <table:table-cell table:style-name="ce4" table:formula="of:=IF((MAX([.BT$1];[.$A82])*4 + MIN([.BT$1];[.$A82]))&gt;=82;1;0)" office:value-type="float" office:value="1" calcext:value-type="float">
            <text:p>1</text:p>
          </table:table-cell>
          <table:table-cell table:style-name="ce4" table:formula="of:=IF((MAX([.BU$1];[.$A82])*4 + MIN([.BU$1];[.$A82]))&gt;=82;1;0)" office:value-type="float" office:value="1" calcext:value-type="float">
            <text:p>1</text:p>
          </table:table-cell>
          <table:table-cell table:style-name="ce4" table:formula="of:=IF((MAX([.BV$1];[.$A82])*4 + MIN([.BV$1];[.$A82]))&gt;=82;1;0)" office:value-type="float" office:value="1" calcext:value-type="float">
            <text:p>1</text:p>
          </table:table-cell>
          <table:table-cell table:style-name="ce4" table:formula="of:=IF((MAX([.BW$1];[.$A82])*4 + MIN([.BW$1];[.$A82]))&gt;=82;1;0)" office:value-type="float" office:value="1" calcext:value-type="float">
            <text:p>1</text:p>
          </table:table-cell>
          <table:table-cell table:style-name="ce4" table:formula="of:=IF((MAX([.BX$1];[.$A82])*4 + MIN([.BX$1];[.$A82]))&gt;=82;1;0)" office:value-type="float" office:value="1" calcext:value-type="float">
            <text:p>1</text:p>
          </table:table-cell>
          <table:table-cell table:style-name="ce4" table:formula="of:=IF((MAX([.BY$1];[.$A82])*4 + MIN([.BY$1];[.$A82]))&gt;=82;1;0)" office:value-type="float" office:value="1" calcext:value-type="float">
            <text:p>1</text:p>
          </table:table-cell>
          <table:table-cell table:style-name="ce4" table:formula="of:=IF((MAX([.BZ$1];[.$A82])*4 + MIN([.BZ$1];[.$A82]))&gt;=82;1;0)" office:value-type="float" office:value="1" calcext:value-type="float">
            <text:p>1</text:p>
          </table:table-cell>
          <table:table-cell table:style-name="ce4" table:formula="of:=IF((MAX([.CA$1];[.$A82])*4 + MIN([.CA$1];[.$A82]))&gt;=82;1;0)" office:value-type="float" office:value="1" calcext:value-type="float">
            <text:p>1</text:p>
          </table:table-cell>
          <table:table-cell table:style-name="ce4" table:formula="of:=IF((MAX([.CB$1];[.$A82])*4 + MIN([.CB$1];[.$A82]))&gt;=82;1;0)" office:value-type="float" office:value="1" calcext:value-type="float">
            <text:p>1</text:p>
          </table:table-cell>
          <table:table-cell table:style-name="ce4" table:formula="of:=IF((MAX([.CC$1];[.$A82])*4 + MIN([.CC$1];[.$A82]))&gt;=82;1;0)" office:value-type="float" office:value="1" calcext:value-type="float">
            <text:p>1</text:p>
          </table:table-cell>
          <table:table-cell table:style-name="ce4" table:formula="of:=IF((MAX([.CD$1];[.$A82])*4 + MIN([.CD$1];[.$A82]))&gt;=82;1;0)" office:value-type="float" office:value="1" calcext:value-type="float">
            <text:p>1</text:p>
          </table:table-cell>
          <table:table-cell table:style-name="ce4" table:formula="of:=IF((MAX([.CE$1];[.$A82])*4 + MIN([.CE$1];[.$A82]))&gt;=82;1;0)" office:value-type="float" office:value="1" calcext:value-type="float">
            <text:p>1</text:p>
          </table:table-cell>
          <table:table-cell table:style-name="ce4" table:formula="of:=IF((MAX([.CF$1];[.$A82])*4 + MIN([.CF$1];[.$A82]))&gt;=82;1;0)" office:value-type="float" office:value="1" calcext:value-type="float">
            <text:p>1</text:p>
          </table:table-cell>
          <table:table-cell table:style-name="ce4" table:formula="of:=IF((MAX([.CG$1];[.$A82])*4 + MIN([.CG$1];[.$A82]))&gt;=82;1;0)" office:value-type="float" office:value="1" calcext:value-type="float">
            <text:p>1</text:p>
          </table:table-cell>
          <table:table-cell table:style-name="ce4" table:formula="of:=IF((MAX([.CH$1];[.$A82])*4 + MIN([.CH$1];[.$A82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table:formula="of:=IF((MAX([.B$1];[.$A83])*4 + MIN([.B$1];[.$A83]))&gt;=82;1;0)" office:value-type="float" office:value="1" calcext:value-type="float">
            <text:p>1</text:p>
          </table:table-cell>
          <table:table-cell table:style-name="ce4" table:formula="of:=IF((MAX([.C$1];[.$A83])*4 + MIN([.C$1];[.$A83]))&gt;=82;1;0)" office:value-type="float" office:value="1" calcext:value-type="float">
            <text:p>1</text:p>
          </table:table-cell>
          <table:table-cell table:style-name="ce4" table:formula="of:=IF((MAX([.D$1];[.$A83])*4 + MIN([.D$1];[.$A83]))&gt;=82;1;0)" office:value-type="float" office:value="1" calcext:value-type="float">
            <text:p>1</text:p>
          </table:table-cell>
          <table:table-cell table:style-name="ce4" table:formula="of:=IF((MAX([.E$1];[.$A83])*4 + MIN([.E$1];[.$A83]))&gt;=82;1;0)" office:value-type="float" office:value="1" calcext:value-type="float">
            <text:p>1</text:p>
          </table:table-cell>
          <table:table-cell table:style-name="ce4" table:formula="of:=IF((MAX([.F$1];[.$A83])*4 + MIN([.F$1];[.$A83]))&gt;=82;1;0)" office:value-type="float" office:value="1" calcext:value-type="float">
            <text:p>1</text:p>
          </table:table-cell>
          <table:table-cell table:style-name="ce4" table:formula="of:=IF((MAX([.G$1];[.$A83])*4 + MIN([.G$1];[.$A83]))&gt;=82;1;0)" office:value-type="float" office:value="1" calcext:value-type="float">
            <text:p>1</text:p>
          </table:table-cell>
          <table:table-cell table:style-name="ce4" table:formula="of:=IF((MAX([.H$1];[.$A83])*4 + MIN([.H$1];[.$A83]))&gt;=82;1;0)" office:value-type="float" office:value="1" calcext:value-type="float">
            <text:p>1</text:p>
          </table:table-cell>
          <table:table-cell table:style-name="ce4" table:formula="of:=IF((MAX([.I$1];[.$A83])*4 + MIN([.I$1];[.$A83]))&gt;=82;1;0)" office:value-type="float" office:value="1" calcext:value-type="float">
            <text:p>1</text:p>
          </table:table-cell>
          <table:table-cell table:style-name="ce4" table:formula="of:=IF((MAX([.J$1];[.$A83])*4 + MIN([.J$1];[.$A83]))&gt;=82;1;0)" office:value-type="float" office:value="1" calcext:value-type="float">
            <text:p>1</text:p>
          </table:table-cell>
          <table:table-cell table:style-name="ce4" table:formula="of:=IF((MAX([.K$1];[.$A83])*4 + MIN([.K$1];[.$A83]))&gt;=82;1;0)" office:value-type="float" office:value="1" calcext:value-type="float">
            <text:p>1</text:p>
          </table:table-cell>
          <table:table-cell table:style-name="ce4" table:formula="of:=IF((MAX([.L$1];[.$A83])*4 + MIN([.L$1];[.$A83]))&gt;=82;1;0)" office:value-type="float" office:value="1" calcext:value-type="float">
            <text:p>1</text:p>
          </table:table-cell>
          <table:table-cell table:style-name="ce4" table:formula="of:=IF((MAX([.M$1];[.$A83])*4 + MIN([.M$1];[.$A83]))&gt;=82;1;0)" office:value-type="float" office:value="1" calcext:value-type="float">
            <text:p>1</text:p>
          </table:table-cell>
          <table:table-cell table:style-name="ce4" table:formula="of:=IF((MAX([.N$1];[.$A83])*4 + MIN([.N$1];[.$A83]))&gt;=82;1;0)" office:value-type="float" office:value="1" calcext:value-type="float">
            <text:p>1</text:p>
          </table:table-cell>
          <table:table-cell table:style-name="ce4" table:formula="of:=IF((MAX([.O$1];[.$A83])*4 + MIN([.O$1];[.$A83]))&gt;=82;1;0)" office:value-type="float" office:value="1" calcext:value-type="float">
            <text:p>1</text:p>
          </table:table-cell>
          <table:table-cell table:style-name="ce4" table:formula="of:=IF((MAX([.P$1];[.$A83])*4 + MIN([.P$1];[.$A83]))&gt;=82;1;0)" office:value-type="float" office:value="1" calcext:value-type="float">
            <text:p>1</text:p>
          </table:table-cell>
          <table:table-cell table:style-name="ce4" table:formula="of:=IF((MAX([.Q$1];[.$A83])*4 + MIN([.Q$1];[.$A83]))&gt;=82;1;0)" office:value-type="float" office:value="1" calcext:value-type="float">
            <text:p>1</text:p>
          </table:table-cell>
          <table:table-cell table:style-name="ce4" table:formula="of:=IF((MAX([.R$1];[.$A83])*4 + MIN([.R$1];[.$A83]))&gt;=82;1;0)" office:value-type="float" office:value="1" calcext:value-type="float">
            <text:p>1</text:p>
          </table:table-cell>
          <table:table-cell table:style-name="ce4" table:formula="of:=IF((MAX([.S$1];[.$A83])*4 + MIN([.S$1];[.$A83]))&gt;=82;1;0)" office:value-type="float" office:value="1" calcext:value-type="float">
            <text:p>1</text:p>
          </table:table-cell>
          <table:table-cell table:style-name="ce4" table:formula="of:=IF((MAX([.T$1];[.$A83])*4 + MIN([.T$1];[.$A83]))&gt;=82;1;0)" office:value-type="float" office:value="1" calcext:value-type="float">
            <text:p>1</text:p>
          </table:table-cell>
          <table:table-cell table:style-name="ce4" table:formula="of:=IF((MAX([.U$1];[.$A83])*4 + MIN([.U$1];[.$A83]))&gt;=82;1;0)" office:value-type="float" office:value="1" calcext:value-type="float">
            <text:p>1</text:p>
          </table:table-cell>
          <table:table-cell table:style-name="ce4" table:formula="of:=IF((MAX([.V$1];[.$A83])*4 + MIN([.V$1];[.$A83]))&gt;=82;1;0)" office:value-type="float" office:value="1" calcext:value-type="float">
            <text:p>1</text:p>
          </table:table-cell>
          <table:table-cell table:style-name="ce4" table:formula="of:=IF((MAX([.W$1];[.$A83])*4 + MIN([.W$1];[.$A83]))&gt;=82;1;0)" office:value-type="float" office:value="1" calcext:value-type="float">
            <text:p>1</text:p>
          </table:table-cell>
          <table:table-cell table:style-name="ce4" table:formula="of:=IF((MAX([.X$1];[.$A83])*4 + MIN([.X$1];[.$A83]))&gt;=82;1;0)" office:value-type="float" office:value="1" calcext:value-type="float">
            <text:p>1</text:p>
          </table:table-cell>
          <table:table-cell table:style-name="ce4" table:formula="of:=IF((MAX([.Y$1];[.$A83])*4 + MIN([.Y$1];[.$A83]))&gt;=82;1;0)" office:value-type="float" office:value="1" calcext:value-type="float">
            <text:p>1</text:p>
          </table:table-cell>
          <table:table-cell table:style-name="ce4" table:formula="of:=IF((MAX([.Z$1];[.$A83])*4 + MIN([.Z$1];[.$A83]))&gt;=82;1;0)" office:value-type="float" office:value="1" calcext:value-type="float">
            <text:p>1</text:p>
          </table:table-cell>
          <table:table-cell table:style-name="ce4" table:formula="of:=IF((MAX([.AA$1];[.$A83])*4 + MIN([.AA$1];[.$A83]))&gt;=82;1;0)" office:value-type="float" office:value="1" calcext:value-type="float">
            <text:p>1</text:p>
          </table:table-cell>
          <table:table-cell table:style-name="ce4" table:formula="of:=IF((MAX([.AB$1];[.$A83])*4 + MIN([.AB$1];[.$A83]))&gt;=82;1;0)" office:value-type="float" office:value="1" calcext:value-type="float">
            <text:p>1</text:p>
          </table:table-cell>
          <table:table-cell table:style-name="ce4" table:formula="of:=IF((MAX([.AC$1];[.$A83])*4 + MIN([.AC$1];[.$A83]))&gt;=82;1;0)" office:value-type="float" office:value="1" calcext:value-type="float">
            <text:p>1</text:p>
          </table:table-cell>
          <table:table-cell table:style-name="ce4" table:formula="of:=IF((MAX([.AD$1];[.$A83])*4 + MIN([.AD$1];[.$A83]))&gt;=82;1;0)" office:value-type="float" office:value="1" calcext:value-type="float">
            <text:p>1</text:p>
          </table:table-cell>
          <table:table-cell table:style-name="ce4" table:formula="of:=IF((MAX([.AE$1];[.$A83])*4 + MIN([.AE$1];[.$A83]))&gt;=82;1;0)" office:value-type="float" office:value="1" calcext:value-type="float">
            <text:p>1</text:p>
          </table:table-cell>
          <table:table-cell table:style-name="ce4" table:formula="of:=IF((MAX([.AF$1];[.$A83])*4 + MIN([.AF$1];[.$A83]))&gt;=82;1;0)" office:value-type="float" office:value="1" calcext:value-type="float">
            <text:p>1</text:p>
          </table:table-cell>
          <table:table-cell table:style-name="ce4" table:formula="of:=IF((MAX([.AG$1];[.$A83])*4 + MIN([.AG$1];[.$A83]))&gt;=82;1;0)" office:value-type="float" office:value="1" calcext:value-type="float">
            <text:p>1</text:p>
          </table:table-cell>
          <table:table-cell table:style-name="ce4" table:formula="of:=IF((MAX([.AH$1];[.$A83])*4 + MIN([.AH$1];[.$A83]))&gt;=82;1;0)" office:value-type="float" office:value="1" calcext:value-type="float">
            <text:p>1</text:p>
          </table:table-cell>
          <table:table-cell table:style-name="ce4" table:formula="of:=IF((MAX([.AI$1];[.$A83])*4 + MIN([.AI$1];[.$A83]))&gt;=82;1;0)" office:value-type="float" office:value="1" calcext:value-type="float">
            <text:p>1</text:p>
          </table:table-cell>
          <table:table-cell table:style-name="ce4" table:formula="of:=IF((MAX([.AJ$1];[.$A83])*4 + MIN([.AJ$1];[.$A83]))&gt;=82;1;0)" office:value-type="float" office:value="1" calcext:value-type="float">
            <text:p>1</text:p>
          </table:table-cell>
          <table:table-cell table:style-name="ce4" table:formula="of:=IF((MAX([.AK$1];[.$A83])*4 + MIN([.AK$1];[.$A83]))&gt;=82;1;0)" office:value-type="float" office:value="1" calcext:value-type="float">
            <text:p>1</text:p>
          </table:table-cell>
          <table:table-cell table:style-name="ce4" table:formula="of:=IF((MAX([.AL$1];[.$A83])*4 + MIN([.AL$1];[.$A83]))&gt;=82;1;0)" office:value-type="float" office:value="1" calcext:value-type="float">
            <text:p>1</text:p>
          </table:table-cell>
          <table:table-cell table:style-name="ce4" table:formula="of:=IF((MAX([.AM$1];[.$A83])*4 + MIN([.AM$1];[.$A83]))&gt;=82;1;0)" office:value-type="float" office:value="1" calcext:value-type="float">
            <text:p>1</text:p>
          </table:table-cell>
          <table:table-cell table:style-name="ce4" table:formula="of:=IF((MAX([.AN$1];[.$A83])*4 + MIN([.AN$1];[.$A83]))&gt;=82;1;0)" office:value-type="float" office:value="1" calcext:value-type="float">
            <text:p>1</text:p>
          </table:table-cell>
          <table:table-cell table:style-name="ce4" table:formula="of:=IF((MAX([.AO$1];[.$A83])*4 + MIN([.AO$1];[.$A83]))&gt;=82;1;0)" office:value-type="float" office:value="1" calcext:value-type="float">
            <text:p>1</text:p>
          </table:table-cell>
          <table:table-cell table:style-name="ce4" table:formula="of:=IF((MAX([.AP$1];[.$A83])*4 + MIN([.AP$1];[.$A83]))&gt;=82;1;0)" office:value-type="float" office:value="1" calcext:value-type="float">
            <text:p>1</text:p>
          </table:table-cell>
          <table:table-cell table:style-name="ce4" table:formula="of:=IF((MAX([.AQ$1];[.$A83])*4 + MIN([.AQ$1];[.$A83]))&gt;=82;1;0)" office:value-type="float" office:value="1" calcext:value-type="float">
            <text:p>1</text:p>
          </table:table-cell>
          <table:table-cell table:style-name="ce4" table:formula="of:=IF((MAX([.AR$1];[.$A83])*4 + MIN([.AR$1];[.$A83]))&gt;=82;1;0)" office:value-type="float" office:value="1" calcext:value-type="float">
            <text:p>1</text:p>
          </table:table-cell>
          <table:table-cell table:style-name="ce4" table:formula="of:=IF((MAX([.AS$1];[.$A83])*4 + MIN([.AS$1];[.$A83]))&gt;=82;1;0)" office:value-type="float" office:value="1" calcext:value-type="float">
            <text:p>1</text:p>
          </table:table-cell>
          <table:table-cell table:style-name="ce4" table:formula="of:=IF((MAX([.AT$1];[.$A83])*4 + MIN([.AT$1];[.$A83]))&gt;=82;1;0)" office:value-type="float" office:value="1" calcext:value-type="float">
            <text:p>1</text:p>
          </table:table-cell>
          <table:table-cell table:style-name="ce4" table:formula="of:=IF((MAX([.AU$1];[.$A83])*4 + MIN([.AU$1];[.$A83]))&gt;=82;1;0)" office:value-type="float" office:value="1" calcext:value-type="float">
            <text:p>1</text:p>
          </table:table-cell>
          <table:table-cell table:style-name="ce4" table:formula="of:=IF((MAX([.AV$1];[.$A83])*4 + MIN([.AV$1];[.$A83]))&gt;=82;1;0)" office:value-type="float" office:value="1" calcext:value-type="float">
            <text:p>1</text:p>
          </table:table-cell>
          <table:table-cell table:style-name="ce4" table:formula="of:=IF((MAX([.AW$1];[.$A83])*4 + MIN([.AW$1];[.$A83]))&gt;=82;1;0)" office:value-type="float" office:value="1" calcext:value-type="float">
            <text:p>1</text:p>
          </table:table-cell>
          <table:table-cell table:style-name="ce4" table:formula="of:=IF((MAX([.AX$1];[.$A83])*4 + MIN([.AX$1];[.$A83]))&gt;=82;1;0)" office:value-type="float" office:value="1" calcext:value-type="float">
            <text:p>1</text:p>
          </table:table-cell>
          <table:table-cell table:style-name="ce4" table:formula="of:=IF((MAX([.AY$1];[.$A83])*4 + MIN([.AY$1];[.$A83]))&gt;=82;1;0)" office:value-type="float" office:value="1" calcext:value-type="float">
            <text:p>1</text:p>
          </table:table-cell>
          <table:table-cell table:style-name="ce4" table:formula="of:=IF((MAX([.AZ$1];[.$A83])*4 + MIN([.AZ$1];[.$A83]))&gt;=82;1;0)" office:value-type="float" office:value="1" calcext:value-type="float">
            <text:p>1</text:p>
          </table:table-cell>
          <table:table-cell table:style-name="ce4" table:formula="of:=IF((MAX([.BA$1];[.$A83])*4 + MIN([.BA$1];[.$A83]))&gt;=82;1;0)" office:value-type="float" office:value="1" calcext:value-type="float">
            <text:p>1</text:p>
          </table:table-cell>
          <table:table-cell table:style-name="ce4" table:formula="of:=IF((MAX([.BB$1];[.$A83])*4 + MIN([.BB$1];[.$A83]))&gt;=82;1;0)" office:value-type="float" office:value="1" calcext:value-type="float">
            <text:p>1</text:p>
          </table:table-cell>
          <table:table-cell table:style-name="ce4" table:formula="of:=IF((MAX([.BC$1];[.$A83])*4 + MIN([.BC$1];[.$A83]))&gt;=82;1;0)" office:value-type="float" office:value="1" calcext:value-type="float">
            <text:p>1</text:p>
          </table:table-cell>
          <table:table-cell table:style-name="ce4" table:formula="of:=IF((MAX([.BD$1];[.$A83])*4 + MIN([.BD$1];[.$A83]))&gt;=82;1;0)" office:value-type="float" office:value="1" calcext:value-type="float">
            <text:p>1</text:p>
          </table:table-cell>
          <table:table-cell table:style-name="ce4" table:formula="of:=IF((MAX([.BE$1];[.$A83])*4 + MIN([.BE$1];[.$A83]))&gt;=82;1;0)" office:value-type="float" office:value="1" calcext:value-type="float">
            <text:p>1</text:p>
          </table:table-cell>
          <table:table-cell table:style-name="ce4" table:formula="of:=IF((MAX([.BF$1];[.$A83])*4 + MIN([.BF$1];[.$A83]))&gt;=82;1;0)" office:value-type="float" office:value="1" calcext:value-type="float">
            <text:p>1</text:p>
          </table:table-cell>
          <table:table-cell table:style-name="ce4" table:formula="of:=IF((MAX([.BG$1];[.$A83])*4 + MIN([.BG$1];[.$A83]))&gt;=82;1;0)" office:value-type="float" office:value="1" calcext:value-type="float">
            <text:p>1</text:p>
          </table:table-cell>
          <table:table-cell table:style-name="ce4" table:formula="of:=IF((MAX([.BH$1];[.$A83])*4 + MIN([.BH$1];[.$A83]))&gt;=82;1;0)" office:value-type="float" office:value="1" calcext:value-type="float">
            <text:p>1</text:p>
          </table:table-cell>
          <table:table-cell table:style-name="ce4" table:formula="of:=IF((MAX([.BI$1];[.$A83])*4 + MIN([.BI$1];[.$A83]))&gt;=82;1;0)" office:value-type="float" office:value="1" calcext:value-type="float">
            <text:p>1</text:p>
          </table:table-cell>
          <table:table-cell table:style-name="ce4" table:formula="of:=IF((MAX([.BJ$1];[.$A83])*4 + MIN([.BJ$1];[.$A83]))&gt;=82;1;0)" office:value-type="float" office:value="1" calcext:value-type="float">
            <text:p>1</text:p>
          </table:table-cell>
          <table:table-cell table:style-name="ce4" table:formula="of:=IF((MAX([.BK$1];[.$A83])*4 + MIN([.BK$1];[.$A83]))&gt;=82;1;0)" office:value-type="float" office:value="1" calcext:value-type="float">
            <text:p>1</text:p>
          </table:table-cell>
          <table:table-cell table:style-name="ce4" table:formula="of:=IF((MAX([.BL$1];[.$A83])*4 + MIN([.BL$1];[.$A83]))&gt;=82;1;0)" office:value-type="float" office:value="1" calcext:value-type="float">
            <text:p>1</text:p>
          </table:table-cell>
          <table:table-cell table:style-name="ce4" table:formula="of:=IF((MAX([.BM$1];[.$A83])*4 + MIN([.BM$1];[.$A83]))&gt;=82;1;0)" office:value-type="float" office:value="1" calcext:value-type="float">
            <text:p>1</text:p>
          </table:table-cell>
          <table:table-cell table:style-name="ce4" table:formula="of:=IF((MAX([.BN$1];[.$A83])*4 + MIN([.BN$1];[.$A83]))&gt;=82;1;0)" office:value-type="float" office:value="1" calcext:value-type="float">
            <text:p>1</text:p>
          </table:table-cell>
          <table:table-cell table:style-name="ce4" table:formula="of:=IF((MAX([.BO$1];[.$A83])*4 + MIN([.BO$1];[.$A83]))&gt;=82;1;0)" office:value-type="float" office:value="1" calcext:value-type="float">
            <text:p>1</text:p>
          </table:table-cell>
          <table:table-cell table:style-name="ce4" table:formula="of:=IF((MAX([.BP$1];[.$A83])*4 + MIN([.BP$1];[.$A83]))&gt;=82;1;0)" office:value-type="float" office:value="1" calcext:value-type="float">
            <text:p>1</text:p>
          </table:table-cell>
          <table:table-cell table:style-name="ce4" table:formula="of:=IF((MAX([.BQ$1];[.$A83])*4 + MIN([.BQ$1];[.$A83]))&gt;=82;1;0)" office:value-type="float" office:value="1" calcext:value-type="float">
            <text:p>1</text:p>
          </table:table-cell>
          <table:table-cell table:style-name="ce4" table:formula="of:=IF((MAX([.BR$1];[.$A83])*4 + MIN([.BR$1];[.$A83]))&gt;=82;1;0)" office:value-type="float" office:value="1" calcext:value-type="float">
            <text:p>1</text:p>
          </table:table-cell>
          <table:table-cell table:style-name="ce4" table:formula="of:=IF((MAX([.BS$1];[.$A83])*4 + MIN([.BS$1];[.$A83]))&gt;=82;1;0)" office:value-type="float" office:value="1" calcext:value-type="float">
            <text:p>1</text:p>
          </table:table-cell>
          <table:table-cell table:style-name="ce4" table:formula="of:=IF((MAX([.BT$1];[.$A83])*4 + MIN([.BT$1];[.$A83]))&gt;=82;1;0)" office:value-type="float" office:value="1" calcext:value-type="float">
            <text:p>1</text:p>
          </table:table-cell>
          <table:table-cell table:style-name="ce4" table:formula="of:=IF((MAX([.BU$1];[.$A83])*4 + MIN([.BU$1];[.$A83]))&gt;=82;1;0)" office:value-type="float" office:value="1" calcext:value-type="float">
            <text:p>1</text:p>
          </table:table-cell>
          <table:table-cell table:style-name="ce4" table:formula="of:=IF((MAX([.BV$1];[.$A83])*4 + MIN([.BV$1];[.$A83]))&gt;=82;1;0)" office:value-type="float" office:value="1" calcext:value-type="float">
            <text:p>1</text:p>
          </table:table-cell>
          <table:table-cell table:style-name="ce4" table:formula="of:=IF((MAX([.BW$1];[.$A83])*4 + MIN([.BW$1];[.$A83]))&gt;=82;1;0)" office:value-type="float" office:value="1" calcext:value-type="float">
            <text:p>1</text:p>
          </table:table-cell>
          <table:table-cell table:style-name="ce4" table:formula="of:=IF((MAX([.BX$1];[.$A83])*4 + MIN([.BX$1];[.$A83]))&gt;=82;1;0)" office:value-type="float" office:value="1" calcext:value-type="float">
            <text:p>1</text:p>
          </table:table-cell>
          <table:table-cell table:style-name="ce4" table:formula="of:=IF((MAX([.BY$1];[.$A83])*4 + MIN([.BY$1];[.$A83]))&gt;=82;1;0)" office:value-type="float" office:value="1" calcext:value-type="float">
            <text:p>1</text:p>
          </table:table-cell>
          <table:table-cell table:style-name="ce4" table:formula="of:=IF((MAX([.BZ$1];[.$A83])*4 + MIN([.BZ$1];[.$A83]))&gt;=82;1;0)" office:value-type="float" office:value="1" calcext:value-type="float">
            <text:p>1</text:p>
          </table:table-cell>
          <table:table-cell table:style-name="ce4" table:formula="of:=IF((MAX([.CA$1];[.$A83])*4 + MIN([.CA$1];[.$A83]))&gt;=82;1;0)" office:value-type="float" office:value="1" calcext:value-type="float">
            <text:p>1</text:p>
          </table:table-cell>
          <table:table-cell table:style-name="ce4" table:formula="of:=IF((MAX([.CB$1];[.$A83])*4 + MIN([.CB$1];[.$A83]))&gt;=82;1;0)" office:value-type="float" office:value="1" calcext:value-type="float">
            <text:p>1</text:p>
          </table:table-cell>
          <table:table-cell table:style-name="ce4" table:formula="of:=IF((MAX([.CC$1];[.$A83])*4 + MIN([.CC$1];[.$A83]))&gt;=82;1;0)" office:value-type="float" office:value="1" calcext:value-type="float">
            <text:p>1</text:p>
          </table:table-cell>
          <table:table-cell table:style-name="ce4" table:formula="of:=IF((MAX([.CD$1];[.$A83])*4 + MIN([.CD$1];[.$A83]))&gt;=82;1;0)" office:value-type="float" office:value="1" calcext:value-type="float">
            <text:p>1</text:p>
          </table:table-cell>
          <table:table-cell table:style-name="ce4" table:formula="of:=IF((MAX([.CE$1];[.$A83])*4 + MIN([.CE$1];[.$A83]))&gt;=82;1;0)" office:value-type="float" office:value="1" calcext:value-type="float">
            <text:p>1</text:p>
          </table:table-cell>
          <table:table-cell table:style-name="ce4" table:formula="of:=IF((MAX([.CF$1];[.$A83])*4 + MIN([.CF$1];[.$A83]))&gt;=82;1;0)" office:value-type="float" office:value="1" calcext:value-type="float">
            <text:p>1</text:p>
          </table:table-cell>
          <table:table-cell table:style-name="ce4" table:formula="of:=IF((MAX([.CG$1];[.$A83])*4 + MIN([.CG$1];[.$A83]))&gt;=82;1;0)" office:value-type="float" office:value="1" calcext:value-type="float">
            <text:p>1</text:p>
          </table:table-cell>
          <table:table-cell table:style-name="ce4" table:formula="of:=IF((MAX([.CH$1];[.$A83])*4 + MIN([.CH$1];[.$A83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table:formula="of:=IF((MAX([.B$1];[.$A84])*4 + MIN([.B$1];[.$A84]))&gt;=82;1;0)" office:value-type="float" office:value="1" calcext:value-type="float">
            <text:p>1</text:p>
          </table:table-cell>
          <table:table-cell table:style-name="ce4" table:formula="of:=IF((MAX([.C$1];[.$A84])*4 + MIN([.C$1];[.$A84]))&gt;=82;1;0)" office:value-type="float" office:value="1" calcext:value-type="float">
            <text:p>1</text:p>
          </table:table-cell>
          <table:table-cell table:style-name="ce4" table:formula="of:=IF((MAX([.D$1];[.$A84])*4 + MIN([.D$1];[.$A84]))&gt;=82;1;0)" office:value-type="float" office:value="1" calcext:value-type="float">
            <text:p>1</text:p>
          </table:table-cell>
          <table:table-cell table:style-name="ce4" table:formula="of:=IF((MAX([.E$1];[.$A84])*4 + MIN([.E$1];[.$A84]))&gt;=82;1;0)" office:value-type="float" office:value="1" calcext:value-type="float">
            <text:p>1</text:p>
          </table:table-cell>
          <table:table-cell table:style-name="ce4" table:formula="of:=IF((MAX([.F$1];[.$A84])*4 + MIN([.F$1];[.$A84]))&gt;=82;1;0)" office:value-type="float" office:value="1" calcext:value-type="float">
            <text:p>1</text:p>
          </table:table-cell>
          <table:table-cell table:style-name="ce4" table:formula="of:=IF((MAX([.G$1];[.$A84])*4 + MIN([.G$1];[.$A84]))&gt;=82;1;0)" office:value-type="float" office:value="1" calcext:value-type="float">
            <text:p>1</text:p>
          </table:table-cell>
          <table:table-cell table:style-name="ce4" table:formula="of:=IF((MAX([.H$1];[.$A84])*4 + MIN([.H$1];[.$A84]))&gt;=82;1;0)" office:value-type="float" office:value="1" calcext:value-type="float">
            <text:p>1</text:p>
          </table:table-cell>
          <table:table-cell table:style-name="ce4" table:formula="of:=IF((MAX([.I$1];[.$A84])*4 + MIN([.I$1];[.$A84]))&gt;=82;1;0)" office:value-type="float" office:value="1" calcext:value-type="float">
            <text:p>1</text:p>
          </table:table-cell>
          <table:table-cell table:style-name="ce4" table:formula="of:=IF((MAX([.J$1];[.$A84])*4 + MIN([.J$1];[.$A84]))&gt;=82;1;0)" office:value-type="float" office:value="1" calcext:value-type="float">
            <text:p>1</text:p>
          </table:table-cell>
          <table:table-cell table:style-name="ce4" table:formula="of:=IF((MAX([.K$1];[.$A84])*4 + MIN([.K$1];[.$A84]))&gt;=82;1;0)" office:value-type="float" office:value="1" calcext:value-type="float">
            <text:p>1</text:p>
          </table:table-cell>
          <table:table-cell table:style-name="ce4" table:formula="of:=IF((MAX([.L$1];[.$A84])*4 + MIN([.L$1];[.$A84]))&gt;=82;1;0)" office:value-type="float" office:value="1" calcext:value-type="float">
            <text:p>1</text:p>
          </table:table-cell>
          <table:table-cell table:style-name="ce4" table:formula="of:=IF((MAX([.M$1];[.$A84])*4 + MIN([.M$1];[.$A84]))&gt;=82;1;0)" office:value-type="float" office:value="1" calcext:value-type="float">
            <text:p>1</text:p>
          </table:table-cell>
          <table:table-cell table:style-name="ce4" table:formula="of:=IF((MAX([.N$1];[.$A84])*4 + MIN([.N$1];[.$A84]))&gt;=82;1;0)" office:value-type="float" office:value="1" calcext:value-type="float">
            <text:p>1</text:p>
          </table:table-cell>
          <table:table-cell table:style-name="ce4" table:formula="of:=IF((MAX([.O$1];[.$A84])*4 + MIN([.O$1];[.$A84]))&gt;=82;1;0)" office:value-type="float" office:value="1" calcext:value-type="float">
            <text:p>1</text:p>
          </table:table-cell>
          <table:table-cell table:style-name="ce4" table:formula="of:=IF((MAX([.P$1];[.$A84])*4 + MIN([.P$1];[.$A84]))&gt;=82;1;0)" office:value-type="float" office:value="1" calcext:value-type="float">
            <text:p>1</text:p>
          </table:table-cell>
          <table:table-cell table:style-name="ce4" table:formula="of:=IF((MAX([.Q$1];[.$A84])*4 + MIN([.Q$1];[.$A84]))&gt;=82;1;0)" office:value-type="float" office:value="1" calcext:value-type="float">
            <text:p>1</text:p>
          </table:table-cell>
          <table:table-cell table:style-name="ce4" table:formula="of:=IF((MAX([.R$1];[.$A84])*4 + MIN([.R$1];[.$A84]))&gt;=82;1;0)" office:value-type="float" office:value="1" calcext:value-type="float">
            <text:p>1</text:p>
          </table:table-cell>
          <table:table-cell table:style-name="ce4" table:formula="of:=IF((MAX([.S$1];[.$A84])*4 + MIN([.S$1];[.$A84]))&gt;=82;1;0)" office:value-type="float" office:value="1" calcext:value-type="float">
            <text:p>1</text:p>
          </table:table-cell>
          <table:table-cell table:style-name="ce4" table:formula="of:=IF((MAX([.T$1];[.$A84])*4 + MIN([.T$1];[.$A84]))&gt;=82;1;0)" office:value-type="float" office:value="1" calcext:value-type="float">
            <text:p>1</text:p>
          </table:table-cell>
          <table:table-cell table:style-name="ce4" table:formula="of:=IF((MAX([.U$1];[.$A84])*4 + MIN([.U$1];[.$A84]))&gt;=82;1;0)" office:value-type="float" office:value="1" calcext:value-type="float">
            <text:p>1</text:p>
          </table:table-cell>
          <table:table-cell table:style-name="ce4" table:formula="of:=IF((MAX([.V$1];[.$A84])*4 + MIN([.V$1];[.$A84]))&gt;=82;1;0)" office:value-type="float" office:value="1" calcext:value-type="float">
            <text:p>1</text:p>
          </table:table-cell>
          <table:table-cell table:style-name="ce4" table:formula="of:=IF((MAX([.W$1];[.$A84])*4 + MIN([.W$1];[.$A84]))&gt;=82;1;0)" office:value-type="float" office:value="1" calcext:value-type="float">
            <text:p>1</text:p>
          </table:table-cell>
          <table:table-cell table:style-name="ce4" table:formula="of:=IF((MAX([.X$1];[.$A84])*4 + MIN([.X$1];[.$A84]))&gt;=82;1;0)" office:value-type="float" office:value="1" calcext:value-type="float">
            <text:p>1</text:p>
          </table:table-cell>
          <table:table-cell table:style-name="ce4" table:formula="of:=IF((MAX([.Y$1];[.$A84])*4 + MIN([.Y$1];[.$A84]))&gt;=82;1;0)" office:value-type="float" office:value="1" calcext:value-type="float">
            <text:p>1</text:p>
          </table:table-cell>
          <table:table-cell table:style-name="ce4" table:formula="of:=IF((MAX([.Z$1];[.$A84])*4 + MIN([.Z$1];[.$A84]))&gt;=82;1;0)" office:value-type="float" office:value="1" calcext:value-type="float">
            <text:p>1</text:p>
          </table:table-cell>
          <table:table-cell table:style-name="ce4" table:formula="of:=IF((MAX([.AA$1];[.$A84])*4 + MIN([.AA$1];[.$A84]))&gt;=82;1;0)" office:value-type="float" office:value="1" calcext:value-type="float">
            <text:p>1</text:p>
          </table:table-cell>
          <table:table-cell table:style-name="ce4" table:formula="of:=IF((MAX([.AB$1];[.$A84])*4 + MIN([.AB$1];[.$A84]))&gt;=82;1;0)" office:value-type="float" office:value="1" calcext:value-type="float">
            <text:p>1</text:p>
          </table:table-cell>
          <table:table-cell table:style-name="ce4" table:formula="of:=IF((MAX([.AC$1];[.$A84])*4 + MIN([.AC$1];[.$A84]))&gt;=82;1;0)" office:value-type="float" office:value="1" calcext:value-type="float">
            <text:p>1</text:p>
          </table:table-cell>
          <table:table-cell table:style-name="ce4" table:formula="of:=IF((MAX([.AD$1];[.$A84])*4 + MIN([.AD$1];[.$A84]))&gt;=82;1;0)" office:value-type="float" office:value="1" calcext:value-type="float">
            <text:p>1</text:p>
          </table:table-cell>
          <table:table-cell table:style-name="ce4" table:formula="of:=IF((MAX([.AE$1];[.$A84])*4 + MIN([.AE$1];[.$A84]))&gt;=82;1;0)" office:value-type="float" office:value="1" calcext:value-type="float">
            <text:p>1</text:p>
          </table:table-cell>
          <table:table-cell table:style-name="ce4" table:formula="of:=IF((MAX([.AF$1];[.$A84])*4 + MIN([.AF$1];[.$A84]))&gt;=82;1;0)" office:value-type="float" office:value="1" calcext:value-type="float">
            <text:p>1</text:p>
          </table:table-cell>
          <table:table-cell table:style-name="ce4" table:formula="of:=IF((MAX([.AG$1];[.$A84])*4 + MIN([.AG$1];[.$A84]))&gt;=82;1;0)" office:value-type="float" office:value="1" calcext:value-type="float">
            <text:p>1</text:p>
          </table:table-cell>
          <table:table-cell table:style-name="ce4" table:formula="of:=IF((MAX([.AH$1];[.$A84])*4 + MIN([.AH$1];[.$A84]))&gt;=82;1;0)" office:value-type="float" office:value="1" calcext:value-type="float">
            <text:p>1</text:p>
          </table:table-cell>
          <table:table-cell table:style-name="ce4" table:formula="of:=IF((MAX([.AI$1];[.$A84])*4 + MIN([.AI$1];[.$A84]))&gt;=82;1;0)" office:value-type="float" office:value="1" calcext:value-type="float">
            <text:p>1</text:p>
          </table:table-cell>
          <table:table-cell table:style-name="ce4" table:formula="of:=IF((MAX([.AJ$1];[.$A84])*4 + MIN([.AJ$1];[.$A84]))&gt;=82;1;0)" office:value-type="float" office:value="1" calcext:value-type="float">
            <text:p>1</text:p>
          </table:table-cell>
          <table:table-cell table:style-name="ce4" table:formula="of:=IF((MAX([.AK$1];[.$A84])*4 + MIN([.AK$1];[.$A84]))&gt;=82;1;0)" office:value-type="float" office:value="1" calcext:value-type="float">
            <text:p>1</text:p>
          </table:table-cell>
          <table:table-cell table:style-name="ce4" table:formula="of:=IF((MAX([.AL$1];[.$A84])*4 + MIN([.AL$1];[.$A84]))&gt;=82;1;0)" office:value-type="float" office:value="1" calcext:value-type="float">
            <text:p>1</text:p>
          </table:table-cell>
          <table:table-cell table:style-name="ce4" table:formula="of:=IF((MAX([.AM$1];[.$A84])*4 + MIN([.AM$1];[.$A84]))&gt;=82;1;0)" office:value-type="float" office:value="1" calcext:value-type="float">
            <text:p>1</text:p>
          </table:table-cell>
          <table:table-cell table:style-name="ce4" table:formula="of:=IF((MAX([.AN$1];[.$A84])*4 + MIN([.AN$1];[.$A84]))&gt;=82;1;0)" office:value-type="float" office:value="1" calcext:value-type="float">
            <text:p>1</text:p>
          </table:table-cell>
          <table:table-cell table:style-name="ce4" table:formula="of:=IF((MAX([.AO$1];[.$A84])*4 + MIN([.AO$1];[.$A84]))&gt;=82;1;0)" office:value-type="float" office:value="1" calcext:value-type="float">
            <text:p>1</text:p>
          </table:table-cell>
          <table:table-cell table:style-name="ce4" table:formula="of:=IF((MAX([.AP$1];[.$A84])*4 + MIN([.AP$1];[.$A84]))&gt;=82;1;0)" office:value-type="float" office:value="1" calcext:value-type="float">
            <text:p>1</text:p>
          </table:table-cell>
          <table:table-cell table:style-name="ce4" table:formula="of:=IF((MAX([.AQ$1];[.$A84])*4 + MIN([.AQ$1];[.$A84]))&gt;=82;1;0)" office:value-type="float" office:value="1" calcext:value-type="float">
            <text:p>1</text:p>
          </table:table-cell>
          <table:table-cell table:style-name="ce4" table:formula="of:=IF((MAX([.AR$1];[.$A84])*4 + MIN([.AR$1];[.$A84]))&gt;=82;1;0)" office:value-type="float" office:value="1" calcext:value-type="float">
            <text:p>1</text:p>
          </table:table-cell>
          <table:table-cell table:style-name="ce4" table:formula="of:=IF((MAX([.AS$1];[.$A84])*4 + MIN([.AS$1];[.$A84]))&gt;=82;1;0)" office:value-type="float" office:value="1" calcext:value-type="float">
            <text:p>1</text:p>
          </table:table-cell>
          <table:table-cell table:style-name="ce4" table:formula="of:=IF((MAX([.AT$1];[.$A84])*4 + MIN([.AT$1];[.$A84]))&gt;=82;1;0)" office:value-type="float" office:value="1" calcext:value-type="float">
            <text:p>1</text:p>
          </table:table-cell>
          <table:table-cell table:style-name="ce4" table:formula="of:=IF((MAX([.AU$1];[.$A84])*4 + MIN([.AU$1];[.$A84]))&gt;=82;1;0)" office:value-type="float" office:value="1" calcext:value-type="float">
            <text:p>1</text:p>
          </table:table-cell>
          <table:table-cell table:style-name="ce4" table:formula="of:=IF((MAX([.AV$1];[.$A84])*4 + MIN([.AV$1];[.$A84]))&gt;=82;1;0)" office:value-type="float" office:value="1" calcext:value-type="float">
            <text:p>1</text:p>
          </table:table-cell>
          <table:table-cell table:style-name="ce4" table:formula="of:=IF((MAX([.AW$1];[.$A84])*4 + MIN([.AW$1];[.$A84]))&gt;=82;1;0)" office:value-type="float" office:value="1" calcext:value-type="float">
            <text:p>1</text:p>
          </table:table-cell>
          <table:table-cell table:style-name="ce4" table:formula="of:=IF((MAX([.AX$1];[.$A84])*4 + MIN([.AX$1];[.$A84]))&gt;=82;1;0)" office:value-type="float" office:value="1" calcext:value-type="float">
            <text:p>1</text:p>
          </table:table-cell>
          <table:table-cell table:style-name="ce4" table:formula="of:=IF((MAX([.AY$1];[.$A84])*4 + MIN([.AY$1];[.$A84]))&gt;=82;1;0)" office:value-type="float" office:value="1" calcext:value-type="float">
            <text:p>1</text:p>
          </table:table-cell>
          <table:table-cell table:style-name="ce4" table:formula="of:=IF((MAX([.AZ$1];[.$A84])*4 + MIN([.AZ$1];[.$A84]))&gt;=82;1;0)" office:value-type="float" office:value="1" calcext:value-type="float">
            <text:p>1</text:p>
          </table:table-cell>
          <table:table-cell table:style-name="ce4" table:formula="of:=IF((MAX([.BA$1];[.$A84])*4 + MIN([.BA$1];[.$A84]))&gt;=82;1;0)" office:value-type="float" office:value="1" calcext:value-type="float">
            <text:p>1</text:p>
          </table:table-cell>
          <table:table-cell table:style-name="ce4" table:formula="of:=IF((MAX([.BB$1];[.$A84])*4 + MIN([.BB$1];[.$A84]))&gt;=82;1;0)" office:value-type="float" office:value="1" calcext:value-type="float">
            <text:p>1</text:p>
          </table:table-cell>
          <table:table-cell table:style-name="ce4" table:formula="of:=IF((MAX([.BC$1];[.$A84])*4 + MIN([.BC$1];[.$A84]))&gt;=82;1;0)" office:value-type="float" office:value="1" calcext:value-type="float">
            <text:p>1</text:p>
          </table:table-cell>
          <table:table-cell table:style-name="ce4" table:formula="of:=IF((MAX([.BD$1];[.$A84])*4 + MIN([.BD$1];[.$A84]))&gt;=82;1;0)" office:value-type="float" office:value="1" calcext:value-type="float">
            <text:p>1</text:p>
          </table:table-cell>
          <table:table-cell table:style-name="ce4" table:formula="of:=IF((MAX([.BE$1];[.$A84])*4 + MIN([.BE$1];[.$A84]))&gt;=82;1;0)" office:value-type="float" office:value="1" calcext:value-type="float">
            <text:p>1</text:p>
          </table:table-cell>
          <table:table-cell table:style-name="ce4" table:formula="of:=IF((MAX([.BF$1];[.$A84])*4 + MIN([.BF$1];[.$A84]))&gt;=82;1;0)" office:value-type="float" office:value="1" calcext:value-type="float">
            <text:p>1</text:p>
          </table:table-cell>
          <table:table-cell table:style-name="ce4" table:formula="of:=IF((MAX([.BG$1];[.$A84])*4 + MIN([.BG$1];[.$A84]))&gt;=82;1;0)" office:value-type="float" office:value="1" calcext:value-type="float">
            <text:p>1</text:p>
          </table:table-cell>
          <table:table-cell table:style-name="ce4" table:formula="of:=IF((MAX([.BH$1];[.$A84])*4 + MIN([.BH$1];[.$A84]))&gt;=82;1;0)" office:value-type="float" office:value="1" calcext:value-type="float">
            <text:p>1</text:p>
          </table:table-cell>
          <table:table-cell table:style-name="ce4" table:formula="of:=IF((MAX([.BI$1];[.$A84])*4 + MIN([.BI$1];[.$A84]))&gt;=82;1;0)" office:value-type="float" office:value="1" calcext:value-type="float">
            <text:p>1</text:p>
          </table:table-cell>
          <table:table-cell table:style-name="ce4" table:formula="of:=IF((MAX([.BJ$1];[.$A84])*4 + MIN([.BJ$1];[.$A84]))&gt;=82;1;0)" office:value-type="float" office:value="1" calcext:value-type="float">
            <text:p>1</text:p>
          </table:table-cell>
          <table:table-cell table:style-name="ce4" table:formula="of:=IF((MAX([.BK$1];[.$A84])*4 + MIN([.BK$1];[.$A84]))&gt;=82;1;0)" office:value-type="float" office:value="1" calcext:value-type="float">
            <text:p>1</text:p>
          </table:table-cell>
          <table:table-cell table:style-name="ce4" table:formula="of:=IF((MAX([.BL$1];[.$A84])*4 + MIN([.BL$1];[.$A84]))&gt;=82;1;0)" office:value-type="float" office:value="1" calcext:value-type="float">
            <text:p>1</text:p>
          </table:table-cell>
          <table:table-cell table:style-name="ce4" table:formula="of:=IF((MAX([.BM$1];[.$A84])*4 + MIN([.BM$1];[.$A84]))&gt;=82;1;0)" office:value-type="float" office:value="1" calcext:value-type="float">
            <text:p>1</text:p>
          </table:table-cell>
          <table:table-cell table:style-name="ce4" table:formula="of:=IF((MAX([.BN$1];[.$A84])*4 + MIN([.BN$1];[.$A84]))&gt;=82;1;0)" office:value-type="float" office:value="1" calcext:value-type="float">
            <text:p>1</text:p>
          </table:table-cell>
          <table:table-cell table:style-name="ce4" table:formula="of:=IF((MAX([.BO$1];[.$A84])*4 + MIN([.BO$1];[.$A84]))&gt;=82;1;0)" office:value-type="float" office:value="1" calcext:value-type="float">
            <text:p>1</text:p>
          </table:table-cell>
          <table:table-cell table:style-name="ce4" table:formula="of:=IF((MAX([.BP$1];[.$A84])*4 + MIN([.BP$1];[.$A84]))&gt;=82;1;0)" office:value-type="float" office:value="1" calcext:value-type="float">
            <text:p>1</text:p>
          </table:table-cell>
          <table:table-cell table:style-name="ce4" table:formula="of:=IF((MAX([.BQ$1];[.$A84])*4 + MIN([.BQ$1];[.$A84]))&gt;=82;1;0)" office:value-type="float" office:value="1" calcext:value-type="float">
            <text:p>1</text:p>
          </table:table-cell>
          <table:table-cell table:style-name="ce4" table:formula="of:=IF((MAX([.BR$1];[.$A84])*4 + MIN([.BR$1];[.$A84]))&gt;=82;1;0)" office:value-type="float" office:value="1" calcext:value-type="float">
            <text:p>1</text:p>
          </table:table-cell>
          <table:table-cell table:style-name="ce4" table:formula="of:=IF((MAX([.BS$1];[.$A84])*4 + MIN([.BS$1];[.$A84]))&gt;=82;1;0)" office:value-type="float" office:value="1" calcext:value-type="float">
            <text:p>1</text:p>
          </table:table-cell>
          <table:table-cell table:style-name="ce4" table:formula="of:=IF((MAX([.BT$1];[.$A84])*4 + MIN([.BT$1];[.$A84]))&gt;=82;1;0)" office:value-type="float" office:value="1" calcext:value-type="float">
            <text:p>1</text:p>
          </table:table-cell>
          <table:table-cell table:style-name="ce4" table:formula="of:=IF((MAX([.BU$1];[.$A84])*4 + MIN([.BU$1];[.$A84]))&gt;=82;1;0)" office:value-type="float" office:value="1" calcext:value-type="float">
            <text:p>1</text:p>
          </table:table-cell>
          <table:table-cell table:style-name="ce4" table:formula="of:=IF((MAX([.BV$1];[.$A84])*4 + MIN([.BV$1];[.$A84]))&gt;=82;1;0)" office:value-type="float" office:value="1" calcext:value-type="float">
            <text:p>1</text:p>
          </table:table-cell>
          <table:table-cell table:style-name="ce4" table:formula="of:=IF((MAX([.BW$1];[.$A84])*4 + MIN([.BW$1];[.$A84]))&gt;=82;1;0)" office:value-type="float" office:value="1" calcext:value-type="float">
            <text:p>1</text:p>
          </table:table-cell>
          <table:table-cell table:style-name="ce4" table:formula="of:=IF((MAX([.BX$1];[.$A84])*4 + MIN([.BX$1];[.$A84]))&gt;=82;1;0)" office:value-type="float" office:value="1" calcext:value-type="float">
            <text:p>1</text:p>
          </table:table-cell>
          <table:table-cell table:style-name="ce4" table:formula="of:=IF((MAX([.BY$1];[.$A84])*4 + MIN([.BY$1];[.$A84]))&gt;=82;1;0)" office:value-type="float" office:value="1" calcext:value-type="float">
            <text:p>1</text:p>
          </table:table-cell>
          <table:table-cell table:style-name="ce4" table:formula="of:=IF((MAX([.BZ$1];[.$A84])*4 + MIN([.BZ$1];[.$A84]))&gt;=82;1;0)" office:value-type="float" office:value="1" calcext:value-type="float">
            <text:p>1</text:p>
          </table:table-cell>
          <table:table-cell table:style-name="ce4" table:formula="of:=IF((MAX([.CA$1];[.$A84])*4 + MIN([.CA$1];[.$A84]))&gt;=82;1;0)" office:value-type="float" office:value="1" calcext:value-type="float">
            <text:p>1</text:p>
          </table:table-cell>
          <table:table-cell table:style-name="ce4" table:formula="of:=IF((MAX([.CB$1];[.$A84])*4 + MIN([.CB$1];[.$A84]))&gt;=82;1;0)" office:value-type="float" office:value="1" calcext:value-type="float">
            <text:p>1</text:p>
          </table:table-cell>
          <table:table-cell table:style-name="ce4" table:formula="of:=IF((MAX([.CC$1];[.$A84])*4 + MIN([.CC$1];[.$A84]))&gt;=82;1;0)" office:value-type="float" office:value="1" calcext:value-type="float">
            <text:p>1</text:p>
          </table:table-cell>
          <table:table-cell table:style-name="ce4" table:formula="of:=IF((MAX([.CD$1];[.$A84])*4 + MIN([.CD$1];[.$A84]))&gt;=82;1;0)" office:value-type="float" office:value="1" calcext:value-type="float">
            <text:p>1</text:p>
          </table:table-cell>
          <table:table-cell table:style-name="ce4" table:formula="of:=IF((MAX([.CE$1];[.$A84])*4 + MIN([.CE$1];[.$A84]))&gt;=82;1;0)" office:value-type="float" office:value="1" calcext:value-type="float">
            <text:p>1</text:p>
          </table:table-cell>
          <table:table-cell table:style-name="ce4" table:formula="of:=IF((MAX([.CF$1];[.$A84])*4 + MIN([.CF$1];[.$A84]))&gt;=82;1;0)" office:value-type="float" office:value="1" calcext:value-type="float">
            <text:p>1</text:p>
          </table:table-cell>
          <table:table-cell table:style-name="ce4" table:formula="of:=IF((MAX([.CG$1];[.$A84])*4 + MIN([.CG$1];[.$A84]))&gt;=82;1;0)" office:value-type="float" office:value="1" calcext:value-type="float">
            <text:p>1</text:p>
          </table:table-cell>
          <table:table-cell table:style-name="ce4" table:formula="of:=IF((MAX([.CH$1];[.$A84])*4 + MIN([.CH$1];[.$A84]))&gt;=82;1;0)" office:value-type="float" office:value="1" calcext:value-type="float">
            <text:p>1</text:p>
          </table:table-cell>
          <table:table-cell table:number-columns-repeated="938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N5:Лист1.N10">
            <calcext:condition calcext:apply-style-name="Accent 1" calcext:value="=1" calcext:base-cell-address="Лист1.N5"/>
          </calcext:conditional-format>
          <calcext:conditional-format calcext:target-range-address="Лист1.B2:Лист1.CH84">
            <calcext:condition calcext:apply-style-name="Good" calcext:value="=1" calcext:base-cell-address="Лист1.B2"/>
            <calcext:condition calcext:apply-style-name="Bad" calcext:value="=-1" calcext:base-cell-address="Лист1.B2"/>
            <calcext:condition calcext:apply-style-name="Accent 3" calcext:value="=2" calcext:base-cell-address="Лист1.B2"/>
          </calcext:conditional-format>
          <calcext:conditional-format calcext:target-range-address="Лист1.A1:Лист1.AMJ1048576">
            <calcext:condition calcext:apply-style-name="Accent 2" calcext:value="=-2" calcext:base-cell-address="Лист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4:44:49.607559240</meta:creation-date>
    <dc:date>2023-01-17T15:18:11.100047429</dc:date>
    <meta:editing-duration>PT2M40S</meta:editing-duration>
    <meta:editing-cycles>1</meta:editing-cycles>
    <meta:document-statistic meta:table-count="1" meta:cell-count="7224" meta:object-count="0"/>
    <meta:generator>LibreOffice/7.3.3.2$Linux_X86_64 LibreOffice_project/30$Build-2</meta:generator>
  </office:meta>
</office:document-meta>
</file>